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57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5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78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90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1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7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8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1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02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03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4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5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6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3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6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30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1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5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51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5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0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 漁業種類別魚類別生產量值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2">
          <table:table-cell table:style-name="ce7"/>
          <table:table-cell office:value-type="string" table:number-columns-spanned="1" table:number-rows-spanned="3" table:style-name="ce8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147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43">
            <text:p>總計</text:p>
          </table:table-cell>
          <table:covered-table-cell/>
          <table:table-cell table:number-columns-spanned="2" table:number-rows-spanned="1" table:style-name="ce150"/>
          <table:covered-table-cell/>
          <table:table-cell table:number-columns-spanned="2" table:number-rows-spanned="1" table:style-name="ce139"/>
          <table:covered-table-cell/>
          <table:table-cell office:value-type="string" table:number-columns-spanned="8" table:number-rows-spanned="1" table:style-name="ce146">
            <text:p>鯉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43">
            <text:p><text:s/>Grand Total</text:p>
          </table:table-cell>
          <table:covered-table-cell/>
          <table:table-cell office:value-type="string" table:number-columns-spanned="2" table:number-rows-spanned="1" table:style-name="ce140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44">
            <text:p>吳郭魚類</text:p>
          </table:table-cell>
          <table:covered-table-cell/>
          <table:table-cell office:value-type="string" table:number-columns-spanned="2" table:number-rows-spanned="1" table:style-name="ce139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39">
            <text:p>鯉 <text:s text:c="6"/>魚</text:p>
          </table:table-cell>
          <table:covered-table-cell/>
          <table:table-cell office:value-type="string" table:number-columns-spanned="2" table:number-rows-spanned="1" table:style-name="ce139">
            <text:p>鯽 <text:s text:c="6"/>魚</text:p>
          </table:table-cell>
          <table:covered-table-cell/>
          <table:table-cell office:value-type="string" table:number-columns-spanned="2" table:number-rows-spanned="1" table:style-name="ce148">
            <text:p>草 <text:s text:c="6"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42">
            <text:p>漁業種類</text:p>
            <text:p><text:span text:style-name="T1">Type of Fishery</text:span></text:p>
          </table:table-cell>
          <table:table-cell table:number-columns-spanned="2" table:number-rows-spanned="1" table:style-name="ce145"/>
          <table:covered-table-cell/>
          <table:table-cell office:value-type="string" table:number-columns-spanned="2" table:number-rows-spanned="1" table:style-name="ce141">
            <text:p>Total</text:p>
          </table:table-cell>
          <table:covered-table-cell/>
          <table:table-cell office:value-type="string" table:number-columns-spanned="2" table:number-rows-spanned="1" table:style-name="ce138">
            <text:p>0100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0201</text:p>
          </table:table-cell>
          <table:covered-table-cell/>
          <table:table-cell office:value-type="string" table:number-columns-spanned="2" table:number-rows-spanned="1" table:style-name="ce138">
            <text:p>0202</text:p>
          </table:table-cell>
          <table:covered-table-cell/>
          <table:table-cell office:value-type="string" table:number-columns-spanned="2" table:number-rows-spanned="1" table:style-name="ce149">
            <text:p>0203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222654.6015300001" table:formula="msoxl:=  IF(SUM(C11,C19,C36,C50,C54,C58)=0,&quot;-&quot;,SUM(C11,C19,C36,C50,C54,C58))" table:style-name="ce54">
            <text:p>1,222,655<text:s/></text:p>
          </table:table-cell>
          <table:table-cell office:value-type="float" office:value="106321684.30094999" table:formula="msoxl:=  IF(SUM(D11,D19,D36,D50,D54,D58)=0,&quot;-&quot;,SUM(D11,D19,D36,D50,D54,D58))" table:style-name="ce54">
            <text:p>106,321,684<text:s/></text:p>
          </table:table-cell>
          <table:table-cell office:value-type="float" office:value="1174229.9000300001" table:formula="msoxl:=IF( (SUM(G10,I10)&#10;     + SUM('漁業生產量值-漁業種類別魚類別生產量值1'!E10,'漁業生產量值-漁業種類別魚類別生產量值1'!G10,'漁業生產量值-漁業種類別魚類別生產量值1'!I10)&#10;     + SUM('漁業生產量值-漁業種類別魚類別生產量值2'!C10,'漁業生產量值-漁業種類別魚類別生產量值2'!E10,'漁業生產量值-漁業種類別魚類別生產量值2'!G10,'漁業生產量值-漁業種類別魚類別生產量值2'!I10)&#10;  + SUM('漁業生產量值-漁業種類別魚類別生產量值3'!E10,'漁業生產量值-漁業種類別魚類別生產量值3'!I10,'漁業生產量值-漁業種類別魚類別生產量值3'!K10,'漁業生產量值-漁業種類別魚類別生產量值3'!M10,'漁業生產量值-漁業種類別魚類別生產量值3'!O10)&#10;     + SUM('漁業生產量值-漁業種類別魚類別生產量值4'!C10,'漁業生產量值-漁業種類別魚類別生產量值4'!E10,'漁業生產量值-漁業種類別魚類別生產量值4'!G10,'漁業生產量值-漁業種類別魚類別生產量值4'!I10)&#10;  + SUM('漁業生產量值-漁業種類別魚類別生產量值5'!E10,'漁業生產量值-漁業種類別魚類別生產量值5'!G10,'漁業生產量值-漁業種類別魚類別生產量值5'!I10,'漁業生產量值-漁業種類別魚類別生產量值5'!K10,'漁業生產量值-漁業種類別魚類別生產量值5'!M10,'漁業生產量值-漁業種類別魚類別生產量值5'!O10)&#10;  + SUM('漁業生產量值-漁業種類別魚類別生產量值6'!C10,'漁業生產量值-漁業種類別魚類別生產量值6'!E10,'漁業生產量值-漁業種類別魚類別生產量值6'!G10,'漁業生產量值-漁業種類別魚類別生產量值6'!I10,'漁業生產量值-漁業種類別魚類別生產量值6'!K10,'漁業生產量值-漁業種類別魚類別生產量值6'!M10,'漁業生產量值-漁業種類別魚類別生產量值6'!O10)&#10;  + SUM('漁業生產量值-漁業種類別魚類別生產量值9'!O10)&#10;  + SUM('漁業生產量值-漁業種類別魚類別生產量值10'!K10,'漁業生產量值-漁業種類別魚類別生產量值10'!M10,'漁業生產量值-漁業種類別魚類別生產量值10'!O10)&#10;  + SUM('漁業生產量值-漁業種類別魚類別生產量值11'!C10,'漁業生產量值-漁業種類別魚類別生產量值11'!E10,'漁業生產量值-漁業種類別魚類別生產量值11'!M10)&#10;  + SUM('漁業生產量值-漁業種類別魚類別生產量值13'!I10)&#10;  + SUM('漁業生產量值-漁業種類別魚類別生產量值14'!G10,'漁業生產量值-漁業種類別魚類別生產量值14'!I10,'漁業生產量值-漁業種類別魚類別生產量值14'!K10)&#10;  )=0,&quot;-&quot;,(SUM(G10,I10)&#10;     + SUM('漁業生產量值-漁業種類別魚類別生產量值1'!E10,'漁業生產量值-漁業種類別魚類別生產量值1'!G10,'漁業生產量值-漁業種類別魚類別生產量值1'!I10)&#10;     + SUM('漁業生產量值-漁業種類別魚類別生產量值2'!C10,'漁業生產量值-漁業種類別魚類別生產量值2'!E10,'漁業生產量值-漁業種類別魚類別生產量值2'!G10,'漁業生產量值-漁業種類別魚類別生產量值2'!I10)&#10;  + SUM('漁業生產量值-漁業種類別魚類別生產量值3'!E10,'漁業生產量值-漁業種類別魚類別生產量值3'!I10,'漁業生產量值-漁業種類別魚類別生產量值3'!K10,'漁業生產量值-漁業種類別魚類別生產量值3'!M10,'漁業生產量值-漁業種類別魚類別生產量值3'!O10)&#10;     + SUM('漁業生產量值-漁業種類別魚類別生產量值4'!C10,'漁業生產量值-漁業種類別魚類別生產量值4'!E10,'漁業生產量值-漁業種類別魚類別生產量值4'!G10,'漁業生產量值-漁業種類別魚類別生產量值4'!I10)&#10;  + SUM('漁業生產量值-漁業種類別魚類別生產量值5'!E10,'漁業生產量值-漁業種類別魚類別生產量值5'!G10,'漁業生產量值-漁業種類別魚類別生產量值5'!I10,'漁業生產量值-漁業種類別魚類別生產量值5'!K10,'漁業生產量值-漁業種類別魚類別生產量值5'!M10,'漁業生產量值-漁業種類別魚類別生產量值5'!O10)&#10;  + SUM('漁業生產量值-漁業種類別魚類別生產量值6'!C10,'漁業生產量值-漁業種類別魚類別生產量值6'!E10,'漁業生產量值-漁業種類別魚類別生產量值6'!G10,'漁業生產量值-漁業種類別魚類別生產量值6'!I10,'漁業生產量值-漁業種類別魚類別生產量值6'!K10,'漁業生產量值-漁業種類別魚類別生產量值6'!M10,'漁業生產量值-漁業種類別魚類別生產量值6'!O10)&#10;  + SUM('漁業生產量值-漁業種類別魚類別生產量值9'!O10)&#10;  + SUM('漁業生產量值-漁業種類別魚類別生產量值10'!K10,'漁業生產量值-漁業種類別魚類別生產量值10'!M10,'漁業生產量值-漁業種類別魚類別生產量值10'!O10)&#10;  + SUM('漁業生產量值-漁業種類別魚類別生產量值11'!C10,'漁業生產量值-漁業種類別魚類別生產量值11'!E10,'漁業生產量值-漁業種類別魚類別生產量值11'!M10)&#10;  + SUM('漁業生產量值-漁業種類別魚類別生產量值13'!I10)&#10;  + SUM('漁業生產量值-漁業種類別魚類別生產量值14'!G10,'漁業生產量值-漁業種類別魚類別生產量值14'!I10,'漁業生產量值-漁業種類別魚類別生產量值14'!K10)&#10;  ))" table:style-name="ce19">
            <text:p>1,174,230<text:s/></text:p>
          </table:table-cell>
          <table:table-cell office:value-type="float" office:value="98993620.519350007" table:formula="msoxl:=IF( (SUM(H10,J10)&#10;     + SUM('漁業生產量值-漁業種類別魚類別生產量值1'!F10,'漁業生產量值-漁業種類別魚類別生產量值1'!H10,'漁業生產量值-漁業種類別魚類別生產量值1'!J10)&#10;     + SUM('漁業生產量值-漁業種類別魚類別生產量值2'!D10,'漁業生產量值-漁業種類別魚類別生產量值2'!F10,'漁業生產量值-漁業種類別魚類別生產量值2'!H10,'漁業生產量值-漁業種類別魚類別生產量值2'!J10)&#10;  + SUM('漁業生產量值-漁業種類別魚類別生產量值3'!F10,'漁業生產量值-漁業種類別魚類別生產量值3'!J10,'漁業生產量值-漁業種類別魚類別生產量值3'!L10,'漁業生產量值-漁業種類別魚類別生產量值3'!N10,'漁業生產量值-漁業種類別魚類別生產量值3'!P10)&#10;     + SUM('漁業生產量值-漁業種類別魚類別生產量值4'!D10,'漁業生產量值-漁業種類別魚類別生產量值4'!F10,'漁業生產量值-漁業種類別魚類別生產量值4'!H10,'漁業生產量值-漁業種類別魚類別生產量值4'!J10)&#10;  + SUM('漁業生產量值-漁業種類別魚類別生產量值5'!F10,'漁業生產量值-漁業種類別魚類別生產量值5'!H10,'漁業生產量值-漁業種類別魚類別生產量值5'!J10,'漁業生產量值-漁業種類別魚類別生產量值5'!L10,'漁業生產量值-漁業種類別魚類別生產量值5'!N10,'漁業生產量值-漁業種類別魚類別生產量值5'!P10)&#10;  + SUM('漁業生產量值-漁業種類別魚類別生產量值6'!D10,'漁業生產量值-漁業種類別魚類別生產量值6'!F10,'漁業生產量值-漁業種類別魚類別生產量值6'!H10,'漁業生產量值-漁業種類別魚類別生產量值6'!J10,'漁業生產量值-漁業種類別魚類別生產量值6'!L10,'漁業生產量值-漁業種類別魚類別生產量值6'!N10,'漁業生產量值-漁業種類別魚類別生產量值6'!P10)&#10;  + SUM('漁業生產量值-漁業種類別魚類別生產量值9'!P10)&#10;  + SUM('漁業生產量值-漁業種類別魚類別生產量值10'!L10,'漁業生產量值-漁業種類別魚類別生產量值10'!N10,'漁業生產量值-漁業種類別魚類別生產量值10'!P10)&#10;  + SUM('漁業生產量值-漁業種類別魚類別生產量值11'!D10,'漁業生產量值-漁業種類別魚類別生產量值11'!F10,'漁業生產量值-漁業種類別魚類別生產量值11'!N10)&#10;  + SUM('漁業生產量值-漁業種類別魚類別生產量值13'!J10)&#10;  + SUM('漁業生產量值-漁業種類別魚類別生產量值14'!H10,'漁業生產量值-漁業種類別魚類別生產量值14'!J10,'漁業生產量值-漁業種類別魚類別生產量值14'!L10)&#10;  )=0,&quot;-&quot;,(SUM(H10,J10)&#10;     + SUM('漁業生產量值-漁業種類別魚類別生產量值1'!F10,'漁業生產量值-漁業種類別魚類別生產量值1'!H10,'漁業生產量值-漁業種類別魚類別生產量值1'!J10)&#10;     + SUM('漁業生產量值-漁業種類別魚類別生產量值2'!D10,'漁業生產量值-漁業種類別魚類別生產量值2'!F10,'漁業生產量值-漁業種類別魚類別生產量值2'!H10,'漁業生產量值-漁業種類別魚類別生產量值2'!J10)&#10;  + SUM('漁業生產量值-漁業種類別魚類別生產量值3'!F10,'漁業生產量值-漁業種類別魚類別生產量值3'!J10,'漁業生產量值-漁業種類別魚類別生產量值3'!L10,'漁業生產量值-漁業種類別魚類別生產量值3'!N10,'漁業生產量值-漁業種類別魚類別生產量值3'!P10)&#10;     + SUM('漁業生產量值-漁業種類別魚類別生產量值4'!D10,'漁業生產量值-漁業種類別魚類別生產量值4'!F10,'漁業生產量值-漁業種類別魚類別生產量值4'!H10,'漁業生產量值-漁業種類別魚類別生產量值4'!J10)&#10;  + SUM('漁業生產量值-漁業種類別魚類別生產量值5'!F10,'漁業生產量值-漁業種類別魚類別生產量值5'!H10,'漁業生產量值-漁業種類別魚類別生產量值5'!J10,'漁業生產量值-漁業種類別魚類別生產量值5'!L10,'漁業生產量值-漁業種類別魚類別生產量值5'!N10,'漁業生產量值-漁業種類別魚類別生產量值5'!P10)&#10;  + SUM('漁業生產量值-漁業種類別魚類別生產量值6'!D10,'漁業生產量值-漁業種類別魚類別生產量值6'!F10,'漁業生產量值-漁業種類別魚類別生產量值6'!H10,'漁業生產量值-漁業種類別魚類別生產量值6'!J10,'漁業生產量值-漁業種類別魚類別生產量值6'!L10,'漁業生產量值-漁業種類別魚類別生產量值6'!N10,'漁業生產量值-漁業種類別魚類別生產量值6'!P10)&#10;  + SUM('漁業生產量值-漁業種類別魚類別生產量值9'!P10)&#10;  + SUM('漁業生產量值-漁業種類別魚類別生產量值10'!L10,'漁業生產量值-漁業種類別魚類別生產量值10'!N10,'漁業生產量值-漁業種類別魚類別生產量值10'!P10)&#10;  + SUM('漁業生產量值-漁業種類別魚類別生產量值11'!D10,'漁業生產量值-漁業種類別魚類別生產量值11'!F10,'漁業生產量值-漁業種類別魚類別生產量值11'!N10)&#10;  + SUM('漁業生產量值-漁業種類別魚類別生產量值13'!J10)&#10;  + SUM('漁業生產量值-漁業種類別魚類別生產量值14'!H10,'漁業生產量值-漁業種類別魚類別生產量值14'!J10,'漁業生產量值-漁業種類別魚類別生產量值14'!L10)&#10;  ))" table:style-name="ce19">
            <text:p>98,993,621<text:s/></text:p>
          </table:table-cell>
          <table:table-cell office:value-type="float" office:value="67228.197" table:formula="msoxl:=  IF(SUM(G11,G19,G36,G50,G54,G58)=0,&quot;-&quot;,SUM(G11,G19,G36,G50,G54,G58))" table:style-name="ce54">
            <text:p>67,228<text:s/></text:p>
          </table:table-cell>
          <table:table-cell office:value-type="float" office:value="3226361.4043400004" table:formula="msoxl:=  IF(SUM(H11,H19,H36,H50,H54,H58)=0,&quot;-&quot;,SUM(H11,H19,H36,H50,H54,H58))" table:style-name="ce54">
            <text:p>3,226,361<text:s/></text:p>
          </table:table-cell>
          <table:table-cell office:value-type="float" office:value="4079.2088000000003" table:formula="msoxl:=IF(SUM(K10,M10,O10,'漁業生產量值-漁業種類別魚類別生產量值1'!C10)=0,&quot;-&quot;,SUM(K10,M10,O10,'漁業生產量值-漁業種類別魚類別生產量值1'!C10))" table:style-name="ce19">
            <text:p>4,079<text:s/></text:p>
          </table:table-cell>
          <table:table-cell office:value-type="float" office:value="241058.87028999999" table:formula="msoxl:=IF(SUM(L10,N10,P10,'漁業生產量值-漁業種類別魚類別生產量值1'!D10)=0,&quot;-&quot;,SUM(L10,N10,P10,'漁業生產量值-漁業種類別魚類別生產量值1'!D10))" table:style-name="ce19">
            <text:p>241,059<text:s/></text:p>
          </table:table-cell>
          <table:table-cell office:value-type="float" office:value="1002.033" table:formula="msoxl:=  IF(SUM(K11,K19,K36,K50,K54,K58)=0,&quot;-&quot;,SUM(K11,K19,K36,K50,K54,K58))" table:style-name="ce54">
            <text:p>1,002<text:s/></text:p>
          </table:table-cell>
          <table:table-cell office:value-type="float" office:value="32576.266" table:formula="msoxl:=  IF(SUM(L11,L19,L36,L50,L54,L58)=0,&quot;-&quot;,SUM(L11,L19,L36,L50,L54,L58))" table:style-name="ce54">
            <text:p>32,576<text:s/></text:p>
          </table:table-cell>
          <table:table-cell office:value-type="float" office:value="590.72820000000002" table:formula="msoxl:=  IF(SUM(M11,M19,M36,M50,M54,M58)=0,&quot;-&quot;,SUM(M11,M19,M36,M50,M54,M58))" table:style-name="ce54">
            <text:p>591<text:s/></text:p>
          </table:table-cell>
          <table:table-cell office:value-type="float" office:value="41517.193410000007" table:formula="msoxl:=  IF(SUM(N11,N19,N36,N50,N54,N58)=0,&quot;-&quot;,SUM(N11,N19,N36,N50,N54,N58))" table:style-name="ce54">
            <text:p>41,517<text:s/></text:p>
          </table:table-cell>
          <table:table-cell office:value-type="float" office:value="1454.0430000000001" table:formula="msoxl:=  IF(SUM(O11,O19,O36,O50,O54,O58)=0,&quot;-&quot;,SUM(O11,O19,O36,O50,O54,O58))" table:style-name="ce54">
            <text:p>1,454<text:s/></text:p>
          </table:table-cell>
          <table:table-cell office:value-type="float" office:value="101732.27439999999" table:formula="msoxl:=  IF(SUM(P11,P19,P36,P50,P54,P58)=0,&quot;-&quot;,SUM(P11,P19,P36,P50,P54,P58))" table:style-name="ce54">
            <text:p>101,732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702133.255" table:formula="msoxl:=  IF(SUM(C12:C18)=0,&quot;-&quot;,SUM(C12:C18))" table:style-name="ce54">
            <text:p>702,133<text:s/></text:p>
          </table:table-cell>
          <table:table-cell office:value-type="float" office:value="47531565.503480002" table:formula="msoxl:=  IF(SUM(D12:D18)=0,&quot;-&quot;,SUM(D12:D18))" table:style-name="ce54">
            <text:p>47,531,566<text:s/></text:p>
          </table:table-cell>
          <table:table-cell office:value-type="float" office:value="671491.32599999988" table:formula="msoxl:=IF( (SUM(G11,I11)&#10;     + SUM('漁業生產量值-漁業種類別魚類別生產量值1'!E11,'漁業生產量值-漁業種類別魚類別生產量值1'!G11,'漁業生產量值-漁業種類別魚類別生產量值1'!I11)&#10;     + SUM('漁業生產量值-漁業種類別魚類別生產量值2'!C11,'漁業生產量值-漁業種類別魚類別生產量值2'!E11,'漁業生產量值-漁業種類別魚類別生產量值2'!G11,'漁業生產量值-漁業種類別魚類別生產量值2'!I11)&#10;  + SUM('漁業生產量值-漁業種類別魚類別生產量值3'!E11,'漁業生產量值-漁業種類別魚類別生產量值3'!I11,'漁業生產量值-漁業種類別魚類別生產量值3'!K11,'漁業生產量值-漁業種類別魚類別生產量值3'!M11,'漁業生產量值-漁業種類別魚類別生產量值3'!O11)&#10;     + SUM('漁業生產量值-漁業種類別魚類別生產量值4'!C11,'漁業生產量值-漁業種類別魚類別生產量值4'!E11,'漁業生產量值-漁業種類別魚類別生產量值4'!G11,'漁業生產量值-漁業種類別魚類別生產量值4'!I11)&#10;  + SUM('漁業生產量值-漁業種類別魚類別生產量值5'!E11,'漁業生產量值-漁業種類別魚類別生產量值5'!G11,'漁業生產量值-漁業種類別魚類別生產量值5'!I11,'漁業生產量值-漁業種類別魚類別生產量值5'!K11,'漁業生產量值-漁業種類別魚類別生產量值5'!M11,'漁業生產量值-漁業種類別魚類別生產量值5'!O11)&#10;  + SUM('漁業生產量值-漁業種類別魚類別生產量值6'!C11,'漁業生產量值-漁業種類別魚類別生產量值6'!E11,'漁業生產量值-漁業種類別魚類別生產量值6'!G11,'漁業生產量值-漁業種類別魚類別生產量值6'!I11,'漁業生產量值-漁業種類別魚類別生產量值6'!K11,'漁業生產量值-漁業種類別魚類別生產量值6'!M11,'漁業生產量值-漁業種類別魚類別生產量值6'!O11)&#10;  + SUM('漁業生產量值-漁業種類別魚類別生產量值9'!O11)&#10;  + SUM('漁業生產量值-漁業種類別魚類別生產量值10'!K11,'漁業生產量值-漁業種類別魚類別生產量值10'!M11,'漁業生產量值-漁業種類別魚類別生產量值10'!O11)&#10;  + SUM('漁業生產量值-漁業種類別魚類別生產量值11'!C11,'漁業生產量值-漁業種類別魚類別生產量值11'!E11,'漁業生產量值-漁業種類別魚類別生產量值11'!M11)&#10;  + SUM('漁業生產量值-漁業種類別魚類別生產量值13'!I11)&#10;  + SUM('漁業生產量值-漁業種類別魚類別生產量值14'!G11,'漁業生產量值-漁業種類別魚類別生產量值14'!I11,'漁業生產量值-漁業種類別魚類別生產量值14'!K11)&#10;  )=0,&quot;-&quot;,(SUM(G11,I11)&#10;     + SUM('漁業生產量值-漁業種類別魚類別生產量值1'!E11,'漁業生產量值-漁業種類別魚類別生產量值1'!G11,'漁業生產量值-漁業種類別魚類別生產量值1'!I11)&#10;     + SUM('漁業生產量值-漁業種類別魚類別生產量值2'!C11,'漁業生產量值-漁業種類別魚類別生產量值2'!E11,'漁業生產量值-漁業種類別魚類別生產量值2'!G11,'漁業生產量值-漁業種類別魚類別生產量值2'!I11)&#10;  + SUM('漁業生產量值-漁業種類別魚類別生產量值3'!E11,'漁業生產量值-漁業種類別魚類別生產量值3'!I11,'漁業生產量值-漁業種類別魚類別生產量值3'!K11,'漁業生產量值-漁業種類別魚類別生產量值3'!M11,'漁業生產量值-漁業種類別魚類別生產量值3'!O11)&#10;     + SUM('漁業生產量值-漁業種類別魚類別生產量值4'!C11,'漁業生產量值-漁業種類別魚類別生產量值4'!E11,'漁業生產量值-漁業種類別魚類別生產量值4'!G11,'漁業生產量值-漁業種類別魚類別生產量值4'!I11)&#10;  + SUM('漁業生產量值-漁業種類別魚類別生產量值5'!E11,'漁業生產量值-漁業種類別魚類別生產量值5'!G11,'漁業生產量值-漁業種類別魚類別生產量值5'!I11,'漁業生產量值-漁業種類別魚類別生產量值5'!K11,'漁業生產量值-漁業種類別魚類別生產量值5'!M11,'漁業生產量值-漁業種類別魚類別生產量值5'!O11)&#10;  + SUM('漁業生產量值-漁業種類別魚類別生產量值6'!C11,'漁業生產量值-漁業種類別魚類別生產量值6'!E11,'漁業生產量值-漁業種類別魚類別生產量值6'!G11,'漁業生產量值-漁業種類別魚類別生產量值6'!I11,'漁業生產量值-漁業種類別魚類別生產量值6'!K11,'漁業生產量值-漁業種類別魚類別生產量值6'!M11,'漁業生產量值-漁業種類別魚類別生產量值6'!O11)&#10;  + SUM('漁業生產量值-漁業種類別魚類別生產量值9'!O11)&#10;  + SUM('漁業生產量值-漁業種類別魚類別生產量值10'!K11,'漁業生產量值-漁業種類別魚類別生產量值10'!M11,'漁業生產量值-漁業種類別魚類別生產量值10'!O11)&#10;  + SUM('漁業生產量值-漁業種類別魚類別生產量值11'!C11,'漁業生產量值-漁業種類別魚類別生產量值11'!E11,'漁業生產量值-漁業種類別魚類別生產量值11'!M11)&#10;  + SUM('漁業生產量值-漁業種類別魚類別生產量值13'!I11)&#10;  + SUM('漁業生產量值-漁業種類別魚類別生產量值14'!G11,'漁業生產量值-漁業種類別魚類別生產量值14'!I11,'漁業生產量值-漁業種類別魚類別生產量值14'!K11)&#10;  ))" table:style-name="ce19">
            <text:p>671,491<text:s/></text:p>
          </table:table-cell>
          <table:table-cell office:value-type="float" office:value="43970944.838080004" table:formula="msoxl:=IF( (SUM(H11,J11)&#10;     + SUM('漁業生產量值-漁業種類別魚類別生產量值1'!F11,'漁業生產量值-漁業種類別魚類別生產量值1'!H11,'漁業生產量值-漁業種類別魚類別生產量值1'!J11)&#10;     + SUM('漁業生產量值-漁業種類別魚類別生產量值2'!D11,'漁業生產量值-漁業種類別魚類別生產量值2'!F11,'漁業生產量值-漁業種類別魚類別生產量值2'!H11,'漁業生產量值-漁業種類別魚類別生產量值2'!J11)&#10;  + SUM('漁業生產量值-漁業種類別魚類別生產量值3'!F11,'漁業生產量值-漁業種類別魚類別生產量值3'!J11,'漁業生產量值-漁業種類別魚類別生產量值3'!L11,'漁業生產量值-漁業種類別魚類別生產量值3'!N11,'漁業生產量值-漁業種類別魚類別生產量值3'!P11)&#10;     + SUM('漁業生產量值-漁業種類別魚類別生產量值4'!D11,'漁業生產量值-漁業種類別魚類別生產量值4'!F11,'漁業生產量值-漁業種類別魚類別生產量值4'!H11,'漁業生產量值-漁業種類別魚類別生產量值4'!J11)&#10;  + SUM('漁業生產量值-漁業種類別魚類別生產量值5'!F11,'漁業生產量值-漁業種類別魚類別生產量值5'!H11,'漁業生產量值-漁業種類別魚類別生產量值5'!J11,'漁業生產量值-漁業種類別魚類別生產量值5'!L11,'漁業生產量值-漁業種類別魚類別生產量值5'!N11,'漁業生產量值-漁業種類別魚類別生產量值5'!P11)&#10;  + SUM('漁業生產量值-漁業種類別魚類別生產量值6'!D11,'漁業生產量值-漁業種類別魚類別生產量值6'!F11,'漁業生產量值-漁業種類別魚類別生產量值6'!H11,'漁業生產量值-漁業種類別魚類別生產量值6'!J11,'漁業生產量值-漁業種類別魚類別生產量值6'!L11,'漁業生產量值-漁業種類別魚類別生產量值6'!N11,'漁業生產量值-漁業種類別魚類別生產量值6'!P11)&#10;  + SUM('漁業生產量值-漁業種類別魚類別生產量值9'!P11)&#10;  + SUM('漁業生產量值-漁業種類別魚類別生產量值10'!L11,'漁業生產量值-漁業種類別魚類別生產量值10'!N11,'漁業生產量值-漁業種類別魚類別生產量值10'!P11)&#10;  + SUM('漁業生產量值-漁業種類別魚類別生產量值11'!D11,'漁業生產量值-漁業種類別魚類別生產量值11'!F11,'漁業生產量值-漁業種類別魚類別生產量值11'!N11)&#10;  + SUM('漁業生產量值-漁業種類別魚類別生產量值13'!J11)&#10;  + SUM('漁業生產量值-漁業種類別魚類別生產量值14'!H11,'漁業生產量值-漁業種類別魚類別生產量值14'!J11,'漁業生產量值-漁業種類別魚類別生產量值14'!L11)&#10;  )=0,&quot;-&quot;,(SUM(H11,J11)&#10;     + SUM('漁業生產量值-漁業種類別魚類別生產量值1'!F11,'漁業生產量值-漁業種類別魚類別生產量值1'!H11,'漁業生產量值-漁業種類別魚類別生產量值1'!J11)&#10;     + SUM('漁業生產量值-漁業種類別魚類別生產量值2'!D11,'漁業生產量值-漁業種類別魚類別生產量值2'!F11,'漁業生產量值-漁業種類別魚類別生產量值2'!H11,'漁業生產量值-漁業種類別魚類別生產量值2'!J11)&#10;  + SUM('漁業生產量值-漁業種類別魚類別生產量值3'!F11,'漁業生產量值-漁業種類別魚類別生產量值3'!J11,'漁業生產量值-漁業種類別魚類別生產量值3'!L11,'漁業生產量值-漁業種類別魚類別生產量值3'!N11,'漁業生產量值-漁業種類別魚類別生產量值3'!P11)&#10;     + SUM('漁業生產量值-漁業種類別魚類別生產量值4'!D11,'漁業生產量值-漁業種類別魚類別生產量值4'!F11,'漁業生產量值-漁業種類別魚類別生產量值4'!H11,'漁業生產量值-漁業種類別魚類別生產量值4'!J11)&#10;  + SUM('漁業生產量值-漁業種類別魚類別生產量值5'!F11,'漁業生產量值-漁業種類別魚類別生產量值5'!H11,'漁業生產量值-漁業種類別魚類別生產量值5'!J11,'漁業生產量值-漁業種類別魚類別生產量值5'!L11,'漁業生產量值-漁業種類別魚類別生產量值5'!N11,'漁業生產量值-漁業種類別魚類別生產量值5'!P11)&#10;  + SUM('漁業生產量值-漁業種類別魚類別生產量值6'!D11,'漁業生產量值-漁業種類別魚類別生產量值6'!F11,'漁業生產量值-漁業種類別魚類別生產量值6'!H11,'漁業生產量值-漁業種類別魚類別生產量值6'!J11,'漁業生產量值-漁業種類別魚類別生產量值6'!L11,'漁業生產量值-漁業種類別魚類別生產量值6'!N11,'漁業生產量值-漁業種類別魚類別生產量值6'!P11)&#10;  + SUM('漁業生產量值-漁業種類別魚類別生產量值9'!P11)&#10;  + SUM('漁業生產量值-漁業種類別魚類別生產量值10'!L11,'漁業生產量值-漁業種類別魚類別生產量值10'!N11,'漁業生產量值-漁業種類別魚類別生產量值10'!P11)&#10;  + SUM('漁業生產量值-漁業種類別魚類別生產量值11'!D11,'漁業生產量值-漁業種類別魚類別生產量值11'!F11,'漁業生產量值-漁業種類別魚類別生產量值11'!N11)&#10;  + SUM('漁業生產量值-漁業種類別魚類別生產量值13'!J11)&#10;  + SUM('漁業生產量值-漁業種類別魚類別生產量值14'!H11,'漁業生產量值-漁業種類別魚類別生產量值14'!J11,'漁業生產量值-漁業種類別魚類別生產量值14'!L11)&#10;  ))" table:style-name="ce19">
            <text:p>43,970,945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IF(SUM(K11,M11,O11,'漁業生產量值-漁業種類別魚類別生產量值1'!C11)=0,&quot;-&quot;,SUM(K11,M11,O11,'漁業生產量值-漁業種類別魚類別生產量值1'!C11))" table:style-name="ce19">
            <text:p>-</text:p>
          </table:table-cell>
          <table:table-cell office:value-type="string" office:string-value="-" table:formula="msoxl:=IF(SUM(L11,N11,P11,'漁業生產量值-漁業種類別魚類別生產量值1'!D11)=0,&quot;-&quot;,SUM(L11,N11,P11,'漁業生產量值-漁業種類別魚類別生產量值1'!D11))" table:style-name="ce19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37885.250540000001" table:style-name="ce54">
            <text:p>37,885<text:s/></text:p>
          </table:table-cell>
          <table:table-cell office:value-type="float" office:value="4114627.3359599998" table:style-name="ce54">
            <text:p>4,114,627<text:s/></text:p>
          </table:table-cell>
          <table:table-cell office:value-type="float" office:value="36127.359539999998" table:formula="msoxl:=IF( (SUM(G12,I12)&#10;     + SUM('漁業生產量值-漁業種類別魚類別生產量值1'!E12,'漁業生產量值-漁業種類別魚類別生產量值1'!G12,'漁業生產量值-漁業種類別魚類別生產量值1'!I12)&#10;     + SUM('漁業生產量值-漁業種類別魚類別生產量值2'!C12,'漁業生產量值-漁業種類別魚類別生產量值2'!E12,'漁業生產量值-漁業種類別魚類別生產量值2'!G12,'漁業生產量值-漁業種類別魚類別生產量值2'!I12)&#10;  + SUM('漁業生產量值-漁業種類別魚類別生產量值3'!E12,'漁業生產量值-漁業種類別魚類別生產量值3'!I12,'漁業生產量值-漁業種類別魚類別生產量值3'!K12,'漁業生產量值-漁業種類別魚類別生產量值3'!M12,'漁業生產量值-漁業種類別魚類別生產量值3'!O12)&#10;     + SUM('漁業生產量值-漁業種類別魚類別生產量值4'!C12,'漁業生產量值-漁業種類別魚類別生產量值4'!E12,'漁業生產量值-漁業種類別魚類別生產量值4'!G12,'漁業生產量值-漁業種類別魚類別生產量值4'!I12)&#10;  + SUM('漁業生產量值-漁業種類別魚類別生產量值5'!E12,'漁業生產量值-漁業種類別魚類別生產量值5'!G12,'漁業生產量值-漁業種類別魚類別生產量值5'!I12,'漁業生產量值-漁業種類別魚類別生產量值5'!K12,'漁業生產量值-漁業種類別魚類別生產量值5'!M12,'漁業生產量值-漁業種類別魚類別生產量值5'!O12)&#10;  + 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  + SUM('漁業生產量值-漁業種類別魚類別生產量值9'!O12)&#10;  + SUM('漁業生產量值-漁業種類別魚類別生產量值10'!K12,'漁業生產量值-漁業種類別魚類別生產量值10'!M12,'漁業生產量值-漁業種類別魚類別生產量值10'!O12)&#10;  + SUM('漁業生產量值-漁業種類別魚類別生產量值11'!C12,'漁業生產量值-漁業種類別魚類別生產量值11'!E12,'漁業生產量值-漁業種類別魚類別生產量值11'!M12)&#10;  + SUM('漁業生產量值-漁業種類別魚類別生產量值13'!I12)&#10;  + SUM('漁業生產量值-漁業種類別魚類別生產量值14'!G12,'漁業生產量值-漁業種類別魚類別生產量值14'!I12,'漁業生產量值-漁業種類別魚類別生產量值14'!K12)&#10;  )=0,&quot;-&quot;,(SUM(G12,I12)&#10;     + SUM('漁業生產量值-漁業種類別魚類別生產量值1'!E12,'漁業生產量值-漁業種類別魚類別生產量值1'!G12,'漁業生產量值-漁業種類別魚類別生產量值1'!I12)&#10;     + SUM('漁業生產量值-漁業種類別魚類別生產量值2'!C12,'漁業生產量值-漁業種類別魚類別生產量值2'!E12,'漁業生產量值-漁業種類別魚類別生產量值2'!G12,'漁業生產量值-漁業種類別魚類別生產量值2'!I12)&#10;  + SUM('漁業生產量值-漁業種類別魚類別生產量值3'!E12,'漁業生產量值-漁業種類別魚類別生產量值3'!I12,'漁業生產量值-漁業種類別魚類別生產量值3'!K12,'漁業生產量值-漁業種類別魚類別生產量值3'!M12,'漁業生產量值-漁業種類別魚類別生產量值3'!O12)&#10;     + SUM('漁業生產量值-漁業種類別魚類別生產量值4'!C12,'漁業生產量值-漁業種類別魚類別生產量值4'!E12,'漁業生產量值-漁業種類別魚類別生產量值4'!G12,'漁業生產量值-漁業種類別魚類別生產量值4'!I12)&#10;  + SUM('漁業生產量值-漁業種類別魚類別生產量值5'!E12,'漁業生產量值-漁業種類別魚類別生產量值5'!G12,'漁業生產量值-漁業種類別魚類別生產量值5'!I12,'漁業生產量值-漁業種類別魚類別生產量值5'!K12,'漁業生產量值-漁業種類別魚類別生產量值5'!M12,'漁業生產量值-漁業種類別魚類別生產量值5'!O12)&#10;  + 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  + SUM('漁業生產量值-漁業種類別魚類別生產量值9'!O12)&#10;  + SUM('漁業生產量值-漁業種類別魚類別生產量值10'!K12,'漁業生產量值-漁業種類別魚類別生產量值10'!M12,'漁業生產量值-漁業種類別魚類別生產量值10'!O12)&#10;  + SUM('漁業生產量值-漁業種類別魚類別生產量值11'!C12,'漁業生產量值-漁業種類別魚類別生產量值11'!E12,'漁業生產量值-漁業種類別魚類別生產量值11'!M12)&#10;  + SUM('漁業生產量值-漁業種類別魚類別生產量值13'!I12)&#10;  + SUM('漁業生產量值-漁業種類別魚類別生產量值14'!G12,'漁業生產量值-漁業種類別魚類別生產量值14'!I12,'漁業生產量值-漁業種類別魚類別生產量值14'!K12)&#10;  ))" table:style-name="ce19">
            <text:p>36,127<text:s/></text:p>
          </table:table-cell>
          <table:table-cell office:value-type="float" office:value="3979709.4753100006" table:formula="msoxl:=IF( (SUM(H12,J12)&#10;     + SUM('漁業生產量值-漁業種類別魚類別生產量值1'!F12,'漁業生產量值-漁業種類別魚類別生產量值1'!H12,'漁業生產量值-漁業種類別魚類別生產量值1'!J12)&#10;     + SUM('漁業生產量值-漁業種類別魚類別生產量值2'!D12,'漁業生產量值-漁業種類別魚類別生產量值2'!F12,'漁業生產量值-漁業種類別魚類別生產量值2'!H12,'漁業生產量值-漁業種類別魚類別生產量值2'!J12)&#10;  + SUM('漁業生產量值-漁業種類別魚類別生產量值3'!F12,'漁業生產量值-漁業種類別魚類別生產量值3'!J12,'漁業生產量值-漁業種類別魚類別生產量值3'!L12,'漁業生產量值-漁業種類別魚類別生產量值3'!N12,'漁業生產量值-漁業種類別魚類別生產量值3'!P12)&#10;     + SUM('漁業生產量值-漁業種類別魚類別生產量值4'!D12,'漁業生產量值-漁業種類別魚類別生產量值4'!F12,'漁業生產量值-漁業種類別魚類別生產量值4'!H12,'漁業生產量值-漁業種類別魚類別生產量值4'!J12)&#10;  + SUM('漁業生產量值-漁業種類別魚類別生產量值5'!F12,'漁業生產量值-漁業種類別魚類別生產量值5'!H12,'漁業生產量值-漁業種類別魚類別生產量值5'!J12,'漁業生產量值-漁業種類別魚類別生產量值5'!L12,'漁業生產量值-漁業種類別魚類別生產量值5'!N12,'漁業生產量值-漁業種類別魚類別生產量值5'!P12)&#10;  + 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  + SUM('漁業生產量值-漁業種類別魚類別生產量值9'!P12)&#10;  + SUM('漁業生產量值-漁業種類別魚類別生產量值10'!L12,'漁業生產量值-漁業種類別魚類別生產量值10'!N12,'漁業生產量值-漁業種類別魚類別生產量值10'!P12)&#10;  + SUM('漁業生產量值-漁業種類別魚類別生產量值11'!D12,'漁業生產量值-漁業種類別魚類別生產量值11'!F12,'漁業生產量值-漁業種類別魚類別生產量值11'!N12)&#10;  + SUM('漁業生產量值-漁業種類別魚類別生產量值13'!J12)&#10;  + SUM('漁業生產量值-漁業種類別魚類別生產量值14'!H12,'漁業生產量值-漁業種類別魚類別生產量值14'!J12,'漁業生產量值-漁業種類別魚類別生產量值14'!L12)&#10;  )=0,&quot;-&quot;,(SUM(H12,J12)&#10;     + SUM('漁業生產量值-漁業種類別魚類別生產量值1'!F12,'漁業生產量值-漁業種類別魚類別生產量值1'!H12,'漁業生產量值-漁業種類別魚類別生產量值1'!J12)&#10;     + SUM('漁業生產量值-漁業種類別魚類別生產量值2'!D12,'漁業生產量值-漁業種類別魚類別生產量值2'!F12,'漁業生產量值-漁業種類別魚類別生產量值2'!H12,'漁業生產量值-漁業種類別魚類別生產量值2'!J12)&#10;  + SUM('漁業生產量值-漁業種類別魚類別生產量值3'!F12,'漁業生產量值-漁業種類別魚類別生產量值3'!J12,'漁業生產量值-漁業種類別魚類別生產量值3'!L12,'漁業生產量值-漁業種類別魚類別生產量值3'!N12,'漁業生產量值-漁業種類別魚類別生產量值3'!P12)&#10;     + SUM('漁業生產量值-漁業種類別魚類別生產量值4'!D12,'漁業生產量值-漁業種類別魚類別生產量值4'!F12,'漁業生產量值-漁業種類別魚類別生產量值4'!H12,'漁業生產量值-漁業種類別魚類別生產量值4'!J12)&#10;  + SUM('漁業生產量值-漁業種類別魚類別生產量值5'!F12,'漁業生產量值-漁業種類別魚類別生產量值5'!H12,'漁業生產量值-漁業種類別魚類別生產量值5'!J12,'漁業生產量值-漁業種類別魚類別生產量值5'!L12,'漁業生產量值-漁業種類別魚類別生產量值5'!N12,'漁業生產量值-漁業種類別魚類別生產量值5'!P12)&#10;  + 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  + SUM('漁業生產量值-漁業種類別魚類別生產量值9'!P12)&#10;  + SUM('漁業生產量值-漁業種類別魚類別生產量值10'!L12,'漁業生產量值-漁業種類別魚類別生產量值10'!N12,'漁業生產量值-漁業種類別魚類別生產量值10'!P12)&#10;  + SUM('漁業生產量值-漁業種類別魚類別生產量值11'!D12,'漁業生產量值-漁業種類別魚類別生產量值11'!F12,'漁業生產量值-漁業種類別魚類別生產量值11'!N12)&#10;  + SUM('漁業生產量值-漁業種類別魚類別生產量值13'!J12)&#10;  + SUM('漁業生產量值-漁業種類別魚類別生產量值14'!H12,'漁業生產量值-漁業種類別魚類別生產量值14'!J12,'漁業生產量值-漁業種類別魚類別生產量值14'!L12)&#10;  ))" table:style-name="ce19">
            <text:p>3,979,7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2,M12,O12,'漁業生產量值-漁業種類別魚類別生產量值1'!C12)=0,&quot;-&quot;,SUM(K12,M12,O12,'漁業生產量值-漁業種類別魚類別生產量值1'!C12))" table:style-name="ce19">
            <text:p>-</text:p>
          </table:table-cell>
          <table:table-cell office:value-type="string" office:string-value="-" table:formula="msoxl:=IF(SUM(L12,N12,P12,'漁業生產量值-漁業種類別魚類別生產量值1'!D12)=0,&quot;-&quot;,SUM(L12,N12,P12,'漁業生產量值-漁業種類別魚類別生產量值1'!D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13,I13)&#10;     + SUM('漁業生產量值-漁業種類別魚類別生產量值1'!E13,'漁業生產量值-漁業種類別魚類別生產量值1'!G13,'漁業生產量值-漁業種類別魚類別生產量值1'!I13)&#10;     + SUM('漁業生產量值-漁業種類別魚類別生產量值2'!C13,'漁業生產量值-漁業種類別魚類別生產量值2'!E13,'漁業生產量值-漁業種類別魚類別生產量值2'!G13,'漁業生產量值-漁業種類別魚類別生產量值2'!I13)&#10;  + SUM('漁業生產量值-漁業種類別魚類別生產量值3'!E13,'漁業生產量值-漁業種類別魚類別生產量值3'!I13,'漁業生產量值-漁業種類別魚類別生產量值3'!K13,'漁業生產量值-漁業種類別魚類別生產量值3'!M13,'漁業生產量值-漁業種類別魚類別生產量值3'!O13)&#10;     + SUM('漁業生產量值-漁業種類別魚類別生產量值4'!C13,'漁業生產量值-漁業種類別魚類別生產量值4'!E13,'漁業生產量值-漁業種類別魚類別生產量值4'!G13,'漁業生產量值-漁業種類別魚類別生產量值4'!I13)&#10;  + SUM('漁業生產量值-漁業種類別魚類別生產量值5'!E13,'漁業生產量值-漁業種類別魚類別生產量值5'!G13,'漁業生產量值-漁業種類別魚類別生產量值5'!I13,'漁業生產量值-漁業種類別魚類別生產量值5'!K13,'漁業生產量值-漁業種類別魚類別生產量值5'!M13,'漁業生產量值-漁業種類別魚類別生產量值5'!O13)&#10;  + 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  + SUM('漁業生產量值-漁業種類別魚類別生產量值9'!O13)&#10;  + SUM('漁業生產量值-漁業種類別魚類別生產量值10'!K13,'漁業生產量值-漁業種類別魚類別生產量值10'!M13,'漁業生產量值-漁業種類別魚類別生產量值10'!O13)&#10;  + SUM('漁業生產量值-漁業種類別魚類別生產量值11'!C13,'漁業生產量值-漁業種類別魚類別生產量值11'!E13,'漁業生產量值-漁業種類別魚類別生產量值11'!M13)&#10;  + SUM('漁業生產量值-漁業種類別魚類別生產量值13'!I13)&#10;  + SUM('漁業生產量值-漁業種類別魚類別生產量值14'!G13,'漁業生產量值-漁業種類別魚類別生產量值14'!I13,'漁業生產量值-漁業種類別魚類別生產量值14'!K13)&#10;  )=0,&quot;-&quot;,(SUM(G13,I13)&#10;     + SUM('漁業生產量值-漁業種類別魚類別生產量值1'!E13,'漁業生產量值-漁業種類別魚類別生產量值1'!G13,'漁業生產量值-漁業種類別魚類別生產量值1'!I13)&#10;     + SUM('漁業生產量值-漁業種類別魚類別生產量值2'!C13,'漁業生產量值-漁業種類別魚類別生產量值2'!E13,'漁業生產量值-漁業種類別魚類別生產量值2'!G13,'漁業生產量值-漁業種類別魚類別生產量值2'!I13)&#10;  + SUM('漁業生產量值-漁業種類別魚類別生產量值3'!E13,'漁業生產量值-漁業種類別魚類別生產量值3'!I13,'漁業生產量值-漁業種類別魚類別生產量值3'!K13,'漁業生產量值-漁業種類別魚類別生產量值3'!M13,'漁業生產量值-漁業種類別魚類別生產量值3'!O13)&#10;     + SUM('漁業生產量值-漁業種類別魚類別生產量值4'!C13,'漁業生產量值-漁業種類別魚類別生產量值4'!E13,'漁業生產量值-漁業種類別魚類別生產量值4'!G13,'漁業生產量值-漁業種類別魚類別生產量值4'!I13)&#10;  + SUM('漁業生產量值-漁業種類別魚類別生產量值5'!E13,'漁業生產量值-漁業種類別魚類別生產量值5'!G13,'漁業生產量值-漁業種類別魚類別生產量值5'!I13,'漁業生產量值-漁業種類別魚類別生產量值5'!K13,'漁業生產量值-漁業種類別魚類別生產量值5'!M13,'漁業生產量值-漁業種類別魚類別生產量值5'!O13)&#10;  + 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  + SUM('漁業生產量值-漁業種類別魚類別生產量值9'!O13)&#10;  + SUM('漁業生產量值-漁業種類別魚類別生產量值10'!K13,'漁業生產量值-漁業種類別魚類別生產量值10'!M13,'漁業生產量值-漁業種類別魚類別生產量值10'!O13)&#10;  + SUM('漁業生產量值-漁業種類別魚類別生產量值11'!C13,'漁業生產量值-漁業種類別魚類別生產量值11'!E13,'漁業生產量值-漁業種類別魚類別生產量值11'!M13)&#10;  + SUM('漁業生產量值-漁業種類別魚類別生產量值13'!I13)&#10;  + SUM('漁業生產量值-漁業種類別魚類別生產量值14'!G13,'漁業生產量值-漁業種類別魚類別生產量值14'!I13,'漁業生產量值-漁業種類別魚類別生產量值14'!K13)&#10;  ))" table:style-name="ce19">
            <text:p>-</text:p>
          </table:table-cell>
          <table:table-cell office:value-type="string" office:string-value="-" table:formula="msoxl:=IF( (SUM(H13,J13)&#10;     + SUM('漁業生產量值-漁業種類別魚類別生產量值1'!F13,'漁業生產量值-漁業種類別魚類別生產量值1'!H13,'漁業生產量值-漁業種類別魚類別生產量值1'!J13)&#10;     + SUM('漁業生產量值-漁業種類別魚類別生產量值2'!D13,'漁業生產量值-漁業種類別魚類別生產量值2'!F13,'漁業生產量值-漁業種類別魚類別生產量值2'!H13,'漁業生產量值-漁業種類別魚類別生產量值2'!J13)&#10;  + SUM('漁業生產量值-漁業種類別魚類別生產量值3'!F13,'漁業生產量值-漁業種類別魚類別生產量值3'!J13,'漁業生產量值-漁業種類別魚類別生產量值3'!L13,'漁業生產量值-漁業種類別魚類別生產量值3'!N13,'漁業生產量值-漁業種類別魚類別生產量值3'!P13)&#10;     + SUM('漁業生產量值-漁業種類別魚類別生產量值4'!D13,'漁業生產量值-漁業種類別魚類別生產量值4'!F13,'漁業生產量值-漁業種類別魚類別生產量值4'!H13,'漁業生產量值-漁業種類別魚類別生產量值4'!J13)&#10;  + SUM('漁業生產量值-漁業種類別魚類別生產量值5'!F13,'漁業生產量值-漁業種類別魚類別生產量值5'!H13,'漁業生產量值-漁業種類別魚類別生產量值5'!J13,'漁業生產量值-漁業種類別魚類別生產量值5'!L13,'漁業生產量值-漁業種類別魚類別生產量值5'!N13,'漁業生產量值-漁業種類別魚類別生產量值5'!P13)&#10;  + 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  + SUM('漁業生產量值-漁業種類別魚類別生產量值9'!P13)&#10;  + SUM('漁業生產量值-漁業種類別魚類別生產量值10'!L13,'漁業生產量值-漁業種類別魚類別生產量值10'!N13,'漁業生產量值-漁業種類別魚類別生產量值10'!P13)&#10;  + SUM('漁業生產量值-漁業種類別魚類別生產量值11'!D13,'漁業生產量值-漁業種類別魚類別生產量值11'!F13,'漁業生產量值-漁業種類別魚類別生產量值11'!N13)&#10;  + SUM('漁業生產量值-漁業種類別魚類別生產量值13'!J13)&#10;  + SUM('漁業生產量值-漁業種類別魚類別生產量值14'!H13,'漁業生產量值-漁業種類別魚類別生產量值14'!J13,'漁業生產量值-漁業種類別魚類別生產量值14'!L13)&#10;  )=0,&quot;-&quot;,(SUM(H13,J13)&#10;     + SUM('漁業生產量值-漁業種類別魚類別生產量值1'!F13,'漁業生產量值-漁業種類別魚類別生產量值1'!H13,'漁業生產量值-漁業種類別魚類別生產量值1'!J13)&#10;     + SUM('漁業生產量值-漁業種類別魚類別生產量值2'!D13,'漁業生產量值-漁業種類別魚類別生產量值2'!F13,'漁業生產量值-漁業種類別魚類別生產量值2'!H13,'漁業生產量值-漁業種類別魚類別生產量值2'!J13)&#10;  + SUM('漁業生產量值-漁業種類別魚類別生產量值3'!F13,'漁業生產量值-漁業種類別魚類別生產量值3'!J13,'漁業生產量值-漁業種類別魚類別生產量值3'!L13,'漁業生產量值-漁業種類別魚類別生產量值3'!N13,'漁業生產量值-漁業種類別魚類別生產量值3'!P13)&#10;     + SUM('漁業生產量值-漁業種類別魚類別生產量值4'!D13,'漁業生產量值-漁業種類別魚類別生產量值4'!F13,'漁業生產量值-漁業種類別魚類別生產量值4'!H13,'漁業生產量值-漁業種類別魚類別生產量值4'!J13)&#10;  + SUM('漁業生產量值-漁業種類別魚類別生產量值5'!F13,'漁業生產量值-漁業種類別魚類別生產量值5'!H13,'漁業生產量值-漁業種類別魚類別生產量值5'!J13,'漁業生產量值-漁業種類別魚類別生產量值5'!L13,'漁業生產量值-漁業種類別魚類別生產量值5'!N13,'漁業生產量值-漁業種類別魚類別生產量值5'!P13)&#10;  + 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  + SUM('漁業生產量值-漁業種類別魚類別生產量值9'!P13)&#10;  + SUM('漁業生產量值-漁業種類別魚類別生產量值10'!L13,'漁業生產量值-漁業種類別魚類別生產量值10'!N13,'漁業生產量值-漁業種類別魚類別生產量值10'!P13)&#10;  + SUM('漁業生產量值-漁業種類別魚類別生產量值11'!D13,'漁業生產量值-漁業種類別魚類別生產量值11'!F13,'漁業生產量值-漁業種類別魚類別生產量值11'!N13)&#10;  + SUM('漁業生產量值-漁業種類別魚類別生產量值13'!J13)&#10;  + SUM('漁業生產量值-漁業種類別魚類別生產量值14'!H13,'漁業生產量值-漁業種類別魚類別生產量值14'!J13,'漁業生產量值-漁業種類別魚類別生產量值14'!L13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1'!C13)=0,&quot;-&quot;,SUM(K13,M13,O13,'漁業生產量值-漁業種類別魚類別生產量值1'!C13))" table:style-name="ce19">
            <text:p>-</text:p>
          </table:table-cell>
          <table:table-cell office:value-type="string" office:string-value="-" table:formula="msoxl:=IF(SUM(L13,N13,P13,'漁業生產量值-漁業種類別魚類別生產量值1'!D13)=0,&quot;-&quot;,SUM(L13,N13,P13,'漁業生產量值-漁業種類別魚類別生產量值1'!D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176108.64892000001" table:style-name="ce54">
            <text:p>176,109<text:s/></text:p>
          </table:table-cell>
          <table:table-cell office:value-type="float" office:value="5891262.4323899997" table:style-name="ce54">
            <text:p>5,891,262<text:s/></text:p>
          </table:table-cell>
          <table:table-cell office:value-type="float" office:value="176108.64892000001" table:formula="msoxl:=IF( (SUM(G14,I14)&#10;     + SUM('漁業生產量值-漁業種類別魚類別生產量值1'!E14,'漁業生產量值-漁業種類別魚類別生產量值1'!G14,'漁業生產量值-漁業種類別魚類別生產量值1'!I14)&#10;     + SUM('漁業生產量值-漁業種類別魚類別生產量值2'!C14,'漁業生產量值-漁業種類別魚類別生產量值2'!E14,'漁業生產量值-漁業種類別魚類別生產量值2'!G14,'漁業生產量值-漁業種類別魚類別生產量值2'!I14)&#10;  + SUM('漁業生產量值-漁業種類別魚類別生產量值3'!E14,'漁業生產量值-漁業種類別魚類別生產量值3'!I14,'漁業生產量值-漁業種類別魚類別生產量值3'!K14,'漁業生產量值-漁業種類別魚類別生產量值3'!M14,'漁業生產量值-漁業種類別魚類別生產量值3'!O14)&#10;     + SUM('漁業生產量值-漁業種類別魚類別生產量值4'!C14,'漁業生產量值-漁業種類別魚類別生產量值4'!E14,'漁業生產量值-漁業種類別魚類別生產量值4'!G14,'漁業生產量值-漁業種類別魚類別生產量值4'!I14)&#10;  + SUM('漁業生產量值-漁業種類別魚類別生產量值5'!E14,'漁業生產量值-漁業種類別魚類別生產量值5'!G14,'漁業生產量值-漁業種類別魚類別生產量值5'!I14,'漁業生產量值-漁業種類別魚類別生產量值5'!K14,'漁業生產量值-漁業種類別魚類別生產量值5'!M14,'漁業生產量值-漁業種類別魚類別生產量值5'!O14)&#10;  + 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  + SUM('漁業生產量值-漁業種類別魚類別生產量值9'!O14)&#10;  + SUM('漁業生產量值-漁業種類別魚類別生產量值10'!K14,'漁業生產量值-漁業種類別魚類別生產量值10'!M14,'漁業生產量值-漁業種類別魚類別生產量值10'!O14)&#10;  + SUM('漁業生產量值-漁業種類別魚類別生產量值11'!C14,'漁業生產量值-漁業種類別魚類別生產量值11'!E14,'漁業生產量值-漁業種類別魚類別生產量值11'!M14)&#10;  + SUM('漁業生產量值-漁業種類別魚類別生產量值13'!I14)&#10;  + SUM('漁業生產量值-漁業種類別魚類別生產量值14'!G14,'漁業生產量值-漁業種類別魚類別生產量值14'!I14,'漁業生產量值-漁業種類別魚類別生產量值14'!K14)&#10;  )=0,&quot;-&quot;,(SUM(G14,I14)&#10;     + SUM('漁業生產量值-漁業種類別魚類別生產量值1'!E14,'漁業生產量值-漁業種類別魚類別生產量值1'!G14,'漁業生產量值-漁業種類別魚類別生產量值1'!I14)&#10;     + SUM('漁業生產量值-漁業種類別魚類別生產量值2'!C14,'漁業生產量值-漁業種類別魚類別生產量值2'!E14,'漁業生產量值-漁業種類別魚類別生產量值2'!G14,'漁業生產量值-漁業種類別魚類別生產量值2'!I14)&#10;  + SUM('漁業生產量值-漁業種類別魚類別生產量值3'!E14,'漁業生產量值-漁業種類別魚類別生產量值3'!I14,'漁業生產量值-漁業種類別魚類別生產量值3'!K14,'漁業生產量值-漁業種類別魚類別生產量值3'!M14,'漁業生產量值-漁業種類別魚類別生產量值3'!O14)&#10;     + SUM('漁業生產量值-漁業種類別魚類別生產量值4'!C14,'漁業生產量值-漁業種類別魚類別生產量值4'!E14,'漁業生產量值-漁業種類別魚類別生產量值4'!G14,'漁業生產量值-漁業種類別魚類別生產量值4'!I14)&#10;  + SUM('漁業生產量值-漁業種類別魚類別生產量值5'!E14,'漁業生產量值-漁業種類別魚類別生產量值5'!G14,'漁業生產量值-漁業種類別魚類別生產量值5'!I14,'漁業生產量值-漁業種類別魚類別生產量值5'!K14,'漁業生產量值-漁業種類別魚類別生產量值5'!M14,'漁業生產量值-漁業種類別魚類別生產量值5'!O14)&#10;  + 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  + SUM('漁業生產量值-漁業種類別魚類別生產量值9'!O14)&#10;  + SUM('漁業生產量值-漁業種類別魚類別生產量值10'!K14,'漁業生產量值-漁業種類別魚類別生產量值10'!M14,'漁業生產量值-漁業種類別魚類別生產量值10'!O14)&#10;  + SUM('漁業生產量值-漁業種類別魚類別生產量值11'!C14,'漁業生產量值-漁業種類別魚類別生產量值11'!E14,'漁業生產量值-漁業種類別魚類別生產量值11'!M14)&#10;  + SUM('漁業生產量值-漁業種類別魚類別生產量值13'!I14)&#10;  + SUM('漁業生產量值-漁業種類別魚類別生產量值14'!G14,'漁業生產量值-漁業種類別魚類別生產量值14'!I14,'漁業生產量值-漁業種類別魚類別生產量值14'!K14)&#10;  ))" table:style-name="ce19">
            <text:p>176,109<text:s/></text:p>
          </table:table-cell>
          <table:table-cell office:value-type="float" office:value="5891262.4323899997" table:formula="msoxl:=IF( (SUM(H14,J14)&#10;     + SUM('漁業生產量值-漁業種類別魚類別生產量值1'!F14,'漁業生產量值-漁業種類別魚類別生產量值1'!H14,'漁業生產量值-漁業種類別魚類別生產量值1'!J14)&#10;     + SUM('漁業生產量值-漁業種類別魚類別生產量值2'!D14,'漁業生產量值-漁業種類別魚類別生產量值2'!F14,'漁業生產量值-漁業種類別魚類別生產量值2'!H14,'漁業生產量值-漁業種類別魚類別生產量值2'!J14)&#10;  + SUM('漁業生產量值-漁業種類別魚類別生產量值3'!F14,'漁業生產量值-漁業種類別魚類別生產量值3'!J14,'漁業生產量值-漁業種類別魚類別生產量值3'!L14,'漁業生產量值-漁業種類別魚類別生產量值3'!N14,'漁業生產量值-漁業種類別魚類別生產量值3'!P14)&#10;     + SUM('漁業生產量值-漁業種類別魚類別生產量值4'!D14,'漁業生產量值-漁業種類別魚類別生產量值4'!F14,'漁業生產量值-漁業種類別魚類別生產量值4'!H14,'漁業生產量值-漁業種類別魚類別生產量值4'!J14)&#10;  + SUM('漁業生產量值-漁業種類別魚類別生產量值5'!F14,'漁業生產量值-漁業種類別魚類別生產量值5'!H14,'漁業生產量值-漁業種類別魚類別生產量值5'!J14,'漁業生產量值-漁業種類別魚類別生產量值5'!L14,'漁業生產量值-漁業種類別魚類別生產量值5'!N14,'漁業生產量值-漁業種類別魚類別生產量值5'!P14)&#10;  + 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  + SUM('漁業生產量值-漁業種類別魚類別生產量值9'!P14)&#10;  + SUM('漁業生產量值-漁業種類別魚類別生產量值10'!L14,'漁業生產量值-漁業種類別魚類別生產量值10'!N14,'漁業生產量值-漁業種類別魚類別生產量值10'!P14)&#10;  + SUM('漁業生產量值-漁業種類別魚類別生產量值11'!D14,'漁業生產量值-漁業種類別魚類別生產量值11'!F14,'漁業生產量值-漁業種類別魚類別生產量值11'!N14)&#10;  + SUM('漁業生產量值-漁業種類別魚類別生產量值13'!J14)&#10;  + SUM('漁業生產量值-漁業種類別魚類別生產量值14'!H14,'漁業生產量值-漁業種類別魚類別生產量值14'!J14,'漁業生產量值-漁業種類別魚類別生產量值14'!L14)&#10;  )=0,&quot;-&quot;,(SUM(H14,J14)&#10;     + SUM('漁業生產量值-漁業種類別魚類別生產量值1'!F14,'漁業生產量值-漁業種類別魚類別生產量值1'!H14,'漁業生產量值-漁業種類別魚類別生產量值1'!J14)&#10;     + SUM('漁業生產量值-漁業種類別魚類別生產量值2'!D14,'漁業生產量值-漁業種類別魚類別生產量值2'!F14,'漁業生產量值-漁業種類別魚類別生產量值2'!H14,'漁業生產量值-漁業種類別魚類別生產量值2'!J14)&#10;  + SUM('漁業生產量值-漁業種類別魚類別生產量值3'!F14,'漁業生產量值-漁業種類別魚類別生產量值3'!J14,'漁業生產量值-漁業種類別魚類別生產量值3'!L14,'漁業生產量值-漁業種類別魚類別生產量值3'!N14,'漁業生產量值-漁業種類別魚類別生產量值3'!P14)&#10;     + SUM('漁業生產量值-漁業種類別魚類別生產量值4'!D14,'漁業生產量值-漁業種類別魚類別生產量值4'!F14,'漁業生產量值-漁業種類別魚類別生產量值4'!H14,'漁業生產量值-漁業種類別魚類別生產量值4'!J14)&#10;  + SUM('漁業生產量值-漁業種類別魚類別生產量值5'!F14,'漁業生產量值-漁業種類別魚類別生產量值5'!H14,'漁業生產量值-漁業種類別魚類別生產量值5'!J14,'漁業生產量值-漁業種類別魚類別生產量值5'!L14,'漁業生產量值-漁業種類別魚類別生產量值5'!N14,'漁業生產量值-漁業種類別魚類別生產量值5'!P14)&#10;  + 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  + SUM('漁業生產量值-漁業種類別魚類別生產量值9'!P14)&#10;  + SUM('漁業生產量值-漁業種類別魚類別生產量值10'!L14,'漁業生產量值-漁業種類別魚類別生產量值10'!N14,'漁業生產量值-漁業種類別魚類別生產量值10'!P14)&#10;  + SUM('漁業生產量值-漁業種類別魚類別生產量值11'!D14,'漁業生產量值-漁業種類別魚類別生產量值11'!F14,'漁業生產量值-漁業種類別魚類別生產量值11'!N14)&#10;  + SUM('漁業生產量值-漁業種類別魚類別生產量值13'!J14)&#10;  + SUM('漁業生產量值-漁業種類別魚類別生產量值14'!H14,'漁業生產量值-漁業種類別魚類別生產量值14'!J14,'漁業生產量值-漁業種類別魚類別生產量值14'!L14)&#10;  ))" table:style-name="ce19">
            <text:p>5,891,26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1'!C14)=0,&quot;-&quot;,SUM(K14,M14,O14,'漁業生產量值-漁業種類別魚類別生產量值1'!C14))" table:style-name="ce19">
            <text:p>-</text:p>
          </table:table-cell>
          <table:table-cell office:value-type="string" office:string-value="-" table:formula="msoxl:=IF(SUM(L14,N14,P14,'漁業生產量值-漁業種類別魚類別生產量值1'!D14)=0,&quot;-&quot;,SUM(L14,N14,P14,'漁業生產量值-漁業種類別魚類別生產量值1'!D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216867.07131" table:style-name="ce54">
            <text:p>216,867<text:s/></text:p>
          </table:table-cell>
          <table:table-cell office:value-type="float" office:value="31038980.573010001" table:style-name="ce54">
            <text:p>31,038,981<text:s/></text:p>
          </table:table-cell>
          <table:table-cell office:value-type="float" office:value="187983.03330999997" table:formula="msoxl:=IF( (SUM(G15,I15)&#10;     + SUM('漁業生產量值-漁業種類別魚類別生產量值1'!E15,'漁業生產量值-漁業種類別魚類別生產量值1'!G15,'漁業生產量值-漁業種類別魚類別生產量值1'!I15)&#10;     + SUM('漁業生產量值-漁業種類別魚類別生產量值2'!C15,'漁業生產量值-漁業種類別魚類別生產量值2'!E15,'漁業生產量值-漁業種類別魚類別生產量值2'!G15,'漁業生產量值-漁業種類別魚類別生產量值2'!I15)&#10;  + SUM('漁業生產量值-漁業種類別魚類別生產量值3'!E15,'漁業生產量值-漁業種類別魚類別生產量值3'!I15,'漁業生產量值-漁業種類別魚類別生產量值3'!K15,'漁業生產量值-漁業種類別魚類別生產量值3'!M15,'漁業生產量值-漁業種類別魚類別生產量值3'!O15)&#10;     + SUM('漁業生產量值-漁業種類別魚類別生產量值4'!C15,'漁業生產量值-漁業種類別魚類別生產量值4'!E15,'漁業生產量值-漁業種類別魚類別生產量值4'!G15,'漁業生產量值-漁業種類別魚類別生產量值4'!I15)&#10;  + SUM('漁業生產量值-漁業種類別魚類別生產量值5'!E15,'漁業生產量值-漁業種類別魚類別生產量值5'!G15,'漁業生產量值-漁業種類別魚類別生產量值5'!I15,'漁業生產量值-漁業種類別魚類別生產量值5'!K15,'漁業生產量值-漁業種類別魚類別生產量值5'!M15,'漁業生產量值-漁業種類別魚類別生產量值5'!O15)&#10;  + 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  + SUM('漁業生產量值-漁業種類別魚類別生產量值9'!O15)&#10;  + SUM('漁業生產量值-漁業種類別魚類別生產量值10'!K15,'漁業生產量值-漁業種類別魚類別生產量值10'!M15,'漁業生產量值-漁業種類別魚類別生產量值10'!O15)&#10;  + SUM('漁業生產量值-漁業種類別魚類別生產量值11'!C15,'漁業生產量值-漁業種類別魚類別生產量值11'!E15,'漁業生產量值-漁業種類別魚類別生產量值11'!M15)&#10;  + SUM('漁業生產量值-漁業種類別魚類別生產量值13'!I15)&#10;  + SUM('漁業生產量值-漁業種類別魚類別生產量值14'!G15,'漁業生產量值-漁業種類別魚類別生產量值14'!I15,'漁業生產量值-漁業種類別魚類別生產量值14'!K15)&#10;  )=0,&quot;-&quot;,(SUM(G15,I15)&#10;     + SUM('漁業生產量值-漁業種類別魚類別生產量值1'!E15,'漁業生產量值-漁業種類別魚類別生產量值1'!G15,'漁業生產量值-漁業種類別魚類別生產量值1'!I15)&#10;     + SUM('漁業生產量值-漁業種類別魚類別生產量值2'!C15,'漁業生產量值-漁業種類別魚類別生產量值2'!E15,'漁業生產量值-漁業種類別魚類別生產量值2'!G15,'漁業生產量值-漁業種類別魚類別生產量值2'!I15)&#10;  + SUM('漁業生產量值-漁業種類別魚類別生產量值3'!E15,'漁業生產量值-漁業種類別魚類別生產量值3'!I15,'漁業生產量值-漁業種類別魚類別生產量值3'!K15,'漁業生產量值-漁業種類別魚類別生產量值3'!M15,'漁業生產量值-漁業種類別魚類別生產量值3'!O15)&#10;     + SUM('漁業生產量值-漁業種類別魚類別生產量值4'!C15,'漁業生產量值-漁業種類別魚類別生產量值4'!E15,'漁業生產量值-漁業種類別魚類別生產量值4'!G15,'漁業生產量值-漁業種類別魚類別生產量值4'!I15)&#10;  + SUM('漁業生產量值-漁業種類別魚類別生產量值5'!E15,'漁業生產量值-漁業種類別魚類別生產量值5'!G15,'漁業生產量值-漁業種類別魚類別生產量值5'!I15,'漁業生產量值-漁業種類別魚類別生產量值5'!K15,'漁業生產量值-漁業種類別魚類別生產量值5'!M15,'漁業生產量值-漁業種類別魚類別生產量值5'!O15)&#10;  + 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  + SUM('漁業生產量值-漁業種類別魚類別生產量值9'!O15)&#10;  + SUM('漁業生產量值-漁業種類別魚類別生產量值10'!K15,'漁業生產量值-漁業種類別魚類別生產量值10'!M15,'漁業生產量值-漁業種類別魚類別生產量值10'!O15)&#10;  + SUM('漁業生產量值-漁業種類別魚類別生產量值11'!C15,'漁業生產量值-漁業種類別魚類別生產量值11'!E15,'漁業生產量值-漁業種類別魚類別生產量值11'!M15)&#10;  + SUM('漁業生產量值-漁業種類別魚類別生產量值13'!I15)&#10;  + SUM('漁業生產量值-漁業種類別魚類別生產量值14'!G15,'漁業生產量值-漁業種類別魚類別生產量值14'!I15,'漁業生產量值-漁業種類別魚類別生產量值14'!K15)&#10;  ))" table:style-name="ce19">
            <text:p>187,983<text:s/></text:p>
          </table:table-cell>
          <table:table-cell office:value-type="float" office:value="27613277.768259998" table:formula="msoxl:=IF( (SUM(H15,J15)&#10;     + SUM('漁業生產量值-漁業種類別魚類別生產量值1'!F15,'漁業生產量值-漁業種類別魚類別生產量值1'!H15,'漁業生產量值-漁業種類別魚類別生產量值1'!J15)&#10;     + SUM('漁業生產量值-漁業種類別魚類別生產量值2'!D15,'漁業生產量值-漁業種類別魚類別生產量值2'!F15,'漁業生產量值-漁業種類別魚類別生產量值2'!H15,'漁業生產量值-漁業種類別魚類別生產量值2'!J15)&#10;  + SUM('漁業生產量值-漁業種類別魚類別生產量值3'!F15,'漁業生產量值-漁業種類別魚類別生產量值3'!J15,'漁業生產量值-漁業種類別魚類別生產量值3'!L15,'漁業生產量值-漁業種類別魚類別生產量值3'!N15,'漁業生產量值-漁業種類別魚類別生產量值3'!P15)&#10;     + SUM('漁業生產量值-漁業種類別魚類別生產量值4'!D15,'漁業生產量值-漁業種類別魚類別生產量值4'!F15,'漁業生產量值-漁業種類別魚類別生產量值4'!H15,'漁業生產量值-漁業種類別魚類別生產量值4'!J15)&#10;  + SUM('漁業生產量值-漁業種類別魚類別生產量值5'!F15,'漁業生產量值-漁業種類別魚類別生產量值5'!H15,'漁業生產量值-漁業種類別魚類別生產量值5'!J15,'漁業生產量值-漁業種類別魚類別生產量值5'!L15,'漁業生產量值-漁業種類別魚類別生產量值5'!N15,'漁業生產量值-漁業種類別魚類別生產量值5'!P15)&#10;  + 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  + SUM('漁業生產量值-漁業種類別魚類別生產量值9'!P15)&#10;  + SUM('漁業生產量值-漁業種類別魚類別生產量值10'!L15,'漁業生產量值-漁業種類別魚類別生產量值10'!N15,'漁業生產量值-漁業種類別魚類別生產量值10'!P15)&#10;  + SUM('漁業生產量值-漁業種類別魚類別生產量值11'!D15,'漁業生產量值-漁業種類別魚類別生產量值11'!F15,'漁業生產量值-漁業種類別魚類別生產量值11'!N15)&#10;  + SUM('漁業生產量值-漁業種類別魚類別生產量值13'!J15)&#10;  + SUM('漁業生產量值-漁業種類別魚類別生產量值14'!H15,'漁業生產量值-漁業種類別魚類別生產量值14'!J15,'漁業生產量值-漁業種類別魚類別生產量值14'!L15)&#10;  )=0,&quot;-&quot;,(SUM(H15,J15)&#10;     + SUM('漁業生產量值-漁業種類別魚類別生產量值1'!F15,'漁業生產量值-漁業種類別魚類別生產量值1'!H15,'漁業生產量值-漁業種類別魚類別生產量值1'!J15)&#10;     + SUM('漁業生產量值-漁業種類別魚類別生產量值2'!D15,'漁業生產量值-漁業種類別魚類別生產量值2'!F15,'漁業生產量值-漁業種類別魚類別生產量值2'!H15,'漁業生產量值-漁業種類別魚類別生產量值2'!J15)&#10;  + SUM('漁業生產量值-漁業種類別魚類別生產量值3'!F15,'漁業生產量值-漁業種類別魚類別生產量值3'!J15,'漁業生產量值-漁業種類別魚類別生產量值3'!L15,'漁業生產量值-漁業種類別魚類別生產量值3'!N15,'漁業生產量值-漁業種類別魚類別生產量值3'!P15)&#10;     + SUM('漁業生產量值-漁業種類別魚類別生產量值4'!D15,'漁業生產量值-漁業種類別魚類別生產量值4'!F15,'漁業生產量值-漁業種類別魚類別生產量值4'!H15,'漁業生產量值-漁業種類別魚類別生產量值4'!J15)&#10;  + SUM('漁業生產量值-漁業種類別魚類別生產量值5'!F15,'漁業生產量值-漁業種類別魚類別生產量值5'!H15,'漁業生產量值-漁業種類別魚類別生產量值5'!J15,'漁業生產量值-漁業種類別魚類別生產量值5'!L15,'漁業生產量值-漁業種類別魚類別生產量值5'!N15,'漁業生產量值-漁業種類別魚類別生產量值5'!P15)&#10;  + 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  + SUM('漁業生產量值-漁業種類別魚類別生產量值9'!P15)&#10;  + SUM('漁業生產量值-漁業種類別魚類別生產量值10'!L15,'漁業生產量值-漁業種類別魚類別生產量值10'!N15,'漁業生產量值-漁業種類別魚類別生產量值10'!P15)&#10;  + SUM('漁業生產量值-漁業種類別魚類別生產量值11'!D15,'漁業生產量值-漁業種類別魚類別生產量值11'!F15,'漁業生產量值-漁業種類別魚類別生產量值11'!N15)&#10;  + SUM('漁業生產量值-漁業種類別魚類別生產量值13'!J15)&#10;  + SUM('漁業生產量值-漁業種類別魚類別生產量值14'!H15,'漁業生產量值-漁業種類別魚類別生產量值14'!J15,'漁業生產量值-漁業種類別魚類別生產量值14'!L15)&#10;  ))" table:style-name="ce19">
            <text:p>27,613,27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,O15,'漁業生產量值-漁業種類別魚類別生產量值1'!C15)=0,&quot;-&quot;,SUM(K15,M15,O15,'漁業生產量值-漁業種類別魚類別生產量值1'!C15))" table:style-name="ce19">
            <text:p>-</text:p>
          </table:table-cell>
          <table:table-cell office:value-type="string" office:string-value="-" table:formula="msoxl:=IF(SUM(L15,N15,P15,'漁業生產量值-漁業種類別魚類別生產量值1'!D15)=0,&quot;-&quot;,SUM(L15,N15,P15,'漁業生產量值-漁業種類別魚類別生產量值1'!D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6</text:p>
          </table:table-cell>
          <table:table-cell office:value-type="string" table:style-name="ce18">
            <text:p>　魷釣　</text:p>
          </table:table-cell>
          <table:table-cell office:value-type="float" office:value="104513.005" table:style-name="ce54">
            <text:p>104,513<text:s/></text:p>
          </table:table-cell>
          <table:table-cell office:value-type="float" office:value="1995190.19918" table:style-name="ce54">
            <text:p>1,995,190<text:s/></text:p>
          </table:table-cell>
          <table:table-cell office:value-type="float" office:value="104513.005" table:formula="msoxl:=IF( (SUM(G16,I16)&#10;     + SUM('漁業生產量值-漁業種類別魚類別生產量值1'!E16,'漁業生產量值-漁業種類別魚類別生產量值1'!G16,'漁業生產量值-漁業種類別魚類別生產量值1'!I16)&#10;     + SUM('漁業生產量值-漁業種類別魚類別生產量值2'!C16,'漁業生產量值-漁業種類別魚類別生產量值2'!E16,'漁業生產量值-漁業種類別魚類別生產量值2'!G16,'漁業生產量值-漁業種類別魚類別生產量值2'!I16)&#10;  + SUM('漁業生產量值-漁業種類別魚類別生產量值3'!E16,'漁業生產量值-漁業種類別魚類別生產量值3'!I16,'漁業生產量值-漁業種類別魚類別生產量值3'!K16,'漁業生產量值-漁業種類別魚類別生產量值3'!M16,'漁業生產量值-漁業種類別魚類別生產量值3'!O16)&#10;     + SUM('漁業生產量值-漁業種類別魚類別生產量值4'!C16,'漁業生產量值-漁業種類別魚類別生產量值4'!E16,'漁業生產量值-漁業種類別魚類別生產量值4'!G16,'漁業生產量值-漁業種類別魚類別生產量值4'!I16)&#10;  + SUM('漁業生產量值-漁業種類別魚類別生產量值5'!E16,'漁業生產量值-漁業種類別魚類別生產量值5'!G16,'漁業生產量值-漁業種類別魚類別生產量值5'!I16,'漁業生產量值-漁業種類別魚類別生產量值5'!K16,'漁業生產量值-漁業種類別魚類別生產量值5'!M16,'漁業生產量值-漁業種類別魚類別生產量值5'!O16)&#10;  + 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  + SUM('漁業生產量值-漁業種類別魚類別生產量值9'!O16)&#10;  + SUM('漁業生產量值-漁業種類別魚類別生產量值10'!K16,'漁業生產量值-漁業種類別魚類別生產量值10'!M16,'漁業生產量值-漁業種類別魚類別生產量值10'!O16)&#10;  + SUM('漁業生產量值-漁業種類別魚類別生產量值11'!C16,'漁業生產量值-漁業種類別魚類別生產量值11'!E16,'漁業生產量值-漁業種類別魚類別生產量值11'!M16)&#10;  + SUM('漁業生產量值-漁業種類別魚類別生產量值13'!I16)&#10;  + SUM('漁業生產量值-漁業種類別魚類別生產量值14'!G16,'漁業生產量值-漁業種類別魚類別生產量值14'!I16,'漁業生產量值-漁業種類別魚類別生產量值14'!K16)&#10;  )=0,&quot;-&quot;,(SUM(G16,I16)&#10;     + SUM('漁業生產量值-漁業種類別魚類別生產量值1'!E16,'漁業生產量值-漁業種類別魚類別生產量值1'!G16,'漁業生產量值-漁業種類別魚類別生產量值1'!I16)&#10;     + SUM('漁業生產量值-漁業種類別魚類別生產量值2'!C16,'漁業生產量值-漁業種類別魚類別生產量值2'!E16,'漁業生產量值-漁業種類別魚類別生產量值2'!G16,'漁業生產量值-漁業種類別魚類別生產量值2'!I16)&#10;  + SUM('漁業生產量值-漁業種類別魚類別生產量值3'!E16,'漁業生產量值-漁業種類別魚類別生產量值3'!I16,'漁業生產量值-漁業種類別魚類別生產量值3'!K16,'漁業生產量值-漁業種類別魚類別生產量值3'!M16,'漁業生產量值-漁業種類別魚類別生產量值3'!O16)&#10;     + SUM('漁業生產量值-漁業種類別魚類別生產量值4'!C16,'漁業生產量值-漁業種類別魚類別生產量值4'!E16,'漁業生產量值-漁業種類別魚類別生產量值4'!G16,'漁業生產量值-漁業種類別魚類別生產量值4'!I16)&#10;  + SUM('漁業生產量值-漁業種類別魚類別生產量值5'!E16,'漁業生產量值-漁業種類別魚類別生產量值5'!G16,'漁業生產量值-漁業種類別魚類別生產量值5'!I16,'漁業生產量值-漁業種類別魚類別生產量值5'!K16,'漁業生產量值-漁業種類別魚類別生產量值5'!M16,'漁業生產量值-漁業種類別魚類別生產量值5'!O16)&#10;  + 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  + SUM('漁業生產量值-漁業種類別魚類別生產量值9'!O16)&#10;  + SUM('漁業生產量值-漁業種類別魚類別生產量值10'!K16,'漁業生產量值-漁業種類別魚類別生產量值10'!M16,'漁業生產量值-漁業種類別魚類別生產量值10'!O16)&#10;  + SUM('漁業生產量值-漁業種類別魚類別生產量值11'!C16,'漁業生產量值-漁業種類別魚類別生產量值11'!E16,'漁業生產量值-漁業種類別魚類別生產量值11'!M16)&#10;  + SUM('漁業生產量值-漁業種類別魚類別生產量值13'!I16)&#10;  + SUM('漁業生產量值-漁業種類別魚類別生產量值14'!G16,'漁業生產量值-漁業種類別魚類別生產量值14'!I16,'漁業生產量值-漁業種類別魚類別生產量值14'!K16)&#10;  ))" table:style-name="ce19">
            <text:p>104,513<text:s/></text:p>
          </table:table-cell>
          <table:table-cell office:value-type="float" office:value="1995190.19918" table:formula="msoxl:=IF( (SUM(H16,J16)&#10;     + SUM('漁業生產量值-漁業種類別魚類別生產量值1'!F16,'漁業生產量值-漁業種類別魚類別生產量值1'!H16,'漁業生產量值-漁業種類別魚類別生產量值1'!J16)&#10;     + SUM('漁業生產量值-漁業種類別魚類別生產量值2'!D16,'漁業生產量值-漁業種類別魚類別生產量值2'!F16,'漁業生產量值-漁業種類別魚類別生產量值2'!H16,'漁業生產量值-漁業種類別魚類別生產量值2'!J16)&#10;  + SUM('漁業生產量值-漁業種類別魚類別生產量值3'!F16,'漁業生產量值-漁業種類別魚類別生產量值3'!J16,'漁業生產量值-漁業種類別魚類別生產量值3'!L16,'漁業生產量值-漁業種類別魚類別生產量值3'!N16,'漁業生產量值-漁業種類別魚類別生產量值3'!P16)&#10;     + SUM('漁業生產量值-漁業種類別魚類別生產量值4'!D16,'漁業生產量值-漁業種類別魚類別生產量值4'!F16,'漁業生產量值-漁業種類別魚類別生產量值4'!H16,'漁業生產量值-漁業種類別魚類別生產量值4'!J16)&#10;  + SUM('漁業生產量值-漁業種類別魚類別生產量值5'!F16,'漁業生產量值-漁業種類別魚類別生產量值5'!H16,'漁業生產量值-漁業種類別魚類別生產量值5'!J16,'漁業生產量值-漁業種類別魚類別生產量值5'!L16,'漁業生產量值-漁業種類別魚類別生產量值5'!N16,'漁業生產量值-漁業種類別魚類別生產量值5'!P16)&#10;  + 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  + SUM('漁業生產量值-漁業種類別魚類別生產量值9'!P16)&#10;  + SUM('漁業生產量值-漁業種類別魚類別生產量值10'!L16,'漁業生產量值-漁業種類別魚類別生產量值10'!N16,'漁業生產量值-漁業種類別魚類別生產量值10'!P16)&#10;  + SUM('漁業生產量值-漁業種類別魚類別生產量值11'!D16,'漁業生產量值-漁業種類別魚類別生產量值11'!F16,'漁業生產量值-漁業種類別魚類別生產量值11'!N16)&#10;  + SUM('漁業生產量值-漁業種類別魚類別生產量值13'!J16)&#10;  + SUM('漁業生產量值-漁業種類別魚類別生產量值14'!H16,'漁業生產量值-漁業種類別魚類別生產量值14'!J16,'漁業生產量值-漁業種類別魚類別生產量值14'!L16)&#10;  )=0,&quot;-&quot;,(SUM(H16,J16)&#10;     + SUM('漁業生產量值-漁業種類別魚類別生產量值1'!F16,'漁業生產量值-漁業種類別魚類別生產量值1'!H16,'漁業生產量值-漁業種類別魚類別生產量值1'!J16)&#10;     + SUM('漁業生產量值-漁業種類別魚類別生產量值2'!D16,'漁業生產量值-漁業種類別魚類別生產量值2'!F16,'漁業生產量值-漁業種類別魚類別生產量值2'!H16,'漁業生產量值-漁業種類別魚類別生產量值2'!J16)&#10;  + SUM('漁業生產量值-漁業種類別魚類別生產量值3'!F16,'漁業生產量值-漁業種類別魚類別生產量值3'!J16,'漁業生產量值-漁業種類別魚類別生產量值3'!L16,'漁業生產量值-漁業種類別魚類別生產量值3'!N16,'漁業生產量值-漁業種類別魚類別生產量值3'!P16)&#10;     + SUM('漁業生產量值-漁業種類別魚類別生產量值4'!D16,'漁業生產量值-漁業種類別魚類別生產量值4'!F16,'漁業生產量值-漁業種類別魚類別生產量值4'!H16,'漁業生產量值-漁業種類別魚類別生產量值4'!J16)&#10;  + SUM('漁業生產量值-漁業種類別魚類別生產量值5'!F16,'漁業生產量值-漁業種類別魚類別生產量值5'!H16,'漁業生產量值-漁業種類別魚類別生產量值5'!J16,'漁業生產量值-漁業種類別魚類別生產量值5'!L16,'漁業生產量值-漁業種類別魚類別生產量值5'!N16,'漁業生產量值-漁業種類別魚類別生產量值5'!P16)&#10;  + 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  + SUM('漁業生產量值-漁業種類別魚類別生產量值9'!P16)&#10;  + SUM('漁業生產量值-漁業種類別魚類別生產量值10'!L16,'漁業生產量值-漁業種類別魚類別生產量值10'!N16,'漁業生產量值-漁業種類別魚類別生產量值10'!P16)&#10;  + SUM('漁業生產量值-漁業種類別魚類別生產量值11'!D16,'漁業生產量值-漁業種類別魚類別生產量值11'!F16,'漁業生產量值-漁業種類別魚類別生產量值11'!N16)&#10;  + SUM('漁業生產量值-漁業種類別魚類別生產量值13'!J16)&#10;  + SUM('漁業生產量值-漁業種類別魚類別生產量值14'!H16,'漁業生產量值-漁業種類別魚類別生產量值14'!J16,'漁業生產量值-漁業種類別魚類別生產量值14'!L16)&#10;  ))" table:style-name="ce19">
            <text:p>1,995,1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1'!C16)=0,&quot;-&quot;,SUM(K16,M16,O16,'漁業生產量值-漁業種類別魚類別生產量值1'!C16))" table:style-name="ce19">
            <text:p>-</text:p>
          </table:table-cell>
          <table:table-cell office:value-type="string" office:string-value="-" table:formula="msoxl:=IF(SUM(L16,N16,P16,'漁業生產量值-漁業種類別魚類別生產量值1'!D16)=0,&quot;-&quot;,SUM(L16,N16,P16,'漁業生產量值-漁業種類別魚類別生產量值1'!D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8</text:p>
          </table:table-cell>
          <table:table-cell office:value-type="string" table:style-name="ce18">
            <text:p>　秋刀魚火誘網　</text:p>
          </table:table-cell>
          <table:table-cell office:value-type="float" office:value="160531.40599999999" table:style-name="ce54">
            <text:p>160,531<text:s/></text:p>
          </table:table-cell>
          <table:table-cell office:value-type="float" office:value="4264805.8473399999" table:style-name="ce54">
            <text:p>4,264,806<text:s/></text:p>
          </table:table-cell>
          <table:table-cell office:value-type="float" office:value="160531.40599999999" table:formula="msoxl:=IF( (SUM(G17,I17)&#10;     + SUM('漁業生產量值-漁業種類別魚類別生產量值1'!E17,'漁業生產量值-漁業種類別魚類別生產量值1'!G17,'漁業生產量值-漁業種類別魚類別生產量值1'!I17)&#10;     + SUM('漁業生產量值-漁業種類別魚類別生產量值2'!C17,'漁業生產量值-漁業種類別魚類別生產量值2'!E17,'漁業生產量值-漁業種類別魚類別生產量值2'!G17,'漁業生產量值-漁業種類別魚類別生產量值2'!I17)&#10;  + SUM('漁業生產量值-漁業種類別魚類別生產量值3'!E17,'漁業生產量值-漁業種類別魚類別生產量值3'!I17,'漁業生產量值-漁業種類別魚類別生產量值3'!K17,'漁業生產量值-漁業種類別魚類別生產量值3'!M17,'漁業生產量值-漁業種類別魚類別生產量值3'!O17)&#10;     + SUM('漁業生產量值-漁業種類別魚類別生產量值4'!C17,'漁業生產量值-漁業種類別魚類別生產量值4'!E17,'漁業生產量值-漁業種類別魚類別生產量值4'!G17,'漁業生產量值-漁業種類別魚類別生產量值4'!I17)&#10;  + SUM('漁業生產量值-漁業種類別魚類別生產量值5'!E17,'漁業生產量值-漁業種類別魚類別生產量值5'!G17,'漁業生產量值-漁業種類別魚類別生產量值5'!I17,'漁業生產量值-漁業種類別魚類別生產量值5'!K17,'漁業生產量值-漁業種類別魚類別生產量值5'!M17,'漁業生產量值-漁業種類別魚類別生產量值5'!O17)&#10;  + 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  + SUM('漁業生產量值-漁業種類別魚類別生產量值9'!O17)&#10;  + SUM('漁業生產量值-漁業種類別魚類別生產量值10'!K17,'漁業生產量值-漁業種類別魚類別生產量值10'!M17,'漁業生產量值-漁業種類別魚類別生產量值10'!O17)&#10;  + SUM('漁業生產量值-漁業種類別魚類別生產量值11'!C17,'漁業生產量值-漁業種類別魚類別生產量值11'!E17,'漁業生產量值-漁業種類別魚類別生產量值11'!M17)&#10;  + SUM('漁業生產量值-漁業種類別魚類別生產量值13'!I17)&#10;  + SUM('漁業生產量值-漁業種類別魚類別生產量值14'!G17,'漁業生產量值-漁業種類別魚類別生產量值14'!I17,'漁業生產量值-漁業種類別魚類別生產量值14'!K17)&#10;  )=0,&quot;-&quot;,(SUM(G17,I17)&#10;     + SUM('漁業生產量值-漁業種類別魚類別生產量值1'!E17,'漁業生產量值-漁業種類別魚類別生產量值1'!G17,'漁業生產量值-漁業種類別魚類別生產量值1'!I17)&#10;     + SUM('漁業生產量值-漁業種類別魚類別生產量值2'!C17,'漁業生產量值-漁業種類別魚類別生產量值2'!E17,'漁業生產量值-漁業種類別魚類別生產量值2'!G17,'漁業生產量值-漁業種類別魚類別生產量值2'!I17)&#10;  + SUM('漁業生產量值-漁業種類別魚類別生產量值3'!E17,'漁業生產量值-漁業種類別魚類別生產量值3'!I17,'漁業生產量值-漁業種類別魚類別生產量值3'!K17,'漁業生產量值-漁業種類別魚類別生產量值3'!M17,'漁業生產量值-漁業種類別魚類別生產量值3'!O17)&#10;     + SUM('漁業生產量值-漁業種類別魚類別生產量值4'!C17,'漁業生產量值-漁業種類別魚類別生產量值4'!E17,'漁業生產量值-漁業種類別魚類別生產量值4'!G17,'漁業生產量值-漁業種類別魚類別生產量值4'!I17)&#10;  + SUM('漁業生產量值-漁業種類別魚類別生產量值5'!E17,'漁業生產量值-漁業種類別魚類別生產量值5'!G17,'漁業生產量值-漁業種類別魚類別生產量值5'!I17,'漁業生產量值-漁業種類別魚類別生產量值5'!K17,'漁業生產量值-漁業種類別魚類別生產量值5'!M17,'漁業生產量值-漁業種類別魚類別生產量值5'!O17)&#10;  + 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  + SUM('漁業生產量值-漁業種類別魚類別生產量值9'!O17)&#10;  + SUM('漁業生產量值-漁業種類別魚類別生產量值10'!K17,'漁業生產量值-漁業種類別魚類別生產量值10'!M17,'漁業生產量值-漁業種類別魚類別生產量值10'!O17)&#10;  + SUM('漁業生產量值-漁業種類別魚類別生產量值11'!C17,'漁業生產量值-漁業種類別魚類別生產量值11'!E17,'漁業生產量值-漁業種類別魚類別生產量值11'!M17)&#10;  + SUM('漁業生產量值-漁業種類別魚類別生產量值13'!I17)&#10;  + SUM('漁業生產量值-漁業種類別魚類別生產量值14'!G17,'漁業生產量值-漁業種類別魚類別生產量值14'!I17,'漁業生產量值-漁業種類別魚類別生產量值14'!K17)&#10;  ))" table:style-name="ce19">
            <text:p>160,531<text:s/></text:p>
          </table:table-cell>
          <table:table-cell office:value-type="float" office:value="4264805.8473399999" table:formula="msoxl:=IF( (SUM(H17,J17)&#10;     + SUM('漁業生產量值-漁業種類別魚類別生產量值1'!F17,'漁業生產量值-漁業種類別魚類別生產量值1'!H17,'漁業生產量值-漁業種類別魚類別生產量值1'!J17)&#10;     + SUM('漁業生產量值-漁業種類別魚類別生產量值2'!D17,'漁業生產量值-漁業種類別魚類別生產量值2'!F17,'漁業生產量值-漁業種類別魚類別生產量值2'!H17,'漁業生產量值-漁業種類別魚類別生產量值2'!J17)&#10;  + SUM('漁業生產量值-漁業種類別魚類別生產量值3'!F17,'漁業生產量值-漁業種類別魚類別生產量值3'!J17,'漁業生產量值-漁業種類別魚類別生產量值3'!L17,'漁業生產量值-漁業種類別魚類別生產量值3'!N17,'漁業生產量值-漁業種類別魚類別生產量值3'!P17)&#10;     + SUM('漁業生產量值-漁業種類別魚類別生產量值4'!D17,'漁業生產量值-漁業種類別魚類別生產量值4'!F17,'漁業生產量值-漁業種類別魚類別生產量值4'!H17,'漁業生產量值-漁業種類別魚類別生產量值4'!J17)&#10;  + SUM('漁業生產量值-漁業種類別魚類別生產量值5'!F17,'漁業生產量值-漁業種類別魚類別生產量值5'!H17,'漁業生產量值-漁業種類別魚類別生產量值5'!J17,'漁業生產量值-漁業種類別魚類別生產量值5'!L17,'漁業生產量值-漁業種類別魚類別生產量值5'!N17,'漁業生產量值-漁業種類別魚類別生產量值5'!P17)&#10;  + 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  + SUM('漁業生產量值-漁業種類別魚類別生產量值9'!P17)&#10;  + SUM('漁業生產量值-漁業種類別魚類別生產量值10'!L17,'漁業生產量值-漁業種類別魚類別生產量值10'!N17,'漁業生產量值-漁業種類別魚類別生產量值10'!P17)&#10;  + SUM('漁業生產量值-漁業種類別魚類別生產量值11'!D17,'漁業生產量值-漁業種類別魚類別生產量值11'!F17,'漁業生產量值-漁業種類別魚類別生產量值11'!N17)&#10;  + SUM('漁業生產量值-漁業種類別魚類別生產量值13'!J17)&#10;  + SUM('漁業生產量值-漁業種類別魚類別生產量值14'!H17,'漁業生產量值-漁業種類別魚類別生產量值14'!J17,'漁業生產量值-漁業種類別魚類別生產量值14'!L17)&#10;  )=0,&quot;-&quot;,(SUM(H17,J17)&#10;     + SUM('漁業生產量值-漁業種類別魚類別生產量值1'!F17,'漁業生產量值-漁業種類別魚類別生產量值1'!H17,'漁業生產量值-漁業種類別魚類別生產量值1'!J17)&#10;     + SUM('漁業生產量值-漁業種類別魚類別生產量值2'!D17,'漁業生產量值-漁業種類別魚類別生產量值2'!F17,'漁業生產量值-漁業種類別魚類別生產量值2'!H17,'漁業生產量值-漁業種類別魚類別生產量值2'!J17)&#10;  + SUM('漁業生產量值-漁業種類別魚類別生產量值3'!F17,'漁業生產量值-漁業種類別魚類別生產量值3'!J17,'漁業生產量值-漁業種類別魚類別生產量值3'!L17,'漁業生產量值-漁業種類別魚類別生產量值3'!N17,'漁業生產量值-漁業種類別魚類別生產量值3'!P17)&#10;     + SUM('漁業生產量值-漁業種類別魚類別生產量值4'!D17,'漁業生產量值-漁業種類別魚類別生產量值4'!F17,'漁業生產量值-漁業種類別魚類別生產量值4'!H17,'漁業生產量值-漁業種類別魚類別生產量值4'!J17)&#10;  + SUM('漁業生產量值-漁業種類別魚類別生產量值5'!F17,'漁業生產量值-漁業種類別魚類別生產量值5'!H17,'漁業生產量值-漁業種類別魚類別生產量值5'!J17,'漁業生產量值-漁業種類別魚類別生產量值5'!L17,'漁業生產量值-漁業種類別魚類別生產量值5'!N17,'漁業生產量值-漁業種類別魚類別生產量值5'!P17)&#10;  + 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  + SUM('漁業生產量值-漁業種類別魚類別生產量值9'!P17)&#10;  + SUM('漁業生產量值-漁業種類別魚類別生產量值10'!L17,'漁業生產量值-漁業種類別魚類別生產量值10'!N17,'漁業生產量值-漁業種類別魚類別生產量值10'!P17)&#10;  + SUM('漁業生產量值-漁業種類別魚類別生產量值11'!D17,'漁業生產量值-漁業種類別魚類別生產量值11'!F17,'漁業生產量值-漁業種類別魚類別生產量值11'!N17)&#10;  + SUM('漁業生產量值-漁業種類別魚類別生產量值13'!J17)&#10;  + SUM('漁業生產量值-漁業種類別魚類別生產量值14'!H17,'漁業生產量值-漁業種類別魚類別生產量值14'!J17,'漁業生產量值-漁業種類別魚類別生產量值14'!L17)&#10;  ))" table:style-name="ce19">
            <text:p>4,264,80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1'!C17)=0,&quot;-&quot;,SUM(K17,M17,O17,'漁業生產量值-漁業種類別魚類別生產量值1'!C17))" table:style-name="ce19">
            <text:p>-</text:p>
          </table:table-cell>
          <table:table-cell office:value-type="string" office:string-value="-" table:formula="msoxl:=IF(SUM(L17,N17,P17,'漁業生產量值-漁業種類別魚類別生產量值1'!D17)=0,&quot;-&quot;,SUM(L17,N17,P17,'漁業生產量值-漁業種類別魚類別生產量值1'!D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6227.8732300000001" table:style-name="ce54">
            <text:p>6,228<text:s/></text:p>
          </table:table-cell>
          <table:table-cell office:value-type="float" office:value="226699.11559999999" table:style-name="ce54">
            <text:p>226,699<text:s/></text:p>
          </table:table-cell>
          <table:table-cell office:value-type="float" office:value="6227.8732300000001" table:formula="msoxl:=IF( (SUM(G18,I18)&#10;     + SUM('漁業生產量值-漁業種類別魚類別生產量值1'!E18,'漁業生產量值-漁業種類別魚類別生產量值1'!G18,'漁業生產量值-漁業種類別魚類別生產量值1'!I18)&#10;     + SUM('漁業生產量值-漁業種類別魚類別生產量值2'!C18,'漁業生產量值-漁業種類別魚類別生產量值2'!E18,'漁業生產量值-漁業種類別魚類別生產量值2'!G18,'漁業生產量值-漁業種類別魚類別生產量值2'!I18)&#10;  + SUM('漁業生產量值-漁業種類別魚類別生產量值3'!E18,'漁業生產量值-漁業種類別魚類別生產量值3'!I18,'漁業生產量值-漁業種類別魚類別生產量值3'!K18,'漁業生產量值-漁業種類別魚類別生產量值3'!M18,'漁業生產量值-漁業種類別魚類別生產量值3'!O18)&#10;     + SUM('漁業生產量值-漁業種類別魚類別生產量值4'!C18,'漁業生產量值-漁業種類別魚類別生產量值4'!E18,'漁業生產量值-漁業種類別魚類別生產量值4'!G18,'漁業生產量值-漁業種類別魚類別生產量值4'!I18)&#10;  + SUM('漁業生產量值-漁業種類別魚類別生產量值5'!E18,'漁業生產量值-漁業種類別魚類別生產量值5'!G18,'漁業生產量值-漁業種類別魚類別生產量值5'!I18,'漁業生產量值-漁業種類別魚類別生產量值5'!K18,'漁業生產量值-漁業種類別魚類別生產量值5'!M18,'漁業生產量值-漁業種類別魚類別生產量值5'!O18)&#10;  + 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  + SUM('漁業生產量值-漁業種類別魚類別生產量值9'!O18)&#10;  + SUM('漁業生產量值-漁業種類別魚類別生產量值10'!K18,'漁業生產量值-漁業種類別魚類別生產量值10'!M18,'漁業生產量值-漁業種類別魚類別生產量值10'!O18)&#10;  + SUM('漁業生產量值-漁業種類別魚類別生產量值11'!C18,'漁業生產量值-漁業種類別魚類別生產量值11'!E18,'漁業生產量值-漁業種類別魚類別生產量值11'!M18)&#10;  + SUM('漁業生產量值-漁業種類別魚類別生產量值13'!I18)&#10;  + SUM('漁業生產量值-漁業種類別魚類別生產量值14'!G18,'漁業生產量值-漁業種類別魚類別生產量值14'!I18,'漁業生產量值-漁業種類別魚類別生產量值14'!K18)&#10;  )=0,&quot;-&quot;,(SUM(G18,I18)&#10;     + SUM('漁業生產量值-漁業種類別魚類別生產量值1'!E18,'漁業生產量值-漁業種類別魚類別生產量值1'!G18,'漁業生產量值-漁業種類別魚類別生產量值1'!I18)&#10;     + SUM('漁業生產量值-漁業種類別魚類別生產量值2'!C18,'漁業生產量值-漁業種類別魚類別生產量值2'!E18,'漁業生產量值-漁業種類別魚類別生產量值2'!G18,'漁業生產量值-漁業種類別魚類別生產量值2'!I18)&#10;  + SUM('漁業生產量值-漁業種類別魚類別生產量值3'!E18,'漁業生產量值-漁業種類別魚類別生產量值3'!I18,'漁業生產量值-漁業種類別魚類別生產量值3'!K18,'漁業生產量值-漁業種類別魚類別生產量值3'!M18,'漁業生產量值-漁業種類別魚類別生產量值3'!O18)&#10;     + SUM('漁業生產量值-漁業種類別魚類別生產量值4'!C18,'漁業生產量值-漁業種類別魚類別生產量值4'!E18,'漁業生產量值-漁業種類別魚類別生產量值4'!G18,'漁業生產量值-漁業種類別魚類別生產量值4'!I18)&#10;  + SUM('漁業生產量值-漁業種類別魚類別生產量值5'!E18,'漁業生產量值-漁業種類別魚類別生產量值5'!G18,'漁業生產量值-漁業種類別魚類別生產量值5'!I18,'漁業生產量值-漁業種類別魚類別生產量值5'!K18,'漁業生產量值-漁業種類別魚類別生產量值5'!M18,'漁業生產量值-漁業種類別魚類別生產量值5'!O18)&#10;  + 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  + SUM('漁業生產量值-漁業種類別魚類別生產量值9'!O18)&#10;  + SUM('漁業生產量值-漁業種類別魚類別生產量值10'!K18,'漁業生產量值-漁業種類別魚類別生產量值10'!M18,'漁業生產量值-漁業種類別魚類別生產量值10'!O18)&#10;  + SUM('漁業生產量值-漁業種類別魚類別生產量值11'!C18,'漁業生產量值-漁業種類別魚類別生產量值11'!E18,'漁業生產量值-漁業種類別魚類別生產量值11'!M18)&#10;  + SUM('漁業生產量值-漁業種類別魚類別生產量值13'!I18)&#10;  + SUM('漁業生產量值-漁業種類別魚類別生產量值14'!G18,'漁業生產量值-漁業種類別魚類別生產量值14'!I18,'漁業生產量值-漁業種類別魚類別生產量值14'!K18)&#10;  ))" table:style-name="ce19">
            <text:p>6,228<text:s/></text:p>
          </table:table-cell>
          <table:table-cell office:value-type="float" office:value="226699.11559999999" table:formula="msoxl:=IF( (SUM(H18,J18)&#10;     + SUM('漁業生產量值-漁業種類別魚類別生產量值1'!F18,'漁業生產量值-漁業種類別魚類別生產量值1'!H18,'漁業生產量值-漁業種類別魚類別生產量值1'!J18)&#10;     + SUM('漁業生產量值-漁業種類別魚類別生產量值2'!D18,'漁業生產量值-漁業種類別魚類別生產量值2'!F18,'漁業生產量值-漁業種類別魚類別生產量值2'!H18,'漁業生產量值-漁業種類別魚類別生產量值2'!J18)&#10;  + SUM('漁業生產量值-漁業種類別魚類別生產量值3'!F18,'漁業生產量值-漁業種類別魚類別生產量值3'!J18,'漁業生產量值-漁業種類別魚類別生產量值3'!L18,'漁業生產量值-漁業種類別魚類別生產量值3'!N18,'漁業生產量值-漁業種類別魚類別生產量值3'!P18)&#10;     + SUM('漁業生產量值-漁業種類別魚類別生產量值4'!D18,'漁業生產量值-漁業種類別魚類別生產量值4'!F18,'漁業生產量值-漁業種類別魚類別生產量值4'!H18,'漁業生產量值-漁業種類別魚類別生產量值4'!J18)&#10;  + SUM('漁業生產量值-漁業種類別魚類別生產量值5'!F18,'漁業生產量值-漁業種類別魚類別生產量值5'!H18,'漁業生產量值-漁業種類別魚類別生產量值5'!J18,'漁業生產量值-漁業種類別魚類別生產量值5'!L18,'漁業生產量值-漁業種類別魚類別生產量值5'!N18,'漁業生產量值-漁業種類別魚類別生產量值5'!P18)&#10;  + 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  + SUM('漁業生產量值-漁業種類別魚類別生產量值9'!P18)&#10;  + SUM('漁業生產量值-漁業種類別魚類別生產量值10'!L18,'漁業生產量值-漁業種類別魚類別生產量值10'!N18,'漁業生產量值-漁業種類別魚類別生產量值10'!P18)&#10;  + SUM('漁業生產量值-漁業種類別魚類別生產量值11'!D18,'漁業生產量值-漁業種類別魚類別生產量值11'!F18,'漁業生產量值-漁業種類別魚類別生產量值11'!N18)&#10;  + SUM('漁業生產量值-漁業種類別魚類別生產量值13'!J18)&#10;  + SUM('漁業生產量值-漁業種類別魚類別生產量值14'!H18,'漁業生產量值-漁業種類別魚類別生產量值14'!J18,'漁業生產量值-漁業種類別魚類別生產量值14'!L18)&#10;  )=0,&quot;-&quot;,(SUM(H18,J18)&#10;     + SUM('漁業生產量值-漁業種類別魚類別生產量值1'!F18,'漁業生產量值-漁業種類別魚類別生產量值1'!H18,'漁業生產量值-漁業種類別魚類別生產量值1'!J18)&#10;     + SUM('漁業生產量值-漁業種類別魚類別生產量值2'!D18,'漁業生產量值-漁業種類別魚類別生產量值2'!F18,'漁業生產量值-漁業種類別魚類別生產量值2'!H18,'漁業生產量值-漁業種類別魚類別生產量值2'!J18)&#10;  + SUM('漁業生產量值-漁業種類別魚類別生產量值3'!F18,'漁業生產量值-漁業種類別魚類別生產量值3'!J18,'漁業生產量值-漁業種類別魚類別生產量值3'!L18,'漁業生產量值-漁業種類別魚類別生產量值3'!N18,'漁業生產量值-漁業種類別魚類別生產量值3'!P18)&#10;     + SUM('漁業生產量值-漁業種類別魚類別生產量值4'!D18,'漁業生產量值-漁業種類別魚類別生產量值4'!F18,'漁業生產量值-漁業種類別魚類別生產量值4'!H18,'漁業生產量值-漁業種類別魚類別生產量值4'!J18)&#10;  + SUM('漁業生產量值-漁業種類別魚類別生產量值5'!F18,'漁業生產量值-漁業種類別魚類別生產量值5'!H18,'漁業生產量值-漁業種類別魚類別生產量值5'!J18,'漁業生產量值-漁業種類別魚類別生產量值5'!L18,'漁業生產量值-漁業種類別魚類別生產量值5'!N18,'漁業生產量值-漁業種類別魚類別生產量值5'!P18)&#10;  + 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  + SUM('漁業生產量值-漁業種類別魚類別生產量值9'!P18)&#10;  + SUM('漁業生產量值-漁業種類別魚類別生產量值10'!L18,'漁業生產量值-漁業種類別魚類別生產量值10'!N18,'漁業生產量值-漁業種類別魚類別生產量值10'!P18)&#10;  + SUM('漁業生產量值-漁業種類別魚類別生產量值11'!D18,'漁業生產量值-漁業種類別魚類別生產量值11'!F18,'漁業生產量值-漁業種類別魚類別生產量值11'!N18)&#10;  + SUM('漁業生產量值-漁業種類別魚類別生產量值13'!J18)&#10;  + SUM('漁業生產量值-漁業種類別魚類別生產量值14'!H18,'漁業生產量值-漁業種類別魚類別生產量值14'!J18,'漁業生產量值-漁業種類別魚類別生產量值14'!L18)&#10;  ))" table:style-name="ce19">
            <text:p>226,6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1'!C18)=0,&quot;-&quot;,SUM(K18,M18,O18,'漁業生產量值-漁業種類別魚類別生產量值1'!C18))" table:style-name="ce19">
            <text:p>-</text:p>
          </table:table-cell>
          <table:table-cell office:value-type="string" office:string-value="-" table:formula="msoxl:=IF(SUM(L18,N18,P18,'漁業生產量值-漁業種類別魚類別生產量值1'!D18)=0,&quot;-&quot;,SUM(L18,N18,P18,'漁業生產量值-漁業種類別魚類別生產量值1'!D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63568.03112" table:formula="msoxl:=  IF(SUM(C20:C35)=0,&quot;-&quot;,SUM(C20:C35))" table:style-name="ce54">
            <text:p>163,568<text:s/></text:p>
          </table:table-cell>
          <table:table-cell office:value-type="float" office:value="12725652.564409997" table:formula="msoxl:=  IF(SUM(D20:D35)=0,&quot;-&quot;,SUM(D20:D35))" table:style-name="ce54">
            <text:p>12,725,653<text:s/></text:p>
          </table:table-cell>
          <table:table-cell office:value-type="float" office:value="152821.48673000003" table:formula="msoxl:=IF( (SUM(G19,I19)&#10;     + SUM('漁業生產量值-漁業種類別魚類別生產量值1'!E19,'漁業生產量值-漁業種類別魚類別生產量值1'!G19,'漁業生產量值-漁業種類別魚類別生產量值1'!I19)&#10;     + SUM('漁業生產量值-漁業種類別魚類別生產量值2'!C19,'漁業生產量值-漁業種類別魚類別生產量值2'!E19,'漁業生產量值-漁業種類別魚類別生產量值2'!G19,'漁業生產量值-漁業種類別魚類別生產量值2'!I19)&#10;  + SUM('漁業生產量值-漁業種類別魚類別生產量值3'!E19,'漁業生產量值-漁業種類別魚類別生產量值3'!I19,'漁業生產量值-漁業種類別魚類別生產量值3'!K19,'漁業生產量值-漁業種類別魚類別生產量值3'!M19,'漁業生產量值-漁業種類別魚類別生產量值3'!O19)&#10;     + SUM('漁業生產量值-漁業種類別魚類別生產量值4'!C19,'漁業生產量值-漁業種類別魚類別生產量值4'!E19,'漁業生產量值-漁業種類別魚類別生產量值4'!G19,'漁業生產量值-漁業種類別魚類別生產量值4'!I19)&#10;  + SUM('漁業生產量值-漁業種類別魚類別生產量值5'!E19,'漁業生產量值-漁業種類別魚類別生產量值5'!G19,'漁業生產量值-漁業種類別魚類別生產量值5'!I19,'漁業生產量值-漁業種類別魚類別生產量值5'!K19,'漁業生產量值-漁業種類別魚類別生產量值5'!M19,'漁業生產量值-漁業種類別魚類別生產量值5'!O19)&#10;  + SUM('漁業生產量值-漁業種類別魚類別生產量值6'!C19,'漁業生產量值-漁業種類別魚類別生產量值6'!E19,'漁業生產量值-漁業種類別魚類別生產量值6'!G19,'漁業生產量值-漁業種類別魚類別生產量值6'!I19,'漁業生產量值-漁業種類別魚類別生產量值6'!K19,'漁業生產量值-漁業種類別魚類別生產量值6'!M19,'漁業生產量值-漁業種類別魚類別生產量值6'!O19)&#10;  + SUM('漁業生產量值-漁業種類別魚類別生產量值9'!O19)&#10;  + SUM('漁業生產量值-漁業種類別魚類別生產量值10'!K19,'漁業生產量值-漁業種類別魚類別生產量值10'!M19,'漁業生產量值-漁業種類別魚類別生產量值10'!O19)&#10;  + SUM('漁業生產量值-漁業種類別魚類別生產量值11'!C19,'漁業生產量值-漁業種類別魚類別生產量值11'!E19,'漁業生產量值-漁業種類別魚類別生產量值11'!M19)&#10;  + SUM('漁業生產量值-漁業種類別魚類別生產量值13'!I19)&#10;  + SUM('漁業生產量值-漁業種類別魚類別生產量值14'!G19,'漁業生產量值-漁業種類別魚類別生產量值14'!I19,'漁業生產量值-漁業種類別魚類別生產量值14'!K19)&#10;  )=0,&quot;-&quot;,(SUM(G19,I19)&#10;     + SUM('漁業生產量值-漁業種類別魚類別生產量值1'!E19,'漁業生產量值-漁業種類別魚類別生產量值1'!G19,'漁業生產量值-漁業種類別魚類別生產量值1'!I19)&#10;     + SUM('漁業生產量值-漁業種類別魚類別生產量值2'!C19,'漁業生產量值-漁業種類別魚類別生產量值2'!E19,'漁業生產量值-漁業種類別魚類別生產量值2'!G19,'漁業生產量值-漁業種類別魚類別生產量值2'!I19)&#10;  + SUM('漁業生產量值-漁業種類別魚類別生產量值3'!E19,'漁業生產量值-漁業種類別魚類別生產量值3'!I19,'漁業生產量值-漁業種類別魚類別生產量值3'!K19,'漁業生產量值-漁業種類別魚類別生產量值3'!M19,'漁業生產量值-漁業種類別魚類別生產量值3'!O19)&#10;     + SUM('漁業生產量值-漁業種類別魚類別生產量值4'!C19,'漁業生產量值-漁業種類別魚類別生產量值4'!E19,'漁業生產量值-漁業種類別魚類別生產量值4'!G19,'漁業生產量值-漁業種類別魚類別生產量值4'!I19)&#10;  + SUM('漁業生產量值-漁業種類別魚類別生產量值5'!E19,'漁業生產量值-漁業種類別魚類別生產量值5'!G19,'漁業生產量值-漁業種類別魚類別生產量值5'!I19,'漁業生產量值-漁業種類別魚類別生產量值5'!K19,'漁業生產量值-漁業種類別魚類別生產量值5'!M19,'漁業生產量值-漁業種類別魚類別生產量值5'!O19)&#10;  + SUM('漁業生產量值-漁業種類別魚類別生產量值6'!C19,'漁業生產量值-漁業種類別魚類別生產量值6'!E19,'漁業生產量值-漁業種類別魚類別生產量值6'!G19,'漁業生產量值-漁業種類別魚類別生產量值6'!I19,'漁業生產量值-漁業種類別魚類別生產量值6'!K19,'漁業生產量值-漁業種類別魚類別生產量值6'!M19,'漁業生產量值-漁業種類別魚類別生產量值6'!O19)&#10;  + SUM('漁業生產量值-漁業種類別魚類別生產量值9'!O19)&#10;  + SUM('漁業生產量值-漁業種類別魚類別生產量值10'!K19,'漁業生產量值-漁業種類別魚類別生產量值10'!M19,'漁業生產量值-漁業種類別魚類別生產量值10'!O19)&#10;  + SUM('漁業生產量值-漁業種類別魚類別生產量值11'!C19,'漁業生產量值-漁業種類別魚類別生產量值11'!E19,'漁業生產量值-漁業種類別魚類別生產量值11'!M19)&#10;  + SUM('漁業生產量值-漁業種類別魚類別生產量值13'!I19)&#10;  + SUM('漁業生產量值-漁業種類別魚類別生產量值14'!G19,'漁業生產量值-漁業種類別魚類別生產量值14'!I19,'漁業生產量值-漁業種類別魚類別生產量值14'!K19)&#10;  ))" table:style-name="ce19">
            <text:p>152,821<text:s/></text:p>
          </table:table-cell>
          <table:table-cell office:value-type="float" office:value="11401619.694560003" table:formula="msoxl:=IF( (SUM(H19,J19)&#10;     + SUM('漁業生產量值-漁業種類別魚類別生產量值1'!F19,'漁業生產量值-漁業種類別魚類別生產量值1'!H19,'漁業生產量值-漁業種類別魚類別生產量值1'!J19)&#10;     + SUM('漁業生產量值-漁業種類別魚類別生產量值2'!D19,'漁業生產量值-漁業種類別魚類別生產量值2'!F19,'漁業生產量值-漁業種類別魚類別生產量值2'!H19,'漁業生產量值-漁業種類別魚類別生產量值2'!J19)&#10;  + SUM('漁業生產量值-漁業種類別魚類別生產量值3'!F19,'漁業生產量值-漁業種類別魚類別生產量值3'!J19,'漁業生產量值-漁業種類別魚類別生產量值3'!L19,'漁業生產量值-漁業種類別魚類別生產量值3'!N19,'漁業生產量值-漁業種類別魚類別生產量值3'!P19)&#10;     + SUM('漁業生產量值-漁業種類別魚類別生產量值4'!D19,'漁業生產量值-漁業種類別魚類別生產量值4'!F19,'漁業生產量值-漁業種類別魚類別生產量值4'!H19,'漁業生產量值-漁業種類別魚類別生產量值4'!J19)&#10;  + SUM('漁業生產量值-漁業種類別魚類別生產量值5'!F19,'漁業生產量值-漁業種類別魚類別生產量值5'!H19,'漁業生產量值-漁業種類別魚類別生產量值5'!J19,'漁業生產量值-漁業種類別魚類別生產量值5'!L19,'漁業生產量值-漁業種類別魚類別生產量值5'!N19,'漁業生產量值-漁業種類別魚類別生產量值5'!P19)&#10;  + SUM('漁業生產量值-漁業種類別魚類別生產量值6'!D19,'漁業生產量值-漁業種類別魚類別生產量值6'!F19,'漁業生產量值-漁業種類別魚類別生產量值6'!H19,'漁業生產量值-漁業種類別魚類別生產量值6'!J19,'漁業生產量值-漁業種類別魚類別生產量值6'!L19,'漁業生產量值-漁業種類別魚類別生產量值6'!N19,'漁業生產量值-漁業種類別魚類別生產量值6'!P19)&#10;  + SUM('漁業生產量值-漁業種類別魚類別生產量值9'!P19)&#10;  + SUM('漁業生產量值-漁業種類別魚類別生產量值10'!L19,'漁業生產量值-漁業種類別魚類別生產量值10'!N19,'漁業生產量值-漁業種類別魚類別生產量值10'!P19)&#10;  + SUM('漁業生產量值-漁業種類別魚類別生產量值11'!D19,'漁業生產量值-漁業種類別魚類別生產量值11'!F19,'漁業生產量值-漁業種類別魚類別生產量值11'!N19)&#10;  + SUM('漁業生產量值-漁業種類別魚類別生產量值13'!J19)&#10;  + SUM('漁業生產量值-漁業種類別魚類別生產量值14'!H19,'漁業生產量值-漁業種類別魚類別生產量值14'!J19,'漁業生產量值-漁業種類別魚類別生產量值14'!L19)&#10;  )=0,&quot;-&quot;,(SUM(H19,J19)&#10;     + SUM('漁業生產量值-漁業種類別魚類別生產量值1'!F19,'漁業生產量值-漁業種類別魚類別生產量值1'!H19,'漁業生產量值-漁業種類別魚類別生產量值1'!J19)&#10;     + SUM('漁業生產量值-漁業種類別魚類別生產量值2'!D19,'漁業生產量值-漁業種類別魚類別生產量值2'!F19,'漁業生產量值-漁業種類別魚類別生產量值2'!H19,'漁業生產量值-漁業種類別魚類別生產量值2'!J19)&#10;  + SUM('漁業生產量值-漁業種類別魚類別生產量值3'!F19,'漁業生產量值-漁業種類別魚類別生產量值3'!J19,'漁業生產量值-漁業種類別魚類別生產量值3'!L19,'漁業生產量值-漁業種類別魚類別生產量值3'!N19,'漁業生產量值-漁業種類別魚類別生產量值3'!P19)&#10;     + SUM('漁業生產量值-漁業種類別魚類別生產量值4'!D19,'漁業生產量值-漁業種類別魚類別生產量值4'!F19,'漁業生產量值-漁業種類別魚類別生產量值4'!H19,'漁業生產量值-漁業種類別魚類別生產量值4'!J19)&#10;  + SUM('漁業生產量值-漁業種類別魚類別生產量值5'!F19,'漁業生產量值-漁業種類別魚類別生產量值5'!H19,'漁業生產量值-漁業種類別魚類別生產量值5'!J19,'漁業生產量值-漁業種類別魚類別生產量值5'!L19,'漁業生產量值-漁業種類別魚類別生產量值5'!N19,'漁業生產量值-漁業種類別魚類別生產量值5'!P19)&#10;  + SUM('漁業生產量值-漁業種類別魚類別生產量值6'!D19,'漁業生產量值-漁業種類別魚類別生產量值6'!F19,'漁業生產量值-漁業種類別魚類別生產量值6'!H19,'漁業生產量值-漁業種類別魚類別生產量值6'!J19,'漁業生產量值-漁業種類別魚類別生產量值6'!L19,'漁業生產量值-漁業種類別魚類別生產量值6'!N19,'漁業生產量值-漁業種類別魚類別生產量值6'!P19)&#10;  + SUM('漁業生產量值-漁業種類別魚類別生產量值9'!P19)&#10;  + SUM('漁業生產量值-漁業種類別魚類別生產量值10'!L19,'漁業生產量值-漁業種類別魚類別生產量值10'!N19,'漁業生產量值-漁業種類別魚類別生產量值10'!P19)&#10;  + SUM('漁業生產量值-漁業種類別魚類別生產量值11'!D19,'漁業生產量值-漁業種類別魚類別生產量值11'!F19,'漁業生產量值-漁業種類別魚類別生產量值11'!N19)&#10;  + SUM('漁業生產量值-漁業種類別魚類別生產量值13'!J19)&#10;  + SUM('漁業生產量值-漁業種類別魚類別生產量值14'!H19,'漁業生產量值-漁業種類別魚類別生產量值14'!J19,'漁業生產量值-漁業種類別魚類別生產量值14'!L19)&#10;  ))" table:style-name="ce19">
            <text:p>11,401,620<text:s/></text:p>
          </table:table-cell>
          <table:table-cell office:value-type="string" office:string-value="-" table:formula="msoxl:=  IF(SUM(G20:G35)=0,&quot;-&quot;,SUM(G20:G35))" table:style-name="ce54">
            <text:p>-</text:p>
          </table:table-cell>
          <table:table-cell office:value-type="string" office:string-value="-" table:formula="msoxl:=  IF(SUM(H20:H35)=0,&quot;-&quot;,SUM(H20:H35))" table:style-name="ce54">
            <text:p>-</text:p>
          </table:table-cell>
          <table:table-cell office:value-type="string" office:string-value="-" table:formula="msoxl:=IF(SUM(K19,M19,O19,'漁業生產量值-漁業種類別魚類別生產量值1'!C19)=0,&quot;-&quot;,SUM(K19,M19,O19,'漁業生產量值-漁業種類別魚類別生產量值1'!C19))" table:style-name="ce19">
            <text:p>-</text:p>
          </table:table-cell>
          <table:table-cell office:value-type="string" office:string-value="-" table:formula="msoxl:=IF(SUM(L19,N19,P19,'漁業生產量值-漁業種類別魚類別生產量值1'!D19)=0,&quot;-&quot;,SUM(L19,N19,P19,'漁業生產量值-漁業種類別魚類別生產量值1'!D19))" table:style-name="ce19">
            <text:p>-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1</text:p>
          </table:table-cell>
          <table:table-cell office:value-type="string" table:style-name="ce18">
            <text:p>　巾著網　</text:p>
          </table:table-cell>
          <table:table-cell office:value-type="float" office:value="114.91451000000001" table:style-name="ce54">
            <text:p>115<text:s/></text:p>
          </table:table-cell>
          <table:table-cell office:value-type="float" office:value="3746.5322999999999" table:style-name="ce54">
            <text:p>3,747<text:s/></text:p>
          </table:table-cell>
          <table:table-cell office:value-type="float" office:value="114.91450999999999" table:formula="msoxl:=IF( (SUM(G20,I20)&#10;     + SUM('漁業生產量值-漁業種類別魚類別生產量值1'!E20,'漁業生產量值-漁業種類別魚類別生產量值1'!G20,'漁業生產量值-漁業種類別魚類別生產量值1'!I20)&#10;     + SUM('漁業生產量值-漁業種類別魚類別生產量值2'!C20,'漁業生產量值-漁業種類別魚類別生產量值2'!E20,'漁業生產量值-漁業種類別魚類別生產量值2'!G20,'漁業生產量值-漁業種類別魚類別生產量值2'!I20)&#10;  + SUM('漁業生產量值-漁業種類別魚類別生產量值3'!E20,'漁業生產量值-漁業種類別魚類別生產量值3'!I20,'漁業生產量值-漁業種類別魚類別生產量值3'!K20,'漁業生產量值-漁業種類別魚類別生產量值3'!M20,'漁業生產量值-漁業種類別魚類別生產量值3'!O20)&#10;     + SUM('漁業生產量值-漁業種類別魚類別生產量值4'!C20,'漁業生產量值-漁業種類別魚類別生產量值4'!E20,'漁業生產量值-漁業種類別魚類別生產量值4'!G20,'漁業生產量值-漁業種類別魚類別生產量值4'!I20)&#10;  + SUM('漁業生產量值-漁業種類別魚類別生產量值5'!E20,'漁業生產量值-漁業種類別魚類別生產量值5'!G20,'漁業生產量值-漁業種類別魚類別生產量值5'!I20,'漁業生產量值-漁業種類別魚類別生產量值5'!K20,'漁業生產量值-漁業種類別魚類別生產量值5'!M20,'漁業生產量值-漁業種類別魚類別生產量值5'!O20)&#10;  + 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  + SUM('漁業生產量值-漁業種類別魚類別生產量值9'!O20)&#10;  + SUM('漁業生產量值-漁業種類別魚類別生產量值10'!K20,'漁業生產量值-漁業種類別魚類別生產量值10'!M20,'漁業生產量值-漁業種類別魚類別生產量值10'!O20)&#10;  + SUM('漁業生產量值-漁業種類別魚類別生產量值11'!C20,'漁業生產量值-漁業種類別魚類別生產量值11'!E20,'漁業生產量值-漁業種類別魚類別生產量值11'!M20)&#10;  + SUM('漁業生產量值-漁業種類別魚類別生產量值13'!I20)&#10;  + SUM('漁業生產量值-漁業種類別魚類別生產量值14'!G20,'漁業生產量值-漁業種類別魚類別生產量值14'!I20,'漁業生產量值-漁業種類別魚類別生產量值14'!K20)&#10;  )=0,&quot;-&quot;,(SUM(G20,I20)&#10;     + SUM('漁業生產量值-漁業種類別魚類別生產量值1'!E20,'漁業生產量值-漁業種類別魚類別生產量值1'!G20,'漁業生產量值-漁業種類別魚類別生產量值1'!I20)&#10;     + SUM('漁業生產量值-漁業種類別魚類別生產量值2'!C20,'漁業生產量值-漁業種類別魚類別生產量值2'!E20,'漁業生產量值-漁業種類別魚類別生產量值2'!G20,'漁業生產量值-漁業種類別魚類別生產量值2'!I20)&#10;  + SUM('漁業生產量值-漁業種類別魚類別生產量值3'!E20,'漁業生產量值-漁業種類別魚類別生產量值3'!I20,'漁業生產量值-漁業種類別魚類別生產量值3'!K20,'漁業生產量值-漁業種類別魚類別生產量值3'!M20,'漁業生產量值-漁業種類別魚類別生產量值3'!O20)&#10;     + SUM('漁業生產量值-漁業種類別魚類別生產量值4'!C20,'漁業生產量值-漁業種類別魚類別生產量值4'!E20,'漁業生產量值-漁業種類別魚類別生產量值4'!G20,'漁業生產量值-漁業種類別魚類別生產量值4'!I20)&#10;  + SUM('漁業生產量值-漁業種類別魚類別生產量值5'!E20,'漁業生產量值-漁業種類別魚類別生產量值5'!G20,'漁業生產量值-漁業種類別魚類別生產量值5'!I20,'漁業生產量值-漁業種類別魚類別生產量值5'!K20,'漁業生產量值-漁業種類別魚類別生產量值5'!M20,'漁業生產量值-漁業種類別魚類別生產量值5'!O20)&#10;  + 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  + SUM('漁業生產量值-漁業種類別魚類別生產量值9'!O20)&#10;  + SUM('漁業生產量值-漁業種類別魚類別生產量值10'!K20,'漁業生產量值-漁業種類別魚類別生產量值10'!M20,'漁業生產量值-漁業種類別魚類別生產量值10'!O20)&#10;  + SUM('漁業生產量值-漁業種類別魚類別生產量值11'!C20,'漁業生產量值-漁業種類別魚類別生產量值11'!E20,'漁業生產量值-漁業種類別魚類別生產量值11'!M20)&#10;  + SUM('漁業生產量值-漁業種類別魚類別生產量值13'!I20)&#10;  + SUM('漁業生產量值-漁業種類別魚類別生產量值14'!G20,'漁業生產量值-漁業種類別魚類別生產量值14'!I20,'漁業生產量值-漁業種類別魚類別生產量值14'!K20)&#10;  ))" table:style-name="ce19">
            <text:p>115<text:s/></text:p>
          </table:table-cell>
          <table:table-cell office:value-type="float" office:value="3746.5322999999999" table:formula="msoxl:=IF( (SUM(H20,J20)&#10;     + SUM('漁業生產量值-漁業種類別魚類別生產量值1'!F20,'漁業生產量值-漁業種類別魚類別生產量值1'!H20,'漁業生產量值-漁業種類別魚類別生產量值1'!J20)&#10;     + SUM('漁業生產量值-漁業種類別魚類別生產量值2'!D20,'漁業生產量值-漁業種類別魚類別生產量值2'!F20,'漁業生產量值-漁業種類別魚類別生產量值2'!H20,'漁業生產量值-漁業種類別魚類別生產量值2'!J20)&#10;  + SUM('漁業生產量值-漁業種類別魚類別生產量值3'!F20,'漁業生產量值-漁業種類別魚類別生產量值3'!J20,'漁業生產量值-漁業種類別魚類別生產量值3'!L20,'漁業生產量值-漁業種類別魚類別生產量值3'!N20,'漁業生產量值-漁業種類別魚類別生產量值3'!P20)&#10;     + SUM('漁業生產量值-漁業種類別魚類別生產量值4'!D20,'漁業生產量值-漁業種類別魚類別生產量值4'!F20,'漁業生產量值-漁業種類別魚類別生產量值4'!H20,'漁業生產量值-漁業種類別魚類別生產量值4'!J20)&#10;  + SUM('漁業生產量值-漁業種類別魚類別生產量值5'!F20,'漁業生產量值-漁業種類別魚類別生產量值5'!H20,'漁業生產量值-漁業種類別魚類別生產量值5'!J20,'漁業生產量值-漁業種類別魚類別生產量值5'!L20,'漁業生產量值-漁業種類別魚類別生產量值5'!N20,'漁業生產量值-漁業種類別魚類別生產量值5'!P20)&#10;  + 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  + SUM('漁業生產量值-漁業種類別魚類別生產量值9'!P20)&#10;  + SUM('漁業生產量值-漁業種類別魚類別生產量值10'!L20,'漁業生產量值-漁業種類別魚類別生產量值10'!N20,'漁業生產量值-漁業種類別魚類別生產量值10'!P20)&#10;  + SUM('漁業生產量值-漁業種類別魚類別生產量值11'!D20,'漁業生產量值-漁業種類別魚類別生產量值11'!F20,'漁業生產量值-漁業種類別魚類別生產量值11'!N20)&#10;  + SUM('漁業生產量值-漁業種類別魚類別生產量值13'!J20)&#10;  + SUM('漁業生產量值-漁業種類別魚類別生產量值14'!H20,'漁業生產量值-漁業種類別魚類別生產量值14'!J20,'漁業生產量值-漁業種類別魚類別生產量值14'!L20)&#10;  )=0,&quot;-&quot;,(SUM(H20,J20)&#10;     + SUM('漁業生產量值-漁業種類別魚類別生產量值1'!F20,'漁業生產量值-漁業種類別魚類別生產量值1'!H20,'漁業生產量值-漁業種類別魚類別生產量值1'!J20)&#10;     + SUM('漁業生產量值-漁業種類別魚類別生產量值2'!D20,'漁業生產量值-漁業種類別魚類別生產量值2'!F20,'漁業生產量值-漁業種類別魚類別生產量值2'!H20,'漁業生產量值-漁業種類別魚類別生產量值2'!J20)&#10;  + SUM('漁業生產量值-漁業種類別魚類別生產量值3'!F20,'漁業生產量值-漁業種類別魚類別生產量值3'!J20,'漁業生產量值-漁業種類別魚類別生產量值3'!L20,'漁業生產量值-漁業種類別魚類別生產量值3'!N20,'漁業生產量值-漁業種類別魚類別生產量值3'!P20)&#10;     + SUM('漁業生產量值-漁業種類別魚類別生產量值4'!D20,'漁業生產量值-漁業種類別魚類別生產量值4'!F20,'漁業生產量值-漁業種類別魚類別生產量值4'!H20,'漁業生產量值-漁業種類別魚類別生產量值4'!J20)&#10;  + SUM('漁業生產量值-漁業種類別魚類別生產量值5'!F20,'漁業生產量值-漁業種類別魚類別生產量值5'!H20,'漁業生產量值-漁業種類別魚類別生產量值5'!J20,'漁業生產量值-漁業種類別魚類別生產量值5'!L20,'漁業生產量值-漁業種類別魚類別生產量值5'!N20,'漁業生產量值-漁業種類別魚類別生產量值5'!P20)&#10;  + 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  + SUM('漁業生產量值-漁業種類別魚類別生產量值9'!P20)&#10;  + SUM('漁業生產量值-漁業種類別魚類別生產量值10'!L20,'漁業生產量值-漁業種類別魚類別生產量值10'!N20,'漁業生產量值-漁業種類別魚類別生產量值10'!P20)&#10;  + SUM('漁業生產量值-漁業種類別魚類別生產量值11'!D20,'漁業生產量值-漁業種類別魚類別生產量值11'!F20,'漁業生產量值-漁業種類別魚類別生產量值11'!N20)&#10;  + SUM('漁業生產量值-漁業種類別魚類別生產量值13'!J20)&#10;  + SUM('漁業生產量值-漁業種類別魚類別生產量值14'!H20,'漁業生產量值-漁業種類別魚類別生產量值14'!J20,'漁業生產量值-漁業種類別魚類別生產量值14'!L20)&#10;  ))" table:style-name="ce19">
            <text:p>3,7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,O20,'漁業生產量值-漁業種類別魚類別生產量值1'!C20)=0,&quot;-&quot;,SUM(K20,M20,O20,'漁業生產量值-漁業種類別魚類別生產量值1'!C20))" table:style-name="ce19">
            <text:p>-</text:p>
          </table:table-cell>
          <table:table-cell office:value-type="string" office:string-value="-" table:formula="msoxl:=IF(SUM(L20,N20,P20,'漁業生產量值-漁業種類別魚類別生產量值1'!D20)=0,&quot;-&quot;,SUM(L20,N20,P20,'漁業生產量值-漁業種類別魚類別生產量值1'!D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5220.5060000000003" table:style-name="ce54">
            <text:p>5,221<text:s/></text:p>
          </table:table-cell>
          <table:table-cell office:value-type="float" office:value="156615.49679999999" table:style-name="ce54">
            <text:p>156,615<text:s/></text:p>
          </table:table-cell>
          <table:table-cell office:value-type="float" office:value="5220.5060000000003" table:formula="msoxl:=IF( (SUM(G21,I21)&#10;     + SUM('漁業生產量值-漁業種類別魚類別生產量值1'!E21,'漁業生產量值-漁業種類別魚類別生產量值1'!G21,'漁業生產量值-漁業種類別魚類別生產量值1'!I21)&#10;     + SUM('漁業生產量值-漁業種類別魚類別生產量值2'!C21,'漁業生產量值-漁業種類別魚類別生產量值2'!E21,'漁業生產量值-漁業種類別魚類別生產量值2'!G21,'漁業生產量值-漁業種類別魚類別生產量值2'!I21)&#10;  + SUM('漁業生產量值-漁業種類別魚類別生產量值3'!E21,'漁業生產量值-漁業種類別魚類別生產量值3'!I21,'漁業生產量值-漁業種類別魚類別生產量值3'!K21,'漁業生產量值-漁業種類別魚類別生產量值3'!M21,'漁業生產量值-漁業種類別魚類別生產量值3'!O21)&#10;     + SUM('漁業生產量值-漁業種類別魚類別生產量值4'!C21,'漁業生產量值-漁業種類別魚類別生產量值4'!E21,'漁業生產量值-漁業種類別魚類別生產量值4'!G21,'漁業生產量值-漁業種類別魚類別生產量值4'!I21)&#10;  + SUM('漁業生產量值-漁業種類別魚類別生產量值5'!E21,'漁業生產量值-漁業種類別魚類別生產量值5'!G21,'漁業生產量值-漁業種類別魚類別生產量值5'!I21,'漁業生產量值-漁業種類別魚類別生產量值5'!K21,'漁業生產量值-漁業種類別魚類別生產量值5'!M21,'漁業生產量值-漁業種類別魚類別生產量值5'!O21)&#10;  + 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  + SUM('漁業生產量值-漁業種類別魚類別生產量值9'!O21)&#10;  + SUM('漁業生產量值-漁業種類別魚類別生產量值10'!K21,'漁業生產量值-漁業種類別魚類別生產量值10'!M21,'漁業生產量值-漁業種類別魚類別生產量值10'!O21)&#10;  + SUM('漁業生產量值-漁業種類別魚類別生產量值11'!C21,'漁業生產量值-漁業種類別魚類別生產量值11'!E21,'漁業生產量值-漁業種類別魚類別生產量值11'!M21)&#10;  + SUM('漁業生產量值-漁業種類別魚類別生產量值13'!I21)&#10;  + SUM('漁業生產量值-漁業種類別魚類別生產量值14'!G21,'漁業生產量值-漁業種類別魚類別生產量值14'!I21,'漁業生產量值-漁業種類別魚類別生產量值14'!K21)&#10;  )=0,&quot;-&quot;,(SUM(G21,I21)&#10;     + SUM('漁業生產量值-漁業種類別魚類別生產量值1'!E21,'漁業生產量值-漁業種類別魚類別生產量值1'!G21,'漁業生產量值-漁業種類別魚類別生產量值1'!I21)&#10;     + SUM('漁業生產量值-漁業種類別魚類別生產量值2'!C21,'漁業生產量值-漁業種類別魚類別生產量值2'!E21,'漁業生產量值-漁業種類別魚類別生產量值2'!G21,'漁業生產量值-漁業種類別魚類別生產量值2'!I21)&#10;  + SUM('漁業生產量值-漁業種類別魚類別生產量值3'!E21,'漁業生產量值-漁業種類別魚類別生產量值3'!I21,'漁業生產量值-漁業種類別魚類別生產量值3'!K21,'漁業生產量值-漁業種類別魚類別生產量值3'!M21,'漁業生產量值-漁業種類別魚類別生產量值3'!O21)&#10;     + SUM('漁業生產量值-漁業種類別魚類別生產量值4'!C21,'漁業生產量值-漁業種類別魚類別生產量值4'!E21,'漁業生產量值-漁業種類別魚類別生產量值4'!G21,'漁業生產量值-漁業種類別魚類別生產量值4'!I21)&#10;  + SUM('漁業生產量值-漁業種類別魚類別生產量值5'!E21,'漁業生產量值-漁業種類別魚類別生產量值5'!G21,'漁業生產量值-漁業種類別魚類別生產量值5'!I21,'漁業生產量值-漁業種類別魚類別生產量值5'!K21,'漁業生產量值-漁業種類別魚類別生產量值5'!M21,'漁業生產量值-漁業種類別魚類別生產量值5'!O21)&#10;  + 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  + SUM('漁業生產量值-漁業種類別魚類別生產量值9'!O21)&#10;  + SUM('漁業生產量值-漁業種類別魚類別生產量值10'!K21,'漁業生產量值-漁業種類別魚類別生產量值10'!M21,'漁業生產量值-漁業種類別魚類別生產量值10'!O21)&#10;  + SUM('漁業生產量值-漁業種類別魚類別生產量值11'!C21,'漁業生產量值-漁業種類別魚類別生產量值11'!E21,'漁業生產量值-漁業種類別魚類別生產量值11'!M21)&#10;  + SUM('漁業生產量值-漁業種類別魚類別生產量值13'!I21)&#10;  + SUM('漁業生產量值-漁業種類別魚類別生產量值14'!G21,'漁業生產量值-漁業種類別魚類別生產量值14'!I21,'漁業生產量值-漁業種類別魚類別生產量值14'!K21)&#10;  ))" table:style-name="ce19">
            <text:p>5,221<text:s/></text:p>
          </table:table-cell>
          <table:table-cell office:value-type="float" office:value="156615.49679999999" table:formula="msoxl:=IF( (SUM(H21,J21)&#10;     + SUM('漁業生產量值-漁業種類別魚類別生產量值1'!F21,'漁業生產量值-漁業種類別魚類別生產量值1'!H21,'漁業生產量值-漁業種類別魚類別生產量值1'!J21)&#10;     + SUM('漁業生產量值-漁業種類別魚類別生產量值2'!D21,'漁業生產量值-漁業種類別魚類別生產量值2'!F21,'漁業生產量值-漁業種類別魚類別生產量值2'!H21,'漁業生產量值-漁業種類別魚類別生產量值2'!J21)&#10;  + SUM('漁業生產量值-漁業種類別魚類別生產量值3'!F21,'漁業生產量值-漁業種類別魚類別生產量值3'!J21,'漁業生產量值-漁業種類別魚類別生產量值3'!L21,'漁業生產量值-漁業種類別魚類別生產量值3'!N21,'漁業生產量值-漁業種類別魚類別生產量值3'!P21)&#10;     + SUM('漁業生產量值-漁業種類別魚類別生產量值4'!D21,'漁業生產量值-漁業種類別魚類別生產量值4'!F21,'漁業生產量值-漁業種類別魚類別生產量值4'!H21,'漁業生產量值-漁業種類別魚類別生產量值4'!J21)&#10;  + SUM('漁業生產量值-漁業種類別魚類別生產量值5'!F21,'漁業生產量值-漁業種類別魚類別生產量值5'!H21,'漁業生產量值-漁業種類別魚類別生產量值5'!J21,'漁業生產量值-漁業種類別魚類別生產量值5'!L21,'漁業生產量值-漁業種類別魚類別生產量值5'!N21,'漁業生產量值-漁業種類別魚類別生產量值5'!P21)&#10;  + 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  + SUM('漁業生產量值-漁業種類別魚類別生產量值9'!P21)&#10;  + SUM('漁業生產量值-漁業種類別魚類別生產量值10'!L21,'漁業生產量值-漁業種類別魚類別生產量值10'!N21,'漁業生產量值-漁業種類別魚類別生產量值10'!P21)&#10;  + SUM('漁業生產量值-漁業種類別魚類別生產量值11'!D21,'漁業生產量值-漁業種類別魚類別生產量值11'!F21,'漁業生產量值-漁業種類別魚類別生產量值11'!N21)&#10;  + SUM('漁業生產量值-漁業種類別魚類別生產量值13'!J21)&#10;  + SUM('漁業生產量值-漁業種類別魚類別生產量值14'!H21,'漁業生產量值-漁業種類別魚類別生產量值14'!J21,'漁業生產量值-漁業種類別魚類別生產量值14'!L21)&#10;  )=0,&quot;-&quot;,(SUM(H21,J21)&#10;     + SUM('漁業生產量值-漁業種類別魚類別生產量值1'!F21,'漁業生產量值-漁業種類別魚類別生產量值1'!H21,'漁業生產量值-漁業種類別魚類別生產量值1'!J21)&#10;     + SUM('漁業生產量值-漁業種類別魚類別生產量值2'!D21,'漁業生產量值-漁業種類別魚類別生產量值2'!F21,'漁業生產量值-漁業種類別魚類別生產量值2'!H21,'漁業生產量值-漁業種類別魚類別生產量值2'!J21)&#10;  + SUM('漁業生產量值-漁業種類別魚類別生產量值3'!F21,'漁業生產量值-漁業種類別魚類別生產量值3'!J21,'漁業生產量值-漁業種類別魚類別生產量值3'!L21,'漁業生產量值-漁業種類別魚類別生產量值3'!N21,'漁業生產量值-漁業種類別魚類別生產量值3'!P21)&#10;     + SUM('漁業生產量值-漁業種類別魚類別生產量值4'!D21,'漁業生產量值-漁業種類別魚類別生產量值4'!F21,'漁業生產量值-漁業種類別魚類別生產量值4'!H21,'漁業生產量值-漁業種類別魚類別生產量值4'!J21)&#10;  + SUM('漁業生產量值-漁業種類別魚類別生產量值5'!F21,'漁業生產量值-漁業種類別魚類別生產量值5'!H21,'漁業生產量值-漁業種類別魚類別生產量值5'!J21,'漁業生產量值-漁業種類別魚類別生產量值5'!L21,'漁業生產量值-漁業種類別魚類別生產量值5'!N21,'漁業生產量值-漁業種類別魚類別生產量值5'!P21)&#10;  + 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  + SUM('漁業生產量值-漁業種類別魚類別生產量值9'!P21)&#10;  + SUM('漁業生產量值-漁業種類別魚類別生產量值10'!L21,'漁業生產量值-漁業種類別魚類別生產量值10'!N21,'漁業生產量值-漁業種類別魚類別生產量值10'!P21)&#10;  + SUM('漁業生產量值-漁業種類別魚類別生產量值11'!D21,'漁業生產量值-漁業種類別魚類別生產量值11'!F21,'漁業生產量值-漁業種類別魚類別生產量值11'!N21)&#10;  + SUM('漁業生產量值-漁業種類別魚類別生產量值13'!J21)&#10;  + SUM('漁業生產量值-漁業種類別魚類別生產量值14'!H21,'漁業生產量值-漁業種類別魚類別生產量值14'!J21,'漁業生產量值-漁業種類別魚類別生產量值14'!L21)&#10;  ))" table:style-name="ce19">
            <text:p>156,6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,O21,'漁業生產量值-漁業種類別魚類別生產量值1'!C21)=0,&quot;-&quot;,SUM(K21,M21,O21,'漁業生產量值-漁業種類別魚類別生產量值1'!C21))" table:style-name="ce19">
            <text:p>-</text:p>
          </table:table-cell>
          <table:table-cell office:value-type="string" office:string-value="-" table:formula="msoxl:=IF(SUM(L21,N21,P21,'漁業生產量值-漁業種類別魚類別生產量值1'!D21)=0,&quot;-&quot;,SUM(L21,N21,P21,'漁業生產量值-漁業種類別魚類別生產量值1'!D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1932.2" table:style-name="ce54">
            <text:p>1,932<text:s/></text:p>
          </table:table-cell>
          <table:table-cell office:value-type="float" office:value="156945.46" table:style-name="ce54">
            <text:p>156,945<text:s/></text:p>
          </table:table-cell>
          <table:table-cell office:value-type="float" office:value="1650.1" table:formula="msoxl:=IF( (SUM(G22,I22)&#10;     + SUM('漁業生產量值-漁業種類別魚類別生產量值1'!E22,'漁業生產量值-漁業種類別魚類別生產量值1'!G22,'漁業生產量值-漁業種類別魚類別生產量值1'!I22)&#10;     + SUM('漁業生產量值-漁業種類別魚類別生產量值2'!C22,'漁業生產量值-漁業種類別魚類別生產量值2'!E22,'漁業生產量值-漁業種類別魚類別生產量值2'!G22,'漁業生產量值-漁業種類別魚類別生產量值2'!I22)&#10;  + SUM('漁業生產量值-漁業種類別魚類別生產量值3'!E22,'漁業生產量值-漁業種類別魚類別生產量值3'!I22,'漁業生產量值-漁業種類別魚類別生產量值3'!K22,'漁業生產量值-漁業種類別魚類別生產量值3'!M22,'漁業生產量值-漁業種類別魚類別生產量值3'!O22)&#10;     + SUM('漁業生產量值-漁業種類別魚類別生產量值4'!C22,'漁業生產量值-漁業種類別魚類別生產量值4'!E22,'漁業生產量值-漁業種類別魚類別生產量值4'!G22,'漁業生產量值-漁業種類別魚類別生產量值4'!I22)&#10;  + SUM('漁業生產量值-漁業種類別魚類別生產量值5'!E22,'漁業生產量值-漁業種類別魚類別生產量值5'!G22,'漁業生產量值-漁業種類別魚類別生產量值5'!I22,'漁業生產量值-漁業種類別魚類別生產量值5'!K22,'漁業生產量值-漁業種類別魚類別生產量值5'!M22,'漁業生產量值-漁業種類別魚類別生產量值5'!O22)&#10;  + 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  + SUM('漁業生產量值-漁業種類別魚類別生產量值9'!O22)&#10;  + SUM('漁業生產量值-漁業種類別魚類別生產量值10'!K22,'漁業生產量值-漁業種類別魚類別生產量值10'!M22,'漁業生產量值-漁業種類別魚類別生產量值10'!O22)&#10;  + SUM('漁業生產量值-漁業種類別魚類別生產量值11'!C22,'漁業生產量值-漁業種類別魚類別生產量值11'!E22,'漁業生產量值-漁業種類別魚類別生產量值11'!M22)&#10;  + SUM('漁業生產量值-漁業種類別魚類別生產量值13'!I22)&#10;  + SUM('漁業生產量值-漁業種類別魚類別生產量值14'!G22,'漁業生產量值-漁業種類別魚類別生產量值14'!I22,'漁業生產量值-漁業種類別魚類別生產量值14'!K22)&#10;  )=0,&quot;-&quot;,(SUM(G22,I22)&#10;     + SUM('漁業生產量值-漁業種類別魚類別生產量值1'!E22,'漁業生產量值-漁業種類別魚類別生產量值1'!G22,'漁業生產量值-漁業種類別魚類別生產量值1'!I22)&#10;     + SUM('漁業生產量值-漁業種類別魚類別生產量值2'!C22,'漁業生產量值-漁業種類別魚類別生產量值2'!E22,'漁業生產量值-漁業種類別魚類別生產量值2'!G22,'漁業生產量值-漁業種類別魚類別生產量值2'!I22)&#10;  + SUM('漁業生產量值-漁業種類別魚類別生產量值3'!E22,'漁業生產量值-漁業種類別魚類別生產量值3'!I22,'漁業生產量值-漁業種類別魚類別生產量值3'!K22,'漁業生產量值-漁業種類別魚類別生產量值3'!M22,'漁業生產量值-漁業種類別魚類別生產量值3'!O22)&#10;     + SUM('漁業生產量值-漁業種類別魚類別生產量值4'!C22,'漁業生產量值-漁業種類別魚類別生產量值4'!E22,'漁業生產量值-漁業種類別魚類別生產量值4'!G22,'漁業生產量值-漁業種類別魚類別生產量值4'!I22)&#10;  + SUM('漁業生產量值-漁業種類別魚類別生產量值5'!E22,'漁業生產量值-漁業種類別魚類別生產量值5'!G22,'漁業生產量值-漁業種類別魚類別生產量值5'!I22,'漁業生產量值-漁業種類別魚類別生產量值5'!K22,'漁業生產量值-漁業種類別魚類別生產量值5'!M22,'漁業生產量值-漁業種類別魚類別生產量值5'!O22)&#10;  + 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  + SUM('漁業生產量值-漁業種類別魚類別生產量值9'!O22)&#10;  + SUM('漁業生產量值-漁業種類別魚類別生產量值10'!K22,'漁業生產量值-漁業種類別魚類別生產量值10'!M22,'漁業生產量值-漁業種類別魚類別生產量值10'!O22)&#10;  + SUM('漁業生產量值-漁業種類別魚類別生產量值11'!C22,'漁業生產量值-漁業種類別魚類別生產量值11'!E22,'漁業生產量值-漁業種類別魚類別生產量值11'!M22)&#10;  + SUM('漁業生產量值-漁業種類別魚類別生產量值13'!I22)&#10;  + SUM('漁業生產量值-漁業種類別魚類別生產量值14'!G22,'漁業生產量值-漁業種類別魚類別生產量值14'!I22,'漁業生產量值-漁業種類別魚類別生產量值14'!K22)&#10;  ))" table:style-name="ce19">
            <text:p>1,650<text:s/></text:p>
          </table:table-cell>
          <table:table-cell office:value-type="float" office:value="149901.35999999999" table:formula="msoxl:=IF( (SUM(H22,J22)&#10;     + SUM('漁業生產量值-漁業種類別魚類別生產量值1'!F22,'漁業生產量值-漁業種類別魚類別生產量值1'!H22,'漁業生產量值-漁業種類別魚類別生產量值1'!J22)&#10;     + SUM('漁業生產量值-漁業種類別魚類別生產量值2'!D22,'漁業生產量值-漁業種類別魚類別生產量值2'!F22,'漁業生產量值-漁業種類別魚類別生產量值2'!H22,'漁業生產量值-漁業種類別魚類別生產量值2'!J22)&#10;  + SUM('漁業生產量值-漁業種類別魚類別生產量值3'!F22,'漁業生產量值-漁業種類別魚類別生產量值3'!J22,'漁業生產量值-漁業種類別魚類別生產量值3'!L22,'漁業生產量值-漁業種類別魚類別生產量值3'!N22,'漁業生產量值-漁業種類別魚類別生產量值3'!P22)&#10;     + SUM('漁業生產量值-漁業種類別魚類別生產量值4'!D22,'漁業生產量值-漁業種類別魚類別生產量值4'!F22,'漁業生產量值-漁業種類別魚類別生產量值4'!H22,'漁業生產量值-漁業種類別魚類別生產量值4'!J22)&#10;  + SUM('漁業生產量值-漁業種類別魚類別生產量值5'!F22,'漁業生產量值-漁業種類別魚類別生產量值5'!H22,'漁業生產量值-漁業種類別魚類別生產量值5'!J22,'漁業生產量值-漁業種類別魚類別生產量值5'!L22,'漁業生產量值-漁業種類別魚類別生產量值5'!N22,'漁業生產量值-漁業種類別魚類別生產量值5'!P22)&#10;  + 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  + SUM('漁業生產量值-漁業種類別魚類別生產量值9'!P22)&#10;  + SUM('漁業生產量值-漁業種類別魚類別生產量值10'!L22,'漁業生產量值-漁業種類別魚類別生產量值10'!N22,'漁業生產量值-漁業種類別魚類別生產量值10'!P22)&#10;  + SUM('漁業生產量值-漁業種類別魚類別生產量值11'!D22,'漁業生產量值-漁業種類別魚類別生產量值11'!F22,'漁業生產量值-漁業種類別魚類別生產量值11'!N22)&#10;  + SUM('漁業生產量值-漁業種類別魚類別生產量值13'!J22)&#10;  + SUM('漁業生產量值-漁業種類別魚類別生產量值14'!H22,'漁業生產量值-漁業種類別魚類別生產量值14'!J22,'漁業生產量值-漁業種類別魚類別生產量值14'!L22)&#10;  )=0,&quot;-&quot;,(SUM(H22,J22)&#10;     + SUM('漁業生產量值-漁業種類別魚類別生產量值1'!F22,'漁業生產量值-漁業種類別魚類別生產量值1'!H22,'漁業生產量值-漁業種類別魚類別生產量值1'!J22)&#10;     + SUM('漁業生產量值-漁業種類別魚類別生產量值2'!D22,'漁業生產量值-漁業種類別魚類別生產量值2'!F22,'漁業生產量值-漁業種類別魚類別生產量值2'!H22,'漁業生產量值-漁業種類別魚類別生產量值2'!J22)&#10;  + SUM('漁業生產量值-漁業種類別魚類別生產量值3'!F22,'漁業生產量值-漁業種類別魚類別生產量值3'!J22,'漁業生產量值-漁業種類別魚類別生產量值3'!L22,'漁業生產量值-漁業種類別魚類別生產量值3'!N22,'漁業生產量值-漁業種類別魚類別生產量值3'!P22)&#10;     + SUM('漁業生產量值-漁業種類別魚類別生產量值4'!D22,'漁業生產量值-漁業種類別魚類別生產量值4'!F22,'漁業生產量值-漁業種類別魚類別生產量值4'!H22,'漁業生產量值-漁業種類別魚類別生產量值4'!J22)&#10;  + SUM('漁業生產量值-漁業種類別魚類別生產量值5'!F22,'漁業生產量值-漁業種類別魚類別生產量值5'!H22,'漁業生產量值-漁業種類別魚類別生產量值5'!J22,'漁業生產量值-漁業種類別魚類別生產量值5'!L22,'漁業生產量值-漁業種類別魚類別生產量值5'!N22,'漁業生產量值-漁業種類別魚類別生產量值5'!P22)&#10;  + 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  + SUM('漁業生產量值-漁業種類別魚類別生產量值9'!P22)&#10;  + SUM('漁業生產量值-漁業種類別魚類別生產量值10'!L22,'漁業生產量值-漁業種類別魚類別生產量值10'!N22,'漁業生產量值-漁業種類別魚類別生產量值10'!P22)&#10;  + SUM('漁業生產量值-漁業種類別魚類別生產量值11'!D22,'漁業生產量值-漁業種類別魚類別生產量值11'!F22,'漁業生產量值-漁業種類別魚類別生產量值11'!N22)&#10;  + SUM('漁業生產量值-漁業種類別魚類別生產量值13'!J22)&#10;  + SUM('漁業生產量值-漁業種類別魚類別生產量值14'!H22,'漁業生產量值-漁業種類別魚類別生產量值14'!J22,'漁業生產量值-漁業種類別魚類別生產量值14'!L22)&#10;  ))" table:style-name="ce19">
            <text:p>149,90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,O22,'漁業生產量值-漁業種類別魚類別生產量值1'!C22)=0,&quot;-&quot;,SUM(K22,M22,O22,'漁業生產量值-漁業種類別魚類別生產量值1'!C22))" table:style-name="ce19">
            <text:p>-</text:p>
          </table:table-cell>
          <table:table-cell office:value-type="string" office:string-value="-" table:formula="msoxl:=IF(SUM(L22,N22,P22,'漁業生產量值-漁業種類別魚類別生產量值1'!D22)=0,&quot;-&quot;,SUM(L22,N22,P22,'漁業生產量值-漁業種類別魚類別生產量值1'!D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1851.220410000002" table:style-name="ce54">
            <text:p>31,851<text:s/></text:p>
          </table:table-cell>
          <table:table-cell office:value-type="float" office:value="4140038.4880599999" table:style-name="ce54">
            <text:p>4,140,038<text:s/></text:p>
          </table:table-cell>
          <table:table-cell office:value-type="float" office:value="26271.47579" table:formula="msoxl:=IF( (SUM(G23,I23)&#10;     + SUM('漁業生產量值-漁業種類別魚類別生產量值1'!E23,'漁業生產量值-漁業種類別魚類別生產量值1'!G23,'漁業生產量值-漁業種類別魚類別生產量值1'!I23)&#10;     + SUM('漁業生產量值-漁業種類別魚類別生產量值2'!C23,'漁業生產量值-漁業種類別魚類別生產量值2'!E23,'漁業生產量值-漁業種類別魚類別生產量值2'!G23,'漁業生產量值-漁業種類別魚類別生產量值2'!I23)&#10;  + SUM('漁業生產量值-漁業種類別魚類別生產量值3'!E23,'漁業生產量值-漁業種類別魚類別生產量值3'!I23,'漁業生產量值-漁業種類別魚類別生產量值3'!K23,'漁業生產量值-漁業種類別魚類別生產量值3'!M23,'漁業生產量值-漁業種類別魚類別生產量值3'!O23)&#10;     + SUM('漁業生產量值-漁業種類別魚類別生產量值4'!C23,'漁業生產量值-漁業種類別魚類別生產量值4'!E23,'漁業生產量值-漁業種類別魚類別生產量值4'!G23,'漁業生產量值-漁業種類別魚類別生產量值4'!I23)&#10;  + SUM('漁業生產量值-漁業種類別魚類別生產量值5'!E23,'漁業生產量值-漁業種類別魚類別生產量值5'!G23,'漁業生產量值-漁業種類別魚類別生產量值5'!I23,'漁業生產量值-漁業種類別魚類別生產量值5'!K23,'漁業生產量值-漁業種類別魚類別生產量值5'!M23,'漁業生產量值-漁業種類別魚類別生產量值5'!O23)&#10;  + 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  + SUM('漁業生產量值-漁業種類別魚類別生產量值9'!O23)&#10;  + SUM('漁業生產量值-漁業種類別魚類別生產量值10'!K23,'漁業生產量值-漁業種類別魚類別生產量值10'!M23,'漁業生產量值-漁業種類別魚類別生產量值10'!O23)&#10;  + SUM('漁業生產量值-漁業種類別魚類別生產量值11'!C23,'漁業生產量值-漁業種類別魚類別生產量值11'!E23,'漁業生產量值-漁業種類別魚類別生產量值11'!M23)&#10;  + SUM('漁業生產量值-漁業種類別魚類別生產量值13'!I23)&#10;  + SUM('漁業生產量值-漁業種類別魚類別生產量值14'!G23,'漁業生產量值-漁業種類別魚類別生產量值14'!I23,'漁業生產量值-漁業種類別魚類別生產量值14'!K23)&#10;  )=0,&quot;-&quot;,(SUM(G23,I23)&#10;     + SUM('漁業生產量值-漁業種類別魚類別生產量值1'!E23,'漁業生產量值-漁業種類別魚類別生產量值1'!G23,'漁業生產量值-漁業種類別魚類別生產量值1'!I23)&#10;     + SUM('漁業生產量值-漁業種類別魚類別生產量值2'!C23,'漁業生產量值-漁業種類別魚類別生產量值2'!E23,'漁業生產量值-漁業種類別魚類別生產量值2'!G23,'漁業生產量值-漁業種類別魚類別生產量值2'!I23)&#10;  + SUM('漁業生產量值-漁業種類別魚類別生產量值3'!E23,'漁業生產量值-漁業種類別魚類別生產量值3'!I23,'漁業生產量值-漁業種類別魚類別生產量值3'!K23,'漁業生產量值-漁業種類別魚類別生產量值3'!M23,'漁業生產量值-漁業種類別魚類別生產量值3'!O23)&#10;     + SUM('漁業生產量值-漁業種類別魚類別生產量值4'!C23,'漁業生產量值-漁業種類別魚類別生產量值4'!E23,'漁業生產量值-漁業種類別魚類別生產量值4'!G23,'漁業生產量值-漁業種類別魚類別生產量值4'!I23)&#10;  + SUM('漁業生產量值-漁業種類別魚類別生產量值5'!E23,'漁業生產量值-漁業種類別魚類別生產量值5'!G23,'漁業生產量值-漁業種類別魚類別生產量值5'!I23,'漁業生產量值-漁業種類別魚類別生產量值5'!K23,'漁業生產量值-漁業種類別魚類別生產量值5'!M23,'漁業生產量值-漁業種類別魚類別生產量值5'!O23)&#10;  + 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  + SUM('漁業生產量值-漁業種類別魚類別生產量值9'!O23)&#10;  + SUM('漁業生產量值-漁業種類別魚類別生產量值10'!K23,'漁業生產量值-漁業種類別魚類別生產量值10'!M23,'漁業生產量值-漁業種類別魚類別生產量值10'!O23)&#10;  + SUM('漁業生產量值-漁業種類別魚類別生產量值11'!C23,'漁業生產量值-漁業種類別魚類別生產量值11'!E23,'漁業生產量值-漁業種類別魚類別生產量值11'!M23)&#10;  + SUM('漁業生產量值-漁業種類別魚類別生產量值13'!I23)&#10;  + SUM('漁業生產量值-漁業種類別魚類別生產量值14'!G23,'漁業生產量值-漁業種類別魚類別生產量值14'!I23,'漁業生產量值-漁業種類別魚類別生產量值14'!K23)&#10;  ))" table:style-name="ce19">
            <text:p>26,271<text:s/></text:p>
          </table:table-cell>
          <table:table-cell office:value-type="float" office:value="3424928.8400000003" table:formula="msoxl:=IF( (SUM(H23,J23)&#10;     + SUM('漁業生產量值-漁業種類別魚類別生產量值1'!F23,'漁業生產量值-漁業種類別魚類別生產量值1'!H23,'漁業生產量值-漁業種類別魚類別生產量值1'!J23)&#10;     + SUM('漁業生產量值-漁業種類別魚類別生產量值2'!D23,'漁業生產量值-漁業種類別魚類別生產量值2'!F23,'漁業生產量值-漁業種類別魚類別生產量值2'!H23,'漁業生產量值-漁業種類別魚類別生產量值2'!J23)&#10;  + SUM('漁業生產量值-漁業種類別魚類別生產量值3'!F23,'漁業生產量值-漁業種類別魚類別生產量值3'!J23,'漁業生產量值-漁業種類別魚類別生產量值3'!L23,'漁業生產量值-漁業種類別魚類別生產量值3'!N23,'漁業生產量值-漁業種類別魚類別生產量值3'!P23)&#10;     + SUM('漁業生產量值-漁業種類別魚類別生產量值4'!D23,'漁業生產量值-漁業種類別魚類別生產量值4'!F23,'漁業生產量值-漁業種類別魚類別生產量值4'!H23,'漁業生產量值-漁業種類別魚類別生產量值4'!J23)&#10;  + SUM('漁業生產量值-漁業種類別魚類別生產量值5'!F23,'漁業生產量值-漁業種類別魚類別生產量值5'!H23,'漁業生產量值-漁業種類別魚類別生產量值5'!J23,'漁業生產量值-漁業種類別魚類別生產量值5'!L23,'漁業生產量值-漁業種類別魚類別生產量值5'!N23,'漁業生產量值-漁業種類別魚類別生產量值5'!P23)&#10;  + 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  + SUM('漁業生產量值-漁業種類別魚類別生產量值9'!P23)&#10;  + SUM('漁業生產量值-漁業種類別魚類別生產量值10'!L23,'漁業生產量值-漁業種類別魚類別生產量值10'!N23,'漁業生產量值-漁業種類別魚類別生產量值10'!P23)&#10;  + SUM('漁業生產量值-漁業種類別魚類別生產量值11'!D23,'漁業生產量值-漁業種類別魚類別生產量值11'!F23,'漁業生產量值-漁業種類別魚類別生產量值11'!N23)&#10;  + SUM('漁業生產量值-漁業種類別魚類別生產量值13'!J23)&#10;  + SUM('漁業生產量值-漁業種類別魚類別生產量值14'!H23,'漁業生產量值-漁業種類別魚類別生產量值14'!J23,'漁業生產量值-漁業種類別魚類別生產量值14'!L23)&#10;  )=0,&quot;-&quot;,(SUM(H23,J23)&#10;     + SUM('漁業生產量值-漁業種類別魚類別生產量值1'!F23,'漁業生產量值-漁業種類別魚類別生產量值1'!H23,'漁業生產量值-漁業種類別魚類別生產量值1'!J23)&#10;     + SUM('漁業生產量值-漁業種類別魚類別生產量值2'!D23,'漁業生產量值-漁業種類別魚類別生產量值2'!F23,'漁業生產量值-漁業種類別魚類別生產量值2'!H23,'漁業生產量值-漁業種類別魚類別生產量值2'!J23)&#10;  + SUM('漁業生產量值-漁業種類別魚類別生產量值3'!F23,'漁業生產量值-漁業種類別魚類別生產量值3'!J23,'漁業生產量值-漁業種類別魚類別生產量值3'!L23,'漁業生產量值-漁業種類別魚類別生產量值3'!N23,'漁業生產量值-漁業種類別魚類別生產量值3'!P23)&#10;     + SUM('漁業生產量值-漁業種類別魚類別生產量值4'!D23,'漁業生產量值-漁業種類別魚類別生產量值4'!F23,'漁業生產量值-漁業種類別魚類別生產量值4'!H23,'漁業生產量值-漁業種類別魚類別生產量值4'!J23)&#10;  + SUM('漁業生產量值-漁業種類別魚類別生產量值5'!F23,'漁業生產量值-漁業種類別魚類別生產量值5'!H23,'漁業生產量值-漁業種類別魚類別生產量值5'!J23,'漁業生產量值-漁業種類別魚類別生產量值5'!L23,'漁業生產量值-漁業種類別魚類別生產量值5'!N23,'漁業生產量值-漁業種類別魚類別生產量值5'!P23)&#10;  + 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  + SUM('漁業生產量值-漁業種類別魚類別生產量值9'!P23)&#10;  + SUM('漁業生產量值-漁業種類別魚類別生產量值10'!L23,'漁業生產量值-漁業種類別魚類別生產量值10'!N23,'漁業生產量值-漁業種類別魚類別生產量值10'!P23)&#10;  + SUM('漁業生產量值-漁業種類別魚類別生產量值11'!D23,'漁業生產量值-漁業種類別魚類別生產量值11'!F23,'漁業生產量值-漁業種類別魚類別生產量值11'!N23)&#10;  + SUM('漁業生產量值-漁業種類別魚類別生產量值13'!J23)&#10;  + SUM('漁業生產量值-漁業種類別魚類別生產量值14'!H23,'漁業生產量值-漁業種類別魚類別生產量值14'!J23,'漁業生產量值-漁業種類別魚類別生產量值14'!L23)&#10;  ))" table:style-name="ce19">
            <text:p>3,424,92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3,M23,O23,'漁業生產量值-漁業種類別魚類別生產量值1'!C23)=0,&quot;-&quot;,SUM(K23,M23,O23,'漁業生產量值-漁業種類別魚類別生產量值1'!C23))" table:style-name="ce19">
            <text:p>-</text:p>
          </table:table-cell>
          <table:table-cell office:value-type="string" office:string-value="-" table:formula="msoxl:=IF(SUM(L23,N23,P23,'漁業生產量值-漁業種類別魚類別生產量值1'!D23)=0,&quot;-&quot;,SUM(L23,N23,P23,'漁業生產量值-漁業種類別魚類別生產量值1'!D2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3827.7950799999999" table:style-name="ce54">
            <text:p>3,828<text:s/></text:p>
          </table:table-cell>
          <table:table-cell office:value-type="float" office:value="583466.86476999999" table:style-name="ce54">
            <text:p>583,467<text:s/></text:p>
          </table:table-cell>
          <table:table-cell office:value-type="float" office:value="3020.2579599999999" table:formula="msoxl:=IF( (SUM(G24,I24)&#10;     + SUM('漁業生產量值-漁業種類別魚類別生產量值1'!E24,'漁業生產量值-漁業種類別魚類別生產量值1'!G24,'漁業生產量值-漁業種類別魚類別生產量值1'!I24)&#10;     + SUM('漁業生產量值-漁業種類別魚類別生產量值2'!C24,'漁業生產量值-漁業種類別魚類別生產量值2'!E24,'漁業生產量值-漁業種類別魚類別生產量值2'!G24,'漁業生產量值-漁業種類別魚類別生產量值2'!I24)&#10;  + SUM('漁業生產量值-漁業種類別魚類別生產量值3'!E24,'漁業生產量值-漁業種類別魚類別生產量值3'!I24,'漁業生產量值-漁業種類別魚類別生產量值3'!K24,'漁業生產量值-漁業種類別魚類別生產量值3'!M24,'漁業生產量值-漁業種類別魚類別生產量值3'!O24)&#10;     + SUM('漁業生產量值-漁業種類別魚類別生產量值4'!C24,'漁業生產量值-漁業種類別魚類別生產量值4'!E24,'漁業生產量值-漁業種類別魚類別生產量值4'!G24,'漁業生產量值-漁業種類別魚類別生產量值4'!I24)&#10;  + SUM('漁業生產量值-漁業種類別魚類別生產量值5'!E24,'漁業生產量值-漁業種類別魚類別生產量值5'!G24,'漁業生產量值-漁業種類別魚類別生產量值5'!I24,'漁業生產量值-漁業種類別魚類別生產量值5'!K24,'漁業生產量值-漁業種類別魚類別生產量值5'!M24,'漁業生產量值-漁業種類別魚類別生產量值5'!O24)&#10;  + 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  + SUM('漁業生產量值-漁業種類別魚類別生產量值9'!O24)&#10;  + SUM('漁業生產量值-漁業種類別魚類別生產量值10'!K24,'漁業生產量值-漁業種類別魚類別生產量值10'!M24,'漁業生產量值-漁業種類別魚類別生產量值10'!O24)&#10;  + SUM('漁業生產量值-漁業種類別魚類別生產量值11'!C24,'漁業生產量值-漁業種類別魚類別生產量值11'!E24,'漁業生產量值-漁業種類別魚類別生產量值11'!M24)&#10;  + SUM('漁業生產量值-漁業種類別魚類別生產量值13'!I24)&#10;  + SUM('漁業生產量值-漁業種類別魚類別生產量值14'!G24,'漁業生產量值-漁業種類別魚類別生產量值14'!I24,'漁業生產量值-漁業種類別魚類別生產量值14'!K24)&#10;  )=0,&quot;-&quot;,(SUM(G24,I24)&#10;     + SUM('漁業生產量值-漁業種類別魚類別生產量值1'!E24,'漁業生產量值-漁業種類別魚類別生產量值1'!G24,'漁業生產量值-漁業種類別魚類別生產量值1'!I24)&#10;     + SUM('漁業生產量值-漁業種類別魚類別生產量值2'!C24,'漁業生產量值-漁業種類別魚類別生產量值2'!E24,'漁業生產量值-漁業種類別魚類別生產量值2'!G24,'漁業生產量值-漁業種類別魚類別生產量值2'!I24)&#10;  + SUM('漁業生產量值-漁業種類別魚類別生產量值3'!E24,'漁業生產量值-漁業種類別魚類別生產量值3'!I24,'漁業生產量值-漁業種類別魚類別生產量值3'!K24,'漁業生產量值-漁業種類別魚類別生產量值3'!M24,'漁業生產量值-漁業種類別魚類別生產量值3'!O24)&#10;     + SUM('漁業生產量值-漁業種類別魚類別生產量值4'!C24,'漁業生產量值-漁業種類別魚類別生產量值4'!E24,'漁業生產量值-漁業種類別魚類別生產量值4'!G24,'漁業生產量值-漁業種類別魚類別生產量值4'!I24)&#10;  + SUM('漁業生產量值-漁業種類別魚類別生產量值5'!E24,'漁業生產量值-漁業種類別魚類別生產量值5'!G24,'漁業生產量值-漁業種類別魚類別生產量值5'!I24,'漁業生產量值-漁業種類別魚類別生產量值5'!K24,'漁業生產量值-漁業種類別魚類別生產量值5'!M24,'漁業生產量值-漁業種類別魚類別生產量值5'!O24)&#10;  + 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  + SUM('漁業生產量值-漁業種類別魚類別生產量值9'!O24)&#10;  + SUM('漁業生產量值-漁業種類別魚類別生產量值10'!K24,'漁業生產量值-漁業種類別魚類別生產量值10'!M24,'漁業生產量值-漁業種類別魚類別生產量值10'!O24)&#10;  + SUM('漁業生產量值-漁業種類別魚類別生產量值11'!C24,'漁業生產量值-漁業種類別魚類別生產量值11'!E24,'漁業生產量值-漁業種類別魚類別生產量值11'!M24)&#10;  + SUM('漁業生產量值-漁業種類別魚類別生產量值13'!I24)&#10;  + SUM('漁業生產量值-漁業種類別魚類別生產量值14'!G24,'漁業生產量值-漁業種類別魚類別生產量值14'!I24,'漁業生產量值-漁業種類別魚類別生產量值14'!K24)&#10;  ))" table:style-name="ce19">
            <text:p>3,020<text:s/></text:p>
          </table:table-cell>
          <table:table-cell office:value-type="float" office:value="435115.82744999998" table:formula="msoxl:=IF( (SUM(H24,J24)&#10;     + SUM('漁業生產量值-漁業種類別魚類別生產量值1'!F24,'漁業生產量值-漁業種類別魚類別生產量值1'!H24,'漁業生產量值-漁業種類別魚類別生產量值1'!J24)&#10;     + SUM('漁業生產量值-漁業種類別魚類別生產量值2'!D24,'漁業生產量值-漁業種類別魚類別生產量值2'!F24,'漁業生產量值-漁業種類別魚類別生產量值2'!H24,'漁業生產量值-漁業種類別魚類別生產量值2'!J24)&#10;  + SUM('漁業生產量值-漁業種類別魚類別生產量值3'!F24,'漁業生產量值-漁業種類別魚類別生產量值3'!J24,'漁業生產量值-漁業種類別魚類別生產量值3'!L24,'漁業生產量值-漁業種類別魚類別生產量值3'!N24,'漁業生產量值-漁業種類別魚類別生產量值3'!P24)&#10;     + SUM('漁業生產量值-漁業種類別魚類別生產量值4'!D24,'漁業生產量值-漁業種類別魚類別生產量值4'!F24,'漁業生產量值-漁業種類別魚類別生產量值4'!H24,'漁業生產量值-漁業種類別魚類別生產量值4'!J24)&#10;  + SUM('漁業生產量值-漁業種類別魚類別生產量值5'!F24,'漁業生產量值-漁業種類別魚類別生產量值5'!H24,'漁業生產量值-漁業種類別魚類別生產量值5'!J24,'漁業生產量值-漁業種類別魚類別生產量值5'!L24,'漁業生產量值-漁業種類別魚類別生產量值5'!N24,'漁業生產量值-漁業種類別魚類別生產量值5'!P24)&#10;  + 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  + SUM('漁業生產量值-漁業種類別魚類別生產量值9'!P24)&#10;  + SUM('漁業生產量值-漁業種類別魚類別生產量值10'!L24,'漁業生產量值-漁業種類別魚類別生產量值10'!N24,'漁業生產量值-漁業種類別魚類別生產量值10'!P24)&#10;  + SUM('漁業生產量值-漁業種類別魚類別生產量值11'!D24,'漁業生產量值-漁業種類別魚類別生產量值11'!F24,'漁業生產量值-漁業種類別魚類別生產量值11'!N24)&#10;  + SUM('漁業生產量值-漁業種類別魚類別生產量值13'!J24)&#10;  + SUM('漁業生產量值-漁業種類別魚類別生產量值14'!H24,'漁業生產量值-漁業種類別魚類別生產量值14'!J24,'漁業生產量值-漁業種類別魚類別生產量值14'!L24)&#10;  )=0,&quot;-&quot;,(SUM(H24,J24)&#10;     + SUM('漁業生產量值-漁業種類別魚類別生產量值1'!F24,'漁業生產量值-漁業種類別魚類別生產量值1'!H24,'漁業生產量值-漁業種類別魚類別生產量值1'!J24)&#10;     + SUM('漁業生產量值-漁業種類別魚類別生產量值2'!D24,'漁業生產量值-漁業種類別魚類別生產量值2'!F24,'漁業生產量值-漁業種類別魚類別生產量值2'!H24,'漁業生產量值-漁業種類別魚類別生產量值2'!J24)&#10;  + SUM('漁業生產量值-漁業種類別魚類別生產量值3'!F24,'漁業生產量值-漁業種類別魚類別生產量值3'!J24,'漁業生產量值-漁業種類別魚類別生產量值3'!L24,'漁業生產量值-漁業種類別魚類別生產量值3'!N24,'漁業生產量值-漁業種類別魚類別生產量值3'!P24)&#10;     + SUM('漁業生產量值-漁業種類別魚類別生產量值4'!D24,'漁業生產量值-漁業種類別魚類別生產量值4'!F24,'漁業生產量值-漁業種類別魚類別生產量值4'!H24,'漁業生產量值-漁業種類別魚類別生產量值4'!J24)&#10;  + SUM('漁業生產量值-漁業種類別魚類別生產量值5'!F24,'漁業生產量值-漁業種類別魚類別生產量值5'!H24,'漁業生產量值-漁業種類別魚類別生產量值5'!J24,'漁業生產量值-漁業種類別魚類別生產量值5'!L24,'漁業生產量值-漁業種類別魚類別生產量值5'!N24,'漁業生產量值-漁業種類別魚類別生產量值5'!P24)&#10;  + 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  + SUM('漁業生產量值-漁業種類別魚類別生產量值9'!P24)&#10;  + SUM('漁業生產量值-漁業種類別魚類別生產量值10'!L24,'漁業生產量值-漁業種類別魚類別生產量值10'!N24,'漁業生產量值-漁業種類別魚類別生產量值10'!P24)&#10;  + SUM('漁業生產量值-漁業種類別魚類別生產量值11'!D24,'漁業生產量值-漁業種類別魚類別生產量值11'!F24,'漁業生產量值-漁業種類別魚類別生產量值11'!N24)&#10;  + SUM('漁業生產量值-漁業種類別魚類別生產量值13'!J24)&#10;  + SUM('漁業生產量值-漁業種類別魚類別生產量值14'!H24,'漁業生產量值-漁業種類別魚類別生產量值14'!J24,'漁業生產量值-漁業種類別魚類別生產量值14'!L24)&#10;  ))" table:style-name="ce19">
            <text:p>435,11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4,M24,O24,'漁業生產量值-漁業種類別魚類別生產量值1'!C24)=0,&quot;-&quot;,SUM(K24,M24,O24,'漁業生產量值-漁業種類別魚類別生產量值1'!C24))" table:style-name="ce19">
            <text:p>-</text:p>
          </table:table-cell>
          <table:table-cell office:value-type="string" office:string-value="-" table:formula="msoxl:=IF(SUM(L24,N24,P24,'漁業生產量值-漁業種類別魚類別生產量值1'!D24)=0,&quot;-&quot;,SUM(L24,N24,P24,'漁業生產量值-漁業種類別魚類別生產量值1'!D2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6</text:p>
          </table:table-cell>
          <table:table-cell office:value-type="string" table:style-name="ce18">
            <text:p>　追逐網　</text:p>
          </table:table-cell>
          <table:table-cell office:value-type="float" office:value="31.8" table:style-name="ce54">
            <text:p>32<text:s/></text:p>
          </table:table-cell>
          <table:table-cell office:value-type="float" office:value="1344" table:style-name="ce54">
            <text:p>1,344<text:s/></text:p>
          </table:table-cell>
          <table:table-cell office:value-type="string" office:string-value="-" table:formula="msoxl:=IF( (SUM(G25,I25)&#10;     + SUM('漁業生產量值-漁業種類別魚類別生產量值1'!E25,'漁業生產量值-漁業種類別魚類別生產量值1'!G25,'漁業生產量值-漁業種類別魚類別生產量值1'!I25)&#10;     + SUM('漁業生產量值-漁業種類別魚類別生產量值2'!C25,'漁業生產量值-漁業種類別魚類別生產量值2'!E25,'漁業生產量值-漁業種類別魚類別生產量值2'!G25,'漁業生產量值-漁業種類別魚類別生產量值2'!I25)&#10;  + SUM('漁業生產量值-漁業種類別魚類別生產量值3'!E25,'漁業生產量值-漁業種類別魚類別生產量值3'!I25,'漁業生產量值-漁業種類別魚類別生產量值3'!K25,'漁業生產量值-漁業種類別魚類別生產量值3'!M25,'漁業生產量值-漁業種類別魚類別生產量值3'!O25)&#10;     + SUM('漁業生產量值-漁業種類別魚類別生產量值4'!C25,'漁業生產量值-漁業種類別魚類別生產量值4'!E25,'漁業生產量值-漁業種類別魚類別生產量值4'!G25,'漁業生產量值-漁業種類別魚類別生產量值4'!I25)&#10;  + SUM('漁業生產量值-漁業種類別魚類別生產量值5'!E25,'漁業生產量值-漁業種類別魚類別生產量值5'!G25,'漁業生產量值-漁業種類別魚類別生產量值5'!I25,'漁業生產量值-漁業種類別魚類別生產量值5'!K25,'漁業生產量值-漁業種類別魚類別生產量值5'!M25,'漁業生產量值-漁業種類別魚類別生產量值5'!O25)&#10;  + 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  + SUM('漁業生產量值-漁業種類別魚類別生產量值9'!O25)&#10;  + SUM('漁業生產量值-漁業種類別魚類別生產量值10'!K25,'漁業生產量值-漁業種類別魚類別生產量值10'!M25,'漁業生產量值-漁業種類別魚類別生產量值10'!O25)&#10;  + SUM('漁業生產量值-漁業種類別魚類別生產量值11'!C25,'漁業生產量值-漁業種類別魚類別生產量值11'!E25,'漁業生產量值-漁業種類別魚類別生產量值11'!M25)&#10;  + SUM('漁業生產量值-漁業種類別魚類別生產量值13'!I25)&#10;  + SUM('漁業生產量值-漁業種類別魚類別生產量值14'!G25,'漁業生產量值-漁業種類別魚類別生產量值14'!I25,'漁業生產量值-漁業種類別魚類別生產量值14'!K25)&#10;  )=0,&quot;-&quot;,(SUM(G25,I25)&#10;     + SUM('漁業生產量值-漁業種類別魚類別生產量值1'!E25,'漁業生產量值-漁業種類別魚類別生產量值1'!G25,'漁業生產量值-漁業種類別魚類別生產量值1'!I25)&#10;     + SUM('漁業生產量值-漁業種類別魚類別生產量值2'!C25,'漁業生產量值-漁業種類別魚類別生產量值2'!E25,'漁業生產量值-漁業種類別魚類別生產量值2'!G25,'漁業生產量值-漁業種類別魚類別生產量值2'!I25)&#10;  + SUM('漁業生產量值-漁業種類別魚類別生產量值3'!E25,'漁業生產量值-漁業種類別魚類別生產量值3'!I25,'漁業生產量值-漁業種類別魚類別生產量值3'!K25,'漁業生產量值-漁業種類別魚類別生產量值3'!M25,'漁業生產量值-漁業種類別魚類別生產量值3'!O25)&#10;     + SUM('漁業生產量值-漁業種類別魚類別生產量值4'!C25,'漁業生產量值-漁業種類別魚類別生產量值4'!E25,'漁業生產量值-漁業種類別魚類別生產量值4'!G25,'漁業生產量值-漁業種類別魚類別生產量值4'!I25)&#10;  + SUM('漁業生產量值-漁業種類別魚類別生產量值5'!E25,'漁業生產量值-漁業種類別魚類別生產量值5'!G25,'漁業生產量值-漁業種類別魚類別生產量值5'!I25,'漁業生產量值-漁業種類別魚類別生產量值5'!K25,'漁業生產量值-漁業種類別魚類別生產量值5'!M25,'漁業生產量值-漁業種類別魚類別生產量值5'!O25)&#10;  + 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  + SUM('漁業生產量值-漁業種類別魚類別生產量值9'!O25)&#10;  + SUM('漁業生產量值-漁業種類別魚類別生產量值10'!K25,'漁業生產量值-漁業種類別魚類別生產量值10'!M25,'漁業生產量值-漁業種類別魚類別生產量值10'!O25)&#10;  + SUM('漁業生產量值-漁業種類別魚類別生產量值11'!C25,'漁業生產量值-漁業種類別魚類別生產量值11'!E25,'漁業生產量值-漁業種類別魚類別生產量值11'!M25)&#10;  + SUM('漁業生產量值-漁業種類別魚類別生產量值13'!I25)&#10;  + SUM('漁業生產量值-漁業種類別魚類別生產量值14'!G25,'漁業生產量值-漁業種類別魚類別生產量值14'!I25,'漁業生產量值-漁業種類別魚類別生產量值14'!K25)&#10;  ))" table:style-name="ce19">
            <text:p>-</text:p>
          </table:table-cell>
          <table:table-cell office:value-type="string" office:string-value="-" table:formula="msoxl:=IF( (SUM(H25,J25)&#10;     + SUM('漁業生產量值-漁業種類別魚類別生產量值1'!F25,'漁業生產量值-漁業種類別魚類別生產量值1'!H25,'漁業生產量值-漁業種類別魚類別生產量值1'!J25)&#10;     + SUM('漁業生產量值-漁業種類別魚類別生產量值2'!D25,'漁業生產量值-漁業種類別魚類別生產量值2'!F25,'漁業生產量值-漁業種類別魚類別生產量值2'!H25,'漁業生產量值-漁業種類別魚類別生產量值2'!J25)&#10;  + SUM('漁業生產量值-漁業種類別魚類別生產量值3'!F25,'漁業生產量值-漁業種類別魚類別生產量值3'!J25,'漁業生產量值-漁業種類別魚類別生產量值3'!L25,'漁業生產量值-漁業種類別魚類別生產量值3'!N25,'漁業生產量值-漁業種類別魚類別生產量值3'!P25)&#10;     + SUM('漁業生產量值-漁業種類別魚類別生產量值4'!D25,'漁業生產量值-漁業種類別魚類別生產量值4'!F25,'漁業生產量值-漁業種類別魚類別生產量值4'!H25,'漁業生產量值-漁業種類別魚類別生產量值4'!J25)&#10;  + SUM('漁業生產量值-漁業種類別魚類別生產量值5'!F25,'漁業生產量值-漁業種類別魚類別生產量值5'!H25,'漁業生產量值-漁業種類別魚類別生產量值5'!J25,'漁業生產量值-漁業種類別魚類別生產量值5'!L25,'漁業生產量值-漁業種類別魚類別生產量值5'!N25,'漁業生產量值-漁業種類別魚類別生產量值5'!P25)&#10;  + 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  + SUM('漁業生產量值-漁業種類別魚類別生產量值9'!P25)&#10;  + SUM('漁業生產量值-漁業種類別魚類別生產量值10'!L25,'漁業生產量值-漁業種類別魚類別生產量值10'!N25,'漁業生產量值-漁業種類別魚類別生產量值10'!P25)&#10;  + SUM('漁業生產量值-漁業種類別魚類別生產量值11'!D25,'漁業生產量值-漁業種類別魚類別生產量值11'!F25,'漁業生產量值-漁業種類別魚類別生產量值11'!N25)&#10;  + SUM('漁業生產量值-漁業種類別魚類別生產量值13'!J25)&#10;  + SUM('漁業生產量值-漁業種類別魚類別生產量值14'!H25,'漁業生產量值-漁業種類別魚類別生產量值14'!J25,'漁業生產量值-漁業種類別魚類別生產量值14'!L25)&#10;  )=0,&quot;-&quot;,(SUM(H25,J25)&#10;     + SUM('漁業生產量值-漁業種類別魚類別生產量值1'!F25,'漁業生產量值-漁業種類別魚類別生產量值1'!H25,'漁業生產量值-漁業種類別魚類別生產量值1'!J25)&#10;     + SUM('漁業生產量值-漁業種類別魚類別生產量值2'!D25,'漁業生產量值-漁業種類別魚類別生產量值2'!F25,'漁業生產量值-漁業種類別魚類別生產量值2'!H25,'漁業生產量值-漁業種類別魚類別生產量值2'!J25)&#10;  + SUM('漁業生產量值-漁業種類別魚類別生產量值3'!F25,'漁業生產量值-漁業種類別魚類別生產量值3'!J25,'漁業生產量值-漁業種類別魚類別生產量值3'!L25,'漁業生產量值-漁業種類別魚類別生產量值3'!N25,'漁業生產量值-漁業種類別魚類別生產量值3'!P25)&#10;     + SUM('漁業生產量值-漁業種類別魚類別生產量值4'!D25,'漁業生產量值-漁業種類別魚類別生產量值4'!F25,'漁業生產量值-漁業種類別魚類別生產量值4'!H25,'漁業生產量值-漁業種類別魚類別生產量值4'!J25)&#10;  + SUM('漁業生產量值-漁業種類別魚類別生產量值5'!F25,'漁業生產量值-漁業種類別魚類別生產量值5'!H25,'漁業生產量值-漁業種類別魚類別生產量值5'!J25,'漁業生產量值-漁業種類別魚類別生產量值5'!L25,'漁業生產量值-漁業種類別魚類別生產量值5'!N25,'漁業生產量值-漁業種類別魚類別生產量值5'!P25)&#10;  + 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  + SUM('漁業生產量值-漁業種類別魚類別生產量值9'!P25)&#10;  + SUM('漁業生產量值-漁業種類別魚類別生產量值10'!L25,'漁業生產量值-漁業種類別魚類別生產量值10'!N25,'漁業生產量值-漁業種類別魚類別生產量值10'!P25)&#10;  + SUM('漁業生產量值-漁業種類別魚類別生產量值11'!D25,'漁業生產量值-漁業種類別魚類別生產量值11'!F25,'漁業生產量值-漁業種類別魚類別生產量值11'!N25)&#10;  + SUM('漁業生產量值-漁業種類別魚類別生產量值13'!J25)&#10;  + SUM('漁業生產量值-漁業種類別魚類別生產量值14'!H25,'漁業生產量值-漁業種類別魚類別生產量值14'!J25,'漁業生產量值-漁業種類別魚類別生產量值14'!L25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1'!C25)=0,&quot;-&quot;,SUM(K25,M25,O25,'漁業生產量值-漁業種類別魚類別生產量值1'!C25))" table:style-name="ce19">
            <text:p>-</text:p>
          </table:table-cell>
          <table:table-cell office:value-type="string" office:string-value="-" table:formula="msoxl:=IF(SUM(L25,N25,P25,'漁業生產量值-漁業種類別魚類別生產量值1'!D25)=0,&quot;-&quot;,SUM(L25,N25,P25,'漁業生產量值-漁業種類別魚類別生產量值1'!D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26,I26)&#10;     + SUM('漁業生產量值-漁業種類別魚類別生產量值1'!E26,'漁業生產量值-漁業種類別魚類別生產量值1'!G26,'漁業生產量值-漁業種類別魚類別生產量值1'!I26)&#10;     + SUM('漁業生產量值-漁業種類別魚類別生產量值2'!C26,'漁業生產量值-漁業種類別魚類別生產量值2'!E26,'漁業生產量值-漁業種類別魚類別生產量值2'!G26,'漁業生產量值-漁業種類別魚類別生產量值2'!I26)&#10;  + SUM('漁業生產量值-漁業種類別魚類別生產量值3'!E26,'漁業生產量值-漁業種類別魚類別生產量值3'!I26,'漁業生產量值-漁業種類別魚類別生產量值3'!K26,'漁業生產量值-漁業種類別魚類別生產量值3'!M26,'漁業生產量值-漁業種類別魚類別生產量值3'!O26)&#10;     + SUM('漁業生產量值-漁業種類別魚類別生產量值4'!C26,'漁業生產量值-漁業種類別魚類別生產量值4'!E26,'漁業生產量值-漁業種類別魚類別生產量值4'!G26,'漁業生產量值-漁業種類別魚類別生產量值4'!I26)&#10;  + SUM('漁業生產量值-漁業種類別魚類別生產量值5'!E26,'漁業生產量值-漁業種類別魚類別生產量值5'!G26,'漁業生產量值-漁業種類別魚類別生產量值5'!I26,'漁業生產量值-漁業種類別魚類別生產量值5'!K26,'漁業生產量值-漁業種類別魚類別生產量值5'!M26,'漁業生產量值-漁業種類別魚類別生產量值5'!O26)&#10;  + 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  + SUM('漁業生產量值-漁業種類別魚類別生產量值9'!O26)&#10;  + SUM('漁業生產量值-漁業種類別魚類別生產量值10'!K26,'漁業生產量值-漁業種類別魚類別生產量值10'!M26,'漁業生產量值-漁業種類別魚類別生產量值10'!O26)&#10;  + SUM('漁業生產量值-漁業種類別魚類別生產量值11'!C26,'漁業生產量值-漁業種類別魚類別生產量值11'!E26,'漁業生產量值-漁業種類別魚類別生產量值11'!M26)&#10;  + SUM('漁業生產量值-漁業種類別魚類別生產量值13'!I26)&#10;  + SUM('漁業生產量值-漁業種類別魚類別生產量值14'!G26,'漁業生產量值-漁業種類別魚類別生產量值14'!I26,'漁業生產量值-漁業種類別魚類別生產量值14'!K26)&#10;  )=0,&quot;-&quot;,(SUM(G26,I26)&#10;     + SUM('漁業生產量值-漁業種類別魚類別生產量值1'!E26,'漁業生產量值-漁業種類別魚類別生產量值1'!G26,'漁業生產量值-漁業種類別魚類別生產量值1'!I26)&#10;     + SUM('漁業生產量值-漁業種類別魚類別生產量值2'!C26,'漁業生產量值-漁業種類別魚類別生產量值2'!E26,'漁業生產量值-漁業種類別魚類別生產量值2'!G26,'漁業生產量值-漁業種類別魚類別生產量值2'!I26)&#10;  + SUM('漁業生產量值-漁業種類別魚類別生產量值3'!E26,'漁業生產量值-漁業種類別魚類別生產量值3'!I26,'漁業生產量值-漁業種類別魚類別生產量值3'!K26,'漁業生產量值-漁業種類別魚類別生產量值3'!M26,'漁業生產量值-漁業種類別魚類別生產量值3'!O26)&#10;     + SUM('漁業生產量值-漁業種類別魚類別生產量值4'!C26,'漁業生產量值-漁業種類別魚類別生產量值4'!E26,'漁業生產量值-漁業種類別魚類別生產量值4'!G26,'漁業生產量值-漁業種類別魚類別生產量值4'!I26)&#10;  + SUM('漁業生產量值-漁業種類別魚類別生產量值5'!E26,'漁業生產量值-漁業種類別魚類別生產量值5'!G26,'漁業生產量值-漁業種類別魚類別生產量值5'!I26,'漁業生產量值-漁業種類別魚類別生產量值5'!K26,'漁業生產量值-漁業種類別魚類別生產量值5'!M26,'漁業生產量值-漁業種類別魚類別生產量值5'!O26)&#10;  + 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  + SUM('漁業生產量值-漁業種類別魚類別生產量值9'!O26)&#10;  + SUM('漁業生產量值-漁業種類別魚類別生產量值10'!K26,'漁業生產量值-漁業種類別魚類別生產量值10'!M26,'漁業生產量值-漁業種類別魚類別生產量值10'!O26)&#10;  + SUM('漁業生產量值-漁業種類別魚類別生產量值11'!C26,'漁業生產量值-漁業種類別魚類別生產量值11'!E26,'漁業生產量值-漁業種類別魚類別生產量值11'!M26)&#10;  + SUM('漁業生產量值-漁業種類別魚類別生產量值13'!I26)&#10;  + SUM('漁業生產量值-漁業種類別魚類別生產量值14'!G26,'漁業生產量值-漁業種類別魚類別生產量值14'!I26,'漁業生產量值-漁業種類別魚類別生產量值14'!K26)&#10;  ))" table:style-name="ce19">
            <text:p>-</text:p>
          </table:table-cell>
          <table:table-cell office:value-type="string" office:string-value="-" table:formula="msoxl:=IF( (SUM(H26,J26)&#10;     + SUM('漁業生產量值-漁業種類別魚類別生產量值1'!F26,'漁業生產量值-漁業種類別魚類別生產量值1'!H26,'漁業生產量值-漁業種類別魚類別生產量值1'!J26)&#10;     + SUM('漁業生產量值-漁業種類別魚類別生產量值2'!D26,'漁業生產量值-漁業種類別魚類別生產量值2'!F26,'漁業生產量值-漁業種類別魚類別生產量值2'!H26,'漁業生產量值-漁業種類別魚類別生產量值2'!J26)&#10;  + SUM('漁業生產量值-漁業種類別魚類別生產量值3'!F26,'漁業生產量值-漁業種類別魚類別生產量值3'!J26,'漁業生產量值-漁業種類別魚類別生產量值3'!L26,'漁業生產量值-漁業種類別魚類別生產量值3'!N26,'漁業生產量值-漁業種類別魚類別生產量值3'!P26)&#10;     + SUM('漁業生產量值-漁業種類別魚類別生產量值4'!D26,'漁業生產量值-漁業種類別魚類別生產量值4'!F26,'漁業生產量值-漁業種類別魚類別生產量值4'!H26,'漁業生產量值-漁業種類別魚類別生產量值4'!J26)&#10;  + SUM('漁業生產量值-漁業種類別魚類別生產量值5'!F26,'漁業生產量值-漁業種類別魚類別生產量值5'!H26,'漁業生產量值-漁業種類別魚類別生產量值5'!J26,'漁業生產量值-漁業種類別魚類別生產量值5'!L26,'漁業生產量值-漁業種類別魚類別生產量值5'!N26,'漁業生產量值-漁業種類別魚類別生產量值5'!P26)&#10;  + 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  + SUM('漁業生產量值-漁業種類別魚類別生產量值9'!P26)&#10;  + SUM('漁業生產量值-漁業種類別魚類別生產量值10'!L26,'漁業生產量值-漁業種類別魚類別生產量值10'!N26,'漁業生產量值-漁業種類別魚類別生產量值10'!P26)&#10;  + SUM('漁業生產量值-漁業種類別魚類別生產量值11'!D26,'漁業生產量值-漁業種類別魚類別生產量值11'!F26,'漁業生產量值-漁業種類別魚類別生產量值11'!N26)&#10;  + SUM('漁業生產量值-漁業種類別魚類別生產量值13'!J26)&#10;  + SUM('漁業生產量值-漁業種類別魚類別生產量值14'!H26,'漁業生產量值-漁業種類別魚類別生產量值14'!J26,'漁業生產量值-漁業種類別魚類別生產量值14'!L26)&#10;  )=0,&quot;-&quot;,(SUM(H26,J26)&#10;     + SUM('漁業生產量值-漁業種類別魚類別生產量值1'!F26,'漁業生產量值-漁業種類別魚類別生產量值1'!H26,'漁業生產量值-漁業種類別魚類別生產量值1'!J26)&#10;     + SUM('漁業生產量值-漁業種類別魚類別生產量值2'!D26,'漁業生產量值-漁業種類別魚類別生產量值2'!F26,'漁業生產量值-漁業種類別魚類別生產量值2'!H26,'漁業生產量值-漁業種類別魚類別生產量值2'!J26)&#10;  + SUM('漁業生產量值-漁業種類別魚類別生產量值3'!F26,'漁業生產量值-漁業種類別魚類別生產量值3'!J26,'漁業生產量值-漁業種類別魚類別生產量值3'!L26,'漁業生產量值-漁業種類別魚類別生產量值3'!N26,'漁業生產量值-漁業種類別魚類別生產量值3'!P26)&#10;     + SUM('漁業生產量值-漁業種類別魚類別生產量值4'!D26,'漁業生產量值-漁業種類別魚類別生產量值4'!F26,'漁業生產量值-漁業種類別魚類別生產量值4'!H26,'漁業生產量值-漁業種類別魚類別生產量值4'!J26)&#10;  + SUM('漁業生產量值-漁業種類別魚類別生產量值5'!F26,'漁業生產量值-漁業種類別魚類別生產量值5'!H26,'漁業生產量值-漁業種類別魚類別生產量值5'!J26,'漁業生產量值-漁業種類別魚類別生產量值5'!L26,'漁業生產量值-漁業種類別魚類別生產量值5'!N26,'漁業生產量值-漁業種類別魚類別生產量值5'!P26)&#10;  + 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  + SUM('漁業生產量值-漁業種類別魚類別生產量值9'!P26)&#10;  + SUM('漁業生產量值-漁業種類別魚類別生產量值10'!L26,'漁業生產量值-漁業種類別魚類別生產量值10'!N26,'漁業生產量值-漁業種類別魚類別生產量值10'!P26)&#10;  + SUM('漁業生產量值-漁業種類別魚類別生產量值11'!D26,'漁業生產量值-漁業種類別魚類別生產量值11'!F26,'漁業生產量值-漁業種類別魚類別生產量值11'!N26)&#10;  + SUM('漁業生產量值-漁業種類別魚類別生產量值13'!J26)&#10;  + SUM('漁業生產量值-漁業種類別魚類別生產量值14'!H26,'漁業生產量值-漁業種類別魚類別生產量值14'!J26,'漁業生產量值-漁業種類別魚類別生產量值14'!L26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1'!C26)=0,&quot;-&quot;,SUM(K26,M26,O26,'漁業生產量值-漁業種類別魚類別生產量值1'!C26))" table:style-name="ce19">
            <text:p>-</text:p>
          </table:table-cell>
          <table:table-cell office:value-type="string" office:string-value="-" table:formula="msoxl:=IF(SUM(L26,N26,P26,'漁業生產量值-漁業種類別魚類別生產量值1'!D26)=0,&quot;-&quot;,SUM(L26,N26,P26,'漁業生產量值-漁業種類別魚類別生產量值1'!D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5313.539140000001" table:style-name="ce54">
            <text:p>15,314<text:s/></text:p>
          </table:table-cell>
          <table:table-cell office:value-type="float" office:value="1534409.8022100001" table:style-name="ce54">
            <text:p>1,534,410<text:s/></text:p>
          </table:table-cell>
          <table:table-cell office:value-type="float" office:value="12030.261140000001" table:formula="msoxl:=IF( (SUM(G27,I27)&#10;     + SUM('漁業生產量值-漁業種類別魚類別生產量值1'!E27,'漁業生產量值-漁業種類別魚類別生產量值1'!G27,'漁業生產量值-漁業種類別魚類別生產量值1'!I27)&#10;     + SUM('漁業生產量值-漁業種類別魚類別生產量值2'!C27,'漁業生產量值-漁業種類別魚類別生產量值2'!E27,'漁業生產量值-漁業種類別魚類別生產量值2'!G27,'漁業生產量值-漁業種類別魚類別生產量值2'!I27)&#10;  + SUM('漁業生產量值-漁業種類別魚類別生產量值3'!E27,'漁業生產量值-漁業種類別魚類別生產量值3'!I27,'漁業生產量值-漁業種類別魚類別生產量值3'!K27,'漁業生產量值-漁業種類別魚類別生產量值3'!M27,'漁業生產量值-漁業種類別魚類別生產量值3'!O27)&#10;     + SUM('漁業生產量值-漁業種類別魚類別生產量值4'!C27,'漁業生產量值-漁業種類別魚類別生產量值4'!E27,'漁業生產量值-漁業種類別魚類別生產量值4'!G27,'漁業生產量值-漁業種類別魚類別生產量值4'!I27)&#10;  + SUM('漁業生產量值-漁業種類別魚類別生產量值5'!E27,'漁業生產量值-漁業種類別魚類別生產量值5'!G27,'漁業生產量值-漁業種類別魚類別生產量值5'!I27,'漁業生產量值-漁業種類別魚類別生產量值5'!K27,'漁業生產量值-漁業種類別魚類別生產量值5'!M27,'漁業生產量值-漁業種類別魚類別生產量值5'!O27)&#10;  + 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  + SUM('漁業生產量值-漁業種類別魚類別生產量值9'!O27)&#10;  + SUM('漁業生產量值-漁業種類別魚類別生產量值10'!K27,'漁業生產量值-漁業種類別魚類別生產量值10'!M27,'漁業生產量值-漁業種類別魚類別生產量值10'!O27)&#10;  + SUM('漁業生產量值-漁業種類別魚類別生產量值11'!C27,'漁業生產量值-漁業種類別魚類別生產量值11'!E27,'漁業生產量值-漁業種類別魚類別生產量值11'!M27)&#10;  + SUM('漁業生產量值-漁業種類別魚類別生產量值13'!I27)&#10;  + SUM('漁業生產量值-漁業種類別魚類別生產量值14'!G27,'漁業生產量值-漁業種類別魚類別生產量值14'!I27,'漁業生產量值-漁業種類別魚類別生產量值14'!K27)&#10;  )=0,&quot;-&quot;,(SUM(G27,I27)&#10;     + SUM('漁業生產量值-漁業種類別魚類別生產量值1'!E27,'漁業生產量值-漁業種類別魚類別生產量值1'!G27,'漁業生產量值-漁業種類別魚類別生產量值1'!I27)&#10;     + SUM('漁業生產量值-漁業種類別魚類別生產量值2'!C27,'漁業生產量值-漁業種類別魚類別生產量值2'!E27,'漁業生產量值-漁業種類別魚類別生產量值2'!G27,'漁業生產量值-漁業種類別魚類別生產量值2'!I27)&#10;  + SUM('漁業生產量值-漁業種類別魚類別生產量值3'!E27,'漁業生產量值-漁業種類別魚類別生產量值3'!I27,'漁業生產量值-漁業種類別魚類別生產量值3'!K27,'漁業生產量值-漁業種類別魚類別生產量值3'!M27,'漁業生產量值-漁業種類別魚類別生產量值3'!O27)&#10;     + SUM('漁業生產量值-漁業種類別魚類別生產量值4'!C27,'漁業生產量值-漁業種類別魚類別生產量值4'!E27,'漁業生產量值-漁業種類別魚類別生產量值4'!G27,'漁業生產量值-漁業種類別魚類別生產量值4'!I27)&#10;  + SUM('漁業生產量值-漁業種類別魚類別生產量值5'!E27,'漁業生產量值-漁業種類別魚類別生產量值5'!G27,'漁業生產量值-漁業種類別魚類別生產量值5'!I27,'漁業生產量值-漁業種類別魚類別生產量值5'!K27,'漁業生產量值-漁業種類別魚類別生產量值5'!M27,'漁業生產量值-漁業種類別魚類別生產量值5'!O27)&#10;  + 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  + SUM('漁業生產量值-漁業種類別魚類別生產量值9'!O27)&#10;  + SUM('漁業生產量值-漁業種類別魚類別生產量值10'!K27,'漁業生產量值-漁業種類別魚類別生產量值10'!M27,'漁業生產量值-漁業種類別魚類別生產量值10'!O27)&#10;  + SUM('漁業生產量值-漁業種類別魚類別生產量值11'!C27,'漁業生產量值-漁業種類別魚類別生產量值11'!E27,'漁業生產量值-漁業種類別魚類別生產量值11'!M27)&#10;  + SUM('漁業生產量值-漁業種類別魚類別生產量值13'!I27)&#10;  + SUM('漁業生產量值-漁業種類別魚類別生產量值14'!G27,'漁業生產量值-漁業種類別魚類別生產量值14'!I27,'漁業生產量值-漁業種類別魚類別生產量值14'!K27)&#10;  ))" table:style-name="ce19">
            <text:p>12,030<text:s/></text:p>
          </table:table-cell>
          <table:table-cell office:value-type="float" office:value="1202063.2581100001" table:formula="msoxl:=IF( (SUM(H27,J27)&#10;     + SUM('漁業生產量值-漁業種類別魚類別生產量值1'!F27,'漁業生產量值-漁業種類別魚類別生產量值1'!H27,'漁業生產量值-漁業種類別魚類別生產量值1'!J27)&#10;     + SUM('漁業生產量值-漁業種類別魚類別生產量值2'!D27,'漁業生產量值-漁業種類別魚類別生產量值2'!F27,'漁業生產量值-漁業種類別魚類別生產量值2'!H27,'漁業生產量值-漁業種類別魚類別生產量值2'!J27)&#10;  + SUM('漁業生產量值-漁業種類別魚類別生產量值3'!F27,'漁業生產量值-漁業種類別魚類別生產量值3'!J27,'漁業生產量值-漁業種類別魚類別生產量值3'!L27,'漁業生產量值-漁業種類別魚類別生產量值3'!N27,'漁業生產量值-漁業種類別魚類別生產量值3'!P27)&#10;     + SUM('漁業生產量值-漁業種類別魚類別生產量值4'!D27,'漁業生產量值-漁業種類別魚類別生產量值4'!F27,'漁業生產量值-漁業種類別魚類別生產量值4'!H27,'漁業生產量值-漁業種類別魚類別生產量值4'!J27)&#10;  + SUM('漁業生產量值-漁業種類別魚類別生產量值5'!F27,'漁業生產量值-漁業種類別魚類別生產量值5'!H27,'漁業生產量值-漁業種類別魚類別生產量值5'!J27,'漁業生產量值-漁業種類別魚類別生產量值5'!L27,'漁業生產量值-漁業種類別魚類別生產量值5'!N27,'漁業生產量值-漁業種類別魚類別生產量值5'!P27)&#10;  + 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  + SUM('漁業生產量值-漁業種類別魚類別生產量值9'!P27)&#10;  + SUM('漁業生產量值-漁業種類別魚類別生產量值10'!L27,'漁業生產量值-漁業種類別魚類別生產量值10'!N27,'漁業生產量值-漁業種類別魚類別生產量值10'!P27)&#10;  + SUM('漁業生產量值-漁業種類別魚類別生產量值11'!D27,'漁業生產量值-漁業種類別魚類別生產量值11'!F27,'漁業生產量值-漁業種類別魚類別生產量值11'!N27)&#10;  + SUM('漁業生產量值-漁業種類別魚類別生產量值13'!J27)&#10;  + SUM('漁業生產量值-漁業種類別魚類別生產量值14'!H27,'漁業生產量值-漁業種類別魚類別生產量值14'!J27,'漁業生產量值-漁業種類別魚類別生產量值14'!L27)&#10;  )=0,&quot;-&quot;,(SUM(H27,J27)&#10;     + SUM('漁業生產量值-漁業種類別魚類別生產量值1'!F27,'漁業生產量值-漁業種類別魚類別生產量值1'!H27,'漁業生產量值-漁業種類別魚類別生產量值1'!J27)&#10;     + SUM('漁業生產量值-漁業種類別魚類別生產量值2'!D27,'漁業生產量值-漁業種類別魚類別生產量值2'!F27,'漁業生產量值-漁業種類別魚類別生產量值2'!H27,'漁業生產量值-漁業種類別魚類別生產量值2'!J27)&#10;  + SUM('漁業生產量值-漁業種類別魚類別生產量值3'!F27,'漁業生產量值-漁業種類別魚類別生產量值3'!J27,'漁業生產量值-漁業種類別魚類別生產量值3'!L27,'漁業生產量值-漁業種類別魚類別生產量值3'!N27,'漁業生產量值-漁業種類別魚類別生產量值3'!P27)&#10;     + SUM('漁業生產量值-漁業種類別魚類別生產量值4'!D27,'漁業生產量值-漁業種類別魚類別生產量值4'!F27,'漁業生產量值-漁業種類別魚類別生產量值4'!H27,'漁業生產量值-漁業種類別魚類別生產量值4'!J27)&#10;  + SUM('漁業生產量值-漁業種類別魚類別生產量值5'!F27,'漁業生產量值-漁業種類別魚類別生產量值5'!H27,'漁業生產量值-漁業種類別魚類別生產量值5'!J27,'漁業生產量值-漁業種類別魚類別生產量值5'!L27,'漁業生產量值-漁業種類別魚類別生產量值5'!N27,'漁業生產量值-漁業種類別魚類別生產量值5'!P27)&#10;  + 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  + SUM('漁業生產量值-漁業種類別魚類別生產量值9'!P27)&#10;  + SUM('漁業生產量值-漁業種類別魚類別生產量值10'!L27,'漁業生產量值-漁業種類別魚類別生產量值10'!N27,'漁業生產量值-漁業種類別魚類別生產量值10'!P27)&#10;  + SUM('漁業生產量值-漁業種類別魚類別生產量值11'!D27,'漁業生產量值-漁業種類別魚類別生產量值11'!F27,'漁業生產量值-漁業種類別魚類別生產量值11'!N27)&#10;  + SUM('漁業生產量值-漁業種類別魚類別生產量值13'!J27)&#10;  + SUM('漁業生產量值-漁業種類別魚類別生產量值14'!H27,'漁業生產量值-漁業種類別魚類別生產量值14'!J27,'漁業生產量值-漁業種類別魚類別生產量值14'!L27)&#10;  ))" table:style-name="ce19">
            <text:p>1,202,0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,O27,'漁業生產量值-漁業種類別魚類別生產量值1'!C27)=0,&quot;-&quot;,SUM(K27,M27,O27,'漁業生產量值-漁業種類別魚類別生產量值1'!C27))" table:style-name="ce19">
            <text:p>-</text:p>
          </table:table-cell>
          <table:table-cell office:value-type="string" office:string-value="-" table:formula="msoxl:=IF(SUM(L27,N27,P27,'漁業生產量值-漁業種類別魚類別生產量值1'!D27)=0,&quot;-&quot;,SUM(L27,N27,P27,'漁業生產量值-漁業種類別魚類別生產量值1'!D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3249.0614" table:style-name="ce54">
            <text:p>3,249<text:s/></text:p>
          </table:table-cell>
          <table:table-cell office:value-type="float" office:value="588731.92156000005" table:style-name="ce54">
            <text:p>588,732<text:s/></text:p>
          </table:table-cell>
          <table:table-cell office:value-type="float" office:value="3001.9463000000001" table:formula="msoxl:=IF( (SUM(G28,I28)&#10;     + SUM('漁業生產量值-漁業種類別魚類別生產量值1'!E28,'漁業生產量值-漁業種類別魚類別生產量值1'!G28,'漁業生產量值-漁業種類別魚類別生產量值1'!I28)&#10;     + SUM('漁業生產量值-漁業種類別魚類別生產量值2'!C28,'漁業生產量值-漁業種類別魚類別生產量值2'!E28,'漁業生產量值-漁業種類別魚類別生產量值2'!G28,'漁業生產量值-漁業種類別魚類別生產量值2'!I28)&#10;  + SUM('漁業生產量值-漁業種類別魚類別生產量值3'!E28,'漁業生產量值-漁業種類別魚類別生產量值3'!I28,'漁業生產量值-漁業種類別魚類別生產量值3'!K28,'漁業生產量值-漁業種類別魚類別生產量值3'!M28,'漁業生產量值-漁業種類別魚類別生產量值3'!O28)&#10;     + SUM('漁業生產量值-漁業種類別魚類別生產量值4'!C28,'漁業生產量值-漁業種類別魚類別生產量值4'!E28,'漁業生產量值-漁業種類別魚類別生產量值4'!G28,'漁業生產量值-漁業種類別魚類別生產量值4'!I28)&#10;  + SUM('漁業生產量值-漁業種類別魚類別生產量值5'!E28,'漁業生產量值-漁業種類別魚類別生產量值5'!G28,'漁業生產量值-漁業種類別魚類別生產量值5'!I28,'漁業生產量值-漁業種類別魚類別生產量值5'!K28,'漁業生產量值-漁業種類別魚類別生產量值5'!M28,'漁業生產量值-漁業種類別魚類別生產量值5'!O28)&#10;  + 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  + SUM('漁業生產量值-漁業種類別魚類別生產量值9'!O28)&#10;  + SUM('漁業生產量值-漁業種類別魚類別生產量值10'!K28,'漁業生產量值-漁業種類別魚類別生產量值10'!M28,'漁業生產量值-漁業種類別魚類別生產量值10'!O28)&#10;  + SUM('漁業生產量值-漁業種類別魚類別生產量值11'!C28,'漁業生產量值-漁業種類別魚類別生產量值11'!E28,'漁業生產量值-漁業種類別魚類別生產量值11'!M28)&#10;  + SUM('漁業生產量值-漁業種類別魚類別生產量值13'!I28)&#10;  + SUM('漁業生產量值-漁業種類別魚類別生產量值14'!G28,'漁業生產量值-漁業種類別魚類別生產量值14'!I28,'漁業生產量值-漁業種類別魚類別生產量值14'!K28)&#10;  )=0,&quot;-&quot;,(SUM(G28,I28)&#10;     + SUM('漁業生產量值-漁業種類別魚類別生產量值1'!E28,'漁業生產量值-漁業種類別魚類別生產量值1'!G28,'漁業生產量值-漁業種類別魚類別生產量值1'!I28)&#10;     + SUM('漁業生產量值-漁業種類別魚類別生產量值2'!C28,'漁業生產量值-漁業種類別魚類別生產量值2'!E28,'漁業生產量值-漁業種類別魚類別生產量值2'!G28,'漁業生產量值-漁業種類別魚類別生產量值2'!I28)&#10;  + SUM('漁業生產量值-漁業種類別魚類別生產量值3'!E28,'漁業生產量值-漁業種類別魚類別生產量值3'!I28,'漁業生產量值-漁業種類別魚類別生產量值3'!K28,'漁業生產量值-漁業種類別魚類別生產量值3'!M28,'漁業生產量值-漁業種類別魚類別生產量值3'!O28)&#10;     + SUM('漁業生產量值-漁業種類別魚類別生產量值4'!C28,'漁業生產量值-漁業種類別魚類別生產量值4'!E28,'漁業生產量值-漁業種類別魚類別生產量值4'!G28,'漁業生產量值-漁業種類別魚類別生產量值4'!I28)&#10;  + SUM('漁業生產量值-漁業種類別魚類別生產量值5'!E28,'漁業生產量值-漁業種類別魚類別生產量值5'!G28,'漁業生產量值-漁業種類別魚類別生產量值5'!I28,'漁業生產量值-漁業種類別魚類別生產量值5'!K28,'漁業生產量值-漁業種類別魚類別生產量值5'!M28,'漁業生產量值-漁業種類別魚類別生產量值5'!O28)&#10;  + 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  + SUM('漁業生產量值-漁業種類別魚類別生產量值9'!O28)&#10;  + SUM('漁業生產量值-漁業種類別魚類別生產量值10'!K28,'漁業生產量值-漁業種類別魚類別生產量值10'!M28,'漁業生產量值-漁業種類別魚類別生產量值10'!O28)&#10;  + SUM('漁業生產量值-漁業種類別魚類別生產量值11'!C28,'漁業生產量值-漁業種類別魚類別生產量值11'!E28,'漁業生產量值-漁業種類別魚類別生產量值11'!M28)&#10;  + SUM('漁業生產量值-漁業種類別魚類別生產量值13'!I28)&#10;  + SUM('漁業生產量值-漁業種類別魚類別生產量值14'!G28,'漁業生產量值-漁業種類別魚類別生產量值14'!I28,'漁業生產量值-漁業種類別魚類別生產量值14'!K28)&#10;  ))" table:style-name="ce19">
            <text:p>3,002<text:s/></text:p>
          </table:table-cell>
          <table:table-cell office:value-type="float" office:value="535566.68205000006" table:formula="msoxl:=IF( (SUM(H28,J28)&#10;     + SUM('漁業生產量值-漁業種類別魚類別生產量值1'!F28,'漁業生產量值-漁業種類別魚類別生產量值1'!H28,'漁業生產量值-漁業種類別魚類別生產量值1'!J28)&#10;     + SUM('漁業生產量值-漁業種類別魚類別生產量值2'!D28,'漁業生產量值-漁業種類別魚類別生產量值2'!F28,'漁業生產量值-漁業種類別魚類別生產量值2'!H28,'漁業生產量值-漁業種類別魚類別生產量值2'!J28)&#10;  + SUM('漁業生產量值-漁業種類別魚類別生產量值3'!F28,'漁業生產量值-漁業種類別魚類別生產量值3'!J28,'漁業生產量值-漁業種類別魚類別生產量值3'!L28,'漁業生產量值-漁業種類別魚類別生產量值3'!N28,'漁業生產量值-漁業種類別魚類別生產量值3'!P28)&#10;     + SUM('漁業生產量值-漁業種類別魚類別生產量值4'!D28,'漁業生產量值-漁業種類別魚類別生產量值4'!F28,'漁業生產量值-漁業種類別魚類別生產量值4'!H28,'漁業生產量值-漁業種類別魚類別生產量值4'!J28)&#10;  + SUM('漁業生產量值-漁業種類別魚類別生產量值5'!F28,'漁業生產量值-漁業種類別魚類別生產量值5'!H28,'漁業生產量值-漁業種類別魚類別生產量值5'!J28,'漁業生產量值-漁業種類別魚類別生產量值5'!L28,'漁業生產量值-漁業種類別魚類別生產量值5'!N28,'漁業生產量值-漁業種類別魚類別生產量值5'!P28)&#10;  + 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  + SUM('漁業生產量值-漁業種類別魚類別生產量值9'!P28)&#10;  + SUM('漁業生產量值-漁業種類別魚類別生產量值10'!L28,'漁業生產量值-漁業種類別魚類別生產量值10'!N28,'漁業生產量值-漁業種類別魚類別生產量值10'!P28)&#10;  + SUM('漁業生產量值-漁業種類別魚類別生產量值11'!D28,'漁業生產量值-漁業種類別魚類別生產量值11'!F28,'漁業生產量值-漁業種類別魚類別生產量值11'!N28)&#10;  + SUM('漁業生產量值-漁業種類別魚類別生產量值13'!J28)&#10;  + SUM('漁業生產量值-漁業種類別魚類別生產量值14'!H28,'漁業生產量值-漁業種類別魚類別生產量值14'!J28,'漁業生產量值-漁業種類別魚類別生產量值14'!L28)&#10;  )=0,&quot;-&quot;,(SUM(H28,J28)&#10;     + SUM('漁業生產量值-漁業種類別魚類別生產量值1'!F28,'漁業生產量值-漁業種類別魚類別生產量值1'!H28,'漁業生產量值-漁業種類別魚類別生產量值1'!J28)&#10;     + SUM('漁業生產量值-漁業種類別魚類別生產量值2'!D28,'漁業生產量值-漁業種類別魚類別生產量值2'!F28,'漁業生產量值-漁業種類別魚類別生產量值2'!H28,'漁業生產量值-漁業種類別魚類別生產量值2'!J28)&#10;  + SUM('漁業生產量值-漁業種類別魚類別生產量值3'!F28,'漁業生產量值-漁業種類別魚類別生產量值3'!J28,'漁業生產量值-漁業種類別魚類別生產量值3'!L28,'漁業生產量值-漁業種類別魚類別生產量值3'!N28,'漁業生產量值-漁業種類別魚類別生產量值3'!P28)&#10;     + SUM('漁業生產量值-漁業種類別魚類別生產量值4'!D28,'漁業生產量值-漁業種類別魚類別生產量值4'!F28,'漁業生產量值-漁業種類別魚類別生產量值4'!H28,'漁業生產量值-漁業種類別魚類別生產量值4'!J28)&#10;  + SUM('漁業生產量值-漁業種類別魚類別生產量值5'!F28,'漁業生產量值-漁業種類別魚類別生產量值5'!H28,'漁業生產量值-漁業種類別魚類別生產量值5'!J28,'漁業生產量值-漁業種類別魚類別生產量值5'!L28,'漁業生產量值-漁業種類別魚類別生產量值5'!N28,'漁業生產量值-漁業種類別魚類別生產量值5'!P28)&#10;  + 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  + SUM('漁業生產量值-漁業種類別魚類別生產量值9'!P28)&#10;  + SUM('漁業生產量值-漁業種類別魚類別生產量值10'!L28,'漁業生產量值-漁業種類別魚類別生產量值10'!N28,'漁業生產量值-漁業種類別魚類別生產量值10'!P28)&#10;  + SUM('漁業生產量值-漁業種類別魚類別生產量值11'!D28,'漁業生產量值-漁業種類別魚類別生產量值11'!F28,'漁業生產量值-漁業種類別魚類別生產量值11'!N28)&#10;  + SUM('漁業生產量值-漁業種類別魚類別生產量值13'!J28)&#10;  + SUM('漁業生產量值-漁業種類別魚類別生產量值14'!H28,'漁業生產量值-漁業種類別魚類別生產量值14'!J28,'漁業生產量值-漁業種類別魚類別生產量值14'!L28)&#10;  ))" table:style-name="ce19">
            <text:p>535,5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8,M28,O28,'漁業生產量值-漁業種類別魚類別生產量值1'!C28)=0,&quot;-&quot;,SUM(K28,M28,O28,'漁業生產量值-漁業種類別魚類別生產量值1'!C28))" table:style-name="ce19">
            <text:p>-</text:p>
          </table:table-cell>
          <table:table-cell office:value-type="string" office:string-value="-" table:formula="msoxl:=IF(SUM(L28,N28,P28,'漁業生產量值-漁業種類別魚類別生產量值1'!D28)=0,&quot;-&quot;,SUM(L28,N28,P28,'漁業生產量值-漁業種類別魚類別生產量值1'!D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86.081000000000003" table:style-name="ce54">
            <text:p>86<text:s/></text:p>
          </table:table-cell>
          <table:table-cell office:value-type="float" office:value="6578.5483000000004" table:style-name="ce54">
            <text:p>6,579<text:s/></text:p>
          </table:table-cell>
          <table:table-cell office:value-type="float" office:value="84.587000000000003" table:formula="msoxl:=IF( (SUM(G29,I29)&#10;     + SUM('漁業生產量值-漁業種類別魚類別生產量值1'!E29,'漁業生產量值-漁業種類別魚類別生產量值1'!G29,'漁業生產量值-漁業種類別魚類別生產量值1'!I29)&#10;     + SUM('漁業生產量值-漁業種類別魚類別生產量值2'!C29,'漁業生產量值-漁業種類別魚類別生產量值2'!E29,'漁業生產量值-漁業種類別魚類別生產量值2'!G29,'漁業生產量值-漁業種類別魚類別生產量值2'!I29)&#10;  + SUM('漁業生產量值-漁業種類別魚類別生產量值3'!E29,'漁業生產量值-漁業種類別魚類別生產量值3'!I29,'漁業生產量值-漁業種類別魚類別生產量值3'!K29,'漁業生產量值-漁業種類別魚類別生產量值3'!M29,'漁業生產量值-漁業種類別魚類別生產量值3'!O29)&#10;     + SUM('漁業生產量值-漁業種類別魚類別生產量值4'!C29,'漁業生產量值-漁業種類別魚類別生產量值4'!E29,'漁業生產量值-漁業種類別魚類別生產量值4'!G29,'漁業生產量值-漁業種類別魚類別生產量值4'!I29)&#10;  + SUM('漁業生產量值-漁業種類別魚類別生產量值5'!E29,'漁業生產量值-漁業種類別魚類別生產量值5'!G29,'漁業生產量值-漁業種類別魚類別生產量值5'!I29,'漁業生產量值-漁業種類別魚類別生產量值5'!K29,'漁業生產量值-漁業種類別魚類別生產量值5'!M29,'漁業生產量值-漁業種類別魚類別生產量值5'!O29)&#10;  + 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  + SUM('漁業生產量值-漁業種類別魚類別生產量值9'!O29)&#10;  + SUM('漁業生產量值-漁業種類別魚類別生產量值10'!K29,'漁業生產量值-漁業種類別魚類別生產量值10'!M29,'漁業生產量值-漁業種類別魚類別生產量值10'!O29)&#10;  + SUM('漁業生產量值-漁業種類別魚類別生產量值11'!C29,'漁業生產量值-漁業種類別魚類別生產量值11'!E29,'漁業生產量值-漁業種類別魚類別生產量值11'!M29)&#10;  + SUM('漁業生產量值-漁業種類別魚類別生產量值13'!I29)&#10;  + SUM('漁業生產量值-漁業種類別魚類別生產量值14'!G29,'漁業生產量值-漁業種類別魚類別生產量值14'!I29,'漁業生產量值-漁業種類別魚類別生產量值14'!K29)&#10;  )=0,&quot;-&quot;,(SUM(G29,I29)&#10;     + SUM('漁業生產量值-漁業種類別魚類別生產量值1'!E29,'漁業生產量值-漁業種類別魚類別生產量值1'!G29,'漁業生產量值-漁業種類別魚類別生產量值1'!I29)&#10;     + SUM('漁業生產量值-漁業種類別魚類別生產量值2'!C29,'漁業生產量值-漁業種類別魚類別生產量值2'!E29,'漁業生產量值-漁業種類別魚類別生產量值2'!G29,'漁業生產量值-漁業種類別魚類別生產量值2'!I29)&#10;  + SUM('漁業生產量值-漁業種類別魚類別生產量值3'!E29,'漁業生產量值-漁業種類別魚類別生產量值3'!I29,'漁業生產量值-漁業種類別魚類別生產量值3'!K29,'漁業生產量值-漁業種類別魚類別生產量值3'!M29,'漁業生產量值-漁業種類別魚類別生產量值3'!O29)&#10;     + SUM('漁業生產量值-漁業種類別魚類別生產量值4'!C29,'漁業生產量值-漁業種類別魚類別生產量值4'!E29,'漁業生產量值-漁業種類別魚類別生產量值4'!G29,'漁業生產量值-漁業種類別魚類別生產量值4'!I29)&#10;  + SUM('漁業生產量值-漁業種類別魚類別生產量值5'!E29,'漁業生產量值-漁業種類別魚類別生產量值5'!G29,'漁業生產量值-漁業種類別魚類別生產量值5'!I29,'漁業生產量值-漁業種類別魚類別生產量值5'!K29,'漁業生產量值-漁業種類別魚類別生產量值5'!M29,'漁業生產量值-漁業種類別魚類別生產量值5'!O29)&#10;  + 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  + SUM('漁業生產量值-漁業種類別魚類別生產量值9'!O29)&#10;  + SUM('漁業生產量值-漁業種類別魚類別生產量值10'!K29,'漁業生產量值-漁業種類別魚類別生產量值10'!M29,'漁業生產量值-漁業種類別魚類別生產量值10'!O29)&#10;  + SUM('漁業生產量值-漁業種類別魚類別生產量值11'!C29,'漁業生產量值-漁業種類別魚類別生產量值11'!E29,'漁業生產量值-漁業種類別魚類別生產量值11'!M29)&#10;  + SUM('漁業生產量值-漁業種類別魚類別生產量值13'!I29)&#10;  + SUM('漁業生產量值-漁業種類別魚類別生產量值14'!G29,'漁業生產量值-漁業種類別魚類別生產量值14'!I29,'漁業生產量值-漁業種類別魚類別生產量值14'!K29)&#10;  ))" table:style-name="ce19">
            <text:p>85<text:s/></text:p>
          </table:table-cell>
          <table:table-cell office:value-type="float" office:value="6421.7982999999995" table:formula="msoxl:=IF( (SUM(H29,J29)&#10;     + SUM('漁業生產量值-漁業種類別魚類別生產量值1'!F29,'漁業生產量值-漁業種類別魚類別生產量值1'!H29,'漁業生產量值-漁業種類別魚類別生產量值1'!J29)&#10;     + SUM('漁業生產量值-漁業種類別魚類別生產量值2'!D29,'漁業生產量值-漁業種類別魚類別生產量值2'!F29,'漁業生產量值-漁業種類別魚類別生產量值2'!H29,'漁業生產量值-漁業種類別魚類別生產量值2'!J29)&#10;  + SUM('漁業生產量值-漁業種類別魚類別生產量值3'!F29,'漁業生產量值-漁業種類別魚類別生產量值3'!J29,'漁業生產量值-漁業種類別魚類別生產量值3'!L29,'漁業生產量值-漁業種類別魚類別生產量值3'!N29,'漁業生產量值-漁業種類別魚類別生產量值3'!P29)&#10;     + SUM('漁業生產量值-漁業種類別魚類別生產量值4'!D29,'漁業生產量值-漁業種類別魚類別生產量值4'!F29,'漁業生產量值-漁業種類別魚類別生產量值4'!H29,'漁業生產量值-漁業種類別魚類別生產量值4'!J29)&#10;  + SUM('漁業生產量值-漁業種類別魚類別生產量值5'!F29,'漁業生產量值-漁業種類別魚類別生產量值5'!H29,'漁業生產量值-漁業種類別魚類別生產量值5'!J29,'漁業生產量值-漁業種類別魚類別生產量值5'!L29,'漁業生產量值-漁業種類別魚類別生產量值5'!N29,'漁業生產量值-漁業種類別魚類別生產量值5'!P29)&#10;  + 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  + SUM('漁業生產量值-漁業種類別魚類別生產量值9'!P29)&#10;  + SUM('漁業生產量值-漁業種類別魚類別生產量值10'!L29,'漁業生產量值-漁業種類別魚類別生產量值10'!N29,'漁業生產量值-漁業種類別魚類別生產量值10'!P29)&#10;  + SUM('漁業生產量值-漁業種類別魚類別生產量值11'!D29,'漁業生產量值-漁業種類別魚類別生產量值11'!F29,'漁業生產量值-漁業種類別魚類別生產量值11'!N29)&#10;  + SUM('漁業生產量值-漁業種類別魚類別生產量值13'!J29)&#10;  + SUM('漁業生產量值-漁業種類別魚類別生產量值14'!H29,'漁業生產量值-漁業種類別魚類別生產量值14'!J29,'漁業生產量值-漁業種類別魚類別生產量值14'!L29)&#10;  )=0,&quot;-&quot;,(SUM(H29,J29)&#10;     + SUM('漁業生產量值-漁業種類別魚類別生產量值1'!F29,'漁業生產量值-漁業種類別魚類別生產量值1'!H29,'漁業生產量值-漁業種類別魚類別生產量值1'!J29)&#10;     + SUM('漁業生產量值-漁業種類別魚類別生產量值2'!D29,'漁業生產量值-漁業種類別魚類別生產量值2'!F29,'漁業生產量值-漁業種類別魚類別生產量值2'!H29,'漁業生產量值-漁業種類別魚類別生產量值2'!J29)&#10;  + SUM('漁業生產量值-漁業種類別魚類別生產量值3'!F29,'漁業生產量值-漁業種類別魚類別生產量值3'!J29,'漁業生產量值-漁業種類別魚類別生產量值3'!L29,'漁業生產量值-漁業種類別魚類別生產量值3'!N29,'漁業生產量值-漁業種類別魚類別生產量值3'!P29)&#10;     + SUM('漁業生產量值-漁業種類別魚類別生產量值4'!D29,'漁業生產量值-漁業種類別魚類別生產量值4'!F29,'漁業生產量值-漁業種類別魚類別生產量值4'!H29,'漁業生產量值-漁業種類別魚類別生產量值4'!J29)&#10;  + SUM('漁業生產量值-漁業種類別魚類別生產量值5'!F29,'漁業生產量值-漁業種類別魚類別生產量值5'!H29,'漁業生產量值-漁業種類別魚類別生產量值5'!J29,'漁業生產量值-漁業種類別魚類別生產量值5'!L29,'漁業生產量值-漁業種類別魚類別生產量值5'!N29,'漁業生產量值-漁業種類別魚類別生產量值5'!P29)&#10;  + 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  + SUM('漁業生產量值-漁業種類別魚類別生產量值9'!P29)&#10;  + SUM('漁業生產量值-漁業種類別魚類別生產量值10'!L29,'漁業生產量值-漁業種類別魚類別生產量值10'!N29,'漁業生產量值-漁業種類別魚類別生產量值10'!P29)&#10;  + SUM('漁業生產量值-漁業種類別魚類別生產量值11'!D29,'漁業生產量值-漁業種類別魚類別生產量值11'!F29,'漁業生產量值-漁業種類別魚類別生產量值11'!N29)&#10;  + SUM('漁業生產量值-漁業種類別魚類別生產量值13'!J29)&#10;  + SUM('漁業生產量值-漁業種類別魚類別生產量值14'!H29,'漁業生產量值-漁業種類別魚類別生產量值14'!J29,'漁業生產量值-漁業種類別魚類別生產量值14'!L29)&#10;  ))" table:style-name="ce19">
            <text:p>6,4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1'!C29)=0,&quot;-&quot;,SUM(K29,M29,O29,'漁業生產量值-漁業種類別魚類別生產量值1'!C29))" table:style-name="ce19">
            <text:p>-</text:p>
          </table:table-cell>
          <table:table-cell office:value-type="string" office:string-value="-" table:formula="msoxl:=IF(SUM(L29,N29,P29,'漁業生產量值-漁業種類別魚類別生產量值1'!D29)=0,&quot;-&quot;,SUM(L29,N29,P29,'漁業生產量值-漁業種類別魚類別生產量值1'!D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1885.56945" table:style-name="ce54">
            <text:p>1,886<text:s/></text:p>
          </table:table-cell>
          <table:table-cell office:value-type="float" office:value="395046.20824000001" table:style-name="ce54">
            <text:p>395,046<text:s/></text:p>
          </table:table-cell>
          <table:table-cell office:value-type="float" office:value="1726.2598999999998" table:formula="msoxl:=IF( (SUM(G30,I30)&#10;     + SUM('漁業生產量值-漁業種類別魚類別生產量值1'!E30,'漁業生產量值-漁業種類別魚類別生產量值1'!G30,'漁業生產量值-漁業種類別魚類別生產量值1'!I30)&#10;     + SUM('漁業生產量值-漁業種類別魚類別生產量值2'!C30,'漁業生產量值-漁業種類別魚類別生產量值2'!E30,'漁業生產量值-漁業種類別魚類別生產量值2'!G30,'漁業生產量值-漁業種類別魚類別生產量值2'!I30)&#10;  + SUM('漁業生產量值-漁業種類別魚類別生產量值3'!E30,'漁業生產量值-漁業種類別魚類別生產量值3'!I30,'漁業生產量值-漁業種類別魚類別生產量值3'!K30,'漁業生產量值-漁業種類別魚類別生產量值3'!M30,'漁業生產量值-漁業種類別魚類別生產量值3'!O30)&#10;     + SUM('漁業生產量值-漁業種類別魚類別生產量值4'!C30,'漁業生產量值-漁業種類別魚類別生產量值4'!E30,'漁業生產量值-漁業種類別魚類別生產量值4'!G30,'漁業生產量值-漁業種類別魚類別生產量值4'!I30)&#10;  + SUM('漁業生產量值-漁業種類別魚類別生產量值5'!E30,'漁業生產量值-漁業種類別魚類別生產量值5'!G30,'漁業生產量值-漁業種類別魚類別生產量值5'!I30,'漁業生產量值-漁業種類別魚類別生產量值5'!K30,'漁業生產量值-漁業種類別魚類別生產量值5'!M30,'漁業生產量值-漁業種類別魚類別生產量值5'!O30)&#10;  + 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  + SUM('漁業生產量值-漁業種類別魚類別生產量值9'!O30)&#10;  + SUM('漁業生產量值-漁業種類別魚類別生產量值10'!K30,'漁業生產量值-漁業種類別魚類別生產量值10'!M30,'漁業生產量值-漁業種類別魚類別生產量值10'!O30)&#10;  + SUM('漁業生產量值-漁業種類別魚類別生產量值11'!C30,'漁業生產量值-漁業種類別魚類別生產量值11'!E30,'漁業生產量值-漁業種類別魚類別生產量值11'!M30)&#10;  + SUM('漁業生產量值-漁業種類別魚類別生產量值13'!I30)&#10;  + SUM('漁業生產量值-漁業種類別魚類別生產量值14'!G30,'漁業生產量值-漁業種類別魚類別生產量值14'!I30,'漁業生產量值-漁業種類別魚類別生產量值14'!K30)&#10;  )=0,&quot;-&quot;,(SUM(G30,I30)&#10;     + SUM('漁業生產量值-漁業種類別魚類別生產量值1'!E30,'漁業生產量值-漁業種類別魚類別生產量值1'!G30,'漁業生產量值-漁業種類別魚類別生產量值1'!I30)&#10;     + SUM('漁業生產量值-漁業種類別魚類別生產量值2'!C30,'漁業生產量值-漁業種類別魚類別生產量值2'!E30,'漁業生產量值-漁業種類別魚類別生產量值2'!G30,'漁業生產量值-漁業種類別魚類別生產量值2'!I30)&#10;  + SUM('漁業生產量值-漁業種類別魚類別生產量值3'!E30,'漁業生產量值-漁業種類別魚類別生產量值3'!I30,'漁業生產量值-漁業種類別魚類別生產量值3'!K30,'漁業生產量值-漁業種類別魚類別生產量值3'!M30,'漁業生產量值-漁業種類別魚類別生產量值3'!O30)&#10;     + SUM('漁業生產量值-漁業種類別魚類別生產量值4'!C30,'漁業生產量值-漁業種類別魚類別生產量值4'!E30,'漁業生產量值-漁業種類別魚類別生產量值4'!G30,'漁業生產量值-漁業種類別魚類別生產量值4'!I30)&#10;  + SUM('漁業生產量值-漁業種類別魚類別生產量值5'!E30,'漁業生產量值-漁業種類別魚類別生產量值5'!G30,'漁業生產量值-漁業種類別魚類別生產量值5'!I30,'漁業生產量值-漁業種類別魚類別生產量值5'!K30,'漁業生產量值-漁業種類別魚類別生產量值5'!M30,'漁業生產量值-漁業種類別魚類別生產量值5'!O30)&#10;  + 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  + SUM('漁業生產量值-漁業種類別魚類別生產量值9'!O30)&#10;  + SUM('漁業生產量值-漁業種類別魚類別生產量值10'!K30,'漁業生產量值-漁業種類別魚類別生產量值10'!M30,'漁業生產量值-漁業種類別魚類別生產量值10'!O30)&#10;  + SUM('漁業生產量值-漁業種類別魚類別生產量值11'!C30,'漁業生產量值-漁業種類別魚類別生產量值11'!E30,'漁業生產量值-漁業種類別魚類別生產量值11'!M30)&#10;  + SUM('漁業生產量值-漁業種類別魚類別生產量值13'!I30)&#10;  + SUM('漁業生產量值-漁業種類別魚類別生產量值14'!G30,'漁業生產量值-漁業種類別魚類別生產量值14'!I30,'漁業生產量值-漁業種類別魚類別生產量值14'!K30)&#10;  ))" table:style-name="ce19">
            <text:p>1,726<text:s/></text:p>
          </table:table-cell>
          <table:table-cell office:value-type="float" office:value="361376.46414" table:formula="msoxl:=IF( (SUM(H30,J30)&#10;     + SUM('漁業生產量值-漁業種類別魚類別生產量值1'!F30,'漁業生產量值-漁業種類別魚類別生產量值1'!H30,'漁業生產量值-漁業種類別魚類別生產量值1'!J30)&#10;     + SUM('漁業生產量值-漁業種類別魚類別生產量值2'!D30,'漁業生產量值-漁業種類別魚類別生產量值2'!F30,'漁業生產量值-漁業種類別魚類別生產量值2'!H30,'漁業生產量值-漁業種類別魚類別生產量值2'!J30)&#10;  + SUM('漁業生產量值-漁業種類別魚類別生產量值3'!F30,'漁業生產量值-漁業種類別魚類別生產量值3'!J30,'漁業生產量值-漁業種類別魚類別生產量值3'!L30,'漁業生產量值-漁業種類別魚類別生產量值3'!N30,'漁業生產量值-漁業種類別魚類別生產量值3'!P30)&#10;     + SUM('漁業生產量值-漁業種類別魚類別生產量值4'!D30,'漁業生產量值-漁業種類別魚類別生產量值4'!F30,'漁業生產量值-漁業種類別魚類別生產量值4'!H30,'漁業生產量值-漁業種類別魚類別生產量值4'!J30)&#10;  + SUM('漁業生產量值-漁業種類別魚類別生產量值5'!F30,'漁業生產量值-漁業種類別魚類別生產量值5'!H30,'漁業生產量值-漁業種類別魚類別生產量值5'!J30,'漁業生產量值-漁業種類別魚類別生產量值5'!L30,'漁業生產量值-漁業種類別魚類別生產量值5'!N30,'漁業生產量值-漁業種類別魚類別生產量值5'!P30)&#10;  + 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  + SUM('漁業生產量值-漁業種類別魚類別生產量值9'!P30)&#10;  + SUM('漁業生產量值-漁業種類別魚類別生產量值10'!L30,'漁業生產量值-漁業種類別魚類別生產量值10'!N30,'漁業生產量值-漁業種類別魚類別生產量值10'!P30)&#10;  + SUM('漁業生產量值-漁業種類別魚類別生產量值11'!D30,'漁業生產量值-漁業種類別魚類別生產量值11'!F30,'漁業生產量值-漁業種類別魚類別生產量值11'!N30)&#10;  + SUM('漁業生產量值-漁業種類別魚類別生產量值13'!J30)&#10;  + SUM('漁業生產量值-漁業種類別魚類別生產量值14'!H30,'漁業生產量值-漁業種類別魚類別生產量值14'!J30,'漁業生產量值-漁業種類別魚類別生產量值14'!L30)&#10;  )=0,&quot;-&quot;,(SUM(H30,J30)&#10;     + SUM('漁業生產量值-漁業種類別魚類別生產量值1'!F30,'漁業生產量值-漁業種類別魚類別生產量值1'!H30,'漁業生產量值-漁業種類別魚類別生產量值1'!J30)&#10;     + SUM('漁業生產量值-漁業種類別魚類別生產量值2'!D30,'漁業生產量值-漁業種類別魚類別生產量值2'!F30,'漁業生產量值-漁業種類別魚類別生產量值2'!H30,'漁業生產量值-漁業種類別魚類別生產量值2'!J30)&#10;  + SUM('漁業生產量值-漁業種類別魚類別生產量值3'!F30,'漁業生產量值-漁業種類別魚類別生產量值3'!J30,'漁業生產量值-漁業種類別魚類別生產量值3'!L30,'漁業生產量值-漁業種類別魚類別生產量值3'!N30,'漁業生產量值-漁業種類別魚類別生產量值3'!P30)&#10;     + SUM('漁業生產量值-漁業種類別魚類別生產量值4'!D30,'漁業生產量值-漁業種類別魚類別生產量值4'!F30,'漁業生產量值-漁業種類別魚類別生產量值4'!H30,'漁業生產量值-漁業種類別魚類別生產量值4'!J30)&#10;  + SUM('漁業生產量值-漁業種類別魚類別生產量值5'!F30,'漁業生產量值-漁業種類別魚類別生產量值5'!H30,'漁業生產量值-漁業種類別魚類別生產量值5'!J30,'漁業生產量值-漁業種類別魚類別生產量值5'!L30,'漁業生產量值-漁業種類別魚類別生產量值5'!N30,'漁業生產量值-漁業種類別魚類別生產量值5'!P30)&#10;  + 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  + SUM('漁業生產量值-漁業種類別魚類別生產量值9'!P30)&#10;  + SUM('漁業生產量值-漁業種類別魚類別生產量值10'!L30,'漁業生產量值-漁業種類別魚類別生產量值10'!N30,'漁業生產量值-漁業種類別魚類別生產量值10'!P30)&#10;  + SUM('漁業生產量值-漁業種類別魚類別生產量值11'!D30,'漁業生產量值-漁業種類別魚類別生產量值11'!F30,'漁業生產量值-漁業種類別魚類別生產量值11'!N30)&#10;  + SUM('漁業生產量值-漁業種類別魚類別生產量值13'!J30)&#10;  + SUM('漁業生產量值-漁業種類別魚類別生產量值14'!H30,'漁業生產量值-漁業種類別魚類別生產量值14'!J30,'漁業生產量值-漁業種類別魚類別生產量值14'!L30)&#10;  ))" table:style-name="ce19">
            <text:p>361,37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0,M30,O30,'漁業生產量值-漁業種類別魚類別生產量值1'!C30)=0,&quot;-&quot;,SUM(K30,M30,O30,'漁業生產量值-漁業種類別魚類別生產量值1'!C30))" table:style-name="ce19">
            <text:p>-</text:p>
          </table:table-cell>
          <table:table-cell office:value-type="string" office:string-value="-" table:formula="msoxl:=IF(SUM(L30,N30,P30,'漁業生產量值-漁業種類別魚類別生產量值1'!D30)=0,&quot;-&quot;,SUM(L30,N30,P30,'漁業生產量值-漁業種類別魚類別生產量值1'!D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31,I31)&#10;     + SUM('漁業生產量值-漁業種類別魚類別生產量值1'!E31,'漁業生產量值-漁業種類別魚類別生產量值1'!G31,'漁業生產量值-漁業種類別魚類別生產量值1'!I31)&#10;     + SUM('漁業生產量值-漁業種類別魚類別生產量值2'!C31,'漁業生產量值-漁業種類別魚類別生產量值2'!E31,'漁業生產量值-漁業種類別魚類別生產量值2'!G31,'漁業生產量值-漁業種類別魚類別生產量值2'!I31)&#10;  + SUM('漁業生產量值-漁業種類別魚類別生產量值3'!E31,'漁業生產量值-漁業種類別魚類別生產量值3'!I31,'漁業生產量值-漁業種類別魚類別生產量值3'!K31,'漁業生產量值-漁業種類別魚類別生產量值3'!M31,'漁業生產量值-漁業種類別魚類別生產量值3'!O31)&#10;     + SUM('漁業生產量值-漁業種類別魚類別生產量值4'!C31,'漁業生產量值-漁業種類別魚類別生產量值4'!E31,'漁業生產量值-漁業種類別魚類別生產量值4'!G31,'漁業生產量值-漁業種類別魚類別生產量值4'!I31)&#10;  + SUM('漁業生產量值-漁業種類別魚類別生產量值5'!E31,'漁業生產量值-漁業種類別魚類別生產量值5'!G31,'漁業生產量值-漁業種類別魚類別生產量值5'!I31,'漁業生產量值-漁業種類別魚類別生產量值5'!K31,'漁業生產量值-漁業種類別魚類別生產量值5'!M31,'漁業生產量值-漁業種類別魚類別生產量值5'!O31)&#10;  + 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  + SUM('漁業生產量值-漁業種類別魚類別生產量值9'!O31)&#10;  + SUM('漁業生產量值-漁業種類別魚類別生產量值10'!K31,'漁業生產量值-漁業種類別魚類別生產量值10'!M31,'漁業生產量值-漁業種類別魚類別生產量值10'!O31)&#10;  + SUM('漁業生產量值-漁業種類別魚類別生產量值11'!C31,'漁業生產量值-漁業種類別魚類別生產量值11'!E31,'漁業生產量值-漁業種類別魚類別生產量值11'!M31)&#10;  + SUM('漁業生產量值-漁業種類別魚類別生產量值13'!I31)&#10;  + SUM('漁業生產量值-漁業種類別魚類別生產量值14'!G31,'漁業生產量值-漁業種類別魚類別生產量值14'!I31,'漁業生產量值-漁業種類別魚類別生產量值14'!K31)&#10;  )=0,&quot;-&quot;,(SUM(G31,I31)&#10;     + SUM('漁業生產量值-漁業種類別魚類別生產量值1'!E31,'漁業生產量值-漁業種類別魚類別生產量值1'!G31,'漁業生產量值-漁業種類別魚類別生產量值1'!I31)&#10;     + SUM('漁業生產量值-漁業種類別魚類別生產量值2'!C31,'漁業生產量值-漁業種類別魚類別生產量值2'!E31,'漁業生產量值-漁業種類別魚類別生產量值2'!G31,'漁業生產量值-漁業種類別魚類別生產量值2'!I31)&#10;  + SUM('漁業生產量值-漁業種類別魚類別生產量值3'!E31,'漁業生產量值-漁業種類別魚類別生產量值3'!I31,'漁業生產量值-漁業種類別魚類別生產量值3'!K31,'漁業生產量值-漁業種類別魚類別生產量值3'!M31,'漁業生產量值-漁業種類別魚類別生產量值3'!O31)&#10;     + SUM('漁業生產量值-漁業種類別魚類別生產量值4'!C31,'漁業生產量值-漁業種類別魚類別生產量值4'!E31,'漁業生產量值-漁業種類別魚類別生產量值4'!G31,'漁業生產量值-漁業種類別魚類別生產量值4'!I31)&#10;  + SUM('漁業生產量值-漁業種類別魚類別生產量值5'!E31,'漁業生產量值-漁業種類別魚類別生產量值5'!G31,'漁業生產量值-漁業種類別魚類別生產量值5'!I31,'漁業生產量值-漁業種類別魚類別生產量值5'!K31,'漁業生產量值-漁業種類別魚類別生產量值5'!M31,'漁業生產量值-漁業種類別魚類別生產量值5'!O31)&#10;  + 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  + SUM('漁業生產量值-漁業種類別魚類別生產量值9'!O31)&#10;  + SUM('漁業生產量值-漁業種類別魚類別生產量值10'!K31,'漁業生產量值-漁業種類別魚類別生產量值10'!M31,'漁業生產量值-漁業種類別魚類別生產量值10'!O31)&#10;  + SUM('漁業生產量值-漁業種類別魚類別生產量值11'!C31,'漁業生產量值-漁業種類別魚類別生產量值11'!E31,'漁業生產量值-漁業種類別魚類別生產量值11'!M31)&#10;  + SUM('漁業生產量值-漁業種類別魚類別生產量值13'!I31)&#10;  + SUM('漁業生產量值-漁業種類別魚類別生產量值14'!G31,'漁業生產量值-漁業種類別魚類別生產量值14'!I31,'漁業生產量值-漁業種類別魚類別生產量值14'!K31)&#10;  ))" table:style-name="ce19">
            <text:p>-</text:p>
          </table:table-cell>
          <table:table-cell office:value-type="string" office:string-value="-" table:formula="msoxl:=IF( (SUM(H31,J31)&#10;     + SUM('漁業生產量值-漁業種類別魚類別生產量值1'!F31,'漁業生產量值-漁業種類別魚類別生產量值1'!H31,'漁業生產量值-漁業種類別魚類別生產量值1'!J31)&#10;     + SUM('漁業生產量值-漁業種類別魚類別生產量值2'!D31,'漁業生產量值-漁業種類別魚類別生產量值2'!F31,'漁業生產量值-漁業種類別魚類別生產量值2'!H31,'漁業生產量值-漁業種類別魚類別生產量值2'!J31)&#10;  + SUM('漁業生產量值-漁業種類別魚類別生產量值3'!F31,'漁業生產量值-漁業種類別魚類別生產量值3'!J31,'漁業生產量值-漁業種類別魚類別生產量值3'!L31,'漁業生產量值-漁業種類別魚類別生產量值3'!N31,'漁業生產量值-漁業種類別魚類別生產量值3'!P31)&#10;     + SUM('漁業生產量值-漁業種類別魚類別生產量值4'!D31,'漁業生產量值-漁業種類別魚類別生產量值4'!F31,'漁業生產量值-漁業種類別魚類別生產量值4'!H31,'漁業生產量值-漁業種類別魚類別生產量值4'!J31)&#10;  + SUM('漁業生產量值-漁業種類別魚類別生產量值5'!F31,'漁業生產量值-漁業種類別魚類別生產量值5'!H31,'漁業生產量值-漁業種類別魚類別生產量值5'!J31,'漁業生產量值-漁業種類別魚類別生產量值5'!L31,'漁業生產量值-漁業種類別魚類別生產量值5'!N31,'漁業生產量值-漁業種類別魚類別生產量值5'!P31)&#10;  + 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  + SUM('漁業生產量值-漁業種類別魚類別生產量值9'!P31)&#10;  + SUM('漁業生產量值-漁業種類別魚類別生產量值10'!L31,'漁業生產量值-漁業種類別魚類別生產量值10'!N31,'漁業生產量值-漁業種類別魚類別生產量值10'!P31)&#10;  + SUM('漁業生產量值-漁業種類別魚類別生產量值11'!D31,'漁業生產量值-漁業種類別魚類別生產量值11'!F31,'漁業生產量值-漁業種類別魚類別生產量值11'!N31)&#10;  + SUM('漁業生產量值-漁業種類別魚類別生產量值13'!J31)&#10;  + SUM('漁業生產量值-漁業種類別魚類別生產量值14'!H31,'漁業生產量值-漁業種類別魚類別生產量值14'!J31,'漁業生產量值-漁業種類別魚類別生產量值14'!L31)&#10;  )=0,&quot;-&quot;,(SUM(H31,J31)&#10;     + SUM('漁業生產量值-漁業種類別魚類別生產量值1'!F31,'漁業生產量值-漁業種類別魚類別生產量值1'!H31,'漁業生產量值-漁業種類別魚類別生產量值1'!J31)&#10;     + SUM('漁業生產量值-漁業種類別魚類別生產量值2'!D31,'漁業生產量值-漁業種類別魚類別生產量值2'!F31,'漁業生產量值-漁業種類別魚類別生產量值2'!H31,'漁業生產量值-漁業種類別魚類別生產量值2'!J31)&#10;  + SUM('漁業生產量值-漁業種類別魚類別生產量值3'!F31,'漁業生產量值-漁業種類別魚類別生產量值3'!J31,'漁業生產量值-漁業種類別魚類別生產量值3'!L31,'漁業生產量值-漁業種類別魚類別生產量值3'!N31,'漁業生產量值-漁業種類別魚類別生產量值3'!P31)&#10;     + SUM('漁業生產量值-漁業種類別魚類別生產量值4'!D31,'漁業生產量值-漁業種類別魚類別生產量值4'!F31,'漁業生產量值-漁業種類別魚類別生產量值4'!H31,'漁業生產量值-漁業種類別魚類別生產量值4'!J31)&#10;  + SUM('漁業生產量值-漁業種類別魚類別生產量值5'!F31,'漁業生產量值-漁業種類別魚類別生產量值5'!H31,'漁業生產量值-漁業種類別魚類別生產量值5'!J31,'漁業生產量值-漁業種類別魚類別生產量值5'!L31,'漁業生產量值-漁業種類別魚類別生產量值5'!N31,'漁業生產量值-漁業種類別魚類別生產量值5'!P31)&#10;  + 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  + SUM('漁業生產量值-漁業種類別魚類別生產量值9'!P31)&#10;  + SUM('漁業生產量值-漁業種類別魚類別生產量值10'!L31,'漁業生產量值-漁業種類別魚類別生產量值10'!N31,'漁業生產量值-漁業種類別魚類別生產量值10'!P31)&#10;  + SUM('漁業生產量值-漁業種類別魚類別生產量值11'!D31,'漁業生產量值-漁業種類別魚類別生產量值11'!F31,'漁業生產量值-漁業種類別魚類別生產量值11'!N31)&#10;  + SUM('漁業生產量值-漁業種類別魚類別生產量值13'!J31)&#10;  + SUM('漁業生產量值-漁業種類別魚類別生產量值14'!H31,'漁業生產量值-漁業種類別魚類別生產量值14'!J31,'漁業生產量值-漁業種類別魚類別生產量值14'!L31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1'!C31)=0,&quot;-&quot;,SUM(K31,M31,O31,'漁業生產量值-漁業種類別魚類別生產量值1'!C31))" table:style-name="ce19">
            <text:p>-</text:p>
          </table:table-cell>
          <table:table-cell office:value-type="string" office:string-value="-" table:formula="msoxl:=IF(SUM(L31,N31,P31,'漁業生產量值-漁業種類別魚類別生產量值1'!D31)=0,&quot;-&quot;,SUM(L31,N31,P31,'漁業生產量值-漁業種類別魚類別生產量值1'!D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1</text:p>
          </table:table-cell>
          <table:table-cell office:value-type="string" table:style-name="ce18">
            <text:p>　珊瑚　</text:p>
          </table:table-cell>
          <table:table-cell office:value-type="float" office:value="3.20899" table:style-name="ce54">
            <text:p>3<text:s/></text:p>
          </table:table-cell>
          <table:table-cell office:value-type="float" office:value="164114.80828" table:style-name="ce54">
            <text:p>164,115<text:s/></text:p>
          </table:table-cell>
          <table:table-cell office:value-type="float" office:value="3.20899" table:formula="msoxl:=IF( (SUM(G32,I32)&#10;     + SUM('漁業生產量值-漁業種類別魚類別生產量值1'!E32,'漁業生產量值-漁業種類別魚類別生產量值1'!G32,'漁業生產量值-漁業種類別魚類別生產量值1'!I32)&#10;     + SUM('漁業生產量值-漁業種類別魚類別生產量值2'!C32,'漁業生產量值-漁業種類別魚類別生產量值2'!E32,'漁業生產量值-漁業種類別魚類別生產量值2'!G32,'漁業生產量值-漁業種類別魚類別生產量值2'!I32)&#10;  + SUM('漁業生產量值-漁業種類別魚類別生產量值3'!E32,'漁業生產量值-漁業種類別魚類別生產量值3'!I32,'漁業生產量值-漁業種類別魚類別生產量值3'!K32,'漁業生產量值-漁業種類別魚類別生產量值3'!M32,'漁業生產量值-漁業種類別魚類別生產量值3'!O32)&#10;     + SUM('漁業生產量值-漁業種類別魚類別生產量值4'!C32,'漁業生產量值-漁業種類別魚類別生產量值4'!E32,'漁業生產量值-漁業種類別魚類別生產量值4'!G32,'漁業生產量值-漁業種類別魚類別生產量值4'!I32)&#10;  + SUM('漁業生產量值-漁業種類別魚類別生產量值5'!E32,'漁業生產量值-漁業種類別魚類別生產量值5'!G32,'漁業生產量值-漁業種類別魚類別生產量值5'!I32,'漁業生產量值-漁業種類別魚類別生產量值5'!K32,'漁業生產量值-漁業種類別魚類別生產量值5'!M32,'漁業生產量值-漁業種類別魚類別生產量值5'!O32)&#10;  + 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  + SUM('漁業生產量值-漁業種類別魚類別生產量值9'!O32)&#10;  + SUM('漁業生產量值-漁業種類別魚類別生產量值10'!K32,'漁業生產量值-漁業種類別魚類別生產量值10'!M32,'漁業生產量值-漁業種類別魚類別生產量值10'!O32)&#10;  + SUM('漁業生產量值-漁業種類別魚類別生產量值11'!C32,'漁業生產量值-漁業種類別魚類別生產量值11'!E32,'漁業生產量值-漁業種類別魚類別生產量值11'!M32)&#10;  + SUM('漁業生產量值-漁業種類別魚類別生產量值13'!I32)&#10;  + SUM('漁業生產量值-漁業種類別魚類別生產量值14'!G32,'漁業生產量值-漁業種類別魚類別生產量值14'!I32,'漁業生產量值-漁業種類別魚類別生產量值14'!K32)&#10;  )=0,&quot;-&quot;,(SUM(G32,I32)&#10;     + SUM('漁業生產量值-漁業種類別魚類別生產量值1'!E32,'漁業生產量值-漁業種類別魚類別生產量值1'!G32,'漁業生產量值-漁業種類別魚類別生產量值1'!I32)&#10;     + SUM('漁業生產量值-漁業種類別魚類別生產量值2'!C32,'漁業生產量值-漁業種類別魚類別生產量值2'!E32,'漁業生產量值-漁業種類別魚類別生產量值2'!G32,'漁業生產量值-漁業種類別魚類別生產量值2'!I32)&#10;  + SUM('漁業生產量值-漁業種類別魚類別生產量值3'!E32,'漁業生產量值-漁業種類別魚類別生產量值3'!I32,'漁業生產量值-漁業種類別魚類別生產量值3'!K32,'漁業生產量值-漁業種類別魚類別生產量值3'!M32,'漁業生產量值-漁業種類別魚類別生產量值3'!O32)&#10;     + SUM('漁業生產量值-漁業種類別魚類別生產量值4'!C32,'漁業生產量值-漁業種類別魚類別生產量值4'!E32,'漁業生產量值-漁業種類別魚類別生產量值4'!G32,'漁業生產量值-漁業種類別魚類別生產量值4'!I32)&#10;  + SUM('漁業生產量值-漁業種類別魚類別生產量值5'!E32,'漁業生產量值-漁業種類別魚類別生產量值5'!G32,'漁業生產量值-漁業種類別魚類別生產量值5'!I32,'漁業生產量值-漁業種類別魚類別生產量值5'!K32,'漁業生產量值-漁業種類別魚類別生產量值5'!M32,'漁業生產量值-漁業種類別魚類別生產量值5'!O32)&#10;  + 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  + SUM('漁業生產量值-漁業種類別魚類別生產量值9'!O32)&#10;  + SUM('漁業生產量值-漁業種類別魚類別生產量值10'!K32,'漁業生產量值-漁業種類別魚類別生產量值10'!M32,'漁業生產量值-漁業種類別魚類別生產量值10'!O32)&#10;  + SUM('漁業生產量值-漁業種類別魚類別生產量值11'!C32,'漁業生產量值-漁業種類別魚類別生產量值11'!E32,'漁業生產量值-漁業種類別魚類別生產量值11'!M32)&#10;  + SUM('漁業生產量值-漁業種類別魚類別生產量值13'!I32)&#10;  + SUM('漁業生產量值-漁業種類別魚類別生產量值14'!G32,'漁業生產量值-漁業種類別魚類別生產量值14'!I32,'漁業生產量值-漁業種類別魚類別生產量值14'!K32)&#10;  ))" table:style-name="ce19">
            <text:p>3<text:s/></text:p>
          </table:table-cell>
          <table:table-cell office:value-type="float" office:value="164114.80828" table:formula="msoxl:=IF( (SUM(H32,J32)&#10;     + SUM('漁業生產量值-漁業種類別魚類別生產量值1'!F32,'漁業生產量值-漁業種類別魚類別生產量值1'!H32,'漁業生產量值-漁業種類別魚類別生產量值1'!J32)&#10;     + SUM('漁業生產量值-漁業種類別魚類別生產量值2'!D32,'漁業生產量值-漁業種類別魚類別生產量值2'!F32,'漁業生產量值-漁業種類別魚類別生產量值2'!H32,'漁業生產量值-漁業種類別魚類別生產量值2'!J32)&#10;  + SUM('漁業生產量值-漁業種類別魚類別生產量值3'!F32,'漁業生產量值-漁業種類別魚類別生產量值3'!J32,'漁業生產量值-漁業種類別魚類別生產量值3'!L32,'漁業生產量值-漁業種類別魚類別生產量值3'!N32,'漁業生產量值-漁業種類別魚類別生產量值3'!P32)&#10;     + SUM('漁業生產量值-漁業種類別魚類別生產量值4'!D32,'漁業生產量值-漁業種類別魚類別生產量值4'!F32,'漁業生產量值-漁業種類別魚類別生產量值4'!H32,'漁業生產量值-漁業種類別魚類別生產量值4'!J32)&#10;  + SUM('漁業生產量值-漁業種類別魚類別生產量值5'!F32,'漁業生產量值-漁業種類別魚類別生產量值5'!H32,'漁業生產量值-漁業種類別魚類別生產量值5'!J32,'漁業生產量值-漁業種類別魚類別生產量值5'!L32,'漁業生產量值-漁業種類別魚類別生產量值5'!N32,'漁業生產量值-漁業種類別魚類別生產量值5'!P32)&#10;  + 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  + SUM('漁業生產量值-漁業種類別魚類別生產量值9'!P32)&#10;  + SUM('漁業生產量值-漁業種類別魚類別生產量值10'!L32,'漁業生產量值-漁業種類別魚類別生產量值10'!N32,'漁業生產量值-漁業種類別魚類別生產量值10'!P32)&#10;  + SUM('漁業生產量值-漁業種類別魚類別生產量值11'!D32,'漁業生產量值-漁業種類別魚類別生產量值11'!F32,'漁業生產量值-漁業種類別魚類別生產量值11'!N32)&#10;  + SUM('漁業生產量值-漁業種類別魚類別生產量值13'!J32)&#10;  + SUM('漁業生產量值-漁業種類別魚類別生產量值14'!H32,'漁業生產量值-漁業種類別魚類別生產量值14'!J32,'漁業生產量值-漁業種類別魚類別生產量值14'!L32)&#10;  )=0,&quot;-&quot;,(SUM(H32,J32)&#10;     + SUM('漁業生產量值-漁業種類別魚類別生產量值1'!F32,'漁業生產量值-漁業種類別魚類別生產量值1'!H32,'漁業生產量值-漁業種類別魚類別生產量值1'!J32)&#10;     + SUM('漁業生產量值-漁業種類別魚類別生產量值2'!D32,'漁業生產量值-漁業種類別魚類別生產量值2'!F32,'漁業生產量值-漁業種類別魚類別生產量值2'!H32,'漁業生產量值-漁業種類別魚類別生產量值2'!J32)&#10;  + SUM('漁業生產量值-漁業種類別魚類別生產量值3'!F32,'漁業生產量值-漁業種類別魚類別生產量值3'!J32,'漁業生產量值-漁業種類別魚類別生產量值3'!L32,'漁業生產量值-漁業種類別魚類別生產量值3'!N32,'漁業生產量值-漁業種類別魚類別生產量值3'!P32)&#10;     + SUM('漁業生產量值-漁業種類別魚類別生產量值4'!D32,'漁業生產量值-漁業種類別魚類別生產量值4'!F32,'漁業生產量值-漁業種類別魚類別生產量值4'!H32,'漁業生產量值-漁業種類別魚類別生產量值4'!J32)&#10;  + SUM('漁業生產量值-漁業種類別魚類別生產量值5'!F32,'漁業生產量值-漁業種類別魚類別生產量值5'!H32,'漁業生產量值-漁業種類別魚類別生產量值5'!J32,'漁業生產量值-漁業種類別魚類別生產量值5'!L32,'漁業生產量值-漁業種類別魚類別生產量值5'!N32,'漁業生產量值-漁業種類別魚類別生產量值5'!P32)&#10;  + 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  + SUM('漁業生產量值-漁業種類別魚類別生產量值9'!P32)&#10;  + SUM('漁業生產量值-漁業種類別魚類別生產量值10'!L32,'漁業生產量值-漁業種類別魚類別生產量值10'!N32,'漁業生產量值-漁業種類別魚類別生產量值10'!P32)&#10;  + SUM('漁業生產量值-漁業種類別魚類別生產量值11'!D32,'漁業生產量值-漁業種類別魚類別生產量值11'!F32,'漁業生產量值-漁業種類別魚類別生產量值11'!N32)&#10;  + SUM('漁業生產量值-漁業種類別魚類別生產量值13'!J32)&#10;  + SUM('漁業生產量值-漁業種類別魚類別生產量值14'!H32,'漁業生產量值-漁業種類別魚類別生產量值14'!J32,'漁業生產量值-漁業種類別魚類別生產量值14'!L32)&#10;  ))" table:style-name="ce19">
            <text:p>164,1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1'!C32)=0,&quot;-&quot;,SUM(K32,M32,O32,'漁業生產量值-漁業種類別魚類別生產量值1'!C32))" table:style-name="ce19">
            <text:p>-</text:p>
          </table:table-cell>
          <table:table-cell office:value-type="string" office:string-value="-" table:formula="msoxl:=IF(SUM(L32,N32,P32,'漁業生產量值-漁業種類別魚類別生產量值1'!D32)=0,&quot;-&quot;,SUM(L32,N32,P32,'漁業生產量值-漁業種類別魚類別生產量值1'!D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2</text:p>
          </table:table-cell>
          <table:table-cell office:value-type="string" table:style-name="ce18">
            <text:p>　飛魚卵漁業　</text:p>
          </table:table-cell>
          <table:table-cell office:value-type="float" office:value="278.82" table:style-name="ce54">
            <text:p>279<text:s/></text:p>
          </table:table-cell>
          <table:table-cell office:value-type="float" office:value="68764.812999999995" table:style-name="ce54">
            <text:p>68,765<text:s/></text:p>
          </table:table-cell>
          <table:table-cell office:value-type="float" office:value="278.82" table:formula="msoxl:=IF( (SUM(G33,I33)&#10;     + SUM('漁業生產量值-漁業種類別魚類別生產量值1'!E33,'漁業生產量值-漁業種類別魚類別生產量值1'!G33,'漁業生產量值-漁業種類別魚類別生產量值1'!I33)&#10;     + SUM('漁業生產量值-漁業種類別魚類別生產量值2'!C33,'漁業生產量值-漁業種類別魚類別生產量值2'!E33,'漁業生產量值-漁業種類別魚類別生產量值2'!G33,'漁業生產量值-漁業種類別魚類別生產量值2'!I33)&#10;  + SUM('漁業生產量值-漁業種類別魚類別生產量值3'!E33,'漁業生產量值-漁業種類別魚類別生產量值3'!I33,'漁業生產量值-漁業種類別魚類別生產量值3'!K33,'漁業生產量值-漁業種類別魚類別生產量值3'!M33,'漁業生產量值-漁業種類別魚類別生產量值3'!O33)&#10;     + SUM('漁業生產量值-漁業種類別魚類別生產量值4'!C33,'漁業生產量值-漁業種類別魚類別生產量值4'!E33,'漁業生產量值-漁業種類別魚類別生產量值4'!G33,'漁業生產量值-漁業種類別魚類別生產量值4'!I33)&#10;  + SUM('漁業生產量值-漁業種類別魚類別生產量值5'!E33,'漁業生產量值-漁業種類別魚類別生產量值5'!G33,'漁業生產量值-漁業種類別魚類別生產量值5'!I33,'漁業生產量值-漁業種類別魚類別生產量值5'!K33,'漁業生產量值-漁業種類別魚類別生產量值5'!M33,'漁業生產量值-漁業種類別魚類別生產量值5'!O33)&#10;  + 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  + SUM('漁業生產量值-漁業種類別魚類別生產量值9'!O33)&#10;  + SUM('漁業生產量值-漁業種類別魚類別生產量值10'!K33,'漁業生產量值-漁業種類別魚類別生產量值10'!M33,'漁業生產量值-漁業種類別魚類別生產量值10'!O33)&#10;  + SUM('漁業生產量值-漁業種類別魚類別生產量值11'!C33,'漁業生產量值-漁業種類別魚類別生產量值11'!E33,'漁業生產量值-漁業種類別魚類別生產量值11'!M33)&#10;  + SUM('漁業生產量值-漁業種類別魚類別生產量值13'!I33)&#10;  + SUM('漁業生產量值-漁業種類別魚類別生產量值14'!G33,'漁業生產量值-漁業種類別魚類別生產量值14'!I33,'漁業生產量值-漁業種類別魚類別生產量值14'!K33)&#10;  )=0,&quot;-&quot;,(SUM(G33,I33)&#10;     + SUM('漁業生產量值-漁業種類別魚類別生產量值1'!E33,'漁業生產量值-漁業種類別魚類別生產量值1'!G33,'漁業生產量值-漁業種類別魚類別生產量值1'!I33)&#10;     + SUM('漁業生產量值-漁業種類別魚類別生產量值2'!C33,'漁業生產量值-漁業種類別魚類別生產量值2'!E33,'漁業生產量值-漁業種類別魚類別生產量值2'!G33,'漁業生產量值-漁業種類別魚類別生產量值2'!I33)&#10;  + SUM('漁業生產量值-漁業種類別魚類別生產量值3'!E33,'漁業生產量值-漁業種類別魚類別生產量值3'!I33,'漁業生產量值-漁業種類別魚類別生產量值3'!K33,'漁業生產量值-漁業種類別魚類別生產量值3'!M33,'漁業生產量值-漁業種類別魚類別生產量值3'!O33)&#10;     + SUM('漁業生產量值-漁業種類別魚類別生產量值4'!C33,'漁業生產量值-漁業種類別魚類別生產量值4'!E33,'漁業生產量值-漁業種類別魚類別生產量值4'!G33,'漁業生產量值-漁業種類別魚類別生產量值4'!I33)&#10;  + SUM('漁業生產量值-漁業種類別魚類別生產量值5'!E33,'漁業生產量值-漁業種類別魚類別生產量值5'!G33,'漁業生產量值-漁業種類別魚類別生產量值5'!I33,'漁業生產量值-漁業種類別魚類別生產量值5'!K33,'漁業生產量值-漁業種類別魚類別生產量值5'!M33,'漁業生產量值-漁業種類別魚類別生產量值5'!O33)&#10;  + 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  + SUM('漁業生產量值-漁業種類別魚類別生產量值9'!O33)&#10;  + SUM('漁業生產量值-漁業種類別魚類別生產量值10'!K33,'漁業生產量值-漁業種類別魚類別生產量值10'!M33,'漁業生產量值-漁業種類別魚類別生產量值10'!O33)&#10;  + SUM('漁業生產量值-漁業種類別魚類別生產量值11'!C33,'漁業生產量值-漁業種類別魚類別生產量值11'!E33,'漁業生產量值-漁業種類別魚類別生產量值11'!M33)&#10;  + SUM('漁業生產量值-漁業種類別魚類別生產量值13'!I33)&#10;  + SUM('漁業生產量值-漁業種類別魚類別生產量值14'!G33,'漁業生產量值-漁業種類別魚類別生產量值14'!I33,'漁業生產量值-漁業種類別魚類別生產量值14'!K33)&#10;  ))" table:style-name="ce19">
            <text:p>279<text:s/></text:p>
          </table:table-cell>
          <table:table-cell office:value-type="float" office:value="68764.812999999995" table:formula="msoxl:=IF( (SUM(H33,J33)&#10;     + SUM('漁業生產量值-漁業種類別魚類別生產量值1'!F33,'漁業生產量值-漁業種類別魚類別生產量值1'!H33,'漁業生產量值-漁業種類別魚類別生產量值1'!J33)&#10;     + SUM('漁業生產量值-漁業種類別魚類別生產量值2'!D33,'漁業生產量值-漁業種類別魚類別生產量值2'!F33,'漁業生產量值-漁業種類別魚類別生產量值2'!H33,'漁業生產量值-漁業種類別魚類別生產量值2'!J33)&#10;  + SUM('漁業生產量值-漁業種類別魚類別生產量值3'!F33,'漁業生產量值-漁業種類別魚類別生產量值3'!J33,'漁業生產量值-漁業種類別魚類別生產量值3'!L33,'漁業生產量值-漁業種類別魚類別生產量值3'!N33,'漁業生產量值-漁業種類別魚類別生產量值3'!P33)&#10;     + SUM('漁業生產量值-漁業種類別魚類別生產量值4'!D33,'漁業生產量值-漁業種類別魚類別生產量值4'!F33,'漁業生產量值-漁業種類別魚類別生產量值4'!H33,'漁業生產量值-漁業種類別魚類別生產量值4'!J33)&#10;  + SUM('漁業生產量值-漁業種類別魚類別生產量值5'!F33,'漁業生產量值-漁業種類別魚類別生產量值5'!H33,'漁業生產量值-漁業種類別魚類別生產量值5'!J33,'漁業生產量值-漁業種類別魚類別生產量值5'!L33,'漁業生產量值-漁業種類別魚類別生產量值5'!N33,'漁業生產量值-漁業種類別魚類別生產量值5'!P33)&#10;  + 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  + SUM('漁業生產量值-漁業種類別魚類別生產量值9'!P33)&#10;  + SUM('漁業生產量值-漁業種類別魚類別生產量值10'!L33,'漁業生產量值-漁業種類別魚類別生產量值10'!N33,'漁業生產量值-漁業種類別魚類別生產量值10'!P33)&#10;  + SUM('漁業生產量值-漁業種類別魚類別生產量值11'!D33,'漁業生產量值-漁業種類別魚類別生產量值11'!F33,'漁業生產量值-漁業種類別魚類別生產量值11'!N33)&#10;  + SUM('漁業生產量值-漁業種類別魚類別生產量值13'!J33)&#10;  + SUM('漁業生產量值-漁業種類別魚類別生產量值14'!H33,'漁業生產量值-漁業種類別魚類別生產量值14'!J33,'漁業生產量值-漁業種類別魚類別生產量值14'!L33)&#10;  )=0,&quot;-&quot;,(SUM(H33,J33)&#10;     + SUM('漁業生產量值-漁業種類別魚類別生產量值1'!F33,'漁業生產量值-漁業種類別魚類別生產量值1'!H33,'漁業生產量值-漁業種類別魚類別生產量值1'!J33)&#10;     + SUM('漁業生產量值-漁業種類別魚類別生產量值2'!D33,'漁業生產量值-漁業種類別魚類別生產量值2'!F33,'漁業生產量值-漁業種類別魚類別生產量值2'!H33,'漁業生產量值-漁業種類別魚類別生產量值2'!J33)&#10;  + SUM('漁業生產量值-漁業種類別魚類別生產量值3'!F33,'漁業生產量值-漁業種類別魚類別生產量值3'!J33,'漁業生產量值-漁業種類別魚類別生產量值3'!L33,'漁業生產量值-漁業種類別魚類別生產量值3'!N33,'漁業生產量值-漁業種類別魚類別生產量值3'!P33)&#10;     + SUM('漁業生產量值-漁業種類別魚類別生產量值4'!D33,'漁業生產量值-漁業種類別魚類別生產量值4'!F33,'漁業生產量值-漁業種類別魚類別生產量值4'!H33,'漁業生產量值-漁業種類別魚類別生產量值4'!J33)&#10;  + SUM('漁業生產量值-漁業種類別魚類別生產量值5'!F33,'漁業生產量值-漁業種類別魚類別生產量值5'!H33,'漁業生產量值-漁業種類別魚類別生產量值5'!J33,'漁業生產量值-漁業種類別魚類別生產量值5'!L33,'漁業生產量值-漁業種類別魚類別生產量值5'!N33,'漁業生產量值-漁業種類別魚類別生產量值5'!P33)&#10;  + 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  + SUM('漁業生產量值-漁業種類別魚類別生產量值9'!P33)&#10;  + SUM('漁業生產量值-漁業種類別魚類別生產量值10'!L33,'漁業生產量值-漁業種類別魚類別生產量值10'!N33,'漁業生產量值-漁業種類別魚類別生產量值10'!P33)&#10;  + SUM('漁業生產量值-漁業種類別魚類別生產量值11'!D33,'漁業生產量值-漁業種類別魚類別生產量值11'!F33,'漁業生產量值-漁業種類別魚類別生產量值11'!N33)&#10;  + SUM('漁業生產量值-漁業種類別魚類別生產量值13'!J33)&#10;  + SUM('漁業生產量值-漁業種類別魚類別生產量值14'!H33,'漁業生產量值-漁業種類別魚類別生產量值14'!J33,'漁業生產量值-漁業種類別魚類別生產量值14'!L33)&#10;  ))" table:style-name="ce19">
            <text:p>68,76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1'!C33)=0,&quot;-&quot;,SUM(K33,M33,O33,'漁業生產量值-漁業種類別魚類別生產量值1'!C33))" table:style-name="ce19">
            <text:p>-</text:p>
          </table:table-cell>
          <table:table-cell office:value-type="string" office:string-value="-" table:formula="msoxl:=IF(SUM(L33,N33,P33,'漁業生產量值-漁業種類別魚類別生產量值1'!D33)=0,&quot;-&quot;,SUM(L33,N33,P33,'漁業生產量值-漁業種類別魚類別生產量值1'!D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85089.659899999999" table:style-name="ce54">
            <text:p>85,090<text:s/></text:p>
          </table:table-cell>
          <table:table-cell office:value-type="float" office:value="4396606.9979699999" table:style-name="ce54">
            <text:p>4,396,607<text:s/></text:p>
          </table:table-cell>
          <table:table-cell office:value-type="float" office:value="84850.223899999968" table:formula="msoxl:=IF( (SUM(G34,I34)&#10;     + SUM('漁業生產量值-漁業種類別魚類別生產量值1'!E34,'漁業生產量值-漁業種類別魚類別生產量值1'!G34,'漁業生產量值-漁業種類別魚類別生產量值1'!I34)&#10;     + SUM('漁業生產量值-漁業種類別魚類別生產量值2'!C34,'漁業生產量值-漁業種類別魚類別生產量值2'!E34,'漁業生產量值-漁業種類別魚類別生產量值2'!G34,'漁業生產量值-漁業種類別魚類別生產量值2'!I34)&#10;  + SUM('漁業生產量值-漁業種類別魚類別生產量值3'!E34,'漁業生產量值-漁業種類別魚類別生產量值3'!I34,'漁業生產量值-漁業種類別魚類別生產量值3'!K34,'漁業生產量值-漁業種類別魚類別生產量值3'!M34,'漁業生產量值-漁業種類別魚類別生產量值3'!O34)&#10;     + SUM('漁業生產量值-漁業種類別魚類別生產量值4'!C34,'漁業生產量值-漁業種類別魚類別生產量值4'!E34,'漁業生產量值-漁業種類別魚類別生產量值4'!G34,'漁業生產量值-漁業種類別魚類別生產量值4'!I34)&#10;  + SUM('漁業生產量值-漁業種類別魚類別生產量值5'!E34,'漁業生產量值-漁業種類別魚類別生產量值5'!G34,'漁業生產量值-漁業種類別魚類別生產量值5'!I34,'漁業生產量值-漁業種類別魚類別生產量值5'!K34,'漁業生產量值-漁業種類別魚類別生產量值5'!M34,'漁業生產量值-漁業種類別魚類別生產量值5'!O34)&#10;  + 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  + SUM('漁業生產量值-漁業種類別魚類別生產量值9'!O34)&#10;  + SUM('漁業生產量值-漁業種類別魚類別生產量值10'!K34,'漁業生產量值-漁業種類別魚類別生產量值10'!M34,'漁業生產量值-漁業種類別魚類別生產量值10'!O34)&#10;  + SUM('漁業生產量值-漁業種類別魚類別生產量值11'!C34,'漁業生產量值-漁業種類別魚類別生產量值11'!E34,'漁業生產量值-漁業種類別魚類別生產量值11'!M34)&#10;  + SUM('漁業生產量值-漁業種類別魚類別生產量值13'!I34)&#10;  + SUM('漁業生產量值-漁業種類別魚類別生產量值14'!G34,'漁業生產量值-漁業種類別魚類別生產量值14'!I34,'漁業生產量值-漁業種類別魚類別生產量值14'!K34)&#10;  )=0,&quot;-&quot;,(SUM(G34,I34)&#10;     + SUM('漁業生產量值-漁業種類別魚類別生產量值1'!E34,'漁業生產量值-漁業種類別魚類別生產量值1'!G34,'漁業生產量值-漁業種類別魚類別生產量值1'!I34)&#10;     + SUM('漁業生產量值-漁業種類別魚類別生產量值2'!C34,'漁業生產量值-漁業種類別魚類別生產量值2'!E34,'漁業生產量值-漁業種類別魚類別生產量值2'!G34,'漁業生產量值-漁業種類別魚類別生產量值2'!I34)&#10;  + SUM('漁業生產量值-漁業種類別魚類別生產量值3'!E34,'漁業生產量值-漁業種類別魚類別生產量值3'!I34,'漁業生產量值-漁業種類別魚類別生產量值3'!K34,'漁業生產量值-漁業種類別魚類別生產量值3'!M34,'漁業生產量值-漁業種類別魚類別生產量值3'!O34)&#10;     + SUM('漁業生產量值-漁業種類別魚類別生產量值4'!C34,'漁業生產量值-漁業種類別魚類別生產量值4'!E34,'漁業生產量值-漁業種類別魚類別生產量值4'!G34,'漁業生產量值-漁業種類別魚類別生產量值4'!I34)&#10;  + SUM('漁業生產量值-漁業種類別魚類別生產量值5'!E34,'漁業生產量值-漁業種類別魚類別生產量值5'!G34,'漁業生產量值-漁業種類別魚類別生產量值5'!I34,'漁業生產量值-漁業種類別魚類別生產量值5'!K34,'漁業生產量值-漁業種類別魚類別生產量值5'!M34,'漁業生產量值-漁業種類別魚類別生產量值5'!O34)&#10;  + 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  + SUM('漁業生產量值-漁業種類別魚類別生產量值9'!O34)&#10;  + SUM('漁業生產量值-漁業種類別魚類別生產量值10'!K34,'漁業生產量值-漁業種類別魚類別生產量值10'!M34,'漁業生產量值-漁業種類別魚類別生產量值10'!O34)&#10;  + SUM('漁業生產量值-漁業種類別魚類別生產量值11'!C34,'漁業生產量值-漁業種類別魚類別生產量值11'!E34,'漁業生產量值-漁業種類別魚類別生產量值11'!M34)&#10;  + SUM('漁業生產量值-漁業種類別魚類別生產量值13'!I34)&#10;  + SUM('漁業生產量值-漁業種類別魚類別生產量值14'!G34,'漁業生產量值-漁業種類別魚類別生產量值14'!I34,'漁業生產量值-漁業種類別魚類別生產量值14'!K34)&#10;  ))" table:style-name="ce19">
            <text:p>84,850<text:s/></text:p>
          </table:table-cell>
          <table:table-cell office:value-type="float" office:value="4383620.3212099988" table:formula="msoxl:=IF( (SUM(H34,J34)&#10;     + SUM('漁業生產量值-漁業種類別魚類別生產量值1'!F34,'漁業生產量值-漁業種類別魚類別生產量值1'!H34,'漁業生產量值-漁業種類別魚類別生產量值1'!J34)&#10;     + SUM('漁業生產量值-漁業種類別魚類別生產量值2'!D34,'漁業生產量值-漁業種類別魚類別生產量值2'!F34,'漁業生產量值-漁業種類別魚類別生產量值2'!H34,'漁業生產量值-漁業種類別魚類別生產量值2'!J34)&#10;  + SUM('漁業生產量值-漁業種類別魚類別生產量值3'!F34,'漁業生產量值-漁業種類別魚類別生產量值3'!J34,'漁業生產量值-漁業種類別魚類別生產量值3'!L34,'漁業生產量值-漁業種類別魚類別生產量值3'!N34,'漁業生產量值-漁業種類別魚類別生產量值3'!P34)&#10;     + SUM('漁業生產量值-漁業種類別魚類別生產量值4'!D34,'漁業生產量值-漁業種類別魚類別生產量值4'!F34,'漁業生產量值-漁業種類別魚類別生產量值4'!H34,'漁業生產量值-漁業種類別魚類別生產量值4'!J34)&#10;  + SUM('漁業生產量值-漁業種類別魚類別生產量值5'!F34,'漁業生產量值-漁業種類別魚類別生產量值5'!H34,'漁業生產量值-漁業種類別魚類別生產量值5'!J34,'漁業生產量值-漁業種類別魚類別生產量值5'!L34,'漁業生產量值-漁業種類別魚類別生產量值5'!N34,'漁業生產量值-漁業種類別魚類別生產量值5'!P34)&#10;  + 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  + SUM('漁業生產量值-漁業種類別魚類別生產量值9'!P34)&#10;  + SUM('漁業生產量值-漁業種類別魚類別生產量值10'!L34,'漁業生產量值-漁業種類別魚類別生產量值10'!N34,'漁業生產量值-漁業種類別魚類別生產量值10'!P34)&#10;  + SUM('漁業生產量值-漁業種類別魚類別生產量值11'!D34,'漁業生產量值-漁業種類別魚類別生產量值11'!F34,'漁業生產量值-漁業種類別魚類別生產量值11'!N34)&#10;  + SUM('漁業生產量值-漁業種類別魚類別生產量值13'!J34)&#10;  + SUM('漁業生產量值-漁業種類別魚類別生產量值14'!H34,'漁業生產量值-漁業種類別魚類別生產量值14'!J34,'漁業生產量值-漁業種類別魚類別生產量值14'!L34)&#10;  )=0,&quot;-&quot;,(SUM(H34,J34)&#10;     + SUM('漁業生產量值-漁業種類別魚類別生產量值1'!F34,'漁業生產量值-漁業種類別魚類別生產量值1'!H34,'漁業生產量值-漁業種類別魚類別生產量值1'!J34)&#10;     + SUM('漁業生產量值-漁業種類別魚類別生產量值2'!D34,'漁業生產量值-漁業種類別魚類別生產量值2'!F34,'漁業生產量值-漁業種類別魚類別生產量值2'!H34,'漁業生產量值-漁業種類別魚類別生產量值2'!J34)&#10;  + SUM('漁業生產量值-漁業種類別魚類別生產量值3'!F34,'漁業生產量值-漁業種類別魚類別生產量值3'!J34,'漁業生產量值-漁業種類別魚類別生產量值3'!L34,'漁業生產量值-漁業種類別魚類別生產量值3'!N34,'漁業生產量值-漁業種類別魚類別生產量值3'!P34)&#10;     + SUM('漁業生產量值-漁業種類別魚類別生產量值4'!D34,'漁業生產量值-漁業種類別魚類別生產量值4'!F34,'漁業生產量值-漁業種類別魚類別生產量值4'!H34,'漁業生產量值-漁業種類別魚類別生產量值4'!J34)&#10;  + SUM('漁業生產量值-漁業種類別魚類別生產量值5'!F34,'漁業生產量值-漁業種類別魚類別生產量值5'!H34,'漁業生產量值-漁業種類別魚類別生產量值5'!J34,'漁業生產量值-漁業種類別魚類別生產量值5'!L34,'漁業生產量值-漁業種類別魚類別生產量值5'!N34,'漁業生產量值-漁業種類別魚類別生產量值5'!P34)&#10;  + 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  + SUM('漁業生產量值-漁業種類別魚類別生產量值9'!P34)&#10;  + SUM('漁業生產量值-漁業種類別魚類別生產量值10'!L34,'漁業生產量值-漁業種類別魚類別生產量值10'!N34,'漁業生產量值-漁業種類別魚類別生產量值10'!P34)&#10;  + SUM('漁業生產量值-漁業種類別魚類別生產量值11'!D34,'漁業生產量值-漁業種類別魚類別生產量值11'!F34,'漁業生產量值-漁業種類別魚類別生產量值11'!N34)&#10;  + SUM('漁業生產量值-漁業種類別魚類別生產量值13'!J34)&#10;  + SUM('漁業生產量值-漁業種類別魚類別生產量值14'!H34,'漁業生產量值-漁業種類別魚類別生產量值14'!J34,'漁業生產量值-漁業種類別魚類別生產量值14'!L34)&#10;  ))" table:style-name="ce19">
            <text:p>4,383,62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,O34,'漁業生產量值-漁業種類別魚類別生產量值1'!C34)=0,&quot;-&quot;,SUM(K34,M34,O34,'漁業生產量值-漁業種類別魚類別生產量值1'!C34))" table:style-name="ce19">
            <text:p>-</text:p>
          </table:table-cell>
          <table:table-cell office:value-type="string" office:string-value="-" table:formula="msoxl:=IF(SUM(L34,N34,P34,'漁業生產量值-漁業種類別魚類別生產量值1'!D34)=0,&quot;-&quot;,SUM(L34,N34,P34,'漁業生產量值-漁業種類別魚類別生產量值1'!D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14683.65524" table:style-name="ce54">
            <text:p>14,684<text:s/></text:p>
          </table:table-cell>
          <table:table-cell office:value-type="float" office:value="529242.62291999999" table:style-name="ce54">
            <text:p>529,243<text:s/></text:p>
          </table:table-cell>
          <table:table-cell office:value-type="float" office:value="14568.92524" table:formula="msoxl:=IF( (SUM(G35,I35)&#10;     + SUM('漁業生產量值-漁業種類別魚類別生產量值1'!E35,'漁業生產量值-漁業種類別魚類別生產量值1'!G35,'漁業生產量值-漁業種類別魚類別生產量值1'!I35)&#10;     + SUM('漁業生產量值-漁業種類別魚類別生產量值2'!C35,'漁業生產量值-漁業種類別魚類別生產量值2'!E35,'漁業生產量值-漁業種類別魚類別生產量值2'!G35,'漁業生產量值-漁業種類別魚類別生產量值2'!I35)&#10;  + SUM('漁業生產量值-漁業種類別魚類別生產量值3'!E35,'漁業生產量值-漁業種類別魚類別生產量值3'!I35,'漁業生產量值-漁業種類別魚類別生產量值3'!K35,'漁業生產量值-漁業種類別魚類別生產量值3'!M35,'漁業生產量值-漁業種類別魚類別生產量值3'!O35)&#10;     + SUM('漁業生產量值-漁業種類別魚類別生產量值4'!C35,'漁業生產量值-漁業種類別魚類別生產量值4'!E35,'漁業生產量值-漁業種類別魚類別生產量值4'!G35,'漁業生產量值-漁業種類別魚類別生產量值4'!I35)&#10;  + SUM('漁業生產量值-漁業種類別魚類別生產量值5'!E35,'漁業生產量值-漁業種類別魚類別生產量值5'!G35,'漁業生產量值-漁業種類別魚類別生產量值5'!I35,'漁業生產量值-漁業種類別魚類別生產量值5'!K35,'漁業生產量值-漁業種類別魚類別生產量值5'!M35,'漁業生產量值-漁業種類別魚類別生產量值5'!O35)&#10;  + 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  + SUM('漁業生產量值-漁業種類別魚類別生產量值9'!O35)&#10;  + SUM('漁業生產量值-漁業種類別魚類別生產量值10'!K35,'漁業生產量值-漁業種類別魚類別生產量值10'!M35,'漁業生產量值-漁業種類別魚類別生產量值10'!O35)&#10;  + SUM('漁業生產量值-漁業種類別魚類別生產量值11'!C35,'漁業生產量值-漁業種類別魚類別生產量值11'!E35,'漁業生產量值-漁業種類別魚類別生產量值11'!M35)&#10;  + SUM('漁業生產量值-漁業種類別魚類別生產量值13'!I35)&#10;  + SUM('漁業生產量值-漁業種類別魚類別生產量值14'!G35,'漁業生產量值-漁業種類別魚類別生產量值14'!I35,'漁業生產量值-漁業種類別魚類別生產量值14'!K35)&#10;  )=0,&quot;-&quot;,(SUM(G35,I35)&#10;     + SUM('漁業生產量值-漁業種類別魚類別生產量值1'!E35,'漁業生產量值-漁業種類別魚類別生產量值1'!G35,'漁業生產量值-漁業種類別魚類別生產量值1'!I35)&#10;     + SUM('漁業生產量值-漁業種類別魚類別生產量值2'!C35,'漁業生產量值-漁業種類別魚類別生產量值2'!E35,'漁業生產量值-漁業種類別魚類別生產量值2'!G35,'漁業生產量值-漁業種類別魚類別生產量值2'!I35)&#10;  + SUM('漁業生產量值-漁業種類別魚類別生產量值3'!E35,'漁業生產量值-漁業種類別魚類別生產量值3'!I35,'漁業生產量值-漁業種類別魚類別生產量值3'!K35,'漁業生產量值-漁業種類別魚類別生產量值3'!M35,'漁業生產量值-漁業種類別魚類別生產量值3'!O35)&#10;     + SUM('漁業生產量值-漁業種類別魚類別生產量值4'!C35,'漁業生產量值-漁業種類別魚類別生產量值4'!E35,'漁業生產量值-漁業種類別魚類別生產量值4'!G35,'漁業生產量值-漁業種類別魚類別生產量值4'!I35)&#10;  + SUM('漁業生產量值-漁業種類別魚類別生產量值5'!E35,'漁業生產量值-漁業種類別魚類別生產量值5'!G35,'漁業生產量值-漁業種類別魚類別生產量值5'!I35,'漁業生產量值-漁業種類別魚類別生產量值5'!K35,'漁業生產量值-漁業種類別魚類別生產量值5'!M35,'漁業生產量值-漁業種類別魚類別生產量值5'!O35)&#10;  + 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  + SUM('漁業生產量值-漁業種類別魚類別生產量值9'!O35)&#10;  + SUM('漁業生產量值-漁業種類別魚類別生產量值10'!K35,'漁業生產量值-漁業種類別魚類別生產量值10'!M35,'漁業生產量值-漁業種類別魚類別生產量值10'!O35)&#10;  + SUM('漁業生產量值-漁業種類別魚類別生產量值11'!C35,'漁業生產量值-漁業種類別魚類別生產量值11'!E35,'漁業生產量值-漁業種類別魚類別生產量值11'!M35)&#10;  + SUM('漁業生產量值-漁業種類別魚類別生產量值13'!I35)&#10;  + SUM('漁業生產量值-漁業種類別魚類別生產量值14'!G35,'漁業生產量值-漁業種類別魚類別生產量值14'!I35,'漁業生產量值-漁業種類別魚類別生產量值14'!K35)&#10;  ))" table:style-name="ce19">
            <text:p>14,569<text:s/></text:p>
          </table:table-cell>
          <table:table-cell office:value-type="float" office:value="509383.49291999993" table:formula="msoxl:=IF( (SUM(H35,J35)&#10;     + SUM('漁業生產量值-漁業種類別魚類別生產量值1'!F35,'漁業生產量值-漁業種類別魚類別生產量值1'!H35,'漁業生產量值-漁業種類別魚類別生產量值1'!J35)&#10;     + SUM('漁業生產量值-漁業種類別魚類別生產量值2'!D35,'漁業生產量值-漁業種類別魚類別生產量值2'!F35,'漁業生產量值-漁業種類別魚類別生產量值2'!H35,'漁業生產量值-漁業種類別魚類別生產量值2'!J35)&#10;  + SUM('漁業生產量值-漁業種類別魚類別生產量值3'!F35,'漁業生產量值-漁業種類別魚類別生產量值3'!J35,'漁業生產量值-漁業種類別魚類別生產量值3'!L35,'漁業生產量值-漁業種類別魚類別生產量值3'!N35,'漁業生產量值-漁業種類別魚類別生產量值3'!P35)&#10;     + SUM('漁業生產量值-漁業種類別魚類別生產量值4'!D35,'漁業生產量值-漁業種類別魚類別生產量值4'!F35,'漁業生產量值-漁業種類別魚類別生產量值4'!H35,'漁業生產量值-漁業種類別魚類別生產量值4'!J35)&#10;  + SUM('漁業生產量值-漁業種類別魚類別生產量值5'!F35,'漁業生產量值-漁業種類別魚類別生產量值5'!H35,'漁業生產量值-漁業種類別魚類別生產量值5'!J35,'漁業生產量值-漁業種類別魚類別生產量值5'!L35,'漁業生產量值-漁業種類別魚類別生產量值5'!N35,'漁業生產量值-漁業種類別魚類別生產量值5'!P35)&#10;  + 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  + SUM('漁業生產量值-漁業種類別魚類別生產量值9'!P35)&#10;  + SUM('漁業生產量值-漁業種類別魚類別生產量值10'!L35,'漁業生產量值-漁業種類別魚類別生產量值10'!N35,'漁業生產量值-漁業種類別魚類別生產量值10'!P35)&#10;  + SUM('漁業生產量值-漁業種類別魚類別生產量值11'!D35,'漁業生產量值-漁業種類別魚類別生產量值11'!F35,'漁業生產量值-漁業種類別魚類別生產量值11'!N35)&#10;  + SUM('漁業生產量值-漁業種類別魚類別生產量值13'!J35)&#10;  + SUM('漁業生產量值-漁業種類別魚類別生產量值14'!H35,'漁業生產量值-漁業種類別魚類別生產量值14'!J35,'漁業生產量值-漁業種類別魚類別生產量值14'!L35)&#10;  )=0,&quot;-&quot;,(SUM(H35,J35)&#10;     + SUM('漁業生產量值-漁業種類別魚類別生產量值1'!F35,'漁業生產量值-漁業種類別魚類別生產量值1'!H35,'漁業生產量值-漁業種類別魚類別生產量值1'!J35)&#10;     + SUM('漁業生產量值-漁業種類別魚類別生產量值2'!D35,'漁業生產量值-漁業種類別魚類別生產量值2'!F35,'漁業生產量值-漁業種類別魚類別生產量值2'!H35,'漁業生產量值-漁業種類別魚類別生產量值2'!J35)&#10;  + SUM('漁業生產量值-漁業種類別魚類別生產量值3'!F35,'漁業生產量值-漁業種類別魚類別生產量值3'!J35,'漁業生產量值-漁業種類別魚類別生產量值3'!L35,'漁業生產量值-漁業種類別魚類別生產量值3'!N35,'漁業生產量值-漁業種類別魚類別生產量值3'!P35)&#10;     + SUM('漁業生產量值-漁業種類別魚類別生產量值4'!D35,'漁業生產量值-漁業種類別魚類別生產量值4'!F35,'漁業生產量值-漁業種類別魚類別生產量值4'!H35,'漁業生產量值-漁業種類別魚類別生產量值4'!J35)&#10;  + SUM('漁業生產量值-漁業種類別魚類別生產量值5'!F35,'漁業生產量值-漁業種類別魚類別生產量值5'!H35,'漁業生產量值-漁業種類別魚類別生產量值5'!J35,'漁業生產量值-漁業種類別魚類別生產量值5'!L35,'漁業生產量值-漁業種類別魚類別生產量值5'!N35,'漁業生產量值-漁業種類別魚類別生產量值5'!P35)&#10;  + 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  + SUM('漁業生產量值-漁業種類別魚類別生產量值9'!P35)&#10;  + SUM('漁業生產量值-漁業種類別魚類別生產量值10'!L35,'漁業生產量值-漁業種類別魚類別生產量值10'!N35,'漁業生產量值-漁業種類別魚類別生產量值10'!P35)&#10;  + SUM('漁業生產量值-漁業種類別魚類別生產量值11'!D35,'漁業生產量值-漁業種類別魚類別生產量值11'!F35,'漁業生產量值-漁業種類別魚類別生產量值11'!N35)&#10;  + SUM('漁業生產量值-漁業種類別魚類別生產量值13'!J35)&#10;  + SUM('漁業生產量值-漁業種類別魚類別生產量值14'!H35,'漁業生產量值-漁業種類別魚類別生產量值14'!J35,'漁業生產量值-漁業種類別魚類別生產量值14'!L35)&#10;  ))" table:style-name="ce19">
            <text:p>509,3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5,M35,O35,'漁業生產量值-漁業種類別魚類別生產量值1'!C35)=0,&quot;-&quot;,SUM(K35,M35,O35,'漁業生產量值-漁業種類別魚類別生產量值1'!C35))" table:style-name="ce19">
            <text:p>-</text:p>
          </table:table-cell>
          <table:table-cell office:value-type="string" office:string-value="-" table:formula="msoxl:=IF(SUM(L35,N35,P35,'漁業生產量值-漁業種類別魚類別生產量值1'!D35)=0,&quot;-&quot;,SUM(L35,N35,P35,'漁業生產量值-漁業種類別魚類別生產量值1'!D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28106.039109999994" table:formula="msoxl:=  IF(SUM(C37:C49)=0,&quot;-&quot;,SUM(C37:C49))" table:style-name="ce54">
            <text:p>28,106<text:s/></text:p>
          </table:table-cell>
          <table:table-cell office:value-type="float" office:value="3593952.0713999998" table:formula="msoxl:=  IF(SUM(D37:D49)=0,&quot;-&quot;,SUM(D37:D49))" table:style-name="ce54">
            <text:p>3,593,952<text:s/></text:p>
          </table:table-cell>
          <table:table-cell office:value-type="float" office:value="24330.846999999998" table:formula="msoxl:=IF( (SUM(G36,I36)&#10;     + SUM('漁業生產量值-漁業種類別魚類別生產量值1'!E36,'漁業生產量值-漁業種類別魚類別生產量值1'!G36,'漁業生產量值-漁業種類別魚類別生產量值1'!I36)&#10;     + SUM('漁業生產量值-漁業種類別魚類別生產量值2'!C36,'漁業生產量值-漁業種類別魚類別生產量值2'!E36,'漁業生產量值-漁業種類別魚類別生產量值2'!G36,'漁業生產量值-漁業種類別魚類別生產量值2'!I36)&#10;  + SUM('漁業生產量值-漁業種類別魚類別生產量值3'!E36,'漁業生產量值-漁業種類別魚類別生產量值3'!I36,'漁業生產量值-漁業種類別魚類別生產量值3'!K36,'漁業生產量值-漁業種類別魚類別生產量值3'!M36,'漁業生產量值-漁業種類別魚類別生產量值3'!O36)&#10;     + SUM('漁業生產量值-漁業種類別魚類別生產量值4'!C36,'漁業生產量值-漁業種類別魚類別生產量值4'!E36,'漁業生產量值-漁業種類別魚類別生產量值4'!G36,'漁業生產量值-漁業種類別魚類別生產量值4'!I36)&#10;  + SUM('漁業生產量值-漁業種類別魚類別生產量值5'!E36,'漁業生產量值-漁業種類別魚類別生產量值5'!G36,'漁業生產量值-漁業種類別魚類別生產量值5'!I36,'漁業生產量值-漁業種類別魚類別生產量值5'!K36,'漁業生產量值-漁業種類別魚類別生產量值5'!M36,'漁業生產量值-漁業種類別魚類別生產量值5'!O36)&#10;  + SUM('漁業生產量值-漁業種類別魚類別生產量值6'!C36,'漁業生產量值-漁業種類別魚類別生產量值6'!E36,'漁業生產量值-漁業種類別魚類別生產量值6'!G36,'漁業生產量值-漁業種類別魚類別生產量值6'!I36,'漁業生產量值-漁業種類別魚類別生產量值6'!K36,'漁業生產量值-漁業種類別魚類別生產量值6'!M36,'漁業生產量值-漁業種類別魚類別生產量值6'!O36)&#10;  + SUM('漁業生產量值-漁業種類別魚類別生產量值9'!O36)&#10;  + SUM('漁業生產量值-漁業種類別魚類別生產量值10'!K36,'漁業生產量值-漁業種類別魚類別生產量值10'!M36,'漁業生產量值-漁業種類別魚類別生產量值10'!O36)&#10;  + SUM('漁業生產量值-漁業種類別魚類別生產量值11'!C36,'漁業生產量值-漁業種類別魚類別生產量值11'!E36,'漁業生產量值-漁業種類別魚類別生產量值11'!M36)&#10;  + SUM('漁業生產量值-漁業種類別魚類別生產量值13'!I36)&#10;  + SUM('漁業生產量值-漁業種類別魚類別生產量值14'!G36,'漁業生產量值-漁業種類別魚類別生產量值14'!I36,'漁業生產量值-漁業種類別魚類別生產量值14'!K36)&#10;  )=0,&quot;-&quot;,(SUM(G36,I36)&#10;     + SUM('漁業生產量值-漁業種類別魚類別生產量值1'!E36,'漁業生產量值-漁業種類別魚類別生產量值1'!G36,'漁業生產量值-漁業種類別魚類別生產量值1'!I36)&#10;     + SUM('漁業生產量值-漁業種類別魚類別生產量值2'!C36,'漁業生產量值-漁業種類別魚類別生產量值2'!E36,'漁業生產量值-漁業種類別魚類別生產量值2'!G36,'漁業生產量值-漁業種類別魚類別生產量值2'!I36)&#10;  + SUM('漁業生產量值-漁業種類別魚類別生產量值3'!E36,'漁業生產量值-漁業種類別魚類別生產量值3'!I36,'漁業生產量值-漁業種類別魚類別生產量值3'!K36,'漁業生產量值-漁業種類別魚類別生產量值3'!M36,'漁業生產量值-漁業種類別魚類別生產量值3'!O36)&#10;     + SUM('漁業生產量值-漁業種類別魚類別生產量值4'!C36,'漁業生產量值-漁業種類別魚類別生產量值4'!E36,'漁業生產量值-漁業種類別魚類別生產量值4'!G36,'漁業生產量值-漁業種類別魚類別生產量值4'!I36)&#10;  + SUM('漁業生產量值-漁業種類別魚類別生產量值5'!E36,'漁業生產量值-漁業種類別魚類別生產量值5'!G36,'漁業生產量值-漁業種類別魚類別生產量值5'!I36,'漁業生產量值-漁業種類別魚類別生產量值5'!K36,'漁業生產量值-漁業種類別魚類別生產量值5'!M36,'漁業生產量值-漁業種類別魚類別生產量值5'!O36)&#10;  + SUM('漁業生產量值-漁業種類別魚類別生產量值6'!C36,'漁業生產量值-漁業種類別魚類別生產量值6'!E36,'漁業生產量值-漁業種類別魚類別生產量值6'!G36,'漁業生產量值-漁業種類別魚類別生產量值6'!I36,'漁業生產量值-漁業種類別魚類別生產量值6'!K36,'漁業生產量值-漁業種類別魚類別生產量值6'!M36,'漁業生產量值-漁業種類別魚類別生產量值6'!O36)&#10;  + SUM('漁業生產量值-漁業種類別魚類別生產量值9'!O36)&#10;  + SUM('漁業生產量值-漁業種類別魚類別生產量值10'!K36,'漁業生產量值-漁業種類別魚類別生產量值10'!M36,'漁業生產量值-漁業種類別魚類別生產量值10'!O36)&#10;  + SUM('漁業生產量值-漁業種類別魚類別生產量值11'!C36,'漁業生產量值-漁業種類別魚類別生產量值11'!E36,'漁業生產量值-漁業種類別魚類別生產量值11'!M36)&#10;  + SUM('漁業生產量值-漁業種類別魚類別生產量值13'!I36)&#10;  + SUM('漁業生產量值-漁業種類別魚類別生產量值14'!G36,'漁業生產量值-漁業種類別魚類別生產量值14'!I36,'漁業生產量值-漁業種類別魚類別生產量值14'!K36)&#10;  ))" table:style-name="ce19">
            <text:p>24,331<text:s/></text:p>
          </table:table-cell>
          <table:table-cell office:value-type="float" office:value="3048280.7791700005" table:formula="msoxl:=IF( (SUM(H36,J36)&#10;     + SUM('漁業生產量值-漁業種類別魚類別生產量值1'!F36,'漁業生產量值-漁業種類別魚類別生產量值1'!H36,'漁業生產量值-漁業種類別魚類別生產量值1'!J36)&#10;     + SUM('漁業生產量值-漁業種類別魚類別生產量值2'!D36,'漁業生產量值-漁業種類別魚類別生產量值2'!F36,'漁業生產量值-漁業種類別魚類別生產量值2'!H36,'漁業生產量值-漁業種類別魚類別生產量值2'!J36)&#10;  + SUM('漁業生產量值-漁業種類別魚類別生產量值3'!F36,'漁業生產量值-漁業種類別魚類別生產量值3'!J36,'漁業生產量值-漁業種類別魚類別生產量值3'!L36,'漁業生產量值-漁業種類別魚類別生產量值3'!N36,'漁業生產量值-漁業種類別魚類別生產量值3'!P36)&#10;     + SUM('漁業生產量值-漁業種類別魚類別生產量值4'!D36,'漁業生產量值-漁業種類別魚類別生產量值4'!F36,'漁業生產量值-漁業種類別魚類別生產量值4'!H36,'漁業生產量值-漁業種類別魚類別生產量值4'!J36)&#10;  + SUM('漁業生產量值-漁業種類別魚類別生產量值5'!F36,'漁業生產量值-漁業種類別魚類別生產量值5'!H36,'漁業生產量值-漁業種類別魚類別生產量值5'!J36,'漁業生產量值-漁業種類別魚類別生產量值5'!L36,'漁業生產量值-漁業種類別魚類別生產量值5'!N36,'漁業生產量值-漁業種類別魚類別生產量值5'!P36)&#10;  + SUM('漁業生產量值-漁業種類別魚類別生產量值6'!D36,'漁業生產量值-漁業種類別魚類別生產量值6'!F36,'漁業生產量值-漁業種類別魚類別生產量值6'!H36,'漁業生產量值-漁業種類別魚類別生產量值6'!J36,'漁業生產量值-漁業種類別魚類別生產量值6'!L36,'漁業生產量值-漁業種類別魚類別生產量值6'!N36,'漁業生產量值-漁業種類別魚類別生產量值6'!P36)&#10;  + SUM('漁業生產量值-漁業種類別魚類別生產量值9'!P36)&#10;  + SUM('漁業生產量值-漁業種類別魚類別生產量值10'!L36,'漁業生產量值-漁業種類別魚類別生產量值10'!N36,'漁業生產量值-漁業種類別魚類別生產量值10'!P36)&#10;  + SUM('漁業生產量值-漁業種類別魚類別生產量值11'!D36,'漁業生產量值-漁業種類別魚類別生產量值11'!F36,'漁業生產量值-漁業種類別魚類別生產量值11'!N36)&#10;  + SUM('漁業生產量值-漁業種類別魚類別生產量值13'!J36)&#10;  + SUM('漁業生產量值-漁業種類別魚類別生產量值14'!H36,'漁業生產量值-漁業種類別魚類別生產量值14'!J36,'漁業生產量值-漁業種類別魚類別生產量值14'!L36)&#10;  )=0,&quot;-&quot;,(SUM(H36,J36)&#10;     + SUM('漁業生產量值-漁業種類別魚類別生產量值1'!F36,'漁業生產量值-漁業種類別魚類別生產量值1'!H36,'漁業生產量值-漁業種類別魚類別生產量值1'!J36)&#10;     + SUM('漁業生產量值-漁業種類別魚類別生產量值2'!D36,'漁業生產量值-漁業種類別魚類別生產量值2'!F36,'漁業生產量值-漁業種類別魚類別生產量值2'!H36,'漁業生產量值-漁業種類別魚類別生產量值2'!J36)&#10;  + SUM('漁業生產量值-漁業種類別魚類別生產量值3'!F36,'漁業生產量值-漁業種類別魚類別生產量值3'!J36,'漁業生產量值-漁業種類別魚類別生產量值3'!L36,'漁業生產量值-漁業種類別魚類別生產量值3'!N36,'漁業生產量值-漁業種類別魚類別生產量值3'!P36)&#10;     + SUM('漁業生產量值-漁業種類別魚類別生產量值4'!D36,'漁業生產量值-漁業種類別魚類別生產量值4'!F36,'漁業生產量值-漁業種類別魚類別生產量值4'!H36,'漁業生產量值-漁業種類別魚類別生產量值4'!J36)&#10;  + SUM('漁業生產量值-漁業種類別魚類別生產量值5'!F36,'漁業生產量值-漁業種類別魚類別生產量值5'!H36,'漁業生產量值-漁業種類別魚類別生產量值5'!J36,'漁業生產量值-漁業種類別魚類別生產量值5'!L36,'漁業生產量值-漁業種類別魚類別生產量值5'!N36,'漁業生產量值-漁業種類別魚類別生產量值5'!P36)&#10;  + SUM('漁業生產量值-漁業種類別魚類別生產量值6'!D36,'漁業生產量值-漁業種類別魚類別生產量值6'!F36,'漁業生產量值-漁業種類別魚類別生產量值6'!H36,'漁業生產量值-漁業種類別魚類別生產量值6'!J36,'漁業生產量值-漁業種類別魚類別生產量值6'!L36,'漁業生產量值-漁業種類別魚類別生產量值6'!N36,'漁業生產量值-漁業種類別魚類別生產量值6'!P36)&#10;  + SUM('漁業生產量值-漁業種類別魚類別生產量值9'!P36)&#10;  + SUM('漁業生產量值-漁業種類別魚類別生產量值10'!L36,'漁業生產量值-漁業種類別魚類別生產量值10'!N36,'漁業生產量值-漁業種類別魚類別生產量值10'!P36)&#10;  + SUM('漁業生產量值-漁業種類別魚類別生產量值11'!D36,'漁業生產量值-漁業種類別魚類別生產量值11'!F36,'漁業生產量值-漁業種類別魚類別生產量值11'!N36)&#10;  + SUM('漁業生產量值-漁業種類別魚類別生產量值13'!J36)&#10;  + SUM('漁業生產量值-漁業種類別魚類別生產量值14'!H36,'漁業生產量值-漁業種類別魚類別生產量值14'!J36,'漁業生產量值-漁業種類別魚類別生產量值14'!L36)&#10;  ))" table:style-name="ce19">
            <text:p>3,048,281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string" office:string-value="-" table:formula="msoxl:=IF(SUM(K36,M36,O36,'漁業生產量值-漁業種類別魚類別生產量值1'!C36)=0,&quot;-&quot;,SUM(K36,M36,O36,'漁業生產量值-漁業種類別魚類別生產量值1'!C36))" table:style-name="ce19">
            <text:p>-</text:p>
          </table:table-cell>
          <table:table-cell office:value-type="string" office:string-value="-" table:formula="msoxl:=IF(SUM(L36,N36,P36,'漁業生產量值-漁業種類別魚類別生產量值1'!D36)=0,&quot;-&quot;,SUM(L36,N36,P36,'漁業生產量值-漁業種類別魚類別生產量值1'!D36))" table:style-name="ce19">
            <text:p>-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5708.8150999999998" table:style-name="ce54">
            <text:p>5,709<text:s/></text:p>
          </table:table-cell>
          <table:table-cell office:value-type="float" office:value="565346.22638000001" table:style-name="ce54">
            <text:p>565,346<text:s/></text:p>
          </table:table-cell>
          <table:table-cell office:value-type="float" office:value="4728.0321999999996" table:formula="msoxl:=IF( (SUM(G37,I37)&#10;     + SUM('漁業生產量值-漁業種類別魚類別生產量值1'!E37,'漁業生產量值-漁業種類別魚類別生產量值1'!G37,'漁業生產量值-漁業種類別魚類別生產量值1'!I37)&#10;     + SUM('漁業生產量值-漁業種類別魚類別生產量值2'!C37,'漁業生產量值-漁業種類別魚類別生產量值2'!E37,'漁業生產量值-漁業種類別魚類別生產量值2'!G37,'漁業生產量值-漁業種類別魚類別生產量值2'!I37)&#10;  + SUM('漁業生產量值-漁業種類別魚類別生產量值3'!E37,'漁業生產量值-漁業種類別魚類別生產量值3'!I37,'漁業生產量值-漁業種類別魚類別生產量值3'!K37,'漁業生產量值-漁業種類別魚類別生產量值3'!M37,'漁業生產量值-漁業種類別魚類別生產量值3'!O37)&#10;     + SUM('漁業生產量值-漁業種類別魚類別生產量值4'!C37,'漁業生產量值-漁業種類別魚類別生產量值4'!E37,'漁業生產量值-漁業種類別魚類別生產量值4'!G37,'漁業生產量值-漁業種類別魚類別生產量值4'!I37)&#10;  + SUM('漁業生產量值-漁業種類別魚類別生產量值5'!E37,'漁業生產量值-漁業種類別魚類別生產量值5'!G37,'漁業生產量值-漁業種類別魚類別生產量值5'!I37,'漁業生產量值-漁業種類別魚類別生產量值5'!K37,'漁業生產量值-漁業種類別魚類別生產量值5'!M37,'漁業生產量值-漁業種類別魚類別生產量值5'!O37)&#10;  + 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  + SUM('漁業生產量值-漁業種類別魚類別生產量值9'!O37)&#10;  + SUM('漁業生產量值-漁業種類別魚類別生產量值10'!K37,'漁業生產量值-漁業種類別魚類別生產量值10'!M37,'漁業生產量值-漁業種類別魚類別生產量值10'!O37)&#10;  + SUM('漁業生產量值-漁業種類別魚類別生產量值11'!C37,'漁業生產量值-漁業種類別魚類別生產量值11'!E37,'漁業生產量值-漁業種類別魚類別生產量值11'!M37)&#10;  + SUM('漁業生產量值-漁業種類別魚類別生產量值13'!I37)&#10;  + SUM('漁業生產量值-漁業種類別魚類別生產量值14'!G37,'漁業生產量值-漁業種類別魚類別生產量值14'!I37,'漁業生產量值-漁業種類別魚類別生產量值14'!K37)&#10;  )=0,&quot;-&quot;,(SUM(G37,I37)&#10;     + SUM('漁業生產量值-漁業種類別魚類別生產量值1'!E37,'漁業生產量值-漁業種類別魚類別生產量值1'!G37,'漁業生產量值-漁業種類別魚類別生產量值1'!I37)&#10;     + SUM('漁業生產量值-漁業種類別魚類別生產量值2'!C37,'漁業生產量值-漁業種類別魚類別生產量值2'!E37,'漁業生產量值-漁業種類別魚類別生產量值2'!G37,'漁業生產量值-漁業種類別魚類別生產量值2'!I37)&#10;  + SUM('漁業生產量值-漁業種類別魚類別生產量值3'!E37,'漁業生產量值-漁業種類別魚類別生產量值3'!I37,'漁業生產量值-漁業種類別魚類別生產量值3'!K37,'漁業生產量值-漁業種類別魚類別生產量值3'!M37,'漁業生產量值-漁業種類別魚類別生產量值3'!O37)&#10;     + SUM('漁業生產量值-漁業種類別魚類別生產量值4'!C37,'漁業生產量值-漁業種類別魚類別生產量值4'!E37,'漁業生產量值-漁業種類別魚類別生產量值4'!G37,'漁業生產量值-漁業種類別魚類別生產量值4'!I37)&#10;  + SUM('漁業生產量值-漁業種類別魚類別生產量值5'!E37,'漁業生產量值-漁業種類別魚類別生產量值5'!G37,'漁業生產量值-漁業種類別魚類別生產量值5'!I37,'漁業生產量值-漁業種類別魚類別生產量值5'!K37,'漁業生產量值-漁業種類別魚類別生產量值5'!M37,'漁業生產量值-漁業種類別魚類別生產量值5'!O37)&#10;  + 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  + SUM('漁業生產量值-漁業種類別魚類別生產量值9'!O37)&#10;  + SUM('漁業生產量值-漁業種類別魚類別生產量值10'!K37,'漁業生產量值-漁業種類別魚類別生產量值10'!M37,'漁業生產量值-漁業種類別魚類別生產量值10'!O37)&#10;  + SUM('漁業生產量值-漁業種類別魚類別生產量值11'!C37,'漁業生產量值-漁業種類別魚類別生產量值11'!E37,'漁業生產量值-漁業種類別魚類別生產量值11'!M37)&#10;  + SUM('漁業生產量值-漁業種類別魚類別生產量值13'!I37)&#10;  + SUM('漁業生產量值-漁業種類別魚類別生產量值14'!G37,'漁業生產量值-漁業種類別魚類別生產量值14'!I37,'漁業生產量值-漁業種類別魚類別生產量值14'!K37)&#10;  ))" table:style-name="ce19">
            <text:p>4,728<text:s/></text:p>
          </table:table-cell>
          <table:table-cell office:value-type="float" office:value="475883.63993000006" table:formula="msoxl:=IF( (SUM(H37,J37)&#10;     + SUM('漁業生產量值-漁業種類別魚類別生產量值1'!F37,'漁業生產量值-漁業種類別魚類別生產量值1'!H37,'漁業生產量值-漁業種類別魚類別生產量值1'!J37)&#10;     + SUM('漁業生產量值-漁業種類別魚類別生產量值2'!D37,'漁業生產量值-漁業種類別魚類別生產量值2'!F37,'漁業生產量值-漁業種類別魚類別生產量值2'!H37,'漁業生產量值-漁業種類別魚類別生產量值2'!J37)&#10;  + SUM('漁業生產量值-漁業種類別魚類別生產量值3'!F37,'漁業生產量值-漁業種類別魚類別生產量值3'!J37,'漁業生產量值-漁業種類別魚類別生產量值3'!L37,'漁業生產量值-漁業種類別魚類別生產量值3'!N37,'漁業生產量值-漁業種類別魚類別生產量值3'!P37)&#10;     + SUM('漁業生產量值-漁業種類別魚類別生產量值4'!D37,'漁業生產量值-漁業種類別魚類別生產量值4'!F37,'漁業生產量值-漁業種類別魚類別生產量值4'!H37,'漁業生產量值-漁業種類別魚類別生產量值4'!J37)&#10;  + SUM('漁業生產量值-漁業種類別魚類別生產量值5'!F37,'漁業生產量值-漁業種類別魚類別生產量值5'!H37,'漁業生產量值-漁業種類別魚類別生產量值5'!J37,'漁業生產量值-漁業種類別魚類別生產量值5'!L37,'漁業生產量值-漁業種類別魚類別生產量值5'!N37,'漁業生產量值-漁業種類別魚類別生產量值5'!P37)&#10;  + 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  + SUM('漁業生產量值-漁業種類別魚類別生產量值9'!P37)&#10;  + SUM('漁業生產量值-漁業種類別魚類別生產量值10'!L37,'漁業生產量值-漁業種類別魚類別生產量值10'!N37,'漁業生產量值-漁業種類別魚類別生產量值10'!P37)&#10;  + SUM('漁業生產量值-漁業種類別魚類別生產量值11'!D37,'漁業生產量值-漁業種類別魚類別生產量值11'!F37,'漁業生產量值-漁業種類別魚類別生產量值11'!N37)&#10;  + SUM('漁業生產量值-漁業種類別魚類別生產量值13'!J37)&#10;  + SUM('漁業生產量值-漁業種類別魚類別生產量值14'!H37,'漁業生產量值-漁業種類別魚類別生產量值14'!J37,'漁業生產量值-漁業種類別魚類別生產量值14'!L37)&#10;  )=0,&quot;-&quot;,(SUM(H37,J37)&#10;     + SUM('漁業生產量值-漁業種類別魚類別生產量值1'!F37,'漁業生產量值-漁業種類別魚類別生產量值1'!H37,'漁業生產量值-漁業種類別魚類別生產量值1'!J37)&#10;     + SUM('漁業生產量值-漁業種類別魚類別生產量值2'!D37,'漁業生產量值-漁業種類別魚類別生產量值2'!F37,'漁業生產量值-漁業種類別魚類別生產量值2'!H37,'漁業生產量值-漁業種類別魚類別生產量值2'!J37)&#10;  + SUM('漁業生產量值-漁業種類別魚類別生產量值3'!F37,'漁業生產量值-漁業種類別魚類別生產量值3'!J37,'漁業生產量值-漁業種類別魚類別生產量值3'!L37,'漁業生產量值-漁業種類別魚類別生產量值3'!N37,'漁業生產量值-漁業種類別魚類別生產量值3'!P37)&#10;     + SUM('漁業生產量值-漁業種類別魚類別生產量值4'!D37,'漁業生產量值-漁業種類別魚類別生產量值4'!F37,'漁業生產量值-漁業種類別魚類別生產量值4'!H37,'漁業生產量值-漁業種類別魚類別生產量值4'!J37)&#10;  + SUM('漁業生產量值-漁業種類別魚類別生產量值5'!F37,'漁業生產量值-漁業種類別魚類別生產量值5'!H37,'漁業生產量值-漁業種類別魚類別生產量值5'!J37,'漁業生產量值-漁業種類別魚類別生產量值5'!L37,'漁業生產量值-漁業種類別魚類別生產量值5'!N37,'漁業生產量值-漁業種類別魚類別生產量值5'!P37)&#10;  + 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  + SUM('漁業生產量值-漁業種類別魚類別生產量值9'!P37)&#10;  + SUM('漁業生產量值-漁業種類別魚類別生產量值10'!L37,'漁業生產量值-漁業種類別魚類別生產量值10'!N37,'漁業生產量值-漁業種類別魚類別生產量值10'!P37)&#10;  + SUM('漁業生產量值-漁業種類別魚類別生產量值11'!D37,'漁業生產量值-漁業種類別魚類別生產量值11'!F37,'漁業生產量值-漁業種類別魚類別生產量值11'!N37)&#10;  + SUM('漁業生產量值-漁業種類別魚類別生產量值13'!J37)&#10;  + SUM('漁業生產量值-漁業種類別魚類別生產量值14'!H37,'漁業生產量值-漁業種類別魚類別生產量值14'!J37,'漁業生產量值-漁業種類別魚類別生產量值14'!L37)&#10;  ))" table:style-name="ce19">
            <text:p>475,88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7,M37,O37,'漁業生產量值-漁業種類別魚類別生產量值1'!C37)=0,&quot;-&quot;,SUM(K37,M37,O37,'漁業生產量值-漁業種類別魚類別生產量值1'!C37))" table:style-name="ce19">
            <text:p>-</text:p>
          </table:table-cell>
          <table:table-cell office:value-type="string" office:string-value="-" table:formula="msoxl:=IF(SUM(L37,N37,P37,'漁業生產量值-漁業種類別魚類別生產量值1'!D37)=0,&quot;-&quot;,SUM(L37,N37,P37,'漁業生產量值-漁業種類別魚類別生產量值1'!D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2</text:p>
          </table:table-cell>
          <table:table-cell office:value-type="string" table:style-name="ce18">
            <text:p>　地曳網　</text:p>
          </table:table-cell>
          <table:table-cell office:value-type="float" office:value="369" table:style-name="ce54">
            <text:p>369<text:s/></text:p>
          </table:table-cell>
          <table:table-cell office:value-type="float" office:value="100737" table:style-name="ce54">
            <text:p>100,737<text:s/></text:p>
          </table:table-cell>
          <table:table-cell office:value-type="float" office:value="369" table:formula="msoxl:=IF( (SUM(G38,I38)&#10;     + SUM('漁業生產量值-漁業種類別魚類別生產量值1'!E38,'漁業生產量值-漁業種類別魚類別生產量值1'!G38,'漁業生產量值-漁業種類別魚類別生產量值1'!I38)&#10;     + SUM('漁業生產量值-漁業種類別魚類別生產量值2'!C38,'漁業生產量值-漁業種類別魚類別生產量值2'!E38,'漁業生產量值-漁業種類別魚類別生產量值2'!G38,'漁業生產量值-漁業種類別魚類別生產量值2'!I38)&#10;  + SUM('漁業生產量值-漁業種類別魚類別生產量值3'!E38,'漁業生產量值-漁業種類別魚類別生產量值3'!I38,'漁業生產量值-漁業種類別魚類別生產量值3'!K38,'漁業生產量值-漁業種類別魚類別生產量值3'!M38,'漁業生產量值-漁業種類別魚類別生產量值3'!O38)&#10;     + SUM('漁業生產量值-漁業種類別魚類別生產量值4'!C38,'漁業生產量值-漁業種類別魚類別生產量值4'!E38,'漁業生產量值-漁業種類別魚類別生產量值4'!G38,'漁業生產量值-漁業種類別魚類別生產量值4'!I38)&#10;  + SUM('漁業生產量值-漁業種類別魚類別生產量值5'!E38,'漁業生產量值-漁業種類別魚類別生產量值5'!G38,'漁業生產量值-漁業種類別魚類別生產量值5'!I38,'漁業生產量值-漁業種類別魚類別生產量值5'!K38,'漁業生產量值-漁業種類別魚類別生產量值5'!M38,'漁業生產量值-漁業種類別魚類別生產量值5'!O38)&#10;  + 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  + SUM('漁業生產量值-漁業種類別魚類別生產量值9'!O38)&#10;  + SUM('漁業生產量值-漁業種類別魚類別生產量值10'!K38,'漁業生產量值-漁業種類別魚類別生產量值10'!M38,'漁業生產量值-漁業種類別魚類別生產量值10'!O38)&#10;  + SUM('漁業生產量值-漁業種類別魚類別生產量值11'!C38,'漁業生產量值-漁業種類別魚類別生產量值11'!E38,'漁業生產量值-漁業種類別魚類別生產量值11'!M38)&#10;  + SUM('漁業生產量值-漁業種類別魚類別生產量值13'!I38)&#10;  + SUM('漁業生產量值-漁業種類別魚類別生產量值14'!G38,'漁業生產量值-漁業種類別魚類別生產量值14'!I38,'漁業生產量值-漁業種類別魚類別生產量值14'!K38)&#10;  )=0,&quot;-&quot;,(SUM(G38,I38)&#10;     + SUM('漁業生產量值-漁業種類別魚類別生產量值1'!E38,'漁業生產量值-漁業種類別魚類別生產量值1'!G38,'漁業生產量值-漁業種類別魚類別生產量值1'!I38)&#10;     + SUM('漁業生產量值-漁業種類別魚類別生產量值2'!C38,'漁業生產量值-漁業種類別魚類別生產量值2'!E38,'漁業生產量值-漁業種類別魚類別生產量值2'!G38,'漁業生產量值-漁業種類別魚類別生產量值2'!I38)&#10;  + SUM('漁業生產量值-漁業種類別魚類別生產量值3'!E38,'漁業生產量值-漁業種類別魚類別生產量值3'!I38,'漁業生產量值-漁業種類別魚類別生產量值3'!K38,'漁業生產量值-漁業種類別魚類別生產量值3'!M38,'漁業生產量值-漁業種類別魚類別生產量值3'!O38)&#10;     + SUM('漁業生產量值-漁業種類別魚類別生產量值4'!C38,'漁業生產量值-漁業種類別魚類別生產量值4'!E38,'漁業生產量值-漁業種類別魚類別生產量值4'!G38,'漁業生產量值-漁業種類別魚類別生產量值4'!I38)&#10;  + SUM('漁業生產量值-漁業種類別魚類別生產量值5'!E38,'漁業生產量值-漁業種類別魚類別生產量值5'!G38,'漁業生產量值-漁業種類別魚類別生產量值5'!I38,'漁業生產量值-漁業種類別魚類別生產量值5'!K38,'漁業生產量值-漁業種類別魚類別生產量值5'!M38,'漁業生產量值-漁業種類別魚類別生產量值5'!O38)&#10;  + 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  + SUM('漁業生產量值-漁業種類別魚類別生產量值9'!O38)&#10;  + SUM('漁業生產量值-漁業種類別魚類別生產量值10'!K38,'漁業生產量值-漁業種類別魚類別生產量值10'!M38,'漁業生產量值-漁業種類別魚類別生產量值10'!O38)&#10;  + SUM('漁業生產量值-漁業種類別魚類別生產量值11'!C38,'漁業生產量值-漁業種類別魚類別生產量值11'!E38,'漁業生產量值-漁業種類別魚類別生產量值11'!M38)&#10;  + SUM('漁業生產量值-漁業種類別魚類別生產量值13'!I38)&#10;  + SUM('漁業生產量值-漁業種類別魚類別生產量值14'!G38,'漁業生產量值-漁業種類別魚類別生產量值14'!I38,'漁業生產量值-漁業種類別魚類別生產量值14'!K38)&#10;  ))" table:style-name="ce19">
            <text:p>369<text:s/></text:p>
          </table:table-cell>
          <table:table-cell office:value-type="float" office:value="100737" table:formula="msoxl:=IF( (SUM(H38,J38)&#10;     + SUM('漁業生產量值-漁業種類別魚類別生產量值1'!F38,'漁業生產量值-漁業種類別魚類別生產量值1'!H38,'漁業生產量值-漁業種類別魚類別生產量值1'!J38)&#10;     + SUM('漁業生產量值-漁業種類別魚類別生產量值2'!D38,'漁業生產量值-漁業種類別魚類別生產量值2'!F38,'漁業生產量值-漁業種類別魚類別生產量值2'!H38,'漁業生產量值-漁業種類別魚類別生產量值2'!J38)&#10;  + SUM('漁業生產量值-漁業種類別魚類別生產量值3'!F38,'漁業生產量值-漁業種類別魚類別生產量值3'!J38,'漁業生產量值-漁業種類別魚類別生產量值3'!L38,'漁業生產量值-漁業種類別魚類別生產量值3'!N38,'漁業生產量值-漁業種類別魚類別生產量值3'!P38)&#10;     + SUM('漁業生產量值-漁業種類別魚類別生產量值4'!D38,'漁業生產量值-漁業種類別魚類別生產量值4'!F38,'漁業生產量值-漁業種類別魚類別生產量值4'!H38,'漁業生產量值-漁業種類別魚類別生產量值4'!J38)&#10;  + SUM('漁業生產量值-漁業種類別魚類別生產量值5'!F38,'漁業生產量值-漁業種類別魚類別生產量值5'!H38,'漁業生產量值-漁業種類別魚類別生產量值5'!J38,'漁業生產量值-漁業種類別魚類別生產量值5'!L38,'漁業生產量值-漁業種類別魚類別生產量值5'!N38,'漁業生產量值-漁業種類別魚類別生產量值5'!P38)&#10;  + 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  + SUM('漁業生產量值-漁業種類別魚類別生產量值9'!P38)&#10;  + SUM('漁業生產量值-漁業種類別魚類別生產量值10'!L38,'漁業生產量值-漁業種類別魚類別生產量值10'!N38,'漁業生產量值-漁業種類別魚類別生產量值10'!P38)&#10;  + SUM('漁業生產量值-漁業種類別魚類別生產量值11'!D38,'漁業生產量值-漁業種類別魚類別生產量值11'!F38,'漁業生產量值-漁業種類別魚類別生產量值11'!N38)&#10;  + SUM('漁業生產量值-漁業種類別魚類別生產量值13'!J38)&#10;  + SUM('漁業生產量值-漁業種類別魚類別生產量值14'!H38,'漁業生產量值-漁業種類別魚類別生產量值14'!J38,'漁業生產量值-漁業種類別魚類別生產量值14'!L38)&#10;  )=0,&quot;-&quot;,(SUM(H38,J38)&#10;     + SUM('漁業生產量值-漁業種類別魚類別生產量值1'!F38,'漁業生產量值-漁業種類別魚類別生產量值1'!H38,'漁業生產量值-漁業種類別魚類別生產量值1'!J38)&#10;     + SUM('漁業生產量值-漁業種類別魚類別生產量值2'!D38,'漁業生產量值-漁業種類別魚類別生產量值2'!F38,'漁業生產量值-漁業種類別魚類別生產量值2'!H38,'漁業生產量值-漁業種類別魚類別生產量值2'!J38)&#10;  + SUM('漁業生產量值-漁業種類別魚類別生產量值3'!F38,'漁業生產量值-漁業種類別魚類別生產量值3'!J38,'漁業生產量值-漁業種類別魚類別生產量值3'!L38,'漁業生產量值-漁業種類別魚類別生產量值3'!N38,'漁業生產量值-漁業種類別魚類別生產量值3'!P38)&#10;     + SUM('漁業生產量值-漁業種類別魚類別生產量值4'!D38,'漁業生產量值-漁業種類別魚類別生產量值4'!F38,'漁業生產量值-漁業種類別魚類別生產量值4'!H38,'漁業生產量值-漁業種類別魚類別生產量值4'!J38)&#10;  + SUM('漁業生產量值-漁業種類別魚類別生產量值5'!F38,'漁業生產量值-漁業種類別魚類別生產量值5'!H38,'漁業生產量值-漁業種類別魚類別生產量值5'!J38,'漁業生產量值-漁業種類別魚類別生產量值5'!L38,'漁業生產量值-漁業種類別魚類別生產量值5'!N38,'漁業生產量值-漁業種類別魚類別生產量值5'!P38)&#10;  + 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  + SUM('漁業生產量值-漁業種類別魚類別生產量值9'!P38)&#10;  + SUM('漁業生產量值-漁業種類別魚類別生產量值10'!L38,'漁業生產量值-漁業種類別魚類別生產量值10'!N38,'漁業生產量值-漁業種類別魚類別生產量值10'!P38)&#10;  + SUM('漁業生產量值-漁業種類別魚類別生產量值11'!D38,'漁業生產量值-漁業種類別魚類別生產量值11'!F38,'漁業生產量值-漁業種類別魚類別生產量值11'!N38)&#10;  + SUM('漁業生產量值-漁業種類別魚類別生產量值13'!J38)&#10;  + SUM('漁業生產量值-漁業種類別魚類別生產量值14'!H38,'漁業生產量值-漁業種類別魚類別生產量值14'!J38,'漁業生產量值-漁業種類別魚類別生產量值14'!L38)&#10;  ))" table:style-name="ce19">
            <text:p>100,7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1'!C38)=0,&quot;-&quot;,SUM(K38,M38,O38,'漁業生產量值-漁業種類別魚類別生產量值1'!C38))" table:style-name="ce19">
            <text:p>-</text:p>
          </table:table-cell>
          <table:table-cell office:value-type="string" office:string-value="-" table:formula="msoxl:=IF(SUM(L38,N38,P38,'漁業生產量值-漁業種類別魚類別生產量值1'!D38)=0,&quot;-&quot;,SUM(L38,N38,P38,'漁業生產量值-漁業種類別魚類別生產量值1'!D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4897.4822999999997" table:style-name="ce54">
            <text:p>4,897<text:s/></text:p>
          </table:table-cell>
          <table:table-cell office:value-type="float" office:value="303202.61634000001" table:style-name="ce54">
            <text:p>303,203<text:s/></text:p>
          </table:table-cell>
          <table:table-cell office:value-type="float" office:value="4879.5593000000008" table:formula="msoxl:=IF( (SUM(G39,I39)&#10;     + SUM('漁業生產量值-漁業種類別魚類別生產量值1'!E39,'漁業生產量值-漁業種類別魚類別生產量值1'!G39,'漁業生產量值-漁業種類別魚類別生產量值1'!I39)&#10;     + SUM('漁業生產量值-漁業種類別魚類別生產量值2'!C39,'漁業生產量值-漁業種類別魚類別生產量值2'!E39,'漁業生產量值-漁業種類別魚類別生產量值2'!G39,'漁業生產量值-漁業種類別魚類別生產量值2'!I39)&#10;  + SUM('漁業生產量值-漁業種類別魚類別生產量值3'!E39,'漁業生產量值-漁業種類別魚類別生產量值3'!I39,'漁業生產量值-漁業種類別魚類別生產量值3'!K39,'漁業生產量值-漁業種類別魚類別生產量值3'!M39,'漁業生產量值-漁業種類別魚類別生產量值3'!O39)&#10;     + SUM('漁業生產量值-漁業種類別魚類別生產量值4'!C39,'漁業生產量值-漁業種類別魚類別生產量值4'!E39,'漁業生產量值-漁業種類別魚類別生產量值4'!G39,'漁業生產量值-漁業種類別魚類別生產量值4'!I39)&#10;  + SUM('漁業生產量值-漁業種類別魚類別生產量值5'!E39,'漁業生產量值-漁業種類別魚類別生產量值5'!G39,'漁業生產量值-漁業種類別魚類別生產量值5'!I39,'漁業生產量值-漁業種類別魚類別生產量值5'!K39,'漁業生產量值-漁業種類別魚類別生產量值5'!M39,'漁業生產量值-漁業種類別魚類別生產量值5'!O39)&#10;  + 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  + SUM('漁業生產量值-漁業種類別魚類別生產量值9'!O39)&#10;  + SUM('漁業生產量值-漁業種類別魚類別生產量值10'!K39,'漁業生產量值-漁業種類別魚類別生產量值10'!M39,'漁業生產量值-漁業種類別魚類別生產量值10'!O39)&#10;  + SUM('漁業生產量值-漁業種類別魚類別生產量值11'!C39,'漁業生產量值-漁業種類別魚類別生產量值11'!E39,'漁業生產量值-漁業種類別魚類別生產量值11'!M39)&#10;  + SUM('漁業生產量值-漁業種類別魚類別生產量值13'!I39)&#10;  + SUM('漁業生產量值-漁業種類別魚類別生產量值14'!G39,'漁業生產量值-漁業種類別魚類別生產量值14'!I39,'漁業生產量值-漁業種類別魚類別生產量值14'!K39)&#10;  )=0,&quot;-&quot;,(SUM(G39,I39)&#10;     + SUM('漁業生產量值-漁業種類別魚類別生產量值1'!E39,'漁業生產量值-漁業種類別魚類別生產量值1'!G39,'漁業生產量值-漁業種類別魚類別生產量值1'!I39)&#10;     + SUM('漁業生產量值-漁業種類別魚類別生產量值2'!C39,'漁業生產量值-漁業種類別魚類別生產量值2'!E39,'漁業生產量值-漁業種類別魚類別生產量值2'!G39,'漁業生產量值-漁業種類別魚類別生產量值2'!I39)&#10;  + SUM('漁業生產量值-漁業種類別魚類別生產量值3'!E39,'漁業生產量值-漁業種類別魚類別生產量值3'!I39,'漁業生產量值-漁業種類別魚類別生產量值3'!K39,'漁業生產量值-漁業種類別魚類別生產量值3'!M39,'漁業生產量值-漁業種類別魚類別生產量值3'!O39)&#10;     + SUM('漁業生產量值-漁業種類別魚類別生產量值4'!C39,'漁業生產量值-漁業種類別魚類別生產量值4'!E39,'漁業生產量值-漁業種類別魚類別生產量值4'!G39,'漁業生產量值-漁業種類別魚類別生產量值4'!I39)&#10;  + SUM('漁業生產量值-漁業種類別魚類別生產量值5'!E39,'漁業生產量值-漁業種類別魚類別生產量值5'!G39,'漁業生產量值-漁業種類別魚類別生產量值5'!I39,'漁業生產量值-漁業種類別魚類別生產量值5'!K39,'漁業生產量值-漁業種類別魚類別生產量值5'!M39,'漁業生產量值-漁業種類別魚類別生產量值5'!O39)&#10;  + 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  + SUM('漁業生產量值-漁業種類別魚類別生產量值9'!O39)&#10;  + SUM('漁業生產量值-漁業種類別魚類別生產量值10'!K39,'漁業生產量值-漁業種類別魚類別生產量值10'!M39,'漁業生產量值-漁業種類別魚類別生產量值10'!O39)&#10;  + SUM('漁業生產量值-漁業種類別魚類別生產量值11'!C39,'漁業生產量值-漁業種類別魚類別生產量值11'!E39,'漁業生產量值-漁業種類別魚類別生產量值11'!M39)&#10;  + SUM('漁業生產量值-漁業種類別魚類別生產量值13'!I39)&#10;  + SUM('漁業生產量值-漁業種類別魚類別生產量值14'!G39,'漁業生產量值-漁業種類別魚類別生產量值14'!I39,'漁業生產量值-漁業種類別魚類別生產量值14'!K39)&#10;  ))" table:style-name="ce19">
            <text:p>4,880<text:s/></text:p>
          </table:table-cell>
          <table:table-cell office:value-type="float" office:value="301869.81633999996" table:formula="msoxl:=IF( (SUM(H39,J39)&#10;     + SUM('漁業生產量值-漁業種類別魚類別生產量值1'!F39,'漁業生產量值-漁業種類別魚類別生產量值1'!H39,'漁業生產量值-漁業種類別魚類別生產量值1'!J39)&#10;     + SUM('漁業生產量值-漁業種類別魚類別生產量值2'!D39,'漁業生產量值-漁業種類別魚類別生產量值2'!F39,'漁業生產量值-漁業種類別魚類別生產量值2'!H39,'漁業生產量值-漁業種類別魚類別生產量值2'!J39)&#10;  + SUM('漁業生產量值-漁業種類別魚類別生產量值3'!F39,'漁業生產量值-漁業種類別魚類別生產量值3'!J39,'漁業生產量值-漁業種類別魚類別生產量值3'!L39,'漁業生產量值-漁業種類別魚類別生產量值3'!N39,'漁業生產量值-漁業種類別魚類別生產量值3'!P39)&#10;     + SUM('漁業生產量值-漁業種類別魚類別生產量值4'!D39,'漁業生產量值-漁業種類別魚類別生產量值4'!F39,'漁業生產量值-漁業種類別魚類別生產量值4'!H39,'漁業生產量值-漁業種類別魚類別生產量值4'!J39)&#10;  + SUM('漁業生產量值-漁業種類別魚類別生產量值5'!F39,'漁業生產量值-漁業種類別魚類別生產量值5'!H39,'漁業生產量值-漁業種類別魚類別生產量值5'!J39,'漁業生產量值-漁業種類別魚類別生產量值5'!L39,'漁業生產量值-漁業種類別魚類別生產量值5'!N39,'漁業生產量值-漁業種類別魚類別生產量值5'!P39)&#10;  + 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  + SUM('漁業生產量值-漁業種類別魚類別生產量值9'!P39)&#10;  + SUM('漁業生產量值-漁業種類別魚類別生產量值10'!L39,'漁業生產量值-漁業種類別魚類別生產量值10'!N39,'漁業生產量值-漁業種類別魚類別生產量值10'!P39)&#10;  + SUM('漁業生產量值-漁業種類別魚類別生產量值11'!D39,'漁業生產量值-漁業種類別魚類別生產量值11'!F39,'漁業生產量值-漁業種類別魚類別生產量值11'!N39)&#10;  + SUM('漁業生產量值-漁業種類別魚類別生產量值13'!J39)&#10;  + SUM('漁業生產量值-漁業種類別魚類別生產量值14'!H39,'漁業生產量值-漁業種類別魚類別生產量值14'!J39,'漁業生產量值-漁業種類別魚類別生產量值14'!L39)&#10;  )=0,&quot;-&quot;,(SUM(H39,J39)&#10;     + SUM('漁業生產量值-漁業種類別魚類別生產量值1'!F39,'漁業生產量值-漁業種類別魚類別生產量值1'!H39,'漁業生產量值-漁業種類別魚類別生產量值1'!J39)&#10;     + SUM('漁業生產量值-漁業種類別魚類別生產量值2'!D39,'漁業生產量值-漁業種類別魚類別生產量值2'!F39,'漁業生產量值-漁業種類別魚類別生產量值2'!H39,'漁業生產量值-漁業種類別魚類別生產量值2'!J39)&#10;  + SUM('漁業生產量值-漁業種類別魚類別生產量值3'!F39,'漁業生產量值-漁業種類別魚類別生產量值3'!J39,'漁業生產量值-漁業種類別魚類別生產量值3'!L39,'漁業生產量值-漁業種類別魚類別生產量值3'!N39,'漁業生產量值-漁業種類別魚類別生產量值3'!P39)&#10;     + SUM('漁業生產量值-漁業種類別魚類別生產量值4'!D39,'漁業生產量值-漁業種類別魚類別生產量值4'!F39,'漁業生產量值-漁業種類別魚類別生產量值4'!H39,'漁業生產量值-漁業種類別魚類別生產量值4'!J39)&#10;  + SUM('漁業生產量值-漁業種類別魚類別生產量值5'!F39,'漁業生產量值-漁業種類別魚類別生產量值5'!H39,'漁業生產量值-漁業種類別魚類別生產量值5'!J39,'漁業生產量值-漁業種類別魚類別生產量值5'!L39,'漁業生產量值-漁業種類別魚類別生產量值5'!N39,'漁業生產量值-漁業種類別魚類別生產量值5'!P39)&#10;  + 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  + SUM('漁業生產量值-漁業種類別魚類別生產量值9'!P39)&#10;  + SUM('漁業生產量值-漁業種類別魚類別生產量值10'!L39,'漁業生產量值-漁業種類別魚類別生產量值10'!N39,'漁業生產量值-漁業種類別魚類別生產量值10'!P39)&#10;  + SUM('漁業生產量值-漁業種類別魚類別生產量值11'!D39,'漁業生產量值-漁業種類別魚類別生產量值11'!F39,'漁業生產量值-漁業種類別魚類別生產量值11'!N39)&#10;  + SUM('漁業生產量值-漁業種類別魚類別生產量值13'!J39)&#10;  + SUM('漁業生產量值-漁業種類別魚類別生產量值14'!H39,'漁業生產量值-漁業種類別魚類別生產量值14'!J39,'漁業生產量值-漁業種類別魚類別生產量值14'!L39)&#10;  ))" table:style-name="ce19">
            <text:p>301,87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,O39,'漁業生產量值-漁業種類別魚類別生產量值1'!C39)=0,&quot;-&quot;,SUM(K39,M39,O39,'漁業生產量值-漁業種類別魚類別生產量值1'!C39))" table:style-name="ce19">
            <text:p>-</text:p>
          </table:table-cell>
          <table:table-cell office:value-type="string" office:string-value="-" table:formula="msoxl:=IF(SUM(L39,N39,P39,'漁業生產量值-漁業種類別魚類別生產量值1'!D39)=0,&quot;-&quot;,SUM(L39,N39,P39,'漁業生產量值-漁業種類別魚類別生產量值1'!D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7371.9949900000001" table:style-name="ce54">
            <text:p>7,372<text:s/></text:p>
          </table:table-cell>
          <table:table-cell office:value-type="float" office:value="1120716.7856099999" table:style-name="ce54">
            <text:p>1,120,717<text:s/></text:p>
          </table:table-cell>
          <table:table-cell office:value-type="float" office:value="5839.51361" table:formula="msoxl:=IF( (SUM(G40,I40)&#10;     + SUM('漁業生產量值-漁業種類別魚類別生產量值1'!E40,'漁業生產量值-漁業種類別魚類別生產量值1'!G40,'漁業生產量值-漁業種類別魚類別生產量值1'!I40)&#10;     + SUM('漁業生產量值-漁業種類別魚類別生產量值2'!C40,'漁業生產量值-漁業種類別魚類別生產量值2'!E40,'漁業生產量值-漁業種類別魚類別生產量值2'!G40,'漁業生產量值-漁業種類別魚類別生產量值2'!I40)&#10;  + SUM('漁業生產量值-漁業種類別魚類別生產量值3'!E40,'漁業生產量值-漁業種類別魚類別生產量值3'!I40,'漁業生產量值-漁業種類別魚類別生產量值3'!K40,'漁業生產量值-漁業種類別魚類別生產量值3'!M40,'漁業生產量值-漁業種類別魚類別生產量值3'!O40)&#10;     + SUM('漁業生產量值-漁業種類別魚類別生產量值4'!C40,'漁業生產量值-漁業種類別魚類別生產量值4'!E40,'漁業生產量值-漁業種類別魚類別生產量值4'!G40,'漁業生產量值-漁業種類別魚類別生產量值4'!I40)&#10;  + SUM('漁業生產量值-漁業種類別魚類別生產量值5'!E40,'漁業生產量值-漁業種類別魚類別生產量值5'!G40,'漁業生產量值-漁業種類別魚類別生產量值5'!I40,'漁業生產量值-漁業種類別魚類別生產量值5'!K40,'漁業生產量值-漁業種類別魚類別生產量值5'!M40,'漁業生產量值-漁業種類別魚類別生產量值5'!O40)&#10;  + 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  + SUM('漁業生產量值-漁業種類別魚類別生產量值9'!O40)&#10;  + SUM('漁業生產量值-漁業種類別魚類別生產量值10'!K40,'漁業生產量值-漁業種類別魚類別生產量值10'!M40,'漁業生產量值-漁業種類別魚類別生產量值10'!O40)&#10;  + SUM('漁業生產量值-漁業種類別魚類別生產量值11'!C40,'漁業生產量值-漁業種類別魚類別生產量值11'!E40,'漁業生產量值-漁業種類別魚類別生產量值11'!M40)&#10;  + SUM('漁業生產量值-漁業種類別魚類別生產量值13'!I40)&#10;  + SUM('漁業生產量值-漁業種類別魚類別生產量值14'!G40,'漁業生產量值-漁業種類別魚類別生產量值14'!I40,'漁業生產量值-漁業種類別魚類別生產量值14'!K40)&#10;  )=0,&quot;-&quot;,(SUM(G40,I40)&#10;     + SUM('漁業生產量值-漁業種類別魚類別生產量值1'!E40,'漁業生產量值-漁業種類別魚類別生產量值1'!G40,'漁業生產量值-漁業種類別魚類別生產量值1'!I40)&#10;     + SUM('漁業生產量值-漁業種類別魚類別生產量值2'!C40,'漁業生產量值-漁業種類別魚類別生產量值2'!E40,'漁業生產量值-漁業種類別魚類別生產量值2'!G40,'漁業生產量值-漁業種類別魚類別生產量值2'!I40)&#10;  + SUM('漁業生產量值-漁業種類別魚類別生產量值3'!E40,'漁業生產量值-漁業種類別魚類別生產量值3'!I40,'漁業生產量值-漁業種類別魚類別生產量值3'!K40,'漁業生產量值-漁業種類別魚類別生產量值3'!M40,'漁業生產量值-漁業種類別魚類別生產量值3'!O40)&#10;     + SUM('漁業生產量值-漁業種類別魚類別生產量值4'!C40,'漁業生產量值-漁業種類別魚類別生產量值4'!E40,'漁業生產量值-漁業種類別魚類別生產量值4'!G40,'漁業生產量值-漁業種類別魚類別生產量值4'!I40)&#10;  + SUM('漁業生產量值-漁業種類別魚類別生產量值5'!E40,'漁業生產量值-漁業種類別魚類別生產量值5'!G40,'漁業生產量值-漁業種類別魚類別生產量值5'!I40,'漁業生產量值-漁業種類別魚類別生產量值5'!K40,'漁業生產量值-漁業種類別魚類別生產量值5'!M40,'漁業生產量值-漁業種類別魚類別生產量值5'!O40)&#10;  + 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  + SUM('漁業生產量值-漁業種類別魚類別生產量值9'!O40)&#10;  + SUM('漁業生產量值-漁業種類別魚類別生產量值10'!K40,'漁業生產量值-漁業種類別魚類別生產量值10'!M40,'漁業生產量值-漁業種類別魚類別生產量值10'!O40)&#10;  + SUM('漁業生產量值-漁業種類別魚類別生產量值11'!C40,'漁業生產量值-漁業種類別魚類別生產量值11'!E40,'漁業生產量值-漁業種類別魚類別生產量值11'!M40)&#10;  + SUM('漁業生產量值-漁業種類別魚類別生產量值13'!I40)&#10;  + SUM('漁業生產量值-漁業種類別魚類別生產量值14'!G40,'漁業生產量值-漁業種類別魚類別生產量值14'!I40,'漁業生產量值-漁業種類別魚類別生產量值14'!K40)&#10;  ))" table:style-name="ce19">
            <text:p>5,840<text:s/></text:p>
          </table:table-cell>
          <table:table-cell office:value-type="float" office:value="872717.51422999997" table:formula="msoxl:=IF( (SUM(H40,J40)&#10;     + SUM('漁業生產量值-漁業種類別魚類別生產量值1'!F40,'漁業生產量值-漁業種類別魚類別生產量值1'!H40,'漁業生產量值-漁業種類別魚類別生產量值1'!J40)&#10;     + SUM('漁業生產量值-漁業種類別魚類別生產量值2'!D40,'漁業生產量值-漁業種類別魚類別生產量值2'!F40,'漁業生產量值-漁業種類別魚類別生產量值2'!H40,'漁業生產量值-漁業種類別魚類別生產量值2'!J40)&#10;  + SUM('漁業生產量值-漁業種類別魚類別生產量值3'!F40,'漁業生產量值-漁業種類別魚類別生產量值3'!J40,'漁業生產量值-漁業種類別魚類別生產量值3'!L40,'漁業生產量值-漁業種類別魚類別生產量值3'!N40,'漁業生產量值-漁業種類別魚類別生產量值3'!P40)&#10;     + SUM('漁業生產量值-漁業種類別魚類別生產量值4'!D40,'漁業生產量值-漁業種類別魚類別生產量值4'!F40,'漁業生產量值-漁業種類別魚類別生產量值4'!H40,'漁業生產量值-漁業種類別魚類別生產量值4'!J40)&#10;  + SUM('漁業生產量值-漁業種類別魚類別生產量值5'!F40,'漁業生產量值-漁業種類別魚類別生產量值5'!H40,'漁業生產量值-漁業種類別魚類別生產量值5'!J40,'漁業生產量值-漁業種類別魚類別生產量值5'!L40,'漁業生產量值-漁業種類別魚類別生產量值5'!N40,'漁業生產量值-漁業種類別魚類別生產量值5'!P40)&#10;  + 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  + SUM('漁業生產量值-漁業種類別魚類別生產量值9'!P40)&#10;  + SUM('漁業生產量值-漁業種類別魚類別生產量值10'!L40,'漁業生產量值-漁業種類別魚類別生產量值10'!N40,'漁業生產量值-漁業種類別魚類別生產量值10'!P40)&#10;  + SUM('漁業生產量值-漁業種類別魚類別生產量值11'!D40,'漁業生產量值-漁業種類別魚類別生產量值11'!F40,'漁業生產量值-漁業種類別魚類別生產量值11'!N40)&#10;  + SUM('漁業生產量值-漁業種類別魚類別生產量值13'!J40)&#10;  + SUM('漁業生產量值-漁業種類別魚類別生產量值14'!H40,'漁業生產量值-漁業種類別魚類別生產量值14'!J40,'漁業生產量值-漁業種類別魚類別生產量值14'!L40)&#10;  )=0,&quot;-&quot;,(SUM(H40,J40)&#10;     + SUM('漁業生產量值-漁業種類別魚類別生產量值1'!F40,'漁業生產量值-漁業種類別魚類別生產量值1'!H40,'漁業生產量值-漁業種類別魚類別生產量值1'!J40)&#10;     + SUM('漁業生產量值-漁業種類別魚類別生產量值2'!D40,'漁業生產量值-漁業種類別魚類別生產量值2'!F40,'漁業生產量值-漁業種類別魚類別生產量值2'!H40,'漁業生產量值-漁業種類別魚類別生產量值2'!J40)&#10;  + SUM('漁業生產量值-漁業種類別魚類別生產量值3'!F40,'漁業生產量值-漁業種類別魚類別生產量值3'!J40,'漁業生產量值-漁業種類別魚類別生產量值3'!L40,'漁業生產量值-漁業種類別魚類別生產量值3'!N40,'漁業生產量值-漁業種類別魚類別生產量值3'!P40)&#10;     + SUM('漁業生產量值-漁業種類別魚類別生產量值4'!D40,'漁業生產量值-漁業種類別魚類別生產量值4'!F40,'漁業生產量值-漁業種類別魚類別生產量值4'!H40,'漁業生產量值-漁業種類別魚類別生產量值4'!J40)&#10;  + SUM('漁業生產量值-漁業種類別魚類別生產量值5'!F40,'漁業生產量值-漁業種類別魚類別生產量值5'!H40,'漁業生產量值-漁業種類別魚類別生產量值5'!J40,'漁業生產量值-漁業種類別魚類別生產量值5'!L40,'漁業生產量值-漁業種類別魚類別生產量值5'!N40,'漁業生產量值-漁業種類別魚類別生產量值5'!P40)&#10;  + 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  + SUM('漁業生產量值-漁業種類別魚類別生產量值9'!P40)&#10;  + SUM('漁業生產量值-漁業種類別魚類別生產量值10'!L40,'漁業生產量值-漁業種類別魚類別生產量值10'!N40,'漁業生產量值-漁業種類別魚類別生產量值10'!P40)&#10;  + SUM('漁業生產量值-漁業種類別魚類別生產量值11'!D40,'漁業生產量值-漁業種類別魚類別生產量值11'!F40,'漁業生產量值-漁業種類別魚類別生產量值11'!N40)&#10;  + SUM('漁業生產量值-漁業種類別魚類別生產量值13'!J40)&#10;  + SUM('漁業生產量值-漁業種類別魚類別生產量值14'!H40,'漁業生產量值-漁業種類別魚類別生產量值14'!J40,'漁業生產量值-漁業種類別魚類別生產量值14'!L40)&#10;  ))" table:style-name="ce19">
            <text:p>872,7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0,M40,O40,'漁業生產量值-漁業種類別魚類別生產量值1'!C40)=0,&quot;-&quot;,SUM(K40,M40,O40,'漁業生產量值-漁業種類別魚類別生產量值1'!C40))" table:style-name="ce19">
            <text:p>-</text:p>
          </table:table-cell>
          <table:table-cell office:value-type="string" office:string-value="-" table:formula="msoxl:=IF(SUM(L40,N40,P40,'漁業生產量值-漁業種類別魚類別生產量值1'!D40)=0,&quot;-&quot;,SUM(L40,N40,P40,'漁業生產量值-漁業種類別魚類別生產量值1'!D4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2105.50306" table:style-name="ce54">
            <text:p>2,106<text:s/></text:p>
          </table:table-cell>
          <table:table-cell office:value-type="float" office:value="167734.09193" table:style-name="ce54">
            <text:p>167,734<text:s/></text:p>
          </table:table-cell>
          <table:table-cell office:value-type="float" office:value="1834.9494799999998" table:formula="msoxl:=IF( (SUM(G41,I41)&#10;     + SUM('漁業生產量值-漁業種類別魚類別生產量值1'!E41,'漁業生產量值-漁業種類別魚類別生產量值1'!G41,'漁業生產量值-漁業種類別魚類別生產量值1'!I41)&#10;     + SUM('漁業生產量值-漁業種類別魚類別生產量值2'!C41,'漁業生產量值-漁業種類別魚類別生產量值2'!E41,'漁業生產量值-漁業種類別魚類別生產量值2'!G41,'漁業生產量值-漁業種類別魚類別生產量值2'!I41)&#10;  + SUM('漁業生產量值-漁業種類別魚類別生產量值3'!E41,'漁業生產量值-漁業種類別魚類別生產量值3'!I41,'漁業生產量值-漁業種類別魚類別生產量值3'!K41,'漁業生產量值-漁業種類別魚類別生產量值3'!M41,'漁業生產量值-漁業種類別魚類別生產量值3'!O41)&#10;     + SUM('漁業生產量值-漁業種類別魚類別生產量值4'!C41,'漁業生產量值-漁業種類別魚類別生產量值4'!E41,'漁業生產量值-漁業種類別魚類別生產量值4'!G41,'漁業生產量值-漁業種類別魚類別生產量值4'!I41)&#10;  + SUM('漁業生產量值-漁業種類別魚類別生產量值5'!E41,'漁業生產量值-漁業種類別魚類別生產量值5'!G41,'漁業生產量值-漁業種類別魚類別生產量值5'!I41,'漁業生產量值-漁業種類別魚類別生產量值5'!K41,'漁業生產量值-漁業種類別魚類別生產量值5'!M41,'漁業生產量值-漁業種類別魚類別生產量值5'!O41)&#10;  + 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  + SUM('漁業生產量值-漁業種類別魚類別生產量值9'!O41)&#10;  + SUM('漁業生產量值-漁業種類別魚類別生產量值10'!K41,'漁業生產量值-漁業種類別魚類別生產量值10'!M41,'漁業生產量值-漁業種類別魚類別生產量值10'!O41)&#10;  + SUM('漁業生產量值-漁業種類別魚類別生產量值11'!C41,'漁業生產量值-漁業種類別魚類別生產量值11'!E41,'漁業生產量值-漁業種類別魚類別生產量值11'!M41)&#10;  + SUM('漁業生產量值-漁業種類別魚類別生產量值13'!I41)&#10;  + SUM('漁業生產量值-漁業種類別魚類別生產量值14'!G41,'漁業生產量值-漁業種類別魚類別生產量值14'!I41,'漁業生產量值-漁業種類別魚類別生產量值14'!K41)&#10;  )=0,&quot;-&quot;,(SUM(G41,I41)&#10;     + SUM('漁業生產量值-漁業種類別魚類別生產量值1'!E41,'漁業生產量值-漁業種類別魚類別生產量值1'!G41,'漁業生產量值-漁業種類別魚類別生產量值1'!I41)&#10;     + SUM('漁業生產量值-漁業種類別魚類別生產量值2'!C41,'漁業生產量值-漁業種類別魚類別生產量值2'!E41,'漁業生產量值-漁業種類別魚類別生產量值2'!G41,'漁業生產量值-漁業種類別魚類別生產量值2'!I41)&#10;  + SUM('漁業生產量值-漁業種類別魚類別生產量值3'!E41,'漁業生產量值-漁業種類別魚類別生產量值3'!I41,'漁業生產量值-漁業種類別魚類別生產量值3'!K41,'漁業生產量值-漁業種類別魚類別生產量值3'!M41,'漁業生產量值-漁業種類別魚類別生產量值3'!O41)&#10;     + SUM('漁業生產量值-漁業種類別魚類別生產量值4'!C41,'漁業生產量值-漁業種類別魚類別生產量值4'!E41,'漁業生產量值-漁業種類別魚類別生產量值4'!G41,'漁業生產量值-漁業種類別魚類別生產量值4'!I41)&#10;  + SUM('漁業生產量值-漁業種類別魚類別生產量值5'!E41,'漁業生產量值-漁業種類別魚類別生產量值5'!G41,'漁業生產量值-漁業種類別魚類別生產量值5'!I41,'漁業生產量值-漁業種類別魚類別生產量值5'!K41,'漁業生產量值-漁業種類別魚類別生產量值5'!M41,'漁業生產量值-漁業種類別魚類別生產量值5'!O41)&#10;  + 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  + SUM('漁業生產量值-漁業種類別魚類別生產量值9'!O41)&#10;  + SUM('漁業生產量值-漁業種類別魚類別生產量值10'!K41,'漁業生產量值-漁業種類別魚類別生產量值10'!M41,'漁業生產量值-漁業種類別魚類別生產量值10'!O41)&#10;  + SUM('漁業生產量值-漁業種類別魚類別生產量值11'!C41,'漁業生產量值-漁業種類別魚類別生產量值11'!E41,'漁業生產量值-漁業種類別魚類別生產量值11'!M41)&#10;  + SUM('漁業生產量值-漁業種類別魚類別生產量值13'!I41)&#10;  + SUM('漁業生產量值-漁業種類別魚類別生產量值14'!G41,'漁業生產量值-漁業種類別魚類別生產量值14'!I41,'漁業生產量值-漁業種類別魚類別生產量值14'!K41)&#10;  ))" table:style-name="ce19">
            <text:p>1,835<text:s/></text:p>
          </table:table-cell>
          <table:table-cell office:value-type="float" office:value="133281.17724000002" table:formula="msoxl:=IF( (SUM(H41,J41)&#10;     + SUM('漁業生產量值-漁業種類別魚類別生產量值1'!F41,'漁業生產量值-漁業種類別魚類別生產量值1'!H41,'漁業生產量值-漁業種類別魚類別生產量值1'!J41)&#10;     + SUM('漁業生產量值-漁業種類別魚類別生產量值2'!D41,'漁業生產量值-漁業種類別魚類別生產量值2'!F41,'漁業生產量值-漁業種類別魚類別生產量值2'!H41,'漁業生產量值-漁業種類別魚類別生產量值2'!J41)&#10;  + SUM('漁業生產量值-漁業種類別魚類別生產量值3'!F41,'漁業生產量值-漁業種類別魚類別生產量值3'!J41,'漁業生產量值-漁業種類別魚類別生產量值3'!L41,'漁業生產量值-漁業種類別魚類別生產量值3'!N41,'漁業生產量值-漁業種類別魚類別生產量值3'!P41)&#10;     + SUM('漁業生產量值-漁業種類別魚類別生產量值4'!D41,'漁業生產量值-漁業種類別魚類別生產量值4'!F41,'漁業生產量值-漁業種類別魚類別生產量值4'!H41,'漁業生產量值-漁業種類別魚類別生產量值4'!J41)&#10;  + SUM('漁業生產量值-漁業種類別魚類別生產量值5'!F41,'漁業生產量值-漁業種類別魚類別生產量值5'!H41,'漁業生產量值-漁業種類別魚類別生產量值5'!J41,'漁業生產量值-漁業種類別魚類別生產量值5'!L41,'漁業生產量值-漁業種類別魚類別生產量值5'!N41,'漁業生產量值-漁業種類別魚類別生產量值5'!P41)&#10;  + 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  + SUM('漁業生產量值-漁業種類別魚類別生產量值9'!P41)&#10;  + SUM('漁業生產量值-漁業種類別魚類別生產量值10'!L41,'漁業生產量值-漁業種類別魚類別生產量值10'!N41,'漁業生產量值-漁業種類別魚類別生產量值10'!P41)&#10;  + SUM('漁業生產量值-漁業種類別魚類別生產量值11'!D41,'漁業生產量值-漁業種類別魚類別生產量值11'!F41,'漁業生產量值-漁業種類別魚類別生產量值11'!N41)&#10;  + SUM('漁業生產量值-漁業種類別魚類別生產量值13'!J41)&#10;  + SUM('漁業生產量值-漁業種類別魚類別生產量值14'!H41,'漁業生產量值-漁業種類別魚類別生產量值14'!J41,'漁業生產量值-漁業種類別魚類別生產量值14'!L41)&#10;  )=0,&quot;-&quot;,(SUM(H41,J41)&#10;     + SUM('漁業生產量值-漁業種類別魚類別生產量值1'!F41,'漁業生產量值-漁業種類別魚類別生產量值1'!H41,'漁業生產量值-漁業種類別魚類別生產量值1'!J41)&#10;     + SUM('漁業生產量值-漁業種類別魚類別生產量值2'!D41,'漁業生產量值-漁業種類別魚類別生產量值2'!F41,'漁業生產量值-漁業種類別魚類別生產量值2'!H41,'漁業生產量值-漁業種類別魚類別生產量值2'!J41)&#10;  + SUM('漁業生產量值-漁業種類別魚類別生產量值3'!F41,'漁業生產量值-漁業種類別魚類別生產量值3'!J41,'漁業生產量值-漁業種類別魚類別生產量值3'!L41,'漁業生產量值-漁業種類別魚類別生產量值3'!N41,'漁業生產量值-漁業種類別魚類別生產量值3'!P41)&#10;     + SUM('漁業生產量值-漁業種類別魚類別生產量值4'!D41,'漁業生產量值-漁業種類別魚類別生產量值4'!F41,'漁業生產量值-漁業種類別魚類別生產量值4'!H41,'漁業生產量值-漁業種類別魚類別生產量值4'!J41)&#10;  + SUM('漁業生產量值-漁業種類別魚類別生產量值5'!F41,'漁業生產量值-漁業種類別魚類別生產量值5'!H41,'漁業生產量值-漁業種類別魚類別生產量值5'!J41,'漁業生產量值-漁業種類別魚類別生產量值5'!L41,'漁業生產量值-漁業種類別魚類別生產量值5'!N41,'漁業生產量值-漁業種類別魚類別生產量值5'!P41)&#10;  + 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  + SUM('漁業生產量值-漁業種類別魚類別生產量值9'!P41)&#10;  + SUM('漁業生產量值-漁業種類別魚類別生產量值10'!L41,'漁業生產量值-漁業種類別魚類別生產量值10'!N41,'漁業生產量值-漁業種類別魚類別生產量值10'!P41)&#10;  + SUM('漁業生產量值-漁業種類別魚類別生產量值11'!D41,'漁業生產量值-漁業種類別魚類別生產量值11'!F41,'漁業生產量值-漁業種類別魚類別生產量值11'!N41)&#10;  + SUM('漁業生產量值-漁業種類別魚類別生產量值13'!J41)&#10;  + SUM('漁業生產量值-漁業種類別魚類別生產量值14'!H41,'漁業生產量值-漁業種類別魚類別生產量值14'!J41,'漁業生產量值-漁業種類別魚類別生產量值14'!L41)&#10;  ))" table:style-name="ce19">
            <text:p>133,28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1,M41,O41,'漁業生產量值-漁業種類別魚類別生產量值1'!C41)=0,&quot;-&quot;,SUM(K41,M41,O41,'漁業生產量值-漁業種類別魚類別生產量值1'!C41))" table:style-name="ce19">
            <text:p>-</text:p>
          </table:table-cell>
          <table:table-cell office:value-type="string" office:string-value="-" table:formula="msoxl:=IF(SUM(L41,N41,P41,'漁業生產量值-漁業種類別魚類別生產量值1'!D41)=0,&quot;-&quot;,SUM(L41,N41,P41,'漁業生產量值-漁業種類別魚類別生產量值1'!D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1886.16239" table:style-name="ce54">
            <text:p>1,886<text:s/></text:p>
          </table:table-cell>
          <table:table-cell office:value-type="float" office:value="333657.19899" table:style-name="ce54">
            <text:p>333,657<text:s/></text:p>
          </table:table-cell>
          <table:table-cell office:value-type="float" office:value="1681.4836999999998" table:formula="msoxl:=IF( (SUM(G42,I42)&#10;     + SUM('漁業生產量值-漁業種類別魚類別生產量值1'!E42,'漁業生產量值-漁業種類別魚類別生產量值1'!G42,'漁業生產量值-漁業種類別魚類別生產量值1'!I42)&#10;     + SUM('漁業生產量值-漁業種類別魚類別生產量值2'!C42,'漁業生產量值-漁業種類別魚類別生產量值2'!E42,'漁業生產量值-漁業種類別魚類別生產量值2'!G42,'漁業生產量值-漁業種類別魚類別生產量值2'!I42)&#10;  + SUM('漁業生產量值-漁業種類別魚類別生產量值3'!E42,'漁業生產量值-漁業種類別魚類別生產量值3'!I42,'漁業生產量值-漁業種類別魚類別生產量值3'!K42,'漁業生產量值-漁業種類別魚類別生產量值3'!M42,'漁業生產量值-漁業種類別魚類別生產量值3'!O42)&#10;     + SUM('漁業生產量值-漁業種類別魚類別生產量值4'!C42,'漁業生產量值-漁業種類別魚類別生產量值4'!E42,'漁業生產量值-漁業種類別魚類別生產量值4'!G42,'漁業生產量值-漁業種類別魚類別生產量值4'!I42)&#10;  + SUM('漁業生產量值-漁業種類別魚類別生產量值5'!E42,'漁業生產量值-漁業種類別魚類別生產量值5'!G42,'漁業生產量值-漁業種類別魚類別生產量值5'!I42,'漁業生產量值-漁業種類別魚類別生產量值5'!K42,'漁業生產量值-漁業種類別魚類別生產量值5'!M42,'漁業生產量值-漁業種類別魚類別生產量值5'!O42)&#10;  + 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  + SUM('漁業生產量值-漁業種類別魚類別生產量值9'!O42)&#10;  + SUM('漁業生產量值-漁業種類別魚類別生產量值10'!K42,'漁業生產量值-漁業種類別魚類別生產量值10'!M42,'漁業生產量值-漁業種類別魚類別生產量值10'!O42)&#10;  + SUM('漁業生產量值-漁業種類別魚類別生產量值11'!C42,'漁業生產量值-漁業種類別魚類別生產量值11'!E42,'漁業生產量值-漁業種類別魚類別生產量值11'!M42)&#10;  + SUM('漁業生產量值-漁業種類別魚類別生產量值13'!I42)&#10;  + SUM('漁業生產量值-漁業種類別魚類別生產量值14'!G42,'漁業生產量值-漁業種類別魚類別生產量值14'!I42,'漁業生產量值-漁業種類別魚類別生產量值14'!K42)&#10;  )=0,&quot;-&quot;,(SUM(G42,I42)&#10;     + SUM('漁業生產量值-漁業種類別魚類別生產量值1'!E42,'漁業生產量值-漁業種類別魚類別生產量值1'!G42,'漁業生產量值-漁業種類別魚類別生產量值1'!I42)&#10;     + SUM('漁業生產量值-漁業種類別魚類別生產量值2'!C42,'漁業生產量值-漁業種類別魚類別生產量值2'!E42,'漁業生產量值-漁業種類別魚類別生產量值2'!G42,'漁業生產量值-漁業種類別魚類別生產量值2'!I42)&#10;  + SUM('漁業生產量值-漁業種類別魚類別生產量值3'!E42,'漁業生產量值-漁業種類別魚類別生產量值3'!I42,'漁業生產量值-漁業種類別魚類別生產量值3'!K42,'漁業生產量值-漁業種類別魚類別生產量值3'!M42,'漁業生產量值-漁業種類別魚類別生產量值3'!O42)&#10;     + SUM('漁業生產量值-漁業種類別魚類別生產量值4'!C42,'漁業生產量值-漁業種類別魚類別生產量值4'!E42,'漁業生產量值-漁業種類別魚類別生產量值4'!G42,'漁業生產量值-漁業種類別魚類別生產量值4'!I42)&#10;  + SUM('漁業生產量值-漁業種類別魚類別生產量值5'!E42,'漁業生產量值-漁業種類別魚類別生產量值5'!G42,'漁業生產量值-漁業種類別魚類別生產量值5'!I42,'漁業生產量值-漁業種類別魚類別生產量值5'!K42,'漁業生產量值-漁業種類別魚類別生產量值5'!M42,'漁業生產量值-漁業種類別魚類別生產量值5'!O42)&#10;  + 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  + SUM('漁業生產量值-漁業種類別魚類別生產量值9'!O42)&#10;  + SUM('漁業生產量值-漁業種類別魚類別生產量值10'!K42,'漁業生產量值-漁業種類別魚類別生產量值10'!M42,'漁業生產量值-漁業種類別魚類別生產量值10'!O42)&#10;  + SUM('漁業生產量值-漁業種類別魚類別生產量值11'!C42,'漁業生產量值-漁業種類別魚類別生產量值11'!E42,'漁業生產量值-漁業種類別魚類別生產量值11'!M42)&#10;  + SUM('漁業生產量值-漁業種類別魚類別生產量值13'!I42)&#10;  + SUM('漁業生產量值-漁業種類別魚類別生產量值14'!G42,'漁業生產量值-漁業種類別魚類別生產量值14'!I42,'漁業生產量值-漁業種類別魚類別生產量值14'!K42)&#10;  ))" table:style-name="ce19">
            <text:p>1,681<text:s/></text:p>
          </table:table-cell>
          <table:table-cell office:value-type="float" office:value="300075.67910000007" table:formula="msoxl:=IF( (SUM(H42,J42)&#10;     + SUM('漁業生產量值-漁業種類別魚類別生產量值1'!F42,'漁業生產量值-漁業種類別魚類別生產量值1'!H42,'漁業生產量值-漁業種類別魚類別生產量值1'!J42)&#10;     + SUM('漁業生產量值-漁業種類別魚類別生產量值2'!D42,'漁業生產量值-漁業種類別魚類別生產量值2'!F42,'漁業生產量值-漁業種類別魚類別生產量值2'!H42,'漁業生產量值-漁業種類別魚類別生產量值2'!J42)&#10;  + SUM('漁業生產量值-漁業種類別魚類別生產量值3'!F42,'漁業生產量值-漁業種類別魚類別生產量值3'!J42,'漁業生產量值-漁業種類別魚類別生產量值3'!L42,'漁業生產量值-漁業種類別魚類別生產量值3'!N42,'漁業生產量值-漁業種類別魚類別生產量值3'!P42)&#10;     + SUM('漁業生產量值-漁業種類別魚類別生產量值4'!D42,'漁業生產量值-漁業種類別魚類別生產量值4'!F42,'漁業生產量值-漁業種類別魚類別生產量值4'!H42,'漁業生產量值-漁業種類別魚類別生產量值4'!J42)&#10;  + SUM('漁業生產量值-漁業種類別魚類別生產量值5'!F42,'漁業生產量值-漁業種類別魚類別生產量值5'!H42,'漁業生產量值-漁業種類別魚類別生產量值5'!J42,'漁業生產量值-漁業種類別魚類別生產量值5'!L42,'漁業生產量值-漁業種類別魚類別生產量值5'!N42,'漁業生產量值-漁業種類別魚類別生產量值5'!P42)&#10;  + 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  + SUM('漁業生產量值-漁業種類別魚類別生產量值9'!P42)&#10;  + SUM('漁業生產量值-漁業種類別魚類別生產量值10'!L42,'漁業生產量值-漁業種類別魚類別生產量值10'!N42,'漁業生產量值-漁業種類別魚類別生產量值10'!P42)&#10;  + SUM('漁業生產量值-漁業種類別魚類別生產量值11'!D42,'漁業生產量值-漁業種類別魚類別生產量值11'!F42,'漁業生產量值-漁業種類別魚類別生產量值11'!N42)&#10;  + SUM('漁業生產量值-漁業種類別魚類別生產量值13'!J42)&#10;  + SUM('漁業生產量值-漁業種類別魚類別生產量值14'!H42,'漁業生產量值-漁業種類別魚類別生產量值14'!J42,'漁業生產量值-漁業種類別魚類別生產量值14'!L42)&#10;  )=0,&quot;-&quot;,(SUM(H42,J42)&#10;     + SUM('漁業生產量值-漁業種類別魚類別生產量值1'!F42,'漁業生產量值-漁業種類別魚類別生產量值1'!H42,'漁業生產量值-漁業種類別魚類別生產量值1'!J42)&#10;     + SUM('漁業生產量值-漁業種類別魚類別生產量值2'!D42,'漁業生產量值-漁業種類別魚類別生產量值2'!F42,'漁業生產量值-漁業種類別魚類別生產量值2'!H42,'漁業生產量值-漁業種類別魚類別生產量值2'!J42)&#10;  + SUM('漁業生產量值-漁業種類別魚類別生產量值3'!F42,'漁業生產量值-漁業種類別魚類別生產量值3'!J42,'漁業生產量值-漁業種類別魚類別生產量值3'!L42,'漁業生產量值-漁業種類別魚類別生產量值3'!N42,'漁業生產量值-漁業種類別魚類別生產量值3'!P42)&#10;     + SUM('漁業生產量值-漁業種類別魚類別生產量值4'!D42,'漁業生產量值-漁業種類別魚類別生產量值4'!F42,'漁業生產量值-漁業種類別魚類別生產量值4'!H42,'漁業生產量值-漁業種類別魚類別生產量值4'!J42)&#10;  + SUM('漁業生產量值-漁業種類別魚類別生產量值5'!F42,'漁業生產量值-漁業種類別魚類別生產量值5'!H42,'漁業生產量值-漁業種類別魚類別生產量值5'!J42,'漁業生產量值-漁業種類別魚類別生產量值5'!L42,'漁業生產量值-漁業種類別魚類別生產量值5'!N42,'漁業生產量值-漁業種類別魚類別生產量值5'!P42)&#10;  + 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  + SUM('漁業生產量值-漁業種類別魚類別生產量值9'!P42)&#10;  + SUM('漁業生產量值-漁業種類別魚類別生產量值10'!L42,'漁業生產量值-漁業種類別魚類別生產量值10'!N42,'漁業生產量值-漁業種類別魚類別生產量值10'!P42)&#10;  + SUM('漁業生產量值-漁業種類別魚類別生產量值11'!D42,'漁業生產量值-漁業種類別魚類別生產量值11'!F42,'漁業生產量值-漁業種類別魚類別生產量值11'!N42)&#10;  + SUM('漁業生產量值-漁業種類別魚類別生產量值13'!J42)&#10;  + SUM('漁業生產量值-漁業種類別魚類別生產量值14'!H42,'漁業生產量值-漁業種類別魚類別生產量值14'!J42,'漁業生產量值-漁業種類別魚類別生產量值14'!L42)&#10;  ))" table:style-name="ce19">
            <text:p>300,07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2,M42,O42,'漁業生產量值-漁業種類別魚類別生產量值1'!C42)=0,&quot;-&quot;,SUM(K42,M42,O42,'漁業生產量值-漁業種類別魚類別生產量值1'!C42))" table:style-name="ce19">
            <text:p>-</text:p>
          </table:table-cell>
          <table:table-cell office:value-type="string" office:string-value="-" table:formula="msoxl:=IF(SUM(L42,N42,P42,'漁業生產量值-漁業種類別魚類別生產量值1'!D42)=0,&quot;-&quot;,SUM(L42,N42,P42,'漁業生產量值-漁業種類別魚類別生產量值1'!D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490.41911" table:style-name="ce54">
            <text:p>1,490<text:s/></text:p>
          </table:table-cell>
          <table:table-cell office:value-type="float" office:value="256407.67238999999" table:style-name="ce54">
            <text:p>256,408<text:s/></text:p>
          </table:table-cell>
          <table:table-cell office:value-type="float" office:value="1363.2771499999999" table:formula="msoxl:=IF( (SUM(G43,I43)&#10;     + SUM('漁業生產量值-漁業種類別魚類別生產量值1'!E43,'漁業生產量值-漁業種類別魚類別生產量值1'!G43,'漁業生產量值-漁業種類別魚類別生產量值1'!I43)&#10;     + SUM('漁業生產量值-漁業種類別魚類別生產量值2'!C43,'漁業生產量值-漁業種類別魚類別生產量值2'!E43,'漁業生產量值-漁業種類別魚類別生產量值2'!G43,'漁業生產量值-漁業種類別魚類別生產量值2'!I43)&#10;  + SUM('漁業生產量值-漁業種類別魚類別生產量值3'!E43,'漁業生產量值-漁業種類別魚類別生產量值3'!I43,'漁業生產量值-漁業種類別魚類別生產量值3'!K43,'漁業生產量值-漁業種類別魚類別生產量值3'!M43,'漁業生產量值-漁業種類別魚類別生產量值3'!O43)&#10;     + SUM('漁業生產量值-漁業種類別魚類別生產量值4'!C43,'漁業生產量值-漁業種類別魚類別生產量值4'!E43,'漁業生產量值-漁業種類別魚類別生產量值4'!G43,'漁業生產量值-漁業種類別魚類別生產量值4'!I43)&#10;  + SUM('漁業生產量值-漁業種類別魚類別生產量值5'!E43,'漁業生產量值-漁業種類別魚類別生產量值5'!G43,'漁業生產量值-漁業種類別魚類別生產量值5'!I43,'漁業生產量值-漁業種類別魚類別生產量值5'!K43,'漁業生產量值-漁業種類別魚類別生產量值5'!M43,'漁業生產量值-漁業種類別魚類別生產量值5'!O43)&#10;  + 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  + SUM('漁業生產量值-漁業種類別魚類別生產量值9'!O43)&#10;  + SUM('漁業生產量值-漁業種類別魚類別生產量值10'!K43,'漁業生產量值-漁業種類別魚類別生產量值10'!M43,'漁業生產量值-漁業種類別魚類別生產量值10'!O43)&#10;  + SUM('漁業生產量值-漁業種類別魚類別生產量值11'!C43,'漁業生產量值-漁業種類別魚類別生產量值11'!E43,'漁業生產量值-漁業種類別魚類別生產量值11'!M43)&#10;  + SUM('漁業生產量值-漁業種類別魚類別生產量值13'!I43)&#10;  + SUM('漁業生產量值-漁業種類別魚類別生產量值14'!G43,'漁業生產量值-漁業種類別魚類別生產量值14'!I43,'漁業生產量值-漁業種類別魚類別生產量值14'!K43)&#10;  )=0,&quot;-&quot;,(SUM(G43,I43)&#10;     + SUM('漁業生產量值-漁業種類別魚類別生產量值1'!E43,'漁業生產量值-漁業種類別魚類別生產量值1'!G43,'漁業生產量值-漁業種類別魚類別生產量值1'!I43)&#10;     + SUM('漁業生產量值-漁業種類別魚類別生產量值2'!C43,'漁業生產量值-漁業種類別魚類別生產量值2'!E43,'漁業生產量值-漁業種類別魚類別生產量值2'!G43,'漁業生產量值-漁業種類別魚類別生產量值2'!I43)&#10;  + SUM('漁業生產量值-漁業種類別魚類別生產量值3'!E43,'漁業生產量值-漁業種類別魚類別生產量值3'!I43,'漁業生產量值-漁業種類別魚類別生產量值3'!K43,'漁業生產量值-漁業種類別魚類別生產量值3'!M43,'漁業生產量值-漁業種類別魚類別生產量值3'!O43)&#10;     + SUM('漁業生產量值-漁業種類別魚類別生產量值4'!C43,'漁業生產量值-漁業種類別魚類別生產量值4'!E43,'漁業生產量值-漁業種類別魚類別生產量值4'!G43,'漁業生產量值-漁業種類別魚類別生產量值4'!I43)&#10;  + SUM('漁業生產量值-漁業種類別魚類別生產量值5'!E43,'漁業生產量值-漁業種類別魚類別生產量值5'!G43,'漁業生產量值-漁業種類別魚類別生產量值5'!I43,'漁業生產量值-漁業種類別魚類別生產量值5'!K43,'漁業生產量值-漁業種類別魚類別生產量值5'!M43,'漁業生產量值-漁業種類別魚類別生產量值5'!O43)&#10;  + 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  + SUM('漁業生產量值-漁業種類別魚類別生產量值9'!O43)&#10;  + SUM('漁業生產量值-漁業種類別魚類別生產量值10'!K43,'漁業生產量值-漁業種類別魚類別生產量值10'!M43,'漁業生產量值-漁業種類別魚類別生產量值10'!O43)&#10;  + SUM('漁業生產量值-漁業種類別魚類別生產量值11'!C43,'漁業生產量值-漁業種類別魚類別生產量值11'!E43,'漁業生產量值-漁業種類別魚類別生產量值11'!M43)&#10;  + SUM('漁業生產量值-漁業種類別魚類別生產量值13'!I43)&#10;  + SUM('漁業生產量值-漁業種類別魚類別生產量值14'!G43,'漁業生產量值-漁業種類別魚類別生產量值14'!I43,'漁業生產量值-漁業種類別魚類別生產量值14'!K43)&#10;  ))" table:style-name="ce19">
            <text:p>1,363<text:s/></text:p>
          </table:table-cell>
          <table:table-cell office:value-type="float" office:value="221214.20587000001" table:formula="msoxl:=IF( (SUM(H43,J43)&#10;     + SUM('漁業生產量值-漁業種類別魚類別生產量值1'!F43,'漁業生產量值-漁業種類別魚類別生產量值1'!H43,'漁業生產量值-漁業種類別魚類別生產量值1'!J43)&#10;     + SUM('漁業生產量值-漁業種類別魚類別生產量值2'!D43,'漁業生產量值-漁業種類別魚類別生產量值2'!F43,'漁業生產量值-漁業種類別魚類別生產量值2'!H43,'漁業生產量值-漁業種類別魚類別生產量值2'!J43)&#10;  + SUM('漁業生產量值-漁業種類別魚類別生產量值3'!F43,'漁業生產量值-漁業種類別魚類別生產量值3'!J43,'漁業生產量值-漁業種類別魚類別生產量值3'!L43,'漁業生產量值-漁業種類別魚類別生產量值3'!N43,'漁業生產量值-漁業種類別魚類別生產量值3'!P43)&#10;     + SUM('漁業生產量值-漁業種類別魚類別生產量值4'!D43,'漁業生產量值-漁業種類別魚類別生產量值4'!F43,'漁業生產量值-漁業種類別魚類別生產量值4'!H43,'漁業生產量值-漁業種類別魚類別生產量值4'!J43)&#10;  + SUM('漁業生產量值-漁業種類別魚類別生產量值5'!F43,'漁業生產量值-漁業種類別魚類別生產量值5'!H43,'漁業生產量值-漁業種類別魚類別生產量值5'!J43,'漁業生產量值-漁業種類別魚類別生產量值5'!L43,'漁業生產量值-漁業種類別魚類別生產量值5'!N43,'漁業生產量值-漁業種類別魚類別生產量值5'!P43)&#10;  + 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  + SUM('漁業生產量值-漁業種類別魚類別生產量值9'!P43)&#10;  + SUM('漁業生產量值-漁業種類別魚類別生產量值10'!L43,'漁業生產量值-漁業種類別魚類別生產量值10'!N43,'漁業生產量值-漁業種類別魚類別生產量值10'!P43)&#10;  + SUM('漁業生產量值-漁業種類別魚類別生產量值11'!D43,'漁業生產量值-漁業種類別魚類別生產量值11'!F43,'漁業生產量值-漁業種類別魚類別生產量值11'!N43)&#10;  + SUM('漁業生產量值-漁業種類別魚類別生產量值13'!J43)&#10;  + SUM('漁業生產量值-漁業種類別魚類別生產量值14'!H43,'漁業生產量值-漁業種類別魚類別生產量值14'!J43,'漁業生產量值-漁業種類別魚類別生產量值14'!L43)&#10;  )=0,&quot;-&quot;,(SUM(H43,J43)&#10;     + SUM('漁業生產量值-漁業種類別魚類別生產量值1'!F43,'漁業生產量值-漁業種類別魚類別生產量值1'!H43,'漁業生產量值-漁業種類別魚類別生產量值1'!J43)&#10;     + SUM('漁業生產量值-漁業種類別魚類別生產量值2'!D43,'漁業生產量值-漁業種類別魚類別生產量值2'!F43,'漁業生產量值-漁業種類別魚類別生產量值2'!H43,'漁業生產量值-漁業種類別魚類別生產量值2'!J43)&#10;  + SUM('漁業生產量值-漁業種類別魚類別生產量值3'!F43,'漁業生產量值-漁業種類別魚類別生產量值3'!J43,'漁業生產量值-漁業種類別魚類別生產量值3'!L43,'漁業生產量值-漁業種類別魚類別生產量值3'!N43,'漁業生產量值-漁業種類別魚類別生產量值3'!P43)&#10;     + SUM('漁業生產量值-漁業種類別魚類別生產量值4'!D43,'漁業生產量值-漁業種類別魚類別生產量值4'!F43,'漁業生產量值-漁業種類別魚類別生產量值4'!H43,'漁業生產量值-漁業種類別魚類別生產量值4'!J43)&#10;  + SUM('漁業生產量值-漁業種類別魚類別生產量值5'!F43,'漁業生產量值-漁業種類別魚類別生產量值5'!H43,'漁業生產量值-漁業種類別魚類別生產量值5'!J43,'漁業生產量值-漁業種類別魚類別生產量值5'!L43,'漁業生產量值-漁業種類別魚類別生產量值5'!N43,'漁業生產量值-漁業種類別魚類別生產量值5'!P43)&#10;  + 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  + SUM('漁業生產量值-漁業種類別魚類別生產量值9'!P43)&#10;  + SUM('漁業生產量值-漁業種類別魚類別生產量值10'!L43,'漁業生產量值-漁業種類別魚類別生產量值10'!N43,'漁業生產量值-漁業種類別魚類別生產量值10'!P43)&#10;  + SUM('漁業生產量值-漁業種類別魚類別生產量值11'!D43,'漁業生產量值-漁業種類別魚類別生產量值11'!F43,'漁業生產量值-漁業種類別魚類別生產量值11'!N43)&#10;  + SUM('漁業生產量值-漁業種類別魚類別生產量值13'!J43)&#10;  + SUM('漁業生產量值-漁業種類別魚類別生產量值14'!H43,'漁業生產量值-漁業種類別魚類別生產量值14'!J43,'漁業生產量值-漁業種類別魚類別生產量值14'!L43)&#10;  ))" table:style-name="ce19">
            <text:p>221,2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3,M43,O43,'漁業生產量值-漁業種類別魚類別生產量值1'!C43)=0,&quot;-&quot;,SUM(K43,M43,O43,'漁業生產量值-漁業種類別魚類別生產量值1'!C43))" table:style-name="ce19">
            <text:p>-</text:p>
          </table:table-cell>
          <table:table-cell office:value-type="string" office:string-value="-" table:formula="msoxl:=IF(SUM(L43,N43,P43,'漁業生產量值-漁業種類別魚類別生產量值1'!D43)=0,&quot;-&quot;,SUM(L43,N43,P43,'漁業生產量值-漁業種類別魚類別生產量值1'!D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38.0941" table:style-name="ce54">
            <text:p>138<text:s/></text:p>
          </table:table-cell>
          <table:table-cell office:value-type="float" office:value="16075.8881" table:style-name="ce54">
            <text:p>16,076<text:s/></text:p>
          </table:table-cell>
          <table:table-cell office:value-type="float" office:value="137.89410000000001" table:formula="msoxl:=IF( (SUM(G44,I44)&#10;     + SUM('漁業生產量值-漁業種類別魚類別生產量值1'!E44,'漁業生產量值-漁業種類別魚類別生產量值1'!G44,'漁業生產量值-漁業種類別魚類別生產量值1'!I44)&#10;     + SUM('漁業生產量值-漁業種類別魚類別生產量值2'!C44,'漁業生產量值-漁業種類別魚類別生產量值2'!E44,'漁業生產量值-漁業種類別魚類別生產量值2'!G44,'漁業生產量值-漁業種類別魚類別生產量值2'!I44)&#10;  + SUM('漁業生產量值-漁業種類別魚類別生產量值3'!E44,'漁業生產量值-漁業種類別魚類別生產量值3'!I44,'漁業生產量值-漁業種類別魚類別生產量值3'!K44,'漁業生產量值-漁業種類別魚類別生產量值3'!M44,'漁業生產量值-漁業種類別魚類別生產量值3'!O44)&#10;     + SUM('漁業生產量值-漁業種類別魚類別生產量值4'!C44,'漁業生產量值-漁業種類別魚類別生產量值4'!E44,'漁業生產量值-漁業種類別魚類別生產量值4'!G44,'漁業生產量值-漁業種類別魚類別生產量值4'!I44)&#10;  + SUM('漁業生產量值-漁業種類別魚類別生產量值5'!E44,'漁業生產量值-漁業種類別魚類別生產量值5'!G44,'漁業生產量值-漁業種類別魚類別生產量值5'!I44,'漁業生產量值-漁業種類別魚類別生產量值5'!K44,'漁業生產量值-漁業種類別魚類別生產量值5'!M44,'漁業生產量值-漁業種類別魚類別生產量值5'!O44)&#10;  + 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  + SUM('漁業生產量值-漁業種類別魚類別生產量值9'!O44)&#10;  + SUM('漁業生產量值-漁業種類別魚類別生產量值10'!K44,'漁業生產量值-漁業種類別魚類別生產量值10'!M44,'漁業生產量值-漁業種類別魚類別生產量值10'!O44)&#10;  + SUM('漁業生產量值-漁業種類別魚類別生產量值11'!C44,'漁業生產量值-漁業種類別魚類別生產量值11'!E44,'漁業生產量值-漁業種類別魚類別生產量值11'!M44)&#10;  + SUM('漁業生產量值-漁業種類別魚類別生產量值13'!I44)&#10;  + SUM('漁業生產量值-漁業種類別魚類別生產量值14'!G44,'漁業生產量值-漁業種類別魚類別生產量值14'!I44,'漁業生產量值-漁業種類別魚類別生產量值14'!K44)&#10;  )=0,&quot;-&quot;,(SUM(G44,I44)&#10;     + SUM('漁業生產量值-漁業種類別魚類別生產量值1'!E44,'漁業生產量值-漁業種類別魚類別生產量值1'!G44,'漁業生產量值-漁業種類別魚類別生產量值1'!I44)&#10;     + SUM('漁業生產量值-漁業種類別魚類別生產量值2'!C44,'漁業生產量值-漁業種類別魚類別生產量值2'!E44,'漁業生產量值-漁業種類別魚類別生產量值2'!G44,'漁業生產量值-漁業種類別魚類別生產量值2'!I44)&#10;  + SUM('漁業生產量值-漁業種類別魚類別生產量值3'!E44,'漁業生產量值-漁業種類別魚類別生產量值3'!I44,'漁業生產量值-漁業種類別魚類別生產量值3'!K44,'漁業生產量值-漁業種類別魚類別生產量值3'!M44,'漁業生產量值-漁業種類別魚類別生產量值3'!O44)&#10;     + SUM('漁業生產量值-漁業種類別魚類別生產量值4'!C44,'漁業生產量值-漁業種類別魚類別生產量值4'!E44,'漁業生產量值-漁業種類別魚類別生產量值4'!G44,'漁業生產量值-漁業種類別魚類別生產量值4'!I44)&#10;  + SUM('漁業生產量值-漁業種類別魚類別生產量值5'!E44,'漁業生產量值-漁業種類別魚類別生產量值5'!G44,'漁業生產量值-漁業種類別魚類別生產量值5'!I44,'漁業生產量值-漁業種類別魚類別生產量值5'!K44,'漁業生產量值-漁業種類別魚類別生產量值5'!M44,'漁業生產量值-漁業種類別魚類別生產量值5'!O44)&#10;  + 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  + SUM('漁業生產量值-漁業種類別魚類別生產量值9'!O44)&#10;  + SUM('漁業生產量值-漁業種類別魚類別生產量值10'!K44,'漁業生產量值-漁業種類別魚類別生產量值10'!M44,'漁業生產量值-漁業種類別魚類別生產量值10'!O44)&#10;  + SUM('漁業生產量值-漁業種類別魚類別生產量值11'!C44,'漁業生產量值-漁業種類別魚類別生產量值11'!E44,'漁業生產量值-漁業種類別魚類別生產量值11'!M44)&#10;  + SUM('漁業生產量值-漁業種類別魚類別生產量值13'!I44)&#10;  + SUM('漁業生產量值-漁業種類別魚類別生產量值14'!G44,'漁業生產量值-漁業種類別魚類別生產量值14'!I44,'漁業生產量值-漁業種類別魚類別生產量值14'!K44)&#10;  ))" table:style-name="ce19">
            <text:p>138<text:s/></text:p>
          </table:table-cell>
          <table:table-cell office:value-type="float" office:value="16036.4881" table:formula="msoxl:=IF( (SUM(H44,J44)&#10;     + SUM('漁業生產量值-漁業種類別魚類別生產量值1'!F44,'漁業生產量值-漁業種類別魚類別生產量值1'!H44,'漁業生產量值-漁業種類別魚類別生產量值1'!J44)&#10;     + SUM('漁業生產量值-漁業種類別魚類別生產量值2'!D44,'漁業生產量值-漁業種類別魚類別生產量值2'!F44,'漁業生產量值-漁業種類別魚類別生產量值2'!H44,'漁業生產量值-漁業種類別魚類別生產量值2'!J44)&#10;  + SUM('漁業生產量值-漁業種類別魚類別生產量值3'!F44,'漁業生產量值-漁業種類別魚類別生產量值3'!J44,'漁業生產量值-漁業種類別魚類別生產量值3'!L44,'漁業生產量值-漁業種類別魚類別生產量值3'!N44,'漁業生產量值-漁業種類別魚類別生產量值3'!P44)&#10;     + SUM('漁業生產量值-漁業種類別魚類別生產量值4'!D44,'漁業生產量值-漁業種類別魚類別生產量值4'!F44,'漁業生產量值-漁業種類別魚類別生產量值4'!H44,'漁業生產量值-漁業種類別魚類別生產量值4'!J44)&#10;  + SUM('漁業生產量值-漁業種類別魚類別生產量值5'!F44,'漁業生產量值-漁業種類別魚類別生產量值5'!H44,'漁業生產量值-漁業種類別魚類別生產量值5'!J44,'漁業生產量值-漁業種類別魚類別生產量值5'!L44,'漁業生產量值-漁業種類別魚類別生產量值5'!N44,'漁業生產量值-漁業種類別魚類別生產量值5'!P44)&#10;  + 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  + SUM('漁業生產量值-漁業種類別魚類別生產量值9'!P44)&#10;  + SUM('漁業生產量值-漁業種類別魚類別生產量值10'!L44,'漁業生產量值-漁業種類別魚類別生產量值10'!N44,'漁業生產量值-漁業種類別魚類別生產量值10'!P44)&#10;  + SUM('漁業生產量值-漁業種類別魚類別生產量值11'!D44,'漁業生產量值-漁業種類別魚類別生產量值11'!F44,'漁業生產量值-漁業種類別魚類別生產量值11'!N44)&#10;  + SUM('漁業生產量值-漁業種類別魚類別生產量值13'!J44)&#10;  + SUM('漁業生產量值-漁業種類別魚類別生產量值14'!H44,'漁業生產量值-漁業種類別魚類別生產量值14'!J44,'漁業生產量值-漁業種類別魚類別生產量值14'!L44)&#10;  )=0,&quot;-&quot;,(SUM(H44,J44)&#10;     + SUM('漁業生產量值-漁業種類別魚類別生產量值1'!F44,'漁業生產量值-漁業種類別魚類別生產量值1'!H44,'漁業生產量值-漁業種類別魚類別生產量值1'!J44)&#10;     + SUM('漁業生產量值-漁業種類別魚類別生產量值2'!D44,'漁業生產量值-漁業種類別魚類別生產量值2'!F44,'漁業生產量值-漁業種類別魚類別生產量值2'!H44,'漁業生產量值-漁業種類別魚類別生產量值2'!J44)&#10;  + SUM('漁業生產量值-漁業種類別魚類別生產量值3'!F44,'漁業生產量值-漁業種類別魚類別生產量值3'!J44,'漁業生產量值-漁業種類別魚類別生產量值3'!L44,'漁業生產量值-漁業種類別魚類別生產量值3'!N44,'漁業生產量值-漁業種類別魚類別生產量值3'!P44)&#10;     + SUM('漁業生產量值-漁業種類別魚類別生產量值4'!D44,'漁業生產量值-漁業種類別魚類別生產量值4'!F44,'漁業生產量值-漁業種類別魚類別生產量值4'!H44,'漁業生產量值-漁業種類別魚類別生產量值4'!J44)&#10;  + SUM('漁業生產量值-漁業種類別魚類別生產量值5'!F44,'漁業生產量值-漁業種類別魚類別生產量值5'!H44,'漁業生產量值-漁業種類別魚類別生產量值5'!J44,'漁業生產量值-漁業種類別魚類別生產量值5'!L44,'漁業生產量值-漁業種類別魚類別生產量值5'!N44,'漁業生產量值-漁業種類別魚類別生產量值5'!P44)&#10;  + 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  + SUM('漁業生產量值-漁業種類別魚類別生產量值9'!P44)&#10;  + SUM('漁業生產量值-漁業種類別魚類別生產量值10'!L44,'漁業生產量值-漁業種類別魚類別生產量值10'!N44,'漁業生產量值-漁業種類別魚類別生產量值10'!P44)&#10;  + SUM('漁業生產量值-漁業種類別魚類別生產量值11'!D44,'漁業生產量值-漁業種類別魚類別生產量值11'!F44,'漁業生產量值-漁業種類別魚類別生產量值11'!N44)&#10;  + SUM('漁業生產量值-漁業種類別魚類別生產量值13'!J44)&#10;  + SUM('漁業生產量值-漁業種類別魚類別生產量值14'!H44,'漁業生產量值-漁業種類別魚類別生產量值14'!J44,'漁業生產量值-漁業種類別魚類別生產量值14'!L44)&#10;  ))" table:style-name="ce19">
            <text:p>16,0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,O44,'漁業生產量值-漁業種類別魚類別生產量值1'!C44)=0,&quot;-&quot;,SUM(K44,M44,O44,'漁業生產量值-漁業種類別魚類別生產量值1'!C44))" table:style-name="ce19">
            <text:p>-</text:p>
          </table:table-cell>
          <table:table-cell office:value-type="string" office:string-value="-" table:formula="msoxl:=IF(SUM(L44,N44,P44,'漁業生產量值-漁業種類別魚類別生產量值1'!D44)=0,&quot;-&quot;,SUM(L44,N44,P44,'漁業生產量值-漁業種類別魚類別生產量值1'!D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540.67200000000003" table:style-name="ce54">
            <text:p>541<text:s/></text:p>
          </table:table-cell>
          <table:table-cell office:value-type="float" office:value="76384.616999999998" table:style-name="ce54">
            <text:p>76,385<text:s/></text:p>
          </table:table-cell>
          <table:table-cell office:value-type="float" office:value="13.385999999999999" table:formula="msoxl:=IF( (SUM(G45,I45)&#10;     + SUM('漁業生產量值-漁業種類別魚類別生產量值1'!E45,'漁業生產量值-漁業種類別魚類別生產量值1'!G45,'漁業生產量值-漁業種類別魚類別生產量值1'!I45)&#10;     + SUM('漁業生產量值-漁業種類別魚類別生產量值2'!C45,'漁業生產量值-漁業種類別魚類別生產量值2'!E45,'漁業生產量值-漁業種類別魚類別生產量值2'!G45,'漁業生產量值-漁業種類別魚類別生產量值2'!I45)&#10;  + SUM('漁業生產量值-漁業種類別魚類別生產量值3'!E45,'漁業生產量值-漁業種類別魚類別生產量值3'!I45,'漁業生產量值-漁業種類別魚類別生產量值3'!K45,'漁業生產量值-漁業種類別魚類別生產量值3'!M45,'漁業生產量值-漁業種類別魚類別生產量值3'!O45)&#10;     + SUM('漁業生產量值-漁業種類別魚類別生產量值4'!C45,'漁業生產量值-漁業種類別魚類別生產量值4'!E45,'漁業生產量值-漁業種類別魚類別生產量值4'!G45,'漁業生產量值-漁業種類別魚類別生產量值4'!I45)&#10;  + SUM('漁業生產量值-漁業種類別魚類別生產量值5'!E45,'漁業生產量值-漁業種類別魚類別生產量值5'!G45,'漁業生產量值-漁業種類別魚類別生產量值5'!I45,'漁業生產量值-漁業種類別魚類別生產量值5'!K45,'漁業生產量值-漁業種類別魚類別生產量值5'!M45,'漁業生產量值-漁業種類別魚類別生產量值5'!O45)&#10;  + 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  + SUM('漁業生產量值-漁業種類別魚類別生產量值9'!O45)&#10;  + SUM('漁業生產量值-漁業種類別魚類別生產量值10'!K45,'漁業生產量值-漁業種類別魚類別生產量值10'!M45,'漁業生產量值-漁業種類別魚類別生產量值10'!O45)&#10;  + SUM('漁業生產量值-漁業種類別魚類別生產量值11'!C45,'漁業生產量值-漁業種類別魚類別生產量值11'!E45,'漁業生產量值-漁業種類別魚類別生產量值11'!M45)&#10;  + SUM('漁業生產量值-漁業種類別魚類別生產量值13'!I45)&#10;  + SUM('漁業生產量值-漁業種類別魚類別生產量值14'!G45,'漁業生產量值-漁業種類別魚類別生產量值14'!I45,'漁業生產量值-漁業種類別魚類別生產量值14'!K45)&#10;  )=0,&quot;-&quot;,(SUM(G45,I45)&#10;     + SUM('漁業生產量值-漁業種類別魚類別生產量值1'!E45,'漁業生產量值-漁業種類別魚類別生產量值1'!G45,'漁業生產量值-漁業種類別魚類別生產量值1'!I45)&#10;     + SUM('漁業生產量值-漁業種類別魚類別生產量值2'!C45,'漁業生產量值-漁業種類別魚類別生產量值2'!E45,'漁業生產量值-漁業種類別魚類別生產量值2'!G45,'漁業生產量值-漁業種類別魚類別生產量值2'!I45)&#10;  + SUM('漁業生產量值-漁業種類別魚類別生產量值3'!E45,'漁業生產量值-漁業種類別魚類別生產量值3'!I45,'漁業生產量值-漁業種類別魚類別生產量值3'!K45,'漁業生產量值-漁業種類別魚類別生產量值3'!M45,'漁業生產量值-漁業種類別魚類別生產量值3'!O45)&#10;     + SUM('漁業生產量值-漁業種類別魚類別生產量值4'!C45,'漁業生產量值-漁業種類別魚類別生產量值4'!E45,'漁業生產量值-漁業種類別魚類別生產量值4'!G45,'漁業生產量值-漁業種類別魚類別生產量值4'!I45)&#10;  + SUM('漁業生產量值-漁業種類別魚類別生產量值5'!E45,'漁業生產量值-漁業種類別魚類別生產量值5'!G45,'漁業生產量值-漁業種類別魚類別生產量值5'!I45,'漁業生產量值-漁業種類別魚類別生產量值5'!K45,'漁業生產量值-漁業種類別魚類別生產量值5'!M45,'漁業生產量值-漁業種類別魚類別生產量值5'!O45)&#10;  + 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  + SUM('漁業生產量值-漁業種類別魚類別生產量值9'!O45)&#10;  + SUM('漁業生產量值-漁業種類別魚類別生產量值10'!K45,'漁業生產量值-漁業種類別魚類別生產量值10'!M45,'漁業生產量值-漁業種類別魚類別生產量值10'!O45)&#10;  + SUM('漁業生產量值-漁業種類別魚類別生產量值11'!C45,'漁業生產量值-漁業種類別魚類別生產量值11'!E45,'漁業生產量值-漁業種類別魚類別生產量值11'!M45)&#10;  + SUM('漁業生產量值-漁業種類別魚類別生產量值13'!I45)&#10;  + SUM('漁業生產量值-漁業種類別魚類別生產量值14'!G45,'漁業生產量值-漁業種類別魚類別生產量值14'!I45,'漁業生產量值-漁業種類別魚類別生產量值14'!K45)&#10;  ))" table:style-name="ce19">
            <text:p>13<text:s/></text:p>
          </table:table-cell>
          <table:table-cell office:value-type="float" office:value="1708.38" table:formula="msoxl:=IF( (SUM(H45,J45)&#10;     + SUM('漁業生產量值-漁業種類別魚類別生產量值1'!F45,'漁業生產量值-漁業種類別魚類別生產量值1'!H45,'漁業生產量值-漁業種類別魚類別生產量值1'!J45)&#10;     + SUM('漁業生產量值-漁業種類別魚類別生產量值2'!D45,'漁業生產量值-漁業種類別魚類別生產量值2'!F45,'漁業生產量值-漁業種類別魚類別生產量值2'!H45,'漁業生產量值-漁業種類別魚類別生產量值2'!J45)&#10;  + SUM('漁業生產量值-漁業種類別魚類別生產量值3'!F45,'漁業生產量值-漁業種類別魚類別生產量值3'!J45,'漁業生產量值-漁業種類別魚類別生產量值3'!L45,'漁業生產量值-漁業種類別魚類別生產量值3'!N45,'漁業生產量值-漁業種類別魚類別生產量值3'!P45)&#10;     + SUM('漁業生產量值-漁業種類別魚類別生產量值4'!D45,'漁業生產量值-漁業種類別魚類別生產量值4'!F45,'漁業生產量值-漁業種類別魚類別生產量值4'!H45,'漁業生產量值-漁業種類別魚類別生產量值4'!J45)&#10;  + SUM('漁業生產量值-漁業種類別魚類別生產量值5'!F45,'漁業生產量值-漁業種類別魚類別生產量值5'!H45,'漁業生產量值-漁業種類別魚類別生產量值5'!J45,'漁業生產量值-漁業種類別魚類別生產量值5'!L45,'漁業生產量值-漁業種類別魚類別生產量值5'!N45,'漁業生產量值-漁業種類別魚類別生產量值5'!P45)&#10;  + 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  + SUM('漁業生產量值-漁業種類別魚類別生產量值9'!P45)&#10;  + SUM('漁業生產量值-漁業種類別魚類別生產量值10'!L45,'漁業生產量值-漁業種類別魚類別生產量值10'!N45,'漁業生產量值-漁業種類別魚類別生產量值10'!P45)&#10;  + SUM('漁業生產量值-漁業種類別魚類別生產量值11'!D45,'漁業生產量值-漁業種類別魚類別生產量值11'!F45,'漁業生產量值-漁業種類別魚類別生產量值11'!N45)&#10;  + SUM('漁業生產量值-漁業種類別魚類別生產量值13'!J45)&#10;  + SUM('漁業生產量值-漁業種類別魚類別生產量值14'!H45,'漁業生產量值-漁業種類別魚類別生產量值14'!J45,'漁業生產量值-漁業種類別魚類別生產量值14'!L45)&#10;  )=0,&quot;-&quot;,(SUM(H45,J45)&#10;     + SUM('漁業生產量值-漁業種類別魚類別生產量值1'!F45,'漁業生產量值-漁業種類別魚類別生產量值1'!H45,'漁業生產量值-漁業種類別魚類別生產量值1'!J45)&#10;     + SUM('漁業生產量值-漁業種類別魚類別生產量值2'!D45,'漁業生產量值-漁業種類別魚類別生產量值2'!F45,'漁業生產量值-漁業種類別魚類別生產量值2'!H45,'漁業生產量值-漁業種類別魚類別生產量值2'!J45)&#10;  + SUM('漁業生產量值-漁業種類別魚類別生產量值3'!F45,'漁業生產量值-漁業種類別魚類別生產量值3'!J45,'漁業生產量值-漁業種類別魚類別生產量值3'!L45,'漁業生產量值-漁業種類別魚類別生產量值3'!N45,'漁業生產量值-漁業種類別魚類別生產量值3'!P45)&#10;     + SUM('漁業生產量值-漁業種類別魚類別生產量值4'!D45,'漁業生產量值-漁業種類別魚類別生產量值4'!F45,'漁業生產量值-漁業種類別魚類別生產量值4'!H45,'漁業生產量值-漁業種類別魚類別生產量值4'!J45)&#10;  + SUM('漁業生產量值-漁業種類別魚類別生產量值5'!F45,'漁業生產量值-漁業種類別魚類別生產量值5'!H45,'漁業生產量值-漁業種類別魚類別生產量值5'!J45,'漁業生產量值-漁業種類別魚類別生產量值5'!L45,'漁業生產量值-漁業種類別魚類別生產量值5'!N45,'漁業生產量值-漁業種類別魚類別生產量值5'!P45)&#10;  + 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  + SUM('漁業生產量值-漁業種類別魚類別生產量值9'!P45)&#10;  + SUM('漁業生產量值-漁業種類別魚類別生產量值10'!L45,'漁業生產量值-漁業種類別魚類別生產量值10'!N45,'漁業生產量值-漁業種類別魚類別生產量值10'!P45)&#10;  + SUM('漁業生產量值-漁業種類別魚類別生產量值11'!D45,'漁業生產量值-漁業種類別魚類別生產量值11'!F45,'漁業生產量值-漁業種類別魚類別生產量值11'!N45)&#10;  + SUM('漁業生產量值-漁業種類別魚類別生產量值13'!J45)&#10;  + SUM('漁業生產量值-漁業種類別魚類別生產量值14'!H45,'漁業生產量值-漁業種類別魚類別生產量值14'!J45,'漁業生產量值-漁業種類別魚類別生產量值14'!L45)&#10;  ))" table:style-name="ce19">
            <text:p>1,7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1'!C45)=0,&quot;-&quot;,SUM(K45,M45,O45,'漁業生產量值-漁業種類別魚類別生產量值1'!C45))" table:style-name="ce19">
            <text:p>-</text:p>
          </table:table-cell>
          <table:table-cell office:value-type="string" office:string-value="-" table:formula="msoxl:=IF(SUM(L45,N45,P45,'漁業生產量值-漁業種類別魚類別生產量值1'!D45)=0,&quot;-&quot;,SUM(L45,N45,P45,'漁業生產量值-漁業種類別魚類別生產量值1'!D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194.47499999999999" table:style-name="ce54">
            <text:p>194<text:s/></text:p>
          </table:table-cell>
          <table:table-cell office:value-type="float" office:value="59163.135000000002" table:style-name="ce54">
            <text:p>59,163<text:s/></text:p>
          </table:table-cell>
          <table:table-cell office:value-type="float" office:value="170.55" table:formula="msoxl:=IF( (SUM(G46,I46)&#10;     + SUM('漁業生產量值-漁業種類別魚類別生產量值1'!E46,'漁業生產量值-漁業種類別魚類別生產量值1'!G46,'漁業生產量值-漁業種類別魚類別生產量值1'!I46)&#10;     + SUM('漁業生產量值-漁業種類別魚類別生產量值2'!C46,'漁業生產量值-漁業種類別魚類別生產量值2'!E46,'漁業生產量值-漁業種類別魚類別生產量值2'!G46,'漁業生產量值-漁業種類別魚類別生產量值2'!I46)&#10;  + SUM('漁業生產量值-漁業種類別魚類別生產量值3'!E46,'漁業生產量值-漁業種類別魚類別生產量值3'!I46,'漁業生產量值-漁業種類別魚類別生產量值3'!K46,'漁業生產量值-漁業種類別魚類別生產量值3'!M46,'漁業生產量值-漁業種類別魚類別生產量值3'!O46)&#10;     + SUM('漁業生產量值-漁業種類別魚類別生產量值4'!C46,'漁業生產量值-漁業種類別魚類別生產量值4'!E46,'漁業生產量值-漁業種類別魚類別生產量值4'!G46,'漁業生產量值-漁業種類別魚類別生產量值4'!I46)&#10;  + SUM('漁業生產量值-漁業種類別魚類別生產量值5'!E46,'漁業生產量值-漁業種類別魚類別生產量值5'!G46,'漁業生產量值-漁業種類別魚類別生產量值5'!I46,'漁業生產量值-漁業種類別魚類別生產量值5'!K46,'漁業生產量值-漁業種類別魚類別生產量值5'!M46,'漁業生產量值-漁業種類別魚類別生產量值5'!O46)&#10;  + 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  + SUM('漁業生產量值-漁業種類別魚類別生產量值9'!O46)&#10;  + SUM('漁業生產量值-漁業種類別魚類別生產量值10'!K46,'漁業生產量值-漁業種類別魚類別生產量值10'!M46,'漁業生產量值-漁業種類別魚類別生產量值10'!O46)&#10;  + SUM('漁業生產量值-漁業種類別魚類別生產量值11'!C46,'漁業生產量值-漁業種類別魚類別生產量值11'!E46,'漁業生產量值-漁業種類別魚類別生產量值11'!M46)&#10;  + SUM('漁業生產量值-漁業種類別魚類別生產量值13'!I46)&#10;  + SUM('漁業生產量值-漁業種類別魚類別生產量值14'!G46,'漁業生產量值-漁業種類別魚類別生產量值14'!I46,'漁業生產量值-漁業種類別魚類別生產量值14'!K46)&#10;  )=0,&quot;-&quot;,(SUM(G46,I46)&#10;     + SUM('漁業生產量值-漁業種類別魚類別生產量值1'!E46,'漁業生產量值-漁業種類別魚類別生產量值1'!G46,'漁業生產量值-漁業種類別魚類別生產量值1'!I46)&#10;     + SUM('漁業生產量值-漁業種類別魚類別生產量值2'!C46,'漁業生產量值-漁業種類別魚類別生產量值2'!E46,'漁業生產量值-漁業種類別魚類別生產量值2'!G46,'漁業生產量值-漁業種類別魚類別生產量值2'!I46)&#10;  + SUM('漁業生產量值-漁業種類別魚類別生產量值3'!E46,'漁業生產量值-漁業種類別魚類別生產量值3'!I46,'漁業生產量值-漁業種類別魚類別生產量值3'!K46,'漁業生產量值-漁業種類別魚類別生產量值3'!M46,'漁業生產量值-漁業種類別魚類別生產量值3'!O46)&#10;     + SUM('漁業生產量值-漁業種類別魚類別生產量值4'!C46,'漁業生產量值-漁業種類別魚類別生產量值4'!E46,'漁業生產量值-漁業種類別魚類別生產量值4'!G46,'漁業生產量值-漁業種類別魚類別生產量值4'!I46)&#10;  + SUM('漁業生產量值-漁業種類別魚類別生產量值5'!E46,'漁業生產量值-漁業種類別魚類別生產量值5'!G46,'漁業生產量值-漁業種類別魚類別生產量值5'!I46,'漁業生產量值-漁業種類別魚類別生產量值5'!K46,'漁業生產量值-漁業種類別魚類別生產量值5'!M46,'漁業生產量值-漁業種類別魚類別生產量值5'!O46)&#10;  + 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  + SUM('漁業生產量值-漁業種類別魚類別生產量值9'!O46)&#10;  + SUM('漁業生產量值-漁業種類別魚類別生產量值10'!K46,'漁業生產量值-漁業種類別魚類別生產量值10'!M46,'漁業生產量值-漁業種類別魚類別生產量值10'!O46)&#10;  + SUM('漁業生產量值-漁業種類別魚類別生產量值11'!C46,'漁業生產量值-漁業種類別魚類別生產量值11'!E46,'漁業生產量值-漁業種類別魚類別生產量值11'!M46)&#10;  + SUM('漁業生產量值-漁業種類別魚類別生產量值13'!I46)&#10;  + SUM('漁業生產量值-漁業種類別魚類別生產量值14'!G46,'漁業生產量值-漁業種類別魚類別生產量值14'!I46,'漁業生產量值-漁業種類別魚類別生產量值14'!K46)&#10;  ))" table:style-name="ce19">
            <text:p>171<text:s/></text:p>
          </table:table-cell>
          <table:table-cell office:value-type="float" office:value="52474.81" table:formula="msoxl:=IF( (SUM(H46,J46)&#10;     + SUM('漁業生產量值-漁業種類別魚類別生產量值1'!F46,'漁業生產量值-漁業種類別魚類別生產量值1'!H46,'漁業生產量值-漁業種類別魚類別生產量值1'!J46)&#10;     + SUM('漁業生產量值-漁業種類別魚類別生產量值2'!D46,'漁業生產量值-漁業種類別魚類別生產量值2'!F46,'漁業生產量值-漁業種類別魚類別生產量值2'!H46,'漁業生產量值-漁業種類別魚類別生產量值2'!J46)&#10;  + SUM('漁業生產量值-漁業種類別魚類別生產量值3'!F46,'漁業生產量值-漁業種類別魚類別生產量值3'!J46,'漁業生產量值-漁業種類別魚類別生產量值3'!L46,'漁業生產量值-漁業種類別魚類別生產量值3'!N46,'漁業生產量值-漁業種類別魚類別生產量值3'!P46)&#10;     + SUM('漁業生產量值-漁業種類別魚類別生產量值4'!D46,'漁業生產量值-漁業種類別魚類別生產量值4'!F46,'漁業生產量值-漁業種類別魚類別生產量值4'!H46,'漁業生產量值-漁業種類別魚類別生產量值4'!J46)&#10;  + SUM('漁業生產量值-漁業種類別魚類別生產量值5'!F46,'漁業生產量值-漁業種類別魚類別生產量值5'!H46,'漁業生產量值-漁業種類別魚類別生產量值5'!J46,'漁業生產量值-漁業種類別魚類別生產量值5'!L46,'漁業生產量值-漁業種類別魚類別生產量值5'!N46,'漁業生產量值-漁業種類別魚類別生產量值5'!P46)&#10;  + 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  + SUM('漁業生產量值-漁業種類別魚類別生產量值9'!P46)&#10;  + SUM('漁業生產量值-漁業種類別魚類別生產量值10'!L46,'漁業生產量值-漁業種類別魚類別生產量值10'!N46,'漁業生產量值-漁業種類別魚類別生產量值10'!P46)&#10;  + SUM('漁業生產量值-漁業種類別魚類別生產量值11'!D46,'漁業生產量值-漁業種類別魚類別生產量值11'!F46,'漁業生產量值-漁業種類別魚類別生產量值11'!N46)&#10;  + SUM('漁業生產量值-漁業種類別魚類別生產量值13'!J46)&#10;  + SUM('漁業生產量值-漁業種類別魚類別生產量值14'!H46,'漁業生產量值-漁業種類別魚類別生產量值14'!J46,'漁業生產量值-漁業種類別魚類別生產量值14'!L46)&#10;  )=0,&quot;-&quot;,(SUM(H46,J46)&#10;     + SUM('漁業生產量值-漁業種類別魚類別生產量值1'!F46,'漁業生產量值-漁業種類別魚類別生產量值1'!H46,'漁業生產量值-漁業種類別魚類別生產量值1'!J46)&#10;     + SUM('漁業生產量值-漁業種類別魚類別生產量值2'!D46,'漁業生產量值-漁業種類別魚類別生產量值2'!F46,'漁業生產量值-漁業種類別魚類別生產量值2'!H46,'漁業生產量值-漁業種類別魚類別生產量值2'!J46)&#10;  + SUM('漁業生產量值-漁業種類別魚類別生產量值3'!F46,'漁業生產量值-漁業種類別魚類別生產量值3'!J46,'漁業生產量值-漁業種類別魚類別生產量值3'!L46,'漁業生產量值-漁業種類別魚類別生產量值3'!N46,'漁業生產量值-漁業種類別魚類別生產量值3'!P46)&#10;     + SUM('漁業生產量值-漁業種類別魚類別生產量值4'!D46,'漁業生產量值-漁業種類別魚類別生產量值4'!F46,'漁業生產量值-漁業種類別魚類別生產量值4'!H46,'漁業生產量值-漁業種類別魚類別生產量值4'!J46)&#10;  + SUM('漁業生產量值-漁業種類別魚類別生產量值5'!F46,'漁業生產量值-漁業種類別魚類別生產量值5'!H46,'漁業生產量值-漁業種類別魚類別生產量值5'!J46,'漁業生產量值-漁業種類別魚類別生產量值5'!L46,'漁業生產量值-漁業種類別魚類別生產量值5'!N46,'漁業生產量值-漁業種類別魚類別生產量值5'!P46)&#10;  + 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  + SUM('漁業生產量值-漁業種類別魚類別生產量值9'!P46)&#10;  + SUM('漁業生產量值-漁業種類別魚類別生產量值10'!L46,'漁業生產量值-漁業種類別魚類別生產量值10'!N46,'漁業生產量值-漁業種類別魚類別生產量值10'!P46)&#10;  + SUM('漁業生產量值-漁業種類別魚類別生產量值11'!D46,'漁業生產量值-漁業種類別魚類別生產量值11'!F46,'漁業生產量值-漁業種類別魚類別生產量值11'!N46)&#10;  + SUM('漁業生產量值-漁業種類別魚類別生產量值13'!J46)&#10;  + SUM('漁業生產量值-漁業種類別魚類別生產量值14'!H46,'漁業生產量值-漁業種類別魚類別生產量值14'!J46,'漁業生產量值-漁業種類別魚類別生產量值14'!L46)&#10;  ))" table:style-name="ce19">
            <text:p>52,47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,O46,'漁業生產量值-漁業種類別魚類別生產量值1'!C46)=0,&quot;-&quot;,SUM(K46,M46,O46,'漁業生產量值-漁業種類別魚類別生產量值1'!C46))" table:style-name="ce19">
            <text:p>-</text:p>
          </table:table-cell>
          <table:table-cell office:value-type="string" office:string-value="-" table:formula="msoxl:=IF(SUM(L46,N46,P46,'漁業生產量值-漁業種類別魚類別生產量值1'!D46)=0,&quot;-&quot;,SUM(L46,N46,P46,'漁業生產量值-漁業種類別魚類別生產量值1'!D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2</text:p>
          </table:table-cell>
          <table:table-cell office:value-type="string" table:style-name="ce18">
            <text:p>　櫻花蝦漁業　</text:p>
          </table:table-cell>
          <table:table-cell office:value-type="float" office:value="1078.2360000000001" table:style-name="ce54">
            <text:p>1,078<text:s/></text:p>
          </table:table-cell>
          <table:table-cell office:value-type="float" office:value="301366.962" table:style-name="ce54">
            <text:p>301,367<text:s/></text:p>
          </table:table-cell>
          <table:table-cell office:value-type="float" office:value="1078.2360000000001" table:formula="msoxl:=IF( (SUM(G47,I47)&#10;     + SUM('漁業生產量值-漁業種類別魚類別生產量值1'!E47,'漁業生產量值-漁業種類別魚類別生產量值1'!G47,'漁業生產量值-漁業種類別魚類別生產量值1'!I47)&#10;     + SUM('漁業生產量值-漁業種類別魚類別生產量值2'!C47,'漁業生產量值-漁業種類別魚類別生產量值2'!E47,'漁業生產量值-漁業種類別魚類別生產量值2'!G47,'漁業生產量值-漁業種類別魚類別生產量值2'!I47)&#10;  + SUM('漁業生產量值-漁業種類別魚類別生產量值3'!E47,'漁業生產量值-漁業種類別魚類別生產量值3'!I47,'漁業生產量值-漁業種類別魚類別生產量值3'!K47,'漁業生產量值-漁業種類別魚類別生產量值3'!M47,'漁業生產量值-漁業種類別魚類別生產量值3'!O47)&#10;     + SUM('漁業生產量值-漁業種類別魚類別生產量值4'!C47,'漁業生產量值-漁業種類別魚類別生產量值4'!E47,'漁業生產量值-漁業種類別魚類別生產量值4'!G47,'漁業生產量值-漁業種類別魚類別生產量值4'!I47)&#10;  + SUM('漁業生產量值-漁業種類別魚類別生產量值5'!E47,'漁業生產量值-漁業種類別魚類別生產量值5'!G47,'漁業生產量值-漁業種類別魚類別生產量值5'!I47,'漁業生產量值-漁業種類別魚類別生產量值5'!K47,'漁業生產量值-漁業種類別魚類別生產量值5'!M47,'漁業生產量值-漁業種類別魚類別生產量值5'!O47)&#10;  + 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  + SUM('漁業生產量值-漁業種類別魚類別生產量值9'!O47)&#10;  + SUM('漁業生產量值-漁業種類別魚類別生產量值10'!K47,'漁業生產量值-漁業種類別魚類別生產量值10'!M47,'漁業生產量值-漁業種類別魚類別生產量值10'!O47)&#10;  + SUM('漁業生產量值-漁業種類別魚類別生產量值11'!C47,'漁業生產量值-漁業種類別魚類別生產量值11'!E47,'漁業生產量值-漁業種類別魚類別生產量值11'!M47)&#10;  + SUM('漁業生產量值-漁業種類別魚類別生產量值13'!I47)&#10;  + SUM('漁業生產量值-漁業種類別魚類別生產量值14'!G47,'漁業生產量值-漁業種類別魚類別生產量值14'!I47,'漁業生產量值-漁業種類別魚類別生產量值14'!K47)&#10;  )=0,&quot;-&quot;,(SUM(G47,I47)&#10;     + SUM('漁業生產量值-漁業種類別魚類別生產量值1'!E47,'漁業生產量值-漁業種類別魚類別生產量值1'!G47,'漁業生產量值-漁業種類別魚類別生產量值1'!I47)&#10;     + SUM('漁業生產量值-漁業種類別魚類別生產量值2'!C47,'漁業生產量值-漁業種類別魚類別生產量值2'!E47,'漁業生產量值-漁業種類別魚類別生產量值2'!G47,'漁業生產量值-漁業種類別魚類別生產量值2'!I47)&#10;  + SUM('漁業生產量值-漁業種類別魚類別生產量值3'!E47,'漁業生產量值-漁業種類別魚類別生產量值3'!I47,'漁業生產量值-漁業種類別魚類別生產量值3'!K47,'漁業生產量值-漁業種類別魚類別生產量值3'!M47,'漁業生產量值-漁業種類別魚類別生產量值3'!O47)&#10;     + SUM('漁業生產量值-漁業種類別魚類別生產量值4'!C47,'漁業生產量值-漁業種類別魚類別生產量值4'!E47,'漁業生產量值-漁業種類別魚類別生產量值4'!G47,'漁業生產量值-漁業種類別魚類別生產量值4'!I47)&#10;  + SUM('漁業生產量值-漁業種類別魚類別生產量值5'!E47,'漁業生產量值-漁業種類別魚類別生產量值5'!G47,'漁業生產量值-漁業種類別魚類別生產量值5'!I47,'漁業生產量值-漁業種類別魚類別生產量值5'!K47,'漁業生產量值-漁業種類別魚類別生產量值5'!M47,'漁業生產量值-漁業種類別魚類別生產量值5'!O47)&#10;  + 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  + SUM('漁業生產量值-漁業種類別魚類別生產量值9'!O47)&#10;  + SUM('漁業生產量值-漁業種類別魚類別生產量值10'!K47,'漁業生產量值-漁業種類別魚類別生產量值10'!M47,'漁業生產量值-漁業種類別魚類別生產量值10'!O47)&#10;  + SUM('漁業生產量值-漁業種類別魚類別生產量值11'!C47,'漁業生產量值-漁業種類別魚類別生產量值11'!E47,'漁業生產量值-漁業種類別魚類別生產量值11'!M47)&#10;  + SUM('漁業生產量值-漁業種類別魚類別生產量值13'!I47)&#10;  + SUM('漁業生產量值-漁業種類別魚類別生產量值14'!G47,'漁業生產量值-漁業種類別魚類別生產量值14'!I47,'漁業生產量值-漁業種類別魚類別生產量值14'!K47)&#10;  ))" table:style-name="ce19">
            <text:p>1,078<text:s/></text:p>
          </table:table-cell>
          <table:table-cell office:value-type="float" office:value="301366.962" table:formula="msoxl:=IF( (SUM(H47,J47)&#10;     + SUM('漁業生產量值-漁業種類別魚類別生產量值1'!F47,'漁業生產量值-漁業種類別魚類別生產量值1'!H47,'漁業生產量值-漁業種類別魚類別生產量值1'!J47)&#10;     + SUM('漁業生產量值-漁業種類別魚類別生產量值2'!D47,'漁業生產量值-漁業種類別魚類別生產量值2'!F47,'漁業生產量值-漁業種類別魚類別生產量值2'!H47,'漁業生產量值-漁業種類別魚類別生產量值2'!J47)&#10;  + SUM('漁業生產量值-漁業種類別魚類別生產量值3'!F47,'漁業生產量值-漁業種類別魚類別生產量值3'!J47,'漁業生產量值-漁業種類別魚類別生產量值3'!L47,'漁業生產量值-漁業種類別魚類別生產量值3'!N47,'漁業生產量值-漁業種類別魚類別生產量值3'!P47)&#10;     + SUM('漁業生產量值-漁業種類別魚類別生產量值4'!D47,'漁業生產量值-漁業種類別魚類別生產量值4'!F47,'漁業生產量值-漁業種類別魚類別生產量值4'!H47,'漁業生產量值-漁業種類別魚類別生產量值4'!J47)&#10;  + SUM('漁業生產量值-漁業種類別魚類別生產量值5'!F47,'漁業生產量值-漁業種類別魚類別生產量值5'!H47,'漁業生產量值-漁業種類別魚類別生產量值5'!J47,'漁業生產量值-漁業種類別魚類別生產量值5'!L47,'漁業生產量值-漁業種類別魚類別生產量值5'!N47,'漁業生產量值-漁業種類別魚類別生產量值5'!P47)&#10;  + 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  + SUM('漁業生產量值-漁業種類別魚類別生產量值9'!P47)&#10;  + SUM('漁業生產量值-漁業種類別魚類別生產量值10'!L47,'漁業生產量值-漁業種類別魚類別生產量值10'!N47,'漁業生產量值-漁業種類別魚類別生產量值10'!P47)&#10;  + SUM('漁業生產量值-漁業種類別魚類別生產量值11'!D47,'漁業生產量值-漁業種類別魚類別生產量值11'!F47,'漁業生產量值-漁業種類別魚類別生產量值11'!N47)&#10;  + SUM('漁業生產量值-漁業種類別魚類別生產量值13'!J47)&#10;  + SUM('漁業生產量值-漁業種類別魚類別生產量值14'!H47,'漁業生產量值-漁業種類別魚類別生產量值14'!J47,'漁業生產量值-漁業種類別魚類別生產量值14'!L47)&#10;  )=0,&quot;-&quot;,(SUM(H47,J47)&#10;     + SUM('漁業生產量值-漁業種類別魚類別生產量值1'!F47,'漁業生產量值-漁業種類別魚類別生產量值1'!H47,'漁業生產量值-漁業種類別魚類別生產量值1'!J47)&#10;     + SUM('漁業生產量值-漁業種類別魚類別生產量值2'!D47,'漁業生產量值-漁業種類別魚類別生產量值2'!F47,'漁業生產量值-漁業種類別魚類別生產量值2'!H47,'漁業生產量值-漁業種類別魚類別生產量值2'!J47)&#10;  + SUM('漁業生產量值-漁業種類別魚類別生產量值3'!F47,'漁業生產量值-漁業種類別魚類別生產量值3'!J47,'漁業生產量值-漁業種類別魚類別生產量值3'!L47,'漁業生產量值-漁業種類別魚類別生產量值3'!N47,'漁業生產量值-漁業種類別魚類別生產量值3'!P47)&#10;     + SUM('漁業生產量值-漁業種類別魚類別生產量值4'!D47,'漁業生產量值-漁業種類別魚類別生產量值4'!F47,'漁業生產量值-漁業種類別魚類別生產量值4'!H47,'漁業生產量值-漁業種類別魚類別生產量值4'!J47)&#10;  + SUM('漁業生產量值-漁業種類別魚類別生產量值5'!F47,'漁業生產量值-漁業種類別魚類別生產量值5'!H47,'漁業生產量值-漁業種類別魚類別生產量值5'!J47,'漁業生產量值-漁業種類別魚類別生產量值5'!L47,'漁業生產量值-漁業種類別魚類別生產量值5'!N47,'漁業生產量值-漁業種類別魚類別生產量值5'!P47)&#10;  + 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  + SUM('漁業生產量值-漁業種類別魚類別生產量值9'!P47)&#10;  + SUM('漁業生產量值-漁業種類別魚類別生產量值10'!L47,'漁業生產量值-漁業種類別魚類別生產量值10'!N47,'漁業生產量值-漁業種類別魚類別生產量值10'!P47)&#10;  + SUM('漁業生產量值-漁業種類別魚類別生產量值11'!D47,'漁業生產量值-漁業種類別魚類別生產量值11'!F47,'漁業生產量值-漁業種類別魚類別生產量值11'!N47)&#10;  + SUM('漁業生產量值-漁業種類別魚類別生產量值13'!J47)&#10;  + SUM('漁業生產量值-漁業種類別魚類別生產量值14'!H47,'漁業生產量值-漁業種類別魚類別生產量值14'!J47,'漁業生產量值-漁業種類別魚類別生產量值14'!L47)&#10;  ))" table:style-name="ce19">
            <text:p>301,3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1'!C47)=0,&quot;-&quot;,SUM(K47,M47,O47,'漁業生產量值-漁業種類別魚類別生產量值1'!C47))" table:style-name="ce19">
            <text:p>-</text:p>
          </table:table-cell>
          <table:table-cell office:value-type="string" office:string-value="-" table:formula="msoxl:=IF(SUM(L47,N47,P47,'漁業生產量值-漁業種類別魚類別生產量值1'!D47)=0,&quot;-&quot;,SUM(L47,N47,P47,'漁業生產量值-漁業種類別魚類別生產量值1'!D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3</text:p>
          </table:table-cell>
          <table:table-cell office:value-type="string" table:style-name="ce18">
            <text:p>　魩鱙漁業　</text:p>
          </table:table-cell>
          <table:table-cell office:value-type="float" office:value="698.41013999999996" table:style-name="ce54">
            <text:p>698<text:s/></text:p>
          </table:table-cell>
          <table:table-cell office:value-type="float" office:value="131812.76670000001" table:style-name="ce54">
            <text:p>131,813<text:s/></text:p>
          </table:table-cell>
          <table:table-cell office:value-type="float" office:value="698.41013999999996" table:formula="msoxl:=IF( (SUM(G48,I48)&#10;     + SUM('漁業生產量值-漁業種類別魚類別生產量值1'!E48,'漁業生產量值-漁業種類別魚類別生產量值1'!G48,'漁業生產量值-漁業種類別魚類別生產量值1'!I48)&#10;     + SUM('漁業生產量值-漁業種類別魚類別生產量值2'!C48,'漁業生產量值-漁業種類別魚類別生產量值2'!E48,'漁業生產量值-漁業種類別魚類別生產量值2'!G48,'漁業生產量值-漁業種類別魚類別生產量值2'!I48)&#10;  + SUM('漁業生產量值-漁業種類別魚類別生產量值3'!E48,'漁業生產量值-漁業種類別魚類別生產量值3'!I48,'漁業生產量值-漁業種類別魚類別生產量值3'!K48,'漁業生產量值-漁業種類別魚類別生產量值3'!M48,'漁業生產量值-漁業種類別魚類別生產量值3'!O48)&#10;     + SUM('漁業生產量值-漁業種類別魚類別生產量值4'!C48,'漁業生產量值-漁業種類別魚類別生產量值4'!E48,'漁業生產量值-漁業種類別魚類別生產量值4'!G48,'漁業生產量值-漁業種類別魚類別生產量值4'!I48)&#10;  + SUM('漁業生產量值-漁業種類別魚類別生產量值5'!E48,'漁業生產量值-漁業種類別魚類別生產量值5'!G48,'漁業生產量值-漁業種類別魚類別生產量值5'!I48,'漁業生產量值-漁業種類別魚類別生產量值5'!K48,'漁業生產量值-漁業種類別魚類別生產量值5'!M48,'漁業生產量值-漁業種類別魚類別生產量值5'!O48)&#10;  + 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  + SUM('漁業生產量值-漁業種類別魚類別生產量值9'!O48)&#10;  + SUM('漁業生產量值-漁業種類別魚類別生產量值10'!K48,'漁業生產量值-漁業種類別魚類別生產量值10'!M48,'漁業生產量值-漁業種類別魚類別生產量值10'!O48)&#10;  + SUM('漁業生產量值-漁業種類別魚類別生產量值11'!C48,'漁業生產量值-漁業種類別魚類別生產量值11'!E48,'漁業生產量值-漁業種類別魚類別生產量值11'!M48)&#10;  + SUM('漁業生產量值-漁業種類別魚類別生產量值13'!I48)&#10;  + SUM('漁業生產量值-漁業種類別魚類別生產量值14'!G48,'漁業生產量值-漁業種類別魚類別生產量值14'!I48,'漁業生產量值-漁業種類別魚類別生產量值14'!K48)&#10;  )=0,&quot;-&quot;,(SUM(G48,I48)&#10;     + SUM('漁業生產量值-漁業種類別魚類別生產量值1'!E48,'漁業生產量值-漁業種類別魚類別生產量值1'!G48,'漁業生產量值-漁業種類別魚類別生產量值1'!I48)&#10;     + SUM('漁業生產量值-漁業種類別魚類別生產量值2'!C48,'漁業生產量值-漁業種類別魚類別生產量值2'!E48,'漁業生產量值-漁業種類別魚類別生產量值2'!G48,'漁業生產量值-漁業種類別魚類別生產量值2'!I48)&#10;  + SUM('漁業生產量值-漁業種類別魚類別生產量值3'!E48,'漁業生產量值-漁業種類別魚類別生產量值3'!I48,'漁業生產量值-漁業種類別魚類別生產量值3'!K48,'漁業生產量值-漁業種類別魚類別生產量值3'!M48,'漁業生產量值-漁業種類別魚類別生產量值3'!O48)&#10;     + SUM('漁業生產量值-漁業種類別魚類別生產量值4'!C48,'漁業生產量值-漁業種類別魚類別生產量值4'!E48,'漁業生產量值-漁業種類別魚類別生產量值4'!G48,'漁業生產量值-漁業種類別魚類別生產量值4'!I48)&#10;  + SUM('漁業生產量值-漁業種類別魚類別生產量值5'!E48,'漁業生產量值-漁業種類別魚類別生產量值5'!G48,'漁業生產量值-漁業種類別魚類別生產量值5'!I48,'漁業生產量值-漁業種類別魚類別生產量值5'!K48,'漁業生產量值-漁業種類別魚類別生產量值5'!M48,'漁業生產量值-漁業種類別魚類別生產量值5'!O48)&#10;  + 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  + SUM('漁業生產量值-漁業種類別魚類別生產量值9'!O48)&#10;  + SUM('漁業生產量值-漁業種類別魚類別生產量值10'!K48,'漁業生產量值-漁業種類別魚類別生產量值10'!M48,'漁業生產量值-漁業種類別魚類別生產量值10'!O48)&#10;  + SUM('漁業生產量值-漁業種類別魚類別生產量值11'!C48,'漁業生產量值-漁業種類別魚類別生產量值11'!E48,'漁業生產量值-漁業種類別魚類別生產量值11'!M48)&#10;  + SUM('漁業生產量值-漁業種類別魚類別生產量值13'!I48)&#10;  + SUM('漁業生產量值-漁業種類別魚類別生產量值14'!G48,'漁業生產量值-漁業種類別魚類別生產量值14'!I48,'漁業生產量值-漁業種類別魚類別生產量值14'!K48)&#10;  ))" table:style-name="ce19">
            <text:p>698<text:s/></text:p>
          </table:table-cell>
          <table:table-cell office:value-type="float" office:value="131812.76670000001" table:formula="msoxl:=IF( (SUM(H48,J48)&#10;     + SUM('漁業生產量值-漁業種類別魚類別生產量值1'!F48,'漁業生產量值-漁業種類別魚類別生產量值1'!H48,'漁業生產量值-漁業種類別魚類別生產量值1'!J48)&#10;     + SUM('漁業生產量值-漁業種類別魚類別生產量值2'!D48,'漁業生產量值-漁業種類別魚類別生產量值2'!F48,'漁業生產量值-漁業種類別魚類別生產量值2'!H48,'漁業生產量值-漁業種類別魚類別生產量值2'!J48)&#10;  + SUM('漁業生產量值-漁業種類別魚類別生產量值3'!F48,'漁業生產量值-漁業種類別魚類別生產量值3'!J48,'漁業生產量值-漁業種類別魚類別生產量值3'!L48,'漁業生產量值-漁業種類別魚類別生產量值3'!N48,'漁業生產量值-漁業種類別魚類別生產量值3'!P48)&#10;     + SUM('漁業生產量值-漁業種類別魚類別生產量值4'!D48,'漁業生產量值-漁業種類別魚類別生產量值4'!F48,'漁業生產量值-漁業種類別魚類別生產量值4'!H48,'漁業生產量值-漁業種類別魚類別生產量值4'!J48)&#10;  + SUM('漁業生產量值-漁業種類別魚類別生產量值5'!F48,'漁業生產量值-漁業種類別魚類別生產量值5'!H48,'漁業生產量值-漁業種類別魚類別生產量值5'!J48,'漁業生產量值-漁業種類別魚類別生產量值5'!L48,'漁業生產量值-漁業種類別魚類別生產量值5'!N48,'漁業生產量值-漁業種類別魚類別生產量值5'!P48)&#10;  + 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  + SUM('漁業生產量值-漁業種類別魚類別生產量值9'!P48)&#10;  + SUM('漁業生產量值-漁業種類別魚類別生產量值10'!L48,'漁業生產量值-漁業種類別魚類別生產量值10'!N48,'漁業生產量值-漁業種類別魚類別生產量值10'!P48)&#10;  + SUM('漁業生產量值-漁業種類別魚類別生產量值11'!D48,'漁業生產量值-漁業種類別魚類別生產量值11'!F48,'漁業生產量值-漁業種類別魚類別生產量值11'!N48)&#10;  + SUM('漁業生產量值-漁業種類別魚類別生產量值13'!J48)&#10;  + SUM('漁業生產量值-漁業種類別魚類別生產量值14'!H48,'漁業生產量值-漁業種類別魚類別生產量值14'!J48,'漁業生產量值-漁業種類別魚類別生產量值14'!L48)&#10;  )=0,&quot;-&quot;,(SUM(H48,J48)&#10;     + SUM('漁業生產量值-漁業種類別魚類別生產量值1'!F48,'漁業生產量值-漁業種類別魚類別生產量值1'!H48,'漁業生產量值-漁業種類別魚類別生產量值1'!J48)&#10;     + SUM('漁業生產量值-漁業種類別魚類別生產量值2'!D48,'漁業生產量值-漁業種類別魚類別生產量值2'!F48,'漁業生產量值-漁業種類別魚類別生產量值2'!H48,'漁業生產量值-漁業種類別魚類別生產量值2'!J48)&#10;  + SUM('漁業生產量值-漁業種類別魚類別生產量值3'!F48,'漁業生產量值-漁業種類別魚類別生產量值3'!J48,'漁業生產量值-漁業種類別魚類別生產量值3'!L48,'漁業生產量值-漁業種類別魚類別生產量值3'!N48,'漁業生產量值-漁業種類別魚類別生產量值3'!P48)&#10;     + SUM('漁業生產量值-漁業種類別魚類別生產量值4'!D48,'漁業生產量值-漁業種類別魚類別生產量值4'!F48,'漁業生產量值-漁業種類別魚類別生產量值4'!H48,'漁業生產量值-漁業種類別魚類別生產量值4'!J48)&#10;  + SUM('漁業生產量值-漁業種類別魚類別生產量值5'!F48,'漁業生產量值-漁業種類別魚類別生產量值5'!H48,'漁業生產量值-漁業種類別魚類別生產量值5'!J48,'漁業生產量值-漁業種類別魚類別生產量值5'!L48,'漁業生產量值-漁業種類別魚類別生產量值5'!N48,'漁業生產量值-漁業種類別魚類別生產量值5'!P48)&#10;  + 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  + SUM('漁業生產量值-漁業種類別魚類別生產量值9'!P48)&#10;  + SUM('漁業生產量值-漁業種類別魚類別生產量值10'!L48,'漁業生產量值-漁業種類別魚類別生產量值10'!N48,'漁業生產量值-漁業種類別魚類別生產量值10'!P48)&#10;  + SUM('漁業生產量值-漁業種類別魚類別生產量值11'!D48,'漁業生產量值-漁業種類別魚類別生產量值11'!F48,'漁業生產量值-漁業種類別魚類別生產量值11'!N48)&#10;  + SUM('漁業生產量值-漁業種類別魚類別生產量值13'!J48)&#10;  + SUM('漁業生產量值-漁業種類別魚類別生產量值14'!H48,'漁業生產量值-漁業種類別魚類別生產量值14'!J48,'漁業生產量值-漁業種類別魚類別生產量值14'!L48)&#10;  ))" table:style-name="ce19">
            <text:p>131,81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1'!C48)=0,&quot;-&quot;,SUM(K48,M48,O48,'漁業生產量值-漁業種類別魚類別生產量值1'!C48))" table:style-name="ce19">
            <text:p>-</text:p>
          </table:table-cell>
          <table:table-cell office:value-type="string" office:string-value="-" table:formula="msoxl:=IF(SUM(L48,N48,P48,'漁業生產量值-漁業種類別魚類別生產量值1'!D48)=0,&quot;-&quot;,SUM(L48,N48,P48,'漁業生產量值-漁業種類別魚類別生產量值1'!D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1626.7749200000001" table:style-name="ce54">
            <text:p>1,627<text:s/></text:p>
          </table:table-cell>
          <table:table-cell office:value-type="float" office:value="161347.11095999999" table:style-name="ce54">
            <text:p>161,347<text:s/></text:p>
          </table:table-cell>
          <table:table-cell office:value-type="float" office:value="1536.5553199999999" table:formula="msoxl:=IF( (SUM(G49,I49)&#10;     + SUM('漁業生產量值-漁業種類別魚類別生產量值1'!E49,'漁業生產量值-漁業種類別魚類別生產量值1'!G49,'漁業生產量值-漁業種類別魚類別生產量值1'!I49)&#10;     + SUM('漁業生產量值-漁業種類別魚類別生產量值2'!C49,'漁業生產量值-漁業種類別魚類別生產量值2'!E49,'漁業生產量值-漁業種類別魚類別生產量值2'!G49,'漁業生產量值-漁業種類別魚類別生產量值2'!I49)&#10;  + SUM('漁業生產量值-漁業種類別魚類別生產量值3'!E49,'漁業生產量值-漁業種類別魚類別生產量值3'!I49,'漁業生產量值-漁業種類別魚類別生產量值3'!K49,'漁業生產量值-漁業種類別魚類別生產量值3'!M49,'漁業生產量值-漁業種類別魚類別生產量值3'!O49)&#10;     + SUM('漁業生產量值-漁業種類別魚類別生產量值4'!C49,'漁業生產量值-漁業種類別魚類別生產量值4'!E49,'漁業生產量值-漁業種類別魚類別生產量值4'!G49,'漁業生產量值-漁業種類別魚類別生產量值4'!I49)&#10;  + SUM('漁業生產量值-漁業種類別魚類別生產量值5'!E49,'漁業生產量值-漁業種類別魚類別生產量值5'!G49,'漁業生產量值-漁業種類別魚類別生產量值5'!I49,'漁業生產量值-漁業種類別魚類別生產量值5'!K49,'漁業生產量值-漁業種類別魚類別生產量值5'!M49,'漁業生產量值-漁業種類別魚類別生產量值5'!O49)&#10;  + 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  + SUM('漁業生產量值-漁業種類別魚類別生產量值9'!O49)&#10;  + SUM('漁業生產量值-漁業種類別魚類別生產量值10'!K49,'漁業生產量值-漁業種類別魚類別生產量值10'!M49,'漁業生產量值-漁業種類別魚類別生產量值10'!O49)&#10;  + SUM('漁業生產量值-漁業種類別魚類別生產量值11'!C49,'漁業生產量值-漁業種類別魚類別生產量值11'!E49,'漁業生產量值-漁業種類別魚類別生產量值11'!M49)&#10;  + SUM('漁業生產量值-漁業種類別魚類別生產量值13'!I49)&#10;  + SUM('漁業生產量值-漁業種類別魚類別生產量值14'!G49,'漁業生產量值-漁業種類別魚類別生產量值14'!I49,'漁業生產量值-漁業種類別魚類別生產量值14'!K49)&#10;  )=0,&quot;-&quot;,(SUM(G49,I49)&#10;     + SUM('漁業生產量值-漁業種類別魚類別生產量值1'!E49,'漁業生產量值-漁業種類別魚類別生產量值1'!G49,'漁業生產量值-漁業種類別魚類別生產量值1'!I49)&#10;     + SUM('漁業生產量值-漁業種類別魚類別生產量值2'!C49,'漁業生產量值-漁業種類別魚類別生產量值2'!E49,'漁業生產量值-漁業種類別魚類別生產量值2'!G49,'漁業生產量值-漁業種類別魚類別生產量值2'!I49)&#10;  + SUM('漁業生產量值-漁業種類別魚類別生產量值3'!E49,'漁業生產量值-漁業種類別魚類別生產量值3'!I49,'漁業生產量值-漁業種類別魚類別生產量值3'!K49,'漁業生產量值-漁業種類別魚類別生產量值3'!M49,'漁業生產量值-漁業種類別魚類別生產量值3'!O49)&#10;     + SUM('漁業生產量值-漁業種類別魚類別生產量值4'!C49,'漁業生產量值-漁業種類別魚類別生產量值4'!E49,'漁業生產量值-漁業種類別魚類別生產量值4'!G49,'漁業生產量值-漁業種類別魚類別生產量值4'!I49)&#10;  + SUM('漁業生產量值-漁業種類別魚類別生產量值5'!E49,'漁業生產量值-漁業種類別魚類別生產量值5'!G49,'漁業生產量值-漁業種類別魚類別生產量值5'!I49,'漁業生產量值-漁業種類別魚類別生產量值5'!K49,'漁業生產量值-漁業種類別魚類別生產量值5'!M49,'漁業生產量值-漁業種類別魚類別生產量值5'!O49)&#10;  + 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  + SUM('漁業生產量值-漁業種類別魚類別生產量值9'!O49)&#10;  + SUM('漁業生產量值-漁業種類別魚類別生產量值10'!K49,'漁業生產量值-漁業種類別魚類別生產量值10'!M49,'漁業生產量值-漁業種類別魚類別生產量值10'!O49)&#10;  + SUM('漁業生產量值-漁業種類別魚類別生產量值11'!C49,'漁業生產量值-漁業種類別魚類別生產量值11'!E49,'漁業生產量值-漁業種類別魚類別生產量值11'!M49)&#10;  + SUM('漁業生產量值-漁業種類別魚類別生產量值13'!I49)&#10;  + SUM('漁業生產量值-漁業種類別魚類別生產量值14'!G49,'漁業生產量值-漁業種類別魚類別生產量值14'!I49,'漁業生產量值-漁業種類別魚類別生產量值14'!K49)&#10;  ))" table:style-name="ce19">
            <text:p>1,537<text:s/></text:p>
          </table:table-cell>
          <table:table-cell office:value-type="float" office:value="139102.33966" table:formula="msoxl:=IF( (SUM(H49,J49)&#10;     + SUM('漁業生產量值-漁業種類別魚類別生產量值1'!F49,'漁業生產量值-漁業種類別魚類別生產量值1'!H49,'漁業生產量值-漁業種類別魚類別生產量值1'!J49)&#10;     + SUM('漁業生產量值-漁業種類別魚類別生產量值2'!D49,'漁業生產量值-漁業種類別魚類別生產量值2'!F49,'漁業生產量值-漁業種類別魚類別生產量值2'!H49,'漁業生產量值-漁業種類別魚類別生產量值2'!J49)&#10;  + SUM('漁業生產量值-漁業種類別魚類別生產量值3'!F49,'漁業生產量值-漁業種類別魚類別生產量值3'!J49,'漁業生產量值-漁業種類別魚類別生產量值3'!L49,'漁業生產量值-漁業種類別魚類別生產量值3'!N49,'漁業生產量值-漁業種類別魚類別生產量值3'!P49)&#10;     + SUM('漁業生產量值-漁業種類別魚類別生產量值4'!D49,'漁業生產量值-漁業種類別魚類別生產量值4'!F49,'漁業生產量值-漁業種類別魚類別生產量值4'!H49,'漁業生產量值-漁業種類別魚類別生產量值4'!J49)&#10;  + SUM('漁業生產量值-漁業種類別魚類別生產量值5'!F49,'漁業生產量值-漁業種類別魚類別生產量值5'!H49,'漁業生產量值-漁業種類別魚類別生產量值5'!J49,'漁業生產量值-漁業種類別魚類別生產量值5'!L49,'漁業生產量值-漁業種類別魚類別生產量值5'!N49,'漁業生產量值-漁業種類別魚類別生產量值5'!P49)&#10;  + 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  + SUM('漁業生產量值-漁業種類別魚類別生產量值9'!P49)&#10;  + SUM('漁業生產量值-漁業種類別魚類別生產量值10'!L49,'漁業生產量值-漁業種類別魚類別生產量值10'!N49,'漁業生產量值-漁業種類別魚類別生產量值10'!P49)&#10;  + SUM('漁業生產量值-漁業種類別魚類別生產量值11'!D49,'漁業生產量值-漁業種類別魚類別生產量值11'!F49,'漁業生產量值-漁業種類別魚類別生產量值11'!N49)&#10;  + SUM('漁業生產量值-漁業種類別魚類別生產量值13'!J49)&#10;  + SUM('漁業生產量值-漁業種類別魚類別生產量值14'!H49,'漁業生產量值-漁業種類別魚類別生產量值14'!J49,'漁業生產量值-漁業種類別魚類別生產量值14'!L49)&#10;  )=0,&quot;-&quot;,(SUM(H49,J49)&#10;     + SUM('漁業生產量值-漁業種類別魚類別生產量值1'!F49,'漁業生產量值-漁業種類別魚類別生產量值1'!H49,'漁業生產量值-漁業種類別魚類別生產量值1'!J49)&#10;     + SUM('漁業生產量值-漁業種類別魚類別生產量值2'!D49,'漁業生產量值-漁業種類別魚類別生產量值2'!F49,'漁業生產量值-漁業種類別魚類別生產量值2'!H49,'漁業生產量值-漁業種類別魚類別生產量值2'!J49)&#10;  + SUM('漁業生產量值-漁業種類別魚類別生產量值3'!F49,'漁業生產量值-漁業種類別魚類別生產量值3'!J49,'漁業生產量值-漁業種類別魚類別生產量值3'!L49,'漁業生產量值-漁業種類別魚類別生產量值3'!N49,'漁業生產量值-漁業種類別魚類別生產量值3'!P49)&#10;     + SUM('漁業生產量值-漁業種類別魚類別生產量值4'!D49,'漁業生產量值-漁業種類別魚類別生產量值4'!F49,'漁業生產量值-漁業種類別魚類別生產量值4'!H49,'漁業生產量值-漁業種類別魚類別生產量值4'!J49)&#10;  + SUM('漁業生產量值-漁業種類別魚類別生產量值5'!F49,'漁業生產量值-漁業種類別魚類別生產量值5'!H49,'漁業生產量值-漁業種類別魚類別生產量值5'!J49,'漁業生產量值-漁業種類別魚類別生產量值5'!L49,'漁業生產量值-漁業種類別魚類別生產量值5'!N49,'漁業生產量值-漁業種類別魚類別生產量值5'!P49)&#10;  + 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  + SUM('漁業生產量值-漁業種類別魚類別生產量值9'!P49)&#10;  + SUM('漁業生產量值-漁業種類別魚類別生產量值10'!L49,'漁業生產量值-漁業種類別魚類別生產量值10'!N49,'漁業生產量值-漁業種類別魚類別生產量值10'!P49)&#10;  + SUM('漁業生產量值-漁業種類別魚類別生產量值11'!D49,'漁業生產量值-漁業種類別魚類別生產量值11'!F49,'漁業生產量值-漁業種類別魚類別生產量值11'!N49)&#10;  + SUM('漁業生產量值-漁業種類別魚類別生產量值13'!J49)&#10;  + SUM('漁業生產量值-漁業種類別魚類別生產量值14'!H49,'漁業生產量值-漁業種類別魚類別生產量值14'!J49,'漁業生產量值-漁業種類別魚類別生產量值14'!L49)&#10;  ))" table:style-name="ce19">
            <text:p>139,10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9,M49,O49,'漁業生產量值-漁業種類別魚類別生產量值1'!C49)=0,&quot;-&quot;,SUM(K49,M49,O49,'漁業生產量值-漁業種類別魚類別生產量值1'!C49))" table:style-name="ce19">
            <text:p>-</text:p>
          </table:table-cell>
          <table:table-cell office:value-type="string" office:string-value="-" table:formula="msoxl:=IF(SUM(L49,N49,P49,'漁業生產量值-漁業種類別魚類別生產量值1'!D49)=0,&quot;-&quot;,SUM(L49,N49,P49,'漁業生產量值-漁業種類別魚類別生產量值1'!D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38097.563800000004" table:formula="msoxl:=  IF(SUM(C51:C53)=0,&quot;-&quot;,SUM(C51:C53))" table:style-name="ce54">
            <text:p>38,098<text:s/></text:p>
          </table:table-cell>
          <table:table-cell office:value-type="float" office:value="6079393.9343999997" table:formula="msoxl:=  IF(SUM(D51:D53)=0,&quot;-&quot;,SUM(D51:D53))" table:style-name="ce54">
            <text:p>6,079,394<text:s/></text:p>
          </table:table-cell>
          <table:table-cell office:value-type="float" office:value="38012.813800000004" table:formula="msoxl:=IF( (SUM(G50,I50)&#10;     + SUM('漁業生產量值-漁業種類別魚類別生產量值1'!E50,'漁業生產量值-漁業種類別魚類別生產量值1'!G50,'漁業生產量值-漁業種類別魚類別生產量值1'!I50)&#10;     + SUM('漁業生產量值-漁業種類別魚類別生產量值2'!C50,'漁業生產量值-漁業種類別魚類別生產量值2'!E50,'漁業生產量值-漁業種類別魚類別生產量值2'!G50,'漁業生產量值-漁業種類別魚類別生產量值2'!I50)&#10;  + SUM('漁業生產量值-漁業種類別魚類別生產量值3'!E50,'漁業生產量值-漁業種類別魚類別生產量值3'!I50,'漁業生產量值-漁業種類別魚類別生產量值3'!K50,'漁業生產量值-漁業種類別魚類別生產量值3'!M50,'漁業生產量值-漁業種類別魚類別生產量值3'!O50)&#10;     + SUM('漁業生產量值-漁業種類別魚類別生產量值4'!C50,'漁業生產量值-漁業種類別魚類別生產量值4'!E50,'漁業生產量值-漁業種類別魚類別生產量值4'!G50,'漁業生產量值-漁業種類別魚類別生產量值4'!I50)&#10;  + SUM('漁業生產量值-漁業種類別魚類別生產量值5'!E50,'漁業生產量值-漁業種類別魚類別生產量值5'!G50,'漁業生產量值-漁業種類別魚類別生產量值5'!I50,'漁業生產量值-漁業種類別魚類別生產量值5'!K50,'漁業生產量值-漁業種類別魚類別生產量值5'!M50,'漁業生產量值-漁業種類別魚類別生產量值5'!O50)&#10;  + 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  + SUM('漁業生產量值-漁業種類別魚類別生產量值9'!O50)&#10;  + SUM('漁業生產量值-漁業種類別魚類別生產量值10'!K50,'漁業生產量值-漁業種類別魚類別生產量值10'!M50,'漁業生產量值-漁業種類別魚類別生產量值10'!O50)&#10;  + SUM('漁業生產量值-漁業種類別魚類別生產量值11'!C50,'漁業生產量值-漁業種類別魚類別生產量值11'!E50,'漁業生產量值-漁業種類別魚類別生產量值11'!M50)&#10;  + SUM('漁業生產量值-漁業種類別魚類別生產量值13'!I50)&#10;  + SUM('漁業生產量值-漁業種類別魚類別生產量值14'!G50,'漁業生產量值-漁業種類別魚類別生產量值14'!I50,'漁業生產量值-漁業種類別魚類別生產量值14'!K50)&#10;  )=0,&quot;-&quot;,(SUM(G50,I50)&#10;     + SUM('漁業生產量值-漁業種類別魚類別生產量值1'!E50,'漁業生產量值-漁業種類別魚類別生產量值1'!G50,'漁業生產量值-漁業種類別魚類別生產量值1'!I50)&#10;     + SUM('漁業生產量值-漁業種類別魚類別生產量值2'!C50,'漁業生產量值-漁業種類別魚類別生產量值2'!E50,'漁業生產量值-漁業種類別魚類別生產量值2'!G50,'漁業生產量值-漁業種類別魚類別生產量值2'!I50)&#10;  + SUM('漁業生產量值-漁業種類別魚類別生產量值3'!E50,'漁業生產量值-漁業種類別魚類別生產量值3'!I50,'漁業生產量值-漁業種類別魚類別生產量值3'!K50,'漁業生產量值-漁業種類別魚類別生產量值3'!M50,'漁業生產量值-漁業種類別魚類別生產量值3'!O50)&#10;     + SUM('漁業生產量值-漁業種類別魚類別生產量值4'!C50,'漁業生產量值-漁業種類別魚類別生產量值4'!E50,'漁業生產量值-漁業種類別魚類別生產量值4'!G50,'漁業生產量值-漁業種類別魚類別生產量值4'!I50)&#10;  + SUM('漁業生產量值-漁業種類別魚類別生產量值5'!E50,'漁業生產量值-漁業種類別魚類別生產量值5'!G50,'漁業生產量值-漁業種類別魚類別生產量值5'!I50,'漁業生產量值-漁業種類別魚類別生產量值5'!K50,'漁業生產量值-漁業種類別魚類別生產量值5'!M50,'漁業生產量值-漁業種類別魚類別生產量值5'!O50)&#10;  + 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  + SUM('漁業生產量值-漁業種類別魚類別生產量值9'!O50)&#10;  + SUM('漁業生產量值-漁業種類別魚類別生產量值10'!K50,'漁業生產量值-漁業種類別魚類別生產量值10'!M50,'漁業生產量值-漁業種類別魚類別生產量值10'!O50)&#10;  + SUM('漁業生產量值-漁業種類別魚類別生產量值11'!C50,'漁業生產量值-漁業種類別魚類別生產量值11'!E50,'漁業生產量值-漁業種類別魚類別生產量值11'!M50)&#10;  + SUM('漁業生產量值-漁業種類別魚類別生產量值13'!I50)&#10;  + SUM('漁業生產量值-漁業種類別魚類別生產量值14'!G50,'漁業生產量值-漁業種類別魚類別生產量值14'!I50,'漁業生產量值-漁業種類別魚類別生產量值14'!K50)&#10;  ))" table:style-name="ce19">
            <text:p>38,013<text:s/></text:p>
          </table:table-cell>
          <table:table-cell office:value-type="float" office:value="6044535.6843999997" table:formula="msoxl:=IF( (SUM(H50,J50)&#10;     + SUM('漁業生產量值-漁業種類別魚類別生產量值1'!F50,'漁業生產量值-漁業種類別魚類別生產量值1'!H50,'漁業生產量值-漁業種類別魚類別生產量值1'!J50)&#10;     + SUM('漁業生產量值-漁業種類別魚類別生產量值2'!D50,'漁業生產量值-漁業種類別魚類別生產量值2'!F50,'漁業生產量值-漁業種類別魚類別生產量值2'!H50,'漁業生產量值-漁業種類別魚類別生產量值2'!J50)&#10;  + SUM('漁業生產量值-漁業種類別魚類別生產量值3'!F50,'漁業生產量值-漁業種類別魚類別生產量值3'!J50,'漁業生產量值-漁業種類別魚類別生產量值3'!L50,'漁業生產量值-漁業種類別魚類別生產量值3'!N50,'漁業生產量值-漁業種類別魚類別生產量值3'!P50)&#10;     + SUM('漁業生產量值-漁業種類別魚類別生產量值4'!D50,'漁業生產量值-漁業種類別魚類別生產量值4'!F50,'漁業生產量值-漁業種類別魚類別生產量值4'!H50,'漁業生產量值-漁業種類別魚類別生產量值4'!J50)&#10;  + SUM('漁業生產量值-漁業種類別魚類別生產量值5'!F50,'漁業生產量值-漁業種類別魚類別生產量值5'!H50,'漁業生產量值-漁業種類別魚類別生產量值5'!J50,'漁業生產量值-漁業種類別魚類別生產量值5'!L50,'漁業生產量值-漁業種類別魚類別生產量值5'!N50,'漁業生產量值-漁業種類別魚類別生產量值5'!P50)&#10;  + 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  + SUM('漁業生產量值-漁業種類別魚類別生產量值9'!P50)&#10;  + SUM('漁業生產量值-漁業種類別魚類別生產量值10'!L50,'漁業生產量值-漁業種類別魚類別生產量值10'!N50,'漁業生產量值-漁業種類別魚類別生產量值10'!P50)&#10;  + SUM('漁業生產量值-漁業種類別魚類別生產量值11'!D50,'漁業生產量值-漁業種類別魚類別生產量值11'!F50,'漁業生產量值-漁業種類別魚類別生產量值11'!N50)&#10;  + SUM('漁業生產量值-漁業種類別魚類別生產量值13'!J50)&#10;  + SUM('漁業生產量值-漁業種類別魚類別生產量值14'!H50,'漁業生產量值-漁業種類別魚類別生產量值14'!J50,'漁業生產量值-漁業種類別魚類別生產量值14'!L50)&#10;  )=0,&quot;-&quot;,(SUM(H50,J50)&#10;     + SUM('漁業生產量值-漁業種類別魚類別生產量值1'!F50,'漁業生產量值-漁業種類別魚類別生產量值1'!H50,'漁業生產量值-漁業種類別魚類別生產量值1'!J50)&#10;     + SUM('漁業生產量值-漁業種類別魚類別生產量值2'!D50,'漁業生產量值-漁業種類別魚類別生產量值2'!F50,'漁業生產量值-漁業種類別魚類別生產量值2'!H50,'漁業生產量值-漁業種類別魚類別生產量值2'!J50)&#10;  + SUM('漁業生產量值-漁業種類別魚類別生產量值3'!F50,'漁業生產量值-漁業種類別魚類別生產量值3'!J50,'漁業生產量值-漁業種類別魚類別生產量值3'!L50,'漁業生產量值-漁業種類別魚類別生產量值3'!N50,'漁業生產量值-漁業種類別魚類別生產量值3'!P50)&#10;     + SUM('漁業生產量值-漁業種類別魚類別生產量值4'!D50,'漁業生產量值-漁業種類別魚類別生產量值4'!F50,'漁業生產量值-漁業種類別魚類別生產量值4'!H50,'漁業生產量值-漁業種類別魚類別生產量值4'!J50)&#10;  + SUM('漁業生產量值-漁業種類別魚類別生產量值5'!F50,'漁業生產量值-漁業種類別魚類別生產量值5'!H50,'漁業生產量值-漁業種類別魚類別生產量值5'!J50,'漁業生產量值-漁業種類別魚類別生產量值5'!L50,'漁業生產量值-漁業種類別魚類別生產量值5'!N50,'漁業生產量值-漁業種類別魚類別生產量值5'!P50)&#10;  + 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  + SUM('漁業生產量值-漁業種類別魚類別生產量值9'!P50)&#10;  + SUM('漁業生產量值-漁業種類別魚類別生產量值10'!L50,'漁業生產量值-漁業種類別魚類別生產量值10'!N50,'漁業生產量值-漁業種類別魚類別生產量值10'!P50)&#10;  + SUM('漁業生產量值-漁業種類別魚類別生產量值11'!D50,'漁業生產量值-漁業種類別魚類別生產量值11'!F50,'漁業生產量值-漁業種類別魚類別生產量值11'!N50)&#10;  + SUM('漁業生產量值-漁業種類別魚類別生產量值13'!J50)&#10;  + SUM('漁業生產量值-漁業種類別魚類別生產量值14'!H50,'漁業生產量值-漁業種類別魚類別生產量值14'!J50,'漁業生產量值-漁業種類別魚類別生產量值14'!L50)&#10;  ))" table:style-name="ce19">
            <text:p>6,044,536<text:s/>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IF(SUM(K50,M50,O50,'漁業生產量值-漁業種類別魚類別生產量值1'!C50)=0,&quot;-&quot;,SUM(K50,M50,O50,'漁業生產量值-漁業種類別魚類別生產量值1'!C50))" table:style-name="ce19">
            <text:p>-</text:p>
          </table:table-cell>
          <table:table-cell office:value-type="string" office:string-value="-" table:formula="msoxl:=IF(SUM(L50,N50,P50,'漁業生產量值-漁業種類別魚類別生產量值1'!D50)=0,&quot;-&quot;,SUM(L50,N50,P50,'漁業生產量值-漁業種類別魚類別生產量值1'!D50))" table:style-name="ce19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1</text:p>
          </table:table-cell>
          <table:table-cell office:value-type="string" table:style-name="ce18">
            <text:p>　淺海養殖　</text:p>
          </table:table-cell>
          <table:table-cell office:value-type="float" office:value="36085.440000000002" table:style-name="ce54">
            <text:p>36,085<text:s/></text:p>
          </table:table-cell>
          <table:table-cell office:value-type="float" office:value="5420077.7204" table:style-name="ce54">
            <text:p>5,420,078<text:s/></text:p>
          </table:table-cell>
          <table:table-cell office:value-type="float" office:value="36001.79" table:formula="msoxl:=IF( (SUM(G51,I51)&#10;     + SUM('漁業生產量值-漁業種類別魚類別生產量值1'!E51,'漁業生產量值-漁業種類別魚類別生產量值1'!G51,'漁業生產量值-漁業種類別魚類別生產量值1'!I51)&#10;     + SUM('漁業生產量值-漁業種類別魚類別生產量值2'!C51,'漁業生產量值-漁業種類別魚類別生產量值2'!E51,'漁業生產量值-漁業種類別魚類別生產量值2'!G51,'漁業生產量值-漁業種類別魚類別生產量值2'!I51)&#10;  + SUM('漁業生產量值-漁業種類別魚類別生產量值3'!E51,'漁業生產量值-漁業種類別魚類別生產量值3'!I51,'漁業生產量值-漁業種類別魚類別生產量值3'!K51,'漁業生產量值-漁業種類別魚類別生產量值3'!M51,'漁業生產量值-漁業種類別魚類別生產量值3'!O51)&#10;     + SUM('漁業生產量值-漁業種類別魚類別生產量值4'!C51,'漁業生產量值-漁業種類別魚類別生產量值4'!E51,'漁業生產量值-漁業種類別魚類別生產量值4'!G51,'漁業生產量值-漁業種類別魚類別生產量值4'!I51)&#10;  + SUM('漁業生產量值-漁業種類別魚類別生產量值5'!E51,'漁業生產量值-漁業種類別魚類別生產量值5'!G51,'漁業生產量值-漁業種類別魚類別生產量值5'!I51,'漁業生產量值-漁業種類別魚類別生產量值5'!K51,'漁業生產量值-漁業種類別魚類別生產量值5'!M51,'漁業生產量值-漁業種類別魚類別生產量值5'!O51)&#10;  + 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  + SUM('漁業生產量值-漁業種類別魚類別生產量值9'!O51)&#10;  + SUM('漁業生產量值-漁業種類別魚類別生產量值10'!K51,'漁業生產量值-漁業種類別魚類別生產量值10'!M51,'漁業生產量值-漁業種類別魚類別生產量值10'!O51)&#10;  + SUM('漁業生產量值-漁業種類別魚類別生產量值11'!C51,'漁業生產量值-漁業種類別魚類別生產量值11'!E51,'漁業生產量值-漁業種類別魚類別生產量值11'!M51)&#10;  + SUM('漁業生產量值-漁業種類別魚類別生產量值13'!I51)&#10;  + SUM('漁業生產量值-漁業種類別魚類別生產量值14'!G51,'漁業生產量值-漁業種類別魚類別生產量值14'!I51,'漁業生產量值-漁業種類別魚類別生產量值14'!K51)&#10;  )=0,&quot;-&quot;,(SUM(G51,I51)&#10;     + SUM('漁業生產量值-漁業種類別魚類別生產量值1'!E51,'漁業生產量值-漁業種類別魚類別生產量值1'!G51,'漁業生產量值-漁業種類別魚類別生產量值1'!I51)&#10;     + SUM('漁業生產量值-漁業種類別魚類別生產量值2'!C51,'漁業生產量值-漁業種類別魚類別生產量值2'!E51,'漁業生產量值-漁業種類別魚類別生產量值2'!G51,'漁業生產量值-漁業種類別魚類別生產量值2'!I51)&#10;  + SUM('漁業生產量值-漁業種類別魚類別生產量值3'!E51,'漁業生產量值-漁業種類別魚類別生產量值3'!I51,'漁業生產量值-漁業種類別魚類別生產量值3'!K51,'漁業生產量值-漁業種類別魚類別生產量值3'!M51,'漁業生產量值-漁業種類別魚類別生產量值3'!O51)&#10;     + SUM('漁業生產量值-漁業種類別魚類別生產量值4'!C51,'漁業生產量值-漁業種類別魚類別生產量值4'!E51,'漁業生產量值-漁業種類別魚類別生產量值4'!G51,'漁業生產量值-漁業種類別魚類別生產量值4'!I51)&#10;  + SUM('漁業生產量值-漁業種類別魚類別生產量值5'!E51,'漁業生產量值-漁業種類別魚類別生產量值5'!G51,'漁業生產量值-漁業種類別魚類別生產量值5'!I51,'漁業生產量值-漁業種類別魚類別生產量值5'!K51,'漁業生產量值-漁業種類別魚類別生產量值5'!M51,'漁業生產量值-漁業種類別魚類別生產量值5'!O51)&#10;  + 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  + SUM('漁業生產量值-漁業種類別魚類別生產量值9'!O51)&#10;  + SUM('漁業生產量值-漁業種類別魚類別生產量值10'!K51,'漁業生產量值-漁業種類別魚類別生產量值10'!M51,'漁業生產量值-漁業種類別魚類別生產量值10'!O51)&#10;  + SUM('漁業生產量值-漁業種類別魚類別生產量值11'!C51,'漁業生產量值-漁業種類別魚類別生產量值11'!E51,'漁業生產量值-漁業種類別魚類別生產量值11'!M51)&#10;  + SUM('漁業生產量值-漁業種類別魚類別生產量值13'!I51)&#10;  + SUM('漁業生產量值-漁業種類別魚類別生產量值14'!G51,'漁業生產量值-漁業種類別魚類別生產量值14'!I51,'漁業生產量值-漁業種類別魚類別生產量值14'!K51)&#10;  ))" table:style-name="ce19">
            <text:p>36,002<text:s/></text:p>
          </table:table-cell>
          <table:table-cell office:value-type="float" office:value="5385536.9704" table:formula="msoxl:=IF( (SUM(H51,J51)&#10;     + SUM('漁業生產量值-漁業種類別魚類別生產量值1'!F51,'漁業生產量值-漁業種類別魚類別生產量值1'!H51,'漁業生產量值-漁業種類別魚類別生產量值1'!J51)&#10;     + SUM('漁業生產量值-漁業種類別魚類別生產量值2'!D51,'漁業生產量值-漁業種類別魚類別生產量值2'!F51,'漁業生產量值-漁業種類別魚類別生產量值2'!H51,'漁業生產量值-漁業種類別魚類別生產量值2'!J51)&#10;  + SUM('漁業生產量值-漁業種類別魚類別生產量值3'!F51,'漁業生產量值-漁業種類別魚類別生產量值3'!J51,'漁業生產量值-漁業種類別魚類別生產量值3'!L51,'漁業生產量值-漁業種類別魚類別生產量值3'!N51,'漁業生產量值-漁業種類別魚類別生產量值3'!P51)&#10;     + SUM('漁業生產量值-漁業種類別魚類別生產量值4'!D51,'漁業生產量值-漁業種類別魚類別生產量值4'!F51,'漁業生產量值-漁業種類別魚類別生產量值4'!H51,'漁業生產量值-漁業種類別魚類別生產量值4'!J51)&#10;  + SUM('漁業生產量值-漁業種類別魚類別生產量值5'!F51,'漁業生產量值-漁業種類別魚類別生產量值5'!H51,'漁業生產量值-漁業種類別魚類別生產量值5'!J51,'漁業生產量值-漁業種類別魚類別生產量值5'!L51,'漁業生產量值-漁業種類別魚類別生產量值5'!N51,'漁業生產量值-漁業種類別魚類別生產量值5'!P51)&#10;  + 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  + SUM('漁業生產量值-漁業種類別魚類別生產量值9'!P51)&#10;  + SUM('漁業生產量值-漁業種類別魚類別生產量值10'!L51,'漁業生產量值-漁業種類別魚類別生產量值10'!N51,'漁業生產量值-漁業種類別魚類別生產量值10'!P51)&#10;  + SUM('漁業生產量值-漁業種類別魚類別生產量值11'!D51,'漁業生產量值-漁業種類別魚類別生產量值11'!F51,'漁業生產量值-漁業種類別魚類別生產量值11'!N51)&#10;  + SUM('漁業生產量值-漁業種類別魚類別生產量值13'!J51)&#10;  + SUM('漁業生產量值-漁業種類別魚類別生產量值14'!H51,'漁業生產量值-漁業種類別魚類別生產量值14'!J51,'漁業生產量值-漁業種類別魚類別生產量值14'!L51)&#10;  )=0,&quot;-&quot;,(SUM(H51,J51)&#10;     + SUM('漁業生產量值-漁業種類別魚類別生產量值1'!F51,'漁業生產量值-漁業種類別魚類別生產量值1'!H51,'漁業生產量值-漁業種類別魚類別生產量值1'!J51)&#10;     + SUM('漁業生產量值-漁業種類別魚類別生產量值2'!D51,'漁業生產量值-漁業種類別魚類別生產量值2'!F51,'漁業生產量值-漁業種類別魚類別生產量值2'!H51,'漁業生產量值-漁業種類別魚類別生產量值2'!J51)&#10;  + SUM('漁業生產量值-漁業種類別魚類別生產量值3'!F51,'漁業生產量值-漁業種類別魚類別生產量值3'!J51,'漁業生產量值-漁業種類別魚類別生產量值3'!L51,'漁業生產量值-漁業種類別魚類別生產量值3'!N51,'漁業生產量值-漁業種類別魚類別生產量值3'!P51)&#10;     + SUM('漁業生產量值-漁業種類別魚類別生產量值4'!D51,'漁業生產量值-漁業種類別魚類別生產量值4'!F51,'漁業生產量值-漁業種類別魚類別生產量值4'!H51,'漁業生產量值-漁業種類別魚類別生產量值4'!J51)&#10;  + SUM('漁業生產量值-漁業種類別魚類別生產量值5'!F51,'漁業生產量值-漁業種類別魚類別生產量值5'!H51,'漁業生產量值-漁業種類別魚類別生產量值5'!J51,'漁業生產量值-漁業種類別魚類別生產量值5'!L51,'漁業生產量值-漁業種類別魚類別生產量值5'!N51,'漁業生產量值-漁業種類別魚類別生產量值5'!P51)&#10;  + 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  + SUM('漁業生產量值-漁業種類別魚類別生產量值9'!P51)&#10;  + SUM('漁業生產量值-漁業種類別魚類別生產量值10'!L51,'漁業生產量值-漁業種類別魚類別生產量值10'!N51,'漁業生產量值-漁業種類別魚類別生產量值10'!P51)&#10;  + SUM('漁業生產量值-漁業種類別魚類別生產量值11'!D51,'漁業生產量值-漁業種類別魚類別生產量值11'!F51,'漁業生產量值-漁業種類別魚類別生產量值11'!N51)&#10;  + SUM('漁業生產量值-漁業種類別魚類別生產量值13'!J51)&#10;  + SUM('漁業生產量值-漁業種類別魚類別生產量值14'!H51,'漁業生產量值-漁業種類別魚類別生產量值14'!J51,'漁業生產量值-漁業種類別魚類別生產量值14'!L51)&#10;  ))" table:style-name="ce19">
            <text:p>5,385,5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,O51,'漁業生產量值-漁業種類別魚類別生產量值1'!C51)=0,&quot;-&quot;,SUM(K51,M51,O51,'漁業生產量值-漁業種類別魚類別生產量值1'!C51))" table:style-name="ce19">
            <text:p>-</text:p>
          </table:table-cell>
          <table:table-cell office:value-type="string" office:string-value="-" table:formula="msoxl:=IF(SUM(L51,N51,P51,'漁業生產量值-漁業種類別魚類別生產量值1'!D51)=0,&quot;-&quot;,SUM(L51,N51,P51,'漁業生產量值-漁業種類別魚類別生產量值1'!D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2012.1238000000001" table:style-name="ce54">
            <text:p>2,012<text:s/></text:p>
          </table:table-cell>
          <table:table-cell office:value-type="float" office:value="659316.21400000004" table:style-name="ce54">
            <text:p>659,316<text:s/></text:p>
          </table:table-cell>
          <table:table-cell office:value-type="float" office:value="2011.0238000000002" table:formula="msoxl:=IF( (SUM(G52,I52)&#10;     + SUM('漁業生產量值-漁業種類別魚類別生產量值1'!E52,'漁業生產量值-漁業種類別魚類別生產量值1'!G52,'漁業生產量值-漁業種類別魚類別生產量值1'!I52)&#10;     + SUM('漁業生產量值-漁業種類別魚類別生產量值2'!C52,'漁業生產量值-漁業種類別魚類別生產量值2'!E52,'漁業生產量值-漁業種類別魚類別生產量值2'!G52,'漁業生產量值-漁業種類別魚類別生產量值2'!I52)&#10;  + SUM('漁業生產量值-漁業種類別魚類別生產量值3'!E52,'漁業生產量值-漁業種類別魚類別生產量值3'!I52,'漁業生產量值-漁業種類別魚類別生產量值3'!K52,'漁業生產量值-漁業種類別魚類別生產量值3'!M52,'漁業生產量值-漁業種類別魚類別生產量值3'!O52)&#10;     + SUM('漁業生產量值-漁業種類別魚類別生產量值4'!C52,'漁業生產量值-漁業種類別魚類別生產量值4'!E52,'漁業生產量值-漁業種類別魚類別生產量值4'!G52,'漁業生產量值-漁業種類別魚類別生產量值4'!I52)&#10;  + SUM('漁業生產量值-漁業種類別魚類別生產量值5'!E52,'漁業生產量值-漁業種類別魚類別生產量值5'!G52,'漁業生產量值-漁業種類別魚類別生產量值5'!I52,'漁業生產量值-漁業種類別魚類別生產量值5'!K52,'漁業生產量值-漁業種類別魚類別生產量值5'!M52,'漁業生產量值-漁業種類別魚類別生產量值5'!O52)&#10;  + 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  + SUM('漁業生產量值-漁業種類別魚類別生產量值9'!O52)&#10;  + SUM('漁業生產量值-漁業種類別魚類別生產量值10'!K52,'漁業生產量值-漁業種類別魚類別生產量值10'!M52,'漁業生產量值-漁業種類別魚類別生產量值10'!O52)&#10;  + SUM('漁業生產量值-漁業種類別魚類別生產量值11'!C52,'漁業生產量值-漁業種類別魚類別生產量值11'!E52,'漁業生產量值-漁業種類別魚類別生產量值11'!M52)&#10;  + SUM('漁業生產量值-漁業種類別魚類別生產量值13'!I52)&#10;  + SUM('漁業生產量值-漁業種類別魚類別生產量值14'!G52,'漁業生產量值-漁業種類別魚類別生產量值14'!I52,'漁業生產量值-漁業種類別魚類別生產量值14'!K52)&#10;  )=0,&quot;-&quot;,(SUM(G52,I52)&#10;     + SUM('漁業生產量值-漁業種類別魚類別生產量值1'!E52,'漁業生產量值-漁業種類別魚類別生產量值1'!G52,'漁業生產量值-漁業種類別魚類別生產量值1'!I52)&#10;     + SUM('漁業生產量值-漁業種類別魚類別生產量值2'!C52,'漁業生產量值-漁業種類別魚類別生產量值2'!E52,'漁業生產量值-漁業種類別魚類別生產量值2'!G52,'漁業生產量值-漁業種類別魚類別生產量值2'!I52)&#10;  + SUM('漁業生產量值-漁業種類別魚類別生產量值3'!E52,'漁業生產量值-漁業種類別魚類別生產量值3'!I52,'漁業生產量值-漁業種類別魚類別生產量值3'!K52,'漁業生產量值-漁業種類別魚類別生產量值3'!M52,'漁業生產量值-漁業種類別魚類別生產量值3'!O52)&#10;     + SUM('漁業生產量值-漁業種類別魚類別生產量值4'!C52,'漁業生產量值-漁業種類別魚類別生產量值4'!E52,'漁業生產量值-漁業種類別魚類別生產量值4'!G52,'漁業生產量值-漁業種類別魚類別生產量值4'!I52)&#10;  + SUM('漁業生產量值-漁業種類別魚類別生產量值5'!E52,'漁業生產量值-漁業種類別魚類別生產量值5'!G52,'漁業生產量值-漁業種類別魚類別生產量值5'!I52,'漁業生產量值-漁業種類別魚類別生產量值5'!K52,'漁業生產量值-漁業種類別魚類別生產量值5'!M52,'漁業生產量值-漁業種類別魚類別生產量值5'!O52)&#10;  + 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  + SUM('漁業生產量值-漁業種類別魚類別生產量值9'!O52)&#10;  + SUM('漁業生產量值-漁業種類別魚類別生產量值10'!K52,'漁業生產量值-漁業種類別魚類別生產量值10'!M52,'漁業生產量值-漁業種類別魚類別生產量值10'!O52)&#10;  + SUM('漁業生產量值-漁業種類別魚類別生產量值11'!C52,'漁業生產量值-漁業種類別魚類別生產量值11'!E52,'漁業生產量值-漁業種類別魚類別生產量值11'!M52)&#10;  + SUM('漁業生產量值-漁業種類別魚類別生產量值13'!I52)&#10;  + SUM('漁業生產量值-漁業種類別魚類別生產量值14'!G52,'漁業生產量值-漁業種類別魚類別生產量值14'!I52,'漁業生產量值-漁業種類別魚類別生產量值14'!K52)&#10;  ))" table:style-name="ce19">
            <text:p>2,011<text:s/></text:p>
          </table:table-cell>
          <table:table-cell office:value-type="float" office:value="658998.71399999992" table:formula="msoxl:=IF( (SUM(H52,J52)&#10;     + SUM('漁業生產量值-漁業種類別魚類別生產量值1'!F52,'漁業生產量值-漁業種類別魚類別生產量值1'!H52,'漁業生產量值-漁業種類別魚類別生產量值1'!J52)&#10;     + SUM('漁業生產量值-漁業種類別魚類別生產量值2'!D52,'漁業生產量值-漁業種類別魚類別生產量值2'!F52,'漁業生產量值-漁業種類別魚類別生產量值2'!H52,'漁業生產量值-漁業種類別魚類別生產量值2'!J52)&#10;  + SUM('漁業生產量值-漁業種類別魚類別生產量值3'!F52,'漁業生產量值-漁業種類別魚類別生產量值3'!J52,'漁業生產量值-漁業種類別魚類別生產量值3'!L52,'漁業生產量值-漁業種類別魚類別生產量值3'!N52,'漁業生產量值-漁業種類別魚類別生產量值3'!P52)&#10;     + SUM('漁業生產量值-漁業種類別魚類別生產量值4'!D52,'漁業生產量值-漁業種類別魚類別生產量值4'!F52,'漁業生產量值-漁業種類別魚類別生產量值4'!H52,'漁業生產量值-漁業種類別魚類別生產量值4'!J52)&#10;  + SUM('漁業生產量值-漁業種類別魚類別生產量值5'!F52,'漁業生產量值-漁業種類別魚類別生產量值5'!H52,'漁業生產量值-漁業種類別魚類別生產量值5'!J52,'漁業生產量值-漁業種類別魚類別生產量值5'!L52,'漁業生產量值-漁業種類別魚類別生產量值5'!N52,'漁業生產量值-漁業種類別魚類別生產量值5'!P52)&#10;  + 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  + SUM('漁業生產量值-漁業種類別魚類別生產量值9'!P52)&#10;  + SUM('漁業生產量值-漁業種類別魚類別生產量值10'!L52,'漁業生產量值-漁業種類別魚類別生產量值10'!N52,'漁業生產量值-漁業種類別魚類別生產量值10'!P52)&#10;  + SUM('漁業生產量值-漁業種類別魚類別生產量值11'!D52,'漁業生產量值-漁業種類別魚類別生產量值11'!F52,'漁業生產量值-漁業種類別魚類別生產量值11'!N52)&#10;  + SUM('漁業生產量值-漁業種類別魚類別生產量值13'!J52)&#10;  + SUM('漁業生產量值-漁業種類別魚類別生產量值14'!H52,'漁業生產量值-漁業種類別魚類別生產量值14'!J52,'漁業生產量值-漁業種類別魚類別生產量值14'!L52)&#10;  )=0,&quot;-&quot;,(SUM(H52,J52)&#10;     + SUM('漁業生產量值-漁業種類別魚類別生產量值1'!F52,'漁業生產量值-漁業種類別魚類別生產量值1'!H52,'漁業生產量值-漁業種類別魚類別生產量值1'!J52)&#10;     + SUM('漁業生產量值-漁業種類別魚類別生產量值2'!D52,'漁業生產量值-漁業種類別魚類別生產量值2'!F52,'漁業生產量值-漁業種類別魚類別生產量值2'!H52,'漁業生產量值-漁業種類別魚類別生產量值2'!J52)&#10;  + SUM('漁業生產量值-漁業種類別魚類別生產量值3'!F52,'漁業生產量值-漁業種類別魚類別生產量值3'!J52,'漁業生產量值-漁業種類別魚類別生產量值3'!L52,'漁業生產量值-漁業種類別魚類別生產量值3'!N52,'漁業生產量值-漁業種類別魚類別生產量值3'!P52)&#10;     + SUM('漁業生產量值-漁業種類別魚類別生產量值4'!D52,'漁業生產量值-漁業種類別魚類別生產量值4'!F52,'漁業生產量值-漁業種類別魚類別生產量值4'!H52,'漁業生產量值-漁業種類別魚類別生產量值4'!J52)&#10;  + SUM('漁業生產量值-漁業種類別魚類別生產量值5'!F52,'漁業生產量值-漁業種類別魚類別生產量值5'!H52,'漁業生產量值-漁業種類別魚類別生產量值5'!J52,'漁業生產量值-漁業種類別魚類別生產量值5'!L52,'漁業生產量值-漁業種類別魚類別生產量值5'!N52,'漁業生產量值-漁業種類別魚類別生產量值5'!P52)&#10;  + 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  + SUM('漁業生產量值-漁業種類別魚類別生產量值9'!P52)&#10;  + SUM('漁業生產量值-漁業種類別魚類別生產量值10'!L52,'漁業生產量值-漁業種類別魚類別生產量值10'!N52,'漁業生產量值-漁業種類別魚類別生產量值10'!P52)&#10;  + SUM('漁業生產量值-漁業種類別魚類別生產量值11'!D52,'漁業生產量值-漁業種類別魚類別生產量值11'!F52,'漁業生產量值-漁業種類別魚類別生產量值11'!N52)&#10;  + SUM('漁業生產量值-漁業種類別魚類別生產量值13'!J52)&#10;  + SUM('漁業生產量值-漁業種類別魚類別生產量值14'!H52,'漁業生產量值-漁業種類別魚類別生產量值14'!J52,'漁業生產量值-漁業種類別魚類別生產量值14'!L52)&#10;  ))" table:style-name="ce19">
            <text:p>658,9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2,M52,O52,'漁業生產量值-漁業種類別魚類別生產量值1'!C52)=0,&quot;-&quot;,SUM(K52,M52,O52,'漁業生產量值-漁業種類別魚類別生產量值1'!C52))" table:style-name="ce19">
            <text:p>-</text:p>
          </table:table-cell>
          <table:table-cell office:value-type="string" office:string-value="-" table:formula="msoxl:=IF(SUM(L52,N52,P52,'漁業生產量值-漁業種類別魚類別生產量值1'!D52)=0,&quot;-&quot;,SUM(L52,N52,P52,'漁業生產量值-漁業種類別魚類別生產量值1'!D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53,I53)&#10;     + SUM('漁業生產量值-漁業種類別魚類別生產量值1'!E53,'漁業生產量值-漁業種類別魚類別生產量值1'!G53,'漁業生產量值-漁業種類別魚類別生產量值1'!I53)&#10;     + SUM('漁業生產量值-漁業種類別魚類別生產量值2'!C53,'漁業生產量值-漁業種類別魚類別生產量值2'!E53,'漁業生產量值-漁業種類別魚類別生產量值2'!G53,'漁業生產量值-漁業種類別魚類別生產量值2'!I53)&#10;  + SUM('漁業生產量值-漁業種類別魚類別生產量值3'!E53,'漁業生產量值-漁業種類別魚類別生產量值3'!I53,'漁業生產量值-漁業種類別魚類別生產量值3'!K53,'漁業生產量值-漁業種類別魚類別生產量值3'!M53,'漁業生產量值-漁業種類別魚類別生產量值3'!O53)&#10;     + SUM('漁業生產量值-漁業種類別魚類別生產量值4'!C53,'漁業生產量值-漁業種類別魚類別生產量值4'!E53,'漁業生產量值-漁業種類別魚類別生產量值4'!G53,'漁業生產量值-漁業種類別魚類別生產量值4'!I53)&#10;  + SUM('漁業生產量值-漁業種類別魚類別生產量值5'!E53,'漁業生產量值-漁業種類別魚類別生產量值5'!G53,'漁業生產量值-漁業種類別魚類別生產量值5'!I53,'漁業生產量值-漁業種類別魚類別生產量值5'!K53,'漁業生產量值-漁業種類別魚類別生產量值5'!M53,'漁業生產量值-漁業種類別魚類別生產量值5'!O53)&#10;  + 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  + SUM('漁業生產量值-漁業種類別魚類別生產量值9'!O53)&#10;  + SUM('漁業生產量值-漁業種類別魚類別生產量值10'!K53,'漁業生產量值-漁業種類別魚類別生產量值10'!M53,'漁業生產量值-漁業種類別魚類別生產量值10'!O53)&#10;  + SUM('漁業生產量值-漁業種類別魚類別生產量值11'!C53,'漁業生產量值-漁業種類別魚類別生產量值11'!E53,'漁業生產量值-漁業種類別魚類別生產量值11'!M53)&#10;  + SUM('漁業生產量值-漁業種類別魚類別生產量值13'!I53)&#10;  + SUM('漁業生產量值-漁業種類別魚類別生產量值14'!G53,'漁業生產量值-漁業種類別魚類別生產量值14'!I53,'漁業生產量值-漁業種類別魚類別生產量值14'!K53)&#10;  )=0,&quot;-&quot;,(SUM(G53,I53)&#10;     + SUM('漁業生產量值-漁業種類別魚類別生產量值1'!E53,'漁業生產量值-漁業種類別魚類別生產量值1'!G53,'漁業生產量值-漁業種類別魚類別生產量值1'!I53)&#10;     + SUM('漁業生產量值-漁業種類別魚類別生產量值2'!C53,'漁業生產量值-漁業種類別魚類別生產量值2'!E53,'漁業生產量值-漁業種類別魚類別生產量值2'!G53,'漁業生產量值-漁業種類別魚類別生產量值2'!I53)&#10;  + SUM('漁業生產量值-漁業種類別魚類別生產量值3'!E53,'漁業生產量值-漁業種類別魚類別生產量值3'!I53,'漁業生產量值-漁業種類別魚類別生產量值3'!K53,'漁業生產量值-漁業種類別魚類別生產量值3'!M53,'漁業生產量值-漁業種類別魚類別生產量值3'!O53)&#10;     + SUM('漁業生產量值-漁業種類別魚類別生產量值4'!C53,'漁業生產量值-漁業種類別魚類別生產量值4'!E53,'漁業生產量值-漁業種類別魚類別生產量值4'!G53,'漁業生產量值-漁業種類別魚類別生產量值4'!I53)&#10;  + SUM('漁業生產量值-漁業種類別魚類別生產量值5'!E53,'漁業生產量值-漁業種類別魚類別生產量值5'!G53,'漁業生產量值-漁業種類別魚類別生產量值5'!I53,'漁業生產量值-漁業種類別魚類別生產量值5'!K53,'漁業生產量值-漁業種類別魚類別生產量值5'!M53,'漁業生產量值-漁業種類別魚類別生產量值5'!O53)&#10;  + 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  + SUM('漁業生產量值-漁業種類別魚類別生產量值9'!O53)&#10;  + SUM('漁業生產量值-漁業種類別魚類別生產量值10'!K53,'漁業生產量值-漁業種類別魚類別生產量值10'!M53,'漁業生產量值-漁業種類別魚類別生產量值10'!O53)&#10;  + SUM('漁業生產量值-漁業種類別魚類別生產量值11'!C53,'漁業生產量值-漁業種類別魚類別生產量值11'!E53,'漁業生產量值-漁業種類別魚類別生產量值11'!M53)&#10;  + SUM('漁業生產量值-漁業種類別魚類別生產量值13'!I53)&#10;  + SUM('漁業生產量值-漁業種類別魚類別生產量值14'!G53,'漁業生產量值-漁業種類別魚類別生產量值14'!I53,'漁業生產量值-漁業種類別魚類別生產量值14'!K53)&#10;  ))" table:style-name="ce19">
            <text:p>-</text:p>
          </table:table-cell>
          <table:table-cell office:value-type="string" office:string-value="-" table:formula="msoxl:=IF( (SUM(H53,J53)&#10;     + SUM('漁業生產量值-漁業種類別魚類別生產量值1'!F53,'漁業生產量值-漁業種類別魚類別生產量值1'!H53,'漁業生產量值-漁業種類別魚類別生產量值1'!J53)&#10;     + SUM('漁業生產量值-漁業種類別魚類別生產量值2'!D53,'漁業生產量值-漁業種類別魚類別生產量值2'!F53,'漁業生產量值-漁業種類別魚類別生產量值2'!H53,'漁業生產量值-漁業種類別魚類別生產量值2'!J53)&#10;  + SUM('漁業生產量值-漁業種類別魚類別生產量值3'!F53,'漁業生產量值-漁業種類別魚類別生產量值3'!J53,'漁業生產量值-漁業種類別魚類別生產量值3'!L53,'漁業生產量值-漁業種類別魚類別生產量值3'!N53,'漁業生產量值-漁業種類別魚類別生產量值3'!P53)&#10;     + SUM('漁業生產量值-漁業種類別魚類別生產量值4'!D53,'漁業生產量值-漁業種類別魚類別生產量值4'!F53,'漁業生產量值-漁業種類別魚類別生產量值4'!H53,'漁業生產量值-漁業種類別魚類別生產量值4'!J53)&#10;  + SUM('漁業生產量值-漁業種類別魚類別生產量值5'!F53,'漁業生產量值-漁業種類別魚類別生產量值5'!H53,'漁業生產量值-漁業種類別魚類別生產量值5'!J53,'漁業生產量值-漁業種類別魚類別生產量值5'!L53,'漁業生產量值-漁業種類別魚類別生產量值5'!N53,'漁業生產量值-漁業種類別魚類別生產量值5'!P53)&#10;  + 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  + SUM('漁業生產量值-漁業種類別魚類別生產量值9'!P53)&#10;  + SUM('漁業生產量值-漁業種類別魚類別生產量值10'!L53,'漁業生產量值-漁業種類別魚類別生產量值10'!N53,'漁業生產量值-漁業種類別魚類別生產量值10'!P53)&#10;  + SUM('漁業生產量值-漁業種類別魚類別生產量值11'!D53,'漁業生產量值-漁業種類別魚類別生產量值11'!F53,'漁業生產量值-漁業種類別魚類別生產量值11'!N53)&#10;  + SUM('漁業生產量值-漁業種類別魚類別生產量值13'!J53)&#10;  + SUM('漁業生產量值-漁業種類別魚類別生產量值14'!H53,'漁業生產量值-漁業種類別魚類別生產量值14'!J53,'漁業生產量值-漁業種類別魚類別生產量值14'!L53)&#10;  )=0,&quot;-&quot;,(SUM(H53,J53)&#10;     + SUM('漁業生產量值-漁業種類別魚類別生產量值1'!F53,'漁業生產量值-漁業種類別魚類別生產量值1'!H53,'漁業生產量值-漁業種類別魚類別生產量值1'!J53)&#10;     + SUM('漁業生產量值-漁業種類別魚類別生產量值2'!D53,'漁業生產量值-漁業種類別魚類別生產量值2'!F53,'漁業生產量值-漁業種類別魚類別生產量值2'!H53,'漁業生產量值-漁業種類別魚類別生產量值2'!J53)&#10;  + SUM('漁業生產量值-漁業種類別魚類別生產量值3'!F53,'漁業生產量值-漁業種類別魚類別生產量值3'!J53,'漁業生產量值-漁業種類別魚類別生產量值3'!L53,'漁業生產量值-漁業種類別魚類別生產量值3'!N53,'漁業生產量值-漁業種類別魚類別生產量值3'!P53)&#10;     + SUM('漁業生產量值-漁業種類別魚類別生產量值4'!D53,'漁業生產量值-漁業種類別魚類別生產量值4'!F53,'漁業生產量值-漁業種類別魚類別生產量值4'!H53,'漁業生產量值-漁業種類別魚類別生產量值4'!J53)&#10;  + SUM('漁業生產量值-漁業種類別魚類別生產量值5'!F53,'漁業生產量值-漁業種類別魚類別生產量值5'!H53,'漁業生產量值-漁業種類別魚類別生產量值5'!J53,'漁業生產量值-漁業種類別魚類別生產量值5'!L53,'漁業生產量值-漁業種類別魚類別生產量值5'!N53,'漁業生產量值-漁業種類別魚類別生產量值5'!P53)&#10;  + 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  + SUM('漁業生產量值-漁業種類別魚類別生產量值9'!P53)&#10;  + SUM('漁業生產量值-漁業種類別魚類別生產量值10'!L53,'漁業生產量值-漁業種類別魚類別生產量值10'!N53,'漁業生產量值-漁業種類別魚類別生產量值10'!P53)&#10;  + SUM('漁業生產量值-漁業種類別魚類別生產量值11'!D53,'漁業生產量值-漁業種類別魚類別生產量值11'!F53,'漁業生產量值-漁業種類別魚類別生產量值11'!N53)&#10;  + SUM('漁業生產量值-漁業種類別魚類別生產量值13'!J53)&#10;  + SUM('漁業生產量值-漁業種類別魚類別生產量值14'!H53,'漁業生產量值-漁業種類別魚類別生產量值14'!J53,'漁業生產量值-漁業種類別魚類別生產量值14'!L53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1'!C53)=0,&quot;-&quot;,SUM(K53,M53,O53,'漁業生產量值-漁業種類別魚類別生產量值1'!C53))" table:style-name="ce19">
            <text:p>-</text:p>
          </table:table-cell>
          <table:table-cell office:value-type="string" office:string-value="-" table:formula="msoxl:=IF(SUM(L53,N53,P53,'漁業生產量值-漁業種類別魚類別生產量值1'!D53)=0,&quot;-&quot;,SUM(L53,N53,P53,'漁業生產量值-漁業種類別魚類別生產量值1'!D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68.894999999999996" table:formula="msoxl:=  IF(SUM(C55:C57)=0,&quot;-&quot;,SUM(C55:C57))" table:style-name="ce54">
            <text:p>69<text:s/></text:p>
          </table:table-cell>
          <table:table-cell office:value-type="float" office:value="6172.875" table:formula="msoxl:=  IF(SUM(D55:D57)=0,&quot;-&quot;,SUM(D55:D57))" table:style-name="ce54">
            <text:p>6,173<text:s/></text:p>
          </table:table-cell>
          <table:table-cell office:value-type="float" office:value="54.495000000000005" table:formula="msoxl:=IF( (SUM(G54,I54)&#10;     + SUM('漁業生產量值-漁業種類別魚類別生產量值1'!E54,'漁業生產量值-漁業種類別魚類別生產量值1'!G54,'漁業生產量值-漁業種類別魚類別生產量值1'!I54)&#10;     + SUM('漁業生產量值-漁業種類別魚類別生產量值2'!C54,'漁業生產量值-漁業種類別魚類別生產量值2'!E54,'漁業生產量值-漁業種類別魚類別生產量值2'!G54,'漁業生產量值-漁業種類別魚類別生產量值2'!I54)&#10;  + SUM('漁業生產量值-漁業種類別魚類別生產量值3'!E54,'漁業生產量值-漁業種類別魚類別生產量值3'!I54,'漁業生產量值-漁業種類別魚類別生產量值3'!K54,'漁業生產量值-漁業種類別魚類別生產量值3'!M54,'漁業生產量值-漁業種類別魚類別生產量值3'!O54)&#10;     + SUM('漁業生產量值-漁業種類別魚類別生產量值4'!C54,'漁業生產量值-漁業種類別魚類別生產量值4'!E54,'漁業生產量值-漁業種類別魚類別生產量值4'!G54,'漁業生產量值-漁業種類別魚類別生產量值4'!I54)&#10;  + SUM('漁業生產量值-漁業種類別魚類別生產量值5'!E54,'漁業生產量值-漁業種類別魚類別生產量值5'!G54,'漁業生產量值-漁業種類別魚類別生產量值5'!I54,'漁業生產量值-漁業種類別魚類別生產量值5'!K54,'漁業生產量值-漁業種類別魚類別生產量值5'!M54,'漁業生產量值-漁業種類別魚類別生產量值5'!O54)&#10;  + SUM('漁業生產量值-漁業種類別魚類別生產量值6'!C54,'漁業生產量值-漁業種類別魚類別生產量值6'!E54,'漁業生產量值-漁業種類別魚類別生產量值6'!G54,'漁業生產量值-漁業種類別魚類別生產量值6'!I54,'漁業生產量值-漁業種類別魚類別生產量值6'!K54,'漁業生產量值-漁業種類別魚類別生產量值6'!M54,'漁業生產量值-漁業種類別魚類別生產量值6'!O54)&#10;  + SUM('漁業生產量值-漁業種類別魚類別生產量值9'!O54)&#10;  + SUM('漁業生產量值-漁業種類別魚類別生產量值10'!K54,'漁業生產量值-漁業種類別魚類別生產量值10'!M54,'漁業生產量值-漁業種類別魚類別生產量值10'!O54)&#10;  + SUM('漁業生產量值-漁業種類別魚類別生產量值11'!C54,'漁業生產量值-漁業種類別魚類別生產量值11'!E54,'漁業生產量值-漁業種類別魚類別生產量值11'!M54)&#10;  + SUM('漁業生產量值-漁業種類別魚類別生產量值13'!I54)&#10;  + SUM('漁業生產量值-漁業種類別魚類別生產量值14'!G54,'漁業生產量值-漁業種類別魚類別生產量值14'!I54,'漁業生產量值-漁業種類別魚類別生產量值14'!K54)&#10;  )=0,&quot;-&quot;,(SUM(G54,I54)&#10;     + SUM('漁業生產量值-漁業種類別魚類別生產量值1'!E54,'漁業生產量值-漁業種類別魚類別生產量值1'!G54,'漁業生產量值-漁業種類別魚類別生產量值1'!I54)&#10;     + SUM('漁業生產量值-漁業種類別魚類別生產量值2'!C54,'漁業生產量值-漁業種類別魚類別生產量值2'!E54,'漁業生產量值-漁業種類別魚類別生產量值2'!G54,'漁業生產量值-漁業種類別魚類別生產量值2'!I54)&#10;  + SUM('漁業生產量值-漁業種類別魚類別生產量值3'!E54,'漁業生產量值-漁業種類別魚類別生產量值3'!I54,'漁業生產量值-漁業種類別魚類別生產量值3'!K54,'漁業生產量值-漁業種類別魚類別生產量值3'!M54,'漁業生產量值-漁業種類別魚類別生產量值3'!O54)&#10;     + SUM('漁業生產量值-漁業種類別魚類別生產量值4'!C54,'漁業生產量值-漁業種類別魚類別生產量值4'!E54,'漁業生產量值-漁業種類別魚類別生產量值4'!G54,'漁業生產量值-漁業種類別魚類別生產量值4'!I54)&#10;  + SUM('漁業生產量值-漁業種類別魚類別生產量值5'!E54,'漁業生產量值-漁業種類別魚類別生產量值5'!G54,'漁業生產量值-漁業種類別魚類別生產量值5'!I54,'漁業生產量值-漁業種類別魚類別生產量值5'!K54,'漁業生產量值-漁業種類別魚類別生產量值5'!M54,'漁業生產量值-漁業種類別魚類別生產量值5'!O54)&#10;  + SUM('漁業生產量值-漁業種類別魚類別生產量值6'!C54,'漁業生產量值-漁業種類別魚類別生產量值6'!E54,'漁業生產量值-漁業種類別魚類別生產量值6'!G54,'漁業生產量值-漁業種類別魚類別生產量值6'!I54,'漁業生產量值-漁業種類別魚類別生產量值6'!K54,'漁業生產量值-漁業種類別魚類別生產量值6'!M54,'漁業生產量值-漁業種類別魚類別生產量值6'!O54)&#10;  + SUM('漁業生產量值-漁業種類別魚類別生產量值9'!O54)&#10;  + SUM('漁業生產量值-漁業種類別魚類別生產量值10'!K54,'漁業生產量值-漁業種類別魚類別生產量值10'!M54,'漁業生產量值-漁業種類別魚類別生產量值10'!O54)&#10;  + SUM('漁業生產量值-漁業種類別魚類別生產量值11'!C54,'漁業生產量值-漁業種類別魚類別生產量值11'!E54,'漁業生產量值-漁業種類別魚類別生產量值11'!M54)&#10;  + SUM('漁業生產量值-漁業種類別魚類別生產量值13'!I54)&#10;  + SUM('漁業生產量值-漁業種類別魚類別生產量值14'!G54,'漁業生產量值-漁業種類別魚類別生產量值14'!I54,'漁業生產量值-漁業種類別魚類別生產量值14'!K54)&#10;  ))" table:style-name="ce19">
            <text:p>54<text:s/></text:p>
          </table:table-cell>
          <table:table-cell office:value-type="float" office:value="4226.375" table:formula="msoxl:=IF( (SUM(H54,J54)&#10;     + SUM('漁業生產量值-漁業種類別魚類別生產量值1'!F54,'漁業生產量值-漁業種類別魚類別生產量值1'!H54,'漁業生產量值-漁業種類別魚類別生產量值1'!J54)&#10;     + SUM('漁業生產量值-漁業種類別魚類別生產量值2'!D54,'漁業生產量值-漁業種類別魚類別生產量值2'!F54,'漁業生產量值-漁業種類別魚類別生產量值2'!H54,'漁業生產量值-漁業種類別魚類別生產量值2'!J54)&#10;  + SUM('漁業生產量值-漁業種類別魚類別生產量值3'!F54,'漁業生產量值-漁業種類別魚類別生產量值3'!J54,'漁業生產量值-漁業種類別魚類別生產量值3'!L54,'漁業生產量值-漁業種類別魚類別生產量值3'!N54,'漁業生產量值-漁業種類別魚類別生產量值3'!P54)&#10;     + SUM('漁業生產量值-漁業種類別魚類別生產量值4'!D54,'漁業生產量值-漁業種類別魚類別生產量值4'!F54,'漁業生產量值-漁業種類別魚類別生產量值4'!H54,'漁業生產量值-漁業種類別魚類別生產量值4'!J54)&#10;  + SUM('漁業生產量值-漁業種類別魚類別生產量值5'!F54,'漁業生產量值-漁業種類別魚類別生產量值5'!H54,'漁業生產量值-漁業種類別魚類別生產量值5'!J54,'漁業生產量值-漁業種類別魚類別生產量值5'!L54,'漁業生產量值-漁業種類別魚類別生產量值5'!N54,'漁業生產量值-漁業種類別魚類別生產量值5'!P54)&#10;  + SUM('漁業生產量值-漁業種類別魚類別生產量值6'!D54,'漁業生產量值-漁業種類別魚類別生產量值6'!F54,'漁業生產量值-漁業種類別魚類別生產量值6'!H54,'漁業生產量值-漁業種類別魚類別生產量值6'!J54,'漁業生產量值-漁業種類別魚類別生產量值6'!L54,'漁業生產量值-漁業種類別魚類別生產量值6'!N54,'漁業生產量值-漁業種類別魚類別生產量值6'!P54)&#10;  + SUM('漁業生產量值-漁業種類別魚類別生產量值9'!P54)&#10;  + SUM('漁業生產量值-漁業種類別魚類別生產量值10'!L54,'漁業生產量值-漁業種類別魚類別生產量值10'!N54,'漁業生產量值-漁業種類別魚類別生產量值10'!P54)&#10;  + SUM('漁業生產量值-漁業種類別魚類別生產量值11'!D54,'漁業生產量值-漁業種類別魚類別生產量值11'!F54,'漁業生產量值-漁業種類別魚類別生產量值11'!N54)&#10;  + SUM('漁業生產量值-漁業種類別魚類別生產量值13'!J54)&#10;  + SUM('漁業生產量值-漁業種類別魚類別生產量值14'!H54,'漁業生產量值-漁業種類別魚類別生產量值14'!J54,'漁業生產量值-漁業種類別魚類別生產量值14'!L54)&#10;  )=0,&quot;-&quot;,(SUM(H54,J54)&#10;     + SUM('漁業生產量值-漁業種類別魚類別生產量值1'!F54,'漁業生產量值-漁業種類別魚類別生產量值1'!H54,'漁業生產量值-漁業種類別魚類別生產量值1'!J54)&#10;     + SUM('漁業生產量值-漁業種類別魚類別生產量值2'!D54,'漁業生產量值-漁業種類別魚類別生產量值2'!F54,'漁業生產量值-漁業種類別魚類別生產量值2'!H54,'漁業生產量值-漁業種類別魚類別生產量值2'!J54)&#10;  + SUM('漁業生產量值-漁業種類別魚類別生產量值3'!F54,'漁業生產量值-漁業種類別魚類別生產量值3'!J54,'漁業生產量值-漁業種類別魚類別生產量值3'!L54,'漁業生產量值-漁業種類別魚類別生產量值3'!N54,'漁業生產量值-漁業種類別魚類別生產量值3'!P54)&#10;     + SUM('漁業生產量值-漁業種類別魚類別生產量值4'!D54,'漁業生產量值-漁業種類別魚類別生產量值4'!F54,'漁業生產量值-漁業種類別魚類別生產量值4'!H54,'漁業生產量值-漁業種類別魚類別生產量值4'!J54)&#10;  + SUM('漁業生產量值-漁業種類別魚類別生產量值5'!F54,'漁業生產量值-漁業種類別魚類別生產量值5'!H54,'漁業生產量值-漁業種類別魚類別生產量值5'!J54,'漁業生產量值-漁業種類別魚類別生產量值5'!L54,'漁業生產量值-漁業種類別魚類別生產量值5'!N54,'漁業生產量值-漁業種類別魚類別生產量值5'!P54)&#10;  + SUM('漁業生產量值-漁業種類別魚類別生產量值6'!D54,'漁業生產量值-漁業種類別魚類別生產量值6'!F54,'漁業生產量值-漁業種類別魚類別生產量值6'!H54,'漁業生產量值-漁業種類別魚類別生產量值6'!J54,'漁業生產量值-漁業種類別魚類別生產量值6'!L54,'漁業生產量值-漁業種類別魚類別生產量值6'!N54,'漁業生產量值-漁業種類別魚類別生產量值6'!P54)&#10;  + SUM('漁業生產量值-漁業種類別魚類別生產量值9'!P54)&#10;  + SUM('漁業生產量值-漁業種類別魚類別生產量值10'!L54,'漁業生產量值-漁業種類別魚類別生產量值10'!N54,'漁業生產量值-漁業種類別魚類別生產量值10'!P54)&#10;  + SUM('漁業生產量值-漁業種類別魚類別生產量值11'!D54,'漁業生產量值-漁業種類別魚類別生產量值11'!F54,'漁業生產量值-漁業種類別魚類別生產量值11'!N54)&#10;  + SUM('漁業生產量值-漁業種類別魚類別生產量值13'!J54)&#10;  + SUM('漁業生產量值-漁業種類別魚類別生產量值14'!H54,'漁業生產量值-漁業種類別魚類別生產量值14'!J54,'漁業生產量值-漁業種類別魚類別生產量值14'!L54)&#10;  ))" table:style-name="ce19">
            <text:p>4,226<text:s/></text:p>
          </table:table-cell>
          <table:table-cell office:value-type="float" office:value="7.6150000000000002" table:formula="msoxl:=  IF(SUM(G55:G57)=0,&quot;-&quot;,SUM(G55:G57))" table:style-name="ce54">
            <text:p>8<text:s/></text:p>
          </table:table-cell>
          <table:table-cell office:value-type="float" office:value="519.32500000000005" table:formula="msoxl:=  IF(SUM(H55:H57)=0,&quot;-&quot;,SUM(H55:H57))" table:style-name="ce54">
            <text:p>519<text:s/></text:p>
          </table:table-cell>
          <table:table-cell office:value-type="float" office:value="28.03" table:formula="msoxl:=IF(SUM(K54,M54,O54,'漁業生產量值-漁業種類別魚類別生產量值1'!C54)=0,&quot;-&quot;,SUM(K54,M54,O54,'漁業生產量值-漁業種類別魚類別生產量值1'!C54))" table:style-name="ce19">
            <text:p>28<text:s/></text:p>
          </table:table-cell>
          <table:table-cell office:value-type="float" office:value="2265.6" table:formula="msoxl:=IF(SUM(L54,N54,P54,'漁業生產量值-漁業種類別魚類別生產量值1'!D54)=0,&quot;-&quot;,SUM(L54,N54,P54,'漁業生產量值-漁業種類別魚類別生產量值1'!D54))" table:style-name="ce19">
            <text:p>2,266<text:s/></text:p>
          </table:table-cell>
          <table:table-cell office:value-type="float" office:value="6.9300000000000006" table:formula="msoxl:=  IF(SUM(K55:K57)=0,&quot;-&quot;,SUM(K55:K57))" table:style-name="ce54">
            <text:p>7<text:s/></text:p>
          </table:table-cell>
          <table:table-cell office:value-type="float" office:value="437.3" table:formula="msoxl:=  IF(SUM(L55:L57)=0,&quot;-&quot;,SUM(L55:L57))" table:style-name="ce54">
            <text:p>437<text:s/></text:p>
          </table:table-cell>
          <table:table-cell office:value-type="float" office:value="0.1" table:formula="msoxl:=  IF(SUM(M55:M57)=0,&quot;-&quot;,SUM(M55:M57))" table:style-name="ce54">
            <text:p>0<text:s/></text:p>
          </table:table-cell>
          <table:table-cell office:value-type="float" office:value="7.3" table:formula="msoxl:=  IF(SUM(N55:N57)=0,&quot;-&quot;,SUM(N55:N57))" table:style-name="ce54">
            <text:p>7<text:s/></text:p>
          </table:table-cell>
          <table:table-cell office:value-type="float" office:value="6.9" table:formula="msoxl:=  IF(SUM(O55:O57)=0,&quot;-&quot;,SUM(O55:O57))" table:style-name="ce54">
            <text:p>7<text:s/></text:p>
          </table:table-cell>
          <table:table-cell office:value-type="float" office:value="817.5" table:formula="msoxl:=  IF(SUM(P55:P57)=0,&quot;-&quot;,SUM(P55:P57))" table:style-name="ce54">
            <text:p>818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1</text:p>
          </table:table-cell>
          <table:table-cell office:value-type="string" table:style-name="ce18">
            <text:p>　河川漁撈　</text:p>
          </table:table-cell>
          <table:table-cell office:value-type="float" office:value="1.2949999999999999" table:style-name="ce54">
            <text:p>1<text:s/></text:p>
          </table:table-cell>
          <table:table-cell office:value-type="float" office:value="74.674999999999997" table:style-name="ce54">
            <text:p>75<text:s/></text:p>
          </table:table-cell>
          <table:table-cell office:value-type="float" office:value="1.2950000000000002" table:formula="msoxl:=IF( (SUM(G55,I55)&#10;     + SUM('漁業生產量值-漁業種類別魚類別生產量值1'!E55,'漁業生產量值-漁業種類別魚類別生產量值1'!G55,'漁業生產量值-漁業種類別魚類別生產量值1'!I55)&#10;     + SUM('漁業生產量值-漁業種類別魚類別生產量值2'!C55,'漁業生產量值-漁業種類別魚類別生產量值2'!E55,'漁業生產量值-漁業種類別魚類別生產量值2'!G55,'漁業生產量值-漁業種類別魚類別生產量值2'!I55)&#10;  + SUM('漁業生產量值-漁業種類別魚類別生產量值3'!E55,'漁業生產量值-漁業種類別魚類別生產量值3'!I55,'漁業生產量值-漁業種類別魚類別生產量值3'!K55,'漁業生產量值-漁業種類別魚類別生產量值3'!M55,'漁業生產量值-漁業種類別魚類別生產量值3'!O55)&#10;     + SUM('漁業生產量值-漁業種類別魚類別生產量值4'!C55,'漁業生產量值-漁業種類別魚類別生產量值4'!E55,'漁業生產量值-漁業種類別魚類別生產量值4'!G55,'漁業生產量值-漁業種類別魚類別生產量值4'!I55)&#10;  + SUM('漁業生產量值-漁業種類別魚類別生產量值5'!E55,'漁業生產量值-漁業種類別魚類別生產量值5'!G55,'漁業生產量值-漁業種類別魚類別生產量值5'!I55,'漁業生產量值-漁業種類別魚類別生產量值5'!K55,'漁業生產量值-漁業種類別魚類別生產量值5'!M55,'漁業生產量值-漁業種類別魚類別生產量值5'!O55)&#10;  + 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  + SUM('漁業生產量值-漁業種類別魚類別生產量值9'!O55)&#10;  + SUM('漁業生產量值-漁業種類別魚類別生產量值10'!K55,'漁業生產量值-漁業種類別魚類別生產量值10'!M55,'漁業生產量值-漁業種類別魚類別生產量值10'!O55)&#10;  + SUM('漁業生產量值-漁業種類別魚類別生產量值11'!C55,'漁業生產量值-漁業種類別魚類別生產量值11'!E55,'漁業生產量值-漁業種類別魚類別生產量值11'!M55)&#10;  + SUM('漁業生產量值-漁業種類別魚類別生產量值13'!I55)&#10;  + SUM('漁業生產量值-漁業種類別魚類別生產量值14'!G55,'漁業生產量值-漁業種類別魚類別生產量值14'!I55,'漁業生產量值-漁業種類別魚類別生產量值14'!K55)&#10;  )=0,&quot;-&quot;,(SUM(G55,I55)&#10;     + SUM('漁業生產量值-漁業種類別魚類別生產量值1'!E55,'漁業生產量值-漁業種類別魚類別生產量值1'!G55,'漁業生產量值-漁業種類別魚類別生產量值1'!I55)&#10;     + SUM('漁業生產量值-漁業種類別魚類別生產量值2'!C55,'漁業生產量值-漁業種類別魚類別生產量值2'!E55,'漁業生產量值-漁業種類別魚類別生產量值2'!G55,'漁業生產量值-漁業種類別魚類別生產量值2'!I55)&#10;  + SUM('漁業生產量值-漁業種類別魚類別生產量值3'!E55,'漁業生產量值-漁業種類別魚類別生產量值3'!I55,'漁業生產量值-漁業種類別魚類別生產量值3'!K55,'漁業生產量值-漁業種類別魚類別生產量值3'!M55,'漁業生產量值-漁業種類別魚類別生產量值3'!O55)&#10;     + SUM('漁業生產量值-漁業種類別魚類別生產量值4'!C55,'漁業生產量值-漁業種類別魚類別生產量值4'!E55,'漁業生產量值-漁業種類別魚類別生產量值4'!G55,'漁業生產量值-漁業種類別魚類別生產量值4'!I55)&#10;  + SUM('漁業生產量值-漁業種類別魚類別生產量值5'!E55,'漁業生產量值-漁業種類別魚類別生產量值5'!G55,'漁業生產量值-漁業種類別魚類別生產量值5'!I55,'漁業生產量值-漁業種類別魚類別生產量值5'!K55,'漁業生產量值-漁業種類別魚類別生產量值5'!M55,'漁業生產量值-漁業種類別魚類別生產量值5'!O55)&#10;  + 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  + SUM('漁業生產量值-漁業種類別魚類別生產量值9'!O55)&#10;  + SUM('漁業生產量值-漁業種類別魚類別生產量值10'!K55,'漁業生產量值-漁業種類別魚類別生產量值10'!M55,'漁業生產量值-漁業種類別魚類別生產量值10'!O55)&#10;  + SUM('漁業生產量值-漁業種類別魚類別生產量值11'!C55,'漁業生產量值-漁業種類別魚類別生產量值11'!E55,'漁業生產量值-漁業種類別魚類別生產量值11'!M55)&#10;  + SUM('漁業生產量值-漁業種類別魚類別生產量值13'!I55)&#10;  + SUM('漁業生產量值-漁業種類別魚類別生產量值14'!G55,'漁業生產量值-漁業種類別魚類別生產量值14'!I55,'漁業生產量值-漁業種類別魚類別生產量值14'!K55)&#10;  ))" table:style-name="ce19">
            <text:p>1<text:s/></text:p>
          </table:table-cell>
          <table:table-cell office:value-type="float" office:value="74.675000000000011" table:formula="msoxl:=IF( (SUM(H55,J55)&#10;     + SUM('漁業生產量值-漁業種類別魚類別生產量值1'!F55,'漁業生產量值-漁業種類別魚類別生產量值1'!H55,'漁業生產量值-漁業種類別魚類別生產量值1'!J55)&#10;     + SUM('漁業生產量值-漁業種類別魚類別生產量值2'!D55,'漁業生產量值-漁業種類別魚類別生產量值2'!F55,'漁業生產量值-漁業種類別魚類別生產量值2'!H55,'漁業生產量值-漁業種類別魚類別生產量值2'!J55)&#10;  + SUM('漁業生產量值-漁業種類別魚類別生產量值3'!F55,'漁業生產量值-漁業種類別魚類別生產量值3'!J55,'漁業生產量值-漁業種類別魚類別生產量值3'!L55,'漁業生產量值-漁業種類別魚類別生產量值3'!N55,'漁業生產量值-漁業種類別魚類別生產量值3'!P55)&#10;     + SUM('漁業生產量值-漁業種類別魚類別生產量值4'!D55,'漁業生產量值-漁業種類別魚類別生產量值4'!F55,'漁業生產量值-漁業種類別魚類別生產量值4'!H55,'漁業生產量值-漁業種類別魚類別生產量值4'!J55)&#10;  + SUM('漁業生產量值-漁業種類別魚類別生產量值5'!F55,'漁業生產量值-漁業種類別魚類別生產量值5'!H55,'漁業生產量值-漁業種類別魚類別生產量值5'!J55,'漁業生產量值-漁業種類別魚類別生產量值5'!L55,'漁業生產量值-漁業種類別魚類別生產量值5'!N55,'漁業生產量值-漁業種類別魚類別生產量值5'!P55)&#10;  + 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  + SUM('漁業生產量值-漁業種類別魚類別生產量值9'!P55)&#10;  + SUM('漁業生產量值-漁業種類別魚類別生產量值10'!L55,'漁業生產量值-漁業種類別魚類別生產量值10'!N55,'漁業生產量值-漁業種類別魚類別生產量值10'!P55)&#10;  + SUM('漁業生產量值-漁業種類別魚類別生產量值11'!D55,'漁業生產量值-漁業種類別魚類別生產量值11'!F55,'漁業生產量值-漁業種類別魚類別生產量值11'!N55)&#10;  + SUM('漁業生產量值-漁業種類別魚類別生產量值13'!J55)&#10;  + SUM('漁業生產量值-漁業種類別魚類別生產量值14'!H55,'漁業生產量值-漁業種類別魚類別生產量值14'!J55,'漁業生產量值-漁業種類別魚類別生產量值14'!L55)&#10;  )=0,&quot;-&quot;,(SUM(H55,J55)&#10;     + SUM('漁業生產量值-漁業種類別魚類別生產量值1'!F55,'漁業生產量值-漁業種類別魚類別生產量值1'!H55,'漁業生產量值-漁業種類別魚類別生產量值1'!J55)&#10;     + SUM('漁業生產量值-漁業種類別魚類別生產量值2'!D55,'漁業生產量值-漁業種類別魚類別生產量值2'!F55,'漁業生產量值-漁業種類別魚類別生產量值2'!H55,'漁業生產量值-漁業種類別魚類別生產量值2'!J55)&#10;  + SUM('漁業生產量值-漁業種類別魚類別生產量值3'!F55,'漁業生產量值-漁業種類別魚類別生產量值3'!J55,'漁業生產量值-漁業種類別魚類別生產量值3'!L55,'漁業生產量值-漁業種類別魚類別生產量值3'!N55,'漁業生產量值-漁業種類別魚類別生產量值3'!P55)&#10;     + SUM('漁業生產量值-漁業種類別魚類別生產量值4'!D55,'漁業生產量值-漁業種類別魚類別生產量值4'!F55,'漁業生產量值-漁業種類別魚類別生產量值4'!H55,'漁業生產量值-漁業種類別魚類別生產量值4'!J55)&#10;  + SUM('漁業生產量值-漁業種類別魚類別生產量值5'!F55,'漁業生產量值-漁業種類別魚類別生產量值5'!H55,'漁業生產量值-漁業種類別魚類別生產量值5'!J55,'漁業生產量值-漁業種類別魚類別生產量值5'!L55,'漁業生產量值-漁業種類別魚類別生產量值5'!N55,'漁業生產量值-漁業種類別魚類別生產量值5'!P55)&#10;  + 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  + SUM('漁業生產量值-漁業種類別魚類別生產量值9'!P55)&#10;  + SUM('漁業生產量值-漁業種類別魚類別生產量值10'!L55,'漁業生產量值-漁業種類別魚類別生產量值10'!N55,'漁業生產量值-漁業種類別魚類別生產量值10'!P55)&#10;  + SUM('漁業生產量值-漁業種類別魚類別生產量值11'!D55,'漁業生產量值-漁業種類別魚類別生產量值11'!F55,'漁業生產量值-漁業種類別魚類別生產量值11'!N55)&#10;  + SUM('漁業生產量值-漁業種類別魚類別生產量值13'!J55)&#10;  + SUM('漁業生產量值-漁業種類別魚類別生產量值14'!H55,'漁業生產量值-漁業種類別魚類別生產量值14'!J55,'漁業生產量值-漁業種類別魚類別生產量值14'!L55)&#10;  ))" table:style-name="ce19">
            <text:p>75<text:s/></text:p>
          </table:table-cell>
          <table:table-cell office:value-type="float" office:value="0.91500000000000004" table:style-name="ce54">
            <text:p>1<text:s/></text:p>
          </table:table-cell>
          <table:table-cell office:value-type="float" office:value="50.325000000000003" table:style-name="ce54">
            <text:p>50<text:s/></text:p>
          </table:table-cell>
          <table:table-cell office:value-type="float" office:value="0.33" table:formula="msoxl:=IF(SUM(K55,M55,O55,'漁業生產量值-漁業種類別魚類別生產量值1'!C55)=0,&quot;-&quot;,SUM(K55,M55,O55,'漁業生產量值-漁業種類別魚類別生產量值1'!C55))" table:style-name="ce19">
            <text:p>0<text:s/></text:p>
          </table:table-cell>
          <table:table-cell office:value-type="float" office:value="21.1" table:formula="msoxl:=IF(SUM(L55,N55,P55,'漁業生產量值-漁業種類別魚類別生產量值1'!D55)=0,&quot;-&quot;,SUM(L55,N55,P55,'漁業生產量值-漁業種類別魚類別生產量值1'!D55))" table:style-name="ce19">
            <text:p>21<text:s/></text:p>
          </table:table-cell>
          <table:table-cell office:value-type="float" office:value="0.23" table:style-name="ce54">
            <text:p>0<text:s/></text:p>
          </table:table-cell>
          <table:table-cell office:value-type="float" office:value="13.8" table:style-name="ce54">
            <text:p>14<text:s/></text:p>
          </table:table-cell>
          <table:table-cell office:value-type="float" office:value="0.1" table:style-name="ce54">
            <text:p>0<text:s/></text:p>
          </table:table-cell>
          <table:table-cell office:value-type="float" office:value="7.3" table:style-name="ce54">
            <text:p>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67.599999999999994" table:style-name="ce54">
            <text:p>68<text:s/></text:p>
          </table:table-cell>
          <table:table-cell office:value-type="float" office:value="6098.2" table:style-name="ce54">
            <text:p>6,098<text:s/></text:p>
          </table:table-cell>
          <table:table-cell office:value-type="float" office:value="53.2" table:formula="msoxl:=IF( (SUM(G56,I56)&#10;     + SUM('漁業生產量值-漁業種類別魚類別生產量值1'!E56,'漁業生產量值-漁業種類別魚類別生產量值1'!G56,'漁業生產量值-漁業種類別魚類別生產量值1'!I56)&#10;     + SUM('漁業生產量值-漁業種類別魚類別生產量值2'!C56,'漁業生產量值-漁業種類別魚類別生產量值2'!E56,'漁業生產量值-漁業種類別魚類別生產量值2'!G56,'漁業生產量值-漁業種類別魚類別生產量值2'!I56)&#10;  + SUM('漁業生產量值-漁業種類別魚類別生產量值3'!E56,'漁業生產量值-漁業種類別魚類別生產量值3'!I56,'漁業生產量值-漁業種類別魚類別生產量值3'!K56,'漁業生產量值-漁業種類別魚類別生產量值3'!M56,'漁業生產量值-漁業種類別魚類別生產量值3'!O56)&#10;     + SUM('漁業生產量值-漁業種類別魚類別生產量值4'!C56,'漁業生產量值-漁業種類別魚類別生產量值4'!E56,'漁業生產量值-漁業種類別魚類別生產量值4'!G56,'漁業生產量值-漁業種類別魚類別生產量值4'!I56)&#10;  + SUM('漁業生產量值-漁業種類別魚類別生產量值5'!E56,'漁業生產量值-漁業種類別魚類別生產量值5'!G56,'漁業生產量值-漁業種類別魚類別生產量值5'!I56,'漁業生產量值-漁業種類別魚類別生產量值5'!K56,'漁業生產量值-漁業種類別魚類別生產量值5'!M56,'漁業生產量值-漁業種類別魚類別生產量值5'!O56)&#10;  + 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  + SUM('漁業生產量值-漁業種類別魚類別生產量值9'!O56)&#10;  + SUM('漁業生產量值-漁業種類別魚類別生產量值10'!K56,'漁業生產量值-漁業種類別魚類別生產量值10'!M56,'漁業生產量值-漁業種類別魚類別生產量值10'!O56)&#10;  + SUM('漁業生產量值-漁業種類別魚類別生產量值11'!C56,'漁業生產量值-漁業種類別魚類別生產量值11'!E56,'漁業生產量值-漁業種類別魚類別生產量值11'!M56)&#10;  + SUM('漁業生產量值-漁業種類別魚類別生產量值13'!I56)&#10;  + SUM('漁業生產量值-漁業種類別魚類別生產量值14'!G56,'漁業生產量值-漁業種類別魚類別生產量值14'!I56,'漁業生產量值-漁業種類別魚類別生產量值14'!K56)&#10;  )=0,&quot;-&quot;,(SUM(G56,I56)&#10;     + SUM('漁業生產量值-漁業種類別魚類別生產量值1'!E56,'漁業生產量值-漁業種類別魚類別生產量值1'!G56,'漁業生產量值-漁業種類別魚類別生產量值1'!I56)&#10;     + SUM('漁業生產量值-漁業種類別魚類別生產量值2'!C56,'漁業生產量值-漁業種類別魚類別生產量值2'!E56,'漁業生產量值-漁業種類別魚類別生產量值2'!G56,'漁業生產量值-漁業種類別魚類別生產量值2'!I56)&#10;  + SUM('漁業生產量值-漁業種類別魚類別生產量值3'!E56,'漁業生產量值-漁業種類別魚類別生產量值3'!I56,'漁業生產量值-漁業種類別魚類別生產量值3'!K56,'漁業生產量值-漁業種類別魚類別生產量值3'!M56,'漁業生產量值-漁業種類別魚類別生產量值3'!O56)&#10;     + SUM('漁業生產量值-漁業種類別魚類別生產量值4'!C56,'漁業生產量值-漁業種類別魚類別生產量值4'!E56,'漁業生產量值-漁業種類別魚類別生產量值4'!G56,'漁業生產量值-漁業種類別魚類別生產量值4'!I56)&#10;  + SUM('漁業生產量值-漁業種類別魚類別生產量值5'!E56,'漁業生產量值-漁業種類別魚類別生產量值5'!G56,'漁業生產量值-漁業種類別魚類別生產量值5'!I56,'漁業生產量值-漁業種類別魚類別生產量值5'!K56,'漁業生產量值-漁業種類別魚類別生產量值5'!M56,'漁業生產量值-漁業種類別魚類別生產量值5'!O56)&#10;  + 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  + SUM('漁業生產量值-漁業種類別魚類別生產量值9'!O56)&#10;  + SUM('漁業生產量值-漁業種類別魚類別生產量值10'!K56,'漁業生產量值-漁業種類別魚類別生產量值10'!M56,'漁業生產量值-漁業種類別魚類別生產量值10'!O56)&#10;  + SUM('漁業生產量值-漁業種類別魚類別生產量值11'!C56,'漁業生產量值-漁業種類別魚類別生產量值11'!E56,'漁業生產量值-漁業種類別魚類別生產量值11'!M56)&#10;  + SUM('漁業生產量值-漁業種類別魚類別生產量值13'!I56)&#10;  + SUM('漁業生產量值-漁業種類別魚類別生產量值14'!G56,'漁業生產量值-漁業種類別魚類別生產量值14'!I56,'漁業生產量值-漁業種類別魚類別生產量值14'!K56)&#10;  ))" table:style-name="ce19">
            <text:p>53<text:s/></text:p>
          </table:table-cell>
          <table:table-cell office:value-type="float" office:value="4151.7" table:formula="msoxl:=IF( (SUM(H56,J56)&#10;     + SUM('漁業生產量值-漁業種類別魚類別生產量值1'!F56,'漁業生產量值-漁業種類別魚類別生產量值1'!H56,'漁業生產量值-漁業種類別魚類別生產量值1'!J56)&#10;     + SUM('漁業生產量值-漁業種類別魚類別生產量值2'!D56,'漁業生產量值-漁業種類別魚類別生產量值2'!F56,'漁業生產量值-漁業種類別魚類別生產量值2'!H56,'漁業生產量值-漁業種類別魚類別生產量值2'!J56)&#10;  + SUM('漁業生產量值-漁業種類別魚類別生產量值3'!F56,'漁業生產量值-漁業種類別魚類別生產量值3'!J56,'漁業生產量值-漁業種類別魚類別生產量值3'!L56,'漁業生產量值-漁業種類別魚類別生產量值3'!N56,'漁業生產量值-漁業種類別魚類別生產量值3'!P56)&#10;     + SUM('漁業生產量值-漁業種類別魚類別生產量值4'!D56,'漁業生產量值-漁業種類別魚類別生產量值4'!F56,'漁業生產量值-漁業種類別魚類別生產量值4'!H56,'漁業生產量值-漁業種類別魚類別生產量值4'!J56)&#10;  + SUM('漁業生產量值-漁業種類別魚類別生產量值5'!F56,'漁業生產量值-漁業種類別魚類別生產量值5'!H56,'漁業生產量值-漁業種類別魚類別生產量值5'!J56,'漁業生產量值-漁業種類別魚類別生產量值5'!L56,'漁業生產量值-漁業種類別魚類別生產量值5'!N56,'漁業生產量值-漁業種類別魚類別生產量值5'!P56)&#10;  + 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  + SUM('漁業生產量值-漁業種類別魚類別生產量值9'!P56)&#10;  + SUM('漁業生產量值-漁業種類別魚類別生產量值10'!L56,'漁業生產量值-漁業種類別魚類別生產量值10'!N56,'漁業生產量值-漁業種類別魚類別生產量值10'!P56)&#10;  + SUM('漁業生產量值-漁業種類別魚類別生產量值11'!D56,'漁業生產量值-漁業種類別魚類別生產量值11'!F56,'漁業生產量值-漁業種類別魚類別生產量值11'!N56)&#10;  + SUM('漁業生產量值-漁業種類別魚類別生產量值13'!J56)&#10;  + SUM('漁業生產量值-漁業種類別魚類別生產量值14'!H56,'漁業生產量值-漁業種類別魚類別生產量值14'!J56,'漁業生產量值-漁業種類別魚類別生產量值14'!L56)&#10;  )=0,&quot;-&quot;,(SUM(H56,J56)&#10;     + SUM('漁業生產量值-漁業種類別魚類別生產量值1'!F56,'漁業生產量值-漁業種類別魚類別生產量值1'!H56,'漁業生產量值-漁業種類別魚類別生產量值1'!J56)&#10;     + SUM('漁業生產量值-漁業種類別魚類別生產量值2'!D56,'漁業生產量值-漁業種類別魚類別生產量值2'!F56,'漁業生產量值-漁業種類別魚類別生產量值2'!H56,'漁業生產量值-漁業種類別魚類別生產量值2'!J56)&#10;  + SUM('漁業生產量值-漁業種類別魚類別生產量值3'!F56,'漁業生產量值-漁業種類別魚類別生產量值3'!J56,'漁業生產量值-漁業種類別魚類別生產量值3'!L56,'漁業生產量值-漁業種類別魚類別生產量值3'!N56,'漁業生產量值-漁業種類別魚類別生產量值3'!P56)&#10;     + SUM('漁業生產量值-漁業種類別魚類別生產量值4'!D56,'漁業生產量值-漁業種類別魚類別生產量值4'!F56,'漁業生產量值-漁業種類別魚類別生產量值4'!H56,'漁業生產量值-漁業種類別魚類別生產量值4'!J56)&#10;  + SUM('漁業生產量值-漁業種類別魚類別生產量值5'!F56,'漁業生產量值-漁業種類別魚類別生產量值5'!H56,'漁業生產量值-漁業種類別魚類別生產量值5'!J56,'漁業生產量值-漁業種類別魚類別生產量值5'!L56,'漁業生產量值-漁業種類別魚類別生產量值5'!N56,'漁業生產量值-漁業種類別魚類別生產量值5'!P56)&#10;  + 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  + SUM('漁業生產量值-漁業種類別魚類別生產量值9'!P56)&#10;  + SUM('漁業生產量值-漁業種類別魚類別生產量值10'!L56,'漁業生產量值-漁業種類別魚類別生產量值10'!N56,'漁業生產量值-漁業種類別魚類別生產量值10'!P56)&#10;  + SUM('漁業生產量值-漁業種類別魚類別生產量值11'!D56,'漁業生產量值-漁業種類別魚類別生產量值11'!F56,'漁業生產量值-漁業種類別魚類別生產量值11'!N56)&#10;  + SUM('漁業生產量值-漁業種類別魚類別生產量值13'!J56)&#10;  + SUM('漁業生產量值-漁業種類別魚類別生產量值14'!H56,'漁業生產量值-漁業種類別魚類別生產量值14'!J56,'漁業生產量值-漁業種類別魚類別生產量值14'!L56)&#10;  ))" table:style-name="ce19">
            <text:p>4,152<text:s/></text:p>
          </table:table-cell>
          <table:table-cell office:value-type="float" office:value="6.7" table:style-name="ce54">
            <text:p>7<text:s/></text:p>
          </table:table-cell>
          <table:table-cell office:value-type="float" office:value="469" table:style-name="ce54">
            <text:p>469<text:s/></text:p>
          </table:table-cell>
          <table:table-cell office:value-type="float" office:value="27.700000000000003" table:formula="msoxl:=IF(SUM(K56,M56,O56,'漁業生產量值-漁業種類別魚類別生產量值1'!C56)=0,&quot;-&quot;,SUM(K56,M56,O56,'漁業生產量值-漁業種類別魚類別生產量值1'!C56))" table:style-name="ce19">
            <text:p>28<text:s/></text:p>
          </table:table-cell>
          <table:table-cell office:value-type="float" office:value="2244.5" table:formula="msoxl:=IF(SUM(L56,N56,P56,'漁業生產量值-漁業種類別魚類別生產量值1'!D56)=0,&quot;-&quot;,SUM(L56,N56,P56,'漁業生產量值-漁業種類別魚類別生產量值1'!D56))" table:style-name="ce19">
            <text:p>2,245<text:s/></text:p>
          </table:table-cell>
          <table:table-cell office:value-type="float" office:value="6.7" table:style-name="ce54">
            <text:p>7<text:s/></text:p>
          </table:table-cell>
          <table:table-cell office:value-type="float" office:value="423.5" table:style-name="ce54">
            <text:p>42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9" table:style-name="ce54">
            <text:p>7<text:s/></text:p>
          </table:table-cell>
          <table:table-cell office:value-type="float" office:value="817.5" table:style-name="ce54">
            <text:p>818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57,I57)&#10;     + SUM('漁業生產量值-漁業種類別魚類別生產量值1'!E57,'漁業生產量值-漁業種類別魚類別生產量值1'!G57,'漁業生產量值-漁業種類別魚類別生產量值1'!I57)&#10;     + SUM('漁業生產量值-漁業種類別魚類別生產量值2'!C57,'漁業生產量值-漁業種類別魚類別生產量值2'!E57,'漁業生產量值-漁業種類別魚類別生產量值2'!G57,'漁業生產量值-漁業種類別魚類別生產量值2'!I57)&#10;  + SUM('漁業生產量值-漁業種類別魚類別生產量值3'!E57,'漁業生產量值-漁業種類別魚類別生產量值3'!I57,'漁業生產量值-漁業種類別魚類別生產量值3'!K57,'漁業生產量值-漁業種類別魚類別生產量值3'!M57,'漁業生產量值-漁業種類別魚類別生產量值3'!O57)&#10;     + SUM('漁業生產量值-漁業種類別魚類別生產量值4'!C57,'漁業生產量值-漁業種類別魚類別生產量值4'!E57,'漁業生產量值-漁業種類別魚類別生產量值4'!G57,'漁業生產量值-漁業種類別魚類別生產量值4'!I57)&#10;  + SUM('漁業生產量值-漁業種類別魚類別生產量值5'!E57,'漁業生產量值-漁業種類別魚類別生產量值5'!G57,'漁業生產量值-漁業種類別魚類別生產量值5'!I57,'漁業生產量值-漁業種類別魚類別生產量值5'!K57,'漁業生產量值-漁業種類別魚類別生產量值5'!M57,'漁業生產量值-漁業種類別魚類別生產量值5'!O57)&#10;  + 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  + SUM('漁業生產量值-漁業種類別魚類別生產量值9'!O57)&#10;  + SUM('漁業生產量值-漁業種類別魚類別生產量值10'!K57,'漁業生產量值-漁業種類別魚類別生產量值10'!M57,'漁業生產量值-漁業種類別魚類別生產量值10'!O57)&#10;  + SUM('漁業生產量值-漁業種類別魚類別生產量值11'!C57,'漁業生產量值-漁業種類別魚類別生產量值11'!E57,'漁業生產量值-漁業種類別魚類別生產量值11'!M57)&#10;  + SUM('漁業生產量值-漁業種類別魚類別生產量值13'!I57)&#10;  + SUM('漁業生產量值-漁業種類別魚類別生產量值14'!G57,'漁業生產量值-漁業種類別魚類別生產量值14'!I57,'漁業生產量值-漁業種類別魚類別生產量值14'!K57)&#10;  )=0,&quot;-&quot;,(SUM(G57,I57)&#10;     + SUM('漁業生產量值-漁業種類別魚類別生產量值1'!E57,'漁業生產量值-漁業種類別魚類別生產量值1'!G57,'漁業生產量值-漁業種類別魚類別生產量值1'!I57)&#10;     + SUM('漁業生產量值-漁業種類別魚類別生產量值2'!C57,'漁業生產量值-漁業種類別魚類別生產量值2'!E57,'漁業生產量值-漁業種類別魚類別生產量值2'!G57,'漁業生產量值-漁業種類別魚類別生產量值2'!I57)&#10;  + SUM('漁業生產量值-漁業種類別魚類別生產量值3'!E57,'漁業生產量值-漁業種類別魚類別生產量值3'!I57,'漁業生產量值-漁業種類別魚類別生產量值3'!K57,'漁業生產量值-漁業種類別魚類別生產量值3'!M57,'漁業生產量值-漁業種類別魚類別生產量值3'!O57)&#10;     + SUM('漁業生產量值-漁業種類別魚類別生產量值4'!C57,'漁業生產量值-漁業種類別魚類別生產量值4'!E57,'漁業生產量值-漁業種類別魚類別生產量值4'!G57,'漁業生產量值-漁業種類別魚類別生產量值4'!I57)&#10;  + SUM('漁業生產量值-漁業種類別魚類別生產量值5'!E57,'漁業生產量值-漁業種類別魚類別生產量值5'!G57,'漁業生產量值-漁業種類別魚類別生產量值5'!I57,'漁業生產量值-漁業種類別魚類別生產量值5'!K57,'漁業生產量值-漁業種類別魚類別生產量值5'!M57,'漁業生產量值-漁業種類別魚類別生產量值5'!O57)&#10;  + 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  + SUM('漁業生產量值-漁業種類別魚類別生產量值9'!O57)&#10;  + SUM('漁業生產量值-漁業種類別魚類別生產量值10'!K57,'漁業生產量值-漁業種類別魚類別生產量值10'!M57,'漁業生產量值-漁業種類別魚類別生產量值10'!O57)&#10;  + SUM('漁業生產量值-漁業種類別魚類別生產量值11'!C57,'漁業生產量值-漁業種類別魚類別生產量值11'!E57,'漁業生產量值-漁業種類別魚類別生產量值11'!M57)&#10;  + SUM('漁業生產量值-漁業種類別魚類別生產量值13'!I57)&#10;  + SUM('漁業生產量值-漁業種類別魚類別生產量值14'!G57,'漁業生產量值-漁業種類別魚類別生產量值14'!I57,'漁業生產量值-漁業種類別魚類別生產量值14'!K57)&#10;  ))" table:style-name="ce19">
            <text:p>-</text:p>
          </table:table-cell>
          <table:table-cell office:value-type="string" office:string-value="-" table:formula="msoxl:=IF( (SUM(H57,J57)&#10;     + SUM('漁業生產量值-漁業種類別魚類別生產量值1'!F57,'漁業生產量值-漁業種類別魚類別生產量值1'!H57,'漁業生產量值-漁業種類別魚類別生產量值1'!J57)&#10;     + SUM('漁業生產量值-漁業種類別魚類別生產量值2'!D57,'漁業生產量值-漁業種類別魚類別生產量值2'!F57,'漁業生產量值-漁業種類別魚類別生產量值2'!H57,'漁業生產量值-漁業種類別魚類別生產量值2'!J57)&#10;  + SUM('漁業生產量值-漁業種類別魚類別生產量值3'!F57,'漁業生產量值-漁業種類別魚類別生產量值3'!J57,'漁業生產量值-漁業種類別魚類別生產量值3'!L57,'漁業生產量值-漁業種類別魚類別生產量值3'!N57,'漁業生產量值-漁業種類別魚類別生產量值3'!P57)&#10;     + SUM('漁業生產量值-漁業種類別魚類別生產量值4'!D57,'漁業生產量值-漁業種類別魚類別生產量值4'!F57,'漁業生產量值-漁業種類別魚類別生產量值4'!H57,'漁業生產量值-漁業種類別魚類別生產量值4'!J57)&#10;  + SUM('漁業生產量值-漁業種類別魚類別生產量值5'!F57,'漁業生產量值-漁業種類別魚類別生產量值5'!H57,'漁業生產量值-漁業種類別魚類別生產量值5'!J57,'漁業生產量值-漁業種類別魚類別生產量值5'!L57,'漁業生產量值-漁業種類別魚類別生產量值5'!N57,'漁業生產量值-漁業種類別魚類別生產量值5'!P57)&#10;  + 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  + SUM('漁業生產量值-漁業種類別魚類別生產量值9'!P57)&#10;  + SUM('漁業生產量值-漁業種類別魚類別生產量值10'!L57,'漁業生產量值-漁業種類別魚類別生產量值10'!N57,'漁業生產量值-漁業種類別魚類別生產量值10'!P57)&#10;  + SUM('漁業生產量值-漁業種類別魚類別生產量值11'!D57,'漁業生產量值-漁業種類別魚類別生產量值11'!F57,'漁業生產量值-漁業種類別魚類別生產量值11'!N57)&#10;  + SUM('漁業生產量值-漁業種類別魚類別生產量值13'!J57)&#10;  + SUM('漁業生產量值-漁業種類別魚類別生產量值14'!H57,'漁業生產量值-漁業種類別魚類別生產量值14'!J57,'漁業生產量值-漁業種類別魚類別生產量值14'!L57)&#10;  )=0,&quot;-&quot;,(SUM(H57,J57)&#10;     + SUM('漁業生產量值-漁業種類別魚類別生產量值1'!F57,'漁業生產量值-漁業種類別魚類別生產量值1'!H57,'漁業生產量值-漁業種類別魚類別生產量值1'!J57)&#10;     + SUM('漁業生產量值-漁業種類別魚類別生產量值2'!D57,'漁業生產量值-漁業種類別魚類別生產量值2'!F57,'漁業生產量值-漁業種類別魚類別生產量值2'!H57,'漁業生產量值-漁業種類別魚類別生產量值2'!J57)&#10;  + SUM('漁業生產量值-漁業種類別魚類別生產量值3'!F57,'漁業生產量值-漁業種類別魚類別生產量值3'!J57,'漁業生產量值-漁業種類別魚類別生產量值3'!L57,'漁業生產量值-漁業種類別魚類別生產量值3'!N57,'漁業生產量值-漁業種類別魚類別生產量值3'!P57)&#10;     + SUM('漁業生產量值-漁業種類別魚類別生產量值4'!D57,'漁業生產量值-漁業種類別魚類別生產量值4'!F57,'漁業生產量值-漁業種類別魚類別生產量值4'!H57,'漁業生產量值-漁業種類別魚類別生產量值4'!J57)&#10;  + SUM('漁業生產量值-漁業種類別魚類別生產量值5'!F57,'漁業生產量值-漁業種類別魚類別生產量值5'!H57,'漁業生產量值-漁業種類別魚類別生產量值5'!J57,'漁業生產量值-漁業種類別魚類別生產量值5'!L57,'漁業生產量值-漁業種類別魚類別生產量值5'!N57,'漁業生產量值-漁業種類別魚類別生產量值5'!P57)&#10;  + 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  + SUM('漁業生產量值-漁業種類別魚類別生產量值9'!P57)&#10;  + SUM('漁業生產量值-漁業種類別魚類別生產量值10'!L57,'漁業生產量值-漁業種類別魚類別生產量值10'!N57,'漁業生產量值-漁業種類別魚類別生產量值10'!P57)&#10;  + SUM('漁業生產量值-漁業種類別魚類別生產量值11'!D57,'漁業生產量值-漁業種類別魚類別生產量值11'!F57,'漁業生產量值-漁業種類別魚類別生產量值11'!N57)&#10;  + SUM('漁業生產量值-漁業種類別魚類別生產量值13'!J57)&#10;  + SUM('漁業生產量值-漁業種類別魚類別生產量值14'!H57,'漁業生產量值-漁業種類別魚類別生產量值14'!J57,'漁業生產量值-漁業種類別魚類別生產量值14'!L57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1'!C57)=0,&quot;-&quot;,SUM(K57,M57,O57,'漁業生產量值-漁業種類別魚類別生產量值1'!C57))" table:style-name="ce19">
            <text:p>-</text:p>
          </table:table-cell>
          <table:table-cell office:value-type="string" office:string-value="-" table:formula="msoxl:=IF(SUM(L57,N57,P57,'漁業生產量值-漁業種類別魚類別生產量值1'!D57)=0,&quot;-&quot;,SUM(L57,N57,P57,'漁業生產量值-漁業種類別魚類別生產量值1'!D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290680.8175" table:formula="msoxl:=  IF(SUM(C59,C60,C61,C63)=0,IF(C62=0,&quot;-&quot;,C62),SUM(C59,C60,C61,C63))" table:style-name="ce54">
            <text:p>290,681<text:s/></text:p>
          </table:table-cell>
          <table:table-cell office:value-type="float" office:value="36384947.352260001" table:formula="msoxl:=  IF(SUM(D59:D63)=0,&quot;-&quot;,SUM(D59:D63))" table:style-name="ce54">
            <text:p>36,384,947<text:s/></text:p>
          </table:table-cell>
          <table:table-cell office:value-type="float" office:value="287518.93149999995" table:formula="msoxl:=IF( (SUM(G58,I58)&#10;     + SUM('漁業生產量值-漁業種類別魚類別生產量值1'!E58,'漁業生產量值-漁業種類別魚類別生產量值1'!G58,'漁業生產量值-漁業種類別魚類別生產量值1'!I58)&#10;     + SUM('漁業生產量值-漁業種類別魚類別生產量值2'!C58,'漁業生產量值-漁業種類別魚類別生產量值2'!E58,'漁業生產量值-漁業種類別魚類別生產量值2'!G58,'漁業生產量值-漁業種類別魚類別生產量值2'!I58)&#10;  + SUM('漁業生產量值-漁業種類別魚類別生產量值3'!E58,'漁業生產量值-漁業種類別魚類別生產量值3'!I58,'漁業生產量值-漁業種類別魚類別生產量值3'!K58,'漁業生產量值-漁業種類別魚類別生產量值3'!M58,'漁業生產量值-漁業種類別魚類別生產量值3'!O58)&#10;     + SUM('漁業生產量值-漁業種類別魚類別生產量值4'!C58,'漁業生產量值-漁業種類別魚類別生產量值4'!E58,'漁業生產量值-漁業種類別魚類別生產量值4'!G58,'漁業生產量值-漁業種類別魚類別生產量值4'!I58)&#10;  + SUM('漁業生產量值-漁業種類別魚類別生產量值5'!E58,'漁業生產量值-漁業種類別魚類別生產量值5'!G58,'漁業生產量值-漁業種類別魚類別生產量值5'!I58,'漁業生產量值-漁業種類別魚類別生產量值5'!K58,'漁業生產量值-漁業種類別魚類別生產量值5'!M58,'漁業生產量值-漁業種類別魚類別生產量值5'!O58)&#10;  + SUM('漁業生產量值-漁業種類別魚類別生產量值6'!C58,'漁業生產量值-漁業種類別魚類別生產量值6'!E58,'漁業生產量值-漁業種類別魚類別生產量值6'!G58,'漁業生產量值-漁業種類別魚類別生產量值6'!I58,'漁業生產量值-漁業種類別魚類別生產量值6'!K58,'漁業生產量值-漁業種類別魚類別生產量值6'!M58,'漁業生產量值-漁業種類別魚類別生產量值6'!O58)&#10;  + SUM('漁業生產量值-漁業種類別魚類別生產量值9'!O58)&#10;  + SUM('漁業生產量值-漁業種類別魚類別生產量值10'!K58,'漁業生產量值-漁業種類別魚類別生產量值10'!M58,'漁業生產量值-漁業種類別魚類別生產量值10'!O58)&#10;  + SUM('漁業生產量值-漁業種類別魚類別生產量值11'!C58,'漁業生產量值-漁業種類別魚類別生產量值11'!E58,'漁業生產量值-漁業種類別魚類別生產量值11'!M58)&#10;  + SUM('漁業生產量值-漁業種類別魚類別生產量值13'!I58)&#10;  + SUM('漁業生產量值-漁業種類別魚類別生產量值14'!G58,'漁業生產量值-漁業種類別魚類別生產量值14'!I58,'漁業生產量值-漁業種類別魚類別生產量值14'!K58)&#10;  )=0,&quot;-&quot;,(SUM(G58,I58)&#10;     + SUM('漁業生產量值-漁業種類別魚類別生產量值1'!E58,'漁業生產量值-漁業種類別魚類別生產量值1'!G58,'漁業生產量值-漁業種類別魚類別生產量值1'!I58)&#10;     + SUM('漁業生產量值-漁業種類別魚類別生產量值2'!C58,'漁業生產量值-漁業種類別魚類別生產量值2'!E58,'漁業生產量值-漁業種類別魚類別生產量值2'!G58,'漁業生產量值-漁業種類別魚類別生產量值2'!I58)&#10;  + SUM('漁業生產量值-漁業種類別魚類別生產量值3'!E58,'漁業生產量值-漁業種類別魚類別生產量值3'!I58,'漁業生產量值-漁業種類別魚類別生產量值3'!K58,'漁業生產量值-漁業種類別魚類別生產量值3'!M58,'漁業生產量值-漁業種類別魚類別生產量值3'!O58)&#10;     + SUM('漁業生產量值-漁業種類別魚類別生產量值4'!C58,'漁業生產量值-漁業種類別魚類別生產量值4'!E58,'漁業生產量值-漁業種類別魚類別生產量值4'!G58,'漁業生產量值-漁業種類別魚類別生產量值4'!I58)&#10;  + SUM('漁業生產量值-漁業種類別魚類別生產量值5'!E58,'漁業生產量值-漁業種類別魚類別生產量值5'!G58,'漁業生產量值-漁業種類別魚類別生產量值5'!I58,'漁業生產量值-漁業種類別魚類別生產量值5'!K58,'漁業生產量值-漁業種類別魚類別生產量值5'!M58,'漁業生產量值-漁業種類別魚類別生產量值5'!O58)&#10;  + SUM('漁業生產量值-漁業種類別魚類別生產量值6'!C58,'漁業生產量值-漁業種類別魚類別生產量值6'!E58,'漁業生產量值-漁業種類別魚類別生產量值6'!G58,'漁業生產量值-漁業種類別魚類別生產量值6'!I58,'漁業生產量值-漁業種類別魚類別生產量值6'!K58,'漁業生產量值-漁業種類別魚類別生產量值6'!M58,'漁業生產量值-漁業種類別魚類別生產量值6'!O58)&#10;  + SUM('漁業生產量值-漁業種類別魚類別生產量值9'!O58)&#10;  + SUM('漁業生產量值-漁業種類別魚類別生產量值10'!K58,'漁業生產量值-漁業種類別魚類別生產量值10'!M58,'漁業生產量值-漁業種類別魚類別生產量值10'!O58)&#10;  + SUM('漁業生產量值-漁業種類別魚類別生產量值11'!C58,'漁業生產量值-漁業種類別魚類別生產量值11'!E58,'漁業生產量值-漁業種類別魚類別生產量值11'!M58)&#10;  + SUM('漁業生產量值-漁業種類別魚類別生產量值13'!I58)&#10;  + SUM('漁業生產量值-漁業種類別魚類別生產量值14'!G58,'漁業生產量值-漁業種類別魚類別生產量值14'!I58,'漁業生產量值-漁業種類別魚類別生產量值14'!K58)&#10;  ))" table:style-name="ce19">
            <text:p>287,519<text:s/></text:p>
          </table:table-cell>
          <table:table-cell office:value-type="float" office:value="34524013.148139998" table:formula="msoxl:=IF( (SUM(H58,J58)&#10;     + SUM('漁業生產量值-漁業種類別魚類別生產量值1'!F58,'漁業生產量值-漁業種類別魚類別生產量值1'!H58,'漁業生產量值-漁業種類別魚類別生產量值1'!J58)&#10;     + SUM('漁業生產量值-漁業種類別魚類別生產量值2'!D58,'漁業生產量值-漁業種類別魚類別生產量值2'!F58,'漁業生產量值-漁業種類別魚類別生產量值2'!H58,'漁業生產量值-漁業種類別魚類別生產量值2'!J58)&#10;  + SUM('漁業生產量值-漁業種類別魚類別生產量值3'!F58,'漁業生產量值-漁業種類別魚類別生產量值3'!J58,'漁業生產量值-漁業種類別魚類別生產量值3'!L58,'漁業生產量值-漁業種類別魚類別生產量值3'!N58,'漁業生產量值-漁業種類別魚類別生產量值3'!P58)&#10;     + SUM('漁業生產量值-漁業種類別魚類別生產量值4'!D58,'漁業生產量值-漁業種類別魚類別生產量值4'!F58,'漁業生產量值-漁業種類別魚類別生產量值4'!H58,'漁業生產量值-漁業種類別魚類別生產量值4'!J58)&#10;  + SUM('漁業生產量值-漁業種類別魚類別生產量值5'!F58,'漁業生產量值-漁業種類別魚類別生產量值5'!H58,'漁業生產量值-漁業種類別魚類別生產量值5'!J58,'漁業生產量值-漁業種類別魚類別生產量值5'!L58,'漁業生產量值-漁業種類別魚類別生產量值5'!N58,'漁業生產量值-漁業種類別魚類別生產量值5'!P58)&#10;  + SUM('漁業生產量值-漁業種類別魚類別生產量值6'!D58,'漁業生產量值-漁業種類別魚類別生產量值6'!F58,'漁業生產量值-漁業種類別魚類別生產量值6'!H58,'漁業生產量值-漁業種類別魚類別生產量值6'!J58,'漁業生產量值-漁業種類別魚類別生產量值6'!L58,'漁業生產量值-漁業種類別魚類別生產量值6'!N58,'漁業生產量值-漁業種類別魚類別生產量值6'!P58)&#10;  + SUM('漁業生產量值-漁業種類別魚類別生產量值9'!P58)&#10;  + SUM('漁業生產量值-漁業種類別魚類別生產量值10'!L58,'漁業生產量值-漁業種類別魚類別生產量值10'!N58,'漁業生產量值-漁業種類別魚類別生產量值10'!P58)&#10;  + SUM('漁業生產量值-漁業種類別魚類別生產量值11'!D58,'漁業生產量值-漁業種類別魚類別生產量值11'!F58,'漁業生產量值-漁業種類別魚類別生產量值11'!N58)&#10;  + SUM('漁業生產量值-漁業種類別魚類別生產量值13'!J58)&#10;  + SUM('漁業生產量值-漁業種類別魚類別生產量值14'!H58,'漁業生產量值-漁業種類別魚類別生產量值14'!J58,'漁業生產量值-漁業種類別魚類別生產量值14'!L58)&#10;  )=0,&quot;-&quot;,(SUM(H58,J58)&#10;     + SUM('漁業生產量值-漁業種類別魚類別生產量值1'!F58,'漁業生產量值-漁業種類別魚類別生產量值1'!H58,'漁業生產量值-漁業種類別魚類別生產量值1'!J58)&#10;     + SUM('漁業生產量值-漁業種類別魚類別生產量值2'!D58,'漁業生產量值-漁業種類別魚類別生產量值2'!F58,'漁業生產量值-漁業種類別魚類別生產量值2'!H58,'漁業生產量值-漁業種類別魚類別生產量值2'!J58)&#10;  + SUM('漁業生產量值-漁業種類別魚類別生產量值3'!F58,'漁業生產量值-漁業種類別魚類別生產量值3'!J58,'漁業生產量值-漁業種類別魚類別生產量值3'!L58,'漁業生產量值-漁業種類別魚類別生產量值3'!N58,'漁業生產量值-漁業種類別魚類別生產量值3'!P58)&#10;     + SUM('漁業生產量值-漁業種類別魚類別生產量值4'!D58,'漁業生產量值-漁業種類別魚類別生產量值4'!F58,'漁業生產量值-漁業種類別魚類別生產量值4'!H58,'漁業生產量值-漁業種類別魚類別生產量值4'!J58)&#10;  + SUM('漁業生產量值-漁業種類別魚類別生產量值5'!F58,'漁業生產量值-漁業種類別魚類別生產量值5'!H58,'漁業生產量值-漁業種類別魚類別生產量值5'!J58,'漁業生產量值-漁業種類別魚類別生產量值5'!L58,'漁業生產量值-漁業種類別魚類別生產量值5'!N58,'漁業生產量值-漁業種類別魚類別生產量值5'!P58)&#10;  + SUM('漁業生產量值-漁業種類別魚類別生產量值6'!D58,'漁業生產量值-漁業種類別魚類別生產量值6'!F58,'漁業生產量值-漁業種類別魚類別生產量值6'!H58,'漁業生產量值-漁業種類別魚類別生產量值6'!J58,'漁業生產量值-漁業種類別魚類別生產量值6'!L58,'漁業生產量值-漁業種類別魚類別生產量值6'!N58,'漁業生產量值-漁業種類別魚類別生產量值6'!P58)&#10;  + SUM('漁業生產量值-漁業種類別魚類別生產量值9'!P58)&#10;  + SUM('漁業生產量值-漁業種類別魚類別生產量值10'!L58,'漁業生產量值-漁業種類別魚類別生產量值10'!N58,'漁業生產量值-漁業種類別魚類別生產量值10'!P58)&#10;  + SUM('漁業生產量值-漁業種類別魚類別生產量值11'!D58,'漁業生產量值-漁業種類別魚類別生產量值11'!F58,'漁業生產量值-漁業種類別魚類別生產量值11'!N58)&#10;  + SUM('漁業生產量值-漁業種類別魚類別生產量值13'!J58)&#10;  + SUM('漁業生產量值-漁業種類別魚類別生產量值14'!H58,'漁業生產量值-漁業種類別魚類別生產量值14'!J58,'漁業生產量值-漁業種類別魚類別生產量值14'!L58)&#10;  ))" table:style-name="ce19">
            <text:p>34,524,013<text:s/></text:p>
          </table:table-cell>
          <table:table-cell office:value-type="float" office:value="67220.581999999995" table:formula="msoxl:=  IF(SUM(G59,G60,G61,G63)=0,IF(G62=0,&quot;-&quot;,G62),SUM(G59,G60,G61,G63))" table:style-name="ce54">
            <text:p>67,221<text:s/></text:p>
          </table:table-cell>
          <table:table-cell office:value-type="float" office:value="3225842.0793400002" table:formula="msoxl:=  IF(SUM(H59:H63)=0,&quot;-&quot;,SUM(H59:H63))" table:style-name="ce54">
            <text:p>3,225,842<text:s/></text:p>
          </table:table-cell>
          <table:table-cell office:value-type="float" office:value="4051.1788000000001" table:formula="msoxl:=IF(SUM(K58,M58,O58,'漁業生產量值-漁業種類別魚類別生產量值1'!C58)=0,&quot;-&quot;,SUM(K58,M58,O58,'漁業生產量值-漁業種類別魚類別生產量值1'!C58))" table:style-name="ce19">
            <text:p>4,051<text:s/></text:p>
          </table:table-cell>
          <table:table-cell office:value-type="float" office:value="238793.27029000001" table:formula="msoxl:=IF(SUM(L58,N58,P58,'漁業生產量值-漁業種類別魚類別生產量值1'!D58)=0,&quot;-&quot;,SUM(L58,N58,P58,'漁業生產量值-漁業種類別魚類別生產量值1'!D58))" table:style-name="ce19">
            <text:p>238,793<text:s/></text:p>
          </table:table-cell>
          <table:table-cell office:value-type="float" office:value="995.10300000000007" table:formula="msoxl:=  IF(SUM(K59,K60,K61,K63)=0,IF(K62=0,&quot;-&quot;,K62),SUM(K59,K60,K61,K63))" table:style-name="ce54">
            <text:p>995<text:s/></text:p>
          </table:table-cell>
          <table:table-cell office:value-type="float" office:value="32138.966" table:formula="msoxl:=  IF(SUM(L59:L63)=0,&quot;-&quot;,SUM(L59:L63))" table:style-name="ce54">
            <text:p>32,139<text:s/></text:p>
          </table:table-cell>
          <table:table-cell office:value-type="float" office:value="590.62819999999999" table:formula="msoxl:=  IF(SUM(M59,M60,M61,M63)=0,IF(M62=0,&quot;-&quot;,M62),SUM(M59,M60,M61,M63))" table:style-name="ce54">
            <text:p>591<text:s/></text:p>
          </table:table-cell>
          <table:table-cell office:value-type="float" office:value="41509.893410000004" table:formula="msoxl:=  IF(SUM(N59:N63)=0,&quot;-&quot;,SUM(N59:N63))" table:style-name="ce54">
            <text:p>41,510<text:s/></text:p>
          </table:table-cell>
          <table:table-cell office:value-type="float" office:value="1447.143" table:formula="msoxl:=  IF(SUM(O59,O60,O61,O63)=0,IF(O62=0,&quot;-&quot;,O62),SUM(O59,O60,O61,O63))" table:style-name="ce54">
            <text:p>1,447<text:s/></text:p>
          </table:table-cell>
          <table:table-cell office:value-type="float" office:value="100914.77439999999" table:formula="msoxl:=  IF(SUM(P59:P63)=0,&quot;-&quot;,SUM(P59:P63))" table:style-name="ce54">
            <text:p>100,915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149017.79459999999" table:style-name="ce54">
            <text:p>149,018<text:s/></text:p>
          </table:table-cell>
          <table:table-cell office:value-type="float" office:value="15151892.71178" table:style-name="ce54">
            <text:p>15,151,893<text:s/></text:p>
          </table:table-cell>
          <table:table-cell office:value-type="float" office:value="147345.70759999999" table:formula="msoxl:=IF( (SUM(G59,I59)&#10;     + SUM('漁業生產量值-漁業種類別魚類別生產量值1'!E59,'漁業生產量值-漁業種類別魚類別生產量值1'!G59,'漁業生產量值-漁業種類別魚類別生產量值1'!I59)&#10;     + SUM('漁業生產量值-漁業種類別魚類別生產量值2'!C59,'漁業生產量值-漁業種類別魚類別生產量值2'!E59,'漁業生產量值-漁業種類別魚類別生產量值2'!G59,'漁業生產量值-漁業種類別魚類別生產量值2'!I59)&#10;  + SUM('漁業生產量值-漁業種類別魚類別生產量值3'!E59,'漁業生產量值-漁業種類別魚類別生產量值3'!I59,'漁業生產量值-漁業種類別魚類別生產量值3'!K59,'漁業生產量值-漁業種類別魚類別生產量值3'!M59,'漁業生產量值-漁業種類別魚類別生產量值3'!O59)&#10;     + SUM('漁業生產量值-漁業種類別魚類別生產量值4'!C59,'漁業生產量值-漁業種類別魚類別生產量值4'!E59,'漁業生產量值-漁業種類別魚類別生產量值4'!G59,'漁業生產量值-漁業種類別魚類別生產量值4'!I59)&#10;  + SUM('漁業生產量值-漁業種類別魚類別生產量值5'!E59,'漁業生產量值-漁業種類別魚類別生產量值5'!G59,'漁業生產量值-漁業種類別魚類別生產量值5'!I59,'漁業生產量值-漁業種類別魚類別生產量值5'!K59,'漁業生產量值-漁業種類別魚類別生產量值5'!M59,'漁業生產量值-漁業種類別魚類別生產量值5'!O59)&#10;  + 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  + SUM('漁業生產量值-漁業種類別魚類別生產量值9'!O59)&#10;  + SUM('漁業生產量值-漁業種類別魚類別生產量值10'!K59,'漁業生產量值-漁業種類別魚類別生產量值10'!M59,'漁業生產量值-漁業種類別魚類別生產量值10'!O59)&#10;  + SUM('漁業生產量值-漁業種類別魚類別生產量值11'!C59,'漁業生產量值-漁業種類別魚類別生產量值11'!E59,'漁業生產量值-漁業種類別魚類別生產量值11'!M59)&#10;  + SUM('漁業生產量值-漁業種類別魚類別生產量值13'!I59)&#10;  + SUM('漁業生產量值-漁業種類別魚類別生產量值14'!G59,'漁業生產量值-漁業種類別魚類別生產量值14'!I59,'漁業生產量值-漁業種類別魚類別生產量值14'!K59)&#10;  )=0,&quot;-&quot;,(SUM(G59,I59)&#10;     + SUM('漁業生產量值-漁業種類別魚類別生產量值1'!E59,'漁業生產量值-漁業種類別魚類別生產量值1'!G59,'漁業生產量值-漁業種類別魚類別生產量值1'!I59)&#10;     + SUM('漁業生產量值-漁業種類別魚類別生產量值2'!C59,'漁業生產量值-漁業種類別魚類別生產量值2'!E59,'漁業生產量值-漁業種類別魚類別生產量值2'!G59,'漁業生產量值-漁業種類別魚類別生產量值2'!I59)&#10;  + SUM('漁業生產量值-漁業種類別魚類別生產量值3'!E59,'漁業生產量值-漁業種類別魚類別生產量值3'!I59,'漁業生產量值-漁業種類別魚類別生產量值3'!K59,'漁業生產量值-漁業種類別魚類別生產量值3'!M59,'漁業生產量值-漁業種類別魚類別生產量值3'!O59)&#10;     + SUM('漁業生產量值-漁業種類別魚類別生產量值4'!C59,'漁業生產量值-漁業種類別魚類別生產量值4'!E59,'漁業生產量值-漁業種類別魚類別生產量值4'!G59,'漁業生產量值-漁業種類別魚類別生產量值4'!I59)&#10;  + SUM('漁業生產量值-漁業種類別魚類別生產量值5'!E59,'漁業生產量值-漁業種類別魚類別生產量值5'!G59,'漁業生產量值-漁業種類別魚類別生產量值5'!I59,'漁業生產量值-漁業種類別魚類別生產量值5'!K59,'漁業生產量值-漁業種類別魚類別生產量值5'!M59,'漁業生產量值-漁業種類別魚類別生產量值5'!O59)&#10;  + 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  + SUM('漁業生產量值-漁業種類別魚類別生產量值9'!O59)&#10;  + SUM('漁業生產量值-漁業種類別魚類別生產量值10'!K59,'漁業生產量值-漁業種類別魚類別生產量值10'!M59,'漁業生產量值-漁業種類別魚類別生產量值10'!O59)&#10;  + SUM('漁業生產量值-漁業種類別魚類別生產量值11'!C59,'漁業生產量值-漁業種類別魚類別生產量值11'!E59,'漁業生產量值-漁業種類別魚類別生產量值11'!M59)&#10;  + SUM('漁業生產量值-漁業種類別魚類別生產量值13'!I59)&#10;  + SUM('漁業生產量值-漁業種類別魚類別生產量值14'!G59,'漁業生產量值-漁業種類別魚類別生產量值14'!I59,'漁業生產量值-漁業種類別魚類別生產量值14'!K59)&#10;  ))" table:style-name="ce19">
            <text:p>147,346<text:s/></text:p>
          </table:table-cell>
          <table:table-cell office:value-type="float" office:value="14735361.33708" table:formula="msoxl:=IF( (SUM(H59,J59)&#10;     + SUM('漁業生產量值-漁業種類別魚類別生產量值1'!F59,'漁業生產量值-漁業種類別魚類別生產量值1'!H59,'漁業生產量值-漁業種類別魚類別生產量值1'!J59)&#10;     + SUM('漁業生產量值-漁業種類別魚類別生產量值2'!D59,'漁業生產量值-漁業種類別魚類別生產量值2'!F59,'漁業生產量值-漁業種類別魚類別生產量值2'!H59,'漁業生產量值-漁業種類別魚類別生產量值2'!J59)&#10;  + SUM('漁業生產量值-漁業種類別魚類別生產量值3'!F59,'漁業生產量值-漁業種類別魚類別生產量值3'!J59,'漁業生產量值-漁業種類別魚類別生產量值3'!L59,'漁業生產量值-漁業種類別魚類別生產量值3'!N59,'漁業生產量值-漁業種類別魚類別生產量值3'!P59)&#10;     + SUM('漁業生產量值-漁業種類別魚類別生產量值4'!D59,'漁業生產量值-漁業種類別魚類別生產量值4'!F59,'漁業生產量值-漁業種類別魚類別生產量值4'!H59,'漁業生產量值-漁業種類別魚類別生產量值4'!J59)&#10;  + SUM('漁業生產量值-漁業種類別魚類別生產量值5'!F59,'漁業生產量值-漁業種類別魚類別生產量值5'!H59,'漁業生產量值-漁業種類別魚類別生產量值5'!J59,'漁業生產量值-漁業種類別魚類別生產量值5'!L59,'漁業生產量值-漁業種類別魚類別生產量值5'!N59,'漁業生產量值-漁業種類別魚類別生產量值5'!P59)&#10;  + 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  + SUM('漁業生產量值-漁業種類別魚類別生產量值9'!P59)&#10;  + SUM('漁業生產量值-漁業種類別魚類別生產量值10'!L59,'漁業生產量值-漁業種類別魚類別生產量值10'!N59,'漁業生產量值-漁業種類別魚類別生產量值10'!P59)&#10;  + SUM('漁業生產量值-漁業種類別魚類別生產量值11'!D59,'漁業生產量值-漁業種類別魚類別生產量值11'!F59,'漁業生產量值-漁業種類別魚類別生產量值11'!N59)&#10;  + SUM('漁業生產量值-漁業種類別魚類別生產量值13'!J59)&#10;  + SUM('漁業生產量值-漁業種類別魚類別生產量值14'!H59,'漁業生產量值-漁業種類別魚類別生產量值14'!J59,'漁業生產量值-漁業種類別魚類別生產量值14'!L59)&#10;  )=0,&quot;-&quot;,(SUM(H59,J59)&#10;     + SUM('漁業生產量值-漁業種類別魚類別生產量值1'!F59,'漁業生產量值-漁業種類別魚類別生產量值1'!H59,'漁業生產量值-漁業種類別魚類別生產量值1'!J59)&#10;     + SUM('漁業生產量值-漁業種類別魚類別生產量值2'!D59,'漁業生產量值-漁業種類別魚類別生產量值2'!F59,'漁業生產量值-漁業種類別魚類別生產量值2'!H59,'漁業生產量值-漁業種類別魚類別生產量值2'!J59)&#10;  + SUM('漁業生產量值-漁業種類別魚類別生產量值3'!F59,'漁業生產量值-漁業種類別魚類別生產量值3'!J59,'漁業生產量值-漁業種類別魚類別生產量值3'!L59,'漁業生產量值-漁業種類別魚類別生產量值3'!N59,'漁業生產量值-漁業種類別魚類別生產量值3'!P59)&#10;     + SUM('漁業生產量值-漁業種類別魚類別生產量值4'!D59,'漁業生產量值-漁業種類別魚類別生產量值4'!F59,'漁業生產量值-漁業種類別魚類別生產量值4'!H59,'漁業生產量值-漁業種類別魚類別生產量值4'!J59)&#10;  + SUM('漁業生產量值-漁業種類別魚類別生產量值5'!F59,'漁業生產量值-漁業種類別魚類別生產量值5'!H59,'漁業生產量值-漁業種類別魚類別生產量值5'!J59,'漁業生產量值-漁業種類別魚類別生產量值5'!L59,'漁業生產量值-漁業種類別魚類別生產量值5'!N59,'漁業生產量值-漁業種類別魚類別生產量值5'!P59)&#10;  + 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  + SUM('漁業生產量值-漁業種類別魚類別生產量值9'!P59)&#10;  + SUM('漁業生產量值-漁業種類別魚類別生產量值10'!L59,'漁業生產量值-漁業種類別魚類別生產量值10'!N59,'漁業生產量值-漁業種類別魚類別生產量值10'!P59)&#10;  + SUM('漁業生產量值-漁業種類別魚類別生產量值11'!D59,'漁業生產量值-漁業種類別魚類別生產量值11'!F59,'漁業生產量值-漁業種類別魚類別生產量值11'!N59)&#10;  + SUM('漁業生產量值-漁業種類別魚類別生產量值13'!J59)&#10;  + SUM('漁業生產量值-漁業種類別魚類別生產量值14'!H59,'漁業生產量值-漁業種類別魚類別生產量值14'!J59,'漁業生產量值-漁業種類別魚類別生產量值14'!L59)&#10;  ))" table:style-name="ce19">
            <text:p>14,735,361<text:s/></text:p>
          </table:table-cell>
          <table:table-cell office:value-type="float" office:value="13756.198" table:style-name="ce54">
            <text:p>13,756<text:s/></text:p>
          </table:table-cell>
          <table:table-cell office:value-type="float" office:value="672760.73899999994" table:style-name="ce54">
            <text:p>672,761<text:s/></text:p>
          </table:table-cell>
          <table:table-cell office:value-type="string" office:string-value="-" table:formula="msoxl:=IF(SUM(K59,M59,O59,'漁業生產量值-漁業種類別魚類別生產量值1'!C59)=0,&quot;-&quot;,SUM(K59,M59,O59,'漁業生產量值-漁業種類別魚類別生產量值1'!C59))" table:style-name="ce19">
            <text:p>-</text:p>
          </table:table-cell>
          <table:table-cell office:value-type="string" office:string-value="-" table:formula="msoxl:=IF(SUM(L59,N59,P59,'漁業生產量值-漁業種類別魚類別生產量值1'!D59)=0,&quot;-&quot;,SUM(L59,N59,P59,'漁業生產量值-漁業種類別魚類別生產量值1'!D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139733.4614" table:style-name="ce54">
            <text:p>139,733<text:s/></text:p>
          </table:table-cell>
          <table:table-cell office:value-type="float" office:value="19842522.808010001" table:style-name="ce54">
            <text:p>19,842,523<text:s/></text:p>
          </table:table-cell>
          <table:table-cell office:value-type="float" office:value="138279.47339999999" table:formula="msoxl:=IF( (SUM(G60,I60)&#10;     + SUM('漁業生產量值-漁業種類別魚類別生產量值1'!E60,'漁業生產量值-漁業種類別魚類別生產量值1'!G60,'漁業生產量值-漁業種類別魚類別生產量值1'!I60)&#10;     + SUM('漁業生產量值-漁業種類別魚類別生產量值2'!C60,'漁業生產量值-漁業種類別魚類別生產量值2'!E60,'漁業生產量值-漁業種類別魚類別生產量值2'!G60,'漁業生產量值-漁業種類別魚類別生產量值2'!I60)&#10;  + SUM('漁業生產量值-漁業種類別魚類別生產量值3'!E60,'漁業生產量值-漁業種類別魚類別生產量值3'!I60,'漁業生產量值-漁業種類別魚類別生產量值3'!K60,'漁業生產量值-漁業種類別魚類別生產量值3'!M60,'漁業生產量值-漁業種類別魚類別生產量值3'!O60)&#10;     + SUM('漁業生產量值-漁業種類別魚類別生產量值4'!C60,'漁業生產量值-漁業種類別魚類別生產量值4'!E60,'漁業生產量值-漁業種類別魚類別生產量值4'!G60,'漁業生產量值-漁業種類別魚類別生產量值4'!I60)&#10;  + SUM('漁業生產量值-漁業種類別魚類別生產量值5'!E60,'漁業生產量值-漁業種類別魚類別生產量值5'!G60,'漁業生產量值-漁業種類別魚類別生產量值5'!I60,'漁業生產量值-漁業種類別魚類別生產量值5'!K60,'漁業生產量值-漁業種類別魚類別生產量值5'!M60,'漁業生產量值-漁業種類別魚類別生產量值5'!O60)&#10;  + 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  + SUM('漁業生產量值-漁業種類別魚類別生產量值9'!O60)&#10;  + SUM('漁業生產量值-漁業種類別魚類別生產量值10'!K60,'漁業生產量值-漁業種類別魚類別生產量值10'!M60,'漁業生產量值-漁業種類別魚類別生產量值10'!O60)&#10;  + SUM('漁業生產量值-漁業種類別魚類別生產量值11'!C60,'漁業生產量值-漁業種類別魚類別生產量值11'!E60,'漁業生產量值-漁業種類別魚類別生產量值11'!M60)&#10;  + SUM('漁業生產量值-漁業種類別魚類別生產量值13'!I60)&#10;  + SUM('漁業生產量值-漁業種類別魚類別生產量值14'!G60,'漁業生產量值-漁業種類別魚類別生產量值14'!I60,'漁業生產量值-漁業種類別魚類別生產量值14'!K60)&#10;  )=0,&quot;-&quot;,(SUM(G60,I60)&#10;     + SUM('漁業生產量值-漁業種類別魚類別生產量值1'!E60,'漁業生產量值-漁業種類別魚類別生產量值1'!G60,'漁業生產量值-漁業種類別魚類別生產量值1'!I60)&#10;     + SUM('漁業生產量值-漁業種類別魚類別生產量值2'!C60,'漁業生產量值-漁業種類別魚類別生產量值2'!E60,'漁業生產量值-漁業種類別魚類別生產量值2'!G60,'漁業生產量值-漁業種類別魚類別生產量值2'!I60)&#10;  + SUM('漁業生產量值-漁業種類別魚類別生產量值3'!E60,'漁業生產量值-漁業種類別魚類別生產量值3'!I60,'漁業生產量值-漁業種類別魚類別生產量值3'!K60,'漁業生產量值-漁業種類別魚類別生產量值3'!M60,'漁業生產量值-漁業種類別魚類別生產量值3'!O60)&#10;     + SUM('漁業生產量值-漁業種類別魚類別生產量值4'!C60,'漁業生產量值-漁業種類別魚類別生產量值4'!E60,'漁業生產量值-漁業種類別魚類別生產量值4'!G60,'漁業生產量值-漁業種類別魚類別生產量值4'!I60)&#10;  + SUM('漁業生產量值-漁業種類別魚類別生產量值5'!E60,'漁業生產量值-漁業種類別魚類別生產量值5'!G60,'漁業生產量值-漁業種類別魚類別生產量值5'!I60,'漁業生產量值-漁業種類別魚類別生產量值5'!K60,'漁業生產量值-漁業種類別魚類別生產量值5'!M60,'漁業生產量值-漁業種類別魚類別生產量值5'!O60)&#10;  + 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  + SUM('漁業生產量值-漁業種類別魚類別生產量值9'!O60)&#10;  + SUM('漁業生產量值-漁業種類別魚類別生產量值10'!K60,'漁業生產量值-漁業種類別魚類別生產量值10'!M60,'漁業生產量值-漁業種類別魚類別生產量值10'!O60)&#10;  + SUM('漁業生產量值-漁業種類別魚類別生產量值11'!C60,'漁業生產量值-漁業種類別魚類別生產量值11'!E60,'漁業生產量值-漁業種類別魚類別生產量值11'!M60)&#10;  + SUM('漁業生產量值-漁業種類別魚類別生產量值13'!I60)&#10;  + SUM('漁業生產量值-漁業種類別魚類別生產量值14'!G60,'漁業生產量值-漁業種類別魚類別生產量值14'!I60,'漁業生產量值-漁業種類別魚類別生產量值14'!K60)&#10;  ))" table:style-name="ce19">
            <text:p>138,279<text:s/></text:p>
          </table:table-cell>
          <table:table-cell office:value-type="float" office:value="19685584.905210003" table:formula="msoxl:=IF( (SUM(H60,J60)&#10;     + SUM('漁業生產量值-漁業種類別魚類別生產量值1'!F60,'漁業生產量值-漁業種類別魚類別生產量值1'!H60,'漁業生產量值-漁業種類別魚類別生產量值1'!J60)&#10;     + SUM('漁業生產量值-漁業種類別魚類別生產量值2'!D60,'漁業生產量值-漁業種類別魚類別生產量值2'!F60,'漁業生產量值-漁業種類別魚類別生產量值2'!H60,'漁業生產量值-漁業種類別魚類別生產量值2'!J60)&#10;  + SUM('漁業生產量值-漁業種類別魚類別生產量值3'!F60,'漁業生產量值-漁業種類別魚類別生產量值3'!J60,'漁業生產量值-漁業種類別魚類別生產量值3'!L60,'漁業生產量值-漁業種類別魚類別生產量值3'!N60,'漁業生產量值-漁業種類別魚類別生產量值3'!P60)&#10;     + SUM('漁業生產量值-漁業種類別魚類別生產量值4'!D60,'漁業生產量值-漁業種類別魚類別生產量值4'!F60,'漁業生產量值-漁業種類別魚類別生產量值4'!H60,'漁業生產量值-漁業種類別魚類別生產量值4'!J60)&#10;  + SUM('漁業生產量值-漁業種類別魚類別生產量值5'!F60,'漁業生產量值-漁業種類別魚類別生產量值5'!H60,'漁業生產量值-漁業種類別魚類別生產量值5'!J60,'漁業生產量值-漁業種類別魚類別生產量值5'!L60,'漁業生產量值-漁業種類別魚類別生產量值5'!N60,'漁業生產量值-漁業種類別魚類別生產量值5'!P60)&#10;  + 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  + SUM('漁業生產量值-漁業種類別魚類別生產量值9'!P60)&#10;  + SUM('漁業生產量值-漁業種類別魚類別生產量值10'!L60,'漁業生產量值-漁業種類別魚類別生產量值10'!N60,'漁業生產量值-漁業種類別魚類別生產量值10'!P60)&#10;  + SUM('漁業生產量值-漁業種類別魚類別生產量值11'!D60,'漁業生產量值-漁業種類別魚類別生產量值11'!F60,'漁業生產量值-漁業種類別魚類別生產量值11'!N60)&#10;  + SUM('漁業生產量值-漁業種類別魚類別生產量值13'!J60)&#10;  + SUM('漁業生產量值-漁業種類別魚類別生產量值14'!H60,'漁業生產量值-漁業種類別魚類別生產量值14'!J60,'漁業生產量值-漁業種類別魚類別生產量值14'!L60)&#10;  )=0,&quot;-&quot;,(SUM(H60,J60)&#10;     + SUM('漁業生產量值-漁業種類別魚類別生產量值1'!F60,'漁業生產量值-漁業種類別魚類別生產量值1'!H60,'漁業生產量值-漁業種類別魚類別生產量值1'!J60)&#10;     + SUM('漁業生產量值-漁業種類別魚類別生產量值2'!D60,'漁業生產量值-漁業種類別魚類別生產量值2'!F60,'漁業生產量值-漁業種類別魚類別生產量值2'!H60,'漁業生產量值-漁業種類別魚類別生產量值2'!J60)&#10;  + SUM('漁業生產量值-漁業種類別魚類別生產量值3'!F60,'漁業生產量值-漁業種類別魚類別生產量值3'!J60,'漁業生產量值-漁業種類別魚類別生產量值3'!L60,'漁業生產量值-漁業種類別魚類別生產量值3'!N60,'漁業生產量值-漁業種類別魚類別生產量值3'!P60)&#10;     + SUM('漁業生產量值-漁業種類別魚類別生產量值4'!D60,'漁業生產量值-漁業種類別魚類別生產量值4'!F60,'漁業生產量值-漁業種類別魚類別生產量值4'!H60,'漁業生產量值-漁業種類別魚類別生產量值4'!J60)&#10;  + SUM('漁業生產量值-漁業種類別魚類別生產量值5'!F60,'漁業生產量值-漁業種類別魚類別生產量值5'!H60,'漁業生產量值-漁業種類別魚類別生產量值5'!J60,'漁業生產量值-漁業種類別魚類別生產量值5'!L60,'漁業生產量值-漁業種類別魚類別生產量值5'!N60,'漁業生產量值-漁業種類別魚類別生產量值5'!P60)&#10;  + 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  + SUM('漁業生產量值-漁業種類別魚類別生產量值9'!P60)&#10;  + SUM('漁業生產量值-漁業種類別魚類別生產量值10'!L60,'漁業生產量值-漁業種類別魚類別生產量值10'!N60,'漁業生產量值-漁業種類別魚類別生產量值10'!P60)&#10;  + SUM('漁業生產量值-漁業種類別魚類別生產量值11'!D60,'漁業生產量值-漁業種類別魚類別生產量值11'!F60,'漁業生產量值-漁業種類別魚類別生產量值11'!N60)&#10;  + SUM('漁業生產量值-漁業種類別魚類別生產量值13'!J60)&#10;  + SUM('漁業生產量值-漁業種類別魚類別生產量值14'!H60,'漁業生產量值-漁業種類別魚類別生產量值14'!J60,'漁業生產量值-漁業種類別魚類別生產量值14'!L60)&#10;  ))" table:style-name="ce19">
            <text:p>19,685,585<text:s/></text:p>
          </table:table-cell>
          <table:table-cell office:value-type="float" office:value="52009.648999999998" table:style-name="ce54">
            <text:p>52,010<text:s/></text:p>
          </table:table-cell>
          <table:table-cell office:value-type="float" office:value="2478728.6783400001" table:style-name="ce54">
            <text:p>2,478,729<text:s/></text:p>
          </table:table-cell>
          <table:table-cell office:value-type="float" office:value="3830.6528000000003" table:formula="msoxl:=IF(SUM(K60,M60,O60,'漁業生產量值-漁業種類別魚類別生產量值1'!C60)=0,&quot;-&quot;,SUM(K60,M60,O60,'漁業生產量值-漁業種類別魚類別生產量值1'!C60))" table:style-name="ce19">
            <text:p>3,831<text:s/></text:p>
          </table:table-cell>
          <table:table-cell office:value-type="float" office:value="223845.89399000001" table:formula="msoxl:=IF(SUM(L60,N60,P60,'漁業生產量值-漁業種類別魚類別生產量值1'!D60)=0,&quot;-&quot;,SUM(L60,N60,P60,'漁業生產量值-漁業種類別魚類別生產量值1'!D60))" table:style-name="ce19">
            <text:p>223,846<text:s/></text:p>
          </table:table-cell>
          <table:table-cell office:value-type="float" office:value="970.18700000000001" table:style-name="ce54">
            <text:p>970<text:s/></text:p>
          </table:table-cell>
          <table:table-cell office:value-type="float" office:value="30941.725999999999" table:style-name="ce54">
            <text:p>30,942<text:s/></text:p>
          </table:table-cell>
          <table:table-cell office:value-type="float" office:value="581.51919999999996" table:style-name="ce54">
            <text:p>582<text:s/></text:p>
          </table:table-cell>
          <table:table-cell office:value-type="float" office:value="40900.807110000002" table:style-name="ce54">
            <text:p>40,901<text:s/></text:p>
          </table:table-cell>
          <table:table-cell office:value-type="float" office:value="1368.8920000000001" table:style-name="ce54">
            <text:p>1,369<text:s/></text:p>
          </table:table-cell>
          <table:table-cell office:value-type="float" office:value="95103.286399999997" table:style-name="ce54">
            <text:p>95,103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61,I61)&#10;     + SUM('漁業生產量值-漁業種類別魚類別生產量值1'!E61,'漁業生產量值-漁業種類別魚類別生產量值1'!G61,'漁業生產量值-漁業種類別魚類別生產量值1'!I61)&#10;     + SUM('漁業生產量值-漁業種類別魚類別生產量值2'!C61,'漁業生產量值-漁業種類別魚類別生產量值2'!E61,'漁業生產量值-漁業種類別魚類別生產量值2'!G61,'漁業生產量值-漁業種類別魚類別生產量值2'!I61)&#10;  + SUM('漁業生產量值-漁業種類別魚類別生產量值3'!E61,'漁業生產量值-漁業種類別魚類別生產量值3'!I61,'漁業生產量值-漁業種類別魚類別生產量值3'!K61,'漁業生產量值-漁業種類別魚類別生產量值3'!M61,'漁業生產量值-漁業種類別魚類別生產量值3'!O61)&#10;     + SUM('漁業生產量值-漁業種類別魚類別生產量值4'!C61,'漁業生產量值-漁業種類別魚類別生產量值4'!E61,'漁業生產量值-漁業種類別魚類別生產量值4'!G61,'漁業生產量值-漁業種類別魚類別生產量值4'!I61)&#10;  + SUM('漁業生產量值-漁業種類別魚類別生產量值5'!E61,'漁業生產量值-漁業種類別魚類別生產量值5'!G61,'漁業生產量值-漁業種類別魚類別生產量值5'!I61,'漁業生產量值-漁業種類別魚類別生產量值5'!K61,'漁業生產量值-漁業種類別魚類別生產量值5'!M61,'漁業生產量值-漁業種類別魚類別生產量值5'!O61)&#10;  + 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  + SUM('漁業生產量值-漁業種類別魚類別生產量值9'!O61)&#10;  + SUM('漁業生產量值-漁業種類別魚類別生產量值10'!K61,'漁業生產量值-漁業種類別魚類別生產量值10'!M61,'漁業生產量值-漁業種類別魚類別生產量值10'!O61)&#10;  + SUM('漁業生產量值-漁業種類別魚類別生產量值11'!C61,'漁業生產量值-漁業種類別魚類別生產量值11'!E61,'漁業生產量值-漁業種類別魚類別生產量值11'!M61)&#10;  + SUM('漁業生產量值-漁業種類別魚類別生產量值13'!I61)&#10;  + SUM('漁業生產量值-漁業種類別魚類別生產量值14'!G61,'漁業生產量值-漁業種類別魚類別生產量值14'!I61,'漁業生產量值-漁業種類別魚類別生產量值14'!K61)&#10;  )=0,&quot;-&quot;,(SUM(G61,I61)&#10;     + SUM('漁業生產量值-漁業種類別魚類別生產量值1'!E61,'漁業生產量值-漁業種類別魚類別生產量值1'!G61,'漁業生產量值-漁業種類別魚類別生產量值1'!I61)&#10;     + SUM('漁業生產量值-漁業種類別魚類別生產量值2'!C61,'漁業生產量值-漁業種類別魚類別生產量值2'!E61,'漁業生產量值-漁業種類別魚類別生產量值2'!G61,'漁業生產量值-漁業種類別魚類別生產量值2'!I61)&#10;  + SUM('漁業生產量值-漁業種類別魚類別生產量值3'!E61,'漁業生產量值-漁業種類別魚類別生產量值3'!I61,'漁業生產量值-漁業種類別魚類別生產量值3'!K61,'漁業生產量值-漁業種類別魚類別生產量值3'!M61,'漁業生產量值-漁業種類別魚類別生產量值3'!O61)&#10;     + SUM('漁業生產量值-漁業種類別魚類別生產量值4'!C61,'漁業生產量值-漁業種類別魚類別生產量值4'!E61,'漁業生產量值-漁業種類別魚類別生產量值4'!G61,'漁業生產量值-漁業種類別魚類別生產量值4'!I61)&#10;  + SUM('漁業生產量值-漁業種類別魚類別生產量值5'!E61,'漁業生產量值-漁業種類別魚類別生產量值5'!G61,'漁業生產量值-漁業種類別魚類別生產量值5'!I61,'漁業生產量值-漁業種類別魚類別生產量值5'!K61,'漁業生產量值-漁業種類別魚類別生產量值5'!M61,'漁業生產量值-漁業種類別魚類別生產量值5'!O61)&#10;  + 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  + SUM('漁業生產量值-漁業種類別魚類別生產量值9'!O61)&#10;  + SUM('漁業生產量值-漁業種類別魚類別生產量值10'!K61,'漁業生產量值-漁業種類別魚類別生產量值10'!M61,'漁業生產量值-漁業種類別魚類別生產量值10'!O61)&#10;  + SUM('漁業生產量值-漁業種類別魚類別生產量值11'!C61,'漁業生產量值-漁業種類別魚類別生產量值11'!E61,'漁業生產量值-漁業種類別魚類別生產量值11'!M61)&#10;  + SUM('漁業生產量值-漁業種類別魚類別生產量值13'!I61)&#10;  + SUM('漁業生產量值-漁業種類別魚類別生產量值14'!G61,'漁業生產量值-漁業種類別魚類別生產量值14'!I61,'漁業生產量值-漁業種類別魚類別生產量值14'!K61)&#10;  ))" table:style-name="ce19">
            <text:p>-</text:p>
          </table:table-cell>
          <table:table-cell office:value-type="string" office:string-value="-" table:formula="msoxl:=IF( (SUM(H61,J61)&#10;     + SUM('漁業生產量值-漁業種類別魚類別生產量值1'!F61,'漁業生產量值-漁業種類別魚類別生產量值1'!H61,'漁業生產量值-漁業種類別魚類別生產量值1'!J61)&#10;     + SUM('漁業生產量值-漁業種類別魚類別生產量值2'!D61,'漁業生產量值-漁業種類別魚類別生產量值2'!F61,'漁業生產量值-漁業種類別魚類別生產量值2'!H61,'漁業生產量值-漁業種類別魚類別生產量值2'!J61)&#10;  + SUM('漁業生產量值-漁業種類別魚類別生產量值3'!F61,'漁業生產量值-漁業種類別魚類別生產量值3'!J61,'漁業生產量值-漁業種類別魚類別生產量值3'!L61,'漁業生產量值-漁業種類別魚類別生產量值3'!N61,'漁業生產量值-漁業種類別魚類別生產量值3'!P61)&#10;     + SUM('漁業生產量值-漁業種類別魚類別生產量值4'!D61,'漁業生產量值-漁業種類別魚類別生產量值4'!F61,'漁業生產量值-漁業種類別魚類別生產量值4'!H61,'漁業生產量值-漁業種類別魚類別生產量值4'!J61)&#10;  + SUM('漁業生產量值-漁業種類別魚類別生產量值5'!F61,'漁業生產量值-漁業種類別魚類別生產量值5'!H61,'漁業生產量值-漁業種類別魚類別生產量值5'!J61,'漁業生產量值-漁業種類別魚類別生產量值5'!L61,'漁業生產量值-漁業種類別魚類別生產量值5'!N61,'漁業生產量值-漁業種類別魚類別生產量值5'!P61)&#10;  + 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  + SUM('漁業生產量值-漁業種類別魚類別生產量值9'!P61)&#10;  + SUM('漁業生產量值-漁業種類別魚類別生產量值10'!L61,'漁業生產量值-漁業種類別魚類別生產量值10'!N61,'漁業生產量值-漁業種類別魚類別生產量值10'!P61)&#10;  + SUM('漁業生產量值-漁業種類別魚類別生產量值11'!D61,'漁業生產量值-漁業種類別魚類別生產量值11'!F61,'漁業生產量值-漁業種類別魚類別生產量值11'!N61)&#10;  + SUM('漁業生產量值-漁業種類別魚類別生產量值13'!J61)&#10;  + SUM('漁業生產量值-漁業種類別魚類別生產量值14'!H61,'漁業生產量值-漁業種類別魚類別生產量值14'!J61,'漁業生產量值-漁業種類別魚類別生產量值14'!L61)&#10;  )=0,&quot;-&quot;,(SUM(H61,J61)&#10;     + SUM('漁業生產量值-漁業種類別魚類別生產量值1'!F61,'漁業生產量值-漁業種類別魚類別生產量值1'!H61,'漁業生產量值-漁業種類別魚類別生產量值1'!J61)&#10;     + SUM('漁業生產量值-漁業種類別魚類別生產量值2'!D61,'漁業生產量值-漁業種類別魚類別生產量值2'!F61,'漁業生產量值-漁業種類別魚類別生產量值2'!H61,'漁業生產量值-漁業種類別魚類別生產量值2'!J61)&#10;  + SUM('漁業生產量值-漁業種類別魚類別生產量值3'!F61,'漁業生產量值-漁業種類別魚類別生產量值3'!J61,'漁業生產量值-漁業種類別魚類別生產量值3'!L61,'漁業生產量值-漁業種類別魚類別生產量值3'!N61,'漁業生產量值-漁業種類別魚類別生產量值3'!P61)&#10;     + SUM('漁業生產量值-漁業種類別魚類別生產量值4'!D61,'漁業生產量值-漁業種類別魚類別生產量值4'!F61,'漁業生產量值-漁業種類別魚類別生產量值4'!H61,'漁業生產量值-漁業種類別魚類別生產量值4'!J61)&#10;  + SUM('漁業生產量值-漁業種類別魚類別生產量值5'!F61,'漁業生產量值-漁業種類別魚類別生產量值5'!H61,'漁業生產量值-漁業種類別魚類別生產量值5'!J61,'漁業生產量值-漁業種類別魚類別生產量值5'!L61,'漁業生產量值-漁業種類別魚類別生產量值5'!N61,'漁業生產量值-漁業種類別魚類別生產量值5'!P61)&#10;  + 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  + SUM('漁業生產量值-漁業種類別魚類別生產量值9'!P61)&#10;  + SUM('漁業生產量值-漁業種類別魚類別生產量值10'!L61,'漁業生產量值-漁業種類別魚類別生產量值10'!N61,'漁業生產量值-漁業種類別魚類別生產量值10'!P61)&#10;  + SUM('漁業生產量值-漁業種類別魚類別生產量值11'!D61,'漁業生產量值-漁業種類別魚類別生產量值11'!F61,'漁業生產量值-漁業種類別魚類別生產量值11'!N61)&#10;  + SUM('漁業生產量值-漁業種類別魚類別生產量值13'!J61)&#10;  + SUM('漁業生產量值-漁業種類別魚類別生產量值14'!H61,'漁業生產量值-漁業種類別魚類別生產量值14'!J61,'漁業生產量值-漁業種類別魚類別生產量值14'!L61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1'!C61)=0,&quot;-&quot;,SUM(K61,M61,O61,'漁業生產量值-漁業種類別魚類別生產量值1'!C61))" table:style-name="ce19">
            <text:p>-</text:p>
          </table:table-cell>
          <table:table-cell office:value-type="string" office:string-value="-" table:formula="msoxl:=IF(SUM(L61,N61,P61,'漁業生產量值-漁業種類別魚類別生產量值1'!D61)=0,&quot;-&quot;,SUM(L61,N61,P61,'漁業生產量值-漁業種類別魚類別生產量值1'!D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4</text:p>
          </table:table-cell>
          <table:table-cell office:value-type="string" table:style-name="ce18">
            <text:p>　觀賞魚養殖　</text:p>
          </table:table-cell>
          <table:table-cell office:value-type="float" office:value="44130.211600000002" table:style-name="ce54">
            <text:p>44,130<text:s/></text:p>
          </table:table-cell>
          <table:table-cell office:value-type="float" office:value="1284373.85412" table:style-name="ce54">
            <text:p>1,284,374<text:s/></text:p>
          </table:table-cell>
          <table:table-cell office:value-type="string" office:string-value="-" table:formula="msoxl:=IF( (SUM(G62,I62)&#10;     + SUM('漁業生產量值-漁業種類別魚類別生產量值1'!E62,'漁業生產量值-漁業種類別魚類別生產量值1'!G62,'漁業生產量值-漁業種類別魚類別生產量值1'!I62)&#10;     + SUM('漁業生產量值-漁業種類別魚類別生產量值2'!C62,'漁業生產量值-漁業種類別魚類別生產量值2'!E62,'漁業生產量值-漁業種類別魚類別生產量值2'!G62,'漁業生產量值-漁業種類別魚類別生產量值2'!I62)&#10;  + SUM('漁業生產量值-漁業種類別魚類別生產量值3'!E62,'漁業生產量值-漁業種類別魚類別生產量值3'!I62,'漁業生產量值-漁業種類別魚類別生產量值3'!K62,'漁業生產量值-漁業種類別魚類別生產量值3'!M62,'漁業生產量值-漁業種類別魚類別生產量值3'!O62)&#10;     + SUM('漁業生產量值-漁業種類別魚類別生產量值4'!C62,'漁業生產量值-漁業種類別魚類別生產量值4'!E62,'漁業生產量值-漁業種類別魚類別生產量值4'!G62,'漁業生產量值-漁業種類別魚類別生產量值4'!I62)&#10;  + SUM('漁業生產量值-漁業種類別魚類別生產量值5'!E62,'漁業生產量值-漁業種類別魚類別生產量值5'!G62,'漁業生產量值-漁業種類別魚類別生產量值5'!I62,'漁業生產量值-漁業種類別魚類別生產量值5'!K62,'漁業生產量值-漁業種類別魚類別生產量值5'!M62,'漁業生產量值-漁業種類別魚類別生產量值5'!O62)&#10;  + SUM('漁業生產量值-漁業種類別魚類別生產量值6'!C62,'漁業生產量值-漁業種類別魚類別生產量值6'!E62,'漁業生產量值-漁業種類別魚類別生產量值6'!G62,'漁業生產量值-漁業種類別魚類別生產量值6'!I62,'漁業生產量值-漁業種類別魚類別生產量值6'!K62,'漁業生產量值-漁業種類別魚類別生產量值6'!M62,'漁業生產量值-漁業種類別魚類別生產量值6'!O62)&#10;  + SUM('漁業生產量值-漁業種類別魚類別生產量值9'!O62)&#10;  + SUM('漁業生產量值-漁業種類別魚類別生產量值10'!K62,'漁業生產量值-漁業種類別魚類別生產量值10'!M62,'漁業生產量值-漁業種類別魚類別生產量值10'!O62)&#10;  + SUM('漁業生產量值-漁業種類別魚類別生產量值11'!C62,'漁業生產量值-漁業種類別魚類別生產量值11'!E62,'漁業生產量值-漁業種類別魚類別生產量值11'!M62)&#10;  + SUM('漁業生產量值-漁業種類別魚類別生產量值13'!I62)&#10;  + SUM('漁業生產量值-漁業種類別魚類別生產量值14'!G62,'漁業生產量值-漁業種類別魚類別生產量值14'!I62,'漁業生產量值-漁業種類別魚類別生產量值14'!K62)&#10;  )=0,&quot;-&quot;,(SUM(G62,I62)&#10;     + SUM('漁業生產量值-漁業種類別魚類別生產量值1'!E62,'漁業生產量值-漁業種類別魚類別生產量值1'!G62,'漁業生產量值-漁業種類別魚類別生產量值1'!I62)&#10;     + SUM('漁業生產量值-漁業種類別魚類別生產量值2'!C62,'漁業生產量值-漁業種類別魚類別生產量值2'!E62,'漁業生產量值-漁業種類別魚類別生產量值2'!G62,'漁業生產量值-漁業種類別魚類別生產量值2'!I62)&#10;  + SUM('漁業生產量值-漁業種類別魚類別生產量值3'!E62,'漁業生產量值-漁業種類別魚類別生產量值3'!I62,'漁業生產量值-漁業種類別魚類別生產量值3'!K62,'漁業生產量值-漁業種類別魚類別生產量值3'!M62,'漁業生產量值-漁業種類別魚類別生產量值3'!O62)&#10;     + SUM('漁業生產量值-漁業種類別魚類別生產量值4'!C62,'漁業生產量值-漁業種類別魚類別生產量值4'!E62,'漁業生產量值-漁業種類別魚類別生產量值4'!G62,'漁業生產量值-漁業種類別魚類別生產量值4'!I62)&#10;  + SUM('漁業生產量值-漁業種類別魚類別生產量值5'!E62,'漁業生產量值-漁業種類別魚類別生產量值5'!G62,'漁業生產量值-漁業種類別魚類別生產量值5'!I62,'漁業生產量值-漁業種類別魚類別生產量值5'!K62,'漁業生產量值-漁業種類別魚類別生產量值5'!M62,'漁業生產量值-漁業種類別魚類別生產量值5'!O62)&#10;  + SUM('漁業生產量值-漁業種類別魚類別生產量值6'!C62,'漁業生產量值-漁業種類別魚類別生產量值6'!E62,'漁業生產量值-漁業種類別魚類別生產量值6'!G62,'漁業生產量值-漁業種類別魚類別生產量值6'!I62,'漁業生產量值-漁業種類別魚類別生產量值6'!K62,'漁業生產量值-漁業種類別魚類別生產量值6'!M62,'漁業生產量值-漁業種類別魚類別生產量值6'!O62)&#10;  + SUM('漁業生產量值-漁業種類別魚類別生產量值9'!O62)&#10;  + SUM('漁業生產量值-漁業種類別魚類別生產量值10'!K62,'漁業生產量值-漁業種類別魚類別生產量值10'!M62,'漁業生產量值-漁業種類別魚類別生產量值10'!O62)&#10;  + SUM('漁業生產量值-漁業種類別魚類別生產量值11'!C62,'漁業生產量值-漁業種類別魚類別生產量值11'!E62,'漁業生產量值-漁業種類別魚類別生產量值11'!M62)&#10;  + SUM('漁業生產量值-漁業種類別魚類別生產量值13'!I62)&#10;  + SUM('漁業生產量值-漁業種類別魚類別生產量值14'!G62,'漁業生產量值-漁業種類別魚類別生產量值14'!I62,'漁業生產量值-漁業種類別魚類別生產量值14'!K62)&#10;  ))" table:style-name="ce19">
            <text:p>-</text:p>
          </table:table-cell>
          <table:table-cell office:value-type="string" office:string-value="-" table:formula="msoxl:=IF( (SUM(H62,J62)&#10;     + SUM('漁業生產量值-漁業種類別魚類別生產量值1'!F62,'漁業生產量值-漁業種類別魚類別生產量值1'!H62,'漁業生產量值-漁業種類別魚類別生產量值1'!J62)&#10;     + SUM('漁業生產量值-漁業種類別魚類別生產量值2'!D62,'漁業生產量值-漁業種類別魚類別生產量值2'!F62,'漁業生產量值-漁業種類別魚類別生產量值2'!H62,'漁業生產量值-漁業種類別魚類別生產量值2'!J62)&#10;  + SUM('漁業生產量值-漁業種類別魚類別生產量值3'!F62,'漁業生產量值-漁業種類別魚類別生產量值3'!J62,'漁業生產量值-漁業種類別魚類別生產量值3'!L62,'漁業生產量值-漁業種類別魚類別生產量值3'!N62,'漁業生產量值-漁業種類別魚類別生產量值3'!P62)&#10;     + SUM('漁業生產量值-漁業種類別魚類別生產量值4'!D62,'漁業生產量值-漁業種類別魚類別生產量值4'!F62,'漁業生產量值-漁業種類別魚類別生產量值4'!H62,'漁業生產量值-漁業種類別魚類別生產量值4'!J62)&#10;  + SUM('漁業生產量值-漁業種類別魚類別生產量值5'!F62,'漁業生產量值-漁業種類別魚類別生產量值5'!H62,'漁業生產量值-漁業種類別魚類別生產量值5'!J62,'漁業生產量值-漁業種類別魚類別生產量值5'!L62,'漁業生產量值-漁業種類別魚類別生產量值5'!N62,'漁業生產量值-漁業種類別魚類別生產量值5'!P62)&#10;  + SUM('漁業生產量值-漁業種類別魚類別生產量值6'!D62,'漁業生產量值-漁業種類別魚類別生產量值6'!F62,'漁業生產量值-漁業種類別魚類別生產量值6'!H62,'漁業生產量值-漁業種類別魚類別生產量值6'!J62,'漁業生產量值-漁業種類別魚類別生產量值6'!L62,'漁業生產量值-漁業種類別魚類別生產量值6'!N62,'漁業生產量值-漁業種類別魚類別生產量值6'!P62)&#10;  + SUM('漁業生產量值-漁業種類別魚類別生產量值9'!P62)&#10;  + SUM('漁業生產量值-漁業種類別魚類別生產量值10'!L62,'漁業生產量值-漁業種類別魚類別生產量值10'!N62,'漁業生產量值-漁業種類別魚類別生產量值10'!P62)&#10;  + SUM('漁業生產量值-漁業種類別魚類別生產量值11'!D62,'漁業生產量值-漁業種類別魚類別生產量值11'!F62,'漁業生產量值-漁業種類別魚類別生產量值11'!N62)&#10;  + SUM('漁業生產量值-漁業種類別魚類別生產量值13'!J62)&#10;  + SUM('漁業生產量值-漁業種類別魚類別生產量值14'!H62,'漁業生產量值-漁業種類別魚類別生產量值14'!J62,'漁業生產量值-漁業種類別魚類別生產量值14'!L62)&#10;  )=0,&quot;-&quot;,(SUM(H62,J62)&#10;     + SUM('漁業生產量值-漁業種類別魚類別生產量值1'!F62,'漁業生產量值-漁業種類別魚類別生產量值1'!H62,'漁業生產量值-漁業種類別魚類別生產量值1'!J62)&#10;     + SUM('漁業生產量值-漁業種類別魚類別生產量值2'!D62,'漁業生產量值-漁業種類別魚類別生產量值2'!F62,'漁業生產量值-漁業種類別魚類別生產量值2'!H62,'漁業生產量值-漁業種類別魚類別生產量值2'!J62)&#10;  + SUM('漁業生產量值-漁業種類別魚類別生產量值3'!F62,'漁業生產量值-漁業種類別魚類別生產量值3'!J62,'漁業生產量值-漁業種類別魚類別生產量值3'!L62,'漁業生產量值-漁業種類別魚類別生產量值3'!N62,'漁業生產量值-漁業種類別魚類別生產量值3'!P62)&#10;     + SUM('漁業生產量值-漁業種類別魚類別生產量值4'!D62,'漁業生產量值-漁業種類別魚類別生產量值4'!F62,'漁業生產量值-漁業種類別魚類別生產量值4'!H62,'漁業生產量值-漁業種類別魚類別生產量值4'!J62)&#10;  + SUM('漁業生產量值-漁業種類別魚類別生產量值5'!F62,'漁業生產量值-漁業種類別魚類別生產量值5'!H62,'漁業生產量值-漁業種類別魚類別生產量值5'!J62,'漁業生產量值-漁業種類別魚類別生產量值5'!L62,'漁業生產量值-漁業種類別魚類別生產量值5'!N62,'漁業生產量值-漁業種類別魚類別生產量值5'!P62)&#10;  + SUM('漁業生產量值-漁業種類別魚類別生產量值6'!D62,'漁業生產量值-漁業種類別魚類別生產量值6'!F62,'漁業生產量值-漁業種類別魚類別生產量值6'!H62,'漁業生產量值-漁業種類別魚類別生產量值6'!J62,'漁業生產量值-漁業種類別魚類別生產量值6'!L62,'漁業生產量值-漁業種類別魚類別生產量值6'!N62,'漁業生產量值-漁業種類別魚類別生產量值6'!P62)&#10;  + SUM('漁業生產量值-漁業種類別魚類別生產量值9'!P62)&#10;  + SUM('漁業生產量值-漁業種類別魚類別生產量值10'!L62,'漁業生產量值-漁業種類別魚類別生產量值10'!N62,'漁業生產量值-漁業種類別魚類別生產量值10'!P62)&#10;  + SUM('漁業生產量值-漁業種類別魚類別生產量值11'!D62,'漁業生產量值-漁業種類別魚類別生產量值11'!F62,'漁業生產量值-漁業種類別魚類別生產量值11'!N62)&#10;  + SUM('漁業生產量值-漁業種類別魚類別生產量值13'!J62)&#10;  + SUM('漁業生產量值-漁業種類別魚類別生產量值14'!H62,'漁業生產量值-漁業種類別魚類別生產量值14'!J62,'漁業生產量值-漁業種類別魚類別生產量值14'!L62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1'!C62)=0,&quot;-&quot;,SUM(K62,M62,O62,'漁業生產量值-漁業種類別魚類別生產量值1'!C62))" table:style-name="ce19">
            <text:p>-</text:p>
          </table:table-cell>
          <table:table-cell office:value-type="string" office:string-value="-" table:formula="msoxl:=IF(SUM(L62,N62,P62,'漁業生產量值-漁業種類別魚類別生產量值1'!D62)=0,&quot;-&quot;,SUM(L62,N62,P62,'漁業生產量值-漁業種類別魚類別生產量值1'!D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1929.5615" table:style-name="ce55">
            <text:p>1,930<text:s/></text:p>
          </table:table-cell>
          <table:table-cell office:value-type="float" office:value="106157.97835" table:style-name="ce55">
            <text:p>106,158<text:s/></text:p>
          </table:table-cell>
          <table:table-cell office:value-type="float" office:value="1893.7504999999999" table:formula="msoxl:=IF( (SUM(G63,I63)&#10;     + SUM('漁業生產量值-漁業種類別魚類別生產量值1'!E63,'漁業生產量值-漁業種類別魚類別生產量值1'!G63,'漁業生產量值-漁業種類別魚類別生產量值1'!I63)&#10;     + SUM('漁業生產量值-漁業種類別魚類別生產量值2'!C63,'漁業生產量值-漁業種類別魚類別生產量值2'!E63,'漁業生產量值-漁業種類別魚類別生產量值2'!G63,'漁業生產量值-漁業種類別魚類別生產量值2'!I63)&#10;  + SUM('漁業生產量值-漁業種類別魚類別生產量值3'!E63,'漁業生產量值-漁業種類別魚類別生產量值3'!I63,'漁業生產量值-漁業種類別魚類別生產量值3'!K63,'漁業生產量值-漁業種類別魚類別生產量值3'!M63,'漁業生產量值-漁業種類別魚類別生產量值3'!O63)&#10;     + SUM('漁業生產量值-漁業種類別魚類別生產量值4'!C63,'漁業生產量值-漁業種類別魚類別生產量值4'!E63,'漁業生產量值-漁業種類別魚類別生產量值4'!G63,'漁業生產量值-漁業種類別魚類別生產量值4'!I63)&#10;  + SUM('漁業生產量值-漁業種類別魚類別生產量值5'!E63,'漁業生產量值-漁業種類別魚類別生產量值5'!G63,'漁業生產量值-漁業種類別魚類別生產量值5'!I63,'漁業生產量值-漁業種類別魚類別生產量值5'!K63,'漁業生產量值-漁業種類別魚類別生產量值5'!M63,'漁業生產量值-漁業種類別魚類別生產量值5'!O63)&#10;  + 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  + SUM('漁業生產量值-漁業種類別魚類別生產量值9'!O63)&#10;  + SUM('漁業生產量值-漁業種類別魚類別生產量值10'!K63,'漁業生產量值-漁業種類別魚類別生產量值10'!M63,'漁業生產量值-漁業種類別魚類別生產量值10'!O63)&#10;  + SUM('漁業生產量值-漁業種類別魚類別生產量值11'!C63,'漁業生產量值-漁業種類別魚類別生產量值11'!E63,'漁業生產量值-漁業種類別魚類別生產量值11'!M63)&#10;  + SUM('漁業生產量值-漁業種類別魚類別生產量值13'!I63)&#10;  + SUM('漁業生產量值-漁業種類別魚類別生產量值14'!G63,'漁業生產量值-漁業種類別魚類別生產量值14'!I63,'漁業生產量值-漁業種類別魚類別生產量值14'!K63)&#10;  )=0,&quot;-&quot;,(SUM(G63,I63)&#10;     + SUM('漁業生產量值-漁業種類別魚類別生產量值1'!E63,'漁業生產量值-漁業種類別魚類別生產量值1'!G63,'漁業生產量值-漁業種類別魚類別生產量值1'!I63)&#10;     + SUM('漁業生產量值-漁業種類別魚類別生產量值2'!C63,'漁業生產量值-漁業種類別魚類別生產量值2'!E63,'漁業生產量值-漁業種類別魚類別生產量值2'!G63,'漁業生產量值-漁業種類別魚類別生產量值2'!I63)&#10;  + SUM('漁業生產量值-漁業種類別魚類別生產量值3'!E63,'漁業生產量值-漁業種類別魚類別生產量值3'!I63,'漁業生產量值-漁業種類別魚類別生產量值3'!K63,'漁業生產量值-漁業種類別魚類別生產量值3'!M63,'漁業生產量值-漁業種類別魚類別生產量值3'!O63)&#10;     + SUM('漁業生產量值-漁業種類別魚類別生產量值4'!C63,'漁業生產量值-漁業種類別魚類別生產量值4'!E63,'漁業生產量值-漁業種類別魚類別生產量值4'!G63,'漁業生產量值-漁業種類別魚類別生產量值4'!I63)&#10;  + SUM('漁業生產量值-漁業種類別魚類別生產量值5'!E63,'漁業生產量值-漁業種類別魚類別生產量值5'!G63,'漁業生產量值-漁業種類別魚類別生產量值5'!I63,'漁業生產量值-漁業種類別魚類別生產量值5'!K63,'漁業生產量值-漁業種類別魚類別生產量值5'!M63,'漁業生產量值-漁業種類別魚類別生產量值5'!O63)&#10;  + 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  + SUM('漁業生產量值-漁業種類別魚類別生產量值9'!O63)&#10;  + SUM('漁業生產量值-漁業種類別魚類別生產量值10'!K63,'漁業生產量值-漁業種類別魚類別生產量值10'!M63,'漁業生產量值-漁業種類別魚類別生產量值10'!O63)&#10;  + SUM('漁業生產量值-漁業種類別魚類別生產量值11'!C63,'漁業生產量值-漁業種類別魚類別生產量值11'!E63,'漁業生產量值-漁業種類別魚類別生產量值11'!M63)&#10;  + SUM('漁業生產量值-漁業種類別魚類別生產量值13'!I63)&#10;  + SUM('漁業生產量值-漁業種類別魚類別生產量值14'!G63,'漁業生產量值-漁業種類別魚類別生產量值14'!I63,'漁業生產量值-漁業種類別魚類別生產量值14'!K63)&#10;  ))" table:style-name="ce19">
            <text:p>1,894<text:s/></text:p>
          </table:table-cell>
          <table:table-cell office:value-type="float" office:value="103066.90585" table:formula="msoxl:=IF( (SUM(H63,J63)&#10;     + SUM('漁業生產量值-漁業種類別魚類別生產量值1'!F63,'漁業生產量值-漁業種類別魚類別生產量值1'!H63,'漁業生產量值-漁業種類別魚類別生產量值1'!J63)&#10;     + SUM('漁業生產量值-漁業種類別魚類別生產量值2'!D63,'漁業生產量值-漁業種類別魚類別生產量值2'!F63,'漁業生產量值-漁業種類別魚類別生產量值2'!H63,'漁業生產量值-漁業種類別魚類別生產量值2'!J63)&#10;  + SUM('漁業生產量值-漁業種類別魚類別生產量值3'!F63,'漁業生產量值-漁業種類別魚類別生產量值3'!J63,'漁業生產量值-漁業種類別魚類別生產量值3'!L63,'漁業生產量值-漁業種類別魚類別生產量值3'!N63,'漁業生產量值-漁業種類別魚類別生產量值3'!P63)&#10;     + SUM('漁業生產量值-漁業種類別魚類別生產量值4'!D63,'漁業生產量值-漁業種類別魚類別生產量值4'!F63,'漁業生產量值-漁業種類別魚類別生產量值4'!H63,'漁業生產量值-漁業種類別魚類別生產量值4'!J63)&#10;  + SUM('漁業生產量值-漁業種類別魚類別生產量值5'!F63,'漁業生產量值-漁業種類別魚類別生產量值5'!H63,'漁業生產量值-漁業種類別魚類別生產量值5'!J63,'漁業生產量值-漁業種類別魚類別生產量值5'!L63,'漁業生產量值-漁業種類別魚類別生產量值5'!N63,'漁業生產量值-漁業種類別魚類別生產量值5'!P63)&#10;  + 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  + SUM('漁業生產量值-漁業種類別魚類別生產量值9'!P63)&#10;  + SUM('漁業生產量值-漁業種類別魚類別生產量值10'!L63,'漁業生產量值-漁業種類別魚類別生產量值10'!N63,'漁業生產量值-漁業種類別魚類別生產量值10'!P63)&#10;  + SUM('漁業生產量值-漁業種類別魚類別生產量值11'!D63,'漁業生產量值-漁業種類別魚類別生產量值11'!F63,'漁業生產量值-漁業種類別魚類別生產量值11'!N63)&#10;  + SUM('漁業生產量值-漁業種類別魚類別生產量值13'!J63)&#10;  + SUM('漁業生產量值-漁業種類別魚類別生產量值14'!H63,'漁業生產量值-漁業種類別魚類別生產量值14'!J63,'漁業生產量值-漁業種類別魚類別生產量值14'!L63)&#10;  )=0,&quot;-&quot;,(SUM(H63,J63)&#10;     + SUM('漁業生產量值-漁業種類別魚類別生產量值1'!F63,'漁業生產量值-漁業種類別魚類別生產量值1'!H63,'漁業生產量值-漁業種類別魚類別生產量值1'!J63)&#10;     + SUM('漁業生產量值-漁業種類別魚類別生產量值2'!D63,'漁業生產量值-漁業種類別魚類別生產量值2'!F63,'漁業生產量值-漁業種類別魚類別生產量值2'!H63,'漁業生產量值-漁業種類別魚類別生產量值2'!J63)&#10;  + SUM('漁業生產量值-漁業種類別魚類別生產量值3'!F63,'漁業生產量值-漁業種類別魚類別生產量值3'!J63,'漁業生產量值-漁業種類別魚類別生產量值3'!L63,'漁業生產量值-漁業種類別魚類別生產量值3'!N63,'漁業生產量值-漁業種類別魚類別生產量值3'!P63)&#10;     + SUM('漁業生產量值-漁業種類別魚類別生產量值4'!D63,'漁業生產量值-漁業種類別魚類別生產量值4'!F63,'漁業生產量值-漁業種類別魚類別生產量值4'!H63,'漁業生產量值-漁業種類別魚類別生產量值4'!J63)&#10;  + SUM('漁業生產量值-漁業種類別魚類別生產量值5'!F63,'漁業生產量值-漁業種類別魚類別生產量值5'!H63,'漁業生產量值-漁業種類別魚類別生產量值5'!J63,'漁業生產量值-漁業種類別魚類別生產量值5'!L63,'漁業生產量值-漁業種類別魚類別生產量值5'!N63,'漁業生產量值-漁業種類別魚類別生產量值5'!P63)&#10;  + 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  + SUM('漁業生產量值-漁業種類別魚類別生產量值9'!P63)&#10;  + SUM('漁業生產量值-漁業種類別魚類別生產量值10'!L63,'漁業生產量值-漁業種類別魚類別生產量值10'!N63,'漁業生產量值-漁業種類別魚類別生產量值10'!P63)&#10;  + SUM('漁業生產量值-漁業種類別魚類別生產量值11'!D63,'漁業生產量值-漁業種類別魚類別生產量值11'!F63,'漁業生產量值-漁業種類別魚類別生產量值11'!N63)&#10;  + SUM('漁業生產量值-漁業種類別魚類別生產量值13'!J63)&#10;  + SUM('漁業生產量值-漁業種類別魚類別生產量值14'!H63,'漁業生產量值-漁業種類別魚類別生產量值14'!J63,'漁業生產量值-漁業種類別魚類別生產量值14'!L63)&#10;  ))" table:style-name="ce19">
            <text:p>103,067<text:s/></text:p>
          </table:table-cell>
          <table:table-cell office:value-type="float" office:value="1454.7349999999999" table:style-name="ce55">
            <text:p>1,455<text:s/></text:p>
          </table:table-cell>
          <table:table-cell office:value-type="float" office:value="74352.661999999997" table:style-name="ce55">
            <text:p>74,353<text:s/></text:p>
          </table:table-cell>
          <table:table-cell office:value-type="float" office:value="220.52600000000001" table:formula="msoxl:=IF(SUM(K63,M63,O63,'漁業生產量值-漁業種類別魚類別生產量值1'!C63)=0,&quot;-&quot;,SUM(K63,M63,O63,'漁業生產量值-漁業種類別魚類別生產量值1'!C63))" table:style-name="ce19">
            <text:p>221<text:s/></text:p>
          </table:table-cell>
          <table:table-cell office:value-type="float" office:value="14947.3763" table:formula="msoxl:=IF(SUM(L63,N63,P63,'漁業生產量值-漁業種類別魚類別生產量值1'!D63)=0,&quot;-&quot;,SUM(L63,N63,P63,'漁業生產量值-漁業種類別魚類別生產量值1'!D63))" table:style-name="ce19">
            <text:p>14,947<text:s/></text:p>
          </table:table-cell>
          <table:table-cell office:value-type="float" office:value="24.916" table:style-name="ce55">
            <text:p>25<text:s/></text:p>
          </table:table-cell>
          <table:table-cell office:value-type="float" office:value="1197.24" table:style-name="ce55">
            <text:p>1,197<text:s/></text:p>
          </table:table-cell>
          <table:table-cell office:value-type="float" office:value="9.109" table:style-name="ce55">
            <text:p>9<text:s/></text:p>
          </table:table-cell>
          <table:table-cell office:value-type="float" office:value="609.08630000000005" table:style-name="ce55">
            <text:p>609<text:s/></text:p>
          </table:table-cell>
          <table:table-cell office:value-type="float" office:value="78.251000000000005" table:style-name="ce55">
            <text:p>78<text:s/></text:p>
          </table:table-cell>
          <table:table-cell office:value-type="float" office:value="5811.4880000000003" table:style-name="ce55">
            <text:p>5,811<text:s/>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56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56"/>
          <table:table-cell office:value-type="string" table:style-name="ce57">
            <text:p>價值：新臺幣千元</text:p>
          </table:table-cell>
          <table:table-cell table:style-name="ce56"/>
          <table:table-cell table:style-name="ce57"/>
          <table:table-cell office:value-type="string" table:style-name="ce57">
            <text:p>(1) By type of fisheries by species(Continued)</text:p>
          </table:table-cell>
          <table:table-cell table:number-columns-repeated="3" table:style-name="ce56"/>
          <table:table-cell office:value-type="string" table:style-name="ce21">
            <text:p>Value：Thousand NT $</text:p>
          </table:table-cell>
          <table:table-cell table:number-columns-repeated="16371" table:style-name="ce56"/>
        </table:table-row>
        <table:table-row table:style-name="ro2">
          <table:table-cell table:style-name="ce7"/>
          <table:table-cell office:value-type="string" table:number-columns-spanned="1" table:number-rows-spanned="3" table:style-name="ce8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1">
            <text:p>鯉科</text:p>
          </table:table-cell>
          <table:covered-table-cell/>
          <table:table-cell table:number-columns-spanned="2" table:number-rows-spanned="1" table:style-name="ce152"/>
          <table:covered-table-cell/>
          <table:table-cell table:number-columns-repeated="2" table:style-name="ce22"/>
          <table:table-cell office:value-type="string" table:number-columns-spanned="6" table:number-rows-spanned="1" table:style-name="ce151">
            <text:p>鱸 <text:s text:c="3"/>魚 <text:s text:c="3"/>類<text:s text:c="2"/></text:p>
          </table:table-cell>
          <table:covered-table-cell table:number-columns-repeated="5"/>
          <table:table-cell table:style-name="ce23"/>
          <table:table-cell table:style-name="ce24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3">
            <text:p>大 <text:s/>頭 <text:s/>鰱</text:p>
          </table:table-cell>
          <table:covered-table-cell/>
          <table:table-cell office:value-type="string" table:number-columns-spanned="2" table:number-rows-spanned="1" table:style-name="ce154">
            <text:p>鰻 <text:s text:c="6"/>魚</text:p>
          </table:table-cell>
          <table:covered-table-cell/>
          <table:table-cell office:value-type="string" table:number-columns-spanned="2" table:number-rows-spanned="1" table:style-name="ce156">
            <text:p>淡 <text:s/>水 <text:s/>鯰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鱸 <text:s text:c="6"/>魚</text:p>
          </table:table-cell>
          <table:covered-table-cell/>
          <table:table-cell office:value-type="string" table:number-columns-spanned="2" table:number-rows-spanned="1" table:style-name="ce155">
            <text:p>紅 <text:s/>目 <text:s/>鱸</text:p>
          </table:table-cell>
          <table:covered-table-cell/>
          <table:table-cell office:value-type="string" table:number-columns-spanned="2" table:number-rows-spanned="1" table:style-name="ce156">
            <text:p>觀 <text:s/>賞 <text:s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42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5">
            <text:p>0205</text:p>
          </table:table-cell>
          <table:covered-table-cell/>
          <table:table-cell office:value-type="string" table:number-columns-spanned="2" table:number-rows-spanned="1" table:style-name="ce141">
            <text:p>0300</text:p>
          </table:table-cell>
          <table:covered-table-cell/>
          <table:table-cell office:value-type="string" table:number-columns-spanned="2" table:number-rows-spanned="1" table:style-name="ce138">
            <text:p>0400</text:p>
          </table:table-cell>
          <table:covered-table-cell/>
          <table:table-cell office:value-type="string" table:number-columns-spanned="2" table:number-rows-spanned="1" table:style-name="ce157">
            <text:p>Sub Total</text:p>
          </table:table-cell>
          <table:covered-table-cell/>
          <table:table-cell office:value-type="string" table:number-columns-spanned="2" table:number-rows-spanned="1" table:style-name="ce138">
            <text:p>0500</text:p>
          </table:table-cell>
          <table:covered-table-cell/>
          <table:table-cell office:value-type="string" table:number-columns-spanned="2" table:number-rows-spanned="1" table:style-name="ce138">
            <text:p>0504</text:p>
          </table:table-cell>
          <table:covered-table-cell/>
          <table:table-cell office:value-type="string" table:number-columns-spanned="2" table:number-rows-spanned="1" table:style-name="ce138">
            <text:p>07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032.4046000000001" table:formula="msoxl:=  IF(SUM(C11,C19,C36,C50,C54,C58)=0,&quot;-&quot;,SUM(C11,C19,C36,C50,C54,C58))" table:style-name="ce54">
            <text:p>1,032<text:s/></text:p>
          </table:table-cell>
          <table:table-cell office:value-type="float" office:value="65233.136480000001" table:formula="msoxl:=  IF(SUM(D11,D19,D36,D50,D54,D58)=0,&quot;-&quot;,SUM(D11,D19,D36,D50,D54,D58))" table:style-name="ce54">
            <text:p>65,233<text:s/></text:p>
          </table:table-cell>
          <table:table-cell office:value-type="float" office:value="10539.895999999999" table:formula="msoxl:=  IF(SUM(E11,E19,E36,E50,E54,E58)=0,&quot;-&quot;,SUM(E11,E19,E36,E50,E54,E58))" table:style-name="ce54">
            <text:p>10,540<text:s/></text:p>
          </table:table-cell>
          <table:table-cell office:value-type="float" office:value="8986033.2122000009" table:formula="msoxl:=  IF(SUM(F11,F19,F36,F50,F54,F58)=0,&quot;-&quot;,SUM(F11,F19,F36,F50,F54,F58))" table:style-name="ce54">
            <text:p>8,986,033<text:s/></text:p>
          </table:table-cell>
          <table:table-cell office:value-type="float" office:value="716.41899999999998" table:formula="msoxl:=  IF(SUM(G11,G19,G36,G50,G54,G58)=0,&quot;-&quot;,SUM(G11,G19,G36,G50,G54,G58))" table:style-name="ce54">
            <text:p>716<text:s/></text:p>
          </table:table-cell>
          <table:table-cell office:value-type="float" office:value="25014.838599999999" table:formula="msoxl:=  IF(SUM(H11,H19,H36,H50,H54,H58)=0,&quot;-&quot;,SUM(H11,H19,H36,H50,H54,H58))" table:style-name="ce54">
            <text:p>25,015<text:s/></text:p>
          </table:table-cell>
          <table:table-cell office:value-type="float" office:value="24114.935000000001" table:formula="msoxl:=IF(SUM(K10,M10)=0,&quot;-&quot;,SUM(K10,M10))" table:style-name="ce19">
            <text:p>24,115<text:s/></text:p>
          </table:table-cell>
          <table:table-cell office:value-type="float" office:value="2614408.6563899997" table:formula="msoxl:=IF(SUM(L10,N10)=0,&quot;-&quot;,SUM(L10,N10))" table:style-name="ce19">
            <text:p>2,614,409<text:s/></text:p>
          </table:table-cell>
          <table:table-cell office:value-type="float" office:value="23721.135000000002" table:formula="msoxl:=  IF(SUM(K11,K19,K36,K50,K54,K58)=0,&quot;-&quot;,SUM(K11,K19,K36,K50,K54,K58))" table:style-name="ce54">
            <text:p>23,721<text:s/></text:p>
          </table:table-cell>
          <table:table-cell office:value-type="float" office:value="2572558.5860899999" table:formula="msoxl:=  IF(SUM(L11,L19,L36,L50,L54,L58)=0,&quot;-&quot;,SUM(L11,L19,L36,L50,L54,L58))" table:style-name="ce54">
            <text:p>2,572,559<text:s/></text:p>
          </table:table-cell>
          <table:table-cell office:value-type="float" office:value="393.8" table:formula="msoxl:=  IF(SUM(M11,M19,M36,M50,M54,M58)=0,&quot;-&quot;,SUM(M11,M19,M36,M50,M54,M58))" table:style-name="ce54">
            <text:p>394<text:s/></text:p>
          </table:table-cell>
          <table:table-cell office:value-type="float" office:value="41850.070299999999" table:formula="msoxl:=  IF(SUM(N11,N19,N36,N50,N54,N58)=0,&quot;-&quot;,SUM(N11,N19,N36,N50,N54,N58))" table:style-name="ce54">
            <text:p>41,850<text:s/></text:p>
          </table:table-cell>
          <table:table-cell office:value-type="float" office:value="44130.211600000002" table:formula="msoxl:=  IF(SUM(O11,O19,O36,O50,O54,O58)=0,&quot;-&quot;,SUM(O11,O19,O36,O50,O54,O58))" table:style-name="ce54">
            <text:p>44,130<text:s/></text:p>
          </table:table-cell>
          <table:table-cell office:value-type="float" office:value="1284373.85412" table:formula="msoxl:=  IF(SUM(P11,P19,P36,P50,P54,P58)=0,&quot;-&quot;,SUM(P11,P19,P36,P50,P54,P58))" table:style-name="ce54">
            <text:p>1,284,3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IF(SUM(K11,M11)=0,&quot;-&quot;,SUM(K11,M11))" table:style-name="ce19">
            <text:p>-</text:p>
          </table:table-cell>
          <table:table-cell office:value-type="string" office:string-value="-" table:formula="msoxl:=IF(SUM(L11,N11)=0,&quot;-&quot;,SUM(L11,N11))" table:style-name="ce19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2,M12)=0,&quot;-&quot;,SUM(K12,M12))" table:style-name="ce19">
            <text:p>-</text:p>
          </table:table-cell>
          <table:table-cell office:value-type="string" office:string-value="-" table:formula="msoxl:=IF(SUM(L12,N12)=0,&quot;-&quot;,SUM(L12,N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)=0,&quot;-&quot;,SUM(K13,M13))" table:style-name="ce19">
            <text:p>-</text:p>
          </table:table-cell>
          <table:table-cell office:value-type="string" office:string-value="-" table:formula="msoxl:=IF(SUM(L13,N13)=0,&quot;-&quot;,SUM(L13,N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)=0,&quot;-&quot;,SUM(K14,M14))" table:style-name="ce19">
            <text:p>-</text:p>
          </table:table-cell>
          <table:table-cell office:value-type="string" office:string-value="-" table:formula="msoxl:=IF(SUM(L14,N14)=0,&quot;-&quot;,SUM(L14,N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)=0,&quot;-&quot;,SUM(K15,M15))" table:style-name="ce19">
            <text:p>-</text:p>
          </table:table-cell>
          <table:table-cell office:value-type="string" office:string-value="-" table:formula="msoxl:=IF(SUM(L15,N15)=0,&quot;-&quot;,SUM(L15,N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)=0,&quot;-&quot;,SUM(K16,M16))" table:style-name="ce19">
            <text:p>-</text:p>
          </table:table-cell>
          <table:table-cell office:value-type="string" office:string-value="-" table:formula="msoxl:=IF(SUM(L16,N16)=0,&quot;-&quot;,SUM(L16,N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)=0,&quot;-&quot;,SUM(K17,M17))" table:style-name="ce19">
            <text:p>-</text:p>
          </table:table-cell>
          <table:table-cell office:value-type="string" office:string-value="-" table:formula="msoxl:=IF(SUM(L17,N17)=0,&quot;-&quot;,SUM(L17,N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)=0,&quot;-&quot;,SUM(K18,M18))" table:style-name="ce19">
            <text:p>-</text:p>
          </table:table-cell>
          <table:table-cell office:value-type="string" office:string-value="-" table:formula="msoxl:=IF(SUM(L18,N18)=0,&quot;-&quot;,SUM(L18,N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54">
            <text:p>-</text:p>
          </table:table-cell>
          <table:table-cell office:value-type="string" office:string-value="-" table:formula="msoxl:=  IF(SUM(D20:D35)=0,&quot;-&quot;,SUM(D20:D35))" table:style-name="ce54">
            <text:p>-</text:p>
          </table:table-cell>
          <table:table-cell office:value-type="string" office:string-value="-" table:formula="msoxl:=  IF(SUM(E20:E35)=0,&quot;-&quot;,SUM(E20:E35))" table:style-name="ce54">
            <text:p>-</text:p>
          </table:table-cell>
          <table:table-cell office:value-type="string" office:string-value="-" table:formula="msoxl:=  IF(SUM(F20:F35)=0,&quot;-&quot;,SUM(F20:F35))" table:style-name="ce54">
            <text:p>-</text:p>
          </table:table-cell>
          <table:table-cell office:value-type="string" office:string-value="-" table:formula="msoxl:=  IF(SUM(G20:G35)=0,&quot;-&quot;,SUM(G20:G35))" table:style-name="ce54">
            <text:p>-</text:p>
          </table:table-cell>
          <table:table-cell office:value-type="string" office:string-value="-" table:formula="msoxl:=  IF(SUM(H20:H35)=0,&quot;-&quot;,SUM(H20:H35))" table:style-name="ce54">
            <text:p>-</text:p>
          </table:table-cell>
          <table:table-cell office:value-type="float" office:value="53.944999999999993" table:formula="msoxl:=IF(SUM(K19,M19)=0,&quot;-&quot;,SUM(K19,M19))" table:style-name="ce19">
            <text:p>54<text:s/></text:p>
          </table:table-cell>
          <table:table-cell office:value-type="float" office:value="11200.59" table:formula="msoxl:=IF(SUM(L19,N19)=0,&quot;-&quot;,SUM(L19,N19))" table:style-name="ce19">
            <text:p>11,201<text:s/></text:p>
          </table:table-cell>
          <table:table-cell office:value-type="float" office:value="53.316999999999993" table:formula="msoxl:=  IF(SUM(K20:K35)=0,&quot;-&quot;,SUM(K20:K35))" table:style-name="ce54">
            <text:p>53<text:s/></text:p>
          </table:table-cell>
          <table:table-cell office:value-type="float" office:value="10987.07" table:formula="msoxl:=  IF(SUM(L20:L35)=0,&quot;-&quot;,SUM(L20:L35))" table:style-name="ce54">
            <text:p>10,987<text:s/></text:p>
          </table:table-cell>
          <table:table-cell office:value-type="float" office:value="0.628" table:formula="msoxl:=  IF(SUM(M20:M35)=0,&quot;-&quot;,SUM(M20:M35))" table:style-name="ce54">
            <text:p>1<text:s/></text:p>
          </table:table-cell>
          <table:table-cell office:value-type="float" office:value="213.52" table:formula="msoxl:=  IF(SUM(N20:N35)=0,&quot;-&quot;,SUM(N20:N35))" table:style-name="ce54">
            <text:p>214<text:s/>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)=0,&quot;-&quot;,SUM(K20,M20))" table:style-name="ce19">
            <text:p>-</text:p>
          </table:table-cell>
          <table:table-cell office:value-type="string" office:string-value="-" table:formula="msoxl:=IF(SUM(L20,N20)=0,&quot;-&quot;,SUM(L20,N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)=0,&quot;-&quot;,SUM(K21,M21))" table:style-name="ce19">
            <text:p>-</text:p>
          </table:table-cell>
          <table:table-cell office:value-type="string" office:string-value="-" table:formula="msoxl:=IF(SUM(L21,N21)=0,&quot;-&quot;,SUM(L21,N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)=0,&quot;-&quot;,SUM(K22,M22))" table:style-name="ce19">
            <text:p>-</text:p>
          </table:table-cell>
          <table:table-cell office:value-type="string" office:string-value="-" table:formula="msoxl:=IF(SUM(L22,N22)=0,&quot;-&quot;,SUM(L22,N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97399999999999998" table:formula="msoxl:=IF(SUM(K23,M23)=0,&quot;-&quot;,SUM(K23,M23))" table:style-name="ce19">
            <text:p>1<text:s/></text:p>
          </table:table-cell>
          <table:table-cell office:value-type="float" office:value="324.24" table:formula="msoxl:=IF(SUM(L23,N23)=0,&quot;-&quot;,SUM(L23,N23))" table:style-name="ce19">
            <text:p>324<text:s/></text:p>
          </table:table-cell>
          <table:table-cell office:value-type="float" office:value="0.34599999999999997" table:style-name="ce54">
            <text:p>0<text:s/></text:p>
          </table:table-cell>
          <table:table-cell office:value-type="float" office:value="110.72" table:style-name="ce54">
            <text:p>111<text:s/></text:p>
          </table:table-cell>
          <table:table-cell office:value-type="float" office:value="0.628" table:style-name="ce54">
            <text:p>1<text:s/></text:p>
          </table:table-cell>
          <table:table-cell office:value-type="float" office:value="213.52" table:style-name="ce54">
            <text:p>2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2.970999999999997" table:formula="msoxl:=IF(SUM(K24,M24)=0,&quot;-&quot;,SUM(K24,M24))" table:style-name="ce19">
            <text:p>53<text:s/></text:p>
          </table:table-cell>
          <table:table-cell office:value-type="float" office:value="10876.35" table:formula="msoxl:=IF(SUM(L24,N24)=0,&quot;-&quot;,SUM(L24,N24))" table:style-name="ce19">
            <text:p>10,876<text:s/></text:p>
          </table:table-cell>
          <table:table-cell office:value-type="float" office:value="52.970999999999997" table:style-name="ce54">
            <text:p>53<text:s/></text:p>
          </table:table-cell>
          <table:table-cell office:value-type="float" office:value="10876.35" table:style-name="ce54">
            <text:p>10,87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)=0,&quot;-&quot;,SUM(K25,M25))" table:style-name="ce19">
            <text:p>-</text:p>
          </table:table-cell>
          <table:table-cell office:value-type="string" office:string-value="-" table:formula="msoxl:=IF(SUM(L25,N25)=0,&quot;-&quot;,SUM(L25,N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)=0,&quot;-&quot;,SUM(K26,M26))" table:style-name="ce19">
            <text:p>-</text:p>
          </table:table-cell>
          <table:table-cell office:value-type="string" office:string-value="-" table:formula="msoxl:=IF(SUM(L26,N26)=0,&quot;-&quot;,SUM(L26,N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)=0,&quot;-&quot;,SUM(K27,M27))" table:style-name="ce19">
            <text:p>-</text:p>
          </table:table-cell>
          <table:table-cell office:value-type="string" office:string-value="-" table:formula="msoxl:=IF(SUM(L27,N27)=0,&quot;-&quot;,SUM(L27,N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8,M28)=0,&quot;-&quot;,SUM(K28,M28))" table:style-name="ce19">
            <text:p>-</text:p>
          </table:table-cell>
          <table:table-cell office:value-type="string" office:string-value="-" table:formula="msoxl:=IF(SUM(L28,N28)=0,&quot;-&quot;,SUM(L28,N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)=0,&quot;-&quot;,SUM(K29,M29))" table:style-name="ce19">
            <text:p>-</text:p>
          </table:table-cell>
          <table:table-cell office:value-type="string" office:string-value="-" table:formula="msoxl:=IF(SUM(L29,N29)=0,&quot;-&quot;,SUM(L29,N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0,M30)=0,&quot;-&quot;,SUM(K30,M30))" table:style-name="ce19">
            <text:p>-</text:p>
          </table:table-cell>
          <table:table-cell office:value-type="string" office:string-value="-" table:formula="msoxl:=IF(SUM(L30,N30)=0,&quot;-&quot;,SUM(L30,N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)=0,&quot;-&quot;,SUM(K31,M31))" table:style-name="ce19">
            <text:p>-</text:p>
          </table:table-cell>
          <table:table-cell office:value-type="string" office:string-value="-" table:formula="msoxl:=IF(SUM(L31,N31)=0,&quot;-&quot;,SUM(L31,N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)=0,&quot;-&quot;,SUM(K32,M32))" table:style-name="ce19">
            <text:p>-</text:p>
          </table:table-cell>
          <table:table-cell office:value-type="string" office:string-value="-" table:formula="msoxl:=IF(SUM(L32,N32)=0,&quot;-&quot;,SUM(L32,N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)=0,&quot;-&quot;,SUM(K33,M33))" table:style-name="ce19">
            <text:p>-</text:p>
          </table:table-cell>
          <table:table-cell office:value-type="string" office:string-value="-" table:formula="msoxl:=IF(SUM(L33,N33)=0,&quot;-&quot;,SUM(L33,N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)=0,&quot;-&quot;,SUM(K34,M34))" table:style-name="ce19">
            <text:p>-</text:p>
          </table:table-cell>
          <table:table-cell office:value-type="string" office:string-value="-" table:formula="msoxl:=IF(SUM(L34,N34)=0,&quot;-&quot;,SUM(L34,N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5,M35)=0,&quot;-&quot;,SUM(K35,M35))" table:style-name="ce19">
            <text:p>-</text:p>
          </table:table-cell>
          <table:table-cell office:value-type="string" office:string-value="-" table:formula="msoxl:=IF(SUM(L35,N35)=0,&quot;-&quot;,SUM(L35,N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54">
            <text:p>-</text:p>
          </table:table-cell>
          <table:table-cell office:value-type="string" office:string-value="-" table:formula="msoxl:=  IF(SUM(D37:D49)=0,&quot;-&quot;,SUM(D37:D49))" table:style-name="ce54">
            <text:p>-</text:p>
          </table:table-cell>
          <table:table-cell office:value-type="float" office:value="5.1050000000000004" table:formula="msoxl:=  IF(SUM(E37:E49)=0,&quot;-&quot;,SUM(E37:E49))" table:style-name="ce54">
            <text:p>5<text:s/></text:p>
          </table:table-cell>
          <table:table-cell office:value-type="float" office:value="3917.4" table:formula="msoxl:=  IF(SUM(F37:F49)=0,&quot;-&quot;,SUM(F37:F49))" table:style-name="ce54">
            <text:p>3,917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float" office:value="7.3710000000000004" table:formula="msoxl:=IF(SUM(K36,M36)=0,&quot;-&quot;,SUM(K36,M36))" table:style-name="ce19">
            <text:p>7<text:s/></text:p>
          </table:table-cell>
          <table:table-cell office:value-type="float" office:value="1411.89" table:formula="msoxl:=IF(SUM(L36,N36)=0,&quot;-&quot;,SUM(L36,N36))" table:style-name="ce19">
            <text:p>1,412<text:s/></text:p>
          </table:table-cell>
          <table:table-cell office:value-type="float" office:value="7.3710000000000004" table:formula="msoxl:=  IF(SUM(K37:K49)=0,&quot;-&quot;,SUM(K37:K49))" table:style-name="ce54">
            <text:p>7<text:s/></text:p>
          </table:table-cell>
          <table:table-cell office:value-type="float" office:value="1411.89" table:formula="msoxl:=  IF(SUM(L37:L49)=0,&quot;-&quot;,SUM(L37:L49))" table:style-name="ce54">
            <text:p>1,412<text:s/>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7,M37)=0,&quot;-&quot;,SUM(K37,M37))" table:style-name="ce19">
            <text:p>-</text:p>
          </table:table-cell>
          <table:table-cell office:value-type="string" office:string-value="-" table:formula="msoxl:=IF(SUM(L37,N37)=0,&quot;-&quot;,SUM(L37,N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)=0,&quot;-&quot;,SUM(K38,M38))" table:style-name="ce19">
            <text:p>-</text:p>
          </table:table-cell>
          <table:table-cell office:value-type="string" office:string-value="-" table:formula="msoxl:=IF(SUM(L38,N38)=0,&quot;-&quot;,SUM(L38,N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)=0,&quot;-&quot;,SUM(K39,M39))" table:style-name="ce19">
            <text:p>-</text:p>
          </table:table-cell>
          <table:table-cell office:value-type="string" office:string-value="-" table:formula="msoxl:=IF(SUM(L39,N39)=0,&quot;-&quot;,SUM(L39,N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1050000000000004" table:style-name="ce54">
            <text:p>5<text:s/></text:p>
          </table:table-cell>
          <table:table-cell office:value-type="float" office:value="3917.4" table:style-name="ce54">
            <text:p>3,91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3710000000000004" table:formula="msoxl:=IF(SUM(K40,M40)=0,&quot;-&quot;,SUM(K40,M40))" table:style-name="ce19">
            <text:p>7<text:s/></text:p>
          </table:table-cell>
          <table:table-cell office:value-type="float" office:value="1411.89" table:formula="msoxl:=IF(SUM(L40,N40)=0,&quot;-&quot;,SUM(L40,N40))" table:style-name="ce19">
            <text:p>1,412<text:s/></text:p>
          </table:table-cell>
          <table:table-cell office:value-type="float" office:value="7.3710000000000004" table:style-name="ce54">
            <text:p>7<text:s/></text:p>
          </table:table-cell>
          <table:table-cell office:value-type="float" office:value="1411.89" table:style-name="ce54">
            <text:p>1,41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1,M41)=0,&quot;-&quot;,SUM(K41,M41))" table:style-name="ce19">
            <text:p>-</text:p>
          </table:table-cell>
          <table:table-cell office:value-type="string" office:string-value="-" table:formula="msoxl:=IF(SUM(L41,N41)=0,&quot;-&quot;,SUM(L41,N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2,M42)=0,&quot;-&quot;,SUM(K42,M42))" table:style-name="ce19">
            <text:p>-</text:p>
          </table:table-cell>
          <table:table-cell office:value-type="string" office:string-value="-" table:formula="msoxl:=IF(SUM(L42,N42)=0,&quot;-&quot;,SUM(L42,N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3,M43)=0,&quot;-&quot;,SUM(K43,M43))" table:style-name="ce19">
            <text:p>-</text:p>
          </table:table-cell>
          <table:table-cell office:value-type="string" office:string-value="-" table:formula="msoxl:=IF(SUM(L43,N43)=0,&quot;-&quot;,SUM(L43,N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)=0,&quot;-&quot;,SUM(K44,M44))" table:style-name="ce19">
            <text:p>-</text:p>
          </table:table-cell>
          <table:table-cell office:value-type="string" office:string-value="-" table:formula="msoxl:=IF(SUM(L44,N44)=0,&quot;-&quot;,SUM(L44,N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)=0,&quot;-&quot;,SUM(K45,M45))" table:style-name="ce19">
            <text:p>-</text:p>
          </table:table-cell>
          <table:table-cell office:value-type="string" office:string-value="-" table:formula="msoxl:=IF(SUM(L45,N45)=0,&quot;-&quot;,SUM(L45,N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)=0,&quot;-&quot;,SUM(K46,M46))" table:style-name="ce19">
            <text:p>-</text:p>
          </table:table-cell>
          <table:table-cell office:value-type="string" office:string-value="-" table:formula="msoxl:=IF(SUM(L46,N46)=0,&quot;-&quot;,SUM(L46,N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)=0,&quot;-&quot;,SUM(K47,M47))" table:style-name="ce19">
            <text:p>-</text:p>
          </table:table-cell>
          <table:table-cell office:value-type="string" office:string-value="-" table:formula="msoxl:=IF(SUM(L47,N47)=0,&quot;-&quot;,SUM(L47,N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)=0,&quot;-&quot;,SUM(K48,M48))" table:style-name="ce19">
            <text:p>-</text:p>
          </table:table-cell>
          <table:table-cell office:value-type="string" office:string-value="-" table:formula="msoxl:=IF(SUM(L48,N48)=0,&quot;-&quot;,SUM(L48,N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9,M49)=0,&quot;-&quot;,SUM(K49,M49))" table:style-name="ce19">
            <text:p>-</text:p>
          </table:table-cell>
          <table:table-cell office:value-type="string" office:string-value="-" table:formula="msoxl:=IF(SUM(L49,N49)=0,&quot;-&quot;,SUM(L49,N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IF(SUM(K50,M50)=0,&quot;-&quot;,SUM(K50,M50))" table:style-name="ce19">
            <text:p>-</text:p>
          </table:table-cell>
          <table:table-cell office:value-type="string" office:string-value="-" table:formula="msoxl:=IF(SUM(L50,N50)=0,&quot;-&quot;,SUM(L50,N50))" table:style-name="ce19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)=0,&quot;-&quot;,SUM(K51,M51))" table:style-name="ce19">
            <text:p>-</text:p>
          </table:table-cell>
          <table:table-cell office:value-type="string" office:string-value="-" table:formula="msoxl:=IF(SUM(L51,N51)=0,&quot;-&quot;,SUM(L51,N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2,M52)=0,&quot;-&quot;,SUM(K52,M52))" table:style-name="ce19">
            <text:p>-</text:p>
          </table:table-cell>
          <table:table-cell office:value-type="string" office:string-value="-" table:formula="msoxl:=IF(SUM(L52,N52)=0,&quot;-&quot;,SUM(L52,N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)=0,&quot;-&quot;,SUM(K53,M53))" table:style-name="ce19">
            <text:p>-</text:p>
          </table:table-cell>
          <table:table-cell office:value-type="string" office:string-value="-" table:formula="msoxl:=IF(SUM(L53,N53)=0,&quot;-&quot;,SUM(L53,N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14.1" table:formula="msoxl:=  IF(SUM(C55:C57)=0,&quot;-&quot;,SUM(C55:C57))" table:style-name="ce54">
            <text:p>14<text:s/></text:p>
          </table:table-cell>
          <table:table-cell office:value-type="float" office:value="1003.5" table:formula="msoxl:=  IF(SUM(D55:D57)=0,&quot;-&quot;,SUM(D55:D57))" table:style-name="ce54">
            <text:p>1,004<text:s/>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)=0,&quot;-&quot;,SUM(K54,M54))" table:style-name="ce19">
            <text:p>-</text:p>
          </table:table-cell>
          <table:table-cell office:value-type="string" office:string-value="-" table:formula="msoxl:=IF(SUM(L54,N54)=0,&quot;-&quot;,SUM(L54,N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)=0,&quot;-&quot;,SUM(K55,M55))" table:style-name="ce19">
            <text:p>-</text:p>
          </table:table-cell>
          <table:table-cell office:value-type="string" office:string-value="-" table:formula="msoxl:=IF(SUM(L55,N55)=0,&quot;-&quot;,SUM(L55,N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14.1" table:style-name="ce54">
            <text:p>14<text:s/></text:p>
          </table:table-cell>
          <table:table-cell office:value-type="float" office:value="1003.5" table:style-name="ce54">
            <text:p>1,0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)=0,&quot;-&quot;,SUM(K56,M56))" table:style-name="ce19">
            <text:p>-</text:p>
          </table:table-cell>
          <table:table-cell office:value-type="string" office:string-value="-" table:formula="msoxl:=IF(SUM(L56,N56)=0,&quot;-&quot;,SUM(L56,N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)=0,&quot;-&quot;,SUM(K57,M57))" table:style-name="ce19">
            <text:p>-</text:p>
          </table:table-cell>
          <table:table-cell office:value-type="string" office:string-value="-" table:formula="msoxl:=IF(SUM(L57,N57)=0,&quot;-&quot;,SUM(L57,N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018.3046000000001" table:formula="msoxl:=  IF(SUM(C59,C60,C61,C63)=0,IF(C62=0,&quot;-&quot;,C62),SUM(C59,C60,C61,C63))" table:style-name="ce54">
            <text:p>1,018<text:s/></text:p>
          </table:table-cell>
          <table:table-cell office:value-type="float" office:value="64229.636480000001" table:formula="msoxl:=  IF(SUM(D59:D63)=0,&quot;-&quot;,SUM(D59:D63))" table:style-name="ce54">
            <text:p>64,230<text:s/></text:p>
          </table:table-cell>
          <table:table-cell office:value-type="float" office:value="10534.790999999999" table:formula="msoxl:=  IF(SUM(E59,E60,E61,E63)=0,IF(E62=0,&quot;-&quot;,E62),SUM(E59,E60,E61,E63))" table:style-name="ce54">
            <text:p>10,535<text:s/></text:p>
          </table:table-cell>
          <table:table-cell office:value-type="float" office:value="8982115.8122000005" table:formula="msoxl:=  IF(SUM(F59:F63)=0,&quot;-&quot;,SUM(F59:F63))" table:style-name="ce54">
            <text:p>8,982,116<text:s/></text:p>
          </table:table-cell>
          <table:table-cell office:value-type="float" office:value="716.41899999999998" table:formula="msoxl:=  IF(SUM(G59,G60,G61,G63)=0,IF(G62=0,&quot;-&quot;,G62),SUM(G59,G60,G61,G63))" table:style-name="ce54">
            <text:p>716<text:s/></text:p>
          </table:table-cell>
          <table:table-cell office:value-type="float" office:value="25014.838599999999" table:formula="msoxl:=  IF(SUM(H59:H63)=0,&quot;-&quot;,SUM(H59:H63))" table:style-name="ce54">
            <text:p>25,015<text:s/></text:p>
          </table:table-cell>
          <table:table-cell office:value-type="float" office:value="24053.619000000002" table:formula="msoxl:=IF(SUM(K58,M58)=0,&quot;-&quot;,SUM(K58,M58))" table:style-name="ce19">
            <text:p>24,054<text:s/></text:p>
          </table:table-cell>
          <table:table-cell office:value-type="float" office:value="2601796.1763899997" table:formula="msoxl:=IF(SUM(L58,N58)=0,&quot;-&quot;,SUM(L58,N58))" table:style-name="ce19">
            <text:p>2,601,796<text:s/></text:p>
          </table:table-cell>
          <table:table-cell office:value-type="float" office:value="23660.447000000004" table:formula="msoxl:=  IF(SUM(K59,K60,K61,K63)=0,IF(K62=0,&quot;-&quot;,K62),SUM(K59,K60,K61,K63))" table:style-name="ce54">
            <text:p>23,660<text:s/></text:p>
          </table:table-cell>
          <table:table-cell office:value-type="float" office:value="2560159.6260899999" table:formula="msoxl:=  IF(SUM(L59:L63)=0,&quot;-&quot;,SUM(L59:L63))" table:style-name="ce54">
            <text:p>2,560,160<text:s/></text:p>
          </table:table-cell>
          <table:table-cell office:value-type="float" office:value="393.17200000000003" table:formula="msoxl:=  IF(SUM(M59,M60,M61,M63)=0,IF(M62=0,&quot;-&quot;,M62),SUM(M59,M60,M61,M63))" table:style-name="ce54">
            <text:p>393<text:s/></text:p>
          </table:table-cell>
          <table:table-cell office:value-type="float" office:value="41636.550300000003" table:formula="msoxl:=  IF(SUM(N59:N63)=0,&quot;-&quot;,SUM(N59:N63))" table:style-name="ce54">
            <text:p>41,637<text:s/></text:p>
          </table:table-cell>
          <table:table-cell office:value-type="float" office:value="44130.211600000002" table:formula="msoxl:=  IF(SUM(O59,O60,O61,O63)=0,IF(O62=0,&quot;-&quot;,O62),SUM(O59,O60,O61,O63))" table:style-name="ce54">
            <text:p>44,130<text:s/></text:p>
          </table:table-cell>
          <table:table-cell office:value-type="float" office:value="1284373.85412" table:formula="msoxl:=  IF(SUM(P59:P63)=0,&quot;-&quot;,SUM(P59:P63))" table:style-name="ce54">
            <text:p>1,284,3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3.8" table:style-name="ce54">
            <text:p>14<text:s/></text:p>
          </table:table-cell>
          <table:table-cell office:value-type="float" office:value="1614.6" table:style-name="ce54">
            <text:p>1,6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469.779" table:formula="msoxl:=IF(SUM(K59,M59)=0,&quot;-&quot;,SUM(K59,M59))" table:style-name="ce19">
            <text:p>11,470<text:s/></text:p>
          </table:table-cell>
          <table:table-cell office:value-type="float" office:value="1231818.88166" table:formula="msoxl:=IF(SUM(L59,N59)=0,&quot;-&quot;,SUM(L59,N59))" table:style-name="ce19">
            <text:p>1,231,819<text:s/></text:p>
          </table:table-cell>
          <table:table-cell office:value-type="float" office:value="11469.779" table:style-name="ce54">
            <text:p>11,470<text:s/></text:p>
          </table:table-cell>
          <table:table-cell office:value-type="float" office:value="1231818.88166" table:style-name="ce54">
            <text:p>1,231,8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910.05460000000005" table:style-name="ce54">
            <text:p>910<text:s/></text:p>
          </table:table-cell>
          <table:table-cell office:value-type="float" office:value="56900.074480000003" table:style-name="ce54">
            <text:p>56,900<text:s/></text:p>
          </table:table-cell>
          <table:table-cell office:value-type="float" office:value="10520.991" table:style-name="ce54">
            <text:p>10,521<text:s/></text:p>
          </table:table-cell>
          <table:table-cell office:value-type="float" office:value="8980501.2122000009" table:style-name="ce54">
            <text:p>8,980,501<text:s/></text:p>
          </table:table-cell>
          <table:table-cell office:value-type="float" office:value="712.24699999999996" table:style-name="ce54">
            <text:p>712<text:s/></text:p>
          </table:table-cell>
          <table:table-cell office:value-type="float" office:value="24910.5386" table:style-name="ce54">
            <text:p>24,911<text:s/></text:p>
          </table:table-cell>
          <table:table-cell office:value-type="float" office:value="12512.477000000001" table:formula="msoxl:=IF(SUM(K60,M60)=0,&quot;-&quot;,SUM(K60,M60))" table:style-name="ce19">
            <text:p>12,512<text:s/></text:p>
          </table:table-cell>
          <table:table-cell office:value-type="float" office:value="1364258.5587299999" table:formula="msoxl:=IF(SUM(L60,N60)=0,&quot;-&quot;,SUM(L60,N60))" table:style-name="ce19">
            <text:p>1,364,259<text:s/></text:p>
          </table:table-cell>
          <table:table-cell office:value-type="float" office:value="12119.305" table:style-name="ce54">
            <text:p>12,119<text:s/></text:p>
          </table:table-cell>
          <table:table-cell office:value-type="float" office:value="1322622.0084299999" table:style-name="ce54">
            <text:p>1,322,622<text:s/></text:p>
          </table:table-cell>
          <table:table-cell office:value-type="float" office:value="393.17200000000003" table:style-name="ce54">
            <text:p>393<text:s/></text:p>
          </table:table-cell>
          <table:table-cell office:value-type="float" office:value="41636.550300000003" table:style-name="ce54">
            <text:p>41,6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)=0,&quot;-&quot;,SUM(K61,M61))" table:style-name="ce19">
            <text:p>-</text:p>
          </table:table-cell>
          <table:table-cell office:value-type="string" office:string-value="-" table:formula="msoxl:=IF(SUM(L61,N61)=0,&quot;-&quot;,SUM(L61,N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)=0,&quot;-&quot;,SUM(K62,M62))" table:style-name="ce19">
            <text:p>-</text:p>
          </table:table-cell>
          <table:table-cell office:value-type="string" office:string-value="-" table:formula="msoxl:=IF(SUM(L62,N62)=0,&quot;-&quot;,SUM(L62,N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4130.211600000002" table:style-name="ce54">
            <text:p>44,130<text:s/></text:p>
          </table:table-cell>
          <table:table-cell office:value-type="float" office:value="1284373.85412" table:style-name="ce54">
            <text:p>1,284,374<text:s/>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108.25" table:style-name="ce55">
            <text:p>108<text:s/></text:p>
          </table:table-cell>
          <table:table-cell office:value-type="float" office:value="7329.5619999999999" table:style-name="ce55">
            <text:p>7,3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719999999999997" table:style-name="ce55">
            <text:p>4<text:s/></text:p>
          </table:table-cell>
          <table:table-cell office:value-type="float" office:value="104.3" table:style-name="ce55">
            <text:p>104<text:s/></text:p>
          </table:table-cell>
          <table:table-cell office:value-type="float" office:value="71.363" table:formula="msoxl:=IF(SUM(K63,M63)=0,&quot;-&quot;,SUM(K63,M63))" table:style-name="ce19">
            <text:p>71<text:s/></text:p>
          </table:table-cell>
          <table:table-cell office:value-type="float" office:value="5718.7359999999999" table:formula="msoxl:=IF(SUM(L63,N63)=0,&quot;-&quot;,SUM(L63,N63))" table:style-name="ce19">
            <text:p>5,719<text:s/></text:p>
          </table:table-cell>
          <table:table-cell office:value-type="float" office:value="71.363" table:style-name="ce55">
            <text:p>71<text:s/></text:p>
          </table:table-cell>
          <table:table-cell office:value-type="float" office:value="5718.7359999999999" table:style-name="ce55">
            <text:p>5,71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8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number-columns-spanned="8" table:number-rows-spanned="1" table:style-name="ce151">
            <text:p>鯛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8">
            <text:p>鱒 <text:s text:c="6"/>魚</text:p>
          </table:table-cell>
          <table:covered-table-cell/>
          <table:table-cell office:value-type="string" table:number-columns-spanned="2" table:number-rows-spanned="1" table:style-name="ce158">
            <text:p>香 <text:s text:c="6"/>魚</text:p>
          </table:table-cell>
          <table:covered-table-cell/>
          <table:table-cell office:value-type="string" table:number-columns-spanned="2" table:number-rows-spanned="1" table:style-name="ce158">
            <text:p>虱 <text:s/>目 <text:s/>魚</text:p>
          </table:table-cell>
          <table:covered-table-cell/>
          <table:table-cell office:value-type="string" table:number-columns-spanned="2" table:number-rows-spanned="1" table:style-name="ce160">
            <text:p>小計</text:p>
          </table:table-cell>
          <table:covered-table-cell/>
          <table:table-cell office:value-type="string" table:number-columns-spanned="2" table:number-rows-spanned="1" table:style-name="ce155">
            <text:p>嘉 <text:s text:c="6"/>臘</text:p>
          </table:table-cell>
          <table:covered-table-cell/>
          <table:table-cell office:value-type="string" table:number-columns-spanned="2" table:number-rows-spanned="1" table:style-name="ce155">
            <text:p>赤 <text:s text:c="6"/>鯮</text:p>
          </table:table-cell>
          <table:covered-table-cell/>
          <table:table-cell office:value-type="string" table:number-columns-spanned="2" table:number-rows-spanned="1" table:style-name="ce155">
            <text:p>黑 <text:s text:c="6"/>鯛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5">
            <text:p>1100</text:p>
          </table:table-cell>
          <table:covered-table-cell/>
          <table:table-cell office:value-type="string" table:number-columns-spanned="2" table:number-rows-spanned="1" table:style-name="ce145">
            <text:p>1200</text:p>
          </table:table-cell>
          <table:covered-table-cell/>
          <table:table-cell office:value-type="string" table:number-columns-spanned="2" table:number-rows-spanned="1" table:style-name="ce145">
            <text:p>1400</text:p>
          </table:table-cell>
          <table:covered-table-cell/>
          <table:table-cell office:value-type="string" table:number-columns-spanned="2" table:number-rows-spanned="1" table:style-name="ce141">
            <text:p>Sub Total</text:p>
          </table:table-cell>
          <table:covered-table-cell/>
          <table:table-cell office:value-type="string" table:number-columns-spanned="2" table:number-rows-spanned="1" table:style-name="ce138">
            <text:p>1601</text:p>
          </table:table-cell>
          <table:covered-table-cell/>
          <table:table-cell office:value-type="string" table:number-columns-spanned="2" table:number-rows-spanned="1" table:style-name="ce138">
            <text:p>1602</text:p>
          </table:table-cell>
          <table:covered-table-cell/>
          <table:table-cell office:value-type="string" table:number-columns-spanned="2" table:number-rows-spanned="1" table:style-name="ce138">
            <text:p>1604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88.58620000000002" table:formula="msoxl:=  IF(SUM(C11,C19,C36,C50,C54,C58)=0,&quot;-&quot;,SUM(C11,C19,C36,C50,C54,C58))" table:style-name="ce54">
            <text:p>389<text:s/></text:p>
          </table:table-cell>
          <table:table-cell office:value-type="float" office:value="76916.921000000002" table:formula="msoxl:=  IF(SUM(D11,D19,D36,D50,D54,D58)=0,&quot;-&quot;,SUM(D11,D19,D36,D50,D54,D58))" table:style-name="ce54">
            <text:p>76,917<text:s/></text:p>
          </table:table-cell>
          <table:table-cell office:value-type="float" office:value="1162.9749999999999" table:formula="msoxl:=  IF(SUM(E11,E19,E36,E50,E54,E58)=0,&quot;-&quot;,SUM(E11,E19,E36,E50,E54,E58))" table:style-name="ce54">
            <text:p>1,163<text:s/></text:p>
          </table:table-cell>
          <table:table-cell office:value-type="float" office:value="186067.85" table:formula="msoxl:=  IF(SUM(F11,F19,F36,F50,F54,F58)=0,&quot;-&quot;,SUM(F11,F19,F36,F50,F54,F58))" table:style-name="ce54">
            <text:p>186,068<text:s/></text:p>
          </table:table-cell>
          <table:table-cell office:value-type="float" office:value="58898.283599999995" table:formula="msoxl:=  IF(SUM(G11,G19,G36,G50,G54,G58)=0,&quot;-&quot;,SUM(G11,G19,G36,G50,G54,G58))" table:style-name="ce54">
            <text:p>58,898<text:s/></text:p>
          </table:table-cell>
          <table:table-cell office:value-type="float" office:value="4452414.8075999999" table:formula="msoxl:=  IF(SUM(H11,H19,H36,H50,H54,H58)=0,&quot;-&quot;,SUM(H11,H19,H36,H50,H54,H58))" table:style-name="ce54">
            <text:p>4,452,415<text:s/></text:p>
          </table:table-cell>
          <table:table-cell office:value-type="float" office:value="6158.8376199999993" table:formula="msoxl:=IF(SUM(K10,M10,O10,'漁業生產量值-漁業種類別魚類別生產量值3'!C10)=0,&quot;-&quot;,SUM(K10,M10,O10,'漁業生產量值-漁業種類別魚類別生產量值3'!C10))" table:style-name="ce19">
            <text:p>6,159<text:s/></text:p>
          </table:table-cell>
          <table:table-cell office:value-type="float" office:value="1420852.4705299998" table:formula="msoxl:=IF(SUM(L10,N10,P10,'漁業生產量值-漁業種類別魚類別生產量值3'!D10)=0,&quot;-&quot;,SUM(L10,N10,P10,'漁業生產量值-漁業種類別魚類別生產量值3'!D10))" table:style-name="ce19">
            <text:p>1,420,852<text:s/></text:p>
          </table:table-cell>
          <table:table-cell office:value-type="float" office:value="1250.7069999999999" table:formula="msoxl:=  IF(SUM(K11,K19,K36,K50,K54,K58)=0,&quot;-&quot;,SUM(K11,K19,K36,K50,K54,K58))" table:style-name="ce54">
            <text:p>1,251<text:s/></text:p>
          </table:table-cell>
          <table:table-cell office:value-type="float" office:value="224309.989" table:formula="msoxl:=  IF(SUM(L11,L19,L36,L50,L54,L58)=0,&quot;-&quot;,SUM(L11,L19,L36,L50,L54,L58))" table:style-name="ce54">
            <text:p>224,310<text:s/></text:p>
          </table:table-cell>
          <table:table-cell office:value-type="float" office:value="1022.461" table:formula="msoxl:=  IF(SUM(M11,M19,M36,M50,M54,M58)=0,&quot;-&quot;,SUM(M11,M19,M36,M50,M54,M58))" table:style-name="ce54">
            <text:p>1,022<text:s/></text:p>
          </table:table-cell>
          <table:table-cell office:value-type="float" office:value="327844.9632" table:formula="msoxl:=  IF(SUM(N11,N19,N36,N50,N54,N58)=0,&quot;-&quot;,SUM(N11,N19,N36,N50,N54,N58))" table:style-name="ce54">
            <text:p>327,845<text:s/></text:p>
          </table:table-cell>
          <table:table-cell office:value-type="float" office:value="791.54252999999994" table:formula="msoxl:=  IF(SUM(O11,O19,O36,O50,O54,O58)=0,&quot;-&quot;,SUM(O11,O19,O36,O50,O54,O58))" table:style-name="ce54">
            <text:p>792<text:s/></text:p>
          </table:table-cell>
          <table:table-cell office:value-type="float" office:value="147094.48840999999" table:formula="msoxl:=  IF(SUM(P11,P19,P36,P50,P54,P58)=0,&quot;-&quot;,SUM(P11,P19,P36,P50,P54,P58))" table:style-name="ce54">
            <text:p>147,0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float" office:value="747.3" table:formula="msoxl:=IF(SUM(K11,M11,O11,'漁業生產量值-漁業種類別魚類別生產量值3'!C11)=0,&quot;-&quot;,SUM(K11,M11,O11,'漁業生產量值-漁業種類別魚類別生產量值3'!C11))" table:style-name="ce19">
            <text:p>747<text:s/></text:p>
          </table:table-cell>
          <table:table-cell office:value-type="float" office:value="74730" table:formula="msoxl:=IF(SUM(L11,N11,P11,'漁業生產量值-漁業種類別魚類別生產量值3'!D11)=0,&quot;-&quot;,SUM(L11,N11,P11,'漁業生產量值-漁業種類別魚類別生產量值3'!D11))" table:style-name="ce19">
            <text:p>74,730<text:s/></text:p>
          </table:table-cell>
          <table:table-cell office:value-type="float" office:value="747.3" table:formula="msoxl:=  IF(SUM(K12:K18)=0,&quot;-&quot;,SUM(K12:K18))" table:style-name="ce54">
            <text:p>747<text:s/></text:p>
          </table:table-cell>
          <table:table-cell office:value-type="float" office:value="74730" table:formula="msoxl:=  IF(SUM(L12:L18)=0,&quot;-&quot;,SUM(L12:L18))" table:style-name="ce54">
            <text:p>74,730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47.3" table:formula="msoxl:=IF(SUM(K12,M12,O12,'漁業生產量值-漁業種類別魚類別生產量值3'!C12)=0,&quot;-&quot;,SUM(K12,M12,O12,'漁業生產量值-漁業種類別魚類別生產量值3'!C12))" table:style-name="ce19">
            <text:p>747<text:s/></text:p>
          </table:table-cell>
          <table:table-cell office:value-type="float" office:value="74730" table:formula="msoxl:=IF(SUM(L12,N12,P12,'漁業生產量值-漁業種類別魚類別生產量值3'!D12)=0,&quot;-&quot;,SUM(L12,N12,P12,'漁業生產量值-漁業種類別魚類別生產量值3'!D12))" table:style-name="ce19">
            <text:p>74,730<text:s/></text:p>
          </table:table-cell>
          <table:table-cell office:value-type="float" office:value="747.3" table:style-name="ce54">
            <text:p>747<text:s/></text:p>
          </table:table-cell>
          <table:table-cell office:value-type="float" office:value="74730" table:style-name="ce54">
            <text:p>74,73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3'!C13)=0,&quot;-&quot;,SUM(K13,M13,O13,'漁業生產量值-漁業種類別魚類別生產量值3'!C13))" table:style-name="ce19">
            <text:p>-</text:p>
          </table:table-cell>
          <table:table-cell office:value-type="string" office:string-value="-" table:formula="msoxl:=IF(SUM(L13,N13,P13,'漁業生產量值-漁業種類別魚類別生產量值3'!D13)=0,&quot;-&quot;,SUM(L13,N13,P13,'漁業生產量值-漁業種類別魚類別生產量值3'!D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3'!C14)=0,&quot;-&quot;,SUM(K14,M14,O14,'漁業生產量值-漁業種類別魚類別生產量值3'!C14))" table:style-name="ce19">
            <text:p>-</text:p>
          </table:table-cell>
          <table:table-cell office:value-type="string" office:string-value="-" table:formula="msoxl:=IF(SUM(L14,N14,P14,'漁業生產量值-漁業種類別魚類別生產量值3'!D14)=0,&quot;-&quot;,SUM(L14,N14,P14,'漁業生產量值-漁業種類別魚類別生產量值3'!D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,O15,'漁業生產量值-漁業種類別魚類別生產量值3'!C15)=0,&quot;-&quot;,SUM(K15,M15,O15,'漁業生產量值-漁業種類別魚類別生產量值3'!C15))" table:style-name="ce19">
            <text:p>-</text:p>
          </table:table-cell>
          <table:table-cell office:value-type="string" office:string-value="-" table:formula="msoxl:=IF(SUM(L15,N15,P15,'漁業生產量值-漁業種類別魚類別生產量值3'!D15)=0,&quot;-&quot;,SUM(L15,N15,P15,'漁業生產量值-漁業種類別魚類別生產量值3'!D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3'!C16)=0,&quot;-&quot;,SUM(K16,M16,O16,'漁業生產量值-漁業種類別魚類別生產量值3'!C16))" table:style-name="ce19">
            <text:p>-</text:p>
          </table:table-cell>
          <table:table-cell office:value-type="string" office:string-value="-" table:formula="msoxl:=IF(SUM(L16,N16,P16,'漁業生產量值-漁業種類別魚類別生產量值3'!D16)=0,&quot;-&quot;,SUM(L16,N16,P16,'漁業生產量值-漁業種類別魚類別生產量值3'!D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3'!C17)=0,&quot;-&quot;,SUM(K17,M17,O17,'漁業生產量值-漁業種類別魚類別生產量值3'!C17))" table:style-name="ce19">
            <text:p>-</text:p>
          </table:table-cell>
          <table:table-cell office:value-type="string" office:string-value="-" table:formula="msoxl:=IF(SUM(L17,N17,P17,'漁業生產量值-漁業種類別魚類別生產量值3'!D17)=0,&quot;-&quot;,SUM(L17,N17,P17,'漁業生產量值-漁業種類別魚類別生產量值3'!D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3'!C18)=0,&quot;-&quot;,SUM(K18,M18,O18,'漁業生產量值-漁業種類別魚類別生產量值3'!C18))" table:style-name="ce19">
            <text:p>-</text:p>
          </table:table-cell>
          <table:table-cell office:value-type="string" office:string-value="-" table:formula="msoxl:=IF(SUM(L18,N18,P18,'漁業生產量值-漁業種類別魚類別生產量值3'!D18)=0,&quot;-&quot;,SUM(L18,N18,P18,'漁業生產量值-漁業種類別魚類別生產量值3'!D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54">
            <text:p>-</text:p>
          </table:table-cell>
          <table:table-cell office:value-type="string" office:string-value="-" table:formula="msoxl:=  IF(SUM(D20:D35)=0,&quot;-&quot;,SUM(D20:D35))" table:style-name="ce54">
            <text:p>-</text:p>
          </table:table-cell>
          <table:table-cell office:value-type="string" office:string-value="-" table:formula="msoxl:=  IF(SUM(E20:E35)=0,&quot;-&quot;,SUM(E20:E35))" table:style-name="ce54">
            <text:p>-</text:p>
          </table:table-cell>
          <table:table-cell office:value-type="string" office:string-value="-" table:formula="msoxl:=  IF(SUM(F20:F35)=0,&quot;-&quot;,SUM(F20:F35))" table:style-name="ce54">
            <text:p>-</text:p>
          </table:table-cell>
          <table:table-cell office:value-type="float" office:value="1.2330000000000001" table:formula="msoxl:=  IF(SUM(G20:G35)=0,&quot;-&quot;,SUM(G20:G35))" table:style-name="ce54">
            <text:p>1<text:s/></text:p>
          </table:table-cell>
          <table:table-cell office:value-type="float" office:value="150.422" table:formula="msoxl:=  IF(SUM(H20:H35)=0,&quot;-&quot;,SUM(H20:H35))" table:style-name="ce54">
            <text:p>150<text:s/></text:p>
          </table:table-cell>
          <table:table-cell office:value-type="float" office:value="2456.0410099999999" table:formula="msoxl:=IF(SUM(K19,M19,O19,'漁業生產量值-漁業種類別魚類別生產量值3'!C19)=0,&quot;-&quot;,SUM(K19,M19,O19,'漁業生產量值-漁業種類別魚類別生產量值3'!C19))" table:style-name="ce19">
            <text:p>2,456<text:s/></text:p>
          </table:table-cell>
          <table:table-cell office:value-type="float" office:value="644723.44631999987" table:formula="msoxl:=IF(SUM(L19,N19,P19,'漁業生產量值-漁業種類別魚類別生產量值3'!D19)=0,&quot;-&quot;,SUM(L19,N19,P19,'漁業生產量值-漁業種類別魚類別生產量值3'!D19))" table:style-name="ce19">
            <text:p>644,723<text:s/></text:p>
          </table:table-cell>
          <table:table-cell office:value-type="float" office:value="202.37699999999998" table:formula="msoxl:=  IF(SUM(K20:K35)=0,&quot;-&quot;,SUM(K20:K35))" table:style-name="ce54">
            <text:p>202<text:s/></text:p>
          </table:table-cell>
          <table:table-cell office:value-type="float" office:value="51879.688999999998" table:formula="msoxl:=  IF(SUM(L20:L35)=0,&quot;-&quot;,SUM(L20:L35))" table:style-name="ce54">
            <text:p>51,880<text:s/></text:p>
          </table:table-cell>
          <table:table-cell office:value-type="float" office:value="677.20099999999991" table:formula="msoxl:=  IF(SUM(M20:M35)=0,&quot;-&quot;,SUM(M20:M35))" table:style-name="ce54">
            <text:p>677<text:s/></text:p>
          </table:table-cell>
          <table:table-cell office:value-type="float" office:value="216952.67216999998" table:formula="msoxl:=  IF(SUM(N20:N35)=0,&quot;-&quot;,SUM(N20:N35))" table:style-name="ce54">
            <text:p>216,953<text:s/></text:p>
          </table:table-cell>
          <table:table-cell office:value-type="float" office:value="158.25102000000001" table:formula="msoxl:=  IF(SUM(O20:O35)=0,&quot;-&quot;,SUM(O20:O35))" table:style-name="ce54">
            <text:p>158<text:s/></text:p>
          </table:table-cell>
          <table:table-cell office:value-type="float" office:value="37762.67884" table:formula="msoxl:=  IF(SUM(P20:P35)=0,&quot;-&quot;,SUM(P20:P35))" table:style-name="ce54">
            <text:p>37,76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,O20,'漁業生產量值-漁業種類別魚類別生產量值3'!C20)=0,&quot;-&quot;,SUM(K20,M20,O20,'漁業生產量值-漁業種類別魚類別生產量值3'!C20))" table:style-name="ce19">
            <text:p>-</text:p>
          </table:table-cell>
          <table:table-cell office:value-type="string" office:string-value="-" table:formula="msoxl:=IF(SUM(L20,N20,P20,'漁業生產量值-漁業種類別魚類別生產量值3'!D20)=0,&quot;-&quot;,SUM(L20,N20,P20,'漁業生產量值-漁業種類別魚類別生產量值3'!D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,O21,'漁業生產量值-漁業種類別魚類別生產量值3'!C21)=0,&quot;-&quot;,SUM(K21,M21,O21,'漁業生產量值-漁業種類別魚類別生產量值3'!C21))" table:style-name="ce19">
            <text:p>-</text:p>
          </table:table-cell>
          <table:table-cell office:value-type="string" office:string-value="-" table:formula="msoxl:=IF(SUM(L21,N21,P21,'漁業生產量值-漁業種類別魚類別生產量值3'!D21)=0,&quot;-&quot;,SUM(L21,N21,P21,'漁業生產量值-漁業種類別魚類別生產量值3'!D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,O22,'漁業生產量值-漁業種類別魚類別生產量值3'!C22)=0,&quot;-&quot;,SUM(K22,M22,O22,'漁業生產量值-漁業種類別魚類別生產量值3'!C22))" table:style-name="ce19">
            <text:p>-</text:p>
          </table:table-cell>
          <table:table-cell office:value-type="string" office:string-value="-" table:formula="msoxl:=IF(SUM(L22,N22,P22,'漁業生產量值-漁業種類別魚類別生產量值3'!D22)=0,&quot;-&quot;,SUM(L22,N22,P22,'漁業生產量值-漁業種類別魚類別生產量值3'!D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101" table:style-name="ce54">
            <text:p>1<text:s/></text:p>
          </table:table-cell>
          <table:table-cell office:value-type="float" office:value="134.322" table:style-name="ce54">
            <text:p>134<text:s/></text:p>
          </table:table-cell>
          <table:table-cell office:value-type="float" office:value="623.98517000000004" table:formula="msoxl:=IF(SUM(K23,M23,O23,'漁業生產量值-漁業種類別魚類別生產量值3'!C23)=0,&quot;-&quot;,SUM(K23,M23,O23,'漁業生產量值-漁業種類別魚類別生產量值3'!C23))" table:style-name="ce19">
            <text:p>624<text:s/></text:p>
          </table:table-cell>
          <table:table-cell office:value-type="float" office:value="130937.94417" table:formula="msoxl:=IF(SUM(L23,N23,P23,'漁業生產量值-漁業種類別魚類別生產量值3'!D23)=0,&quot;-&quot;,SUM(L23,N23,P23,'漁業生產量值-漁業種類別魚類別生產量值3'!D23))" table:style-name="ce19">
            <text:p>130,938<text:s/></text:p>
          </table:table-cell>
          <table:table-cell office:value-type="float" office:value="11.458" table:style-name="ce54">
            <text:p>11<text:s/></text:p>
          </table:table-cell>
          <table:table-cell office:value-type="float" office:value="2847.2719999999999" table:style-name="ce54">
            <text:p>2,847<text:s/></text:p>
          </table:table-cell>
          <table:table-cell office:value-type="float" office:value="35.002600000000001" table:style-name="ce54">
            <text:p>35<text:s/></text:p>
          </table:table-cell>
          <table:table-cell office:value-type="float" office:value="12656.324070000001" table:style-name="ce54">
            <text:p>12,656<text:s/></text:p>
          </table:table-cell>
          <table:table-cell office:value-type="float" office:value="47.501620000000003" table:style-name="ce54">
            <text:p>48<text:s/></text:p>
          </table:table-cell>
          <table:table-cell office:value-type="float" office:value="12962.546340000001" table:style-name="ce54">
            <text:p>12,96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3200000000000001" table:style-name="ce54">
            <text:p>0<text:s/></text:p>
          </table:table-cell>
          <table:table-cell office:value-type="float" office:value="16.100000000000001" table:style-name="ce54">
            <text:p>16<text:s/></text:p>
          </table:table-cell>
          <table:table-cell office:value-type="float" office:value="169.16235999999998" table:formula="msoxl:=IF(SUM(K24,M24,O24,'漁業生產量值-漁業種類別魚類別生產量值3'!C24)=0,&quot;-&quot;,SUM(K24,M24,O24,'漁業生產量值-漁業種類別魚類別生產量值3'!C24))" table:style-name="ce19">
            <text:p>169<text:s/></text:p>
          </table:table-cell>
          <table:table-cell office:value-type="float" office:value="35742.435239999999" table:formula="msoxl:=IF(SUM(L24,N24,P24,'漁業生產量值-漁業種類別魚類別生產量值3'!D24)=0,&quot;-&quot;,SUM(L24,N24,P24,'漁業生產量值-漁業種類別魚類別生產量值3'!D24))" table:style-name="ce19">
            <text:p>35,742<text:s/></text:p>
          </table:table-cell>
          <table:table-cell office:value-type="float" office:value="73.356999999999999" table:style-name="ce54">
            <text:p>73<text:s/></text:p>
          </table:table-cell>
          <table:table-cell office:value-type="float" office:value="15931.785" table:style-name="ce54">
            <text:p>15,932<text:s/></text:p>
          </table:table-cell>
          <table:table-cell office:value-type="float" office:value="8.6897000000000002" table:style-name="ce54">
            <text:p>9<text:s/></text:p>
          </table:table-cell>
          <table:table-cell office:value-type="float" office:value="2148.3660399999999" table:style-name="ce54">
            <text:p>2,148<text:s/></text:p>
          </table:table-cell>
          <table:table-cell office:value-type="float" office:value="60.876899999999999" table:style-name="ce54">
            <text:p>61<text:s/></text:p>
          </table:table-cell>
          <table:table-cell office:value-type="float" office:value="12859.614" table:style-name="ce54">
            <text:p>12,86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3'!C25)=0,&quot;-&quot;,SUM(K25,M25,O25,'漁業生產量值-漁業種類別魚類別生產量值3'!C25))" table:style-name="ce19">
            <text:p>-</text:p>
          </table:table-cell>
          <table:table-cell office:value-type="string" office:string-value="-" table:formula="msoxl:=IF(SUM(L25,N25,P25,'漁業生產量值-漁業種類別魚類別生產量值3'!D25)=0,&quot;-&quot;,SUM(L25,N25,P25,'漁業生產量值-漁業種類別魚類別生產量值3'!D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3'!C26)=0,&quot;-&quot;,SUM(K26,M26,O26,'漁業生產量值-漁業種類別魚類別生產量值3'!C26))" table:style-name="ce19">
            <text:p>-</text:p>
          </table:table-cell>
          <table:table-cell office:value-type="string" office:string-value="-" table:formula="msoxl:=IF(SUM(L26,N26,P26,'漁業生產量值-漁業種類別魚類別生產量值3'!D26)=0,&quot;-&quot;,SUM(L26,N26,P26,'漁業生產量值-漁業種類別魚類別生產量值3'!D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,O27,'漁業生產量值-漁業種類別魚類別生產量值3'!C27)=0,&quot;-&quot;,SUM(K27,M27,O27,'漁業生產量值-漁業種類別魚類別生產量值3'!C27))" table:style-name="ce19">
            <text:p>-</text:p>
          </table:table-cell>
          <table:table-cell office:value-type="string" office:string-value="-" table:formula="msoxl:=IF(SUM(L27,N27,P27,'漁業生產量值-漁業種類別魚類別生產量值3'!D27)=0,&quot;-&quot;,SUM(L27,N27,P27,'漁業生產量值-漁業種類別魚類別生產量值3'!D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08.2609" table:formula="msoxl:=IF(SUM(K28,M28,O28,'漁業生產量值-漁業種類別魚類別生產量值3'!C28)=0,&quot;-&quot;,SUM(K28,M28,O28,'漁業生產量值-漁業種類別魚類別生產量值3'!C28))" table:style-name="ce19">
            <text:p>1,108<text:s/></text:p>
          </table:table-cell>
          <table:table-cell office:value-type="float" office:value="326041.81026" table:formula="msoxl:=IF(SUM(L28,N28,P28,'漁業生產量值-漁業種類別魚類別生產量值3'!D28)=0,&quot;-&quot;,SUM(L28,N28,P28,'漁業生產量值-漁業種類別魚類別生產量值3'!D28))" table:style-name="ce19">
            <text:p>326,042<text:s/></text:p>
          </table:table-cell>
          <table:table-cell office:value-type="float" office:value="88.462000000000003" table:style-name="ce54">
            <text:p>88<text:s/></text:p>
          </table:table-cell>
          <table:table-cell office:value-type="float" office:value="25173.432000000001" table:style-name="ce54">
            <text:p>25,173<text:s/></text:p>
          </table:table-cell>
          <table:table-cell office:value-type="float" office:value="370.69479999999999" table:style-name="ce54">
            <text:p>371<text:s/></text:p>
          </table:table-cell>
          <table:table-cell office:value-type="float" office:value="111591.03737999999" table:style-name="ce54">
            <text:p>111,591<text:s/></text:p>
          </table:table-cell>
          <table:table-cell office:value-type="float" office:value="27.373000000000001" table:style-name="ce54">
            <text:p>27<text:s/></text:p>
          </table:table-cell>
          <table:table-cell office:value-type="float" office:value="6653.1360000000004" table:style-name="ce54">
            <text:p>6,65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3'!C29)=0,&quot;-&quot;,SUM(K29,M29,O29,'漁業生產量值-漁業種類別魚類別生產量值3'!C29))" table:style-name="ce19">
            <text:p>-</text:p>
          </table:table-cell>
          <table:table-cell office:value-type="string" office:string-value="-" table:formula="msoxl:=IF(SUM(L29,N29,P29,'漁業生產量值-漁業種類別魚類別生產量值3'!D29)=0,&quot;-&quot;,SUM(L29,N29,P29,'漁業生產量值-漁業種類別魚類別生產量值3'!D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48.65758000000005" table:formula="msoxl:=IF(SUM(K30,M30,O30,'漁業生產量值-漁業種類別魚類別生產量值3'!C30)=0,&quot;-&quot;,SUM(K30,M30,O30,'漁業生產量值-漁業種類別魚類別生產量值3'!C30))" table:style-name="ce19">
            <text:p>549<text:s/></text:p>
          </table:table-cell>
          <table:table-cell office:value-type="float" office:value="150842.89804999999" table:formula="msoxl:=IF(SUM(L30,N30,P30,'漁業生產量值-漁業種類別魚類別生產量值3'!D30)=0,&quot;-&quot;,SUM(L30,N30,P30,'漁業生產量值-漁業種類別魚類別生產量值3'!D30))" table:style-name="ce19">
            <text:p>150,843<text:s/></text:p>
          </table:table-cell>
          <table:table-cell office:value-type="float" office:value="29.1" table:style-name="ce54">
            <text:p>29<text:s/></text:p>
          </table:table-cell>
          <table:table-cell office:value-type="float" office:value="7927.2" table:style-name="ce54">
            <text:p>7,927<text:s/></text:p>
          </table:table-cell>
          <table:table-cell office:value-type="float" office:value="259.86989999999997" table:style-name="ce54">
            <text:p>260<text:s/></text:p>
          </table:table-cell>
          <table:table-cell office:value-type="float" office:value="89897.488679999995" table:style-name="ce54">
            <text:p>89,897<text:s/></text:p>
          </table:table-cell>
          <table:table-cell office:value-type="float" office:value="22.499500000000001" table:style-name="ce54">
            <text:p>22<text:s/></text:p>
          </table:table-cell>
          <table:table-cell office:value-type="float" office:value="5287.3824999999997" table:style-name="ce54">
            <text:p>5,28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3'!C31)=0,&quot;-&quot;,SUM(K31,M31,O31,'漁業生產量值-漁業種類別魚類別生產量值3'!C31))" table:style-name="ce19">
            <text:p>-</text:p>
          </table:table-cell>
          <table:table-cell office:value-type="string" office:string-value="-" table:formula="msoxl:=IF(SUM(L31,N31,P31,'漁業生產量值-漁業種類別魚類別生產量值3'!D31)=0,&quot;-&quot;,SUM(L31,N31,P31,'漁業生產量值-漁業種類別魚類別生產量值3'!D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3'!C32)=0,&quot;-&quot;,SUM(K32,M32,O32,'漁業生產量值-漁業種類別魚類別生產量值3'!C32))" table:style-name="ce19">
            <text:p>-</text:p>
          </table:table-cell>
          <table:table-cell office:value-type="string" office:string-value="-" table:formula="msoxl:=IF(SUM(L32,N32,P32,'漁業生產量值-漁業種類別魚類別生產量值3'!D32)=0,&quot;-&quot;,SUM(L32,N32,P32,'漁業生產量值-漁業種類別魚類別生產量值3'!D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3'!C33)=0,&quot;-&quot;,SUM(K33,M33,O33,'漁業生產量值-漁業種類別魚類別生產量值3'!C33))" table:style-name="ce19">
            <text:p>-</text:p>
          </table:table-cell>
          <table:table-cell office:value-type="string" office:string-value="-" table:formula="msoxl:=IF(SUM(L33,N33,P33,'漁業生產量值-漁業種類別魚類別生產量值3'!D33)=0,&quot;-&quot;,SUM(L33,N33,P33,'漁業生產量值-漁業種類別魚類別生產量值3'!D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,O34,'漁業生產量值-漁業種類別魚類別生產量值3'!C34)=0,&quot;-&quot;,SUM(K34,M34,O34,'漁業生產量值-漁業種類別魚類別生產量值3'!C34))" table:style-name="ce19">
            <text:p>-</text:p>
          </table:table-cell>
          <table:table-cell office:value-type="string" office:string-value="-" table:formula="msoxl:=IF(SUM(L34,N34,P34,'漁業生產量值-漁業種類別魚類別生產量值3'!D34)=0,&quot;-&quot;,SUM(L34,N34,P34,'漁業生產量值-漁業種類別魚類別生產量值3'!D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9749999999999996" table:formula="msoxl:=IF(SUM(K35,M35,O35,'漁業生產量值-漁業種類別魚類別生產量值3'!C35)=0,&quot;-&quot;,SUM(K35,M35,O35,'漁業生產量值-漁業種類別魚類別生產量值3'!C35))" table:style-name="ce19">
            <text:p>6<text:s/></text:p>
          </table:table-cell>
          <table:table-cell office:value-type="float" office:value="1158.3586" table:formula="msoxl:=IF(SUM(L35,N35,P35,'漁業生產量值-漁業種類別魚類別生產量值3'!D35)=0,&quot;-&quot;,SUM(L35,N35,P35,'漁業生產量值-漁業種類別魚類別生產量值3'!D35))" table:style-name="ce19">
            <text:p>1,15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944" table:style-name="ce54">
            <text:p>3<text:s/></text:p>
          </table:table-cell>
          <table:table-cell office:value-type="float" office:value="659.45600000000002" table:style-name="ce54">
            <text:p>65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54">
            <text:p>-</text:p>
          </table:table-cell>
          <table:table-cell office:value-type="string" office:string-value="-" table:formula="msoxl:=  IF(SUM(D37:D49)=0,&quot;-&quot;,SUM(D37:D49))" table:style-name="ce54">
            <text:p>-</text:p>
          </table:table-cell>
          <table:table-cell office:value-type="string" office:string-value="-" table:formula="msoxl:=  IF(SUM(E37:E49)=0,&quot;-&quot;,SUM(E37:E49))" table:style-name="ce54">
            <text:p>-</text:p>
          </table:table-cell>
          <table:table-cell office:value-type="string" office:string-value="-" table:formula="msoxl:=  IF(SUM(F37:F49)=0,&quot;-&quot;,SUM(F37:F49))" table:style-name="ce54">
            <text:p>-</text:p>
          </table:table-cell>
          <table:table-cell office:value-type="float" office:value="2.9226000000000001" table:formula="msoxl:=  IF(SUM(G37:G49)=0,&quot;-&quot;,SUM(G37:G49))" table:style-name="ce54">
            <text:p>3<text:s/></text:p>
          </table:table-cell>
          <table:table-cell office:value-type="float" office:value="229.70839999999998" table:formula="msoxl:=  IF(SUM(H37:H49)=0,&quot;-&quot;,SUM(H37:H49))" table:style-name="ce54">
            <text:p>230<text:s/></text:p>
          </table:table-cell>
          <table:table-cell office:value-type="float" office:value="1373.3246100000001" table:formula="msoxl:=IF(SUM(K36,M36,O36,'漁業生產量值-漁業種類別魚類別生產量值3'!C36)=0,&quot;-&quot;,SUM(K36,M36,O36,'漁業生產量值-漁業種類別魚類別生產量值3'!C36))" table:style-name="ce19">
            <text:p>1,373<text:s/></text:p>
          </table:table-cell>
          <table:table-cell office:value-type="float" office:value="331516.20646999998" table:formula="msoxl:=IF(SUM(L36,N36,P36,'漁業生產量值-漁業種類別魚類別生產量值3'!D36)=0,&quot;-&quot;,SUM(L36,N36,P36,'漁業生產量值-漁業種類別魚類別生產量值3'!D36))" table:style-name="ce19">
            <text:p>331,516<text:s/></text:p>
          </table:table-cell>
          <table:table-cell office:value-type="float" office:value="91.72999999999999" table:formula="msoxl:=  IF(SUM(K37:K49)=0,&quot;-&quot;,SUM(K37:K49))" table:style-name="ce54">
            <text:p>92<text:s/></text:p>
          </table:table-cell>
          <table:table-cell office:value-type="float" office:value="28733.8" table:formula="msoxl:=  IF(SUM(L37:L49)=0,&quot;-&quot;,SUM(L37:L49))" table:style-name="ce54">
            <text:p>28,734<text:s/></text:p>
          </table:table-cell>
          <table:table-cell office:value-type="float" office:value="345.2600000000001" table:formula="msoxl:=  IF(SUM(M37:M49)=0,&quot;-&quot;,SUM(M37:M49))" table:style-name="ce54">
            <text:p>345<text:s/></text:p>
          </table:table-cell>
          <table:table-cell office:value-type="float" office:value="110892.29103000001" table:formula="msoxl:=  IF(SUM(N37:N49)=0,&quot;-&quot;,SUM(N37:N49))" table:style-name="ce54">
            <text:p>110,892<text:s/></text:p>
          </table:table-cell>
          <table:table-cell office:value-type="float" office:value="224.39151000000001" table:formula="msoxl:=  IF(SUM(O37:O49)=0,&quot;-&quot;,SUM(O37:O49))" table:style-name="ce54">
            <text:p>224<text:s/></text:p>
          </table:table-cell>
          <table:table-cell office:value-type="float" office:value="49786.580569999998" table:formula="msoxl:=  IF(SUM(P37:P49)=0,&quot;-&quot;,SUM(P37:P49))" table:style-name="ce54">
            <text:p>49,78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1656" table:style-name="ce54">
            <text:p>1<text:s/></text:p>
          </table:table-cell>
          <table:table-cell office:value-type="float" office:value="81.314499999999995" table:style-name="ce54">
            <text:p>81<text:s/></text:p>
          </table:table-cell>
          <table:table-cell office:value-type="float" office:value="76.865200000000002" table:formula="msoxl:=IF(SUM(K37,M37,O37,'漁業生產量值-漁業種類別魚類別生產量值3'!C37)=0,&quot;-&quot;,SUM(K37,M37,O37,'漁業生產量值-漁業種類別魚類別生產量值3'!C37))" table:style-name="ce19">
            <text:p>77<text:s/></text:p>
          </table:table-cell>
          <table:table-cell office:value-type="float" office:value="15514.686399999999" table:formula="msoxl:=IF(SUM(L37,N37,P37,'漁業生產量值-漁業種類別魚類別生產量值3'!D37)=0,&quot;-&quot;,SUM(L37,N37,P37,'漁業生產量值-漁業種類別魚類別生產量值3'!D37))" table:style-name="ce19">
            <text:p>15,5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9.341999999999999" table:style-name="ce54">
            <text:p>49<text:s/></text:p>
          </table:table-cell>
          <table:table-cell office:value-type="float" office:value="11164.3" table:style-name="ce54">
            <text:p>11,16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3'!C38)=0,&quot;-&quot;,SUM(K38,M38,O38,'漁業生產量值-漁業種類別魚類別生產量值3'!C38))" table:style-name="ce19">
            <text:p>-</text:p>
          </table:table-cell>
          <table:table-cell office:value-type="string" office:string-value="-" table:formula="msoxl:=IF(SUM(L38,N38,P38,'漁業生產量值-漁業種類別魚類別生產量值3'!D38)=0,&quot;-&quot;,SUM(L38,N38,P38,'漁業生產量值-漁業種類別魚類別生產量值3'!D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78549999999999998" table:formula="msoxl:=IF(SUM(K39,M39,O39,'漁業生產量值-漁業種類別魚類別生產量值3'!C39)=0,&quot;-&quot;,SUM(K39,M39,O39,'漁業生產量值-漁業種類別魚類別生產量值3'!C39))" table:style-name="ce19">
            <text:p>1<text:s/></text:p>
          </table:table-cell>
          <table:table-cell office:value-type="float" office:value="14.610300000000001" table:formula="msoxl:=IF(SUM(L39,N39,P39,'漁業生產量值-漁業種類別魚類別生產量值3'!D39)=0,&quot;-&quot;,SUM(L39,N39,P39,'漁業生產量值-漁業種類別魚類別生產量值3'!D39))" table:style-name="ce19">
            <text:p>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7569999999999999" table:style-name="ce54">
            <text:p>2<text:s/></text:p>
          </table:table-cell>
          <table:table-cell office:value-type="float" office:value="148.3939" table:style-name="ce54">
            <text:p>148<text:s/></text:p>
          </table:table-cell>
          <table:table-cell office:value-type="float" office:value="341.01634000000001" table:formula="msoxl:=IF(SUM(K40,M40,O40,'漁業生產量值-漁業種類別魚類別生產量值3'!C40)=0,&quot;-&quot;,SUM(K40,M40,O40,'漁業生產量值-漁業種類別魚類別生產量值3'!C40))" table:style-name="ce19">
            <text:p>341<text:s/></text:p>
          </table:table-cell>
          <table:table-cell office:value-type="float" office:value="78854.645919999995" table:formula="msoxl:=IF(SUM(L40,N40,P40,'漁業生產量值-漁業種類別魚類別生產量值3'!D40)=0,&quot;-&quot;,SUM(L40,N40,P40,'漁業生產量值-漁業種類別魚類別生產量值3'!D40))" table:style-name="ce19">
            <text:p>78,855<text:s/></text:p>
          </table:table-cell>
          <table:table-cell office:value-type="float" office:value="39.590000000000003" table:style-name="ce54">
            <text:p>40<text:s/></text:p>
          </table:table-cell>
          <table:table-cell office:value-type="float" office:value="8469.65" table:style-name="ce54">
            <text:p>8,470<text:s/></text:p>
          </table:table-cell>
          <table:table-cell office:value-type="float" office:value="24.424499999999998" table:style-name="ce54">
            <text:p>24<text:s/></text:p>
          </table:table-cell>
          <table:table-cell office:value-type="float" office:value="5516.7461199999998" table:style-name="ce54">
            <text:p>5,517<text:s/></text:p>
          </table:table-cell>
          <table:table-cell office:value-type="float" office:value="118.47817000000001" table:style-name="ce54">
            <text:p>118<text:s/></text:p>
          </table:table-cell>
          <table:table-cell office:value-type="float" office:value="25659.21299" table:style-name="ce54">
            <text:p>25,65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6.489840000000001" table:formula="msoxl:=IF(SUM(K41,M41,O41,'漁業生產量值-漁業種類別魚類別生產量值3'!C41)=0,&quot;-&quot;,SUM(K41,M41,O41,'漁業生產量值-漁業種類別魚類別生產量值3'!C41))" table:style-name="ce19">
            <text:p>46<text:s/></text:p>
          </table:table-cell>
          <table:table-cell office:value-type="float" office:value="10137.010479999999" table:formula="msoxl:=IF(SUM(L41,N41,P41,'漁業生產量值-漁業種類別魚類別生產量值3'!D41)=0,&quot;-&quot;,SUM(L41,N41,P41,'漁業生產量值-漁業種類別魚類別生產量值3'!D41))" table:style-name="ce19">
            <text:p>10,137<text:s/></text:p>
          </table:table-cell>
          <table:table-cell office:value-type="float" office:value="3.1" table:style-name="ce54">
            <text:p>3<text:s/></text:p>
          </table:table-cell>
          <table:table-cell office:value-type="float" office:value="527" table:style-name="ce54">
            <text:p>5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6158400000000004" table:style-name="ce54">
            <text:p>5<text:s/></text:p>
          </table:table-cell>
          <table:table-cell office:value-type="float" office:value="555.12048000000004" table:style-name="ce54">
            <text:p>55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74.65011000000004" table:formula="msoxl:=IF(SUM(K42,M42,O42,'漁業生產量值-漁業種類別魚類別生產量值3'!C42)=0,&quot;-&quot;,SUM(K42,M42,O42,'漁業生產量值-漁業種類別魚類別生產量值3'!C42))" table:style-name="ce19">
            <text:p>575<text:s/></text:p>
          </table:table-cell>
          <table:table-cell office:value-type="float" office:value="149063.85314000002" table:formula="msoxl:=IF(SUM(L42,N42,P42,'漁業生產量值-漁業種類別魚類別生產量值3'!D42)=0,&quot;-&quot;,SUM(L42,N42,P42,'漁業生產量值-漁業種類別魚類別生產量值3'!D42))" table:style-name="ce19">
            <text:p>149,064<text:s/></text:p>
          </table:table-cell>
          <table:table-cell office:value-type="float" office:value="31" table:style-name="ce54">
            <text:p>31<text:s/></text:p>
          </table:table-cell>
          <table:table-cell office:value-type="float" office:value="7921" table:style-name="ce54">
            <text:p>7,921<text:s/></text:p>
          </table:table-cell>
          <table:table-cell office:value-type="float" office:value="241.49007" table:style-name="ce54">
            <text:p>241<text:s/></text:p>
          </table:table-cell>
          <table:table-cell office:value-type="float" office:value="83820.743300000002" table:style-name="ce54">
            <text:p>83,821<text:s/></text:p>
          </table:table-cell>
          <table:table-cell office:value-type="float" office:value="42.575499999999998" table:style-name="ce54">
            <text:p>43<text:s/></text:p>
          </table:table-cell>
          <table:table-cell office:value-type="float" office:value="9023.4470999999994" table:style-name="ce54">
            <text:p>9,02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00.63475" table:formula="msoxl:=IF(SUM(K43,M43,O43,'漁業生產量值-漁業種類別魚類別生產量值3'!C43)=0,&quot;-&quot;,SUM(K43,M43,O43,'漁業生產量值-漁業種類別魚類別生產量值3'!C43))" table:style-name="ce19">
            <text:p>301<text:s/></text:p>
          </table:table-cell>
          <table:table-cell office:value-type="float" office:value="65986.961349999998" table:formula="msoxl:=IF(SUM(L43,N43,P43,'漁業生產量值-漁業種類別魚類別生產量值3'!D43)=0,&quot;-&quot;,SUM(L43,N43,P43,'漁業生產量值-漁業種類別魚類別生產量值3'!D43))" table:style-name="ce19">
            <text:p>65,987<text:s/></text:p>
          </table:table-cell>
          <table:table-cell office:value-type="float" office:value="11.57" table:style-name="ce54">
            <text:p>12<text:s/></text:p>
          </table:table-cell>
          <table:table-cell office:value-type="float" office:value="7513.6" table:style-name="ce54">
            <text:p>7,514<text:s/></text:p>
          </table:table-cell>
          <table:table-cell office:value-type="float" office:value="72.52543" table:style-name="ce54">
            <text:p>73<text:s/></text:p>
          </table:table-cell>
          <table:table-cell office:value-type="float" office:value="17588.001609999999" table:style-name="ce54">
            <text:p>17,588<text:s/></text:p>
          </table:table-cell>
          <table:table-cell office:value-type="float" office:value="9.3800000000000008" table:style-name="ce54">
            <text:p>9<text:s/></text:p>
          </table:table-cell>
          <table:table-cell office:value-type="float" office:value="3384.5" table:style-name="ce54">
            <text:p>3,38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8" table:formula="msoxl:=IF(SUM(K44,M44,O44,'漁業生產量值-漁業種類別魚類別生產量值3'!C44)=0,&quot;-&quot;,SUM(K44,M44,O44,'漁業生產量值-漁業種類別魚類別生產量值3'!C44))" table:style-name="ce19">
            <text:p>8<text:s/></text:p>
          </table:table-cell>
          <table:table-cell office:value-type="float" office:value="1845.1" table:formula="msoxl:=IF(SUM(L44,N44,P44,'漁業生產量值-漁業種類別魚類別生產量值3'!D44)=0,&quot;-&quot;,SUM(L44,N44,P44,'漁業生產量值-漁業種類別魚類別生產量值3'!D44))" table:style-name="ce19">
            <text:p>1,84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" table:style-name="ce54">
            <text:p>0<text:s/></text:p>
          </table:table-cell>
          <table:table-cell office:value-type="float" office:value="35.6" table:style-name="ce54">
            <text:p>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3'!C45)=0,&quot;-&quot;,SUM(K45,M45,O45,'漁業生產量值-漁業種類別魚類別生產量值3'!C45))" table:style-name="ce19">
            <text:p>-</text:p>
          </table:table-cell>
          <table:table-cell office:value-type="string" office:string-value="-" table:formula="msoxl:=IF(SUM(L45,N45,P45,'漁業生產量值-漁業種類別魚類別生產量值3'!D45)=0,&quot;-&quot;,SUM(L45,N45,P45,'漁業生產量值-漁業種類別魚類別生產量值3'!D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4.38" table:formula="msoxl:=IF(SUM(K46,M46,O46,'漁業生產量值-漁業種類別魚類別生產量值3'!C46)=0,&quot;-&quot;,SUM(K46,M46,O46,'漁業生產量值-漁業種類別魚類別生產量值3'!C46))" table:style-name="ce19">
            <text:p>24<text:s/></text:p>
          </table:table-cell>
          <table:table-cell office:value-type="float" office:value="9912.25" table:formula="msoxl:=IF(SUM(L46,N46,P46,'漁業生產量值-漁業種類別魚類別生產量值3'!D46)=0,&quot;-&quot;,SUM(L46,N46,P46,'漁業生產量值-漁業種類別魚類別生產量值3'!D46))" table:style-name="ce19">
            <text:p>9,912<text:s/></text:p>
          </table:table-cell>
          <table:table-cell office:value-type="float" office:value="6.47" table:style-name="ce54">
            <text:p>6<text:s/></text:p>
          </table:table-cell>
          <table:table-cell office:value-type="float" office:value="4302.55" table:style-name="ce54">
            <text:p>4,303<text:s/></text:p>
          </table:table-cell>
          <table:table-cell office:value-type="float" office:value="6.72" table:style-name="ce54">
            <text:p>7<text:s/></text:p>
          </table:table-cell>
          <table:table-cell office:value-type="float" office:value="3931.2" table:style-name="ce54">
            <text:p>3,9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3'!C47)=0,&quot;-&quot;,SUM(K47,M47,O47,'漁業生產量值-漁業種類別魚類別生產量值3'!C47))" table:style-name="ce19">
            <text:p>-</text:p>
          </table:table-cell>
          <table:table-cell office:value-type="string" office:string-value="-" table:formula="msoxl:=IF(SUM(L47,N47,P47,'漁業生產量值-漁業種類別魚類別生產量值3'!D47)=0,&quot;-&quot;,SUM(L47,N47,P47,'漁業生產量值-漁業種類別魚類別生產量值3'!D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3'!C48)=0,&quot;-&quot;,SUM(K48,M48,O48,'漁業生產量值-漁業種類別魚類別生產量值3'!C48))" table:style-name="ce19">
            <text:p>-</text:p>
          </table:table-cell>
          <table:table-cell office:value-type="string" office:string-value="-" table:formula="msoxl:=IF(SUM(L48,N48,P48,'漁業生產量值-漁業種類別魚類別生產量值3'!D48)=0,&quot;-&quot;,SUM(L48,N48,P48,'漁業生產量值-漁業種類別魚類別生產量值3'!D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70286999999999999" table:formula="msoxl:=IF(SUM(K49,M49,O49,'漁業生產量值-漁業種類別魚類別生產量值3'!C49)=0,&quot;-&quot;,SUM(K49,M49,O49,'漁業生產量值-漁業種類別魚類別生產量值3'!C49))" table:style-name="ce19">
            <text:p>1<text:s/></text:p>
          </table:table-cell>
          <table:table-cell office:value-type="float" office:value="187.08887999999999" table:formula="msoxl:=IF(SUM(L49,N49,P49,'漁業生產量值-漁業種類別魚類別生產量值3'!D49)=0,&quot;-&quot;,SUM(L49,N49,P49,'漁業生產量值-漁業種類別魚類別生產量值3'!D49))" table:style-name="ce19">
            <text:p>18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float" office:value="514.79999999999995" table:formula="msoxl:=IF(SUM(K50,M50,O50,'漁業生產量值-漁業種類別魚類別生產量值3'!C50)=0,&quot;-&quot;,SUM(K50,M50,O50,'漁業生產量值-漁業種類別魚類別生產量值3'!C50))" table:style-name="ce19">
            <text:p>515<text:s/></text:p>
          </table:table-cell>
          <table:table-cell office:value-type="float" office:value="179676" table:formula="msoxl:=IF(SUM(L50,N50,P50,'漁業生產量值-漁業種類別魚類別生產量值3'!D50)=0,&quot;-&quot;,SUM(L50,N50,P50,'漁業生產量值-漁業種類別魚類別生產量值3'!D50))" table:style-name="ce19">
            <text:p>179,676<text:s/></text:p>
          </table:table-cell>
          <table:table-cell office:value-type="float" office:value="208.8" table:formula="msoxl:=  IF(SUM(K51:K53)=0,&quot;-&quot;,SUM(K51:K53))" table:style-name="ce54">
            <text:p>209<text:s/></text:p>
          </table:table-cell>
          <table:table-cell office:value-type="float" office:value="68904" table:formula="msoxl:=  IF(SUM(L51:L53)=0,&quot;-&quot;,SUM(L51:L53))" table:style-name="ce54">
            <text:p>68,904<text:s/>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,O51,'漁業生產量值-漁業種類別魚類別生產量值3'!C51)=0,&quot;-&quot;,SUM(K51,M51,O51,'漁業生產量值-漁業種類別魚類別生產量值3'!C51))" table:style-name="ce19">
            <text:p>-</text:p>
          </table:table-cell>
          <table:table-cell office:value-type="string" office:string-value="-" table:formula="msoxl:=IF(SUM(L51,N51,P51,'漁業生產量值-漁業種類別魚類別生產量值3'!D51)=0,&quot;-&quot;,SUM(L51,N51,P51,'漁業生產量值-漁業種類別魚類別生產量值3'!D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14.79999999999995" table:formula="msoxl:=IF(SUM(K52,M52,O52,'漁業生產量值-漁業種類別魚類別生產量值3'!C52)=0,&quot;-&quot;,SUM(K52,M52,O52,'漁業生產量值-漁業種類別魚類別生產量值3'!C52))" table:style-name="ce19">
            <text:p>515<text:s/></text:p>
          </table:table-cell>
          <table:table-cell office:value-type="float" office:value="179676" table:formula="msoxl:=IF(SUM(L52,N52,P52,'漁業生產量值-漁業種類別魚類別生產量值3'!D52)=0,&quot;-&quot;,SUM(L52,N52,P52,'漁業生產量值-漁業種類別魚類別生產量值3'!D52))" table:style-name="ce19">
            <text:p>179,676<text:s/></text:p>
          </table:table-cell>
          <table:table-cell office:value-type="float" office:value="208.8" table:style-name="ce54">
            <text:p>209<text:s/></text:p>
          </table:table-cell>
          <table:table-cell office:value-type="float" office:value="68904" table:style-name="ce54">
            <text:p>68,9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3'!C53)=0,&quot;-&quot;,SUM(K53,M53,O53,'漁業生產量值-漁業種類別魚類別生產量值3'!C53))" table:style-name="ce19">
            <text:p>-</text:p>
          </table:table-cell>
          <table:table-cell office:value-type="string" office:string-value="-" table:formula="msoxl:=IF(SUM(L53,N53,P53,'漁業生產量值-漁業種類別魚類別生產量值3'!D53)=0,&quot;-&quot;,SUM(L53,N53,P53,'漁業生產量值-漁業種類別魚類別生產量值3'!D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,O54,'漁業生產量值-漁業種類別魚類別生產量值3'!C54)=0,&quot;-&quot;,SUM(K54,M54,O54,'漁業生產量值-漁業種類別魚類別生產量值3'!C54))" table:style-name="ce19">
            <text:p>-</text:p>
          </table:table-cell>
          <table:table-cell office:value-type="string" office:string-value="-" table:formula="msoxl:=IF(SUM(L54,N54,P54,'漁業生產量值-漁業種類別魚類別生產量值3'!D54)=0,&quot;-&quot;,SUM(L54,N54,P54,'漁業生產量值-漁業種類別魚類別生產量值3'!D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,O55,'漁業生產量值-漁業種類別魚類別生產量值3'!C55)=0,&quot;-&quot;,SUM(K55,M55,O55,'漁業生產量值-漁業種類別魚類別生產量值3'!C55))" table:style-name="ce19">
            <text:p>-</text:p>
          </table:table-cell>
          <table:table-cell office:value-type="string" office:string-value="-" table:formula="msoxl:=IF(SUM(L55,N55,P55,'漁業生產量值-漁業種類別魚類別生產量值3'!D55)=0,&quot;-&quot;,SUM(L55,N55,P55,'漁業生產量值-漁業種類別魚類別生產量值3'!D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,O56,'漁業生產量值-漁業種類別魚類別生產量值3'!C56)=0,&quot;-&quot;,SUM(K56,M56,O56,'漁業生產量值-漁業種類別魚類別生產量值3'!C56))" table:style-name="ce19">
            <text:p>-</text:p>
          </table:table-cell>
          <table:table-cell office:value-type="string" office:string-value="-" table:formula="msoxl:=IF(SUM(L56,N56,P56,'漁業生產量值-漁業種類別魚類別生產量值3'!D56)=0,&quot;-&quot;,SUM(L56,N56,P56,'漁業生產量值-漁業種類別魚類別生產量值3'!D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3'!C57)=0,&quot;-&quot;,SUM(K57,M57,O57,'漁業生產量值-漁業種類別魚類別生產量值3'!C57))" table:style-name="ce19">
            <text:p>-</text:p>
          </table:table-cell>
          <table:table-cell office:value-type="string" office:string-value="-" table:formula="msoxl:=IF(SUM(L57,N57,P57,'漁業生產量值-漁業種類別魚類別生產量值3'!D57)=0,&quot;-&quot;,SUM(L57,N57,P57,'漁業生產量值-漁業種類別魚類別生產量值3'!D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388.58620000000002" table:formula="msoxl:=  IF(SUM(C59,C60,C61,C63)=0,IF(C62=0,&quot;-&quot;,C62),SUM(C59,C60,C61,C63))" table:style-name="ce54">
            <text:p>389<text:s/></text:p>
          </table:table-cell>
          <table:table-cell office:value-type="float" office:value="76916.921000000002" table:formula="msoxl:=  IF(SUM(D59:D63)=0,&quot;-&quot;,SUM(D59:D63))" table:style-name="ce54">
            <text:p>76,917<text:s/></text:p>
          </table:table-cell>
          <table:table-cell office:value-type="float" office:value="1162.9749999999999" table:formula="msoxl:=  IF(SUM(E59,E60,E61,E63)=0,IF(E62=0,&quot;-&quot;,E62),SUM(E59,E60,E61,E63))" table:style-name="ce54">
            <text:p>1,163<text:s/></text:p>
          </table:table-cell>
          <table:table-cell office:value-type="float" office:value="186067.85" table:formula="msoxl:=  IF(SUM(F59:F63)=0,&quot;-&quot;,SUM(F59:F63))" table:style-name="ce54">
            <text:p>186,068<text:s/></text:p>
          </table:table-cell>
          <table:table-cell office:value-type="float" office:value="58894.127999999997" table:formula="msoxl:=  IF(SUM(G59,G60,G61,G63)=0,IF(G62=0,&quot;-&quot;,G62),SUM(G59,G60,G61,G63))" table:style-name="ce54">
            <text:p>58,894<text:s/></text:p>
          </table:table-cell>
          <table:table-cell office:value-type="float" office:value="4452034.6771999998" table:formula="msoxl:=  IF(SUM(H59:H63)=0,&quot;-&quot;,SUM(H59:H63))" table:style-name="ce54">
            <text:p>4,452,035<text:s/></text:p>
          </table:table-cell>
          <table:table-cell office:value-type="float" office:value="1067.3719999999998" table:formula="msoxl:=IF(SUM(K58,M58,O58,'漁業生產量值-漁業種類別魚類別生產量值3'!C58)=0,&quot;-&quot;,SUM(K58,M58,O58,'漁業生產量值-漁業種類別魚類別生產量值3'!C58))" table:style-name="ce19">
            <text:p>1,067<text:s/></text:p>
          </table:table-cell>
          <table:table-cell office:value-type="float" office:value="190206.81774" table:formula="msoxl:=IF(SUM(L58,N58,P58,'漁業生產量值-漁業種類別魚類別生產量值3'!D58)=0,&quot;-&quot;,SUM(L58,N58,P58,'漁業生產量值-漁業種類別魚類別生產量值3'!D58))" table:style-name="ce19">
            <text:p>190,207<text:s/></text:p>
          </table:table-cell>
          <table:table-cell office:value-type="float" office:value="0.5" table:formula="msoxl:=  IF(SUM(K59,K60,K61,K63)=0,IF(K62=0,&quot;-&quot;,K62),SUM(K59,K60,K61,K63))" table:style-name="ce54">
            <text:p>1<text:s/></text:p>
          </table:table-cell>
          <table:table-cell office:value-type="float" office:value="62.5" table:formula="msoxl:=  IF(SUM(L59:L63)=0,&quot;-&quot;,SUM(L59:L63))" table:style-name="ce54">
            <text:p>63<text:s/>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float" office:value="408.9" table:formula="msoxl:=  IF(SUM(O59,O60,O61,O63)=0,IF(O62=0,&quot;-&quot;,O62),SUM(O59,O60,O61,O63))" table:style-name="ce54">
            <text:p>409<text:s/></text:p>
          </table:table-cell>
          <table:table-cell office:value-type="float" office:value="59545.228999999999" table:formula="msoxl:=  IF(SUM(P59:P63)=0,&quot;-&quot;,SUM(P59:P63))" table:style-name="ce54">
            <text:p>59,5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3520.447" table:style-name="ce54">
            <text:p>33,520<text:s/></text:p>
          </table:table-cell>
          <table:table-cell office:value-type="float" office:value="2586860.4718999998" table:style-name="ce54">
            <text:p>2,586,860<text:s/></text:p>
          </table:table-cell>
          <table:table-cell office:value-type="float" office:value="1067.3719999999998" table:formula="msoxl:=IF(SUM(K59,M59,O59,'漁業生產量值-漁業種類別魚類別生產量值3'!C59)=0,&quot;-&quot;,SUM(K59,M59,O59,'漁業生產量值-漁業種類別魚類別生產量值3'!C59))" table:style-name="ce19">
            <text:p>1,067<text:s/></text:p>
          </table:table-cell>
          <table:table-cell office:value-type="float" office:value="190206.81774" table:formula="msoxl:=IF(SUM(L59,N59,P59,'漁業生產量值-漁業種類別魚類別生產量值3'!D59)=0,&quot;-&quot;,SUM(L59,N59,P59,'漁業生產量值-漁業種類別魚類別生產量值3'!D59))" table:style-name="ce19">
            <text:p>190,207<text:s/></text:p>
          </table:table-cell>
          <table:table-cell office:value-type="float" office:value="0.5" table:style-name="ce54">
            <text:p>1<text:s/></text:p>
          </table:table-cell>
          <table:table-cell office:value-type="float" office:value="62.5" table:style-name="ce54">
            <text:p>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08.9" table:style-name="ce54">
            <text:p>409<text:s/></text:p>
          </table:table-cell>
          <table:table-cell office:value-type="float" office:value="59545.228999999999" table:style-name="ce54">
            <text:p>59,5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388.58620000000002" table:style-name="ce54">
            <text:p>389<text:s/></text:p>
          </table:table-cell>
          <table:table-cell office:value-type="float" office:value="76916.921000000002" table:style-name="ce54">
            <text:p>76,917<text:s/></text:p>
          </table:table-cell>
          <table:table-cell office:value-type="float" office:value="1162.9749999999999" table:style-name="ce54">
            <text:p>1,163<text:s/></text:p>
          </table:table-cell>
          <table:table-cell office:value-type="float" office:value="186067.85" table:style-name="ce54">
            <text:p>186,068<text:s/></text:p>
          </table:table-cell>
          <table:table-cell office:value-type="float" office:value="25366.855" table:style-name="ce54">
            <text:p>25,367<text:s/></text:p>
          </table:table-cell>
          <table:table-cell office:value-type="float" office:value="1864665.6683" table:style-name="ce54">
            <text:p>1,864,666<text:s/></text:p>
          </table:table-cell>
          <table:table-cell office:value-type="string" office:string-value="-" table:formula="msoxl:=IF(SUM(K60,M60,O60,'漁業生產量值-漁業種類別魚類別生產量值3'!C60)=0,&quot;-&quot;,SUM(K60,M60,O60,'漁業生產量值-漁業種類別魚類別生產量值3'!C60))" table:style-name="ce19">
            <text:p>-</text:p>
          </table:table-cell>
          <table:table-cell office:value-type="string" office:string-value="-" table:formula="msoxl:=IF(SUM(L60,N60,P60,'漁業生產量值-漁業種類別魚類別生產量值3'!D60)=0,&quot;-&quot;,SUM(L60,N60,P60,'漁業生產量值-漁業種類別魚類別生產量值3'!D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3'!C61)=0,&quot;-&quot;,SUM(K61,M61,O61,'漁業生產量值-漁業種類別魚類別生產量值3'!C61))" table:style-name="ce19">
            <text:p>-</text:p>
          </table:table-cell>
          <table:table-cell office:value-type="string" office:string-value="-" table:formula="msoxl:=IF(SUM(L61,N61,P61,'漁業生產量值-漁業種類別魚類別生產量值3'!D61)=0,&quot;-&quot;,SUM(L61,N61,P61,'漁業生產量值-漁業種類別魚類別生產量值3'!D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3'!C62)=0,&quot;-&quot;,SUM(K62,M62,O62,'漁業生產量值-漁業種類別魚類別生產量值3'!C62))" table:style-name="ce19">
            <text:p>-</text:p>
          </table:table-cell>
          <table:table-cell office:value-type="string" office:string-value="-" table:formula="msoxl:=IF(SUM(L62,N62,P62,'漁業生產量值-漁業種類別魚類別生產量值3'!D62)=0,&quot;-&quot;,SUM(L62,N62,P62,'漁業生產量值-漁業種類別魚類別生產量值3'!D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8259999999999996" table:style-name="ce55">
            <text:p>7<text:s/></text:p>
          </table:table-cell>
          <table:table-cell office:value-type="float" office:value="508.53699999999998" table:style-name="ce55">
            <text:p>509<text:s/></text:p>
          </table:table-cell>
          <table:table-cell office:value-type="string" office:string-value="-" table:formula="msoxl:=IF(SUM(K63,M63,O63,'漁業生產量值-漁業種類別魚類別生產量值3'!C63)=0,&quot;-&quot;,SUM(K63,M63,O63,'漁業生產量值-漁業種類別魚類別生產量值3'!C63))" table:style-name="ce19">
            <text:p>-</text:p>
          </table:table-cell>
          <table:table-cell office:value-type="string" office:string-value="-" table:formula="msoxl:=IF(SUM(L63,N63,P63,'漁業生產量值-漁業種類別魚類別生產量值3'!D63)=0,&quot;-&quot;,SUM(L63,N63,P63,'漁業生產量值-漁業種類別魚類別生產量值3'!D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7">
            <text:p>鯛 <text:s text:c="3"/>科</text:p>
          </table:table-cell>
          <table:covered-table-cell/>
          <table:table-cell office:value-type="string" table:number-columns-spanned="4" table:number-rows-spanned="1" table:style-name="ce166">
            <text:p>石 <text:s/>首 <text:s/>魚 <text:s/>科</text:p>
          </table:table-cell>
          <table:covered-table-cell table:number-columns-repeated="3"/>
          <table:table-cell table:number-columns-spanned="2" table:number-rows-spanned="1" table:style-name="ce164"/>
          <table:covered-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1">
            <text:p>其 <text:s/>他 <text:s/>鯛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白 <text:s text:c="6"/>口</text:p>
          </table:table-cell>
          <table:covered-table-cell/>
          <table:table-cell office:value-type="string" table:number-columns-spanned="2" table:number-rows-spanned="1" table:style-name="ce162">
            <text:p>金 <text:s text:c="6"/>線</text:p>
          </table:table-cell>
          <table:covered-table-cell/>
          <table:table-cell office:value-type="string" table:number-columns-spanned="2" table:number-rows-spanned="1" table:style-name="ce156">
            <text:p>紅 <text:s/>目 <text:s/>鰱</text:p>
          </table:table-cell>
          <table:covered-table-cell/>
          <table:table-cell office:value-type="string" table:number-columns-spanned="2" table:number-rows-spanned="1" table:style-name="ce156">
            <text:p>鱠</text:p>
          </table:table-cell>
          <table:covered-table-cell/>
          <table:table-cell office:value-type="string" table:number-columns-spanned="2" table:number-rows-spanned="1" table:style-name="ce156">
            <text:p>狗 <text:s text:c="6"/>母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1699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1705</text:p>
          </table:table-cell>
          <table:covered-table-cell/>
          <table:table-cell office:value-type="string" table:number-columns-spanned="2" table:number-rows-spanned="1" table:style-name="ce149">
            <text:p>1800</text:p>
          </table:table-cell>
          <table:covered-table-cell/>
          <table:table-cell office:value-type="string" table:number-columns-spanned="2" table:number-rows-spanned="1" table:style-name="ce138">
            <text:p>2400</text:p>
          </table:table-cell>
          <table:covered-table-cell/>
          <table:table-cell office:value-type="string" table:number-columns-spanned="2" table:number-rows-spanned="1" table:style-name="ce138">
            <text:p>2500</text:p>
          </table:table-cell>
          <table:covered-table-cell/>
          <table:table-cell office:value-type="string" table:number-columns-spanned="2" table:number-rows-spanned="1" table:style-name="ce138">
            <text:p>26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094.12709" table:formula="msoxl:=  IF(SUM(C11,C19,C36,C50,C54,C58)=0,&quot;-&quot;,SUM(C11,C19,C36,C50,C54,C58))" table:style-name="ce54">
            <text:p>3,094<text:s/></text:p>
          </table:table-cell>
          <table:table-cell office:value-type="float" office:value="721603.02991999988" table:formula="msoxl:=  IF(SUM(D11,D19,D36,D50,D54,D58)=0,&quot;-&quot;,SUM(D11,D19,D36,D50,D54,D58))" table:style-name="ce54">
            <text:p>721,603<text:s/></text:p>
          </table:table-cell>
          <table:table-cell office:value-type="float" office:value="1923.3834200000001" table:formula="msoxl:=IF(SUM(G10)=0,&quot;-&quot;,SUM(G10))" table:style-name="ce19">
            <text:p>1,923<text:s/></text:p>
          </table:table-cell>
          <table:table-cell office:value-type="float" office:value="148215.54730000001" table:formula="msoxl:=IF(SUM(H10)=0,&quot;-&quot;,SUM(H10))" table:style-name="ce19">
            <text:p>148,216<text:s/></text:p>
          </table:table-cell>
          <table:table-cell office:value-type="float" office:value="1923.3834200000001" table:formula="msoxl:=  IF(SUM(G11,G19,G36,G50,G54,G58)=0,&quot;-&quot;,SUM(G11,G19,G36,G50,G54,G58))" table:style-name="ce54">
            <text:p>1,923<text:s/></text:p>
          </table:table-cell>
          <table:table-cell office:value-type="float" office:value="148215.54730000001" table:formula="msoxl:=  IF(SUM(H11,H19,H36,H50,H54,H58)=0,&quot;-&quot;,SUM(H11,H19,H36,H50,H54,H58))" table:style-name="ce54">
            <text:p>148,216<text:s/></text:p>
          </table:table-cell>
          <table:table-cell office:value-type="float" office:value="1304.6296" table:formula="msoxl:=  IF(SUM(I11,I19,I36,I50,I54,I58)=0,&quot;-&quot;,SUM(I11,I19,I36,I50,I54,I58))" table:style-name="ce54">
            <text:p>1,305<text:s/></text:p>
          </table:table-cell>
          <table:table-cell office:value-type="float" office:value="129201.54117" table:formula="msoxl:=  IF(SUM(J11,J19,J36,J50,J54,J58)=0,&quot;-&quot;,SUM(J11,J19,J36,J50,J54,J58))" table:style-name="ce54">
            <text:p>129,202<text:s/></text:p>
          </table:table-cell>
          <table:table-cell office:value-type="float" office:value="1057.5758999999998" table:formula="msoxl:=  IF(SUM(K11,K19,K36,K50,K54,K58)=0,&quot;-&quot;,SUM(K11,K19,K36,K50,K54,K58))" table:style-name="ce54">
            <text:p>1,058<text:s/></text:p>
          </table:table-cell>
          <table:table-cell office:value-type="float" office:value="283228.85269000003" table:formula="msoxl:=  IF(SUM(L11,L19,L36,L50,L54,L58)=0,&quot;-&quot;,SUM(L11,L19,L36,L50,L54,L58))" table:style-name="ce54">
            <text:p>283,229<text:s/></text:p>
          </table:table-cell>
          <table:table-cell office:value-type="float" office:value="13891.93124" table:formula="msoxl:=  IF(SUM(M11,M19,M36,M50,M54,M58)=0,&quot;-&quot;,SUM(M11,M19,M36,M50,M54,M58))" table:style-name="ce54">
            <text:p>13,892<text:s/></text:p>
          </table:table-cell>
          <table:table-cell office:value-type="float" office:value="5300344.2751000002" table:formula="msoxl:=  IF(SUM(N11,N19,N36,N50,N54,N58)=0,&quot;-&quot;,SUM(N11,N19,N36,N50,N54,N58))" table:style-name="ce54">
            <text:p>5,300,344<text:s/></text:p>
          </table:table-cell>
          <table:table-cell office:value-type="float" office:value="1188.7091199999998" table:formula="msoxl:=  IF(SUM(O11,O19,O36,O50,O54,O58)=0,&quot;-&quot;,SUM(O11,O19,O36,O50,O54,O58))" table:style-name="ce54">
            <text:p>1,189<text:s/></text:p>
          </table:table-cell>
          <table:table-cell office:value-type="float" office:value="68065.097729999994" table:formula="msoxl:=  IF(SUM(P11,P19,P36,P50,P54,P58)=0,&quot;-&quot;,SUM(P11,P19,P36,P50,P54,P58))" table:style-name="ce54">
            <text:p>68,06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float" office:value="628.43299999999999" table:formula="msoxl:=IF(SUM(G11)=0,&quot;-&quot;,SUM(G11))" table:style-name="ce19">
            <text:p>628<text:s/></text:p>
          </table:table-cell>
          <table:table-cell office:value-type="float" office:value="20103.571670000001" table:formula="msoxl:=IF(SUM(H11)=0,&quot;-&quot;,SUM(H11))" table:style-name="ce19">
            <text:p>20,104<text:s/></text:p>
          </table:table-cell>
          <table:table-cell office:value-type="float" office:value="628.43299999999999" table:formula="msoxl:=  IF(SUM(G12:G18)=0,&quot;-&quot;,SUM(G12:G18))" table:style-name="ce54">
            <text:p>628<text:s/></text:p>
          </table:table-cell>
          <table:table-cell office:value-type="float" office:value="20103.571670000001" table:formula="msoxl:=  IF(SUM(H12:H18)=0,&quot;-&quot;,SUM(H12:H18))" table:style-name="ce54">
            <text:p>20,104<text:s/></text:p>
          </table:table-cell>
          <table:table-cell office:value-type="float" office:value="876.03599999999994" table:formula="msoxl:=  IF(SUM(I12:I18)=0,&quot;-&quot;,SUM(I12:I18))" table:style-name="ce54">
            <text:p>876<text:s/></text:p>
          </table:table-cell>
          <table:table-cell office:value-type="float" office:value="44039.73272" table:formula="msoxl:=  IF(SUM(J12:J18)=0,&quot;-&quot;,SUM(J12:J18))" table:style-name="ce54">
            <text:p>44,040<text:s/></text:p>
          </table:table-cell>
          <table:table-cell office:value-type="float" office:value="25.847999999999999" table:formula="msoxl:=  IF(SUM(K12:K18)=0,&quot;-&quot;,SUM(K12:K18))" table:style-name="ce54">
            <text:p>26<text:s/></text:p>
          </table:table-cell>
          <table:table-cell office:value-type="float" office:value="783.45288000000005" table:formula="msoxl:=  IF(SUM(L12:L18)=0,&quot;-&quot;,SUM(L12:L18))" table:style-name="ce54">
            <text:p>783<text:s/></text:p>
          </table:table-cell>
          <table:table-cell office:value-type="float" office:value="110.255" table:formula="msoxl:=  IF(SUM(M12:M18)=0,&quot;-&quot;,SUM(M12:M18))" table:style-name="ce54">
            <text:p>110<text:s/></text:p>
          </table:table-cell>
          <table:table-cell office:value-type="float" office:value="10868.98467" table:formula="msoxl:=  IF(SUM(N12:N18)=0,&quot;-&quot;,SUM(N12:N18))" table:style-name="ce54">
            <text:p>10,869<text:s/></text:p>
          </table:table-cell>
          <table:table-cell office:value-type="float" office:value="606.91999999999996" table:formula="msoxl:=  IF(SUM(O12:O18)=0,&quot;-&quot;,SUM(O12:O18))" table:style-name="ce54">
            <text:p>607<text:s/></text:p>
          </table:table-cell>
          <table:table-cell office:value-type="float" office:value="19019.122599999999" table:formula="msoxl:=  IF(SUM(P12:P18)=0,&quot;-&quot;,SUM(P12:P18))" table:style-name="ce54">
            <text:p>19,01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28.43299999999999" table:formula="msoxl:=IF(SUM(G12)=0,&quot;-&quot;,SUM(G12))" table:style-name="ce19">
            <text:p>628<text:s/></text:p>
          </table:table-cell>
          <table:table-cell office:value-type="float" office:value="20103.571670000001" table:formula="msoxl:=IF(SUM(H12)=0,&quot;-&quot;,SUM(H12))" table:style-name="ce19">
            <text:p>20,104<text:s/></text:p>
          </table:table-cell>
          <table:table-cell office:value-type="float" office:value="628.43299999999999" table:style-name="ce54">
            <text:p>628<text:s/></text:p>
          </table:table-cell>
          <table:table-cell office:value-type="float" office:value="20103.571670000001" table:style-name="ce54">
            <text:p>20,104<text:s/></text:p>
          </table:table-cell>
          <table:table-cell office:value-type="float" office:value="876.03599999999994" table:style-name="ce54">
            <text:p>876<text:s/></text:p>
          </table:table-cell>
          <table:table-cell office:value-type="float" office:value="44039.73272" table:style-name="ce54">
            <text:p>44,040<text:s/></text:p>
          </table:table-cell>
          <table:table-cell office:value-type="float" office:value="25.847999999999999" table:style-name="ce54">
            <text:p>26<text:s/></text:p>
          </table:table-cell>
          <table:table-cell office:value-type="float" office:value="783.45288000000005" table:style-name="ce54">
            <text:p>783<text:s/></text:p>
          </table:table-cell>
          <table:table-cell office:value-type="float" office:value="110.255" table:style-name="ce54">
            <text:p>110<text:s/></text:p>
          </table:table-cell>
          <table:table-cell office:value-type="float" office:value="10868.98467" table:style-name="ce54">
            <text:p>10,869<text:s/></text:p>
          </table:table-cell>
          <table:table-cell office:value-type="float" office:value="606.91999999999996" table:style-name="ce54">
            <text:p>607<text:s/></text:p>
          </table:table-cell>
          <table:table-cell office:value-type="float" office:value="19019.122599999999" table:style-name="ce54">
            <text:p>19,01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3)=0,&quot;-&quot;,SUM(G13))" table:style-name="ce19">
            <text:p>-</text:p>
          </table:table-cell>
          <table:table-cell office:value-type="string" office:string-value="-" table:formula="msoxl:=IF(SUM(H13)=0,&quot;-&quot;,SUM(H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4)=0,&quot;-&quot;,SUM(G14))" table:style-name="ce19">
            <text:p>-</text:p>
          </table:table-cell>
          <table:table-cell office:value-type="string" office:string-value="-" table:formula="msoxl:=IF(SUM(H14)=0,&quot;-&quot;,SUM(H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5)=0,&quot;-&quot;,SUM(G15))" table:style-name="ce19">
            <text:p>-</text:p>
          </table:table-cell>
          <table:table-cell office:value-type="string" office:string-value="-" table:formula="msoxl:=IF(SUM(H15)=0,&quot;-&quot;,SUM(H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6)=0,&quot;-&quot;,SUM(G16))" table:style-name="ce19">
            <text:p>-</text:p>
          </table:table-cell>
          <table:table-cell office:value-type="string" office:string-value="-" table:formula="msoxl:=IF(SUM(H16)=0,&quot;-&quot;,SUM(H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7)=0,&quot;-&quot;,SUM(G17))" table:style-name="ce19">
            <text:p>-</text:p>
          </table:table-cell>
          <table:table-cell office:value-type="string" office:string-value="-" table:formula="msoxl:=IF(SUM(H17)=0,&quot;-&quot;,SUM(H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8)=0,&quot;-&quot;,SUM(G18))" table:style-name="ce19">
            <text:p>-</text:p>
          </table:table-cell>
          <table:table-cell office:value-type="string" office:string-value="-" table:formula="msoxl:=IF(SUM(H18)=0,&quot;-&quot;,SUM(H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418.2119899999998" table:formula="msoxl:=  IF(SUM(C20:C35)=0,&quot;-&quot;,SUM(C20:C35))" table:style-name="ce54">
            <text:p>1,418<text:s/></text:p>
          </table:table-cell>
          <table:table-cell office:value-type="float" office:value="338128.40630999993" table:formula="msoxl:=  IF(SUM(D20:D35)=0,&quot;-&quot;,SUM(D20:D35))" table:style-name="ce54">
            <text:p>338,128<text:s/></text:p>
          </table:table-cell>
          <table:table-cell office:value-type="float" office:value="827.70956000000001" table:formula="msoxl:=IF(SUM(G19)=0,&quot;-&quot;,SUM(G19))" table:style-name="ce19">
            <text:p>828<text:s/></text:p>
          </table:table-cell>
          <table:table-cell office:value-type="float" office:value="86853.252290000004" table:formula="msoxl:=IF(SUM(H19)=0,&quot;-&quot;,SUM(H19))" table:style-name="ce19">
            <text:p>86,853<text:s/></text:p>
          </table:table-cell>
          <table:table-cell office:value-type="float" office:value="827.70956000000001" table:formula="msoxl:=  IF(SUM(G20:G35)=0,&quot;-&quot;,SUM(G20:G35))" table:style-name="ce54">
            <text:p>828<text:s/></text:p>
          </table:table-cell>
          <table:table-cell office:value-type="float" office:value="86853.252290000004" table:formula="msoxl:=  IF(SUM(H20:H35)=0,&quot;-&quot;,SUM(H20:H35))" table:style-name="ce54">
            <text:p>86,853<text:s/></text:p>
          </table:table-cell>
          <table:table-cell office:value-type="float" office:value="427.44999999999993" table:formula="msoxl:=  IF(SUM(I20:I35)=0,&quot;-&quot;,SUM(I20:I35))" table:style-name="ce54">
            <text:p>427<text:s/></text:p>
          </table:table-cell>
          <table:table-cell office:value-type="float" office:value="84917.105450000003" table:formula="msoxl:=  IF(SUM(J20:J35)=0,&quot;-&quot;,SUM(J20:J35))" table:style-name="ce54">
            <text:p>84,917<text:s/></text:p>
          </table:table-cell>
          <table:table-cell office:value-type="float" office:value="615.77688000000001" table:formula="msoxl:=  IF(SUM(K20:K35)=0,&quot;-&quot;,SUM(K20:K35))" table:style-name="ce54">
            <text:p>616<text:s/></text:p>
          </table:table-cell>
          <table:table-cell office:value-type="float" office:value="172192.34743000002" table:formula="msoxl:=  IF(SUM(L20:L35)=0,&quot;-&quot;,SUM(L20:L35))" table:style-name="ce54">
            <text:p>172,192<text:s/></text:p>
          </table:table-cell>
          <table:table-cell office:value-type="float" office:value="243.10910000000001" table:formula="msoxl:=  IF(SUM(M20:M35)=0,&quot;-&quot;,SUM(M20:M35))" table:style-name="ce54">
            <text:p>243<text:s/></text:p>
          </table:table-cell>
          <table:table-cell office:value-type="float" office:value="89937.217799999999" table:formula="msoxl:=  IF(SUM(N20:N35)=0,&quot;-&quot;,SUM(N20:N35))" table:style-name="ce54">
            <text:p>89,937<text:s/></text:p>
          </table:table-cell>
          <table:table-cell office:value-type="float" office:value="543.3886" table:formula="msoxl:=  IF(SUM(O20:O35)=0,&quot;-&quot;,SUM(O20:O35))" table:style-name="ce54">
            <text:p>543<text:s/></text:p>
          </table:table-cell>
          <table:table-cell office:value-type="float" office:value="46338.144160000003" table:formula="msoxl:=  IF(SUM(P20:P35)=0,&quot;-&quot;,SUM(P20:P35))" table:style-name="ce54">
            <text:p>46,33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0)=0,&quot;-&quot;,SUM(G20))" table:style-name="ce19">
            <text:p>-</text:p>
          </table:table-cell>
          <table:table-cell office:value-type="string" office:string-value="-" table:formula="msoxl:=IF(SUM(H20)=0,&quot;-&quot;,SUM(H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1)=0,&quot;-&quot;,SUM(G21))" table:style-name="ce19">
            <text:p>-</text:p>
          </table:table-cell>
          <table:table-cell office:value-type="string" office:string-value="-" table:formula="msoxl:=IF(SUM(H21)=0,&quot;-&quot;,SUM(H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2)=0,&quot;-&quot;,SUM(G22))" table:style-name="ce19">
            <text:p>-</text:p>
          </table:table-cell>
          <table:table-cell office:value-type="string" office:string-value="-" table:formula="msoxl:=IF(SUM(H22)=0,&quot;-&quot;,SUM(H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530.02295000000004" table:style-name="ce54">
            <text:p>530<text:s/></text:p>
          </table:table-cell>
          <table:table-cell office:value-type="float" office:value="102471.80176" table:style-name="ce54">
            <text:p>102,472<text:s/></text:p>
          </table:table-cell>
          <table:table-cell office:value-type="float" office:value="501.99986000000001" table:formula="msoxl:=IF(SUM(G23)=0,&quot;-&quot;,SUM(G23))" table:style-name="ce19">
            <text:p>502<text:s/></text:p>
          </table:table-cell>
          <table:table-cell office:value-type="float" office:value="57460.235030000003" table:formula="msoxl:=IF(SUM(H23)=0,&quot;-&quot;,SUM(H23))" table:style-name="ce19">
            <text:p>57,460<text:s/></text:p>
          </table:table-cell>
          <table:table-cell office:value-type="float" office:value="501.99986000000001" table:style-name="ce54">
            <text:p>502<text:s/></text:p>
          </table:table-cell>
          <table:table-cell office:value-type="float" office:value="57460.235030000003" table:style-name="ce54">
            <text:p>57,460<text:s/></text:p>
          </table:table-cell>
          <table:table-cell office:value-type="float" office:value="427.37007999999997" table:style-name="ce54">
            <text:p>427<text:s/></text:p>
          </table:table-cell>
          <table:table-cell office:value-type="float" office:value="84901.430500000002" table:style-name="ce54">
            <text:p>84,901<text:s/></text:p>
          </table:table-cell>
          <table:table-cell office:value-type="float" office:value="313.30437999999998" table:style-name="ce54">
            <text:p>313<text:s/></text:p>
          </table:table-cell>
          <table:table-cell office:value-type="float" office:value="96289.158429999996" table:style-name="ce54">
            <text:p>96,289<text:s/></text:p>
          </table:table-cell>
          <table:table-cell office:value-type="float" office:value="56.019300000000001" table:style-name="ce54">
            <text:p>56<text:s/></text:p>
          </table:table-cell>
          <table:table-cell office:value-type="float" office:value="18578.110199999999" table:style-name="ce54">
            <text:p>18,578<text:s/></text:p>
          </table:table-cell>
          <table:table-cell office:value-type="float" office:value="533.86442" table:style-name="ce54">
            <text:p>534<text:s/></text:p>
          </table:table-cell>
          <table:table-cell office:value-type="float" office:value="45700.750540000001" table:style-name="ce54">
            <text:p>45,70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6.238759999999999" table:style-name="ce54">
            <text:p>26<text:s/></text:p>
          </table:table-cell>
          <table:table-cell office:value-type="float" office:value="4802.6701999999996" table:style-name="ce54">
            <text:p>4,803<text:s/></text:p>
          </table:table-cell>
          <table:table-cell office:value-type="float" office:value="209.80099999999999" table:formula="msoxl:=IF(SUM(G24)=0,&quot;-&quot;,SUM(G24))" table:style-name="ce19">
            <text:p>210<text:s/></text:p>
          </table:table-cell>
          <table:table-cell office:value-type="float" office:value="20217.866819999999" table:formula="msoxl:=IF(SUM(H24)=0,&quot;-&quot;,SUM(H24))" table:style-name="ce19">
            <text:p>20,218<text:s/></text:p>
          </table:table-cell>
          <table:table-cell office:value-type="float" office:value="209.80099999999999" table:style-name="ce54">
            <text:p>210<text:s/></text:p>
          </table:table-cell>
          <table:table-cell office:value-type="float" office:value="20217.866819999999" table:style-name="ce54">
            <text:p>20,218<text:s/></text:p>
          </table:table-cell>
          <table:table-cell office:value-type="float" office:value="1.052E-2" table:style-name="ce54">
            <text:p>0<text:s/></text:p>
          </table:table-cell>
          <table:table-cell office:value-type="float" office:value="1.2234799999999999" table:style-name="ce54">
            <text:p>1<text:s/></text:p>
          </table:table-cell>
          <table:table-cell office:value-type="float" office:value="0.13600000000000001" table:style-name="ce54">
            <text:p>0<text:s/></text:p>
          </table:table-cell>
          <table:table-cell office:value-type="float" office:value="22.984000000000002" table:style-name="ce54">
            <text:p>23<text:s/></text:p>
          </table:table-cell>
          <table:table-cell office:value-type="float" office:value="11.0708" table:style-name="ce54">
            <text:p>11<text:s/></text:p>
          </table:table-cell>
          <table:table-cell office:value-type="float" office:value="4313.3140000000003" table:style-name="ce54">
            <text:p>4,313<text:s/></text:p>
          </table:table-cell>
          <table:table-cell office:value-type="float" office:value="8.8431800000000003" table:style-name="ce54">
            <text:p>9<text:s/></text:p>
          </table:table-cell>
          <table:table-cell office:value-type="float" office:value="607.71191999999996" table:style-name="ce54">
            <text:p>6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5)=0,&quot;-&quot;,SUM(G25))" table:style-name="ce19">
            <text:p>-</text:p>
          </table:table-cell>
          <table:table-cell office:value-type="string" office:string-value="-" table:formula="msoxl:=IF(SUM(H25)=0,&quot;-&quot;,SUM(H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6)=0,&quot;-&quot;,SUM(G26))" table:style-name="ce19">
            <text:p>-</text:p>
          </table:table-cell>
          <table:table-cell office:value-type="string" office:string-value="-" table:formula="msoxl:=IF(SUM(H26)=0,&quot;-&quot;,SUM(H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7)=0,&quot;-&quot;,SUM(G27))" table:style-name="ce19">
            <text:p>-</text:p>
          </table:table-cell>
          <table:table-cell office:value-type="string" office:string-value="-" table:formula="msoxl:=IF(SUM(H27)=0,&quot;-&quot;,SUM(H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21.73109999999997" table:style-name="ce54">
            <text:p>622<text:s/></text:p>
          </table:table-cell>
          <table:table-cell office:value-type="float" office:value="182624.20488" table:style-name="ce54">
            <text:p>182,624<text:s/></text:p>
          </table:table-cell>
          <table:table-cell office:value-type="float" office:value="91.602999999999994" table:formula="msoxl:=IF(SUM(G28)=0,&quot;-&quot;,SUM(G28))" table:style-name="ce19">
            <text:p>92<text:s/></text:p>
          </table:table-cell>
          <table:table-cell office:value-type="float" office:value="7473.63681" table:formula="msoxl:=IF(SUM(H28)=0,&quot;-&quot;,SUM(H28))" table:style-name="ce19">
            <text:p>7,474<text:s/></text:p>
          </table:table-cell>
          <table:table-cell office:value-type="float" office:value="91.602999999999994" table:style-name="ce54">
            <text:p>92<text:s/></text:p>
          </table:table-cell>
          <table:table-cell office:value-type="float" office:value="7473.63681" table:style-name="ce54">
            <text:p>7,474<text:s/></text:p>
          </table:table-cell>
          <table:table-cell office:value-type="float" office:value="6.8180000000000004E-2" table:style-name="ce54">
            <text:p>0<text:s/></text:p>
          </table:table-cell>
          <table:table-cell office:value-type="float" office:value="14.000019999999999" table:style-name="ce54">
            <text:p>14<text:s/></text:p>
          </table:table-cell>
          <table:table-cell office:value-type="float" office:value="144.244" table:style-name="ce54">
            <text:p>144<text:s/></text:p>
          </table:table-cell>
          <table:table-cell office:value-type="float" office:value="36093.135999999999" table:style-name="ce54">
            <text:p>36,093<text:s/></text:p>
          </table:table-cell>
          <table:table-cell office:value-type="float" office:value="138.554" table:style-name="ce54">
            <text:p>139<text:s/></text:p>
          </table:table-cell>
          <table:table-cell office:value-type="float" office:value="52655.091999999997" table:style-name="ce54">
            <text:p>52,655<text:s/></text:p>
          </table:table-cell>
          <table:table-cell office:value-type="float" office:value="0.68100000000000005" table:style-name="ce54">
            <text:p>1<text:s/></text:p>
          </table:table-cell>
          <table:table-cell office:value-type="float" office:value="29.681699999999999" table:style-name="ce54">
            <text:p>3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9)=0,&quot;-&quot;,SUM(G29))" table:style-name="ce19">
            <text:p>-</text:p>
          </table:table-cell>
          <table:table-cell office:value-type="string" office:string-value="-" table:formula="msoxl:=IF(SUM(H29)=0,&quot;-&quot;,SUM(H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237.18817999999999" table:style-name="ce54">
            <text:p>237<text:s/></text:p>
          </table:table-cell>
          <table:table-cell office:value-type="float" office:value="47730.826869999997" table:style-name="ce54">
            <text:p>47,731<text:s/></text:p>
          </table:table-cell>
          <table:table-cell office:value-type="float" office:value="24.305700000000002" table:formula="msoxl:=IF(SUM(G30)=0,&quot;-&quot;,SUM(G30))" table:style-name="ce19">
            <text:p>24<text:s/></text:p>
          </table:table-cell>
          <table:table-cell office:value-type="float" office:value="1701.5136299999999" table:formula="msoxl:=IF(SUM(H30)=0,&quot;-&quot;,SUM(H30))" table:style-name="ce19">
            <text:p>1,702<text:s/></text:p>
          </table:table-cell>
          <table:table-cell office:value-type="float" office:value="24.305700000000002" table:style-name="ce54">
            <text:p>24<text:s/></text:p>
          </table:table-cell>
          <table:table-cell office:value-type="float" office:value="1701.5136299999999" table:style-name="ce54">
            <text:p>1,702<text:s/></text:p>
          </table:table-cell>
          <table:table-cell office:value-type="float" office:value="1.2199999999999999E-3" table:style-name="ce54">
            <text:p>0<text:s/></text:p>
          </table:table-cell>
          <table:table-cell office:value-type="float" office:value="0.45145000000000002" table:style-name="ce54">
            <text:p>0<text:s/></text:p>
          </table:table-cell>
          <table:table-cell office:value-type="float" office:value="156.19999999999999" table:style-name="ce54">
            <text:p>156<text:s/></text:p>
          </table:table-cell>
          <table:table-cell office:value-type="float" office:value="39050" table:style-name="ce54">
            <text:p>39,050<text:s/></text:p>
          </table:table-cell>
          <table:table-cell office:value-type="float" office:value="37.465000000000003" table:style-name="ce54">
            <text:p>37<text:s/></text:p>
          </table:table-cell>
          <table:table-cell office:value-type="float" office:value="14390.7016" table:style-name="ce54">
            <text:p>14,39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1)=0,&quot;-&quot;,SUM(G31))" table:style-name="ce19">
            <text:p>-</text:p>
          </table:table-cell>
          <table:table-cell office:value-type="string" office:string-value="-" table:formula="msoxl:=IF(SUM(H31)=0,&quot;-&quot;,SUM(H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2)=0,&quot;-&quot;,SUM(G32))" table:style-name="ce19">
            <text:p>-</text:p>
          </table:table-cell>
          <table:table-cell office:value-type="string" office:string-value="-" table:formula="msoxl:=IF(SUM(H32)=0,&quot;-&quot;,SUM(H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3)=0,&quot;-&quot;,SUM(G33))" table:style-name="ce19">
            <text:p>-</text:p>
          </table:table-cell>
          <table:table-cell office:value-type="string" office:string-value="-" table:formula="msoxl:=IF(SUM(H33)=0,&quot;-&quot;,SUM(H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4)=0,&quot;-&quot;,SUM(G34))" table:style-name="ce19">
            <text:p>-</text:p>
          </table:table-cell>
          <table:table-cell office:value-type="string" office:string-value="-" table:formula="msoxl:=IF(SUM(H34)=0,&quot;-&quot;,SUM(H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7499999999999999E-2" table:style-name="ce54">
            <text:p>0<text:s/></text:p>
          </table:table-cell>
          <table:table-cell office:value-type="float" office:value="38.656999999999996" table:style-name="ce54">
            <text:p>3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3.0310000000000001" table:style-name="ce54">
            <text:p>3<text:s/></text:p>
          </table:table-cell>
          <table:table-cell office:value-type="float" office:value="498.90260000000001" table:style-name="ce54">
            <text:p>499<text:s/></text:p>
          </table:table-cell>
          <table:table-cell office:value-type="string" office:string-value="-" table:formula="msoxl:=IF(SUM(G35)=0,&quot;-&quot;,SUM(G35))" table:style-name="ce19">
            <text:p>-</text:p>
          </table:table-cell>
          <table:table-cell office:value-type="string" office:string-value="-" table:formula="msoxl:=IF(SUM(H35)=0,&quot;-&quot;,SUM(H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8149999999999999" table:style-name="ce54">
            <text:p>2<text:s/></text:p>
          </table:table-cell>
          <table:table-cell office:value-type="float" office:value="698.41200000000003" table:style-name="ce54">
            <text:p>69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711.94310000000007" table:formula="msoxl:=  IF(SUM(C37:C49)=0,&quot;-&quot;,SUM(C37:C49))" table:style-name="ce54">
            <text:p>712<text:s/></text:p>
          </table:table-cell>
          <table:table-cell office:value-type="float" office:value="142103.53486999997" table:formula="msoxl:=  IF(SUM(D37:D49)=0,&quot;-&quot;,SUM(D37:D49))" table:style-name="ce54">
            <text:p>142,104<text:s/></text:p>
          </table:table-cell>
          <table:table-cell office:value-type="float" office:value="467.24086" table:formula="msoxl:=IF(SUM(G36)=0,&quot;-&quot;,SUM(G36))" table:style-name="ce19">
            <text:p>467<text:s/></text:p>
          </table:table-cell>
          <table:table-cell office:value-type="float" office:value="41258.723340000004" table:formula="msoxl:=IF(SUM(H36)=0,&quot;-&quot;,SUM(H36))" table:style-name="ce19">
            <text:p>41,259<text:s/></text:p>
          </table:table-cell>
          <table:table-cell office:value-type="float" office:value="467.24086" table:formula="msoxl:=  IF(SUM(G37:G49)=0,&quot;-&quot;,SUM(G37:G49))" table:style-name="ce54">
            <text:p>467<text:s/></text:p>
          </table:table-cell>
          <table:table-cell office:value-type="float" office:value="41258.723340000004" table:formula="msoxl:=  IF(SUM(H37:H49)=0,&quot;-&quot;,SUM(H37:H49))" table:style-name="ce54">
            <text:p>41,259<text:s/></text:p>
          </table:table-cell>
          <table:table-cell office:value-type="float" office:value="1.1435999999999999" table:formula="msoxl:=  IF(SUM(I37:I49)=0,&quot;-&quot;,SUM(I37:I49))" table:style-name="ce54">
            <text:p>1<text:s/></text:p>
          </table:table-cell>
          <table:table-cell office:value-type="float" office:value="244.703" table:formula="msoxl:=  IF(SUM(J37:J49)=0,&quot;-&quot;,SUM(J37:J49))" table:style-name="ce54">
            <text:p>245<text:s/></text:p>
          </table:table-cell>
          <table:table-cell office:value-type="float" office:value="415.95101999999997" table:formula="msoxl:=  IF(SUM(K37:K49)=0,&quot;-&quot;,SUM(K37:K49))" table:style-name="ce54">
            <text:p>416<text:s/></text:p>
          </table:table-cell>
          <table:table-cell office:value-type="float" office:value="110253.05238000001" table:formula="msoxl:=  IF(SUM(L37:L49)=0,&quot;-&quot;,SUM(L37:L49))" table:style-name="ce54">
            <text:p>110,253<text:s/></text:p>
          </table:table-cell>
          <table:table-cell office:value-type="float" office:value="82.029139999999998" table:formula="msoxl:=  IF(SUM(M37:M49)=0,&quot;-&quot;,SUM(M37:M49))" table:style-name="ce54">
            <text:p>82<text:s/></text:p>
          </table:table-cell>
          <table:table-cell office:value-type="float" office:value="32887.378250000002" table:formula="msoxl:=  IF(SUM(N37:N49)=0,&quot;-&quot;,SUM(N37:N49))" table:style-name="ce54">
            <text:p>32,887<text:s/></text:p>
          </table:table-cell>
          <table:table-cell office:value-type="float" office:value="38.40052" table:formula="msoxl:=  IF(SUM(O37:O49)=0,&quot;-&quot;,SUM(O37:O49))" table:style-name="ce54">
            <text:p>38<text:s/></text:p>
          </table:table-cell>
          <table:table-cell office:value-type="float" office:value="2707.83097" table:formula="msoxl:=  IF(SUM(P37:P49)=0,&quot;-&quot;,SUM(P37:P49))" table:style-name="ce54">
            <text:p>2,7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27.523199999999999" table:style-name="ce54">
            <text:p>28<text:s/></text:p>
          </table:table-cell>
          <table:table-cell office:value-type="float" office:value="4350.3864000000003" table:style-name="ce54">
            <text:p>4,350<text:s/></text:p>
          </table:table-cell>
          <table:table-cell office:value-type="float" office:value="212.1" table:formula="msoxl:=IF(SUM(G37)=0,&quot;-&quot;,SUM(G37))" table:style-name="ce19">
            <text:p>212<text:s/></text:p>
          </table:table-cell>
          <table:table-cell office:value-type="float" office:value="15006.5" table:formula="msoxl:=IF(SUM(H37)=0,&quot;-&quot;,SUM(H37))" table:style-name="ce19">
            <text:p>15,007<text:s/></text:p>
          </table:table-cell>
          <table:table-cell office:value-type="float" office:value="212.1" table:style-name="ce54">
            <text:p>212<text:s/></text:p>
          </table:table-cell>
          <table:table-cell office:value-type="float" office:value="15006.5" table:style-name="ce54">
            <text:p>15,00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497999999999999" table:style-name="ce54">
            <text:p>10<text:s/></text:p>
          </table:table-cell>
          <table:table-cell office:value-type="float" office:value="2959.4540000000002" table:style-name="ce54">
            <text:p>2,959<text:s/></text:p>
          </table:table-cell>
          <table:table-cell office:value-type="float" office:value="0.11260000000000001" table:style-name="ce54">
            <text:p>0<text:s/></text:p>
          </table:table-cell>
          <table:table-cell office:value-type="float" office:value="46.643979999999999" table:style-name="ce54">
            <text:p>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8)=0,&quot;-&quot;,SUM(G38))" table:style-name="ce19">
            <text:p>-</text:p>
          </table:table-cell>
          <table:table-cell office:value-type="string" office:string-value="-" table:formula="msoxl:=IF(SUM(H38)=0,&quot;-&quot;,SUM(H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0.78549999999999998" table:style-name="ce54">
            <text:p>1<text:s/></text:p>
          </table:table-cell>
          <table:table-cell office:value-type="float" office:value="14.610300000000001" table:style-name="ce54">
            <text:p>15<text:s/></text:p>
          </table:table-cell>
          <table:table-cell office:value-type="float" office:value="0.04" table:formula="msoxl:=IF(SUM(G39)=0,&quot;-&quot;,SUM(G39))" table:style-name="ce19">
            <text:p>0<text:s/></text:p>
          </table:table-cell>
          <table:table-cell office:value-type="float" office:value="13.648" table:formula="msoxl:=IF(SUM(H39)=0,&quot;-&quot;,SUM(H39))" table:style-name="ce19">
            <text:p>14<text:s/></text:p>
          </table:table-cell>
          <table:table-cell office:value-type="float" office:value="0.04" table:style-name="ce54">
            <text:p>0<text:s/></text:p>
          </table:table-cell>
          <table:table-cell office:value-type="float" office:value="13.648" table:style-name="ce54">
            <text:p>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58.52367000000001" table:style-name="ce54">
            <text:p>159<text:s/></text:p>
          </table:table-cell>
          <table:table-cell office:value-type="float" office:value="39209.036809999998" table:style-name="ce54">
            <text:p>39,209<text:s/></text:p>
          </table:table-cell>
          <table:table-cell office:value-type="float" office:value="187.33918" table:formula="msoxl:=IF(SUM(G40)=0,&quot;-&quot;,SUM(G40))" table:style-name="ce19">
            <text:p>187<text:s/></text:p>
          </table:table-cell>
          <table:table-cell office:value-type="float" office:value="20956.24886" table:formula="msoxl:=IF(SUM(H40)=0,&quot;-&quot;,SUM(H40))" table:style-name="ce19">
            <text:p>20,956<text:s/></text:p>
          </table:table-cell>
          <table:table-cell office:value-type="float" office:value="187.33918" table:style-name="ce54">
            <text:p>187<text:s/></text:p>
          </table:table-cell>
          <table:table-cell office:value-type="float" office:value="20956.24886" table:style-name="ce54">
            <text:p>20,956<text:s/></text:p>
          </table:table-cell>
          <table:table-cell office:value-type="float" office:value="0.5514" table:style-name="ce54">
            <text:p>1<text:s/></text:p>
          </table:table-cell>
          <table:table-cell office:value-type="float" office:value="82.197000000000003" table:style-name="ce54">
            <text:p>82<text:s/></text:p>
          </table:table-cell>
          <table:table-cell office:value-type="float" office:value="28.328019999999999" table:style-name="ce54">
            <text:p>28<text:s/></text:p>
          </table:table-cell>
          <table:table-cell office:value-type="float" office:value="9321.3816399999996" table:style-name="ce54">
            <text:p>9,321<text:s/></text:p>
          </table:table-cell>
          <table:table-cell office:value-type="float" office:value="32.876399999999997" table:style-name="ce54">
            <text:p>33<text:s/></text:p>
          </table:table-cell>
          <table:table-cell office:value-type="float" office:value="13353.07871" table:style-name="ce54">
            <text:p>13,353<text:s/></text:p>
          </table:table-cell>
          <table:table-cell office:value-type="float" office:value="36.20232" table:style-name="ce54">
            <text:p>36<text:s/></text:p>
          </table:table-cell>
          <table:table-cell office:value-type="float" office:value="2524.40355" table:style-name="ce54">
            <text:p>2,52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38.774000000000001" table:style-name="ce54">
            <text:p>39<text:s/></text:p>
          </table:table-cell>
          <table:table-cell office:value-type="float" office:value="9054.89" table:style-name="ce54">
            <text:p>9,055<text:s/></text:p>
          </table:table-cell>
          <table:table-cell office:value-type="float" office:value="8.8096800000000002" table:formula="msoxl:=IF(SUM(G41)=0,&quot;-&quot;,SUM(G41))" table:style-name="ce19">
            <text:p>9<text:s/></text:p>
          </table:table-cell>
          <table:table-cell office:value-type="float" office:value="698.58407999999997" table:formula="msoxl:=IF(SUM(H41)=0,&quot;-&quot;,SUM(H41))" table:style-name="ce19">
            <text:p>699<text:s/></text:p>
          </table:table-cell>
          <table:table-cell office:value-type="float" office:value="8.8096800000000002" table:style-name="ce54">
            <text:p>9<text:s/></text:p>
          </table:table-cell>
          <table:table-cell office:value-type="float" office:value="698.58407999999997" table:style-name="ce54">
            <text:p>6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1" table:style-name="ce54">
            <text:p>3<text:s/></text:p>
          </table:table-cell>
          <table:table-cell office:value-type="float" office:value="587.29999999999995" table:style-name="ce54">
            <text:p>587<text:s/></text:p>
          </table:table-cell>
          <table:table-cell office:value-type="float" office:value="2.3140000000000001E-2" table:style-name="ce54">
            <text:p>0<text:s/></text:p>
          </table:table-cell>
          <table:table-cell office:value-type="float" office:value="7.6925999999999997" table:style-name="ce54">
            <text:p>8<text:s/></text:p>
          </table:table-cell>
          <table:table-cell office:value-type="float" office:value="3.8999999999999998E-3" table:style-name="ce54">
            <text:p>0<text:s/></text:p>
          </table:table-cell>
          <table:table-cell office:value-type="float" office:value="0.23400000000000001" table:style-name="ce54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259.58454" table:style-name="ce54">
            <text:p>260<text:s/></text:p>
          </table:table-cell>
          <table:table-cell office:value-type="float" office:value="48298.66274" table:style-name="ce54">
            <text:p>48,299<text:s/></text:p>
          </table:table-cell>
          <table:table-cell office:value-type="float" office:value="52.7" table:formula="msoxl:=IF(SUM(G42)=0,&quot;-&quot;,SUM(G42))" table:style-name="ce19">
            <text:p>53<text:s/></text:p>
          </table:table-cell>
          <table:table-cell office:value-type="float" office:value="3791" table:formula="msoxl:=IF(SUM(H42)=0,&quot;-&quot;,SUM(H42))" table:style-name="ce19">
            <text:p>3,791<text:s/></text:p>
          </table:table-cell>
          <table:table-cell office:value-type="float" office:value="52.7" table:style-name="ce54">
            <text:p>53<text:s/></text:p>
          </table:table-cell>
          <table:table-cell office:value-type="float" office:value="3791" table:style-name="ce54">
            <text:p>3,791<text:s/></text:p>
          </table:table-cell>
          <table:table-cell office:value-type="float" office:value="0.51373999999999997" table:style-name="ce54">
            <text:p>1<text:s/></text:p>
          </table:table-cell>
          <table:table-cell office:value-type="float" office:value="142.1728" table:style-name="ce54">
            <text:p>142<text:s/></text:p>
          </table:table-cell>
          <table:table-cell office:value-type="float" office:value="186.66659999999999" table:style-name="ce54">
            <text:p>187<text:s/></text:p>
          </table:table-cell>
          <table:table-cell office:value-type="float" office:value="48158.241750000001" table:style-name="ce54">
            <text:p>48,158<text:s/></text:p>
          </table:table-cell>
          <table:table-cell office:value-type="float" office:value="17.46116" table:style-name="ce54">
            <text:p>17<text:s/></text:p>
          </table:table-cell>
          <table:table-cell office:value-type="float" office:value="4941.3442500000001" table:style-name="ce54">
            <text:p>4,941<text:s/></text:p>
          </table:table-cell>
          <table:table-cell office:value-type="float" office:value="2.0000000000000001E-4" table:style-name="ce54">
            <text:p>0<text:s/></text:p>
          </table:table-cell>
          <table:table-cell office:value-type="float" office:value="1.2E-2" table:style-name="ce54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207.15932000000001" table:style-name="ce54">
            <text:p>207<text:s/></text:p>
          </table:table-cell>
          <table:table-cell office:value-type="float" office:value="37500.85974" table:style-name="ce54">
            <text:p>37,501<text:s/></text:p>
          </table:table-cell>
          <table:table-cell office:value-type="float" office:value="6.2519999999999998" table:formula="msoxl:=IF(SUM(G43)=0,&quot;-&quot;,SUM(G43))" table:style-name="ce19">
            <text:p>6<text:s/></text:p>
          </table:table-cell>
          <table:table-cell office:value-type="float" office:value="792.74239999999998" table:formula="msoxl:=IF(SUM(H43)=0,&quot;-&quot;,SUM(H43))" table:style-name="ce19">
            <text:p>793<text:s/></text:p>
          </table:table-cell>
          <table:table-cell office:value-type="float" office:value="6.2519999999999998" table:style-name="ce54">
            <text:p>6<text:s/></text:p>
          </table:table-cell>
          <table:table-cell office:value-type="float" office:value="792.74239999999998" table:style-name="ce54">
            <text:p>793<text:s/></text:p>
          </table:table-cell>
          <table:table-cell office:value-type="float" office:value="7.8460000000000002E-2" table:style-name="ce54">
            <text:p>0<text:s/></text:p>
          </table:table-cell>
          <table:table-cell office:value-type="float" office:value="20.333200000000001" table:style-name="ce54">
            <text:p>20<text:s/></text:p>
          </table:table-cell>
          <table:table-cell office:value-type="float" office:value="175.98840000000001" table:style-name="ce54">
            <text:p>176<text:s/></text:p>
          </table:table-cell>
          <table:table-cell office:value-type="float" office:value="44537.972990000002" table:style-name="ce54">
            <text:p>44,538<text:s/></text:p>
          </table:table-cell>
          <table:table-cell office:value-type="float" office:value="31.55275" table:style-name="ce54">
            <text:p>32<text:s/></text:p>
          </table:table-cell>
          <table:table-cell office:value-type="float" office:value="14537.39991" table:style-name="ce54">
            <text:p>14,537<text:s/></text:p>
          </table:table-cell>
          <table:table-cell office:value-type="float" office:value="2.1941000000000002" table:style-name="ce54">
            <text:p>2<text:s/></text:p>
          </table:table-cell>
          <table:table-cell office:value-type="float" office:value="183.18142" table:style-name="ce54">
            <text:p>18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7.7" table:style-name="ce54">
            <text:p>8<text:s/></text:p>
          </table:table-cell>
          <table:table-cell office:value-type="float" office:value="1809.5" table:style-name="ce54">
            <text:p>1,810<text:s/></text:p>
          </table:table-cell>
          <table:table-cell office:value-type="string" office:string-value="-" table:formula="msoxl:=IF(SUM(G44)=0,&quot;-&quot;,SUM(G44))" table:style-name="ce19">
            <text:p>-</text:p>
          </table:table-cell>
          <table:table-cell office:value-type="string" office:string-value="-" table:formula="msoxl:=IF(SUM(H44)=0,&quot;-&quot;,SUM(H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" table:style-name="ce54">
            <text:p>0<text:s/></text:p>
          </table:table-cell>
          <table:table-cell office:value-type="float" office:value="94.6" table:style-name="ce54">
            <text:p>9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5)=0,&quot;-&quot;,SUM(G45))" table:style-name="ce19">
            <text:p>-</text:p>
          </table:table-cell>
          <table:table-cell office:value-type="string" office:string-value="-" table:formula="msoxl:=IF(SUM(H45)=0,&quot;-&quot;,SUM(H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11.19" table:style-name="ce54">
            <text:p>11<text:s/></text:p>
          </table:table-cell>
          <table:table-cell office:value-type="float" office:value="1678.5" table:style-name="ce54">
            <text:p>1,679<text:s/></text:p>
          </table:table-cell>
          <table:table-cell office:value-type="string" office:string-value="-" table:formula="msoxl:=IF(SUM(G46)=0,&quot;-&quot;,SUM(G46))" table:style-name="ce19">
            <text:p>-</text:p>
          </table:table-cell>
          <table:table-cell office:value-type="string" office:string-value="-" table:formula="msoxl:=IF(SUM(H46)=0,&quot;-&quot;,SUM(H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57" table:style-name="ce54">
            <text:p>7<text:s/></text:p>
          </table:table-cell>
          <table:table-cell office:value-type="float" office:value="3219.3" table:style-name="ce54">
            <text:p>3,2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7)=0,&quot;-&quot;,SUM(G47))" table:style-name="ce19">
            <text:p>-</text:p>
          </table:table-cell>
          <table:table-cell office:value-type="string" office:string-value="-" table:formula="msoxl:=IF(SUM(H47)=0,&quot;-&quot;,SUM(H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8)=0,&quot;-&quot;,SUM(G48))" table:style-name="ce19">
            <text:p>-</text:p>
          </table:table-cell>
          <table:table-cell office:value-type="string" office:string-value="-" table:formula="msoxl:=IF(SUM(H48)=0,&quot;-&quot;,SUM(H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0.70286999999999999" table:style-name="ce54">
            <text:p>1<text:s/></text:p>
          </table:table-cell>
          <table:table-cell office:value-type="float" office:value="187.08887999999999" table:style-name="ce54">
            <text:p>187<text:s/></text:p>
          </table:table-cell>
          <table:table-cell office:value-type="string" office:string-value="-" table:formula="msoxl:=IF(SUM(G49)=0,&quot;-&quot;,SUM(G49))" table:style-name="ce19">
            <text:p>-</text:p>
          </table:table-cell>
          <table:table-cell office:value-type="string" office:string-value="-" table:formula="msoxl:=IF(SUM(H49)=0,&quot;-&quot;,SUM(H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5999999999999996" table:style-name="ce54">
            <text:p>5<text:s/></text:p>
          </table:table-cell>
          <table:table-cell office:value-type="float" office:value="1374.8019999999999" table:style-name="ce54">
            <text:p>1,375<text:s/></text:p>
          </table:table-cell>
          <table:table-cell office:value-type="float" office:value="3.0899999999999999E-3" table:style-name="ce54">
            <text:p>0<text:s/></text:p>
          </table:table-cell>
          <table:table-cell office:value-type="float" office:value="1.2188000000000001" table:style-name="ce54">
            <text:p>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306" table:formula="msoxl:=  IF(SUM(C51:C53)=0,&quot;-&quot;,SUM(C51:C53))" table:style-name="ce54">
            <text:p>306<text:s/></text:p>
          </table:table-cell>
          <table:table-cell office:value-type="float" office:value="110772" table:formula="msoxl:=  IF(SUM(D51:D53)=0,&quot;-&quot;,SUM(D51:D53))" table:style-name="ce54">
            <text:p>110,772<text:s/></text:p>
          </table:table-cell>
          <table:table-cell office:value-type="string" office:string-value="-" table:formula="msoxl:=IF(SUM(G50)=0,&quot;-&quot;,SUM(G50))" table:style-name="ce19">
            <text:p>-</text:p>
          </table:table-cell>
          <table:table-cell office:value-type="string" office:string-value="-" table:formula="msoxl:=IF(SUM(H50)=0,&quot;-&quot;,SUM(H50))" table:style-name="ce19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float" office:value="147.6" table:formula="msoxl:=  IF(SUM(M51:M53)=0,&quot;-&quot;,SUM(M51:M53))" table:style-name="ce54">
            <text:p>148<text:s/></text:p>
          </table:table-cell>
          <table:table-cell office:value-type="float" office:value="56088" table:formula="msoxl:=  IF(SUM(N51:N53)=0,&quot;-&quot;,SUM(N51:N53))" table:style-name="ce54">
            <text:p>56,088<text:s/>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1)=0,&quot;-&quot;,SUM(G51))" table:style-name="ce19">
            <text:p>-</text:p>
          </table:table-cell>
          <table:table-cell office:value-type="string" office:string-value="-" table:formula="msoxl:=IF(SUM(H51)=0,&quot;-&quot;,SUM(H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306" table:style-name="ce54">
            <text:p>306<text:s/></text:p>
          </table:table-cell>
          <table:table-cell office:value-type="float" office:value="110772" table:style-name="ce54">
            <text:p>110,772<text:s/></text:p>
          </table:table-cell>
          <table:table-cell office:value-type="string" office:string-value="-" table:formula="msoxl:=IF(SUM(G52)=0,&quot;-&quot;,SUM(G52))" table:style-name="ce19">
            <text:p>-</text:p>
          </table:table-cell>
          <table:table-cell office:value-type="string" office:string-value="-" table:formula="msoxl:=IF(SUM(H52)=0,&quot;-&quot;,SUM(H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7.6" table:style-name="ce54">
            <text:p>148<text:s/></text:p>
          </table:table-cell>
          <table:table-cell office:value-type="float" office:value="56088" table:style-name="ce54">
            <text:p>56,08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3)=0,&quot;-&quot;,SUM(G53))" table:style-name="ce19">
            <text:p>-</text:p>
          </table:table-cell>
          <table:table-cell office:value-type="string" office:string-value="-" table:formula="msoxl:=IF(SUM(H53)=0,&quot;-&quot;,SUM(H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IF(SUM(G54)=0,&quot;-&quot;,SUM(G54))" table:style-name="ce19">
            <text:p>-</text:p>
          </table:table-cell>
          <table:table-cell office:value-type="string" office:string-value="-" table:formula="msoxl:=IF(SUM(H54)=0,&quot;-&quot;,SUM(H54))" table:style-name="ce19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5)=0,&quot;-&quot;,SUM(G55))" table:style-name="ce19">
            <text:p>-</text:p>
          </table:table-cell>
          <table:table-cell office:value-type="string" office:string-value="-" table:formula="msoxl:=IF(SUM(H55)=0,&quot;-&quot;,SUM(H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6)=0,&quot;-&quot;,SUM(G56))" table:style-name="ce19">
            <text:p>-</text:p>
          </table:table-cell>
          <table:table-cell office:value-type="string" office:string-value="-" table:formula="msoxl:=IF(SUM(H56)=0,&quot;-&quot;,SUM(H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7)=0,&quot;-&quot;,SUM(G57))" table:style-name="ce19">
            <text:p>-</text:p>
          </table:table-cell>
          <table:table-cell office:value-type="string" office:string-value="-" table:formula="msoxl:=IF(SUM(H57)=0,&quot;-&quot;,SUM(H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657.97199999999998" table:formula="msoxl:=  IF(SUM(C59,C60,C61,C63)=0,IF(C62=0,&quot;-&quot;,C62),SUM(C59,C60,C61,C63))" table:style-name="ce54">
            <text:p>658<text:s/></text:p>
          </table:table-cell>
          <table:table-cell office:value-type="float" office:value="130599.08874000001" table:formula="msoxl:=  IF(SUM(D59:D63)=0,&quot;-&quot;,SUM(D59:D63))" table:style-name="ce54">
            <text:p>130,599<text:s/></text:p>
          </table:table-cell>
          <table:table-cell office:value-type="string" office:string-value="-" table:formula="msoxl:=IF(SUM(G58)=0,&quot;-&quot;,SUM(G58))" table:style-name="ce19">
            <text:p>-</text:p>
          </table:table-cell>
          <table:table-cell office:value-type="string" office:string-value="-" table:formula="msoxl:=IF(SUM(H58)=0,&quot;-&quot;,SUM(H58))" table:style-name="ce19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float" office:value="13308.938" table:formula="msoxl:=  IF(SUM(M59,M60,M61,M63)=0,IF(M62=0,&quot;-&quot;,M62),SUM(M59,M60,M61,M63))" table:style-name="ce54">
            <text:p>13,309<text:s/></text:p>
          </table:table-cell>
          <table:table-cell office:value-type="float" office:value="5110562.6943800002" table:formula="msoxl:=  IF(SUM(N59:N63)=0,&quot;-&quot;,SUM(N59:N63))" table:style-name="ce54">
            <text:p>5,110,563<text:s/>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657.97199999999998" table:style-name="ce54">
            <text:p>658<text:s/></text:p>
          </table:table-cell>
          <table:table-cell office:value-type="float" office:value="130599.08874000001" table:style-name="ce54">
            <text:p>130,599<text:s/></text:p>
          </table:table-cell>
          <table:table-cell office:value-type="string" office:string-value="-" table:formula="msoxl:=IF(SUM(G59)=0,&quot;-&quot;,SUM(G59))" table:style-name="ce19">
            <text:p>-</text:p>
          </table:table-cell>
          <table:table-cell office:value-type="string" office:string-value="-" table:formula="msoxl:=IF(SUM(H59)=0,&quot;-&quot;,SUM(H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3308.938" table:style-name="ce54">
            <text:p>13,309<text:s/></text:p>
          </table:table-cell>
          <table:table-cell office:value-type="float" office:value="5110562.6943800002" table:style-name="ce54">
            <text:p>5,110,5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0)=0,&quot;-&quot;,SUM(G60))" table:style-name="ce19">
            <text:p>-</text:p>
          </table:table-cell>
          <table:table-cell office:value-type="string" office:string-value="-" table:formula="msoxl:=IF(SUM(H60)=0,&quot;-&quot;,SUM(H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1)=0,&quot;-&quot;,SUM(G61))" table:style-name="ce19">
            <text:p>-</text:p>
          </table:table-cell>
          <table:table-cell office:value-type="string" office:string-value="-" table:formula="msoxl:=IF(SUM(H61)=0,&quot;-&quot;,SUM(H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2)=0,&quot;-&quot;,SUM(G62))" table:style-name="ce19">
            <text:p>-</text:p>
          </table:table-cell>
          <table:table-cell office:value-type="string" office:string-value="-" table:formula="msoxl:=IF(SUM(H62)=0,&quot;-&quot;,SUM(H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G63)=0,&quot;-&quot;,SUM(G63))" table:style-name="ce19">
            <text:p>-</text:p>
          </table:table-cell>
          <table:table-cell office:value-type="string" office:string-value="-" table:formula="msoxl:=IF(SUM(H63)=0,&quot;-&quot;,SUM(H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30"/>
          <table:table-cell table:style-name="ce29"/>
          <table:table-cell table:style-name="ce23"/>
          <table:table-cell table:style-name="ce24"/>
          <table:table-cell table:number-columns-spanned="2" table:number-rows-spanned="1" table:style-name="ce153"/>
          <table:covered-table-cell/>
          <table:table-cell office:value-type="string" table:number-columns-spanned="8" table:number-rows-spanned="1" table:style-name="ce151">
            <text:p>鰺 <text:s text:c="3"/>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4">
            <text:p>海 <text:s text:c="6"/>鰻</text:p>
          </table:table-cell>
          <table:covered-table-cell/>
          <table:table-cell office:value-type="string" table:number-columns-spanned="2" table:number-rows-spanned="1" table:style-name="ce156">
            <text:p>海 <text:s text:c="6"/>鱺</text:p>
          </table:table-cell>
          <table:covered-table-cell/>
          <table:table-cell office:value-type="string" table:number-columns-spanned="2" table:number-rows-spanned="1" table:style-name="ce156">
            <text:p>皮 <text:s text:c="6"/>刀</text:p>
          </table:table-cell>
          <table:covered-table-cell/>
          <table:table-cell office:value-type="string" table:number-columns-spanned="2" table:number-rows-spanned="1" table:style-name="ce168">
            <text:p>小計</text:p>
          </table:table-cell>
          <table:covered-table-cell/>
          <table:table-cell office:value-type="string" table:number-columns-spanned="2" table:number-rows-spanned="1" table:style-name="ce168">
            <text:p>真 <text:s text:c="6"/>鰺</text:p>
          </table:table-cell>
          <table:covered-table-cell/>
          <table:table-cell office:value-type="string" table:number-columns-spanned="2" table:number-rows-spanned="1" table:style-name="ce168">
            <text:p>圓　　鰺</text:p>
          </table:table-cell>
          <table:covered-table-cell/>
          <table:table-cell office:value-type="string" table:number-columns-spanned="2" table:number-rows-spanned="1" table:style-name="ce155">
            <text:p>甘 <text:s/>仔 <text:s/>鰺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2700</text:p>
          </table:table-cell>
          <table:covered-table-cell/>
          <table:table-cell office:value-type="string" table:number-columns-spanned="2" table:number-rows-spanned="1" table:style-name="ce138">
            <text:p>2900</text:p>
          </table:table-cell>
          <table:covered-table-cell/>
          <table:table-cell office:value-type="string" table:number-columns-spanned="2" table:number-rows-spanned="1" table:style-name="ce138">
            <text:p>3000</text:p>
          </table:table-cell>
          <table:covered-table-cell/>
          <table:table-cell office:value-type="string" table:number-columns-spanned="2" table:number-rows-spanned="1" table:style-name="ce149">
            <text:p>Sub Total</text:p>
          </table:table-cell>
          <table:covered-table-cell/>
          <table:table-cell office:value-type="string" table:number-columns-spanned="2" table:number-rows-spanned="1" table:style-name="ce149">
            <text:p>3102</text:p>
          </table:table-cell>
          <table:covered-table-cell/>
          <table:table-cell office:value-type="string" table:number-columns-spanned="2" table:number-rows-spanned="1" table:style-name="ce149">
            <text:p>3101</text:p>
          </table:table-cell>
          <table:covered-table-cell/>
          <table:table-cell office:value-type="string" table:number-columns-spanned="2" table:number-rows-spanned="1" table:style-name="ce138">
            <text:p>3105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590.43416" table:formula="msoxl:=  IF(SUM(C11,C19,C36,C50,C54,C58)=0,&quot;-&quot;,SUM(C11,C19,C36,C50,C54,C58))" table:style-name="ce54">
            <text:p>1,590<text:s/></text:p>
          </table:table-cell>
          <table:table-cell office:value-type="float" office:value="124016.82436" table:formula="msoxl:=  IF(SUM(D11,D19,D36,D50,D54,D58)=0,&quot;-&quot;,SUM(D11,D19,D36,D50,D54,D58))" table:style-name="ce54">
            <text:p>124,017<text:s/></text:p>
          </table:table-cell>
          <table:table-cell office:value-type="float" office:value="1394.8184000000001" table:formula="msoxl:=  IF(SUM(E11,E19,E36,E50,E54,E58)=0,&quot;-&quot;,SUM(E11,E19,E36,E50,E54,E58))" table:style-name="ce54">
            <text:p>1,395<text:s/></text:p>
          </table:table-cell>
          <table:table-cell office:value-type="float" office:value="392859.83393999998" table:formula="msoxl:=  IF(SUM(F11,F19,F36,F50,F54,F58)=0,&quot;-&quot;,SUM(F11,F19,F36,F50,F54,F58))" table:style-name="ce54">
            <text:p>392,860<text:s/></text:p>
          </table:table-cell>
          <table:table-cell office:value-type="float" office:value="2111.4275000000002" table:formula="msoxl:=  IF(SUM(G11,G19,G36,G50,G54,G58)=0,&quot;-&quot;,SUM(G11,G19,G36,G50,G54,G58))" table:style-name="ce54">
            <text:p>2,111<text:s/></text:p>
          </table:table-cell>
          <table:table-cell office:value-type="float" office:value="77302.020019999982" table:formula="msoxl:=  IF(SUM(H11,H19,H36,H50,H54,H58)=0,&quot;-&quot;,SUM(H11,H19,H36,H50,H54,H58))" table:style-name="ce54">
            <text:p>77,302<text:s/></text:p>
          </table:table-cell>
          <table:table-cell office:value-type="float" office:value="17709.391789999998" table:formula="msoxl:=IF(SUM(K10,M10,O10,'漁業生產量值-漁業種類別魚類別生產量值5'!C10)=0,&quot;-&quot;,SUM(K10,M10,O10,'漁業生產量值-漁業種類別魚類別生產量值5'!C10))" table:style-name="ce19">
            <text:p>17,709<text:s/></text:p>
          </table:table-cell>
          <table:table-cell office:value-type="float" office:value="861533.21244000003" table:formula="msoxl:=IF(SUM(L10,N10,P10,'漁業生產量值-漁業種類別魚類別生產量值5'!D10)=0,&quot;-&quot;,SUM(L10,N10,P10,'漁業生產量值-漁業種類別魚類別生產量值5'!D10))" table:style-name="ce19">
            <text:p>861,533<text:s/></text:p>
          </table:table-cell>
          <table:table-cell office:value-type="float" office:value="8813.1033299999981" table:formula="msoxl:=  IF(SUM(K11,K19,K36,K50,K54,K58)=0,&quot;-&quot;,SUM(K11,K19,K36,K50,K54,K58))" table:style-name="ce54">
            <text:p>8,813<text:s/></text:p>
          </table:table-cell>
          <table:table-cell office:value-type="float" office:value="232311.72022000002" table:formula="msoxl:=  IF(SUM(L11,L19,L36,L50,L54,L58)=0,&quot;-&quot;,SUM(L11,L19,L36,L50,L54,L58))" table:style-name="ce54">
            <text:p>232,312<text:s/></text:p>
          </table:table-cell>
          <table:table-cell office:value-type="float" office:value="6673.9486000000006" table:formula="msoxl:=  IF(SUM(M11,M19,M36,M50,M54,M58)=0,&quot;-&quot;,SUM(M11,M19,M36,M50,M54,M58))" table:style-name="ce54">
            <text:p>6,674<text:s/></text:p>
          </table:table-cell>
          <table:table-cell office:value-type="float" office:value="304314.86264999997" table:formula="msoxl:=  IF(SUM(N11,N19,N36,N50,N54,N58)=0,&quot;-&quot;,SUM(N11,N19,N36,N50,N54,N58))" table:style-name="ce54">
            <text:p>304,315<text:s/></text:p>
          </table:table-cell>
          <table:table-cell office:value-type="float" office:value="375.38138000000004" table:formula="msoxl:=  IF(SUM(O11,O19,O36,O50,O54,O58)=0,&quot;-&quot;,SUM(O11,O19,O36,O50,O54,O58))" table:style-name="ce54">
            <text:p>375<text:s/></text:p>
          </table:table-cell>
          <table:table-cell office:value-type="float" office:value="32141.434230000006" table:formula="msoxl:=  IF(SUM(P11,P19,P36,P50,P54,P58)=0,&quot;-&quot;,SUM(P11,P19,P36,P50,P54,P58))" table:style-name="ce54">
            <text:p>32,1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841.40200000000004" table:formula="msoxl:=  IF(SUM(C12:C18)=0,&quot;-&quot;,SUM(C12:C18))" table:style-name="ce54">
            <text:p>841<text:s/></text:p>
          </table:table-cell>
          <table:table-cell office:value-type="float" office:value="55746.550479999998" table:formula="msoxl:=  IF(SUM(D12:D18)=0,&quot;-&quot;,SUM(D12:D18))" table:style-name="ce54">
            <text:p>55,747<text:s/></text:p>
          </table:table-cell>
          <table:table-cell office:value-type="float" office:value="207.16900000000001" table:formula="msoxl:=  IF(SUM(E12:E18)=0,&quot;-&quot;,SUM(E12:E18))" table:style-name="ce54">
            <text:p>207<text:s/></text:p>
          </table:table-cell>
          <table:table-cell office:value-type="float" office:value="7515.8916399999998" table:formula="msoxl:=  IF(SUM(F12:F18)=0,&quot;-&quot;,SUM(F12:F18))" table:style-name="ce54">
            <text:p>7,516<text:s/></text:p>
          </table:table-cell>
          <table:table-cell office:value-type="float" office:value="7.23" table:formula="msoxl:=  IF(SUM(G12:G18)=0,&quot;-&quot;,SUM(G12:G18))" table:style-name="ce54">
            <text:p>7<text:s/></text:p>
          </table:table-cell>
          <table:table-cell office:value-type="float" office:value="193.47479999999999" table:formula="msoxl:=  IF(SUM(H12:H18)=0,&quot;-&quot;,SUM(H12:H18))" table:style-name="ce54">
            <text:p>193<text:s/></text:p>
          </table:table-cell>
          <table:table-cell office:value-type="float" office:value="12.61" table:formula="msoxl:=IF(SUM(K11,M11,O11,'漁業生產量值-漁業種類別魚類別生產量值5'!C11)=0,&quot;-&quot;,SUM(K11,M11,O11,'漁業生產量值-漁業種類別魚類別生產量值5'!C11))" table:style-name="ce19">
            <text:p>13<text:s/></text:p>
          </table:table-cell>
          <table:table-cell office:value-type="float" office:value="2220.28422" table:formula="msoxl:=IF(SUM(L11,N11,P11,'漁業生產量值-漁業種類別魚類別生產量值5'!D11)=0,&quot;-&quot;,SUM(L11,N11,P11,'漁業生產量值-漁業種類別魚類別生產量值5'!D11))" table:style-name="ce19">
            <text:p>2,220<text:s/>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float" office:value="4.0819999999999999" table:formula="msoxl:=  IF(SUM(M12:M18)=0,&quot;-&quot;,SUM(M12:M18))" table:style-name="ce54">
            <text:p>4<text:s/></text:p>
          </table:table-cell>
          <table:table-cell office:value-type="float" office:value="96.784220000000005" table:formula="msoxl:=  IF(SUM(N12:N18)=0,&quot;-&quot;,SUM(N12:N18))" table:style-name="ce54">
            <text:p>97<text:s/></text:p>
          </table:table-cell>
          <table:table-cell office:value-type="float" office:value="0.17" table:formula="msoxl:=  IF(SUM(O12:O18)=0,&quot;-&quot;,SUM(O12:O18))" table:style-name="ce54">
            <text:p>0<text:s/></text:p>
          </table:table-cell>
          <table:table-cell office:value-type="float" office:value="34" table:formula="msoxl:=  IF(SUM(P12:P18)=0,&quot;-&quot;,SUM(P12:P18))" table:style-name="ce54">
            <text:p>3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841.40200000000004" table:style-name="ce54">
            <text:p>841<text:s/></text:p>
          </table:table-cell>
          <table:table-cell office:value-type="float" office:value="55746.550479999998" table:style-name="ce54">
            <text:p>55,747<text:s/></text:p>
          </table:table-cell>
          <table:table-cell office:value-type="float" office:value="207.16900000000001" table:style-name="ce54">
            <text:p>207<text:s/></text:p>
          </table:table-cell>
          <table:table-cell office:value-type="float" office:value="7515.8916399999998" table:style-name="ce54">
            <text:p>7,51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2519999999999998" table:formula="msoxl:=IF(SUM(K12,M12,O12,'漁業生產量值-漁業種類別魚類別生產量值5'!C12)=0,&quot;-&quot;,SUM(K12,M12,O12,'漁業生產量值-漁業種類別魚類別生產量值5'!C12))" table:style-name="ce19">
            <text:p>4<text:s/></text:p>
          </table:table-cell>
          <table:table-cell office:value-type="float" office:value="130.78422" table:formula="msoxl:=IF(SUM(L12,N12,P12,'漁業生產量值-漁業種類別魚類別生產量值5'!D12)=0,&quot;-&quot;,SUM(L12,N12,P12,'漁業生產量值-漁業種類別魚類別生產量值5'!D12))" table:style-name="ce19">
            <text:p>1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0819999999999999" table:style-name="ce54">
            <text:p>4<text:s/></text:p>
          </table:table-cell>
          <table:table-cell office:value-type="float" office:value="96.784220000000005" table:style-name="ce54">
            <text:p>97<text:s/></text:p>
          </table:table-cell>
          <table:table-cell office:value-type="float" office:value="0.17" table:style-name="ce54">
            <text:p>0<text:s/></text:p>
          </table:table-cell>
          <table:table-cell office:value-type="float" office:value="34" table:style-name="ce54">
            <text:p>3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5'!C13)=0,&quot;-&quot;,SUM(K13,M13,O13,'漁業生產量值-漁業種類別魚類別生產量值5'!C13))" table:style-name="ce19">
            <text:p>-</text:p>
          </table:table-cell>
          <table:table-cell office:value-type="string" office:string-value="-" table:formula="msoxl:=IF(SUM(L13,N13,P13,'漁業生產量值-漁業種類別魚類別生產量值5'!D13)=0,&quot;-&quot;,SUM(L13,N13,P13,'漁業生產量值-漁業種類別魚類別生產量值5'!D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5'!C14)=0,&quot;-&quot;,SUM(K14,M14,O14,'漁業生產量值-漁業種類別魚類別生產量值5'!C14))" table:style-name="ce19">
            <text:p>-</text:p>
          </table:table-cell>
          <table:table-cell office:value-type="string" office:string-value="-" table:formula="msoxl:=IF(SUM(L14,N14,P14,'漁業生產量值-漁業種類別魚類別生產量值5'!D14)=0,&quot;-&quot;,SUM(L14,N14,P14,'漁業生產量值-漁業種類別魚類別生產量值5'!D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23" table:style-name="ce54">
            <text:p>7<text:s/></text:p>
          </table:table-cell>
          <table:table-cell office:value-type="float" office:value="193.47479999999999" table:style-name="ce54">
            <text:p>193<text:s/></text:p>
          </table:table-cell>
          <table:table-cell office:value-type="float" office:value="8.3580000000000005" table:formula="msoxl:=IF(SUM(K15,M15,O15,'漁業生產量值-漁業種類別魚類別生產量值5'!C15)=0,&quot;-&quot;,SUM(K15,M15,O15,'漁業生產量值-漁業種類別魚類別生產量值5'!C15))" table:style-name="ce19">
            <text:p>8<text:s/></text:p>
          </table:table-cell>
          <table:table-cell office:value-type="float" office:value="2089.5" table:formula="msoxl:=IF(SUM(L15,N15,P15,'漁業生產量值-漁業種類別魚類別生產量值5'!D15)=0,&quot;-&quot;,SUM(L15,N15,P15,'漁業生產量值-漁業種類別魚類別生產量值5'!D15))" table:style-name="ce19">
            <text:p>2,0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5'!C16)=0,&quot;-&quot;,SUM(K16,M16,O16,'漁業生產量值-漁業種類別魚類別生產量值5'!C16))" table:style-name="ce19">
            <text:p>-</text:p>
          </table:table-cell>
          <table:table-cell office:value-type="string" office:string-value="-" table:formula="msoxl:=IF(SUM(L16,N16,P16,'漁業生產量值-漁業種類別魚類別生產量值5'!D16)=0,&quot;-&quot;,SUM(L16,N16,P16,'漁業生產量值-漁業種類別魚類別生產量值5'!D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5'!C17)=0,&quot;-&quot;,SUM(K17,M17,O17,'漁業生產量值-漁業種類別魚類別生產量值5'!C17))" table:style-name="ce19">
            <text:p>-</text:p>
          </table:table-cell>
          <table:table-cell office:value-type="string" office:string-value="-" table:formula="msoxl:=IF(SUM(L17,N17,P17,'漁業生產量值-漁業種類別魚類別生產量值5'!D17)=0,&quot;-&quot;,SUM(L17,N17,P17,'漁業生產量值-漁業種類別魚類別生產量值5'!D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5'!C18)=0,&quot;-&quot;,SUM(K18,M18,O18,'漁業生產量值-漁業種類別魚類別生產量值5'!C18))" table:style-name="ce19">
            <text:p>-</text:p>
          </table:table-cell>
          <table:table-cell office:value-type="string" office:string-value="-" table:formula="msoxl:=IF(SUM(L18,N18,P18,'漁業生產量值-漁業種類別魚類別生產量值5'!D18)=0,&quot;-&quot;,SUM(L18,N18,P18,'漁業生產量值-漁業種類別魚類別生產量值5'!D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707.85155999999995" table:formula="msoxl:=  IF(SUM(C20:C35)=0,&quot;-&quot;,SUM(C20:C35))" table:style-name="ce54">
            <text:p>708<text:s/></text:p>
          </table:table-cell>
          <table:table-cell office:value-type="float" office:value="62434.983380000005" table:formula="msoxl:=  IF(SUM(D20:D35)=0,&quot;-&quot;,SUM(D20:D35))" table:style-name="ce54">
            <text:p>62,435<text:s/></text:p>
          </table:table-cell>
          <table:table-cell office:value-type="float" office:value="6.0000000000000001E-3" table:formula="msoxl:=  IF(SUM(E20:E35)=0,&quot;-&quot;,SUM(E20:E35))" table:style-name="ce54">
            <text:p>0<text:s/></text:p>
          </table:table-cell>
          <table:table-cell office:value-type="float" office:value="0.98340000000000005" table:formula="msoxl:=  IF(SUM(F20:F35)=0,&quot;-&quot;,SUM(F20:F35))" table:style-name="ce54">
            <text:p>1<text:s/></text:p>
          </table:table-cell>
          <table:table-cell office:value-type="float" office:value="2094.5869000000002" table:formula="msoxl:=  IF(SUM(G20:G35)=0,&quot;-&quot;,SUM(G20:G35))" table:style-name="ce54">
            <text:p>2,095<text:s/></text:p>
          </table:table-cell>
          <table:table-cell office:value-type="float" office:value="76056.692119999992" table:formula="msoxl:=  IF(SUM(H20:H35)=0,&quot;-&quot;,SUM(H20:H35))" table:style-name="ce54">
            <text:p>76,057<text:s/></text:p>
          </table:table-cell>
          <table:table-cell office:value-type="float" office:value="15799.632100000001" table:formula="msoxl:=IF(SUM(K19,M19,O19,'漁業生產量值-漁業種類別魚類別生產量值5'!C19)=0,&quot;-&quot;,SUM(K19,M19,O19,'漁業生產量值-漁業種類別魚類別生產量值5'!C19))" table:style-name="ce19">
            <text:p>15,800<text:s/></text:p>
          </table:table-cell>
          <table:table-cell office:value-type="float" office:value="582333.64471999998" table:formula="msoxl:=IF(SUM(L19,N19,P19,'漁業生產量值-漁業種類別魚類別生產量值5'!D19)=0,&quot;-&quot;,SUM(L19,N19,P19,'漁業生產量值-漁業種類別魚類別生產量值5'!D19))" table:style-name="ce19">
            <text:p>582,334<text:s/></text:p>
          </table:table-cell>
          <table:table-cell office:value-type="float" office:value="8749.179259999999" table:formula="msoxl:=  IF(SUM(K20:K35)=0,&quot;-&quot;,SUM(K20:K35))" table:style-name="ce54">
            <text:p>8,749<text:s/></text:p>
          </table:table-cell>
          <table:table-cell office:value-type="float" office:value="229465.90806000002" table:formula="msoxl:=  IF(SUM(L20:L35)=0,&quot;-&quot;,SUM(L20:L35))" table:style-name="ce54">
            <text:p>229,466<text:s/></text:p>
          </table:table-cell>
          <table:table-cell office:value-type="float" office:value="6350.3759" table:formula="msoxl:=  IF(SUM(M20:M35)=0,&quot;-&quot;,SUM(M20:M35))" table:style-name="ce54">
            <text:p>6,350<text:s/></text:p>
          </table:table-cell>
          <table:table-cell office:value-type="float" office:value="292338.52892999997" table:formula="msoxl:=  IF(SUM(N20:N35)=0,&quot;-&quot;,SUM(N20:N35))" table:style-name="ce54">
            <text:p>292,339<text:s/></text:p>
          </table:table-cell>
          <table:table-cell office:value-type="float" office:value="329.36326000000003" table:formula="msoxl:=  IF(SUM(O20:O35)=0,&quot;-&quot;,SUM(O20:O35))" table:style-name="ce54">
            <text:p>329<text:s/></text:p>
          </table:table-cell>
          <table:table-cell office:value-type="float" office:value="25538.839390000005" table:formula="msoxl:=  IF(SUM(P20:P35)=0,&quot;-&quot;,SUM(P20:P35))" table:style-name="ce54">
            <text:p>25,53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5.128" table:style-name="ce54">
            <text:p>105<text:s/></text:p>
          </table:table-cell>
          <table:table-cell office:value-type="float" office:value="3278.9423299999999" table:style-name="ce54">
            <text:p>3,279<text:s/></text:p>
          </table:table-cell>
          <table:table-cell office:value-type="string" office:string-value="-" table:formula="msoxl:=IF(SUM(K20,M20,O20,'漁業生產量值-漁業種類別魚類別生產量值5'!C20)=0,&quot;-&quot;,SUM(K20,M20,O20,'漁業生產量值-漁業種類別魚類別生產量值5'!C20))" table:style-name="ce19">
            <text:p>-</text:p>
          </table:table-cell>
          <table:table-cell office:value-type="string" office:string-value="-" table:formula="msoxl:=IF(SUM(L20,N20,P20,'漁業生產量值-漁業種類別魚類別生產量值5'!D20)=0,&quot;-&quot;,SUM(L20,N20,P20,'漁業生產量值-漁業種類別魚類別生產量值5'!D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5999999999999997E-2" table:formula="msoxl:=IF(SUM(K21,M21,O21,'漁業生產量值-漁業種類別魚類別生產量值5'!C21)=0,&quot;-&quot;,SUM(K21,M21,O21,'漁業生產量值-漁業種類別魚類別生產量值5'!C21))" table:style-name="ce19">
            <text:p>0<text:s/></text:p>
          </table:table-cell>
          <table:table-cell office:value-type="float" office:value="1.3968" table:formula="msoxl:=IF(SUM(L21,N21,P21,'漁業生產量值-漁業種類別魚類別生產量值5'!D21)=0,&quot;-&quot;,SUM(L21,N21,P21,'漁業生產量值-漁業種類別魚類別生產量值5'!D21))" table:style-name="ce19">
            <text:p>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3" table:formula="msoxl:=IF(SUM(K22,M22,O22,'漁業生產量值-漁業種類別魚類別生產量值5'!C22)=0,&quot;-&quot;,SUM(K22,M22,O22,'漁業生產量值-漁業種類別魚類別生產量值5'!C22))" table:style-name="ce19">
            <text:p>10<text:s/></text:p>
          </table:table-cell>
          <table:table-cell office:value-type="float" office:value="741.6" table:formula="msoxl:=IF(SUM(L22,N22,P22,'漁業生產量值-漁業種類別魚類別生產量值5'!D22)=0,&quot;-&quot;,SUM(L22,N22,P22,'漁業生產量值-漁業種類別魚類別生產量值5'!D22))" table:style-name="ce19">
            <text:p>7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633.60406" table:style-name="ce54">
            <text:p>634<text:s/></text:p>
          </table:table-cell>
          <table:table-cell office:value-type="float" office:value="53468.384480000001" table:style-name="ce54">
            <text:p>53,46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61.40989999999999" table:style-name="ce54">
            <text:p>561<text:s/></text:p>
          </table:table-cell>
          <table:table-cell office:value-type="float" office:value="38789.26498" table:style-name="ce54">
            <text:p>38,789<text:s/></text:p>
          </table:table-cell>
          <table:table-cell office:value-type="float" office:value="2012.6368499999999" table:formula="msoxl:=IF(SUM(K23,M23,O23,'漁業生產量值-漁業種類別魚類別生產量值5'!C23)=0,&quot;-&quot;,SUM(K23,M23,O23,'漁業生產量值-漁業種類別魚類別生產量值5'!C23))" table:style-name="ce19">
            <text:p>2,013<text:s/></text:p>
          </table:table-cell>
          <table:table-cell office:value-type="float" office:value="96442.084990000003" table:formula="msoxl:=IF(SUM(L23,N23,P23,'漁業生產量值-漁業種類別魚類別生產量值5'!D23)=0,&quot;-&quot;,SUM(L23,N23,P23,'漁業生產量值-漁業種類別魚類別生產量值5'!D23))" table:style-name="ce19">
            <text:p>96,442<text:s/></text:p>
          </table:table-cell>
          <table:table-cell office:value-type="float" office:value="711.28186000000005" table:style-name="ce54">
            <text:p>711<text:s/></text:p>
          </table:table-cell>
          <table:table-cell office:value-type="float" office:value="27702.24107" table:style-name="ce54">
            <text:p>27,702<text:s/></text:p>
          </table:table-cell>
          <table:table-cell office:value-type="float" office:value="952.16949999999997" table:style-name="ce54">
            <text:p>952<text:s/></text:p>
          </table:table-cell>
          <table:table-cell office:value-type="float" office:value="33992.784180000002" table:style-name="ce54">
            <text:p>33,993<text:s/></text:p>
          </table:table-cell>
          <table:table-cell office:value-type="float" office:value="266.86331000000001" table:style-name="ce54">
            <text:p>267<text:s/></text:p>
          </table:table-cell>
          <table:table-cell office:value-type="float" office:value="21491.484400000001" table:style-name="ce54">
            <text:p>21,49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62.241500000000002" table:style-name="ce54">
            <text:p>62<text:s/></text:p>
          </table:table-cell>
          <table:table-cell office:value-type="float" office:value="7204.2584999999999" table:style-name="ce54">
            <text:p>7,204<text:s/></text:p>
          </table:table-cell>
          <table:table-cell office:value-type="float" office:value="6.0000000000000001E-3" table:style-name="ce54">
            <text:p>0<text:s/></text:p>
          </table:table-cell>
          <table:table-cell office:value-type="float" office:value="0.98340000000000005" table:style-name="ce54">
            <text:p>1<text:s/></text:p>
          </table:table-cell>
          <table:table-cell office:value-type="float" office:value="7.2999999999999995E-2" table:style-name="ce54">
            <text:p>0<text:s/></text:p>
          </table:table-cell>
          <table:table-cell office:value-type="float" office:value="2.4820000000000002" table:style-name="ce54">
            <text:p>2<text:s/></text:p>
          </table:table-cell>
          <table:table-cell office:value-type="float" office:value="269.57325000000003" table:formula="msoxl:=IF(SUM(K24,M24,O24,'漁業生產量值-漁業種類別魚類別生產量值5'!C24)=0,&quot;-&quot;,SUM(K24,M24,O24,'漁業生產量值-漁業種類別魚類別生產量值5'!C24))" table:style-name="ce19">
            <text:p>270<text:s/></text:p>
          </table:table-cell>
          <table:table-cell office:value-type="float" office:value="19001.256819999999" table:formula="msoxl:=IF(SUM(L24,N24,P24,'漁業生產量值-漁業種類別魚類別生產量值5'!D24)=0,&quot;-&quot;,SUM(L24,N24,P24,'漁業生產量值-漁業種類別魚類別生產量值5'!D24))" table:style-name="ce19">
            <text:p>19,001<text:s/></text:p>
          </table:table-cell>
          <table:table-cell office:value-type="float" office:value="22.785399999999999" table:style-name="ce54">
            <text:p>23<text:s/></text:p>
          </table:table-cell>
          <table:table-cell office:value-type="float" office:value="513.14139" table:style-name="ce54">
            <text:p>513<text:s/></text:p>
          </table:table-cell>
          <table:table-cell office:value-type="float" office:value="47.534199999999998" table:style-name="ce54">
            <text:p>48<text:s/></text:p>
          </table:table-cell>
          <table:table-cell office:value-type="float" office:value="4481.723" table:style-name="ce54">
            <text:p>4,482<text:s/></text:p>
          </table:table-cell>
          <table:table-cell office:value-type="float" office:value="11.66865" table:style-name="ce54">
            <text:p>12<text:s/></text:p>
          </table:table-cell>
          <table:table-cell office:value-type="float" office:value="469.93243000000001" table:style-name="ce54">
            <text:p>47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5'!C25)=0,&quot;-&quot;,SUM(K25,M25,O25,'漁業生產量值-漁業種類別魚類別生產量值5'!C25))" table:style-name="ce19">
            <text:p>-</text:p>
          </table:table-cell>
          <table:table-cell office:value-type="string" office:string-value="-" table:formula="msoxl:=IF(SUM(L25,N25,P25,'漁業生產量值-漁業種類別魚類別生產量值5'!D25)=0,&quot;-&quot;,SUM(L25,N25,P25,'漁業生產量值-漁業種類別魚類別生產量值5'!D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5'!C26)=0,&quot;-&quot;,SUM(K26,M26,O26,'漁業生產量值-漁業種類別魚類別生產量值5'!C26))" table:style-name="ce19">
            <text:p>-</text:p>
          </table:table-cell>
          <table:table-cell office:value-type="string" office:string-value="-" table:formula="msoxl:=IF(SUM(L26,N26,P26,'漁業生產量值-漁業種類別魚類別生產量值5'!D26)=0,&quot;-&quot;,SUM(L26,N26,P26,'漁業生產量值-漁業種類別魚類別生產量值5'!D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20.512" table:style-name="ce54">
            <text:p>421<text:s/></text:p>
          </table:table-cell>
          <table:table-cell office:value-type="float" office:value="13115.76929" table:style-name="ce54">
            <text:p>13,116<text:s/></text:p>
          </table:table-cell>
          <table:table-cell office:value-type="float" office:value="0.1045" table:formula="msoxl:=IF(SUM(K27,M27,O27,'漁業生產量值-漁業種類別魚類別生產量值5'!C27)=0,&quot;-&quot;,SUM(K27,M27,O27,'漁業生產量值-漁業種類別魚類別生產量值5'!C27))" table:style-name="ce19">
            <text:p>0<text:s/></text:p>
          </table:table-cell>
          <table:table-cell office:value-type="float" office:value="31.35" table:formula="msoxl:=IF(SUM(L27,N27,P27,'漁業生產量值-漁業種類別魚類別生產量值5'!D27)=0,&quot;-&quot;,SUM(L27,N27,P27,'漁業生產量值-漁業種類別魚類別生產量值5'!D27))" table:style-name="ce19">
            <text:p>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7.5780000000000003" table:style-name="ce54">
            <text:p>8<text:s/></text:p>
          </table:table-cell>
          <table:table-cell office:value-type="float" office:value="613.04399999999998" table:style-name="ce54">
            <text:p>61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15.70499999999998" table:style-name="ce54">
            <text:p>316<text:s/></text:p>
          </table:table-cell>
          <table:table-cell office:value-type="float" office:value="9847.7409599999992" table:style-name="ce54">
            <text:p>9,848<text:s/></text:p>
          </table:table-cell>
          <table:table-cell office:value-type="float" office:value="80.820300000000003" table:formula="msoxl:=IF(SUM(K28,M28,O28,'漁業生產量值-漁業種類別魚類別生產量值5'!C28)=0,&quot;-&quot;,SUM(K28,M28,O28,'漁業生產量值-漁業種類別魚類別生產量值5'!C28))" table:style-name="ce19">
            <text:p>81<text:s/></text:p>
          </table:table-cell>
          <table:table-cell office:value-type="float" office:value="5268.4988599999997" table:formula="msoxl:=IF(SUM(L28,N28,P28,'漁業生產量值-漁業種類別魚類別生產量值5'!D28)=0,&quot;-&quot;,SUM(L28,N28,P28,'漁業生產量值-漁業種類別魚類別生產量值5'!D28))" table:style-name="ce19">
            <text:p>5,268<text:s/></text:p>
          </table:table-cell>
          <table:table-cell office:value-type="float" office:value="3.2989999999999999" table:style-name="ce54">
            <text:p>3<text:s/></text:p>
          </table:table-cell>
          <table:table-cell office:value-type="float" office:value="125.36199999999999" table:style-name="ce54">
            <text:p>12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3.400300000000001" table:style-name="ce54">
            <text:p>23<text:s/></text:p>
          </table:table-cell>
          <table:table-cell office:value-type="float" office:value="952.27585999999997" table:style-name="ce54">
            <text:p>95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5'!C29)=0,&quot;-&quot;,SUM(K29,M29,O29,'漁業生產量值-漁業種類別魚類別生產量值5'!C29))" table:style-name="ce19">
            <text:p>-</text:p>
          </table:table-cell>
          <table:table-cell office:value-type="string" office:string-value="-" table:formula="msoxl:=IF(SUM(L29,N29,P29,'漁業生產量值-漁業種類別魚類別生產量值5'!D29)=0,&quot;-&quot;,SUM(L29,N29,P29,'漁業生產量值-漁業種類別魚類別生產量值5'!D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4.4279999999999999" table:style-name="ce54">
            <text:p>4<text:s/></text:p>
          </table:table-cell>
          <table:table-cell office:value-type="float" office:value="1149.2963999999999" table:style-name="ce54">
            <text:p>1,14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2.564" table:style-name="ce54">
            <text:p>53<text:s/></text:p>
          </table:table-cell>
          <table:table-cell office:value-type="float" office:value="1639.4711600000001" table:style-name="ce54">
            <text:p>1,639<text:s/></text:p>
          </table:table-cell>
          <table:table-cell office:value-type="float" office:value="57.403000000000006" table:formula="msoxl:=IF(SUM(K30,M30,O30,'漁業生產量值-漁業種類別魚類別生產量值5'!C30)=0,&quot;-&quot;,SUM(K30,M30,O30,'漁業生產量值-漁業種類別魚類別生產量值5'!C30))" table:style-name="ce19">
            <text:p>57<text:s/></text:p>
          </table:table-cell>
          <table:table-cell office:value-type="float" office:value="4806.6000000000004" table:formula="msoxl:=IF(SUM(L30,N30,P30,'漁業生產量值-漁業種類別魚類別生產量值5'!D30)=0,&quot;-&quot;,SUM(L30,N30,P30,'漁業生產量值-漁業種類別魚類別生產量值5'!D30))" table:style-name="ce19">
            <text:p>4,807<text:s/></text:p>
          </table:table-cell>
          <table:table-cell office:value-type="float" office:value="13.316000000000001" table:style-name="ce54">
            <text:p>13<text:s/></text:p>
          </table:table-cell>
          <table:table-cell office:value-type="float" office:value="898.83" table:style-name="ce54">
            <text:p>899<text:s/></text:p>
          </table:table-cell>
          <table:table-cell office:value-type="float" office:value="11.871" table:style-name="ce54">
            <text:p>12<text:s/></text:p>
          </table:table-cell>
          <table:table-cell office:value-type="float" office:value="830.97" table:style-name="ce54">
            <text:p>8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5'!C31)=0,&quot;-&quot;,SUM(K31,M31,O31,'漁業生產量值-漁業種類別魚類別生產量值5'!C31))" table:style-name="ce19">
            <text:p>-</text:p>
          </table:table-cell>
          <table:table-cell office:value-type="string" office:string-value="-" table:formula="msoxl:=IF(SUM(L31,N31,P31,'漁業生產量值-漁業種類別魚類別生產量值5'!D31)=0,&quot;-&quot;,SUM(L31,N31,P31,'漁業生產量值-漁業種類別魚類別生產量值5'!D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5'!C32)=0,&quot;-&quot;,SUM(K32,M32,O32,'漁業生產量值-漁業種類別魚類別生產量值5'!C32))" table:style-name="ce19">
            <text:p>-</text:p>
          </table:table-cell>
          <table:table-cell office:value-type="string" office:string-value="-" table:formula="msoxl:=IF(SUM(L32,N32,P32,'漁業生產量值-漁業種類別魚類別生產量值5'!D32)=0,&quot;-&quot;,SUM(L32,N32,P32,'漁業生產量值-漁業種類別魚類別生產量值5'!D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5'!C33)=0,&quot;-&quot;,SUM(K33,M33,O33,'漁業生產量值-漁業種類別魚類別生產量值5'!C33))" table:style-name="ce19">
            <text:p>-</text:p>
          </table:table-cell>
          <table:table-cell office:value-type="string" office:string-value="-" table:formula="msoxl:=IF(SUM(L33,N33,P33,'漁業生產量值-漁業種類別魚類別生產量值5'!D33)=0,&quot;-&quot;,SUM(L33,N33,P33,'漁業生產量值-漁業種類別魚類別生產量值5'!D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37.51800000000003" table:style-name="ce54">
            <text:p>638<text:s/></text:p>
          </table:table-cell>
          <table:table-cell office:value-type="float" office:value="8797.7484000000004" table:style-name="ce54">
            <text:p>8,798<text:s/></text:p>
          </table:table-cell>
          <table:table-cell office:value-type="float" office:value="8667.637200000001" table:formula="msoxl:=IF(SUM(K34,M34,O34,'漁業生產量值-漁業種類別魚類別生產量值5'!C34)=0,&quot;-&quot;,SUM(K34,M34,O34,'漁業生產量值-漁業種類別魚類別生產量值5'!C34))" table:style-name="ce19">
            <text:p>8,668<text:s/></text:p>
          </table:table-cell>
          <table:table-cell office:value-type="float" office:value="287825.41344999993" table:formula="msoxl:=IF(SUM(L34,N34,P34,'漁業生產量值-漁業種類別魚類別生產量值5'!D34)=0,&quot;-&quot;,SUM(L34,N34,P34,'漁業生產量值-漁業種類別魚類別生產量值5'!D34))" table:style-name="ce19">
            <text:p>287,825<text:s/></text:p>
          </table:table-cell>
          <table:table-cell office:value-type="float" office:value="5025.3549999999996" table:style-name="ce54">
            <text:p>5,025<text:s/></text:p>
          </table:table-cell>
          <table:table-cell office:value-type="float" office:value="114599.844" table:style-name="ce54">
            <text:p>114,600<text:s/></text:p>
          </table:table-cell>
          <table:table-cell office:value-type="float" office:value="3611.7602000000002" table:style-name="ce54">
            <text:p>3,612<text:s/></text:p>
          </table:table-cell>
          <table:table-cell office:value-type="float" office:value="170480.49195" table:style-name="ce54">
            <text:p>170,480<text:s/></text:p>
          </table:table-cell>
          <table:table-cell office:value-type="float" office:value="27.431000000000001" table:style-name="ce54">
            <text:p>27<text:s/></text:p>
          </table:table-cell>
          <table:table-cell office:value-type="float" office:value="2625.1466999999998" table:style-name="ce54">
            <text:p>2,62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677" table:style-name="ce54">
            <text:p>2<text:s/></text:p>
          </table:table-cell>
          <table:table-cell office:value-type="float" office:value="585.27300000000002" table:style-name="ce54">
            <text:p>585<text:s/></text:p>
          </table:table-cell>
          <table:table-cell office:value-type="float" office:value="4701.1210000000001" table:formula="msoxl:=IF(SUM(K35,M35,O35,'漁業生產量值-漁業種類別魚類別生產量值5'!C35)=0,&quot;-&quot;,SUM(K35,M35,O35,'漁業生產量值-漁業種類別魚類別生產量值5'!C35))" table:style-name="ce19">
            <text:p>4,701<text:s/></text:p>
          </table:table-cell>
          <table:table-cell office:value-type="float" office:value="168215.44380000001" table:formula="msoxl:=IF(SUM(L35,N35,P35,'漁業生產量值-漁業種類別魚類別生產量值5'!D35)=0,&quot;-&quot;,SUM(L35,N35,P35,'漁業生產量值-漁業種類別魚類別生產量值5'!D35))" table:style-name="ce19">
            <text:p>168,215<text:s/></text:p>
          </table:table-cell>
          <table:table-cell office:value-type="float" office:value="2973.1419999999998" table:style-name="ce54">
            <text:p>2,973<text:s/></text:p>
          </table:table-cell>
          <table:table-cell office:value-type="float" office:value="85626.489600000001" table:style-name="ce54">
            <text:p>85,626<text:s/></text:p>
          </table:table-cell>
          <table:table-cell office:value-type="float" office:value="1727.0409999999999" table:style-name="ce54">
            <text:p>1,727<text:s/></text:p>
          </table:table-cell>
          <table:table-cell office:value-type="float" office:value="82552.559800000003" table:style-name="ce54">
            <text:p>82,55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41.180600000000005" table:formula="msoxl:=  IF(SUM(C37:C49)=0,&quot;-&quot;,SUM(C37:C49))" table:style-name="ce54">
            <text:p>41<text:s/></text:p>
          </table:table-cell>
          <table:table-cell office:value-type="float" office:value="5835.2905000000001" table:formula="msoxl:=  IF(SUM(D37:D49)=0,&quot;-&quot;,SUM(D37:D49))" table:style-name="ce54">
            <text:p>5,835<text:s/></text:p>
          </table:table-cell>
          <table:table-cell office:value-type="float" office:value="63.909800000000004" table:formula="msoxl:=  IF(SUM(E37:E49)=0,&quot;-&quot;,SUM(E37:E49))" table:style-name="ce54">
            <text:p>64<text:s/></text:p>
          </table:table-cell>
          <table:table-cell office:value-type="float" office:value="5651.2408999999998" table:formula="msoxl:=  IF(SUM(F37:F49)=0,&quot;-&quot;,SUM(F37:F49))" table:style-name="ce54">
            <text:p>5,651<text:s/></text:p>
          </table:table-cell>
          <table:table-cell office:value-type="float" office:value="9.6106000000000016" table:formula="msoxl:=  IF(SUM(G37:G49)=0,&quot;-&quot;,SUM(G37:G49))" table:style-name="ce54">
            <text:p>10<text:s/></text:p>
          </table:table-cell>
          <table:table-cell office:value-type="float" office:value="1051.8531" table:formula="msoxl:=  IF(SUM(H37:H49)=0,&quot;-&quot;,SUM(H37:H49))" table:style-name="ce54">
            <text:p>1,052<text:s/></text:p>
          </table:table-cell>
          <table:table-cell office:value-type="float" office:value="1018.4124899999999" table:formula="msoxl:=IF(SUM(K36,M36,O36,'漁業生產量值-漁業種類別魚類別生產量值5'!C36)=0,&quot;-&quot;,SUM(K36,M36,O36,'漁業生產量值-漁業種類別魚類別生產量值5'!C36))" table:style-name="ce19">
            <text:p>1,018<text:s/></text:p>
          </table:table-cell>
          <table:table-cell office:value-type="float" office:value="80167.079500000022" table:formula="msoxl:=IF(SUM(L36,N36,P36,'漁業生產量值-漁業種類別魚類別生產量值5'!D36)=0,&quot;-&quot;,SUM(L36,N36,P36,'漁業生產量值-漁業種類別魚類別生產量值5'!D36))" table:style-name="ce19">
            <text:p>80,167<text:s/></text:p>
          </table:table-cell>
          <table:table-cell office:value-type="float" office:value="63.924069999999993" table:formula="msoxl:=  IF(SUM(K37:K49)=0,&quot;-&quot;,SUM(K37:K49))" table:style-name="ce54">
            <text:p>64<text:s/></text:p>
          </table:table-cell>
          <table:table-cell office:value-type="float" office:value="2845.8121599999999" table:formula="msoxl:=  IF(SUM(L37:L49)=0,&quot;-&quot;,SUM(L37:L49))" table:style-name="ce54">
            <text:p>2,846<text:s/></text:p>
          </table:table-cell>
          <table:table-cell office:value-type="float" office:value="319.4907" table:formula="msoxl:=  IF(SUM(M37:M49)=0,&quot;-&quot;,SUM(M37:M49))" table:style-name="ce54">
            <text:p>319<text:s/></text:p>
          </table:table-cell>
          <table:table-cell office:value-type="float" office:value="11879.549499999999" table:formula="msoxl:=  IF(SUM(N37:N49)=0,&quot;-&quot;,SUM(N37:N49))" table:style-name="ce54">
            <text:p>11,880<text:s/></text:p>
          </table:table-cell>
          <table:table-cell office:value-type="float" office:value="45.848119999999994" table:formula="msoxl:=  IF(SUM(O37:O49)=0,&quot;-&quot;,SUM(O37:O49))" table:style-name="ce54">
            <text:p>46<text:s/></text:p>
          </table:table-cell>
          <table:table-cell office:value-type="float" office:value="6568.5948399999997" table:formula="msoxl:=  IF(SUM(P37:P49)=0,&quot;-&quot;,SUM(P37:P49))" table:style-name="ce54">
            <text:p>6,56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.906300000000002" table:style-name="ce54">
            <text:p>17<text:s/></text:p>
          </table:table-cell>
          <table:table-cell office:value-type="float" office:value="1696.854" table:style-name="ce54">
            <text:p>1,697<text:s/></text:p>
          </table:table-cell>
          <table:table-cell office:value-type="float" office:value="4.7489999999999997" table:style-name="ce54">
            <text:p>5<text:s/></text:p>
          </table:table-cell>
          <table:table-cell office:value-type="float" office:value="515.30949999999996" table:style-name="ce54">
            <text:p>515<text:s/></text:p>
          </table:table-cell>
          <table:table-cell office:value-type="float" office:value="663.19540000000006" table:formula="msoxl:=IF(SUM(K37,M37,O37,'漁業生產量值-漁業種類別魚類別生產量值5'!C37)=0,&quot;-&quot;,SUM(K37,M37,O37,'漁業生產量值-漁業種類別魚類別生產量值5'!C37))" table:style-name="ce19">
            <text:p>663<text:s/></text:p>
          </table:table-cell>
          <table:table-cell office:value-type="float" office:value="48796.446100000001" table:formula="msoxl:=IF(SUM(L37,N37,P37,'漁業生產量值-漁業種類別魚類別生產量值5'!D37)=0,&quot;-&quot;,SUM(L37,N37,P37,'漁業生產量值-漁業種類別魚類別生產量值5'!D37))" table:style-name="ce19">
            <text:p>48,796<text:s/></text:p>
          </table:table-cell>
          <table:table-cell office:value-type="float" office:value="7.7497999999999996" table:style-name="ce54">
            <text:p>8<text:s/></text:p>
          </table:table-cell>
          <table:table-cell office:value-type="float" office:value="432.2998" table:style-name="ce54">
            <text:p>432<text:s/></text:p>
          </table:table-cell>
          <table:table-cell office:value-type="float" office:value="304.76870000000002" table:style-name="ce54">
            <text:p>305<text:s/></text:p>
          </table:table-cell>
          <table:table-cell office:value-type="float" office:value="11010.951499999999" table:style-name="ce54">
            <text:p>11,011<text:s/></text:p>
          </table:table-cell>
          <table:table-cell office:value-type="float" office:value="13.5183" table:style-name="ce54">
            <text:p>14<text:s/></text:p>
          </table:table-cell>
          <table:table-cell office:value-type="float" office:value="2273.703" table:style-name="ce54">
            <text:p>2,2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5'!C38)=0,&quot;-&quot;,SUM(K38,M38,O38,'漁業生產量值-漁業種類別魚類別生產量值5'!C38))" table:style-name="ce19">
            <text:p>-</text:p>
          </table:table-cell>
          <table:table-cell office:value-type="string" office:string-value="-" table:formula="msoxl:=IF(SUM(L38,N38,P38,'漁業生產量值-漁業種類別魚類別生產量值5'!D38)=0,&quot;-&quot;,SUM(L38,N38,P38,'漁業生產量值-漁業種類別魚類別生產量值5'!D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7.264000000000003" table:formula="msoxl:=IF(SUM(K39,M39,O39,'漁業生產量值-漁業種類別魚類別生產量值5'!C39)=0,&quot;-&quot;,SUM(K39,M39,O39,'漁業生產量值-漁業種類別魚類別生產量值5'!C39))" table:style-name="ce19">
            <text:p>37<text:s/></text:p>
          </table:table-cell>
          <table:table-cell office:value-type="float" office:value="2079.549" table:formula="msoxl:=IF(SUM(L39,N39,P39,'漁業生產量值-漁業種類別魚類別生產量值5'!D39)=0,&quot;-&quot;,SUM(L39,N39,P39,'漁業生產量值-漁業種類別魚類別生產量值5'!D39))" table:style-name="ce19">
            <text:p>2,080<text:s/></text:p>
          </table:table-cell>
          <table:table-cell office:value-type="float" office:value="25.419" table:style-name="ce54">
            <text:p>25<text:s/></text:p>
          </table:table-cell>
          <table:table-cell office:value-type="float" office:value="660.89400000000001" table:style-name="ce54">
            <text:p>66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4.0976" table:style-name="ce54">
            <text:p>14<text:s/></text:p>
          </table:table-cell>
          <table:table-cell office:value-type="float" office:value="1244.8225" table:style-name="ce54">
            <text:p>1,245<text:s/></text:p>
          </table:table-cell>
          <table:table-cell office:value-type="float" office:value="30.454000000000001" table:style-name="ce54">
            <text:p>30<text:s/></text:p>
          </table:table-cell>
          <table:table-cell office:value-type="float" office:value="2497.5079999999998" table:style-name="ce54">
            <text:p>2,498<text:s/></text:p>
          </table:table-cell>
          <table:table-cell office:value-type="float" office:value="4.4458000000000002" table:style-name="ce54">
            <text:p>4<text:s/></text:p>
          </table:table-cell>
          <table:table-cell office:value-type="float" office:value="489.59559999999999" table:style-name="ce54">
            <text:p>490<text:s/></text:p>
          </table:table-cell>
          <table:table-cell office:value-type="float" office:value="234.86239" table:formula="msoxl:=IF(SUM(K40,M40,O40,'漁業生產量值-漁業種類別魚類別生產量值5'!C40)=0,&quot;-&quot;,SUM(K40,M40,O40,'漁業生產量值-漁業種類別魚類別生產量值5'!C40))" table:style-name="ce19">
            <text:p>235<text:s/></text:p>
          </table:table-cell>
          <table:table-cell office:value-type="float" office:value="17444.3073" table:formula="msoxl:=IF(SUM(L40,N40,P40,'漁業生產量值-漁業種類別魚類別生產量值5'!D40)=0,&quot;-&quot;,SUM(L40,N40,P40,'漁業生產量值-漁業種類別魚類別生產量值5'!D40))" table:style-name="ce19">
            <text:p>17,444<text:s/></text:p>
          </table:table-cell>
          <table:table-cell office:value-type="float" office:value="22.858270000000001" table:style-name="ce54">
            <text:p>23<text:s/></text:p>
          </table:table-cell>
          <table:table-cell office:value-type="float" office:value="1321.4421600000001" table:style-name="ce54">
            <text:p>1,321<text:s/></text:p>
          </table:table-cell>
          <table:table-cell office:value-type="float" office:value="14.722" table:style-name="ce54">
            <text:p>15<text:s/></text:p>
          </table:table-cell>
          <table:table-cell office:value-type="float" office:value="868.59799999999996" table:style-name="ce54">
            <text:p>869<text:s/></text:p>
          </table:table-cell>
          <table:table-cell office:value-type="float" office:value="21.492819999999998" table:style-name="ce54">
            <text:p>21<text:s/></text:p>
          </table:table-cell>
          <table:table-cell office:value-type="float" office:value="2579.18894" table:style-name="ce54">
            <text:p>2,5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2.9630000000000001" table:style-name="ce54">
            <text:p>3<text:s/></text:p>
          </table:table-cell>
          <table:table-cell office:value-type="float" office:value="495.96800000000002" table:style-name="ce54">
            <text:p>49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5103" table:formula="msoxl:=IF(SUM(K41,M41,O41,'漁業生產量值-漁業種類別魚類別生產量值5'!C41)=0,&quot;-&quot;,SUM(K41,M41,O41,'漁業生產量值-漁業種類別魚類別生產量值5'!C41))" table:style-name="ce19">
            <text:p>7<text:s/></text:p>
          </table:table-cell>
          <table:table-cell office:value-type="float" office:value="1207.9780000000001" table:formula="msoxl:=IF(SUM(L41,N41,P41,'漁業生產量值-漁業種類別魚類別生產量值5'!D41)=0,&quot;-&quot;,SUM(L41,N41,P41,'漁業生產量值-漁業種類別魚類別生產量值5'!D41))" table:style-name="ce19">
            <text:p>1,2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5760000000000001" table:style-name="ce54">
            <text:p>3<text:s/></text:p>
          </table:table-cell>
          <table:table-cell office:value-type="float" office:value="260.17599999999999" table:style-name="ce54">
            <text:p>26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1.61" table:style-name="ce54">
            <text:p>2<text:s/></text:p>
          </table:table-cell>
          <table:table-cell office:value-type="float" office:value="153.6" table:style-name="ce54">
            <text:p>154<text:s/></text:p>
          </table:table-cell>
          <table:table-cell office:value-type="float" office:value="16.547000000000001" table:style-name="ce54">
            <text:p>17<text:s/></text:p>
          </table:table-cell>
          <table:table-cell office:value-type="float" office:value="1456.5038999999999" table:style-name="ce54">
            <text:p>1,457<text:s/></text:p>
          </table:table-cell>
          <table:table-cell office:value-type="float" office:value="2.9499999999999999E-3" table:style-name="ce54">
            <text:p>0<text:s/></text:p>
          </table:table-cell>
          <table:table-cell office:value-type="float" office:value="0.5837" table:style-name="ce54">
            <text:p>1<text:s/></text:p>
          </table:table-cell>
          <table:table-cell office:value-type="float" office:value="34.520799999999994" table:formula="msoxl:=IF(SUM(K42,M42,O42,'漁業生產量值-漁業種類別魚類別生產量值5'!C42)=0,&quot;-&quot;,SUM(K42,M42,O42,'漁業生產量值-漁業種類別魚類別生產量值5'!C42))" table:style-name="ce19">
            <text:p>35<text:s/></text:p>
          </table:table-cell>
          <table:table-cell office:value-type="float" office:value="2517.8449000000001" table:formula="msoxl:=IF(SUM(L42,N42,P42,'漁業生產量值-漁業種類別魚類別生產量值5'!D42)=0,&quot;-&quot;,SUM(L42,N42,P42,'漁業生產量值-漁業種類別魚類別生產量值5'!D42))" table:style-name="ce19">
            <text:p>2,5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3730000000000002" table:style-name="ce54">
            <text:p>2<text:s/></text:p>
          </table:table-cell>
          <table:table-cell office:value-type="float" office:value="288.7269" table:style-name="ce54">
            <text:p>28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9.71" table:style-name="ce54">
            <text:p>20<text:s/></text:p>
          </table:table-cell>
          <table:table-cell office:value-type="float" office:value="3469.6" table:style-name="ce54">
            <text:p>3,470<text:s/></text:p>
          </table:table-cell>
          <table:table-cell office:value-type="float" office:value="2.5000000000000001E-3" table:style-name="ce54">
            <text:p>0<text:s/></text:p>
          </table:table-cell>
          <table:table-cell office:value-type="float" office:value="0.375" table:style-name="ce54">
            <text:p>0<text:s/></text:p>
          </table:table-cell>
          <table:table-cell office:value-type="float" office:value="1.4499999999999999E-3" table:style-name="ce54">
            <text:p>0<text:s/></text:p>
          </table:table-cell>
          <table:table-cell office:value-type="float" office:value="0.28749999999999998" table:style-name="ce54">
            <text:p>0<text:s/></text:p>
          </table:table-cell>
          <table:table-cell office:value-type="float" office:value="32.3626" table:formula="msoxl:=IF(SUM(K43,M43,O43,'漁業生產量值-漁業種類別魚類別生產量值5'!C43)=0,&quot;-&quot;,SUM(K43,M43,O43,'漁業生產量值-漁業種類別魚類別生產量值5'!C43))" table:style-name="ce19">
            <text:p>32<text:s/></text:p>
          </table:table-cell>
          <table:table-cell office:value-type="float" office:value="7149.7780000000002" table:formula="msoxl:=IF(SUM(L43,N43,P43,'漁業生產量值-漁業種類別魚類別生產量值5'!D43)=0,&quot;-&quot;,SUM(L43,N43,P43,'漁業生產量值-漁業種類別魚類別生產量值5'!D43))" table:style-name="ce19">
            <text:p>7,15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8879999999999999" table:style-name="ce54">
            <text:p>6<text:s/></text:p>
          </table:table-cell>
          <table:table-cell office:value-type="float" office:value="1166.8" table:style-name="ce54">
            <text:p>1,16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2.7" table:style-name="ce54">
            <text:p>3<text:s/></text:p>
          </table:table-cell>
          <table:table-cell office:value-type="float" office:value="456.3" table:style-name="ce54">
            <text:p>4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41139999999999999" table:style-name="ce54">
            <text:p>0<text:s/></text:p>
          </table:table-cell>
          <table:table-cell office:value-type="float" office:value="46.076799999999999" table:style-name="ce54">
            <text:p>46<text:s/></text:p>
          </table:table-cell>
          <table:table-cell office:value-type="float" office:value="1.8" table:formula="msoxl:=IF(SUM(K44,M44,O44,'漁業生產量值-漁業種類別魚類別生產量值5'!C44)=0,&quot;-&quot;,SUM(K44,M44,O44,'漁業生產量值-漁業種類別魚類別生產量值5'!C44))" table:style-name="ce19">
            <text:p>2<text:s/></text:p>
          </table:table-cell>
          <table:table-cell office:value-type="float" office:value="540" table:formula="msoxl:=IF(SUM(L44,N44,P44,'漁業生產量值-漁業種類別魚類別生產量值5'!D44)=0,&quot;-&quot;,SUM(L44,N44,P44,'漁業生產量值-漁業種類別魚類別生產量值5'!D44))" table:style-name="ce19">
            <text:p>54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5'!C45)=0,&quot;-&quot;,SUM(K45,M45,O45,'漁業生產量值-漁業種類別魚類別生產量值5'!C45))" table:style-name="ce19">
            <text:p>-</text:p>
          </table:table-cell>
          <table:table-cell office:value-type="string" office:string-value="-" table:formula="msoxl:=IF(SUM(L45,N45,P45,'漁業生產量值-漁業種類別魚類別生產量值5'!D45)=0,&quot;-&quot;,SUM(L45,N45,P45,'漁業生產量值-漁業種類別魚類別生產量值5'!D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,O46,'漁業生產量值-漁業種類別魚類別生產量值5'!C46)=0,&quot;-&quot;,SUM(K46,M46,O46,'漁業生產量值-漁業種類別魚類別生產量值5'!C46))" table:style-name="ce19">
            <text:p>-</text:p>
          </table:table-cell>
          <table:table-cell office:value-type="string" office:string-value="-" table:formula="msoxl:=IF(SUM(L46,N46,P46,'漁業生產量值-漁業種類別魚類別生產量值5'!D46)=0,&quot;-&quot;,SUM(L46,N46,P46,'漁業生產量值-漁業種類別魚類別生產量值5'!D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5'!C47)=0,&quot;-&quot;,SUM(K47,M47,O47,'漁業生產量值-漁業種類別魚類別生產量值5'!C47))" table:style-name="ce19">
            <text:p>-</text:p>
          </table:table-cell>
          <table:table-cell office:value-type="string" office:string-value="-" table:formula="msoxl:=IF(SUM(L47,N47,P47,'漁業生產量值-漁業種類別魚類別生產量值5'!D47)=0,&quot;-&quot;,SUM(L47,N47,P47,'漁業生產量值-漁業種類別魚類別生產量值5'!D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5'!C48)=0,&quot;-&quot;,SUM(K48,M48,O48,'漁業生產量值-漁業種類別魚類別生產量值5'!C48))" table:style-name="ce19">
            <text:p>-</text:p>
          </table:table-cell>
          <table:table-cell office:value-type="string" office:string-value="-" table:formula="msoxl:=IF(SUM(L48,N48,P48,'漁業生產量值-漁業種類別魚類別生產量值5'!D48)=0,&quot;-&quot;,SUM(L48,N48,P48,'漁業生產量值-漁業種類別魚類別生產量值5'!D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0.1" table:style-name="ce54">
            <text:p>0<text:s/></text:p>
          </table:table-cell>
          <table:table-cell office:value-type="float" office:value="15" table:style-name="ce54">
            <text:p>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8970000000000002" table:formula="msoxl:=IF(SUM(K49,M49,O49,'漁業生產量值-漁業種類別魚類別生產量值5'!C49)=0,&quot;-&quot;,SUM(K49,M49,O49,'漁業生產量值-漁業種類別魚類別生產量值5'!C49))" table:style-name="ce19">
            <text:p>8<text:s/></text:p>
          </table:table-cell>
          <table:table-cell office:value-type="float" office:value="431.17619999999999" table:formula="msoxl:=IF(SUM(L49,N49,P49,'漁業生產量值-漁業種類別魚類別生產量值5'!D49)=0,&quot;-&quot;,SUM(L49,N49,P49,'漁業生產量值-漁業種類別魚類別生產量值5'!D49))" table:style-name="ce19">
            <text:p>431<text:s/></text:p>
          </table:table-cell>
          <table:table-cell office:value-type="float" office:value="7.8970000000000002" table:style-name="ce54">
            <text:p>8<text:s/></text:p>
          </table:table-cell>
          <table:table-cell office:value-type="float" office:value="431.17619999999999" table:style-name="ce54">
            <text:p>4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float" office:value="1018.7036000000001" table:formula="msoxl:=  IF(SUM(E51:E53)=0,&quot;-&quot;,SUM(E51:E53))" table:style-name="ce54">
            <text:p>1,019<text:s/></text:p>
          </table:table-cell>
          <table:table-cell office:value-type="float" office:value="359345.86800000002" table:formula="msoxl:=  IF(SUM(F51:F53)=0,&quot;-&quot;,SUM(F51:F53))" table:style-name="ce54">
            <text:p>359,346<text:s/>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float" office:value="224.72020000000001" table:formula="msoxl:=IF(SUM(K50,M50,O50,'漁業生產量值-漁業種類別魚類別生產量值5'!C50)=0,&quot;-&quot;,SUM(K50,M50,O50,'漁業生產量值-漁業種類別魚類別生產量值5'!C50))" table:style-name="ce19">
            <text:p>225<text:s/></text:p>
          </table:table-cell>
          <table:table-cell office:value-type="float" office:value="51685.646000000001" table:formula="msoxl:=IF(SUM(L50,N50,P50,'漁業生產量值-漁業種類別魚類別生產量值5'!D50)=0,&quot;-&quot;,SUM(L50,N50,P50,'漁業生產量值-漁業種類別魚類別生產量值5'!D50))" table:style-name="ce19">
            <text:p>51,686<text:s/>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,O51,'漁業生產量值-漁業種類別魚類別生產量值5'!C51)=0,&quot;-&quot;,SUM(K51,M51,O51,'漁業生產量值-漁業種類別魚類別生產量值5'!C51))" table:style-name="ce19">
            <text:p>-</text:p>
          </table:table-cell>
          <table:table-cell office:value-type="string" office:string-value="-" table:formula="msoxl:=IF(SUM(L51,N51,P51,'漁業生產量值-漁業種類別魚類別生產量值5'!D51)=0,&quot;-&quot;,SUM(L51,N51,P51,'漁業生產量值-漁業種類別魚類別生產量值5'!D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18.7036000000001" table:style-name="ce54">
            <text:p>1,019<text:s/></text:p>
          </table:table-cell>
          <table:table-cell office:value-type="float" office:value="359345.86800000002" table:style-name="ce54">
            <text:p>359,34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24.72020000000001" table:formula="msoxl:=IF(SUM(K52,M52,O52,'漁業生產量值-漁業種類別魚類別生產量值5'!C52)=0,&quot;-&quot;,SUM(K52,M52,O52,'漁業生產量值-漁業種類別魚類別生產量值5'!C52))" table:style-name="ce19">
            <text:p>225<text:s/></text:p>
          </table:table-cell>
          <table:table-cell office:value-type="float" office:value="51685.646000000001" table:formula="msoxl:=IF(SUM(L52,N52,P52,'漁業生產量值-漁業種類別魚類別生產量值5'!D52)=0,&quot;-&quot;,SUM(L52,N52,P52,'漁業生產量值-漁業種類別魚類別生產量值5'!D52))" table:style-name="ce19">
            <text:p>51,68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5'!C53)=0,&quot;-&quot;,SUM(K53,M53,O53,'漁業生產量值-漁業種類別魚類別生產量值5'!C53))" table:style-name="ce19">
            <text:p>-</text:p>
          </table:table-cell>
          <table:table-cell office:value-type="string" office:string-value="-" table:formula="msoxl:=IF(SUM(L53,N53,P53,'漁業生產量值-漁業種類別魚類別生產量值5'!D53)=0,&quot;-&quot;,SUM(L53,N53,P53,'漁業生產量值-漁業種類別魚類別生產量值5'!D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,O54,'漁業生產量值-漁業種類別魚類別生產量值5'!C54)=0,&quot;-&quot;,SUM(K54,M54,O54,'漁業生產量值-漁業種類別魚類別生產量值5'!C54))" table:style-name="ce19">
            <text:p>-</text:p>
          </table:table-cell>
          <table:table-cell office:value-type="string" office:string-value="-" table:formula="msoxl:=IF(SUM(L54,N54,P54,'漁業生產量值-漁業種類別魚類別生產量值5'!D54)=0,&quot;-&quot;,SUM(L54,N54,P54,'漁業生產量值-漁業種類別魚類別生產量值5'!D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,O55,'漁業生產量值-漁業種類別魚類別生產量值5'!C55)=0,&quot;-&quot;,SUM(K55,M55,O55,'漁業生產量值-漁業種類別魚類別生產量值5'!C55))" table:style-name="ce19">
            <text:p>-</text:p>
          </table:table-cell>
          <table:table-cell office:value-type="string" office:string-value="-" table:formula="msoxl:=IF(SUM(L55,N55,P55,'漁業生產量值-漁業種類別魚類別生產量值5'!D55)=0,&quot;-&quot;,SUM(L55,N55,P55,'漁業生產量值-漁業種類別魚類別生產量值5'!D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,O56,'漁業生產量值-漁業種類別魚類別生產量值5'!C56)=0,&quot;-&quot;,SUM(K56,M56,O56,'漁業生產量值-漁業種類別魚類別生產量值5'!C56))" table:style-name="ce19">
            <text:p>-</text:p>
          </table:table-cell>
          <table:table-cell office:value-type="string" office:string-value="-" table:formula="msoxl:=IF(SUM(L56,N56,P56,'漁業生產量值-漁業種類別魚類別生產量值5'!D56)=0,&quot;-&quot;,SUM(L56,N56,P56,'漁業生產量值-漁業種類別魚類別生產量值5'!D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5'!C57)=0,&quot;-&quot;,SUM(K57,M57,O57,'漁業生產量值-漁業種類別魚類別生產量值5'!C57))" table:style-name="ce19">
            <text:p>-</text:p>
          </table:table-cell>
          <table:table-cell office:value-type="string" office:string-value="-" table:formula="msoxl:=IF(SUM(L57,N57,P57,'漁業生產量值-漁業種類別魚類別生產量值5'!D57)=0,&quot;-&quot;,SUM(L57,N57,P57,'漁業生產量值-漁業種類別魚類別生產量值5'!D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float" office:value="105.03" table:formula="msoxl:=  IF(SUM(E59,E60,E61,E63)=0,IF(E62=0,&quot;-&quot;,E62),SUM(E59,E60,E61,E63))" table:style-name="ce54">
            <text:p>105<text:s/></text:p>
          </table:table-cell>
          <table:table-cell office:value-type="float" office:value="20345.849999999999" table:formula="msoxl:=  IF(SUM(F59:F63)=0,&quot;-&quot;,SUM(F59:F63))" table:style-name="ce54">
            <text:p>20,346<text:s/>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float" office:value="654.01700000000005" table:formula="msoxl:=IF(SUM(K58,M58,O58,'漁業生產量值-漁業種類別魚類別生產量值5'!C58)=0,&quot;-&quot;,SUM(K58,M58,O58,'漁業生產量值-漁業種類別魚類別生產量值5'!C58))" table:style-name="ce19">
            <text:p>654<text:s/></text:p>
          </table:table-cell>
          <table:table-cell office:value-type="float" office:value="145126.55799999999" table:formula="msoxl:=IF(SUM(L58,N58,P58,'漁業生產量值-漁業種類別魚類別生產量值5'!D58)=0,&quot;-&quot;,SUM(L58,N58,P58,'漁業生產量值-漁業種類別魚類別生產量值5'!D58))" table:style-name="ce19">
            <text:p>145,127<text:s/>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5.03" table:style-name="ce54">
            <text:p>105<text:s/></text:p>
          </table:table-cell>
          <table:table-cell office:value-type="float" office:value="20345.849999999999" table:style-name="ce54">
            <text:p>20,34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54.01700000000005" table:formula="msoxl:=IF(SUM(K59,M59,O59,'漁業生產量值-漁業種類別魚類別生產量值5'!C59)=0,&quot;-&quot;,SUM(K59,M59,O59,'漁業生產量值-漁業種類別魚類別生產量值5'!C59))" table:style-name="ce19">
            <text:p>654<text:s/></text:p>
          </table:table-cell>
          <table:table-cell office:value-type="float" office:value="145126.55799999999" table:formula="msoxl:=IF(SUM(L59,N59,P59,'漁業生產量值-漁業種類別魚類別生產量值5'!D59)=0,&quot;-&quot;,SUM(L59,N59,P59,'漁業生產量值-漁業種類別魚類別生產量值5'!D59))" table:style-name="ce19">
            <text:p>145,1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0,M60,O60,'漁業生產量值-漁業種類別魚類別生產量值5'!C60)=0,&quot;-&quot;,SUM(K60,M60,O60,'漁業生產量值-漁業種類別魚類別生產量值5'!C60))" table:style-name="ce19">
            <text:p>-</text:p>
          </table:table-cell>
          <table:table-cell office:value-type="string" office:string-value="-" table:formula="msoxl:=IF(SUM(L60,N60,P60,'漁業生產量值-漁業種類別魚類別生產量值5'!D60)=0,&quot;-&quot;,SUM(L60,N60,P60,'漁業生產量值-漁業種類別魚類別生產量值5'!D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5'!C61)=0,&quot;-&quot;,SUM(K61,M61,O61,'漁業生產量值-漁業種類別魚類別生產量值5'!C61))" table:style-name="ce19">
            <text:p>-</text:p>
          </table:table-cell>
          <table:table-cell office:value-type="string" office:string-value="-" table:formula="msoxl:=IF(SUM(L61,N61,P61,'漁業生產量值-漁業種類別魚類別生產量值5'!D61)=0,&quot;-&quot;,SUM(L61,N61,P61,'漁業生產量值-漁業種類別魚類別生產量值5'!D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5'!C62)=0,&quot;-&quot;,SUM(K62,M62,O62,'漁業生產量值-漁業種類別魚類別生產量值5'!C62))" table:style-name="ce19">
            <text:p>-</text:p>
          </table:table-cell>
          <table:table-cell office:value-type="string" office:string-value="-" table:formula="msoxl:=IF(SUM(L62,N62,P62,'漁業生產量值-漁業種類別魚類別生產量值5'!D62)=0,&quot;-&quot;,SUM(L62,N62,P62,'漁業生產量值-漁業種類別魚類別生產量值5'!D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3,M63,O63,'漁業生產量值-漁業種類別魚類別生產量值5'!C63)=0,&quot;-&quot;,SUM(K63,M63,O63,'漁業生產量值-漁業種類別魚類別生產量值5'!C63))" table:style-name="ce19">
            <text:p>-</text:p>
          </table:table-cell>
          <table:table-cell office:value-type="string" office:string-value="-" table:formula="msoxl:=IF(SUM(L63,N63,P63,'漁業生產量值-漁業種類別魚類別生產量值5'!D63)=0,&quot;-&quot;,SUM(L63,N63,P63,'漁業生產量值-漁業種類別魚類別生產量值5'!D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4">
            <text:p>鰺 <text:s text:c="5"/>科</text:p>
          </table:table-cell>
          <table:covered-table-cell/>
          <table:table-cell table:style-name="ce38"/>
          <table:table-cell table:style-name="ce39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其 <text:s/>他 <text:s/>鰺</text:p>
          </table:table-cell>
          <table:covered-table-cell/>
          <table:table-cell office:value-type="string" table:number-columns-spanned="2" table:number-rows-spanned="1" table:style-name="ce170">
            <text:p>烏 <text:s text:c="6"/>魚</text:p>
          </table:table-cell>
          <table:covered-table-cell/>
          <table:table-cell office:value-type="string" table:number-columns-spanned="2" table:number-rows-spanned="1" table:style-name="ce170">
            <text:p>黑 <text:s text:c="6"/>鯧</text:p>
          </table:table-cell>
          <table:covered-table-cell/>
          <table:table-cell office:value-type="string" table:number-columns-spanned="2" table:number-rows-spanned="1" table:style-name="ce170">
            <text:p>肉 <text:s text:c="6"/>魚</text:p>
          </table:table-cell>
          <table:covered-table-cell/>
          <table:table-cell office:value-type="string" table:number-columns-spanned="2" table:number-rows-spanned="1" table:style-name="ce170">
            <text:p>午 <text:s/>仔 <text:s/>魚</text:p>
          </table:table-cell>
          <table:covered-table-cell/>
          <table:table-cell office:value-type="string" table:number-columns-spanned="2" table:number-rows-spanned="1" table:style-name="ce170">
            <text:p>飛 <text:s/>魚 <text:s/>卵</text:p>
          </table:table-cell>
          <table:covered-table-cell/>
          <table:table-cell office:value-type="string" table:number-columns-spanned="2" table:number-rows-spanned="1" table:style-name="ce170">
            <text:p>油 <text:s text:c="6"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3199</text:p>
          </table:table-cell>
          <table:covered-table-cell/>
          <table:table-cell office:value-type="string" table:number-columns-spanned="2" table:number-rows-spanned="1" table:style-name="ce169">
            <text:p>3200</text:p>
          </table:table-cell>
          <table:covered-table-cell/>
          <table:table-cell office:value-type="string" table:number-columns-spanned="2" table:number-rows-spanned="1" table:style-name="ce169">
            <text:p>3303</text:p>
          </table:table-cell>
          <table:covered-table-cell/>
          <table:table-cell office:value-type="string" table:number-columns-spanned="2" table:number-rows-spanned="1" table:style-name="ce169">
            <text:p>3400</text:p>
          </table:table-cell>
          <table:covered-table-cell/>
          <table:table-cell office:value-type="string" table:number-columns-spanned="2" table:number-rows-spanned="1" table:style-name="ce169">
            <text:p>3500</text:p>
          </table:table-cell>
          <table:covered-table-cell/>
          <table:table-cell office:value-type="string" table:number-columns-spanned="2" table:number-rows-spanned="1" table:style-name="ce169">
            <text:p>3601</text:p>
          </table:table-cell>
          <table:covered-table-cell/>
          <table:table-cell office:value-type="string" table:number-columns-spanned="2" table:number-rows-spanned="1" table:style-name="ce169">
            <text:p>40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846.95848" table:formula="msoxl:=  IF(SUM(C11,C19,C36,C50,C54,C58)=0,&quot;-&quot;,SUM(C11,C19,C36,C50,C54,C58))" table:style-name="ce54">
            <text:p>1,847<text:s/></text:p>
          </table:table-cell>
          <table:table-cell office:value-type="float" office:value="292765.19533999998" table:formula="msoxl:=  IF(SUM(D11,D19,D36,D50,D54,D58)=0,&quot;-&quot;,SUM(D11,D19,D36,D50,D54,D58))" table:style-name="ce54">
            <text:p>292,765<text:s/></text:p>
          </table:table-cell>
          <table:table-cell office:value-type="float" office:value="2898.1562599999997" table:formula="msoxl:=  IF(SUM(E11,E19,E36,E50,E54,E58)=0,&quot;-&quot;,SUM(E11,E19,E36,E50,E54,E58))" table:style-name="ce54">
            <text:p>2,898<text:s/></text:p>
          </table:table-cell>
          <table:table-cell office:value-type="float" office:value="373914.87408999994" table:formula="msoxl:=  IF(SUM(F11,F19,F36,F50,F54,F58)=0,&quot;-&quot;,SUM(F11,F19,F36,F50,F54,F58))" table:style-name="ce54">
            <text:p>373,915<text:s/></text:p>
          </table:table-cell>
          <table:table-cell office:value-type="float" office:value="318.57650000000001" table:formula="msoxl:=  IF(SUM(G11,G19,G36,G50,G54,G58)=0,&quot;-&quot;,SUM(G11,G19,G36,G50,G54,G58))" table:style-name="ce54">
            <text:p>319<text:s/></text:p>
          </table:table-cell>
          <table:table-cell office:value-type="float" office:value="35468.69702" table:formula="msoxl:=  IF(SUM(H11,H19,H36,H50,H54,H58)=0,&quot;-&quot;,SUM(H11,H19,H36,H50,H54,H58))" table:style-name="ce54">
            <text:p>35,469<text:s/></text:p>
          </table:table-cell>
          <table:table-cell office:value-type="float" office:value="3564.02495" table:formula="msoxl:=  IF(SUM(I11,I19,I36,I50,I54,I58)=0,&quot;-&quot;,SUM(I11,I19,I36,I50,I54,I58))" table:style-name="ce54">
            <text:p>3,564<text:s/></text:p>
          </table:table-cell>
          <table:table-cell office:value-type="float" office:value="472991.16395000002" table:formula="msoxl:=  IF(SUM(J11,J19,J36,J50,J54,J58)=0,&quot;-&quot;,SUM(J11,J19,J36,J50,J54,J58))" table:style-name="ce54">
            <text:p>472,991<text:s/></text:p>
          </table:table-cell>
          <table:table-cell office:value-type="float" office:value="2826.5974100000003" table:formula="msoxl:=  IF(SUM(K11,K19,K36,K50,K54,K58)=0,&quot;-&quot;,SUM(K11,K19,K36,K50,K54,K58))" table:style-name="ce54">
            <text:p>2,827<text:s/></text:p>
          </table:table-cell>
          <table:table-cell office:value-type="float" office:value="551274.69759" table:formula="msoxl:=  IF(SUM(L11,L19,L36,L50,L54,L58)=0,&quot;-&quot;,SUM(L11,L19,L36,L50,L54,L58))" table:style-name="ce54">
            <text:p>551,275<text:s/></text:p>
          </table:table-cell>
          <table:table-cell office:value-type="float" office:value="278.82" table:formula="msoxl:=  IF(SUM(M11,M19,M36,M50,M54,M58)=0,&quot;-&quot;,SUM(M11,M19,M36,M50,M54,M58))" table:style-name="ce54">
            <text:p>279<text:s/></text:p>
          </table:table-cell>
          <table:table-cell office:value-type="float" office:value="68764.812999999995" table:formula="msoxl:=  IF(SUM(N11,N19,N36,N50,N54,N58)=0,&quot;-&quot;,SUM(N11,N19,N36,N50,N54,N58))" table:style-name="ce54">
            <text:p>68,765<text:s/></text:p>
          </table:table-cell>
          <table:table-cell office:value-type="float" office:value="9672.7819000000018" table:formula="msoxl:=  IF(SUM(O11,O19,O36,O50,O54,O58)=0,&quot;-&quot;,SUM(O11,O19,O36,O50,O54,O58))" table:style-name="ce54">
            <text:p>9,673<text:s/></text:p>
          </table:table-cell>
          <table:table-cell office:value-type="float" office:value="650637.67839000002" table:formula="msoxl:=  IF(SUM(P11,P19,P36,P50,P54,P58)=0,&quot;-&quot;,SUM(P11,P19,P36,P50,P54,P58))" table:style-name="ce54">
            <text:p>650,63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8.3580000000000005" table:formula="msoxl:=  IF(SUM(C12:C18)=0,&quot;-&quot;,SUM(C12:C18))" table:style-name="ce54">
            <text:p>8<text:s/></text:p>
          </table:table-cell>
          <table:table-cell office:value-type="float" office:value="2089.5" table:formula="msoxl:=  IF(SUM(D12:D18)=0,&quot;-&quot;,SUM(D12:D18))" table:style-name="ce54">
            <text:p>2,090<text:s/>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float" office:value="149.27699999999999" table:formula="msoxl:=  IF(SUM(G12:G18)=0,&quot;-&quot;,SUM(G12:G18))" table:style-name="ce54">
            <text:p>149<text:s/></text:p>
          </table:table-cell>
          <table:table-cell office:value-type="float" office:value="6853.3070699999998" table:formula="msoxl:=  IF(SUM(H12:H18)=0,&quot;-&quot;,SUM(H12:H18))" table:style-name="ce54">
            <text:p>6,853<text:s/></text:p>
          </table:table-cell>
          <table:table-cell office:value-type="float" office:value="1996.63" table:formula="msoxl:=  IF(SUM(I12:I18)=0,&quot;-&quot;,SUM(I12:I18))" table:style-name="ce54">
            <text:p>1,997<text:s/></text:p>
          </table:table-cell>
          <table:table-cell office:value-type="float" office:value="179657.28659999999" table:formula="msoxl:=  IF(SUM(J12:J18)=0,&quot;-&quot;,SUM(J12:J18))" table:style-name="ce54">
            <text:p>179,657<text:s/></text:p>
          </table:table-cell>
          <table:table-cell office:value-type="float" office:value="212.32499999999999" table:formula="msoxl:=  IF(SUM(K12:K18)=0,&quot;-&quot;,SUM(K12:K18))" table:style-name="ce54">
            <text:p>212<text:s/></text:p>
          </table:table-cell>
          <table:table-cell office:value-type="float" office:value="7482.3329999999996" table:formula="msoxl:=  IF(SUM(L12:L18)=0,&quot;-&quot;,SUM(L12:L18))" table:style-name="ce54">
            <text:p>7,482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float" office:value="9418.4120000000003" table:formula="msoxl:=  IF(SUM(O12:O18)=0,&quot;-&quot;,SUM(O12:O18))" table:style-name="ce54">
            <text:p>9,418<text:s/></text:p>
          </table:table-cell>
          <table:table-cell office:value-type="float" office:value="637326.84349" table:formula="msoxl:=  IF(SUM(P12:P18)=0,&quot;-&quot;,SUM(P12:P18))" table:style-name="ce54">
            <text:p>637,32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9.27699999999999" table:style-name="ce54">
            <text:p>149<text:s/></text:p>
          </table:table-cell>
          <table:table-cell office:value-type="float" office:value="6853.3070699999998" table:style-name="ce54">
            <text:p>6,853<text:s/></text:p>
          </table:table-cell>
          <table:table-cell office:value-type="float" office:value="1996.63" table:style-name="ce54">
            <text:p>1,997<text:s/></text:p>
          </table:table-cell>
          <table:table-cell office:value-type="float" office:value="179657.28659999999" table:style-name="ce54">
            <text:p>179,657<text:s/></text:p>
          </table:table-cell>
          <table:table-cell office:value-type="float" office:value="212.32499999999999" table:style-name="ce54">
            <text:p>212<text:s/></text:p>
          </table:table-cell>
          <table:table-cell office:value-type="float" office:value="7482.3329999999996" table:style-name="ce54">
            <text:p>7,48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8.3580000000000005" table:style-name="ce54">
            <text:p>8<text:s/></text:p>
          </table:table-cell>
          <table:table-cell office:value-type="float" office:value="2089.5" table:style-name="ce54">
            <text:p>2,0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418.4120000000003" table:style-name="ce54">
            <text:p>9,418<text:s/></text:p>
          </table:table-cell>
          <table:table-cell office:value-type="float" office:value="637326.84349" table:style-name="ce54">
            <text:p>637,32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70.71367999999995" table:formula="msoxl:=  IF(SUM(C20:C35)=0,&quot;-&quot;,SUM(C20:C35))" table:style-name="ce54">
            <text:p>371<text:s/></text:p>
          </table:table-cell>
          <table:table-cell office:value-type="float" office:value="34990.368340000001" table:formula="msoxl:=  IF(SUM(D20:D35)=0,&quot;-&quot;,SUM(D20:D35))" table:style-name="ce54">
            <text:p>34,990<text:s/></text:p>
          </table:table-cell>
          <table:table-cell office:value-type="float" office:value="220.56440000000001" table:formula="msoxl:=  IF(SUM(E20:E35)=0,&quot;-&quot;,SUM(E20:E35))" table:style-name="ce54">
            <text:p>221<text:s/></text:p>
          </table:table-cell>
          <table:table-cell office:value-type="float" office:value="58881.222689999995" table:formula="msoxl:=  IF(SUM(F20:F35)=0,&quot;-&quot;,SUM(F20:F35))" table:style-name="ce54">
            <text:p>58,881<text:s/></text:p>
          </table:table-cell>
          <table:table-cell office:value-type="float" office:value="96.715499999999992" table:formula="msoxl:=  IF(SUM(G20:G35)=0,&quot;-&quot;,SUM(G20:G35))" table:style-name="ce54">
            <text:p>97<text:s/></text:p>
          </table:table-cell>
          <table:table-cell office:value-type="float" office:value="17855.698349999999" table:formula="msoxl:=  IF(SUM(H20:H35)=0,&quot;-&quot;,SUM(H20:H35))" table:style-name="ce54">
            <text:p>17,856<text:s/></text:p>
          </table:table-cell>
          <table:table-cell office:value-type="float" office:value="1522.99893" table:formula="msoxl:=  IF(SUM(I20:I35)=0,&quot;-&quot;,SUM(I20:I35))" table:style-name="ce54">
            <text:p>1,523<text:s/></text:p>
          </table:table-cell>
          <table:table-cell office:value-type="float" office:value="284108.49679" table:formula="msoxl:=  IF(SUM(J20:J35)=0,&quot;-&quot;,SUM(J20:J35))" table:style-name="ce54">
            <text:p>284,108<text:s/></text:p>
          </table:table-cell>
          <table:table-cell office:value-type="float" office:value="371.02674000000002" table:formula="msoxl:=  IF(SUM(K20:K35)=0,&quot;-&quot;,SUM(K20:K35))" table:style-name="ce54">
            <text:p>371<text:s/></text:p>
          </table:table-cell>
          <table:table-cell office:value-type="float" office:value="69470.046300000002" table:formula="msoxl:=  IF(SUM(L20:L35)=0,&quot;-&quot;,SUM(L20:L35))" table:style-name="ce54">
            <text:p>69,470<text:s/></text:p>
          </table:table-cell>
          <table:table-cell office:value-type="float" office:value="278.82" table:formula="msoxl:=  IF(SUM(M20:M35)=0,&quot;-&quot;,SUM(M20:M35))" table:style-name="ce54">
            <text:p>279<text:s/></text:p>
          </table:table-cell>
          <table:table-cell office:value-type="float" office:value="68764.812999999995" table:formula="msoxl:=  IF(SUM(N20:N35)=0,&quot;-&quot;,SUM(N20:N35))" table:style-name="ce54">
            <text:p>68,765<text:s/></text:p>
          </table:table-cell>
          <table:table-cell office:value-type="float" office:value="243.66449999999998" table:formula="msoxl:=  IF(SUM(O20:O35)=0,&quot;-&quot;,SUM(O20:O35))" table:style-name="ce54">
            <text:p>244<text:s/></text:p>
          </table:table-cell>
          <table:table-cell office:value-type="float" office:value="12043.3729" table:formula="msoxl:=  IF(SUM(P20:P35)=0,&quot;-&quot;,SUM(P20:P35))" table:style-name="ce54">
            <text:p>12,04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3.5999999999999997E-2" table:style-name="ce54">
            <text:p>0<text:s/></text:p>
          </table:table-cell>
          <table:table-cell office:value-type="float" office:value="1.3968" table:style-name="ce54">
            <text:p>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10.3" table:style-name="ce54">
            <text:p>10<text:s/></text:p>
          </table:table-cell>
          <table:table-cell office:value-type="float" office:value="741.6" table:style-name="ce54">
            <text:p>7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82.322180000000003" table:style-name="ce54">
            <text:p>82<text:s/></text:p>
          </table:table-cell>
          <table:table-cell office:value-type="float" office:value="13255.575339999999" table:style-name="ce54">
            <text:p>13,256<text:s/></text:p>
          </table:table-cell>
          <table:table-cell office:value-type="float" office:value="196.85640000000001" table:style-name="ce54">
            <text:p>197<text:s/></text:p>
          </table:table-cell>
          <table:table-cell office:value-type="float" office:value="55543.266989999996" table:style-name="ce54">
            <text:p>55,543<text:s/></text:p>
          </table:table-cell>
          <table:table-cell office:value-type="float" office:value="23.116" table:style-name="ce54">
            <text:p>23<text:s/></text:p>
          </table:table-cell>
          <table:table-cell office:value-type="float" office:value="6272.5943500000003" table:style-name="ce54">
            <text:p>6,273<text:s/></text:p>
          </table:table-cell>
          <table:table-cell office:value-type="float" office:value="1379.99108" table:style-name="ce54">
            <text:p>1,380<text:s/></text:p>
          </table:table-cell>
          <table:table-cell office:value-type="float" office:value="270378.94774999999" table:style-name="ce54">
            <text:p>270,379<text:s/></text:p>
          </table:table-cell>
          <table:table-cell office:value-type="float" office:value="225.0224" table:style-name="ce54">
            <text:p>225<text:s/></text:p>
          </table:table-cell>
          <table:table-cell office:value-type="float" office:value="31663.488860000001" table:style-name="ce54">
            <text:p>31,6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187.58500000000001" table:style-name="ce54">
            <text:p>188<text:s/></text:p>
          </table:table-cell>
          <table:table-cell office:value-type="float" office:value="13536.46" table:style-name="ce54">
            <text:p>13,536<text:s/></text:p>
          </table:table-cell>
          <table:table-cell office:value-type="float" office:value="22.349499999999999" table:style-name="ce54">
            <text:p>22<text:s/></text:p>
          </table:table-cell>
          <table:table-cell office:value-type="float" office:value="2977.9531999999999" table:style-name="ce54">
            <text:p>2,978<text:s/></text:p>
          </table:table-cell>
          <table:table-cell office:value-type="float" office:value="46.327500000000001" table:style-name="ce54">
            <text:p>46<text:s/></text:p>
          </table:table-cell>
          <table:table-cell office:value-type="float" office:value="8815.0439999999999" table:style-name="ce54">
            <text:p>8,815<text:s/></text:p>
          </table:table-cell>
          <table:table-cell office:value-type="float" office:value="102.99785" table:style-name="ce54">
            <text:p>103<text:s/></text:p>
          </table:table-cell>
          <table:table-cell office:value-type="float" office:value="10539.509040000001" table:style-name="ce54">
            <text:p>10,540<text:s/></text:p>
          </table:table-cell>
          <table:table-cell office:value-type="float" office:value="92.798339999999996" table:style-name="ce54">
            <text:p>93<text:s/></text:p>
          </table:table-cell>
          <table:table-cell office:value-type="float" office:value="28513.833439999999" table:style-name="ce54">
            <text:p>28,5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0.1045" table:style-name="ce54">
            <text:p>0<text:s/></text:p>
          </table:table-cell>
          <table:table-cell office:value-type="float" office:value="31.35" table:style-name="ce54">
            <text:p>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43.46449999999999" table:style-name="ce54">
            <text:p>243<text:s/></text:p>
          </table:table-cell>
          <table:table-cell office:value-type="float" office:value="12017.3729" table:style-name="ce54">
            <text:p>12,01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54.121000000000002" table:style-name="ce54">
            <text:p>54<text:s/></text:p>
          </table:table-cell>
          <table:table-cell office:value-type="float" office:value="4190.8609999999999" table:style-name="ce54">
            <text:p>4,191<text:s/></text:p>
          </table:table-cell>
          <table:table-cell office:value-type="float" office:value="1.3585" table:style-name="ce54">
            <text:p>1<text:s/></text:p>
          </table:table-cell>
          <table:table-cell office:value-type="float" office:value="360.0025" table:style-name="ce54">
            <text:p>360<text:s/></text:p>
          </table:table-cell>
          <table:table-cell office:value-type="float" office:value="21.672000000000001" table:style-name="ce54">
            <text:p>22<text:s/></text:p>
          </table:table-cell>
          <table:table-cell office:value-type="float" office:value="2202.46" table:style-name="ce54">
            <text:p>2,202<text:s/></text:p>
          </table:table-cell>
          <table:table-cell office:value-type="float" office:value="31.61" table:style-name="ce54">
            <text:p>32<text:s/></text:p>
          </table:table-cell>
          <table:table-cell office:value-type="float" office:value="2593.64" table:style-name="ce54">
            <text:p>2,594<text:s/></text:p>
          </table:table-cell>
          <table:table-cell office:value-type="float" office:value="34.706000000000003" table:style-name="ce54">
            <text:p>35<text:s/></text:p>
          </table:table-cell>
          <table:table-cell office:value-type="float" office:value="6295.7240000000002" table:style-name="ce54">
            <text:p>6,29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" table:style-name="ce54">
            <text:p>0<text:s/></text:p>
          </table:table-cell>
          <table:table-cell office:value-type="float" office:value="26" table:style-name="ce54">
            <text:p>2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32.216000000000001" table:style-name="ce54">
            <text:p>32<text:s/></text:p>
          </table:table-cell>
          <table:table-cell office:value-type="float" office:value="3076.8" table:style-name="ce54">
            <text:p>3,07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6" table:style-name="ce54">
            <text:p>6<text:s/></text:p>
          </table:table-cell>
          <table:table-cell office:value-type="float" office:value="565.6" table:style-name="ce54">
            <text:p>566<text:s/></text:p>
          </table:table-cell>
          <table:table-cell office:value-type="float" office:value="8.4" table:style-name="ce54">
            <text:p>8<text:s/></text:p>
          </table:table-cell>
          <table:table-cell office:value-type="float" office:value="596.4" table:style-name="ce54">
            <text:p>596<text:s/></text:p>
          </table:table-cell>
          <table:table-cell office:value-type="float" office:value="18.5" table:style-name="ce54">
            <text:p>19<text:s/></text:p>
          </table:table-cell>
          <table:table-cell office:value-type="float" office:value="2997" table:style-name="ce54">
            <text:p>2,99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78.82" table:style-name="ce54">
            <text:p>279<text:s/></text:p>
          </table:table-cell>
          <table:table-cell office:value-type="float" office:value="68764.812999999995" table:style-name="ce54">
            <text:p>68,76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3.0910000000000002" table:style-name="ce54">
            <text:p>3<text:s/></text:p>
          </table:table-cell>
          <table:table-cell office:value-type="float" office:value="119.9308" table:style-name="ce54">
            <text:p>12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0.93799999999999994" table:style-name="ce54">
            <text:p>1<text:s/></text:p>
          </table:table-cell>
          <table:table-cell office:value-type="float" office:value="36.394399999999997" table:style-name="ce54">
            <text:p>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589.14959999999996" table:formula="msoxl:=  IF(SUM(C37:C49)=0,&quot;-&quot;,SUM(C37:C49))" table:style-name="ce54">
            <text:p>589<text:s/></text:p>
          </table:table-cell>
          <table:table-cell office:value-type="float" office:value="58873.123000000014" table:formula="msoxl:=  IF(SUM(D37:D49)=0,&quot;-&quot;,SUM(D37:D49))" table:style-name="ce54">
            <text:p>58,873<text:s/></text:p>
          </table:table-cell>
          <table:table-cell office:value-type="float" office:value="256.01186000000001" table:formula="msoxl:=  IF(SUM(E37:E49)=0,&quot;-&quot;,SUM(E37:E49))" table:style-name="ce54">
            <text:p>256<text:s/></text:p>
          </table:table-cell>
          <table:table-cell office:value-type="float" office:value="72073.292799999996" table:formula="msoxl:=  IF(SUM(F37:F49)=0,&quot;-&quot;,SUM(F37:F49))" table:style-name="ce54">
            <text:p>72,073<text:s/></text:p>
          </table:table-cell>
          <table:table-cell office:value-type="float" office:value="72.584000000000003" table:formula="msoxl:=  IF(SUM(G37:G49)=0,&quot;-&quot;,SUM(G37:G49))" table:style-name="ce54">
            <text:p>73<text:s/></text:p>
          </table:table-cell>
          <table:table-cell office:value-type="float" office:value="10759.6916" table:formula="msoxl:=  IF(SUM(H37:H49)=0,&quot;-&quot;,SUM(H37:H49))" table:style-name="ce54">
            <text:p>10,760<text:s/></text:p>
          </table:table-cell>
          <table:table-cell office:value-type="float" office:value="44.39602" table:formula="msoxl:=  IF(SUM(I37:I49)=0,&quot;-&quot;,SUM(I37:I49))" table:style-name="ce54">
            <text:p>44<text:s/></text:p>
          </table:table-cell>
          <table:table-cell office:value-type="float" office:value="9225.3805599999996" table:formula="msoxl:=  IF(SUM(J37:J49)=0,&quot;-&quot;,SUM(J37:J49))" table:style-name="ce54">
            <text:p>9,225<text:s/></text:p>
          </table:table-cell>
          <table:table-cell office:value-type="float" office:value="231.57366999999996" table:formula="msoxl:=  IF(SUM(K37:K49)=0,&quot;-&quot;,SUM(K37:K49))" table:style-name="ce54">
            <text:p>232<text:s/></text:p>
          </table:table-cell>
          <table:table-cell office:value-type="float" office:value="46884.297590000002" table:formula="msoxl:=  IF(SUM(L37:L49)=0,&quot;-&quot;,SUM(L37:L49))" table:style-name="ce54">
            <text:p>46,884<text:s/>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float" office:value="10.705400000000001" table:formula="msoxl:=  IF(SUM(O37:O49)=0,&quot;-&quot;,SUM(O37:O49))" table:style-name="ce54">
            <text:p>11<text:s/></text:p>
          </table:table-cell>
          <table:table-cell office:value-type="float" office:value="1267.462" table:formula="msoxl:=  IF(SUM(P37:P49)=0,&quot;-&quot;,SUM(P37:P49))" table:style-name="ce54">
            <text:p>1,26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337.15859999999998" table:style-name="ce54">
            <text:p>337<text:s/></text:p>
          </table:table-cell>
          <table:table-cell office:value-type="float" office:value="35079.491800000003" table:style-name="ce54">
            <text:p>35,079<text:s/></text:p>
          </table:table-cell>
          <table:table-cell office:value-type="float" office:value="10.215" table:style-name="ce54">
            <text:p>10<text:s/></text:p>
          </table:table-cell>
          <table:table-cell office:value-type="float" office:value="2202.125" table:style-name="ce54">
            <text:p>2,202<text:s/></text:p>
          </table:table-cell>
          <table:table-cell office:value-type="float" office:value="11.689" table:style-name="ce54">
            <text:p>12<text:s/></text:p>
          </table:table-cell>
          <table:table-cell office:value-type="float" office:value="1219.3610000000001" table:style-name="ce54">
            <text:p>1,219<text:s/></text:p>
          </table:table-cell>
          <table:table-cell office:value-type="float" office:value="0.92800000000000005" table:style-name="ce54">
            <text:p>1<text:s/></text:p>
          </table:table-cell>
          <table:table-cell office:value-type="float" office:value="371.2" table:style-name="ce54">
            <text:p>371<text:s/></text:p>
          </table:table-cell>
          <table:table-cell office:value-type="float" office:value="30.661200000000001" table:style-name="ce54">
            <text:p>31<text:s/></text:p>
          </table:table-cell>
          <table:table-cell office:value-type="float" office:value="5536.1602000000003" table:style-name="ce54">
            <text:p>5,5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11.845000000000001" table:style-name="ce54">
            <text:p>12<text:s/></text:p>
          </table:table-cell>
          <table:table-cell office:value-type="float" office:value="1418.655" table:style-name="ce54">
            <text:p>1,4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75.7893" table:style-name="ce54">
            <text:p>176<text:s/></text:p>
          </table:table-cell>
          <table:table-cell office:value-type="float" office:value="12675.0782" table:style-name="ce54">
            <text:p>12,675<text:s/></text:p>
          </table:table-cell>
          <table:table-cell office:value-type="float" office:value="245.79686000000001" table:style-name="ce54">
            <text:p>246<text:s/></text:p>
          </table:table-cell>
          <table:table-cell office:value-type="float" office:value="69871.167799999996" table:style-name="ce54">
            <text:p>69,871<text:s/></text:p>
          </table:table-cell>
          <table:table-cell office:value-type="float" office:value="57.195" table:style-name="ce54">
            <text:p>57<text:s/></text:p>
          </table:table-cell>
          <table:table-cell office:value-type="float" office:value="8593.8305999999993" table:style-name="ce54">
            <text:p>8,594<text:s/></text:p>
          </table:table-cell>
          <table:table-cell office:value-type="float" office:value="37.477870000000003" table:style-name="ce54">
            <text:p>37<text:s/></text:p>
          </table:table-cell>
          <table:table-cell office:value-type="float" office:value="7433.2861599999997" table:style-name="ce54">
            <text:p>7,433<text:s/></text:p>
          </table:table-cell>
          <table:table-cell office:value-type="float" office:value="153.54866999999999" table:style-name="ce54">
            <text:p>154<text:s/></text:p>
          </table:table-cell>
          <table:table-cell office:value-type="float" office:value="33672.541270000002" table:style-name="ce54">
            <text:p>33,6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0404" table:style-name="ce54">
            <text:p>4<text:s/></text:p>
          </table:table-cell>
          <table:table-cell office:value-type="float" office:value="401.012" table:style-name="ce54">
            <text:p>40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3.9342999999999999" table:style-name="ce54">
            <text:p>4<text:s/></text:p>
          </table:table-cell>
          <table:table-cell office:value-type="float" office:value="947.80200000000002" table:style-name="ce54">
            <text:p>94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7" table:style-name="ce54">
            <text:p>4<text:s/></text:p>
          </table:table-cell>
          <table:table-cell office:value-type="float" office:value="946.5" table:style-name="ce54">
            <text:p>947<text:s/></text:p>
          </table:table-cell>
          <table:table-cell office:value-type="float" office:value="0.85514999999999997" table:style-name="ce54">
            <text:p>1<text:s/></text:p>
          </table:table-cell>
          <table:table-cell office:value-type="float" office:value="121.43129999999999" table:style-name="ce54">
            <text:p>121<text:s/></text:p>
          </table:table-cell>
          <table:table-cell office:value-type="float" office:value="8.4353999999999996" table:style-name="ce54">
            <text:p>8<text:s/></text:p>
          </table:table-cell>
          <table:table-cell office:value-type="float" office:value="946.08259999999996" table:style-name="ce54">
            <text:p>94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32.147799999999997" table:style-name="ce54">
            <text:p>32<text:s/></text:p>
          </table:table-cell>
          <table:table-cell office:value-type="float" office:value="2229.1179999999999" table:style-name="ce54">
            <text:p>2,22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4.004399999999997" table:style-name="ce54">
            <text:p>34<text:s/></text:p>
          </table:table-cell>
          <table:table-cell office:value-type="float" office:value="5618.5875999999998" table:style-name="ce54">
            <text:p>5,6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8650000000000002" table:style-name="ce54">
            <text:p>3<text:s/></text:p>
          </table:table-cell>
          <table:table-cell office:value-type="float" office:value="372.45" table:style-name="ce54">
            <text:p>37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26.474599999999999" table:style-name="ce54">
            <text:p>26<text:s/></text:p>
          </table:table-cell>
          <table:table-cell office:value-type="float" office:value="5982.9780000000001" table:style-name="ce54">
            <text:p>5,9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2240000000000002" table:style-name="ce54">
            <text:p>4<text:s/></text:p>
          </table:table-cell>
          <table:table-cell office:value-type="float" office:value="992.62591999999995" table:style-name="ce54">
            <text:p>99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8" table:style-name="ce54">
            <text:p>4<text:s/></text:p>
          </table:table-cell>
          <table:table-cell office:value-type="float" office:value="494" table:style-name="ce54">
            <text:p>4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.8" table:style-name="ce54">
            <text:p>2<text:s/></text:p>
          </table:table-cell>
          <table:table-cell office:value-type="float" office:value="540" table:style-name="ce54">
            <text:p>54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7" table:style-name="ce54">
            <text:p>1<text:s/></text:p>
          </table:table-cell>
          <table:table-cell office:value-type="float" office:value="118.3" table:style-name="ce54">
            <text:p>1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1349999999999998" table:style-name="ce54">
            <text:p>5<text:s/></text:p>
          </table:table-cell>
          <table:table-cell office:value-type="float" office:value="1299.4630999999999" table:style-name="ce54">
            <text:p>1,2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224.72020000000001" table:formula="msoxl:=  IF(SUM(C51:C53)=0,&quot;-&quot;,SUM(C51:C53))" table:style-name="ce54">
            <text:p>225<text:s/></text:p>
          </table:table-cell>
          <table:table-cell office:value-type="float" office:value="51685.646000000001" table:formula="msoxl:=  IF(SUM(D51:D53)=0,&quot;-&quot;,SUM(D51:D53))" table:style-name="ce54">
            <text:p>51,686<text:s/>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224.72020000000001" table:style-name="ce54">
            <text:p>225<text:s/></text:p>
          </table:table-cell>
          <table:table-cell office:value-type="float" office:value="51685.646000000001" table:style-name="ce54">
            <text:p>51,68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654.01700000000005" table:formula="msoxl:=  IF(SUM(C59,C60,C61,C63)=0,IF(C62=0,&quot;-&quot;,C62),SUM(C59,C60,C61,C63))" table:style-name="ce54">
            <text:p>654<text:s/></text:p>
          </table:table-cell>
          <table:table-cell office:value-type="float" office:value="145126.55799999999" table:formula="msoxl:=  IF(SUM(D59:D63)=0,&quot;-&quot;,SUM(D59:D63))" table:style-name="ce54">
            <text:p>145,127<text:s/></text:p>
          </table:table-cell>
          <table:table-cell office:value-type="float" office:value="2421.58" table:formula="msoxl:=  IF(SUM(E59,E60,E61,E63)=0,IF(E62=0,&quot;-&quot;,E62),SUM(E59,E60,E61,E63))" table:style-name="ce54">
            <text:p>2,422<text:s/></text:p>
          </table:table-cell>
          <table:table-cell office:value-type="float" office:value="242960.35859999998" table:formula="msoxl:=  IF(SUM(F59:F63)=0,&quot;-&quot;,SUM(F59:F63))" table:style-name="ce54">
            <text:p>242,960<text:s/>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float" office:value="2011.672" table:formula="msoxl:=  IF(SUM(K59,K60,K61,K63)=0,IF(K62=0,&quot;-&quot;,K62),SUM(K59,K60,K61,K63))" table:style-name="ce54">
            <text:p>2,012<text:s/></text:p>
          </table:table-cell>
          <table:table-cell office:value-type="float" office:value="427438.02069999999" table:formula="msoxl:=  IF(SUM(L59:L63)=0,&quot;-&quot;,SUM(L59:L63))" table:style-name="ce54">
            <text:p>427,438<text:s/>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654.01700000000005" table:style-name="ce54">
            <text:p>654<text:s/></text:p>
          </table:table-cell>
          <table:table-cell office:value-type="float" office:value="145126.55799999999" table:style-name="ce54">
            <text:p>145,127<text:s/></text:p>
          </table:table-cell>
          <table:table-cell office:value-type="float" office:value="2108.2199999999998" table:style-name="ce54">
            <text:p>2,108<text:s/></text:p>
          </table:table-cell>
          <table:table-cell office:value-type="float" office:value="212653.19639999999" table:style-name="ce54">
            <text:p>212,65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011.672" table:style-name="ce54">
            <text:p>2,012<text:s/></text:p>
          </table:table-cell>
          <table:table-cell office:value-type="float" office:value="427438.02069999999" table:style-name="ce54">
            <text:p>427,43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13.36" table:style-name="ce54">
            <text:p>313<text:s/></text:p>
          </table:table-cell>
          <table:table-cell office:value-type="float" office:value="30307.162199999999" table:style-name="ce54">
            <text:p>30,30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30"/>
          <table:table-cell table:style-name="ce29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number-columns-spanned="2" table:number-rows-spanned="1" table:style-name="ce151">
            <text:p>鯖 <text:s text:c="5"/>科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4">
            <text:p>白 <text:s/>帶 <text:s/>魚</text:p>
          </table:table-cell>
          <table:covered-table-cell/>
          <table:table-cell office:value-type="string" table:number-columns-spanned="2" table:number-rows-spanned="1" table:style-name="ce156">
            <text:p>鱰</text:p>
          </table:table-cell>
          <table:covered-table-cell/>
          <table:table-cell office:value-type="string" table:number-columns-spanned="2" table:number-rows-spanned="1" table:style-name="ce156">
            <text:p>丁 <text:s text:c="6"/>香</text:p>
          </table:table-cell>
          <table:covered-table-cell/>
          <table:table-cell office:value-type="string" table:number-columns-spanned="2" table:number-rows-spanned="1" table:style-name="ce156">
            <text:p>其他鰮類</text:p>
          </table:table-cell>
          <table:covered-table-cell/>
          <table:table-cell office:value-type="string" table:number-columns-spanned="2" table:number-rows-spanned="1" table:style-name="ce156">
            <text:p>鱙 <text:s text:c="6"/>仔</text:p>
          </table:table-cell>
          <table:covered-table-cell/>
          <table:table-cell office:value-type="string" table:number-columns-spanned="2" table:number-rows-spanned="1" table:style-name="ce156">
            <text:p>魩 <text:s text:c="6"/>仔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4300</text:p>
          </table:table-cell>
          <table:covered-table-cell/>
          <table:table-cell office:value-type="string" table:number-columns-spanned="2" table:number-rows-spanned="1" table:style-name="ce138">
            <text:p>4400</text:p>
          </table:table-cell>
          <table:covered-table-cell/>
          <table:table-cell office:value-type="string" table:number-columns-spanned="2" table:number-rows-spanned="1" table:style-name="ce138">
            <text:p>4605</text:p>
          </table:table-cell>
          <table:covered-table-cell/>
          <table:table-cell office:value-type="string" table:number-columns-spanned="2" table:number-rows-spanned="1" table:style-name="ce138">
            <text:p>4699</text:p>
          </table:table-cell>
          <table:covered-table-cell/>
          <table:table-cell office:value-type="string" table:number-columns-spanned="2" table:number-rows-spanned="1" table:style-name="ce138">
            <text:p>4602</text:p>
          </table:table-cell>
          <table:covered-table-cell/>
          <table:table-cell office:value-type="string" table:number-columns-spanned="2" table:number-rows-spanned="1" table:style-name="ce138">
            <text:p>4603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5899.7039499999992" table:formula="msoxl:=  IF(SUM(C11,C19,C36,C50,C54,C58)=0,&quot;-&quot;,SUM(C11,C19,C36,C50,C54,C58))" table:style-name="ce54">
            <text:p>5,900<text:s/></text:p>
          </table:table-cell>
          <table:table-cell office:value-type="float" office:value="556600.91009999998" table:formula="msoxl:=  IF(SUM(D11,D19,D36,D50,D54,D58)=0,&quot;-&quot;,SUM(D11,D19,D36,D50,D54,D58))" table:style-name="ce54">
            <text:p>556,601<text:s/></text:p>
          </table:table-cell>
          <table:table-cell office:value-type="float" office:value="7506.0473000000002" table:formula="msoxl:=  IF(SUM(E11,E19,E36,E50,E54,E58)=0,&quot;-&quot;,SUM(E11,E19,E36,E50,E54,E58))" table:style-name="ce54">
            <text:p>7,506<text:s/></text:p>
          </table:table-cell>
          <table:table-cell office:value-type="float" office:value="664454.47408000007" table:formula="msoxl:=  IF(SUM(F11,F19,F36,F50,F54,F58)=0,&quot;-&quot;,SUM(F11,F19,F36,F50,F54,F58))" table:style-name="ce54">
            <text:p>664,454<text:s/></text:p>
          </table:table-cell>
          <table:table-cell office:value-type="float" office:value="88.028999999999996" table:formula="msoxl:=  IF(SUM(G11,G19,G36,G50,G54,G58)=0,&quot;-&quot;,SUM(G11,G19,G36,G50,G54,G58))" table:style-name="ce54">
            <text:p>88<text:s/></text:p>
          </table:table-cell>
          <table:table-cell office:value-type="float" office:value="11384.361000000001" table:formula="msoxl:=  IF(SUM(H11,H19,H36,H50,H54,H58)=0,&quot;-&quot;,SUM(H11,H19,H36,H50,H54,H58))" table:style-name="ce54">
            <text:p>11,384<text:s/></text:p>
          </table:table-cell>
          <table:table-cell office:value-type="float" office:value="792.11740000000009" table:formula="msoxl:=  IF(SUM(I11,I19,I36,I50,I54,I58)=0,&quot;-&quot;,SUM(I11,I19,I36,I50,I54,I58))" table:style-name="ce54">
            <text:p>792<text:s/></text:p>
          </table:table-cell>
          <table:table-cell office:value-type="float" office:value="42157.639599999995" table:formula="msoxl:=  IF(SUM(J11,J19,J36,J50,J54,J58)=0,&quot;-&quot;,SUM(J11,J19,J36,J50,J54,J58))" table:style-name="ce54">
            <text:p>42,158<text:s/></text:p>
          </table:table-cell>
          <table:table-cell office:value-type="float" office:value="35.705599999999997" table:formula="msoxl:=  IF(SUM(K11,K19,K36,K50,K54,K58)=0,&quot;-&quot;,SUM(K11,K19,K36,K50,K54,K58))" table:style-name="ce54">
            <text:p>36<text:s/></text:p>
          </table:table-cell>
          <table:table-cell office:value-type="float" office:value="2481.1318000000001" table:formula="msoxl:=  IF(SUM(L11,L19,L36,L50,L54,L58)=0,&quot;-&quot;,SUM(L11,L19,L36,L50,L54,L58))" table:style-name="ce54">
            <text:p>2,481<text:s/></text:p>
          </table:table-cell>
          <table:table-cell office:value-type="float" office:value="662.70453999999995" table:formula="msoxl:=  IF(SUM(M11,M19,M36,M50,M54,M58)=0,&quot;-&quot;,SUM(M11,M19,M36,M50,M54,M58))" table:style-name="ce54">
            <text:p>663<text:s/></text:p>
          </table:table-cell>
          <table:table-cell office:value-type="float" office:value="129331.6349" table:formula="msoxl:=  IF(SUM(N11,N19,N36,N50,N54,N58)=0,&quot;-&quot;,SUM(N11,N19,N36,N50,N54,N58))" table:style-name="ce54">
            <text:p>129,332<text:s/></text:p>
          </table:table-cell>
          <table:table-cell office:value-type="float" office:value="420390.80170999997" table:formula="msoxl:=IF(SUM('漁業生產量值-漁業種類別魚類別生產量值7'!C10,'漁業生產量值-漁業種類別魚類別生產量值7'!E10,'漁業生產量值-漁業種類別魚類別生產量值7'!G10,'漁業生產量值-漁業種類別魚類別生產量值7'!I10,'漁業生產量值-漁業種類別魚類別生產量值7'!K10,'漁業生產量值-漁業種類別魚類別生產量值7'!M10,'漁業生產量值-漁業種類別魚類別生產量值7'!O10,'漁業生產量值-漁業種類別魚類別生產量值8'!C10,'漁業生產量值-漁業種類別魚類別生產量值8'!E10,'漁業生產量值-漁業種類別魚類別生產量值8'!G10,'漁業生產量值-漁業種類別魚類別生產量值8'!I10,'漁業生產量值-漁業種類別魚類別生產量值8'!K10,'漁業生產量值-漁業種類別魚類別生產量值8'!M10,'漁業生產量值-漁業種類別魚類別生產量值8'!O10)=0,&quot;-&quot;,SUM('漁業生產量值-漁業種類別魚類別生產量值7'!C10,'漁業生產量值-漁業種類別魚類別生產量值7'!E10,'漁業生產量值-漁業種類別魚類別生產量值7'!G10,'漁業生產量值-漁業種類別魚類別生產量值7'!I10,'漁業生產量值-漁業種類別魚類別生產量值7'!K10,'漁業生產量值-漁業種類別魚類別生產量值7'!M10,'漁業生產量值-漁業種類別魚類別生產量值7'!O10,'漁業生產量值-漁業種類別魚類別生產量值8'!C10,'漁業生產量值-漁業種類別魚類別生產量值8'!E10,'漁業生產量值-漁業種類別魚類別生產量值8'!G10,'漁業生產量值-漁業種類別魚類別生產量值8'!I10,'漁業生產量值-漁業種類別魚類別生產量值8'!K10,'漁業生產量值-漁業種類別魚類別生產量值8'!M10,'漁業生產量值-漁業種類別魚類別生產量值8'!O10))" table:style-name="ce19">
            <text:p>420,391<text:s/></text:p>
          </table:table-cell>
          <table:table-cell office:value-type="float" office:value="36929593.658190005" table:formula="msoxl:=IF(SUM('漁業生產量值-漁業種類別魚類別生產量值7'!D10,'漁業生產量值-漁業種類別魚類別生產量值7'!F10,'漁業生產量值-漁業種類別魚類別生產量值7'!H10,'漁業生產量值-漁業種類別魚類別生產量值7'!J10,'漁業生產量值-漁業種類別魚類別生產量值7'!L10,'漁業生產量值-漁業種類別魚類別生產量值7'!N10,'漁業生產量值-漁業種類別魚類別生產量值7'!P10,'漁業生產量值-漁業種類別魚類別生產量值8'!D10,'漁業生產量值-漁業種類別魚類別生產量值8'!F10,'漁業生產量值-漁業種類別魚類別生產量值8'!H10,'漁業生產量值-漁業種類別魚類別生產量值8'!J10,'漁業生產量值-漁業種類別魚類別生產量值8'!L10,'漁業生產量值-漁業種類別魚類別生產量值8'!N10,'漁業生產量值-漁業種類別魚類別生產量值8'!P10)=0,&quot;-&quot;,SUM('漁業生產量值-漁業種類別魚類別生產量值7'!D10,'漁業生產量值-漁業種類別魚類別生產量值7'!F10,'漁業生產量值-漁業種類別魚類別生產量值7'!H10,'漁業生產量值-漁業種類別魚類別生產量值7'!J10,'漁業生產量值-漁業種類別魚類別生產量值7'!L10,'漁業生產量值-漁業種類別魚類別生產量值7'!N10,'漁業生產量值-漁業種類別魚類別生產量值7'!P10,'漁業生產量值-漁業種類別魚類別生產量值8'!D10,'漁業生產量值-漁業種類別魚類別生產量值8'!F10,'漁業生產量值-漁業種類別魚類別生產量值8'!H10,'漁業生產量值-漁業種類別魚類別生產量值8'!J10,'漁業生產量值-漁業種類別魚類別生產量值8'!L10,'漁業生產量值-漁業種類別魚類別生產量值8'!N10,'漁業生產量值-漁業種類別魚類別生產量值8'!P10))" table:style-name="ce19">
            <text:p>36,929,5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891.008" table:formula="msoxl:=  IF(SUM(C12:C18)=0,&quot;-&quot;,SUM(C12:C18))" table:style-name="ce54">
            <text:p>1,891<text:s/></text:p>
          </table:table-cell>
          <table:table-cell office:value-type="float" office:value="126869.42928" table:formula="msoxl:=  IF(SUM(D12:D18)=0,&quot;-&quot;,SUM(D12:D18))" table:style-name="ce54">
            <text:p>126,869<text:s/></text:p>
          </table:table-cell>
          <table:table-cell office:value-type="float" office:value="3773.8490000000002" table:formula="msoxl:=  IF(SUM(E12:E18)=0,&quot;-&quot;,SUM(E12:E18))" table:style-name="ce54">
            <text:p>3,774<text:s/></text:p>
          </table:table-cell>
          <table:table-cell office:value-type="float" office:value="341076.57520000002" table:formula="msoxl:=  IF(SUM(F12:F18)=0,&quot;-&quot;,SUM(F12:F18))" table:style-name="ce54">
            <text:p>341,077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  IF(SUM(I12:I18)=0,&quot;-&quot;,SUM(I12:I18))" table:style-name="ce54">
            <text:p>-</text:p>
          </table:table-cell>
          <table:table-cell office:value-type="string" office:string-value="-" table:formula="msoxl:=  IF(SUM(J12:J18)=0,&quot;-&quot;,SUM(J12:J18))" table:style-name="ce54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float" office:value="312361.65199999994" table:formula="msoxl:=IF(SUM('漁業生產量值-漁業種類別魚類別生產量值7'!C11,'漁業生產量值-漁業種類別魚類別生產量值7'!E11,'漁業生產量值-漁業種類別魚類別生產量值7'!G11,'漁業生產量值-漁業種類別魚類別生產量值7'!I11,'漁業生產量值-漁業種類別魚類別生產量值7'!K11,'漁業生產量值-漁業種類別魚類別生產量值7'!M11,'漁業生產量值-漁業種類別魚類別生產量值7'!O11,'漁業生產量值-漁業種類別魚類別生產量值8'!C11,'漁業生產量值-漁業種類別魚類別生產量值8'!E11,'漁業生產量值-漁業種類別魚類別生產量值8'!G11,'漁業生產量值-漁業種類別魚類別生產量值8'!I11,'漁業生產量值-漁業種類別魚類別生產量值8'!K11,'漁業生產量值-漁業種類別魚類別生產量值8'!M11,'漁業生產量值-漁業種類別魚類別生產量值8'!O11)=0,&quot;-&quot;,SUM('漁業生產量值-漁業種類別魚類別生產量值7'!C11,'漁業生產量值-漁業種類別魚類別生產量值7'!E11,'漁業生產量值-漁業種類別魚類別生產量值7'!G11,'漁業生產量值-漁業種類別魚類別生產量值7'!I11,'漁業生產量值-漁業種類別魚類別生產量值7'!K11,'漁業生產量值-漁業種類別魚類別生產量值7'!M11,'漁業生產量值-漁業種類別魚類別生產量值7'!O11,'漁業生產量值-漁業種類別魚類別生產量值8'!C11,'漁業生產量值-漁業種類別魚類別生產量值8'!E11,'漁業生產量值-漁業種類別魚類別生產量值8'!G11,'漁業生產量值-漁業種類別魚類別生產量值8'!I11,'漁業生產量值-漁業種類別魚類別生產量值8'!K11,'漁業生產量值-漁業種類別魚類別生產量值8'!M11,'漁業生產量值-漁業種類別魚類別生產量值8'!O11))" table:style-name="ce19">
            <text:p>312,362<text:s/></text:p>
          </table:table-cell>
          <table:table-cell office:value-type="float" office:value="30815211.423779998" table:formula="msoxl:=IF(SUM('漁業生產量值-漁業種類別魚類別生產量值7'!D11,'漁業生產量值-漁業種類別魚類別生產量值7'!F11,'漁業生產量值-漁業種類別魚類別生產量值7'!H11,'漁業生產量值-漁業種類別魚類別生產量值7'!J11,'漁業生產量值-漁業種類別魚類別生產量值7'!L11,'漁業生產量值-漁業種類別魚類別生產量值7'!N11,'漁業生產量值-漁業種類別魚類別生產量值7'!P11,'漁業生產量值-漁業種類別魚類別生產量值8'!D11,'漁業生產量值-漁業種類別魚類別生產量值8'!F11,'漁業生產量值-漁業種類別魚類別生產量值8'!H11,'漁業生產量值-漁業種類別魚類別生產量值8'!J11,'漁業生產量值-漁業種類別魚類別生產量值8'!L11,'漁業生產量值-漁業種類別魚類別生產量值8'!N11,'漁業生產量值-漁業種類別魚類別生產量值8'!P11)=0,&quot;-&quot;,SUM('漁業生產量值-漁業種類別魚類別生產量值7'!D11,'漁業生產量值-漁業種類別魚類別生產量值7'!F11,'漁業生產量值-漁業種類別魚類別生產量值7'!H11,'漁業生產量值-漁業種類別魚類別生產量值7'!J11,'漁業生產量值-漁業種類別魚類別生產量值7'!L11,'漁業生產量值-漁業種類別魚類別生產量值7'!N11,'漁業生產量值-漁業種類別魚類別生產量值7'!P11,'漁業生產量值-漁業種類別魚類別生產量值8'!D11,'漁業生產量值-漁業種類別魚類別生產量值8'!F11,'漁業生產量值-漁業種類別魚類別生產量值8'!H11,'漁業生產量值-漁業種類別魚類別生產量值8'!J11,'漁業生產量值-漁業種類別魚類別生產量值8'!L11,'漁業生產量值-漁業種類別魚類別生產量值8'!N11,'漁業生產量值-漁業種類別魚類別生產量值8'!P11))" table:style-name="ce19">
            <text:p>30,815,21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891.008" table:style-name="ce54">
            <text:p>1,891<text:s/></text:p>
          </table:table-cell>
          <table:table-cell office:value-type="float" office:value="126869.42928" table:style-name="ce54">
            <text:p>126,86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02" table:formula="msoxl:=IF(SUM('漁業生產量值-漁業種類別魚類別生產量值7'!C12,'漁業生產量值-漁業種類別魚類別生產量值7'!E12,'漁業生產量值-漁業種類別魚類別生產量值7'!G12,'漁業生產量值-漁業種類別魚類別生產量值7'!I12,'漁業生產量值-漁業種類別魚類別生產量值7'!K12,'漁業生產量值-漁業種類別魚類別生產量值7'!M12,'漁業生產量值-漁業種類別魚類別生產量值7'!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)=0,&quot;-&quot;,SUM('漁業生產量值-漁業種類別魚類別生產量值7'!C12,'漁業生產量值-漁業種類別魚類別生產量值7'!E12,'漁業生產量值-漁業種類別魚類別生產量值7'!G12,'漁業生產量值-漁業種類別魚類別生產量值7'!I12,'漁業生產量值-漁業種類別魚類別生產量值7'!K12,'漁業生產量值-漁業種類別魚類別生產量值7'!M12,'漁業生產量值-漁業種類別魚類別生產量值7'!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))" table:style-name="ce19">
            <text:p>0<text:s/></text:p>
          </table:table-cell>
          <table:table-cell office:value-type="float" office:value="3.3" table:formula="msoxl:=IF(SUM('漁業生產量值-漁業種類別魚類別生產量值7'!D12,'漁業生產量值-漁業種類別魚類別生產量值7'!F12,'漁業生產量值-漁業種類別魚類別生產量值7'!H12,'漁業生產量值-漁業種類別魚類別生產量值7'!J12,'漁業生產量值-漁業種類別魚類別生產量值7'!L12,'漁業生產量值-漁業種類別魚類別生產量值7'!N12,'漁業生產量值-漁業種類別魚類別生產量值7'!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)=0,&quot;-&quot;,SUM('漁業生產量值-漁業種類別魚類別生產量值7'!D12,'漁業生產量值-漁業種類別魚類別生產量值7'!F12,'漁業生產量值-漁業種類別魚類別生產量值7'!H12,'漁業生產量值-漁業種類別魚類別生產量值7'!J12,'漁業生產量值-漁業種類別魚類別生產量值7'!L12,'漁業生產量值-漁業種類別魚類別生產量值7'!N12,'漁業生產量值-漁業種類別魚類別生產量值7'!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))" table:style-name="ce19">
            <text:p>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3,'漁業生產量值-漁業種類別魚類別生產量值7'!E13,'漁業生產量值-漁業種類別魚類別生產量值7'!G13,'漁業生產量值-漁業種類別魚類別生產量值7'!I13,'漁業生產量值-漁業種類別魚類別生產量值7'!K13,'漁業生產量值-漁業種類別魚類別生產量值7'!M13,'漁業生產量值-漁業種類別魚類別生產量值7'!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)=0,&quot;-&quot;,SUM('漁業生產量值-漁業種類別魚類別生產量值7'!C13,'漁業生產量值-漁業種類別魚類別生產量值7'!E13,'漁業生產量值-漁業種類別魚類別生產量值7'!G13,'漁業生產量值-漁業種類別魚類別生產量值7'!I13,'漁業生產量值-漁業種類別魚類別生產量值7'!K13,'漁業生產量值-漁業種類別魚類別生產量值7'!M13,'漁業生產量值-漁業種類別魚類別生產量值7'!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))" table:style-name="ce19">
            <text:p>-</text:p>
          </table:table-cell>
          <table:table-cell office:value-type="string" office:string-value="-" table:formula="msoxl:=IF(SUM('漁業生產量值-漁業種類別魚類別生產量值7'!D13,'漁業生產量值-漁業種類別魚類別生產量值7'!F13,'漁業生產量值-漁業種類別魚類別生產量值7'!H13,'漁業生產量值-漁業種類別魚類別生產量值7'!J13,'漁業生產量值-漁業種類別魚類別生產量值7'!L13,'漁業生產量值-漁業種類別魚類別生產量值7'!N13,'漁業生產量值-漁業種類別魚類別生產量值7'!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)=0,&quot;-&quot;,SUM('漁業生產量值-漁業種類別魚類別生產量值7'!D13,'漁業生產量值-漁業種類別魚類別生產量值7'!F13,'漁業生產量值-漁業種類別魚類別生產量值7'!H13,'漁業生產量值-漁業種類別魚類別生產量值7'!J13,'漁業生產量值-漁業種類別魚類別生產量值7'!L13,'漁業生產量值-漁業種類別魚類別生產量值7'!N13,'漁業生產量值-漁業種類別魚類別生產量值7'!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75934.65291999999" table:formula="msoxl:=IF(SUM('漁業生產量值-漁業種類別魚類別生產量值7'!C14,'漁業生產量值-漁業種類別魚類別生產量值7'!E14,'漁業生產量值-漁業種類別魚類別生產量值7'!G14,'漁業生產量值-漁業種類別魚類別生產量值7'!I14,'漁業生產量值-漁業種類別魚類別生產量值7'!K14,'漁業生產量值-漁業種類別魚類別生產量值7'!M14,'漁業生產量值-漁業種類別魚類別生產量值7'!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)=0,&quot;-&quot;,SUM('漁業生產量值-漁業種類別魚類別生產量值7'!C14,'漁業生產量值-漁業種類別魚類別生產量值7'!E14,'漁業生產量值-漁業種類別魚類別生產量值7'!G14,'漁業生產量值-漁業種類別魚類別生產量值7'!I14,'漁業生產量值-漁業種類別魚類別生產量值7'!K14,'漁業生產量值-漁業種類別魚類別生產量值7'!M14,'漁業生產量值-漁業種類別魚類別生產量值7'!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))" table:style-name="ce19">
            <text:p>175,935<text:s/></text:p>
          </table:table-cell>
          <table:table-cell office:value-type="float" office:value="5891262.4323899997" table:formula="msoxl:=IF(SUM('漁業生產量值-漁業種類別魚類別生產量值7'!D14,'漁業生產量值-漁業種類別魚類別生產量值7'!F14,'漁業生產量值-漁業種類別魚類別生產量值7'!H14,'漁業生產量值-漁業種類別魚類別生產量值7'!J14,'漁業生產量值-漁業種類別魚類別生產量值7'!L14,'漁業生產量值-漁業種類別魚類別生產量值7'!N14,'漁業生產量值-漁業種類別魚類別生產量值7'!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)=0,&quot;-&quot;,SUM('漁業生產量值-漁業種類別魚類別生產量值7'!D14,'漁業生產量值-漁業種類別魚類別生產量值7'!F14,'漁業生產量值-漁業種類別魚類別生產量值7'!H14,'漁業生產量值-漁業種類別魚類別生產量值7'!J14,'漁業生產量值-漁業種類別魚類別生產量值7'!L14,'漁業生產量值-漁業種類別魚類別生產量值7'!N14,'漁業生產量值-漁業種類別魚類別生產量值7'!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))" table:style-name="ce19">
            <text:p>5,891,2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773.8490000000002" table:style-name="ce54">
            <text:p>3,774<text:s/></text:p>
          </table:table-cell>
          <table:table-cell office:value-type="float" office:value="341076.57520000002" table:style-name="ce54">
            <text:p>341,07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36426.97907999999" table:formula="msoxl:=IF(SUM('漁業生產量值-漁業種類別魚類別生產量值7'!C15,'漁業生產量值-漁業種類別魚類別生產量值7'!E15,'漁業生產量值-漁業種類別魚類別生產量值7'!G15,'漁業生產量值-漁業種類別魚類別生產量值7'!I15,'漁業生產量值-漁業種類別魚類別生產量值7'!K15,'漁業生產量值-漁業種類別魚類別生產量值7'!M15,'漁業生產量值-漁業種類別魚類別生產量值7'!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)=0,&quot;-&quot;,SUM('漁業生產量值-漁業種類別魚類別生產量值7'!C15,'漁業生產量值-漁業種類別魚類別生產量值7'!E15,'漁業生產量值-漁業種類別魚類別生產量值7'!G15,'漁業生產量值-漁業種類別魚類別生產量值7'!I15,'漁業生產量值-漁業種類別魚類別生產量值7'!K15,'漁業生產量值-漁業種類別魚類別生產量值7'!M15,'漁業生產量值-漁業種類別魚類別生產量值7'!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))" table:style-name="ce19">
            <text:p>136,427<text:s/></text:p>
          </table:table-cell>
          <table:table-cell office:value-type="float" office:value="24923945.69139" table:formula="msoxl:=IF(SUM('漁業生產量值-漁業種類別魚類別生產量值7'!D15,'漁業生產量值-漁業種類別魚類別生產量值7'!F15,'漁業生產量值-漁業種類別魚類別生產量值7'!H15,'漁業生產量值-漁業種類別魚類別生產量值7'!J15,'漁業生產量值-漁業種類別魚類別生產量值7'!L15,'漁業生產量值-漁業種類別魚類別生產量值7'!N15,'漁業生產量值-漁業種類別魚類別生產量值7'!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)=0,&quot;-&quot;,SUM('漁業生產量值-漁業種類別魚類別生產量值7'!D15,'漁業生產量值-漁業種類別魚類別生產量值7'!F15,'漁業生產量值-漁業種類別魚類別生產量值7'!H15,'漁業生產量值-漁業種類別魚類別生產量值7'!J15,'漁業生產量值-漁業種類別魚類別生產量值7'!L15,'漁業生產量值-漁業種類別魚類別生產量值7'!N15,'漁業生產量值-漁業種類別魚類別生產量值7'!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))" table:style-name="ce19">
            <text:p>24,923,94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6,'漁業生產量值-漁業種類別魚類別生產量值7'!E16,'漁業生產量值-漁業種類別魚類別生產量值7'!G16,'漁業生產量值-漁業種類別魚類別生產量值7'!I16,'漁業生產量值-漁業種類別魚類別生產量值7'!K16,'漁業生產量值-漁業種類別魚類別生產量值7'!M16,'漁業生產量值-漁業種類別魚類別生產量值7'!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)=0,&quot;-&quot;,SUM('漁業生產量值-漁業種類別魚類別生產量值7'!C16,'漁業生產量值-漁業種類別魚類別生產量值7'!E16,'漁業生產量值-漁業種類別魚類別生產量值7'!G16,'漁業生產量值-漁業種類別魚類別生產量值7'!I16,'漁業生產量值-漁業種類別魚類別生產量值7'!K16,'漁業生產量值-漁業種類別魚類別生產量值7'!M16,'漁業生產量值-漁業種類別魚類別生產量值7'!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))" table:style-name="ce19">
            <text:p>-</text:p>
          </table:table-cell>
          <table:table-cell office:value-type="string" office:string-value="-" table:formula="msoxl:=IF(SUM('漁業生產量值-漁業種類別魚類別生產量值7'!D16,'漁業生產量值-漁業種類別魚類別生產量值7'!F16,'漁業生產量值-漁業種類別魚類別生產量值7'!H16,'漁業生產量值-漁業種類別魚類別生產量值7'!J16,'漁業生產量值-漁業種類別魚類別生產量值7'!L16,'漁業生產量值-漁業種類別魚類別生產量值7'!N16,'漁業生產量值-漁業種類別魚類別生產量值7'!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)=0,&quot;-&quot;,SUM('漁業生產量值-漁業種類別魚類別生產量值7'!D16,'漁業生產量值-漁業種類別魚類別生產量值7'!F16,'漁業生產量值-漁業種類別魚類別生產量值7'!H16,'漁業生產量值-漁業種類別魚類別生產量值7'!J16,'漁業生產量值-漁業種類別魚類別生產量值7'!L16,'漁業生產量值-漁業種類別魚類別生產量值7'!N16,'漁業生產量值-漁業種類別魚類別生產量值7'!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7,'漁業生產量值-漁業種類別魚類別生產量值7'!E17,'漁業生產量值-漁業種類別魚類別生產量值7'!G17,'漁業生產量值-漁業種類別魚類別生產量值7'!I17,'漁業生產量值-漁業種類別魚類別生產量值7'!K17,'漁業生產量值-漁業種類別魚類別生產量值7'!M17,'漁業生產量值-漁業種類別魚類別生產量值7'!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)=0,&quot;-&quot;,SUM('漁業生產量值-漁業種類別魚類別生產量值7'!C17,'漁業生產量值-漁業種類別魚類別生產量值7'!E17,'漁業生產量值-漁業種類別魚類別生產量值7'!G17,'漁業生產量值-漁業種類別魚類別生產量值7'!I17,'漁業生產量值-漁業種類別魚類別生產量值7'!K17,'漁業生產量值-漁業種類別魚類別生產量值7'!M17,'漁業生產量值-漁業種類別魚類別生產量值7'!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))" table:style-name="ce19">
            <text:p>-</text:p>
          </table:table-cell>
          <table:table-cell office:value-type="string" office:string-value="-" table:formula="msoxl:=IF(SUM('漁業生產量值-漁業種類別魚類別生產量值7'!D17,'漁業生產量值-漁業種類別魚類別生產量值7'!F17,'漁業生產量值-漁業種類別魚類別生產量值7'!H17,'漁業生產量值-漁業種類別魚類別生產量值7'!J17,'漁業生產量值-漁業種類別魚類別生產量值7'!L17,'漁業生產量值-漁業種類別魚類別生產量值7'!N17,'漁業生產量值-漁業種類別魚類別生產量值7'!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)=0,&quot;-&quot;,SUM('漁業生產量值-漁業種類別魚類別生產量值7'!D17,'漁業生產量值-漁業種類別魚類別生產量值7'!F17,'漁業生產量值-漁業種類別魚類別生產量值7'!H17,'漁業生產量值-漁業種類別魚類別生產量值7'!J17,'漁業生產量值-漁業種類別魚類別生產量值7'!L17,'漁業生產量值-漁業種類別魚類別生產量值7'!N17,'漁業生產量值-漁業種類別魚類別生產量值7'!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8,'漁業生產量值-漁業種類別魚類別生產量值7'!E18,'漁業生產量值-漁業種類別魚類別生產量值7'!G18,'漁業生產量值-漁業種類別魚類別生產量值7'!I18,'漁業生產量值-漁業種類別魚類別生產量值7'!K18,'漁業生產量值-漁業種類別魚類別生產量值7'!M18,'漁業生產量值-漁業種類別魚類別生產量值7'!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)=0,&quot;-&quot;,SUM('漁業生產量值-漁業種類別魚類別生產量值7'!C18,'漁業生產量值-漁業種類別魚類別生產量值7'!E18,'漁業生產量值-漁業種類別魚類別生產量值7'!G18,'漁業生產量值-漁業種類別魚類別生產量值7'!I18,'漁業生產量值-漁業種類別魚類別生產量值7'!K18,'漁業生產量值-漁業種類別魚類別生產量值7'!M18,'漁業生產量值-漁業種類別魚類別生產量值7'!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))" table:style-name="ce19">
            <text:p>-</text:p>
          </table:table-cell>
          <table:table-cell office:value-type="string" office:string-value="-" table:formula="msoxl:=IF(SUM('漁業生產量值-漁業種類別魚類別生產量值7'!D18,'漁業生產量值-漁業種類別魚類別生產量值7'!F18,'漁業生產量值-漁業種類別魚類別生產量值7'!H18,'漁業生產量值-漁業種類別魚類別生產量值7'!J18,'漁業生產量值-漁業種類別魚類別生產量值7'!L18,'漁業生產量值-漁業種類別魚類別生產量值7'!N18,'漁業生產量值-漁業種類別魚類別生產量值7'!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)=0,&quot;-&quot;,SUM('漁業生產量值-漁業種類別魚類別生產量值7'!D18,'漁業生產量值-漁業種類別魚類別生產量值7'!F18,'漁業生產量值-漁業種類別魚類別生產量值7'!H18,'漁業生產量值-漁業種類別魚類別生產量值7'!J18,'漁業生產量值-漁業種類別魚類別生產量值7'!L18,'漁業生產量值-漁業種類別魚類別生產量值7'!N18,'漁業生產量值-漁業種類別魚類別生產量值7'!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2426.1661999999997" table:formula="msoxl:=  IF(SUM(C20:C35)=0,&quot;-&quot;,SUM(C20:C35))" table:style-name="ce54">
            <text:p>2,426<text:s/></text:p>
          </table:table-cell>
          <table:table-cell office:value-type="float" office:value="236116.30741000001" table:formula="msoxl:=  IF(SUM(D20:D35)=0,&quot;-&quot;,SUM(D20:D35))" table:style-name="ce54">
            <text:p>236,116<text:s/></text:p>
          </table:table-cell>
          <table:table-cell office:value-type="float" office:value="3240.2660000000001" table:formula="msoxl:=  IF(SUM(E20:E35)=0,&quot;-&quot;,SUM(E20:E35))" table:style-name="ce54">
            <text:p>3,240<text:s/></text:p>
          </table:table-cell>
          <table:table-cell office:value-type="float" office:value="281364.91183000006" table:formula="msoxl:=  IF(SUM(F20:F35)=0,&quot;-&quot;,SUM(F20:F35))" table:style-name="ce54">
            <text:p>281,365<text:s/></text:p>
          </table:table-cell>
          <table:table-cell office:value-type="float" office:value="88.028999999999996" table:formula="msoxl:=  IF(SUM(G20:G35)=0,&quot;-&quot;,SUM(G20:G35))" table:style-name="ce54">
            <text:p>88<text:s/></text:p>
          </table:table-cell>
          <table:table-cell office:value-type="float" office:value="11384.361000000001" table:formula="msoxl:=  IF(SUM(H20:H35)=0,&quot;-&quot;,SUM(H20:H35))" table:style-name="ce54">
            <text:p>11,384<text:s/></text:p>
          </table:table-cell>
          <table:table-cell office:value-type="float" office:value="662.2564000000001" table:formula="msoxl:=  IF(SUM(I20:I35)=0,&quot;-&quot;,SUM(I20:I35))" table:style-name="ce54">
            <text:p>662<text:s/></text:p>
          </table:table-cell>
          <table:table-cell office:value-type="float" office:value="32728.641799999998" table:formula="msoxl:=  IF(SUM(J20:J35)=0,&quot;-&quot;,SUM(J20:J35))" table:style-name="ce54">
            <text:p>32,729<text:s/>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float" office:value="101106.19755000001" table:formula="msoxl:=IF(SUM('漁業生產量值-漁業種類別魚類別生產量值7'!C19,'漁業生產量值-漁業種類別魚類別生產量值7'!E19,'漁業生產量值-漁業種類別魚類別生產量值7'!G19,'漁業生產量值-漁業種類別魚類別生產量值7'!I19,'漁業生產量值-漁業種類別魚類別生產量值7'!K19,'漁業生產量值-漁業種類別魚類別生產量值7'!M19,'漁業生產量值-漁業種類別魚類別生產量值7'!O19,'漁業生產量值-漁業種類別魚類別生產量值8'!C19,'漁業生產量值-漁業種類別魚類別生產量值8'!E19,'漁業生產量值-漁業種類別魚類別生產量值8'!G19,'漁業生產量值-漁業種類別魚類別生產量值8'!I19,'漁業生產量值-漁業種類別魚類別生產量值8'!K19,'漁業生產量值-漁業種類別魚類別生產量值8'!M19,'漁業生產量值-漁業種類別魚類別生產量值8'!O19)=0,&quot;-&quot;,SUM('漁業生產量值-漁業種類別魚類別生產量值7'!C19,'漁業生產量值-漁業種類別魚類別生產量值7'!E19,'漁業生產量值-漁業種類別魚類別生產量值7'!G19,'漁業生產量值-漁業種類別魚類別生產量值7'!I19,'漁業生產量值-漁業種類別魚類別生產量值7'!K19,'漁業生產量值-漁業種類別魚類別生產量值7'!M19,'漁業生產量值-漁業種類別魚類別生產量值7'!O19,'漁業生產量值-漁業種類別魚類別生產量值8'!C19,'漁業生產量值-漁業種類別魚類別生產量值8'!E19,'漁業生產量值-漁業種類別魚類別生產量值8'!G19,'漁業生產量值-漁業種類別魚類別生產量值8'!I19,'漁業生產量值-漁業種類別魚類別生產量值8'!K19,'漁業生產量值-漁業種類別魚類別生產量值8'!M19,'漁業生產量值-漁業種類別魚類別生產量值8'!O19))" table:style-name="ce19">
            <text:p>101,106<text:s/></text:p>
          </table:table-cell>
          <table:table-cell office:value-type="float" office:value="5621567.8369000005" table:formula="msoxl:=IF(SUM('漁業生產量值-漁業種類別魚類別生產量值7'!D19,'漁業生產量值-漁業種類別魚類別生產量值7'!F19,'漁業生產量值-漁業種類別魚類別生產量值7'!H19,'漁業生產量值-漁業種類別魚類別生產量值7'!J19,'漁業生產量值-漁業種類別魚類別生產量值7'!L19,'漁業生產量值-漁業種類別魚類別生產量值7'!N19,'漁業生產量值-漁業種類別魚類別生產量值7'!P19,'漁業生產量值-漁業種類別魚類別生產量值8'!D19,'漁業生產量值-漁業種類別魚類別生產量值8'!F19,'漁業生產量值-漁業種類別魚類別生產量值8'!H19,'漁業生產量值-漁業種類別魚類別生產量值8'!J19,'漁業生產量值-漁業種類別魚類別生產量值8'!L19,'漁業生產量值-漁業種類別魚類別生產量值8'!N19,'漁業生產量值-漁業種類別魚類別生產量值8'!P19)=0,&quot;-&quot;,SUM('漁業生產量值-漁業種類別魚類別生產量值7'!D19,'漁業生產量值-漁業種類別魚類別生產量值7'!F19,'漁業生產量值-漁業種類別魚類別生產量值7'!H19,'漁業生產量值-漁業種類別魚類別生產量值7'!J19,'漁業生產量值-漁業種類別魚類別生產量值7'!L19,'漁業生產量值-漁業種類別魚類別生產量值7'!N19,'漁業生產量值-漁業種類別魚類別生產量值7'!P19,'漁業生產量值-漁業種類別魚類別生產量值8'!D19,'漁業生產量值-漁業種類別魚類別生產量值8'!F19,'漁業生產量值-漁業種類別魚類別生產量值8'!H19,'漁業生產量值-漁業種類別魚類別生產量值8'!J19,'漁業生產量值-漁業種類別魚類別生產量值8'!L19,'漁業生產量值-漁業種類別魚類別生產量值8'!N19,'漁業生產量值-漁業種類別魚類別生產量值8'!P19))" table:style-name="ce19">
            <text:p>5,621,56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.7814099999999993" table:style-name="ce54">
            <text:p>10<text:s/></text:p>
          </table:table-cell>
          <table:table-cell office:value-type="float" office:value="467.16014999999999" table:style-name="ce54">
            <text:p>4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3600000000000001E-3" table:formula="msoxl:=IF(SUM('漁業生產量值-漁業種類別魚類別生產量值7'!C20,'漁業生產量值-漁業種類別魚類別生產量值7'!E20,'漁業生產量值-漁業種類別魚類別生產量值7'!G20,'漁業生產量值-漁業種類別魚類別生產量值7'!I20,'漁業生產量值-漁業種類別魚類別生產量值7'!K20,'漁業生產量值-漁業種類別魚類別生產量值7'!M20,'漁業生產量值-漁業種類別魚類別生產量值7'!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)=0,&quot;-&quot;,SUM('漁業生產量值-漁業種類別魚類別生產量值7'!C20,'漁業生產量值-漁業種類別魚類別生產量值7'!E20,'漁業生產量值-漁業種類別魚類別生產量值7'!G20,'漁業生產量值-漁業種類別魚類別生產量值7'!I20,'漁業生產量值-漁業種類別魚類別生產量值7'!K20,'漁業生產量值-漁業種類別魚類別生產量值7'!M20,'漁業生產量值-漁業種類別魚類別生產量值7'!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))" table:style-name="ce19">
            <text:p>0<text:s/></text:p>
          </table:table-cell>
          <table:table-cell office:value-type="float" office:value="0.13747999999999999" table:formula="msoxl:=IF(SUM('漁業生產量值-漁業種類別魚類別生產量值7'!D20,'漁業生產量值-漁業種類別魚類別生產量值7'!F20,'漁業生產量值-漁業種類別魚類別生產量值7'!H20,'漁業生產量值-漁業種類別魚類別生產量值7'!J20,'漁業生產量值-漁業種類別魚類別生產量值7'!L20,'漁業生產量值-漁業種類別魚類別生產量值7'!N20,'漁業生產量值-漁業種類別魚類別生產量值7'!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)=0,&quot;-&quot;,SUM('漁業生產量值-漁業種類別魚類別生產量值7'!D20,'漁業生產量值-漁業種類別魚類別生產量值7'!F20,'漁業生產量值-漁業種類別魚類別生產量值7'!H20,'漁業生產量值-漁業種類別魚類別生產量值7'!J20,'漁業生產量值-漁業種類別魚類別生產量值7'!L20,'漁業生產量值-漁業種類別魚類別生產量值7'!N20,'漁業生產量值-漁業種類別魚類別生產量值7'!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))" table:style-name="ce19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220.47" table:formula="msoxl:=IF(SUM('漁業生產量值-漁業種類別魚類別生產量值7'!C21,'漁業生產量值-漁業種類別魚類別生產量值7'!E21,'漁業生產量值-漁業種類別魚類別生產量值7'!G21,'漁業生產量值-漁業種類別魚類別生產量值7'!I21,'漁業生產量值-漁業種類別魚類別生產量值7'!K21,'漁業生產量值-漁業種類別魚類別生產量值7'!M21,'漁業生產量值-漁業種類別魚類別生產量值7'!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)=0,&quot;-&quot;,SUM('漁業生產量值-漁業種類別魚類別生產量值7'!C21,'漁業生產量值-漁業種類別魚類別生產量值7'!E21,'漁業生產量值-漁業種類別魚類別生產量值7'!G21,'漁業生產量值-漁業種類別魚類別生產量值7'!I21,'漁業生產量值-漁業種類別魚類別生產量值7'!K21,'漁業生產量值-漁業種類別魚類別生產量值7'!M21,'漁業生產量值-漁業種類別魚類別生產量值7'!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))" table:style-name="ce19">
            <text:p>5,220<text:s/></text:p>
          </table:table-cell>
          <table:table-cell office:value-type="float" office:value="156614.1" table:formula="msoxl:=IF(SUM('漁業生產量值-漁業種類別魚類別生產量值7'!D21,'漁業生產量值-漁業種類別魚類別生產量值7'!F21,'漁業生產量值-漁業種類別魚類別生產量值7'!H21,'漁業生產量值-漁業種類別魚類別生產量值7'!J21,'漁業生產量值-漁業種類別魚類別生產量值7'!L21,'漁業生產量值-漁業種類別魚類別生產量值7'!N21,'漁業生產量值-漁業種類別魚類別生產量值7'!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)=0,&quot;-&quot;,SUM('漁業生產量值-漁業種類別魚類別生產量值7'!D21,'漁業生產量值-漁業種類別魚類別生產量值7'!F21,'漁業生產量值-漁業種類別魚類別生產量值7'!H21,'漁業生產量值-漁業種類別魚類別生產量值7'!J21,'漁業生產量值-漁業種類別魚類別生產量值7'!L21,'漁業生產量值-漁業種類別魚類別生產量值7'!N21,'漁業生產量值-漁業種類別魚類別生產量值7'!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))" table:style-name="ce19">
            <text:p>156,6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5.2" table:style-name="ce54">
            <text:p>85<text:s/></text:p>
          </table:table-cell>
          <table:table-cell office:value-type="float" office:value="11076" table:style-name="ce54">
            <text:p>11,076<text:s/></text:p>
          </table:table-cell>
          <table:table-cell office:value-type="float" office:value="525.1" table:style-name="ce54">
            <text:p>525<text:s/></text:p>
          </table:table-cell>
          <table:table-cell office:value-type="float" office:value="3675.7" table:style-name="ce54">
            <text:p>3,67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5" table:formula="msoxl:=IF(SUM('漁業生產量值-漁業種類別魚類別生產量值7'!C22,'漁業生產量值-漁業種類別魚類別生產量值7'!E22,'漁業生產量值-漁業種類別魚類別生產量值7'!G22,'漁業生產量值-漁業種類別魚類別生產量值7'!I22,'漁業生產量值-漁業種類別魚類別生產量值7'!K22,'漁業生產量值-漁業種類別魚類別生產量值7'!M22,'漁業生產量值-漁業種類別魚類別生產量值7'!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)=0,&quot;-&quot;,SUM('漁業生產量值-漁業種類別魚類別生產量值7'!C22,'漁業生產量值-漁業種類別魚類別生產量值7'!E22,'漁業生產量值-漁業種類別魚類別生產量值7'!G22,'漁業生產量值-漁業種類別魚類別生產量值7'!I22,'漁業生產量值-漁業種類別魚類別生產量值7'!K22,'漁業生產量值-漁業種類別魚類別生產量值7'!M22,'漁業生產量值-漁業種類別魚類別生產量值7'!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))" table:style-name="ce19">
            <text:p>7<text:s/></text:p>
          </table:table-cell>
          <table:table-cell office:value-type="float" office:value="247" table:formula="msoxl:=IF(SUM('漁業生產量值-漁業種類別魚類別生產量值7'!D22,'漁業生產量值-漁業種類別魚類別生產量值7'!F22,'漁業生產量值-漁業種類別魚類別生產量值7'!H22,'漁業生產量值-漁業種類別魚類別生產量值7'!J22,'漁業生產量值-漁業種類別魚類別生產量值7'!L22,'漁業生產量值-漁業種類別魚類別生產量值7'!N22,'漁業生產量值-漁業種類別魚類別生產量值7'!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)=0,&quot;-&quot;,SUM('漁業生產量值-漁業種類別魚類別生產量值7'!D22,'漁業生產量值-漁業種類別魚類別生產量值7'!F22,'漁業生產量值-漁業種類別魚類別生產量值7'!H22,'漁業生產量值-漁業種類別魚類別生產量值7'!J22,'漁業生產量值-漁業種類別魚類別生產量值7'!L22,'漁業生產量值-漁業種類別魚類別生產量值7'!N22,'漁業生產量值-漁業種類別魚類別生產量值7'!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))" table:style-name="ce19">
            <text:p>2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2079.4261999999999" table:style-name="ce54">
            <text:p>2,079<text:s/></text:p>
          </table:table-cell>
          <table:table-cell office:value-type="float" office:value="202556.29673" table:style-name="ce54">
            <text:p>202,556<text:s/></text:p>
          </table:table-cell>
          <table:table-cell office:value-type="float" office:value="15.728999999999999" table:style-name="ce54">
            <text:p>16<text:s/></text:p>
          </table:table-cell>
          <table:table-cell office:value-type="float" office:value="546.68640000000005" table:style-name="ce54">
            <text:p>547<text:s/></text:p>
          </table:table-cell>
          <table:table-cell office:value-type="float" office:value="2.8290000000000002" table:style-name="ce54">
            <text:p>3<text:s/></text:p>
          </table:table-cell>
          <table:table-cell office:value-type="float" office:value="308.36099999999999" table:style-name="ce54">
            <text:p>308<text:s/></text:p>
          </table:table-cell>
          <table:table-cell office:value-type="float" office:value="13.6434" table:style-name="ce54">
            <text:p>14<text:s/></text:p>
          </table:table-cell>
          <table:table-cell office:value-type="float" office:value="1763.3227999999999" table:style-name="ce54">
            <text:p>1,7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595.8222000000005" table:formula="msoxl:=IF(SUM('漁業生產量值-漁業種類別魚類別生產量值7'!C23,'漁業生產量值-漁業種類別魚類別生產量值7'!E23,'漁業生產量值-漁業種類別魚類別生產量值7'!G23,'漁業生產量值-漁業種類別魚類別生產量值7'!I23,'漁業生產量值-漁業種類別魚類別生產量值7'!K23,'漁業生產量值-漁業種類別魚類別生產量值7'!M23,'漁業生產量值-漁業種類別魚類別生產量值7'!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)=0,&quot;-&quot;,SUM('漁業生產量值-漁業種類別魚類別生產量值7'!C23,'漁業生產量值-漁業種類別魚類別生產量值7'!E23,'漁業生產量值-漁業種類別魚類別生產量值7'!G23,'漁業生產量值-漁業種類別魚類別生產量值7'!I23,'漁業生產量值-漁業種類別魚類別生產量值7'!K23,'漁業生產量值-漁業種類別魚類別生產量值7'!M23,'漁業生產量值-漁業種類別魚類別生產量值7'!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))" table:style-name="ce19">
            <text:p>6,596<text:s/></text:p>
          </table:table-cell>
          <table:table-cell office:value-type="float" office:value="282354.64858000004" table:formula="msoxl:=IF(SUM('漁業生產量值-漁業種類別魚類別生產量值7'!D23,'漁業生產量值-漁業種類別魚類別生產量值7'!F23,'漁業生產量值-漁業種類別魚類別生產量值7'!H23,'漁業生產量值-漁業種類別魚類別生產量值7'!J23,'漁業生產量值-漁業種類別魚類別生產量值7'!L23,'漁業生產量值-漁業種類別魚類別生產量值7'!N23,'漁業生產量值-漁業種類別魚類別生產量值7'!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)=0,&quot;-&quot;,SUM('漁業生產量值-漁業種類別魚類別生產量值7'!D23,'漁業生產量值-漁業種類別魚類別生產量值7'!F23,'漁業生產量值-漁業種類別魚類別生產量值7'!H23,'漁業生產量值-漁業種類別魚類別生產量值7'!J23,'漁業生產量值-漁業種類別魚類別生產量值7'!L23,'漁業生產量值-漁業種類別魚類別生產量值7'!N23,'漁業生產量值-漁業種類別魚類別生產量值7'!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))" table:style-name="ce19">
            <text:p>282,35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16.05615" table:style-name="ce54">
            <text:p>216<text:s/></text:p>
          </table:table-cell>
          <table:table-cell office:value-type="float" office:value="21898.652190000001" table:style-name="ce54">
            <text:p>21,899<text:s/></text:p>
          </table:table-cell>
          <table:table-cell office:value-type="float" office:value="1.202" table:style-name="ce54">
            <text:p>1<text:s/></text:p>
          </table:table-cell>
          <table:table-cell office:value-type="float" office:value="31.251999999999999" table:style-name="ce54">
            <text:p>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3.51300000000001" table:style-name="ce54">
            <text:p>124<text:s/></text:p>
          </table:table-cell>
          <table:table-cell office:value-type="float" office:value="27289.618999999999" table:style-name="ce54">
            <text:p>27,2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67.34400999999991" table:formula="msoxl:=IF(SUM('漁業生產量值-漁業種類別魚類別生產量值7'!C24,'漁業生產量值-漁業種類別魚類別生產量值7'!E24,'漁業生產量值-漁業種類別魚類別生產量值7'!G24,'漁業生產量值-漁業種類別魚類別生產量值7'!I24,'漁業生產量值-漁業種類別魚類別生產量值7'!K24,'漁業生產量值-漁業種類別魚類別生產量值7'!M24,'漁業生產量值-漁業種類別魚類別生產量值7'!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)=0,&quot;-&quot;,SUM('漁業生產量值-漁業種類別魚類別生產量值7'!C24,'漁業生產量值-漁業種類別魚類別生產量值7'!E24,'漁業生產量值-漁業種類別魚類別生產量值7'!G24,'漁業生產量值-漁業種類別魚類別生產量值7'!I24,'漁業生產量值-漁業種類別魚類別生產量值7'!K24,'漁業生產量值-漁業種類別魚類別生產量值7'!M24,'漁業生產量值-漁業種類別魚類別生產量值7'!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))" table:style-name="ce19">
            <text:p>767<text:s/></text:p>
          </table:table-cell>
          <table:table-cell office:value-type="float" office:value="154733.06641999999" table:formula="msoxl:=IF(SUM('漁業生產量值-漁業種類別魚類別生產量值7'!D24,'漁業生產量值-漁業種類別魚類別生產量值7'!F24,'漁業生產量值-漁業種類別魚類別生產量值7'!H24,'漁業生產量值-漁業種類別魚類別生產量值7'!J24,'漁業生產量值-漁業種類別魚類別生產量值7'!L24,'漁業生產量值-漁業種類別魚類別生產量值7'!N24,'漁業生產量值-漁業種類別魚類別生產量值7'!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)=0,&quot;-&quot;,SUM('漁業生產量值-漁業種類別魚類別生產量值7'!D24,'漁業生產量值-漁業種類別魚類別生產量值7'!F24,'漁業生產量值-漁業種類別魚類別生產量值7'!H24,'漁業生產量值-漁業種類別魚類別生產量值7'!J24,'漁業生產量值-漁業種類別魚類別生產量值7'!L24,'漁業生產量值-漁業種類別魚類別生產量值7'!N24,'漁業生產量值-漁業種類別魚類別生產量值7'!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))" table:style-name="ce19">
            <text:p>154,73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25,'漁業生產量值-漁業種類別魚類別生產量值7'!E25,'漁業生產量值-漁業種類別魚類別生產量值7'!G25,'漁業生產量值-漁業種類別魚類別生產量值7'!I25,'漁業生產量值-漁業種類別魚類別生產量值7'!K25,'漁業生產量值-漁業種類別魚類別生產量值7'!M25,'漁業生產量值-漁業種類別魚類別生產量值7'!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)=0,&quot;-&quot;,SUM('漁業生產量值-漁業種類別魚類別生產量值7'!C25,'漁業生產量值-漁業種類別魚類別生產量值7'!E25,'漁業生產量值-漁業種類別魚類別生產量值7'!G25,'漁業生產量值-漁業種類別魚類別生產量值7'!I25,'漁業生產量值-漁業種類別魚類別生產量值7'!K25,'漁業生產量值-漁業種類別魚類別生產量值7'!M25,'漁業生產量值-漁業種類別魚類別生產量值7'!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))" table:style-name="ce19">
            <text:p>-</text:p>
          </table:table-cell>
          <table:table-cell office:value-type="string" office:string-value="-" table:formula="msoxl:=IF(SUM('漁業生產量值-漁業種類別魚類別生產量值7'!D25,'漁業生產量值-漁業種類別魚類別生產量值7'!F25,'漁業生產量值-漁業種類別魚類別生產量值7'!H25,'漁業生產量值-漁業種類別魚類別生產量值7'!J25,'漁業生產量值-漁業種類別魚類別生產量值7'!L25,'漁業生產量值-漁業種類別魚類別生產量值7'!N25,'漁業生產量值-漁業種類別魚類別生產量值7'!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)=0,&quot;-&quot;,SUM('漁業生產量值-漁業種類別魚類別生產量值7'!D25,'漁業生產量值-漁業種類別魚類別生產量值7'!F25,'漁業生產量值-漁業種類別魚類別生產量值7'!H25,'漁業生產量值-漁業種類別魚類別生產量值7'!J25,'漁業生產量值-漁業種類別魚類別生產量值7'!L25,'漁業生產量值-漁業種類別魚類別生產量值7'!N25,'漁業生產量值-漁業種類別魚類別生產量值7'!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26,'漁業生產量值-漁業種類別魚類別生產量值7'!E26,'漁業生產量值-漁業種類別魚類別生產量值7'!G26,'漁業生產量值-漁業種類別魚類別生產量值7'!I26,'漁業生產量值-漁業種類別魚類別生產量值7'!K26,'漁業生產量值-漁業種類別魚類別生產量值7'!M26,'漁業生產量值-漁業種類別魚類別生產量值7'!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)=0,&quot;-&quot;,SUM('漁業生產量值-漁業種類別魚類別生產量值7'!C26,'漁業生產量值-漁業種類別魚類別生產量值7'!E26,'漁業生產量值-漁業種類別魚類別生產量值7'!G26,'漁業生產量值-漁業種類別魚類別生產量值7'!I26,'漁業生產量值-漁業種類別魚類別生產量值7'!K26,'漁業生產量值-漁業種類別魚類別生產量值7'!M26,'漁業生產量值-漁業種類別魚類別生產量值7'!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))" table:style-name="ce19">
            <text:p>-</text:p>
          </table:table-cell>
          <table:table-cell office:value-type="string" office:string-value="-" table:formula="msoxl:=IF(SUM('漁業生產量值-漁業種類別魚類別生產量值7'!D26,'漁業生產量值-漁業種類別魚類別生產量值7'!F26,'漁業生產量值-漁業種類別魚類別生產量值7'!H26,'漁業生產量值-漁業種類別魚類別生產量值7'!J26,'漁業生產量值-漁業種類別魚類別生產量值7'!L26,'漁業生產量值-漁業種類別魚類別生產量值7'!N26,'漁業生產量值-漁業種類別魚類別生產量值7'!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)=0,&quot;-&quot;,SUM('漁業生產量值-漁業種類別魚類別生產量值7'!D26,'漁業生產量值-漁業種類別魚類別生產量值7'!F26,'漁業生產量值-漁業種類別魚類別生產量值7'!H26,'漁業生產量值-漁業種類別魚類別生產量值7'!J26,'漁業生產量值-漁業種類別魚類別生產量值7'!L26,'漁業生產量值-漁業種類別魚類別生產量值7'!N26,'漁業生產量值-漁業種類別魚類別生產量值7'!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888.1779999999999" table:style-name="ce54">
            <text:p>2,888<text:s/></text:p>
          </table:table-cell>
          <table:table-cell office:value-type="float" office:value="264653.38530000002" table:style-name="ce54">
            <text:p>264,65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605.6299199999999" table:formula="msoxl:=IF(SUM('漁業生產量值-漁業種類別魚類別生產量值7'!C27,'漁業生產量值-漁業種類別魚類別生產量值7'!E27,'漁業生產量值-漁業種類別魚類別生產量值7'!G27,'漁業生產量值-漁業種類別魚類別生產量值7'!I27,'漁業生產量值-漁業種類別魚類別生產量值7'!K27,'漁業生產量值-漁業種類別魚類別生產量值7'!M27,'漁業生產量值-漁業種類別魚類別生產量值7'!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)=0,&quot;-&quot;,SUM('漁業生產量值-漁業種類別魚類別生產量值7'!C27,'漁業生產量值-漁業種類別魚類別生產量值7'!E27,'漁業生產量值-漁業種類別魚類別生產量值7'!G27,'漁業生產量值-漁業種類別魚類別生產量值7'!I27,'漁業生產量值-漁業種類別魚類別生產量值7'!K27,'漁業生產量值-漁業種類別魚類別生產量值7'!M27,'漁業生產量值-漁業種類別魚類別生產量值7'!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))" table:style-name="ce19">
            <text:p>3,606<text:s/></text:p>
          </table:table-cell>
          <table:table-cell office:value-type="float" office:value="638009.81457999989" table:formula="msoxl:=IF(SUM('漁業生產量值-漁業種類別魚類別生產量值7'!D27,'漁業生產量值-漁業種類別魚類別生產量值7'!F27,'漁業生產量值-漁業種類別魚類別生產量值7'!H27,'漁業生產量值-漁業種類別魚類別生產量值7'!J27,'漁業生產量值-漁業種類別魚類別生產量值7'!L27,'漁業生產量值-漁業種類別魚類別生產量值7'!N27,'漁業生產量值-漁業種類別魚類別生產量值7'!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)=0,&quot;-&quot;,SUM('漁業生產量值-漁業種類別魚類別生產量值7'!D27,'漁業生產量值-漁業種類別魚類別生產量值7'!F27,'漁業生產量值-漁業種類別魚類別生產量值7'!H27,'漁業生產量值-漁業種類別魚類別生產量值7'!J27,'漁業生產量值-漁業種類別魚類別生產量值7'!L27,'漁業生產量值-漁業種類別魚類別生產量值7'!N27,'漁業生產量值-漁業種類別魚類別生產量值7'!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))" table:style-name="ce19">
            <text:p>638,01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7.215500000000006" table:style-name="ce54">
            <text:p>67<text:s/></text:p>
          </table:table-cell>
          <table:table-cell office:value-type="float" office:value="5852.2016999999996" table:style-name="ce54">
            <text:p>5,852<text:s/></text:p>
          </table:table-cell>
          <table:table-cell office:value-type="float" office:value="308.85718000000003" table:style-name="ce54">
            <text:p>309<text:s/></text:p>
          </table:table-cell>
          <table:table-cell office:value-type="float" office:value="14699.38243" table:style-name="ce54">
            <text:p>14,6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0.68075999999999" table:formula="msoxl:=IF(SUM('漁業生產量值-漁業種類別魚類別生產量值7'!C28,'漁業生產量值-漁業種類別魚類別生產量值7'!E28,'漁業生產量值-漁業種類別魚類別生產量值7'!G28,'漁業生產量值-漁業種類別魚類別生產量值7'!I28,'漁業生產量值-漁業種類別魚類別生產量值7'!K28,'漁業生產量值-漁業種類別魚類別生產量值7'!M28,'漁業生產量值-漁業種類別魚類別生產量值7'!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)=0,&quot;-&quot;,SUM('漁業生產量值-漁業種類別魚類別生產量值7'!C28,'漁業生產量值-漁業種類別魚類別生產量值7'!E28,'漁業生產量值-漁業種類別魚類別生產量值7'!G28,'漁業生產量值-漁業種類別魚類別生產量值7'!I28,'漁業生產量值-漁業種類別魚類別生產量值7'!K28,'漁業生產量值-漁業種類別魚類別生產量值7'!M28,'漁業生產量值-漁業種類別魚類別生產量值7'!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))" table:style-name="ce19">
            <text:p>141<text:s/></text:p>
          </table:table-cell>
          <table:table-cell office:value-type="float" office:value="21726.133780000004" table:formula="msoxl:=IF(SUM('漁業生產量值-漁業種類別魚類別生產量值7'!D28,'漁業生產量值-漁業種類別魚類別生產量值7'!F28,'漁業生產量值-漁業種類別魚類別生產量值7'!H28,'漁業生產量值-漁業種類別魚類別生產量值7'!J28,'漁業生產量值-漁業種類別魚類別生產量值7'!L28,'漁業生產量值-漁業種類別魚類別生產量值7'!N28,'漁業生產量值-漁業種類別魚類別生產量值7'!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)=0,&quot;-&quot;,SUM('漁業生產量值-漁業種類別魚類別生產量值7'!D28,'漁業生產量值-漁業種類別魚類別生產量值7'!F28,'漁業生產量值-漁業種類別魚類別生產量值7'!H28,'漁業生產量值-漁業種類別魚類別生產量值7'!J28,'漁業生產量值-漁業種類別魚類別生產量值7'!L28,'漁業生產量值-漁業種類別魚類別生產量值7'!N28,'漁業生產量值-漁業種類別魚類別生產量值7'!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))" table:style-name="ce19">
            <text:p>21,72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7370000000000001" table:style-name="ce54">
            <text:p>7<text:s/></text:p>
          </table:table-cell>
          <table:table-cell office:value-type="float" office:value="499.8854" table:style-name="ce54">
            <text:p>5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6.182000000000002" table:formula="msoxl:=IF(SUM('漁業生產量值-漁業種類別魚類別生產量值7'!C29,'漁業生產量值-漁業種類別魚類別生產量值7'!E29,'漁業生產量值-漁業種類別魚類別生產量值7'!G29,'漁業生產量值-漁業種類別魚類別生產量值7'!I29,'漁業生產量值-漁業種類別魚類別生產量值7'!K29,'漁業生產量值-漁業種類別魚類別生產量值7'!M29,'漁業生產量值-漁業種類別魚類別生產量值7'!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)=0,&quot;-&quot;,SUM('漁業生產量值-漁業種類別魚類別生產量值7'!C29,'漁業生產量值-漁業種類別魚類別生產量值7'!E29,'漁業生產量值-漁業種類別魚類別生產量值7'!G29,'漁業生產量值-漁業種類別魚類別生產量值7'!I29,'漁業生產量值-漁業種類別魚類別生產量值7'!K29,'漁業生產量值-漁業種類別魚類別生產量值7'!M29,'漁業生產量值-漁業種類別魚類別生產量值7'!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))" table:style-name="ce19">
            <text:p>76<text:s/></text:p>
          </table:table-cell>
          <table:table-cell office:value-type="float" office:value="5838.5128999999997" table:formula="msoxl:=IF(SUM('漁業生產量值-漁業種類別魚類別生產量值7'!D29,'漁業生產量值-漁業種類別魚類別生產量值7'!F29,'漁業生產量值-漁業種類別魚類別生產量值7'!H29,'漁業生產量值-漁業種類別魚類別生產量值7'!J29,'漁業生產量值-漁業種類別魚類別生產量值7'!L29,'漁業生產量值-漁業種類別魚類別生產量值7'!N29,'漁業生產量值-漁業種類別魚類別生產量值7'!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)=0,&quot;-&quot;,SUM('漁業生產量值-漁業種類別魚類別生產量值7'!D29,'漁業生產量值-漁業種類別魚類別生產量值7'!F29,'漁業生產量值-漁業種類別魚類別生產量值7'!H29,'漁業生產量值-漁業種類別魚類別生產量值7'!J29,'漁業生產量值-漁業種類別魚類別生產量值7'!L29,'漁業生產量值-漁業種類別魚類別生產量值7'!N29,'漁業生產量值-漁業種類別魚類別生產量值7'!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))" table:style-name="ce19">
            <text:p>5,83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30.152349999999998" table:style-name="ce54">
            <text:p>30<text:s/></text:p>
          </table:table-cell>
          <table:table-cell office:value-type="float" office:value="4381.8097900000002" table:style-name="ce54">
            <text:p>4,382<text:s/></text:p>
          </table:table-cell>
          <table:table-cell office:value-type="float" office:value="9.7814099999999993" table:style-name="ce54">
            <text:p>10<text:s/></text:p>
          </table:table-cell>
          <table:table-cell office:value-type="float" office:value="467.16014999999999" table:style-name="ce54">
            <text:p>4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0.40940000000001" table:formula="msoxl:=IF(SUM('漁業生產量值-漁業種類別魚類別生產量值7'!C30,'漁業生產量值-漁業種類別魚類別生產量值7'!E30,'漁業生產量值-漁業種類別魚類別生產量值7'!G30,'漁業生產量值-漁業種類別魚類別生產量值7'!I30,'漁業生產量值-漁業種類別魚類別生產量值7'!K30,'漁業生產量值-漁業種類別魚類別生產量值7'!M30,'漁業生產量值-漁業種類別魚類別生產量值7'!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)=0,&quot;-&quot;,SUM('漁業生產量值-漁業種類別魚類別生產量值7'!C30,'漁業生產量值-漁業種類別魚類別生產量值7'!E30,'漁業生產量值-漁業種類別魚類別生產量值7'!G30,'漁業生產量值-漁業種類別魚類別生產量值7'!I30,'漁業生產量值-漁業種類別魚類別生產量值7'!K30,'漁業生產量值-漁業種類別魚類別生產量值7'!M30,'漁業生產量值-漁業種類別魚類別生產量值7'!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))" table:style-name="ce19">
            <text:p>180<text:s/></text:p>
          </table:table-cell>
          <table:table-cell office:value-type="float" office:value="20100.99999" table:formula="msoxl:=IF(SUM('漁業生產量值-漁業種類別魚類別生產量值7'!D30,'漁業生產量值-漁業種類別魚類別生產量值7'!F30,'漁業生產量值-漁業種類別魚類別生產量值7'!H30,'漁業生產量值-漁業種類別魚類別生產量值7'!J30,'漁業生產量值-漁業種類別魚類別生產量值7'!L30,'漁業生產量值-漁業種類別魚類別生產量值7'!N30,'漁業生產量值-漁業種類別魚類別生產量值7'!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)=0,&quot;-&quot;,SUM('漁業生產量值-漁業種類別魚類別生產量值7'!D30,'漁業生產量值-漁業種類別魚類別生產量值7'!F30,'漁業生產量值-漁業種類別魚類別生產量值7'!H30,'漁業生產量值-漁業種類別魚類別生產量值7'!J30,'漁業生產量值-漁業種類別魚類別生產量值7'!L30,'漁業生產量值-漁業種類別魚類別生產量值7'!N30,'漁業生產量值-漁業種類別魚類別生產量值7'!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))" table:style-name="ce19">
            <text:p>20,10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1,'漁業生產量值-漁業種類別魚類別生產量值7'!E31,'漁業生產量值-漁業種類別魚類別生產量值7'!G31,'漁業生產量值-漁業種類別魚類別生產量值7'!I31,'漁業生產量值-漁業種類別魚類別生產量值7'!K31,'漁業生產量值-漁業種類別魚類別生產量值7'!M31,'漁業生產量值-漁業種類別魚類別生產量值7'!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)=0,&quot;-&quot;,SUM('漁業生產量值-漁業種類別魚類別生產量值7'!C31,'漁業生產量值-漁業種類別魚類別生產量值7'!E31,'漁業生產量值-漁業種類別魚類別生產量值7'!G31,'漁業生產量值-漁業種類別魚類別生產量值7'!I31,'漁業生產量值-漁業種類別魚類別生產量值7'!K31,'漁業生產量值-漁業種類別魚類別生產量值7'!M31,'漁業生產量值-漁業種類別魚類別生產量值7'!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))" table:style-name="ce19">
            <text:p>-</text:p>
          </table:table-cell>
          <table:table-cell office:value-type="string" office:string-value="-" table:formula="msoxl:=IF(SUM('漁業生產量值-漁業種類別魚類別生產量值7'!D31,'漁業生產量值-漁業種類別魚類別生產量值7'!F31,'漁業生產量值-漁業種類別魚類別生產量值7'!H31,'漁業生產量值-漁業種類別魚類別生產量值7'!J31,'漁業生產量值-漁業種類別魚類別生產量值7'!L31,'漁業生產量值-漁業種類別魚類別生產量值7'!N31,'漁業生產量值-漁業種類別魚類別生產量值7'!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)=0,&quot;-&quot;,SUM('漁業生產量值-漁業種類別魚類別生產量值7'!D31,'漁業生產量值-漁業種類別魚類別生產量值7'!F31,'漁業生產量值-漁業種類別魚類別生產量值7'!H31,'漁業生產量值-漁業種類別魚類別生產量值7'!J31,'漁業生產量值-漁業種類別魚類別生產量值7'!L31,'漁業生產量值-漁業種類別魚類別生產量值7'!N31,'漁業生產量值-漁業種類別魚類別生產量值7'!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2,'漁業生產量值-漁業種類別魚類別生產量值7'!E32,'漁業生產量值-漁業種類別魚類別生產量值7'!G32,'漁業生產量值-漁業種類別魚類別生產量值7'!I32,'漁業生產量值-漁業種類別魚類別生產量值7'!K32,'漁業生產量值-漁業種類別魚類別生產量值7'!M32,'漁業生產量值-漁業種類別魚類別生產量值7'!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)=0,&quot;-&quot;,SUM('漁業生產量值-漁業種類別魚類別生產量值7'!C32,'漁業生產量值-漁業種類別魚類別生產量值7'!E32,'漁業生產量值-漁業種類別魚類別生產量值7'!G32,'漁業生產量值-漁業種類別魚類別生產量值7'!I32,'漁業生產量值-漁業種類別魚類別生產量值7'!K32,'漁業生產量值-漁業種類別魚類別生產量值7'!M32,'漁業生產量值-漁業種類別魚類別生產量值7'!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))" table:style-name="ce19">
            <text:p>-</text:p>
          </table:table-cell>
          <table:table-cell office:value-type="string" office:string-value="-" table:formula="msoxl:=IF(SUM('漁業生產量值-漁業種類別魚類別生產量值7'!D32,'漁業生產量值-漁業種類別魚類別生產量值7'!F32,'漁業生產量值-漁業種類別魚類別生產量值7'!H32,'漁業生產量值-漁業種類別魚類別生產量值7'!J32,'漁業生產量值-漁業種類別魚類別生產量值7'!L32,'漁業生產量值-漁業種類別魚類別生產量值7'!N32,'漁業生產量值-漁業種類別魚類別生產量值7'!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)=0,&quot;-&quot;,SUM('漁業生產量值-漁業種類別魚類別生產量值7'!D32,'漁業生產量值-漁業種類別魚類別生產量值7'!F32,'漁業生產量值-漁業種類別魚類別生產量值7'!H32,'漁業生產量值-漁業種類別魚類別生產量值7'!J32,'漁業生產量值-漁業種類別魚類別生產量值7'!L32,'漁業生產量值-漁業種類別魚類別生產量值7'!N32,'漁業生產量值-漁業種類別魚類別生產量值7'!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3,'漁業生產量值-漁業種類別魚類別生產量值7'!E33,'漁業生產量值-漁業種類別魚類別生產量值7'!G33,'漁業生產量值-漁業種類別魚類別生產量值7'!I33,'漁業生產量值-漁業種類別魚類別生產量值7'!K33,'漁業生產量值-漁業種類別魚類別生產量值7'!M33,'漁業生產量值-漁業種類別魚類別生產量值7'!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)=0,&quot;-&quot;,SUM('漁業生產量值-漁業種類別魚類別生產量值7'!C33,'漁業生產量值-漁業種類別魚類別生產量值7'!E33,'漁業生產量值-漁業種類別魚類別生產量值7'!G33,'漁業生產量值-漁業種類別魚類別生產量值7'!I33,'漁業生產量值-漁業種類別魚類別生產量值7'!K33,'漁業生產量值-漁業種類別魚類別生產量值7'!M33,'漁業生產量值-漁業種類別魚類別生產量值7'!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))" table:style-name="ce19">
            <text:p>-</text:p>
          </table:table-cell>
          <table:table-cell office:value-type="string" office:string-value="-" table:formula="msoxl:=IF(SUM('漁業生產量值-漁業種類別魚類別生產量值7'!D33,'漁業生產量值-漁業種類別魚類別生產量值7'!F33,'漁業生產量值-漁業種類別魚類別生產量值7'!H33,'漁業生產量值-漁業種類別魚類別生產量值7'!J33,'漁業生產量值-漁業種類別魚類別生產量值7'!L33,'漁業生產量值-漁業種類別魚類別生產量值7'!N33,'漁業生產量值-漁業種類別魚類別生產量值7'!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)=0,&quot;-&quot;,SUM('漁業生產量值-漁業種類別魚類別生產量值7'!D33,'漁業生產量值-漁業種類別魚類別生產量值7'!F33,'漁業生產量值-漁業種類別魚類別生產量值7'!H33,'漁業生產量值-漁業種類別魚類別生產量值7'!J33,'漁業生產量值-漁業種類別魚類別生產量值7'!L33,'漁業生產量值-漁業種類別魚類別生產量值7'!N33,'漁業生產量值-漁業種類別魚類別生產量值7'!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7.0609999999999999" table:style-name="ce54">
            <text:p>7<text:s/></text:p>
          </table:table-cell>
          <table:table-cell office:value-type="float" office:value="201.23849999999999" table:style-name="ce54">
            <text:p>20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5429.149899999975" table:formula="msoxl:=IF(SUM('漁業生產量值-漁業種類別魚類別生產量值7'!C34,'漁業生產量值-漁業種類別魚類別生產量值7'!E34,'漁業生產量值-漁業種類別魚類別生產量值7'!G34,'漁業生產量值-漁業種類別魚類別生產量值7'!I34,'漁業生產量值-漁業種類別魚類別生產量值7'!K34,'漁業生產量值-漁業種類別魚類別生產量值7'!M34,'漁業生產量值-漁業種類別魚類別生產量值7'!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)=0,&quot;-&quot;,SUM('漁業生產量值-漁業種類別魚類別生產量值7'!C34,'漁業生產量值-漁業種類別魚類別生產量值7'!E34,'漁業生產量值-漁業種類別魚類別生產量值7'!G34,'漁業生產量值-漁業種類別魚類別生產量值7'!I34,'漁業生產量值-漁業種類別魚類別生產量值7'!K34,'漁業生產量值-漁業種類別魚類別生產量值7'!M34,'漁業生產量值-漁業種類別魚類別生產量值7'!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))" table:style-name="ce19">
            <text:p>75,429<text:s/></text:p>
          </table:table-cell>
          <table:table-cell office:value-type="float" office:value="4080407.503169999" table:formula="msoxl:=IF(SUM('漁業生產量值-漁業種類別魚類別生產量值7'!D34,'漁業生產量值-漁業種類別魚類別生產量值7'!F34,'漁業生產量值-漁業種類別魚類別生產量值7'!H34,'漁業生產量值-漁業種類別魚類別生產量值7'!J34,'漁業生產量值-漁業種類別魚類別生產量值7'!L34,'漁業生產量值-漁業種類別魚類別生產量值7'!N34,'漁業生產量值-漁業種類別魚類別生產量值7'!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)=0,&quot;-&quot;,SUM('漁業生產量值-漁業種類別魚類別生產量值7'!D34,'漁業生產量值-漁業種類別魚類別生產量值7'!F34,'漁業生產量值-漁業種類別魚類別生產量值7'!H34,'漁業生產量值-漁業種類別魚類別生產量值7'!J34,'漁業生產量值-漁業種類別魚類別生產量值7'!L34,'漁業生產量值-漁業種類別魚類別生產量值7'!N34,'漁業生產量值-漁業種類別魚類別生產量值7'!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))" table:style-name="ce19">
            <text:p>4,080,4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6.254999999999999" table:style-name="ce54">
            <text:p>26<text:s/></text:p>
          </table:table-cell>
          <table:table-cell office:value-type="float" office:value="1226.1085" table:style-name="ce54">
            <text:p>1,22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084.0080000000016" table:formula="msoxl:=IF(SUM('漁業生產量值-漁業種類別魚類別生產量值7'!C35,'漁業生產量值-漁業種類別魚類別生產量值7'!E35,'漁業生產量值-漁業種類別魚類別生產量值7'!G35,'漁業生產量值-漁業種類別魚類別生產量值7'!I35,'漁業生產量值-漁業種類別魚類別生產量值7'!K35,'漁業生產量值-漁業種類別魚類別生產量值7'!M35,'漁業生產量值-漁業種類別魚類別生產量值7'!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)=0,&quot;-&quot;,SUM('漁業生產量值-漁業種類別魚類別生產量值7'!C35,'漁業生產量值-漁業種類別魚類別生產量值7'!E35,'漁業生產量值-漁業種類別魚類別生產量值7'!G35,'漁業生產量值-漁業種類別魚類別生產量值7'!I35,'漁業生產量值-漁業種類別魚類別生產量值7'!K35,'漁業生產量值-漁業種類別魚類別生產量值7'!M35,'漁業生產量值-漁業種類別魚類別生產量值7'!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))" table:style-name="ce19">
            <text:p>9,084<text:s/></text:p>
          </table:table-cell>
          <table:table-cell office:value-type="float" office:value="261535.91999999998" table:formula="msoxl:=IF(SUM('漁業生產量值-漁業種類別魚類別生產量值7'!D35,'漁業生產量值-漁業種類別魚類別生產量值7'!F35,'漁業生產量值-漁業種類別魚類別生產量值7'!H35,'漁業生產量值-漁業種類別魚類別生產量值7'!J35,'漁業生產量值-漁業種類別魚類別生產量值7'!L35,'漁業生產量值-漁業種類別魚類別生產量值7'!N35,'漁業生產量值-漁業種類別魚類別生產量值7'!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)=0,&quot;-&quot;,SUM('漁業生產量值-漁業種類別魚類別生產量值7'!D35,'漁業生產量值-漁業種類別魚類別生產量值7'!F35,'漁業生產量值-漁業種類別魚類別生產量值7'!H35,'漁業生產量值-漁業種類別魚類別生產量值7'!J35,'漁業生產量值-漁業種類別魚類別生產量值7'!L35,'漁業生產量值-漁業種類別魚類別生產量值7'!N35,'漁業生產量值-漁業種類別魚類別生產量值7'!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))" table:style-name="ce19">
            <text:p>261,53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582.5297500000001" table:formula="msoxl:=  IF(SUM(C37:C49)=0,&quot;-&quot;,SUM(C37:C49))" table:style-name="ce54">
            <text:p>1,583<text:s/></text:p>
          </table:table-cell>
          <table:table-cell office:value-type="float" office:value="193615.17340999999" table:formula="msoxl:=  IF(SUM(D37:D49)=0,&quot;-&quot;,SUM(D37:D49))" table:style-name="ce54">
            <text:p>193,615<text:s/></text:p>
          </table:table-cell>
          <table:table-cell office:value-type="float" office:value="491.9323" table:formula="msoxl:=  IF(SUM(E37:E49)=0,&quot;-&quot;,SUM(E37:E49))" table:style-name="ce54">
            <text:p>492<text:s/></text:p>
          </table:table-cell>
          <table:table-cell office:value-type="float" office:value="42012.987050000003" table:formula="msoxl:=  IF(SUM(F37:F49)=0,&quot;-&quot;,SUM(F37:F49))" table:style-name="ce54">
            <text:p>42,013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float" office:value="129.86099999999999" table:formula="msoxl:=  IF(SUM(I37:I49)=0,&quot;-&quot;,SUM(I37:I49))" table:style-name="ce54">
            <text:p>130<text:s/></text:p>
          </table:table-cell>
          <table:table-cell office:value-type="float" office:value="9428.9977999999992" table:formula="msoxl:=  IF(SUM(J37:J49)=0,&quot;-&quot;,SUM(J37:J49))" table:style-name="ce54">
            <text:p>9,429<text:s/></text:p>
          </table:table-cell>
          <table:table-cell office:value-type="float" office:value="35.705599999999997" table:formula="msoxl:=  IF(SUM(K37:K49)=0,&quot;-&quot;,SUM(K37:K49))" table:style-name="ce54">
            <text:p>36<text:s/></text:p>
          </table:table-cell>
          <table:table-cell office:value-type="float" office:value="2481.1318000000001" table:formula="msoxl:=  IF(SUM(L37:L49)=0,&quot;-&quot;,SUM(L37:L49))" table:style-name="ce54">
            <text:p>2,481<text:s/></text:p>
          </table:table-cell>
          <table:table-cell office:value-type="float" office:value="662.70453999999995" table:formula="msoxl:=  IF(SUM(M37:M49)=0,&quot;-&quot;,SUM(M37:M49))" table:style-name="ce54">
            <text:p>663<text:s/></text:p>
          </table:table-cell>
          <table:table-cell office:value-type="float" office:value="129331.6349" table:formula="msoxl:=  IF(SUM(N37:N49)=0,&quot;-&quot;,SUM(N37:N49))" table:style-name="ce54">
            <text:p>129,332<text:s/></text:p>
          </table:table-cell>
          <table:table-cell office:value-type="float" office:value="6922.9521599999998" table:formula="msoxl:=IF(SUM('漁業生產量值-漁業種類別魚類別生產量值7'!C36,'漁業生產量值-漁業種類別魚類別生產量值7'!E36,'漁業生產量值-漁業種類別魚類別生產量值7'!G36,'漁業生產量值-漁業種類別魚類別生產量值7'!I36,'漁業生產量值-漁業種類別魚類別生產量值7'!K36,'漁業生產量值-漁業種類別魚類別生產量值7'!M36,'漁業生產量值-漁業種類別魚類別生產量值7'!O36,'漁業生產量值-漁業種類別魚類別生產量值8'!C36,'漁業生產量值-漁業種類別魚類別生產量值8'!E36,'漁業生產量值-漁業種類別魚類別生產量值8'!G36,'漁業生產量值-漁業種類別魚類別生產量值8'!I36,'漁業生產量值-漁業種類別魚類別生產量值8'!K36,'漁業生產量值-漁業種類別魚類別生產量值8'!M36,'漁業生產量值-漁業種類別魚類別生產量值8'!O36)=0,&quot;-&quot;,SUM('漁業生產量值-漁業種類別魚類別生產量值7'!C36,'漁業生產量值-漁業種類別魚類別生產量值7'!E36,'漁業生產量值-漁業種類別魚類別生產量值7'!G36,'漁業生產量值-漁業種類別魚類別生產量值7'!I36,'漁業生產量值-漁業種類別魚類別生產量值7'!K36,'漁業生產量值-漁業種類別魚類別生產量值7'!M36,'漁業生產量值-漁業種類別魚類別生產量值7'!O36,'漁業生產量值-漁業種類別魚類別生產量值8'!C36,'漁業生產量值-漁業種類別魚類別生產量值8'!E36,'漁業生產量值-漁業種類別魚類別生產量值8'!G36,'漁業生產量值-漁業種類別魚類別生產量值8'!I36,'漁業生產量值-漁業種類別魚類別生產量值8'!K36,'漁業生產量值-漁業種類別魚類別生產量值8'!M36,'漁業生產量值-漁業種類別魚類別生產量值8'!O36))" table:style-name="ce19">
            <text:p>6,923<text:s/></text:p>
          </table:table-cell>
          <table:table-cell office:value-type="float" office:value="492814.39751000004" table:formula="msoxl:=IF(SUM('漁業生產量值-漁業種類別魚類別生產量值7'!D36,'漁業生產量值-漁業種類別魚類別生產量值7'!F36,'漁業生產量值-漁業種類別魚類別生產量值7'!H36,'漁業生產量值-漁業種類別魚類別生產量值7'!J36,'漁業生產量值-漁業種類別魚類別生產量值7'!L36,'漁業生產量值-漁業種類別魚類別生產量值7'!N36,'漁業生產量值-漁業種類別魚類別生產量值7'!P36,'漁業生產量值-漁業種類別魚類別生產量值8'!D36,'漁業生產量值-漁業種類別魚類別生產量值8'!F36,'漁業生產量值-漁業種類別魚類別生產量值8'!H36,'漁業生產量值-漁業種類別魚類別生產量值8'!J36,'漁業生產量值-漁業種類別魚類別生產量值8'!L36,'漁業生產量值-漁業種類別魚類別生產量值8'!N36,'漁業生產量值-漁業種類別魚類別生產量值8'!P36)=0,&quot;-&quot;,SUM('漁業生產量值-漁業種類別魚類別生產量值7'!D36,'漁業生產量值-漁業種類別魚類別生產量值7'!F36,'漁業生產量值-漁業種類別魚類別生產量值7'!H36,'漁業生產量值-漁業種類別魚類別生產量值7'!J36,'漁業生產量值-漁業種類別魚類別生產量值7'!L36,'漁業生產量值-漁業種類別魚類別生產量值7'!N36,'漁業生產量值-漁業種類別魚類別生產量值7'!P36,'漁業生產量值-漁業種類別魚類別生產量值8'!D36,'漁業生產量值-漁業種類別魚類別生產量值8'!F36,'漁業生產量值-漁業種類別魚類別生產量值8'!H36,'漁業生產量值-漁業種類別魚類別生產量值8'!J36,'漁業生產量值-漁業種類別魚類別生產量值8'!L36,'漁業生產量值-漁業種類別魚類別生產量值8'!N36,'漁業生產量值-漁業種類別魚類別生產量值8'!P36))" table:style-name="ce19">
            <text:p>492,8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666.47180000000003" table:style-name="ce54">
            <text:p>666<text:s/></text:p>
          </table:table-cell>
          <table:table-cell office:value-type="float" office:value="70987.416500000007" table:style-name="ce54">
            <text:p>70,987<text:s/></text:p>
          </table:table-cell>
          <table:table-cell office:value-type="float" office:value="179.07679999999999" table:style-name="ce54">
            <text:p>179<text:s/></text:p>
          </table:table-cell>
          <table:table-cell office:value-type="float" office:value="15166.55285" table:style-name="ce54">
            <text:p>15,1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6.4" table:style-name="ce54">
            <text:p>26<text:s/></text:p>
          </table:table-cell>
          <table:table-cell office:value-type="float" office:value="1293.5999999999999" table:style-name="ce54">
            <text:p>1,29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54.6043999999999" table:formula="msoxl:=IF(SUM('漁業生產量值-漁業種類別魚類別生產量值7'!C37,'漁業生產量值-漁業種類別魚類別生產量值7'!E37,'漁業生產量值-漁業種類別魚類別生產量值7'!G37,'漁業生產量值-漁業種類別魚類別生產量值7'!I37,'漁業生產量值-漁業種類別魚類別生產量值7'!K37,'漁業生產量值-漁業種類別魚類別生產量值7'!M37,'漁業生產量值-漁業種類別魚類別生產量值7'!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)=0,&quot;-&quot;,SUM('漁業生產量值-漁業種類別魚類別生產量值7'!C37,'漁業生產量值-漁業種類別魚類別生產量值7'!E37,'漁業生產量值-漁業種類別魚類別生產量值7'!G37,'漁業生產量值-漁業種類別魚類別生產量值7'!I37,'漁業生產量值-漁業種類別魚類別生產量值7'!K37,'漁業生產量值-漁業種類別魚類別生產量值7'!M37,'漁業生產量值-漁業種類別魚類別生產量值7'!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))" table:style-name="ce19">
            <text:p>1,855<text:s/></text:p>
          </table:table-cell>
          <table:table-cell office:value-type="float" office:value="191534.23899000004" table:formula="msoxl:=IF(SUM('漁業生產量值-漁業種類別魚類別生產量值7'!D37,'漁業生產量值-漁業種類別魚類別生產量值7'!F37,'漁業生產量值-漁業種類別魚類別生產量值7'!H37,'漁業生產量值-漁業種類別魚類別生產量值7'!J37,'漁業生產量值-漁業種類別魚類別生產量值7'!L37,'漁業生產量值-漁業種類別魚類別生產量值7'!N37,'漁業生產量值-漁業種類別魚類別生產量值7'!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)=0,&quot;-&quot;,SUM('漁業生產量值-漁業種類別魚類別生產量值7'!D37,'漁業生產量值-漁業種類別魚類別生產量值7'!F37,'漁業生產量值-漁業種類別魚類別生產量值7'!H37,'漁業生產量值-漁業種類別魚類別生產量值7'!J37,'漁業生產量值-漁業種類別魚類別生產量值7'!L37,'漁業生產量值-漁業種類別魚類別生產量值7'!N37,'漁業生產量值-漁業種類別魚類別生產量值7'!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))" table:style-name="ce19">
            <text:p>191,53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8,'漁業生產量值-漁業種類別魚類別生產量值7'!E38,'漁業生產量值-漁業種類別魚類別生產量值7'!G38,'漁業生產量值-漁業種類別魚類別生產量值7'!I38,'漁業生產量值-漁業種類別魚類別生產量值7'!K38,'漁業生產量值-漁業種類別魚類別生產量值7'!M38,'漁業生產量值-漁業種類別魚類別生產量值7'!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)=0,&quot;-&quot;,SUM('漁業生產量值-漁業種類別魚類別生產量值7'!C38,'漁業生產量值-漁業種類別魚類別生產量值7'!E38,'漁業生產量值-漁業種類別魚類別生產量值7'!G38,'漁業生產量值-漁業種類別魚類別生產量值7'!I38,'漁業生產量值-漁業種類別魚類別生產量值7'!K38,'漁業生產量值-漁業種類別魚類別生產量值7'!M38,'漁業生產量值-漁業種類別魚類別生產量值7'!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))" table:style-name="ce19">
            <text:p>-</text:p>
          </table:table-cell>
          <table:table-cell office:value-type="string" office:string-value="-" table:formula="msoxl:=IF(SUM('漁業生產量值-漁業種類別魚類別生產量值7'!D38,'漁業生產量值-漁業種類別魚類別生產量值7'!F38,'漁業生產量值-漁業種類別魚類別生產量值7'!H38,'漁業生產量值-漁業種類別魚類別生產量值7'!J38,'漁業生產量值-漁業種類別魚類別生產量值7'!L38,'漁業生產量值-漁業種類別魚類別生產量值7'!N38,'漁業生產量值-漁業種類別魚類別生產量值7'!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)=0,&quot;-&quot;,SUM('漁業生產量值-漁業種類別魚類別生產量值7'!D38,'漁業生產量值-漁業種類別魚類別生產量值7'!F38,'漁業生產量值-漁業種類別魚類別生產量值7'!H38,'漁業生產量值-漁業種類別魚類別生產量值7'!J38,'漁業生產量值-漁業種類別魚類別生產量值7'!L38,'漁業生產量值-漁業種類別魚類別生產量值7'!N38,'漁業生產量值-漁業種類別魚類別生產量值7'!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109.637" table:style-name="ce54">
            <text:p>110<text:s/></text:p>
          </table:table-cell>
          <table:table-cell office:value-type="float" office:value="4495.1170000000002" table:style-name="ce54">
            <text:p>4,49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967.1210000000005" table:formula="msoxl:=IF(SUM('漁業生產量值-漁業種類別魚類別生產量值7'!C39,'漁業生產量值-漁業種類別魚類別生產量值7'!E39,'漁業生產量值-漁業種類別魚類別生產量值7'!G39,'漁業生產量值-漁業種類別魚類別生產量值7'!I39,'漁業生產量值-漁業種類別魚類別生產量值7'!K39,'漁業生產量值-漁業種類別魚類別生產量值7'!M39,'漁業生產量值-漁業種類別魚類別生產量值7'!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)=0,&quot;-&quot;,SUM('漁業生產量值-漁業種類別魚類別生產量值7'!C39,'漁業生產量值-漁業種類別魚類別生產量值7'!E39,'漁業生產量值-漁業種類別魚類別生產量值7'!G39,'漁業生產量值-漁業種類別魚類別生產量值7'!I39,'漁業生產量值-漁業種類別魚類別生產量值7'!K39,'漁業生產量值-漁業種類別魚類別生產量值7'!M39,'漁業生產量值-漁業種類別魚類別生產量值7'!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))" table:style-name="ce19">
            <text:p>2,967<text:s/></text:p>
          </table:table-cell>
          <table:table-cell office:value-type="float" office:value="99749.038" table:formula="msoxl:=IF(SUM('漁業生產量值-漁業種類別魚類別生產量值7'!D39,'漁業生產量值-漁業種類別魚類別生產量值7'!F39,'漁業生產量值-漁業種類別魚類別生產量值7'!H39,'漁業生產量值-漁業種類別魚類別生產量值7'!J39,'漁業生產量值-漁業種類別魚類別生產量值7'!L39,'漁業生產量值-漁業種類別魚類別生產量值7'!N39,'漁業生產量值-漁業種類別魚類別生產量值7'!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)=0,&quot;-&quot;,SUM('漁業生產量值-漁業種類別魚類別生產量值7'!D39,'漁業生產量值-漁業種類別魚類別生產量值7'!F39,'漁業生產量值-漁業種類別魚類別生產量值7'!H39,'漁業生產量值-漁業種類別魚類別生產量值7'!J39,'漁業生產量值-漁業種類別魚類別生產量值7'!L39,'漁業生產量值-漁業種類別魚類別生產量值7'!N39,'漁業生產量值-漁業種類別魚類別生產量值7'!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))" table:style-name="ce19">
            <text:p>99,7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455.12934999999999" table:style-name="ce54">
            <text:p>455<text:s/></text:p>
          </table:table-cell>
          <table:table-cell office:value-type="float" office:value="45133.874150000003" table:style-name="ce54">
            <text:p>45,134<text:s/></text:p>
          </table:table-cell>
          <table:table-cell office:value-type="float" office:value="303.99250000000001" table:style-name="ce54">
            <text:p>304<text:s/></text:p>
          </table:table-cell>
          <table:table-cell office:value-type="float" office:value="26047.2012" table:style-name="ce54">
            <text:p>26,0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2.961" table:style-name="ce54">
            <text:p>103<text:s/></text:p>
          </table:table-cell>
          <table:table-cell office:value-type="float" office:value="8113.8977999999997" table:style-name="ce54">
            <text:p>8,1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61.71051" table:formula="msoxl:=IF(SUM('漁業生產量值-漁業種類別魚類別生產量值7'!C40,'漁業生產量值-漁業種類別魚類別生產量值7'!E40,'漁業生產量值-漁業種類別魚類別生產量值7'!G40,'漁業生產量值-漁業種類別魚類別生產量值7'!I40,'漁業生產量值-漁業種類別魚類別生產量值7'!K40,'漁業生產量值-漁業種類別魚類別生產量值7'!M40,'漁業生產量值-漁業種類別魚類別生產量值7'!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)=0,&quot;-&quot;,SUM('漁業生產量值-漁業種類別魚類別生產量值7'!C40,'漁業生產量值-漁業種類別魚類別生產量值7'!E40,'漁業生產量值-漁業種類別魚類別生產量值7'!G40,'漁業生產量值-漁業種類別魚類別生產量值7'!I40,'漁業生產量值-漁業種類別魚類別生產量值7'!K40,'漁業生產量值-漁業種類別魚類別生產量值7'!M40,'漁業生產量值-漁業種類別魚類別生產量值7'!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))" table:style-name="ce19">
            <text:p>762<text:s/></text:p>
          </table:table-cell>
          <table:table-cell office:value-type="float" office:value="99358.698230000009" table:formula="msoxl:=IF(SUM('漁業生產量值-漁業種類別魚類別生產量值7'!D40,'漁業生產量值-漁業種類別魚類別生產量值7'!F40,'漁業生產量值-漁業種類別魚類別生產量值7'!H40,'漁業生產量值-漁業種類別魚類別生產量值7'!J40,'漁業生產量值-漁業種類別魚類別生產量值7'!L40,'漁業生產量值-漁業種類別魚類別生產量值7'!N40,'漁業生產量值-漁業種類別魚類別生產量值7'!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)=0,&quot;-&quot;,SUM('漁業生產量值-漁業種類別魚類別生產量值7'!D40,'漁業生產量值-漁業種類別魚類別生產量值7'!F40,'漁業生產量值-漁業種類別魚類別生產量值7'!H40,'漁業生產量值-漁業種類別魚類別生產量值7'!J40,'漁業生產量值-漁業種類別魚類別生產量值7'!L40,'漁業生產量值-漁業種類別魚類別生產量值7'!N40,'漁業生產量值-漁業種類別魚類別生產量值7'!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))" table:style-name="ce19">
            <text:p>99,35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5.8388" table:style-name="ce54">
            <text:p>6<text:s/></text:p>
          </table:table-cell>
          <table:table-cell office:value-type="float" office:value="810.66" table:style-name="ce54">
            <text:p>81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5" table:style-name="ce54">
            <text:p>1<text:s/></text:p>
          </table:table-cell>
          <table:table-cell office:value-type="float" office:value="21.5" table:style-name="ce54">
            <text:p>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4500000000000011" table:formula="msoxl:=IF(SUM('漁業生產量值-漁業種類別魚類別生產量值7'!C41,'漁業生產量值-漁業種類別魚類別生產量值7'!E41,'漁業生產量值-漁業種類別魚類別生產量值7'!G41,'漁業生產量值-漁業種類別魚類別生產量值7'!I41,'漁業生產量值-漁業種類別魚類別生產量值7'!K41,'漁業生產量值-漁業種類別魚類別生產量值7'!M41,'漁業生產量值-漁業種類別魚類別生產量值7'!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)=0,&quot;-&quot;,SUM('漁業生產量值-漁業種類別魚類別生產量值7'!C41,'漁業生產量值-漁業種類別魚類別生產量值7'!E41,'漁業生產量值-漁業種類別魚類別生產量值7'!G41,'漁業生產量值-漁業種類別魚類別生產量值7'!I41,'漁業生產量值-漁業種類別魚類別生產量值7'!K41,'漁業生產量值-漁業種類別魚類別生產量值7'!M41,'漁業生產量值-漁業種類別魚類別生產量值7'!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))" table:style-name="ce19">
            <text:p>5<text:s/></text:p>
          </table:table-cell>
          <table:table-cell office:value-type="float" office:value="1195.8000000000002" table:formula="msoxl:=IF(SUM('漁業生產量值-漁業種類別魚類別生產量值7'!D41,'漁業生產量值-漁業種類別魚類別生產量值7'!F41,'漁業生產量值-漁業種類別魚類別生產量值7'!H41,'漁業生產量值-漁業種類別魚類別生產量值7'!J41,'漁業生產量值-漁業種類別魚類別生產量值7'!L41,'漁業生產量值-漁業種類別魚類別生產量值7'!N41,'漁業生產量值-漁業種類別魚類別生產量值7'!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)=0,&quot;-&quot;,SUM('漁業生產量值-漁業種類別魚類別生產量值7'!D41,'漁業生產量值-漁業種類別魚類別生產量值7'!F41,'漁業生產量值-漁業種類別魚類別生產量值7'!H41,'漁業生產量值-漁業種類別魚類別生產量值7'!J41,'漁業生產量值-漁業種類別魚類別生產量值7'!L41,'漁業生產量值-漁業種類別魚類別生產量值7'!N41,'漁業生產量值-漁業種類別魚類別生產量值7'!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))" table:style-name="ce19">
            <text:p>1,1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88.345799999999997" table:style-name="ce54">
            <text:p>88<text:s/></text:p>
          </table:table-cell>
          <table:table-cell office:value-type="float" office:value="13640.937400000001" table:style-name="ce54">
            <text:p>13,641<text:s/></text:p>
          </table:table-cell>
          <table:table-cell office:value-type="float" office:value="1.5629999999999999" table:style-name="ce54">
            <text:p>2<text:s/></text:p>
          </table:table-cell>
          <table:table-cell office:value-type="float" office:value="142.233" table:style-name="ce54">
            <text:p>1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62.98994999999996" table:formula="msoxl:=IF(SUM('漁業生產量值-漁業種類別魚類別生產量值7'!C42,'漁業生產量值-漁業種類別魚類別生產量值7'!E42,'漁業生產量值-漁業種類別魚類別生產量值7'!G42,'漁業生產量值-漁業種類別魚類別生產量值7'!I42,'漁業生產量值-漁業種類別魚類別生產量值7'!K42,'漁業生產量值-漁業種類別魚類別生產量值7'!M42,'漁業生產量值-漁業種類別魚類別生產量值7'!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)=0,&quot;-&quot;,SUM('漁業生產量值-漁業種類別魚類別生產量值7'!C42,'漁業生產量值-漁業種類別魚類別生產量值7'!E42,'漁業生產量值-漁業種類別魚類別生產量值7'!G42,'漁業生產量值-漁業種類別魚類別生產量值7'!I42,'漁業生產量值-漁業種類別魚類別生產量值7'!K42,'漁業生產量值-漁業種類別魚類別生產量值7'!M42,'漁業生產量值-漁業種類別魚類別生產量值7'!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))" table:style-name="ce19">
            <text:p>263<text:s/></text:p>
          </table:table-cell>
          <table:table-cell office:value-type="float" office:value="30641.301180000006" table:formula="msoxl:=IF(SUM('漁業生產量值-漁業種類別魚類別生產量值7'!D42,'漁業生產量值-漁業種類別魚類別生產量值7'!F42,'漁業生產量值-漁業種類別魚類別生產量值7'!H42,'漁業生產量值-漁業種類別魚類別生產量值7'!J42,'漁業生產量值-漁業種類別魚類別生產量值7'!L42,'漁業生產量值-漁業種類別魚類別生產量值7'!N42,'漁業生產量值-漁業種類別魚類別生產量值7'!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)=0,&quot;-&quot;,SUM('漁業生產量值-漁業種類別魚類別生產量值7'!D42,'漁業生產量值-漁業種類別魚類別生產量值7'!F42,'漁業生產量值-漁業種類別魚類別生產量值7'!H42,'漁業生產量值-漁業種類別魚類別生產量值7'!J42,'漁業生產量值-漁業種類別魚類別生產量值7'!L42,'漁業生產量值-漁業種類別魚類別生產量值7'!N42,'漁業生產量值-漁業種類別魚類別生產量值7'!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))" table:style-name="ce19">
            <text:p>30,6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22.66200000000001" table:style-name="ce54">
            <text:p>123<text:s/></text:p>
          </table:table-cell>
          <table:table-cell office:value-type="float" office:value="19424.971160000001" table:style-name="ce54">
            <text:p>19,42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28.01019999999997" table:formula="msoxl:=IF(SUM('漁業生產量值-漁業種類別魚類別生產量值7'!C43,'漁業生產量值-漁業種類別魚類別生產量值7'!E43,'漁業生產量值-漁業種類別魚類別生產量值7'!G43,'漁業生產量值-漁業種類別魚類別生產量值7'!I43,'漁業生產量值-漁業種類別魚類別生產量值7'!K43,'漁業生產量值-漁業種類別魚類別生產量值7'!M43,'漁業生產量值-漁業種類別魚類別生產量值7'!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)=0,&quot;-&quot;,SUM('漁業生產量值-漁業種類別魚類別生產量值7'!C43,'漁業生產量值-漁業種類別魚類別生產量值7'!E43,'漁業生產量值-漁業種類別魚類別生產量值7'!G43,'漁業生產量值-漁業種類別魚類別生產量值7'!I43,'漁業生產量值-漁業種類別魚類別生產量值7'!K43,'漁業生產量值-漁業種類別魚類別生產量值7'!M43,'漁業生產量值-漁業種類別魚類別生產量值7'!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))" table:style-name="ce19">
            <text:p>228<text:s/></text:p>
          </table:table-cell>
          <table:table-cell office:value-type="float" office:value="18307.467810000002" table:formula="msoxl:=IF(SUM('漁業生產量值-漁業種類別魚類別生產量值7'!D43,'漁業生產量值-漁業種類別魚類別生產量值7'!F43,'漁業生產量值-漁業種類別魚類別生產量值7'!H43,'漁業生產量值-漁業種類別魚類別生產量值7'!J43,'漁業生產量值-漁業種類別魚類別生產量值7'!L43,'漁業生產量值-漁業種類別魚類別生產量值7'!N43,'漁業生產量值-漁業種類別魚類別生產量值7'!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)=0,&quot;-&quot;,SUM('漁業生產量值-漁業種類別魚類別生產量值7'!D43,'漁業生產量值-漁業種類別魚類別生產量值7'!F43,'漁業生產量值-漁業種類別魚類別生產量值7'!H43,'漁業生產量值-漁業種類別魚類別生產量值7'!J43,'漁業生產量值-漁業種類別魚類別生產量值7'!L43,'漁業生產量值-漁業種類別魚類別生產量值7'!N43,'漁業生產量值-漁業種類別魚類別生產量值7'!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))" table:style-name="ce19">
            <text:p>18,30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.9" table:style-name="ce54">
            <text:p>2<text:s/></text:p>
          </table:table-cell>
          <table:table-cell office:value-type="float" office:value="321.10000000000002" table:style-name="ce54">
            <text:p>321<text:s/></text:p>
          </table:table-cell>
          <table:table-cell office:value-type="float" office:value="7.3" table:style-name="ce54">
            <text:p>7<text:s/></text:p>
          </table:table-cell>
          <table:table-cell office:value-type="float" office:value="657" table:style-name="ce54">
            <text:p>6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9.626100000000008" table:formula="msoxl:=IF(SUM('漁業生產量值-漁業種類別魚類別生產量值7'!C44,'漁業生產量值-漁業種類別魚類別生產量值7'!E44,'漁業生產量值-漁業種類別魚類別生產量值7'!G44,'漁業生產量值-漁業種類別魚類別生產量值7'!I44,'漁業生產量值-漁業種類別魚類別生產量值7'!K44,'漁業生產量值-漁業種類別魚類別生產量值7'!M44,'漁業生產量值-漁業種類別魚類別生產量值7'!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)=0,&quot;-&quot;,SUM('漁業生產量值-漁業種類別魚類別生產量值7'!C44,'漁業生產量值-漁業種類別魚類別生產量值7'!E44,'漁業生產量值-漁業種類別魚類別生產量值7'!G44,'漁業生產量值-漁業種類別魚類別生產量值7'!I44,'漁業生產量值-漁業種類別魚類別生產量值7'!K44,'漁業生產量值-漁業種類別魚類別生產量值7'!M44,'漁業生產量值-漁業種類別魚類別生產量值7'!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))" table:style-name="ce19">
            <text:p>70<text:s/></text:p>
          </table:table-cell>
          <table:table-cell office:value-type="float" office:value="6048.6532999999999" table:formula="msoxl:=IF(SUM('漁業生產量值-漁業種類別魚類別生產量值7'!D44,'漁業生產量值-漁業種類別魚類別生產量值7'!F44,'漁業生產量值-漁業種類別魚類別生產量值7'!H44,'漁業生產量值-漁業種類別魚類別生產量值7'!J44,'漁業生產量值-漁業種類別魚類別生產量值7'!L44,'漁業生產量值-漁業種類別魚類別生產量值7'!N44,'漁業生產量值-漁業種類別魚類別生產量值7'!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)=0,&quot;-&quot;,SUM('漁業生產量值-漁業種類別魚類別生產量值7'!D44,'漁業生產量值-漁業種類別魚類別生產量值7'!F44,'漁業生產量值-漁業種類別魚類別生產量值7'!H44,'漁業生產量值-漁業種類別魚類別生產量值7'!J44,'漁業生產量值-漁業種類別魚類別生產量值7'!L44,'漁業生產量值-漁業種類別魚類別生產量值7'!N44,'漁業生產量值-漁業種類別魚類別生產量值7'!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))" table:style-name="ce19">
            <text:p>6,0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45,'漁業生產量值-漁業種類別魚類別生產量值7'!E45,'漁業生產量值-漁業種類別魚類別生產量值7'!G45,'漁業生產量值-漁業種類別魚類別生產量值7'!I45,'漁業生產量值-漁業種類別魚類別生產量值7'!K45,'漁業生產量值-漁業種類別魚類別生產量值7'!M45,'漁業生產量值-漁業種類別魚類別生產量值7'!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)=0,&quot;-&quot;,SUM('漁業生產量值-漁業種類別魚類別生產量值7'!C45,'漁業生產量值-漁業種類別魚類別生產量值7'!E45,'漁業生產量值-漁業種類別魚類別生產量值7'!G45,'漁業生產量值-漁業種類別魚類別生產量值7'!I45,'漁業生產量值-漁業種類別魚類別生產量值7'!K45,'漁業生產量值-漁業種類別魚類別生產量值7'!M45,'漁業生產量值-漁業種類別魚類別生產量值7'!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))" table:style-name="ce19">
            <text:p>-</text:p>
          </table:table-cell>
          <table:table-cell office:value-type="string" office:string-value="-" table:formula="msoxl:=IF(SUM('漁業生產量值-漁業種類別魚類別生產量值7'!D45,'漁業生產量值-漁業種類別魚類別生產量值7'!F45,'漁業生產量值-漁業種類別魚類別生產量值7'!H45,'漁業生產量值-漁業種類別魚類別生產量值7'!J45,'漁業生產量值-漁業種類別魚類別生產量值7'!L45,'漁業生產量值-漁業種類別魚類別生產量值7'!N45,'漁業生產量值-漁業種類別魚類別生產量值7'!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)=0,&quot;-&quot;,SUM('漁業生產量值-漁業種類別魚類別生產量值7'!D45,'漁業生產量值-漁業種類別魚類別生產量值7'!F45,'漁業生產量值-漁業種類別魚類別生產量值7'!H45,'漁業生產量值-漁業種類別魚類別生產量值7'!J45,'漁業生產量值-漁業種類別魚類別生產量值7'!L45,'漁業生產量值-漁業種類別魚類別生產量值7'!N45,'漁業生產量值-漁業種類別魚類別生產量值7'!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124.15" table:style-name="ce54">
            <text:p>124<text:s/></text:p>
          </table:table-cell>
          <table:table-cell office:value-type="float" office:value="37245" table:style-name="ce54">
            <text:p>37,24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119999999999999" table:formula="msoxl:=IF(SUM('漁業生產量值-漁業種類別魚類別生產量值7'!C46,'漁業生產量值-漁業種類別魚類別生產量值7'!E46,'漁業生產量值-漁業種類別魚類別生產量值7'!G46,'漁業生產量值-漁業種類別魚類別生產量值7'!I46,'漁業生產量值-漁業種類別魚類別生產量值7'!K46,'漁業生產量值-漁業種類別魚類別生產量值7'!M46,'漁業生產量值-漁業種類別魚類別生產量值7'!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)=0,&quot;-&quot;,SUM('漁業生產量值-漁業種類別魚類別生產量值7'!C46,'漁業生產量值-漁業種類別魚類別生產量值7'!E46,'漁業生產量值-漁業種類別魚類別生產量值7'!G46,'漁業生產量值-漁業種類別魚類別生產量值7'!I46,'漁業生產量值-漁業種類別魚類別生產量值7'!K46,'漁業生產量值-漁業種類別魚類別生產量值7'!M46,'漁業生產量值-漁業種類別魚類別生產量值7'!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))" table:style-name="ce19">
            <text:p>10<text:s/></text:p>
          </table:table-cell>
          <table:table-cell office:value-type="float" office:value="232.76" table:formula="msoxl:=IF(SUM('漁業生產量值-漁業種類別魚類別生產量值7'!D46,'漁業生產量值-漁業種類別魚類別生產量值7'!F46,'漁業生產量值-漁業種類別魚類別生產量值7'!H46,'漁業生產量值-漁業種類別魚類別生產量值7'!J46,'漁業生產量值-漁業種類別魚類別生產量值7'!L46,'漁業生產量值-漁業種類別魚類別生產量值7'!N46,'漁業生產量值-漁業種類別魚類別生產量值7'!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)=0,&quot;-&quot;,SUM('漁業生產量值-漁業種類別魚類別生產量值7'!D46,'漁業生產量值-漁業種類別魚類別生產量值7'!F46,'漁業生產量值-漁業種類別魚類別生產量值7'!H46,'漁業生產量值-漁業種類別魚類別生產量值7'!J46,'漁業生產量值-漁業種類別魚類別生產量值7'!L46,'漁業生產量值-漁業種類別魚類別生產量值7'!N46,'漁業生產量值-漁業種類別魚類別生產量值7'!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))" table:style-name="ce19">
            <text:p>23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47,'漁業生產量值-漁業種類別魚類別生產量值7'!E47,'漁業生產量值-漁業種類別魚類別生產量值7'!G47,'漁業生產量值-漁業種類別魚類別生產量值7'!I47,'漁業生產量值-漁業種類別魚類別生產量值7'!K47,'漁業生產量值-漁業種類別魚類別生產量值7'!M47,'漁業生產量值-漁業種類別魚類別生產量值7'!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)=0,&quot;-&quot;,SUM('漁業生產量值-漁業種類別魚類別生產量值7'!C47,'漁業生產量值-漁業種類別魚類別生產量值7'!E47,'漁業生產量值-漁業種類別魚類別生產量值7'!G47,'漁業生產量值-漁業種類別魚類別生產量值7'!I47,'漁業生產量值-漁業種類別魚類別生產量值7'!K47,'漁業生產量值-漁業種類別魚類別生產量值7'!M47,'漁業生產量值-漁業種類別魚類別生產量值7'!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))" table:style-name="ce19">
            <text:p>-</text:p>
          </table:table-cell>
          <table:table-cell office:value-type="string" office:string-value="-" table:formula="msoxl:=IF(SUM('漁業生產量值-漁業種類別魚類別生產量值7'!D47,'漁業生產量值-漁業種類別魚類別生產量值7'!F47,'漁業生產量值-漁業種類別魚類別生產量值7'!H47,'漁業生產量值-漁業種類別魚類別生產量值7'!J47,'漁業生產量值-漁業種類別魚類別生產量值7'!L47,'漁業生產量值-漁業種類別魚類別生產量值7'!N47,'漁業生產量值-漁業種類別魚類別生產量值7'!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)=0,&quot;-&quot;,SUM('漁業生產量值-漁業種類別魚類別生產量值7'!D47,'漁業生產量值-漁業種類別魚類別生產量值7'!F47,'漁業生產量值-漁業種類別魚類別生產量值7'!H47,'漁業生產量值-漁業種類別魚類別生產量值7'!J47,'漁業生產量值-漁業種類別魚類別生產量值7'!L47,'漁業生產量值-漁業種類別魚類別生產量值7'!N47,'漁業生產量值-漁業種類別魚類別生產量值7'!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5.705599999999997" table:style-name="ce54">
            <text:p>36<text:s/></text:p>
          </table:table-cell>
          <table:table-cell office:value-type="float" office:value="2481.1318000000001" table:style-name="ce54">
            <text:p>2,481<text:s/></text:p>
          </table:table-cell>
          <table:table-cell office:value-type="float" office:value="662.70453999999995" table:style-name="ce54">
            <text:p>663<text:s/></text:p>
          </table:table-cell>
          <table:table-cell office:value-type="float" office:value="129331.6349" table:style-name="ce54">
            <text:p>129,332<text:s/></text:p>
          </table:table-cell>
          <table:table-cell office:value-type="string" office:string-value="-" table:formula="msoxl:=IF(SUM('漁業生產量值-漁業種類別魚類別生產量值7'!C48,'漁業生產量值-漁業種類別魚類別生產量值7'!E48,'漁業生產量值-漁業種類別魚類別生產量值7'!G48,'漁業生產量值-漁業種類別魚類別生產量值7'!I48,'漁業生產量值-漁業種類別魚類別生產量值7'!K48,'漁業生產量值-漁業種類別魚類別生產量值7'!M48,'漁業生產量值-漁業種類別魚類別生產量值7'!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)=0,&quot;-&quot;,SUM('漁業生產量值-漁業種類別魚類別生產量值7'!C48,'漁業生產量值-漁業種類別魚類別生產量值7'!E48,'漁業生產量值-漁業種類別魚類別生產量值7'!G48,'漁業生產量值-漁業種類別魚類別生產量值7'!I48,'漁業生產量值-漁業種類別魚類別生產量值7'!K48,'漁業生產量值-漁業種類別魚類別生產量值7'!M48,'漁業生產量值-漁業種類別魚類別生產量值7'!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))" table:style-name="ce19">
            <text:p>-</text:p>
          </table:table-cell>
          <table:table-cell office:value-type="string" office:string-value="-" table:formula="msoxl:=IF(SUM('漁業生產量值-漁業種類別魚類別生產量值7'!D48,'漁業生產量值-漁業種類別魚類別生產量值7'!F48,'漁業生產量值-漁業種類別魚類別生產量值7'!H48,'漁業生產量值-漁業種類別魚類別生產量值7'!J48,'漁業生產量值-漁業種類別魚類別生產量值7'!L48,'漁業生產量值-漁業種類別魚類別生產量值7'!N48,'漁業生產量值-漁業種類別魚類別生產量值7'!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)=0,&quot;-&quot;,SUM('漁業生產量值-漁業種類別魚類別生產量值7'!D48,'漁業生產量值-漁業種類別魚類別生產量值7'!F48,'漁業生產量值-漁業種類別魚類別生產量值7'!H48,'漁業生產量值-漁業種類別魚類別生產量值7'!J48,'漁業生產量值-漁業種類別魚類別生產量值7'!L48,'漁業生產量值-漁業種類別魚類別生產量值7'!N48,'漁業生產量值-漁業種類別魚類別生產量值7'!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8.3949999999999996" table:style-name="ce54">
            <text:p>8<text:s/></text:p>
          </table:table-cell>
          <table:table-cell office:value-type="float" office:value="1556.0971999999999" table:style-name="ce54">
            <text:p>1,5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63.32" table:formula="msoxl:=IF(SUM('漁業生產量值-漁業種類別魚類別生產量值7'!C49,'漁業生產量值-漁業種類別魚類別生產量值7'!E49,'漁業生產量值-漁業種類別魚類別生產量值7'!G49,'漁業生產量值-漁業種類別魚類別生產量值7'!I49,'漁業生產量值-漁業種類別魚類別生產量值7'!K49,'漁業生產量值-漁業種類別魚類別生產量值7'!M49,'漁業生產量值-漁業種類別魚類別生產量值7'!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)=0,&quot;-&quot;,SUM('漁業生產量值-漁業種類別魚類別生產量值7'!C49,'漁業生產量值-漁業種類別魚類別生產量值7'!E49,'漁業生產量值-漁業種類別魚類別生產量值7'!G49,'漁業生產量值-漁業種類別魚類別生產量值7'!I49,'漁業生產量值-漁業種類別魚類別生產量值7'!K49,'漁業生產量值-漁業種類別魚類別生產量值7'!M49,'漁業生產量值-漁業種類別魚類別生產量值7'!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))" table:style-name="ce19">
            <text:p>763<text:s/></text:p>
          </table:table-cell>
          <table:table-cell office:value-type="float" office:value="45746.44" table:formula="msoxl:=IF(SUM('漁業生產量值-漁業種類別魚類別生產量值7'!D49,'漁業生產量值-漁業種類別魚類別生產量值7'!F49,'漁業生產量值-漁業種類別魚類別生產量值7'!H49,'漁業生產量值-漁業種類別魚類別生產量值7'!J49,'漁業生產量值-漁業種類別魚類別生產量值7'!L49,'漁業生產量值-漁業種類別魚類別生產量值7'!N49,'漁業生產量值-漁業種類別魚類別生產量值7'!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)=0,&quot;-&quot;,SUM('漁業生產量值-漁業種類別魚類別生產量值7'!D49,'漁業生產量值-漁業種類別魚類別生產量值7'!F49,'漁業生產量值-漁業種類別魚類別生產量值7'!H49,'漁業生產量值-漁業種類別魚類別生產量值7'!J49,'漁業生產量值-漁業種類別魚類別生產量值7'!L49,'漁業生產量值-漁業種類別魚類別生產量值7'!N49,'漁業生產量值-漁業種類別魚類別生產量值7'!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))" table:style-name="ce19">
            <text:p>45,74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IF(SUM('漁業生產量值-漁業種類別魚類別生產量值7'!C50,'漁業生產量值-漁業種類別魚類別生產量值7'!E50,'漁業生產量值-漁業種類別魚類別生產量值7'!G50,'漁業生產量值-漁業種類別魚類別生產量值7'!I50,'漁業生產量值-漁業種類別魚類別生產量值7'!K50,'漁業生產量值-漁業種類別魚類別生產量值7'!M50,'漁業生產量值-漁業種類別魚類別生產量值7'!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)=0,&quot;-&quot;,SUM('漁業生產量值-漁業種類別魚類別生產量值7'!C50,'漁業生產量值-漁業種類別魚類別生產量值7'!E50,'漁業生產量值-漁業種類別魚類別生產量值7'!G50,'漁業生產量值-漁業種類別魚類別生產量值7'!I50,'漁業生產量值-漁業種類別魚類別生產量值7'!K50,'漁業生產量值-漁業種類別魚類別生產量值7'!M50,'漁業生產量值-漁業種類別魚類別生產量值7'!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))" table:style-name="ce19">
            <text:p>-</text:p>
          </table:table-cell>
          <table:table-cell office:value-type="string" office:string-value="-" table:formula="msoxl:=IF(SUM('漁業生產量值-漁業種類別魚類別生產量值7'!D50,'漁業生產量值-漁業種類別魚類別生產量值7'!F50,'漁業生產量值-漁業種類別魚類別生產量值7'!H50,'漁業生產量值-漁業種類別魚類別生產量值7'!J50,'漁業生產量值-漁業種類別魚類別生產量值7'!L50,'漁業生產量值-漁業種類別魚類別生產量值7'!N50,'漁業生產量值-漁業種類別魚類別生產量值7'!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)=0,&quot;-&quot;,SUM('漁業生產量值-漁業種類別魚類別生產量值7'!D50,'漁業生產量值-漁業種類別魚類別生產量值7'!F50,'漁業生產量值-漁業種類別魚類別生產量值7'!H50,'漁業生產量值-漁業種類別魚類別生產量值7'!J50,'漁業生產量值-漁業種類別魚類別生產量值7'!L50,'漁業生產量值-漁業種類別魚類別生產量值7'!N50,'漁業生產量值-漁業種類別魚類別生產量值7'!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1,'漁業生產量值-漁業種類別魚類別生產量值7'!E51,'漁業生產量值-漁業種類別魚類別生產量值7'!G51,'漁業生產量值-漁業種類別魚類別生產量值7'!I51,'漁業生產量值-漁業種類別魚類別生產量值7'!K51,'漁業生產量值-漁業種類別魚類別生產量值7'!M51,'漁業生產量值-漁業種類別魚類別生產量值7'!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)=0,&quot;-&quot;,SUM('漁業生產量值-漁業種類別魚類別生產量值7'!C51,'漁業生產量值-漁業種類別魚類別生產量值7'!E51,'漁業生產量值-漁業種類別魚類別生產量值7'!G51,'漁業生產量值-漁業種類別魚類別生產量值7'!I51,'漁業生產量值-漁業種類別魚類別生產量值7'!K51,'漁業生產量值-漁業種類別魚類別生產量值7'!M51,'漁業生產量值-漁業種類別魚類別生產量值7'!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))" table:style-name="ce19">
            <text:p>-</text:p>
          </table:table-cell>
          <table:table-cell office:value-type="string" office:string-value="-" table:formula="msoxl:=IF(SUM('漁業生產量值-漁業種類別魚類別生產量值7'!D51,'漁業生產量值-漁業種類別魚類別生產量值7'!F51,'漁業生產量值-漁業種類別魚類別生產量值7'!H51,'漁業生產量值-漁業種類別魚類別生產量值7'!J51,'漁業生產量值-漁業種類別魚類別生產量值7'!L51,'漁業生產量值-漁業種類別魚類別生產量值7'!N51,'漁業生產量值-漁業種類別魚類別生產量值7'!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)=0,&quot;-&quot;,SUM('漁業生產量值-漁業種類別魚類別生產量值7'!D51,'漁業生產量值-漁業種類別魚類別生產量值7'!F51,'漁業生產量值-漁業種類別魚類別生產量值7'!H51,'漁業生產量值-漁業種類別魚類別生產量值7'!J51,'漁業生產量值-漁業種類別魚類別生產量值7'!L51,'漁業生產量值-漁業種類別魚類別生產量值7'!N51,'漁業生產量值-漁業種類別魚類別生產量值7'!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2,'漁業生產量值-漁業種類別魚類別生產量值7'!E52,'漁業生產量值-漁業種類別魚類別生產量值7'!G52,'漁業生產量值-漁業種類別魚類別生產量值7'!I52,'漁業生產量值-漁業種類別魚類別生產量值7'!K52,'漁業生產量值-漁業種類別魚類別生產量值7'!M52,'漁業生產量值-漁業種類別魚類別生產量值7'!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)=0,&quot;-&quot;,SUM('漁業生產量值-漁業種類別魚類別生產量值7'!C52,'漁業生產量值-漁業種類別魚類別生產量值7'!E52,'漁業生產量值-漁業種類別魚類別生產量值7'!G52,'漁業生產量值-漁業種類別魚類別生產量值7'!I52,'漁業生產量值-漁業種類別魚類別生產量值7'!K52,'漁業生產量值-漁業種類別魚類別生產量值7'!M52,'漁業生產量值-漁業種類別魚類別生產量值7'!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))" table:style-name="ce19">
            <text:p>-</text:p>
          </table:table-cell>
          <table:table-cell office:value-type="string" office:string-value="-" table:formula="msoxl:=IF(SUM('漁業生產量值-漁業種類別魚類別生產量值7'!D52,'漁業生產量值-漁業種類別魚類別生產量值7'!F52,'漁業生產量值-漁業種類別魚類別生產量值7'!H52,'漁業生產量值-漁業種類別魚類別生產量值7'!J52,'漁業生產量值-漁業種類別魚類別生產量值7'!L52,'漁業生產量值-漁業種類別魚類別生產量值7'!N52,'漁業生產量值-漁業種類別魚類別生產量值7'!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)=0,&quot;-&quot;,SUM('漁業生產量值-漁業種類別魚類別生產量值7'!D52,'漁業生產量值-漁業種類別魚類別生產量值7'!F52,'漁業生產量值-漁業種類別魚類別生產量值7'!H52,'漁業生產量值-漁業種類別魚類別生產量值7'!J52,'漁業生產量值-漁業種類別魚類別生產量值7'!L52,'漁業生產量值-漁業種類別魚類別生產量值7'!N52,'漁業生產量值-漁業種類別魚類別生產量值7'!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3,'漁業生產量值-漁業種類別魚類別生產量值7'!E53,'漁業生產量值-漁業種類別魚類別生產量值7'!G53,'漁業生產量值-漁業種類別魚類別生產量值7'!I53,'漁業生產量值-漁業種類別魚類別生產量值7'!K53,'漁業生產量值-漁業種類別魚類別生產量值7'!M53,'漁業生產量值-漁業種類別魚類別生產量值7'!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)=0,&quot;-&quot;,SUM('漁業生產量值-漁業種類別魚類別生產量值7'!C53,'漁業生產量值-漁業種類別魚類別生產量值7'!E53,'漁業生產量值-漁業種類別魚類別生產量值7'!G53,'漁業生產量值-漁業種類別魚類別生產量值7'!I53,'漁業生產量值-漁業種類別魚類別生產量值7'!K53,'漁業生產量值-漁業種類別魚類別生產量值7'!M53,'漁業生產量值-漁業種類別魚類別生產量值7'!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))" table:style-name="ce19">
            <text:p>-</text:p>
          </table:table-cell>
          <table:table-cell office:value-type="string" office:string-value="-" table:formula="msoxl:=IF(SUM('漁業生產量值-漁業種類別魚類別生產量值7'!D53,'漁業生產量值-漁業種類別魚類別生產量值7'!F53,'漁業生產量值-漁業種類別魚類別生產量值7'!H53,'漁業生產量值-漁業種類別魚類別生產量值7'!J53,'漁業生產量值-漁業種類別魚類別生產量值7'!L53,'漁業生產量值-漁業種類別魚類別生產量值7'!N53,'漁業生產量值-漁業種類別魚類別生產量值7'!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)=0,&quot;-&quot;,SUM('漁業生產量值-漁業種類別魚類別生產量值7'!D53,'漁業生產量值-漁業種類別魚類別生產量值7'!F53,'漁業生產量值-漁業種類別魚類別生產量值7'!H53,'漁業生產量值-漁業種類別魚類別生產量值7'!J53,'漁業生產量值-漁業種類別魚類別生產量值7'!L53,'漁業生產量值-漁業種類別魚類別生產量值7'!N53,'漁業生產量值-漁業種類別魚類別生產量值7'!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IF(SUM('漁業生產量值-漁業種類別魚類別生產量值7'!C54,'漁業生產量值-漁業種類別魚類別生產量值7'!E54,'漁業生產量值-漁業種類別魚類別生產量值7'!G54,'漁業生產量值-漁業種類別魚類別生產量值7'!I54,'漁業生產量值-漁業種類別魚類別生產量值7'!K54,'漁業生產量值-漁業種類別魚類別生產量值7'!M54,'漁業生產量值-漁業種類別魚類別生產量值7'!O54,'漁業生產量值-漁業種類別魚類別生產量值8'!C54,'漁業生產量值-漁業種類別魚類別生產量值8'!E54,'漁業生產量值-漁業種類別魚類別生產量值8'!G54,'漁業生產量值-漁業種類別魚類別生產量值8'!I54,'漁業生產量值-漁業種類別魚類別生產量值8'!K54,'漁業生產量值-漁業種類別魚類別生產量值8'!M54,'漁業生產量值-漁業種類別魚類別生產量值8'!O54)=0,&quot;-&quot;,SUM('漁業生產量值-漁業種類別魚類別生產量值7'!C54,'漁業生產量值-漁業種類別魚類別生產量值7'!E54,'漁業生產量值-漁業種類別魚類別生產量值7'!G54,'漁業生產量值-漁業種類別魚類別生產量值7'!I54,'漁業生產量值-漁業種類別魚類別生產量值7'!K54,'漁業生產量值-漁業種類別魚類別生產量值7'!M54,'漁業生產量值-漁業種類別魚類別生產量值7'!O54,'漁業生產量值-漁業種類別魚類別生產量值8'!C54,'漁業生產量值-漁業種類別魚類別生產量值8'!E54,'漁業生產量值-漁業種類別魚類別生產量值8'!G54,'漁業生產量值-漁業種類別魚類別生產量值8'!I54,'漁業生產量值-漁業種類別魚類別生產量值8'!K54,'漁業生產量值-漁業種類別魚類別生產量值8'!M54,'漁業生產量值-漁業種類別魚類別生產量值8'!O54))" table:style-name="ce19">
            <text:p>-</text:p>
          </table:table-cell>
          <table:table-cell office:value-type="string" office:string-value="-" table:formula="msoxl:=IF(SUM('漁業生產量值-漁業種類別魚類別生產量值7'!D54,'漁業生產量值-漁業種類別魚類別生產量值7'!F54,'漁業生產量值-漁業種類別魚類別生產量值7'!H54,'漁業生產量值-漁業種類別魚類別生產量值7'!J54,'漁業生產量值-漁業種類別魚類別生產量值7'!L54,'漁業生產量值-漁業種類別魚類別生產量值7'!N54,'漁業生產量值-漁業種類別魚類別生產量值7'!P54,'漁業生產量值-漁業種類別魚類別生產量值8'!D54,'漁業生產量值-漁業種類別魚類別生產量值8'!F54,'漁業生產量值-漁業種類別魚類別生產量值8'!H54,'漁業生產量值-漁業種類別魚類別生產量值8'!J54,'漁業生產量值-漁業種類別魚類別生產量值8'!L54,'漁業生產量值-漁業種類別魚類別生產量值8'!N54,'漁業生產量值-漁業種類別魚類別生產量值8'!P54)=0,&quot;-&quot;,SUM('漁業生產量值-漁業種類別魚類別生產量值7'!D54,'漁業生產量值-漁業種類別魚類別生產量值7'!F54,'漁業生產量值-漁業種類別魚類別生產量值7'!H54,'漁業生產量值-漁業種類別魚類別生產量值7'!J54,'漁業生產量值-漁業種類別魚類別生產量值7'!L54,'漁業生產量值-漁業種類別魚類別生產量值7'!N54,'漁業生產量值-漁業種類別魚類別生產量值7'!P54,'漁業生產量值-漁業種類別魚類別生產量值8'!D54,'漁業生產量值-漁業種類別魚類別生產量值8'!F54,'漁業生產量值-漁業種類別魚類別生產量值8'!H54,'漁業生產量值-漁業種類別魚類別生產量值8'!J54,'漁業生產量值-漁業種類別魚類別生產量值8'!L54,'漁業生產量值-漁業種類別魚類別生產量值8'!N54,'漁業生產量值-漁業種類別魚類別生產量值8'!P5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5,'漁業生產量值-漁業種類別魚類別生產量值7'!E55,'漁業生產量值-漁業種類別魚類別生產量值7'!G55,'漁業生產量值-漁業種類別魚類別生產量值7'!I55,'漁業生產量值-漁業種類別魚類別生產量值7'!K55,'漁業生產量值-漁業種類別魚類別生產量值7'!M55,'漁業生產量值-漁業種類別魚類別生產量值7'!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)=0,&quot;-&quot;,SUM('漁業生產量值-漁業種類別魚類別生產量值7'!C55,'漁業生產量值-漁業種類別魚類別生產量值7'!E55,'漁業生產量值-漁業種類別魚類別生產量值7'!G55,'漁業生產量值-漁業種類別魚類別生產量值7'!I55,'漁業生產量值-漁業種類別魚類別生產量值7'!K55,'漁業生產量值-漁業種類別魚類別生產量值7'!M55,'漁業生產量值-漁業種類別魚類別生產量值7'!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))" table:style-name="ce19">
            <text:p>-</text:p>
          </table:table-cell>
          <table:table-cell office:value-type="string" office:string-value="-" table:formula="msoxl:=IF(SUM('漁業生產量值-漁業種類別魚類別生產量值7'!D55,'漁業生產量值-漁業種類別魚類別生產量值7'!F55,'漁業生產量值-漁業種類別魚類別生產量值7'!H55,'漁業生產量值-漁業種類別魚類別生產量值7'!J55,'漁業生產量值-漁業種類別魚類別生產量值7'!L55,'漁業生產量值-漁業種類別魚類別生產量值7'!N55,'漁業生產量值-漁業種類別魚類別生產量值7'!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)=0,&quot;-&quot;,SUM('漁業生產量值-漁業種類別魚類別生產量值7'!D55,'漁業生產量值-漁業種類別魚類別生產量值7'!F55,'漁業生產量值-漁業種類別魚類別生產量值7'!H55,'漁業生產量值-漁業種類別魚類別生產量值7'!J55,'漁業生產量值-漁業種類別魚類別生產量值7'!L55,'漁業生產量值-漁業種類別魚類別生產量值7'!N55,'漁業生產量值-漁業種類別魚類別生產量值7'!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6,'漁業生產量值-漁業種類別魚類別生產量值7'!E56,'漁業生產量值-漁業種類別魚類別生產量值7'!G56,'漁業生產量值-漁業種類別魚類別生產量值7'!I56,'漁業生產量值-漁業種類別魚類別生產量值7'!K56,'漁業生產量值-漁業種類別魚類別生產量值7'!M56,'漁業生產量值-漁業種類別魚類別生產量值7'!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)=0,&quot;-&quot;,SUM('漁業生產量值-漁業種類別魚類別生產量值7'!C56,'漁業生產量值-漁業種類別魚類別生產量值7'!E56,'漁業生產量值-漁業種類別魚類別生產量值7'!G56,'漁業生產量值-漁業種類別魚類別生產量值7'!I56,'漁業生產量值-漁業種類別魚類別生產量值7'!K56,'漁業生產量值-漁業種類別魚類別生產量值7'!M56,'漁業生產量值-漁業種類別魚類別生產量值7'!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))" table:style-name="ce19">
            <text:p>-</text:p>
          </table:table-cell>
          <table:table-cell office:value-type="string" office:string-value="-" table:formula="msoxl:=IF(SUM('漁業生產量值-漁業種類別魚類別生產量值7'!D56,'漁業生產量值-漁業種類別魚類別生產量值7'!F56,'漁業生產量值-漁業種類別魚類別生產量值7'!H56,'漁業生產量值-漁業種類別魚類別生產量值7'!J56,'漁業生產量值-漁業種類別魚類別生產量值7'!L56,'漁業生產量值-漁業種類別魚類別生產量值7'!N56,'漁業生產量值-漁業種類別魚類別生產量值7'!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)=0,&quot;-&quot;,SUM('漁業生產量值-漁業種類別魚類別生產量值7'!D56,'漁業生產量值-漁業種類別魚類別生產量值7'!F56,'漁業生產量值-漁業種類別魚類別生產量值7'!H56,'漁業生產量值-漁業種類別魚類別生產量值7'!J56,'漁業生產量值-漁業種類別魚類別生產量值7'!L56,'漁業生產量值-漁業種類別魚類別生產量值7'!N56,'漁業生產量值-漁業種類別魚類別生產量值7'!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7,'漁業生產量值-漁業種類別魚類別生產量值7'!E57,'漁業生產量值-漁業種類別魚類別生產量值7'!G57,'漁業生產量值-漁業種類別魚類別生產量值7'!I57,'漁業生產量值-漁業種類別魚類別生產量值7'!K57,'漁業生產量值-漁業種類別魚類別生產量值7'!M57,'漁業生產量值-漁業種類別魚類別生產量值7'!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)=0,&quot;-&quot;,SUM('漁業生產量值-漁業種類別魚類別生產量值7'!C57,'漁業生產量值-漁業種類別魚類別生產量值7'!E57,'漁業生產量值-漁業種類別魚類別生產量值7'!G57,'漁業生產量值-漁業種類別魚類別生產量值7'!I57,'漁業生產量值-漁業種類別魚類別生產量值7'!K57,'漁業生產量值-漁業種類別魚類別生產量值7'!M57,'漁業生產量值-漁業種類別魚類別生產量值7'!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))" table:style-name="ce19">
            <text:p>-</text:p>
          </table:table-cell>
          <table:table-cell office:value-type="string" office:string-value="-" table:formula="msoxl:=IF(SUM('漁業生產量值-漁業種類別魚類別生產量值7'!D57,'漁業生產量值-漁業種類別魚類別生產量值7'!F57,'漁業生產量值-漁業種類別魚類別生產量值7'!H57,'漁業生產量值-漁業種類別魚類別生產量值7'!J57,'漁業生產量值-漁業種類別魚類別生產量值7'!L57,'漁業生產量值-漁業種類別魚類別生產量值7'!N57,'漁業生產量值-漁業種類別魚類別生產量值7'!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)=0,&quot;-&quot;,SUM('漁業生產量值-漁業種類別魚類別生產量值7'!D57,'漁業生產量值-漁業種類別魚類別生產量值7'!F57,'漁業生產量值-漁業種類別魚類別生產量值7'!H57,'漁業生產量值-漁業種類別魚類別生產量值7'!J57,'漁業生產量值-漁業種類別魚類別生產量值7'!L57,'漁業生產量值-漁業種類別魚類別生產量值7'!N57,'漁業生產量值-漁業種類別魚類別生產量值7'!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IF(SUM('漁業生產量值-漁業種類別魚類別生產量值7'!C58,'漁業生產量值-漁業種類別魚類別生產量值7'!E58,'漁業生產量值-漁業種類別魚類別生產量值7'!G58,'漁業生產量值-漁業種類別魚類別生產量值7'!I58,'漁業生產量值-漁業種類別魚類別生產量值7'!K58,'漁業生產量值-漁業種類別魚類別生產量值7'!M58,'漁業生產量值-漁業種類別魚類別生產量值7'!O58,'漁業生產量值-漁業種類別魚類別生產量值8'!C58,'漁業生產量值-漁業種類別魚類別生產量值8'!E58,'漁業生產量值-漁業種類別魚類別生產量值8'!G58,'漁業生產量值-漁業種類別魚類別生產量值8'!I58,'漁業生產量值-漁業種類別魚類別生產量值8'!K58,'漁業生產量值-漁業種類別魚類別生產量值8'!M58,'漁業生產量值-漁業種類別魚類別生產量值8'!O58)=0,&quot;-&quot;,SUM('漁業生產量值-漁業種類別魚類別生產量值7'!C58,'漁業生產量值-漁業種類別魚類別生產量值7'!E58,'漁業生產量值-漁業種類別魚類別生產量值7'!G58,'漁業生產量值-漁業種類別魚類別生產量值7'!I58,'漁業生產量值-漁業種類別魚類別生產量值7'!K58,'漁業生產量值-漁業種類別魚類別生產量值7'!M58,'漁業生產量值-漁業種類別魚類別生產量值7'!O58,'漁業生產量值-漁業種類別魚類別生產量值8'!C58,'漁業生產量值-漁業種類別魚類別生產量值8'!E58,'漁業生產量值-漁業種類別魚類別生產量值8'!G58,'漁業生產量值-漁業種類別魚類別生產量值8'!I58,'漁業生產量值-漁業種類別魚類別生產量值8'!K58,'漁業生產量值-漁業種類別魚類別生產量值8'!M58,'漁業生產量值-漁業種類別魚類別生產量值8'!O58))" table:style-name="ce19">
            <text:p>-</text:p>
          </table:table-cell>
          <table:table-cell office:value-type="string" office:string-value="-" table:formula="msoxl:=IF(SUM('漁業生產量值-漁業種類別魚類別生產量值7'!D58,'漁業生產量值-漁業種類別魚類別生產量值7'!F58,'漁業生產量值-漁業種類別魚類別生產量值7'!H58,'漁業生產量值-漁業種類別魚類別生產量值7'!J58,'漁業生產量值-漁業種類別魚類別生產量值7'!L58,'漁業生產量值-漁業種類別魚類別生產量值7'!N58,'漁業生產量值-漁業種類別魚類別生產量值7'!P58,'漁業生產量值-漁業種類別魚類別生產量值8'!D58,'漁業生產量值-漁業種類別魚類別生產量值8'!F58,'漁業生產量值-漁業種類別魚類別生產量值8'!H58,'漁業生產量值-漁業種類別魚類別生產量值8'!J58,'漁業生產量值-漁業種類別魚類別生產量值8'!L58,'漁業生產量值-漁業種類別魚類別生產量值8'!N58,'漁業生產量值-漁業種類別魚類別生產量值8'!P58)=0,&quot;-&quot;,SUM('漁業生產量值-漁業種類別魚類別生產量值7'!D58,'漁業生產量值-漁業種類別魚類別生產量值7'!F58,'漁業生產量值-漁業種類別魚類別生產量值7'!H58,'漁業生產量值-漁業種類別魚類別生產量值7'!J58,'漁業生產量值-漁業種類別魚類別生產量值7'!L58,'漁業生產量值-漁業種類別魚類別生產量值7'!N58,'漁業生產量值-漁業種類別魚類別生產量值7'!P58,'漁業生產量值-漁業種類別魚類別生產量值8'!D58,'漁業生產量值-漁業種類別魚類別生產量值8'!F58,'漁業生產量值-漁業種類別魚類別生產量值8'!H58,'漁業生產量值-漁業種類別魚類別生產量值8'!J58,'漁業生產量值-漁業種類別魚類別生產量值8'!L58,'漁業生產量值-漁業種類別魚類別生產量值8'!N58,'漁業生產量值-漁業種類別魚類別生產量值8'!P5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9,'漁業生產量值-漁業種類別魚類別生產量值7'!E59,'漁業生產量值-漁業種類別魚類別生產量值7'!G59,'漁業生產量值-漁業種類別魚類別生產量值7'!I59,'漁業生產量值-漁業種類別魚類別生產量值7'!K59,'漁業生產量值-漁業種類別魚類別生產量值7'!M59,'漁業生產量值-漁業種類別魚類別生產量值7'!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)=0,&quot;-&quot;,SUM('漁業生產量值-漁業種類別魚類別生產量值7'!C59,'漁業生產量值-漁業種類別魚類別生產量值7'!E59,'漁業生產量值-漁業種類別魚類別生產量值7'!G59,'漁業生產量值-漁業種類別魚類別生產量值7'!I59,'漁業生產量值-漁業種類別魚類別生產量值7'!K59,'漁業生產量值-漁業種類別魚類別生產量值7'!M59,'漁業生產量值-漁業種類別魚類別生產量值7'!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))" table:style-name="ce19">
            <text:p>-</text:p>
          </table:table-cell>
          <table:table-cell office:value-type="string" office:string-value="-" table:formula="msoxl:=IF(SUM('漁業生產量值-漁業種類別魚類別生產量值7'!D59,'漁業生產量值-漁業種類別魚類別生產量值7'!F59,'漁業生產量值-漁業種類別魚類別生產量值7'!H59,'漁業生產量值-漁業種類別魚類別生產量值7'!J59,'漁業生產量值-漁業種類別魚類別生產量值7'!L59,'漁業生產量值-漁業種類別魚類別生產量值7'!N59,'漁業生產量值-漁業種類別魚類別生產量值7'!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)=0,&quot;-&quot;,SUM('漁業生產量值-漁業種類別魚類別生產量值7'!D59,'漁業生產量值-漁業種類別魚類別生產量值7'!F59,'漁業生產量值-漁業種類別魚類別生產量值7'!H59,'漁業生產量值-漁業種類別魚類別生產量值7'!J59,'漁業生產量值-漁業種類別魚類別生產量值7'!L59,'漁業生產量值-漁業種類別魚類別生產量值7'!N59,'漁業生產量值-漁業種類別魚類別生產量值7'!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60,'漁業生產量值-漁業種類別魚類別生產量值7'!E60,'漁業生產量值-漁業種類別魚類別生產量值7'!G60,'漁業生產量值-漁業種類別魚類別生產量值7'!I60,'漁業生產量值-漁業種類別魚類別生產量值7'!K60,'漁業生產量值-漁業種類別魚類別生產量值7'!M60,'漁業生產量值-漁業種類別魚類別生產量值7'!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)=0,&quot;-&quot;,SUM('漁業生產量值-漁業種類別魚類別生產量值7'!C60,'漁業生產量值-漁業種類別魚類別生產量值7'!E60,'漁業生產量值-漁業種類別魚類別生產量值7'!G60,'漁業生產量值-漁業種類別魚類別生產量值7'!I60,'漁業生產量值-漁業種類別魚類別生產量值7'!K60,'漁業生產量值-漁業種類別魚類別生產量值7'!M60,'漁業生產量值-漁業種類別魚類別生產量值7'!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))" table:style-name="ce19">
            <text:p>-</text:p>
          </table:table-cell>
          <table:table-cell office:value-type="string" office:string-value="-" table:formula="msoxl:=IF(SUM('漁業生產量值-漁業種類別魚類別生產量值7'!D60,'漁業生產量值-漁業種類別魚類別生產量值7'!F60,'漁業生產量值-漁業種類別魚類別生產量值7'!H60,'漁業生產量值-漁業種類別魚類別生產量值7'!J60,'漁業生產量值-漁業種類別魚類別生產量值7'!L60,'漁業生產量值-漁業種類別魚類別生產量值7'!N60,'漁業生產量值-漁業種類別魚類別生產量值7'!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)=0,&quot;-&quot;,SUM('漁業生產量值-漁業種類別魚類別生產量值7'!D60,'漁業生產量值-漁業種類別魚類別生產量值7'!F60,'漁業生產量值-漁業種類別魚類別生產量值7'!H60,'漁業生產量值-漁業種類別魚類別生產量值7'!J60,'漁業生產量值-漁業種類別魚類別生產量值7'!L60,'漁業生產量值-漁業種類別魚類別生產量值7'!N60,'漁業生產量值-漁業種類別魚類別生產量值7'!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61,'漁業生產量值-漁業種類別魚類別生產量值7'!E61,'漁業生產量值-漁業種類別魚類別生產量值7'!G61,'漁業生產量值-漁業種類別魚類別生產量值7'!I61,'漁業生產量值-漁業種類別魚類別生產量值7'!K61,'漁業生產量值-漁業種類別魚類別生產量值7'!M61,'漁業生產量值-漁業種類別魚類別生產量值7'!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)=0,&quot;-&quot;,SUM('漁業生產量值-漁業種類別魚類別生產量值7'!C61,'漁業生產量值-漁業種類別魚類別生產量值7'!E61,'漁業生產量值-漁業種類別魚類別生產量值7'!G61,'漁業生產量值-漁業種類別魚類別生產量值7'!I61,'漁業生產量值-漁業種類別魚類別生產量值7'!K61,'漁業生產量值-漁業種類別魚類別生產量值7'!M61,'漁業生產量值-漁業種類別魚類別生產量值7'!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))" table:style-name="ce19">
            <text:p>-</text:p>
          </table:table-cell>
          <table:table-cell office:value-type="string" office:string-value="-" table:formula="msoxl:=IF(SUM('漁業生產量值-漁業種類別魚類別生產量值7'!D61,'漁業生產量值-漁業種類別魚類別生產量值7'!F61,'漁業生產量值-漁業種類別魚類別生產量值7'!H61,'漁業生產量值-漁業種類別魚類別生產量值7'!J61,'漁業生產量值-漁業種類別魚類別生產量值7'!L61,'漁業生產量值-漁業種類別魚類別生產量值7'!N61,'漁業生產量值-漁業種類別魚類別生產量值7'!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)=0,&quot;-&quot;,SUM('漁業生產量值-漁業種類別魚類別生產量值7'!D61,'漁業生產量值-漁業種類別魚類別生產量值7'!F61,'漁業生產量值-漁業種類別魚類別生產量值7'!H61,'漁業生產量值-漁業種類別魚類別生產量值7'!J61,'漁業生產量值-漁業種類別魚類別生產量值7'!L61,'漁業生產量值-漁業種類別魚類別生產量值7'!N61,'漁業生產量值-漁業種類別魚類別生產量值7'!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62,'漁業生產量值-漁業種類別魚類別生產量值7'!E62,'漁業生產量值-漁業種類別魚類別生產量值7'!G62,'漁業生產量值-漁業種類別魚類別生產量值7'!I62,'漁業生產量值-漁業種類別魚類別生產量值7'!K62,'漁業生產量值-漁業種類別魚類別生產量值7'!M62,'漁業生產量值-漁業種類別魚類別生產量值7'!O62,'漁業生產量值-漁業種類別魚類別生產量值8'!C62,'漁業生產量值-漁業種類別魚類別生產量值8'!E62,'漁業生產量值-漁業種類別魚類別生產量值8'!G62,'漁業生產量值-漁業種類別魚類別生產量值8'!I62,'漁業生產量值-漁業種類別魚類別生產量值8'!K62,'漁業生產量值-漁業種類別魚類別生產量值8'!M62,'漁業生產量值-漁業種類別魚類別生產量值8'!O62)=0,&quot;-&quot;,SUM('漁業生產量值-漁業種類別魚類別生產量值7'!C62,'漁業生產量值-漁業種類別魚類別生產量值7'!E62,'漁業生產量值-漁業種類別魚類別生產量值7'!G62,'漁業生產量值-漁業種類別魚類別生產量值7'!I62,'漁業生產量值-漁業種類別魚類別生產量值7'!K62,'漁業生產量值-漁業種類別魚類別生產量值7'!M62,'漁業生產量值-漁業種類別魚類別生產量值7'!O62,'漁業生產量值-漁業種類別魚類別生產量值8'!C62,'漁業生產量值-漁業種類別魚類別生產量值8'!E62,'漁業生產量值-漁業種類別魚類別生產量值8'!G62,'漁業生產量值-漁業種類別魚類別生產量值8'!I62,'漁業生產量值-漁業種類別魚類別生產量值8'!K62,'漁業生產量值-漁業種類別魚類別生產量值8'!M62,'漁業生產量值-漁業種類別魚類別生產量值8'!O62))" table:style-name="ce19">
            <text:p>-</text:p>
          </table:table-cell>
          <table:table-cell office:value-type="string" office:string-value="-" table:formula="msoxl:=IF(SUM('漁業生產量值-漁業種類別魚類別生產量值7'!D62,'漁業生產量值-漁業種類別魚類別生產量值7'!F62,'漁業生產量值-漁業種類別魚類別生產量值7'!H62,'漁業生產量值-漁業種類別魚類別生產量值7'!J62,'漁業生產量值-漁業種類別魚類別生產量值7'!L62,'漁業生產量值-漁業種類別魚類別生產量值7'!N62,'漁業生產量值-漁業種類別魚類別生產量值7'!P62,'漁業生產量值-漁業種類別魚類別生產量值8'!D62,'漁業生產量值-漁業種類別魚類別生產量值8'!F62,'漁業生產量值-漁業種類別魚類別生產量值8'!H62,'漁業生產量值-漁業種類別魚類別生產量值8'!J62,'漁業生產量值-漁業種類別魚類別生產量值8'!L62,'漁業生產量值-漁業種類別魚類別生產量值8'!N62,'漁業生產量值-漁業種類別魚類別生產量值8'!P62)=0,&quot;-&quot;,SUM('漁業生產量值-漁業種類別魚類別生產量值7'!D62,'漁業生產量值-漁業種類別魚類別生產量值7'!F62,'漁業生產量值-漁業種類別魚類別生產量值7'!H62,'漁業生產量值-漁業種類別魚類別生產量值7'!J62,'漁業生產量值-漁業種類別魚類別生產量值7'!L62,'漁業生產量值-漁業種類別魚類別生產量值7'!N62,'漁業生產量值-漁業種類別魚類別生產量值7'!P62,'漁業生產量值-漁業種類別魚類別生產量值8'!D62,'漁業生產量值-漁業種類別魚類別生產量值8'!F62,'漁業生產量值-漁業種類別魚類別生產量值8'!H62,'漁業生產量值-漁業種類別魚類別生產量值8'!J62,'漁業生產量值-漁業種類別魚類別生產量值8'!L62,'漁業生產量值-漁業種類別魚類別生產量值8'!N62,'漁業生產量值-漁業種類別魚類別生產量值8'!P6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'漁業生產量值-漁業種類別魚類別生產量值7'!C63,'漁業生產量值-漁業種類別魚類別生產量值7'!E63,'漁業生產量值-漁業種類別魚類別生產量值7'!G63,'漁業生產量值-漁業種類別魚類別生產量值7'!I63,'漁業生產量值-漁業種類別魚類別生產量值7'!K63,'漁業生產量值-漁業種類別魚類別生產量值7'!M63,'漁業生產量值-漁業種類別魚類別生產量值7'!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)=0,&quot;-&quot;,SUM('漁業生產量值-漁業種類別魚類別生產量值7'!C63,'漁業生產量值-漁業種類別魚類別生產量值7'!E63,'漁業生產量值-漁業種類別魚類別生產量值7'!G63,'漁業生產量值-漁業種類別魚類別生產量值7'!I63,'漁業生產量值-漁業種類別魚類別生產量值7'!K63,'漁業生產量值-漁業種類別魚類別生產量值7'!M63,'漁業生產量值-漁業種類別魚類別生產量值7'!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))" table:style-name="ce19">
            <text:p>-</text:p>
          </table:table-cell>
          <table:table-cell office:value-type="string" office:string-value="-" table:formula="msoxl:=IF(SUM('漁業生產量值-漁業種類別魚類別生產量值7'!D63,'漁業生產量值-漁業種類別魚類別生產量值7'!F63,'漁業生產量值-漁業種類別魚類別生產量值7'!H63,'漁業生產量值-漁業種類別魚類別生產量值7'!J63,'漁業生產量值-漁業種類別魚類別生產量值7'!L63,'漁業生產量值-漁業種類別魚類別生產量值7'!N63,'漁業生產量值-漁業種類別魚類別生產量值7'!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)=0,&quot;-&quot;,SUM('漁業生產量值-漁業種類別魚類別生產量值7'!D63,'漁業生產量值-漁業種類別魚類別生產量值7'!F63,'漁業生產量值-漁業種類別魚類別生產量值7'!H63,'漁業生產量值-漁業種類別魚類別生產量值7'!J63,'漁業生產量值-漁業種類別魚類別生產量值7'!L63,'漁業生產量值-漁業種類別魚類別生產量值7'!N63,'漁業生產量值-漁業種類別魚類別生產量值7'!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))" table:style-name="ce1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74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鯖</text:p>
          </table:table-cell>
          <table:covered-table-cell/>
          <table:table-cell office:value-type="string" table:number-columns-spanned="2" table:number-rows-spanned="1" table:style-name="ce176">
            <text:p>正 <text:s text:c="6"/>鰹</text:p>
          </table:table-cell>
          <table:covered-table-cell/>
          <table:table-cell office:value-type="string" table:number-columns-spanned="2" table:number-rows-spanned="1" table:style-name="ce176">
            <text:p>花 <text:s text:c="6"/>鰹</text:p>
          </table:table-cell>
          <table:covered-table-cell/>
          <table:table-cell office:value-type="string" table:number-columns-spanned="2" table:number-rows-spanned="1" table:style-name="ce176">
            <text:p>圓 <text:s/>花 <text:s/>鰹</text:p>
          </table:table-cell>
          <table:covered-table-cell/>
          <table:table-cell office:value-type="string" table:number-columns-spanned="2" table:number-rows-spanned="1" table:style-name="ce176">
            <text:p>其他鰹類</text:p>
          </table:table-cell>
          <table:covered-table-cell/>
          <table:table-cell office:value-type="string" table:number-columns-spanned="2" table:number-rows-spanned="1" table:style-name="ce176">
            <text:p>土 <text:s/>拖 <text:s/>鰆</text:p>
          </table:table-cell>
          <table:covered-table-cell/>
          <table:table-cell office:value-type="string" table:number-columns-spanned="2" table:number-rows-spanned="1" table:style-name="ce176">
            <text:p>馬 <text:s/>加 <text:s/>鰆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4700</text:p>
          </table:table-cell>
          <table:covered-table-cell/>
          <table:table-cell office:value-type="string" table:number-columns-spanned="2" table:number-rows-spanned="1" table:style-name="ce169">
            <text:p>4801</text:p>
          </table:table-cell>
          <table:covered-table-cell/>
          <table:table-cell office:value-type="string" table:number-columns-spanned="2" table:number-rows-spanned="1" table:style-name="ce169">
            <text:p>4802</text:p>
          </table:table-cell>
          <table:covered-table-cell/>
          <table:table-cell office:value-type="string" table:number-columns-spanned="2" table:number-rows-spanned="1" table:style-name="ce169">
            <text:p>4803</text:p>
          </table:table-cell>
          <table:covered-table-cell/>
          <table:table-cell office:value-type="string" table:number-columns-spanned="2" table:number-rows-spanned="1" table:style-name="ce169">
            <text:p>4899</text:p>
          </table:table-cell>
          <table:covered-table-cell/>
          <table:table-cell office:value-type="string" table:number-columns-spanned="2" table:number-rows-spanned="1" table:style-name="ce169">
            <text:p>4901</text:p>
          </table:table-cell>
          <table:covered-table-cell/>
          <table:table-cell office:value-type="string" table:number-columns-spanned="2" table:number-rows-spanned="1" table:style-name="ce169">
            <text:p>490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90648.243499999997" table:formula="msoxl:=  IF(SUM(C11,C19,C36,C50,C54,C58)=0,&quot;-&quot;,SUM(C11,C19,C36,C50,C54,C58))" table:style-name="ce54">
            <text:p>90,648<text:s/></text:p>
          </table:table-cell>
          <table:table-cell office:value-type="float" office:value="4610281.8332799999" table:formula="msoxl:=  IF(SUM(D11,D19,D36,D50,D54,D58)=0,&quot;-&quot;,SUM(D11,D19,D36,D50,D54,D58))" table:style-name="ce54">
            <text:p>4,610,282<text:s/></text:p>
          </table:table-cell>
          <table:table-cell office:value-type="float" office:value="162320.95500000002" table:formula="msoxl:=  IF(SUM(E11,E19,E36,E50,E54,E58)=0,&quot;-&quot;,SUM(E11,E19,E36,E50,E54,E58))" table:style-name="ce54">
            <text:p>162,321<text:s/></text:p>
          </table:table-cell>
          <table:table-cell office:value-type="float" office:value="5394518.1223899992" table:formula="msoxl:=  IF(SUM(F11,F19,F36,F50,F54,F58)=0,&quot;-&quot;,SUM(F11,F19,F36,F50,F54,F58))" table:style-name="ce54">
            <text:p>5,394,518<text:s/></text:p>
          </table:table-cell>
          <table:table-cell office:value-type="float" office:value="645.42140000000006" table:formula="msoxl:=  IF(SUM(G11,G19,G36,G50,G54,G58)=0,&quot;-&quot;,SUM(G11,G19,G36,G50,G54,G58))" table:style-name="ce54">
            <text:p>645<text:s/></text:p>
          </table:table-cell>
          <table:table-cell office:value-type="float" office:value="44031.130939999995" table:formula="msoxl:=  IF(SUM(H11,H19,H36,H50,H54,H58)=0,&quot;-&quot;,SUM(H11,H19,H36,H50,H54,H58))" table:style-name="ce54">
            <text:p>44,031<text:s/></text:p>
          </table:table-cell>
          <table:table-cell office:value-type="float" office:value="4043.9102999999996" table:formula="msoxl:=  IF(SUM(I11,I19,I36,I50,I54,I58)=0,&quot;-&quot;,SUM(I11,I19,I36,I50,I54,I58))" table:style-name="ce54">
            <text:p>4,044<text:s/></text:p>
          </table:table-cell>
          <table:table-cell office:value-type="float" office:value="107602.21314000001" table:formula="msoxl:=  IF(SUM(J11,J19,J36,J50,J54,J58)=0,&quot;-&quot;,SUM(J11,J19,J36,J50,J54,J58))" table:style-name="ce54">
            <text:p>107,602<text:s/></text:p>
          </table:table-cell>
          <table:table-cell office:value-type="float" office:value="964.36379999999997" table:formula="msoxl:=  IF(SUM(K11,K19,K36,K50,K54,K58)=0,&quot;-&quot;,SUM(K11,K19,K36,K50,K54,K58))" table:style-name="ce54">
            <text:p>964<text:s/></text:p>
          </table:table-cell>
          <table:table-cell office:value-type="float" office:value="50623.764599999995" table:formula="msoxl:=  IF(SUM(L11,L19,L36,L50,L54,L58)=0,&quot;-&quot;,SUM(L11,L19,L36,L50,L54,L58))" table:style-name="ce54">
            <text:p>50,624<text:s/></text:p>
          </table:table-cell>
          <table:table-cell office:value-type="float" office:value="1056.4218999999998" table:formula="msoxl:=  IF(SUM(M11,M19,M36,M50,M54,M58)=0,&quot;-&quot;,SUM(M11,M19,M36,M50,M54,M58))" table:style-name="ce54">
            <text:p>1,056<text:s/></text:p>
          </table:table-cell>
          <table:table-cell office:value-type="float" office:value="257681.01098000002" table:formula="msoxl:=  IF(SUM(N11,N19,N36,N50,N54,N58)=0,&quot;-&quot;,SUM(N11,N19,N36,N50,N54,N58))" table:style-name="ce54">
            <text:p>257,681<text:s/></text:p>
          </table:table-cell>
          <table:table-cell office:value-type="float" office:value="2298.3284100000001" table:formula="msoxl:=  IF(SUM(O11,O19,O36,O50,O54,O58)=0,&quot;-&quot;,SUM(O11,O19,O36,O50,O54,O58))" table:style-name="ce54">
            <text:p>2,298<text:s/></text:p>
          </table:table-cell>
          <table:table-cell office:value-type="float" office:value="216372.83230000001" table:formula="msoxl:=  IF(SUM(P11,P19,P36,P50,P54,P58)=0,&quot;-&quot;,SUM(P11,P19,P36,P50,P54,P58))" table:style-name="ce54">
            <text:p>216,37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0.02" table:formula="msoxl:=  IF(SUM(C12:C18)=0,&quot;-&quot;,SUM(C12:C18))" table:style-name="ce54">
            <text:p>0<text:s/></text:p>
          </table:table-cell>
          <table:table-cell office:value-type="float" office:value="3.3" table:formula="msoxl:=  IF(SUM(D12:D18)=0,&quot;-&quot;,SUM(D12:D18))" table:style-name="ce54">
            <text:p>3<text:s/></text:p>
          </table:table-cell>
          <table:table-cell office:value-type="float" office:value="157190.505" table:formula="msoxl:=  IF(SUM(E12:E18)=0,&quot;-&quot;,SUM(E12:E18))" table:style-name="ce54">
            <text:p>157,191<text:s/></text:p>
          </table:table-cell>
          <table:table-cell office:value-type="float" office:value="5202118.7370499996" table:formula="msoxl:=  IF(SUM(F12:F18)=0,&quot;-&quot;,SUM(F12:F18))" table:style-name="ce54">
            <text:p>5,202,119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  IF(SUM(I12:I18)=0,&quot;-&quot;,SUM(I12:I18))" table:style-name="ce54">
            <text:p>-</text:p>
          </table:table-cell>
          <table:table-cell office:value-type="string" office:string-value="-" table:formula="msoxl:=  IF(SUM(J12:J18)=0,&quot;-&quot;,SUM(J12:J18))" table:style-name="ce54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float" office:value="416.29" table:formula="msoxl:=  IF(SUM(M12:M18)=0,&quot;-&quot;,SUM(M12:M18))" table:style-name="ce54">
            <text:p>416<text:s/></text:p>
          </table:table-cell>
          <table:table-cell office:value-type="float" office:value="29914.061300000001" table:formula="msoxl:=  IF(SUM(N12:N18)=0,&quot;-&quot;,SUM(N12:N18))" table:style-name="ce54">
            <text:p>29,914<text:s/></text:p>
          </table:table-cell>
          <table:table-cell office:value-type="float" office:value="1648.0409999999999" table:formula="msoxl:=  IF(SUM(O12:O18)=0,&quot;-&quot;,SUM(O12:O18))" table:style-name="ce54">
            <text:p>1,648<text:s/></text:p>
          </table:table-cell>
          <table:table-cell office:value-type="float" office:value="89175.498510000005" table:formula="msoxl:=  IF(SUM(P12:P18)=0,&quot;-&quot;,SUM(P12:P18))" table:style-name="ce54">
            <text:p>89,17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0.02" table:style-name="ce54">
            <text:p>0<text:s/></text:p>
          </table:table-cell>
          <table:table-cell office:value-type="float" office:value="3.3" table:style-name="ce54">
            <text:p>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5640.53497000001" table:style-name="ce54">
            <text:p>155,641<text:s/></text:p>
          </table:table-cell>
          <table:table-cell office:value-type="float" office:value="5147843.5769400001" table:style-name="ce54">
            <text:p>5,147,84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49.97003" table:style-name="ce54">
            <text:p>1,550<text:s/></text:p>
          </table:table-cell>
          <table:table-cell office:value-type="float" office:value="54275.160109999997" table:style-name="ce54">
            <text:p>54,27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16.29" table:style-name="ce54">
            <text:p>416<text:s/></text:p>
          </table:table-cell>
          <table:table-cell office:value-type="float" office:value="29914.061300000001" table:style-name="ce54">
            <text:p>29,914<text:s/></text:p>
          </table:table-cell>
          <table:table-cell office:value-type="float" office:value="1648.0409999999999" table:style-name="ce54">
            <text:p>1,648<text:s/></text:p>
          </table:table-cell>
          <table:table-cell office:value-type="float" office:value="89175.498510000005" table:style-name="ce54">
            <text:p>89,17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87355.000899999999" table:formula="msoxl:=  IF(SUM(C20:C35)=0,&quot;-&quot;,SUM(C20:C35))" table:style-name="ce54">
            <text:p>87,355<text:s/></text:p>
          </table:table-cell>
          <table:table-cell office:value-type="float" office:value="4484285.8404799998" table:formula="msoxl:=  IF(SUM(D20:D35)=0,&quot;-&quot;,SUM(D20:D35))" table:style-name="ce54">
            <text:p>4,484,286<text:s/></text:p>
          </table:table-cell>
          <table:table-cell office:value-type="float" office:value="4370.0596999999998" table:formula="msoxl:=  IF(SUM(E20:E35)=0,&quot;-&quot;,SUM(E20:E35))" table:style-name="ce54">
            <text:p>4,370<text:s/></text:p>
          </table:table-cell>
          <table:table-cell office:value-type="float" office:value="108742.38705999999" table:formula="msoxl:=  IF(SUM(F20:F35)=0,&quot;-&quot;,SUM(F20:F35))" table:style-name="ce54">
            <text:p>108,742<text:s/></text:p>
          </table:table-cell>
          <table:table-cell office:value-type="float" office:value="67.765900000000002" table:formula="msoxl:=  IF(SUM(G20:G35)=0,&quot;-&quot;,SUM(G20:G35))" table:style-name="ce54">
            <text:p>68<text:s/></text:p>
          </table:table-cell>
          <table:table-cell office:value-type="float" office:value="4615.0918999999994" table:formula="msoxl:=  IF(SUM(H20:H35)=0,&quot;-&quot;,SUM(H20:H35))" table:style-name="ce54">
            <text:p>4,615<text:s/></text:p>
          </table:table-cell>
          <table:table-cell office:value-type="float" office:value="3919.4512999999997" table:formula="msoxl:=  IF(SUM(I20:I35)=0,&quot;-&quot;,SUM(I20:I35))" table:style-name="ce54">
            <text:p>3,919<text:s/></text:p>
          </table:table-cell>
          <table:table-cell office:value-type="float" office:value="100345.50614000001" table:formula="msoxl:=  IF(SUM(J20:J35)=0,&quot;-&quot;,SUM(J20:J35))" table:style-name="ce54">
            <text:p>100,346<text:s/></text:p>
          </table:table-cell>
          <table:table-cell office:value-type="float" office:value="361.89409999999998" table:formula="msoxl:=  IF(SUM(K20:K35)=0,&quot;-&quot;,SUM(K20:K35))" table:style-name="ce54">
            <text:p>362<text:s/></text:p>
          </table:table-cell>
          <table:table-cell office:value-type="float" office:value="16242.553400000001" table:formula="msoxl:=  IF(SUM(L20:L35)=0,&quot;-&quot;,SUM(L20:L35))" table:style-name="ce54">
            <text:p>16,243<text:s/></text:p>
          </table:table-cell>
          <table:table-cell office:value-type="float" office:value="403.30359999999996" table:formula="msoxl:=  IF(SUM(M20:M35)=0,&quot;-&quot;,SUM(M20:M35))" table:style-name="ce54">
            <text:p>403<text:s/></text:p>
          </table:table-cell>
          <table:table-cell office:value-type="float" office:value="167876.755" table:formula="msoxl:=  IF(SUM(N20:N35)=0,&quot;-&quot;,SUM(N20:N35))" table:style-name="ce54">
            <text:p>167,877<text:s/></text:p>
          </table:table-cell>
          <table:table-cell office:value-type="float" office:value="310.31865000000005" table:formula="msoxl:=  IF(SUM(O20:O35)=0,&quot;-&quot;,SUM(O20:O35))" table:style-name="ce54">
            <text:p>310<text:s/></text:p>
          </table:table-cell>
          <table:table-cell office:value-type="float" office:value="55700.014899999995" table:formula="msoxl:=  IF(SUM(P20:P35)=0,&quot;-&quot;,SUM(P20:P35))" table:style-name="ce54">
            <text:p>55,70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5220.47" table:style-name="ce54">
            <text:p>5,220<text:s/></text:p>
          </table:table-cell>
          <table:table-cell office:value-type="float" office:value="156614.1" table:style-name="ce54">
            <text:p>156,6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5" table:style-name="ce54">
            <text:p>7<text:s/></text:p>
          </table:table-cell>
          <table:table-cell office:value-type="float" office:value="247" table:style-name="ce54">
            <text:p>2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5988.5168999999996" table:style-name="ce54">
            <text:p>5,989<text:s/></text:p>
          </table:table-cell>
          <table:table-cell office:value-type="float" office:value="187537.60118" table:style-name="ce54">
            <text:p>187,538<text:s/></text:p>
          </table:table-cell>
          <table:table-cell office:value-type="float" office:value="235.85749999999999" table:style-name="ce54">
            <text:p>236<text:s/></text:p>
          </table:table-cell>
          <table:table-cell office:value-type="float" office:value="7715.7520000000004" table:style-name="ce54">
            <text:p>7,716<text:s/></text:p>
          </table:table-cell>
          <table:table-cell office:value-type="float" office:value="17.408000000000001" table:style-name="ce54">
            <text:p>17<text:s/></text:p>
          </table:table-cell>
          <table:table-cell office:value-type="float" office:value="1740.8" table:style-name="ce54">
            <text:p>1,741<text:s/></text:p>
          </table:table-cell>
          <table:table-cell office:value-type="float" office:value="27.1355" table:style-name="ce54">
            <text:p>27<text:s/></text:p>
          </table:table-cell>
          <table:table-cell office:value-type="float" office:value="1613.82" table:style-name="ce54">
            <text:p>1,614<text:s/></text:p>
          </table:table-cell>
          <table:table-cell office:value-type="float" office:value="17.8216" table:style-name="ce54">
            <text:p>18<text:s/></text:p>
          </table:table-cell>
          <table:table-cell office:value-type="float" office:value="657.91269999999997" table:style-name="ce54">
            <text:p>658<text:s/></text:p>
          </table:table-cell>
          <table:table-cell office:value-type="float" office:value="119.0166" table:style-name="ce54">
            <text:p>119<text:s/></text:p>
          </table:table-cell>
          <table:table-cell office:value-type="float" office:value="64574.662799999998" table:style-name="ce54">
            <text:p>64,575<text:s/></text:p>
          </table:table-cell>
          <table:table-cell office:value-type="float" office:value="65.6631" table:style-name="ce54">
            <text:p>66<text:s/></text:p>
          </table:table-cell>
          <table:table-cell office:value-type="float" office:value="11192.8604" table:style-name="ce54">
            <text:p>11,19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17.663" table:style-name="ce54">
            <text:p>18<text:s/></text:p>
          </table:table-cell>
          <table:table-cell office:value-type="float" office:value="1180.1258" table:style-name="ce54">
            <text:p>1,180<text:s/></text:p>
          </table:table-cell>
          <table:table-cell office:value-type="float" office:value="2.488" table:style-name="ce54">
            <text:p>2<text:s/></text:p>
          </table:table-cell>
          <table:table-cell office:value-type="float" office:value="72.5" table:style-name="ce54">
            <text:p>73<text:s/></text:p>
          </table:table-cell>
          <table:table-cell office:value-type="float" office:value="10.342700000000001" table:style-name="ce54">
            <text:p>10<text:s/></text:p>
          </table:table-cell>
          <table:table-cell office:value-type="float" office:value="641.53989999999999" table:style-name="ce54">
            <text:p>6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49.98599999999999" table:style-name="ce54">
            <text:p>250<text:s/></text:p>
          </table:table-cell>
          <table:table-cell office:value-type="float" office:value="11282.0682" table:style-name="ce54">
            <text:p>11,282<text:s/></text:p>
          </table:table-cell>
          <table:table-cell office:value-type="float" office:value="224.35720000000001" table:style-name="ce54">
            <text:p>224<text:s/></text:p>
          </table:table-cell>
          <table:table-cell office:value-type="float" office:value="85971.133199999997" table:style-name="ce54">
            <text:p>85,971<text:s/></text:p>
          </table:table-cell>
          <table:table-cell office:value-type="float" office:value="189.09655000000001" table:style-name="ce54">
            <text:p>189<text:s/></text:p>
          </table:table-cell>
          <table:table-cell office:value-type="float" office:value="33734.718919999999" table:style-name="ce54">
            <text:p>33,73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7.55099999999999" table:style-name="ce54">
            <text:p>158<text:s/></text:p>
          </table:table-cell>
          <table:table-cell office:value-type="float" office:value="7560.3208000000004" table:style-name="ce54">
            <text:p>7,560<text:s/></text:p>
          </table:table-cell>
          <table:table-cell office:value-type="float" office:value="14.2805" table:style-name="ce54">
            <text:p>14<text:s/></text:p>
          </table:table-cell>
          <table:table-cell office:value-type="float" office:value="1332.0374999999999" table:style-name="ce54">
            <text:p>1,332<text:s/></text:p>
          </table:table-cell>
          <table:table-cell office:value-type="float" office:value="4.3040000000000003" table:style-name="ce54">
            <text:p>4<text:s/></text:p>
          </table:table-cell>
          <table:table-cell office:value-type="float" office:value="244.0368" table:style-name="ce54">
            <text:p>244<text:s/></text:p>
          </table:table-cell>
          <table:table-cell office:value-type="float" office:value="20.240500000000001" table:style-name="ce54">
            <text:p>20<text:s/></text:p>
          </table:table-cell>
          <table:table-cell office:value-type="float" office:value="1288.6613" table:style-name="ce54">
            <text:p>1,289<text:s/></text:p>
          </table:table-cell>
          <table:table-cell office:value-type="float" office:value="6.9668000000000001" table:style-name="ce54">
            <text:p>7<text:s/></text:p>
          </table:table-cell>
          <table:table-cell office:value-type="float" office:value="3657.57" table:style-name="ce54">
            <text:p>3,658<text:s/></text:p>
          </table:table-cell>
          <table:table-cell office:value-type="float" office:value="0.376" table:style-name="ce54">
            <text:p>0<text:s/></text:p>
          </table:table-cell>
          <table:table-cell office:value-type="float" office:value="21.999759999999998" table:style-name="ce54">
            <text:p>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3.0960000000000001" table:style-name="ce54">
            <text:p>3<text:s/></text:p>
          </table:table-cell>
          <table:table-cell office:value-type="float" office:value="95.975999999999999" table:style-name="ce54">
            <text:p>96<text:s/></text:p>
          </table:table-cell>
          <table:table-cell office:value-type="float" office:value="2.7829999999999999" table:style-name="ce54">
            <text:p>3<text:s/></text:p>
          </table:table-cell>
          <table:table-cell office:value-type="float" office:value="64.009" table:style-name="ce54">
            <text:p>6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0.700000000000003" table:style-name="ce54">
            <text:p>41<text:s/></text:p>
          </table:table-cell>
          <table:table-cell office:value-type="float" office:value="1546.6" table:style-name="ce54">
            <text:p>1,547<text:s/></text:p>
          </table:table-cell>
          <table:table-cell office:value-type="float" office:value="42.563000000000002" table:style-name="ce54">
            <text:p>43<text:s/></text:p>
          </table:table-cell>
          <table:table-cell office:value-type="float" office:value="10784.339" table:style-name="ce54">
            <text:p>10,784<text:s/></text:p>
          </table:table-cell>
          <table:table-cell office:value-type="float" office:value="43.273600000000002" table:style-name="ce54">
            <text:p>43<text:s/></text:p>
          </table:table-cell>
          <table:table-cell office:value-type="float" office:value="8393.6858300000004" table:style-name="ce54">
            <text:p>8,3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.9979999999999993" table:style-name="ce54">
            <text:p>10<text:s/></text:p>
          </table:table-cell>
          <table:table-cell office:value-type="float" office:value="537.89239999999995" table:style-name="ce54">
            <text:p>53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532999999999999" table:style-name="ce54">
            <text:p>11<text:s/></text:p>
          </table:table-cell>
          <table:table-cell office:value-type="float" office:value="597.22109999999998" table:style-name="ce54">
            <text:p>597<text:s/></text:p>
          </table:table-cell>
          <table:table-cell office:value-type="float" office:value="9.4440000000000008" table:style-name="ce54">
            <text:p>9<text:s/></text:p>
          </table:table-cell>
          <table:table-cell office:value-type="float" office:value="492.0324" table:style-name="ce54">
            <text:p>49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142.69999999999999" table:style-name="ce54">
            <text:p>143<text:s/></text:p>
          </table:table-cell>
          <table:table-cell office:value-type="float" office:value="14270" table:style-name="ce54">
            <text:p>14,27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.4" table:style-name="ce54">
            <text:p>15<text:s/></text:p>
          </table:table-cell>
          <table:table-cell office:value-type="float" office:value="585.20000000000005" table:style-name="ce54">
            <text:p>585<text:s/></text:p>
          </table:table-cell>
          <table:table-cell office:value-type="float" office:value="10.4" table:style-name="ce54">
            <text:p>10<text:s/></text:p>
          </table:table-cell>
          <table:table-cell office:value-type="float" office:value="2889.05" table:style-name="ce54">
            <text:p>2,889<text:s/></text:p>
          </table:table-cell>
          <table:table-cell office:value-type="float" office:value="11.9094" table:style-name="ce54">
            <text:p>12<text:s/></text:p>
          </table:table-cell>
          <table:table-cell office:value-type="float" office:value="2356.7499899999998" table:style-name="ce54">
            <text:p>2,35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69779.062999999995" table:style-name="ce54">
            <text:p>69,779<text:s/></text:p>
          </table:table-cell>
          <table:table-cell office:value-type="float" office:value="3938483.2774999999" table:style-name="ce54">
            <text:p>3,938,483<text:s/></text:p>
          </table:table-cell>
          <table:table-cell office:value-type="float" office:value="3961.3822" table:style-name="ce54">
            <text:p>3,961<text:s/></text:p>
          </table:table-cell>
          <table:table-cell office:value-type="float" office:value="92791.912859999997" table:style-name="ce54">
            <text:p>92,792<text:s/></text:p>
          </table:table-cell>
          <table:table-cell office:value-type="float" office:value="25.7347" table:style-name="ce54">
            <text:p>26<text:s/></text:p>
          </table:table-cell>
          <table:table-cell office:value-type="float" office:value="900.71450000000004" table:style-name="ce54">
            <text:p>901<text:s/></text:p>
          </table:table-cell>
          <table:table-cell office:value-type="float" office:value="1026.1648" table:style-name="ce54">
            <text:p>1,026<text:s/></text:p>
          </table:table-cell>
          <table:table-cell office:value-type="float" office:value="23756.26424" table:style-name="ce54">
            <text:p>23,756<text:s/></text:p>
          </table:table-cell>
          <table:table-cell office:value-type="float" office:value="1.802" table:style-name="ce54">
            <text:p>2<text:s/></text:p>
          </table:table-cell>
          <table:table-cell office:value-type="float" office:value="143.0788" table:style-name="ce54">
            <text:p>1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6203.4920000000002" table:style-name="ce54">
            <text:p>6,203<text:s/></text:p>
          </table:table-cell>
          <table:table-cell office:value-type="float" office:value="186104.76" table:style-name="ce54">
            <text:p>186,10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851.3139999999999" table:style-name="ce54">
            <text:p>2,851<text:s/></text:p>
          </table:table-cell>
          <table:table-cell office:value-type="float" office:value="74134.164000000004" table:style-name="ce54">
            <text:p>74,13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3293.2226000000001" table:formula="msoxl:=  IF(SUM(C37:C49)=0,&quot;-&quot;,SUM(C37:C49))" table:style-name="ce54">
            <text:p>3,293<text:s/></text:p>
          </table:table-cell>
          <table:table-cell office:value-type="float" office:value="125992.6928" table:formula="msoxl:=  IF(SUM(D37:D49)=0,&quot;-&quot;,SUM(D37:D49))" table:style-name="ce54">
            <text:p>125,993<text:s/></text:p>
          </table:table-cell>
          <table:table-cell office:value-type="float" office:value="760.39030000000002" table:formula="msoxl:=  IF(SUM(E37:E49)=0,&quot;-&quot;,SUM(E37:E49))" table:style-name="ce54">
            <text:p>760<text:s/></text:p>
          </table:table-cell>
          <table:table-cell office:value-type="float" office:value="83656.998279999985" table:formula="msoxl:=  IF(SUM(F37:F49)=0,&quot;-&quot;,SUM(F37:F49))" table:style-name="ce54">
            <text:p>83,657<text:s/></text:p>
          </table:table-cell>
          <table:table-cell office:value-type="float" office:value="577.65550000000007" table:formula="msoxl:=  IF(SUM(G37:G49)=0,&quot;-&quot;,SUM(G37:G49))" table:style-name="ce54">
            <text:p>578<text:s/></text:p>
          </table:table-cell>
          <table:table-cell office:value-type="float" office:value="39416.039039999996" table:formula="msoxl:=  IF(SUM(H37:H49)=0,&quot;-&quot;,SUM(H37:H49))" table:style-name="ce54">
            <text:p>39,416<text:s/></text:p>
          </table:table-cell>
          <table:table-cell office:value-type="float" office:value="124.45900000000002" table:formula="msoxl:=  IF(SUM(I37:I49)=0,&quot;-&quot;,SUM(I37:I49))" table:style-name="ce54">
            <text:p>124<text:s/></text:p>
          </table:table-cell>
          <table:table-cell office:value-type="float" office:value="7256.7070000000003" table:formula="msoxl:=  IF(SUM(J37:J49)=0,&quot;-&quot;,SUM(J37:J49))" table:style-name="ce54">
            <text:p>7,257<text:s/></text:p>
          </table:table-cell>
          <table:table-cell office:value-type="float" office:value="602.46969999999999" table:formula="msoxl:=  IF(SUM(K37:K49)=0,&quot;-&quot;,SUM(K37:K49))" table:style-name="ce54">
            <text:p>602<text:s/></text:p>
          </table:table-cell>
          <table:table-cell office:value-type="float" office:value="34381.211199999998" table:formula="msoxl:=  IF(SUM(L37:L49)=0,&quot;-&quot;,SUM(L37:L49))" table:style-name="ce54">
            <text:p>34,381<text:s/></text:p>
          </table:table-cell>
          <table:table-cell office:value-type="float" office:value="236.82829999999998" table:formula="msoxl:=  IF(SUM(M37:M49)=0,&quot;-&quot;,SUM(M37:M49))" table:style-name="ce54">
            <text:p>237<text:s/></text:p>
          </table:table-cell>
          <table:table-cell office:value-type="float" office:value="59890.194680000001" table:formula="msoxl:=  IF(SUM(N37:N49)=0,&quot;-&quot;,SUM(N37:N49))" table:style-name="ce54">
            <text:p>59,890<text:s/></text:p>
          </table:table-cell>
          <table:table-cell office:value-type="float" office:value="339.96875999999997" table:formula="msoxl:=  IF(SUM(O37:O49)=0,&quot;-&quot;,SUM(O37:O49))" table:style-name="ce54">
            <text:p>340<text:s/></text:p>
          </table:table-cell>
          <table:table-cell office:value-type="float" office:value="71497.318889999995" table:formula="msoxl:=  IF(SUM(P37:P49)=0,&quot;-&quot;,SUM(P37:P49))" table:style-name="ce54">
            <text:p>71,49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316.24450000000002" table:style-name="ce54">
            <text:p>316<text:s/></text:p>
          </table:table-cell>
          <table:table-cell office:value-type="float" office:value="21264.5645" table:style-name="ce54">
            <text:p>21,265<text:s/></text:p>
          </table:table-cell>
          <table:table-cell office:value-type="float" office:value="537.09519999999998" table:style-name="ce54">
            <text:p>537<text:s/></text:p>
          </table:table-cell>
          <table:table-cell office:value-type="float" office:value="71432.916400000002" table:style-name="ce54">
            <text:p>71,433<text:s/></text:p>
          </table:table-cell>
          <table:table-cell office:value-type="float" office:value="246.9855" table:style-name="ce54">
            <text:p>247<text:s/></text:p>
          </table:table-cell>
          <table:table-cell office:value-type="float" office:value="15522.209500000001" table:style-name="ce54">
            <text:p>15,522<text:s/></text:p>
          </table:table-cell>
          <table:table-cell office:value-type="float" office:value="78.671999999999997" table:style-name="ce54">
            <text:p>79<text:s/></text:p>
          </table:table-cell>
          <table:table-cell office:value-type="float" office:value="3566.3710000000001" table:style-name="ce54">
            <text:p>3,566<text:s/></text:p>
          </table:table-cell>
          <table:table-cell office:value-type="float" office:value="398.02159999999998" table:style-name="ce54">
            <text:p>398<text:s/></text:p>
          </table:table-cell>
          <table:table-cell office:value-type="float" office:value="25630.4424" table:style-name="ce54">
            <text:p>25,630<text:s/></text:p>
          </table:table-cell>
          <table:table-cell office:value-type="float" office:value="69.140799999999999" table:style-name="ce54">
            <text:p>69<text:s/></text:p>
          </table:table-cell>
          <table:table-cell office:value-type="float" office:value="14744.8385" table:style-name="ce54">
            <text:p>14,745<text:s/></text:p>
          </table:table-cell>
          <table:table-cell office:value-type="float" office:value="128.6044" table:style-name="ce54">
            <text:p>129<text:s/></text:p>
          </table:table-cell>
          <table:table-cell office:value-type="float" office:value="28987.918969999999" table:style-name="ce54">
            <text:p>28,98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2683.4850000000001" table:style-name="ce54">
            <text:p>2,683<text:s/></text:p>
          </table:table-cell>
          <table:table-cell office:value-type="float" office:value="80449.095000000001" table:style-name="ce54">
            <text:p>80,449<text:s/></text:p>
          </table:table-cell>
          <table:table-cell office:value-type="float" office:value="37.57" table:style-name="ce54">
            <text:p>38<text:s/></text:p>
          </table:table-cell>
          <table:table-cell office:value-type="float" office:value="1033.175" table:style-name="ce54">
            <text:p>1,033<text:s/></text:p>
          </table:table-cell>
          <table:table-cell office:value-type="float" office:value="239.8" table:style-name="ce54">
            <text:p>240<text:s/></text:p>
          </table:table-cell>
          <table:table-cell office:value-type="float" office:value="17985" table:style-name="ce54">
            <text:p>17,985<text:s/></text:p>
          </table:table-cell>
          <table:table-cell office:value-type="float" office:value="4.3659999999999997" table:style-name="ce54">
            <text:p>4<text:s/></text:p>
          </table:table-cell>
          <table:table-cell office:value-type="float" office:value="209.56800000000001" table:style-name="ce54">
            <text:p>210<text:s/></text:p>
          </table:table-cell>
          <table:table-cell office:value-type="float" office:value="1.9" table:style-name="ce54">
            <text:p>2<text:s/></text:p>
          </table:table-cell>
          <table:table-cell office:value-type="float" office:value="72.2" table:style-name="ce54">
            <text:p>7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32.585999999999999" table:style-name="ce54">
            <text:p>33<text:s/></text:p>
          </table:table-cell>
          <table:table-cell office:value-type="float" office:value="2038.444" table:style-name="ce54">
            <text:p>2,038<text:s/></text:p>
          </table:table-cell>
          <table:table-cell office:value-type="float" office:value="64.639099999999999" table:style-name="ce54">
            <text:p>65<text:s/></text:p>
          </table:table-cell>
          <table:table-cell office:value-type="float" office:value="7694.7861000000003" table:style-name="ce54">
            <text:p>7,695<text:s/></text:p>
          </table:table-cell>
          <table:table-cell office:value-type="float" office:value="70.393000000000001" table:style-name="ce54">
            <text:p>70<text:s/></text:p>
          </table:table-cell>
          <table:table-cell office:value-type="float" office:value="4181.9763000000003" table:style-name="ce54">
            <text:p>4,182<text:s/></text:p>
          </table:table-cell>
          <table:table-cell office:value-type="float" office:value="35.636000000000003" table:style-name="ce54">
            <text:p>36<text:s/></text:p>
          </table:table-cell>
          <table:table-cell office:value-type="float" office:value="3203.0880000000002" table:style-name="ce54">
            <text:p>3,203<text:s/></text:p>
          </table:table-cell>
          <table:table-cell office:value-type="float" office:value="138.2131" table:style-name="ce54">
            <text:p>138<text:s/></text:p>
          </table:table-cell>
          <table:table-cell office:value-type="float" office:value="5747.2338" table:style-name="ce54">
            <text:p>5,747<text:s/></text:p>
          </table:table-cell>
          <table:table-cell office:value-type="float" office:value="92.502350000000007" table:style-name="ce54">
            <text:p>93<text:s/></text:p>
          </table:table-cell>
          <table:table-cell office:value-type="float" office:value="20504.74221" table:style-name="ce54">
            <text:p>20,505<text:s/></text:p>
          </table:table-cell>
          <table:table-cell office:value-type="float" office:value="198.06435999999999" table:style-name="ce54">
            <text:p>198<text:s/></text:p>
          </table:table-cell>
          <table:table-cell office:value-type="float" office:value="39875.999920000002" table:style-name="ce54">
            <text:p>39,87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5" table:style-name="ce54">
            <text:p>0<text:s/></text:p>
          </table:table-cell>
          <table:table-cell office:value-type="float" office:value="7.2" table:style-name="ce54">
            <text:p>7<text:s/></text:p>
          </table:table-cell>
          <table:table-cell office:value-type="float" office:value="0.5" table:style-name="ce54">
            <text:p>1<text:s/></text:p>
          </table:table-cell>
          <table:table-cell office:value-type="float" office:value="19" table:style-name="ce54">
            <text:p>19<text:s/></text:p>
          </table:table-cell>
          <table:table-cell office:value-type="float" office:value="4.4000000000000004" table:style-name="ce54">
            <text:p>4<text:s/></text:p>
          </table:table-cell>
          <table:table-cell office:value-type="float" office:value="1090.4000000000001" table:style-name="ce54">
            <text:p>1,090<text:s/></text:p>
          </table:table-cell>
          <table:table-cell office:value-type="float" office:value="0.4" table:style-name="ce54">
            <text:p>0<text:s/></text:p>
          </table:table-cell>
          <table:table-cell office:value-type="float" office:value="79.2" table:style-name="ce54">
            <text:p>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176.30199999999999" table:style-name="ce54">
            <text:p>176<text:s/></text:p>
          </table:table-cell>
          <table:table-cell office:value-type="float" office:value="17630.166000000001" table:style-name="ce54">
            <text:p>17,630<text:s/></text:p>
          </table:table-cell>
          <table:table-cell office:value-type="float" office:value="3.69" table:style-name="ce54">
            <text:p>4<text:s/></text:p>
          </table:table-cell>
          <table:table-cell office:value-type="float" office:value="152.1497" table:style-name="ce54">
            <text:p>152<text:s/></text:p>
          </table:table-cell>
          <table:table-cell office:value-type="float" office:value="0.98399999999999999" table:style-name="ce54">
            <text:p>1<text:s/></text:p>
          </table:table-cell>
          <table:table-cell office:value-type="float" office:value="56.186399999999999" table:style-name="ce54">
            <text:p>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3.505000000000003" table:style-name="ce54">
            <text:p>44<text:s/></text:p>
          </table:table-cell>
          <table:table-cell office:value-type="float" office:value="1664.9349999999999" table:style-name="ce54">
            <text:p>1,665<text:s/></text:p>
          </table:table-cell>
          <table:table-cell office:value-type="float" office:value="25.60895" table:style-name="ce54">
            <text:p>26<text:s/></text:p>
          </table:table-cell>
          <table:table-cell office:value-type="float" office:value="8583.6640800000005" table:style-name="ce54">
            <text:p>8,584<text:s/></text:p>
          </table:table-cell>
          <table:table-cell office:value-type="float" office:value="12.9" table:style-name="ce54">
            <text:p>13<text:s/></text:p>
          </table:table-cell>
          <table:table-cell office:value-type="float" office:value="2554.1999999999998" table:style-name="ce54">
            <text:p>2,55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59.6" table:style-name="ce54">
            <text:p>60<text:s/></text:p>
          </table:table-cell>
          <table:table-cell office:value-type="float" office:value="2535" table:style-name="ce54">
            <text:p>2,535<text:s/></text:p>
          </table:table-cell>
          <table:table-cell office:value-type="float" office:value="98.126000000000005" table:style-name="ce54">
            <text:p>98<text:s/></text:p>
          </table:table-cell>
          <table:table-cell office:value-type="float" office:value="2562.21108" table:style-name="ce54">
            <text:p>2,562<text:s/></text:p>
          </table:table-cell>
          <table:table-cell office:value-type="float" office:value="19.492999999999999" table:style-name="ce54">
            <text:p>19<text:s/></text:p>
          </table:table-cell>
          <table:table-cell office:value-type="float" office:value="1670.6668400000001" table:style-name="ce54">
            <text:p>1,671<text:s/></text:p>
          </table:table-cell>
          <table:table-cell office:value-type="float" office:value="5.6349999999999998" table:style-name="ce54">
            <text:p>6<text:s/></text:p>
          </table:table-cell>
          <table:table-cell office:value-type="float" office:value="270.48" table:style-name="ce54">
            <text:p>270<text:s/></text:p>
          </table:table-cell>
          <table:table-cell office:value-type="float" office:value="7.98" table:style-name="ce54">
            <text:p>8<text:s/></text:p>
          </table:table-cell>
          <table:table-cell office:value-type="float" office:value="506.4" table:style-name="ce54">
            <text:p>506<text:s/></text:p>
          </table:table-cell>
          <table:table-cell office:value-type="float" office:value="37.176200000000001" table:style-name="ce54">
            <text:p>37<text:s/></text:p>
          </table:table-cell>
          <table:table-cell office:value-type="float" office:value="10762.70989" table:style-name="ce54">
            <text:p>10,7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25.005099999999999" table:style-name="ce54">
            <text:p>25<text:s/></text:p>
          </table:table-cell>
          <table:table-cell office:value-type="float" office:value="2075.4232999999999" table:style-name="ce54">
            <text:p>2,075<text:s/></text:p>
          </table:table-cell>
          <table:table-cell office:value-type="float" office:value="9.15" table:style-name="ce54">
            <text:p>9<text:s/></text:p>
          </table:table-cell>
          <table:table-cell office:value-type="float" office:value="549" table:style-name="ce54">
            <text:p>54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.35" table:style-name="ce54">
            <text:p>12<text:s/></text:p>
          </table:table-cell>
          <table:table-cell office:value-type="float" office:value="741" table:style-name="ce54">
            <text:p>74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119999999999999" table:style-name="ce54">
            <text:p>10<text:s/></text:p>
          </table:table-cell>
          <table:table-cell office:value-type="float" office:value="232.76" table:style-name="ce54">
            <text:p>23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" table:style-name="ce54">
            <text:p>8<text:s/></text:p>
          </table:table-cell>
          <table:table-cell office:value-type="float" office:value="4203.84" table:style-name="ce54">
            <text:p>4,2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74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其他鰆類</text:p>
          </table:table-cell>
          <table:covered-table-cell/>
          <table:table-cell office:value-type="string" table:number-columns-spanned="2" table:number-rows-spanned="1" table:style-name="ce176">
            <text:p>長 <text:s/>鰭 <text:s/>鮪</text:p>
          </table:table-cell>
          <table:covered-table-cell/>
          <table:table-cell office:value-type="string" table:number-columns-spanned="2" table:number-rows-spanned="1" table:style-name="ce176">
            <text:p>大 <text:s/>目 <text:s/>鮪</text:p>
          </table:table-cell>
          <table:covered-table-cell/>
          <table:table-cell office:value-type="string" table:number-columns-spanned="2" table:number-rows-spanned="1" table:style-name="ce176">
            <text:p>黃 <text:s/>鰭 <text:s/>鮪</text:p>
          </table:table-cell>
          <table:covered-table-cell/>
          <table:table-cell office:value-type="string" table:number-columns-spanned="2" table:number-rows-spanned="1" table:style-name="ce176">
            <text:p>黑 <text:s text:c="6"/>鮪</text:p>
          </table:table-cell>
          <table:covered-table-cell/>
          <table:table-cell office:value-type="string" table:number-columns-spanned="2" table:number-rows-spanned="1" table:style-name="ce176">
            <text:p>南方黑鮪</text:p>
          </table:table-cell>
          <table:covered-table-cell/>
          <table:table-cell office:value-type="string" table:number-columns-spanned="2" table:number-rows-spanned="1" table:style-name="ce176">
            <text:p>其他鮪類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4999</text:p>
          </table:table-cell>
          <table:covered-table-cell/>
          <table:table-cell office:value-type="string" table:number-columns-spanned="2" table:number-rows-spanned="1" table:style-name="ce169">
            <text:p>5001</text:p>
          </table:table-cell>
          <table:covered-table-cell/>
          <table:table-cell office:value-type="string" table:number-columns-spanned="2" table:number-rows-spanned="1" table:style-name="ce169">
            <text:p>5002</text:p>
          </table:table-cell>
          <table:covered-table-cell/>
          <table:table-cell office:value-type="string" table:number-columns-spanned="2" table:number-rows-spanned="1" table:style-name="ce169">
            <text:p>5003</text:p>
          </table:table-cell>
          <table:covered-table-cell/>
          <table:table-cell office:value-type="string" table:number-columns-spanned="2" table:number-rows-spanned="1" table:style-name="ce169">
            <text:p>5004</text:p>
          </table:table-cell>
          <table:covered-table-cell/>
          <table:table-cell office:value-type="string" table:number-columns-spanned="2" table:number-rows-spanned="1" table:style-name="ce169">
            <text:p>5006</text:p>
          </table:table-cell>
          <table:covered-table-cell/>
          <table:table-cell office:value-type="string" table:number-columns-spanned="2" table:number-rows-spanned="1" table:style-name="ce169">
            <text:p>5005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225.4717000000001" table:formula="msoxl:=  IF(SUM(C11,C19,C36,C50,C54,C58)=0,&quot;-&quot;,SUM(C11,C19,C36,C50,C54,C58))" table:style-name="ce54">
            <text:p>2,225<text:s/></text:p>
          </table:table-cell>
          <table:table-cell office:value-type="float" office:value="154539.55512999999" table:formula="msoxl:=  IF(SUM(D11,D19,D36,D50,D54,D58)=0,&quot;-&quot;,SUM(D11,D19,D36,D50,D54,D58))" table:style-name="ce54">
            <text:p>154,540<text:s/></text:p>
          </table:table-cell>
          <table:table-cell office:value-type="float" office:value="47208.794199999997" table:formula="msoxl:=  IF(SUM(E11,E19,E36,E50,E54,E58)=0,&quot;-&quot;,SUM(E11,E19,E36,E50,E54,E58))" table:style-name="ce54">
            <text:p>47,209<text:s/></text:p>
          </table:table-cell>
          <table:table-cell office:value-type="float" office:value="3679510.8015799997" table:formula="msoxl:=  IF(SUM(F11,F19,F36,F50,F54,F58)=0,&quot;-&quot;,SUM(F11,F19,F36,F50,F54,F58))" table:style-name="ce54">
            <text:p>3,679,511<text:s/></text:p>
          </table:table-cell>
          <table:table-cell office:value-type="float" office:value="50649.441500000001" table:formula="msoxl:=  IF(SUM(G11,G19,G36,G50,G54,G58)=0,&quot;-&quot;,SUM(G11,G19,G36,G50,G54,G58))" table:style-name="ce54">
            <text:p>50,649<text:s/></text:p>
          </table:table-cell>
          <table:table-cell office:value-type="float" office:value="13972418.711359998" table:formula="msoxl:=  IF(SUM(H11,H19,H36,H50,H54,H58)=0,&quot;-&quot;,SUM(H11,H19,H36,H50,H54,H58))" table:style-name="ce54">
            <text:p>13,972,419<text:s/></text:p>
          </table:table-cell>
          <table:table-cell office:value-type="float" office:value="55202.453699999991" table:formula="msoxl:=  IF(SUM(I11,I19,I36,I50,I54,I58)=0,&quot;-&quot;,SUM(I11,I19,I36,I50,I54,I58))" table:style-name="ce54">
            <text:p>55,202<text:s/></text:p>
          </table:table-cell>
          <table:table-cell office:value-type="float" office:value="7845803.5216899998" table:formula="msoxl:=  IF(SUM(J11,J19,J36,J50,J54,J58)=0,&quot;-&quot;,SUM(J11,J19,J36,J50,J54,J58))" table:style-name="ce54">
            <text:p>7,845,804<text:s/></text:p>
          </table:table-cell>
          <table:table-cell office:value-type="float" office:value="315.714" table:formula="msoxl:=  IF(SUM(K11,K19,K36,K50,K54,K58)=0,&quot;-&quot;,SUM(K11,K19,K36,K50,K54,K58))" table:style-name="ce54">
            <text:p>316<text:s/></text:p>
          </table:table-cell>
          <table:table-cell office:value-type="float" office:value="248415.72545" table:formula="msoxl:=  IF(SUM(L11,L19,L36,L50,L54,L58)=0,&quot;-&quot;,SUM(L11,L19,L36,L50,L54,L58))" table:style-name="ce54">
            <text:p>248,416<text:s/></text:p>
          </table:table-cell>
          <table:table-cell office:value-type="float" office:value="555.44600000000003" table:formula="msoxl:=  IF(SUM(M11,M19,M36,M50,M54,M58)=0,&quot;-&quot;,SUM(M11,M19,M36,M50,M54,M58))" table:style-name="ce54">
            <text:p>555<text:s/></text:p>
          </table:table-cell>
          <table:table-cell office:value-type="float" office:value="231313.51452999999" table:formula="msoxl:=  IF(SUM(N11,N19,N36,N50,N54,N58)=0,&quot;-&quot;,SUM(N11,N19,N36,N50,N54,N58))" table:style-name="ce54">
            <text:p>231,314<text:s/></text:p>
          </table:table-cell>
          <table:table-cell office:value-type="float" office:value="2255.8362999999999" table:formula="msoxl:=  IF(SUM(O11,O19,O36,O50,O54,O58)=0,&quot;-&quot;,SUM(O11,O19,O36,O50,O54,O58))" table:style-name="ce54">
            <text:p>2,256<text:s/></text:p>
          </table:table-cell>
          <table:table-cell office:value-type="float" office:value="116480.92082000001" table:formula="msoxl:=  IF(SUM(P11,P19,P36,P50,P54,P58)=0,&quot;-&quot;,SUM(P11,P19,P36,P50,P54,P58))" table:style-name="ce54">
            <text:p>116,48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981.80799999999999" table:formula="msoxl:=  IF(SUM(C12:C18)=0,&quot;-&quot;,SUM(C12:C18))" table:style-name="ce54">
            <text:p>982<text:s/></text:p>
          </table:table-cell>
          <table:table-cell office:value-type="float" office:value="52928.510979999999" table:formula="msoxl:=  IF(SUM(D12:D18)=0,&quot;-&quot;,SUM(D12:D18))" table:style-name="ce54">
            <text:p>52,929<text:s/></text:p>
          </table:table-cell>
          <table:table-cell office:value-type="float" office:value="47072.767999999996" table:formula="msoxl:=  IF(SUM(E12:E18)=0,&quot;-&quot;,SUM(E12:E18))" table:style-name="ce54">
            <text:p>47,073<text:s/></text:p>
          </table:table-cell>
          <table:table-cell office:value-type="float" office:value="3668849.5746800001" table:formula="msoxl:=  IF(SUM(F12:F18)=0,&quot;-&quot;,SUM(F12:F18))" table:style-name="ce54">
            <text:p>3,668,850<text:s/></text:p>
          </table:table-cell>
          <table:table-cell office:value-type="float" office:value="50453.174999999996" table:formula="msoxl:=  IF(SUM(G12:G18)=0,&quot;-&quot;,SUM(G12:G18))" table:style-name="ce54">
            <text:p>50,453<text:s/></text:p>
          </table:table-cell>
          <table:table-cell office:value-type="float" office:value="13953290.920659998" table:formula="msoxl:=  IF(SUM(H12:H18)=0,&quot;-&quot;,SUM(H12:H18))" table:style-name="ce54">
            <text:p>13,953,291<text:s/></text:p>
          </table:table-cell>
          <table:table-cell office:value-type="float" office:value="52479.088999999993" table:formula="msoxl:=  IF(SUM(I12:I18)=0,&quot;-&quot;,SUM(I12:I18))" table:style-name="ce54">
            <text:p>52,479<text:s/></text:p>
          </table:table-cell>
          <table:table-cell office:value-type="float" office:value="7361508.4872899996" table:formula="msoxl:=  IF(SUM(J12:J18)=0,&quot;-&quot;,SUM(J12:J18))" table:style-name="ce54">
            <text:p>7,361,508<text:s/></text:p>
          </table:table-cell>
          <table:table-cell office:value-type="float" office:value="191.84700000000001" table:formula="msoxl:=  IF(SUM(K12:K18)=0,&quot;-&quot;,SUM(K12:K18))" table:style-name="ce54">
            <text:p>192<text:s/></text:p>
          </table:table-cell>
          <table:table-cell office:value-type="float" office:value="164264.65844999999" table:formula="msoxl:=  IF(SUM(L12:L18)=0,&quot;-&quot;,SUM(L12:L18))" table:style-name="ce54">
            <text:p>164,265<text:s/></text:p>
          </table:table-cell>
          <table:table-cell office:value-type="float" office:value="555.44600000000003" table:formula="msoxl:=  IF(SUM(M12:M18)=0,&quot;-&quot;,SUM(M12:M18))" table:style-name="ce54">
            <text:p>555<text:s/></text:p>
          </table:table-cell>
          <table:table-cell office:value-type="float" office:value="231313.51452999999" table:formula="msoxl:=  IF(SUM(N12:N18)=0,&quot;-&quot;,SUM(N12:N18))" table:style-name="ce54">
            <text:p>231,314<text:s/></text:p>
          </table:table-cell>
          <table:table-cell office:value-type="float" office:value="1372.663" table:formula="msoxl:=  IF(SUM(O12:O18)=0,&quot;-&quot;,SUM(O12:O18))" table:style-name="ce54">
            <text:p>1,373<text:s/></text:p>
          </table:table-cell>
          <table:table-cell office:value-type="float" office:value="61844.160329999999" table:formula="msoxl:=  IF(SUM(P12:P18)=0,&quot;-&quot;,SUM(P12:P18))" table:style-name="ce54">
            <text:p>61,84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150.8780000000002" table:style-name="ce54">
            <text:p>2,151<text:s/></text:p>
          </table:table-cell>
          <table:table-cell office:value-type="float" office:value="75997.870240000004" table:style-name="ce54">
            <text:p>75,998<text:s/></text:p>
          </table:table-cell>
          <table:table-cell office:value-type="float" office:value="18143.239949999999" table:style-name="ce54">
            <text:p>18,143<text:s/></text:p>
          </table:table-cell>
          <table:table-cell office:value-type="float" office:value="667420.98520999996" table:style-name="ce54">
            <text:p>667,42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981.80799999999999" table:style-name="ce54">
            <text:p>982<text:s/></text:p>
          </table:table-cell>
          <table:table-cell office:value-type="float" office:value="52928.510979999999" table:style-name="ce54">
            <text:p>52,929<text:s/></text:p>
          </table:table-cell>
          <table:table-cell office:value-type="float" office:value="47072.767999999996" table:style-name="ce54">
            <text:p>47,073<text:s/></text:p>
          </table:table-cell>
          <table:table-cell office:value-type="float" office:value="3668849.5746800001" table:style-name="ce54">
            <text:p>3,668,850<text:s/></text:p>
          </table:table-cell>
          <table:table-cell office:value-type="float" office:value="48302.296999999999" table:style-name="ce54">
            <text:p>48,302<text:s/></text:p>
          </table:table-cell>
          <table:table-cell office:value-type="float" office:value="13877293.050419999" table:style-name="ce54">
            <text:p>13,877,293<text:s/></text:p>
          </table:table-cell>
          <table:table-cell office:value-type="float" office:value="34335.849049999997" table:style-name="ce54">
            <text:p>34,336<text:s/></text:p>
          </table:table-cell>
          <table:table-cell office:value-type="float" office:value="6694087.50208" table:style-name="ce54">
            <text:p>6,694,088<text:s/></text:p>
          </table:table-cell>
          <table:table-cell office:value-type="float" office:value="191.84700000000001" table:style-name="ce54">
            <text:p>192<text:s/></text:p>
          </table:table-cell>
          <table:table-cell office:value-type="float" office:value="164264.65844999999" table:style-name="ce54">
            <text:p>164,265<text:s/></text:p>
          </table:table-cell>
          <table:table-cell office:value-type="float" office:value="555.44600000000003" table:style-name="ce54">
            <text:p>555<text:s/></text:p>
          </table:table-cell>
          <table:table-cell office:value-type="float" office:value="231313.51452999999" table:style-name="ce54">
            <text:p>231,314<text:s/></text:p>
          </table:table-cell>
          <table:table-cell office:value-type="float" office:value="1372.663" table:style-name="ce54">
            <text:p>1,373<text:s/></text:p>
          </table:table-cell>
          <table:table-cell office:value-type="float" office:value="61844.160329999999" table:style-name="ce54">
            <text:p>61,84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41.76989999999995" table:formula="msoxl:=  IF(SUM(C20:C35)=0,&quot;-&quot;,SUM(C20:C35))" table:style-name="ce54">
            <text:p>342<text:s/></text:p>
          </table:table-cell>
          <table:table-cell office:value-type="float" office:value="42812.708449999991" table:formula="msoxl:=  IF(SUM(D20:D35)=0,&quot;-&quot;,SUM(D20:D35))" table:style-name="ce54">
            <text:p>42,813<text:s/></text:p>
          </table:table-cell>
          <table:table-cell office:value-type="float" office:value="135.22990000000001" table:formula="msoxl:=  IF(SUM(E20:E35)=0,&quot;-&quot;,SUM(E20:E35))" table:style-name="ce54">
            <text:p>135<text:s/></text:p>
          </table:table-cell>
          <table:table-cell office:value-type="float" office:value="10588.2356" table:formula="msoxl:=  IF(SUM(F20:F35)=0,&quot;-&quot;,SUM(F20:F35))" table:style-name="ce54">
            <text:p>10,588<text:s/></text:p>
          </table:table-cell>
          <table:table-cell office:value-type="float" office:value="195.34350000000001" table:formula="msoxl:=  IF(SUM(G20:G35)=0,&quot;-&quot;,SUM(G20:G35))" table:style-name="ce54">
            <text:p>195<text:s/></text:p>
          </table:table-cell>
          <table:table-cell office:value-type="float" office:value="18912.9977" table:formula="msoxl:=  IF(SUM(H20:H35)=0,&quot;-&quot;,SUM(H20:H35))" table:style-name="ce54">
            <text:p>18,913<text:s/></text:p>
          </table:table-cell>
          <table:table-cell office:value-type="float" office:value="2688.3298999999997" table:formula="msoxl:=  IF(SUM(I20:I35)=0,&quot;-&quot;,SUM(I20:I35))" table:style-name="ce54">
            <text:p>2,688<text:s/></text:p>
          </table:table-cell>
          <table:table-cell office:value-type="float" office:value="479055.67178000003" table:formula="msoxl:=  IF(SUM(J20:J35)=0,&quot;-&quot;,SUM(J20:J35))" table:style-name="ce54">
            <text:p>479,056<text:s/></text:p>
          </table:table-cell>
          <table:table-cell office:value-type="float" office:value="100.754" table:formula="msoxl:=  IF(SUM(K20:K35)=0,&quot;-&quot;,SUM(K20:K35))" table:style-name="ce54">
            <text:p>101<text:s/></text:p>
          </table:table-cell>
          <table:table-cell office:value-type="float" office:value="80742.383000000002" table:formula="msoxl:=  IF(SUM(L20:L35)=0,&quot;-&quot;,SUM(L20:L35))" table:style-name="ce54">
            <text:p>80,742<text:s/>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float" office:value="856.97620000000006" table:formula="msoxl:=  IF(SUM(O20:O35)=0,&quot;-&quot;,SUM(O20:O35))" table:style-name="ce54">
            <text:p>857<text:s/></text:p>
          </table:table-cell>
          <table:table-cell office:value-type="float" office:value="51647.691490000005" table:formula="msoxl:=  IF(SUM(P20:P35)=0,&quot;-&quot;,SUM(P20:P35))" table:style-name="ce54">
            <text:p>51,64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3600000000000001E-3" table:style-name="ce54">
            <text:p>0<text:s/></text:p>
          </table:table-cell>
          <table:table-cell office:value-type="float" office:value="0.13747999999999999" table:style-name="ce54">
            <text:p>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3.839700000000001" table:style-name="ce54">
            <text:p>44<text:s/></text:p>
          </table:table-cell>
          <table:table-cell office:value-type="float" office:value="4209.6014100000002" table:style-name="ce54">
            <text:p>4,210<text:s/></text:p>
          </table:table-cell>
          <table:table-cell office:value-type="float" office:value="2.3599000000000001" table:style-name="ce54">
            <text:p>2<text:s/></text:p>
          </table:table-cell>
          <table:table-cell office:value-type="float" office:value="224.19049999999999" table:style-name="ce54">
            <text:p>224<text:s/></text:p>
          </table:table-cell>
          <table:table-cell office:value-type="float" office:value="1.2855000000000001" table:style-name="ce54">
            <text:p>1<text:s/></text:p>
          </table:table-cell>
          <table:table-cell office:value-type="float" office:value="138.14750000000001" table:style-name="ce54">
            <text:p>138<text:s/></text:p>
          </table:table-cell>
          <table:table-cell office:value-type="float" office:value="8.4826999999999995" table:style-name="ce54">
            <text:p>8<text:s/></text:p>
          </table:table-cell>
          <table:table-cell office:value-type="float" office:value="721.02949999999998" table:style-name="ce54">
            <text:p>721<text:s/></text:p>
          </table:table-cell>
          <table:table-cell office:value-type="float" office:value="1.0980000000000001" table:style-name="ce54">
            <text:p>1<text:s/></text:p>
          </table:table-cell>
          <table:table-cell office:value-type="float" office:value="76.86" table:style-name="ce54">
            <text:p>7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7.337199999999996" table:style-name="ce54">
            <text:p>67<text:s/></text:p>
          </table:table-cell>
          <table:table-cell office:value-type="float" office:value="1951.41059" table:style-name="ce54">
            <text:p>1,95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72.989199999999997" table:style-name="ce54">
            <text:p>73<text:s/></text:p>
          </table:table-cell>
          <table:table-cell office:value-type="float" office:value="21828.162919999999" table:style-name="ce54">
            <text:p>21,82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3600000000000001E-3" table:style-name="ce54">
            <text:p>0<text:s/></text:p>
          </table:table-cell>
          <table:table-cell office:value-type="float" office:value="0.13747999999999999" table:style-name="ce54">
            <text:p>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42" table:style-name="ce54">
            <text:p>0<text:s/></text:p>
          </table:table-cell>
          <table:table-cell office:value-type="float" office:value="22.68" table:style-name="ce54">
            <text:p>2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75.6585" table:style-name="ce54">
            <text:p>176<text:s/></text:p>
          </table:table-cell>
          <table:table-cell office:value-type="float" office:value="12814.236500000001" table:style-name="ce54">
            <text:p>12,814<text:s/></text:p>
          </table:table-cell>
          <table:table-cell office:value-type="float" office:value="132.87" table:style-name="ce54">
            <text:p>133<text:s/></text:p>
          </table:table-cell>
          <table:table-cell office:value-type="float" office:value="10364.045099999999" table:style-name="ce54">
            <text:p>10,364<text:s/></text:p>
          </table:table-cell>
          <table:table-cell office:value-type="float" office:value="165.66499999999999" table:style-name="ce54">
            <text:p>166<text:s/></text:p>
          </table:table-cell>
          <table:table-cell office:value-type="float" office:value="17101.2582" table:style-name="ce54">
            <text:p>17,101<text:s/></text:p>
          </table:table-cell>
          <table:table-cell office:value-type="float" office:value="2528.8116199999999" table:style-name="ce54">
            <text:p>2,529<text:s/></text:p>
          </table:table-cell>
          <table:table-cell office:value-type="float" office:value="470445.33162000001" table:style-name="ce54">
            <text:p>470,445<text:s/></text:p>
          </table:table-cell>
          <table:table-cell office:value-type="float" office:value="99.54" table:style-name="ce54">
            <text:p>100<text:s/></text:p>
          </table:table-cell>
          <table:table-cell office:value-type="float" office:value="80658.562999999995" table:style-name="ce54">
            <text:p>80,65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99.36599999999999" table:style-name="ce54">
            <text:p>299<text:s/></text:p>
          </table:table-cell>
          <table:table-cell office:value-type="float" office:value="32521.754000000001" table:style-name="ce54">
            <text:p>32,5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1.0780000000000001" table:style-name="ce54">
            <text:p>1<text:s/></text:p>
          </table:table-cell>
          <table:table-cell office:value-type="float" office:value="409.59399999999999" table:style-name="ce54">
            <text:p>41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9729999999999999" table:style-name="ce54">
            <text:p>7<text:s/></text:p>
          </table:table-cell>
          <table:table-cell office:value-type="float" office:value="418.38" table:style-name="ce54">
            <text:p>418<text:s/></text:p>
          </table:table-cell>
          <table:table-cell office:value-type="float" office:value="4.2160000000000003E-2" table:style-name="ce54">
            <text:p>0<text:s/></text:p>
          </table:table-cell>
          <table:table-cell office:value-type="float" office:value="4.2619499999999997" table:style-name="ce54">
            <text:p>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7199999999999999" table:style-name="ce54">
            <text:p>0<text:s/></text:p>
          </table:table-cell>
          <table:table-cell office:value-type="float" office:value="9.2880000000000003" table:style-name="ce54">
            <text:p>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8.317" table:style-name="ce54">
            <text:p>18<text:s/></text:p>
          </table:table-cell>
          <table:table-cell office:value-type="float" office:value="2205.3667999999998" table:style-name="ce54">
            <text:p>2,20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.718" table:style-name="ce54">
            <text:p>17<text:s/></text:p>
          </table:table-cell>
          <table:table-cell office:value-type="float" office:value="1372.5478000000001" table:style-name="ce54">
            <text:p>1,3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.172000000000001" table:style-name="ce54">
            <text:p>11<text:s/></text:p>
          </table:table-cell>
          <table:table-cell office:value-type="float" office:value="633.45240000000001" table:style-name="ce54">
            <text:p>63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0.69750000000000001" table:style-name="ce54">
            <text:p>1<text:s/></text:p>
          </table:table-cell>
          <table:table-cell office:value-type="float" office:value="49.710819999999998" table:style-name="ce54">
            <text:p>5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1.42" table:style-name="ce54">
            <text:p>21<text:s/></text:p>
          </table:table-cell>
          <table:table-cell office:value-type="float" office:value="1255.212" table:style-name="ce54">
            <text:p>1,255<text:s/></text:p>
          </table:table-cell>
          <table:table-cell office:value-type="float" office:value="134.27269999999999" table:style-name="ce54">
            <text:p>134<text:s/></text:p>
          </table:table-cell>
          <table:table-cell office:value-type="float" office:value="6512.22595" table:style-name="ce54">
            <text:p>6,512<text:s/></text:p>
          </table:table-cell>
          <table:table-cell office:value-type="float" office:value="0.11600000000000001" table:style-name="ce54">
            <text:p>0<text:s/></text:p>
          </table:table-cell>
          <table:table-cell office:value-type="float" office:value="6.96" table:style-name="ce54">
            <text:p>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78.49700000000001" table:style-name="ce54">
            <text:p>478<text:s/></text:p>
          </table:table-cell>
          <table:table-cell office:value-type="float" office:value="16508.146499999999" table:style-name="ce54">
            <text:p>16,5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9.19" table:style-name="ce54">
            <text:p>29<text:s/></text:p>
          </table:table-cell>
          <table:table-cell office:value-type="float" office:value="1296.0360000000001" table:style-name="ce54">
            <text:p>1,29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2E-2" table:style-name="ce54">
            <text:p>0<text:s/></text:p>
          </table:table-cell>
          <table:table-cell office:value-type="float" office:value="0.96" table:style-name="ce54">
            <text:p>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901.89380000000006" table:formula="msoxl:=  IF(SUM(C37:C49)=0,&quot;-&quot;,SUM(C37:C49))" table:style-name="ce54">
            <text:p>902<text:s/></text:p>
          </table:table-cell>
          <table:table-cell office:value-type="float" office:value="58798.335699999996" table:formula="msoxl:=  IF(SUM(D37:D49)=0,&quot;-&quot;,SUM(D37:D49))" table:style-name="ce54">
            <text:p>58,798<text:s/></text:p>
          </table:table-cell>
          <table:table-cell office:value-type="float" office:value="0.79630000000000001" table:formula="msoxl:=  IF(SUM(E37:E49)=0,&quot;-&quot;,SUM(E37:E49))" table:style-name="ce54">
            <text:p>1<text:s/></text:p>
          </table:table-cell>
          <table:table-cell office:value-type="float" office:value="72.991299999999995" table:formula="msoxl:=  IF(SUM(F37:F49)=0,&quot;-&quot;,SUM(F37:F49))" table:style-name="ce54">
            <text:p>73<text:s/></text:p>
          </table:table-cell>
          <table:table-cell office:value-type="float" office:value="0.92300000000000004" table:formula="msoxl:=  IF(SUM(G37:G49)=0,&quot;-&quot;,SUM(G37:G49))" table:style-name="ce54">
            <text:p>1<text:s/></text:p>
          </table:table-cell>
          <table:table-cell office:value-type="float" office:value="214.79300000000001" table:formula="msoxl:=  IF(SUM(H37:H49)=0,&quot;-&quot;,SUM(H37:H49))" table:style-name="ce54">
            <text:p>215<text:s/></text:p>
          </table:table-cell>
          <table:table-cell office:value-type="float" office:value="35.034800000000004" table:formula="msoxl:=  IF(SUM(I37:I49)=0,&quot;-&quot;,SUM(I37:I49))" table:style-name="ce54">
            <text:p>35<text:s/></text:p>
          </table:table-cell>
          <table:table-cell office:value-type="float" office:value="5239.3626199999999" table:formula="msoxl:=  IF(SUM(J37:J49)=0,&quot;-&quot;,SUM(J37:J49))" table:style-name="ce54">
            <text:p>5,239<text:s/></text:p>
          </table:table-cell>
          <table:table-cell office:value-type="float" office:value="23.113" table:formula="msoxl:=  IF(SUM(K37:K49)=0,&quot;-&quot;,SUM(K37:K49))" table:style-name="ce54">
            <text:p>23<text:s/></text:p>
          </table:table-cell>
          <table:table-cell office:value-type="float" office:value="3408.6839999999997" table:formula="msoxl:=  IF(SUM(L37:L49)=0,&quot;-&quot;,SUM(L37:L49))" table:style-name="ce54">
            <text:p>3,409<text:s/>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float" office:value="26.197099999999999" table:formula="msoxl:=  IF(SUM(O37:O49)=0,&quot;-&quot;,SUM(O37:O49))" table:style-name="ce54">
            <text:p>26<text:s/></text:p>
          </table:table-cell>
          <table:table-cell office:value-type="float" office:value="2989.069" table:formula="msoxl:=  IF(SUM(P37:P49)=0,&quot;-&quot;,SUM(P37:P49))" table:style-name="ce54">
            <text:p>2,98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45.656300000000002" table:style-name="ce54">
            <text:p>46<text:s/></text:p>
          </table:table-cell>
          <table:table-cell office:value-type="float" office:value="5988.4065000000001" table:style-name="ce54">
            <text:p>5,988<text:s/></text:p>
          </table:table-cell>
          <table:table-cell office:value-type="float" office:value="0.21229999999999999" table:style-name="ce54">
            <text:p>0<text:s/></text:p>
          </table:table-cell>
          <table:table-cell office:value-type="float" office:value="19.263300000000001" table:style-name="ce54">
            <text:p>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9037000000000006" table:style-name="ce54">
            <text:p>9<text:s/></text:p>
          </table:table-cell>
          <table:table-cell office:value-type="float" office:value="896.73292000000004" table:style-name="ce54">
            <text:p>897<text:s/></text:p>
          </table:table-cell>
          <table:table-cell office:value-type="float" office:value="16.100000000000001" table:style-name="ce54">
            <text:p>16<text:s/></text:p>
          </table:table-cell>
          <table:table-cell office:value-type="float" office:value="2494.0839999999998" table:style-name="ce54">
            <text:p>2,49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9680999999999997" table:style-name="ce54">
            <text:p>9<text:s/></text:p>
          </table:table-cell>
          <table:table-cell office:value-type="float" office:value="986.49099999999999" table:style-name="ce54">
            <text:p>9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88.546499999999995" table:style-name="ce54">
            <text:p>89<text:s/></text:p>
          </table:table-cell>
          <table:table-cell office:value-type="float" office:value="9659.0992000000006" table:style-name="ce54">
            <text:p>9,659<text:s/></text:p>
          </table:table-cell>
          <table:table-cell office:value-type="float" office:value="0.58399999999999996" table:style-name="ce54">
            <text:p>1<text:s/></text:p>
          </table:table-cell>
          <table:table-cell office:value-type="float" office:value="53.728000000000002" table:style-name="ce54">
            <text:p>54<text:s/></text:p>
          </table:table-cell>
          <table:table-cell office:value-type="float" office:value="0.92300000000000004" table:style-name="ce54">
            <text:p>1<text:s/></text:p>
          </table:table-cell>
          <table:table-cell office:value-type="float" office:value="214.79300000000001" table:style-name="ce54">
            <text:p>215<text:s/></text:p>
          </table:table-cell>
          <table:table-cell office:value-type="float" office:value="15.3811" table:style-name="ce54">
            <text:p>15<text:s/></text:p>
          </table:table-cell>
          <table:table-cell office:value-type="float" office:value="3267.6297" table:style-name="ce54">
            <text:p>3,268<text:s/></text:p>
          </table:table-cell>
          <table:table-cell office:value-type="float" office:value="7.0129999999999999" table:style-name="ce54">
            <text:p>7<text:s/></text:p>
          </table:table-cell>
          <table:table-cell office:value-type="float" office:value="914.6" table:style-name="ce54">
            <text:p>91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7.228999999999999" table:style-name="ce54">
            <text:p>17<text:s/></text:p>
          </table:table-cell>
          <table:table-cell office:value-type="float" office:value="2002.578" table:style-name="ce54">
            <text:p>2,00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2.371" table:style-name="ce54">
            <text:p>12<text:s/></text:p>
          </table:table-cell>
          <table:table-cell office:value-type="float" office:value="1608.23" table:style-name="ce54">
            <text:p>1,6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75" table:style-name="ce54">
            <text:p>11<text:s/></text:p>
          </table:table-cell>
          <table:table-cell office:value-type="float" office:value="1075" table:style-name="ce54">
            <text:p>1,07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755.32" table:style-name="ce54">
            <text:p>755<text:s/></text:p>
          </table:table-cell>
          <table:table-cell office:value-type="float" office:value="41542.6" table:style-name="ce54">
            <text:p>41,5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12" table:number-rows-spanned="1" table:style-name="ce151">
            <text:p>旗 <text:s text:c="5"/>魚 <text:s text:c="5"/>類</text:p>
          </table:table-cell>
          <table:covered-table-cell table:number-columns-repeated="11"/>
          <table:table-cell office:value-type="string" table:number-columns-spanned="2" table:number-rows-spanned="1" table:style-name="ce151">
            <text:p>鯊 <text:s text:c="3"/>魚 <text:s text:c="3"/>類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0">
            <text:p>小計</text:p>
          </table:table-cell>
          <table:covered-table-cell/>
          <table:table-cell office:value-type="string" table:number-columns-spanned="2" table:number-rows-spanned="1" table:style-name="ce155">
            <text:p>劍 <text:s/>旗 <text:s/>魚</text:p>
          </table:table-cell>
          <table:covered-table-cell/>
          <table:table-cell office:value-type="string" table:number-columns-spanned="2" table:number-rows-spanned="1" table:style-name="ce155">
            <text:p>紅肉旗魚</text:p>
          </table:table-cell>
          <table:covered-table-cell/>
          <table:table-cell office:value-type="string" table:number-columns-spanned="2" table:number-rows-spanned="1" table:style-name="ce155">
            <text:p>黑皮旗魚</text:p>
          </table:table-cell>
          <table:covered-table-cell/>
          <table:table-cell office:value-type="string" table:number-columns-spanned="2" table:number-rows-spanned="1" table:style-name="ce155">
            <text:p>白皮旗魚</text:p>
          </table:table-cell>
          <table:covered-table-cell/>
          <table:table-cell office:value-type="string" table:number-columns-spanned="2" table:number-rows-spanned="1" table:style-name="ce155">
            <text:p>雨傘旗魚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Sub Total</text:p>
          </table:table-cell>
          <table:covered-table-cell/>
          <table:table-cell office:value-type="string" table:number-columns-spanned="2" table:number-rows-spanned="1" table:style-name="ce138">
            <text:p>5101</text:p>
          </table:table-cell>
          <table:covered-table-cell/>
          <table:table-cell office:value-type="string" table:number-columns-spanned="2" table:number-rows-spanned="1" table:style-name="ce138">
            <text:p>5102</text:p>
          </table:table-cell>
          <table:covered-table-cell/>
          <table:table-cell office:value-type="string" table:number-columns-spanned="2" table:number-rows-spanned="1" table:style-name="ce138">
            <text:p>5103</text:p>
          </table:table-cell>
          <table:covered-table-cell/>
          <table:table-cell office:value-type="string" table:number-columns-spanned="2" table:number-rows-spanned="1" table:style-name="ce138">
            <text:p>5104</text:p>
          </table:table-cell>
          <table:covered-table-cell/>
          <table:table-cell office:value-type="string" table:number-columns-spanned="2" table:number-rows-spanned="1" table:style-name="ce138">
            <text:p>5105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3069.260800000004" table:formula="msoxl:=IF(SUM(E10,G10,I10,K10,M10)=0,&quot;-&quot;,SUM(E10,G10,I10,K10,M10))" table:style-name="ce19">
            <text:p>33,069<text:s/></text:p>
          </table:table-cell>
          <table:table-cell office:value-type="float" office:value="3895405.4101899993" table:formula="msoxl:=IF(SUM(F10,H10,J10,L10,N10)=0,&quot;-&quot;,SUM(F10,H10,J10,L10,N10))" table:style-name="ce19">
            <text:p>3,895,405<text:s/></text:p>
          </table:table-cell>
          <table:table-cell office:value-type="float" office:value="11027.643800000002" table:formula="msoxl:=  IF(SUM(E11,E19,E36,E50,E54,E58)=0,&quot;-&quot;,SUM(E11,E19,E36,E50,E54,E58))" table:style-name="ce54">
            <text:p>11,028<text:s/></text:p>
          </table:table-cell>
          <table:table-cell office:value-type="float" office:value="1591969.2435400002" table:formula="msoxl:=  IF(SUM(F11,F19,F36,F50,F54,F58)=0,&quot;-&quot;,SUM(F11,F19,F36,F50,F54,F58))" table:style-name="ce54">
            <text:p>1,591,969<text:s/></text:p>
          </table:table-cell>
          <table:table-cell office:value-type="float" office:value="2294.5690999999997" table:formula="msoxl:=  IF(SUM(G11,G19,G36,G50,G54,G58)=0,&quot;-&quot;,SUM(G11,G19,G36,G50,G54,G58))" table:style-name="ce54">
            <text:p>2,295<text:s/></text:p>
          </table:table-cell>
          <table:table-cell office:value-type="float" office:value="287194.08742000005" table:formula="msoxl:=  IF(SUM(H11,H19,H36,H50,H54,H58)=0,&quot;-&quot;,SUM(H11,H19,H36,H50,H54,H58))" table:style-name="ce54">
            <text:p>287,194<text:s/></text:p>
          </table:table-cell>
          <table:table-cell office:value-type="float" office:value="15499.5602" table:formula="msoxl:=  IF(SUM(I11,I19,I36,I50,I54,I58)=0,&quot;-&quot;,SUM(I11,I19,I36,I50,I54,I58))" table:style-name="ce54">
            <text:p>15,500<text:s/></text:p>
          </table:table-cell>
          <table:table-cell office:value-type="float" office:value="1634384.7325999998" table:formula="msoxl:=  IF(SUM(J11,J19,J36,J50,J54,J58)=0,&quot;-&quot;,SUM(J11,J19,J36,J50,J54,J58))" table:style-name="ce54">
            <text:p>1,634,385<text:s/></text:p>
          </table:table-cell>
          <table:table-cell office:value-type="float" office:value="1409.2735000000002" table:formula="msoxl:=  IF(SUM(K11,K19,K36,K50,K54,K58)=0,&quot;-&quot;,SUM(K11,K19,K36,K50,K54,K58))" table:style-name="ce54">
            <text:p>1,409<text:s/></text:p>
          </table:table-cell>
          <table:table-cell office:value-type="float" office:value="221802.33325999998" table:formula="msoxl:=  IF(SUM(L11,L19,L36,L50,L54,L58)=0,&quot;-&quot;,SUM(L11,L19,L36,L50,L54,L58))" table:style-name="ce54">
            <text:p>221,802<text:s/></text:p>
          </table:table-cell>
          <table:table-cell office:value-type="float" office:value="2838.2142000000003" table:formula="msoxl:=  IF(SUM(M11,M19,M36,M50,M54,M58)=0,&quot;-&quot;,SUM(M11,M19,M36,M50,M54,M58))" table:style-name="ce54">
            <text:p>2,838<text:s/></text:p>
          </table:table-cell>
          <table:table-cell office:value-type="float" office:value="160055.01337" table:formula="msoxl:=  IF(SUM(N11,N19,N36,N50,N54,N58)=0,&quot;-&quot;,SUM(N11,N19,N36,N50,N54,N58))" table:style-name="ce54">
            <text:p>160,055<text:s/></text:p>
          </table:table-cell>
          <table:table-cell office:value-type="float" office:value="42136.297700000003" table:formula="msoxl:=IF(SUM('漁業生產量值-漁業種類別魚類別生產量值10'!C10,'漁業生產量值-漁業種類別魚類別生產量值10'!E10,'漁業生產量值-漁業種類別魚類別生產量值10'!G10,'漁業生產量值-漁業種類別魚類別生產量值10'!I10)=0,&quot;-&quot;,SUM('漁業生產量值-漁業種類別魚類別生產量值10'!C10,'漁業生產量值-漁業種類別魚類別生產量值10'!E10,'漁業生產量值-漁業種類別魚類別生產量值10'!G10,'漁業生產量值-漁業種類別魚類別生產量值10'!I10))" table:style-name="ce19">
            <text:p>42,136<text:s/></text:p>
          </table:table-cell>
          <table:table-cell office:value-type="float" office:value="1868385.3845899999" table:formula="msoxl:=IF(SUM('漁業生產量值-漁業種類別魚類別生產量值10'!D10,'漁業生產量值-漁業種類別魚類別生產量值10'!F10,'漁業生產量值-漁業種類別魚類別生產量值10'!H10,'漁業生產量值-漁業種類別魚類別生產量值10'!J10)=0,&quot;-&quot;,SUM('漁業生產量值-漁業種類別魚類別生產量值10'!D10,'漁業生產量值-漁業種類別魚類別生產量值10'!F10,'漁業生產量值-漁業種類別魚類別生產量值10'!H10,'漁業生產量值-漁業種類別魚類別生產量值10'!J10))" table:style-name="ce19">
            <text:p>1,868,38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28796.714" table:formula="msoxl:=IF(SUM(E11,G11,I11,K11,M11)=0,&quot;-&quot;,SUM(E11,G11,I11,K11,M11))" table:style-name="ce19">
            <text:p>28,797<text:s/></text:p>
          </table:table-cell>
          <table:table-cell office:value-type="float" office:value="3422769.1788900001" table:formula="msoxl:=IF(SUM(F11,H11,J11,L11,N11)=0,&quot;-&quot;,SUM(F11,H11,J11,L11,N11))" table:style-name="ce19">
            <text:p>3,422,769<text:s/></text:p>
          </table:table-cell>
          <table:table-cell office:value-type="float" office:value="10379.361000000001" table:formula="msoxl:=  IF(SUM(E12:E18)=0,&quot;-&quot;,SUM(E12:E18))" table:style-name="ce54">
            <text:p>10,379<text:s/></text:p>
          </table:table-cell>
          <table:table-cell office:value-type="float" office:value="1525308.9634400001" table:formula="msoxl:=  IF(SUM(F12:F18)=0,&quot;-&quot;,SUM(F12:F18))" table:style-name="ce54">
            <text:p>1,525,309<text:s/></text:p>
          </table:table-cell>
          <table:table-cell office:value-type="float" office:value="2045.085" table:formula="msoxl:=  IF(SUM(G12:G18)=0,&quot;-&quot;,SUM(G12:G18))" table:style-name="ce54">
            <text:p>2,045<text:s/></text:p>
          </table:table-cell>
          <table:table-cell office:value-type="float" office:value="257907.25732" table:formula="msoxl:=  IF(SUM(H12:H18)=0,&quot;-&quot;,SUM(H12:H18))" table:style-name="ce54">
            <text:p>257,907<text:s/></text:p>
          </table:table-cell>
          <table:table-cell office:value-type="float" office:value="13499.089" table:formula="msoxl:=  IF(SUM(I12:I18)=0,&quot;-&quot;,SUM(I12:I18))" table:style-name="ce54">
            <text:p>13,499<text:s/></text:p>
          </table:table-cell>
          <table:table-cell office:value-type="float" office:value="1422775.6455999999" table:formula="msoxl:=  IF(SUM(J12:J18)=0,&quot;-&quot;,SUM(J12:J18))" table:style-name="ce54">
            <text:p>1,422,776<text:s/></text:p>
          </table:table-cell>
          <table:table-cell office:value-type="float" office:value="982.4" table:formula="msoxl:=  IF(SUM(K12:K18)=0,&quot;-&quot;,SUM(K12:K18))" table:style-name="ce54">
            <text:p>982<text:s/></text:p>
          </table:table-cell>
          <table:table-cell office:value-type="float" office:value="122418.50636" table:formula="msoxl:=  IF(SUM(L12:L18)=0,&quot;-&quot;,SUM(L12:L18))" table:style-name="ce54">
            <text:p>122,419<text:s/></text:p>
          </table:table-cell>
          <table:table-cell office:value-type="float" office:value="1890.779" table:formula="msoxl:=  IF(SUM(M12:M18)=0,&quot;-&quot;,SUM(M12:M18))" table:style-name="ce54">
            <text:p>1,891<text:s/></text:p>
          </table:table-cell>
          <table:table-cell office:value-type="float" office:value="94358.806169999996" table:formula="msoxl:=  IF(SUM(N12:N18)=0,&quot;-&quot;,SUM(N12:N18))" table:style-name="ce54">
            <text:p>94,359<text:s/></text:p>
          </table:table-cell>
          <table:table-cell office:value-type="float" office:value="36980.008000000002" table:formula="msoxl:=IF(SUM('漁業生產量值-漁業種類別魚類別生產量值10'!C11,'漁業生產量值-漁業種類別魚類別生產量值10'!E11,'漁業生產量值-漁業種類別魚類別生產量值10'!G11,'漁業生產量值-漁業種類別魚類別生產量值10'!I11)=0,&quot;-&quot;,SUM('漁業生產量值-漁業種類別魚類別生產量值10'!C11,'漁業生產量值-漁業種類別魚類別生產量值10'!E11,'漁業生產量值-漁業種類別魚類別生產量值10'!G11,'漁業生產量值-漁業種類別魚類別生產量值10'!I11))" table:style-name="ce19">
            <text:p>36,980<text:s/></text:p>
          </table:table-cell>
          <table:table-cell office:value-type="float" office:value="1571479.00284" table:formula="msoxl:=IF(SUM('漁業生產量值-漁業種類別魚類別生產量值10'!D11,'漁業生產量值-漁業種類別魚類別生產量值10'!F11,'漁業生產量值-漁業種類別魚類別生產量值10'!H11,'漁業生產量值-漁業種類別魚類別生產量值10'!J11)=0,&quot;-&quot;,SUM('漁業生產量值-漁業種類別魚類別生產量值10'!D11,'漁業生產量值-漁業種類別魚類別生產量值10'!F11,'漁業生產量值-漁業種類別魚類別生產量值10'!H11,'漁業生產量值-漁業種類別魚類別生產量值10'!J11))" table:style-name="ce19">
            <text:p>1,571,4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office:string-value="-" table:formula="msoxl:=IF(SUM(E12,G12,I12,K12,M12)=0,&quot;-&quot;,SUM(E12,G12,I12,K12,M12))" table:style-name="ce19">
            <text:p>-</text:p>
          </table:table-cell>
          <table:table-cell office:value-type="string" office:string-value="-" table:formula="msoxl:=IF(SUM(F12,H12,J12,L12,N12)=0,&quot;-&quot;,SUM(F12,H12,J12,L12,N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19.91194" table:formula="msoxl:=IF(SUM('漁業生產量值-漁業種類別魚類別生產量值10'!C12,'漁業生產量值-漁業種類別魚類別生產量值10'!E12,'漁業生產量值-漁業種類別魚類別生產量值10'!G12,'漁業生產量值-漁業種類別魚類別生產量值10'!I12)=0,&quot;-&quot;,SUM('漁業生產量值-漁業種類別魚類別生產量值10'!C12,'漁業生產量值-漁業種類別魚類別生產量值10'!E12,'漁業生產量值-漁業種類別魚類別生產量值10'!G12,'漁業生產量值-漁業種類別魚類別生產量值10'!I12))" table:style-name="ce19">
            <text:p>1,120<text:s/></text:p>
          </table:table-cell>
          <table:table-cell office:value-type="float" office:value="41226.469010000001" table:formula="msoxl:=IF(SUM('漁業生產量值-漁業種類別魚類別生產量值10'!D12,'漁業生產量值-漁業種類別魚類別生產量值10'!F12,'漁業生產量值-漁業種類別魚類別生產量值10'!H12,'漁業生產量值-漁業種類別魚類別生產量值10'!J12)=0,&quot;-&quot;,SUM('漁業生產量值-漁業種類別魚類別生產量值10'!D12,'漁業生產量值-漁業種類別魚類別生產量值10'!F12,'漁業生產量值-漁業種類別魚類別生產量值10'!H12,'漁業生產量值-漁業種類別魚類別生產量值10'!J12))" table:style-name="ce19">
            <text:p>41,22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office:string-value="-" table:formula="msoxl:=IF(SUM(E13,G13,I13,K13,M13)=0,&quot;-&quot;,SUM(E13,G13,I13,K13,M13))" table:style-name="ce19">
            <text:p>-</text:p>
          </table:table-cell>
          <table:table-cell office:value-type="string" office:string-value="-" table:formula="msoxl:=IF(SUM(F13,H13,J13,L13,N13)=0,&quot;-&quot;,SUM(F13,H13,J13,L13,N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3,'漁業生產量值-漁業種類別魚類別生產量值10'!E13,'漁業生產量值-漁業種類別魚類別生產量值10'!G13,'漁業生產量值-漁業種類別魚類別生產量值10'!I13)=0,&quot;-&quot;,SUM('漁業生產量值-漁業種類別魚類別生產量值10'!C13,'漁業生產量值-漁業種類別魚類別生產量值10'!E13,'漁業生產量值-漁業種類別魚類別生產量值10'!G13,'漁業生產量值-漁業種類別魚類別生產量值10'!I13))" table:style-name="ce19">
            <text:p>-</text:p>
          </table:table-cell>
          <table:table-cell office:value-type="string" office:string-value="-" table:formula="msoxl:=IF(SUM('漁業生產量值-漁業種類別魚類別生產量值10'!D13,'漁業生產量值-漁業種類別魚類別生產量值10'!F13,'漁業生產量值-漁業種類別魚類別生產量值10'!H13,'漁業生產量值-漁業種類別魚類別生產量值10'!J13)=0,&quot;-&quot;,SUM('漁業生產量值-漁業種類別魚類別生產量值10'!D13,'漁業生產量值-漁業種類別魚類別生產量值10'!F13,'漁業生產量值-漁業種類別魚類別生產量值10'!H13,'漁業生產量值-漁業種類別魚類別生產量值10'!J1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office:string-value="-" table:formula="msoxl:=IF(SUM(E14,G14,I14,K14,M14)=0,&quot;-&quot;,SUM(E14,G14,I14,K14,M14))" table:style-name="ce19">
            <text:p>-</text:p>
          </table:table-cell>
          <table:table-cell office:value-type="string" office:string-value="-" table:formula="msoxl:=IF(SUM(F14,H14,J14,L14,N14)=0,&quot;-&quot;,SUM(F14,H14,J14,L14,N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4,'漁業生產量值-漁業種類別魚類別生產量值10'!E14,'漁業生產量值-漁業種類別魚類別生產量值10'!G14,'漁業生產量值-漁業種類別魚類別生產量值10'!I14)=0,&quot;-&quot;,SUM('漁業生產量值-漁業種類別魚類別生產量值10'!C14,'漁業生產量值-漁業種類別魚類別生產量值10'!E14,'漁業生產量值-漁業種類別魚類別生產量值10'!G14,'漁業生產量值-漁業種類別魚類別生產量值10'!I14))" table:style-name="ce19">
            <text:p>-</text:p>
          </table:table-cell>
          <table:table-cell office:value-type="string" office:string-value="-" table:formula="msoxl:=IF(SUM('漁業生產量值-漁業種類別魚類別生產量值10'!D14,'漁業生產量值-漁業種類別魚類別生產量值10'!F14,'漁業生產量值-漁業種類別魚類別生產量值10'!H14,'漁業生產量值-漁業種類別魚類別生產量值10'!J14)=0,&quot;-&quot;,SUM('漁業生產量值-漁業種類別魚類別生產量值10'!D14,'漁業生產量值-漁業種類別魚類別生產量值10'!F14,'漁業生產量值-漁業種類別魚類別生產量值10'!H14,'漁業生產量值-漁業種類別魚類別生產量值10'!J1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28796.714" table:formula="msoxl:=IF(SUM(E15,G15,I15,K15,M15)=0,&quot;-&quot;,SUM(E15,G15,I15,K15,M15))" table:style-name="ce19">
            <text:p>28,797<text:s/></text:p>
          </table:table-cell>
          <table:table-cell office:value-type="float" office:value="3422769.1788900001" table:formula="msoxl:=IF(SUM(F15,H15,J15,L15,N15)=0,&quot;-&quot;,SUM(F15,H15,J15,L15,N15))" table:style-name="ce19">
            <text:p>3,422,769<text:s/></text:p>
          </table:table-cell>
          <table:table-cell office:value-type="float" office:value="10379.361000000001" table:style-name="ce54">
            <text:p>10,379<text:s/></text:p>
          </table:table-cell>
          <table:table-cell office:value-type="float" office:value="1525308.9634400001" table:style-name="ce54">
            <text:p>1,525,309<text:s/></text:p>
          </table:table-cell>
          <table:table-cell office:value-type="float" office:value="2045.085" table:style-name="ce54">
            <text:p>2,045<text:s/></text:p>
          </table:table-cell>
          <table:table-cell office:value-type="float" office:value="257907.25732" table:style-name="ce54">
            <text:p>257,907<text:s/></text:p>
          </table:table-cell>
          <table:table-cell office:value-type="float" office:value="13499.089" table:style-name="ce54">
            <text:p>13,499<text:s/></text:p>
          </table:table-cell>
          <table:table-cell office:value-type="float" office:value="1422775.6455999999" table:style-name="ce54">
            <text:p>1,422,776<text:s/></text:p>
          </table:table-cell>
          <table:table-cell office:value-type="float" office:value="982.4" table:style-name="ce54">
            <text:p>982<text:s/></text:p>
          </table:table-cell>
          <table:table-cell office:value-type="float" office:value="122418.50636" table:style-name="ce54">
            <text:p>122,419<text:s/></text:p>
          </table:table-cell>
          <table:table-cell office:value-type="float" office:value="1890.779" table:style-name="ce54">
            <text:p>1,891<text:s/></text:p>
          </table:table-cell>
          <table:table-cell office:value-type="float" office:value="94358.806169999996" table:style-name="ce54">
            <text:p>94,359<text:s/></text:p>
          </table:table-cell>
          <table:table-cell office:value-type="float" office:value="30020.555230000002" table:formula="msoxl:=IF(SUM('漁業生產量值-漁業種類別魚類別生產量值10'!C15,'漁業生產量值-漁業種類別魚類別生產量值10'!E15,'漁業生產量值-漁業種類別魚類別生產量值10'!G15,'漁業生產量值-漁業種類別魚類別生產量值10'!I15)=0,&quot;-&quot;,SUM('漁業生產量值-漁業種類別魚類別生產量值10'!C15,'漁業生產量值-漁業種類別魚類別生產量值10'!E15,'漁業生產量值-漁業種類別魚類別生產量值10'!G15,'漁業生產量值-漁業種類別魚類別生產量值10'!I15))" table:style-name="ce19">
            <text:p>30,021<text:s/></text:p>
          </table:table-cell>
          <table:table-cell office:value-type="float" office:value="1315285.94542" table:formula="msoxl:=IF(SUM('漁業生產量值-漁業種類別魚類別生產量值10'!D15,'漁業生產量值-漁業種類別魚類別生產量值10'!F15,'漁業生產量值-漁業種類別魚類別生產量值10'!H15,'漁業生產量值-漁業種類別魚類別生產量值10'!J15)=0,&quot;-&quot;,SUM('漁業生產量值-漁業種類別魚類別生產量值10'!D15,'漁業生產量值-漁業種類別魚類別生產量值10'!F15,'漁業生產量值-漁業種類別魚類別生產量值10'!H15,'漁業生產量值-漁業種類別魚類別生產量值10'!J15))" table:style-name="ce19">
            <text:p>1,315,2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office:string-value="-" table:formula="msoxl:=IF(SUM(E16,G16,I16,K16,M16)=0,&quot;-&quot;,SUM(E16,G16,I16,K16,M16))" table:style-name="ce19">
            <text:p>-</text:p>
          </table:table-cell>
          <table:table-cell office:value-type="string" office:string-value="-" table:formula="msoxl:=IF(SUM(F16,H16,J16,L16,N16)=0,&quot;-&quot;,SUM(F16,H16,J16,L16,N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6,'漁業生產量值-漁業種類別魚類別生產量值10'!E16,'漁業生產量值-漁業種類別魚類別生產量值10'!G16,'漁業生產量值-漁業種類別魚類別生產量值10'!I16)=0,&quot;-&quot;,SUM('漁業生產量值-漁業種類別魚類別生產量值10'!C16,'漁業生產量值-漁業種類別魚類別生產量值10'!E16,'漁業生產量值-漁業種類別魚類別生產量值10'!G16,'漁業生產量值-漁業種類別魚類別生產量值10'!I16))" table:style-name="ce19">
            <text:p>-</text:p>
          </table:table-cell>
          <table:table-cell office:value-type="string" office:string-value="-" table:formula="msoxl:=IF(SUM('漁業生產量值-漁業種類別魚類別生產量值10'!D16,'漁業生產量值-漁業種類別魚類別生產量值10'!F16,'漁業生產量值-漁業種類別魚類別生產量值10'!H16,'漁業生產量值-漁業種類別魚類別生產量值10'!J16)=0,&quot;-&quot;,SUM('漁業生產量值-漁業種類別魚類別生產量值10'!D16,'漁業生產量值-漁業種類別魚類別生產量值10'!F16,'漁業生產量值-漁業種類別魚類別生產量值10'!H16,'漁業生產量值-漁業種類別魚類別生產量值10'!J1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office:string-value="-" table:formula="msoxl:=IF(SUM(E17,G17,I17,K17,M17)=0,&quot;-&quot;,SUM(E17,G17,I17,K17,M17))" table:style-name="ce19">
            <text:p>-</text:p>
          </table:table-cell>
          <table:table-cell office:value-type="string" office:string-value="-" table:formula="msoxl:=IF(SUM(F17,H17,J17,L17,N17)=0,&quot;-&quot;,SUM(F17,H17,J17,L17,N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7,'漁業生產量值-漁業種類別魚類別生產量值10'!E17,'漁業生產量值-漁業種類別魚類別生產量值10'!G17,'漁業生產量值-漁業種類別魚類別生產量值10'!I17)=0,&quot;-&quot;,SUM('漁業生產量值-漁業種類別魚類別生產量值10'!C17,'漁業生產量值-漁業種類別魚類別生產量值10'!E17,'漁業生產量值-漁業種類別魚類別生產量值10'!G17,'漁業生產量值-漁業種類別魚類別生產量值10'!I17))" table:style-name="ce19">
            <text:p>-</text:p>
          </table:table-cell>
          <table:table-cell office:value-type="string" office:string-value="-" table:formula="msoxl:=IF(SUM('漁業生產量值-漁業種類別魚類別生產量值10'!D17,'漁業生產量值-漁業種類別魚類別生產量值10'!F17,'漁業生產量值-漁業種類別魚類別生產量值10'!H17,'漁業生產量值-漁業種類別魚類別生產量值10'!J17)=0,&quot;-&quot;,SUM('漁業生產量值-漁業種類別魚類別生產量值10'!D17,'漁業生產量值-漁業種類別魚類別生產量值10'!F17,'漁業生產量值-漁業種類別魚類別生產量值10'!H17,'漁業生產量值-漁業種類別魚類別生產量值10'!J1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office:string-value="-" table:formula="msoxl:=IF(SUM(E18,G18,I18,K18,M18)=0,&quot;-&quot;,SUM(E18,G18,I18,K18,M18))" table:style-name="ce19">
            <text:p>-</text:p>
          </table:table-cell>
          <table:table-cell office:value-type="string" office:string-value="-" table:formula="msoxl:=IF(SUM(F18,H18,J18,L18,N18)=0,&quot;-&quot;,SUM(F18,H18,J18,L18,N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839.5408299999999" table:formula="msoxl:=IF(SUM('漁業生產量值-漁業種類別魚類別生產量值10'!C18,'漁業生產量值-漁業種類別魚類別生產量值10'!E18,'漁業生產量值-漁業種類別魚類別生產量值10'!G18,'漁業生產量值-漁業種類別魚類別生產量值10'!I18)=0,&quot;-&quot;,SUM('漁業生產量值-漁業種類別魚類別生產量值10'!C18,'漁業生產量值-漁業種類別魚類別生產量值10'!E18,'漁業生產量值-漁業種類別魚類別生產量值10'!G18,'漁業生產量值-漁業種類別魚類別生產量值10'!I18))" table:style-name="ce19">
            <text:p>5,840<text:s/></text:p>
          </table:table-cell>
          <table:table-cell office:value-type="float" office:value="214966.58841" table:formula="msoxl:=IF(SUM('漁業生產量值-漁業種類別魚類別生產量值10'!D18,'漁業生產量值-漁業種類別魚類別生產量值10'!F18,'漁業生產量值-漁業種類別魚類別生產量值10'!H18,'漁業生產量值-漁業種類別魚類別生產量值10'!J18)=0,&quot;-&quot;,SUM('漁業生產量值-漁業種類別魚類別生產量值10'!D18,'漁業生產量值-漁業種類別魚類別生產量值10'!F18,'漁業生產量值-漁業種類別魚類別生產量值10'!H18,'漁業生產量值-漁業種類別魚類別生產量值10'!J18))" table:style-name="ce19">
            <text:p>214,96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275.6292000000003" table:formula="msoxl:=IF(SUM(E19,G19,I19,K19,M19)=0,&quot;-&quot;,SUM(E19,G19,I19,K19,M19))" table:style-name="ce19">
            <text:p>3,276<text:s/></text:p>
          </table:table-cell>
          <table:table-cell office:value-type="float" office:value="335020.47759999998" table:formula="msoxl:=IF(SUM(F19,H19,J19,L19,N19)=0,&quot;-&quot;,SUM(F19,H19,J19,L19,N19))" table:style-name="ce19">
            <text:p>335,020<text:s/></text:p>
          </table:table-cell>
          <table:table-cell office:value-type="float" office:value="579.39679999999998" table:formula="msoxl:=  IF(SUM(E20:E35)=0,&quot;-&quot;,SUM(E20:E35))" table:style-name="ce54">
            <text:p>579<text:s/></text:p>
          </table:table-cell>
          <table:table-cell office:value-type="float" office:value="56338.287100000001" table:formula="msoxl:=  IF(SUM(F20:F35)=0,&quot;-&quot;,SUM(F20:F35))" table:style-name="ce54">
            <text:p>56,338<text:s/></text:p>
          </table:table-cell>
          <table:table-cell office:value-type="float" office:value="126.586" table:formula="msoxl:=  IF(SUM(G20:G35)=0,&quot;-&quot;,SUM(G20:G35))" table:style-name="ce54">
            <text:p>127<text:s/></text:p>
          </table:table-cell>
          <table:table-cell office:value-type="float" office:value="12165.474200000001" table:formula="msoxl:=  IF(SUM(H20:H35)=0,&quot;-&quot;,SUM(H20:H35))" table:style-name="ce54">
            <text:p>12,165<text:s/></text:p>
          </table:table-cell>
          <table:table-cell office:value-type="float" office:value="1963.9660000000001" table:formula="msoxl:=  IF(SUM(I20:I35)=0,&quot;-&quot;,SUM(I20:I35))" table:style-name="ce54">
            <text:p>1,964<text:s/></text:p>
          </table:table-cell>
          <table:table-cell office:value-type="float" office:value="205352.51499999998" table:formula="msoxl:=  IF(SUM(J20:J35)=0,&quot;-&quot;,SUM(J20:J35))" table:style-name="ce54">
            <text:p>205,353<text:s/></text:p>
          </table:table-cell>
          <table:table-cell office:value-type="float" office:value="222.00900000000001" table:formula="msoxl:=  IF(SUM(K20:K35)=0,&quot;-&quot;,SUM(K20:K35))" table:style-name="ce54">
            <text:p>222<text:s/></text:p>
          </table:table-cell>
          <table:table-cell office:value-type="float" office:value="39968.526700000002" table:formula="msoxl:=  IF(SUM(L20:L35)=0,&quot;-&quot;,SUM(L20:L35))" table:style-name="ce54">
            <text:p>39,969<text:s/></text:p>
          </table:table-cell>
          <table:table-cell office:value-type="float" office:value="383.67140000000001" table:formula="msoxl:=  IF(SUM(M20:M35)=0,&quot;-&quot;,SUM(M20:M35))" table:style-name="ce54">
            <text:p>384<text:s/></text:p>
          </table:table-cell>
          <table:table-cell office:value-type="float" office:value="21195.674599999998" table:formula="msoxl:=  IF(SUM(N20:N35)=0,&quot;-&quot;,SUM(N20:N35))" table:style-name="ce54">
            <text:p>21,196<text:s/></text:p>
          </table:table-cell>
          <table:table-cell office:value-type="float" office:value="4942.7214999999997" table:formula="msoxl:=IF(SUM('漁業生產量值-漁業種類別魚類別生產量值10'!C19,'漁業生產量值-漁業種類別魚類別生產量值10'!E19,'漁業生產量值-漁業種類別魚類別生產量值10'!G19,'漁業生產量值-漁業種類別魚類別生產量值10'!I19)=0,&quot;-&quot;,SUM('漁業生產量值-漁業種類別魚類別生產量值10'!C19,'漁業生產量值-漁業種類別魚類別生產量值10'!E19,'漁業生產量值-漁業種類別魚類別生產量值10'!G19,'漁業生產量值-漁業種類別魚類別生產量值10'!I19))" table:style-name="ce19">
            <text:p>4,943<text:s/></text:p>
          </table:table-cell>
          <table:table-cell office:value-type="float" office:value="280862.91635000001" table:formula="msoxl:=IF(SUM('漁業生產量值-漁業種類別魚類別生產量值10'!D19,'漁業生產量值-漁業種類別魚類別生產量值10'!F19,'漁業生產量值-漁業種類別魚類別生產量值10'!H19,'漁業生產量值-漁業種類別魚類別生產量值10'!J19)=0,&quot;-&quot;,SUM('漁業生產量值-漁業種類別魚類別生產量值10'!D19,'漁業生產量值-漁業種類別魚類別生產量值10'!F19,'漁業生產量值-漁業種類別魚類別生產量值10'!H19,'漁業生產量值-漁業種類別魚類別生產量值10'!J19))" table:style-name="ce19">
            <text:p>280,86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office:string-value="-" table:formula="msoxl:=IF(SUM(E20,G20,I20,K20,M20)=0,&quot;-&quot;,SUM(E20,G20,I20,K20,M20))" table:style-name="ce19">
            <text:p>-</text:p>
          </table:table-cell>
          <table:table-cell office:value-type="string" office:string-value="-" table:formula="msoxl:=IF(SUM(F20,H20,J20,L20,N20)=0,&quot;-&quot;,SUM(F20,H20,J20,L20,N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0,'漁業生產量值-漁業種類別魚類別生產量值10'!E20,'漁業生產量值-漁業種類別魚類別生產量值10'!G20,'漁業生產量值-漁業種類別魚類別生產量值10'!I20)=0,&quot;-&quot;,SUM('漁業生產量值-漁業種類別魚類別生產量值10'!C20,'漁業生產量值-漁業種類別魚類別生產量值10'!E20,'漁業生產量值-漁業種類別魚類別生產量值10'!G20,'漁業生產量值-漁業種類別魚類別生產量值10'!I20))" table:style-name="ce19">
            <text:p>-</text:p>
          </table:table-cell>
          <table:table-cell office:value-type="string" office:string-value="-" table:formula="msoxl:=IF(SUM('漁業生產量值-漁業種類別魚類別生產量值10'!D20,'漁業生產量值-漁業種類別魚類別生產量值10'!F20,'漁業生產量值-漁業種類別魚類別生產量值10'!H20,'漁業生產量值-漁業種類別魚類別生產量值10'!J20)=0,&quot;-&quot;,SUM('漁業生產量值-漁業種類別魚類別生產量值10'!D20,'漁業生產量值-漁業種類別魚類別生產量值10'!F20,'漁業生產量值-漁業種類別魚類別生產量值10'!H20,'漁業生產量值-漁業種類別魚類別生產量值10'!J2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office:string-value="-" table:formula="msoxl:=IF(SUM(E21,G21,I21,K21,M21)=0,&quot;-&quot;,SUM(E21,G21,I21,K21,M21))" table:style-name="ce19">
            <text:p>-</text:p>
          </table:table-cell>
          <table:table-cell office:value-type="string" office:string-value="-" table:formula="msoxl:=IF(SUM(F21,H21,J21,L21,N21)=0,&quot;-&quot;,SUM(F21,H21,J21,L21,N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1,'漁業生產量值-漁業種類別魚類別生產量值10'!E21,'漁業生產量值-漁業種類別魚類別生產量值10'!G21,'漁業生產量值-漁業種類別魚類別生產量值10'!I21)=0,&quot;-&quot;,SUM('漁業生產量值-漁業種類別魚類別生產量值10'!C21,'漁業生產量值-漁業種類別魚類別生產量值10'!E21,'漁業生產量值-漁業種類別魚類別生產量值10'!G21,'漁業生產量值-漁業種類別魚類別生產量值10'!I21))" table:style-name="ce19">
            <text:p>-</text:p>
          </table:table-cell>
          <table:table-cell office:value-type="string" office:string-value="-" table:formula="msoxl:=IF(SUM('漁業生產量值-漁業種類別魚類別生產量值10'!D21,'漁業生產量值-漁業種類別魚類別生產量值10'!F21,'漁業生產量值-漁業種類別魚類別生產量值10'!H21,'漁業生產量值-漁業種類別魚類別生產量值10'!J21)=0,&quot;-&quot;,SUM('漁業生產量值-漁業種類別魚類別生產量值10'!D21,'漁業生產量值-漁業種類別魚類別生產量值10'!F21,'漁業生產量值-漁業種類別魚類別生產量值10'!H21,'漁業生產量值-漁業種類別魚類別生產量值10'!J2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22,G22,I22,K22,M22)=0,&quot;-&quot;,SUM(E22,G22,I22,K22,M22))" table:style-name="ce19">
            <text:p>-</text:p>
          </table:table-cell>
          <table:table-cell office:value-type="string" office:string-value="-" table:formula="msoxl:=IF(SUM(F22,H22,J22,L22,N22)=0,&quot;-&quot;,SUM(F22,H22,J22,L22,N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2,'漁業生產量值-漁業種類別魚類別生產量值10'!E22,'漁業生產量值-漁業種類別魚類別生產量值10'!G22,'漁業生產量值-漁業種類別魚類別生產量值10'!I22)=0,&quot;-&quot;,SUM('漁業生產量值-漁業種類別魚類別生產量值10'!C22,'漁業生產量值-漁業種類別魚類別生產量值10'!E22,'漁業生產量值-漁業種類別魚類別生產量值10'!G22,'漁業生產量值-漁業種類別魚類別生產量值10'!I22))" table:style-name="ce19">
            <text:p>-</text:p>
          </table:table-cell>
          <table:table-cell office:value-type="string" office:string-value="-" table:formula="msoxl:=IF(SUM('漁業生產量值-漁業種類別魚類別生產量值10'!D22,'漁業生產量值-漁業種類別魚類別生產量值10'!F22,'漁業生產量值-漁業種類別魚類別生產量值10'!H22,'漁業生產量值-漁業種類別魚類別生產量值10'!J22)=0,&quot;-&quot;,SUM('漁業生產量值-漁業種類別魚類別生產量值10'!D22,'漁業生產量值-漁業種類別魚類別生產量值10'!F22,'漁業生產量值-漁業種類別魚類別生產量值10'!H22,'漁業生產量值-漁業種類別魚類別生產量值10'!J2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6.365400000000001" table:formula="msoxl:=IF(SUM(E23,G23,I23,K23,M23)=0,&quot;-&quot;,SUM(E23,G23,I23,K23,M23))" table:style-name="ce19">
            <text:p>36<text:s/></text:p>
          </table:table-cell>
          <table:table-cell office:value-type="float" office:value="3984.7966000000001" table:formula="msoxl:=IF(SUM(F23,H23,J23,L23,N23)=0,&quot;-&quot;,SUM(F23,H23,J23,L23,N23))" table:style-name="ce19">
            <text:p>3,985<text:s/></text:p>
          </table:table-cell>
          <table:table-cell office:value-type="float" office:value="1.014" table:style-name="ce54">
            <text:p>1<text:s/></text:p>
          </table:table-cell>
          <table:table-cell office:value-type="float" office:value="97.749600000000001" table:style-name="ce54">
            <text:p>98<text:s/></text:p>
          </table:table-cell>
          <table:table-cell office:value-type="float" office:value="3.6" table:style-name="ce54">
            <text:p>4<text:s/></text:p>
          </table:table-cell>
          <table:table-cell office:value-type="float" office:value="558" table:style-name="ce54">
            <text:p>558<text:s/></text:p>
          </table:table-cell>
          <table:table-cell office:value-type="float" office:value="7.2130000000000001" table:style-name="ce54">
            <text:p>7<text:s/></text:p>
          </table:table-cell>
          <table:table-cell office:value-type="float" office:value="1277.817" table:style-name="ce54">
            <text:p>1,27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4.538399999999999" table:style-name="ce54">
            <text:p>25<text:s/></text:p>
          </table:table-cell>
          <table:table-cell office:value-type="float" office:value="2051.23" table:style-name="ce54">
            <text:p>2,051<text:s/></text:p>
          </table:table-cell>
          <table:table-cell office:value-type="float" office:value="149.57599999999999" table:formula="msoxl:=IF(SUM('漁業生產量值-漁業種類別魚類別生產量值10'!C23,'漁業生產量值-漁業種類別魚類別生產量值10'!E23,'漁業生產量值-漁業種類別魚類別生產量值10'!G23,'漁業生產量值-漁業種類別魚類別生產量值10'!I23)=0,&quot;-&quot;,SUM('漁業生產量值-漁業種類別魚類別生產量值10'!C23,'漁業生產量值-漁業種類別魚類別生產量值10'!E23,'漁業生產量值-漁業種類別魚類別生產量值10'!G23,'漁業生產量值-漁業種類別魚類別生產量值10'!I23))" table:style-name="ce19">
            <text:p>150<text:s/></text:p>
          </table:table-cell>
          <table:table-cell office:value-type="float" office:value="12113.5525" table:formula="msoxl:=IF(SUM('漁業生產量值-漁業種類別魚類別生產量值10'!D23,'漁業生產量值-漁業種類別魚類別生產量值10'!F23,'漁業生產量值-漁業種類別魚類別生產量值10'!H23,'漁業生產量值-漁業種類別魚類別生產量值10'!J23)=0,&quot;-&quot;,SUM('漁業生產量值-漁業種類別魚類別生產量值10'!D23,'漁業生產量值-漁業種類別魚類別生產量值10'!F23,'漁業生產量值-漁業種類別魚類別生產量值10'!H23,'漁業生產量值-漁業種類別魚類別生產量值10'!J23))" table:style-name="ce19">
            <text:p>12,1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11.304799999999998" table:formula="msoxl:=IF(SUM(E24,G24,I24,K24,M24)=0,&quot;-&quot;,SUM(E24,G24,I24,K24,M24))" table:style-name="ce19">
            <text:p>11<text:s/></text:p>
          </table:table-cell>
          <table:table-cell office:value-type="float" office:value="1964.7322000000001" table:formula="msoxl:=IF(SUM(F24,H24,J24,L24,N24)=0,&quot;-&quot;,SUM(F24,H24,J24,L24,N24))" table:style-name="ce19">
            <text:p>1,965<text:s/></text:p>
          </table:table-cell>
          <table:table-cell office:value-type="float" office:value="8.7487999999999992" table:style-name="ce54">
            <text:p>9<text:s/></text:p>
          </table:table-cell>
          <table:table-cell office:value-type="float" office:value="1566.0352" table:style-name="ce54">
            <text:p>1,566<text:s/></text:p>
          </table:table-cell>
          <table:table-cell office:value-type="float" office:value="0.495" table:style-name="ce54">
            <text:p>0<text:s/></text:p>
          </table:table-cell>
          <table:table-cell office:value-type="float" office:value="86.277000000000001" table:style-name="ce54">
            <text:p>86<text:s/></text:p>
          </table:table-cell>
          <table:table-cell office:value-type="float" office:value="1.986" table:style-name="ce54">
            <text:p>2<text:s/></text:p>
          </table:table-cell>
          <table:table-cell office:value-type="float" office:value="308.37" table:style-name="ce54">
            <text:p>3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4999999999999997E-2" table:style-name="ce54">
            <text:p>0<text:s/></text:p>
          </table:table-cell>
          <table:table-cell office:value-type="float" office:value="4.05" table:style-name="ce54">
            <text:p>4<text:s/></text:p>
          </table:table-cell>
          <table:table-cell office:value-type="float" office:value="31.248000000000001" table:formula="msoxl:=IF(SUM('漁業生產量值-漁業種類別魚類別生產量值10'!C24,'漁業生產量值-漁業種類別魚類別生產量值10'!E24,'漁業生產量值-漁業種類別魚類別生產量值10'!G24,'漁業生產量值-漁業種類別魚類別生產量值10'!I24)=0,&quot;-&quot;,SUM('漁業生產量值-漁業種類別魚類別生產量值10'!C24,'漁業生產量值-漁業種類別魚類別生產量值10'!E24,'漁業生產量值-漁業種類別魚類別生產量值10'!G24,'漁業生產量值-漁業種類別魚類別生產量值10'!I24))" table:style-name="ce19">
            <text:p>31<text:s/></text:p>
          </table:table-cell>
          <table:table-cell office:value-type="float" office:value="2801.5491999999999" table:formula="msoxl:=IF(SUM('漁業生產量值-漁業種類別魚類別生產量值10'!D24,'漁業生產量值-漁業種類別魚類別生產量值10'!F24,'漁業生產量值-漁業種類別魚類別生產量值10'!H24,'漁業生產量值-漁業種類別魚類別生產量值10'!J24)=0,&quot;-&quot;,SUM('漁業生產量值-漁業種類別魚類別生產量值10'!D24,'漁業生產量值-漁業種類別魚類別生產量值10'!F24,'漁業生產量值-漁業種類別魚類別生產量值10'!H24,'漁業生產量值-漁業種類別魚類別生產量值10'!J24))" table:style-name="ce19">
            <text:p>2,80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office:string-value="-" table:formula="msoxl:=IF(SUM(E25,G25,I25,K25,M25)=0,&quot;-&quot;,SUM(E25,G25,I25,K25,M25))" table:style-name="ce19">
            <text:p>-</text:p>
          </table:table-cell>
          <table:table-cell office:value-type="string" office:string-value="-" table:formula="msoxl:=IF(SUM(F25,H25,J25,L25,N25)=0,&quot;-&quot;,SUM(F25,H25,J25,L25,N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5,'漁業生產量值-漁業種類別魚類別生產量值10'!E25,'漁業生產量值-漁業種類別魚類別生產量值10'!G25,'漁業生產量值-漁業種類別魚類別生產量值10'!I25)=0,&quot;-&quot;,SUM('漁業生產量值-漁業種類別魚類別生產量值10'!C25,'漁業生產量值-漁業種類別魚類別生產量值10'!E25,'漁業生產量值-漁業種類別魚類別生產量值10'!G25,'漁業生產量值-漁業種類別魚類別生產量值10'!I25))" table:style-name="ce19">
            <text:p>-</text:p>
          </table:table-cell>
          <table:table-cell office:value-type="string" office:string-value="-" table:formula="msoxl:=IF(SUM('漁業生產量值-漁業種類別魚類別生產量值10'!D25,'漁業生產量值-漁業種類別魚類別生產量值10'!F25,'漁業生產量值-漁業種類別魚類別生產量值10'!H25,'漁業生產量值-漁業種類別魚類別生產量值10'!J25)=0,&quot;-&quot;,SUM('漁業生產量值-漁業種類別魚類別生產量值10'!D25,'漁業生產量值-漁業種類別魚類別生產量值10'!F25,'漁業生產量值-漁業種類別魚類別生產量值10'!H25,'漁業生產量值-漁業種類別魚類別生產量值10'!J2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26,G26,I26,K26,M26)=0,&quot;-&quot;,SUM(E26,G26,I26,K26,M26))" table:style-name="ce19">
            <text:p>-</text:p>
          </table:table-cell>
          <table:table-cell office:value-type="string" office:string-value="-" table:formula="msoxl:=IF(SUM(F26,H26,J26,L26,N26)=0,&quot;-&quot;,SUM(F26,H26,J26,L26,N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6,'漁業生產量值-漁業種類別魚類別生產量值10'!E26,'漁業生產量值-漁業種類別魚類別生產量值10'!G26,'漁業生產量值-漁業種類別魚類別生產量值10'!I26)=0,&quot;-&quot;,SUM('漁業生產量值-漁業種類別魚類別生產量值10'!C26,'漁業生產量值-漁業種類別魚類別生產量值10'!E26,'漁業生產量值-漁業種類別魚類別生產量值10'!G26,'漁業生產量值-漁業種類別魚類別生產量值10'!I26))" table:style-name="ce19">
            <text:p>-</text:p>
          </table:table-cell>
          <table:table-cell office:value-type="string" office:string-value="-" table:formula="msoxl:=IF(SUM('漁業生產量值-漁業種類別魚類別生產量值10'!D26,'漁業生產量值-漁業種類別魚類別生產量值10'!F26,'漁業生產量值-漁業種類別魚類別生產量值10'!H26,'漁業生產量值-漁業種類別魚類別生產量值10'!J26)=0,&quot;-&quot;,SUM('漁業生產量值-漁業種類別魚類別生產量值10'!D26,'漁業生產量值-漁業種類別魚類別生產量值10'!F26,'漁業生產量值-漁業種類別魚類別生產量值10'!H26,'漁業生產量值-漁業種類別魚類別生產量值10'!J2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3226.2020000000002" table:formula="msoxl:=IF(SUM(E27,G27,I27,K27,M27)=0,&quot;-&quot;,SUM(E27,G27,I27,K27,M27))" table:style-name="ce19">
            <text:p>3,226<text:s/></text:p>
          </table:table-cell>
          <table:table-cell office:value-type="float" office:value="328894.17479999998" table:formula="msoxl:=IF(SUM(F27,H27,J27,L27,N27)=0,&quot;-&quot;,SUM(F27,H27,J27,L27,N27))" table:style-name="ce19">
            <text:p>328,894<text:s/></text:p>
          </table:table-cell>
          <table:table-cell office:value-type="float" office:value="569.63400000000001" table:style-name="ce54">
            <text:p>570<text:s/></text:p>
          </table:table-cell>
          <table:table-cell office:value-type="float" office:value="54674.5023" table:style-name="ce54">
            <text:p>54,675<text:s/></text:p>
          </table:table-cell>
          <table:table-cell office:value-type="float" office:value="122.491" table:style-name="ce54">
            <text:p>122<text:s/></text:p>
          </table:table-cell>
          <table:table-cell office:value-type="float" office:value="11521.197200000001" table:style-name="ce54">
            <text:p>11,521<text:s/></text:p>
          </table:table-cell>
          <table:table-cell office:value-type="float" office:value="1953.425" table:style-name="ce54">
            <text:p>1,953<text:s/></text:p>
          </table:table-cell>
          <table:table-cell office:value-type="float" office:value="203632.83799999999" table:style-name="ce54">
            <text:p>203,633<text:s/></text:p>
          </table:table-cell>
          <table:table-cell office:value-type="float" office:value="221.715" table:style-name="ce54">
            <text:p>222<text:s/></text:p>
          </table:table-cell>
          <table:table-cell office:value-type="float" office:value="39931.776700000002" table:style-name="ce54">
            <text:p>39,932<text:s/></text:p>
          </table:table-cell>
          <table:table-cell office:value-type="float" office:value="358.93700000000001" table:style-name="ce54">
            <text:p>359<text:s/></text:p>
          </table:table-cell>
          <table:table-cell office:value-type="float" office:value="19133.8606" table:style-name="ce54">
            <text:p>19,134<text:s/></text:p>
          </table:table-cell>
          <table:table-cell office:value-type="float" office:value="4760.1440000000002" table:formula="msoxl:=IF(SUM('漁業生產量值-漁業種類別魚類別生產量值10'!C27,'漁業生產量值-漁業種類別魚類別生產量值10'!E27,'漁業生產量值-漁業種類別魚類別生產量值10'!G27,'漁業生產量值-漁業種類別魚類別生產量值10'!I27)=0,&quot;-&quot;,SUM('漁業生產量值-漁業種類別魚類別生產量值10'!C27,'漁業生產量值-漁業種類別魚類別生產量值10'!E27,'漁業生產量值-漁業種類別魚類別生產量值10'!G27,'漁業生產量值-漁業種類別魚類別生產量值10'!I27))" table:style-name="ce19">
            <text:p>4,760<text:s/></text:p>
          </table:table-cell>
          <table:table-cell office:value-type="float" office:value="265859.85750000004" table:formula="msoxl:=IF(SUM('漁業生產量值-漁業種類別魚類別生產量值10'!D27,'漁業生產量值-漁業種類別魚類別生產量值10'!F27,'漁業生產量值-漁業種類別魚類別生產量值10'!H27,'漁業生產量值-漁業種類別魚類別生產量值10'!J27)=0,&quot;-&quot;,SUM('漁業生產量值-漁業種類別魚類別生產量值10'!D27,'漁業生產量值-漁業種類別魚類別生產量值10'!F27,'漁業生產量值-漁業種類別魚類別生產量值10'!H27,'漁業生產量值-漁業種類別魚類別生產量值10'!J27))" table:style-name="ce19">
            <text:p>265,86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26300000000000001" table:formula="msoxl:=IF(SUM(E28,G28,I28,K28,M28)=0,&quot;-&quot;,SUM(E28,G28,I28,K28,M28))" table:style-name="ce19">
            <text:p>0<text:s/></text:p>
          </table:table-cell>
          <table:table-cell office:value-type="float" office:value="20.024000000000001" table:formula="msoxl:=IF(SUM(F28,H28,J28,L28,N28)=0,&quot;-&quot;,SUM(F28,H28,J28,L28,N28))" table:style-name="ce19">
            <text:p>2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4199999999999999" table:style-name="ce54">
            <text:p>0<text:s/></text:p>
          </table:table-cell>
          <table:table-cell office:value-type="float" office:value="13.49" table:style-name="ce54">
            <text:p>1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21" table:style-name="ce54">
            <text:p>0<text:s/></text:p>
          </table:table-cell>
          <table:table-cell office:value-type="float" office:value="6.5339999999999998" table:style-name="ce54">
            <text:p>7<text:s/></text:p>
          </table:table-cell>
          <table:table-cell office:value-type="string" office:string-value="-" table:formula="msoxl:=IF(SUM('漁業生產量值-漁業種類別魚類別生產量值10'!C28,'漁業生產量值-漁業種類別魚類別生產量值10'!E28,'漁業生產量值-漁業種類別魚類別生產量值10'!G28,'漁業生產量值-漁業種類別魚類別生產量值10'!I28)=0,&quot;-&quot;,SUM('漁業生產量值-漁業種類別魚類別生產量值10'!C28,'漁業生產量值-漁業種類別魚類別生產量值10'!E28,'漁業生產量值-漁業種類別魚類別生產量值10'!G28,'漁業生產量值-漁業種類別魚類別生產量值10'!I28))" table:style-name="ce19">
            <text:p>-</text:p>
          </table:table-cell>
          <table:table-cell office:value-type="string" office:string-value="-" table:formula="msoxl:=IF(SUM('漁業生產量值-漁業種類別魚類別生產量值10'!D28,'漁業生產量值-漁業種類別魚類別生產量值10'!F28,'漁業生產量值-漁業種類別魚類別生產量值10'!H28,'漁業生產量值-漁業種類別魚類別生產量值10'!J28)=0,&quot;-&quot;,SUM('漁業生產量值-漁業種類別魚類別生產量值10'!D28,'漁業生產量值-漁業種類別魚類別生產量值10'!F28,'漁業生產量值-漁業種類別魚類別生產量值10'!H28,'漁業生產量值-漁業種類別魚類別生產量值10'!J2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.494" table:formula="msoxl:=IF(SUM(E29,G29,I29,K29,M29)=0,&quot;-&quot;,SUM(E29,G29,I29,K29,M29))" table:style-name="ce19">
            <text:p>1<text:s/></text:p>
          </table:table-cell>
          <table:table-cell office:value-type="float" office:value="156.75" table:formula="msoxl:=IF(SUM(F29,H29,J29,L29,N29)=0,&quot;-&quot;,SUM(F29,H29,J29,L29,N29))" table:style-name="ce19">
            <text:p>1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2" table:style-name="ce54">
            <text:p>1<text:s/></text:p>
          </table:table-cell>
          <table:table-cell office:value-type="float" office:value="120" table:style-name="ce54">
            <text:p>120<text:s/></text:p>
          </table:table-cell>
          <table:table-cell office:value-type="float" office:value="0.29399999999999998" table:style-name="ce54">
            <text:p>0<text:s/></text:p>
          </table:table-cell>
          <table:table-cell office:value-type="float" office:value="36.75" table:style-name="ce54">
            <text:p>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6679999999999999" table:formula="msoxl:=IF(SUM('漁業生產量值-漁業種類別魚類別生產量值10'!C29,'漁業生產量值-漁業種類別魚類別生產量值10'!E29,'漁業生產量值-漁業種類別魚類別生產量值10'!G29,'漁業生產量值-漁業種類別魚類別生產量值10'!I29)=0,&quot;-&quot;,SUM('漁業生產量值-漁業種類別魚類別生產量值10'!C29,'漁業生產量值-漁業種類別魚類別生產量值10'!E29,'漁業生產量值-漁業種類別魚類別生產量值10'!G29,'漁業生產量值-漁業種類別魚類別生產量值10'!I29))" table:style-name="ce19">
            <text:p>2<text:s/></text:p>
          </table:table-cell>
          <table:table-cell office:value-type="float" office:value="83.4" table:formula="msoxl:=IF(SUM('漁業生產量值-漁業種類別魚類別生產量值10'!D29,'漁業生產量值-漁業種類別魚類別生產量值10'!F29,'漁業生產量值-漁業種類別魚類別生產量值10'!H29,'漁業生產量值-漁業種類別魚類別生產量值10'!J29)=0,&quot;-&quot;,SUM('漁業生產量值-漁業種類別魚類別生產量值10'!D29,'漁業生產量值-漁業種類別魚類別生產量值10'!F29,'漁業生產量值-漁業種類別魚類別生產量值10'!H29,'漁業生產量值-漁業種類別魚類別生產量值10'!J29))" table:style-name="ce19">
            <text:p>8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30,G30,I30,K30,M30)=0,&quot;-&quot;,SUM(E30,G30,I30,K30,M30))" table:style-name="ce19">
            <text:p>-</text:p>
          </table:table-cell>
          <table:table-cell office:value-type="string" office:string-value="-" table:formula="msoxl:=IF(SUM(F30,H30,J30,L30,N30)=0,&quot;-&quot;,SUM(F30,H30,J30,L30,N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0,'漁業生產量值-漁業種類別魚類別生產量值10'!E30,'漁業生產量值-漁業種類別魚類別生產量值10'!G30,'漁業生產量值-漁業種類別魚類別生產量值10'!I30)=0,&quot;-&quot;,SUM('漁業生產量值-漁業種類別魚類別生產量值10'!C30,'漁業生產量值-漁業種類別魚類別生產量值10'!E30,'漁業生產量值-漁業種類別魚類別生產量值10'!G30,'漁業生產量值-漁業種類別魚類別生產量值10'!I30))" table:style-name="ce19">
            <text:p>-</text:p>
          </table:table-cell>
          <table:table-cell office:value-type="string" office:string-value="-" table:formula="msoxl:=IF(SUM('漁業生產量值-漁業種類別魚類別生產量值10'!D30,'漁業生產量值-漁業種類別魚類別生產量值10'!F30,'漁業生產量值-漁業種類別魚類別生產量值10'!H30,'漁業生產量值-漁業種類別魚類別生產量值10'!J30)=0,&quot;-&quot;,SUM('漁業生產量值-漁業種類別魚類別生產量值10'!D30,'漁業生產量值-漁業種類別魚類別生產量值10'!F30,'漁業生產量值-漁業種類別魚類別生產量值10'!H30,'漁業生產量值-漁業種類別魚類別生產量值10'!J3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31,G31,I31,K31,M31)=0,&quot;-&quot;,SUM(E31,G31,I31,K31,M31))" table:style-name="ce19">
            <text:p>-</text:p>
          </table:table-cell>
          <table:table-cell office:value-type="string" office:string-value="-" table:formula="msoxl:=IF(SUM(F31,H31,J31,L31,N31)=0,&quot;-&quot;,SUM(F31,H31,J31,L31,N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1,'漁業生產量值-漁業種類別魚類別生產量值10'!E31,'漁業生產量值-漁業種類別魚類別生產量值10'!G31,'漁業生產量值-漁業種類別魚類別生產量值10'!I31)=0,&quot;-&quot;,SUM('漁業生產量值-漁業種類別魚類別生產量值10'!C31,'漁業生產量值-漁業種類別魚類別生產量值10'!E31,'漁業生產量值-漁業種類別魚類別生產量值10'!G31,'漁業生產量值-漁業種類別魚類別生產量值10'!I31))" table:style-name="ce19">
            <text:p>-</text:p>
          </table:table-cell>
          <table:table-cell office:value-type="string" office:string-value="-" table:formula="msoxl:=IF(SUM('漁業生產量值-漁業種類別魚類別生產量值10'!D31,'漁業生產量值-漁業種類別魚類別生產量值10'!F31,'漁業生產量值-漁業種類別魚類別生產量值10'!H31,'漁業生產量值-漁業種類別魚類別生產量值10'!J31)=0,&quot;-&quot;,SUM('漁業生產量值-漁業種類別魚類別生產量值10'!D31,'漁業生產量值-漁業種類別魚類別生產量值10'!F31,'漁業生產量值-漁業種類別魚類別生產量值10'!H31,'漁業生產量值-漁業種類別魚類別生產量值10'!J3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office:string-value="-" table:formula="msoxl:=IF(SUM(E32,G32,I32,K32,M32)=0,&quot;-&quot;,SUM(E32,G32,I32,K32,M32))" table:style-name="ce19">
            <text:p>-</text:p>
          </table:table-cell>
          <table:table-cell office:value-type="string" office:string-value="-" table:formula="msoxl:=IF(SUM(F32,H32,J32,L32,N32)=0,&quot;-&quot;,SUM(F32,H32,J32,L32,N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2,'漁業生產量值-漁業種類別魚類別生產量值10'!E32,'漁業生產量值-漁業種類別魚類別生產量值10'!G32,'漁業生產量值-漁業種類別魚類別生產量值10'!I32)=0,&quot;-&quot;,SUM('漁業生產量值-漁業種類別魚類別生產量值10'!C32,'漁業生產量值-漁業種類別魚類別生產量值10'!E32,'漁業生產量值-漁業種類別魚類別生產量值10'!G32,'漁業生產量值-漁業種類別魚類別生產量值10'!I32))" table:style-name="ce19">
            <text:p>-</text:p>
          </table:table-cell>
          <table:table-cell office:value-type="string" office:string-value="-" table:formula="msoxl:=IF(SUM('漁業生產量值-漁業種類別魚類別生產量值10'!D32,'漁業生產量值-漁業種類別魚類別生產量值10'!F32,'漁業生產量值-漁業種類別魚類別生產量值10'!H32,'漁業生產量值-漁業種類別魚類別生產量值10'!J32)=0,&quot;-&quot;,SUM('漁業生產量值-漁業種類別魚類別生產量值10'!D32,'漁業生產量值-漁業種類別魚類別生產量值10'!F32,'漁業生產量值-漁業種類別魚類別生產量值10'!H32,'漁業生產量值-漁業種類別魚類別生產量值10'!J3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office:string-value="-" table:formula="msoxl:=IF(SUM(E33,G33,I33,K33,M33)=0,&quot;-&quot;,SUM(E33,G33,I33,K33,M33))" table:style-name="ce19">
            <text:p>-</text:p>
          </table:table-cell>
          <table:table-cell office:value-type="string" office:string-value="-" table:formula="msoxl:=IF(SUM(F33,H33,J33,L33,N33)=0,&quot;-&quot;,SUM(F33,H33,J33,L33,N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3,'漁業生產量值-漁業種類別魚類別生產量值10'!E33,'漁業生產量值-漁業種類別魚類別生產量值10'!G33,'漁業生產量值-漁業種類別魚類別生產量值10'!I33)=0,&quot;-&quot;,SUM('漁業生產量值-漁業種類別魚類別生產量值10'!C33,'漁業生產量值-漁業種類別魚類別生產量值10'!E33,'漁業生產量值-漁業種類別魚類別生產量值10'!G33,'漁業生產量值-漁業種類別魚類別生產量值10'!I33))" table:style-name="ce19">
            <text:p>-</text:p>
          </table:table-cell>
          <table:table-cell office:value-type="string" office:string-value="-" table:formula="msoxl:=IF(SUM('漁業生產量值-漁業種類別魚類別生產量值10'!D33,'漁業生產量值-漁業種類別魚類別生產量值10'!F33,'漁業生產量值-漁業種類別魚類別生產量值10'!H33,'漁業生產量值-漁業種類別魚類別生產量值10'!J33)=0,&quot;-&quot;,SUM('漁業生產量值-漁業種類別魚類別生產量值10'!D33,'漁業生產量值-漁業種類別魚類別生產量值10'!F33,'漁業生產量值-漁業種類別魚類別生產量值10'!H33,'漁業生產量值-漁業種類別魚類別生產量值10'!J3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office:string-value="-" table:formula="msoxl:=IF(SUM(E34,G34,I34,K34,M34)=0,&quot;-&quot;,SUM(E34,G34,I34,K34,M34))" table:style-name="ce19">
            <text:p>-</text:p>
          </table:table-cell>
          <table:table-cell office:value-type="string" office:string-value="-" table:formula="msoxl:=IF(SUM(F34,H34,J34,L34,N34)=0,&quot;-&quot;,SUM(F34,H34,J34,L34,N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5500000000000007E-2" table:formula="msoxl:=IF(SUM('漁業生產量值-漁業種類別魚類別生產量值10'!C34,'漁業生產量值-漁業種類別魚類別生產量值10'!E34,'漁業生產量值-漁業種類別魚類別生產量值10'!G34,'漁業生產量值-漁業種類別魚類別生產量值10'!I34)=0,&quot;-&quot;,SUM('漁業生產量值-漁業種類別魚類別生產量值10'!C34,'漁業生產量值-漁業種類別魚類別生產量值10'!E34,'漁業生產量值-漁業種類別魚類別生產量值10'!G34,'漁業生產量值-漁業種類別魚類別生產量值10'!I34))" table:style-name="ce19">
            <text:p>0<text:s/></text:p>
          </table:table-cell>
          <table:table-cell office:value-type="float" office:value="4.55715" table:formula="msoxl:=IF(SUM('漁業生產量值-漁業種類別魚類別生產量值10'!D34,'漁業生產量值-漁業種類別魚類別生產量值10'!F34,'漁業生產量值-漁業種類別魚類別生產量值10'!H34,'漁業生產量值-漁業種類別魚類別生產量值10'!J34)=0,&quot;-&quot;,SUM('漁業生產量值-漁業種類別魚類別生產量值10'!D34,'漁業生產量值-漁業種類別魚類別生產量值10'!F34,'漁業生產量值-漁業種類別魚類別生產量值10'!H34,'漁業生產量值-漁業種類別魚類別生產量值10'!J34))" table:style-name="ce19">
            <text:p>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office:string-value="-" table:formula="msoxl:=IF(SUM(E35,G35,I35,K35,M35)=0,&quot;-&quot;,SUM(E35,G35,I35,K35,M35))" table:style-name="ce19">
            <text:p>-</text:p>
          </table:table-cell>
          <table:table-cell office:value-type="string" office:string-value="-" table:formula="msoxl:=IF(SUM(F35,H35,J35,L35,N35)=0,&quot;-&quot;,SUM(F35,H35,J35,L35,N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5,'漁業生產量值-漁業種類別魚類別生產量值10'!E35,'漁業生產量值-漁業種類別魚類別生產量值10'!G35,'漁業生產量值-漁業種類別魚類別生產量值10'!I35)=0,&quot;-&quot;,SUM('漁業生產量值-漁業種類別魚類別生產量值10'!C35,'漁業生產量值-漁業種類別魚類別生產量值10'!E35,'漁業生產量值-漁業種類別魚類別生產量值10'!G35,'漁業生產量值-漁業種類別魚類別生產量值10'!I35))" table:style-name="ce19">
            <text:p>-</text:p>
          </table:table-cell>
          <table:table-cell office:value-type="string" office:string-value="-" table:formula="msoxl:=IF(SUM('漁業生產量值-漁業種類別魚類別生產量值10'!D35,'漁業生產量值-漁業種類別魚類別生產量值10'!F35,'漁業生產量值-漁業種類別魚類別生產量值10'!H35,'漁業生產量值-漁業種類別魚類別生產量值10'!J35)=0,&quot;-&quot;,SUM('漁業生產量值-漁業種類別魚類別生產量值10'!D35,'漁業生產量值-漁業種類別魚類別生產量值10'!F35,'漁業生產量值-漁業種類別魚類別生產量值10'!H35,'漁業生產量值-漁業種類別魚類別生產量值10'!J3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996.91759999999999" table:formula="msoxl:=IF(SUM(E36,G36,I36,K36,M36)=0,&quot;-&quot;,SUM(E36,G36,I36,K36,M36))" table:style-name="ce19">
            <text:p>997<text:s/></text:p>
          </table:table-cell>
          <table:table-cell office:value-type="float" office:value="137615.7537" table:formula="msoxl:=IF(SUM(F36,H36,J36,L36,N36)=0,&quot;-&quot;,SUM(F36,H36,J36,L36,N36))" table:style-name="ce19">
            <text:p>137,616<text:s/></text:p>
          </table:table-cell>
          <table:table-cell office:value-type="float" office:value="68.885999999999996" table:formula="msoxl:=  IF(SUM(E37:E49)=0,&quot;-&quot;,SUM(E37:E49))" table:style-name="ce54">
            <text:p>69<text:s/></text:p>
          </table:table-cell>
          <table:table-cell office:value-type="float" office:value="10321.993" table:formula="msoxl:=  IF(SUM(F37:F49)=0,&quot;-&quot;,SUM(F37:F49))" table:style-name="ce54">
            <text:p>10,322<text:s/></text:p>
          </table:table-cell>
          <table:table-cell office:value-type="float" office:value="122.8981" table:formula="msoxl:=  IF(SUM(G37:G49)=0,&quot;-&quot;,SUM(G37:G49))" table:style-name="ce54">
            <text:p>123<text:s/></text:p>
          </table:table-cell>
          <table:table-cell office:value-type="float" office:value="17121.355899999999" table:formula="msoxl:=  IF(SUM(H37:H49)=0,&quot;-&quot;,SUM(H37:H49))" table:style-name="ce54">
            <text:p>17,121<text:s/></text:p>
          </table:table-cell>
          <table:table-cell office:value-type="float" office:value="36.505200000000002" table:formula="msoxl:=  IF(SUM(I37:I49)=0,&quot;-&quot;,SUM(I37:I49))" table:style-name="ce54">
            <text:p>37<text:s/></text:p>
          </table:table-cell>
          <table:table-cell office:value-type="float" office:value="6256.5720000000001" table:formula="msoxl:=  IF(SUM(J37:J49)=0,&quot;-&quot;,SUM(J37:J49))" table:style-name="ce54">
            <text:p>6,257<text:s/></text:p>
          </table:table-cell>
          <table:table-cell office:value-type="float" office:value="204.86450000000002" table:formula="msoxl:=  IF(SUM(K37:K49)=0,&quot;-&quot;,SUM(K37:K49))" table:style-name="ce54">
            <text:p>205<text:s/></text:p>
          </table:table-cell>
          <table:table-cell office:value-type="float" office:value="59415.300199999998" table:formula="msoxl:=  IF(SUM(L37:L49)=0,&quot;-&quot;,SUM(L37:L49))" table:style-name="ce54">
            <text:p>59,415<text:s/></text:p>
          </table:table-cell>
          <table:table-cell office:value-type="float" office:value="563.76379999999995" table:formula="msoxl:=  IF(SUM(M37:M49)=0,&quot;-&quot;,SUM(M37:M49))" table:style-name="ce54">
            <text:p>564<text:s/></text:p>
          </table:table-cell>
          <table:table-cell office:value-type="float" office:value="44500.532599999999" table:formula="msoxl:=  IF(SUM(N37:N49)=0,&quot;-&quot;,SUM(N37:N49))" table:style-name="ce54">
            <text:p>44,501<text:s/></text:p>
          </table:table-cell>
          <table:table-cell office:value-type="float" office:value="213.56820000000002" table:formula="msoxl:=IF(SUM('漁業生產量值-漁業種類別魚類別生產量值10'!C36,'漁業生產量值-漁業種類別魚類別生產量值10'!E36,'漁業生產量值-漁業種類別魚類別生產量值10'!G36,'漁業生產量值-漁業種類別魚類別生產量值10'!I36)=0,&quot;-&quot;,SUM('漁業生產量值-漁業種類別魚類別生產量值10'!C36,'漁業生產量值-漁業種類別魚類別生產量值10'!E36,'漁業生產量值-漁業種類別魚類別生產量值10'!G36,'漁業生產量值-漁業種類別魚類別生產量值10'!I36))" table:style-name="ce19">
            <text:p>214<text:s/></text:p>
          </table:table-cell>
          <table:table-cell office:value-type="float" office:value="16043.465400000001" table:formula="msoxl:=IF(SUM('漁業生產量值-漁業種類別魚類別生產量值10'!D36,'漁業生產量值-漁業種類別魚類別生產量值10'!F36,'漁業生產量值-漁業種類別魚類別生產量值10'!H36,'漁業生產量值-漁業種類別魚類別生產量值10'!J36)=0,&quot;-&quot;,SUM('漁業生產量值-漁業種類別魚類別生產量值10'!D36,'漁業生產量值-漁業種類別魚類別生產量值10'!F36,'漁業生產量值-漁業種類別魚類別生產量值10'!H36,'漁業生產量值-漁業種類別魚類別生產量值10'!J36))" table:style-name="ce19">
            <text:p>16,04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74.061599999999999" table:formula="msoxl:=IF(SUM(E37,G37,I37,K37,M37)=0,&quot;-&quot;,SUM(E37,G37,I37,K37,M37))" table:style-name="ce19">
            <text:p>74<text:s/></text:p>
          </table:table-cell>
          <table:table-cell office:value-type="float" office:value="7740.0694999999996" table:formula="msoxl:=IF(SUM(F37,H37,J37,L37,N37)=0,&quot;-&quot;,SUM(F37,H37,J37,L37,N37))" table:style-name="ce19">
            <text:p>7,740<text:s/></text:p>
          </table:table-cell>
          <table:table-cell office:value-type="float" office:value="8.0570000000000004" table:style-name="ce54">
            <text:p>8<text:s/></text:p>
          </table:table-cell>
          <table:table-cell office:value-type="float" office:value="878.21299999999997" table:style-name="ce54">
            <text:p>878<text:s/></text:p>
          </table:table-cell>
          <table:table-cell office:value-type="float" office:value="1.272" table:style-name="ce54">
            <text:p>1<text:s/></text:p>
          </table:table-cell>
          <table:table-cell office:value-type="float" office:value="198.98400000000001" table:style-name="ce54">
            <text:p>199<text:s/></text:p>
          </table:table-cell>
          <table:table-cell office:value-type="float" office:value="3.4289999999999998" table:style-name="ce54">
            <text:p>3<text:s/></text:p>
          </table:table-cell>
          <table:table-cell office:value-type="float" office:value="767.51639999999998" table:style-name="ce54">
            <text:p>768<text:s/></text:p>
          </table:table-cell>
          <table:table-cell office:value-type="float" office:value="0.93640000000000001" table:style-name="ce54">
            <text:p>1<text:s/></text:p>
          </table:table-cell>
          <table:table-cell office:value-type="float" office:value="125.1067" table:style-name="ce54">
            <text:p>125<text:s/></text:p>
          </table:table-cell>
          <table:table-cell office:value-type="float" office:value="60.367199999999997" table:style-name="ce54">
            <text:p>60<text:s/></text:p>
          </table:table-cell>
          <table:table-cell office:value-type="float" office:value="5770.2493999999997" table:style-name="ce54">
            <text:p>5,770<text:s/></text:p>
          </table:table-cell>
          <table:table-cell office:value-type="float" office:value="2.1799999999999997" table:formula="msoxl:=IF(SUM('漁業生產量值-漁業種類別魚類別生產量值10'!C37,'漁業生產量值-漁業種類別魚類別生產量值10'!E37,'漁業生產量值-漁業種類別魚類別生產量值10'!G37,'漁業生產量值-漁業種類別魚類別生產量值10'!I37)=0,&quot;-&quot;,SUM('漁業生產量值-漁業種類別魚類別生產量值10'!C37,'漁業生產量值-漁業種類別魚類別生產量值10'!E37,'漁業生產量值-漁業種類別魚類別生產量值10'!G37,'漁業生產量值-漁業種類別魚類別生產量值10'!I37))" table:style-name="ce19">
            <text:p>2<text:s/></text:p>
          </table:table-cell>
          <table:table-cell office:value-type="float" office:value="155.21599999999998" table:formula="msoxl:=IF(SUM('漁業生產量值-漁業種類別魚類別生產量值10'!D37,'漁業生產量值-漁業種類別魚類別生產量值10'!F37,'漁業生產量值-漁業種類別魚類別生產量值10'!H37,'漁業生產量值-漁業種類別魚類別生產量值10'!J37)=0,&quot;-&quot;,SUM('漁業生產量值-漁業種類別魚類別生產量值10'!D37,'漁業生產量值-漁業種類別魚類別生產量值10'!F37,'漁業生產量值-漁業種類別魚類別生產量值10'!H37,'漁業生產量值-漁業種類別魚類別生產量值10'!J37))" table:style-name="ce19">
            <text:p>15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office:string-value="-" table:formula="msoxl:=IF(SUM(E38,G38,I38,K38,M38)=0,&quot;-&quot;,SUM(E38,G38,I38,K38,M38))" table:style-name="ce19">
            <text:p>-</text:p>
          </table:table-cell>
          <table:table-cell office:value-type="string" office:string-value="-" table:formula="msoxl:=IF(SUM(F38,H38,J38,L38,N38)=0,&quot;-&quot;,SUM(F38,H38,J38,L38,N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8,'漁業生產量值-漁業種類別魚類別生產量值10'!E38,'漁業生產量值-漁業種類別魚類別生產量值10'!G38,'漁業生產量值-漁業種類別魚類別生產量值10'!I38)=0,&quot;-&quot;,SUM('漁業生產量值-漁業種類別魚類別生產量值10'!C38,'漁業生產量值-漁業種類別魚類別生產量值10'!E38,'漁業生產量值-漁業種類別魚類別生產量值10'!G38,'漁業生產量值-漁業種類別魚類別生產量值10'!I38))" table:style-name="ce19">
            <text:p>-</text:p>
          </table:table-cell>
          <table:table-cell office:value-type="string" office:string-value="-" table:formula="msoxl:=IF(SUM('漁業生產量值-漁業種類別魚類別生產量值10'!D38,'漁業生產量值-漁業種類別魚類別生產量值10'!F38,'漁業生產量值-漁業種類別魚類別生產量值10'!H38,'漁業生產量值-漁業種類別魚類別生產量值10'!J38)=0,&quot;-&quot;,SUM('漁業生產量值-漁業種類別魚類別生產量值10'!D38,'漁業生產量值-漁業種類別魚類別生產量值10'!F38,'漁業生產量值-漁業種類別魚類別生產量值10'!H38,'漁業生產量值-漁業種類別魚類別生產量值10'!J3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39,G39,I39,K39,M39)=0,&quot;-&quot;,SUM(E39,G39,I39,K39,M39))" table:style-name="ce19">
            <text:p>-</text:p>
          </table:table-cell>
          <table:table-cell office:value-type="string" office:string-value="-" table:formula="msoxl:=IF(SUM(F39,H39,J39,L39,N39)=0,&quot;-&quot;,SUM(F39,H39,J39,L39,N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9,'漁業生產量值-漁業種類別魚類別生產量值10'!E39,'漁業生產量值-漁業種類別魚類別生產量值10'!G39,'漁業生產量值-漁業種類別魚類別生產量值10'!I39)=0,&quot;-&quot;,SUM('漁業生產量值-漁業種類別魚類別生產量值10'!C39,'漁業生產量值-漁業種類別魚類別生產量值10'!E39,'漁業生產量值-漁業種類別魚類別生產量值10'!G39,'漁業生產量值-漁業種類別魚類別生產量值10'!I39))" table:style-name="ce19">
            <text:p>-</text:p>
          </table:table-cell>
          <table:table-cell office:value-type="string" office:string-value="-" table:formula="msoxl:=IF(SUM('漁業生產量值-漁業種類別魚類別生產量值10'!D39,'漁業生產量值-漁業種類別魚類別生產量值10'!F39,'漁業生產量值-漁業種類別魚類別生產量值10'!H39,'漁業生產量值-漁業種類別魚類別生產量值10'!J39)=0,&quot;-&quot;,SUM('漁業生產量值-漁業種類別魚類別生產量值10'!D39,'漁業生產量值-漁業種類別魚類別生產量值10'!F39,'漁業生產量值-漁業種類別魚類別生產量值10'!H39,'漁業生產量值-漁業種類別魚類別生產量值10'!J3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395.57" table:formula="msoxl:=IF(SUM(E40,G40,I40,K40,M40)=0,&quot;-&quot;,SUM(E40,G40,I40,K40,M40))" table:style-name="ce19">
            <text:p>396<text:s/></text:p>
          </table:table-cell>
          <table:table-cell office:value-type="float" office:value="55199.447200000002" table:formula="msoxl:=IF(SUM(F40,H40,J40,L40,N40)=0,&quot;-&quot;,SUM(F40,H40,J40,L40,N40))" table:style-name="ce19">
            <text:p>55,199<text:s/></text:p>
          </table:table-cell>
          <table:table-cell office:value-type="float" office:value="8.4149999999999991" table:style-name="ce54">
            <text:p>8<text:s/></text:p>
          </table:table-cell>
          <table:table-cell office:value-type="float" office:value="2105.8200000000002" table:style-name="ce54">
            <text:p>2,106<text:s/></text:p>
          </table:table-cell>
          <table:table-cell office:value-type="float" office:value="26.8081" table:style-name="ce54">
            <text:p>27<text:s/></text:p>
          </table:table-cell>
          <table:table-cell office:value-type="float" office:value="3742.6698999999999" table:style-name="ce54">
            <text:p>3,743<text:s/></text:p>
          </table:table-cell>
          <table:table-cell office:value-type="float" office:value="16.284199999999998" table:style-name="ce54">
            <text:p>16<text:s/></text:p>
          </table:table-cell>
          <table:table-cell office:value-type="float" office:value="2835.9196000000002" table:style-name="ce54">
            <text:p>2,836<text:s/></text:p>
          </table:table-cell>
          <table:table-cell office:value-type="float" office:value="80.409099999999995" table:style-name="ce54">
            <text:p>80<text:s/></text:p>
          </table:table-cell>
          <table:table-cell office:value-type="float" office:value="24087.2785" table:style-name="ce54">
            <text:p>24,087<text:s/></text:p>
          </table:table-cell>
          <table:table-cell office:value-type="float" office:value="263.65359999999998" table:style-name="ce54">
            <text:p>264<text:s/></text:p>
          </table:table-cell>
          <table:table-cell office:value-type="float" office:value="22427.7592" table:style-name="ce54">
            <text:p>22,428<text:s/></text:p>
          </table:table-cell>
          <table:table-cell office:value-type="float" office:value="205.49120000000002" table:formula="msoxl:=IF(SUM('漁業生產量值-漁業種類別魚類別生產量值10'!C40,'漁業生產量值-漁業種類別魚類別生產量值10'!E40,'漁業生產量值-漁業種類別魚類別生產量值10'!G40,'漁業生產量值-漁業種類別魚類別生產量值10'!I40)=0,&quot;-&quot;,SUM('漁業生產量值-漁業種類別魚類別生產量值10'!C40,'漁業生產量值-漁業種類別魚類別生產量值10'!E40,'漁業生產量值-漁業種類別魚類別生產量值10'!G40,'漁業生產量值-漁業種類別魚類別生產量值10'!I40))" table:style-name="ce19">
            <text:p>205<text:s/></text:p>
          </table:table-cell>
          <table:table-cell office:value-type="float" office:value="15524.2294" table:formula="msoxl:=IF(SUM('漁業生產量值-漁業種類別魚類別生產量值10'!D40,'漁業生產量值-漁業種類別魚類別生產量值10'!F40,'漁業生產量值-漁業種類別魚類別生產量值10'!H40,'漁業生產量值-漁業種類別魚類別生產量值10'!J40)=0,&quot;-&quot;,SUM('漁業生產量值-漁業種類別魚類別生產量值10'!D40,'漁業生產量值-漁業種類別魚類別生產量值10'!F40,'漁業生產量值-漁業種類別魚類別生產量值10'!H40,'漁業生產量值-漁業種類別魚類別生產量值10'!J40))" table:style-name="ce19">
            <text:p>15,52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41,G41,I41,K41,M41)=0,&quot;-&quot;,SUM(E41,G41,I41,K41,M41))" table:style-name="ce19">
            <text:p>-</text:p>
          </table:table-cell>
          <table:table-cell office:value-type="string" office:string-value="-" table:formula="msoxl:=IF(SUM(F41,H41,J41,L41,N41)=0,&quot;-&quot;,SUM(F41,H41,J41,L41,N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1,'漁業生產量值-漁業種類別魚類別生產量值10'!E41,'漁業生產量值-漁業種類別魚類別生產量值10'!G41,'漁業生產量值-漁業種類別魚類別生產量值10'!I41)=0,&quot;-&quot;,SUM('漁業生產量值-漁業種類別魚類別生產量值10'!C41,'漁業生產量值-漁業種類別魚類別生產量值10'!E41,'漁業生產量值-漁業種類別魚類別生產量值10'!G41,'漁業生產量值-漁業種類別魚類別生產量值10'!I41))" table:style-name="ce19">
            <text:p>-</text:p>
          </table:table-cell>
          <table:table-cell office:value-type="string" office:string-value="-" table:formula="msoxl:=IF(SUM('漁業生產量值-漁業種類別魚類別生產量值10'!D41,'漁業生產量值-漁業種類別魚類別生產量值10'!F41,'漁業生產量值-漁業種類別魚類別生產量值10'!H41,'漁業生產量值-漁業種類別魚類別生產量值10'!J41)=0,&quot;-&quot;,SUM('漁業生產量值-漁業種類別魚類別生產量值10'!D41,'漁業生產量值-漁業種類別魚類別生產量值10'!F41,'漁業生產量值-漁業種類別魚類別生產量值10'!H41,'漁業生產量值-漁業種類別魚類別生產量值10'!J4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42,G42,I42,K42,M42)=0,&quot;-&quot;,SUM(E42,G42,I42,K42,M42))" table:style-name="ce19">
            <text:p>-</text:p>
          </table:table-cell>
          <table:table-cell office:value-type="string" office:string-value="-" table:formula="msoxl:=IF(SUM(F42,H42,J42,L42,N42)=0,&quot;-&quot;,SUM(F42,H42,J42,L42,N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2,'漁業生產量值-漁業種類別魚類別生產量值10'!E42,'漁業生產量值-漁業種類別魚類別生產量值10'!G42,'漁業生產量值-漁業種類別魚類別生產量值10'!I42)=0,&quot;-&quot;,SUM('漁業生產量值-漁業種類別魚類別生產量值10'!C42,'漁業生產量值-漁業種類別魚類別生產量值10'!E42,'漁業生產量值-漁業種類別魚類別生產量值10'!G42,'漁業生產量值-漁業種類別魚類別生產量值10'!I42))" table:style-name="ce19">
            <text:p>-</text:p>
          </table:table-cell>
          <table:table-cell office:value-type="string" office:string-value="-" table:formula="msoxl:=IF(SUM('漁業生產量值-漁業種類別魚類別生產量值10'!D42,'漁業生產量值-漁業種類別魚類別生產量值10'!F42,'漁業生產量值-漁業種類別魚類別生產量值10'!H42,'漁業生產量值-漁業種類別魚類別生產量值10'!J42)=0,&quot;-&quot;,SUM('漁業生產量值-漁業種類別魚類別生產量值10'!D42,'漁業生產量值-漁業種類別魚類別生產量值10'!F42,'漁業生產量值-漁業種類別魚類別生產量值10'!H42,'漁業生產量值-漁業種類別魚類別生產量值10'!J4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office:string-value="-" table:formula="msoxl:=IF(SUM(E43,G43,I43,K43,M43)=0,&quot;-&quot;,SUM(E43,G43,I43,K43,M43))" table:style-name="ce19">
            <text:p>-</text:p>
          </table:table-cell>
          <table:table-cell office:value-type="string" office:string-value="-" table:formula="msoxl:=IF(SUM(F43,H43,J43,L43,N43)=0,&quot;-&quot;,SUM(F43,H43,J43,L43,N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2969999999999997" table:formula="msoxl:=IF(SUM('漁業生產量值-漁業種類別魚類別生產量值10'!C43,'漁業生產量值-漁業種類別魚類別生產量值10'!E43,'漁業生產量值-漁業種類別魚類別生產量值10'!G43,'漁業生產量值-漁業種類別魚類別生產量值10'!I43)=0,&quot;-&quot;,SUM('漁業生產量值-漁業種類別魚類別生產量值10'!C43,'漁業生產量值-漁業種類別魚類別生產量值10'!E43,'漁業生產量值-漁業種類別魚類別生產量值10'!G43,'漁業生產量值-漁業種類別魚類別生產量值10'!I43))" table:style-name="ce19">
            <text:p>5<text:s/></text:p>
          </table:table-cell>
          <table:table-cell office:value-type="float" office:value="317.82" table:formula="msoxl:=IF(SUM('漁業生產量值-漁業種類別魚類別生產量值10'!D43,'漁業生產量值-漁業種類別魚類別生產量值10'!F43,'漁業生產量值-漁業種類別魚類別生產量值10'!H43,'漁業生產量值-漁業種類別魚類別生產量值10'!J43)=0,&quot;-&quot;,SUM('漁業生產量值-漁業種類別魚類別生產量值10'!D43,'漁業生產量值-漁業種類別魚類別生產量值10'!F43,'漁業生產量值-漁業種類別魚類別生產量值10'!H43,'漁業生產量值-漁業種類別魚類別生產量值10'!J43))" table:style-name="ce19">
            <text:p>31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44,G44,I44,K44,M44)=0,&quot;-&quot;,SUM(E44,G44,I44,K44,M44))" table:style-name="ce19">
            <text:p>-</text:p>
          </table:table-cell>
          <table:table-cell office:value-type="string" office:string-value="-" table:formula="msoxl:=IF(SUM(F44,H44,J44,L44,N44)=0,&quot;-&quot;,SUM(F44,H44,J44,L44,N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4,'漁業生產量值-漁業種類別魚類別生產量值10'!E44,'漁業生產量值-漁業種類別魚類別生產量值10'!G44,'漁業生產量值-漁業種類別魚類別生產量值10'!I44)=0,&quot;-&quot;,SUM('漁業生產量值-漁業種類別魚類別生產量值10'!C44,'漁業生產量值-漁業種類別魚類別生產量值10'!E44,'漁業生產量值-漁業種類別魚類別生產量值10'!G44,'漁業生產量值-漁業種類別魚類別生產量值10'!I44))" table:style-name="ce19">
            <text:p>-</text:p>
          </table:table-cell>
          <table:table-cell office:value-type="string" office:string-value="-" table:formula="msoxl:=IF(SUM('漁業生產量值-漁業種類別魚類別生產量值10'!D44,'漁業生產量值-漁業種類別魚類別生產量值10'!F44,'漁業生產量值-漁業種類別魚類別生產量值10'!H44,'漁業生產量值-漁業種類別魚類別生產量值10'!J44)=0,&quot;-&quot;,SUM('漁業生產量值-漁業種類別魚類別生產量值10'!D44,'漁業生產量值-漁業種類別魚類別生產量值10'!F44,'漁業生產量值-漁業種類別魚類別生產量值10'!H44,'漁業生產量值-漁業種類別魚類別生產量值10'!J4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527.28600000000006" table:formula="msoxl:=IF(SUM(E45,G45,I45,K45,M45)=0,&quot;-&quot;,SUM(E45,G45,I45,K45,M45))" table:style-name="ce19">
            <text:p>527<text:s/></text:p>
          </table:table-cell>
          <table:table-cell office:value-type="float" office:value="74676.237000000008" table:formula="msoxl:=IF(SUM(F45,H45,J45,L45,N45)=0,&quot;-&quot;,SUM(F45,H45,J45,L45,N45))" table:style-name="ce19">
            <text:p>74,676<text:s/></text:p>
          </table:table-cell>
          <table:table-cell office:value-type="float" office:value="52.414000000000001" table:style-name="ce54">
            <text:p>52<text:s/></text:p>
          </table:table-cell>
          <table:table-cell office:value-type="float" office:value="7337.96" table:style-name="ce54">
            <text:p>7,338<text:s/></text:p>
          </table:table-cell>
          <table:table-cell office:value-type="float" office:value="94.817999999999998" table:style-name="ce54">
            <text:p>95<text:s/></text:p>
          </table:table-cell>
          <table:table-cell office:value-type="float" office:value="13179.701999999999" table:style-name="ce54">
            <text:p>13,180<text:s/></text:p>
          </table:table-cell>
          <table:table-cell office:value-type="float" office:value="16.792000000000002" table:style-name="ce54">
            <text:p>17<text:s/></text:p>
          </table:table-cell>
          <table:table-cell office:value-type="float" office:value="2653.136" table:style-name="ce54">
            <text:p>2,653<text:s/></text:p>
          </table:table-cell>
          <table:table-cell office:value-type="float" office:value="123.51900000000001" table:style-name="ce54">
            <text:p>124<text:s/></text:p>
          </table:table-cell>
          <table:table-cell office:value-type="float" office:value="35202.915000000001" table:style-name="ce54">
            <text:p>35,203<text:s/></text:p>
          </table:table-cell>
          <table:table-cell office:value-type="float" office:value="239.74299999999999" table:style-name="ce54">
            <text:p>240<text:s/></text:p>
          </table:table-cell>
          <table:table-cell office:value-type="float" office:value="16302.523999999999" table:style-name="ce54">
            <text:p>16,303<text:s/></text:p>
          </table:table-cell>
          <table:table-cell office:value-type="float" office:value="0.6" table:formula="msoxl:=IF(SUM('漁業生產量值-漁業種類別魚類別生產量值10'!C45,'漁業生產量值-漁業種類別魚類別生產量值10'!E45,'漁業生產量值-漁業種類別魚類別生產量值10'!G45,'漁業生產量值-漁業種類別魚類別生產量值10'!I45)=0,&quot;-&quot;,SUM('漁業生產量值-漁業種類別魚類別生產量值10'!C45,'漁業生產量值-漁業種類別魚類別生產量值10'!E45,'漁業生產量值-漁業種類別魚類別生產量值10'!G45,'漁業生產量值-漁業種類別魚類別生產量值10'!I45))" table:style-name="ce19">
            <text:p>1<text:s/></text:p>
          </table:table-cell>
          <table:table-cell office:value-type="float" office:value="46.2" table:formula="msoxl:=IF(SUM('漁業生產量值-漁業種類別魚類別生產量值10'!D45,'漁業生產量值-漁業種類別魚類別生產量值10'!F45,'漁業生產量值-漁業種類別魚類別生產量值10'!H45,'漁業生產量值-漁業種類別魚類別生產量值10'!J45)=0,&quot;-&quot;,SUM('漁業生產量值-漁業種類別魚類別生產量值10'!D45,'漁業生產量值-漁業種類別魚類別生產量值10'!F45,'漁業生產量值-漁業種類別魚類別生產量值10'!H45,'漁業生產量值-漁業種類別魚類別生產量值10'!J45))" table:style-name="ce19">
            <text:p>4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office:string-value="-" table:formula="msoxl:=IF(SUM(E46,G46,I46,K46,M46)=0,&quot;-&quot;,SUM(E46,G46,I46,K46,M46))" table:style-name="ce19">
            <text:p>-</text:p>
          </table:table-cell>
          <table:table-cell office:value-type="string" office:string-value="-" table:formula="msoxl:=IF(SUM(F46,H46,J46,L46,N46)=0,&quot;-&quot;,SUM(F46,H46,J46,L46,N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6,'漁業生產量值-漁業種類別魚類別生產量值10'!E46,'漁業生產量值-漁業種類別魚類別生產量值10'!G46,'漁業生產量值-漁業種類別魚類別生產量值10'!I46)=0,&quot;-&quot;,SUM('漁業生產量值-漁業種類別魚類別生產量值10'!C46,'漁業生產量值-漁業種類別魚類別生產量值10'!E46,'漁業生產量值-漁業種類別魚類別生產量值10'!G46,'漁業生產量值-漁業種類別魚類別生產量值10'!I46))" table:style-name="ce19">
            <text:p>-</text:p>
          </table:table-cell>
          <table:table-cell office:value-type="string" office:string-value="-" table:formula="msoxl:=IF(SUM('漁業生產量值-漁業種類別魚類別生產量值10'!D46,'漁業生產量值-漁業種類別魚類別生產量值10'!F46,'漁業生產量值-漁業種類別魚類別生產量值10'!H46,'漁業生產量值-漁業種類別魚類別生產量值10'!J46)=0,&quot;-&quot;,SUM('漁業生產量值-漁業種類別魚類別生產量值10'!D46,'漁業生產量值-漁業種類別魚類別生產量值10'!F46,'漁業生產量值-漁業種類別魚類別生產量值10'!H46,'漁業生產量值-漁業種類別魚類別生產量值10'!J4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office:string-value="-" table:formula="msoxl:=IF(SUM(E47,G47,I47,K47,M47)=0,&quot;-&quot;,SUM(E47,G47,I47,K47,M47))" table:style-name="ce19">
            <text:p>-</text:p>
          </table:table-cell>
          <table:table-cell office:value-type="string" office:string-value="-" table:formula="msoxl:=IF(SUM(F47,H47,J47,L47,N47)=0,&quot;-&quot;,SUM(F47,H47,J47,L47,N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7,'漁業生產量值-漁業種類別魚類別生產量值10'!E47,'漁業生產量值-漁業種類別魚類別生產量值10'!G47,'漁業生產量值-漁業種類別魚類別生產量值10'!I47)=0,&quot;-&quot;,SUM('漁業生產量值-漁業種類別魚類別生產量值10'!C47,'漁業生產量值-漁業種類別魚類別生產量值10'!E47,'漁業生產量值-漁業種類別魚類別生產量值10'!G47,'漁業生產量值-漁業種類別魚類別生產量值10'!I47))" table:style-name="ce19">
            <text:p>-</text:p>
          </table:table-cell>
          <table:table-cell office:value-type="string" office:string-value="-" table:formula="msoxl:=IF(SUM('漁業生產量值-漁業種類別魚類別生產量值10'!D47,'漁業生產量值-漁業種類別魚類別生產量值10'!F47,'漁業生產量值-漁業種類別魚類別生產量值10'!H47,'漁業生產量值-漁業種類別魚類別生產量值10'!J47)=0,&quot;-&quot;,SUM('漁業生產量值-漁業種類別魚類別生產量值10'!D47,'漁業生產量值-漁業種類別魚類別生產量值10'!F47,'漁業生產量值-漁業種類別魚類別生產量值10'!H47,'漁業生產量值-漁業種類別魚類別生產量值10'!J4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office:string-value="-" table:formula="msoxl:=IF(SUM(E48,G48,I48,K48,M48)=0,&quot;-&quot;,SUM(E48,G48,I48,K48,M48))" table:style-name="ce19">
            <text:p>-</text:p>
          </table:table-cell>
          <table:table-cell office:value-type="string" office:string-value="-" table:formula="msoxl:=IF(SUM(F48,H48,J48,L48,N48)=0,&quot;-&quot;,SUM(F48,H48,J48,L48,N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8,'漁業生產量值-漁業種類別魚類別生產量值10'!E48,'漁業生產量值-漁業種類別魚類別生產量值10'!G48,'漁業生產量值-漁業種類別魚類別生產量值10'!I48)=0,&quot;-&quot;,SUM('漁業生產量值-漁業種類別魚類別生產量值10'!C48,'漁業生產量值-漁業種類別魚類別生產量值10'!E48,'漁業生產量值-漁業種類別魚類別生產量值10'!G48,'漁業生產量值-漁業種類別魚類別生產量值10'!I48))" table:style-name="ce19">
            <text:p>-</text:p>
          </table:table-cell>
          <table:table-cell office:value-type="string" office:string-value="-" table:formula="msoxl:=IF(SUM('漁業生產量值-漁業種類別魚類別生產量值10'!D48,'漁業生產量值-漁業種類別魚類別生產量值10'!F48,'漁業生產量值-漁業種類別魚類別生產量值10'!H48,'漁業生產量值-漁業種類別魚類別生產量值10'!J48)=0,&quot;-&quot;,SUM('漁業生產量值-漁業種類別魚類別生產量值10'!D48,'漁業生產量值-漁業種類別魚類別生產量值10'!F48,'漁業生產量值-漁業種類別魚類別生產量值10'!H48,'漁業生產量值-漁業種類別魚類別生產量值10'!J4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office:string-value="-" table:formula="msoxl:=IF(SUM(E49,G49,I49,K49,M49)=0,&quot;-&quot;,SUM(E49,G49,I49,K49,M49))" table:style-name="ce19">
            <text:p>-</text:p>
          </table:table-cell>
          <table:table-cell office:value-type="string" office:string-value="-" table:formula="msoxl:=IF(SUM(F49,H49,J49,L49,N49)=0,&quot;-&quot;,SUM(F49,H49,J49,L49,N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9,'漁業生產量值-漁業種類別魚類別生產量值10'!E49,'漁業生產量值-漁業種類別魚類別生產量值10'!G49,'漁業生產量值-漁業種類別魚類別生產量值10'!I49)=0,&quot;-&quot;,SUM('漁業生產量值-漁業種類別魚類別生產量值10'!C49,'漁業生產量值-漁業種類別魚類別生產量值10'!E49,'漁業生產量值-漁業種類別魚類別生產量值10'!G49,'漁業生產量值-漁業種類別魚類別生產量值10'!I49))" table:style-name="ce19">
            <text:p>-</text:p>
          </table:table-cell>
          <table:table-cell office:value-type="string" office:string-value="-" table:formula="msoxl:=IF(SUM('漁業生產量值-漁業種類別魚類別生產量值10'!D49,'漁業生產量值-漁業種類別魚類別生產量值10'!F49,'漁業生產量值-漁業種類別魚類別生產量值10'!H49,'漁業生產量值-漁業種類別魚類別生產量值10'!J49)=0,&quot;-&quot;,SUM('漁業生產量值-漁業種類別魚類別生產量值10'!D49,'漁業生產量值-漁業種類別魚類別生產量值10'!F49,'漁業生產量值-漁業種類別魚類別生產量值10'!H49,'漁業生產量值-漁業種類別魚類別生產量值10'!J4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IF(SUM(E50,G50,I50,K50,M50)=0,&quot;-&quot;,SUM(E50,G50,I50,K50,M50))" table:style-name="ce19">
            <text:p>-</text:p>
          </table:table-cell>
          <table:table-cell office:value-type="string" office:string-value="-" table:formula="msoxl:=IF(SUM(F50,H50,J50,L50,N50)=0,&quot;-&quot;,SUM(F50,H50,J50,L50,N50))" table:style-name="ce19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IF(SUM('漁業生產量值-漁業種類別魚類別生產量值10'!C50,'漁業生產量值-漁業種類別魚類別生產量值10'!E50,'漁業生產量值-漁業種類別魚類別生產量值10'!G50,'漁業生產量值-漁業種類別魚類別生產量值10'!I50)=0,&quot;-&quot;,SUM('漁業生產量值-漁業種類別魚類別生產量值10'!C50,'漁業生產量值-漁業種類別魚類別生產量值10'!E50,'漁業生產量值-漁業種類別魚類別生產量值10'!G50,'漁業生產量值-漁業種類別魚類別生產量值10'!I50))" table:style-name="ce19">
            <text:p>-</text:p>
          </table:table-cell>
          <table:table-cell office:value-type="string" office:string-value="-" table:formula="msoxl:=IF(SUM('漁業生產量值-漁業種類別魚類別生產量值10'!D50,'漁業生產量值-漁業種類別魚類別生產量值10'!F50,'漁業生產量值-漁業種類別魚類別生產量值10'!H50,'漁業生產量值-漁業種類別魚類別生產量值10'!J50)=0,&quot;-&quot;,SUM('漁業生產量值-漁業種類別魚類別生產量值10'!D50,'漁業生產量值-漁業種類別魚類別生產量值10'!F50,'漁業生產量值-漁業種類別魚類別生產量值10'!H50,'漁業生產量值-漁業種類別魚類別生產量值10'!J5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office:string-value="-" table:formula="msoxl:=IF(SUM(E51,G51,I51,K51,M51)=0,&quot;-&quot;,SUM(E51,G51,I51,K51,M51))" table:style-name="ce19">
            <text:p>-</text:p>
          </table:table-cell>
          <table:table-cell office:value-type="string" office:string-value="-" table:formula="msoxl:=IF(SUM(F51,H51,J51,L51,N51)=0,&quot;-&quot;,SUM(F51,H51,J51,L51,N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1,'漁業生產量值-漁業種類別魚類別生產量值10'!E51,'漁業生產量值-漁業種類別魚類別生產量值10'!G51,'漁業生產量值-漁業種類別魚類別生產量值10'!I51)=0,&quot;-&quot;,SUM('漁業生產量值-漁業種類別魚類別生產量值10'!C51,'漁業生產量值-漁業種類別魚類別生產量值10'!E51,'漁業生產量值-漁業種類別魚類別生產量值10'!G51,'漁業生產量值-漁業種類別魚類別生產量值10'!I51))" table:style-name="ce19">
            <text:p>-</text:p>
          </table:table-cell>
          <table:table-cell office:value-type="string" office:string-value="-" table:formula="msoxl:=IF(SUM('漁業生產量值-漁業種類別魚類別生產量值10'!D51,'漁業生產量值-漁業種類別魚類別生產量值10'!F51,'漁業生產量值-漁業種類別魚類別生產量值10'!H51,'漁業生產量值-漁業種類別魚類別生產量值10'!J51)=0,&quot;-&quot;,SUM('漁業生產量值-漁業種類別魚類別生產量值10'!D51,'漁業生產量值-漁業種類別魚類別生產量值10'!F51,'漁業生產量值-漁業種類別魚類別生產量值10'!H51,'漁業生產量值-漁業種類別魚類別生產量值10'!J5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52,G52,I52,K52,M52)=0,&quot;-&quot;,SUM(E52,G52,I52,K52,M52))" table:style-name="ce19">
            <text:p>-</text:p>
          </table:table-cell>
          <table:table-cell office:value-type="string" office:string-value="-" table:formula="msoxl:=IF(SUM(F52,H52,J52,L52,N52)=0,&quot;-&quot;,SUM(F52,H52,J52,L52,N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2,'漁業生產量值-漁業種類別魚類別生產量值10'!E52,'漁業生產量值-漁業種類別魚類別生產量值10'!G52,'漁業生產量值-漁業種類別魚類別生產量值10'!I52)=0,&quot;-&quot;,SUM('漁業生產量值-漁業種類別魚類別生產量值10'!C52,'漁業生產量值-漁業種類別魚類別生產量值10'!E52,'漁業生產量值-漁業種類別魚類別生產量值10'!G52,'漁業生產量值-漁業種類別魚類別生產量值10'!I52))" table:style-name="ce19">
            <text:p>-</text:p>
          </table:table-cell>
          <table:table-cell office:value-type="string" office:string-value="-" table:formula="msoxl:=IF(SUM('漁業生產量值-漁業種類別魚類別生產量值10'!D52,'漁業生產量值-漁業種類別魚類別生產量值10'!F52,'漁業生產量值-漁業種類別魚類別生產量值10'!H52,'漁業生產量值-漁業種類別魚類別生產量值10'!J52)=0,&quot;-&quot;,SUM('漁業生產量值-漁業種類別魚類別生產量值10'!D52,'漁業生產量值-漁業種類別魚類別生產量值10'!F52,'漁業生產量值-漁業種類別魚類別生產量值10'!H52,'漁業生產量值-漁業種類別魚類別生產量值10'!J5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office:string-value="-" table:formula="msoxl:=IF(SUM(E53,G53,I53,K53,M53)=0,&quot;-&quot;,SUM(E53,G53,I53,K53,M53))" table:style-name="ce19">
            <text:p>-</text:p>
          </table:table-cell>
          <table:table-cell office:value-type="string" office:string-value="-" table:formula="msoxl:=IF(SUM(F53,H53,J53,L53,N53)=0,&quot;-&quot;,SUM(F53,H53,J53,L53,N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3,'漁業生產量值-漁業種類別魚類別生產量值10'!E53,'漁業生產量值-漁業種類別魚類別生產量值10'!G53,'漁業生產量值-漁業種類別魚類別生產量值10'!I53)=0,&quot;-&quot;,SUM('漁業生產量值-漁業種類別魚類別生產量值10'!C53,'漁業生產量值-漁業種類別魚類別生產量值10'!E53,'漁業生產量值-漁業種類別魚類別生產量值10'!G53,'漁業生產量值-漁業種類別魚類別生產量值10'!I53))" table:style-name="ce19">
            <text:p>-</text:p>
          </table:table-cell>
          <table:table-cell office:value-type="string" office:string-value="-" table:formula="msoxl:=IF(SUM('漁業生產量值-漁業種類別魚類別生產量值10'!D53,'漁業生產量值-漁業種類別魚類別生產量值10'!F53,'漁業生產量值-漁業種類別魚類別生產量值10'!H53,'漁業生產量值-漁業種類別魚類別生產量值10'!J53)=0,&quot;-&quot;,SUM('漁業生產量值-漁業種類別魚類別生產量值10'!D53,'漁業生產量值-漁業種類別魚類別生產量值10'!F53,'漁業生產量值-漁業種類別魚類別生產量值10'!H53,'漁業生產量值-漁業種類別魚類別生產量值10'!J5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IF(SUM(E54,G54,I54,K54,M54)=0,&quot;-&quot;,SUM(E54,G54,I54,K54,M54))" table:style-name="ce19">
            <text:p>-</text:p>
          </table:table-cell>
          <table:table-cell office:value-type="string" office:string-value="-" table:formula="msoxl:=IF(SUM(F54,H54,J54,L54,N54)=0,&quot;-&quot;,SUM(F54,H54,J54,L54,N54))" table:style-name="ce19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IF(SUM('漁業生產量值-漁業種類別魚類別生產量值10'!C54,'漁業生產量值-漁業種類別魚類別生產量值10'!E54,'漁業生產量值-漁業種類別魚類別生產量值10'!G54,'漁業生產量值-漁業種類別魚類別生產量值10'!I54)=0,&quot;-&quot;,SUM('漁業生產量值-漁業種類別魚類別生產量值10'!C54,'漁業生產量值-漁業種類別魚類別生產量值10'!E54,'漁業生產量值-漁業種類別魚類別生產量值10'!G54,'漁業生產量值-漁業種類別魚類別生產量值10'!I54))" table:style-name="ce19">
            <text:p>-</text:p>
          </table:table-cell>
          <table:table-cell office:value-type="string" office:string-value="-" table:formula="msoxl:=IF(SUM('漁業生產量值-漁業種類別魚類別生產量值10'!D54,'漁業生產量值-漁業種類別魚類別生產量值10'!F54,'漁業生產量值-漁業種類別魚類別生產量值10'!H54,'漁業生產量值-漁業種類別魚類別生產量值10'!J54)=0,&quot;-&quot;,SUM('漁業生產量值-漁業種類別魚類別生產量值10'!D54,'漁業生產量值-漁業種類別魚類別生產量值10'!F54,'漁業生產量值-漁業種類別魚類別生產量值10'!H54,'漁業生產量值-漁業種類別魚類別生產量值10'!J5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office:string-value="-" table:formula="msoxl:=IF(SUM(E55,G55,I55,K55,M55)=0,&quot;-&quot;,SUM(E55,G55,I55,K55,M55))" table:style-name="ce19">
            <text:p>-</text:p>
          </table:table-cell>
          <table:table-cell office:value-type="string" office:string-value="-" table:formula="msoxl:=IF(SUM(F55,H55,J55,L55,N55)=0,&quot;-&quot;,SUM(F55,H55,J55,L55,N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5,'漁業生產量值-漁業種類別魚類別生產量值10'!E55,'漁業生產量值-漁業種類別魚類別生產量值10'!G55,'漁業生產量值-漁業種類別魚類別生產量值10'!I55)=0,&quot;-&quot;,SUM('漁業生產量值-漁業種類別魚類別生產量值10'!C55,'漁業生產量值-漁業種類別魚類別生產量值10'!E55,'漁業生產量值-漁業種類別魚類別生產量值10'!G55,'漁業生產量值-漁業種類別魚類別生產量值10'!I55))" table:style-name="ce19">
            <text:p>-</text:p>
          </table:table-cell>
          <table:table-cell office:value-type="string" office:string-value="-" table:formula="msoxl:=IF(SUM('漁業生產量值-漁業種類別魚類別生產量值10'!D55,'漁業生產量值-漁業種類別魚類別生產量值10'!F55,'漁業生產量值-漁業種類別魚類別生產量值10'!H55,'漁業生產量值-漁業種類別魚類別生產量值10'!J55)=0,&quot;-&quot;,SUM('漁業生產量值-漁業種類別魚類別生產量值10'!D55,'漁業生產量值-漁業種類別魚類別生產量值10'!F55,'漁業生產量值-漁業種類別魚類別生產量值10'!H55,'漁業生產量值-漁業種類別魚類別生產量值10'!J5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office:string-value="-" table:formula="msoxl:=IF(SUM(E56,G56,I56,K56,M56)=0,&quot;-&quot;,SUM(E56,G56,I56,K56,M56))" table:style-name="ce19">
            <text:p>-</text:p>
          </table:table-cell>
          <table:table-cell office:value-type="string" office:string-value="-" table:formula="msoxl:=IF(SUM(F56,H56,J56,L56,N56)=0,&quot;-&quot;,SUM(F56,H56,J56,L56,N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6,'漁業生產量值-漁業種類別魚類別生產量值10'!E56,'漁業生產量值-漁業種類別魚類別生產量值10'!G56,'漁業生產量值-漁業種類別魚類別生產量值10'!I56)=0,&quot;-&quot;,SUM('漁業生產量值-漁業種類別魚類別生產量值10'!C56,'漁業生產量值-漁業種類別魚類別生產量值10'!E56,'漁業生產量值-漁業種類別魚類別生產量值10'!G56,'漁業生產量值-漁業種類別魚類別生產量值10'!I56))" table:style-name="ce19">
            <text:p>-</text:p>
          </table:table-cell>
          <table:table-cell office:value-type="string" office:string-value="-" table:formula="msoxl:=IF(SUM('漁業生產量值-漁業種類別魚類別生產量值10'!D56,'漁業生產量值-漁業種類別魚類別生產量值10'!F56,'漁業生產量值-漁業種類別魚類別生產量值10'!H56,'漁業生產量值-漁業種類別魚類別生產量值10'!J56)=0,&quot;-&quot;,SUM('漁業生產量值-漁業種類別魚類別生產量值10'!D56,'漁業生產量值-漁業種類別魚類別生產量值10'!F56,'漁業生產量值-漁業種類別魚類別生產量值10'!H56,'漁業生產量值-漁業種類別魚類別生產量值10'!J5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office:string-value="-" table:formula="msoxl:=IF(SUM(E57,G57,I57,K57,M57)=0,&quot;-&quot;,SUM(E57,G57,I57,K57,M57))" table:style-name="ce19">
            <text:p>-</text:p>
          </table:table-cell>
          <table:table-cell office:value-type="string" office:string-value="-" table:formula="msoxl:=IF(SUM(F57,H57,J57,L57,N57)=0,&quot;-&quot;,SUM(F57,H57,J57,L57,N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7,'漁業生產量值-漁業種類別魚類別生產量值10'!E57,'漁業生產量值-漁業種類別魚類別生產量值10'!G57,'漁業生產量值-漁業種類別魚類別生產量值10'!I57)=0,&quot;-&quot;,SUM('漁業生產量值-漁業種類別魚類別生產量值10'!C57,'漁業生產量值-漁業種類別魚類別生產量值10'!E57,'漁業生產量值-漁業種類別魚類別生產量值10'!G57,'漁業生產量值-漁業種類別魚類別生產量值10'!I57))" table:style-name="ce19">
            <text:p>-</text:p>
          </table:table-cell>
          <table:table-cell office:value-type="string" office:string-value="-" table:formula="msoxl:=IF(SUM('漁業生產量值-漁業種類別魚類別生產量值10'!D57,'漁業生產量值-漁業種類別魚類別生產量值10'!F57,'漁業生產量值-漁業種類別魚類別生產量值10'!H57,'漁業生產量值-漁業種類別魚類別生產量值10'!J57)=0,&quot;-&quot;,SUM('漁業生產量值-漁業種類別魚類別生產量值10'!D57,'漁業生產量值-漁業種類別魚類別生產量值10'!F57,'漁業生產量值-漁業種類別魚類別生產量值10'!H57,'漁業生產量值-漁業種類別魚類別生產量值10'!J5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IF(SUM(E58,G58,I58,K58,M58)=0,&quot;-&quot;,SUM(E58,G58,I58,K58,M58))" table:style-name="ce19">
            <text:p>-</text:p>
          </table:table-cell>
          <table:table-cell office:value-type="string" office:string-value="-" table:formula="msoxl:=IF(SUM(F58,H58,J58,L58,N58)=0,&quot;-&quot;,SUM(F58,H58,J58,L58,N58))" table:style-name="ce19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IF(SUM('漁業生產量值-漁業種類別魚類別生產量值10'!C58,'漁業生產量值-漁業種類別魚類別生產量值10'!E58,'漁業生產量值-漁業種類別魚類別生產量值10'!G58,'漁業生產量值-漁業種類別魚類別生產量值10'!I58)=0,&quot;-&quot;,SUM('漁業生產量值-漁業種類別魚類別生產量值10'!C58,'漁業生產量值-漁業種類別魚類別生產量值10'!E58,'漁業生產量值-漁業種類別魚類別生產量值10'!G58,'漁業生產量值-漁業種類別魚類別生產量值10'!I58))" table:style-name="ce19">
            <text:p>-</text:p>
          </table:table-cell>
          <table:table-cell office:value-type="string" office:string-value="-" table:formula="msoxl:=IF(SUM('漁業生產量值-漁業種類別魚類別生產量值10'!D58,'漁業生產量值-漁業種類別魚類別生產量值10'!F58,'漁業生產量值-漁業種類別魚類別生產量值10'!H58,'漁業生產量值-漁業種類別魚類別生產量值10'!J58)=0,&quot;-&quot;,SUM('漁業生產量值-漁業種類別魚類別生產量值10'!D58,'漁業生產量值-漁業種類別魚類別生產量值10'!F58,'漁業生產量值-漁業種類別魚類別生產量值10'!H58,'漁業生產量值-漁業種類別魚類別生產量值10'!J5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office:string-value="-" table:formula="msoxl:=IF(SUM(E59,G59,I59,K59,M59)=0,&quot;-&quot;,SUM(E59,G59,I59,K59,M59))" table:style-name="ce19">
            <text:p>-</text:p>
          </table:table-cell>
          <table:table-cell office:value-type="string" office:string-value="-" table:formula="msoxl:=IF(SUM(F59,H59,J59,L59,N59)=0,&quot;-&quot;,SUM(F59,H59,J59,L59,N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9,'漁業生產量值-漁業種類別魚類別生產量值10'!E59,'漁業生產量值-漁業種類別魚類別生產量值10'!G59,'漁業生產量值-漁業種類別魚類別生產量值10'!I59)=0,&quot;-&quot;,SUM('漁業生產量值-漁業種類別魚類別生產量值10'!C59,'漁業生產量值-漁業種類別魚類別生產量值10'!E59,'漁業生產量值-漁業種類別魚類別生產量值10'!G59,'漁業生產量值-漁業種類別魚類別生產量值10'!I59))" table:style-name="ce19">
            <text:p>-</text:p>
          </table:table-cell>
          <table:table-cell office:value-type="string" office:string-value="-" table:formula="msoxl:=IF(SUM('漁業生產量值-漁業種類別魚類別生產量值10'!D59,'漁業生產量值-漁業種類別魚類別生產量值10'!F59,'漁業生產量值-漁業種類別魚類別生產量值10'!H59,'漁業生產量值-漁業種類別魚類別生產量值10'!J59)=0,&quot;-&quot;,SUM('漁業生產量值-漁業種類別魚類別生產量值10'!D59,'漁業生產量值-漁業種類別魚類別生產量值10'!F59,'漁業生產量值-漁業種類別魚類別生產量值10'!H59,'漁業生產量值-漁業種類別魚類別生產量值10'!J5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office:string-value="-" table:formula="msoxl:=IF(SUM(E60,G60,I60,K60,M60)=0,&quot;-&quot;,SUM(E60,G60,I60,K60,M60))" table:style-name="ce19">
            <text:p>-</text:p>
          </table:table-cell>
          <table:table-cell office:value-type="string" office:string-value="-" table:formula="msoxl:=IF(SUM(F60,H60,J60,L60,N60)=0,&quot;-&quot;,SUM(F60,H60,J60,L60,N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60,'漁業生產量值-漁業種類別魚類別生產量值10'!E60,'漁業生產量值-漁業種類別魚類別生產量值10'!G60,'漁業生產量值-漁業種類別魚類別生產量值10'!I60)=0,&quot;-&quot;,SUM('漁業生產量值-漁業種類別魚類別生產量值10'!C60,'漁業生產量值-漁業種類別魚類別生產量值10'!E60,'漁業生產量值-漁業種類別魚類別生產量值10'!G60,'漁業生產量值-漁業種類別魚類別生產量值10'!I60))" table:style-name="ce19">
            <text:p>-</text:p>
          </table:table-cell>
          <table:table-cell office:value-type="string" office:string-value="-" table:formula="msoxl:=IF(SUM('漁業生產量值-漁業種類別魚類別生產量值10'!D60,'漁業生產量值-漁業種類別魚類別生產量值10'!F60,'漁業生產量值-漁業種類別魚類別生產量值10'!H60,'漁業生產量值-漁業種類別魚類別生產量值10'!J60)=0,&quot;-&quot;,SUM('漁業生產量值-漁業種類別魚類別生產量值10'!D60,'漁業生產量值-漁業種類別魚類別生產量值10'!F60,'漁業生產量值-漁業種類別魚類別生產量值10'!H60,'漁業生產量值-漁業種類別魚類別生產量值10'!J6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61,G61,I61,K61,M61)=0,&quot;-&quot;,SUM(E61,G61,I61,K61,M61))" table:style-name="ce19">
            <text:p>-</text:p>
          </table:table-cell>
          <table:table-cell office:value-type="string" office:string-value="-" table:formula="msoxl:=IF(SUM(F61,H61,J61,L61,N61)=0,&quot;-&quot;,SUM(F61,H61,J61,L61,N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61,'漁業生產量值-漁業種類別魚類別生產量值10'!E61,'漁業生產量值-漁業種類別魚類別生產量值10'!G61,'漁業生產量值-漁業種類別魚類別生產量值10'!I61)=0,&quot;-&quot;,SUM('漁業生產量值-漁業種類別魚類別生產量值10'!C61,'漁業生產量值-漁業種類別魚類別生產量值10'!E61,'漁業生產量值-漁業種類別魚類別生產量值10'!G61,'漁業生產量值-漁業種類別魚類別生產量值10'!I61))" table:style-name="ce19">
            <text:p>-</text:p>
          </table:table-cell>
          <table:table-cell office:value-type="string" office:string-value="-" table:formula="msoxl:=IF(SUM('漁業生產量值-漁業種類別魚類別生產量值10'!D61,'漁業生產量值-漁業種類別魚類別生產量值10'!F61,'漁業生產量值-漁業種類別魚類別生產量值10'!H61,'漁業生產量值-漁業種類別魚類別生產量值10'!J61)=0,&quot;-&quot;,SUM('漁業生產量值-漁業種類別魚類別生產量值10'!D61,'漁業生產量值-漁業種類別魚類別生產量值10'!F61,'漁業生產量值-漁業種類別魚類別生產量值10'!H61,'漁業生產量值-漁業種類別魚類別生產量值10'!J6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office:string-value="-" table:formula="msoxl:=IF(SUM(E62,G62,I62,K62,M62)=0,&quot;-&quot;,SUM(E62,G62,I62,K62,M62))" table:style-name="ce19">
            <text:p>-</text:p>
          </table:table-cell>
          <table:table-cell office:value-type="string" office:string-value="-" table:formula="msoxl:=IF(SUM(F62,H62,J62,L62,N62)=0,&quot;-&quot;,SUM(F62,H62,J62,L62,N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62,'漁業生產量值-漁業種類別魚類別生產量值10'!E62,'漁業生產量值-漁業種類別魚類別生產量值10'!G62,'漁業生產量值-漁業種類別魚類別生產量值10'!I62)=0,&quot;-&quot;,SUM('漁業生產量值-漁業種類別魚類別生產量值10'!C62,'漁業生產量值-漁業種類別魚類別生產量值10'!E62,'漁業生產量值-漁業種類別魚類別生產量值10'!G62,'漁業生產量值-漁業種類別魚類別生產量值10'!I62))" table:style-name="ce19">
            <text:p>-</text:p>
          </table:table-cell>
          <table:table-cell office:value-type="string" office:string-value="-" table:formula="msoxl:=IF(SUM('漁業生產量值-漁業種類別魚類別生產量值10'!D62,'漁業生產量值-漁業種類別魚類別生產量值10'!F62,'漁業生產量值-漁業種類別魚類別生產量值10'!H62,'漁業生產量值-漁業種類別魚類別生產量值10'!J62)=0,&quot;-&quot;,SUM('漁業生產量值-漁業種類別魚類別生產量值10'!D62,'漁業生產量值-漁業種類別魚類別生產量值10'!F62,'漁業生產量值-漁業種類別魚類別生產量值10'!H62,'漁業生產量值-漁業種類別魚類別生產量值10'!J6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office:string-value="-" table:formula="msoxl:=IF(SUM(E63,G63,I63,K63,M63)=0,&quot;-&quot;,SUM(E63,G63,I63,K63,M63))" table:style-name="ce19">
            <text:p>-</text:p>
          </table:table-cell>
          <table:table-cell office:value-type="string" office:string-value="-" table:formula="msoxl:=IF(SUM(F63,H63,J63,L63,N63)=0,&quot;-&quot;,SUM(F63,H63,J63,L63,N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'漁業生產量值-漁業種類別魚類別生產量值10'!C63,'漁業生產量值-漁業種類別魚類別生產量值10'!E63,'漁業生產量值-漁業種類別魚類別生產量值10'!G63,'漁業生產量值-漁業種類別魚類別生產量值10'!I63)=0,&quot;-&quot;,SUM('漁業生產量值-漁業種類別魚類別生產量值10'!C63,'漁業生產量值-漁業種類別魚類別生產量值10'!E63,'漁業生產量值-漁業種類別魚類別生產量值10'!G63,'漁業生產量值-漁業種類別魚類別生產量值10'!I63))" table:style-name="ce19">
            <text:p>-</text:p>
          </table:table-cell>
          <table:table-cell office:value-type="string" office:string-value="-" table:formula="msoxl:=IF(SUM('漁業生產量值-漁業種類別魚類別生產量值10'!D63,'漁業生產量值-漁業種類別魚類別生產量值10'!F63,'漁業生產量值-漁業種類別魚類別生產量值10'!H63,'漁業生產量值-漁業種類別魚類別生產量值10'!J63)=0,&quot;-&quot;,SUM('漁業生產量值-漁業種類別魚類別生產量值10'!D63,'漁業生產量值-漁業種類別魚類別生產量值10'!F63,'漁業生產量值-漁業種類別魚類別生產量值10'!H63,'漁業生產量值-漁業種類別魚類別生產量值10'!J63))" table:style-name="ce1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8" table:number-rows-spanned="1" table:style-name="ce174">
            <text:p>鯊 <text:s text:c="5"/>魚 <text:s text:c="5"/>類</text:p>
          </table:table-cell>
          <table:covered-table-cell table:number-columns-repeated="7"/>
          <table:table-cell table:style-name="ce45"/>
          <table:table-cell table:style-name="ce39"/>
          <table:table-cell table:style-name="ce38"/>
          <table:table-cell table:style-name="ce39"/>
          <table:table-cell table:number-columns-spanned="2" table:number-rows-spanned="1" table:style-name="ce177"/>
          <table:covered-table-cell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大 <text:s text:c="6"/>鯊</text:p>
          </table:table-cell>
          <table:covered-table-cell/>
          <table:table-cell office:value-type="string" table:number-columns-spanned="2" table:number-rows-spanned="1" table:style-name="ce176">
            <text:p>黑 <text:s text:c="6"/>鯊</text:p>
          </table:table-cell>
          <table:covered-table-cell/>
          <table:table-cell office:value-type="string" table:number-columns-spanned="2" table:number-rows-spanned="1" table:style-name="ce176">
            <text:p>水 <text:s text:c="6"/>鯊</text:p>
          </table:table-cell>
          <table:covered-table-cell/>
          <table:table-cell office:value-type="string" table:number-columns-spanned="2" table:number-rows-spanned="1" table:style-name="ce176">
            <text:p>馬 <text:s/>加 <text:s/>鯊</text:p>
          </table:table-cell>
          <table:covered-table-cell/>
          <table:table-cell office:value-type="string" table:number-columns-spanned="2" table:number-rows-spanned="1" table:style-name="ce170">
            <text:p>秋 <text:s/>刀 <text:s/>魚</text:p>
          </table:table-cell>
          <table:covered-table-cell/>
          <table:table-cell office:value-type="string" table:number-columns-spanned="2" table:number-rows-spanned="1" table:style-name="ce170">
            <text:p>剝 <text:s/>皮 <text:s/>魚</text:p>
          </table:table-cell>
          <table:covered-table-cell/>
          <table:table-cell office:value-type="string" table:number-columns-spanned="2" table:number-rows-spanned="1" table:style-name="ce170">
            <text:p>其他淡水魚類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5201</text:p>
          </table:table-cell>
          <table:covered-table-cell/>
          <table:table-cell office:value-type="string" table:number-columns-spanned="2" table:number-rows-spanned="1" table:style-name="ce169">
            <text:p>5203</text:p>
          </table:table-cell>
          <table:covered-table-cell/>
          <table:table-cell office:value-type="string" table:number-columns-spanned="2" table:number-rows-spanned="1" table:style-name="ce169">
            <text:p>5204</text:p>
          </table:table-cell>
          <table:covered-table-cell/>
          <table:table-cell office:value-type="string" table:number-columns-spanned="2" table:number-rows-spanned="1" table:style-name="ce169">
            <text:p>5205</text:p>
          </table:table-cell>
          <table:covered-table-cell/>
          <table:table-cell office:value-type="string" table:number-columns-spanned="2" table:number-rows-spanned="1" table:style-name="ce169">
            <text:p>5500</text:p>
          </table:table-cell>
          <table:covered-table-cell/>
          <table:table-cell office:value-type="string" table:number-columns-spanned="2" table:number-rows-spanned="1" table:style-name="ce169">
            <text:p>5600</text:p>
          </table:table-cell>
          <table:covered-table-cell/>
          <table:table-cell office:value-type="string" table:number-columns-spanned="2" table:number-rows-spanned="1" table:style-name="ce169">
            <text:p>0299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2421.205700000002" table:formula="msoxl:=  IF(SUM(C11,C19,C36,C50,C54,C58)=0,&quot;-&quot;,SUM(C11,C19,C36,C50,C54,C58))" table:style-name="ce54">
            <text:p>22,421<text:s/></text:p>
          </table:table-cell>
          <table:table-cell office:value-type="float" office:value="1139719.53073" table:formula="msoxl:=  IF(SUM(D11,D19,D36,D50,D54,D58)=0,&quot;-&quot;,SUM(D11,D19,D36,D50,D54,D58))" table:style-name="ce54">
            <text:p>1,139,720<text:s/></text:p>
          </table:table-cell>
          <table:table-cell office:value-type="float" office:value="696.75099999999998" table:formula="msoxl:=  IF(SUM(E11,E19,E36,E50,E54,E58)=0,&quot;-&quot;,SUM(E11,E19,E36,E50,E54,E58))" table:style-name="ce54">
            <text:p>697<text:s/></text:p>
          </table:table-cell>
          <table:table-cell office:value-type="float" office:value="32143.770349999999" table:formula="msoxl:=  IF(SUM(F11,F19,F36,F50,F54,F58)=0,&quot;-&quot;,SUM(F11,F19,F36,F50,F54,F58))" table:style-name="ce54">
            <text:p>32,144<text:s/></text:p>
          </table:table-cell>
          <table:table-cell office:value-type="float" office:value="18224.286" table:formula="msoxl:=  IF(SUM(G11,G19,G36,G50,G54,G58)=0,&quot;-&quot;,SUM(G11,G19,G36,G50,G54,G58))" table:style-name="ce54">
            <text:p>18,224<text:s/></text:p>
          </table:table-cell>
          <table:table-cell office:value-type="float" office:value="669400.00205999997" table:formula="msoxl:=  IF(SUM(H11,H19,H36,H50,H54,H58)=0,&quot;-&quot;,SUM(H11,H19,H36,H50,H54,H58))" table:style-name="ce54">
            <text:p>669,400<text:s/></text:p>
          </table:table-cell>
          <table:table-cell office:value-type="float" office:value="794.05499999999995" table:formula="msoxl:=  IF(SUM(I11,I19,I36,I50,I54,I58)=0,&quot;-&quot;,SUM(I11,I19,I36,I50,I54,I58))" table:style-name="ce54">
            <text:p>794<text:s/></text:p>
          </table:table-cell>
          <table:table-cell office:value-type="float" office:value="27122.081450000001" table:formula="msoxl:=  IF(SUM(J11,J19,J36,J50,J54,J58)=0,&quot;-&quot;,SUM(J11,J19,J36,J50,J54,J58))" table:style-name="ce54">
            <text:p>27,122<text:s/></text:p>
          </table:table-cell>
          <table:table-cell office:value-type="float" office:value="160531.40599999999" table:formula="msoxl:=  IF(SUM(K11,K19,K36,K50,K54,K58)=0,&quot;-&quot;,SUM(K11,K19,K36,K50,K54,K58))" table:style-name="ce54">
            <text:p>160,531<text:s/></text:p>
          </table:table-cell>
          <table:table-cell office:value-type="float" office:value="4264805.8473399999" table:formula="msoxl:=  IF(SUM(L11,L19,L36,L50,L54,L58)=0,&quot;-&quot;,SUM(L11,L19,L36,L50,L54,L58))" table:style-name="ce54">
            <text:p>4,264,806<text:s/></text:p>
          </table:table-cell>
          <table:table-cell office:value-type="float" office:value="277.33449999999999" table:formula="msoxl:=  IF(SUM(M11,M19,M36,M50,M54,M58)=0,&quot;-&quot;,SUM(M11,M19,M36,M50,M54,M58))" table:style-name="ce54">
            <text:p>277<text:s/></text:p>
          </table:table-cell>
          <table:table-cell office:value-type="float" office:value="29446.399339999996" table:formula="msoxl:=  IF(SUM(N11,N19,N36,N50,N54,N58)=0,&quot;-&quot;,SUM(N11,N19,N36,N50,N54,N58))" table:style-name="ce54">
            <text:p>29,446<text:s/></text:p>
          </table:table-cell>
          <table:table-cell office:value-type="float" office:value="2061.2519000000002" table:formula="msoxl:=  IF(SUM(O11,O19,O36,O50,O54,O58)=0,&quot;-&quot;,SUM(O11,O19,O36,O50,O54,O58))" table:style-name="ce54">
            <text:p>2,061<text:s/></text:p>
          </table:table-cell>
          <table:table-cell office:value-type="float" office:value="171111.55755" table:formula="msoxl:=  IF(SUM(P11,P19,P36,P50,P54,P58)=0,&quot;-&quot;,SUM(P11,P19,P36,P50,P54,P58))" table:style-name="ce54">
            <text:p>171,11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9551.795000000002" table:formula="msoxl:=  IF(SUM(C12:C18)=0,&quot;-&quot;,SUM(C12:C18))" table:style-name="ce54">
            <text:p>19,552<text:s/></text:p>
          </table:table-cell>
          <table:table-cell office:value-type="float" office:value="927262.14938000008" table:formula="msoxl:=  IF(SUM(D12:D18)=0,&quot;-&quot;,SUM(D12:D18))" table:style-name="ce54">
            <text:p>927,262<text:s/></text:p>
          </table:table-cell>
          <table:table-cell office:value-type="float" office:value="625.15099999999995" table:formula="msoxl:=  IF(SUM(E12:E18)=0,&quot;-&quot;,SUM(E12:E18))" table:style-name="ce54">
            <text:p>625<text:s/></text:p>
          </table:table-cell>
          <table:table-cell office:value-type="float" office:value="27305.81335" table:formula="msoxl:=  IF(SUM(F12:F18)=0,&quot;-&quot;,SUM(F12:F18))" table:style-name="ce54">
            <text:p>27,306<text:s/></text:p>
          </table:table-cell>
          <table:table-cell office:value-type="float" office:value="16010.200999999999" table:formula="msoxl:=  IF(SUM(G12:G18)=0,&quot;-&quot;,SUM(G12:G18))" table:style-name="ce54">
            <text:p>16,010<text:s/></text:p>
          </table:table-cell>
          <table:table-cell office:value-type="float" office:value="590098.30065999995" table:formula="msoxl:=  IF(SUM(H12:H18)=0,&quot;-&quot;,SUM(H12:H18))" table:style-name="ce54">
            <text:p>590,098<text:s/></text:p>
          </table:table-cell>
          <table:table-cell office:value-type="float" office:value="792.86099999999999" table:formula="msoxl:=  IF(SUM(I12:I18)=0,&quot;-&quot;,SUM(I12:I18))" table:style-name="ce54">
            <text:p>793<text:s/></text:p>
          </table:table-cell>
          <table:table-cell office:value-type="float" office:value="26812.739450000001" table:formula="msoxl:=  IF(SUM(J12:J18)=0,&quot;-&quot;,SUM(J12:J18))" table:style-name="ce54">
            <text:p>26,813<text:s/></text:p>
          </table:table-cell>
          <table:table-cell office:value-type="float" office:value="160531.40599999999" table:formula="msoxl:=  IF(SUM(K12:K18)=0,&quot;-&quot;,SUM(K12:K18))" table:style-name="ce54">
            <text:p>160,531<text:s/></text:p>
          </table:table-cell>
          <table:table-cell office:value-type="float" office:value="4264805.8473399999" table:formula="msoxl:=  IF(SUM(L12:L18)=0,&quot;-&quot;,SUM(L12:L18))" table:style-name="ce54">
            <text:p>4,264,806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110.9721" table:style-name="ce54">
            <text:p>1,111<text:s/></text:p>
          </table:table-cell>
          <table:table-cell office:value-type="float" office:value="40938.069770000002" table:style-name="ce54">
            <text:p>40,93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9398400000000002" table:style-name="ce54">
            <text:p>9<text:s/></text:p>
          </table:table-cell>
          <table:table-cell office:value-type="float" office:value="288.39924000000002" table:style-name="ce54">
            <text:p>28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12647.89695" table:style-name="ce54">
            <text:p>12,648<text:s/></text:p>
          </table:table-cell>
          <table:table-cell office:value-type="float" office:value="672861.28723000002" table:style-name="ce54">
            <text:p>672,861<text:s/></text:p>
          </table:table-cell>
          <table:table-cell office:value-type="float" office:value="625.15099999999995" table:style-name="ce54">
            <text:p>625<text:s/></text:p>
          </table:table-cell>
          <table:table-cell office:value-type="float" office:value="27305.81335" table:style-name="ce54">
            <text:p>27,306<text:s/></text:p>
          </table:table-cell>
          <table:table-cell office:value-type="float" office:value="16010.200999999999" table:style-name="ce54">
            <text:p>16,010<text:s/></text:p>
          </table:table-cell>
          <table:table-cell office:value-type="float" office:value="590098.30065999995" table:style-name="ce54">
            <text:p>590,098<text:s/></text:p>
          </table:table-cell>
          <table:table-cell office:value-type="float" office:value="737.30628000000002" table:style-name="ce54">
            <text:p>737<text:s/></text:p>
          </table:table-cell>
          <table:table-cell office:value-type="float" office:value="25020.544180000001" table:style-name="ce54">
            <text:p>25,02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0531.40599999999" table:style-name="ce54">
            <text:p>160,531<text:s/></text:p>
          </table:table-cell>
          <table:table-cell office:value-type="float" office:value="4264805.8473399999" table:style-name="ce54">
            <text:p>4,264,80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5792.9259499999998" table:style-name="ce54">
            <text:p>5,793<text:s/></text:p>
          </table:table-cell>
          <table:table-cell office:value-type="float" office:value="213462.79238" table:style-name="ce54">
            <text:p>213,46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6.614879999999999" table:style-name="ce54">
            <text:p>47<text:s/></text:p>
          </table:table-cell>
          <table:table-cell office:value-type="float" office:value="1503.79603" table:style-name="ce54">
            <text:p>1,5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2667.8915000000002" table:formula="msoxl:=  IF(SUM(C20:C35)=0,&quot;-&quot;,SUM(C20:C35))" table:style-name="ce54">
            <text:p>2,668<text:s/></text:p>
          </table:table-cell>
          <table:table-cell office:value-type="float" office:value="197136.95795000001" table:formula="msoxl:=  IF(SUM(D20:D35)=0,&quot;-&quot;,SUM(D20:D35))" table:style-name="ce54">
            <text:p>197,137<text:s/></text:p>
          </table:table-cell>
          <table:table-cell office:value-type="float" office:value="71.599999999999994" table:formula="msoxl:=  IF(SUM(E20:E35)=0,&quot;-&quot;,SUM(E20:E35))" table:style-name="ce54">
            <text:p>72<text:s/></text:p>
          </table:table-cell>
          <table:table-cell office:value-type="float" office:value="4837.9570000000003" table:formula="msoxl:=  IF(SUM(F20:F35)=0,&quot;-&quot;,SUM(F20:F35))" table:style-name="ce54">
            <text:p>4,838<text:s/></text:p>
          </table:table-cell>
          <table:table-cell office:value-type="float" office:value="2202.0419999999999" table:formula="msoxl:=  IF(SUM(G20:G35)=0,&quot;-&quot;,SUM(G20:G35))" table:style-name="ce54">
            <text:p>2,202<text:s/></text:p>
          </table:table-cell>
          <table:table-cell office:value-type="float" office:value="78579.121400000004" table:formula="msoxl:=  IF(SUM(H20:H35)=0,&quot;-&quot;,SUM(H20:H35))" table:style-name="ce54">
            <text:p>78,579<text:s/></text:p>
          </table:table-cell>
          <table:table-cell office:value-type="float" office:value="1.1879999999999999" table:formula="msoxl:=  IF(SUM(I20:I35)=0,&quot;-&quot;,SUM(I20:I35))" table:style-name="ce54">
            <text:p>1<text:s/></text:p>
          </table:table-cell>
          <table:table-cell office:value-type="float" office:value="308.88" table:formula="msoxl:=  IF(SUM(J20:J35)=0,&quot;-&quot;,SUM(J20:J35))" table:style-name="ce54">
            <text:p>309<text:s/>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float" office:value="124.90949999999999" table:formula="msoxl:=  IF(SUM(M20:M35)=0,&quot;-&quot;,SUM(M20:M35))" table:style-name="ce54">
            <text:p>125<text:s/></text:p>
          </table:table-cell>
          <table:table-cell office:value-type="float" office:value="12480.260079999998" table:formula="msoxl:=  IF(SUM(N20:N35)=0,&quot;-&quot;,SUM(N20:N35))" table:style-name="ce54">
            <text:p>12,480<text:s/>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148.38800000000001" table:style-name="ce54">
            <text:p>148<text:s/></text:p>
          </table:table-cell>
          <table:table-cell office:value-type="float" office:value="11804.672500000001" table:style-name="ce54">
            <text:p>11,80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1879999999999999" table:style-name="ce54">
            <text:p>1<text:s/></text:p>
          </table:table-cell>
          <table:table-cell office:value-type="float" office:value="308.88" table:style-name="ce54">
            <text:p>3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3.029499999999999" table:style-name="ce54">
            <text:p>23<text:s/></text:p>
          </table:table-cell>
          <table:table-cell office:value-type="float" office:value="3102.1374799999999" table:style-name="ce54">
            <text:p>3,10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31.248000000000001" table:style-name="ce54">
            <text:p>31<text:s/></text:p>
          </table:table-cell>
          <table:table-cell office:value-type="float" office:value="2801.5491999999999" table:style-name="ce54">
            <text:p>2,80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3.167999999999999" table:style-name="ce54">
            <text:p>53<text:s/></text:p>
          </table:table-cell>
          <table:table-cell office:value-type="float" office:value="4965.6319000000003" table:style-name="ce54">
            <text:p>4,96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2486.502" table:style-name="ce54">
            <text:p>2,487<text:s/></text:p>
          </table:table-cell>
          <table:table-cell office:value-type="float" office:value="182442.77910000001" table:style-name="ce54">
            <text:p>182,443<text:s/></text:p>
          </table:table-cell>
          <table:table-cell office:value-type="float" office:value="71.599999999999994" table:style-name="ce54">
            <text:p>72<text:s/></text:p>
          </table:table-cell>
          <table:table-cell office:value-type="float" office:value="4837.9570000000003" table:style-name="ce54">
            <text:p>4,838<text:s/></text:p>
          </table:table-cell>
          <table:table-cell office:value-type="float" office:value="2202.0419999999999" table:style-name="ce54">
            <text:p>2,202<text:s/></text:p>
          </table:table-cell>
          <table:table-cell office:value-type="float" office:value="78579.121400000004" table:style-name="ce54">
            <text:p>78,57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5.970999999999997" table:style-name="ce54">
            <text:p>36<text:s/></text:p>
          </table:table-cell>
          <table:table-cell office:value-type="float" office:value="3377.951" table:style-name="ce54">
            <text:p>3,37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.6679999999999999" table:style-name="ce54">
            <text:p>2<text:s/></text:p>
          </table:table-cell>
          <table:table-cell office:value-type="float" office:value="83.4" table:style-name="ce54">
            <text:p>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.741" table:style-name="ce54">
            <text:p>13<text:s/></text:p>
          </table:table-cell>
          <table:table-cell office:value-type="float" office:value="1034.5397" table:style-name="ce54">
            <text:p>1,03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8.5500000000000007E-2" table:style-name="ce54">
            <text:p>0<text:s/></text:p>
          </table:table-cell>
          <table:table-cell office:value-type="float" office:value="4.55715" table:style-name="ce54">
            <text:p>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201.51920000000001" table:formula="msoxl:=  IF(SUM(C37:C49)=0,&quot;-&quot;,SUM(C37:C49))" table:style-name="ce54">
            <text:p>202<text:s/></text:p>
          </table:table-cell>
          <table:table-cell office:value-type="float" office:value="15320.423400000001" table:formula="msoxl:=  IF(SUM(D37:D49)=0,&quot;-&quot;,SUM(D37:D49))" table:style-name="ce54">
            <text:p>15,320<text:s/></text:p>
          </table:table-cell>
          <table:table-cell office:value-type="string" office:string-value="-" table:formula="msoxl:=  IF(SUM(E37:E49)=0,&quot;-&quot;,SUM(E37:E49))" table:style-name="ce54">
            <text:p>-</text:p>
          </table:table-cell>
          <table:table-cell office:value-type="string" office:string-value="-" table:formula="msoxl:=  IF(SUM(F37:F49)=0,&quot;-&quot;,SUM(F37:F49))" table:style-name="ce54">
            <text:p>-</text:p>
          </table:table-cell>
          <table:table-cell office:value-type="float" office:value="12.042999999999999" table:formula="msoxl:=  IF(SUM(G37:G49)=0,&quot;-&quot;,SUM(G37:G49))" table:style-name="ce54">
            <text:p>12<text:s/></text:p>
          </table:table-cell>
          <table:table-cell office:value-type="float" office:value="722.58" table:formula="msoxl:=  IF(SUM(H37:H49)=0,&quot;-&quot;,SUM(H37:H49))" table:style-name="ce54">
            <text:p>723<text:s/></text:p>
          </table:table-cell>
          <table:table-cell office:value-type="float" office:value="6.0000000000000001E-3" table:formula="msoxl:=  IF(SUM(I37:I49)=0,&quot;-&quot;,SUM(I37:I49))" table:style-name="ce54">
            <text:p>0<text:s/></text:p>
          </table:table-cell>
          <table:table-cell office:value-type="float" office:value="0.46200000000000002" table:formula="msoxl:=  IF(SUM(J37:J49)=0,&quot;-&quot;,SUM(J37:J49))" table:style-name="ce54">
            <text:p>0<text:s/>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float" office:value="152.42499999999998" table:formula="msoxl:=  IF(SUM(M37:M49)=0,&quot;-&quot;,SUM(M37:M49))" table:style-name="ce54">
            <text:p>152<text:s/></text:p>
          </table:table-cell>
          <table:table-cell office:value-type="float" office:value="16966.13926" table:formula="msoxl:=  IF(SUM(N37:N49)=0,&quot;-&quot;,SUM(N37:N49))" table:style-name="ce54">
            <text:p>16,966<text:s/>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2.1739999999999999" table:style-name="ce54">
            <text:p>2<text:s/></text:p>
          </table:table-cell>
          <table:table-cell office:value-type="float" office:value="154.75399999999999" table:style-name="ce54">
            <text:p>15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0000000000000001E-3" table:style-name="ce54">
            <text:p>0<text:s/></text:p>
          </table:table-cell>
          <table:table-cell office:value-type="float" office:value="0.46200000000000002" table:style-name="ce54">
            <text:p>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2.536000000000001" table:style-name="ce54">
            <text:p>33<text:s/></text:p>
          </table:table-cell>
          <table:table-cell office:value-type="float" office:value="3607.50396" table:style-name="ce54">
            <text:p>3,6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.276" table:style-name="ce54">
            <text:p>15<text:s/></text:p>
          </table:table-cell>
          <table:table-cell office:value-type="float" office:value="1842.9" table:style-name="ce54">
            <text:p>1,8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93.44820000000001" table:style-name="ce54">
            <text:p>193<text:s/></text:p>
          </table:table-cell>
          <table:table-cell office:value-type="float" office:value="14801.6494" table:style-name="ce54">
            <text:p>14,80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.042999999999999" table:style-name="ce54">
            <text:p>12<text:s/></text:p>
          </table:table-cell>
          <table:table-cell office:value-type="float" office:value="722.58" table:style-name="ce54">
            <text:p>72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5.212999999999994" table:style-name="ce54">
            <text:p>95<text:s/></text:p>
          </table:table-cell>
          <table:table-cell office:value-type="float" office:value="10641.5353" table:style-name="ce54">
            <text:p>10,6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4" table:style-name="ce54">
            <text:p>0<text:s/></text:p>
          </table:table-cell>
          <table:table-cell office:value-type="float" office:value="37.200000000000003" table:style-name="ce54">
            <text:p>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" table:style-name="ce54">
            <text:p>9<text:s/></text:p>
          </table:table-cell>
          <table:table-cell office:value-type="float" office:value="837" table:style-name="ce54">
            <text:p>8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5.2969999999999997" table:style-name="ce54">
            <text:p>5<text:s/></text:p>
          </table:table-cell>
          <table:table-cell office:value-type="float" office:value="317.82" table:style-name="ce54">
            <text:p>3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0.6" table:style-name="ce54">
            <text:p>1<text:s/></text:p>
          </table:table-cell>
          <table:table-cell office:value-type="float" office:value="46.2" table:style-name="ce54">
            <text:p>4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float" office:value="18.850000000000001" table:formula="msoxl:=  IF(SUM(O55:O57)=0,&quot;-&quot;,SUM(O55:O57))" table:style-name="ce54">
            <text:p>19<text:s/></text:p>
          </table:table-cell>
          <table:table-cell office:value-type="float" office:value="1441.45" table:formula="msoxl:=  IF(SUM(P55:P57)=0,&quot;-&quot;,SUM(P55:P57))" table:style-name="ce54">
            <text:p>1,4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05" table:style-name="ce54">
            <text:p>0<text:s/></text:p>
          </table:table-cell>
          <table:table-cell office:value-type="float" office:value="3.25" table:style-name="ce54">
            <text:p>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.8" table:style-name="ce54">
            <text:p>19<text:s/></text:p>
          </table:table-cell>
          <table:table-cell office:value-type="float" office:value="1438.2" table:style-name="ce54">
            <text:p>1,43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float" office:value="2042.4019000000001" table:formula="msoxl:=  IF(SUM(O59,O60,O61,O63)=0,IF(O62=0,&quot;-&quot;,O62),SUM(O59,O60,O61,O63))" table:style-name="ce54">
            <text:p>2,042<text:s/></text:p>
          </table:table-cell>
          <table:table-cell office:value-type="float" office:value="169670.10754999999" table:formula="msoxl:=  IF(SUM(P59:P63)=0,&quot;-&quot;,SUM(P59:P63))" table:style-name="ce54">
            <text:p>169,67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12.6454000000001" table:style-name="ce54">
            <text:p>1,913<text:s/></text:p>
          </table:table-cell>
          <table:table-cell office:value-type="float" office:value="163181.63279999999" table:style-name="ce54">
            <text:p>163,18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9.75649999999999" table:style-name="ce55">
            <text:p>130<text:s/></text:p>
          </table:table-cell>
          <table:table-cell office:value-type="float" office:value="6488.4747500000003" table:style-name="ce55">
            <text:p>6,488<text:s/>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28"/>
          <table:table-cell table:style-name="ce29"/>
          <table:table-cell office:value-type="string" table:number-columns-spanned="8" table:number-rows-spanned="1" table:style-name="ce151">
            <text:p>頭 <text:s text:c="3"/>足 <text:s text:c="3"/>類</text:p>
          </table:table-cell>
          <table:covered-table-cell table:number-columns-repeated="7"/>
          <table:table-cell office:value-type="string" table:number-columns-spanned="4" table:number-rows-spanned="1" table:style-name="ce151">
            <text:p>甲 <text:s text:c="3"/>殼 <text:s text:c="3"/>類</text:p>
          </table:table-cell>
          <table:covered-table-cell table:number-columns-repeated="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4">
            <text:p>其他魚類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魷 <text:s text:c="6"/>魚</text:p>
          </table:table-cell>
          <table:covered-table-cell/>
          <table:table-cell office:value-type="string" table:number-columns-spanned="2" table:number-rows-spanned="1" table:style-name="ce155">
            <text:p>鎖 <text:s text:c="6"/>管</text:p>
          </table:table-cell>
          <table:covered-table-cell/>
          <table:table-cell office:value-type="string" table:number-columns-spanned="2" table:number-rows-spanned="1" table:style-name="ce155">
            <text:p>其他頭足類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斑 <text:s/>節 <text:s/>蝦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6000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6103</text:p>
          </table:table-cell>
          <table:covered-table-cell/>
          <table:table-cell office:value-type="string" table:number-columns-spanned="2" table:number-rows-spanned="1" table:style-name="ce138">
            <text:p>6104</text:p>
          </table:table-cell>
          <table:covered-table-cell/>
          <table:table-cell office:value-type="string" table:number-columns-spanned="2" table:number-rows-spanned="1" table:style-name="ce138">
            <text:p>6199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620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9523.761730000002" table:formula="msoxl:=  IF(SUM(C11,C19,C36,C50,C54,C58)=0,&quot;-&quot;,SUM(C11,C19,C36,C50,C54,C58))" table:style-name="ce54">
            <text:p>29,524<text:s/></text:p>
          </table:table-cell>
          <table:table-cell office:value-type="float" office:value="2347105.4140099999" table:formula="msoxl:=  IF(SUM(D11,D19,D36,D50,D54,D58)=0,&quot;-&quot;,SUM(D11,D19,D36,D50,D54,D58))" table:style-name="ce54">
            <text:p>2,347,105<text:s/></text:p>
          </table:table-cell>
          <table:table-cell office:value-type="float" office:value="109733.96694" table:formula="msoxl:=IF(SUM(G10,I10,K10)=0,&quot;-&quot;,SUM(G10,I10,K10))" table:style-name="ce19">
            <text:p>109,734<text:s/></text:p>
          </table:table-cell>
          <table:table-cell office:value-type="float" office:value="2890041.4038499999" table:formula="msoxl:=IF(SUM(H10,J10,L10)=0,&quot;-&quot;,SUM(H10,J10,L10))" table:style-name="ce19">
            <text:p>2,890,041<text:s/></text:p>
          </table:table-cell>
          <table:table-cell office:value-type="float" office:value="104521.629" table:formula="msoxl:=  IF(SUM(G11,G19,G36,G50,G54,G58)=0,&quot;-&quot;,SUM(G11,G19,G36,G50,G54,G58))" table:style-name="ce54">
            <text:p>104,522<text:s/></text:p>
          </table:table-cell>
          <table:table-cell office:value-type="float" office:value="1997862.1675799999" table:formula="msoxl:=  IF(SUM(H11,H19,H36,H50,H54,H58)=0,&quot;-&quot;,SUM(H11,H19,H36,H50,H54,H58))" table:style-name="ce54">
            <text:p>1,997,862<text:s/></text:p>
          </table:table-cell>
          <table:table-cell office:value-type="float" office:value="5201.0502400000005" table:formula="msoxl:=  IF(SUM(I11,I19,I36,I50,I54,I58)=0,&quot;-&quot;,SUM(I11,I19,I36,I50,I54,I58))" table:style-name="ce54">
            <text:p>5,201<text:s/></text:p>
          </table:table-cell>
          <table:table-cell office:value-type="float" office:value="890519.35002000001" table:formula="msoxl:=  IF(SUM(J11,J19,J36,J50,J54,J58)=0,&quot;-&quot;,SUM(J11,J19,J36,J50,J54,J58))" table:style-name="ce54">
            <text:p>890,519<text:s/></text:p>
          </table:table-cell>
          <table:table-cell office:value-type="float" office:value="11.287699999999999" table:formula="msoxl:=  IF(SUM(K11,K19,K36,K50,K54,K58)=0,&quot;-&quot;,SUM(K11,K19,K36,K50,K54,K58))" table:style-name="ce54">
            <text:p>11<text:s/></text:p>
          </table:table-cell>
          <table:table-cell office:value-type="float" office:value="1659.88625" table:formula="msoxl:=  IF(SUM(L11,L19,L36,L50,L54,L58)=0,&quot;-&quot;,SUM(L11,L19,L36,L50,L54,L58))" table:style-name="ce54">
            <text:p>1,660<text:s/></text:p>
          </table:table-cell>
          <table:table-cell office:value-type="float" office:value="41296.580399999999" table:formula="msoxl:=IF(SUM(O10,'漁業生產量值-漁業種類別魚類別生產量值12'!C10,'漁業生產量值-漁業種類別魚類別生產量值12'!E10,'漁業生產量值-漁業種類別魚類別生產量值12'!G10,'漁業生產量值-漁業種類別魚類別生產量值12'!I10,'漁業生產量值-漁業種類別魚類別生產量值12'!K10,'漁業生產量值-漁業種類別魚類別生產量值12'!M10,'漁業生產量值-漁業種類別魚類別生產量值12'!O10,'漁業生產量值-漁業種類別魚類別生產量值13'!C10,'漁業生產量值-漁業種類別魚類別生產量值13'!E10,'漁業生產量值-漁業種類別魚類別生產量值13'!G10)=0,&quot;-&quot;,SUM(O10,'漁業生產量值-漁業種類別魚類別生產量值12'!C10,'漁業生產量值-漁業種類別魚類別生產量值12'!E10,'漁業生產量值-漁業種類別魚類別生產量值12'!G10,'漁業生產量值-漁業種類別魚類別生產量值12'!I10,'漁業生產量值-漁業種類別魚類別生產量值12'!K10,'漁業生產量值-漁業種類別魚類別生產量值12'!M10,'漁業生產量值-漁業種類別魚類別生產量值12'!O10,'漁業生產量值-漁業種類別魚類別生產量值13'!C10,'漁業生產量值-漁業種類別魚類別生產量值13'!E10,'漁業生產量值-漁業種類別魚類別生產量值13'!G10))" table:style-name="ce19">
            <text:p>41,297<text:s/></text:p>
          </table:table-cell>
          <table:table-cell office:value-type="float" office:value="8268462.1069200002" table:formula="msoxl:=IF(SUM(P10,'漁業生產量值-漁業種類別魚類別生產量值12'!D10,'漁業生產量值-漁業種類別魚類別生產量值12'!F10,'漁業生產量值-漁業種類別魚類別生產量值12'!H10,'漁業生產量值-漁業種類別魚類別生產量值12'!J10,'漁業生產量值-漁業種類別魚類別生產量值12'!L10,'漁業生產量值-漁業種類別魚類別生產量值12'!N10,'漁業生產量值-漁業種類別魚類別生產量值12'!P10,'漁業生產量值-漁業種類別魚類別生產量值13'!D10,'漁業生產量值-漁業種類別魚類別生產量值13'!F10,'漁業生產量值-漁業種類別魚類別生產量值13'!H10)=0,&quot;-&quot;,SUM(P10,'漁業生產量值-漁業種類別魚類別生產量值12'!D10,'漁業生產量值-漁業種類別魚類別生產量值12'!F10,'漁業生產量值-漁業種類別魚類別生產量值12'!H10,'漁業生產量值-漁業種類別魚類別生產量值12'!J10,'漁業生產量值-漁業種類別魚類別生產量值12'!L10,'漁業生產量值-漁業種類別魚類別生產量值12'!N10,'漁業生產量值-漁業種類別魚類別生產量值12'!P10,'漁業生產量值-漁業種類別魚類別生產量值13'!D10,'漁業生產量值-漁業種類別魚類別生產量值13'!F10,'漁業生產量值-漁業種類別魚類別生產量值13'!H10))" table:style-name="ce19">
            <text:p>8,268,462<text:s/></text:p>
          </table:table-cell>
          <table:table-cell office:value-type="float" office:value="1813.86286" table:formula="msoxl:=  IF(SUM(O11,O19,O36,O50,O54,O58)=0,&quot;-&quot;,SUM(O11,O19,O36,O50,O54,O58))" table:style-name="ce54">
            <text:p>1,814<text:s/></text:p>
          </table:table-cell>
          <table:table-cell office:value-type="float" office:value="1164243.0015800002" table:formula="msoxl:=  IF(SUM(P11,P19,P36,P50,P54,P58)=0,&quot;-&quot;,SUM(P11,P19,P36,P50,P54,P58))" table:style-name="ce54">
            <text:p>1,164,24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5602.394" table:formula="msoxl:=  IF(SUM(C12:C18)=0,&quot;-&quot;,SUM(C12:C18))" table:style-name="ce54">
            <text:p>15,602<text:s/></text:p>
          </table:table-cell>
          <table:table-cell office:value-type="float" office:value="719117.63428000011" table:formula="msoxl:=  IF(SUM(D12:D18)=0,&quot;-&quot;,SUM(D12:D18))" table:style-name="ce54">
            <text:p>719,118<text:s/></text:p>
          </table:table-cell>
          <table:table-cell office:value-type="float" office:value="106187.14600000001" table:formula="msoxl:=IF(SUM(G11,I11,K11)=0,&quot;-&quot;,SUM(G11,I11,K11))" table:style-name="ce19">
            <text:p>106,187<text:s/></text:p>
          </table:table-cell>
          <table:table-cell office:value-type="float" office:value="2149090.2458000001" table:formula="msoxl:=IF(SUM(H11,J11,L11)=0,&quot;-&quot;,SUM(H11,J11,L11))" table:style-name="ce19">
            <text:p>2,149,090<text:s/></text:p>
          </table:table-cell>
          <table:table-cell office:value-type="float" office:value="104513.005" table:formula="msoxl:=  IF(SUM(G12:G18)=0,&quot;-&quot;,SUM(G12:G18))" table:style-name="ce54">
            <text:p>104,513<text:s/></text:p>
          </table:table-cell>
          <table:table-cell office:value-type="float" office:value="1995190.19918" table:formula="msoxl:=  IF(SUM(H12:H18)=0,&quot;-&quot;,SUM(H12:H18))" table:style-name="ce54">
            <text:p>1,995,190<text:s/></text:p>
          </table:table-cell>
          <table:table-cell office:value-type="float" office:value="1674.1410000000001" table:formula="msoxl:=  IF(SUM(I12:I18)=0,&quot;-&quot;,SUM(I12:I18))" table:style-name="ce54">
            <text:p>1,674<text:s/></text:p>
          </table:table-cell>
          <table:table-cell office:value-type="float" office:value="153900.04662000001" table:formula="msoxl:=  IF(SUM(J12:J18)=0,&quot;-&quot;,SUM(J12:J18))" table:style-name="ce54">
            <text:p>153,900<text:s/>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float" office:value="18324.016" table:formula="msoxl:=IF(SUM(O11,'漁業生產量值-漁業種類別魚類別生產量值12'!C11,'漁業生產量值-漁業種類別魚類別生產量值12'!E11,'漁業生產量值-漁業種類別魚類別生產量值12'!G11,'漁業生產量值-漁業種類別魚類別生產量值12'!I11,'漁業生產量值-漁業種類別魚類別生產量值12'!K11,'漁業生產量值-漁業種類別魚類別生產量值12'!M11,'漁業生產量值-漁業種類別魚類別生產量值12'!O11,'漁業生產量值-漁業種類別魚類別生產量值13'!C11,'漁業生產量值-漁業種類別魚類別生產量值13'!E11,'漁業生產量值-漁業種類別魚類別生產量值13'!G11)=0,&quot;-&quot;,SUM(O11,'漁業生產量值-漁業種類別魚類別生產量值12'!C11,'漁業生產量值-漁業種類別魚類別生產量值12'!E11,'漁業生產量值-漁業種類別魚類別生產量值12'!G11,'漁業生產量值-漁業種類別魚類別生產量值12'!I11,'漁業生產量值-漁業種類別魚類別生產量值12'!K11,'漁業生產量值-漁業種類別魚類別生產量值12'!M11,'漁業生產量值-漁業種類別魚類別生產量值12'!O11,'漁業生產量值-漁業種類別魚類別生產量值13'!C11,'漁業生產量值-漁業種類別魚類別生產量值13'!E11,'漁業生產量值-漁業種類別魚類別生產量值13'!G11))" table:style-name="ce19">
            <text:p>18,324<text:s/></text:p>
          </table:table-cell>
          <table:table-cell office:value-type="float" office:value="2916753.8437200002" table:formula="msoxl:=IF(SUM(P11,'漁業生產量值-漁業種類別魚類別生產量值12'!D11,'漁業生產量值-漁業種類別魚類別生產量值12'!F11,'漁業生產量值-漁業種類別魚類別生產量值12'!H11,'漁業生產量值-漁業種類別魚類別生產量值12'!J11,'漁業生產量值-漁業種類別魚類別生產量值12'!L11,'漁業生產量值-漁業種類別魚類別生產量值12'!N11,'漁業生產量值-漁業種類別魚類別生產量值12'!P11,'漁業生產量值-漁業種類別魚類別生產量值13'!D11,'漁業生產量值-漁業種類別魚類別生產量值13'!F11,'漁業生產量值-漁業種類別魚類別生產量值13'!H11)=0,&quot;-&quot;,SUM(P11,'漁業生產量值-漁業種類別魚類別生產量值12'!D11,'漁業生產量值-漁業種類別魚類別生產量值12'!F11,'漁業生產量值-漁業種類別魚類別生產量值12'!H11,'漁業生產量值-漁業種類別魚類別生產量值12'!J11,'漁業生產量值-漁業種類別魚類別生產量值12'!L11,'漁業生產量值-漁業種類別魚類別生產量值12'!N11,'漁業生產量值-漁業種類別魚類別生產量值12'!P11,'漁業生產量值-漁業種類別魚類別生產量值13'!D11,'漁業生產量值-漁業種類別魚類別生產量值13'!F11,'漁業生產量值-漁業種類別魚類別生產量值13'!H11))" table:style-name="ce19">
            <text:p>2,916,754<text:s/></text:p>
          </table:table-cell>
          <table:table-cell office:value-type="float" office:value="596.06600000000003" table:formula="msoxl:=  IF(SUM(O12:O18)=0,&quot;-&quot;,SUM(O12:O18))" table:style-name="ce54">
            <text:p>596<text:s/></text:p>
          </table:table-cell>
          <table:table-cell office:value-type="float" office:value="476758.40571999998" table:formula="msoxl:=  IF(SUM(P12:P18)=0,&quot;-&quot;,SUM(P12:P18))" table:style-name="ce54">
            <text:p>476,75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6712.4156000000003" table:style-name="ce54">
            <text:p>6,712<text:s/></text:p>
          </table:table-cell>
          <table:table-cell office:value-type="float" office:value="314025.36913000001" table:style-name="ce54">
            <text:p>314,025<text:s/></text:p>
          </table:table-cell>
          <table:table-cell office:value-type="float" office:value="1674.1410000000001" table:formula="msoxl:=IF(SUM(G12,I12,K12)=0,&quot;-&quot;,SUM(G12,I12,K12))" table:style-name="ce19">
            <text:p>1,674<text:s/></text:p>
          </table:table-cell>
          <table:table-cell office:value-type="float" office:value="153900.04662000001" table:formula="msoxl:=IF(SUM(H12,J12,L12)=0,&quot;-&quot;,SUM(H12,J12,L12))" table:style-name="ce19">
            <text:p>153,9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74.1410000000001" table:style-name="ce54">
            <text:p>1,674<text:s/></text:p>
          </table:table-cell>
          <table:table-cell office:value-type="float" office:value="153900.04662000001" table:style-name="ce54">
            <text:p>153,9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324.016" table:formula="msoxl:=IF(SUM(O12,'漁業生產量值-漁業種類別魚類別生產量值12'!C12,'漁業生產量值-漁業種類別魚類別生產量值12'!E12,'漁業生產量值-漁業種類別魚類別生產量值12'!G12,'漁業生產量值-漁業種類別魚類別生產量值12'!I12,'漁業生產量值-漁業種類別魚類別生產量值12'!K12,'漁業生產量值-漁業種類別魚類別生產量值12'!M12,'漁業生產量值-漁業種類別魚類別生產量值12'!O12,'漁業生產量值-漁業種類別魚類別生產量值13'!C12,'漁業生產量值-漁業種類別魚類別生產量值13'!E12,'漁業生產量值-漁業種類別魚類別生產量值13'!G12)=0,&quot;-&quot;,SUM(O12,'漁業生產量值-漁業種類別魚類別生產量值12'!C12,'漁業生產量值-漁業種類別魚類別生產量值12'!E12,'漁業生產量值-漁業種類別魚類別生產量值12'!G12,'漁業生產量值-漁業種類別魚類別生產量值12'!I12,'漁業生產量值-漁業種類別魚類別生產量值12'!K12,'漁業生產量值-漁業種類別魚類別生產量值12'!M12,'漁業生產量值-漁業種類別魚類別生產量值12'!O12,'漁業生產量值-漁業種類別魚類別生產量值13'!C12,'漁業生產量值-漁業種類別魚類別生產量值13'!E12,'漁業生產量值-漁業種類別魚類別生產量值13'!G12))" table:style-name="ce19">
            <text:p>18,324<text:s/></text:p>
          </table:table-cell>
          <table:table-cell office:value-type="float" office:value="2916753.8437200002" table:formula="msoxl:=IF(SUM(P12,'漁業生產量值-漁業種類別魚類別生產量值12'!D12,'漁業生產量值-漁業種類別魚類別生產量值12'!F12,'漁業生產量值-漁業種類別魚類別生產量值12'!H12,'漁業生產量值-漁業種類別魚類別生產量值12'!J12,'漁業生產量值-漁業種類別魚類別生產量值12'!L12,'漁業生產量值-漁業種類別魚類別生產量值12'!N12,'漁業生產量值-漁業種類別魚類別生產量值12'!P12,'漁業生產量值-漁業種類別魚類別生產量值13'!D12,'漁業生產量值-漁業種類別魚類別生產量值13'!F12,'漁業生產量值-漁業種類別魚類別生產量值13'!H12)=0,&quot;-&quot;,SUM(P12,'漁業生產量值-漁業種類別魚類別生產量值12'!D12,'漁業生產量值-漁業種類別魚類別生產量值12'!F12,'漁業生產量值-漁業種類別魚類別生產量值12'!H12,'漁業生產量值-漁業種類別魚類別生產量值12'!J12,'漁業生產量值-漁業種類別魚類別生產量值12'!L12,'漁業生產量值-漁業種類別魚類別生產量值12'!N12,'漁業生產量值-漁業種類別魚類別生產量值12'!P12,'漁業生產量值-漁業種類別魚類別生產量值13'!D12,'漁業生產量值-漁業種類別魚類別生產量值13'!F12,'漁業生產量值-漁業種類別魚類別生產量值13'!H12))" table:style-name="ce19">
            <text:p>2,916,754<text:s/></text:p>
          </table:table-cell>
          <table:table-cell office:value-type="float" office:value="596.06600000000003" table:style-name="ce54">
            <text:p>596<text:s/></text:p>
          </table:table-cell>
          <table:table-cell office:value-type="float" office:value="476758.40571999998" table:style-name="ce54">
            <text:p>476,75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3,I13,K13)=0,&quot;-&quot;,SUM(G13,I13,K13))" table:style-name="ce19">
            <text:p>-</text:p>
          </table:table-cell>
          <table:table-cell office:value-type="string" office:string-value="-" table:formula="msoxl:=IF(SUM(H13,J13,L13)=0,&quot;-&quot;,SUM(H13,J13,L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3,'漁業生產量值-漁業種類別魚類別生產量值12'!C13,'漁業生產量值-漁業種類別魚類別生產量值12'!E13,'漁業生產量值-漁業種類別魚類別生產量值12'!G13,'漁業生產量值-漁業種類別魚類別生產量值12'!I13,'漁業生產量值-漁業種類別魚類別生產量值12'!K13,'漁業生產量值-漁業種類別魚類別生產量值12'!M13,'漁業生產量值-漁業種類別魚類別生產量值12'!O13,'漁業生產量值-漁業種類別魚類別生產量值13'!C13,'漁業生產量值-漁業種類別魚類別生產量值13'!E13,'漁業生產量值-漁業種類別魚類別生產量值13'!G13)=0,&quot;-&quot;,SUM(O13,'漁業生產量值-漁業種類別魚類別生產量值12'!C13,'漁業生產量值-漁業種類別魚類別生產量值12'!E13,'漁業生產量值-漁業種類別魚類別生產量值12'!G13,'漁業生產量值-漁業種類別魚類別生產量值12'!I13,'漁業生產量值-漁業種類別魚類別生產量值12'!K13,'漁業生產量值-漁業種類別魚類別生產量值12'!M13,'漁業生產量值-漁業種類別魚類別生產量值12'!O13,'漁業生產量值-漁業種類別魚類別生產量值13'!C13,'漁業生產量值-漁業種類別魚類別生產量值13'!E13,'漁業生產量值-漁業種類別魚類別生產量值13'!G13))" table:style-name="ce19">
            <text:p>-</text:p>
          </table:table-cell>
          <table:table-cell office:value-type="string" office:string-value="-" table:formula="msoxl:=IF(SUM(P13,'漁業生產量值-漁業種類別魚類別生產量值12'!D13,'漁業生產量值-漁業種類別魚類別生產量值12'!F13,'漁業生產量值-漁業種類別魚類別生產量值12'!H13,'漁業生產量值-漁業種類別魚類別生產量值12'!J13,'漁業生產量值-漁業種類別魚類別生產量值12'!L13,'漁業生產量值-漁業種類別魚類別生產量值12'!N13,'漁業生產量值-漁業種類別魚類別生產量值12'!P13,'漁業生產量值-漁業種類別魚類別生產量值13'!D13,'漁業生產量值-漁業種類別魚類別生產量值13'!F13,'漁業生產量值-漁業種類別魚類別生產量值13'!H13)=0,&quot;-&quot;,SUM(P13,'漁業生產量值-漁業種類別魚類別生產量值12'!D13,'漁業生產量值-漁業種類別魚類別生產量值12'!F13,'漁業生產量值-漁業種類別魚類別生產量值12'!H13,'漁業生產量值-漁業種類別魚類別生產量值12'!J13,'漁業生產量值-漁業種類別魚類別生產量值12'!L13,'漁業生產量值-漁業種類別魚類別生產量值12'!N13,'漁業生產量值-漁業種類別魚類別生產量值12'!P13,'漁業生產量值-漁業種類別魚類別生產量值13'!D13,'漁業生產量值-漁業種類別魚類別生產量值13'!F13,'漁業生產量值-漁業種類別魚類別生產量值13'!H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173.99600000000001" table:style-name="ce54">
            <text:p>174<text:s/>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4,I14,K14)=0,&quot;-&quot;,SUM(G14,I14,K14))" table:style-name="ce19">
            <text:p>-</text:p>
          </table:table-cell>
          <table:table-cell office:value-type="string" office:string-value="-" table:formula="msoxl:=IF(SUM(H14,J14,L14)=0,&quot;-&quot;,SUM(H14,J14,L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4,'漁業生產量值-漁業種類別魚類別生產量值12'!C14,'漁業生產量值-漁業種類別魚類別生產量值12'!E14,'漁業生產量值-漁業種類別魚類別生產量值12'!G14,'漁業生產量值-漁業種類別魚類別生產量值12'!I14,'漁業生產量值-漁業種類別魚類別生產量值12'!K14,'漁業生產量值-漁業種類別魚類別生產量值12'!M14,'漁業生產量值-漁業種類別魚類別生產量值12'!O14,'漁業生產量值-漁業種類別魚類別生產量值13'!C14,'漁業生產量值-漁業種類別魚類別生產量值13'!E14,'漁業生產量值-漁業種類別魚類別生產量值13'!G14)=0,&quot;-&quot;,SUM(O14,'漁業生產量值-漁業種類別魚類別生產量值12'!C14,'漁業生產量值-漁業種類別魚類別生產量值12'!E14,'漁業生產量值-漁業種類別魚類別生產量值12'!G14,'漁業生產量值-漁業種類別魚類別生產量值12'!I14,'漁業生產量值-漁業種類別魚類別生產量值12'!K14,'漁業生產量值-漁業種類別魚類別生產量值12'!M14,'漁業生產量值-漁業種類別魚類別生產量值12'!O14,'漁業生產量值-漁業種類別魚類別生產量值13'!C14,'漁業生產量值-漁業種類別魚類別生產量值13'!E14,'漁業生產量值-漁業種類別魚類別生產量值13'!G14))" table:style-name="ce19">
            <text:p>-</text:p>
          </table:table-cell>
          <table:table-cell office:value-type="string" office:string-value="-" table:formula="msoxl:=IF(SUM(P14,'漁業生產量值-漁業種類別魚類別生產量值12'!D14,'漁業生產量值-漁業種類別魚類別生產量值12'!F14,'漁業生產量值-漁業種類別魚類別生產量值12'!H14,'漁業生產量值-漁業種類別魚類別生產量值12'!J14,'漁業生產量值-漁業種類別魚類別生產量值12'!L14,'漁業生產量值-漁業種類別魚類別生產量值12'!N14,'漁業生產量值-漁業種類別魚類別生產量值12'!P14,'漁業生產量值-漁業種類別魚類別生產量值13'!D14,'漁業生產量值-漁業種類別魚類別生產量值13'!F14,'漁業生產量值-漁業種類別魚類別生產量值13'!H14)=0,&quot;-&quot;,SUM(P14,'漁業生產量值-漁業種類別魚類別生產量值12'!D14,'漁業生產量值-漁業種類別魚類別生產量值12'!F14,'漁業生產量值-漁業種類別魚類別生產量值12'!H14,'漁業生產量值-漁業種類別魚類別生產量值12'!J14,'漁業生產量值-漁業種類別魚類別生產量值12'!L14,'漁業生產量值-漁業種類別魚類別生產量值12'!N14,'漁業生產量值-漁業種類別魚類別生產量值12'!P14,'漁業生產量值-漁業種類別魚類別生產量值13'!D14,'漁業生產量值-漁業種類別魚類別生產量值13'!F14,'漁業生產量值-漁業種類別魚類別生產量值13'!H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8327.65" table:style-name="ce54">
            <text:p>8,328<text:s/></text:p>
          </table:table-cell>
          <table:table-cell office:value-type="float" office:value="393359.73796" table:style-name="ce54">
            <text:p>393,360<text:s/></text:p>
          </table:table-cell>
          <table:table-cell office:value-type="string" office:string-value="-" table:formula="msoxl:=IF(SUM(G15,I15,K15)=0,&quot;-&quot;,SUM(G15,I15,K15))" table:style-name="ce19">
            <text:p>-</text:p>
          </table:table-cell>
          <table:table-cell office:value-type="string" office:string-value="-" table:formula="msoxl:=IF(SUM(H15,J15,L15)=0,&quot;-&quot;,SUM(H15,J15,L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5,'漁業生產量值-漁業種類別魚類別生產量值12'!C15,'漁業生產量值-漁業種類別魚類別生產量值12'!E15,'漁業生產量值-漁業種類別魚類別生產量值12'!G15,'漁業生產量值-漁業種類別魚類別生產量值12'!I15,'漁業生產量值-漁業種類別魚類別生產量值12'!K15,'漁業生產量值-漁業種類別魚類別生產量值12'!M15,'漁業生產量值-漁業種類別魚類別生產量值12'!O15,'漁業生產量值-漁業種類別魚類別生產量值13'!C15,'漁業生產量值-漁業種類別魚類別生產量值13'!E15,'漁業生產量值-漁業種類別魚類別生產量值13'!G15)=0,&quot;-&quot;,SUM(O15,'漁業生產量值-漁業種類別魚類別生產量值12'!C15,'漁業生產量值-漁業種類別魚類別生產量值12'!E15,'漁業生產量值-漁業種類別魚類別生產量值12'!G15,'漁業生產量值-漁業種類別魚類別生產量值12'!I15,'漁業生產量值-漁業種類別魚類別生產量值12'!K15,'漁業生產量值-漁業種類別魚類別生產量值12'!M15,'漁業生產量值-漁業種類別魚類別生產量值12'!O15,'漁業生產量值-漁業種類別魚類別生產量值13'!C15,'漁業生產量值-漁業種類別魚類別生產量值13'!E15,'漁業生產量值-漁業種類別魚類別生產量值13'!G15))" table:style-name="ce19">
            <text:p>-</text:p>
          </table:table-cell>
          <table:table-cell office:value-type="string" office:string-value="-" table:formula="msoxl:=IF(SUM(P15,'漁業生產量值-漁業種類別魚類別生產量值12'!D15,'漁業生產量值-漁業種類別魚類別生產量值12'!F15,'漁業生產量值-漁業種類別魚類別生產量值12'!H15,'漁業生產量值-漁業種類別魚類別生產量值12'!J15,'漁業生產量值-漁業種類別魚類別生產量值12'!L15,'漁業生產量值-漁業種類別魚類別生產量值12'!N15,'漁業生產量值-漁業種類別魚類別生產量值12'!P15,'漁業生產量值-漁業種類別魚類別生產量值13'!D15,'漁業生產量值-漁業種類別魚類別生產量值13'!F15,'漁業生產量值-漁業種類別魚類別生產量值13'!H15)=0,&quot;-&quot;,SUM(P15,'漁業生產量值-漁業種類別魚類別生產量值12'!D15,'漁業生產量值-漁業種類別魚類別生產量值12'!F15,'漁業生產量值-漁業種類別魚類別生產量值12'!H15,'漁業生產量值-漁業種類別魚類別生產量值12'!J15,'漁業生產量值-漁業種類別魚類別生產量值12'!L15,'漁業生產量值-漁業種類別魚類別生產量值12'!N15,'漁業生產量值-漁業種類別魚類別生產量值12'!P15,'漁業生產量值-漁業種類別魚類別生產量值13'!D15,'漁業生產量值-漁業種類別魚類別生產量值13'!F15,'漁業生產量值-漁業種類別魚類別生產量值13'!H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4513.005" table:formula="msoxl:=IF(SUM(G16,I16,K16)=0,&quot;-&quot;,SUM(G16,I16,K16))" table:style-name="ce19">
            <text:p>104,513<text:s/></text:p>
          </table:table-cell>
          <table:table-cell office:value-type="float" office:value="1995190.19918" table:formula="msoxl:=IF(SUM(H16,J16,L16)=0,&quot;-&quot;,SUM(H16,J16,L16))" table:style-name="ce19">
            <text:p>1,995,190<text:s/></text:p>
          </table:table-cell>
          <table:table-cell office:value-type="float" office:value="104513.005" table:style-name="ce54">
            <text:p>104,513<text:s/></text:p>
          </table:table-cell>
          <table:table-cell office:value-type="float" office:value="1995190.19918" table:style-name="ce54">
            <text:p>1,995,1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6,'漁業生產量值-漁業種類別魚類別生產量值12'!C16,'漁業生產量值-漁業種類別魚類別生產量值12'!E16,'漁業生產量值-漁業種類別魚類別生產量值12'!G16,'漁業生產量值-漁業種類別魚類別生產量值12'!I16,'漁業生產量值-漁業種類別魚類別生產量值12'!K16,'漁業生產量值-漁業種類別魚類別生產量值12'!M16,'漁業生產量值-漁業種類別魚類別生產量值12'!O16,'漁業生產量值-漁業種類別魚類別生產量值13'!C16,'漁業生產量值-漁業種類別魚類別生產量值13'!E16,'漁業生產量值-漁業種類別魚類別生產量值13'!G16)=0,&quot;-&quot;,SUM(O16,'漁業生產量值-漁業種類別魚類別生產量值12'!C16,'漁業生產量值-漁業種類別魚類別生產量值12'!E16,'漁業生產量值-漁業種類別魚類別生產量值12'!G16,'漁業生產量值-漁業種類別魚類別生產量值12'!I16,'漁業生產量值-漁業種類別魚類別生產量值12'!K16,'漁業生產量值-漁業種類別魚類別生產量值12'!M16,'漁業生產量值-漁業種類別魚類別生產量值12'!O16,'漁業生產量值-漁業種類別魚類別生產量值13'!C16,'漁業生產量值-漁業種類別魚類別生產量值13'!E16,'漁業生產量值-漁業種類別魚類別生產量值13'!G16))" table:style-name="ce19">
            <text:p>-</text:p>
          </table:table-cell>
          <table:table-cell office:value-type="string" office:string-value="-" table:formula="msoxl:=IF(SUM(P16,'漁業生產量值-漁業種類別魚類別生產量值12'!D16,'漁業生產量值-漁業種類別魚類別生產量值12'!F16,'漁業生產量值-漁業種類別魚類別生產量值12'!H16,'漁業生產量值-漁業種類別魚類別生產量值12'!J16,'漁業生產量值-漁業種類別魚類別生產量值12'!L16,'漁業生產量值-漁業種類別魚類別生產量值12'!N16,'漁業生產量值-漁業種類別魚類別生產量值12'!P16,'漁業生產量值-漁業種類別魚類別生產量值13'!D16,'漁業生產量值-漁業種類別魚類別生產量值13'!F16,'漁業生產量值-漁業種類別魚類別生產量值13'!H16)=0,&quot;-&quot;,SUM(P16,'漁業生產量值-漁業種類別魚類別生產量值12'!D16,'漁業生產量值-漁業種類別魚類別生產量值12'!F16,'漁業生產量值-漁業種類別魚類別生產量值12'!H16,'漁業生產量值-漁業種類別魚類別生產量值12'!J16,'漁業生產量值-漁業種類別魚類別生產量值12'!L16,'漁業生產量值-漁業種類別魚類別生產量值12'!N16,'漁業生產量值-漁業種類別魚類別生產量值12'!P16,'漁業生產量值-漁業種類別魚類別生產量值13'!D16,'漁業生產量值-漁業種類別魚類別生產量值13'!F16,'漁業生產量值-漁業種類別魚類別生產量值13'!H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7,I17,K17)=0,&quot;-&quot;,SUM(G17,I17,K17))" table:style-name="ce19">
            <text:p>-</text:p>
          </table:table-cell>
          <table:table-cell office:value-type="string" office:string-value="-" table:formula="msoxl:=IF(SUM(H17,J17,L17)=0,&quot;-&quot;,SUM(H17,J17,L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7,'漁業生產量值-漁業種類別魚類別生產量值12'!C17,'漁業生產量值-漁業種類別魚類別生產量值12'!E17,'漁業生產量值-漁業種類別魚類別生產量值12'!G17,'漁業生產量值-漁業種類別魚類別生產量值12'!I17,'漁業生產量值-漁業種類別魚類別生產量值12'!K17,'漁業生產量值-漁業種類別魚類別生產量值12'!M17,'漁業生產量值-漁業種類別魚類別生產量值12'!O17,'漁業生產量值-漁業種類別魚類別生產量值13'!C17,'漁業生產量值-漁業種類別魚類別生產量值13'!E17,'漁業生產量值-漁業種類別魚類別生產量值13'!G17)=0,&quot;-&quot;,SUM(O17,'漁業生產量值-漁業種類別魚類別生產量值12'!C17,'漁業生產量值-漁業種類別魚類別生產量值12'!E17,'漁業生產量值-漁業種類別魚類別生產量值12'!G17,'漁業生產量值-漁業種類別魚類別生產量值12'!I17,'漁業生產量值-漁業種類別魚類別生產量值12'!K17,'漁業生產量值-漁業種類別魚類別生產量值12'!M17,'漁業生產量值-漁業種類別魚類別生產量值12'!O17,'漁業生產量值-漁業種類別魚類別生產量值13'!C17,'漁業生產量值-漁業種類別魚類別生產量值13'!E17,'漁業生產量值-漁業種類別魚類別生產量值13'!G17))" table:style-name="ce19">
            <text:p>-</text:p>
          </table:table-cell>
          <table:table-cell office:value-type="string" office:string-value="-" table:formula="msoxl:=IF(SUM(P17,'漁業生產量值-漁業種類別魚類別生產量值12'!D17,'漁業生產量值-漁業種類別魚類別生產量值12'!F17,'漁業生產量值-漁業種類別魚類別生產量值12'!H17,'漁業生產量值-漁業種類別魚類別生產量值12'!J17,'漁業生產量值-漁業種類別魚類別生產量值12'!L17,'漁業生產量值-漁業種類別魚類別生產量值12'!N17,'漁業生產量值-漁業種類別魚類別生產量值12'!P17,'漁業生產量值-漁業種類別魚類別生產量值13'!D17,'漁業生產量值-漁業種類別魚類別生產量值13'!F17,'漁業生產量值-漁業種類別魚類別生產量值13'!H17)=0,&quot;-&quot;,SUM(P17,'漁業生產量值-漁業種類別魚類別生產量值12'!D17,'漁業生產量值-漁業種類別魚類別生產量值12'!F17,'漁業生產量值-漁業種類別魚類別生產量值12'!H17,'漁業生產量值-漁業種類別魚類別生產量值12'!J17,'漁業生產量值-漁業種類別魚類別生產量值12'!L17,'漁業生產量值-漁業種類別魚類別生產量值12'!N17,'漁業生產量值-漁業種類別魚類別生產量值12'!P17,'漁業生產量值-漁業種類別魚類別生產量值13'!D17,'漁業生產量值-漁業種類別魚類別生產量值13'!F17,'漁業生產量值-漁業種類別魚類別生產量值13'!H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388.33240000000001" table:style-name="ce54">
            <text:p>388<text:s/></text:p>
          </table:table-cell>
          <table:table-cell office:value-type="float" office:value="11732.527190000001" table:style-name="ce54">
            <text:p>11,733<text:s/></text:p>
          </table:table-cell>
          <table:table-cell office:value-type="string" office:string-value="-" table:formula="msoxl:=IF(SUM(G18,I18,K18)=0,&quot;-&quot;,SUM(G18,I18,K18))" table:style-name="ce19">
            <text:p>-</text:p>
          </table:table-cell>
          <table:table-cell office:value-type="string" office:string-value="-" table:formula="msoxl:=IF(SUM(H18,J18,L18)=0,&quot;-&quot;,SUM(H18,J18,L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8,'漁業生產量值-漁業種類別魚類別生產量值12'!C18,'漁業生產量值-漁業種類別魚類別生產量值12'!E18,'漁業生產量值-漁業種類別魚類別生產量值12'!G18,'漁業生產量值-漁業種類別魚類別生產量值12'!I18,'漁業生產量值-漁業種類別魚類別生產量值12'!K18,'漁業生產量值-漁業種類別魚類別生產量值12'!M18,'漁業生產量值-漁業種類別魚類別生產量值12'!O18,'漁業生產量值-漁業種類別魚類別生產量值13'!C18,'漁業生產量值-漁業種類別魚類別生產量值13'!E18,'漁業生產量值-漁業種類別魚類別生產量值13'!G18)=0,&quot;-&quot;,SUM(O18,'漁業生產量值-漁業種類別魚類別生產量值12'!C18,'漁業生產量值-漁業種類別魚類別生產量值12'!E18,'漁業生產量值-漁業種類別魚類別生產量值12'!G18,'漁業生產量值-漁業種類別魚類別生產量值12'!I18,'漁業生產量值-漁業種類別魚類別生產量值12'!K18,'漁業生產量值-漁業種類別魚類別生產量值12'!M18,'漁業生產量值-漁業種類別魚類別生產量值12'!O18,'漁業生產量值-漁業種類別魚類別生產量值13'!C18,'漁業生產量值-漁業種類別魚類別生產量值13'!E18,'漁業生產量值-漁業種類別魚類別生產量值13'!G18))" table:style-name="ce19">
            <text:p>-</text:p>
          </table:table-cell>
          <table:table-cell office:value-type="string" office:string-value="-" table:formula="msoxl:=IF(SUM(P18,'漁業生產量值-漁業種類別魚類別生產量值12'!D18,'漁業生產量值-漁業種類別魚類別生產量值12'!F18,'漁業生產量值-漁業種類別魚類別生產量值12'!H18,'漁業生產量值-漁業種類別魚類別生產量值12'!J18,'漁業生產量值-漁業種類別魚類別生產量值12'!L18,'漁業生產量值-漁業種類別魚類別生產量值12'!N18,'漁業生產量值-漁業種類別魚類別生產量值12'!P18,'漁業生產量值-漁業種類別魚類別生產量值13'!D18,'漁業生產量值-漁業種類別魚類別生產量值13'!F18,'漁業生產量值-漁業種類別魚類別生產量值13'!H18)=0,&quot;-&quot;,SUM(P18,'漁業生產量值-漁業種類別魚類別生產量值12'!D18,'漁業生產量值-漁業種類別魚類別生產量值12'!F18,'漁業生產量值-漁業種類別魚類別生產量值12'!H18,'漁業生產量值-漁業種類別魚類別生產量值12'!J18,'漁業生產量值-漁業種類別魚類別生產量值12'!L18,'漁業生產量值-漁業種類別魚類別生產量值12'!N18,'漁業生產量值-漁業種類別魚類別生產量值12'!P18,'漁業生產量值-漁業種類別魚類別生產量值13'!D18,'漁業生產量值-漁業種類別魚類別生產量值13'!F18,'漁業生產量值-漁業種類別魚類別生產量值13'!H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7107.5493999999999" table:formula="msoxl:=  IF(SUM(C20:C35)=0,&quot;-&quot;,SUM(C20:C35))" table:style-name="ce54">
            <text:p>7,108<text:s/></text:p>
          </table:table-cell>
          <table:table-cell office:value-type="float" office:value="647414.2413600001" table:formula="msoxl:=  IF(SUM(D20:D35)=0,&quot;-&quot;,SUM(D20:D35))" table:style-name="ce54">
            <text:p>647,414<text:s/></text:p>
          </table:table-cell>
          <table:table-cell office:value-type="float" office:value="2092.1110000000003" table:formula="msoxl:=IF(SUM(G19,I19,K19)=0,&quot;-&quot;,SUM(G19,I19,K19))" table:style-name="ce19">
            <text:p>2,092<text:s/></text:p>
          </table:table-cell>
          <table:table-cell office:value-type="float" office:value="552545.67596000002" table:formula="msoxl:=IF(SUM(H19,J19,L19)=0,&quot;-&quot;,SUM(H19,J19,L19))" table:style-name="ce19">
            <text:p>552,546<text:s/></text:p>
          </table:table-cell>
          <table:table-cell office:value-type="float" office:value="3" table:formula="msoxl:=  IF(SUM(G20:G35)=0,&quot;-&quot;,SUM(G20:G35))" table:style-name="ce54">
            <text:p>3<text:s/></text:p>
          </table:table-cell>
          <table:table-cell office:value-type="float" office:value="987" table:formula="msoxl:=  IF(SUM(H20:H35)=0,&quot;-&quot;,SUM(H20:H35))" table:style-name="ce54">
            <text:p>987<text:s/></text:p>
          </table:table-cell>
          <table:table-cell office:value-type="float" office:value="2080.5885000000003" table:formula="msoxl:=  IF(SUM(I20:I35)=0,&quot;-&quot;,SUM(I20:I35))" table:style-name="ce54">
            <text:p>2,081<text:s/></text:p>
          </table:table-cell>
          <table:table-cell office:value-type="float" office:value="550531.09846000001" table:formula="msoxl:=  IF(SUM(J20:J35)=0,&quot;-&quot;,SUM(J20:J35))" table:style-name="ce54">
            <text:p>550,531<text:s/></text:p>
          </table:table-cell>
          <table:table-cell office:value-type="float" office:value="8.5224999999999991" table:formula="msoxl:=  IF(SUM(K20:K35)=0,&quot;-&quot;,SUM(K20:K35))" table:style-name="ce54">
            <text:p>9<text:s/></text:p>
          </table:table-cell>
          <table:table-cell office:value-type="float" office:value="1027.5774999999999" table:formula="msoxl:=  IF(SUM(L20:L35)=0,&quot;-&quot;,SUM(L20:L35))" table:style-name="ce54">
            <text:p>1,028<text:s/></text:p>
          </table:table-cell>
          <table:table-cell office:value-type="float" office:value="4476.1981099999994" table:formula="msoxl:=IF(SUM(O19,'漁業生產量值-漁業種類別魚類別生產量值12'!C19,'漁業生產量值-漁業種類別魚類別生產量值12'!E19,'漁業生產量值-漁業種類別魚類別生產量值12'!G19,'漁業生產量值-漁業種類別魚類別生產量值12'!I19,'漁業生產量值-漁業種類別魚類別生產量值12'!K19,'漁業生產量值-漁業種類別魚類別生產量值12'!M19,'漁業生產量值-漁業種類別魚類別生產量值12'!O19,'漁業生產量值-漁業種類別魚類別生產量值13'!C19,'漁業生產量值-漁業種類別魚類別生產量值13'!E19,'漁業生產量值-漁業種類別魚類別生產量值13'!G19)=0,&quot;-&quot;,SUM(O19,'漁業生產量值-漁業種類別魚類別生產量值12'!C19,'漁業生產量值-漁業種類別魚類別生產量值12'!E19,'漁業生產量值-漁業種類別魚類別生產量值12'!G19,'漁業生產量值-漁業種類別魚類別生產量值12'!I19,'漁業生產量值-漁業種類別魚類別生產量值12'!K19,'漁業生產量值-漁業種類別魚類別生產量值12'!M19,'漁業生產量值-漁業種類別魚類別生產量值12'!O19,'漁業生產量值-漁業種類別魚類別生產量值13'!C19,'漁業生產量值-漁業種類別魚類別生產量值13'!E19,'漁業生產量值-漁業種類別魚類別生產量值13'!G19))" table:style-name="ce19">
            <text:p>4,476<text:s/></text:p>
          </table:table-cell>
          <table:table-cell office:value-type="float" office:value="1186864.35996" table:formula="msoxl:=IF(SUM(P19,'漁業生產量值-漁業種類別魚類別生產量值12'!D19,'漁業生產量值-漁業種類別魚類別生產量值12'!F19,'漁業生產量值-漁業種類別魚類別生產量值12'!H19,'漁業生產量值-漁業種類別魚類別生產量值12'!J19,'漁業生產量值-漁業種類別魚類別生產量值12'!L19,'漁業生產量值-漁業種類別魚類別生產量值12'!N19,'漁業生產量值-漁業種類別魚類別生產量值12'!P19,'漁業生產量值-漁業種類別魚類別生產量值13'!D19,'漁業生產量值-漁業種類別魚類別生產量值13'!F19,'漁業生產量值-漁業種類別魚類別生產量值13'!H19)=0,&quot;-&quot;,SUM(P19,'漁業生產量值-漁業種類別魚類別生產量值12'!D19,'漁業生產量值-漁業種類別魚類別生產量值12'!F19,'漁業生產量值-漁業種類別魚類別生產量值12'!H19,'漁業生產量值-漁業種類別魚類別生產量值12'!J19,'漁業生產量值-漁業種類別魚類別生產量值12'!L19,'漁業生產量值-漁業種類別魚類別生產量值12'!N19,'漁業生產量值-漁業種類別魚類別生產量值12'!P19,'漁業生產量值-漁業種類別魚類別生產量值13'!D19,'漁業生產量值-漁業種類別魚類別生產量值13'!F19,'漁業生產量值-漁業種類別魚類別生產量值13'!H19))" table:style-name="ce19">
            <text:p>1,186,864<text:s/></text:p>
          </table:table-cell>
          <table:table-cell office:value-type="float" office:value="1039.0864999999999" table:formula="msoxl:=  IF(SUM(O20:O35)=0,&quot;-&quot;,SUM(O20:O35))" table:style-name="ce54">
            <text:p>1,039<text:s/></text:p>
          </table:table-cell>
          <table:table-cell office:value-type="float" office:value="628688.68280000007" table:formula="msoxl:=  IF(SUM(P20:P35)=0,&quot;-&quot;,SUM(P20:P35))" table:style-name="ce54">
            <text:p>628,68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float" office:value="3.7399999999999998E-3" table:style-name="ce54">
            <text:p>0<text:s/></text:p>
          </table:table-cell>
          <table:table-cell office:value-type="float" office:value="0.29233999999999999" table:style-name="ce54">
            <text:p>0<text:s/></text:p>
          </table:table-cell>
          <table:table-cell office:value-type="string" office:string-value="-" table:formula="msoxl:=IF(SUM(G20,I20,K20)=0,&quot;-&quot;,SUM(G20,I20,K20))" table:style-name="ce19">
            <text:p>-</text:p>
          </table:table-cell>
          <table:table-cell office:value-type="string" office:string-value="-" table:formula="msoxl:=IF(SUM(H20,J20,L20)=0,&quot;-&quot;,SUM(H20,J20,L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0,'漁業生產量值-漁業種類別魚類別生產量值12'!C20,'漁業生產量值-漁業種類別魚類別生產量值12'!E20,'漁業生產量值-漁業種類別魚類別生產量值12'!G20,'漁業生產量值-漁業種類別魚類別生產量值12'!I20,'漁業生產量值-漁業種類別魚類別生產量值12'!K20,'漁業生產量值-漁業種類別魚類別生產量值12'!M20,'漁業生產量值-漁業種類別魚類別生產量值12'!O20,'漁業生產量值-漁業種類別魚類別生產量值13'!C20,'漁業生產量值-漁業種類別魚類別生產量值13'!E20,'漁業生產量值-漁業種類別魚類別生產量值13'!G20)=0,&quot;-&quot;,SUM(O20,'漁業生產量值-漁業種類別魚類別生產量值12'!C20,'漁業生產量值-漁業種類別魚類別生產量值12'!E20,'漁業生產量值-漁業種類別魚類別生產量值12'!G20,'漁業生產量值-漁業種類別魚類別生產量值12'!I20,'漁業生產量值-漁業種類別魚類別生產量值12'!K20,'漁業生產量值-漁業種類別魚類別生產量值12'!M20,'漁業生產量值-漁業種類別魚類別生產量值12'!O20,'漁業生產量值-漁業種類別魚類別生產量值13'!C20,'漁業生產量值-漁業種類別魚類別生產量值13'!E20,'漁業生產量值-漁業種類別魚類別生產量值13'!G20))" table:style-name="ce19">
            <text:p>-</text:p>
          </table:table-cell>
          <table:table-cell office:value-type="string" office:string-value="-" table:formula="msoxl:=IF(SUM(P20,'漁業生產量值-漁業種類別魚類別生產量值12'!D20,'漁業生產量值-漁業種類別魚類別生產量值12'!F20,'漁業生產量值-漁業種類別魚類別生產量值12'!H20,'漁業生產量值-漁業種類別魚類別生產量值12'!J20,'漁業生產量值-漁業種類別魚類別生產量值12'!L20,'漁業生產量值-漁業種類別魚類別生產量值12'!N20,'漁業生產量值-漁業種類別魚類別生產量值12'!P20,'漁業生產量值-漁業種類別魚類別生產量值13'!D20,'漁業生產量值-漁業種類別魚類別生產量值13'!F20,'漁業生產量值-漁業種類別魚類別生產量值13'!H20)=0,&quot;-&quot;,SUM(P20,'漁業生產量值-漁業種類別魚類別生產量值12'!D20,'漁業生產量值-漁業種類別魚類別生產量值12'!F20,'漁業生產量值-漁業種類別魚類別生產量值12'!H20,'漁業生產量值-漁業種類別魚類別生產量值12'!J20,'漁業生產量值-漁業種類別魚類別生產量值12'!L20,'漁業生產量值-漁業種類別魚類別生產量值12'!N20,'漁業生產量值-漁業種類別魚類別生產量值12'!P20,'漁業生產量值-漁業種類別魚類別生產量值13'!D20,'漁業生產量值-漁業種類別魚類別生產量值13'!F20,'漁業生產量值-漁業種類別魚類別生產量值13'!H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1,I21,K21)=0,&quot;-&quot;,SUM(G21,I21,K21))" table:style-name="ce19">
            <text:p>-</text:p>
          </table:table-cell>
          <table:table-cell office:value-type="string" office:string-value="-" table:formula="msoxl:=IF(SUM(H21,J21,L21)=0,&quot;-&quot;,SUM(H21,J21,L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1,'漁業生產量值-漁業種類別魚類別生產量值12'!C21,'漁業生產量值-漁業種類別魚類別生產量值12'!E21,'漁業生產量值-漁業種類別魚類別生產量值12'!G21,'漁業生產量值-漁業種類別魚類別生產量值12'!I21,'漁業生產量值-漁業種類別魚類別生產量值12'!K21,'漁業生產量值-漁業種類別魚類別生產量值12'!M21,'漁業生產量值-漁業種類別魚類別生產量值12'!O21,'漁業生產量值-漁業種類別魚類別生產量值13'!C21,'漁業生產量值-漁業種類別魚類別生產量值13'!E21,'漁業生產量值-漁業種類別魚類別生產量值13'!G21)=0,&quot;-&quot;,SUM(O21,'漁業生產量值-漁業種類別魚類別生產量值12'!C21,'漁業生產量值-漁業種類別魚類別生產量值12'!E21,'漁業生產量值-漁業種類別魚類別生產量值12'!G21,'漁業生產量值-漁業種類別魚類別生產量值12'!I21,'漁業生產量值-漁業種類別魚類別生產量值12'!K21,'漁業生產量值-漁業種類別魚類別生產量值12'!M21,'漁業生產量值-漁業種類別魚類別生產量值12'!O21,'漁業生產量值-漁業種類別魚類別生產量值13'!C21,'漁業生產量值-漁業種類別魚類別生產量值13'!E21,'漁業生產量值-漁業種類別魚類別生產量值13'!G21))" table:style-name="ce19">
            <text:p>-</text:p>
          </table:table-cell>
          <table:table-cell office:value-type="string" office:string-value="-" table:formula="msoxl:=IF(SUM(P21,'漁業生產量值-漁業種類別魚類別生產量值12'!D21,'漁業生產量值-漁業種類別魚類別生產量值12'!F21,'漁業生產量值-漁業種類別魚類別生產量值12'!H21,'漁業生產量值-漁業種類別魚類別生產量值12'!J21,'漁業生產量值-漁業種類別魚類別生產量值12'!L21,'漁業生產量值-漁業種類別魚類別生產量值12'!N21,'漁業生產量值-漁業種類別魚類別生產量值12'!P21,'漁業生產量值-漁業種類別魚類別生產量值13'!D21,'漁業生產量值-漁業種類別魚類別生產量值13'!F21,'漁業生產量值-漁業種類別魚類別生產量值13'!H21)=0,&quot;-&quot;,SUM(P21,'漁業生產量值-漁業種類別魚類別生產量值12'!D21,'漁業生產量值-漁業種類別魚類別生產量值12'!F21,'漁業生產量值-漁業種類別魚類別生產量值12'!H21,'漁業生產量值-漁業種類別魚類別生產量值12'!J21,'漁業生產量值-漁業種類別魚類別生產量值12'!L21,'漁業生產量值-漁業種類別魚類別生產量值12'!N21,'漁業生產量值-漁業種類別魚類別生產量值12'!P21,'漁業生產量值-漁業種類別魚類別生產量值13'!D21,'漁業生產量值-漁業種類別魚類別生產量值13'!F21,'漁業生產量值-漁業種類別魚類別生產量值13'!H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655.4" table:style-name="ce54">
            <text:p>655<text:s/></text:p>
          </table:table-cell>
          <table:table-cell office:value-type="float" office:value="76639.55" table:style-name="ce54">
            <text:p>76,640<text:s/></text:p>
          </table:table-cell>
          <table:table-cell office:value-type="float" office:value="367.6" table:formula="msoxl:=IF(SUM(G22,I22,K22)=0,&quot;-&quot;,SUM(G22,I22,K22))" table:style-name="ce19">
            <text:p>368<text:s/></text:p>
          </table:table-cell>
          <table:table-cell office:value-type="float" office:value="57521.51" table:formula="msoxl:=IF(SUM(H22,J22,L22)=0,&quot;-&quot;,SUM(H22,J22,L22))" table:style-name="ce19">
            <text:p>57,5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67.6" table:style-name="ce54">
            <text:p>368<text:s/></text:p>
          </table:table-cell>
          <table:table-cell office:value-type="float" office:value="57521.51" table:style-name="ce54">
            <text:p>57,5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2,'漁業生產量值-漁業種類別魚類別生產量值12'!C22,'漁業生產量值-漁業種類別魚類別生產量值12'!E22,'漁業生產量值-漁業種類別魚類別生產量值12'!G22,'漁業生產量值-漁業種類別魚類別生產量值12'!I22,'漁業生產量值-漁業種類別魚類別生產量值12'!K22,'漁業生產量值-漁業種類別魚類別生產量值12'!M22,'漁業生產量值-漁業種類別魚類別生產量值12'!O22,'漁業生產量值-漁業種類別魚類別生產量值13'!C22,'漁業生產量值-漁業種類別魚類別生產量值13'!E22,'漁業生產量值-漁業種類別魚類別生產量值13'!G22)=0,&quot;-&quot;,SUM(O22,'漁業生產量值-漁業種類別魚類別生產量值12'!C22,'漁業生產量值-漁業種類別魚類別生產量值12'!E22,'漁業生產量值-漁業種類別魚類別生產量值12'!G22,'漁業生產量值-漁業種類別魚類別生產量值12'!I22,'漁業生產量值-漁業種類別魚類別生產量值12'!K22,'漁業生產量值-漁業種類別魚類別生產量值12'!M22,'漁業生產量值-漁業種類別魚類別生產量值12'!O22,'漁業生產量值-漁業種類別魚類別生產量值13'!C22,'漁業生產量值-漁業種類別魚類別生產量值13'!E22,'漁業生產量值-漁業種類別魚類別生產量值13'!G22))" table:style-name="ce19">
            <text:p>-</text:p>
          </table:table-cell>
          <table:table-cell office:value-type="string" office:string-value="-" table:formula="msoxl:=IF(SUM(P22,'漁業生產量值-漁業種類別魚類別生產量值12'!D22,'漁業生產量值-漁業種類別魚類別生產量值12'!F22,'漁業生產量值-漁業種類別魚類別生產量值12'!H22,'漁業生產量值-漁業種類別魚類別生產量值12'!J22,'漁業生產量值-漁業種類別魚類別生產量值12'!L22,'漁業生產量值-漁業種類別魚類別生產量值12'!N22,'漁業生產量值-漁業種類別魚類別生產量值12'!P22,'漁業生產量值-漁業種類別魚類別生產量值13'!D22,'漁業生產量值-漁業種類別魚類別生產量值13'!F22,'漁業生產量值-漁業種類別魚類別生產量值13'!H22)=0,&quot;-&quot;,SUM(P22,'漁業生產量值-漁業種類別魚類別生產量值12'!D22,'漁業生產量值-漁業種類別魚類別生產量值12'!F22,'漁業生產量值-漁業種類別魚類別生產量值12'!H22,'漁業生產量值-漁業種類別魚類別生產量值12'!J22,'漁業生產量值-漁業種類別魚類別生產量值12'!L22,'漁業生產量值-漁業種類別魚類別生產量值12'!N22,'漁業生產量值-漁業種類別魚類別生產量值12'!P22,'漁業生產量值-漁業種類別魚類別生產量值13'!D22,'漁業生產量值-漁業種類別魚類別生產量值13'!F22,'漁業生產量值-漁業種類別魚類別生產量值13'!H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499.79918" table:style-name="ce54">
            <text:p>4,500<text:s/></text:p>
          </table:table-cell>
          <table:table-cell office:value-type="float" office:value="338972.29658999998" table:style-name="ce54">
            <text:p>338,972<text:s/></text:p>
          </table:table-cell>
          <table:table-cell office:value-type="float" office:value="1677.809" table:formula="msoxl:=IF(SUM(G23,I23,K23)=0,&quot;-&quot;,SUM(G23,I23,K23))" table:style-name="ce19">
            <text:p>1,678<text:s/></text:p>
          </table:table-cell>
          <table:table-cell office:value-type="float" office:value="488155.09716" table:formula="msoxl:=IF(SUM(H23,J23,L23)=0,&quot;-&quot;,SUM(H23,J23,L23))" table:style-name="ce19">
            <text:p>488,15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69.4535000000001" table:style-name="ce54">
            <text:p>1,669<text:s/></text:p>
          </table:table-cell>
          <table:table-cell office:value-type="float" office:value="487168.76866" table:style-name="ce54">
            <text:p>487,169<text:s/></text:p>
          </table:table-cell>
          <table:table-cell office:value-type="float" office:value="8.3554999999999993" table:style-name="ce54">
            <text:p>8<text:s/></text:p>
          </table:table-cell>
          <table:table-cell office:value-type="float" office:value="986.32849999999996" table:style-name="ce54">
            <text:p>986<text:s/></text:p>
          </table:table-cell>
          <table:table-cell office:value-type="float" office:value="3675.4811099999997" table:formula="msoxl:=IF(SUM(O23,'漁業生產量值-漁業種類別魚類別生產量值12'!C23,'漁業生產量值-漁業種類別魚類別生產量值12'!E23,'漁業生產量值-漁業種類別魚類別生產量值12'!G23,'漁業生產量值-漁業種類別魚類別生產量值12'!I23,'漁業生產量值-漁業種類別魚類別生產量值12'!K23,'漁業生產量值-漁業種類別魚類別生產量值12'!M23,'漁業生產量值-漁業種類別魚類別生產量值12'!O23,'漁業生產量值-漁業種類別魚類別生產量值13'!C23,'漁業生產量值-漁業種類別魚類別生產量值13'!E23,'漁業生產量值-漁業種類別魚類別生產量值13'!G23)=0,&quot;-&quot;,SUM(O23,'漁業生產量值-漁業種類別魚類別生產量值12'!C23,'漁業生產量值-漁業種類別魚類別生產量值12'!E23,'漁業生產量值-漁業種類別魚類別生產量值12'!G23,'漁業生產量值-漁業種類別魚類別生產量值12'!I23,'漁業生產量值-漁業種類別魚類別生產量值12'!K23,'漁業生產量值-漁業種類別魚類別生產量值12'!M23,'漁業生產量值-漁業種類別魚類別生產量值12'!O23,'漁業生產量值-漁業種類別魚類別生產量值13'!C23,'漁業生產量值-漁業種類別魚類別生產量值13'!E23,'漁業生產量值-漁業種類別魚類別生產量值13'!G23))" table:style-name="ce19">
            <text:p>3,675<text:s/></text:p>
          </table:table-cell>
          <table:table-cell office:value-type="float" office:value="1102292.5229600002" table:formula="msoxl:=IF(SUM(P23,'漁業生產量值-漁業種類別魚類別生產量值12'!D23,'漁業生產量值-漁業種類別魚類別生產量值12'!F23,'漁業生產量值-漁業種類別魚類別生產量值12'!H23,'漁業生產量值-漁業種類別魚類別生產量值12'!J23,'漁業生產量值-漁業種類別魚類別生產量值12'!L23,'漁業生產量值-漁業種類別魚類別生產量值12'!N23,'漁業生產量值-漁業種類別魚類別生產量值12'!P23,'漁業生產量值-漁業種類別魚類別生產量值13'!D23,'漁業生產量值-漁業種類別魚類別生產量值13'!F23,'漁業生產量值-漁業種類別魚類別生產量值13'!H23)=0,&quot;-&quot;,SUM(P23,'漁業生產量值-漁業種類別魚類別生產量值12'!D23,'漁業生產量值-漁業種類別魚類別生產量值12'!F23,'漁業生產量值-漁業種類別魚類別生產量值12'!H23,'漁業生產量值-漁業種類別魚類別生產量值12'!J23,'漁業生產量值-漁業種類別魚類別生產量值12'!L23,'漁業生產量值-漁業種類別魚類別生產量值12'!N23,'漁業生產量值-漁業種類別魚類別生產量值12'!P23,'漁業生產量值-漁業種類別魚類別生產量值13'!D23,'漁業生產量值-漁業種類別魚類別生產量值13'!F23,'漁業生產量值-漁業種類別魚類別生產量值13'!H23))" table:style-name="ce19">
            <text:p>1,102,293<text:s/></text:p>
          </table:table-cell>
          <table:table-cell office:value-type="float" office:value="1029.8924999999999" table:style-name="ce54">
            <text:p>1,030<text:s/></text:p>
          </table:table-cell>
          <table:table-cell office:value-type="float" office:value="627953.16280000005" table:style-name="ce54">
            <text:p>627,95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703.79100000000005" table:style-name="ce54">
            <text:p>704<text:s/></text:p>
          </table:table-cell>
          <table:table-cell office:value-type="float" office:value="63293.862880000001" table:style-name="ce54">
            <text:p>63,294<text:s/></text:p>
          </table:table-cell>
          <table:table-cell office:value-type="float" office:value="1.8080000000000001" table:formula="msoxl:=IF(SUM(G24,I24,K24)=0,&quot;-&quot;,SUM(G24,I24,K24))" table:style-name="ce19">
            <text:p>2<text:s/></text:p>
          </table:table-cell>
          <table:table-cell office:value-type="float" office:value="241.45099999999999" table:formula="msoxl:=IF(SUM(H24,J24,L24)=0,&quot;-&quot;,SUM(H24,J24,L24))" table:style-name="ce19">
            <text:p>24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641" table:style-name="ce54">
            <text:p>2<text:s/></text:p>
          </table:table-cell>
          <table:table-cell office:value-type="float" office:value="200.202" table:style-name="ce54">
            <text:p>200<text:s/></text:p>
          </table:table-cell>
          <table:table-cell office:value-type="float" office:value="0.16700000000000001" table:style-name="ce54">
            <text:p>0<text:s/></text:p>
          </table:table-cell>
          <table:table-cell office:value-type="float" office:value="41.249000000000002" table:style-name="ce54">
            <text:p>41<text:s/></text:p>
          </table:table-cell>
          <table:table-cell office:value-type="float" office:value="73.356999999999999" table:formula="msoxl:=IF(SUM(O24,'漁業生產量值-漁業種類別魚類別生產量值12'!C24,'漁業生產量值-漁業種類別魚類別生產量值12'!E24,'漁業生產量值-漁業種類別魚類別生產量值12'!G24,'漁業生產量值-漁業種類別魚類別生產量值12'!I24,'漁業生產量值-漁業種類別魚類別生產量值12'!K24,'漁業生產量值-漁業種類別魚類別生產量值12'!M24,'漁業生產量值-漁業種類別魚類別生產量值12'!O24,'漁業生產量值-漁業種類別魚類別生產量值13'!C24,'漁業生產量值-漁業種類別魚類別生產量值13'!E24,'漁業生產量值-漁業種類別魚類別生產量值13'!G24)=0,&quot;-&quot;,SUM(O24,'漁業生產量值-漁業種類別魚類別生產量值12'!C24,'漁業生產量值-漁業種類別魚類別生產量值12'!E24,'漁業生產量值-漁業種類別魚類別生產量值12'!G24,'漁業生產量值-漁業種類別魚類別生產量值12'!I24,'漁業生產量值-漁業種類別魚類別生產量值12'!K24,'漁業生產量值-漁業種類別魚類別生產量值12'!M24,'漁業生產量值-漁業種類別魚類別生產量值12'!O24,'漁業生產量值-漁業種類別魚類別生產量值13'!C24,'漁業生產量值-漁業種類別魚類別生產量值13'!E24,'漁業生產量值-漁業種類別魚類別生產量值13'!G24))" table:style-name="ce19">
            <text:p>73<text:s/></text:p>
          </table:table-cell>
          <table:table-cell office:value-type="float" office:value="10974.237000000001" table:formula="msoxl:=IF(SUM(P24,'漁業生產量值-漁業種類別魚類別生產量值12'!D24,'漁業生產量值-漁業種類別魚類別生產量值12'!F24,'漁業生產量值-漁業種類別魚類別生產量值12'!H24,'漁業生產量值-漁業種類別魚類別生產量值12'!J24,'漁業生產量值-漁業種類別魚類別生產量值12'!L24,'漁業生產量值-漁業種類別魚類別生產量值12'!N24,'漁業生產量值-漁業種類別魚類別生產量值12'!P24,'漁業生產量值-漁業種類別魚類別生產量值13'!D24,'漁業生產量值-漁業種類別魚類別生產量值13'!F24,'漁業生產量值-漁業種類別魚類別生產量值13'!H24)=0,&quot;-&quot;,SUM(P24,'漁業生產量值-漁業種類別魚類別生產量值12'!D24,'漁業生產量值-漁業種類別魚類別生產量值12'!F24,'漁業生產量值-漁業種類別魚類別生產量值12'!H24,'漁業生產量值-漁業種類別魚類別生產量值12'!J24,'漁業生產量值-漁業種類別魚類別生產量值12'!L24,'漁業生產量值-漁業種類別魚類別生產量值12'!N24,'漁業生產量值-漁業種類別魚類別生產量值12'!P24,'漁業生產量值-漁業種類別魚類別生產量值13'!D24,'漁業生產量值-漁業種類別魚類別生產量值13'!F24,'漁業生產量值-漁業種類別魚類別生產量值13'!H24))" table:style-name="ce19">
            <text:p>10,974<text:s/></text:p>
          </table:table-cell>
          <table:table-cell office:value-type="float" office:value="9.1940000000000008" table:style-name="ce54">
            <text:p>9<text:s/></text:p>
          </table:table-cell>
          <table:table-cell office:value-type="float" office:value="735.52" table:style-name="ce54">
            <text:p>73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5,I25,K25)=0,&quot;-&quot;,SUM(G25,I25,K25))" table:style-name="ce19">
            <text:p>-</text:p>
          </table:table-cell>
          <table:table-cell office:value-type="string" office:string-value="-" table:formula="msoxl:=IF(SUM(H25,J25,L25)=0,&quot;-&quot;,SUM(H25,J25,L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5,'漁業生產量值-漁業種類別魚類別生產量值12'!C25,'漁業生產量值-漁業種類別魚類別生產量值12'!E25,'漁業生產量值-漁業種類別魚類別生產量值12'!G25,'漁業生產量值-漁業種類別魚類別生產量值12'!I25,'漁業生產量值-漁業種類別魚類別生產量值12'!K25,'漁業生產量值-漁業種類別魚類別生產量值12'!M25,'漁業生產量值-漁業種類別魚類別生產量值12'!O25,'漁業生產量值-漁業種類別魚類別生產量值13'!C25,'漁業生產量值-漁業種類別魚類別生產量值13'!E25,'漁業生產量值-漁業種類別魚類別生產量值13'!G25)=0,&quot;-&quot;,SUM(O25,'漁業生產量值-漁業種類別魚類別生產量值12'!C25,'漁業生產量值-漁業種類別魚類別生產量值12'!E25,'漁業生產量值-漁業種類別魚類別生產量值12'!G25,'漁業生產量值-漁業種類別魚類別生產量值12'!I25,'漁業生產量值-漁業種類別魚類別生產量值12'!K25,'漁業生產量值-漁業種類別魚類別生產量值12'!M25,'漁業生產量值-漁業種類別魚類別生產量值12'!O25,'漁業生產量值-漁業種類別魚類別生產量值13'!C25,'漁業生產量值-漁業種類別魚類別生產量值13'!E25,'漁業生產量值-漁業種類別魚類別生產量值13'!G25))" table:style-name="ce19">
            <text:p>-</text:p>
          </table:table-cell>
          <table:table-cell office:value-type="string" office:string-value="-" table:formula="msoxl:=IF(SUM(P25,'漁業生產量值-漁業種類別魚類別生產量值12'!D25,'漁業生產量值-漁業種類別魚類別生產量值12'!F25,'漁業生產量值-漁業種類別魚類別生產量值12'!H25,'漁業生產量值-漁業種類別魚類別生產量值12'!J25,'漁業生產量值-漁業種類別魚類別生產量值12'!L25,'漁業生產量值-漁業種類別魚類別生產量值12'!N25,'漁業生產量值-漁業種類別魚類別生產量值12'!P25,'漁業生產量值-漁業種類別魚類別生產量值13'!D25,'漁業生產量值-漁業種類別魚類別生產量值13'!F25,'漁業生產量值-漁業種類別魚類別生產量值13'!H25)=0,&quot;-&quot;,SUM(P25,'漁業生產量值-漁業種類別魚類別生產量值12'!D25,'漁業生產量值-漁業種類別魚類別生產量值12'!F25,'漁業生產量值-漁業種類別魚類別生產量值12'!H25,'漁業生產量值-漁業種類別魚類別生產量值12'!J25,'漁業生產量值-漁業種類別魚類別生產量值12'!L25,'漁業生產量值-漁業種類別魚類別生產量值12'!N25,'漁業生產量值-漁業種類別魚類別生產量值12'!P25,'漁業生產量值-漁業種類別魚類別生產量值13'!D25,'漁業生產量值-漁業種類別魚類別生產量值13'!F25,'漁業生產量值-漁業種類別魚類別生產量值13'!H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6,I26,K26)=0,&quot;-&quot;,SUM(G26,I26,K26))" table:style-name="ce19">
            <text:p>-</text:p>
          </table:table-cell>
          <table:table-cell office:value-type="string" office:string-value="-" table:formula="msoxl:=IF(SUM(H26,J26,L26)=0,&quot;-&quot;,SUM(H26,J26,L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6,'漁業生產量值-漁業種類別魚類別生產量值12'!C26,'漁業生產量值-漁業種類別魚類別生產量值12'!E26,'漁業生產量值-漁業種類別魚類別生產量值12'!G26,'漁業生產量值-漁業種類別魚類別生產量值12'!I26,'漁業生產量值-漁業種類別魚類別生產量值12'!K26,'漁業生產量值-漁業種類別魚類別生產量值12'!M26,'漁業生產量值-漁業種類別魚類別生產量值12'!O26,'漁業生產量值-漁業種類別魚類別生產量值13'!C26,'漁業生產量值-漁業種類別魚類別生產量值13'!E26,'漁業生產量值-漁業種類別魚類別生產量值13'!G26)=0,&quot;-&quot;,SUM(O26,'漁業生產量值-漁業種類別魚類別生產量值12'!C26,'漁業生產量值-漁業種類別魚類別生產量值12'!E26,'漁業生產量值-漁業種類別魚類別生產量值12'!G26,'漁業生產量值-漁業種類別魚類別生產量值12'!I26,'漁業生產量值-漁業種類別魚類別生產量值12'!K26,'漁業生產量值-漁業種類別魚類別生產量值12'!M26,'漁業生產量值-漁業種類別魚類別生產量值12'!O26,'漁業生產量值-漁業種類別魚類別生產量值13'!C26,'漁業生產量值-漁業種類別魚類別生產量值13'!E26,'漁業生產量值-漁業種類別魚類別生產量值13'!G26))" table:style-name="ce19">
            <text:p>-</text:p>
          </table:table-cell>
          <table:table-cell office:value-type="string" office:string-value="-" table:formula="msoxl:=IF(SUM(P26,'漁業生產量值-漁業種類別魚類別生產量值12'!D26,'漁業生產量值-漁業種類別魚類別生產量值12'!F26,'漁業生產量值-漁業種類別魚類別生產量值12'!H26,'漁業生產量值-漁業種類別魚類別生產量值12'!J26,'漁業生產量值-漁業種類別魚類別生產量值12'!L26,'漁業生產量值-漁業種類別魚類別生產量值12'!N26,'漁業生產量值-漁業種類別魚類別生產量值12'!P26,'漁業生產量值-漁業種類別魚類別生產量值13'!D26,'漁業生產量值-漁業種類別魚類別生產量值13'!F26,'漁業生產量值-漁業種類別魚類別生產量值13'!H26)=0,&quot;-&quot;,SUM(P26,'漁業生產量值-漁業種類別魚類別生產量值12'!D26,'漁業生產量值-漁業種類別魚類別生產量值12'!F26,'漁業生產量值-漁業種類別魚類別生產量值12'!H26,'漁業生產量值-漁業種類別魚類別生產量值12'!J26,'漁業生產量值-漁業種類別魚類別生產量值12'!L26,'漁業生產量值-漁業種類別魚類別生產量值12'!N26,'漁業生產量值-漁業種類別魚類別生產量值12'!P26,'漁業生產量值-漁業種類別魚類別生產量值13'!D26,'漁業生產量值-漁業種類別魚類別生產量值13'!F26,'漁業生產量值-漁業種類別魚類別生產量值13'!H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12.22821999999999" table:style-name="ce54">
            <text:p>112<text:s/></text:p>
          </table:table-cell>
          <table:table-cell office:value-type="float" office:value="8375.7085399999996" table:style-name="ce54">
            <text:p>8,376<text:s/></text:p>
          </table:table-cell>
          <table:table-cell office:value-type="string" office:string-value="-" table:formula="msoxl:=IF(SUM(G27,I27,K27)=0,&quot;-&quot;,SUM(G27,I27,K27))" table:style-name="ce19">
            <text:p>-</text:p>
          </table:table-cell>
          <table:table-cell office:value-type="string" office:string-value="-" table:formula="msoxl:=IF(SUM(H27,J27,L27)=0,&quot;-&quot;,SUM(H27,J27,L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7,'漁業生產量值-漁業種類別魚類別生產量值12'!C27,'漁業生產量值-漁業種類別魚類別生產量值12'!E27,'漁業生產量值-漁業種類別魚類別生產量值12'!G27,'漁業生產量值-漁業種類別魚類別生產量值12'!I27,'漁業生產量值-漁業種類別魚類別生產量值12'!K27,'漁業生產量值-漁業種類別魚類別生產量值12'!M27,'漁業生產量值-漁業種類別魚類別生產量值12'!O27,'漁業生產量值-漁業種類別魚類別生產量值13'!C27,'漁業生產量值-漁業種類別魚類別生產量值13'!E27,'漁業生產量值-漁業種類別魚類別生產量值13'!G27)=0,&quot;-&quot;,SUM(O27,'漁業生產量值-漁業種類別魚類別生產量值12'!C27,'漁業生產量值-漁業種類別魚類別生產量值12'!E27,'漁業生產量值-漁業種類別魚類別生產量值12'!G27,'漁業生產量值-漁業種類別魚類別生產量值12'!I27,'漁業生產量值-漁業種類別魚類別生產量值12'!K27,'漁業生產量值-漁業種類別魚類別生產量值12'!M27,'漁業生產量值-漁業種類別魚類別生產量值12'!O27,'漁業生產量值-漁業種類別魚類別生產量值13'!C27,'漁業生產量值-漁業種類別魚類別生產量值13'!E27,'漁業生產量值-漁業種類別魚類別生產量值13'!G27))" table:style-name="ce19">
            <text:p>-</text:p>
          </table:table-cell>
          <table:table-cell office:value-type="string" office:string-value="-" table:formula="msoxl:=IF(SUM(P27,'漁業生產量值-漁業種類別魚類別生產量值12'!D27,'漁業生產量值-漁業種類別魚類別生產量值12'!F27,'漁業生產量值-漁業種類別魚類別生產量值12'!H27,'漁業生產量值-漁業種類別魚類別生產量值12'!J27,'漁業生產量值-漁業種類別魚類別生產量值12'!L27,'漁業生產量值-漁業種類別魚類別生產量值12'!N27,'漁業生產量值-漁業種類別魚類別生產量值12'!P27,'漁業生產量值-漁業種類別魚類別生產量值13'!D27,'漁業生產量值-漁業種類別魚類別生產量值13'!F27,'漁業生產量值-漁業種類別魚類別生產量值13'!H27)=0,&quot;-&quot;,SUM(P27,'漁業生產量值-漁業種類別魚類別生產量值12'!D27,'漁業生產量值-漁業種類別魚類別生產量值12'!F27,'漁業生產量值-漁業種類別魚類別生產量值12'!H27,'漁業生產量值-漁業種類別魚類別生產量值12'!J27,'漁業生產量值-漁業種類別魚類別生產量值12'!L27,'漁業生產量值-漁業種類別魚類別生產量值12'!N27,'漁業生產量值-漁業種類別魚類別生產量值12'!P27,'漁業生產量值-漁業種類別魚類別生產量值13'!D27,'漁業生產量值-漁業種類別魚類別生產量值13'!F27,'漁業生產量值-漁業種類別魚類別生產量值13'!H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472.16098" table:style-name="ce54">
            <text:p>472<text:s/></text:p>
          </table:table-cell>
          <table:table-cell office:value-type="float" office:value="40396.546029999998" table:style-name="ce54">
            <text:p>40,397<text:s/></text:p>
          </table:table-cell>
          <table:table-cell office:value-type="string" office:string-value="-" table:formula="msoxl:=IF(SUM(G28,I28,K28)=0,&quot;-&quot;,SUM(G28,I28,K28))" table:style-name="ce19">
            <text:p>-</text:p>
          </table:table-cell>
          <table:table-cell office:value-type="string" office:string-value="-" table:formula="msoxl:=IF(SUM(H28,J28,L28)=0,&quot;-&quot;,SUM(H28,J28,L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8,'漁業生產量值-漁業種類別魚類別生產量值12'!C28,'漁業生產量值-漁業種類別魚類別生產量值12'!E28,'漁業生產量值-漁業種類別魚類別生產量值12'!G28,'漁業生產量值-漁業種類別魚類別生產量值12'!I28,'漁業生產量值-漁業種類別魚類別生產量值12'!K28,'漁業生產量值-漁業種類別魚類別生產量值12'!M28,'漁業生產量值-漁業種類別魚類別生產量值12'!O28,'漁業生產量值-漁業種類別魚類別生產量值13'!C28,'漁業生產量值-漁業種類別魚類別生產量值13'!E28,'漁業生產量值-漁業種類別魚類別生產量值13'!G28)=0,&quot;-&quot;,SUM(O28,'漁業生產量值-漁業種類別魚類別生產量值12'!C28,'漁業生產量值-漁業種類別魚類別生產量值12'!E28,'漁業生產量值-漁業種類別魚類別生產量值12'!G28,'漁業生產量值-漁業種類別魚類別生產量值12'!I28,'漁業生產量值-漁業種類別魚類別生產量值12'!K28,'漁業生產量值-漁業種類別魚類別生產量值12'!M28,'漁業生產量值-漁業種類別魚類別生產量值12'!O28,'漁業生產量值-漁業種類別魚類別生產量值13'!C28,'漁業生產量值-漁業種類別魚類別生產量值13'!E28,'漁業生產量值-漁業種類別魚類別生產量值13'!G28))" table:style-name="ce19">
            <text:p>-</text:p>
          </table:table-cell>
          <table:table-cell office:value-type="string" office:string-value="-" table:formula="msoxl:=IF(SUM(P28,'漁業生產量值-漁業種類別魚類別生產量值12'!D28,'漁業生產量值-漁業種類別魚類別生產量值12'!F28,'漁業生產量值-漁業種類別魚類別生產量值12'!H28,'漁業生產量值-漁業種類別魚類別生產量值12'!J28,'漁業生產量值-漁業種類別魚類別生產量值12'!L28,'漁業生產量值-漁業種類別魚類別生產量值12'!N28,'漁業生產量值-漁業種類別魚類別生產量值12'!P28,'漁業生產量值-漁業種類別魚類別生產量值13'!D28,'漁業生產量值-漁業種類別魚類別生產量值13'!F28,'漁業生產量值-漁業種類別魚類別生產量值13'!H28)=0,&quot;-&quot;,SUM(P28,'漁業生產量值-漁業種類別魚類別生產量值12'!D28,'漁業生產量值-漁業種類別魚類別生產量值12'!F28,'漁業生產量值-漁業種類別魚類別生產量值12'!H28,'漁業生產量值-漁業種類別魚類別生產量值12'!J28,'漁業生產量值-漁業種類別魚類別生產量值12'!L28,'漁業生產量值-漁業種類別魚類別生產量值12'!N28,'漁業生產量值-漁業種類別魚類別生產量值12'!P28,'漁業生產量值-漁業種類別魚類別生產量值13'!D28,'漁業生產量值-漁業種類別魚類別生產量值13'!F28,'漁業生產量值-漁業種類別魚類別生產量值13'!H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9,I29,K29)=0,&quot;-&quot;,SUM(G29,I29,K29))" table:style-name="ce19">
            <text:p>-</text:p>
          </table:table-cell>
          <table:table-cell office:value-type="string" office:string-value="-" table:formula="msoxl:=IF(SUM(H29,J29,L29)=0,&quot;-&quot;,SUM(H29,J29,L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9,'漁業生產量值-漁業種類別魚類別生產量值12'!C29,'漁業生產量值-漁業種類別魚類別生產量值12'!E29,'漁業生產量值-漁業種類別魚類別生產量值12'!G29,'漁業生產量值-漁業種類別魚類別生產量值12'!I29,'漁業生產量值-漁業種類別魚類別生產量值12'!K29,'漁業生產量值-漁業種類別魚類別生產量值12'!M29,'漁業生產量值-漁業種類別魚類別生產量值12'!O29,'漁業生產量值-漁業種類別魚類別生產量值13'!C29,'漁業生產量值-漁業種類別魚類別生產量值13'!E29,'漁業生產量值-漁業種類別魚類別生產量值13'!G29)=0,&quot;-&quot;,SUM(O29,'漁業生產量值-漁業種類別魚類別生產量值12'!C29,'漁業生產量值-漁業種類別魚類別生產量值12'!E29,'漁業生產量值-漁業種類別魚類別生產量值12'!G29,'漁業生產量值-漁業種類別魚類別生產量值12'!I29,'漁業生產量值-漁業種類別魚類別生產量值12'!K29,'漁業生產量值-漁業種類別魚類別生產量值12'!M29,'漁業生產量值-漁業種類別魚類別生產量值12'!O29,'漁業生產量值-漁業種類別魚類別生產量值13'!C29,'漁業生產量值-漁業種類別魚類別生產量值13'!E29,'漁業生產量值-漁業種類別魚類別生產量值13'!G29))" table:style-name="ce19">
            <text:p>-</text:p>
          </table:table-cell>
          <table:table-cell office:value-type="string" office:string-value="-" table:formula="msoxl:=IF(SUM(P29,'漁業生產量值-漁業種類別魚類別生產量值12'!D29,'漁業生產量值-漁業種類別魚類別生產量值12'!F29,'漁業生產量值-漁業種類別魚類別生產量值12'!H29,'漁業生產量值-漁業種類別魚類別生產量值12'!J29,'漁業生產量值-漁業種類別魚類別生產量值12'!L29,'漁業生產量值-漁業種類別魚類別生產量值12'!N29,'漁業生產量值-漁業種類別魚類別生產量值12'!P29,'漁業生產量值-漁業種類別魚類別生產量值13'!D29,'漁業生產量值-漁業種類別魚類別生產量值13'!F29,'漁業生產量值-漁業種類別魚類別生產量值13'!H29)=0,&quot;-&quot;,SUM(P29,'漁業生產量值-漁業種類別魚類別生產量值12'!D29,'漁業生產量值-漁業種類別魚類別生產量值12'!F29,'漁業生產量值-漁業種類別魚類別生產量值12'!H29,'漁業生產量值-漁業種類別魚類別生產量值12'!J29,'漁業生產量值-漁業種類別魚類別生產量值12'!L29,'漁業生產量值-漁業種類別魚類別生產量值12'!N29,'漁業生產量值-漁業種類別魚類別生產量值12'!P29,'漁業生產量值-漁業種類別魚類別生產量值13'!D29,'漁業生產量值-漁業種類別魚類別生產量值13'!F29,'漁業生產量值-漁業種類別魚類別生產量值13'!H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571.72123999999997" table:style-name="ce54">
            <text:p>572<text:s/></text:p>
          </table:table-cell>
          <table:table-cell office:value-type="float" office:value="115876.22222" table:style-name="ce54">
            <text:p>115,876<text:s/></text:p>
          </table:table-cell>
          <table:table-cell office:value-type="float" office:value="7.93" table:formula="msoxl:=IF(SUM(G30,I30,K30)=0,&quot;-&quot;,SUM(G30,I30,K30))" table:style-name="ce19">
            <text:p>8<text:s/></text:p>
          </table:table-cell>
          <table:table-cell office:value-type="float" office:value="1775.8" table:formula="msoxl:=IF(SUM(H30,J30,L30)=0,&quot;-&quot;,SUM(H30,J30,L30))" table:style-name="ce19">
            <text:p>1,776<text:s/></text:p>
          </table:table-cell>
          <table:table-cell office:value-type="float" office:value="3" table:style-name="ce54">
            <text:p>3<text:s/></text:p>
          </table:table-cell>
          <table:table-cell office:value-type="float" office:value="987" table:style-name="ce54">
            <text:p>987<text:s/></text:p>
          </table:table-cell>
          <table:table-cell office:value-type="float" office:value="4.93" table:style-name="ce54">
            <text:p>5<text:s/></text:p>
          </table:table-cell>
          <table:table-cell office:value-type="float" office:value="788.8" table:style-name="ce54">
            <text:p>78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0,'漁業生產量值-漁業種類別魚類別生產量值12'!C30,'漁業生產量值-漁業種類別魚類別生產量值12'!E30,'漁業生產量值-漁業種類別魚類別生產量值12'!G30,'漁業生產量值-漁業種類別魚類別生產量值12'!I30,'漁業生產量值-漁業種類別魚類別生產量值12'!K30,'漁業生產量值-漁業種類別魚類別生產量值12'!M30,'漁業生產量值-漁業種類別魚類別生產量值12'!O30,'漁業生產量值-漁業種類別魚類別生產量值13'!C30,'漁業生產量值-漁業種類別魚類別生產量值13'!E30,'漁業生產量值-漁業種類別魚類別生產量值13'!G30)=0,&quot;-&quot;,SUM(O30,'漁業生產量值-漁業種類別魚類別生產量值12'!C30,'漁業生產量值-漁業種類別魚類別生產量值12'!E30,'漁業生產量值-漁業種類別魚類別生產量值12'!G30,'漁業生產量值-漁業種類別魚類別生產量值12'!I30,'漁業生產量值-漁業種類別魚類別生產量值12'!K30,'漁業生產量值-漁業種類別魚類別生產量值12'!M30,'漁業生產量值-漁業種類別魚類別生產量值12'!O30,'漁業生產量值-漁業種類別魚類別生產量值13'!C30,'漁業生產量值-漁業種類別魚類別生產量值13'!E30,'漁業生產量值-漁業種類別魚類別生產量值13'!G30))" table:style-name="ce19">
            <text:p>-</text:p>
          </table:table-cell>
          <table:table-cell office:value-type="string" office:string-value="-" table:formula="msoxl:=IF(SUM(P30,'漁業生產量值-漁業種類別魚類別生產量值12'!D30,'漁業生產量值-漁業種類別魚類別生產量值12'!F30,'漁業生產量值-漁業種類別魚類別生產量值12'!H30,'漁業生產量值-漁業種類別魚類別生產量值12'!J30,'漁業生產量值-漁業種類別魚類別生產量值12'!L30,'漁業生產量值-漁業種類別魚類別生產量值12'!N30,'漁業生產量值-漁業種類別魚類別生產量值12'!P30,'漁業生產量值-漁業種類別魚類別生產量值13'!D30,'漁業生產量值-漁業種類別魚類別生產量值13'!F30,'漁業生產量值-漁業種類別魚類別生產量值13'!H30)=0,&quot;-&quot;,SUM(P30,'漁業生產量值-漁業種類別魚類別生產量值12'!D30,'漁業生產量值-漁業種類別魚類別生產量值12'!F30,'漁業生產量值-漁業種類別魚類別生產量值12'!H30,'漁業生產量值-漁業種類別魚類別生產量值12'!J30,'漁業生產量值-漁業種類別魚類別生產量值12'!L30,'漁業生產量值-漁業種類別魚類別生產量值12'!N30,'漁業生產量值-漁業種類別魚類別生產量值12'!P30,'漁業生產量值-漁業種類別魚類別生產量值13'!D30,'漁業生產量值-漁業種類別魚類別生產量值13'!F30,'漁業生產量值-漁業種類別魚類別生產量值13'!H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1,I31,K31)=0,&quot;-&quot;,SUM(G31,I31,K31))" table:style-name="ce19">
            <text:p>-</text:p>
          </table:table-cell>
          <table:table-cell office:value-type="string" office:string-value="-" table:formula="msoxl:=IF(SUM(H31,J31,L31)=0,&quot;-&quot;,SUM(H31,J31,L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1,'漁業生產量值-漁業種類別魚類別生產量值12'!C31,'漁業生產量值-漁業種類別魚類別生產量值12'!E31,'漁業生產量值-漁業種類別魚類別生產量值12'!G31,'漁業生產量值-漁業種類別魚類別生產量值12'!I31,'漁業生產量值-漁業種類別魚類別生產量值12'!K31,'漁業生產量值-漁業種類別魚類別生產量值12'!M31,'漁業生產量值-漁業種類別魚類別生產量值12'!O31,'漁業生產量值-漁業種類別魚類別生產量值13'!C31,'漁業生產量值-漁業種類別魚類別生產量值13'!E31,'漁業生產量值-漁業種類別魚類別生產量值13'!G31)=0,&quot;-&quot;,SUM(O31,'漁業生產量值-漁業種類別魚類別生產量值12'!C31,'漁業生產量值-漁業種類別魚類別生產量值12'!E31,'漁業生產量值-漁業種類別魚類別生產量值12'!G31,'漁業生產量值-漁業種類別魚類別生產量值12'!I31,'漁業生產量值-漁業種類別魚類別生產量值12'!K31,'漁業生產量值-漁業種類別魚類別生產量值12'!M31,'漁業生產量值-漁業種類別魚類別生產量值12'!O31,'漁業生產量值-漁業種類別魚類別生產量值13'!C31,'漁業生產量值-漁業種類別魚類別生產量值13'!E31,'漁業生產量值-漁業種類別魚類別生產量值13'!G31))" table:style-name="ce19">
            <text:p>-</text:p>
          </table:table-cell>
          <table:table-cell office:value-type="string" office:string-value="-" table:formula="msoxl:=IF(SUM(P31,'漁業生產量值-漁業種類別魚類別生產量值12'!D31,'漁業生產量值-漁業種類別魚類別生產量值12'!F31,'漁業生產量值-漁業種類別魚類別生產量值12'!H31,'漁業生產量值-漁業種類別魚類別生產量值12'!J31,'漁業生產量值-漁業種類別魚類別生產量值12'!L31,'漁業生產量值-漁業種類別魚類別生產量值12'!N31,'漁業生產量值-漁業種類別魚類別生產量值12'!P31,'漁業生產量值-漁業種類別魚類別生產量值13'!D31,'漁業生產量值-漁業種類別魚類別生產量值13'!F31,'漁業生產量值-漁業種類別魚類別生產量值13'!H31)=0,&quot;-&quot;,SUM(P31,'漁業生產量值-漁業種類別魚類別生產量值12'!D31,'漁業生產量值-漁業種類別魚類別生產量值12'!F31,'漁業生產量值-漁業種類別魚類別生產量值12'!H31,'漁業生產量值-漁業種類別魚類別生產量值12'!J31,'漁業生產量值-漁業種類別魚類別生產量值12'!L31,'漁業生產量值-漁業種類別魚類別生產量值12'!N31,'漁業生產量值-漁業種類別魚類別生產量值12'!P31,'漁業生產量值-漁業種類別魚類別生產量值13'!D31,'漁業生產量值-漁業種類別魚類別生產量值13'!F31,'漁業生產量值-漁業種類別魚類別生產量值13'!H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2,I32,K32)=0,&quot;-&quot;,SUM(G32,I32,K32))" table:style-name="ce19">
            <text:p>-</text:p>
          </table:table-cell>
          <table:table-cell office:value-type="string" office:string-value="-" table:formula="msoxl:=IF(SUM(H32,J32,L32)=0,&quot;-&quot;,SUM(H32,J32,L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2,'漁業生產量值-漁業種類別魚類別生產量值12'!C32,'漁業生產量值-漁業種類別魚類別生產量值12'!E32,'漁業生產量值-漁業種類別魚類別生產量值12'!G32,'漁業生產量值-漁業種類別魚類別生產量值12'!I32,'漁業生產量值-漁業種類別魚類別生產量值12'!K32,'漁業生產量值-漁業種類別魚類別生產量值12'!M32,'漁業生產量值-漁業種類別魚類別生產量值12'!O32,'漁業生產量值-漁業種類別魚類別生產量值13'!C32,'漁業生產量值-漁業種類別魚類別生產量值13'!E32,'漁業生產量值-漁業種類別魚類別生產量值13'!G32)=0,&quot;-&quot;,SUM(O32,'漁業生產量值-漁業種類別魚類別生產量值12'!C32,'漁業生產量值-漁業種類別魚類別生產量值12'!E32,'漁業生產量值-漁業種類別魚類別生產量值12'!G32,'漁業生產量值-漁業種類別魚類別生產量值12'!I32,'漁業生產量值-漁業種類別魚類別生產量值12'!K32,'漁業生產量值-漁業種類別魚類別生產量值12'!M32,'漁業生產量值-漁業種類別魚類別生產量值12'!O32,'漁業生產量值-漁業種類別魚類別生產量值13'!C32,'漁業生產量值-漁業種類別魚類別生產量值13'!E32,'漁業生產量值-漁業種類別魚類別生產量值13'!G32))" table:style-name="ce19">
            <text:p>-</text:p>
          </table:table-cell>
          <table:table-cell office:value-type="string" office:string-value="-" table:formula="msoxl:=IF(SUM(P32,'漁業生產量值-漁業種類別魚類別生產量值12'!D32,'漁業生產量值-漁業種類別魚類別生產量值12'!F32,'漁業生產量值-漁業種類別魚類別生產量值12'!H32,'漁業生產量值-漁業種類別魚類別生產量值12'!J32,'漁業生產量值-漁業種類別魚類別生產量值12'!L32,'漁業生產量值-漁業種類別魚類別生產量值12'!N32,'漁業生產量值-漁業種類別魚類別生產量值12'!P32,'漁業生產量值-漁業種類別魚類別生產量值13'!D32,'漁業生產量值-漁業種類別魚類別生產量值13'!F32,'漁業生產量值-漁業種類別魚類別生產量值13'!H32)=0,&quot;-&quot;,SUM(P32,'漁業生產量值-漁業種類別魚類別生產量值12'!D32,'漁業生產量值-漁業種類別魚類別生產量值12'!F32,'漁業生產量值-漁業種類別魚類別生產量值12'!H32,'漁業生產量值-漁業種類別魚類別生產量值12'!J32,'漁業生產量值-漁業種類別魚類別生產量值12'!L32,'漁業生產量值-漁業種類別魚類別生產量值12'!N32,'漁業生產量值-漁業種類別魚類別生產量值12'!P32,'漁業生產量值-漁業種類別魚類別生產量值13'!D32,'漁業生產量值-漁業種類別魚類別生產量值13'!F32,'漁業生產量值-漁業種類別魚類別生產量值13'!H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3,I33,K33)=0,&quot;-&quot;,SUM(G33,I33,K33))" table:style-name="ce19">
            <text:p>-</text:p>
          </table:table-cell>
          <table:table-cell office:value-type="string" office:string-value="-" table:formula="msoxl:=IF(SUM(H33,J33,L33)=0,&quot;-&quot;,SUM(H33,J33,L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3,'漁業生產量值-漁業種類別魚類別生產量值12'!C33,'漁業生產量值-漁業種類別魚類別生產量值12'!E33,'漁業生產量值-漁業種類別魚類別生產量值12'!G33,'漁業生產量值-漁業種類別魚類別生產量值12'!I33,'漁業生產量值-漁業種類別魚類別生產量值12'!K33,'漁業生產量值-漁業種類別魚類別生產量值12'!M33,'漁業生產量值-漁業種類別魚類別生產量值12'!O33,'漁業生產量值-漁業種類別魚類別生產量值13'!C33,'漁業生產量值-漁業種類別魚類別生產量值13'!E33,'漁業生產量值-漁業種類別魚類別生產量值13'!G33)=0,&quot;-&quot;,SUM(O33,'漁業生產量值-漁業種類別魚類別生產量值12'!C33,'漁業生產量值-漁業種類別魚類別生產量值12'!E33,'漁業生產量值-漁業種類別魚類別生產量值12'!G33,'漁業生產量值-漁業種類別魚類別生產量值12'!I33,'漁業生產量值-漁業種類別魚類別生產量值12'!K33,'漁業生產量值-漁業種類別魚類別生產量值12'!M33,'漁業生產量值-漁業種類別魚類別生產量值12'!O33,'漁業生產量值-漁業種類別魚類別生產量值13'!C33,'漁業生產量值-漁業種類別魚類別生產量值13'!E33,'漁業生產量值-漁業種類別魚類別生產量值13'!G33))" table:style-name="ce19">
            <text:p>-</text:p>
          </table:table-cell>
          <table:table-cell office:value-type="string" office:string-value="-" table:formula="msoxl:=IF(SUM(P33,'漁業生產量值-漁業種類別魚類別生產量值12'!D33,'漁業生產量值-漁業種類別魚類別生產量值12'!F33,'漁業生產量值-漁業種類別魚類別生產量值12'!H33,'漁業生產量值-漁業種類別魚類別生產量值12'!J33,'漁業生產量值-漁業種類別魚類別生產量值12'!L33,'漁業生產量值-漁業種類別魚類別生產量值12'!N33,'漁業生產量值-漁業種類別魚類別生產量值12'!P33,'漁業生產量值-漁業種類別魚類別生產量值13'!D33,'漁業生產量值-漁業種類別魚類別生產量值13'!F33,'漁業生產量值-漁業種類別魚類別生產量值13'!H33)=0,&quot;-&quot;,SUM(P33,'漁業生產量值-漁業種類別魚類別生產量值12'!D33,'漁業生產量值-漁業種類別魚類別生產量值12'!F33,'漁業生產量值-漁業種類別魚類別生產量值12'!H33,'漁業生產量值-漁業種類別魚類別生產量值12'!J33,'漁業生產量值-漁業種類別魚類別生產量值12'!L33,'漁業生產量值-漁業種類別魚類別生產量值12'!N33,'漁業生產量值-漁業種類別魚類別生產量值12'!P33,'漁業生產量值-漁業種類別魚類別生產量值13'!D33,'漁業生產量值-漁業種類別魚類別生產量值13'!F33,'漁業生產量值-漁業種類別魚類別生產量值13'!H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72.619799999999998" table:style-name="ce54">
            <text:p>73<text:s/></text:p>
          </table:table-cell>
          <table:table-cell office:value-type="float" office:value="1835.82854" table:style-name="ce54">
            <text:p>1,836<text:s/></text:p>
          </table:table-cell>
          <table:table-cell office:value-type="float" office:value="36.075000000000003" table:formula="msoxl:=IF(SUM(G34,I34,K34)=0,&quot;-&quot;,SUM(G34,I34,K34))" table:style-name="ce19">
            <text:p>36<text:s/></text:p>
          </table:table-cell>
          <table:table-cell office:value-type="float" office:value="4509.375" table:formula="msoxl:=IF(SUM(H34,J34,L34)=0,&quot;-&quot;,SUM(H34,J34,L34))" table:style-name="ce19">
            <text:p>4,5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6.075000000000003" table:style-name="ce54">
            <text:p>36<text:s/></text:p>
          </table:table-cell>
          <table:table-cell office:value-type="float" office:value="4509.375" table:style-name="ce54">
            <text:p>4,5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4,'漁業生產量值-漁業種類別魚類別生產量值12'!C34,'漁業生產量值-漁業種類別魚類別生產量值12'!E34,'漁業生產量值-漁業種類別魚類別生產量值12'!G34,'漁業生產量值-漁業種類別魚類別生產量值12'!I34,'漁業生產量值-漁業種類別魚類別生產量值12'!K34,'漁業生產量值-漁業種類別魚類別生產量值12'!M34,'漁業生產量值-漁業種類別魚類別生產量值12'!O34,'漁業生產量值-漁業種類別魚類別生產量值13'!C34,'漁業生產量值-漁業種類別魚類別生產量值13'!E34,'漁業生產量值-漁業種類別魚類別生產量值13'!G34)=0,&quot;-&quot;,SUM(O34,'漁業生產量值-漁業種類別魚類別生產量值12'!C34,'漁業生產量值-漁業種類別魚類別生產量值12'!E34,'漁業生產量值-漁業種類別魚類別生產量值12'!G34,'漁業生產量值-漁業種類別魚類別生產量值12'!I34,'漁業生產量值-漁業種類別魚類別生產量值12'!K34,'漁業生產量值-漁業種類別魚類別生產量值12'!M34,'漁業生產量值-漁業種類別魚類別生產量值12'!O34,'漁業生產量值-漁業種類別魚類別生產量值13'!C34,'漁業生產量值-漁業種類別魚類別生產量值13'!E34,'漁業生產量值-漁業種類別魚類別生產量值13'!G34))" table:style-name="ce19">
            <text:p>-</text:p>
          </table:table-cell>
          <table:table-cell office:value-type="string" office:string-value="-" table:formula="msoxl:=IF(SUM(P34,'漁業生產量值-漁業種類別魚類別生產量值12'!D34,'漁業生產量值-漁業種類別魚類別生產量值12'!F34,'漁業生產量值-漁業種類別魚類別生產量值12'!H34,'漁業生產量值-漁業種類別魚類別生產量值12'!J34,'漁業生產量值-漁業種類別魚類別生產量值12'!L34,'漁業生產量值-漁業種類別魚類別生產量值12'!N34,'漁業生產量值-漁業種類別魚類別生產量值12'!P34,'漁業生產量值-漁業種類別魚類別生產量值13'!D34,'漁業生產量值-漁業種類別魚類別生產量值13'!F34,'漁業生產量值-漁業種類別魚類別生產量值13'!H34)=0,&quot;-&quot;,SUM(P34,'漁業生產量值-漁業種類別魚類別生產量值12'!D34,'漁業生產量值-漁業種類別魚類別生產量值12'!F34,'漁業生產量值-漁業種類別魚類別生產量值12'!H34,'漁業生產量值-漁業種類別魚類別生產量值12'!J34,'漁業生產量值-漁業種類別魚類別生產量值12'!L34,'漁業生產量值-漁業種類別魚類別生產量值12'!N34,'漁業生產量值-漁業種類別魚類別生產量值12'!P34,'漁業生產量值-漁業種類別魚類別生產量值13'!D34,'漁業生產量值-漁業種類別魚類別生產量值13'!F34,'漁業生產量值-漁業種類別魚類別生產量值13'!H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19.825240000000001" table:style-name="ce54">
            <text:p>20<text:s/></text:p>
          </table:table-cell>
          <table:table-cell office:value-type="float" office:value="2023.9342200000001" table:style-name="ce54">
            <text:p>2,024<text:s/></text:p>
          </table:table-cell>
          <table:table-cell office:value-type="float" office:value="0.88900000000000001" table:formula="msoxl:=IF(SUM(G35,I35,K35)=0,&quot;-&quot;,SUM(G35,I35,K35))" table:style-name="ce19">
            <text:p>1<text:s/></text:p>
          </table:table-cell>
          <table:table-cell office:value-type="float" office:value="342.44279999999998" table:formula="msoxl:=IF(SUM(H35,J35,L35)=0,&quot;-&quot;,SUM(H35,J35,L35))" table:style-name="ce19">
            <text:p>3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88900000000000001" table:style-name="ce54">
            <text:p>1<text:s/></text:p>
          </table:table-cell>
          <table:table-cell office:value-type="float" office:value="342.44279999999998" table:style-name="ce54">
            <text:p>3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27.36" table:formula="msoxl:=IF(SUM(O35,'漁業生產量值-漁業種類別魚類別生產量值12'!C35,'漁業生產量值-漁業種類別魚類別生產量值12'!E35,'漁業生產量值-漁業種類別魚類別生產量值12'!G35,'漁業生產量值-漁業種類別魚類別生產量值12'!I35,'漁業生產量值-漁業種類別魚類別生產量值12'!K35,'漁業生產量值-漁業種類別魚類別生產量值12'!M35,'漁業生產量值-漁業種類別魚類別生產量值12'!O35,'漁業生產量值-漁業種類別魚類別生產量值13'!C35,'漁業生產量值-漁業種類別魚類別生產量值13'!E35,'漁業生產量值-漁業種類別魚類別生產量值13'!G35)=0,&quot;-&quot;,SUM(O35,'漁業生產量值-漁業種類別魚類別生產量值12'!C35,'漁業生產量值-漁業種類別魚類別生產量值12'!E35,'漁業生產量值-漁業種類別魚類別生產量值12'!G35,'漁業生產量值-漁業種類別魚類別生產量值12'!I35,'漁業生產量值-漁業種類別魚類別生產量值12'!K35,'漁業生產量值-漁業種類別魚類別生產量值12'!M35,'漁業生產量值-漁業種類別魚類別生產量值12'!O35,'漁業生產量值-漁業種類別魚類別生產量值13'!C35,'漁業生產量值-漁業種類別魚類別生產量值13'!E35,'漁業生產量值-漁業種類別魚類別生產量值13'!G35))" table:style-name="ce19">
            <text:p>727<text:s/></text:p>
          </table:table-cell>
          <table:table-cell office:value-type="float" office:value="73597.600000000006" table:formula="msoxl:=IF(SUM(P35,'漁業生產量值-漁業種類別魚類別生產量值12'!D35,'漁業生產量值-漁業種類別魚類別生產量值12'!F35,'漁業生產量值-漁業種類別魚類別生產量值12'!H35,'漁業生產量值-漁業種類別魚類別生產量值12'!J35,'漁業生產量值-漁業種類別魚類別生產量值12'!L35,'漁業生產量值-漁業種類別魚類別生產量值12'!N35,'漁業生產量值-漁業種類別魚類別生產量值12'!P35,'漁業生產量值-漁業種類別魚類別生產量值13'!D35,'漁業生產量值-漁業種類別魚類別生產量值13'!F35,'漁業生產量值-漁業種類別魚類別生產量值13'!H35)=0,&quot;-&quot;,SUM(P35,'漁業生產量值-漁業種類別魚類別生產量值12'!D35,'漁業生產量值-漁業種類別魚類別生產量值12'!F35,'漁業生產量值-漁業種類別魚類別生產量值12'!H35,'漁業生產量值-漁業種類別魚類別生產量值12'!J35,'漁業生產量值-漁業種類別魚類別生產量值12'!L35,'漁業生產量值-漁業種類別魚類別生產量值12'!N35,'漁業生產量值-漁業種類別魚類別生產量值12'!P35,'漁業生產量值-漁業種類別魚類別生產量值13'!D35,'漁業生產量值-漁業種類別魚類別生產量值13'!F35,'漁業生產量值-漁業種類別魚類別生產量值13'!H35))" table:style-name="ce19">
            <text:p>73,59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4949.3293300000005" table:formula="msoxl:=  IF(SUM(C37:C49)=0,&quot;-&quot;,SUM(C37:C49))" table:style-name="ce54">
            <text:p>4,949<text:s/></text:p>
          </table:table-cell>
          <table:table-cell office:value-type="float" office:value="686675.56536999997" table:formula="msoxl:=  IF(SUM(D37:D49)=0,&quot;-&quot;,SUM(D37:D49))" table:style-name="ce54">
            <text:p>686,676<text:s/></text:p>
          </table:table-cell>
          <table:table-cell office:value-type="float" office:value="1454.70994" table:formula="msoxl:=IF(SUM(G36,I36,K36)=0,&quot;-&quot;,SUM(G36,I36,K36))" table:style-name="ce19">
            <text:p>1,455<text:s/></text:p>
          </table:table-cell>
          <table:table-cell office:value-type="float" office:value="188405.48209" table:formula="msoxl:=IF(SUM(H36,J36,L36)=0,&quot;-&quot;,SUM(H36,J36,L36))" table:style-name="ce19">
            <text:p>188,405<text:s/></text:p>
          </table:table-cell>
          <table:table-cell office:value-type="float" office:value="5.6240000000000006" table:formula="msoxl:=  IF(SUM(G37:G49)=0,&quot;-&quot;,SUM(G37:G49))" table:style-name="ce54">
            <text:p>6<text:s/></text:p>
          </table:table-cell>
          <table:table-cell office:value-type="float" office:value="1684.9684" table:formula="msoxl:=  IF(SUM(H37:H49)=0,&quot;-&quot;,SUM(H37:H49))" table:style-name="ce54">
            <text:p>1,685<text:s/></text:p>
          </table:table-cell>
          <table:table-cell office:value-type="float" office:value="1446.3207399999999" table:formula="msoxl:=  IF(SUM(I37:I49)=0,&quot;-&quot;,SUM(I37:I49))" table:style-name="ce54">
            <text:p>1,446<text:s/></text:p>
          </table:table-cell>
          <table:table-cell office:value-type="float" office:value="186088.20494" table:formula="msoxl:=  IF(SUM(J37:J49)=0,&quot;-&quot;,SUM(J37:J49))" table:style-name="ce54">
            <text:p>186,088<text:s/></text:p>
          </table:table-cell>
          <table:table-cell office:value-type="float" office:value="2.7652000000000001" table:formula="msoxl:=  IF(SUM(K37:K49)=0,&quot;-&quot;,SUM(K37:K49))" table:style-name="ce54">
            <text:p>3<text:s/></text:p>
          </table:table-cell>
          <table:table-cell office:value-type="float" office:value="632.30875000000003" table:formula="msoxl:=  IF(SUM(L37:L49)=0,&quot;-&quot;,SUM(L37:L49))" table:style-name="ce54">
            <text:p>632<text:s/></text:p>
          </table:table-cell>
          <table:table-cell office:value-type="float" office:value="2949.7452899999994" table:formula="msoxl:=IF(SUM(O36,'漁業生產量值-漁業種類別魚類別生產量值12'!C36,'漁業生產量值-漁業種類別魚類別生產量值12'!E36,'漁業生產量值-漁業種類別魚類別生產量值12'!G36,'漁業生產量值-漁業種類別魚類別生產量值12'!I36,'漁業生產量值-漁業種類別魚類別生產量值12'!K36,'漁業生產量值-漁業種類別魚類別生產量值12'!M36,'漁業生產量值-漁業種類別魚類別生產量值12'!O36,'漁業生產量值-漁業種類別魚類別生產量值13'!C36,'漁業生產量值-漁業種類別魚類別生產量值13'!E36,'漁業生產量值-漁業種類別魚類別生產量值13'!G36)=0,&quot;-&quot;,SUM(O36,'漁業生產量值-漁業種類別魚類別生產量值12'!C36,'漁業生產量值-漁業種類別魚類別生產量值12'!E36,'漁業生產量值-漁業種類別魚類別生產量值12'!G36,'漁業生產量值-漁業種類別魚類別生產量值12'!I36,'漁業生產量值-漁業種類別魚類別生產量值12'!K36,'漁業生產量值-漁業種類別魚類別生產量值12'!M36,'漁業生產量值-漁業種類別魚類別生產量值12'!O36,'漁業生產量值-漁業種類別魚類別生產量值13'!C36,'漁業生產量值-漁業種類別魚類別生產量值13'!E36,'漁業生產量值-漁業種類別魚類別生產量值13'!G36))" table:style-name="ce19">
            <text:p>2,950<text:s/></text:p>
          </table:table-cell>
          <table:table-cell office:value-type="float" office:value="438565.16364000004" table:formula="msoxl:=IF(SUM(P36,'漁業生產量值-漁業種類別魚類別生產量值12'!D36,'漁業生產量值-漁業種類別魚類別生產量值12'!F36,'漁業生產量值-漁業種類別魚類別生產量值12'!H36,'漁業生產量值-漁業種類別魚類別生產量值12'!J36,'漁業生產量值-漁業種類別魚類別生產量值12'!L36,'漁業生產量值-漁業種類別魚類別生產量值12'!N36,'漁業生產量值-漁業種類別魚類別生產量值12'!P36,'漁業生產量值-漁業種類別魚類別生產量值13'!D36,'漁業生產量值-漁業種類別魚類別生產量值13'!F36,'漁業生產量值-漁業種類別魚類別生產量值13'!H36)=0,&quot;-&quot;,SUM(P36,'漁業生產量值-漁業種類別魚類別生產量值12'!D36,'漁業生產量值-漁業種類別魚類別生產量值12'!F36,'漁業生產量值-漁業種類別魚類別生產量值12'!H36,'漁業生產量值-漁業種類別魚類別生產量值12'!J36,'漁業生產量值-漁業種類別魚類別生產量值12'!L36,'漁業生產量值-漁業種類別魚類別生產量值12'!N36,'漁業生產量值-漁業種類別魚類別生產量值12'!P36,'漁業生產量值-漁業種類別魚類別生產量值13'!D36,'漁業生產量值-漁業種類別魚類別生產量值13'!F36,'漁業生產量值-漁業種類別魚類別生產量值13'!H36))" table:style-name="ce19">
            <text:p>438,565<text:s/></text:p>
          </table:table-cell>
          <table:table-cell office:value-type="float" office:value="0.73336000000000001" table:formula="msoxl:=  IF(SUM(O37:O49)=0,&quot;-&quot;,SUM(O37:O49))" table:style-name="ce54">
            <text:p>1<text:s/></text:p>
          </table:table-cell>
          <table:table-cell office:value-type="float" office:value="309.13006000000001" table:formula="msoxl:=  IF(SUM(P37:P49)=0,&quot;-&quot;,SUM(P37:P49))" table:style-name="ce54">
            <text:p>30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904.76319999999998" table:style-name="ce54">
            <text:p>905<text:s/></text:p>
          </table:table-cell>
          <table:table-cell office:value-type="float" office:value="96204.492199999993" table:style-name="ce54">
            <text:p>96,204<text:s/></text:p>
          </table:table-cell>
          <table:table-cell office:value-type="float" office:value="0.7147" table:formula="msoxl:=IF(SUM(G37,I37,K37)=0,&quot;-&quot;,SUM(G37,I37,K37))" table:style-name="ce19">
            <text:p>1<text:s/></text:p>
          </table:table-cell>
          <table:table-cell office:value-type="float" office:value="103.56475" table:formula="msoxl:=IF(SUM(H37,J37,L37)=0,&quot;-&quot;,SUM(H37,J37,L37))" table:style-name="ce19">
            <text:p>1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71189999999999998" table:style-name="ce54">
            <text:p>1<text:s/></text:p>
          </table:table-cell>
          <table:table-cell office:value-type="float" office:value="102.777" table:style-name="ce54">
            <text:p>103<text:s/></text:p>
          </table:table-cell>
          <table:table-cell office:value-type="float" office:value="2.8E-3" table:style-name="ce54">
            <text:p>0<text:s/></text:p>
          </table:table-cell>
          <table:table-cell office:value-type="float" office:value="0.78774999999999995" table:style-name="ce54">
            <text:p>1<text:s/></text:p>
          </table:table-cell>
          <table:table-cell office:value-type="float" office:value="22.2" table:formula="msoxl:=IF(SUM(O37,'漁業生產量值-漁業種類別魚類別生產量值12'!C37,'漁業生產量值-漁業種類別魚類別生產量值12'!E37,'漁業生產量值-漁業種類別魚類別生產量值12'!G37,'漁業生產量值-漁業種類別魚類別生產量值12'!I37,'漁業生產量值-漁業種類別魚類別生產量值12'!K37,'漁業生產量值-漁業種類別魚類別生產量值12'!M37,'漁業生產量值-漁業種類別魚類別生產量值12'!O37,'漁業生產量值-漁業種類別魚類別生產量值13'!C37,'漁業生產量值-漁業種類別魚類別生產量值13'!E37,'漁業生產量值-漁業種類別魚類別生產量值13'!G37)=0,&quot;-&quot;,SUM(O37,'漁業生產量值-漁業種類別魚類別生產量值12'!C37,'漁業生產量值-漁業種類別魚類別生產量值12'!E37,'漁業生產量值-漁業種類別魚類別生產量值12'!G37,'漁業生產量值-漁業種類別魚類別生產量值12'!I37,'漁業生產量值-漁業種類別魚類別生產量值12'!K37,'漁業生產量值-漁業種類別魚類別生產量值12'!M37,'漁業生產量值-漁業種類別魚類別生產量值12'!O37,'漁業生產量值-漁業種類別魚類別生產量值13'!C37,'漁業生產量值-漁業種類別魚類別生產量值13'!E37,'漁業生產量值-漁業種類別魚類別生產量值13'!G37))" table:style-name="ce19">
            <text:p>22<text:s/></text:p>
          </table:table-cell>
          <table:table-cell office:value-type="float" office:value="2885" table:formula="msoxl:=IF(SUM(P37,'漁業生產量值-漁業種類別魚類別生產量值12'!D37,'漁業生產量值-漁業種類別魚類別生產量值12'!F37,'漁業生產量值-漁業種類別魚類別生產量值12'!H37,'漁業生產量值-漁業種類別魚類別生產量值12'!J37,'漁業生產量值-漁業種類別魚類別生產量值12'!L37,'漁業生產量值-漁業種類別魚類別生產量值12'!N37,'漁業生產量值-漁業種類別魚類別生產量值12'!P37,'漁業生產量值-漁業種類別魚類別生產量值13'!D37,'漁業生產量值-漁業種類別魚類別生產量值13'!F37,'漁業生產量值-漁業種類別魚類別生產量值13'!H37)=0,&quot;-&quot;,SUM(P37,'漁業生產量值-漁業種類別魚類別生產量值12'!D37,'漁業生產量值-漁業種類別魚類別生產量值12'!F37,'漁業生產量值-漁業種類別魚類別生產量值12'!H37,'漁業生產量值-漁業種類別魚類別生產量值12'!J37,'漁業生產量值-漁業種類別魚類別生產量值12'!L37,'漁業生產量值-漁業種類別魚類別生產量值12'!N37,'漁業生產量值-漁業種類別魚類別生產量值12'!P37,'漁業生產量值-漁業種類別魚類別生產量值13'!D37,'漁業生產量值-漁業種類別魚類別生產量值13'!F37,'漁業生產量值-漁業種類別魚類別生產量值13'!H37))" table:style-name="ce19">
            <text:p>2,88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float" office:value="369" table:style-name="ce54">
            <text:p>369<text:s/></text:p>
          </table:table-cell>
          <table:table-cell office:value-type="float" office:value="100737" table:style-name="ce54">
            <text:p>100,737<text:s/></text:p>
          </table:table-cell>
          <table:table-cell office:value-type="string" office:string-value="-" table:formula="msoxl:=IF(SUM(G38,I38,K38)=0,&quot;-&quot;,SUM(G38,I38,K38))" table:style-name="ce19">
            <text:p>-</text:p>
          </table:table-cell>
          <table:table-cell office:value-type="string" office:string-value="-" table:formula="msoxl:=IF(SUM(H38,J38,L38)=0,&quot;-&quot;,SUM(H38,J38,L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8,'漁業生產量值-漁業種類別魚類別生產量值12'!C38,'漁業生產量值-漁業種類別魚類別生產量值12'!E38,'漁業生產量值-漁業種類別魚類別生產量值12'!G38,'漁業生產量值-漁業種類別魚類別生產量值12'!I38,'漁業生產量值-漁業種類別魚類別生產量值12'!K38,'漁業生產量值-漁業種類別魚類別生產量值12'!M38,'漁業生產量值-漁業種類別魚類別生產量值12'!O38,'漁業生產量值-漁業種類別魚類別生產量值13'!C38,'漁業生產量值-漁業種類別魚類別生產量值13'!E38,'漁業生產量值-漁業種類別魚類別生產量值13'!G38)=0,&quot;-&quot;,SUM(O38,'漁業生產量值-漁業種類別魚類別生產量值12'!C38,'漁業生產量值-漁業種類別魚類別生產量值12'!E38,'漁業生產量值-漁業種類別魚類別生產量值12'!G38,'漁業生產量值-漁業種類別魚類別生產量值12'!I38,'漁業生產量值-漁業種類別魚類別生產量值12'!K38,'漁業生產量值-漁業種類別魚類別生產量值12'!M38,'漁業生產量值-漁業種類別魚類別生產量值12'!O38,'漁業生產量值-漁業種類別魚類別生產量值13'!C38,'漁業生產量值-漁業種類別魚類別生產量值13'!E38,'漁業生產量值-漁業種類別魚類別生產量值13'!G38))" table:style-name="ce19">
            <text:p>-</text:p>
          </table:table-cell>
          <table:table-cell office:value-type="string" office:string-value="-" table:formula="msoxl:=IF(SUM(P38,'漁業生產量值-漁業種類別魚類別生產量值12'!D38,'漁業生產量值-漁業種類別魚類別生產量值12'!F38,'漁業生產量值-漁業種類別魚類別生產量值12'!H38,'漁業生產量值-漁業種類別魚類別生產量值12'!J38,'漁業生產量值-漁業種類別魚類別生產量值12'!L38,'漁業生產量值-漁業種類別魚類別生產量值12'!N38,'漁業生產量值-漁業種類別魚類別生產量值12'!P38,'漁業生產量值-漁業種類別魚類別生產量值13'!D38,'漁業生產量值-漁業種類別魚類別生產量值13'!F38,'漁業生產量值-漁業種類別魚類別生產量值13'!H38)=0,&quot;-&quot;,SUM(P38,'漁業生產量值-漁業種類別魚類別生產量值12'!D38,'漁業生產量值-漁業種類別魚類別生產量值12'!F38,'漁業生產量值-漁業種類別魚類別生產量值12'!H38,'漁業生產量值-漁業種類別魚類別生產量值12'!J38,'漁業生產量值-漁業種類別魚類別生產量值12'!L38,'漁業生產量值-漁業種類別魚類別生產量值12'!N38,'漁業生產量值-漁業種類別魚類別生產量值12'!P38,'漁業生產量值-漁業種類別魚類別生產量值13'!D38,'漁業生產量值-漁業種類別魚類別生產量值13'!F38,'漁業生產量值-漁業種類別魚類別生產量值13'!H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362.07499999999999" table:style-name="ce54">
            <text:p>362<text:s/></text:p>
          </table:table-cell>
          <table:table-cell office:value-type="float" office:value="21437.288039999999" table:style-name="ce54">
            <text:p>21,437<text:s/></text:p>
          </table:table-cell>
          <table:table-cell office:value-type="float" office:value="1387.3607999999999" table:formula="msoxl:=IF(SUM(G39,I39,K39)=0,&quot;-&quot;,SUM(G39,I39,K39))" table:style-name="ce19">
            <text:p>1,387<text:s/></text:p>
          </table:table-cell>
          <table:table-cell office:value-type="float" office:value="172237.666" table:formula="msoxl:=IF(SUM(H39,J39,L39)=0,&quot;-&quot;,SUM(H39,J39,L39))" table:style-name="ce19">
            <text:p>172,23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387.3607999999999" table:style-name="ce54">
            <text:p>1,387<text:s/></text:p>
          </table:table-cell>
          <table:table-cell office:value-type="float" office:value="172237.666" table:style-name="ce54">
            <text:p>172,23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9,'漁業生產量值-漁業種類別魚類別生產量值12'!C39,'漁業生產量值-漁業種類別魚類別生產量值12'!E39,'漁業生產量值-漁業種類別魚類別生產量值12'!G39,'漁業生產量值-漁業種類別魚類別生產量值12'!I39,'漁業生產量值-漁業種類別魚類別生產量值12'!K39,'漁業生產量值-漁業種類別魚類別生產量值12'!M39,'漁業生產量值-漁業種類別魚類別生產量值12'!O39,'漁業生產量值-漁業種類別魚類別生產量值13'!C39,'漁業生產量值-漁業種類別魚類別生產量值13'!E39,'漁業生產量值-漁業種類別魚類別生產量值13'!G39)=0,&quot;-&quot;,SUM(O39,'漁業生產量值-漁業種類別魚類別生產量值12'!C39,'漁業生產量值-漁業種類別魚類別生產量值12'!E39,'漁業生產量值-漁業種類別魚類別生產量值12'!G39,'漁業生產量值-漁業種類別魚類別生產量值12'!I39,'漁業生產量值-漁業種類別魚類別生產量值12'!K39,'漁業生產量值-漁業種類別魚類別生產量值12'!M39,'漁業生產量值-漁業種類別魚類別生產量值12'!O39,'漁業生產量值-漁業種類別魚類別生產量值13'!C39,'漁業生產量值-漁業種類別魚類別生產量值13'!E39,'漁業生產量值-漁業種類別魚類別生產量值13'!G39))" table:style-name="ce19">
            <text:p>-</text:p>
          </table:table-cell>
          <table:table-cell office:value-type="string" office:string-value="-" table:formula="msoxl:=IF(SUM(P39,'漁業生產量值-漁業種類別魚類別生產量值12'!D39,'漁業生產量值-漁業種類別魚類別生產量值12'!F39,'漁業生產量值-漁業種類別魚類別生產量值12'!H39,'漁業生產量值-漁業種類別魚類別生產量值12'!J39,'漁業生產量值-漁業種類別魚類別生產量值12'!L39,'漁業生產量值-漁業種類別魚類別生產量值12'!N39,'漁業生產量值-漁業種類別魚類別生產量值12'!P39,'漁業生產量值-漁業種類別魚類別生產量值13'!D39,'漁業生產量值-漁業種類別魚類別生產量值13'!F39,'漁業生產量值-漁業種類別魚類別生產量值13'!H39)=0,&quot;-&quot;,SUM(P39,'漁業生產量值-漁業種類別魚類別生產量值12'!D39,'漁業生產量值-漁業種類別魚類別生產量值12'!F39,'漁業生產量值-漁業種類別魚類別生產量值12'!H39,'漁業生產量值-漁業種類別魚類別生產量值12'!J39,'漁業生產量值-漁業種類別魚類別生產量值12'!L39,'漁業生產量值-漁業種類別魚類別生產量值12'!N39,'漁業生產量值-漁業種類別魚類別生產量值12'!P39,'漁業生產量值-漁業種類別魚類別生產量值13'!D39,'漁業生產量值-漁業種類別魚類別生產量值13'!F39,'漁業生產量值-漁業種類別魚類別生產量值13'!H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2328.4679000000001" table:style-name="ce54">
            <text:p>2,328<text:s/></text:p>
          </table:table-cell>
          <table:table-cell office:value-type="float" office:value="364425.44760999997" table:style-name="ce54">
            <text:p>364,425<text:s/></text:p>
          </table:table-cell>
          <table:table-cell office:value-type="float" office:value="29.188600000000001" table:formula="msoxl:=IF(SUM(G40,I40,K40)=0,&quot;-&quot;,SUM(G40,I40,K40))" table:style-name="ce19">
            <text:p>29<text:s/></text:p>
          </table:table-cell>
          <table:table-cell office:value-type="float" office:value="8874.8906999999981" table:formula="msoxl:=IF(SUM(H40,J40,L40)=0,&quot;-&quot;,SUM(H40,J40,L40))" table:style-name="ce19">
            <text:p>8,875<text:s/></text:p>
          </table:table-cell>
          <table:table-cell office:value-type="float" office:value="1.224" table:style-name="ce54">
            <text:p>1<text:s/></text:p>
          </table:table-cell>
          <table:table-cell office:value-type="float" office:value="237.36840000000001" table:style-name="ce54">
            <text:p>237<text:s/></text:p>
          </table:table-cell>
          <table:table-cell office:value-type="float" office:value="27.842600000000001" table:style-name="ce54">
            <text:p>28<text:s/></text:p>
          </table:table-cell>
          <table:table-cell office:value-type="float" office:value="8600.6782999999996" table:style-name="ce54">
            <text:p>8,601<text:s/></text:p>
          </table:table-cell>
          <table:table-cell office:value-type="float" office:value="0.122" table:style-name="ce54">
            <text:p>0<text:s/></text:p>
          </table:table-cell>
          <table:table-cell office:value-type="float" office:value="36.844000000000001" table:style-name="ce54">
            <text:p>37<text:s/></text:p>
          </table:table-cell>
          <table:table-cell office:value-type="float" office:value="133.26730000000001" table:formula="msoxl:=IF(SUM(O40,'漁業生產量值-漁業種類別魚類別生產量值12'!C40,'漁業生產量值-漁業種類別魚類別生產量值12'!E40,'漁業生產量值-漁業種類別魚類別生產量值12'!G40,'漁業生產量值-漁業種類別魚類別生產量值12'!I40,'漁業生產量值-漁業種類別魚類別生產量值12'!K40,'漁業生產量值-漁業種類別魚類別生產量值12'!M40,'漁業生產量值-漁業種類別魚類別生產量值12'!O40,'漁業生產量值-漁業種類別魚類別生產量值13'!C40,'漁業生產量值-漁業種類別魚類別生產量值13'!E40,'漁業生產量值-漁業種類別魚類別生產量值13'!G40)=0,&quot;-&quot;,SUM(O40,'漁業生產量值-漁業種類別魚類別生產量值12'!C40,'漁業生產量值-漁業種類別魚類別生產量值12'!E40,'漁業生產量值-漁業種類別魚類別生產量值12'!G40,'漁業生產量值-漁業種類別魚類別生產量值12'!I40,'漁業生產量值-漁業種類別魚類別生產量值12'!K40,'漁業生產量值-漁業種類別魚類別生產量值12'!M40,'漁業生產量值-漁業種類別魚類別生產量值12'!O40,'漁業生產量值-漁業種類別魚類別生產量值13'!C40,'漁業生產量值-漁業種類別魚類別生產量值13'!E40,'漁業生產量值-漁業種類別魚類別生產量值13'!G40))" table:style-name="ce19">
            <text:p>133<text:s/></text:p>
          </table:table-cell>
          <table:table-cell office:value-type="float" office:value="22108.64903" table:formula="msoxl:=IF(SUM(P40,'漁業生產量值-漁業種類別魚類別生產量值12'!D40,'漁業生產量值-漁業種類別魚類別生產量值12'!F40,'漁業生產量值-漁業種類別魚類別生產量值12'!H40,'漁業生產量值-漁業種類別魚類別生產量值12'!J40,'漁業生產量值-漁業種類別魚類別生產量值12'!L40,'漁業生產量值-漁業種類別魚類別生產量值12'!N40,'漁業生產量值-漁業種類別魚類別生產量值12'!P40,'漁業生產量值-漁業種類別魚類別生產量值13'!D40,'漁業生產量值-漁業種類別魚類別生產量值13'!F40,'漁業生產量值-漁業種類別魚類別生產量值13'!H40)=0,&quot;-&quot;,SUM(P40,'漁業生產量值-漁業種類別魚類別生產量值12'!D40,'漁業生產量值-漁業種類別魚類別生產量值12'!F40,'漁業生產量值-漁業種類別魚類別生產量值12'!H40,'漁業生產量值-漁業種類別魚類別生產量值12'!J40,'漁業生產量值-漁業種類別魚類別生產量值12'!L40,'漁業生產量值-漁業種類別魚類別生產量值12'!N40,'漁業生產量值-漁業種類別魚類別生產量值12'!P40,'漁業生產量值-漁業種類別魚類別生產量值13'!D40,'漁業生產量值-漁業種類別魚類別生產量值13'!F40,'漁業生產量值-漁業種類別魚類別生產量值13'!H40))" table:style-name="ce19">
            <text:p>22,109<text:s/></text:p>
          </table:table-cell>
          <table:table-cell office:value-type="float" office:value="1.4999999999999999E-2" table:style-name="ce54">
            <text:p>0<text:s/></text:p>
          </table:table-cell>
          <table:table-cell office:value-type="float" office:value="4.5" table:style-name="ce54">
            <text:p>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20.896339999999999" table:style-name="ce54">
            <text:p>21<text:s/></text:p>
          </table:table-cell>
          <table:table-cell office:value-type="float" office:value="2822.2832400000002" table:style-name="ce54">
            <text:p>2,822<text:s/></text:p>
          </table:table-cell>
          <table:table-cell office:value-type="float" office:value="6.5118400000000003" table:formula="msoxl:=IF(SUM(G41,I41,K41)=0,&quot;-&quot;,SUM(G41,I41,K41))" table:style-name="ce19">
            <text:p>7<text:s/></text:p>
          </table:table-cell>
          <table:table-cell office:value-type="float" office:value="1451.0342799999999" table:formula="msoxl:=IF(SUM(H41,J41,L41)=0,&quot;-&quot;,SUM(H41,J41,L41))" table:style-name="ce19">
            <text:p>1,45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8714400000000002" table:style-name="ce54">
            <text:p>4<text:s/></text:p>
          </table:table-cell>
          <table:table-cell office:value-type="float" office:value="856.35727999999995" table:style-name="ce54">
            <text:p>856<text:s/></text:p>
          </table:table-cell>
          <table:table-cell office:value-type="float" office:value="2.6404000000000001" table:style-name="ce54">
            <text:p>3<text:s/></text:p>
          </table:table-cell>
          <table:table-cell office:value-type="float" office:value="594.67700000000002" table:style-name="ce54">
            <text:p>595<text:s/></text:p>
          </table:table-cell>
          <table:table-cell office:value-type="float" office:value="1714.4620899999998" table:formula="msoxl:=IF(SUM(O41,'漁業生產量值-漁業種類別魚類別生產量值12'!C41,'漁業生產量值-漁業種類別魚類別生產量值12'!E41,'漁業生產量值-漁業種類別魚類別生產量值12'!G41,'漁業生產量值-漁業種類別魚類別生產量值12'!I41,'漁業生產量值-漁業種類別魚類別生產量值12'!K41,'漁業生產量值-漁業種類別魚類別生產量值12'!M41,'漁業生產量值-漁業種類別魚類別生產量值12'!O41,'漁業生產量值-漁業種類別魚類別生產量值13'!C41,'漁業生產量值-漁業種類別魚類別生產量值13'!E41,'漁業生產量值-漁業種類別魚類別生產量值13'!G41)=0,&quot;-&quot;,SUM(O41,'漁業生產量值-漁業種類別魚類別生產量值12'!C41,'漁業生產量值-漁業種類別魚類別生產量值12'!E41,'漁業生產量值-漁業種類別魚類別生產量值12'!G41,'漁業生產量值-漁業種類別魚類別生產量值12'!I41,'漁業生產量值-漁業種類別魚類別生產量值12'!K41,'漁業生產量值-漁業種類別魚類別生產量值12'!M41,'漁業生產量值-漁業種類別魚類別生產量值12'!O41,'漁業生產量值-漁業種類別魚類別生產量值13'!C41,'漁業生產量值-漁業種類別魚類別生產量值13'!E41,'漁業生產量值-漁業種類別魚類別生產量值13'!G41))" table:style-name="ce19">
            <text:p>1,714<text:s/></text:p>
          </table:table-cell>
          <table:table-cell office:value-type="float" office:value="111793.91866000001" table:formula="msoxl:=IF(SUM(P41,'漁業生產量值-漁業種類別魚類別生產量值12'!D41,'漁業生產量值-漁業種類別魚類別生產量值12'!F41,'漁業生產量值-漁業種類別魚類別生產量值12'!H41,'漁業生產量值-漁業種類別魚類別生產量值12'!J41,'漁業生產量值-漁業種類別魚類別生產量值12'!L41,'漁業生產量值-漁業種類別魚類別生產量值12'!N41,'漁業生產量值-漁業種類別魚類別生產量值12'!P41,'漁業生產量值-漁業種類別魚類別生產量值13'!D41,'漁業生產量值-漁業種類別魚類別生產量值13'!F41,'漁業生產量值-漁業種類別魚類別生產量值13'!H41)=0,&quot;-&quot;,SUM(P41,'漁業生產量值-漁業種類別魚類別生產量值12'!D41,'漁業生產量值-漁業種類別魚類別生產量值12'!F41,'漁業生產量值-漁業種類別魚類別生產量值12'!H41,'漁業生產量值-漁業種類別魚類別生產量值12'!J41,'漁業生產量值-漁業種類別魚類別生產量值12'!L41,'漁業生產量值-漁業種類別魚類別生產量值12'!N41,'漁業生產量值-漁業種類別魚類別生產量值12'!P41,'漁業生產量值-漁業種類別魚類別生產量值13'!D41,'漁業生產量值-漁業種類別魚類別生產量值13'!F41,'漁業生產量值-漁業種類別魚類別生產量值13'!H41))" table:style-name="ce19">
            <text:p>111,794<text:s/></text:p>
          </table:table-cell>
          <table:table-cell office:value-type="float" office:value="0.46745999999999999" table:style-name="ce54">
            <text:p>0<text:s/></text:p>
          </table:table-cell>
          <table:table-cell office:value-type="float" office:value="106.70256000000001" table:style-name="ce54">
            <text:p>10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367.50299000000001" table:style-name="ce54">
            <text:p>368<text:s/></text:p>
          </table:table-cell>
          <table:table-cell office:value-type="float" office:value="32968.013480000001" table:style-name="ce54">
            <text:p>32,968<text:s/></text:p>
          </table:table-cell>
          <table:table-cell office:value-type="float" office:value="30.54" table:formula="msoxl:=IF(SUM(G42,I42,K42)=0,&quot;-&quot;,SUM(G42,I42,K42))" table:style-name="ce19">
            <text:p>31<text:s/></text:p>
          </table:table-cell>
          <table:table-cell office:value-type="float" office:value="5630" table:formula="msoxl:=IF(SUM(H42,J42,L42)=0,&quot;-&quot;,SUM(H42,J42,L42))" table:style-name="ce19">
            <text:p>5,630<text:s/></text:p>
          </table:table-cell>
          <table:table-cell office:value-type="float" office:value="4.4000000000000004" table:style-name="ce54">
            <text:p>4<text:s/></text:p>
          </table:table-cell>
          <table:table-cell office:value-type="float" office:value="1447.6" table:style-name="ce54">
            <text:p>1,448<text:s/></text:p>
          </table:table-cell>
          <table:table-cell office:value-type="float" office:value="26.14" table:style-name="ce54">
            <text:p>26<text:s/></text:p>
          </table:table-cell>
          <table:table-cell office:value-type="float" office:value="4182.3999999999996" table:style-name="ce54">
            <text:p>4,18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2,'漁業生產量值-漁業種類別魚類別生產量值12'!C42,'漁業生產量值-漁業種類別魚類別生產量值12'!E42,'漁業生產量值-漁業種類別魚類別生產量值12'!G42,'漁業生產量值-漁業種類別魚類別生產量值12'!I42,'漁業生產量值-漁業種類別魚類別生產量值12'!K42,'漁業生產量值-漁業種類別魚類別生產量值12'!M42,'漁業生產量值-漁業種類別魚類別生產量值12'!O42,'漁業生產量值-漁業種類別魚類別生產量值13'!C42,'漁業生產量值-漁業種類別魚類別生產量值13'!E42,'漁業生產量值-漁業種類別魚類別生產量值13'!G42)=0,&quot;-&quot;,SUM(O42,'漁業生產量值-漁業種類別魚類別生產量值12'!C42,'漁業生產量值-漁業種類別魚類別生產量值12'!E42,'漁業生產量值-漁業種類別魚類別生產量值12'!G42,'漁業生產量值-漁業種類別魚類別生產量值12'!I42,'漁業生產量值-漁業種類別魚類別生產量值12'!K42,'漁業生產量值-漁業種類別魚類別生產量值12'!M42,'漁業生產量值-漁業種類別魚類別生產量值12'!O42,'漁業生產量值-漁業種類別魚類別生產量值13'!C42,'漁業生產量值-漁業種類別魚類別生產量值13'!E42,'漁業生產量值-漁業種類別魚類別生產量值13'!G42))" table:style-name="ce19">
            <text:p>-</text:p>
          </table:table-cell>
          <table:table-cell office:value-type="string" office:string-value="-" table:formula="msoxl:=IF(SUM(P42,'漁業生產量值-漁業種類別魚類別生產量值12'!D42,'漁業生產量值-漁業種類別魚類別生產量值12'!F42,'漁業生產量值-漁業種類別魚類別生產量值12'!H42,'漁業生產量值-漁業種類別魚類別生產量值12'!J42,'漁業生產量值-漁業種類別魚類別生產量值12'!L42,'漁業生產量值-漁業種類別魚類別生產量值12'!N42,'漁業生產量值-漁業種類別魚類別生產量值12'!P42,'漁業生產量值-漁業種類別魚類別生產量值13'!D42,'漁業生產量值-漁業種類別魚類別生產量值13'!F42,'漁業生產量值-漁業種類別魚類別生產量值13'!H42)=0,&quot;-&quot;,SUM(P42,'漁業生產量值-漁業種類別魚類別生產量值12'!D42,'漁業生產量值-漁業種類別魚類別生產量值12'!F42,'漁業生產量值-漁業種類別魚類別生產量值12'!H42,'漁業生產量值-漁業種類別魚類別生產量值12'!J42,'漁業生產量值-漁業種類別魚類別生產量值12'!L42,'漁業生產量值-漁業種類別魚類別生產量值12'!N42,'漁業生產量值-漁業種類別魚類別生產量值12'!P42,'漁業生產量值-漁業種類別魚類別生產量值13'!D42,'漁業生產量值-漁業種類別魚類別生產量值13'!F42,'漁業生產量值-漁業種類別魚類別生產量值13'!H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430.50693999999999" table:style-name="ce54">
            <text:p>431<text:s/></text:p>
          </table:table-cell>
          <table:table-cell office:value-type="float" office:value="44998.689209999997" table:style-name="ce54">
            <text:p>44,999<text:s/></text:p>
          </table:table-cell>
          <table:table-cell office:value-type="string" office:string-value="-" table:formula="msoxl:=IF(SUM(G43,I43,K43)=0,&quot;-&quot;,SUM(G43,I43,K43))" table:style-name="ce19">
            <text:p>-</text:p>
          </table:table-cell>
          <table:table-cell office:value-type="string" office:string-value="-" table:formula="msoxl:=IF(SUM(H43,J43,L43)=0,&quot;-&quot;,SUM(H43,J43,L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3,'漁業生產量值-漁業種類別魚類別生產量值12'!C43,'漁業生產量值-漁業種類別魚類別生產量值12'!E43,'漁業生產量值-漁業種類別魚類別生產量值12'!G43,'漁業生產量值-漁業種類別魚類別生產量值12'!I43,'漁業生產量值-漁業種類別魚類別生產量值12'!K43,'漁業生產量值-漁業種類別魚類別生產量值12'!M43,'漁業生產量值-漁業種類別魚類別生產量值12'!O43,'漁業生產量值-漁業種類別魚類別生產量值13'!C43,'漁業生產量值-漁業種類別魚類別生產量值13'!E43,'漁業生產量值-漁業種類別魚類別生產量值13'!G43)=0,&quot;-&quot;,SUM(O43,'漁業生產量值-漁業種類別魚類別生產量值12'!C43,'漁業生產量值-漁業種類別魚類別生產量值12'!E43,'漁業生產量值-漁業種類別魚類別生產量值12'!G43,'漁業生產量值-漁業種類別魚類別生產量值12'!I43,'漁業生產量值-漁業種類別魚類別生產量值12'!K43,'漁業生產量值-漁業種類別魚類別生產量值12'!M43,'漁業生產量值-漁業種類別魚類別生產量值12'!O43,'漁業生產量值-漁業種類別魚類別生產量值13'!C43,'漁業生產量值-漁業種類別魚類別生產量值13'!E43,'漁業生產量值-漁業種類別魚類別生產量值13'!G43))" table:style-name="ce19">
            <text:p>-</text:p>
          </table:table-cell>
          <table:table-cell office:value-type="string" office:string-value="-" table:formula="msoxl:=IF(SUM(P43,'漁業生產量值-漁業種類別魚類別生產量值12'!D43,'漁業生產量值-漁業種類別魚類別生產量值12'!F43,'漁業生產量值-漁業種類別魚類別生產量值12'!H43,'漁業生產量值-漁業種類別魚類別生產量值12'!J43,'漁業生產量值-漁業種類別魚類別生產量值12'!L43,'漁業生產量值-漁業種類別魚類別生產量值12'!N43,'漁業生產量值-漁業種類別魚類別生產量值12'!P43,'漁業生產量值-漁業種類別魚類別生產量值13'!D43,'漁業生產量值-漁業種類別魚類別生產量值13'!F43,'漁業生產量值-漁業種類別魚類別生產量值13'!H43)=0,&quot;-&quot;,SUM(P43,'漁業生產量值-漁業種類別魚類別生產量值12'!D43,'漁業生產量值-漁業種類別魚類別生產量值12'!F43,'漁業生產量值-漁業種類別魚類別生產量值12'!H43,'漁業生產量值-漁業種類別魚類別生產量值12'!J43,'漁業生產量值-漁業種類別魚類別生產量值12'!L43,'漁業生產量值-漁業種類別魚類別生產量值12'!N43,'漁業生產量值-漁業種類別魚類別生產量值12'!P43,'漁業生產量值-漁業種類別魚類別生產量值13'!D43,'漁業生產量值-漁業種類別魚類別生產量值13'!F43,'漁業生產量值-漁業種類別魚類別生產量值13'!H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45.456600000000002" table:style-name="ce54">
            <text:p>45<text:s/></text:p>
          </table:table-cell>
          <table:table-cell office:value-type="float" office:value="5909.3580000000002" table:style-name="ce54">
            <text:p>5,909<text:s/></text:p>
          </table:table-cell>
          <table:table-cell office:value-type="string" office:string-value="-" table:formula="msoxl:=IF(SUM(G44,I44,K44)=0,&quot;-&quot;,SUM(G44,I44,K44))" table:style-name="ce19">
            <text:p>-</text:p>
          </table:table-cell>
          <table:table-cell office:value-type="string" office:string-value="-" table:formula="msoxl:=IF(SUM(H44,J44,L44)=0,&quot;-&quot;,SUM(H44,J44,L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4,'漁業生產量值-漁業種類別魚類別生產量值12'!C44,'漁業生產量值-漁業種類別魚類別生產量值12'!E44,'漁業生產量值-漁業種類別魚類別生產量值12'!G44,'漁業生產量值-漁業種類別魚類別生產量值12'!I44,'漁業生產量值-漁業種類別魚類別生產量值12'!K44,'漁業生產量值-漁業種類別魚類別生產量值12'!M44,'漁業生產量值-漁業種類別魚類別生產量值12'!O44,'漁業生產量值-漁業種類別魚類別生產量值13'!C44,'漁業生產量值-漁業種類別魚類別生產量值13'!E44,'漁業生產量值-漁業種類別魚類別生產量值13'!G44)=0,&quot;-&quot;,SUM(O44,'漁業生產量值-漁業種類別魚類別生產量值12'!C44,'漁業生產量值-漁業種類別魚類別生產量值12'!E44,'漁業生產量值-漁業種類別魚類別生產量值12'!G44,'漁業生產量值-漁業種類別魚類別生產量值12'!I44,'漁業生產量值-漁業種類別魚類別生產量值12'!K44,'漁業生產量值-漁業種類別魚類別生產量值12'!M44,'漁業生產量值-漁業種類別魚類別生產量值12'!O44,'漁業生產量值-漁業種類別魚類別生產量值13'!C44,'漁業生產量值-漁業種類別魚類別生產量值13'!E44,'漁業生產量值-漁業種類別魚類別生產量值13'!G44))" table:style-name="ce19">
            <text:p>-</text:p>
          </table:table-cell>
          <table:table-cell office:value-type="string" office:string-value="-" table:formula="msoxl:=IF(SUM(P44,'漁業生產量值-漁業種類別魚類別生產量值12'!D44,'漁業生產量值-漁業種類別魚類別生產量值12'!F44,'漁業生產量值-漁業種類別魚類別生產量值12'!H44,'漁業生產量值-漁業種類別魚類別生產量值12'!J44,'漁業生產量值-漁業種類別魚類別生產量值12'!L44,'漁業生產量值-漁業種類別魚類別生產量值12'!N44,'漁業生產量值-漁業種類別魚類別生產量值12'!P44,'漁業生產量值-漁業種類別魚類別生產量值13'!D44,'漁業生產量值-漁業種類別魚類別生產量值13'!F44,'漁業生產量值-漁業種類別魚類別生產量值13'!H44)=0,&quot;-&quot;,SUM(P44,'漁業生產量值-漁業種類別魚類別生產量值12'!D44,'漁業生產量值-漁業種類別魚類別生產量值12'!F44,'漁業生產量值-漁業種類別魚類別生產量值12'!H44,'漁業生產量值-漁業種類別魚類別生產量值12'!J44,'漁業生產量值-漁業種類別魚類別生產量值12'!L44,'漁業生產量值-漁業種類別魚類別生產量值12'!N44,'漁業生產量值-漁業種類別魚類別生產量值12'!P44,'漁業生產量值-漁業種類別魚類別生產量值13'!D44,'漁業生產量值-漁業種類別魚類別生產量值13'!F44,'漁業生產量值-漁業種類別魚類別生產量值13'!H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12.786" table:style-name="ce54">
            <text:p>13<text:s/></text:p>
          </table:table-cell>
          <table:table-cell office:value-type="float" office:value="1662.18" table:style-name="ce54">
            <text:p>1,662<text:s/></text:p>
          </table:table-cell>
          <table:table-cell office:value-type="string" office:string-value="-" table:formula="msoxl:=IF(SUM(G45,I45,K45)=0,&quot;-&quot;,SUM(G45,I45,K45))" table:style-name="ce19">
            <text:p>-</text:p>
          </table:table-cell>
          <table:table-cell office:value-type="string" office:string-value="-" table:formula="msoxl:=IF(SUM(H45,J45,L45)=0,&quot;-&quot;,SUM(H45,J45,L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5,'漁業生產量值-漁業種類別魚類別生產量值12'!C45,'漁業生產量值-漁業種類別魚類別生產量值12'!E45,'漁業生產量值-漁業種類別魚類別生產量值12'!G45,'漁業生產量值-漁業種類別魚類別生產量值12'!I45,'漁業生產量值-漁業種類別魚類別生產量值12'!K45,'漁業生產量值-漁業種類別魚類別生產量值12'!M45,'漁業生產量值-漁業種類別魚類別生產量值12'!O45,'漁業生產量值-漁業種類別魚類別生產量值13'!C45,'漁業生產量值-漁業種類別魚類別生產量值13'!E45,'漁業生產量值-漁業種類別魚類別生產量值13'!G45)=0,&quot;-&quot;,SUM(O45,'漁業生產量值-漁業種類別魚類別生產量值12'!C45,'漁業生產量值-漁業種類別魚類別生產量值12'!E45,'漁業生產量值-漁業種類別魚類別生產量值12'!G45,'漁業生產量值-漁業種類別魚類別生產量值12'!I45,'漁業生產量值-漁業種類別魚類別生產量值12'!K45,'漁業生產量值-漁業種類別魚類別生產量值12'!M45,'漁業生產量值-漁業種類別魚類別生產量值12'!O45,'漁業生產量值-漁業種類別魚類別生產量值13'!C45,'漁業生產量值-漁業種類別魚類別生產量值13'!E45,'漁業生產量值-漁業種類別魚類別生產量值13'!G45))" table:style-name="ce19">
            <text:p>-</text:p>
          </table:table-cell>
          <table:table-cell office:value-type="string" office:string-value="-" table:formula="msoxl:=IF(SUM(P45,'漁業生產量值-漁業種類別魚類別生產量值12'!D45,'漁業生產量值-漁業種類別魚類別生產量值12'!F45,'漁業生產量值-漁業種類別魚類別生產量值12'!H45,'漁業生產量值-漁業種類別魚類別生產量值12'!J45,'漁業生產量值-漁業種類別魚類別生產量值12'!L45,'漁業生產量值-漁業種類別魚類別生產量值12'!N45,'漁業生產量值-漁業種類別魚類別生產量值12'!P45,'漁業生產量值-漁業種類別魚類別生產量值13'!D45,'漁業生產量值-漁業種類別魚類別生產量值13'!F45,'漁業生產量值-漁業種類別魚類別生產量值13'!H45)=0,&quot;-&quot;,SUM(P45,'漁業生產量值-漁業種類別魚類別生產量值12'!D45,'漁業生產量值-漁業種類別魚類別生產量值12'!F45,'漁業生產量值-漁業種類別魚類別生產量值12'!H45,'漁業生產量值-漁業種類別魚類別生產量值12'!J45,'漁業生產量值-漁業種類別魚類別生產量值12'!L45,'漁業生產量值-漁業種類別魚類別生產量值12'!N45,'漁業生產量值-漁業種類別魚類別生產量值12'!P45,'漁業生產量值-漁業種類別魚類別生產量值13'!D45,'漁業生產量值-漁業種類別魚類別生產量值13'!F45,'漁業生產量值-漁業種類別魚類別生產量值13'!H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5.33" table:style-name="ce54">
            <text:p>5<text:s/></text:p>
          </table:table-cell>
          <table:table-cell office:value-type="float" office:value="1865.5" table:style-name="ce54">
            <text:p>1,866<text:s/></text:p>
          </table:table-cell>
          <table:table-cell office:value-type="string" office:string-value="-" table:formula="msoxl:=IF(SUM(G46,I46,K46)=0,&quot;-&quot;,SUM(G46,I46,K46))" table:style-name="ce19">
            <text:p>-</text:p>
          </table:table-cell>
          <table:table-cell office:value-type="string" office:string-value="-" table:formula="msoxl:=IF(SUM(H46,J46,L46)=0,&quot;-&quot;,SUM(H46,J46,L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6,'漁業生產量值-漁業種類別魚類別生產量值12'!C46,'漁業生產量值-漁業種類別魚類別生產量值12'!E46,'漁業生產量值-漁業種類別魚類別生產量值12'!G46,'漁業生產量值-漁業種類別魚類別生產量值12'!I46,'漁業生產量值-漁業種類別魚類別生產量值12'!K46,'漁業生產量值-漁業種類別魚類別生產量值12'!M46,'漁業生產量值-漁業種類別魚類別生產量值12'!O46,'漁業生產量值-漁業種類別魚類別生產量值13'!C46,'漁業生產量值-漁業種類別魚類別生產量值13'!E46,'漁業生產量值-漁業種類別魚類別生產量值13'!G46)=0,&quot;-&quot;,SUM(O46,'漁業生產量值-漁業種類別魚類別生產量值12'!C46,'漁業生產量值-漁業種類別魚類別生產量值12'!E46,'漁業生產量值-漁業種類別魚類別生產量值12'!G46,'漁業生產量值-漁業種類別魚類別生產量值12'!I46,'漁業生產量值-漁業種類別魚類別生產量值12'!K46,'漁業生產量值-漁業種類別魚類別生產量值12'!M46,'漁業生產量值-漁業種類別魚類別生產量值12'!O46,'漁業生產量值-漁業種類別魚類別生產量值13'!C46,'漁業生產量值-漁業種類別魚類別生產量值13'!E46,'漁業生產量值-漁業種類別魚類別生產量值13'!G46))" table:style-name="ce19">
            <text:p>-</text:p>
          </table:table-cell>
          <table:table-cell office:value-type="string" office:string-value="-" table:formula="msoxl:=IF(SUM(P46,'漁業生產量值-漁業種類別魚類別生產量值12'!D46,'漁業生產量值-漁業種類別魚類別生產量值12'!F46,'漁業生產量值-漁業種類別魚類別生產量值12'!H46,'漁業生產量值-漁業種類別魚類別生產量值12'!J46,'漁業生產量值-漁業種類別魚類別生產量值12'!L46,'漁業生產量值-漁業種類別魚類別生產量值12'!N46,'漁業生產量值-漁業種類別魚類別生產量值12'!P46,'漁業生產量值-漁業種類別魚類別生產量值13'!D46,'漁業生產量值-漁業種類別魚類別生產量值13'!F46,'漁業生產量值-漁業種類別魚類別生產量值13'!H46)=0,&quot;-&quot;,SUM(P46,'漁業生產量值-漁業種類別魚類別生產量值12'!D46,'漁業生產量值-漁業種類別魚類別生產量值12'!F46,'漁業生產量值-漁業種類別魚類別生產量值12'!H46,'漁業生產量值-漁業種類別魚類別生產量值12'!J46,'漁業生產量值-漁業種類別魚類別生產量值12'!L46,'漁業生產量值-漁業種類別魚類別生產量值12'!N46,'漁業生產量值-漁業種類別魚類別生產量值12'!P46,'漁業生產量值-漁業種類別魚類別生產量值13'!D46,'漁業生產量值-漁業種類別魚類別生產量值13'!F46,'漁業生產量值-漁業種類別魚類別生產量值13'!H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7,I47,K47)=0,&quot;-&quot;,SUM(G47,I47,K47))" table:style-name="ce19">
            <text:p>-</text:p>
          </table:table-cell>
          <table:table-cell office:value-type="string" office:string-value="-" table:formula="msoxl:=IF(SUM(H47,J47,L47)=0,&quot;-&quot;,SUM(H47,J47,L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78.2360000000001" table:formula="msoxl:=IF(SUM(O47,'漁業生產量值-漁業種類別魚類別生產量值12'!C47,'漁業生產量值-漁業種類別魚類別生產量值12'!E47,'漁業生產量值-漁業種類別魚類別生產量值12'!G47,'漁業生產量值-漁業種類別魚類別生產量值12'!I47,'漁業生產量值-漁業種類別魚類別生產量值12'!K47,'漁業生產量值-漁業種類別魚類別生產量值12'!M47,'漁業生產量值-漁業種類別魚類別生產量值12'!O47,'漁業生產量值-漁業種類別魚類別生產量值13'!C47,'漁業生產量值-漁業種類別魚類別生產量值13'!E47,'漁業生產量值-漁業種類別魚類別生產量值13'!G47)=0,&quot;-&quot;,SUM(O47,'漁業生產量值-漁業種類別魚類別生產量值12'!C47,'漁業生產量值-漁業種類別魚類別生產量值12'!E47,'漁業生產量值-漁業種類別魚類別生產量值12'!G47,'漁業生產量值-漁業種類別魚類別生產量值12'!I47,'漁業生產量值-漁業種類別魚類別生產量值12'!K47,'漁業生產量值-漁業種類別魚類別生產量值12'!M47,'漁業生產量值-漁業種類別魚類別生產量值12'!O47,'漁業生產量值-漁業種類別魚類別生產量值13'!C47,'漁業生產量值-漁業種類別魚類別生產量值13'!E47,'漁業生產量值-漁業種類別魚類別生產量值13'!G47))" table:style-name="ce19">
            <text:p>1,078<text:s/></text:p>
          </table:table-cell>
          <table:table-cell office:value-type="float" office:value="301366.962" table:formula="msoxl:=IF(SUM(P47,'漁業生產量值-漁業種類別魚類別生產量值12'!D47,'漁業生產量值-漁業種類別魚類別生產量值12'!F47,'漁業生產量值-漁業種類別魚類別生產量值12'!H47,'漁業生產量值-漁業種類別魚類別生產量值12'!J47,'漁業生產量值-漁業種類別魚類別生產量值12'!L47,'漁業生產量值-漁業種類別魚類別生產量值12'!N47,'漁業生產量值-漁業種類別魚類別生產量值12'!P47,'漁業生產量值-漁業種類別魚類別生產量值13'!D47,'漁業生產量值-漁業種類別魚類別生產量值13'!F47,'漁業生產量值-漁業種類別魚類別生產量值13'!H47)=0,&quot;-&quot;,SUM(P47,'漁業生產量值-漁業種類別魚類別生產量值12'!D47,'漁業生產量值-漁業種類別魚類別生產量值12'!F47,'漁業生產量值-漁業種類別魚類別生產量值12'!H47,'漁業生產量值-漁業種類別魚類別生產量值12'!J47,'漁業生產量值-漁業種類別魚類別生產量值12'!L47,'漁業生產量值-漁業種類別魚類別生產量值12'!N47,'漁業生產量值-漁業種類別魚類別生產量值12'!P47,'漁業生產量值-漁業種類別魚類別生產量值13'!D47,'漁業生產量值-漁業種類別魚類別生產量值13'!F47,'漁業生產量值-漁業種類別魚類別生產量值13'!H47))" table:style-name="ce19">
            <text:p>301,3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8,I48,K48)=0,&quot;-&quot;,SUM(G48,I48,K48))" table:style-name="ce19">
            <text:p>-</text:p>
          </table:table-cell>
          <table:table-cell office:value-type="string" office:string-value="-" table:formula="msoxl:=IF(SUM(H48,J48,L48)=0,&quot;-&quot;,SUM(H48,J48,L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8,'漁業生產量值-漁業種類別魚類別生產量值12'!C48,'漁業生產量值-漁業種類別魚類別生產量值12'!E48,'漁業生產量值-漁業種類別魚類別生產量值12'!G48,'漁業生產量值-漁業種類別魚類別生產量值12'!I48,'漁業生產量值-漁業種類別魚類別生產量值12'!K48,'漁業生產量值-漁業種類別魚類別生產量值12'!M48,'漁業生產量值-漁業種類別魚類別生產量值12'!O48,'漁業生產量值-漁業種類別魚類別生產量值13'!C48,'漁業生產量值-漁業種類別魚類別生產量值13'!E48,'漁業生產量值-漁業種類別魚類別生產量值13'!G48)=0,&quot;-&quot;,SUM(O48,'漁業生產量值-漁業種類別魚類別生產量值12'!C48,'漁業生產量值-漁業種類別魚類別生產量值12'!E48,'漁業生產量值-漁業種類別魚類別生產量值12'!G48,'漁業生產量值-漁業種類別魚類別生產量值12'!I48,'漁業生產量值-漁業種類別魚類別生產量值12'!K48,'漁業生產量值-漁業種類別魚類別生產量值12'!M48,'漁業生產量值-漁業種類別魚類別生產量值12'!O48,'漁業生產量值-漁業種類別魚類別生產量值13'!C48,'漁業生產量值-漁業種類別魚類別生產量值13'!E48,'漁業生產量值-漁業種類別魚類別生產量值13'!G48))" table:style-name="ce19">
            <text:p>-</text:p>
          </table:table-cell>
          <table:table-cell office:value-type="string" office:string-value="-" table:formula="msoxl:=IF(SUM(P48,'漁業生產量值-漁業種類別魚類別生產量值12'!D48,'漁業生產量值-漁業種類別魚類別生產量值12'!F48,'漁業生產量值-漁業種類別魚類別生產量值12'!H48,'漁業生產量值-漁業種類別魚類別生產量值12'!J48,'漁業生產量值-漁業種類別魚類別生產量值12'!L48,'漁業生產量值-漁業種類別魚類別生產量值12'!N48,'漁業生產量值-漁業種類別魚類別生產量值12'!P48,'漁業生產量值-漁業種類別魚類別生產量值13'!D48,'漁業生產量值-漁業種類別魚類別生產量值13'!F48,'漁業生產量值-漁業種類別魚類別生產量值13'!H48)=0,&quot;-&quot;,SUM(P48,'漁業生產量值-漁業種類別魚類別生產量值12'!D48,'漁業生產量值-漁業種類別魚類別生產量值12'!F48,'漁業生產量值-漁業種類別魚類別生產量值12'!H48,'漁業生產量值-漁業種類別魚類別生產量值12'!J48,'漁業生產量值-漁業種類別魚類別生產量值12'!L48,'漁業生產量值-漁業種類別魚類別生產量值12'!N48,'漁業生產量值-漁業種類別魚類別生產量值12'!P48,'漁業生產量值-漁業種類別魚類別生產量值13'!D48,'漁業生產量值-漁業種類別魚類別生產量值13'!F48,'漁業生產量值-漁業種類別魚類別生產量值13'!H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102.54436" table:style-name="ce54">
            <text:p>103<text:s/></text:p>
          </table:table-cell>
          <table:table-cell office:value-type="float" office:value="13645.31359" table:style-name="ce54">
            <text:p>13,645<text:s/></text:p>
          </table:table-cell>
          <table:table-cell office:value-type="float" office:value="0.39400000000000002" table:formula="msoxl:=IF(SUM(G49,I49,K49)=0,&quot;-&quot;,SUM(G49,I49,K49))" table:style-name="ce19">
            <text:p>0<text:s/></text:p>
          </table:table-cell>
          <table:table-cell office:value-type="float" office:value="108.32635999999999" table:formula="msoxl:=IF(SUM(H49,J49,L49)=0,&quot;-&quot;,SUM(H49,J49,L49))" table:style-name="ce19">
            <text:p>1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39400000000000002" table:style-name="ce54">
            <text:p>0<text:s/></text:p>
          </table:table-cell>
          <table:table-cell office:value-type="float" office:value="108.32635999999999" table:style-name="ce54">
            <text:p>1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5798999999999999" table:formula="msoxl:=IF(SUM(O49,'漁業生產量值-漁業種類別魚類別生產量值12'!C49,'漁業生產量值-漁業種類別魚類別生產量值12'!E49,'漁業生產量值-漁業種類別魚類別生產量值12'!G49,'漁業生產量值-漁業種類別魚類別生產量值12'!I49,'漁業生產量值-漁業種類別魚類別生產量值12'!K49,'漁業生產量值-漁業種類別魚類別生產量值12'!M49,'漁業生產量值-漁業種類別魚類別生產量值12'!O49,'漁業生產量值-漁業種類別魚類別生產量值13'!C49,'漁業生產量值-漁業種類別魚類別生產量值13'!E49,'漁業生產量值-漁業種類別魚類別生產量值13'!G49)=0,&quot;-&quot;,SUM(O49,'漁業生產量值-漁業種類別魚類別生產量值12'!C49,'漁業生產量值-漁業種類別魚類別生產量值12'!E49,'漁業生產量值-漁業種類別魚類別生產量值12'!G49,'漁業生產量值-漁業種類別魚類別生產量值12'!I49,'漁業生產量值-漁業種類別魚類別生產量值12'!K49,'漁業生產量值-漁業種類別魚類別生產量值12'!M49,'漁業生產量值-漁業種類別魚類別生產量值12'!O49,'漁業生產量值-漁業種類別魚類別生產量值13'!C49,'漁業生產量值-漁業種類別魚類別生產量值13'!E49,'漁業生產量值-漁業種類別魚類別生產量值13'!G49))" table:style-name="ce19">
            <text:p>2<text:s/></text:p>
          </table:table-cell>
          <table:table-cell office:value-type="float" office:value="410.63395000000003" table:formula="msoxl:=IF(SUM(P49,'漁業生產量值-漁業種類別魚類別生產量值12'!D49,'漁業生產量值-漁業種類別魚類別生產量值12'!F49,'漁業生產量值-漁業種類別魚類別生產量值12'!H49,'漁業生產量值-漁業種類別魚類別生產量值12'!J49,'漁業生產量值-漁業種類別魚類別生產量值12'!L49,'漁業生產量值-漁業種類別魚類別生產量值12'!N49,'漁業生產量值-漁業種類別魚類別生產量值12'!P49,'漁業生產量值-漁業種類別魚類別生產量值13'!D49,'漁業生產量值-漁業種類別魚類別生產量值13'!F49,'漁業生產量值-漁業種類別魚類別生產量值13'!H49)=0,&quot;-&quot;,SUM(P49,'漁業生產量值-漁業種類別魚類別生產量值12'!D49,'漁業生產量值-漁業種類別魚類別生產量值12'!F49,'漁業生產量值-漁業種類別魚類別生產量值12'!H49,'漁業生產量值-漁業種類別魚類別生產量值12'!J49,'漁業生產量值-漁業種類別魚類別生產量值12'!L49,'漁業生產量值-漁業種類別魚類別生產量值12'!N49,'漁業生產量值-漁業種類別魚類別生產量值12'!P49,'漁業生產量值-漁業種類別魚類別生產量值13'!D49,'漁業生產量值-漁業種類別魚類別生產量值13'!F49,'漁業生產量值-漁業種類別魚類別生產量值13'!H49))" table:style-name="ce19">
            <text:p>411<text:s/></text:p>
          </table:table-cell>
          <table:table-cell office:value-type="float" office:value="0.25090000000000001" table:style-name="ce54">
            <text:p>0<text:s/></text:p>
          </table:table-cell>
          <table:table-cell office:value-type="float" office:value="197.92750000000001" table:style-name="ce54">
            <text:p>1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105.2" table:formula="msoxl:=  IF(SUM(C51:C53)=0,&quot;-&quot;,SUM(C51:C53))" table:style-name="ce54">
            <text:p>105<text:s/></text:p>
          </table:table-cell>
          <table:table-cell office:value-type="float" office:value="12203.2" table:formula="msoxl:=  IF(SUM(D51:D53)=0,&quot;-&quot;,SUM(D51:D53))" table:style-name="ce54">
            <text:p>12,203<text:s/></text:p>
          </table:table-cell>
          <table:table-cell office:value-type="string" office:string-value="-" table:formula="msoxl:=IF(SUM(G50,I50,K50)=0,&quot;-&quot;,SUM(G50,I50,K50))" table:style-name="ce19">
            <text:p>-</text:p>
          </table:table-cell>
          <table:table-cell office:value-type="string" office:string-value="-" table:formula="msoxl:=IF(SUM(H50,J50,L50)=0,&quot;-&quot;,SUM(H50,J50,L50))" table:style-name="ce19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IF(SUM(O50,'漁業生產量值-漁業種類別魚類別生產量值12'!C50,'漁業生產量值-漁業種類別魚類別生產量值12'!E50,'漁業生產量值-漁業種類別魚類別生產量值12'!G50,'漁業生產量值-漁業種類別魚類別生產量值12'!I50,'漁業生產量值-漁業種類別魚類別生產量值12'!K50,'漁業生產量值-漁業種類別魚類別生產量值12'!M50,'漁業生產量值-漁業種類別魚類別生產量值12'!O50,'漁業生產量值-漁業種類別魚類別生產量值13'!C50,'漁業生產量值-漁業種類別魚類別生產量值13'!E50,'漁業生產量值-漁業種類別魚類別生產量值13'!G50)=0,&quot;-&quot;,SUM(O50,'漁業生產量值-漁業種類別魚類別生產量值12'!C50,'漁業生產量值-漁業種類別魚類別生產量值12'!E50,'漁業生產量值-漁業種類別魚類別生產量值12'!G50,'漁業生產量值-漁業種類別魚類別生產量值12'!I50,'漁業生產量值-漁業種類別魚類別生產量值12'!K50,'漁業生產量值-漁業種類別魚類別生產量值12'!M50,'漁業生產量值-漁業種類別魚類別生產量值12'!O50,'漁業生產量值-漁業種類別魚類別生產量值13'!C50,'漁業生產量值-漁業種類別魚類別生產量值13'!E50,'漁業生產量值-漁業種類別魚類別生產量值13'!G50))" table:style-name="ce19">
            <text:p>-</text:p>
          </table:table-cell>
          <table:table-cell office:value-type="string" office:string-value="-" table:formula="msoxl:=IF(SUM(P50,'漁業生產量值-漁業種類別魚類別生產量值12'!D50,'漁業生產量值-漁業種類別魚類別生產量值12'!F50,'漁業生產量值-漁業種類別魚類別生產量值12'!H50,'漁業生產量值-漁業種類別魚類別生產量值12'!J50,'漁業生產量值-漁業種類別魚類別生產量值12'!L50,'漁業生產量值-漁業種類別魚類別生產量值12'!N50,'漁業生產量值-漁業種類別魚類別生產量值12'!P50,'漁業生產量值-漁業種類別魚類別生產量值13'!D50,'漁業生產量值-漁業種類別魚類別生產量值13'!F50,'漁業生產量值-漁業種類別魚類別生產量值13'!H50)=0,&quot;-&quot;,SUM(P50,'漁業生產量值-漁業種類別魚類別生產量值12'!D50,'漁業生產量值-漁業種類別魚類別生產量值12'!F50,'漁業生產量值-漁業種類別魚類別生產量值12'!H50,'漁業生產量值-漁業種類別魚類別生產量值12'!J50,'漁業生產量值-漁業種類別魚類別生產量值12'!L50,'漁業生產量值-漁業種類別魚類別生產量值12'!N50,'漁業生產量值-漁業種類別魚類別生產量值12'!P50,'漁業生產量值-漁業種類別魚類別生產量值13'!D50,'漁業生產量值-漁業種類別魚類別生產量值13'!F50,'漁業生產量值-漁業種類別魚類別生產量值13'!H50))" table:style-name="ce19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1,I51,K51)=0,&quot;-&quot;,SUM(G51,I51,K51))" table:style-name="ce19">
            <text:p>-</text:p>
          </table:table-cell>
          <table:table-cell office:value-type="string" office:string-value="-" table:formula="msoxl:=IF(SUM(H51,J51,L51)=0,&quot;-&quot;,SUM(H51,J51,L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1,'漁業生產量值-漁業種類別魚類別生產量值12'!C51,'漁業生產量值-漁業種類別魚類別生產量值12'!E51,'漁業生產量值-漁業種類別魚類別生產量值12'!G51,'漁業生產量值-漁業種類別魚類別生產量值12'!I51,'漁業生產量值-漁業種類別魚類別生產量值12'!K51,'漁業生產量值-漁業種類別魚類別生產量值12'!M51,'漁業生產量值-漁業種類別魚類別生產量值12'!O51,'漁業生產量值-漁業種類別魚類別生產量值13'!C51,'漁業生產量值-漁業種類別魚類別生產量值13'!E51,'漁業生產量值-漁業種類別魚類別生產量值13'!G51)=0,&quot;-&quot;,SUM(O51,'漁業生產量值-漁業種類別魚類別生產量值12'!C51,'漁業生產量值-漁業種類別魚類別生產量值12'!E51,'漁業生產量值-漁業種類別魚類別生產量值12'!G51,'漁業生產量值-漁業種類別魚類別生產量值12'!I51,'漁業生產量值-漁業種類別魚類別生產量值12'!K51,'漁業生產量值-漁業種類別魚類別生產量值12'!M51,'漁業生產量值-漁業種類別魚類別生產量值12'!O51,'漁業生產量值-漁業種類別魚類別生產量值13'!C51,'漁業生產量值-漁業種類別魚類別生產量值13'!E51,'漁業生產量值-漁業種類別魚類別生產量值13'!G51))" table:style-name="ce19">
            <text:p>-</text:p>
          </table:table-cell>
          <table:table-cell office:value-type="string" office:string-value="-" table:formula="msoxl:=IF(SUM(P51,'漁業生產量值-漁業種類別魚類別生產量值12'!D51,'漁業生產量值-漁業種類別魚類別生產量值12'!F51,'漁業生產量值-漁業種類別魚類別生產量值12'!H51,'漁業生產量值-漁業種類別魚類別生產量值12'!J51,'漁業生產量值-漁業種類別魚類別生產量值12'!L51,'漁業生產量值-漁業種類別魚類別生產量值12'!N51,'漁業生產量值-漁業種類別魚類別生產量值12'!P51,'漁業生產量值-漁業種類別魚類別生產量值13'!D51,'漁業生產量值-漁業種類別魚類別生產量值13'!F51,'漁業生產量值-漁業種類別魚類別生產量值13'!H51)=0,&quot;-&quot;,SUM(P51,'漁業生產量值-漁業種類別魚類別生產量值12'!D51,'漁業生產量值-漁業種類別魚類別生產量值12'!F51,'漁業生產量值-漁業種類別魚類別生產量值12'!H51,'漁業生產量值-漁業種類別魚類別生產量值12'!J51,'漁業生產量值-漁業種類別魚類別生產量值12'!L51,'漁業生產量值-漁業種類別魚類別生產量值12'!N51,'漁業生產量值-漁業種類別魚類別生產量值12'!P51,'漁業生產量值-漁業種類別魚類別生產量值13'!D51,'漁業生產量值-漁業種類別魚類別生產量值13'!F51,'漁業生產量值-漁業種類別魚類別生產量值13'!H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105.2" table:style-name="ce54">
            <text:p>105<text:s/></text:p>
          </table:table-cell>
          <table:table-cell office:value-type="float" office:value="12203.2" table:style-name="ce54">
            <text:p>12,203<text:s/></text:p>
          </table:table-cell>
          <table:table-cell office:value-type="string" office:string-value="-" table:formula="msoxl:=IF(SUM(G52,I52,K52)=0,&quot;-&quot;,SUM(G52,I52,K52))" table:style-name="ce19">
            <text:p>-</text:p>
          </table:table-cell>
          <table:table-cell office:value-type="string" office:string-value="-" table:formula="msoxl:=IF(SUM(H52,J52,L52)=0,&quot;-&quot;,SUM(H52,J52,L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2,'漁業生產量值-漁業種類別魚類別生產量值12'!C52,'漁業生產量值-漁業種類別魚類別生產量值12'!E52,'漁業生產量值-漁業種類別魚類別生產量值12'!G52,'漁業生產量值-漁業種類別魚類別生產量值12'!I52,'漁業生產量值-漁業種類別魚類別生產量值12'!K52,'漁業生產量值-漁業種類別魚類別生產量值12'!M52,'漁業生產量值-漁業種類別魚類別生產量值12'!O52,'漁業生產量值-漁業種類別魚類別生產量值13'!C52,'漁業生產量值-漁業種類別魚類別生產量值13'!E52,'漁業生產量值-漁業種類別魚類別生產量值13'!G52)=0,&quot;-&quot;,SUM(O52,'漁業生產量值-漁業種類別魚類別生產量值12'!C52,'漁業生產量值-漁業種類別魚類別生產量值12'!E52,'漁業生產量值-漁業種類別魚類別生產量值12'!G52,'漁業生產量值-漁業種類別魚類別生產量值12'!I52,'漁業生產量值-漁業種類別魚類別生產量值12'!K52,'漁業生產量值-漁業種類別魚類別生產量值12'!M52,'漁業生產量值-漁業種類別魚類別生產量值12'!O52,'漁業生產量值-漁業種類別魚類別生產量值13'!C52,'漁業生產量值-漁業種類別魚類別生產量值13'!E52,'漁業生產量值-漁業種類別魚類別生產量值13'!G52))" table:style-name="ce19">
            <text:p>-</text:p>
          </table:table-cell>
          <table:table-cell office:value-type="string" office:string-value="-" table:formula="msoxl:=IF(SUM(P52,'漁業生產量值-漁業種類別魚類別生產量值12'!D52,'漁業生產量值-漁業種類別魚類別生產量值12'!F52,'漁業生產量值-漁業種類別魚類別生產量值12'!H52,'漁業生產量值-漁業種類別魚類別生產量值12'!J52,'漁業生產量值-漁業種類別魚類別生產量值12'!L52,'漁業生產量值-漁業種類別魚類別生產量值12'!N52,'漁業生產量值-漁業種類別魚類別生產量值12'!P52,'漁業生產量值-漁業種類別魚類別生產量值13'!D52,'漁業生產量值-漁業種類別魚類別生產量值13'!F52,'漁業生產量值-漁業種類別魚類別生產量值13'!H52)=0,&quot;-&quot;,SUM(P52,'漁業生產量值-漁業種類別魚類別生產量值12'!D52,'漁業生產量值-漁業種類別魚類別生產量值12'!F52,'漁業生產量值-漁業種類別魚類別生產量值12'!H52,'漁業生產量值-漁業種類別魚類別生產量值12'!J52,'漁業生產量值-漁業種類別魚類別生產量值12'!L52,'漁業生產量值-漁業種類別魚類別生產量值12'!N52,'漁業生產量值-漁業種類別魚類別生產量值12'!P52,'漁業生產量值-漁業種類別魚類別生產量值13'!D52,'漁業生產量值-漁業種類別魚類別生產量值13'!F52,'漁業生產量值-漁業種類別魚類別生產量值13'!H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3,I53,K53)=0,&quot;-&quot;,SUM(G53,I53,K53))" table:style-name="ce19">
            <text:p>-</text:p>
          </table:table-cell>
          <table:table-cell office:value-type="string" office:string-value="-" table:formula="msoxl:=IF(SUM(H53,J53,L53)=0,&quot;-&quot;,SUM(H53,J53,L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3,'漁業生產量值-漁業種類別魚類別生產量值12'!C53,'漁業生產量值-漁業種類別魚類別生產量值12'!E53,'漁業生產量值-漁業種類別魚類別生產量值12'!G53,'漁業生產量值-漁業種類別魚類別生產量值12'!I53,'漁業生產量值-漁業種類別魚類別生產量值12'!K53,'漁業生產量值-漁業種類別魚類別生產量值12'!M53,'漁業生產量值-漁業種類別魚類別生產量值12'!O53,'漁業生產量值-漁業種類別魚類別生產量值13'!C53,'漁業生產量值-漁業種類別魚類別生產量值13'!E53,'漁業生產量值-漁業種類別魚類別生產量值13'!G53)=0,&quot;-&quot;,SUM(O53,'漁業生產量值-漁業種類別魚類別生產量值12'!C53,'漁業生產量值-漁業種類別魚類別生產量值12'!E53,'漁業生產量值-漁業種類別魚類別生產量值12'!G53,'漁業生產量值-漁業種類別魚類別生產量值12'!I53,'漁業生產量值-漁業種類別魚類別生產量值12'!K53,'漁業生產量值-漁業種類別魚類別生產量值12'!M53,'漁業生產量值-漁業種類別魚類別生產量值12'!O53,'漁業生產量值-漁業種類別魚類別生產量值13'!C53,'漁業生產量值-漁業種類別魚類別生產量值13'!E53,'漁業生產量值-漁業種類別魚類別生產量值13'!G53))" table:style-name="ce19">
            <text:p>-</text:p>
          </table:table-cell>
          <table:table-cell office:value-type="string" office:string-value="-" table:formula="msoxl:=IF(SUM(P53,'漁業生產量值-漁業種類別魚類別生產量值12'!D53,'漁業生產量值-漁業種類別魚類別生產量值12'!F53,'漁業生產量值-漁業種類別魚類別生產量值12'!H53,'漁業生產量值-漁業種類別魚類別生產量值12'!J53,'漁業生產量值-漁業種類別魚類別生產量值12'!L53,'漁業生產量值-漁業種類別魚類別生產量值12'!N53,'漁業生產量值-漁業種類別魚類別生產量值12'!P53,'漁業生產量值-漁業種類別魚類別生產量值13'!D53,'漁業生產量值-漁業種類別魚類別生產量值13'!F53,'漁業生產量值-漁業種類別魚類別生產量值13'!H53)=0,&quot;-&quot;,SUM(P53,'漁業生產量值-漁業種類別魚類別生產量值12'!D53,'漁業生產量值-漁業種類別魚類別生產量值12'!F53,'漁業生產量值-漁業種類別魚類別生產量值12'!H53,'漁業生產量值-漁業種類別魚類別生產量值12'!J53,'漁業生產量值-漁業種類別魚類別生產量值12'!L53,'漁業生產量值-漁業種類別魚類別生產量值12'!N53,'漁業生產量值-漁業種類別魚類別生產量值12'!P53,'漁業生產量值-漁業種類別魚類別生產量值13'!D53,'漁業生產量值-漁業種類別魚類別生產量值13'!F53,'漁業生產量值-漁業種類別魚類別生產量值13'!H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IF(SUM(G54,I54,K54)=0,&quot;-&quot;,SUM(G54,I54,K54))" table:style-name="ce19">
            <text:p>-</text:p>
          </table:table-cell>
          <table:table-cell office:value-type="string" office:string-value="-" table:formula="msoxl:=IF(SUM(H54,J54,L54)=0,&quot;-&quot;,SUM(H54,J54,L54))" table:style-name="ce19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IF(SUM(O54,'漁業生產量值-漁業種類別魚類別生產量值12'!C54,'漁業生產量值-漁業種類別魚類別生產量值12'!E54,'漁業生產量值-漁業種類別魚類別生產量值12'!G54,'漁業生產量值-漁業種類別魚類別生產量值12'!I54,'漁業生產量值-漁業種類別魚類別生產量值12'!K54,'漁業生產量值-漁業種類別魚類別生產量值12'!M54,'漁業生產量值-漁業種類別魚類別生產量值12'!O54,'漁業生產量值-漁業種類別魚類別生產量值13'!C54,'漁業生產量值-漁業種類別魚類別生產量值13'!E54,'漁業生產量值-漁業種類別魚類別生產量值13'!G54)=0,&quot;-&quot;,SUM(O54,'漁業生產量值-漁業種類別魚類別生產量值12'!C54,'漁業生產量值-漁業種類別魚類別生產量值12'!E54,'漁業生產量值-漁業種類別魚類別生產量值12'!G54,'漁業生產量值-漁業種類別魚類別生產量值12'!I54,'漁業生產量值-漁業種類別魚類別生產量值12'!K54,'漁業生產量值-漁業種類別魚類別生產量值12'!M54,'漁業生產量值-漁業種類別魚類別生產量值12'!O54,'漁業生產量值-漁業種類別魚類別生產量值13'!C54,'漁業生產量值-漁業種類別魚類別生產量值13'!E54,'漁業生產量值-漁業種類別魚類別生產量值13'!G54))" table:style-name="ce19">
            <text:p>-</text:p>
          </table:table-cell>
          <table:table-cell office:value-type="string" office:string-value="-" table:formula="msoxl:=IF(SUM(P54,'漁業生產量值-漁業種類別魚類別生產量值12'!D54,'漁業生產量值-漁業種類別魚類別生產量值12'!F54,'漁業生產量值-漁業種類別魚類別生產量值12'!H54,'漁業生產量值-漁業種類別魚類別生產量值12'!J54,'漁業生產量值-漁業種類別魚類別生產量值12'!L54,'漁業生產量值-漁業種類別魚類別生產量值12'!N54,'漁業生產量值-漁業種類別魚類別生產量值12'!P54,'漁業生產量值-漁業種類別魚類別生產量值13'!D54,'漁業生產量值-漁業種類別魚類別生產量值13'!F54,'漁業生產量值-漁業種類別魚類別生產量值13'!H54)=0,&quot;-&quot;,SUM(P54,'漁業生產量值-漁業種類別魚類別生產量值12'!D54,'漁業生產量值-漁業種類別魚類別生產量值12'!F54,'漁業生產量值-漁業種類別魚類別生產量值12'!H54,'漁業生產量值-漁業種類別魚類別生產量值12'!J54,'漁業生產量值-漁業種類別魚類別生產量值12'!L54,'漁業生產量值-漁業種類別魚類別生產量值12'!N54,'漁業生產量值-漁業種類別魚類別生產量值12'!P54,'漁業生產量值-漁業種類別魚類別生產量值13'!D54,'漁業生產量值-漁業種類別魚類別生產量值13'!F54,'漁業生產量值-漁業種類別魚類別生產量值13'!H54))" table:style-name="ce19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5,I55,K55)=0,&quot;-&quot;,SUM(G55,I55,K55))" table:style-name="ce19">
            <text:p>-</text:p>
          </table:table-cell>
          <table:table-cell office:value-type="string" office:string-value="-" table:formula="msoxl:=IF(SUM(H55,J55,L55)=0,&quot;-&quot;,SUM(H55,J55,L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5,'漁業生產量值-漁業種類別魚類別生產量值12'!C55,'漁業生產量值-漁業種類別魚類別生產量值12'!E55,'漁業生產量值-漁業種類別魚類別生產量值12'!G55,'漁業生產量值-漁業種類別魚類別生產量值12'!I55,'漁業生產量值-漁業種類別魚類別生產量值12'!K55,'漁業生產量值-漁業種類別魚類別生產量值12'!M55,'漁業生產量值-漁業種類別魚類別生產量值12'!O55,'漁業生產量值-漁業種類別魚類別生產量值13'!C55,'漁業生產量值-漁業種類別魚類別生產量值13'!E55,'漁業生產量值-漁業種類別魚類別生產量值13'!G55)=0,&quot;-&quot;,SUM(O55,'漁業生產量值-漁業種類別魚類別生產量值12'!C55,'漁業生產量值-漁業種類別魚類別生產量值12'!E55,'漁業生產量值-漁業種類別魚類別生產量值12'!G55,'漁業生產量值-漁業種類別魚類別生產量值12'!I55,'漁業生產量值-漁業種類別魚類別生產量值12'!K55,'漁業生產量值-漁業種類別魚類別生產量值12'!M55,'漁業生產量值-漁業種類別魚類別生產量值12'!O55,'漁業生產量值-漁業種類別魚類別生產量值13'!C55,'漁業生產量值-漁業種類別魚類別生產量值13'!E55,'漁業生產量值-漁業種類別魚類別生產量值13'!G55))" table:style-name="ce19">
            <text:p>-</text:p>
          </table:table-cell>
          <table:table-cell office:value-type="string" office:string-value="-" table:formula="msoxl:=IF(SUM(P55,'漁業生產量值-漁業種類別魚類別生產量值12'!D55,'漁業生產量值-漁業種類別魚類別生產量值12'!F55,'漁業生產量值-漁業種類別魚類別生產量值12'!H55,'漁業生產量值-漁業種類別魚類別生產量值12'!J55,'漁業生產量值-漁業種類別魚類別生產量值12'!L55,'漁業生產量值-漁業種類別魚類別生產量值12'!N55,'漁業生產量值-漁業種類別魚類別生產量值12'!P55,'漁業生產量值-漁業種類別魚類別生產量值13'!D55,'漁業生產量值-漁業種類別魚類別生產量值13'!F55,'漁業生產量值-漁業種類別魚類別生產量值13'!H55)=0,&quot;-&quot;,SUM(P55,'漁業生產量值-漁業種類別魚類別生產量值12'!D55,'漁業生產量值-漁業種類別魚類別生產量值12'!F55,'漁業生產量值-漁業種類別魚類別生產量值12'!H55,'漁業生產量值-漁業種類別魚類別生產量值12'!J55,'漁業生產量值-漁業種類別魚類別生產量值12'!L55,'漁業生產量值-漁業種類別魚類別生產量值12'!N55,'漁業生產量值-漁業種類別魚類別生產量值12'!P55,'漁業生產量值-漁業種類別魚類別生產量值13'!D55,'漁業生產量值-漁業種類別魚類別生產量值13'!F55,'漁業生產量值-漁業種類別魚類別生產量值13'!H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6,I56,K56)=0,&quot;-&quot;,SUM(G56,I56,K56))" table:style-name="ce19">
            <text:p>-</text:p>
          </table:table-cell>
          <table:table-cell office:value-type="string" office:string-value="-" table:formula="msoxl:=IF(SUM(H56,J56,L56)=0,&quot;-&quot;,SUM(H56,J56,L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6,'漁業生產量值-漁業種類別魚類別生產量值12'!C56,'漁業生產量值-漁業種類別魚類別生產量值12'!E56,'漁業生產量值-漁業種類別魚類別生產量值12'!G56,'漁業生產量值-漁業種類別魚類別生產量值12'!I56,'漁業生產量值-漁業種類別魚類別生產量值12'!K56,'漁業生產量值-漁業種類別魚類別生產量值12'!M56,'漁業生產量值-漁業種類別魚類別生產量值12'!O56,'漁業生產量值-漁業種類別魚類別生產量值13'!C56,'漁業生產量值-漁業種類別魚類別生產量值13'!E56,'漁業生產量值-漁業種類別魚類別生產量值13'!G56)=0,&quot;-&quot;,SUM(O56,'漁業生產量值-漁業種類別魚類別生產量值12'!C56,'漁業生產量值-漁業種類別魚類別生產量值12'!E56,'漁業生產量值-漁業種類別魚類別生產量值12'!G56,'漁業生產量值-漁業種類別魚類別生產量值12'!I56,'漁業生產量值-漁業種類別魚類別生產量值12'!K56,'漁業生產量值-漁業種類別魚類別生產量值12'!M56,'漁業生產量值-漁業種類別魚類別生產量值12'!O56,'漁業生產量值-漁業種類別魚類別生產量值13'!C56,'漁業生產量值-漁業種類別魚類別生產量值13'!E56,'漁業生產量值-漁業種類別魚類別生產量值13'!G56))" table:style-name="ce19">
            <text:p>-</text:p>
          </table:table-cell>
          <table:table-cell office:value-type="string" office:string-value="-" table:formula="msoxl:=IF(SUM(P56,'漁業生產量值-漁業種類別魚類別生產量值12'!D56,'漁業生產量值-漁業種類別魚類別生產量值12'!F56,'漁業生產量值-漁業種類別魚類別生產量值12'!H56,'漁業生產量值-漁業種類別魚類別生產量值12'!J56,'漁業生產量值-漁業種類別魚類別生產量值12'!L56,'漁業生產量值-漁業種類別魚類別生產量值12'!N56,'漁業生產量值-漁業種類別魚類別生產量值12'!P56,'漁業生產量值-漁業種類別魚類別生產量值13'!D56,'漁業生產量值-漁業種類別魚類別生產量值13'!F56,'漁業生產量值-漁業種類別魚類別生產量值13'!H56)=0,&quot;-&quot;,SUM(P56,'漁業生產量值-漁業種類別魚類別生產量值12'!D56,'漁業生產量值-漁業種類別魚類別生產量值12'!F56,'漁業生產量值-漁業種類別魚類別生產量值12'!H56,'漁業生產量值-漁業種類別魚類別生產量值12'!J56,'漁業生產量值-漁業種類別魚類別生產量值12'!L56,'漁業生產量值-漁業種類別魚類別生產量值12'!N56,'漁業生產量值-漁業種類別魚類別生產量值12'!P56,'漁業生產量值-漁業種類別魚類別生產量值13'!D56,'漁業生產量值-漁業種類別魚類別生產量值13'!F56,'漁業生產量值-漁業種類別魚類別生產量值13'!H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7,I57,K57)=0,&quot;-&quot;,SUM(G57,I57,K57))" table:style-name="ce19">
            <text:p>-</text:p>
          </table:table-cell>
          <table:table-cell office:value-type="string" office:string-value="-" table:formula="msoxl:=IF(SUM(H57,J57,L57)=0,&quot;-&quot;,SUM(H57,J57,L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7,'漁業生產量值-漁業種類別魚類別生產量值12'!C57,'漁業生產量值-漁業種類別魚類別生產量值12'!E57,'漁業生產量值-漁業種類別魚類別生產量值12'!G57,'漁業生產量值-漁業種類別魚類別生產量值12'!I57,'漁業生產量值-漁業種類別魚類別生產量值12'!K57,'漁業生產量值-漁業種類別魚類別生產量值12'!M57,'漁業生產量值-漁業種類別魚類別生產量值12'!O57,'漁業生產量值-漁業種類別魚類別生產量值13'!C57,'漁業生產量值-漁業種類別魚類別生產量值13'!E57,'漁業生產量值-漁業種類別魚類別生產量值13'!G57)=0,&quot;-&quot;,SUM(O57,'漁業生產量值-漁業種類別魚類別生產量值12'!C57,'漁業生產量值-漁業種類別魚類別生產量值12'!E57,'漁業生產量值-漁業種類別魚類別生產量值12'!G57,'漁業生產量值-漁業種類別魚類別生產量值12'!I57,'漁業生產量值-漁業種類別魚類別生產量值12'!K57,'漁業生產量值-漁業種類別魚類別生產量值12'!M57,'漁業生產量值-漁業種類別魚類別生產量值12'!O57,'漁業生產量值-漁業種類別魚類別生產量值13'!C57,'漁業生產量值-漁業種類別魚類別生產量值13'!E57,'漁業生產量值-漁業種類別魚類別生產量值13'!G57))" table:style-name="ce19">
            <text:p>-</text:p>
          </table:table-cell>
          <table:table-cell office:value-type="string" office:string-value="-" table:formula="msoxl:=IF(SUM(P57,'漁業生產量值-漁業種類別魚類別生產量值12'!D57,'漁業生產量值-漁業種類別魚類別生產量值12'!F57,'漁業生產量值-漁業種類別魚類別生產量值12'!H57,'漁業生產量值-漁業種類別魚類別生產量值12'!J57,'漁業生產量值-漁業種類別魚類別生產量值12'!L57,'漁業生產量值-漁業種類別魚類別生產量值12'!N57,'漁業生產量值-漁業種類別魚類別生產量值12'!P57,'漁業生產量值-漁業種類別魚類別生產量值13'!D57,'漁業生產量值-漁業種類別魚類別生產量值13'!F57,'漁業生產量值-漁業種類別魚類別生產量值13'!H57)=0,&quot;-&quot;,SUM(P57,'漁業生產量值-漁業種類別魚類別生產量值12'!D57,'漁業生產量值-漁業種類別魚類別生產量值12'!F57,'漁業生產量值-漁業種類別魚類別生產量值12'!H57,'漁業生產量值-漁業種類別魚類別生產量值12'!J57,'漁業生產量值-漁業種類別魚類別生產量值12'!L57,'漁業生產量值-漁業種類別魚類別生產量值12'!N57,'漁業生產量值-漁業種類別魚類別生產量值12'!P57,'漁業生產量值-漁業種類別魚類別生產量值13'!D57,'漁業生產量值-漁業種類別魚類別生產量值13'!F57,'漁業生產量值-漁業種類別魚類別生產量值13'!H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759.289" table:formula="msoxl:=  IF(SUM(C59,C60,C61,C63)=0,IF(C62=0,&quot;-&quot;,C62),SUM(C59,C60,C61,C63))" table:style-name="ce54">
            <text:p>1,759<text:s/></text:p>
          </table:table-cell>
          <table:table-cell office:value-type="float" office:value="281694.77299999999" table:formula="msoxl:=  IF(SUM(D59:D63)=0,&quot;-&quot;,SUM(D59:D63))" table:style-name="ce54">
            <text:p>281,695<text:s/></text:p>
          </table:table-cell>
          <table:table-cell office:value-type="string" office:string-value="-" table:formula="msoxl:=IF(SUM(G58,I58,K58)=0,&quot;-&quot;,SUM(G58,I58,K58))" table:style-name="ce19">
            <text:p>-</text:p>
          </table:table-cell>
          <table:table-cell office:value-type="string" office:string-value="-" table:formula="msoxl:=IF(SUM(H58,J58,L58)=0,&quot;-&quot;,SUM(H58,J58,L58))" table:style-name="ce19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float" office:value="15546.621000000001" table:formula="msoxl:=IF(SUM(O58,'漁業生產量值-漁業種類別魚類別生產量值12'!C58,'漁業生產量值-漁業種類別魚類別生產量值12'!E58,'漁業生產量值-漁業種類別魚類別生產量值12'!G58,'漁業生產量值-漁業種類別魚類別生產量值12'!I58,'漁業生產量值-漁業種類別魚類別生產量值12'!K58,'漁業生產量值-漁業種類別魚類別生產量值12'!M58,'漁業生產量值-漁業種類別魚類別生產量值12'!O58,'漁業生產量值-漁業種類別魚類別生產量值13'!C58,'漁業生產量值-漁業種類別魚類別生產量值13'!E58,'漁業生產量值-漁業種類別魚類別生產量值13'!G58)=0,&quot;-&quot;,SUM(O58,'漁業生產量值-漁業種類別魚類別生產量值12'!C58,'漁業生產量值-漁業種類別魚類別生產量值12'!E58,'漁業生產量值-漁業種類別魚類別生產量值12'!G58,'漁業生產量值-漁業種類別魚類別生產量值12'!I58,'漁業生產量值-漁業種類別魚類別生產量值12'!K58,'漁業生產量值-漁業種類別魚類別生產量值12'!M58,'漁業生產量值-漁業種類別魚類別生產量值12'!O58,'漁業生產量值-漁業種類別魚類別生產量值13'!C58,'漁業生產量值-漁業種類別魚類別生產量值13'!E58,'漁業生產量值-漁業種類別魚類別生產量值13'!G58))" table:style-name="ce19">
            <text:p>15,547<text:s/></text:p>
          </table:table-cell>
          <table:table-cell office:value-type="float" office:value="3726278.7395999995" table:formula="msoxl:=IF(SUM(P58,'漁業生產量值-漁業種類別魚類別生產量值12'!D58,'漁業生產量值-漁業種類別魚類別生產量值12'!F58,'漁業生產量值-漁業種類別魚類別生產量值12'!H58,'漁業生產量值-漁業種類別魚類別生產量值12'!J58,'漁業生產量值-漁業種類別魚類別生產量值12'!L58,'漁業生產量值-漁業種類別魚類別生產量值12'!N58,'漁業生產量值-漁業種類別魚類別生產量值12'!P58,'漁業生產量值-漁業種類別魚類別生產量值13'!D58,'漁業生產量值-漁業種類別魚類別生產量值13'!F58,'漁業生產量值-漁業種類別魚類別生產量值13'!H58)=0,&quot;-&quot;,SUM(P58,'漁業生產量值-漁業種類別魚類別生產量值12'!D58,'漁業生產量值-漁業種類別魚類別生產量值12'!F58,'漁業生產量值-漁業種類別魚類別生產量值12'!H58,'漁業生產量值-漁業種類別魚類別生產量值12'!J58,'漁業生產量值-漁業種類別魚類別生產量值12'!L58,'漁業生產量值-漁業種類別魚類別生產量值12'!N58,'漁業生產量值-漁業種類別魚類別生產量值12'!P58,'漁業生產量值-漁業種類別魚類別生產量值13'!D58,'漁業生產量值-漁業種類別魚類別生產量值13'!F58,'漁業生產量值-漁業種類別魚類別生產量值13'!H58))" table:style-name="ce19">
            <text:p>3,726,279<text:s/></text:p>
          </table:table-cell>
          <table:table-cell office:value-type="float" office:value="177.977" table:formula="msoxl:=  IF(SUM(O59,O60,O61,O63)=0,IF(O62=0,&quot;-&quot;,O62),SUM(O59,O60,O61,O63))" table:style-name="ce54">
            <text:p>178<text:s/></text:p>
          </table:table-cell>
          <table:table-cell office:value-type="float" office:value="58486.783000000003" table:formula="msoxl:=  IF(SUM(P59:P63)=0,&quot;-&quot;,SUM(P59:P63))" table:style-name="ce54">
            <text:p>58,48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1664.989" table:style-name="ce54">
            <text:p>1,665<text:s/></text:p>
          </table:table-cell>
          <table:table-cell office:value-type="float" office:value="253296.67300000001" table:style-name="ce54">
            <text:p>253,297<text:s/></text:p>
          </table:table-cell>
          <table:table-cell office:value-type="string" office:string-value="-" table:formula="msoxl:=IF(SUM(G59,I59,K59)=0,&quot;-&quot;,SUM(G59,I59,K59))" table:style-name="ce19">
            <text:p>-</text:p>
          </table:table-cell>
          <table:table-cell office:value-type="string" office:string-value="-" table:formula="msoxl:=IF(SUM(H59,J59,L59)=0,&quot;-&quot;,SUM(H59,J59,L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188.3419999999996" table:formula="msoxl:=IF(SUM(O59,'漁業生產量值-漁業種類別魚類別生產量值12'!C59,'漁業生產量值-漁業種類別魚類別生產量值12'!E59,'漁業生產量值-漁業種類別魚類別生產量值12'!G59,'漁業生產量值-漁業種類別魚類別生產量值12'!I59,'漁業生產量值-漁業種類別魚類別生產量值12'!K59,'漁業生產量值-漁業種類別魚類別生產量值12'!M59,'漁業生產量值-漁業種類別魚類別生產量值12'!O59,'漁業生產量值-漁業種類別魚類別生產量值13'!C59,'漁業生產量值-漁業種類別魚類別生產量值13'!E59,'漁業生產量值-漁業種類別魚類別生產量值13'!G59)=0,&quot;-&quot;,SUM(O59,'漁業生產量值-漁業種類別魚類別生產量值12'!C59,'漁業生產量值-漁業種類別魚類別生產量值12'!E59,'漁業生產量值-漁業種類別魚類別生產量值12'!G59,'漁業生產量值-漁業種類別魚類別生產量值12'!I59,'漁業生產量值-漁業種類別魚類別生產量值12'!K59,'漁業生產量值-漁業種類別魚類別生產量值12'!M59,'漁業生產量值-漁業種類別魚類別生產量值12'!O59,'漁業生產量值-漁業種類別魚類別生產量值13'!C59,'漁業生產量值-漁業種類別魚類別生產量值13'!E59,'漁業生產量值-漁業種類別魚類別生產量值13'!G59))" table:style-name="ce19">
            <text:p>4,188<text:s/></text:p>
          </table:table-cell>
          <table:table-cell office:value-type="float" office:value="784792.93220000004" table:formula="msoxl:=IF(SUM(P59,'漁業生產量值-漁業種類別魚類別生產量值12'!D59,'漁業生產量值-漁業種類別魚類別生產量值12'!F59,'漁業生產量值-漁業種類別魚類別生產量值12'!H59,'漁業生產量值-漁業種類別魚類別生產量值12'!J59,'漁業生產量值-漁業種類別魚類別生產量值12'!L59,'漁業生產量值-漁業種類別魚類別生產量值12'!N59,'漁業生產量值-漁業種類別魚類別生產量值12'!P59,'漁業生產量值-漁業種類別魚類別生產量值13'!D59,'漁業生產量值-漁業種類別魚類別生產量值13'!F59,'漁業生產量值-漁業種類別魚類別生產量值13'!H59)=0,&quot;-&quot;,SUM(P59,'漁業生產量值-漁業種類別魚類別生產量值12'!D59,'漁業生產量值-漁業種類別魚類別生產量值12'!F59,'漁業生產量值-漁業種類別魚類別生產量值12'!H59,'漁業生產量值-漁業種類別魚類別生產量值12'!J59,'漁業生產量值-漁業種類別魚類別生產量值12'!L59,'漁業生產量值-漁業種類別魚類別生產量值12'!N59,'漁業生產量值-漁業種類別魚類別生產量值12'!P59,'漁業生產量值-漁業種類別魚類別生產量值13'!D59,'漁業生產量值-漁業種類別魚類別生產量值13'!F59,'漁業生產量值-漁業種類別魚類別生產量值13'!H59))" table:style-name="ce19">
            <text:p>784,793<text:s/></text:p>
          </table:table-cell>
          <table:table-cell office:value-type="float" office:value="177.977" table:style-name="ce54">
            <text:p>178<text:s/></text:p>
          </table:table-cell>
          <table:table-cell office:value-type="float" office:value="58486.783000000003" table:style-name="ce54">
            <text:p>58,48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94.3" table:style-name="ce54">
            <text:p>94<text:s/></text:p>
          </table:table-cell>
          <table:table-cell office:value-type="float" office:value="28398.1" table:style-name="ce54">
            <text:p>28,398<text:s/></text:p>
          </table:table-cell>
          <table:table-cell office:value-type="string" office:string-value="-" table:formula="msoxl:=IF(SUM(G60,I60,K60)=0,&quot;-&quot;,SUM(G60,I60,K60))" table:style-name="ce19">
            <text:p>-</text:p>
          </table:table-cell>
          <table:table-cell office:value-type="string" office:string-value="-" table:formula="msoxl:=IF(SUM(H60,J60,L60)=0,&quot;-&quot;,SUM(H60,J60,L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358.279" table:formula="msoxl:=IF(SUM(O60,'漁業生產量值-漁業種類別魚類別生產量值12'!C60,'漁業生產量值-漁業種類別魚類別生產量值12'!E60,'漁業生產量值-漁業種類別魚類別生產量值12'!G60,'漁業生產量值-漁業種類別魚類別生產量值12'!I60,'漁業生產量值-漁業種類別魚類別生產量值12'!K60,'漁業生產量值-漁業種類別魚類別生產量值12'!M60,'漁業生產量值-漁業種類別魚類別生產量值12'!O60,'漁業生產量值-漁業種類別魚類別生產量值13'!C60,'漁業生產量值-漁業種類別魚類別生產量值13'!E60,'漁業生產量值-漁業種類別魚類別生產量值13'!G60)=0,&quot;-&quot;,SUM(O60,'漁業生產量值-漁業種類別魚類別生產量值12'!C60,'漁業生產量值-漁業種類別魚類別生產量值12'!E60,'漁業生產量值-漁業種類別魚類別生產量值12'!G60,'漁業生產量值-漁業種類別魚類別生產量值12'!I60,'漁業生產量值-漁業種類別魚類別生產量值12'!K60,'漁業生產量值-漁業種類別魚類別生產量值12'!M60,'漁業生產量值-漁業種類別魚類別生產量值12'!O60,'漁業生產量值-漁業種類別魚類別生產量值13'!C60,'漁業生產量值-漁業種類別魚類別生產量值13'!E60,'漁業生產量值-漁業種類別魚類別生產量值13'!G60))" table:style-name="ce19">
            <text:p>11,358<text:s/></text:p>
          </table:table-cell>
          <table:table-cell office:value-type="float" office:value="2941485.8073999998" table:formula="msoxl:=IF(SUM(P60,'漁業生產量值-漁業種類別魚類別生產量值12'!D60,'漁業生產量值-漁業種類別魚類別生產量值12'!F60,'漁業生產量值-漁業種類別魚類別生產量值12'!H60,'漁業生產量值-漁業種類別魚類別生產量值12'!J60,'漁業生產量值-漁業種類別魚類別生產量值12'!L60,'漁業生產量值-漁業種類別魚類別生產量值12'!N60,'漁業生產量值-漁業種類別魚類別生產量值12'!P60,'漁業生產量值-漁業種類別魚類別生產量值13'!D60,'漁業生產量值-漁業種類別魚類別生產量值13'!F60,'漁業生產量值-漁業種類別魚類別生產量值13'!H60)=0,&quot;-&quot;,SUM(P60,'漁業生產量值-漁業種類別魚類別生產量值12'!D60,'漁業生產量值-漁業種類別魚類別生產量值12'!F60,'漁業生產量值-漁業種類別魚類別生產量值12'!H60,'漁業生產量值-漁業種類別魚類別生產量值12'!J60,'漁業生產量值-漁業種類別魚類別生產量值12'!L60,'漁業生產量值-漁業種類別魚類別生產量值12'!N60,'漁業生產量值-漁業種類別魚類別生產量值12'!P60,'漁業生產量值-漁業種類別魚類別生產量值13'!D60,'漁業生產量值-漁業種類別魚類別生產量值13'!F60,'漁業生產量值-漁業種類別魚類別生產量值13'!H60))" table:style-name="ce19">
            <text:p>2,941,48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1,I61,K61)=0,&quot;-&quot;,SUM(G61,I61,K61))" table:style-name="ce19">
            <text:p>-</text:p>
          </table:table-cell>
          <table:table-cell office:value-type="string" office:string-value="-" table:formula="msoxl:=IF(SUM(H61,J61,L61)=0,&quot;-&quot;,SUM(H61,J61,L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61,'漁業生產量值-漁業種類別魚類別生產量值12'!C61,'漁業生產量值-漁業種類別魚類別生產量值12'!E61,'漁業生產量值-漁業種類別魚類別生產量值12'!G61,'漁業生產量值-漁業種類別魚類別生產量值12'!I61,'漁業生產量值-漁業種類別魚類別生產量值12'!K61,'漁業生產量值-漁業種類別魚類別生產量值12'!M61,'漁業生產量值-漁業種類別魚類別生產量值12'!O61,'漁業生產量值-漁業種類別魚類別生產量值13'!C61,'漁業生產量值-漁業種類別魚類別生產量值13'!E61,'漁業生產量值-漁業種類別魚類別生產量值13'!G61)=0,&quot;-&quot;,SUM(O61,'漁業生產量值-漁業種類別魚類別生產量值12'!C61,'漁業生產量值-漁業種類別魚類別生產量值12'!E61,'漁業生產量值-漁業種類別魚類別生產量值12'!G61,'漁業生產量值-漁業種類別魚類別生產量值12'!I61,'漁業生產量值-漁業種類別魚類別生產量值12'!K61,'漁業生產量值-漁業種類別魚類別生產量值12'!M61,'漁業生產量值-漁業種類別魚類別生產量值12'!O61,'漁業生產量值-漁業種類別魚類別生產量值13'!C61,'漁業生產量值-漁業種類別魚類別生產量值13'!E61,'漁業生產量值-漁業種類別魚類別生產量值13'!G61))" table:style-name="ce19">
            <text:p>-</text:p>
          </table:table-cell>
          <table:table-cell office:value-type="string" office:string-value="-" table:formula="msoxl:=IF(SUM(P61,'漁業生產量值-漁業種類別魚類別生產量值12'!D61,'漁業生產量值-漁業種類別魚類別生產量值12'!F61,'漁業生產量值-漁業種類別魚類別生產量值12'!H61,'漁業生產量值-漁業種類別魚類別生產量值12'!J61,'漁業生產量值-漁業種類別魚類別生產量值12'!L61,'漁業生產量值-漁業種類別魚類別生產量值12'!N61,'漁業生產量值-漁業種類別魚類別生產量值12'!P61,'漁業生產量值-漁業種類別魚類別生產量值13'!D61,'漁業生產量值-漁業種類別魚類別生產量值13'!F61,'漁業生產量值-漁業種類別魚類別生產量值13'!H61)=0,&quot;-&quot;,SUM(P61,'漁業生產量值-漁業種類別魚類別生產量值12'!D61,'漁業生產量值-漁業種類別魚類別生產量值12'!F61,'漁業生產量值-漁業種類別魚類別生產量值12'!H61,'漁業生產量值-漁業種類別魚類別生產量值12'!J61,'漁業生產量值-漁業種類別魚類別生產量值12'!L61,'漁業生產量值-漁業種類別魚類別生產量值12'!N61,'漁業生產量值-漁業種類別魚類別生產量值12'!P61,'漁業生產量值-漁業種類別魚類別生產量值13'!D61,'漁業生產量值-漁業種類別魚類別生產量值13'!F61,'漁業生產量值-漁業種類別魚類別生產量值13'!H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2,I62,K62)=0,&quot;-&quot;,SUM(G62,I62,K62))" table:style-name="ce19">
            <text:p>-</text:p>
          </table:table-cell>
          <table:table-cell office:value-type="string" office:string-value="-" table:formula="msoxl:=IF(SUM(H62,J62,L62)=0,&quot;-&quot;,SUM(H62,J62,L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62,'漁業生產量值-漁業種類別魚類別生產量值12'!C62,'漁業生產量值-漁業種類別魚類別生產量值12'!E62,'漁業生產量值-漁業種類別魚類別生產量值12'!G62,'漁業生產量值-漁業種類別魚類別生產量值12'!I62,'漁業生產量值-漁業種類別魚類別生產量值12'!K62,'漁業生產量值-漁業種類別魚類別生產量值12'!M62,'漁業生產量值-漁業種類別魚類別生產量值12'!O62,'漁業生產量值-漁業種類別魚類別生產量值13'!C62,'漁業生產量值-漁業種類別魚類別生產量值13'!E62,'漁業生產量值-漁業種類別魚類別生產量值13'!G62)=0,&quot;-&quot;,SUM(O62,'漁業生產量值-漁業種類別魚類別生產量值12'!C62,'漁業生產量值-漁業種類別魚類別生產量值12'!E62,'漁業生產量值-漁業種類別魚類別生產量值12'!G62,'漁業生產量值-漁業種類別魚類別生產量值12'!I62,'漁業生產量值-漁業種類別魚類別生產量值12'!K62,'漁業生產量值-漁業種類別魚類別生產量值12'!M62,'漁業生產量值-漁業種類別魚類別生產量值12'!O62,'漁業生產量值-漁業種類別魚類別生產量值13'!C62,'漁業生產量值-漁業種類別魚類別生產量值13'!E62,'漁業生產量值-漁業種類別魚類別生產量值13'!G62))" table:style-name="ce19">
            <text:p>-</text:p>
          </table:table-cell>
          <table:table-cell office:value-type="string" office:string-value="-" table:formula="msoxl:=IF(SUM(P62,'漁業生產量值-漁業種類別魚類別生產量值12'!D62,'漁業生產量值-漁業種類別魚類別生產量值12'!F62,'漁業生產量值-漁業種類別魚類別生產量值12'!H62,'漁業生產量值-漁業種類別魚類別生產量值12'!J62,'漁業生產量值-漁業種類別魚類別生產量值12'!L62,'漁業生產量值-漁業種類別魚類別生產量值12'!N62,'漁業生產量值-漁業種類別魚類別生產量值12'!P62,'漁業生產量值-漁業種類別魚類別生產量值13'!D62,'漁業生產量值-漁業種類別魚類別生產量值13'!F62,'漁業生產量值-漁業種類別魚類別生產量值13'!H62)=0,&quot;-&quot;,SUM(P62,'漁業生產量值-漁業種類別魚類別生產量值12'!D62,'漁業生產量值-漁業種類別魚類別生產量值12'!F62,'漁業生產量值-漁業種類別魚類別生產量值12'!H62,'漁業生產量值-漁業種類別魚類別生產量值12'!J62,'漁業生產量值-漁業種類別魚類別生產量值12'!L62,'漁業生產量值-漁業種類別魚類別生產量值12'!N62,'漁業生產量值-漁業種類別魚類別生產量值12'!P62,'漁業生產量值-漁業種類別魚類別生產量值13'!D62,'漁業生產量值-漁業種類別魚類別生產量值13'!F62,'漁業生產量值-漁業種類別魚類別生產量值13'!H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G63,I63,K63)=0,&quot;-&quot;,SUM(G63,I63,K63))" table:style-name="ce19">
            <text:p>-</text:p>
          </table:table-cell>
          <table:table-cell office:value-type="string" office:string-value="-" table:formula="msoxl:=IF(SUM(H63,J63,L63)=0,&quot;-&quot;,SUM(H63,J63,L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O63,'漁業生產量值-漁業種類別魚類別生產量值12'!C63,'漁業生產量值-漁業種類別魚類別生產量值12'!E63,'漁業生產量值-漁業種類別魚類別生產量值12'!G63,'漁業生產量值-漁業種類別魚類別生產量值12'!I63,'漁業生產量值-漁業種類別魚類別生產量值12'!K63,'漁業生產量值-漁業種類別魚類別生產量值12'!M63,'漁業生產量值-漁業種類別魚類別生產量值12'!O63,'漁業生產量值-漁業種類別魚類別生產量值13'!C63,'漁業生產量值-漁業種類別魚類別生產量值13'!E63,'漁業生產量值-漁業種類別魚類別生產量值13'!G63)=0,&quot;-&quot;,SUM(O63,'漁業生產量值-漁業種類別魚類別生產量值12'!C63,'漁業生產量值-漁業種類別魚類別生產量值12'!E63,'漁業生產量值-漁業種類別魚類別生產量值12'!G63,'漁業生產量值-漁業種類別魚類別生產量值12'!I63,'漁業生產量值-漁業種類別魚類別生產量值12'!K63,'漁業生產量值-漁業種類別魚類別生產量值12'!M63,'漁業生產量值-漁業種類別魚類別生產量值12'!O63,'漁業生產量值-漁業種類別魚類別生產量值13'!C63,'漁業生產量值-漁業種類別魚類別生產量值13'!E63,'漁業生產量值-漁業種類別魚類別生產量值13'!G63))" table:style-name="ce19">
            <text:p>-</text:p>
          </table:table-cell>
          <table:table-cell office:value-type="string" office:string-value="-" table:formula="msoxl:=IF(SUM(P63,'漁業生產量值-漁業種類別魚類別生產量值12'!D63,'漁業生產量值-漁業種類別魚類別生產量值12'!F63,'漁業生產量值-漁業種類別魚類別生產量值12'!H63,'漁業生產量值-漁業種類別魚類別生產量值12'!J63,'漁業生產量值-漁業種類別魚類別生產量值12'!L63,'漁業生產量值-漁業種類別魚類別生產量值12'!N63,'漁業生產量值-漁業種類別魚類別生產量值12'!P63,'漁業生產量值-漁業種類別魚類別生產量值13'!D63,'漁業生產量值-漁業種類別魚類別生產量值13'!F63,'漁業生產量值-漁業種類別魚類別生產量值13'!H63)=0,&quot;-&quot;,SUM(P63,'漁業生產量值-漁業種類別魚類別生產量值12'!D63,'漁業生產量值-漁業種類別魚類別生產量值12'!F63,'漁業生產量值-漁業種類別魚類別生產量值12'!H63,'漁業生產量值-漁業種類別魚類別生產量值12'!J63,'漁業生產量值-漁業種類別魚類別生產量值12'!L63,'漁業生產量值-漁業種類別魚類別生產量值12'!N63,'漁業生產量值-漁業種類別魚類別生產量值12'!P63,'漁業生產量值-漁業種類別魚類別生產量值13'!D63,'漁業生產量值-漁業種類別魚類別生產量值13'!F63,'漁業生產量值-漁業種類別魚類別生產量值13'!H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74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紅 <text:s/>尾 <text:s/>蝦</text:p>
          </table:table-cell>
          <table:covered-table-cell/>
          <table:table-cell office:value-type="string" table:number-columns-spanned="2" table:number-rows-spanned="1" table:style-name="ce176">
            <text:p>長腳大蝦</text:p>
          </table:table-cell>
          <table:covered-table-cell/>
          <table:table-cell office:value-type="string" table:number-columns-spanned="2" table:number-rows-spanned="1" table:style-name="ce176">
            <text:p>劍 <text:s text:c="6"/>蝦</text:p>
          </table:table-cell>
          <table:covered-table-cell/>
          <table:table-cell office:value-type="string" table:number-columns-spanned="2" table:number-rows-spanned="1" table:style-name="ce176">
            <text:p>大 <text:s/>頭 <text:s/>蝦</text:p>
          </table:table-cell>
          <table:covered-table-cell/>
          <table:table-cell office:value-type="string" table:number-columns-spanned="2" table:number-rows-spanned="1" table:style-name="ce155">
            <text:p>白 <text:s text:c="6"/>蝦</text:p>
          </table:table-cell>
          <table:covered-table-cell/>
          <table:table-cell office:value-type="string" table:number-columns-spanned="2" table:number-rows-spanned="1" table:style-name="ce176">
            <text:p>櫻 <text:s/>花 <text:s/>蝦</text:p>
          </table:table-cell>
          <table:covered-table-cell/>
          <table:table-cell office:value-type="string" table:number-columns-spanned="2" table:number-rows-spanned="1" table:style-name="ce176">
            <text:p>赤尾青蝦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6205</text:p>
          </table:table-cell>
          <table:covered-table-cell/>
          <table:table-cell office:value-type="string" table:number-columns-spanned="2" table:number-rows-spanned="1" table:style-name="ce169">
            <text:p>6204</text:p>
          </table:table-cell>
          <table:covered-table-cell/>
          <table:table-cell office:value-type="string" table:number-columns-spanned="2" table:number-rows-spanned="1" table:style-name="ce169">
            <text:p>6207</text:p>
          </table:table-cell>
          <table:covered-table-cell/>
          <table:table-cell office:value-type="string" table:number-columns-spanned="2" table:number-rows-spanned="1" table:style-name="ce169">
            <text:p>6208</text:p>
          </table:table-cell>
          <table:covered-table-cell/>
          <table:table-cell office:value-type="string" table:number-columns-spanned="2" table:number-rows-spanned="1" table:style-name="ce169">
            <text:p>6220</text:p>
          </table:table-cell>
          <table:covered-table-cell/>
          <table:table-cell office:value-type="string" table:number-columns-spanned="2" table:number-rows-spanned="1" table:style-name="ce169">
            <text:p>6221</text:p>
          </table:table-cell>
          <table:covered-table-cell/>
          <table:table-cell office:value-type="string" table:number-columns-spanned="2" table:number-rows-spanned="1" table:style-name="ce169">
            <text:p>622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55.202099999999994" table:formula="msoxl:=  IF(SUM(C11,C19,C36,C50,C54,C58)=0,&quot;-&quot;,SUM(C11,C19,C36,C50,C54,C58))" table:style-name="ce54">
            <text:p>55<text:s/></text:p>
          </table:table-cell>
          <table:table-cell office:value-type="float" office:value="8493.8231200000009" table:formula="msoxl:=  IF(SUM(D11,D19,D36,D50,D54,D58)=0,&quot;-&quot;,SUM(D11,D19,D36,D50,D54,D58))" table:style-name="ce54">
            <text:p>8,494<text:s/></text:p>
          </table:table-cell>
          <table:table-cell office:value-type="float" office:value="6459.4780000000001" table:formula="msoxl:=  IF(SUM(E11,E19,E36,E50,E54,E58)=0,&quot;-&quot;,SUM(E11,E19,E36,E50,E54,E58))" table:style-name="ce54">
            <text:p>6,459<text:s/></text:p>
          </table:table-cell>
          <table:table-cell office:value-type="float" office:value="2189361.9408999998" table:formula="msoxl:=  IF(SUM(F11,F19,F36,F50,F54,F58)=0,&quot;-&quot;,SUM(F11,F19,F36,F50,F54,F58))" table:style-name="ce54">
            <text:p>2,189,362<text:s/></text:p>
          </table:table-cell>
          <table:table-cell office:value-type="float" office:value="1160.6004099999998" table:formula="msoxl:=  IF(SUM(G11,G19,G36,G50,G54,G58)=0,&quot;-&quot;,SUM(G11,G19,G36,G50,G54,G58))" table:style-name="ce54">
            <text:p>1,161<text:s/></text:p>
          </table:table-cell>
          <table:table-cell office:value-type="float" office:value="207384.99844999998" table:formula="msoxl:=  IF(SUM(H11,H19,H36,H50,H54,H58)=0,&quot;-&quot;,SUM(H11,H19,H36,H50,H54,H58))" table:style-name="ce54">
            <text:p>207,385<text:s/></text:p>
          </table:table-cell>
          <table:table-cell office:value-type="float" office:value="1102.5119" table:formula="msoxl:=  IF(SUM(I11,I19,I36,I50,I54,I58)=0,&quot;-&quot;,SUM(I11,I19,I36,I50,I54,I58))" table:style-name="ce54">
            <text:p>1,103<text:s/></text:p>
          </table:table-cell>
          <table:table-cell office:value-type="float" office:value="110758.33070000001" table:formula="msoxl:=  IF(SUM(J11,J19,J36,J50,J54,J58)=0,&quot;-&quot;,SUM(J11,J19,J36,J50,J54,J58))" table:style-name="ce54">
            <text:p>110,758<text:s/></text:p>
          </table:table-cell>
          <table:table-cell office:value-type="float" office:value="8812.3022099999998" table:formula="msoxl:=  IF(SUM(K11,K19,K36,K50,K54,K58)=0,&quot;-&quot;,SUM(K11,K19,K36,K50,K54,K58))" table:style-name="ce54">
            <text:p>8,812<text:s/></text:p>
          </table:table-cell>
          <table:table-cell office:value-type="float" office:value="1465649.21897" table:formula="msoxl:=  IF(SUM(L11,L19,L36,L50,L54,L58)=0,&quot;-&quot;,SUM(L11,L19,L36,L50,L54,L58))" table:style-name="ce54">
            <text:p>1,465,649<text:s/></text:p>
          </table:table-cell>
          <table:table-cell office:value-type="float" office:value="1078.2360000000001" table:formula="msoxl:=  IF(SUM(M11,M19,M36,M50,M54,M58)=0,&quot;-&quot;,SUM(M11,M19,M36,M50,M54,M58))" table:style-name="ce54">
            <text:p>1,078<text:s/></text:p>
          </table:table-cell>
          <table:table-cell office:value-type="float" office:value="301366.962" table:formula="msoxl:=  IF(SUM(N11,N19,N36,N50,N54,N58)=0,&quot;-&quot;,SUM(N11,N19,N36,N50,N54,N58))" table:style-name="ce54">
            <text:p>301,367<text:s/></text:p>
          </table:table-cell>
          <table:table-cell office:value-type="float" office:value="1670.5319999999999" table:formula="msoxl:=  IF(SUM(O11,O19,O36,O50,O54,O58)=0,&quot;-&quot;,SUM(O11,O19,O36,O50,O54,O58))" table:style-name="ce54">
            <text:p>1,671<text:s/></text:p>
          </table:table-cell>
          <table:table-cell office:value-type="float" office:value="104046.8395" table:formula="msoxl:=  IF(SUM(P11,P19,P36,P50,P54,P58)=0,&quot;-&quot;,SUM(P11,P19,P36,P50,P54,P58))" table:style-name="ce54">
            <text:p>104,0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float" office:value="614.29999999999995" table:formula="msoxl:=  IF(SUM(G12:G18)=0,&quot;-&quot;,SUM(G12:G18))" table:style-name="ce54">
            <text:p>614<text:s/></text:p>
          </table:table-cell>
          <table:table-cell office:value-type="float" office:value="110574" table:formula="msoxl:=  IF(SUM(H12:H18)=0,&quot;-&quot;,SUM(H12:H18))" table:style-name="ce54">
            <text:p>110,574<text:s/></text:p>
          </table:table-cell>
          <table:table-cell office:value-type="float" office:value="1098.3" table:formula="msoxl:=  IF(SUM(I12:I18)=0,&quot;-&quot;,SUM(I12:I18))" table:style-name="ce54">
            <text:p>1,098<text:s/></text:p>
          </table:table-cell>
          <table:table-cell office:value-type="float" office:value="109830" table:formula="msoxl:=  IF(SUM(J12:J18)=0,&quot;-&quot;,SUM(J12:J18))" table:style-name="ce54">
            <text:p>109,830<text:s/>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14.29999999999995" table:style-name="ce54">
            <text:p>614<text:s/></text:p>
          </table:table-cell>
          <table:table-cell office:value-type="float" office:value="110574" table:style-name="ce54">
            <text:p>110,574<text:s/></text:p>
          </table:table-cell>
          <table:table-cell office:value-type="float" office:value="1098.3" table:style-name="ce54">
            <text:p>1,098<text:s/></text:p>
          </table:table-cell>
          <table:table-cell office:value-type="float" office:value="109830" table:style-name="ce54">
            <text:p>109,83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51.037099999999995" table:formula="msoxl:=  IF(SUM(C20:C35)=0,&quot;-&quot;,SUM(C20:C35))" table:style-name="ce54">
            <text:p>51<text:s/></text:p>
          </table:table-cell>
          <table:table-cell office:value-type="float" office:value="7244.32312" table:formula="msoxl:=  IF(SUM(D20:D35)=0,&quot;-&quot;,SUM(D20:D35))" table:style-name="ce54">
            <text:p>7,244<text:s/></text:p>
          </table:table-cell>
          <table:table-cell office:value-type="string" office:string-value="-" table:formula="msoxl:=  IF(SUM(E20:E35)=0,&quot;-&quot;,SUM(E20:E35))" table:style-name="ce54">
            <text:p>-</text:p>
          </table:table-cell>
          <table:table-cell office:value-type="string" office:string-value="-" table:formula="msoxl:=  IF(SUM(F20:F35)=0,&quot;-&quot;,SUM(F20:F35))" table:style-name="ce54">
            <text:p>-</text:p>
          </table:table-cell>
          <table:table-cell office:value-type="float" office:value="525.08100000000002" table:formula="msoxl:=  IF(SUM(G20:G35)=0,&quot;-&quot;,SUM(G20:G35))" table:style-name="ce54">
            <text:p>525<text:s/></text:p>
          </table:table-cell>
          <table:table-cell office:value-type="float" office:value="93610.664000000004" table:formula="msoxl:=  IF(SUM(H20:H35)=0,&quot;-&quot;,SUM(H20:H35))" table:style-name="ce54">
            <text:p>93,611<text:s/></text:p>
          </table:table-cell>
          <table:table-cell office:value-type="float" office:value="2.7591999999999999" table:formula="msoxl:=  IF(SUM(I20:I35)=0,&quot;-&quot;,SUM(I20:I35))" table:style-name="ce54">
            <text:p>3<text:s/></text:p>
          </table:table-cell>
          <table:table-cell office:value-type="float" office:value="560.79759999999999" table:formula="msoxl:=  IF(SUM(J20:J35)=0,&quot;-&quot;,SUM(J20:J35))" table:style-name="ce54">
            <text:p>561<text:s/></text:p>
          </table:table-cell>
          <table:table-cell office:value-type="float" office:value="21.301210000000001" table:formula="msoxl:=  IF(SUM(K20:K35)=0,&quot;-&quot;,SUM(K20:K35))" table:style-name="ce54">
            <text:p>21<text:s/></text:p>
          </table:table-cell>
          <table:table-cell office:value-type="float" office:value="9519.1082700000006" table:formula="msoxl:=  IF(SUM(L20:L35)=0,&quot;-&quot;,SUM(L20:L35))" table:style-name="ce54">
            <text:p>9,519<text:s/>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6.624099999999999" table:style-name="ce54">
            <text:p>47<text:s/></text:p>
          </table:table-cell>
          <table:table-cell office:value-type="float" office:value="6980.7701200000001" table:style-name="ce54">
            <text:p>6,98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25.08100000000002" table:style-name="ce54">
            <text:p>525<text:s/></text:p>
          </table:table-cell>
          <table:table-cell office:value-type="float" office:value="93610.664000000004" table:style-name="ce54">
            <text:p>93,611<text:s/></text:p>
          </table:table-cell>
          <table:table-cell office:value-type="float" office:value="2.7591999999999999" table:style-name="ce54">
            <text:p>3<text:s/></text:p>
          </table:table-cell>
          <table:table-cell office:value-type="float" office:value="560.79759999999999" table:style-name="ce54">
            <text:p>561<text:s/></text:p>
          </table:table-cell>
          <table:table-cell office:value-type="float" office:value="21.301210000000001" table:style-name="ce54">
            <text:p>21<text:s/></text:p>
          </table:table-cell>
          <table:table-cell office:value-type="float" office:value="9519.1082700000006" table:style-name="ce54">
            <text:p>9,5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4.4130000000000003" table:style-name="ce54">
            <text:p>4<text:s/></text:p>
          </table:table-cell>
          <table:table-cell office:value-type="float" office:value="263.553" table:style-name="ce54">
            <text:p>26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4.165" table:formula="msoxl:=  IF(SUM(C37:C49)=0,&quot;-&quot;,SUM(C37:C49))" table:style-name="ce54">
            <text:p>4<text:s/></text:p>
          </table:table-cell>
          <table:table-cell office:value-type="float" office:value="1249.5" table:formula="msoxl:=  IF(SUM(D37:D49)=0,&quot;-&quot;,SUM(D37:D49))" table:style-name="ce54">
            <text:p>1,250<text:s/></text:p>
          </table:table-cell>
          <table:table-cell office:value-type="string" office:string-value="-" table:formula="msoxl:=  IF(SUM(E37:E49)=0,&quot;-&quot;,SUM(E37:E49))" table:style-name="ce54">
            <text:p>-</text:p>
          </table:table-cell>
          <table:table-cell office:value-type="string" office:string-value="-" table:formula="msoxl:=  IF(SUM(F37:F49)=0,&quot;-&quot;,SUM(F37:F49))" table:style-name="ce54">
            <text:p>-</text:p>
          </table:table-cell>
          <table:table-cell office:value-type="float" office:value="21.21941" table:formula="msoxl:=  IF(SUM(G37:G49)=0,&quot;-&quot;,SUM(G37:G49))" table:style-name="ce54">
            <text:p>21<text:s/></text:p>
          </table:table-cell>
          <table:table-cell office:value-type="float" office:value="3200.3344499999998" table:formula="msoxl:=  IF(SUM(H37:H49)=0,&quot;-&quot;,SUM(H37:H49))" table:style-name="ce54">
            <text:p>3,200<text:s/></text:p>
          </table:table-cell>
          <table:table-cell office:value-type="float" office:value="1.4526999999999999" table:formula="msoxl:=  IF(SUM(I37:I49)=0,&quot;-&quot;,SUM(I37:I49))" table:style-name="ce54">
            <text:p>1<text:s/></text:p>
          </table:table-cell>
          <table:table-cell office:value-type="float" office:value="367.53309999999999" table:formula="msoxl:=  IF(SUM(J37:J49)=0,&quot;-&quot;,SUM(J37:J49))" table:style-name="ce54">
            <text:p>368<text:s/>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float" office:value="1078.2360000000001" table:formula="msoxl:=  IF(SUM(M37:M49)=0,&quot;-&quot;,SUM(M37:M49))" table:style-name="ce54">
            <text:p>1,078<text:s/></text:p>
          </table:table-cell>
          <table:table-cell office:value-type="float" office:value="301366.962" table:formula="msoxl:=  IF(SUM(N37:N49)=0,&quot;-&quot;,SUM(N37:N49))" table:style-name="ce54">
            <text:p>301,367<text:s/></text:p>
          </table:table-cell>
          <table:table-cell office:value-type="float" office:value="1670.5319999999999" table:formula="msoxl:=  IF(SUM(O37:O49)=0,&quot;-&quot;,SUM(O37:O49))" table:style-name="ce54">
            <text:p>1,671<text:s/></text:p>
          </table:table-cell>
          <table:table-cell office:value-type="float" office:value="104046.8395" table:formula="msoxl:=  IF(SUM(P37:P49)=0,&quot;-&quot;,SUM(P37:P49))" table:style-name="ce54">
            <text:p>104,0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02" table:style-name="ce54">
            <text:p>0<text:s/></text:p>
          </table:table-cell>
          <table:table-cell office:value-type="float" office:value="4" table:style-name="ce54">
            <text:p>4<text:s/></text:p>
          </table:table-cell>
          <table:table-cell office:value-type="float" office:value="1.4319999999999999" table:style-name="ce54">
            <text:p>1<text:s/></text:p>
          </table:table-cell>
          <table:table-cell office:value-type="float" office:value="362.29599999999999" table:style-name="ce54">
            <text:p>36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4.165" table:style-name="ce54">
            <text:p>4<text:s/></text:p>
          </table:table-cell>
          <table:table-cell office:value-type="float" office:value="1249.5" table:style-name="ce54">
            <text:p>1,25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1.19941" table:style-name="ce54">
            <text:p>21<text:s/></text:p>
          </table:table-cell>
          <table:table-cell office:value-type="float" office:value="3196.3344499999998" table:style-name="ce54">
            <text:p>3,196<text:s/></text:p>
          </table:table-cell>
          <table:table-cell office:value-type="float" office:value="2.07E-2" table:style-name="ce54">
            <text:p>0<text:s/></text:p>
          </table:table-cell>
          <table:table-cell office:value-type="float" office:value="5.2370999999999999" table:style-name="ce54">
            <text:p>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70.5319999999999" table:style-name="ce54">
            <text:p>1,671<text:s/></text:p>
          </table:table-cell>
          <table:table-cell office:value-type="float" office:value="104046.8395" table:style-name="ce54">
            <text:p>104,0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78.2360000000001" table:style-name="ce54">
            <text:p>1,078<text:s/></text:p>
          </table:table-cell>
          <table:table-cell office:value-type="float" office:value="301366.962" table:style-name="ce54">
            <text:p>301,36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float" office:value="6459.4780000000001" table:formula="msoxl:=  IF(SUM(E59,E60,E61,E63)=0,IF(E62=0,&quot;-&quot;,E62),SUM(E59,E60,E61,E63))" table:style-name="ce54">
            <text:p>6,459<text:s/></text:p>
          </table:table-cell>
          <table:table-cell office:value-type="float" office:value="2189361.9408999998" table:formula="msoxl:=  IF(SUM(F59:F63)=0,&quot;-&quot;,SUM(F59:F63))" table:style-name="ce54">
            <text:p>2,189,362<text:s/>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float" office:value="8791.0010000000002" table:formula="msoxl:=  IF(SUM(K59,K60,K61,K63)=0,IF(K62=0,&quot;-&quot;,K62),SUM(K59,K60,K61,K63))" table:style-name="ce54">
            <text:p>8,791<text:s/></text:p>
          </table:table-cell>
          <table:table-cell office:value-type="float" office:value="1456130.1107000001" table:formula="msoxl:=  IF(SUM(L59:L63)=0,&quot;-&quot;,SUM(L59:L63))" table:style-name="ce54">
            <text:p>1,456,130<text:s/>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900.587" table:style-name="ce54">
            <text:p>3,901<text:s/></text:p>
          </table:table-cell>
          <table:table-cell office:value-type="float" office:value="713540.56019999995" table:style-name="ce54">
            <text:p>713,54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459.4780000000001" table:style-name="ce54">
            <text:p>6,459<text:s/></text:p>
          </table:table-cell>
          <table:table-cell office:value-type="float" office:value="2189361.9408999998" table:style-name="ce54">
            <text:p>2,189,36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890.4139999999998" table:style-name="ce54">
            <text:p>4,890<text:s/></text:p>
          </table:table-cell>
          <table:table-cell office:value-type="float" office:value="742589.55050000001" table:style-name="ce54">
            <text:p>742,5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6" table:number-rows-spanned="1" table:style-name="ce151">
            <text:p>甲 <text:s text:c="11"/>殼 <text:s text:c="11"/>類</text:p>
          </table:table-cell>
          <table:covered-table-cell table:number-columns-repeated="5"/>
          <table:table-cell office:value-type="string" table:number-columns-spanned="8" table:number-rows-spanned="1" table:style-name="ce151">
            <text:p>貝 <text:s text:c="10"/>類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0">
            <text:p>蝦 <text:s text:c="6"/>蛄</text:p>
          </table:table-cell>
          <table:covered-table-cell/>
          <table:table-cell office:value-type="string" table:number-columns-spanned="2" table:number-rows-spanned="1" table:style-name="ce155">
            <text:p>蠘</text:p>
          </table:table-cell>
          <table:covered-table-cell/>
          <table:table-cell office:value-type="string" table:number-columns-spanned="2" table:number-rows-spanned="1" table:style-name="ce155">
            <text:p>其他蟳蟹類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牡 <text:s text:c="6"/>蠣</text:p>
          </table:table-cell>
          <table:covered-table-cell/>
          <table:table-cell office:value-type="string" table:number-columns-spanned="2" table:number-rows-spanned="1" table:style-name="ce155">
            <text:p>文 <text:s text:c="6"/>蛤</text:p>
          </table:table-cell>
          <table:covered-table-cell/>
          <table:table-cell office:value-type="string" table:number-columns-spanned="2" table:number-rows-spanned="1" table:style-name="ce155">
            <text:p>蜊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6300</text:p>
          </table:table-cell>
          <table:covered-table-cell/>
          <table:table-cell office:value-type="string" table:number-columns-spanned="2" table:number-rows-spanned="1" table:style-name="ce138">
            <text:p>6402</text:p>
          </table:table-cell>
          <table:covered-table-cell/>
          <table:table-cell office:value-type="string" table:number-columns-spanned="2" table:number-rows-spanned="1" table:style-name="ce138">
            <text:p>6499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6501</text:p>
          </table:table-cell>
          <table:covered-table-cell/>
          <table:table-cell office:value-type="string" table:number-columns-spanned="2" table:number-rows-spanned="1" table:style-name="ce138">
            <text:p>6502</text:p>
          </table:table-cell>
          <table:covered-table-cell/>
          <table:table-cell office:value-type="string" table:number-columns-spanned="2" table:number-rows-spanned="1" table:style-name="ce138">
            <text:p>6503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8857.6776699999991" table:formula="msoxl:=  IF(SUM(C11,C19,C36,C50,C54,C58)=0,&quot;-&quot;,SUM(C11,C19,C36,C50,C54,C58))" table:style-name="ce54">
            <text:p>8,858<text:s/></text:p>
          </table:table-cell>
          <table:table-cell office:value-type="float" office:value="1183408.9245" table:formula="msoxl:=  IF(SUM(D11,D19,D36,D50,D54,D58)=0,&quot;-&quot;,SUM(D11,D19,D36,D50,D54,D58))" table:style-name="ce54">
            <text:p>1,183,409<text:s/></text:p>
          </table:table-cell>
          <table:table-cell office:value-type="float" office:value="7623.4032500000003" table:formula="msoxl:=  IF(SUM(E11,E19,E36,E50,E54,E58)=0,&quot;-&quot;,SUM(E11,E19,E36,E50,E54,E58))" table:style-name="ce54">
            <text:p>7,623<text:s/></text:p>
          </table:table-cell>
          <table:table-cell office:value-type="float" office:value="1073707.5251999998" table:formula="msoxl:=  IF(SUM(F11,F19,F36,F50,F54,F58)=0,&quot;-&quot;,SUM(F11,F19,F36,F50,F54,F58))" table:style-name="ce54">
            <text:p>1,073,708<text:s/></text:p>
          </table:table-cell>
          <table:table-cell office:value-type="float" office:value="2662.7739999999999" table:formula="msoxl:=  IF(SUM(G11,G19,G36,G50,G54,G58)=0,&quot;-&quot;,SUM(G11,G19,G36,G50,G54,G58))" table:style-name="ce54">
            <text:p>2,663<text:s/></text:p>
          </table:table-cell>
          <table:table-cell office:value-type="float" office:value="460040.54200000002" table:formula="msoxl:=  IF(SUM(H11,H19,H36,H50,H54,H58)=0,&quot;-&quot;,SUM(H11,H19,H36,H50,H54,H58))" table:style-name="ce54">
            <text:p>460,041<text:s/></text:p>
          </table:table-cell>
          <table:table-cell office:value-type="float" office:value="109960.482" table:formula="msoxl:=IF(SUM(K10,M10,O10,'漁業生產量值-漁業種類別魚類別生產量值14'!C10,'漁業生產量值-漁業種類別魚類別生產量值14'!E10)=0,&quot;-&quot;,SUM(K10,M10,O10,'漁業生產量值-漁業種類別魚類別生產量值14'!C10,'漁業生產量值-漁業種類別魚類別生產量值14'!E10))" table:style-name="ce19">
            <text:p>109,960<text:s/></text:p>
          </table:table-cell>
          <table:table-cell office:value-type="float" office:value="9194837.1720099989" table:formula="msoxl:=IF(SUM(L10,N10,P10,'漁業生產量值-漁業種類別魚類別生產量值14'!D10,'漁業生產量值-漁業種類別魚類別生產量值14'!F10)=0,&quot;-&quot;,SUM(L10,N10,P10,'漁業生產量值-漁業種類別魚類別生產量值14'!D10,'漁業生產量值-漁業種類別魚類別生產量值14'!F10))" table:style-name="ce19">
            <text:p>9,194,837<text:s/></text:p>
          </table:table-cell>
          <table:table-cell office:value-type="float" office:value="34642.6" table:formula="msoxl:=  IF(SUM(K11,K19,K36,K50,K54,K58)=0,&quot;-&quot;,SUM(K11,K19,K36,K50,K54,K58))" table:style-name="ce54">
            <text:p>34,643<text:s/></text:p>
          </table:table-cell>
          <table:table-cell office:value-type="float" office:value="5291746.3304000003" table:formula="msoxl:=  IF(SUM(L11,L19,L36,L50,L54,L58)=0,&quot;-&quot;,SUM(L11,L19,L36,L50,L54,L58))" table:style-name="ce54">
            <text:p>5,291,746<text:s/></text:p>
          </table:table-cell>
          <table:table-cell office:value-type="float" office:value="59768.595600000001" table:formula="msoxl:=  IF(SUM(M11,M19,M36,M50,M54,M58)=0,&quot;-&quot;,SUM(M11,M19,M36,M50,M54,M58))" table:style-name="ce54">
            <text:p>59,769<text:s/></text:p>
          </table:table-cell>
          <table:table-cell office:value-type="float" office:value="3104295.3164999997" table:formula="msoxl:=  IF(SUM(N11,N19,N36,N50,N54,N58)=0,&quot;-&quot;,SUM(N11,N19,N36,N50,N54,N58))" table:style-name="ce54">
            <text:p>3,104,295<text:s/></text:p>
          </table:table-cell>
          <table:table-cell office:value-type="float" office:value="139.828" table:formula="msoxl:=  IF(SUM(O11,O19,O36,O50,O54,O58)=0,&quot;-&quot;,SUM(O11,O19,O36,O50,O54,O58))" table:style-name="ce54">
            <text:p>140<text:s/></text:p>
          </table:table-cell>
          <table:table-cell office:value-type="float" office:value="9575.1239999999998" table:formula="msoxl:=  IF(SUM(P11,P19,P36,P50,P54,P58)=0,&quot;-&quot;,SUM(P11,P19,P36,P50,P54,P58))" table:style-name="ce54">
            <text:p>9,57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8363.2999999999993" table:formula="msoxl:=  IF(SUM(C12:C18)=0,&quot;-&quot;,SUM(C12:C18))" table:style-name="ce54">
            <text:p>8,363<text:s/></text:p>
          </table:table-cell>
          <table:table-cell office:value-type="float" office:value="1129045.5" table:formula="msoxl:=  IF(SUM(D12:D18)=0,&quot;-&quot;,SUM(D12:D18))" table:style-name="ce54">
            <text:p>1,129,046<text:s/></text:p>
          </table:table-cell>
          <table:table-cell office:value-type="float" office:value="6686" table:formula="msoxl:=  IF(SUM(E12:E18)=0,&quot;-&quot;,SUM(E12:E18))" table:style-name="ce54">
            <text:p>6,686<text:s/></text:p>
          </table:table-cell>
          <table:table-cell office:value-type="float" office:value="936040" table:formula="msoxl:=  IF(SUM(F12:F18)=0,&quot;-&quot;,SUM(F12:F18))" table:style-name="ce54">
            <text:p>936,040<text:s/></text:p>
          </table:table-cell>
          <table:table-cell office:value-type="float" office:value="966.05" table:formula="msoxl:=  IF(SUM(G12:G18)=0,&quot;-&quot;,SUM(G12:G18))" table:style-name="ce54">
            <text:p>966<text:s/></text:p>
          </table:table-cell>
          <table:table-cell office:value-type="float" office:value="154505.93799999999" table:formula="msoxl:=  IF(SUM(H12:H18)=0,&quot;-&quot;,SUM(H12:H18))" table:style-name="ce54">
            <text:p>154,506<text:s/></text:p>
          </table:table-cell>
          <table:table-cell office:value-type="string" office:string-value="-" table:formula="msoxl:=IF(SUM(K11,M11,O11,'漁業生產量值-漁業種類別魚類別生產量值14'!C11,'漁業生產量值-漁業種類別魚類別生產量值14'!E11)=0,&quot;-&quot;,SUM(K11,M11,O11,'漁業生產量值-漁業種類別魚類別生產量值14'!C11,'漁業生產量值-漁業種類別魚類別生產量值14'!E11))" table:style-name="ce19">
            <text:p>-</text:p>
          </table:table-cell>
          <table:table-cell office:value-type="string" office:string-value="-" table:formula="msoxl:=IF(SUM(L11,N11,P11,'漁業生產量值-漁業種類別魚類別生產量值14'!D11,'漁業生產量值-漁業種類別魚類別生產量值14'!F11)=0,&quot;-&quot;,SUM(L11,N11,P11,'漁業生產量值-漁業種類別魚類別生產量值14'!D11,'漁業生產量值-漁業種類別魚類別生產量值14'!F11))" table:style-name="ce19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8363.2999999999993" table:style-name="ce54">
            <text:p>8,363<text:s/></text:p>
          </table:table-cell>
          <table:table-cell office:value-type="float" office:value="1129045.5" table:style-name="ce54">
            <text:p>1,129,046<text:s/></text:p>
          </table:table-cell>
          <table:table-cell office:value-type="float" office:value="6686" table:style-name="ce54">
            <text:p>6,686<text:s/></text:p>
          </table:table-cell>
          <table:table-cell office:value-type="float" office:value="936040" table:style-name="ce54">
            <text:p>936,040<text:s/></text:p>
          </table:table-cell>
          <table:table-cell office:value-type="float" office:value="966.05" table:style-name="ce54">
            <text:p>966<text:s/></text:p>
          </table:table-cell>
          <table:table-cell office:value-type="float" office:value="154505.93799999999" table:style-name="ce54">
            <text:p>154,506<text:s/></text:p>
          </table:table-cell>
          <table:table-cell office:value-type="string" office:string-value="-" table:formula="msoxl:=IF(SUM(K12,M12,O12,'漁業生產量值-漁業種類別魚類別生產量值14'!C12,'漁業生產量值-漁業種類別魚類別生產量值14'!E12)=0,&quot;-&quot;,SUM(K12,M12,O12,'漁業生產量值-漁業種類別魚類別生產量值14'!C12,'漁業生產量值-漁業種類別魚類別生產量值14'!E12))" table:style-name="ce19">
            <text:p>-</text:p>
          </table:table-cell>
          <table:table-cell office:value-type="string" office:string-value="-" table:formula="msoxl:=IF(SUM(L12,N12,P12,'漁業生產量值-漁業種類別魚類別生產量值14'!D12,'漁業生產量值-漁業種類別魚類別生產量值14'!F12)=0,&quot;-&quot;,SUM(L12,N12,P12,'漁業生產量值-漁業種類別魚類別生產量值14'!D12,'漁業生產量值-漁業種類別魚類別生產量值14'!F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14'!C13,'漁業生產量值-漁業種類別魚類別生產量值14'!E13)=0,&quot;-&quot;,SUM(K13,M13,O13,'漁業生產量值-漁業種類別魚類別生產量值14'!C13,'漁業生產量值-漁業種類別魚類別生產量值14'!E13))" table:style-name="ce19">
            <text:p>-</text:p>
          </table:table-cell>
          <table:table-cell office:value-type="string" office:string-value="-" table:formula="msoxl:=IF(SUM(L13,N13,P13,'漁業生產量值-漁業種類別魚類別生產量值14'!D13,'漁業生產量值-漁業種類別魚類別生產量值14'!F13)=0,&quot;-&quot;,SUM(L13,N13,P13,'漁業生產量值-漁業種類別魚類別生產量值14'!D13,'漁業生產量值-漁業種類別魚類別生產量值14'!F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14'!C14,'漁業生產量值-漁業種類別魚類別生產量值14'!E14)=0,&quot;-&quot;,SUM(K14,M14,O14,'漁業生產量值-漁業種類別魚類別生產量值14'!C14,'漁業生產量值-漁業種類別魚類別生產量值14'!E14))" table:style-name="ce19">
            <text:p>-</text:p>
          </table:table-cell>
          <table:table-cell office:value-type="string" office:string-value="-" table:formula="msoxl:=IF(SUM(L14,N14,P14,'漁業生產量值-漁業種類別魚類別生產量值14'!D14,'漁業生產量值-漁業種類別魚類別生產量值14'!F14)=0,&quot;-&quot;,SUM(L14,N14,P14,'漁業生產量值-漁業種類別魚類別生產量值14'!D14,'漁業生產量值-漁業種類別魚類別生產量值14'!F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,O15,'漁業生產量值-漁業種類別魚類別生產量值14'!C15,'漁業生產量值-漁業種類別魚類別生產量值14'!E15)=0,&quot;-&quot;,SUM(K15,M15,O15,'漁業生產量值-漁業種類別魚類別生產量值14'!C15,'漁業生產量值-漁業種類別魚類別生產量值14'!E15))" table:style-name="ce19">
            <text:p>-</text:p>
          </table:table-cell>
          <table:table-cell office:value-type="string" office:string-value="-" table:formula="msoxl:=IF(SUM(L15,N15,P15,'漁業生產量值-漁業種類別魚類別生產量值14'!D15,'漁業生產量值-漁業種類別魚類別生產量值14'!F15)=0,&quot;-&quot;,SUM(L15,N15,P15,'漁業生產量值-漁業種類別魚類別生產量值14'!D15,'漁業生產量值-漁業種類別魚類別生產量值14'!F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14'!C16,'漁業生產量值-漁業種類別魚類別生產量值14'!E16)=0,&quot;-&quot;,SUM(K16,M16,O16,'漁業生產量值-漁業種類別魚類別生產量值14'!C16,'漁業生產量值-漁業種類別魚類別生產量值14'!E16))" table:style-name="ce19">
            <text:p>-</text:p>
          </table:table-cell>
          <table:table-cell office:value-type="string" office:string-value="-" table:formula="msoxl:=IF(SUM(L16,N16,P16,'漁業生產量值-漁業種類別魚類別生產量值14'!D16,'漁業生產量值-漁業種類別魚類別生產量值14'!F16)=0,&quot;-&quot;,SUM(L16,N16,P16,'漁業生產量值-漁業種類別魚類別生產量值14'!D16,'漁業生產量值-漁業種類別魚類別生產量值14'!F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14'!C17,'漁業生產量值-漁業種類別魚類別生產量值14'!E17)=0,&quot;-&quot;,SUM(K17,M17,O17,'漁業生產量值-漁業種類別魚類別生產量值14'!C17,'漁業生產量值-漁業種類別魚類別生產量值14'!E17))" table:style-name="ce19">
            <text:p>-</text:p>
          </table:table-cell>
          <table:table-cell office:value-type="string" office:string-value="-" table:formula="msoxl:=IF(SUM(L17,N17,P17,'漁業生產量值-漁業種類別魚類別生產量值14'!D17,'漁業生產量值-漁業種類別魚類別生產量值14'!F17)=0,&quot;-&quot;,SUM(L17,N17,P17,'漁業生產量值-漁業種類別魚類別生產量值14'!D17,'漁業生產量值-漁業種類別魚類別生產量值14'!F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14'!C18,'漁業生產量值-漁業種類別魚類別生產量值14'!E18)=0,&quot;-&quot;,SUM(K18,M18,O18,'漁業生產量值-漁業種類別魚類別生產量值14'!C18,'漁業生產量值-漁業種類別魚類別生產量值14'!E18))" table:style-name="ce19">
            <text:p>-</text:p>
          </table:table-cell>
          <table:table-cell office:value-type="string" office:string-value="-" table:formula="msoxl:=IF(SUM(L18,N18,P18,'漁業生產量值-漁業種類別魚類別生產量值14'!D18,'漁業生產量值-漁業種類別魚類別生產量值14'!F18)=0,&quot;-&quot;,SUM(L18,N18,P18,'漁業生產量值-漁業種類別魚類別生產量值14'!D18,'漁業生產量值-漁業種類別魚類別生產量值14'!F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493.73349999999999" table:formula="msoxl:=  IF(SUM(C20:C35)=0,&quot;-&quot;,SUM(C20:C35))" table:style-name="ce54">
            <text:p>494<text:s/></text:p>
          </table:table-cell>
          <table:table-cell office:value-type="float" office:value="54305.449200000003" table:formula="msoxl:=  IF(SUM(D20:D35)=0,&quot;-&quot;,SUM(D20:D35))" table:style-name="ce54">
            <text:p>54,305<text:s/></text:p>
          </table:table-cell>
          <table:table-cell office:value-type="float" office:value="894.92309999999998" table:formula="msoxl:=  IF(SUM(E20:E35)=0,&quot;-&quot;,SUM(E20:E35))" table:style-name="ce54">
            <text:p>895<text:s/></text:p>
          </table:table-cell>
          <table:table-cell office:value-type="float" office:value="128883.82897" table:formula="msoxl:=  IF(SUM(F20:F35)=0,&quot;-&quot;,SUM(F20:F35))" table:style-name="ce54">
            <text:p>128,884<text:s/></text:p>
          </table:table-cell>
          <table:table-cell office:value-type="float" office:value="1448.2764999999999" table:formula="msoxl:=  IF(SUM(G20:G35)=0,&quot;-&quot;,SUM(G20:G35))" table:style-name="ce54">
            <text:p>1,448<text:s/></text:p>
          </table:table-cell>
          <table:table-cell office:value-type="float" office:value="264051.50600000005" table:formula="msoxl:=  IF(SUM(H20:H35)=0,&quot;-&quot;,SUM(H20:H35))" table:style-name="ce54">
            <text:p>264,052<text:s/></text:p>
          </table:table-cell>
          <table:table-cell office:value-type="float" office:value="47.353300000000004" table:formula="msoxl:=IF(SUM(K19,M19,O19,'漁業生產量值-漁業種類別魚類別生產量值14'!C19,'漁業生產量值-漁業種類別魚類別生產量值14'!E19)=0,&quot;-&quot;,SUM(K19,M19,O19,'漁業生產量值-漁業種類別魚類別生產量值14'!C19,'漁業生產量值-漁業種類別魚類別生產量值14'!E19))" table:style-name="ce19">
            <text:p>47<text:s/></text:p>
          </table:table-cell>
          <table:table-cell office:value-type="float" office:value="5912.8945299999996" table:formula="msoxl:=IF(SUM(L19,N19,P19,'漁業生產量值-漁業種類別魚類別生產量值14'!D19,'漁業生產量值-漁業種類別魚類別生產量值14'!F19)=0,&quot;-&quot;,SUM(L19,N19,P19,'漁業生產量值-漁業種類別魚類別生產量值14'!D19,'漁業生產量值-漁業種類別魚類別生產量值14'!F19))" table:style-name="ce19">
            <text:p>5,913<text:s/>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,O20,'漁業生產量值-漁業種類別魚類別生產量值14'!C20,'漁業生產量值-漁業種類別魚類別生產量值14'!E20)=0,&quot;-&quot;,SUM(K20,M20,O20,'漁業生產量值-漁業種類別魚類別生產量值14'!C20,'漁業生產量值-漁業種類別魚類別生產量值14'!E20))" table:style-name="ce19">
            <text:p>-</text:p>
          </table:table-cell>
          <table:table-cell office:value-type="string" office:string-value="-" table:formula="msoxl:=IF(SUM(L20,N20,P20,'漁業生產量值-漁業種類別魚類別生產量值14'!D20,'漁業生產量值-漁業種類別魚類別生產量值14'!F20)=0,&quot;-&quot;,SUM(L20,N20,P20,'漁業生產量值-漁業種類別魚類別生產量值14'!D20,'漁業生產量值-漁業種類別魚類別生產量值14'!F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,O21,'漁業生產量值-漁業種類別魚類別生產量值14'!C21,'漁業生產量值-漁業種類別魚類別生產量值14'!E21)=0,&quot;-&quot;,SUM(K21,M21,O21,'漁業生產量值-漁業種類別魚類別生產量值14'!C21,'漁業生產量值-漁業種類別魚類別生產量值14'!E21))" table:style-name="ce19">
            <text:p>-</text:p>
          </table:table-cell>
          <table:table-cell office:value-type="string" office:string-value="-" table:formula="msoxl:=IF(SUM(L21,N21,P21,'漁業生產量值-漁業種類別魚類別生產量值14'!D21,'漁業生產量值-漁業種類別魚類別生產量值14'!F21)=0,&quot;-&quot;,SUM(L21,N21,P21,'漁業生產量值-漁業種類別魚類別生產量值14'!D21,'漁業生產量值-漁業種類別魚類別生產量值14'!F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,O22,'漁業生產量值-漁業種類別魚類別生產量值14'!C22,'漁業生產量值-漁業種類別魚類別生產量值14'!E22)=0,&quot;-&quot;,SUM(K22,M22,O22,'漁業生產量值-漁業種類別魚類別生產量值14'!C22,'漁業生產量值-漁業種類別魚類別生產量值14'!E22))" table:style-name="ce19">
            <text:p>-</text:p>
          </table:table-cell>
          <table:table-cell office:value-type="string" office:string-value="-" table:formula="msoxl:=IF(SUM(L22,N22,P22,'漁業生產量值-漁業種類別魚類別生產量值14'!D22,'漁業生產量值-漁業種類別魚類別生產量值14'!F22)=0,&quot;-&quot;,SUM(L22,N22,P22,'漁業生產量值-漁業種類別魚類別生產量值14'!D22,'漁業生產量值-漁業種類別魚類別生產量值14'!F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93.73349999999999" table:style-name="ce54">
            <text:p>494<text:s/></text:p>
          </table:table-cell>
          <table:table-cell office:value-type="float" office:value="54305.449200000003" table:style-name="ce54">
            <text:p>54,305<text:s/></text:p>
          </table:table-cell>
          <table:table-cell office:value-type="float" office:value="525.9511" table:style-name="ce54">
            <text:p>526<text:s/></text:p>
          </table:table-cell>
          <table:table-cell office:value-type="float" office:value="128517.02497" table:style-name="ce54">
            <text:p>128,517<text:s/></text:p>
          </table:table-cell>
          <table:table-cell office:value-type="float" office:value="1030.1385" table:style-name="ce54">
            <text:p>1,030<text:s/></text:p>
          </table:table-cell>
          <table:table-cell office:value-type="float" office:value="180845.546" table:style-name="ce54">
            <text:p>180,846<text:s/></text:p>
          </table:table-cell>
          <table:table-cell office:value-type="float" office:value="47.076300000000003" table:formula="msoxl:=IF(SUM(K23,M23,O23,'漁業生產量值-漁業種類別魚類別生產量值14'!C23,'漁業生產量值-漁業種類別魚類別生產量值14'!E23)=0,&quot;-&quot;,SUM(K23,M23,O23,'漁業生產量值-漁業種類別魚類別生產量值14'!C23,'漁業生產量值-漁業種類別魚類別生產量值14'!E23))" table:style-name="ce19">
            <text:p>47<text:s/></text:p>
          </table:table-cell>
          <table:table-cell office:value-type="float" office:value="5879.6945299999998" table:formula="msoxl:=IF(SUM(L23,N23,P23,'漁業生產量值-漁業種類別魚類別生產量值14'!D23,'漁業生產量值-漁業種類別魚類別生產量值14'!F23)=0,&quot;-&quot;,SUM(L23,N23,P23,'漁業生產量值-漁業種類別魚類別生產量值14'!D23,'漁業生產量值-漁業種類別魚類別生產量值14'!F23))" table:style-name="ce19">
            <text:p>5,88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972" table:style-name="ce54">
            <text:p>3<text:s/></text:p>
          </table:table-cell>
          <table:table-cell office:value-type="float" office:value="366.80399999999997" table:style-name="ce54">
            <text:p>367<text:s/></text:p>
          </table:table-cell>
          <table:table-cell office:value-type="float" office:value="56.777999999999999" table:style-name="ce54">
            <text:p>57<text:s/></text:p>
          </table:table-cell>
          <table:table-cell office:value-type="float" office:value="9608.36" table:style-name="ce54">
            <text:p>9,608<text:s/></text:p>
          </table:table-cell>
          <table:table-cell office:value-type="float" office:value="0.27700000000000002" table:formula="msoxl:=IF(SUM(K24,M24,O24,'漁業生產量值-漁業種類別魚類別生產量值14'!C24,'漁業生產量值-漁業種類別魚類別生產量值14'!E24)=0,&quot;-&quot;,SUM(K24,M24,O24,'漁業生產量值-漁業種類別魚類別生產量值14'!C24,'漁業生產量值-漁業種類別魚類別生產量值14'!E24))" table:style-name="ce19">
            <text:p>0<text:s/></text:p>
          </table:table-cell>
          <table:table-cell office:value-type="float" office:value="33.200000000000003" table:formula="msoxl:=IF(SUM(L24,N24,P24,'漁業生產量值-漁業種類別魚類別生產量值14'!D24,'漁業生產量值-漁業種類別魚類別生產量值14'!F24)=0,&quot;-&quot;,SUM(L24,N24,P24,'漁業生產量值-漁業種類別魚類別生產量值14'!D24,'漁業生產量值-漁業種類別魚類別生產量值14'!F24))" table:style-name="ce19">
            <text:p>3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14'!C25,'漁業生產量值-漁業種類別魚類別生產量值14'!E25)=0,&quot;-&quot;,SUM(K25,M25,O25,'漁業生產量值-漁業種類別魚類別生產量值14'!C25,'漁業生產量值-漁業種類別魚類別生產量值14'!E25))" table:style-name="ce19">
            <text:p>-</text:p>
          </table:table-cell>
          <table:table-cell office:value-type="string" office:string-value="-" table:formula="msoxl:=IF(SUM(L25,N25,P25,'漁業生產量值-漁業種類別魚類別生產量值14'!D25,'漁業生產量值-漁業種類別魚類別生產量值14'!F25)=0,&quot;-&quot;,SUM(L25,N25,P25,'漁業生產量值-漁業種類別魚類別生產量值14'!D25,'漁業生產量值-漁業種類別魚類別生產量值14'!F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14'!C26,'漁業生產量值-漁業種類別魚類別生產量值14'!E26)=0,&quot;-&quot;,SUM(K26,M26,O26,'漁業生產量值-漁業種類別魚類別生產量值14'!C26,'漁業生產量值-漁業種類別魚類別生產量值14'!E26))" table:style-name="ce19">
            <text:p>-</text:p>
          </table:table-cell>
          <table:table-cell office:value-type="string" office:string-value="-" table:formula="msoxl:=IF(SUM(L26,N26,P26,'漁業生產量值-漁業種類別魚類別生產量值14'!D26,'漁業生產量值-漁業種類別魚類別生產量值14'!F26)=0,&quot;-&quot;,SUM(L26,N26,P26,'漁業生產量值-漁業種類別魚類別生產量值14'!D26,'漁業生產量值-漁業種類別魚類別生產量值14'!F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,O27,'漁業生產量值-漁業種類別魚類別生產量值14'!C27,'漁業生產量值-漁業種類別魚類別生產量值14'!E27)=0,&quot;-&quot;,SUM(K27,M27,O27,'漁業生產量值-漁業種類別魚類別生產量值14'!C27,'漁業生產量值-漁業種類別魚類別生產量值14'!E27))" table:style-name="ce19">
            <text:p>-</text:p>
          </table:table-cell>
          <table:table-cell office:value-type="string" office:string-value="-" table:formula="msoxl:=IF(SUM(L27,N27,P27,'漁業生產量值-漁業種類別魚類別生產量值14'!D27,'漁業生產量值-漁業種類別魚類別生產量值14'!F27)=0,&quot;-&quot;,SUM(L27,N27,P27,'漁業生產量值-漁業種類別魚類別生產量值14'!D27,'漁業生產量值-漁業種類別魚類別生產量值14'!F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8,M28,O28,'漁業生產量值-漁業種類別魚類別生產量值14'!C28,'漁業生產量值-漁業種類別魚類別生產量值14'!E28)=0,&quot;-&quot;,SUM(K28,M28,O28,'漁業生產量值-漁業種類別魚類別生產量值14'!C28,'漁業生產量值-漁業種類別魚類別生產量值14'!E28))" table:style-name="ce19">
            <text:p>-</text:p>
          </table:table-cell>
          <table:table-cell office:value-type="string" office:string-value="-" table:formula="msoxl:=IF(SUM(L28,N28,P28,'漁業生產量值-漁業種類別魚類別生產量值14'!D28,'漁業生產量值-漁業種類別魚類別生產量值14'!F28)=0,&quot;-&quot;,SUM(L28,N28,P28,'漁業生產量值-漁業種類別魚類別生產量值14'!D28,'漁業生產量值-漁業種類別魚類別生產量值14'!F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14'!C29,'漁業生產量值-漁業種類別魚類別生產量值14'!E29)=0,&quot;-&quot;,SUM(K29,M29,O29,'漁業生產量值-漁業種類別魚類別生產量值14'!C29,'漁業生產量值-漁業種類別魚類別生產量值14'!E29))" table:style-name="ce19">
            <text:p>-</text:p>
          </table:table-cell>
          <table:table-cell office:value-type="string" office:string-value="-" table:formula="msoxl:=IF(SUM(L29,N29,P29,'漁業生產量值-漁業種類別魚類別生產量值14'!D29,'漁業生產量值-漁業種類別魚類別生產量值14'!F29)=0,&quot;-&quot;,SUM(L29,N29,P29,'漁業生產量值-漁業種類別魚類別生產量值14'!D29,'漁業生產量值-漁業種類別魚類別生產量值14'!F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0,M30,O30,'漁業生產量值-漁業種類別魚類別生產量值14'!C30,'漁業生產量值-漁業種類別魚類別生產量值14'!E30)=0,&quot;-&quot;,SUM(K30,M30,O30,'漁業生產量值-漁業種類別魚類別生產量值14'!C30,'漁業生產量值-漁業種類別魚類別生產量值14'!E30))" table:style-name="ce19">
            <text:p>-</text:p>
          </table:table-cell>
          <table:table-cell office:value-type="string" office:string-value="-" table:formula="msoxl:=IF(SUM(L30,N30,P30,'漁業生產量值-漁業種類別魚類別生產量值14'!D30,'漁業生產量值-漁業種類別魚類別生產量值14'!F30)=0,&quot;-&quot;,SUM(L30,N30,P30,'漁業生產量值-漁業種類別魚類別生產量值14'!D30,'漁業生產量值-漁業種類別魚類別生產量值14'!F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14'!C31,'漁業生產量值-漁業種類別魚類別生產量值14'!E31)=0,&quot;-&quot;,SUM(K31,M31,O31,'漁業生產量值-漁業種類別魚類別生產量值14'!C31,'漁業生產量值-漁業種類別魚類別生產量值14'!E31))" table:style-name="ce19">
            <text:p>-</text:p>
          </table:table-cell>
          <table:table-cell office:value-type="string" office:string-value="-" table:formula="msoxl:=IF(SUM(L31,N31,P31,'漁業生產量值-漁業種類別魚類別生產量值14'!D31,'漁業生產量值-漁業種類別魚類別生產量值14'!F31)=0,&quot;-&quot;,SUM(L31,N31,P31,'漁業生產量值-漁業種類別魚類別生產量值14'!D31,'漁業生產量值-漁業種類別魚類別生產量值14'!F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14'!C32,'漁業生產量值-漁業種類別魚類別生產量值14'!E32)=0,&quot;-&quot;,SUM(K32,M32,O32,'漁業生產量值-漁業種類別魚類別生產量值14'!C32,'漁業生產量值-漁業種類別魚類別生產量值14'!E32))" table:style-name="ce19">
            <text:p>-</text:p>
          </table:table-cell>
          <table:table-cell office:value-type="string" office:string-value="-" table:formula="msoxl:=IF(SUM(L32,N32,P32,'漁業生產量值-漁業種類別魚類別生產量值14'!D32,'漁業生產量值-漁業種類別魚類別生產量值14'!F32)=0,&quot;-&quot;,SUM(L32,N32,P32,'漁業生產量值-漁業種類別魚類別生產量值14'!D32,'漁業生產量值-漁業種類別魚類別生產量值14'!F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14'!C33,'漁業生產量值-漁業種類別魚類別生產量值14'!E33)=0,&quot;-&quot;,SUM(K33,M33,O33,'漁業生產量值-漁業種類別魚類別生產量值14'!C33,'漁業生產量值-漁業種類別魚類別生產量值14'!E33))" table:style-name="ce19">
            <text:p>-</text:p>
          </table:table-cell>
          <table:table-cell office:value-type="string" office:string-value="-" table:formula="msoxl:=IF(SUM(L33,N33,P33,'漁業生產量值-漁業種類別魚類別生產量值14'!D33,'漁業生產量值-漁業種類別魚類別生產量值14'!F33)=0,&quot;-&quot;,SUM(L33,N33,P33,'漁業生產量值-漁業種類別魚類別生產量值14'!D33,'漁業生產量值-漁業種類別魚類別生產量值14'!F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,O34,'漁業生產量值-漁業種類別魚類別生產量值14'!C34,'漁業生產量值-漁業種類別魚類別生產量值14'!E34)=0,&quot;-&quot;,SUM(K34,M34,O34,'漁業生產量值-漁業種類別魚類別生產量值14'!C34,'漁業生產量值-漁業種類別魚類別生產量值14'!E34))" table:style-name="ce19">
            <text:p>-</text:p>
          </table:table-cell>
          <table:table-cell office:value-type="string" office:string-value="-" table:formula="msoxl:=IF(SUM(L34,N34,P34,'漁業生產量值-漁業種類別魚類別生產量值14'!D34,'漁業生產量值-漁業種類別魚類別生產量值14'!F34)=0,&quot;-&quot;,SUM(L34,N34,P34,'漁業生產量值-漁業種類別魚類別生產量值14'!D34,'漁業生產量值-漁業種類別魚類別生產量值14'!F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66" table:style-name="ce54">
            <text:p>366<text:s/></text:p>
          </table:table-cell>
          <table:table-cell office:value-type="string" table:style-name="ce54">
            <text:p>-</text:p>
          </table:table-cell>
          <table:table-cell office:value-type="float" office:value="361.36" table:style-name="ce54">
            <text:p>361<text:s/></text:p>
          </table:table-cell>
          <table:table-cell office:value-type="float" office:value="73597.600000000006" table:style-name="ce54">
            <text:p>73,598<text:s/></text:p>
          </table:table-cell>
          <table:table-cell office:value-type="string" office:string-value="-" table:formula="msoxl:=IF(SUM(K35,M35,O35,'漁業生產量值-漁業種類別魚類別生產量值14'!C35,'漁業生產量值-漁業種類別魚類別生產量值14'!E35)=0,&quot;-&quot;,SUM(K35,M35,O35,'漁業生產量值-漁業種類別魚類別生產量值14'!C35,'漁業生產量值-漁業種類別魚類別生產量值14'!E35))" table:style-name="ce19">
            <text:p>-</text:p>
          </table:table-cell>
          <table:table-cell office:value-type="string" office:string-value="-" table:formula="msoxl:=IF(SUM(L35,N35,P35,'漁業生產量值-漁業種類別魚類別生產量值14'!D35,'漁業生產量值-漁業種類別魚類別生產量值14'!F35)=0,&quot;-&quot;,SUM(L35,N35,P35,'漁業生產量值-漁業種類別魚類別生產量值14'!D35,'漁業生產量值-漁業種類別魚類別生產量值14'!F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0.64417000000000002" table:formula="msoxl:=  IF(SUM(C37:C49)=0,&quot;-&quot;,SUM(C37:C49))" table:style-name="ce54">
            <text:p>1<text:s/></text:p>
          </table:table-cell>
          <table:table-cell office:value-type="float" office:value="57.975299999999997" table:formula="msoxl:=  IF(SUM(D37:D49)=0,&quot;-&quot;,SUM(D37:D49))" table:style-name="ce54">
            <text:p>58<text:s/></text:p>
          </table:table-cell>
          <table:table-cell office:value-type="float" office:value="42.480150000000002" table:formula="msoxl:=  IF(SUM(E37:E49)=0,&quot;-&quot;,SUM(E37:E49))" table:style-name="ce54">
            <text:p>42<text:s/></text:p>
          </table:table-cell>
          <table:table-cell office:value-type="float" office:value="8783.6962299999996" table:formula="msoxl:=  IF(SUM(F37:F49)=0,&quot;-&quot;,SUM(F37:F49))" table:style-name="ce54">
            <text:p>8,784<text:s/></text:p>
          </table:table-cell>
          <table:table-cell office:value-type="float" office:value="130.2825" table:formula="msoxl:=  IF(SUM(G37:G49)=0,&quot;-&quot;,SUM(G37:G49))" table:style-name="ce54">
            <text:p>130<text:s/></text:p>
          </table:table-cell>
          <table:table-cell office:value-type="float" office:value="19183.192999999999" table:formula="msoxl:=  IF(SUM(H37:H49)=0,&quot;-&quot;,SUM(H37:H49))" table:style-name="ce54">
            <text:p>19,183<text:s/></text:p>
          </table:table-cell>
          <table:table-cell office:value-type="float" office:value="643.51109999999994" table:formula="msoxl:=IF(SUM(K36,M36,O36,'漁業生產量值-漁業種類別魚類別生產量值14'!C36,'漁業生產量值-漁業種類別魚類別生產量值14'!E36)=0,&quot;-&quot;,SUM(K36,M36,O36,'漁業生產量值-漁業種類別魚類別生產量值14'!C36,'漁業生產量值-漁業種類別魚類別生產量值14'!E36))" table:style-name="ce19">
            <text:p>644<text:s/></text:p>
          </table:table-cell>
          <table:table-cell office:value-type="float" office:value="74598.159580000007" table:formula="msoxl:=IF(SUM(L36,N36,P36,'漁業生產量值-漁業種類別魚類別生產量值14'!D36,'漁業生產量值-漁業種類別魚類別生產量值14'!F36)=0,&quot;-&quot;,SUM(L36,N36,P36,'漁業生產量值-漁業種類別魚類別生產量值14'!D36,'漁業生產量值-漁業種類別魚類別生產量值14'!F36))" table:style-name="ce19">
            <text:p>74,598<text:s/>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2.2" table:style-name="ce54">
            <text:p>22<text:s/></text:p>
          </table:table-cell>
          <table:table-cell office:value-type="float" office:value="2885" table:style-name="ce54">
            <text:p>2,885<text:s/></text:p>
          </table:table-cell>
          <table:table-cell office:value-type="string" office:string-value="-" table:formula="msoxl:=IF(SUM(K37,M37,O37,'漁業生產量值-漁業種類別魚類別生產量值14'!C37,'漁業生產量值-漁業種類別魚類別生產量值14'!E37)=0,&quot;-&quot;,SUM(K37,M37,O37,'漁業生產量值-漁業種類別魚類別生產量值14'!C37,'漁業生產量值-漁業種類別魚類別生產量值14'!E37))" table:style-name="ce19">
            <text:p>-</text:p>
          </table:table-cell>
          <table:table-cell office:value-type="string" office:string-value="-" table:formula="msoxl:=IF(SUM(L37,N37,P37,'漁業生產量值-漁業種類別魚類別生產量值14'!D37,'漁業生產量值-漁業種類別魚類別生產量值14'!F37)=0,&quot;-&quot;,SUM(L37,N37,P37,'漁業生產量值-漁業種類別魚類別生產量值14'!D37,'漁業生產量值-漁業種類別魚類別生產量值14'!F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14'!C38,'漁業生產量值-漁業種類別魚類別生產量值14'!E38)=0,&quot;-&quot;,SUM(K38,M38,O38,'漁業生產量值-漁業種類別魚類別生產量值14'!C38,'漁業生產量值-漁業種類別魚類別生產量值14'!E38))" table:style-name="ce19">
            <text:p>-</text:p>
          </table:table-cell>
          <table:table-cell office:value-type="string" office:string-value="-" table:formula="msoxl:=IF(SUM(L38,N38,P38,'漁業生產量值-漁業種類別魚類別生產量值14'!D38,'漁業生產量值-漁業種類別魚類別生產量值14'!F38)=0,&quot;-&quot;,SUM(L38,N38,P38,'漁業生產量值-漁業種類別魚類別生產量值14'!D38,'漁業生產量值-漁業種類別魚類別生產量值14'!F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,O39,'漁業生產量值-漁業種類別魚類別生產量值14'!C39,'漁業生產量值-漁業種類別魚類別生產量值14'!E39)=0,&quot;-&quot;,SUM(K39,M39,O39,'漁業生產量值-漁業種類別魚類別生產量值14'!C39,'漁業生產量值-漁業種類別魚類別生產量值14'!E39))" table:style-name="ce19">
            <text:p>-</text:p>
          </table:table-cell>
          <table:table-cell office:value-type="string" office:string-value="-" table:formula="msoxl:=IF(SUM(L39,N39,P39,'漁業生產量值-漁業種類別魚類別生產量值14'!D39,'漁業生產量值-漁業種類別魚類別生產量值14'!F39)=0,&quot;-&quot;,SUM(L39,N39,P39,'漁業生產量值-漁業種類別魚類別生產量值14'!D39,'漁業生產量值-漁業種類別魚類別生產量值14'!F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8.059000000000001" table:style-name="ce54">
            <text:p>28<text:s/></text:p>
          </table:table-cell>
          <table:table-cell office:value-type="float" office:value="6271.5564800000002" table:style-name="ce54">
            <text:p>6,272<text:s/></text:p>
          </table:table-cell>
          <table:table-cell office:value-type="float" office:value="103.7413" table:style-name="ce54">
            <text:p>104<text:s/></text:p>
          </table:table-cell>
          <table:table-cell office:value-type="float" office:value="15466.296549999999" table:style-name="ce54">
            <text:p>15,466<text:s/></text:p>
          </table:table-cell>
          <table:table-cell office:value-type="float" office:value="1.627" table:formula="msoxl:=IF(SUM(K40,M40,O40,'漁業生產量值-漁業種類別魚類別生產量值14'!C40,'漁業生產量值-漁業種類別魚類別生產量值14'!E40)=0,&quot;-&quot;,SUM(K40,M40,O40,'漁業生產量值-漁業種類別魚類別生產量值14'!C40,'漁業生產量值-漁業種類別魚類別生產量值14'!E40))" table:style-name="ce19">
            <text:p>2<text:s/></text:p>
          </table:table-cell>
          <table:table-cell office:value-type="float" office:value="271.38" table:formula="msoxl:=IF(SUM(L40,N40,P40,'漁業生產量值-漁業種類別魚類別生產量值14'!D40,'漁業生產量值-漁業種類別魚類別生產量值14'!F40)=0,&quot;-&quot;,SUM(L40,N40,P40,'漁業生產量值-漁業種類別魚類別生產量值14'!D40,'漁業生產量值-漁業種類別魚類別生產量值14'!F40))" table:style-name="ce19">
            <text:p>27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64417000000000002" table:style-name="ce54">
            <text:p>1<text:s/></text:p>
          </table:table-cell>
          <table:table-cell office:value-type="float" office:value="57.975299999999997" table:style-name="ce54">
            <text:p>58<text:s/></text:p>
          </table:table-cell>
          <table:table-cell office:value-type="float" office:value="14.421150000000001" table:style-name="ce54">
            <text:p>14<text:s/></text:p>
          </table:table-cell>
          <table:table-cell office:value-type="float" office:value="2512.1397499999998" table:style-name="ce54">
            <text:p>2,512<text:s/></text:p>
          </table:table-cell>
          <table:table-cell office:value-type="float" office:value="3.0122" table:style-name="ce54">
            <text:p>3<text:s/></text:p>
          </table:table-cell>
          <table:table-cell office:value-type="float" office:value="619.19000000000005" table:style-name="ce54">
            <text:p>619<text:s/></text:p>
          </table:table-cell>
          <table:table-cell office:value-type="string" office:string-value="-" table:formula="msoxl:=IF(SUM(K41,M41,O41,'漁業生產量值-漁業種類別魚類別生產量值14'!C41,'漁業生產量值-漁業種類別魚類別生產量值14'!E41)=0,&quot;-&quot;,SUM(K41,M41,O41,'漁業生產量值-漁業種類別魚類別生產量值14'!C41,'漁業生產量值-漁業種類別魚類別生產量值14'!E41))" table:style-name="ce19">
            <text:p>-</text:p>
          </table:table-cell>
          <table:table-cell office:value-type="string" office:string-value="-" table:formula="msoxl:=IF(SUM(L41,N41,P41,'漁業生產量值-漁業種類別魚類別生產量值14'!D41,'漁業生產量值-漁業種類別魚類別生產量值14'!F41)=0,&quot;-&quot;,SUM(L41,N41,P41,'漁業生產量值-漁業種類別魚類別生產量值14'!D41,'漁業生產量值-漁業種類別魚類別生產量值14'!F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2,M42,O42,'漁業生產量值-漁業種類別魚類別生產量值14'!C42,'漁業生產量值-漁業種類別魚類別生產量值14'!E42)=0,&quot;-&quot;,SUM(K42,M42,O42,'漁業生產量值-漁業種類別魚類別生產量值14'!C42,'漁業生產量值-漁業種類別魚類別生產量值14'!E42))" table:style-name="ce19">
            <text:p>-</text:p>
          </table:table-cell>
          <table:table-cell office:value-type="string" office:string-value="-" table:formula="msoxl:=IF(SUM(L42,N42,P42,'漁業生產量值-漁業種類別魚類別生產量值14'!D42,'漁業生產量值-漁業種類別魚類別生產量值14'!F42)=0,&quot;-&quot;,SUM(L42,N42,P42,'漁業生產量值-漁業種類別魚類別生產量值14'!D42,'漁業生產量值-漁業種類別魚類別生產量值14'!F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3,M43,O43,'漁業生產量值-漁業種類別魚類別生產量值14'!C43,'漁業生產量值-漁業種類別魚類別生產量值14'!E43)=0,&quot;-&quot;,SUM(K43,M43,O43,'漁業生產量值-漁業種類別魚類別生產量值14'!C43,'漁業生產量值-漁業種類別魚類別生產量值14'!E43))" table:style-name="ce19">
            <text:p>-</text:p>
          </table:table-cell>
          <table:table-cell office:value-type="string" office:string-value="-" table:formula="msoxl:=IF(SUM(L43,N43,P43,'漁業生產量值-漁業種類別魚類別生產量值14'!D43,'漁業生產量值-漁業種類別魚類別生產量值14'!F43)=0,&quot;-&quot;,SUM(L43,N43,P43,'漁業生產量值-漁業種類別魚類別生產量值14'!D43,'漁業生產量值-漁業種類別魚類別生產量值14'!F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,O44,'漁業生產量值-漁業種類別魚類別生產量值14'!C44,'漁業生產量值-漁業種類別魚類別生產量值14'!E44)=0,&quot;-&quot;,SUM(K44,M44,O44,'漁業生產量值-漁業種類別魚類別生產量值14'!C44,'漁業生產量值-漁業種類別魚類別生產量值14'!E44))" table:style-name="ce19">
            <text:p>-</text:p>
          </table:table-cell>
          <table:table-cell office:value-type="string" office:string-value="-" table:formula="msoxl:=IF(SUM(L44,N44,P44,'漁業生產量值-漁業種類別魚類別生產量值14'!D44,'漁業生產量值-漁業種類別魚類別生產量值14'!F44)=0,&quot;-&quot;,SUM(L44,N44,P44,'漁業生產量值-漁業種類別魚類別生產量值14'!D44,'漁業生產量值-漁業種類別魚類別生產量值14'!F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14'!C45,'漁業生產量值-漁業種類別魚類別生產量值14'!E45)=0,&quot;-&quot;,SUM(K45,M45,O45,'漁業生產量值-漁業種類別魚類別生產量值14'!C45,'漁業生產量值-漁業種類別魚類別生產量值14'!E45))" table:style-name="ce19">
            <text:p>-</text:p>
          </table:table-cell>
          <table:table-cell office:value-type="string" office:string-value="-" table:formula="msoxl:=IF(SUM(L45,N45,P45,'漁業生產量值-漁業種類別魚類別生產量值14'!D45,'漁業生產量值-漁業種類別魚類別生產量值14'!F45)=0,&quot;-&quot;,SUM(L45,N45,P45,'漁業生產量值-漁業種類別魚類別生產量值14'!D45,'漁業生產量值-漁業種類別魚類別生產量值14'!F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,O46,'漁業生產量值-漁業種類別魚類別生產量值14'!C46,'漁業生產量值-漁業種類別魚類別生產量值14'!E46)=0,&quot;-&quot;,SUM(K46,M46,O46,'漁業生產量值-漁業種類別魚類別生產量值14'!C46,'漁業生產量值-漁業種類別魚類別生產量值14'!E46))" table:style-name="ce19">
            <text:p>-</text:p>
          </table:table-cell>
          <table:table-cell office:value-type="string" office:string-value="-" table:formula="msoxl:=IF(SUM(L46,N46,P46,'漁業生產量值-漁業種類別魚類別生產量值14'!D46,'漁業生產量值-漁業種類別魚類別生產量值14'!F46)=0,&quot;-&quot;,SUM(L46,N46,P46,'漁業生產量值-漁業種類別魚類別生產量值14'!D46,'漁業生產量值-漁業種類別魚類別生產量值14'!F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14'!C47,'漁業生產量值-漁業種類別魚類別生產量值14'!E47)=0,&quot;-&quot;,SUM(K47,M47,O47,'漁業生產量值-漁業種類別魚類別生產量值14'!C47,'漁業生產量值-漁業種類別魚類別生產量值14'!E47))" table:style-name="ce19">
            <text:p>-</text:p>
          </table:table-cell>
          <table:table-cell office:value-type="string" office:string-value="-" table:formula="msoxl:=IF(SUM(L47,N47,P47,'漁業生產量值-漁業種類別魚類別生產量值14'!D47,'漁業生產量值-漁業種類別魚類別生產量值14'!F47)=0,&quot;-&quot;,SUM(L47,N47,P47,'漁業生產量值-漁業種類別魚類別生產量值14'!D47,'漁業生產量值-漁業種類別魚類別生產量值14'!F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14'!C48,'漁業生產量值-漁業種類別魚類別生產量值14'!E48)=0,&quot;-&quot;,SUM(K48,M48,O48,'漁業生產量值-漁業種類別魚類別生產量值14'!C48,'漁業生產量值-漁業種類別魚類別生產量值14'!E48))" table:style-name="ce19">
            <text:p>-</text:p>
          </table:table-cell>
          <table:table-cell office:value-type="string" office:string-value="-" table:formula="msoxl:=IF(SUM(L48,N48,P48,'漁業生產量值-漁業種類別魚類別生產量值14'!D48,'漁業生產量值-漁業種類別魚類別生產量值14'!F48)=0,&quot;-&quot;,SUM(L48,N48,P48,'漁業生產量值-漁業種類別魚類別生產量值14'!D48,'漁業生產量值-漁業種類別魚類別生產量值14'!F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329" table:style-name="ce54">
            <text:p>1<text:s/></text:p>
          </table:table-cell>
          <table:table-cell office:value-type="float" office:value="212.70644999999999" table:style-name="ce54">
            <text:p>213<text:s/></text:p>
          </table:table-cell>
          <table:table-cell office:value-type="float" office:value="641.88409999999999" table:formula="msoxl:=IF(SUM(K49,M49,O49,'漁業生產量值-漁業種類別魚類別生產量值14'!C49,'漁業生產量值-漁業種類別魚類別生產量值14'!E49)=0,&quot;-&quot;,SUM(K49,M49,O49,'漁業生產量值-漁業種類別魚類別生產量值14'!C49,'漁業生產量值-漁業種類別魚類別生產量值14'!E49))" table:style-name="ce19">
            <text:p>642<text:s/></text:p>
          </table:table-cell>
          <table:table-cell office:value-type="float" office:value="74326.779580000002" table:formula="msoxl:=IF(SUM(L49,N49,P49,'漁業生產量值-漁業種類別魚類別生產量值14'!D49,'漁業生產量值-漁業種類別魚類別生產量值14'!F49)=0,&quot;-&quot;,SUM(L49,N49,P49,'漁業生產量值-漁業種類別魚類別生產量值14'!D49,'漁業生產量值-漁業種類別魚類別生產量值14'!F49))" table:style-name="ce19">
            <text:p>74,3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float" office:value="36001.79" table:formula="msoxl:=IF(SUM(K50,M50,O50,'漁業生產量值-漁業種類別魚類別生產量值14'!C50,'漁業生產量值-漁業種類別魚類別生產量值14'!E50)=0,&quot;-&quot;,SUM(K50,M50,O50,'漁業生產量值-漁業種類別魚類別生產量值14'!C50,'漁業生產量值-漁業種類別魚類別生產量值14'!E50))" table:style-name="ce19">
            <text:p>36,002<text:s/></text:p>
          </table:table-cell>
          <table:table-cell office:value-type="float" office:value="5385536.9704" table:formula="msoxl:=IF(SUM(L50,N50,P50,'漁業生產量值-漁業種類別魚類別生產量值14'!D50,'漁業生產量值-漁業種類別魚類別生產量值14'!F50)=0,&quot;-&quot;,SUM(L50,N50,P50,'漁業生產量值-漁業種類別魚類別生產量值14'!D50,'漁業生產量值-漁業種類別魚類別生產量值14'!F50))" table:style-name="ce19">
            <text:p>5,385,537<text:s/></text:p>
          </table:table-cell>
          <table:table-cell office:value-type="float" office:value="34642.6" table:formula="msoxl:=  IF(SUM(K51:K53)=0,&quot;-&quot;,SUM(K51:K53))" table:style-name="ce54">
            <text:p>34,643<text:s/></text:p>
          </table:table-cell>
          <table:table-cell office:value-type="float" office:value="5291746.3304000003" table:formula="msoxl:=  IF(SUM(L51:L53)=0,&quot;-&quot;,SUM(L51:L53))" table:style-name="ce54">
            <text:p>5,291,746<text:s/></text:p>
          </table:table-cell>
          <table:table-cell office:value-type="float" office:value="1187.3" table:formula="msoxl:=  IF(SUM(M51:M53)=0,&quot;-&quot;,SUM(M51:M53))" table:style-name="ce54">
            <text:p>1,187<text:s/></text:p>
          </table:table-cell>
          <table:table-cell office:value-type="float" office:value="54251.8" table:formula="msoxl:=  IF(SUM(N51:N53)=0,&quot;-&quot;,SUM(N51:N53))" table:style-name="ce54">
            <text:p>54,252<text:s/></text:p>
          </table:table-cell>
          <table:table-cell office:value-type="float" office:value="111.5" table:formula="msoxl:=  IF(SUM(O51:O53)=0,&quot;-&quot;,SUM(O51:O53))" table:style-name="ce54">
            <text:p>112<text:s/></text:p>
          </table:table-cell>
          <table:table-cell office:value-type="float" office:value="7582" table:formula="msoxl:=  IF(SUM(P51:P53)=0,&quot;-&quot;,SUM(P51:P53))" table:style-name="ce54">
            <text:p>7,58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6001.79" table:formula="msoxl:=IF(SUM(K51,M51,O51,'漁業生產量值-漁業種類別魚類別生產量值14'!C51,'漁業生產量值-漁業種類別魚類別生產量值14'!E51)=0,&quot;-&quot;,SUM(K51,M51,O51,'漁業生產量值-漁業種類別魚類別生產量值14'!C51,'漁業生產量值-漁業種類別魚類別生產量值14'!E51))" table:style-name="ce19">
            <text:p>36,002<text:s/></text:p>
          </table:table-cell>
          <table:table-cell office:value-type="float" office:value="5385536.9704" table:formula="msoxl:=IF(SUM(L51,N51,P51,'漁業生產量值-漁業種類別魚類別生產量值14'!D51,'漁業生產量值-漁業種類別魚類別生產量值14'!F51)=0,&quot;-&quot;,SUM(L51,N51,P51,'漁業生產量值-漁業種類別魚類別生產量值14'!D51,'漁業生產量值-漁業種類別魚類別生產量值14'!F51))" table:style-name="ce19">
            <text:p>5,385,537<text:s/></text:p>
          </table:table-cell>
          <table:table-cell office:value-type="float" office:value="34642.6" table:style-name="ce54">
            <text:p>34,643<text:s/></text:p>
          </table:table-cell>
          <table:table-cell office:value-type="float" office:value="5291746.3304000003" table:style-name="ce54">
            <text:p>5,291,746<text:s/></text:p>
          </table:table-cell>
          <table:table-cell office:value-type="float" office:value="1187.3" table:style-name="ce54">
            <text:p>1,187<text:s/></text:p>
          </table:table-cell>
          <table:table-cell office:value-type="float" office:value="54251.8" table:style-name="ce54">
            <text:p>54,252<text:s/></text:p>
          </table:table-cell>
          <table:table-cell office:value-type="float" office:value="111.5" table:style-name="ce54">
            <text:p>112<text:s/></text:p>
          </table:table-cell>
          <table:table-cell office:value-type="float" office:value="7582" table:style-name="ce54">
            <text:p>7,58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2,M52,O52,'漁業生產量值-漁業種類別魚類別生產量值14'!C52,'漁業生產量值-漁業種類別魚類別生產量值14'!E52)=0,&quot;-&quot;,SUM(K52,M52,O52,'漁業生產量值-漁業種類別魚類別生產量值14'!C52,'漁業生產量值-漁業種類別魚類別生產量值14'!E52))" table:style-name="ce19">
            <text:p>-</text:p>
          </table:table-cell>
          <table:table-cell office:value-type="string" office:string-value="-" table:formula="msoxl:=IF(SUM(L52,N52,P52,'漁業生產量值-漁業種類別魚類別生產量值14'!D52,'漁業生產量值-漁業種類別魚類別生產量值14'!F52)=0,&quot;-&quot;,SUM(L52,N52,P52,'漁業生產量值-漁業種類別魚類別生產量值14'!D52,'漁業生產量值-漁業種類別魚類別生產量值14'!F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14'!C53,'漁業生產量值-漁業種類別魚類別生產量值14'!E53)=0,&quot;-&quot;,SUM(K53,M53,O53,'漁業生產量值-漁業種類別魚類別生產量值14'!C53,'漁業生產量值-漁業種類別魚類別生產量值14'!E53))" table:style-name="ce19">
            <text:p>-</text:p>
          </table:table-cell>
          <table:table-cell office:value-type="string" office:string-value="-" table:formula="msoxl:=IF(SUM(L53,N53,P53,'漁業生產量值-漁業種類別魚類別生產量值14'!D53,'漁業生產量值-漁業種類別魚類別生產量值14'!F53)=0,&quot;-&quot;,SUM(L53,N53,P53,'漁業生產量值-漁業種類別魚類別生產量值14'!D53,'漁業生產量值-漁業種類別魚類別生產量值14'!F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,O54,'漁業生產量值-漁業種類別魚類別生產量值14'!C54,'漁業生產量值-漁業種類別魚類別生產量值14'!E54)=0,&quot;-&quot;,SUM(K54,M54,O54,'漁業生產量值-漁業種類別魚類別生產量值14'!C54,'漁業生產量值-漁業種類別魚類別生產量值14'!E54))" table:style-name="ce19">
            <text:p>-</text:p>
          </table:table-cell>
          <table:table-cell office:value-type="string" office:string-value="-" table:formula="msoxl:=IF(SUM(L54,N54,P54,'漁業生產量值-漁業種類別魚類別生產量值14'!D54,'漁業生產量值-漁業種類別魚類別生產量值14'!F54)=0,&quot;-&quot;,SUM(L54,N54,P54,'漁業生產量值-漁業種類別魚類別生產量值14'!D54,'漁業生產量值-漁業種類別魚類別生產量值14'!F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,O55,'漁業生產量值-漁業種類別魚類別生產量值14'!C55,'漁業生產量值-漁業種類別魚類別生產量值14'!E55)=0,&quot;-&quot;,SUM(K55,M55,O55,'漁業生產量值-漁業種類別魚類別生產量值14'!C55,'漁業生產量值-漁業種類別魚類別生產量值14'!E55))" table:style-name="ce19">
            <text:p>-</text:p>
          </table:table-cell>
          <table:table-cell office:value-type="string" office:string-value="-" table:formula="msoxl:=IF(SUM(L55,N55,P55,'漁業生產量值-漁業種類別魚類別生產量值14'!D55,'漁業生產量值-漁業種類別魚類別生產量值14'!F55)=0,&quot;-&quot;,SUM(L55,N55,P55,'漁業生產量值-漁業種類別魚類別生產量值14'!D55,'漁業生產量值-漁業種類別魚類別生產量值14'!F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,O56,'漁業生產量值-漁業種類別魚類別生產量值14'!C56,'漁業生產量值-漁業種類別魚類別生產量值14'!E56)=0,&quot;-&quot;,SUM(K56,M56,O56,'漁業生產量值-漁業種類別魚類別生產量值14'!C56,'漁業生產量值-漁業種類別魚類別生產量值14'!E56))" table:style-name="ce19">
            <text:p>-</text:p>
          </table:table-cell>
          <table:table-cell office:value-type="string" office:string-value="-" table:formula="msoxl:=IF(SUM(L56,N56,P56,'漁業生產量值-漁業種類別魚類別生產量值14'!D56,'漁業生產量值-漁業種類別魚類別生產量值14'!F56)=0,&quot;-&quot;,SUM(L56,N56,P56,'漁業生產量值-漁業種類別魚類別生產量值14'!D56,'漁業生產量值-漁業種類別魚類別生產量值14'!F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14'!C57,'漁業生產量值-漁業種類別魚類別生產量值14'!E57)=0,&quot;-&quot;,SUM(K57,M57,O57,'漁業生產量值-漁業種類別魚類別生產量值14'!C57,'漁業生產量值-漁業種類別魚類別生產量值14'!E57))" table:style-name="ce19">
            <text:p>-</text:p>
          </table:table-cell>
          <table:table-cell office:value-type="string" office:string-value="-" table:formula="msoxl:=IF(SUM(L57,N57,P57,'漁業生產量值-漁業種類別魚類別生產量值14'!D57,'漁業生產量值-漁業種類別魚類別生產量值14'!F57)=0,&quot;-&quot;,SUM(L57,N57,P57,'漁業生產量值-漁業種類別魚類別生產量值14'!D57,'漁業生產量值-漁業種類別魚類別生產量值14'!F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float" office:value="118.16500000000001" table:formula="msoxl:=  IF(SUM(G59,G60,G61,G63)=0,IF(G62=0,&quot;-&quot;,G62),SUM(G59,G60,G61,G63))" table:style-name="ce54">
            <text:p>118<text:s/></text:p>
          </table:table-cell>
          <table:table-cell office:value-type="float" office:value="22299.904999999999" table:formula="msoxl:=  IF(SUM(H59:H63)=0,&quot;-&quot;,SUM(H59:H63))" table:style-name="ce54">
            <text:p>22,300<text:s/></text:p>
          </table:table-cell>
          <table:table-cell office:value-type="float" office:value="73267.827600000004" table:formula="msoxl:=IF(SUM(K58,M58,O58,'漁業生產量值-漁業種類別魚類別生產量值14'!C58,'漁業生產量值-漁業種類別魚類別生產量值14'!E58)=0,&quot;-&quot;,SUM(K58,M58,O58,'漁業生產量值-漁業種類別魚類別生產量值14'!C58,'漁業生產量值-漁業種類別魚類別生產量值14'!E58))" table:style-name="ce19">
            <text:p>73,268<text:s/></text:p>
          </table:table-cell>
          <table:table-cell office:value-type="float" office:value="3728789.1475" table:formula="msoxl:=IF(SUM(L58,N58,P58,'漁業生產量值-漁業種類別魚類別生產量值14'!D58,'漁業生產量值-漁業種類別魚類別生產量值14'!F58)=0,&quot;-&quot;,SUM(L58,N58,P58,'漁業生產量值-漁業種類別魚類別生產量值14'!D58,'漁業生產量值-漁業種類別魚類別生產量值14'!F58))" table:style-name="ce19">
            <text:p>3,728,789<text:s/>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float" office:value="58581.295599999998" table:formula="msoxl:=  IF(SUM(M59,M60,M61,M63)=0,IF(M62=0,&quot;-&quot;,M62),SUM(M59,M60,M61,M63))" table:style-name="ce54">
            <text:p>58,581<text:s/></text:p>
          </table:table-cell>
          <table:table-cell office:value-type="float" office:value="3050043.5164999999" table:formula="msoxl:=  IF(SUM(N59:N63)=0,&quot;-&quot;,SUM(N59:N63))" table:style-name="ce54">
            <text:p>3,050,044<text:s/></text:p>
          </table:table-cell>
          <table:table-cell office:value-type="float" office:value="28.327999999999999" table:formula="msoxl:=  IF(SUM(O59,O60,O61,O63)=0,IF(O62=0,&quot;-&quot;,O62),SUM(O59,O60,O61,O63))" table:style-name="ce54">
            <text:p>28<text:s/></text:p>
          </table:table-cell>
          <table:table-cell office:value-type="float" office:value="1993.124" table:formula="msoxl:=  IF(SUM(P59:P63)=0,&quot;-&quot;,SUM(P59:P63))" table:style-name="ce54">
            <text:p>1,99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9.77800000000001" table:style-name="ce54">
            <text:p>110<text:s/></text:p>
          </table:table-cell>
          <table:table-cell office:value-type="float" office:value="12765.589" table:style-name="ce54">
            <text:p>12,766<text:s/></text:p>
          </table:table-cell>
          <table:table-cell office:value-type="float" office:value="58611.623599999999" table:formula="msoxl:=IF(SUM(K59,M59,O59,'漁業生產量值-漁業種類別魚類別生產量值14'!C59,'漁業生產量值-漁業種類別魚類別生產量值14'!E59)=0,&quot;-&quot;,SUM(K59,M59,O59,'漁業生產量值-漁業種類別魚類別生產量值14'!C59,'漁業生產量值-漁業種類別魚類別生產量值14'!E59))" table:style-name="ce19">
            <text:p>58,612<text:s/></text:p>
          </table:table-cell>
          <table:table-cell office:value-type="float" office:value="3052536.6404999997" table:formula="msoxl:=IF(SUM(L59,N59,P59,'漁業生產量值-漁業種類別魚類別生產量值14'!D59,'漁業生產量值-漁業種類別魚類別生產量值14'!F59)=0,&quot;-&quot;,SUM(L59,N59,P59,'漁業生產量值-漁業種類別魚類別生產量值14'!D59,'漁業生產量值-漁業種類別魚類別生產量值14'!F59))" table:style-name="ce19">
            <text:p>3,052,5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8581.295599999998" table:style-name="ce54">
            <text:p>58,581<text:s/></text:p>
          </table:table-cell>
          <table:table-cell office:value-type="float" office:value="3050043.5164999999" table:style-name="ce54">
            <text:p>3,050,044<text:s/></text:p>
          </table:table-cell>
          <table:table-cell office:value-type="float" office:value="28.327999999999999" table:style-name="ce54">
            <text:p>28<text:s/></text:p>
          </table:table-cell>
          <table:table-cell office:value-type="float" office:value="1993.124" table:style-name="ce54">
            <text:p>1,99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3870000000000005" table:style-name="ce54">
            <text:p>8<text:s/></text:p>
          </table:table-cell>
          <table:table-cell office:value-type="float" office:value="9534.3160000000007" table:style-name="ce54">
            <text:p>9,534<text:s/></text:p>
          </table:table-cell>
          <table:table-cell office:value-type="float" office:value="14655.124" table:formula="msoxl:=IF(SUM(K60,M60,O60,'漁業生產量值-漁業種類別魚類別生產量值14'!C60,'漁業生產量值-漁業種類別魚類別生產量值14'!E60)=0,&quot;-&quot;,SUM(K60,M60,O60,'漁業生產量值-漁業種類別魚類別生產量值14'!C60,'漁業生產量值-漁業種類別魚類別生產量值14'!E60))" table:style-name="ce19">
            <text:p>14,655<text:s/></text:p>
          </table:table-cell>
          <table:table-cell office:value-type="float" office:value="676155.84699999995" table:formula="msoxl:=IF(SUM(L60,N60,P60,'漁業生產量值-漁業種類別魚類別生產量值14'!D60,'漁業生產量值-漁業種類別魚類別生產量值14'!F60)=0,&quot;-&quot;,SUM(L60,N60,P60,'漁業生產量值-漁業種類別魚類別生產量值14'!D60,'漁業生產量值-漁業種類別魚類別生產量值14'!F60))" table:style-name="ce19">
            <text:p>676,1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14'!C61,'漁業生產量值-漁業種類別魚類別生產量值14'!E61)=0,&quot;-&quot;,SUM(K61,M61,O61,'漁業生產量值-漁業種類別魚類別生產量值14'!C61,'漁業生產量值-漁業種類別魚類別生產量值14'!E61))" table:style-name="ce19">
            <text:p>-</text:p>
          </table:table-cell>
          <table:table-cell office:value-type="string" office:string-value="-" table:formula="msoxl:=IF(SUM(L61,N61,P61,'漁業生產量值-漁業種類別魚類別生產量值14'!D61,'漁業生產量值-漁業種類別魚類別生產量值14'!F61)=0,&quot;-&quot;,SUM(L61,N61,P61,'漁業生產量值-漁業種類別魚類別生產量值14'!D61,'漁業生產量值-漁業種類別魚類別生產量值14'!F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14'!C62,'漁業生產量值-漁業種類別魚類別生產量值14'!E62)=0,&quot;-&quot;,SUM(K62,M62,O62,'漁業生產量值-漁業種類別魚類別生產量值14'!C62,'漁業生產量值-漁業種類別魚類別生產量值14'!E62))" table:style-name="ce19">
            <text:p>-</text:p>
          </table:table-cell>
          <table:table-cell office:value-type="string" office:string-value="-" table:formula="msoxl:=IF(SUM(L62,N62,P62,'漁業生產量值-漁業種類別魚類別生產量值14'!D62,'漁業生產量值-漁業種類別魚類別生產量值14'!F62)=0,&quot;-&quot;,SUM(L62,N62,P62,'漁業生產量值-漁業種類別魚類別生產量值14'!D62,'漁業生產量值-漁業種類別魚類別生產量值14'!F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08" table:formula="msoxl:=IF(SUM(K63,M63,O63,'漁業生產量值-漁業種類別魚類別生產量值14'!C63,'漁業生產量值-漁業種類別魚類別生產量值14'!E63)=0,&quot;-&quot;,SUM(K63,M63,O63,'漁業生產量值-漁業種類別魚類別生產量值14'!C63,'漁業生產量值-漁業種類別魚類別生產量值14'!E63))" table:style-name="ce19">
            <text:p>1<text:s/></text:p>
          </table:table-cell>
          <table:table-cell office:value-type="float" office:value="96.66" table:formula="msoxl:=IF(SUM(L63,N63,P63,'漁業生產量值-漁業種類別魚類別生產量值14'!D63,'漁業生產量值-漁業種類別魚類別生產量值14'!F63)=0,&quot;-&quot;,SUM(L63,N63,P63,'漁業生產量值-漁業種類別魚類別生產量值14'!D63,'漁業生產量值-漁業種類別魚類別生產量值14'!F63))" table:style-name="ce19">
            <text:p>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En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2" table:number-rows-spanned="1" table:style-name="ce151">
            <text:p>主 <text:s text:c="7"/>要 <text:s text:c="7"/>魚 <text:s text:c="7"/>類</text:p>
          </table:table-cell>
          <table:covered-table-cell table:number-columns-repeated="11"/>
          <table:table-cell table:style-name="ce28"/>
          <table:table-cell table:style-name="ce29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4" table:number-rows-spanned="1" table:style-name="ce151">
            <text:p>貝 <text:s text:c="11"/>類</text:p>
          </table:table-cell>
          <table:covered-table-cell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office:value-type="string" table:number-columns-spanned="4" table:number-rows-spanned="1" table:style-name="ce151">
            <text:p>藻 <text:s text:c="3"/>類</text:p>
          </table:table-cell>
          <table:covered-table-cell table:number-columns-repeated="3"/>
          <table:table-cell table:style-name="ce46"/>
          <table:table-cell table:style-name="ce4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0">
            <text:p>蜆</text:p>
          </table:table-cell>
          <table:covered-table-cell/>
          <table:table-cell office:value-type="string" table:number-columns-spanned="2" table:number-rows-spanned="1" table:style-name="ce155">
            <text:p>其他貝介類</text:p>
          </table:table-cell>
          <table:covered-table-cell/>
          <table:table-cell office:value-type="string" table:number-columns-spanned="2" table:number-rows-spanned="1" table:style-name="ce156">
            <text:p>鱉</text:p>
          </table:table-cell>
          <table:covered-table-cell/>
          <table:table-cell office:value-type="string" table:number-columns-spanned="2" table:number-rows-spanned="1" table:style-name="ce156">
            <text:p>珊 <text:s text:c="6"/>瑚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68">
            <text:p>龍 <text:s/>鬚 <text:s/>菜</text:p>
          </table:table-cell>
          <table:covered-table-cell/>
          <table:table-cell table:number-columns-spanned="2" table:number-rows-spanned="1" table:style-name="ce158"/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6513</text:p>
          </table:table-cell>
          <table:covered-table-cell/>
          <table:table-cell office:value-type="string" table:number-columns-spanned="2" table:number-rows-spanned="1" table:style-name="ce138">
            <text:p>6599</text:p>
          </table:table-cell>
          <table:covered-table-cell/>
          <table:table-cell office:value-type="string" table:number-columns-spanned="2" table:number-rows-spanned="1" table:style-name="ce138">
            <text:p>6603</text:p>
          </table:table-cell>
          <table:covered-table-cell/>
          <table:table-cell office:value-type="string" table:number-columns-spanned="2" table:number-rows-spanned="1" table:style-name="ce138">
            <text:p>6900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49">
            <text:p>7103</text:p>
          </table:table-cell>
          <table:covered-table-cell/>
          <table:table-cell table:number-columns-spanned="2" table:number-rows-spanned="1" table:style-name="ce158"/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7">
            <text:p>價值</text:p>
          </table:table-cell>
          <table:table-cell table:style-name="ce48"/>
          <table:table-cell table:style-name="ce49"/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5">
            <text:p>Value</text:p>
          </table:table-cell>
          <table:table-cell table:style-name="ce48"/>
          <table:table-cell table:style-name="ce49"/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4656.204" table:formula="msoxl:=  IF(SUM(C11,C19,C36,C50,C54,C58)=0,&quot;-&quot;,SUM(C11,C19,C36,C50,C54,C58))" table:style-name="ce54">
            <text:p>14,656<text:s/></text:p>
          </table:table-cell>
          <table:table-cell office:value-type="float" office:value="676252.50699999998" table:formula="msoxl:=  IF(SUM(D11,D19,D36,D50,D54,D58)=0,&quot;-&quot;,SUM(D11,D19,D36,D50,D54,D58))" table:style-name="ce54">
            <text:p>676,253<text:s/></text:p>
          </table:table-cell>
          <table:table-cell office:value-type="float" office:value="753.25439999999992" table:formula="msoxl:=  IF(SUM(E11,E19,E36,E50,E54,E58)=0,&quot;-&quot;,SUM(E11,E19,E36,E50,E54,E58))" table:style-name="ce54">
            <text:p>753<text:s/></text:p>
          </table:table-cell>
          <table:table-cell office:value-type="float" office:value="112967.89411000001" table:formula="msoxl:=  IF(SUM(F11,F19,F36,F50,F54,F58)=0,&quot;-&quot;,SUM(F11,F19,F36,F50,F54,F58))" table:style-name="ce54">
            <text:p>112,968<text:s/></text:p>
          </table:table-cell>
          <table:table-cell office:value-type="float" office:value="3446.6239999999998" table:formula="msoxl:=  IF(SUM(G11,G19,G36,G50,G54,G58)=0,&quot;-&quot;,SUM(G11,G19,G36,G50,G54,G58))" table:style-name="ce54">
            <text:p>3,447<text:s/></text:p>
          </table:table-cell>
          <table:table-cell office:value-type="float" office:value="647011.19445000007" table:formula="msoxl:=  IF(SUM(H11,H19,H36,H50,H54,H58)=0,&quot;-&quot;,SUM(H11,H19,H36,H50,H54,H58))" table:style-name="ce54">
            <text:p>647,011<text:s/></text:p>
          </table:table-cell>
          <table:table-cell office:value-type="float" office:value="3.20899" table:formula="msoxl:=  IF(SUM(I11,I19,I36,I50,I54,I58)=0,&quot;-&quot;,SUM(I11,I19,I36,I50,I54,I58))" table:style-name="ce54">
            <text:p>3<text:s/></text:p>
          </table:table-cell>
          <table:table-cell office:value-type="float" office:value="164114.80828" table:formula="msoxl:=  IF(SUM(J11,J19,J36,J50,J54,J58)=0,&quot;-&quot;,SUM(J11,J19,J36,J50,J54,J58))" table:style-name="ce54">
            <text:p>164,115<text:s/></text:p>
          </table:table-cell>
          <table:table-cell office:value-type="float" office:value="4865.28" table:formula="msoxl:=IF(SUM(M10)=0,&quot;-&quot;,SUM(M10))" table:style-name="ce19">
            <text:p>4,865<text:s/></text:p>
          </table:table-cell>
          <table:table-cell office:value-type="float" office:value="45347.261599999998" table:formula="msoxl:=IF(SUM(N10)=0,&quot;-&quot;,SUM(N10))" table:style-name="ce19">
            <text:p>45,347<text:s/></text:p>
          </table:table-cell>
          <table:table-cell office:value-type="float" office:value="4865.28" table:formula="msoxl:=  IF(SUM(M11,M19,M36,M50,M54,M58)=0,&quot;-&quot;,SUM(M11,M19,M36,M50,M54,M58))" table:style-name="ce54">
            <text:p>4,865<text:s/></text:p>
          </table:table-cell>
          <table:table-cell office:value-type="float" office:value="45347.261599999998" table:formula="msoxl:=  IF(SUM(N11,N19,N36,N50,N54,N58)=0,&quot;-&quot;,SUM(N11,N19,N36,N50,N54,N58))" table:style-name="ce54">
            <text:p>45,347<text:s/>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  IF(SUM(I12:I18)=0,&quot;-&quot;,SUM(I12:I18))" table:style-name="ce54">
            <text:p>-</text:p>
          </table:table-cell>
          <table:table-cell office:value-type="string" office:string-value="-" table:formula="msoxl:=  IF(SUM(J12:J18)=0,&quot;-&quot;,SUM(J12:J18))" table:style-name="ce54">
            <text:p>-</text:p>
          </table:table-cell>
          <table:table-cell office:value-type="string" office:string-value="-" table:formula="msoxl:=IF(SUM(M11)=0,&quot;-&quot;,SUM(M11))" table:style-name="ce19">
            <text:p>-</text:p>
          </table:table-cell>
          <table:table-cell office:value-type="string" office:string-value="-" table:formula="msoxl:=IF(SUM(N11)=0,&quot;-&quot;,SUM(N11))" table:style-name="ce19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2)=0,&quot;-&quot;,SUM(M12))" table:style-name="ce19">
            <text:p>-</text:p>
          </table:table-cell>
          <table:table-cell office:value-type="string" office:string-value="-" table:formula="msoxl:=IF(SUM(N12)=0,&quot;-&quot;,SUM(N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3)=0,&quot;-&quot;,SUM(M13))" table:style-name="ce19">
            <text:p>-</text:p>
          </table:table-cell>
          <table:table-cell office:value-type="string" office:string-value="-" table:formula="msoxl:=IF(SUM(N13)=0,&quot;-&quot;,SUM(N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4)=0,&quot;-&quot;,SUM(M14))" table:style-name="ce19">
            <text:p>-</text:p>
          </table:table-cell>
          <table:table-cell office:value-type="string" office:string-value="-" table:formula="msoxl:=IF(SUM(N14)=0,&quot;-&quot;,SUM(N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5)=0,&quot;-&quot;,SUM(M15))" table:style-name="ce19">
            <text:p>-</text:p>
          </table:table-cell>
          <table:table-cell office:value-type="string" office:string-value="-" table:formula="msoxl:=IF(SUM(N15)=0,&quot;-&quot;,SUM(N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6)=0,&quot;-&quot;,SUM(M16))" table:style-name="ce19">
            <text:p>-</text:p>
          </table:table-cell>
          <table:table-cell office:value-type="string" office:string-value="-" table:formula="msoxl:=IF(SUM(N16)=0,&quot;-&quot;,SUM(N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7)=0,&quot;-&quot;,SUM(M17))" table:style-name="ce19">
            <text:p>-</text:p>
          </table:table-cell>
          <table:table-cell office:value-type="string" office:string-value="-" table:formula="msoxl:=IF(SUM(N17)=0,&quot;-&quot;,SUM(N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8)=0,&quot;-&quot;,SUM(M18))" table:style-name="ce19">
            <text:p>-</text:p>
          </table:table-cell>
          <table:table-cell office:value-type="string" office:string-value="-" table:formula="msoxl:=IF(SUM(N18)=0,&quot;-&quot;,SUM(N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54">
            <text:p>-</text:p>
          </table:table-cell>
          <table:table-cell office:value-type="string" office:string-value="-" table:formula="msoxl:=  IF(SUM(D20:D35)=0,&quot;-&quot;,SUM(D20:D35))" table:style-name="ce54">
            <text:p>-</text:p>
          </table:table-cell>
          <table:table-cell office:value-type="float" office:value="47.353300000000004" table:formula="msoxl:=  IF(SUM(E20:E35)=0,&quot;-&quot;,SUM(E20:E35))" table:style-name="ce54">
            <text:p>47<text:s/></text:p>
          </table:table-cell>
          <table:table-cell office:value-type="float" office:value="5912.8945299999996" table:formula="msoxl:=  IF(SUM(F20:F35)=0,&quot;-&quot;,SUM(F20:F35))" table:style-name="ce54">
            <text:p>5,913<text:s/></text:p>
          </table:table-cell>
          <table:table-cell office:value-type="string" office:string-value="-" table:formula="msoxl:=  IF(SUM(G20:G35)=0,&quot;-&quot;,SUM(G20:G35))" table:style-name="ce54">
            <text:p>-</text:p>
          </table:table-cell>
          <table:table-cell office:value-type="string" office:string-value="-" table:formula="msoxl:=  IF(SUM(H20:H35)=0,&quot;-&quot;,SUM(H20:H35))" table:style-name="ce54">
            <text:p>-</text:p>
          </table:table-cell>
          <table:table-cell office:value-type="float" office:value="3.20899" table:formula="msoxl:=  IF(SUM(I20:I35)=0,&quot;-&quot;,SUM(I20:I35))" table:style-name="ce54">
            <text:p>3<text:s/></text:p>
          </table:table-cell>
          <table:table-cell office:value-type="float" office:value="164114.80828" table:formula="msoxl:=  IF(SUM(J20:J35)=0,&quot;-&quot;,SUM(J20:J35))" table:style-name="ce54">
            <text:p>164,115<text:s/></text:p>
          </table:table-cell>
          <table:table-cell office:value-type="string" office:string-value="-" table:formula="msoxl:=IF(SUM(M19)=0,&quot;-&quot;,SUM(M19))" table:style-name="ce19">
            <text:p>-</text:p>
          </table:table-cell>
          <table:table-cell office:value-type="string" office:string-value="-" table:formula="msoxl:=IF(SUM(N19)=0,&quot;-&quot;,SUM(N19))" table:style-name="ce19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0)=0,&quot;-&quot;,SUM(M20))" table:style-name="ce19">
            <text:p>-</text:p>
          </table:table-cell>
          <table:table-cell office:value-type="string" office:string-value="-" table:formula="msoxl:=IF(SUM(N20)=0,&quot;-&quot;,SUM(N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1)=0,&quot;-&quot;,SUM(M21))" table:style-name="ce19">
            <text:p>-</text:p>
          </table:table-cell>
          <table:table-cell office:value-type="string" office:string-value="-" table:formula="msoxl:=IF(SUM(N21)=0,&quot;-&quot;,SUM(N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2)=0,&quot;-&quot;,SUM(M22))" table:style-name="ce19">
            <text:p>-</text:p>
          </table:table-cell>
          <table:table-cell office:value-type="string" office:string-value="-" table:formula="msoxl:=IF(SUM(N22)=0,&quot;-&quot;,SUM(N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7.076300000000003" table:style-name="ce54">
            <text:p>47<text:s/></text:p>
          </table:table-cell>
          <table:table-cell office:value-type="float" office:value="5879.6945299999998" table:style-name="ce54">
            <text:p>5,88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3)=0,&quot;-&quot;,SUM(M23))" table:style-name="ce19">
            <text:p>-</text:p>
          </table:table-cell>
          <table:table-cell office:value-type="string" office:string-value="-" table:formula="msoxl:=IF(SUM(N23)=0,&quot;-&quot;,SUM(N2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7700000000000002" table:style-name="ce54">
            <text:p>0<text:s/></text:p>
          </table:table-cell>
          <table:table-cell office:value-type="float" office:value="33.200000000000003" table:style-name="ce54">
            <text:p>3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4)=0,&quot;-&quot;,SUM(M24))" table:style-name="ce19">
            <text:p>-</text:p>
          </table:table-cell>
          <table:table-cell office:value-type="string" office:string-value="-" table:formula="msoxl:=IF(SUM(N24)=0,&quot;-&quot;,SUM(N2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5)=0,&quot;-&quot;,SUM(M25))" table:style-name="ce19">
            <text:p>-</text:p>
          </table:table-cell>
          <table:table-cell office:value-type="string" office:string-value="-" table:formula="msoxl:=IF(SUM(N25)=0,&quot;-&quot;,SUM(N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6)=0,&quot;-&quot;,SUM(M26))" table:style-name="ce19">
            <text:p>-</text:p>
          </table:table-cell>
          <table:table-cell office:value-type="string" office:string-value="-" table:formula="msoxl:=IF(SUM(N26)=0,&quot;-&quot;,SUM(N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7)=0,&quot;-&quot;,SUM(M27))" table:style-name="ce19">
            <text:p>-</text:p>
          </table:table-cell>
          <table:table-cell office:value-type="string" office:string-value="-" table:formula="msoxl:=IF(SUM(N27)=0,&quot;-&quot;,SUM(N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8)=0,&quot;-&quot;,SUM(M28))" table:style-name="ce19">
            <text:p>-</text:p>
          </table:table-cell>
          <table:table-cell office:value-type="string" office:string-value="-" table:formula="msoxl:=IF(SUM(N28)=0,&quot;-&quot;,SUM(N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9)=0,&quot;-&quot;,SUM(M29))" table:style-name="ce19">
            <text:p>-</text:p>
          </table:table-cell>
          <table:table-cell office:value-type="string" office:string-value="-" table:formula="msoxl:=IF(SUM(N29)=0,&quot;-&quot;,SUM(N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0)=0,&quot;-&quot;,SUM(M30))" table:style-name="ce19">
            <text:p>-</text:p>
          </table:table-cell>
          <table:table-cell office:value-type="string" office:string-value="-" table:formula="msoxl:=IF(SUM(N30)=0,&quot;-&quot;,SUM(N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1)=0,&quot;-&quot;,SUM(M31))" table:style-name="ce19">
            <text:p>-</text:p>
          </table:table-cell>
          <table:table-cell office:value-type="string" office:string-value="-" table:formula="msoxl:=IF(SUM(N31)=0,&quot;-&quot;,SUM(N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20899" table:style-name="ce54">
            <text:p>3<text:s/></text:p>
          </table:table-cell>
          <table:table-cell office:value-type="float" office:value="164114.80828" table:style-name="ce54">
            <text:p>164,115<text:s/></text:p>
          </table:table-cell>
          <table:table-cell office:value-type="string" office:string-value="-" table:formula="msoxl:=IF(SUM(M32)=0,&quot;-&quot;,SUM(M32))" table:style-name="ce19">
            <text:p>-</text:p>
          </table:table-cell>
          <table:table-cell office:value-type="string" office:string-value="-" table:formula="msoxl:=IF(SUM(N32)=0,&quot;-&quot;,SUM(N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3)=0,&quot;-&quot;,SUM(M33))" table:style-name="ce19">
            <text:p>-</text:p>
          </table:table-cell>
          <table:table-cell office:value-type="string" office:string-value="-" table:formula="msoxl:=IF(SUM(N33)=0,&quot;-&quot;,SUM(N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4)=0,&quot;-&quot;,SUM(M34))" table:style-name="ce19">
            <text:p>-</text:p>
          </table:table-cell>
          <table:table-cell office:value-type="string" office:string-value="-" table:formula="msoxl:=IF(SUM(N34)=0,&quot;-&quot;,SUM(N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5)=0,&quot;-&quot;,SUM(M35))" table:style-name="ce19">
            <text:p>-</text:p>
          </table:table-cell>
          <table:table-cell office:value-type="string" office:string-value="-" table:formula="msoxl:=IF(SUM(N35)=0,&quot;-&quot;,SUM(N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54">
            <text:p>-</text:p>
          </table:table-cell>
          <table:table-cell office:value-type="string" office:string-value="-" table:formula="msoxl:=  IF(SUM(D37:D49)=0,&quot;-&quot;,SUM(D37:D49))" table:style-name="ce54">
            <text:p>-</text:p>
          </table:table-cell>
          <table:table-cell office:value-type="float" office:value="643.51109999999994" table:formula="msoxl:=  IF(SUM(E37:E49)=0,&quot;-&quot;,SUM(E37:E49))" table:style-name="ce54">
            <text:p>644<text:s/></text:p>
          </table:table-cell>
          <table:table-cell office:value-type="float" office:value="74598.159580000007" table:formula="msoxl:=  IF(SUM(F37:F49)=0,&quot;-&quot;,SUM(F37:F49))" table:style-name="ce54">
            <text:p>74,598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string" office:string-value="-" table:formula="msoxl:=  IF(SUM(I37:I49)=0,&quot;-&quot;,SUM(I37:I49))" table:style-name="ce54">
            <text:p>-</text:p>
          </table:table-cell>
          <table:table-cell office:value-type="string" office:string-value="-" table:formula="msoxl:=  IF(SUM(J37:J49)=0,&quot;-&quot;,SUM(J37:J49))" table:style-name="ce54">
            <text:p>-</text:p>
          </table:table-cell>
          <table:table-cell office:value-type="string" office:string-value="-" table:formula="msoxl:=IF(SUM(M36)=0,&quot;-&quot;,SUM(M36))" table:style-name="ce19">
            <text:p>-</text:p>
          </table:table-cell>
          <table:table-cell office:value-type="string" office:string-value="-" table:formula="msoxl:=IF(SUM(N36)=0,&quot;-&quot;,SUM(N36))" table:style-name="ce19">
            <text:p>-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7)=0,&quot;-&quot;,SUM(M37))" table:style-name="ce19">
            <text:p>-</text:p>
          </table:table-cell>
          <table:table-cell office:value-type="string" office:string-value="-" table:formula="msoxl:=IF(SUM(N37)=0,&quot;-&quot;,SUM(N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8)=0,&quot;-&quot;,SUM(M38))" table:style-name="ce19">
            <text:p>-</text:p>
          </table:table-cell>
          <table:table-cell office:value-type="string" office:string-value="-" table:formula="msoxl:=IF(SUM(N38)=0,&quot;-&quot;,SUM(N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9)=0,&quot;-&quot;,SUM(M39))" table:style-name="ce19">
            <text:p>-</text:p>
          </table:table-cell>
          <table:table-cell office:value-type="string" office:string-value="-" table:formula="msoxl:=IF(SUM(N39)=0,&quot;-&quot;,SUM(N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627" table:style-name="ce54">
            <text:p>2<text:s/></text:p>
          </table:table-cell>
          <table:table-cell office:value-type="float" office:value="271.38" table:style-name="ce54">
            <text:p>27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0)=0,&quot;-&quot;,SUM(M40))" table:style-name="ce19">
            <text:p>-</text:p>
          </table:table-cell>
          <table:table-cell office:value-type="string" office:string-value="-" table:formula="msoxl:=IF(SUM(N40)=0,&quot;-&quot;,SUM(N4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1)=0,&quot;-&quot;,SUM(M41))" table:style-name="ce19">
            <text:p>-</text:p>
          </table:table-cell>
          <table:table-cell office:value-type="string" office:string-value="-" table:formula="msoxl:=IF(SUM(N41)=0,&quot;-&quot;,SUM(N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2)=0,&quot;-&quot;,SUM(M42))" table:style-name="ce19">
            <text:p>-</text:p>
          </table:table-cell>
          <table:table-cell office:value-type="string" office:string-value="-" table:formula="msoxl:=IF(SUM(N42)=0,&quot;-&quot;,SUM(N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3)=0,&quot;-&quot;,SUM(M43))" table:style-name="ce19">
            <text:p>-</text:p>
          </table:table-cell>
          <table:table-cell office:value-type="string" office:string-value="-" table:formula="msoxl:=IF(SUM(N43)=0,&quot;-&quot;,SUM(N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4)=0,&quot;-&quot;,SUM(M44))" table:style-name="ce19">
            <text:p>-</text:p>
          </table:table-cell>
          <table:table-cell office:value-type="string" office:string-value="-" table:formula="msoxl:=IF(SUM(N44)=0,&quot;-&quot;,SUM(N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5)=0,&quot;-&quot;,SUM(M45))" table:style-name="ce19">
            <text:p>-</text:p>
          </table:table-cell>
          <table:table-cell office:value-type="string" office:string-value="-" table:formula="msoxl:=IF(SUM(N45)=0,&quot;-&quot;,SUM(N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6)=0,&quot;-&quot;,SUM(M46))" table:style-name="ce19">
            <text:p>-</text:p>
          </table:table-cell>
          <table:table-cell office:value-type="string" office:string-value="-" table:formula="msoxl:=IF(SUM(N46)=0,&quot;-&quot;,SUM(N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7)=0,&quot;-&quot;,SUM(M47))" table:style-name="ce19">
            <text:p>-</text:p>
          </table:table-cell>
          <table:table-cell office:value-type="string" office:string-value="-" table:formula="msoxl:=IF(SUM(N47)=0,&quot;-&quot;,SUM(N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8)=0,&quot;-&quot;,SUM(M48))" table:style-name="ce19">
            <text:p>-</text:p>
          </table:table-cell>
          <table:table-cell office:value-type="string" office:string-value="-" table:formula="msoxl:=IF(SUM(N48)=0,&quot;-&quot;,SUM(N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41.88409999999999" table:style-name="ce54">
            <text:p>642<text:s/></text:p>
          </table:table-cell>
          <table:table-cell office:value-type="float" office:value="74326.779580000002" table:style-name="ce54">
            <text:p>74,3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9)=0,&quot;-&quot;,SUM(M49))" table:style-name="ce19">
            <text:p>-</text:p>
          </table:table-cell>
          <table:table-cell office:value-type="string" office:string-value="-" table:formula="msoxl:=IF(SUM(N49)=0,&quot;-&quot;,SUM(N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float" office:value="60.39" table:formula="msoxl:=  IF(SUM(E51:E53)=0,&quot;-&quot;,SUM(E51:E53))" table:style-name="ce54">
            <text:p>60<text:s/></text:p>
          </table:table-cell>
          <table:table-cell office:value-type="float" office:value="31956.84" table:formula="msoxl:=  IF(SUM(F51:F53)=0,&quot;-&quot;,SUM(F51:F53))" table:style-name="ce54">
            <text:p>31,957<text:s/>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IF(SUM(M50)=0,&quot;-&quot;,SUM(M50))" table:style-name="ce19">
            <text:p>-</text:p>
          </table:table-cell>
          <table:table-cell office:value-type="string" office:string-value="-" table:formula="msoxl:=IF(SUM(N50)=0,&quot;-&quot;,SUM(N50))" table:style-name="ce19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0.39" table:style-name="ce54">
            <text:p>60<text:s/></text:p>
          </table:table-cell>
          <table:table-cell office:value-type="float" office:value="31956.84" table:style-name="ce54">
            <text:p>31,9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1)=0,&quot;-&quot;,SUM(M51))" table:style-name="ce19">
            <text:p>-</text:p>
          </table:table-cell>
          <table:table-cell office:value-type="string" office:string-value="-" table:formula="msoxl:=IF(SUM(N51)=0,&quot;-&quot;,SUM(N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2)=0,&quot;-&quot;,SUM(M52))" table:style-name="ce19">
            <text:p>-</text:p>
          </table:table-cell>
          <table:table-cell office:value-type="string" office:string-value="-" table:formula="msoxl:=IF(SUM(N52)=0,&quot;-&quot;,SUM(N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3)=0,&quot;-&quot;,SUM(M53))" table:style-name="ce19">
            <text:p>-</text:p>
          </table:table-cell>
          <table:table-cell office:value-type="string" office:string-value="-" table:formula="msoxl:=IF(SUM(N53)=0,&quot;-&quot;,SUM(N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IF(SUM(M54)=0,&quot;-&quot;,SUM(M54))" table:style-name="ce19">
            <text:p>-</text:p>
          </table:table-cell>
          <table:table-cell office:value-type="string" office:string-value="-" table:formula="msoxl:=IF(SUM(N54)=0,&quot;-&quot;,SUM(N54))" table:style-name="ce19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5)=0,&quot;-&quot;,SUM(M55))" table:style-name="ce19">
            <text:p>-</text:p>
          </table:table-cell>
          <table:table-cell office:value-type="string" office:string-value="-" table:formula="msoxl:=IF(SUM(N55)=0,&quot;-&quot;,SUM(N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6)=0,&quot;-&quot;,SUM(M56))" table:style-name="ce19">
            <text:p>-</text:p>
          </table:table-cell>
          <table:table-cell office:value-type="string" office:string-value="-" table:formula="msoxl:=IF(SUM(N56)=0,&quot;-&quot;,SUM(N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7)=0,&quot;-&quot;,SUM(M57))" table:style-name="ce19">
            <text:p>-</text:p>
          </table:table-cell>
          <table:table-cell office:value-type="string" office:string-value="-" table:formula="msoxl:=IF(SUM(N57)=0,&quot;-&quot;,SUM(N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4656.204" table:formula="msoxl:=  IF(SUM(C59,C60,C61,C63)=0,IF(C62=0,&quot;-&quot;,C62),SUM(C59,C60,C61,C63))" table:style-name="ce54">
            <text:p>14,656<text:s/></text:p>
          </table:table-cell>
          <table:table-cell office:value-type="float" office:value="676252.50699999998" table:formula="msoxl:=  IF(SUM(D59:D63)=0,&quot;-&quot;,SUM(D59:D63))" table:style-name="ce54">
            <text:p>676,253<text:s/></text:p>
          </table:table-cell>
          <table:table-cell office:value-type="float" office:value="2" table:formula="msoxl:=  IF(SUM(E59,E60,E61,E63)=0,IF(E62=0,&quot;-&quot;,E62),SUM(E59,E60,E61,E63))" table:style-name="ce54">
            <text:p>2<text:s/></text:p>
          </table:table-cell>
          <table:table-cell office:value-type="float" office:value="500" table:formula="msoxl:=  IF(SUM(F59:F63)=0,&quot;-&quot;,SUM(F59:F63))" table:style-name="ce54">
            <text:p>500<text:s/></text:p>
          </table:table-cell>
          <table:table-cell office:value-type="float" office:value="3446.6239999999998" table:formula="msoxl:=  IF(SUM(G59,G60,G61,G63)=0,IF(G62=0,&quot;-&quot;,G62),SUM(G59,G60,G61,G63))" table:style-name="ce54">
            <text:p>3,447<text:s/></text:p>
          </table:table-cell>
          <table:table-cell office:value-type="float" office:value="647011.19445000007" table:formula="msoxl:=  IF(SUM(H59:H63)=0,&quot;-&quot;,SUM(H59:H63))" table:style-name="ce54">
            <text:p>647,011<text:s/>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float" office:value="4865.28" table:formula="msoxl:=IF(SUM(M58)=0,&quot;-&quot;,SUM(M58))" table:style-name="ce19">
            <text:p>4,865<text:s/></text:p>
          </table:table-cell>
          <table:table-cell office:value-type="float" office:value="45347.261599999998" table:formula="msoxl:=IF(SUM(N58)=0,&quot;-&quot;,SUM(N58))" table:style-name="ce19">
            <text:p>45,347<text:s/></text:p>
          </table:table-cell>
          <table:table-cell office:value-type="float" office:value="4865.28" table:formula="msoxl:=  IF(SUM(M59,M60,M61,M63)=0,IF(M62=0,&quot;-&quot;,M62),SUM(M59,M60,M61,M63))" table:style-name="ce54">
            <text:p>4,865<text:s/></text:p>
          </table:table-cell>
          <table:table-cell office:value-type="float" office:value="45347.261599999998" table:formula="msoxl:=  IF(SUM(N59:N63)=0,&quot;-&quot;,SUM(N59:N63))" table:style-name="ce54">
            <text:p>45,347<text:s/>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" table:style-name="ce54">
            <text:p>2<text:s/></text:p>
          </table:table-cell>
          <table:table-cell office:value-type="float" office:value="500" table:style-name="ce54">
            <text:p>5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865.28" table:formula="msoxl:=IF(SUM(M59)=0,&quot;-&quot;,SUM(M59))" table:style-name="ce19">
            <text:p>4,865<text:s/></text:p>
          </table:table-cell>
          <table:table-cell office:value-type="float" office:value="45347.261599999998" table:formula="msoxl:=IF(SUM(N59)=0,&quot;-&quot;,SUM(N59))" table:style-name="ce19">
            <text:p>45,347<text:s/></text:p>
          </table:table-cell>
          <table:table-cell office:value-type="float" office:value="4865.28" table:style-name="ce54">
            <text:p>4,865<text:s/></text:p>
          </table:table-cell>
          <table:table-cell office:value-type="float" office:value="45347.261599999998" table:style-name="ce54">
            <text:p>45,347<text:s/>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14655.124" table:style-name="ce54">
            <text:p>14,655<text:s/></text:p>
          </table:table-cell>
          <table:table-cell office:value-type="float" office:value="676155.84699999995" table:style-name="ce54">
            <text:p>676,1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441.3319999999999" table:style-name="ce54">
            <text:p>3,441<text:s/></text:p>
          </table:table-cell>
          <table:table-cell office:value-type="float" office:value="646161.03465000005" table:style-name="ce54">
            <text:p>646,16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60)=0,&quot;-&quot;,SUM(M60))" table:style-name="ce19">
            <text:p>-</text:p>
          </table:table-cell>
          <table:table-cell office:value-type="string" office:string-value="-" table:formula="msoxl:=IF(SUM(N60)=0,&quot;-&quot;,SUM(N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61)=0,&quot;-&quot;,SUM(M61))" table:style-name="ce19">
            <text:p>-</text:p>
          </table:table-cell>
          <table:table-cell office:value-type="string" office:string-value="-" table:formula="msoxl:=IF(SUM(N61)=0,&quot;-&quot;,SUM(N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62)=0,&quot;-&quot;,SUM(M62))" table:style-name="ce19">
            <text:p>-</text:p>
          </table:table-cell>
          <table:table-cell office:value-type="string" office:string-value="-" table:formula="msoxl:=IF(SUM(N62)=0,&quot;-&quot;,SUM(N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1.08" table:style-name="ce55">
            <text:p>1<text:s/></text:p>
          </table:table-cell>
          <table:table-cell office:value-type="float" office:value="96.66" table:style-name="ce55">
            <text:p>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2919999999999998" table:style-name="ce55">
            <text:p>5<text:s/></text:p>
          </table:table-cell>
          <table:table-cell office:value-type="float" office:value="850.15980000000002" table:style-name="ce55">
            <text:p>8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M63)=0,&quot;-&quot;,SUM(M63))" table:style-name="ce19">
            <text:p>-</text:p>
          </table:table-cell>
          <table:table-cell office:value-type="string" office:string-value="-" table:formula="msoxl:=IF(SUM(N63)=0,&quot;-&quot;,SUM(N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style-name="ce52"/>
          <table:table-cell table:style-name="ce53"/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1in" fo:margin-bottom="0in" fo:margin-left="0.5in" fo:margin-right="0.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3-08-30T03:04:33Z</meta:creation-date>
    <dc:date>2017-05-02T02:55:31Z</dc:date>
    <meta:print-date>2014-11-10T01:16:33Z</meta:print-date>
  </office:meta>
</office:document-meta>
</file>